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488cm"/>
    </style:style>
    <style:style style:name="co3" style:family="table-column">
      <style:table-column-properties fo:break-before="auto" style:column-width="16.829cm"/>
    </style:style>
    <style:style style:name="co4" style:family="table-column">
      <style:table-column-properties fo:break-before="auto" style:column-width="4.221cm"/>
    </style:style>
    <style:style style:name="co5" style:family="table-column">
      <style:table-column-properties fo:break-before="auto" style:column-width="7.87cm"/>
    </style:style>
    <style:style style:name="co6" style:family="table-column">
      <style:table-column-properties fo:break-before="auto" style:column-width="12.1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eeee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Arial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00">
      <style:text-properties fo:font-weight="bold" style:font-weight-asian="bold" style:font-weight-complex="bold"/>
    </style:style>
    <style:style style:name="ce1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Node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27" table:default-cell-style-name="ce3"/>
        <table:table-column table:style-name="co1" table:number-columns-repeated="959" table:default-cell-style-name="Default"/>
        <table:table-row table:style-name="ro1">
          <table:table-cell table:style-name="ce6" office:value-type="string" calcext:value-type="string">
            <text:p>CODI</text:p>
          </table:table-cell>
          <table:table-cell table:style-name="ce7" office:value-type="string" calcext:value-type="string">
            <text:p>clientcode</text:p>
          </table:table-cell>
          <table:table-cell table:style-name="ce7" office:value-type="string" calcext:value-type="string">
            <text:p>clientdns</text:p>
          </table:table-cell>
          <table:table-cell table:style-name="ce7" office:value-type="string" calcext:value-type="string">
            <text:p>clientname</text:p>
          </table:table-cell>
          <table:table-cell table:style-name="ce4" table:number-columns-repeated="986"/>
        </table:table-row>
        <table:table-row table:style-name="ro1">
          <table:table-cell table:formula="of:=&quot;&quot; &amp; CHAR(CODE([.B2])-49) &amp; MID([.B2];2;7)" office:value-type="string" office:string-value="00000001" calcext:value-type="string">
            <text:p>00000001</text:p>
          </table:table-cell>
          <table:table-cell table:style-name="ce8" office:value-type="string" calcext:value-type="string">
            <text:p>a0000001</text:p>
          </table:table-cell>
          <table:table-cell table:style-name="ce8" office:value-type="string" calcext:value-type="string">
            <text:p>transferinn</text:p>
          </table:table-cell>
          <table:table-cell table:style-name="ce8" office:value-type="string" calcext:value-type="string">
            <text:p>Projecte TransferINN</text:p>
          </table:table-cell>
          <table:table-cell table:number-columns-repeated="986"/>
        </table:table-row>
        <table:table-row table:style-name="ro1">
          <table:table-cell table:formula="of:=&quot;&quot; &amp; CHAR(CODE([.B3])-49) &amp; MID([.B3];2;7)" office:value-type="string" office:string-value="00000002" calcext:value-type="string">
            <text:p>00000002</text:p>
          </table:table-cell>
          <table:table-cell table:style-name="ce8" office:value-type="string" calcext:value-type="string">
            <text:p>a0000002</text:p>
          </table:table-cell>
          <table:table-cell table:style-name="ce8" office:value-type="string" calcext:value-type="string">
            <text:p>pyirenefp</text:p>
          </table:table-cell>
          <table:table-cell table:style-name="ce8" office:value-type="string" calcext:value-type="string">
            <text:p>Projecte PyireneFP</text:p>
          </table:table-cell>
          <table:table-cell table:number-columns-repeated="986"/>
        </table:table-row>
        <table:table-row table:style-name="ro1">
          <table:table-cell table:formula="of:=&quot;&quot; &amp; CHAR(CODE([.B4])-49) &amp; MID([.B4];2;7)" office:value-type="string" office:string-value="00000003" calcext:value-type="string">
            <text:p>00000003</text:p>
          </table:table-cell>
          <table:table-cell table:style-name="ce8" office:value-type="string" calcext:value-type="string">
            <text:p>a0000003</text:p>
          </table:table-cell>
          <table:table-cell table:style-name="ce8" office:value-type="string" calcext:value-type="string">
            <text:p>programacioirobotica</text:p>
          </table:table-cell>
          <table:table-cell table:style-name="ce8" office:value-type="string" calcext:value-type="string">
            <text:p>Programació i robòtica</text:p>
          </table:table-cell>
          <table:table-cell table:number-columns-repeated="986"/>
        </table:table-row>
        <table:table-row table:style-name="ro1">
          <table:table-cell table:formula="of:=&quot;&quot; &amp; CHAR(CODE([.B5])-49) &amp; MID([.B5];2;7)" office:value-type="string" office:string-value="00000004" calcext:value-type="string">
            <text:p>00000004</text:p>
          </table:table-cell>
          <table:table-cell table:style-name="ce8" office:value-type="string" calcext:value-type="string">
            <text:p>a0000004</text:p>
          </table:table-cell>
          <table:table-cell table:style-name="ce8" office:value-type="string" calcext:value-type="string">
            <text:p>appeducation</text:p>
          </table:table-cell>
          <table:table-cell table:style-name="ce8" office:value-type="string" calcext:value-type="string">
            <text:p>App Education</text:p>
          </table:table-cell>
          <table:table-cell table:number-columns-repeated="986"/>
        </table:table-row>
        <table:table-row table:style-name="ro1">
          <table:table-cell table:formula="of:=&quot;&quot; &amp; CHAR(CODE([.B6])-49) &amp; MID([.B6];2;7)" office:value-type="string" office:string-value="00000006" calcext:value-type="string">
            <text:p>00000006</text:p>
          </table:table-cell>
          <table:table-cell table:style-name="ce8" office:value-type="string" calcext:value-type="string">
            <text:p>a0000006</text:p>
          </table:table-cell>
          <table:table-cell table:style-name="ce8" office:value-type="string" calcext:value-type="string">
            <text:p>eduhack</text:p>
          </table:table-cell>
          <table:table-cell table:style-name="ce8" office:value-type="string" calcext:value-type="string">
            <text:p>Edu Hack</text:p>
          </table:table-cell>
          <table:table-cell table:number-columns-repeated="986"/>
        </table:table-row>
        <table:table-row table:style-name="ro1">
          <table:table-cell table:formula="of:=&quot;&quot; &amp; CHAR(CODE([.B7])-49) &amp; MID([.B7];2;7)" office:value-type="string" office:string-value="00000007" calcext:value-type="string">
            <text:p>00000007</text:p>
          </table:table-cell>
          <table:table-cell table:style-name="ce8" office:value-type="string" calcext:value-type="string">
            <text:p>a0000007</text:p>
          </table:table-cell>
          <table:table-cell table:style-name="ce8" office:value-type="string" calcext:value-type="string">
            <text:p>occita</text:p>
          </table:table-cell>
          <table:table-cell table:style-name="ce8" office:value-type="string" calcext:value-type="string">
            <text:p>Occità</text:p>
          </table:table-cell>
          <table:table-cell table:number-columns-repeated="986"/>
        </table:table-row>
        <table:table-row table:style-name="ro1">
          <table:table-cell table:formula="of:=&quot;&quot; &amp; CHAR(CODE([.B8])-49) &amp; MID([.B8];2;7)" office:value-type="string" office:string-value="00000008" calcext:value-type="string">
            <text:p>00000008</text:p>
          </table:table-cell>
          <table:table-cell table:style-name="ce8" office:value-type="string" calcext:value-type="string">
            <text:p>a0000008</text:p>
          </table:table-cell>
          <table:table-cell table:style-name="ce8" office:value-type="string" calcext:value-type="string">
            <text:p>intercomprensio</text:p>
          </table:table-cell>
          <table:table-cell table:style-name="ce8" office:value-type="string" calcext:value-type="string">
            <text:p>Intercomprensió Catalunya</text:p>
          </table:table-cell>
          <table:table-cell table:number-columns-repeated="986"/>
        </table:table-row>
        <table:table-row table:style-name="ro1">
          <table:table-cell table:formula="of:=&quot;&quot; &amp; CHAR(CODE([.B9])-49) &amp; MID([.B9];2;7)" office:value-type="string" office:string-value="00000009" calcext:value-type="string">
            <text:p>00000009</text:p>
          </table:table-cell>
          <table:table-cell table:style-name="ce8" office:value-type="string" calcext:value-type="string">
            <text:p>a0000009</text:p>
          </table:table-cell>
          <table:table-cell table:style-name="ce8" office:value-type="string" calcext:value-type="string">
            <text:p>xarxacb</text:p>
          </table:table-cell>
          <table:table-cell table:style-name="ce8" office:value-type="string" calcext:value-type="string">
            <text:p>Xarxa de Competències Bàsiques</text:p>
          </table:table-cell>
          <table:table-cell table:number-columns-repeated="986"/>
        </table:table-row>
        <table:table-row table:style-name="ro1">
          <table:table-cell table:formula="of:=&quot;&quot; &amp; CHAR(CODE([.B10])-49) &amp; MID([.B10];2;7)" office:value-type="string" office:string-value="00000010" calcext:value-type="string">
            <text:p>00000010</text:p>
          </table:table-cell>
          <table:table-cell table:style-name="ce8" office:value-type="string" calcext:value-type="string">
            <text:p>a0000010</text:p>
          </table:table-cell>
          <table:table-cell table:style-name="ce8" office:value-type="string" calcext:value-type="string">
            <text:p>zenit</text:p>
          </table:table-cell>
          <table:table-cell table:style-name="ce8" office:value-type="string" calcext:value-type="string">
            <text:p>La Terra des del Zenit</text:p>
          </table:table-cell>
          <table:table-cell table:number-columns-repeated="986"/>
        </table:table-row>
        <table:table-row table:style-name="ro1">
          <table:table-cell table:formula="of:=&quot;&quot; &amp; CHAR(CODE([.B11])-49) &amp; MID([.B11];2;7)" office:value-type="string" office:string-value="00000012" calcext:value-type="string">
            <text:p>00000012</text:p>
          </table:table-cell>
          <table:table-cell table:style-name="ce8" office:value-type="string" calcext:value-type="string">
            <text:p>a0000012</text:p>
          </table:table-cell>
          <table:table-cell table:style-name="ce8" office:value-type="string" calcext:value-type="string">
            <text:p>transformaciodigital</text:p>
          </table:table-cell>
          <table:table-cell table:style-name="ce8" office:value-type="string" calcext:value-type="string">
            <text:p>Transformació digital</text:p>
          </table:table-cell>
          <table:table-cell table:number-columns-repeated="986"/>
        </table:table-row>
        <table:table-row table:style-name="ro1">
          <table:table-cell table:formula="of:=&quot;&quot; &amp; CHAR(CODE([.B12])-49) &amp; MID([.B12];2;7)" office:value-type="string" office:string-value="00000013" calcext:value-type="string">
            <text:p>00000013</text:p>
          </table:table-cell>
          <table:table-cell table:style-name="ce8" office:value-type="string" calcext:value-type="string">
            <text:p>a0000013</text:p>
          </table:table-cell>
          <table:table-cell table:style-name="ce8" office:value-type="string" calcext:value-type="string">
            <text:p>prova2</text:p>
          </table:table-cell>
          <table:table-cell table:style-name="ce8" office:value-type="string" calcext:value-type="string">
            <text:p>Prova 2</text:p>
          </table:table-cell>
          <table:table-cell table:number-columns-repeated="986"/>
        </table:table-row>
        <table:table-row table:style-name="ro1">
          <table:table-cell table:formula="of:=&quot;&quot; &amp; CHAR(CODE([.B13])-49) &amp; MID([.B13];2;7)" office:value-type="string" office:string-value="00000015" calcext:value-type="string">
            <text:p>00000015</text:p>
          </table:table-cell>
          <table:table-cell table:style-name="ce8" office:value-type="string" calcext:value-type="string">
            <text:p>a0000015</text:p>
          </table:table-cell>
          <table:table-cell table:style-name="ce8" office:value-type="string" calcext:value-type="string">
            <text:p>centresformadors</text:p>
          </table:table-cell>
          <table:table-cell table:style-name="ce8" office:value-type="string" calcext:value-type="string">
            <text:p>Centres Formadors</text:p>
          </table:table-cell>
          <table:table-cell table:number-columns-repeated="986"/>
        </table:table-row>
        <table:table-row table:style-name="ro1">
          <table:table-cell table:formula="of:=&quot;&quot; &amp; CHAR(CODE([.B14])-49) &amp; MID([.B14];2;7)" office:value-type="string" office:string-value="00000016" calcext:value-type="string">
            <text:p>00000016</text:p>
          </table:table-cell>
          <table:table-cell table:style-name="ce8" office:value-type="string" calcext:value-type="string">
            <text:p>a0000016</text:p>
          </table:table-cell>
          <table:table-cell table:style-name="ce8" office:value-type="string" calcext:value-type="string">
            <text:p>xtcd</text:p>
          </table:table-cell>
          <table:table-cell table:style-name="ce8" office:value-type="string" calcext:value-type="string">
            <text:p>Xarxa Territorial de Cultura Digital</text:p>
          </table:table-cell>
          <table:table-cell table:number-columns-repeated="986"/>
        </table:table-row>
        <table:table-row table:style-name="ro1">
          <table:table-cell table:formula="of:=&quot;&quot; &amp; CHAR(CODE([.B15])-49) &amp; MID([.B15];2;7)" office:value-type="string" office:string-value="00000018" calcext:value-type="string">
            <text:p>00000018</text:p>
          </table:table-cell>
          <table:table-cell table:style-name="ce8" office:value-type="string" calcext:value-type="string">
            <text:p>a0000018</text:p>
          </table:table-cell>
          <table:table-cell table:style-name="ce8" office:value-type="string" calcext:value-type="string">
            <text:p>transformacioenxarxa</text:p>
          </table:table-cell>
          <table:table-cell table:style-name="ce8" office:value-type="string" calcext:value-type="string">
            <text:p>Xarxes Educatives</text:p>
          </table:table-cell>
          <table:table-cell table:number-columns-repeated="986"/>
        </table:table-row>
        <table:table-row table:style-name="ro1">
          <table:table-cell table:formula="of:=&quot;&quot; &amp; CHAR(CODE([.B16])-49) &amp; MID([.B16];2;7)" office:value-type="string" office:string-value="00000019" calcext:value-type="string">
            <text:p>00000019</text:p>
          </table:table-cell>
          <table:table-cell table:style-name="ce8" office:value-type="string" calcext:value-type="string">
            <text:p>a0000019</text:p>
          </table:table-cell>
          <table:table-cell table:style-name="ce8" office:value-type="string" calcext:value-type="string">
            <text:p>comunitatsaprenentatge</text:p>
          </table:table-cell>
          <table:table-cell table:style-name="ce8" office:value-type="string" calcext:value-type="string">
            <text:p>Comunitats d'aprenentatge</text:p>
          </table:table-cell>
          <table:table-cell table:number-columns-repeated="986"/>
        </table:table-row>
        <table:table-row table:style-name="ro1">
          <table:table-cell table:formula="of:=&quot;&quot; &amp; CHAR(CODE([.B17])-49) &amp; MID([.B17];2;7)" office:value-type="string" office:string-value="00000024" calcext:value-type="string">
            <text:p>00000024</text:p>
          </table:table-cell>
          <table:table-cell table:style-name="ce8" office:value-type="string" calcext:value-type="string">
            <text:p>a0000024</text:p>
          </table:table-cell>
          <table:table-cell table:style-name="ce8" office:value-type="string" calcext:value-type="string">
            <text:p>demoescola</text:p>
          </table:table-cell>
          <table:table-cell table:style-name="ce8" office:value-type="string" calcext:value-type="string">
            <text:p>Escola demo</text:p>
          </table:table-cell>
          <table:table-cell table:number-columns-repeated="986"/>
        </table:table-row>
        <table:table-row table:style-name="ro1">
          <table:table-cell table:formula="of:=&quot;&quot; &amp; CHAR(CODE([.B18])-49) &amp; MID([.B18];2;7)" office:value-type="string" office:string-value="00000032" calcext:value-type="string">
            <text:p>00000032</text:p>
          </table:table-cell>
          <table:table-cell table:style-name="ce8" office:value-type="string" calcext:value-type="string">
            <text:p>a0000032</text:p>
          </table:table-cell>
          <table:table-cell table:style-name="ce8" office:value-type="string" calcext:value-type="string">
            <text:p>demoinstitut</text:p>
          </table:table-cell>
          <table:table-cell table:style-name="ce8" office:value-type="string" calcext:value-type="string">
            <text:p>Institut de demostració</text:p>
          </table:table-cell>
          <table:table-cell table:number-columns-repeated="986"/>
        </table:table-row>
        <table:table-row table:style-name="ro1">
          <table:table-cell table:formula="of:=&quot;&quot; &amp; CHAR(CODE([.B19])-49) &amp; MID([.B19];2;7)" office:value-type="string" office:string-value="00000036" calcext:value-type="string">
            <text:p>00000036</text:p>
          </table:table-cell>
          <table:table-cell table:style-name="ce8" office:value-type="string" calcext:value-type="string">
            <text:p>a0000036</text:p>
          </table:table-cell>
          <table:table-cell table:style-name="ce8" office:value-type="string" calcext:value-type="string">
            <text:p>fpdual</text:p>
          </table:table-cell>
          <table:table-cell table:style-name="ce8" office:value-type="string" calcext:value-type="string">
            <text:p>Direcció General FP Dual</text:p>
          </table:table-cell>
          <table:table-cell table:number-columns-repeated="986"/>
        </table:table-row>
        <table:table-row table:style-name="ro1">
          <table:table-cell table:formula="of:=&quot;&quot; &amp; CHAR(CODE([.B20])-49) &amp; MID([.B20];2;7)" office:value-type="string" office:string-value="00000038" calcext:value-type="string">
            <text:p>00000038</text:p>
          </table:table-cell>
          <table:table-cell table:style-name="ce8" office:value-type="string" calcext:value-type="string">
            <text:p>a0000038</text:p>
          </table:table-cell>
          <table:table-cell table:style-name="ce8" office:value-type="string" calcext:value-type="string">
            <text:p>catskills</text:p>
          </table:table-cell>
          <table:table-cell table:style-name="ce8" office:value-type="string" calcext:value-type="string">
            <text:p>Catskills</text:p>
          </table:table-cell>
          <table:table-cell table:number-columns-repeated="986"/>
        </table:table-row>
        <table:table-row table:style-name="ro1">
          <table:table-cell table:formula="of:=&quot;&quot; &amp; CHAR(CODE([.B21])-49) &amp; MID([.B21];2;7)" office:value-type="string" office:string-value="00000039" calcext:value-type="string">
            <text:p>00000039</text:p>
          </table:table-cell>
          <table:table-cell table:style-name="ce8" office:value-type="string" calcext:value-type="string">
            <text:p>a0000039</text:p>
          </table:table-cell>
          <table:table-cell table:style-name="ce8" office:value-type="string" calcext:value-type="string">
            <text:p>educacioinclusiva</text:p>
          </table:table-cell>
          <table:table-cell table:style-name="ce8" office:value-type="string" calcext:value-type="string">
            <text:p>Educació inclusiva</text:p>
          </table:table-cell>
          <table:table-cell table:number-columns-repeated="986"/>
        </table:table-row>
        <table:table-row table:style-name="ro1">
          <table:table-cell table:formula="of:=&quot;&quot; &amp; CHAR(CODE([.B22])-49) &amp; MID([.B22];2;7)" office:value-type="string" office:string-value="00000040" calcext:value-type="string">
            <text:p>00000040</text:p>
          </table:table-cell>
          <table:table-cell table:style-name="ce8" office:value-type="string" calcext:value-type="string">
            <text:p>a0000040</text:p>
          </table:table-cell>
          <table:table-cell table:style-name="ce8" office:value-type="string" calcext:value-type="string">
            <text:p>avancem</text:p>
          </table:table-cell>
          <table:table-cell table:style-name="ce8" office:value-type="string" calcext:value-type="string">
            <text:p>Avancem</text:p>
          </table:table-cell>
          <table:table-cell table:number-columns-repeated="986"/>
        </table:table-row>
        <table:table-row table:style-name="ro1">
          <table:table-cell table:formula="of:=&quot;&quot; &amp; CHAR(CODE([.B23])-49) &amp; MID([.B23];2;7)" office:value-type="string" office:string-value="00000041" calcext:value-type="string">
            <text:p>00000041</text:p>
          </table:table-cell>
          <table:table-cell table:style-name="ce8" office:value-type="string" calcext:value-type="string">
            <text:p>a0000041</text:p>
          </table:table-cell>
          <table:table-cell table:style-name="ce8" office:value-type="string" calcext:value-type="string">
            <text:p>demoprojecte</text:p>
          </table:table-cell>
          <table:table-cell table:style-name="ce8" office:value-type="string" calcext:value-type="string">
            <text:p>Projecte demo</text:p>
          </table:table-cell>
          <table:table-cell table:number-columns-repeated="986"/>
        </table:table-row>
        <table:table-row table:style-name="ro1">
          <table:table-cell table:formula="of:=&quot;&quot; &amp; CHAR(CODE([.B24])-49) &amp; MID([.B24];2;7)" office:value-type="string" office:string-value="00000042" calcext:value-type="string">
            <text:p>00000042</text:p>
          </table:table-cell>
          <table:table-cell table:style-name="ce8" office:value-type="string" calcext:value-type="string">
            <text:p>a0000042</text:p>
          </table:table-cell>
          <table:table-cell table:style-name="ce8" office:value-type="string" calcext:value-type="string">
            <text:p>impulsfp</text:p>
          </table:table-cell>
          <table:table-cell table:style-name="ce8" office:value-type="string" calcext:value-type="string">
            <text:p>ImpulsFP</text:p>
          </table:table-cell>
          <table:table-cell table:number-columns-repeated="986"/>
        </table:table-row>
        <table:table-row table:style-name="ro1">
          <table:table-cell table:formula="of:=&quot;&quot; &amp; CHAR(CODE([.B25])-49) &amp; MID([.B25];2;7)" office:value-type="string" office:string-value="00000043" calcext:value-type="string">
            <text:p>00000043</text:p>
          </table:table-cell>
          <table:table-cell table:style-name="ce8" office:value-type="string" calcext:value-type="string">
            <text:p>a0000043</text:p>
          </table:table-cell>
          <table:table-cell table:style-name="ce8" office:value-type="string" calcext:value-type="string">
            <text:p>encara-hi-som-a-temps</text:p>
          </table:table-cell>
          <table:table-cell table:style-name="ce8" office:value-type="string" calcext:value-type="string">
            <text:p>Encara hi som a temps</text:p>
          </table:table-cell>
          <table:table-cell table:number-columns-repeated="986"/>
        </table:table-row>
        <table:table-row table:style-name="ro1">
          <table:table-cell table:formula="of:=&quot;&quot; &amp; CHAR(CODE([.B26])-49) &amp; MID([.B26];2;7)" office:value-type="string" office:string-value="00000044" calcext:value-type="string">
            <text:p>00000044</text:p>
          </table:table-cell>
          <table:table-cell table:style-name="ce8" office:value-type="string" calcext:value-type="string">
            <text:p>a0000044</text:p>
          </table:table-cell>
          <table:table-cell table:style-name="ce8" office:value-type="string" calcext:value-type="string">
            <text:p>claustreobert</text:p>
          </table:table-cell>
          <table:table-cell table:style-name="ce8" office:value-type="string" calcext:value-type="string">
            <text:p>Cultura digital</text:p>
          </table:table-cell>
          <table:table-cell table:number-columns-repeated="986"/>
        </table:table-row>
        <table:table-row table:style-name="ro1">
          <table:table-cell table:formula="of:=&quot;&quot; &amp; CHAR(CODE([.B27])-49) &amp; MID([.B27];2;7)" office:value-type="string" office:string-value="00000045" calcext:value-type="string">
            <text:p>00000045</text:p>
          </table:table-cell>
          <table:table-cell table:style-name="ce8" office:value-type="string" calcext:value-type="string">
            <text:p>a0000045</text:p>
          </table:table-cell>
          <table:table-cell table:style-name="ce8" office:value-type="string" calcext:value-type="string">
            <text:p>recerca</text:p>
          </table:table-cell>
          <table:table-cell table:style-name="ce8" office:value-type="string" calcext:value-type="string">
            <text:p>Recerca</text:p>
          </table:table-cell>
          <table:table-cell table:number-columns-repeated="986"/>
        </table:table-row>
        <table:table-row table:style-name="ro1">
          <table:table-cell table:formula="of:=&quot;&quot; &amp; CHAR(CODE([.B28])-49) &amp; MID([.B28];2;7)" office:value-type="string" office:string-value="00000046" calcext:value-type="string">
            <text:p>00000046</text:p>
          </table:table-cell>
          <table:table-cell table:style-name="ce8" office:value-type="string" calcext:value-type="string">
            <text:p>a0000046</text:p>
          </table:table-cell>
          <table:table-cell table:style-name="ce8" office:value-type="string" calcext:value-type="string">
            <text:p>tilc</text:p>
          </table:table-cell>
          <table:table-cell table:style-name="ce8" office:value-type="string" calcext:value-type="string">
            <text:p>Tractament Integrat de Llengua i Continguts</text:p>
          </table:table-cell>
          <table:table-cell table:number-columns-repeated="986"/>
        </table:table-row>
        <table:table-row table:style-name="ro1">
          <table:table-cell table:formula="of:=&quot;&quot; &amp; CHAR(CODE([.B29])-49) &amp; MID([.B29];2;7)" office:value-type="string" office:string-value="00000047" calcext:value-type="string">
            <text:p>00000047</text:p>
          </table:table-cell>
          <table:table-cell table:style-name="ce8" office:value-type="string" calcext:value-type="string">
            <text:p>a0000047</text:p>
          </table:table-cell>
          <table:table-cell table:style-name="ce8" office:value-type="string" calcext:value-type="string">
            <text:p>memoriaieducacio</text:p>
          </table:table-cell>
          <table:table-cell table:style-name="ce8" office:value-type="string" calcext:value-type="string">
            <text:p>Memòria històrica</text:p>
          </table:table-cell>
          <table:table-cell table:number-columns-repeated="986"/>
        </table:table-row>
        <table:table-row table:style-name="ro1">
          <table:table-cell table:formula="of:=&quot;&quot; &amp; CHAR(CODE([.B30])-49) &amp; MID([.B30];2;7)" office:value-type="string" office:string-value="00000048" calcext:value-type="string">
            <text:p>00000048</text:p>
          </table:table-cell>
          <table:table-cell table:style-name="ce8" office:value-type="string" calcext:value-type="string">
            <text:p>a0000048</text:p>
          </table:table-cell>
          <table:table-cell table:style-name="ce8" office:value-type="string" calcext:value-type="string">
            <text:p>barcelona-apren-ciencia</text:p>
          </table:table-cell>
          <table:table-cell table:style-name="ce8" office:value-type="string" calcext:value-type="string">
            <text:p>Barcelona aprèn ciència</text:p>
          </table:table-cell>
          <table:table-cell table:number-columns-repeated="986"/>
        </table:table-row>
        <table:table-row table:style-name="ro1">
          <table:table-cell table:formula="of:=&quot;&quot; &amp; CHAR(CODE([.B31])-49) &amp; MID([.B31];2;7)" office:value-type="string" office:string-value="00000049" calcext:value-type="string">
            <text:p>00000049</text:p>
          </table:table-cell>
          <table:table-cell table:style-name="ce8" office:value-type="string" calcext:value-type="string">
            <text:p>a0000049</text:p>
          </table:table-cell>
          <table:table-cell table:style-name="ce8" office:value-type="string" calcext:value-type="string">
            <text:p>acollidasuport</text:p>
          </table:table-cell>
          <table:table-cell table:style-name="ce8" office:value-type="string" calcext:value-type="string">
            <text:p>Alumnat nouvingut</text:p>
          </table:table-cell>
          <table:table-cell table:number-columns-repeated="986"/>
        </table:table-row>
        <table:table-row table:style-name="ro1">
          <table:table-cell table:formula="of:=&quot;&quot; &amp; CHAR(CODE([.B32])-49) &amp; MID([.B32];2;7)" office:value-type="string" office:string-value="00000050" calcext:value-type="string">
            <text:p>00000050</text:p>
          </table:table-cell>
          <table:table-cell table:style-name="ce8" office:value-type="string" calcext:value-type="string">
            <text:p>a0000050</text:p>
          </table:table-cell>
          <table:table-cell table:style-name="ce8" office:value-type="string" calcext:value-type="string">
            <text:p>acpcrp</text:p>
          </table:table-cell>
          <table:table-cell table:style-name="ce8" office:value-type="string" calcext:value-type="string">
            <text:p>Associació Catalana de Professionals de Centres de Recursos Pedagògics</text:p>
          </table:table-cell>
          <table:table-cell table:number-columns-repeated="986"/>
        </table:table-row>
        <table:table-row table:style-name="ro1">
          <table:table-cell table:formula="of:=&quot;&quot; &amp; CHAR(CODE([.B33])-49) &amp; MID([.B33];2;7)" office:value-type="string" office:string-value="00000051" calcext:value-type="string">
            <text:p>00000051</text:p>
          </table:table-cell>
          <table:table-cell table:style-name="ce8" office:value-type="string" calcext:value-type="string">
            <text:p>a0000051</text:p>
          </table:table-cell>
          <table:table-cell table:style-name="ce8" office:value-type="string" calcext:value-type="string">
            <text:p>stemalespai</text:p>
          </table:table-cell>
          <table:table-cell table:style-name="ce8" office:value-type="string" calcext:value-type="string">
            <text:p>STEM a l'Espai</text:p>
          </table:table-cell>
          <table:table-cell table:number-columns-repeated="986"/>
        </table:table-row>
        <table:table-row table:style-name="ro1">
          <table:table-cell table:formula="of:=&quot;&quot; &amp; CHAR(CODE([.B34])-49) &amp; MID([.B34];2;7)" office:value-type="string" office:string-value="00000052" calcext:value-type="string">
            <text:p>00000052</text:p>
          </table:table-cell>
          <table:table-cell table:style-name="ce8" office:value-type="string" calcext:value-type="string">
            <text:p>a0000052</text:p>
          </table:table-cell>
          <table:table-cell table:style-name="ce8" office:value-type="string" calcext:value-type="string">
            <text:p>agroecologia</text:p>
          </table:table-cell>
          <table:table-cell table:style-name="ce8" office:value-type="string" calcext:value-type="string">
            <text:p>Agroecologia i alimentació</text:p>
          </table:table-cell>
          <table:table-cell table:number-columns-repeated="986"/>
        </table:table-row>
        <table:table-row table:style-name="ro1">
          <table:table-cell table:formula="of:=&quot;&quot; &amp; CHAR(CODE([.B35])-49) &amp; MID([.B35];2;7)" office:value-type="string" office:string-value="00000053" calcext:value-type="string">
            <text:p>00000053</text:p>
          </table:table-cell>
          <table:table-cell table:style-name="ce8" office:value-type="string" calcext:value-type="string">
            <text:p>a0000053</text:p>
          </table:table-cell>
          <table:table-cell table:style-name="ce8" office:value-type="string" calcext:value-type="string">
            <text:p>convivenciapositiva</text:p>
          </table:table-cell>
          <table:table-cell table:style-name="ce8" office:value-type="string" calcext:value-type="string">
            <text:p>#aquiproubullying</text:p>
          </table:table-cell>
          <table:table-cell table:number-columns-repeated="986"/>
        </table:table-row>
        <table:table-row table:style-name="ro1">
          <table:table-cell table:formula="of:=&quot;&quot; &amp; CHAR(CODE([.B36])-49) &amp; MID([.B36];2;7)" office:value-type="string" office:string-value="00000054" calcext:value-type="string">
            <text:p>00000054</text:p>
          </table:table-cell>
          <table:table-cell table:style-name="ce8" office:value-type="string" calcext:value-type="string">
            <text:p>a0000054</text:p>
          </table:table-cell>
          <table:table-cell table:style-name="ce8" office:value-type="string" calcext:value-type="string">
            <text:p>firestecnologia</text:p>
          </table:table-cell>
          <table:table-cell table:style-name="ce8" office:value-type="string" calcext:value-type="string">
            <text:p>Mercats i fires de tecnologia</text:p>
          </table:table-cell>
          <table:table-cell table:number-columns-repeated="986"/>
        </table:table-row>
        <table:table-row table:style-name="ro1">
          <table:table-cell table:formula="of:=&quot;&quot; &amp; CHAR(CODE([.B37])-49) &amp; MID([.B37];2;7)" office:value-type="string" office:string-value="00000058" calcext:value-type="string">
            <text:p>00000058</text:p>
          </table:table-cell>
          <table:table-cell table:style-name="ce8" office:value-type="string" calcext:value-type="string">
            <text:p>a0000058</text:p>
          </table:table-cell>
          <table:table-cell table:style-name="ce8" office:value-type="string" calcext:value-type="string">
            <text:p>nodes</text:p>
          </table:table-cell>
          <table:table-cell table:style-name="ce8" office:value-type="string" calcext:value-type="string">
            <text:p>Espai de mostra</text:p>
          </table:table-cell>
          <table:table-cell table:number-columns-repeated="986"/>
        </table:table-row>
        <table:table-row table:style-name="ro1">
          <table:table-cell table:formula="of:=&quot;&quot; &amp; CHAR(CODE([.B38])-49) &amp; MID([.B38];2;7)" office:value-type="string" office:string-value="00000059" calcext:value-type="string">
            <text:p>00000059</text:p>
          </table:table-cell>
          <table:table-cell table:style-name="ce8" office:value-type="string" calcext:value-type="string">
            <text:p>a0000059</text:p>
          </table:table-cell>
          <table:table-cell table:style-name="ce8" office:value-type="string" calcext:value-type="string">
            <text:p>sose</text:p>
          </table:table-cell>
          <table:table-cell table:style-name="ce8" office:value-type="string" calcext:value-type="string">
            <text:p>Coordinació de Serveis educatius</text:p>
          </table:table-cell>
          <table:table-cell table:number-columns-repeated="986"/>
        </table:table-row>
        <table:table-row table:style-name="ro1">
          <table:table-cell table:formula="of:=&quot;&quot; &amp; CHAR(CODE([.B39])-49) &amp; MID([.B39];2;7)" office:value-type="string" office:string-value="00000060" calcext:value-type="string">
            <text:p>00000060</text:p>
          </table:table-cell>
          <table:table-cell table:style-name="ce8" office:value-type="string" calcext:value-type="string">
            <text:p>a0000060</text:p>
          </table:table-cell>
          <table:table-cell table:style-name="ce8" office:value-type="string" calcext:value-type="string">
            <text:p>bdrlectura</text:p>
          </table:table-cell>
          <table:table-cell table:style-name="ce8" office:value-type="string" calcext:value-type="string">
            <text:p>Banc de Recursos de Lectura</text:p>
          </table:table-cell>
          <table:table-cell table:number-columns-repeated="986"/>
        </table:table-row>
        <table:table-row table:style-name="ro1">
          <table:table-cell table:formula="of:=&quot;&quot; &amp; CHAR(CODE([.B40])-49) &amp; MID([.B40];2;7)" office:value-type="string" office:string-value="00000061" calcext:value-type="string">
            <text:p>00000061</text:p>
          </table:table-cell>
          <table:table-cell table:style-name="ce8" office:value-type="string" calcext:value-type="string">
            <text:p>a0000061</text:p>
          </table:table-cell>
          <table:table-cell table:style-name="ce8" office:value-type="string" calcext:value-type="string">
            <text:p>xarxadults</text:p>
          </table:table-cell>
          <table:table-cell table:style-name="ce8" office:value-type="string" calcext:value-type="string">
            <text:p>Xarxa de centres de Formació d'Adults</text:p>
          </table:table-cell>
          <table:table-cell table:number-columns-repeated="986"/>
        </table:table-row>
        <table:table-row table:style-name="ro1">
          <table:table-cell table:formula="of:=&quot;&quot; &amp; CHAR(CODE([.B41])-49) &amp; MID([.B41];2;7)" office:value-type="string" office:string-value="00000062" calcext:value-type="string">
            <text:p>00000062</text:p>
          </table:table-cell>
          <table:table-cell table:style-name="ce8" office:value-type="string" calcext:value-type="string">
            <text:p>a0000062</text:p>
          </table:table-cell>
          <table:table-cell table:style-name="ce8" office:value-type="string" calcext:value-type="string">
            <text:p>steamcat</text:p>
          </table:table-cell>
          <table:table-cell table:style-name="ce8" office:value-type="string" calcext:value-type="string">
            <text:p>STEAMcat</text:p>
          </table:table-cell>
          <table:table-cell table:number-columns-repeated="986"/>
        </table:table-row>
        <table:table-row table:style-name="ro1">
          <table:table-cell table:formula="of:=&quot;&quot; &amp; CHAR(CODE([.B42])-49) &amp; MID([.B42];2;7)" office:value-type="string" office:string-value="00000063" calcext:value-type="string">
            <text:p>00000063</text:p>
          </table:table-cell>
          <table:table-cell table:style-name="ce8" office:value-type="string" calcext:value-type="string">
            <text:p>a0000063</text:p>
          </table:table-cell>
          <table:table-cell table:style-name="ce8" office:value-type="string" calcext:value-type="string">
            <text:p>internacional</text:p>
          </table:table-cell>
          <table:table-cell table:style-name="ce8" office:value-type="string" calcext:value-type="string">
            <text:p>Internacional</text:p>
          </table:table-cell>
          <table:table-cell table:number-columns-repeated="986"/>
        </table:table-row>
        <table:table-row table:style-name="ro1">
          <table:table-cell table:formula="of:=&quot;&quot; &amp; CHAR(CODE([.B43])-49) &amp; MID([.B43];2;7)" office:value-type="string" office:string-value="00000064" calcext:value-type="string">
            <text:p>00000064</text:p>
          </table:table-cell>
          <table:table-cell table:style-name="ce8" office:value-type="string" calcext:value-type="string">
            <text:p>a0000064</text:p>
          </table:table-cell>
          <table:table-cell table:style-name="ce8" office:value-type="string" calcext:value-type="string">
            <text:p>pfi</text:p>
          </table:table-cell>
          <table:table-cell table:style-name="ce8" office:value-type="string" calcext:value-type="string">
            <text:p>Programes de Formació i Inserció</text:p>
          </table:table-cell>
          <table:table-cell table:number-columns-repeated="986"/>
        </table:table-row>
        <table:table-row table:style-name="ro1">
          <table:table-cell table:formula="of:=&quot;&quot; &amp; CHAR(CODE([.B44])-49) &amp; MID([.B44];2;7)" office:value-type="string" office:string-value="00000065" calcext:value-type="string">
            <text:p>00000065</text:p>
          </table:table-cell>
          <table:table-cell table:style-name="ce8" office:value-type="string" calcext:value-type="string">
            <text:p>a0000065</text:p>
          </table:table-cell>
          <table:table-cell table:style-name="ce8" office:value-type="string" calcext:value-type="string">
            <text:p>gep</text:p>
          </table:table-cell>
          <table:table-cell table:style-name="ce8" office:value-type="string" calcext:value-type="string">
            <text:p>Generació Plurilingüe</text:p>
          </table:table-cell>
          <table:table-cell table:number-columns-repeated="986"/>
        </table:table-row>
        <table:table-row table:style-name="ro1">
          <table:table-cell table:formula="of:=&quot;&quot; &amp; CHAR(CODE([.B45])-49) &amp; MID([.B45];2;7)" office:value-type="string" office:string-value="00000066" calcext:value-type="string">
            <text:p>00000066</text:p>
          </table:table-cell>
          <table:table-cell table:style-name="ce8" office:value-type="string" calcext:value-type="string">
            <text:p>a0000066</text:p>
          </table:table-cell>
          <table:table-cell table:style-name="ce8" office:value-type="string" calcext:value-type="string">
            <text:p>consescat</text:p>
          </table:table-cell>
          <table:table-cell table:style-name="ce8" office:value-type="string" calcext:value-type="string">
            <text:p>Consell Escolar de Catalunya</text:p>
          </table:table-cell>
          <table:table-cell table:number-columns-repeated="986"/>
        </table:table-row>
        <table:table-row table:style-name="ro1">
          <table:table-cell table:formula="of:=&quot;&quot; &amp; CHAR(CODE([.B46])-49) &amp; MID([.B46];2;7)" office:value-type="string" office:string-value="00000067" calcext:value-type="string">
            <text:p>00000067</text:p>
          </table:table-cell>
          <table:table-cell table:style-name="ce8" office:value-type="string" calcext:value-type="string">
            <text:p>a0000067</text:p>
          </table:table-cell>
          <table:table-cell table:style-name="ce8" office:value-type="string" calcext:value-type="string">
            <text:p>innovafp</text:p>
          </table:table-cell>
          <table:table-cell table:style-name="ce8" office:value-type="string" calcext:value-type="string">
            <text:p>Programa InnovaFP</text:p>
          </table:table-cell>
          <table:table-cell table:number-columns-repeated="986"/>
        </table:table-row>
        <table:table-row table:style-name="ro1">
          <table:table-cell table:formula="of:=&quot;&quot; &amp; CHAR(CODE([.B47])-49) &amp; MID([.B47];2;7)" office:value-type="string" office:string-value="00000068" calcext:value-type="string">
            <text:p>00000068</text:p>
          </table:table-cell>
          <table:table-cell table:style-name="ce8" office:value-type="string" calcext:value-type="string">
            <text:p>a0000068</text:p>
          </table:table-cell>
          <table:table-cell table:style-name="ce8" office:value-type="string" calcext:value-type="string">
            <text:p>mobilitatfp</text:p>
          </table:table-cell>
          <table:table-cell table:style-name="ce8" office:value-type="string" calcext:value-type="string">
            <text:p>Programa de mobilitat i cooperació europea i internacional</text:p>
          </table:table-cell>
          <table:table-cell table:number-columns-repeated="986"/>
        </table:table-row>
        <table:table-row table:style-name="ro1">
          <table:table-cell table:formula="of:=&quot;&quot; &amp; CHAR(CODE([.B48])-49) &amp; MID([.B48];2;7)" office:value-type="string" office:string-value="00000069" calcext:value-type="string">
            <text:p>00000069</text:p>
          </table:table-cell>
          <table:table-cell table:style-name="ce8" office:value-type="string" calcext:value-type="string">
            <text:p>a0000069</text:p>
          </table:table-cell>
          <table:table-cell table:style-name="ce8" office:value-type="string" calcext:value-type="string">
            <text:p>xarxaemprenedoria</text:p>
          </table:table-cell>
          <table:table-cell table:style-name="ce8" office:value-type="string" calcext:value-type="string">
            <text:p>Emprenedoria Ensenyaments Professionals</text:p>
          </table:table-cell>
          <table:table-cell table:number-columns-repeated="986"/>
        </table:table-row>
        <table:table-row table:style-name="ro1">
          <table:table-cell table:formula="of:=&quot;&quot; &amp; CHAR(CODE([.B49])-49) &amp; MID([.B49];2;7)" office:value-type="string" office:string-value="00000070" calcext:value-type="string">
            <text:p>00000070</text:p>
          </table:table-cell>
          <table:table-cell table:style-name="ce8" office:value-type="string" calcext:value-type="string">
            <text:p>a0000070</text:p>
          </table:table-cell>
          <table:table-cell table:style-name="ce8" office:value-type="string" calcext:value-type="string">
            <text:p>qualitatfp</text:p>
          </table:table-cell>
          <table:table-cell table:style-name="ce8" office:value-type="string" calcext:value-type="string">
            <text:p>Qualitat i millora contínua</text:p>
          </table:table-cell>
          <table:table-cell table:number-columns-repeated="986"/>
        </table:table-row>
        <table:table-row table:style-name="ro1">
          <table:table-cell table:formula="of:=&quot;&quot; &amp; CHAR(CODE([.B50])-49) &amp; MID([.B50];2;7)" office:value-type="string" office:string-value="00000071" calcext:value-type="string">
            <text:p>00000071</text:p>
          </table:table-cell>
          <table:table-cell table:style-name="ce8" office:value-type="string" calcext:value-type="string">
            <text:p>a0000071</text:p>
          </table:table-cell>
          <table:table-cell table:style-name="ce8" office:value-type="string" calcext:value-type="string">
            <text:p>empresafp</text:p>
          </table:table-cell>
          <table:table-cell table:style-name="ce8" office:value-type="string" calcext:value-type="string">
            <text:p>Assessorament persones i empreses</text:p>
          </table:table-cell>
          <table:table-cell table:number-columns-repeated="986"/>
        </table:table-row>
        <table:table-row table:style-name="ro1">
          <table:table-cell table:formula="of:=&quot;&quot; &amp; CHAR(CODE([.B51])-49) &amp; MID([.B51];2;7)" office:value-type="string" office:string-value="00000072" calcext:value-type="string">
            <text:p>00000072</text:p>
          </table:table-cell>
          <table:table-cell table:style-name="ce8" office:value-type="string" calcext:value-type="string">
            <text:p>a0000072</text:p>
          </table:table-cell>
          <table:table-cell table:style-name="ce8" office:value-type="string" calcext:value-type="string">
            <text:p>clil4vet</text:p>
          </table:table-cell>
          <table:table-cell table:style-name="ce8" office:value-type="string" calcext:value-type="string">
            <text:p>Boost for CLIL</text:p>
          </table:table-cell>
          <table:table-cell table:number-columns-repeated="986"/>
        </table:table-row>
        <table:table-row table:style-name="ro1">
          <table:table-cell table:formula="of:=&quot;&quot; &amp; CHAR(CODE([.B52])-49) &amp; MID([.B52];2;7)" office:value-type="string" office:string-value="00000073" calcext:value-type="string">
            <text:p>00000073</text:p>
          </table:table-cell>
          <table:table-cell table:style-name="ce8" office:value-type="string" calcext:value-type="string">
            <text:p>a0000073</text:p>
          </table:table-cell>
          <table:table-cell table:style-name="ce8" office:value-type="string" calcext:value-type="string">
            <text:p>bescat</text:p>
          </table:table-cell>
          <table:table-cell table:style-name="ce8" office:value-type="string" calcext:value-type="string">
            <text:p>Biblioteques escolars</text:p>
          </table:table-cell>
          <table:table-cell table:number-columns-repeated="986"/>
        </table:table-row>
        <table:table-row table:style-name="ro1">
          <table:table-cell table:formula="of:=&quot;&quot; &amp; CHAR(CODE([.B53])-49) &amp; MID([.B53];2;7)" office:value-type="string" office:string-value="00000074" calcext:value-type="string">
            <text:p>00000074</text:p>
          </table:table-cell>
          <table:table-cell table:style-name="ce8" office:value-type="string" calcext:value-type="string">
            <text:p>a0000074</text:p>
          </table:table-cell>
          <table:table-cell table:style-name="ce8" office:value-type="string" calcext:value-type="string">
            <text:p>hub</text:p>
          </table:table-cell>
          <table:table-cell table:style-name="ce8" office:value-type="string" calcext:value-type="string">
            <text:p>Direcció General d'Innovació, Recerca i Cultura Digital</text:p>
          </table:table-cell>
          <table:table-cell table:number-columns-repeated="986"/>
        </table:table-row>
        <table:table-row table:style-name="ro1">
          <table:table-cell table:formula="of:=&quot;&quot; &amp; CHAR(CODE([.B54])-49) &amp; MID([.B54];2;7)" office:value-type="string" office:string-value="00000075" calcext:value-type="string">
            <text:p>00000075</text:p>
          </table:table-cell>
          <table:table-cell table:style-name="ce8" office:value-type="string" calcext:value-type="string">
            <text:p>a0000075</text:p>
          </table:table-cell>
          <table:table-cell table:style-name="ce8" office:value-type="string" calcext:value-type="string">
            <text:p>mobilsedu</text:p>
          </table:table-cell>
          <table:table-cell table:style-name="ce8" office:value-type="string" calcext:value-type="string">
            <text:p>Mòbils Edu</text:p>
          </table:table-cell>
          <table:table-cell table:number-columns-repeated="986"/>
        </table:table-row>
        <table:table-row table:style-name="ro1">
          <table:table-cell table:formula="of:=&quot;&quot; &amp; CHAR(CODE([.B55])-49) &amp; MID([.B55];2;7)" office:value-type="string" office:string-value="00000076" calcext:value-type="string">
            <text:p>00000076</text:p>
          </table:table-cell>
          <table:table-cell table:style-name="ce8" office:value-type="string" calcext:value-type="string">
            <text:p>a0000076</text:p>
          </table:table-cell>
          <table:table-cell table:style-name="ce8" office:value-type="string" calcext:value-type="string">
            <text:p>edc</text:p>
          </table:table-cell>
          <table:table-cell table:style-name="ce8" office:value-type="string" calcext:value-type="string">
            <text:p>Estratègia digital de centre</text:p>
          </table:table-cell>
          <table:table-cell table:number-columns-repeated="986"/>
        </table:table-row>
        <table:table-row table:style-name="ro1">
          <table:table-cell table:formula="of:=&quot;&quot; &amp; CHAR(CODE([.B56])-49) &amp; MID([.B56];2;7)" office:value-type="string" office:string-value="00000077" calcext:value-type="string">
            <text:p>00000077</text:p>
          </table:table-cell>
          <table:table-cell table:style-name="ce8" office:value-type="string" calcext:value-type="string">
            <text:p>a0000077</text:p>
          </table:table-cell>
          <table:table-cell table:style-name="ce8" office:value-type="string" calcext:value-type="string">
            <text:p>index</text:p>
          </table:table-cell>
          <table:table-cell table:style-name="ce8" office:value-type="string" calcext:value-type="string">
            <text:p>Nodes de projectes</text:p>
          </table:table-cell>
          <table:table-cell table:number-columns-repeated="986"/>
        </table:table-row>
        <table:table-row table:style-name="ro1">
          <table:table-cell table:formula="of:=&quot;&quot; &amp; CHAR(CODE([.B57])-49) &amp; MID([.B57];2;7)" office:value-type="string" office:string-value="00000078" calcext:value-type="string">
            <text:p>00000078</text:p>
          </table:table-cell>
          <table:table-cell table:style-name="ce8" office:value-type="string" calcext:value-type="string">
            <text:p>a0000078</text:p>
          </table:table-cell>
          <table:table-cell table:style-name="ce8" office:value-type="string" calcext:value-type="string">
            <text:p>integrafp</text:p>
          </table:table-cell>
          <table:table-cell table:style-name="ce8" office:value-type="string" calcext:value-type="string">
            <text:p>IntegraFP</text:p>
          </table:table-cell>
          <table:table-cell table:number-columns-repeated="986"/>
        </table:table-row>
        <table:table-row table:style-name="ro1">
          <table:table-cell table:formula="of:=&quot;&quot; &amp; CHAR(CODE([.B58])-49) &amp; MID([.B58];2;7)" office:value-type="string" office:string-value="00000079" calcext:value-type="string">
            <text:p>00000079</text:p>
          </table:table-cell>
          <table:table-cell table:style-name="ce8" office:value-type="string" calcext:value-type="string">
            <text:p>a0000079</text:p>
          </table:table-cell>
          <table:table-cell table:style-name="ce8" office:value-type="string" calcext:value-type="string">
            <text:p>camps</text:p>
          </table:table-cell>
          <table:table-cell table:style-name="ce8" office:value-type="string" calcext:value-type="string">
            <text:p>Camps i Entorns d'Aprenentatge</text:p>
          </table:table-cell>
          <table:table-cell table:number-columns-repeated="986"/>
        </table:table-row>
        <table:table-row table:style-name="ro1">
          <table:table-cell table:formula="of:=&quot;&quot; &amp; CHAR(CODE([.B59])-49) &amp; MID([.B59];2;7)" office:value-type="string" office:string-value="00000083" calcext:value-type="string">
            <text:p>00000083</text:p>
          </table:table-cell>
          <table:table-cell table:style-name="ce8" office:value-type="string" calcext:value-type="string">
            <text:p>a0000083</text:p>
          </table:table-cell>
          <table:table-cell table:style-name="ce8" office:value-type="string" calcext:value-type="string">
            <text:p>secrp</text:p>
          </table:table-cell>
          <table:table-cell table:style-name="ce8" office:value-type="string" calcext:value-type="string">
            <text:p>Centres de Recursos Pedagògics</text:p>
          </table:table-cell>
          <table:table-cell table:number-columns-repeated="986"/>
        </table:table-row>
        <table:table-row table:style-name="ro1">
          <table:table-cell table:formula="of:=&quot;&quot; &amp; CHAR(CODE([.B60])-49) &amp; MID([.B60];2;7)" office:value-type="string" office:string-value="00000084" calcext:value-type="string">
            <text:p>00000084</text:p>
          </table:table-cell>
          <table:table-cell table:style-name="ce8" office:value-type="string" calcext:value-type="string">
            <text:p>a0000084</text:p>
          </table:table-cell>
          <table:table-cell table:style-name="ce8" office:value-type="string" calcext:value-type="string">
            <text:p>edc-suport</text:p>
          </table:table-cell>
          <table:table-cell table:style-name="ce8" office:value-type="string" calcext:value-type="string">
            <text:p>Suport EDC</text:p>
          </table:table-cell>
          <table:table-cell table:number-columns-repeated="986"/>
        </table:table-row>
        <table:table-row table:style-name="ro1">
          <table:table-cell table:formula="of:=&quot;&quot; &amp; CHAR(CODE([.B61])-49) &amp; MID([.B61];2;7)" office:value-type="string" office:string-value="00000085" calcext:value-type="string">
            <text:p>00000085</text:p>
          </table:table-cell>
          <table:table-cell table:style-name="ce8" office:value-type="string" calcext:value-type="string">
            <text:p>a0000085</text:p>
          </table:table-cell>
          <table:table-cell table:style-name="ce8" office:value-type="string" calcext:value-type="string">
            <text:p>cesir3</text:p>
          </table:table-cell>
          <table:table-cell table:style-name="ce8" office:value-type="string" calcext:value-type="string">
            <text:p>CESIRE</text:p>
          </table:table-cell>
          <table:table-cell table:number-columns-repeated="986"/>
        </table:table-row>
        <table:table-row table:style-name="ro1">
          <table:table-cell table:formula="of:=&quot;&quot; &amp; CHAR(CODE([.B62])-49) &amp; MID([.B62];2;7)" office:value-type="string" office:string-value="00000086" calcext:value-type="string">
            <text:p>00000086</text:p>
          </table:table-cell>
          <table:table-cell table:style-name="ce8" office:value-type="string" calcext:value-type="string">
            <text:p>a0000086</text:p>
          </table:table-cell>
          <table:table-cell table:style-name="ce8" office:value-type="string" calcext:value-type="string">
            <text:p>analytics1</text:p>
          </table:table-cell>
          <table:table-cell table:style-name="ce8" office:value-type="string" calcext:value-type="string">
            <text:p>Àgora analytics 1</text:p>
          </table:table-cell>
          <table:table-cell table:number-columns-repeated="986"/>
        </table:table-row>
        <table:table-row table:style-name="ro1">
          <table:table-cell table:formula="of:=&quot;&quot; &amp; CHAR(CODE([.B63])-49) &amp; MID([.B63];2;7)" office:value-type="string" office:string-value="00000095" calcext:value-type="string">
            <text:p>00000095</text:p>
          </table:table-cell>
          <table:table-cell table:style-name="ce8" office:value-type="string" calcext:value-type="string">
            <text:p>a0000095</text:p>
          </table:table-cell>
          <table:table-cell table:style-name="ce8" office:value-type="string" calcext:value-type="string">
            <text:p>analytics4</text:p>
          </table:table-cell>
          <table:table-cell table:style-name="ce8" office:value-type="string" calcext:value-type="string">
            <text:p>Àgora analytics 4</text:p>
          </table:table-cell>
          <table:table-cell table:number-columns-repeated="986"/>
        </table:table-row>
        <table:table-row table:style-name="ro1">
          <table:table-cell table:formula="of:=&quot;&quot; &amp; CHAR(CODE([.B64])-49) &amp; MID([.B64];2;7)" office:value-type="string" office:string-value="00000096" calcext:value-type="string">
            <text:p>00000096</text:p>
          </table:table-cell>
          <table:table-cell table:style-name="ce8" office:value-type="string" calcext:value-type="string">
            <text:p>a0000096</text:p>
          </table:table-cell>
          <table:table-cell table:style-name="ce8" office:value-type="string" calcext:value-type="string">
            <text:p>analytics2</text:p>
          </table:table-cell>
          <table:table-cell table:style-name="ce8" office:value-type="string" calcext:value-type="string">
            <text:p>Àgora analytics 2</text:p>
          </table:table-cell>
          <table:table-cell table:number-columns-repeated="986"/>
        </table:table-row>
        <table:table-row table:style-name="ro1">
          <table:table-cell table:formula="of:=&quot;&quot; &amp; CHAR(CODE([.B65])-49) &amp; MID([.B65];2;7)" office:value-type="string" office:string-value="00000097" calcext:value-type="string">
            <text:p>00000097</text:p>
          </table:table-cell>
          <table:table-cell table:style-name="ce8" office:value-type="string" calcext:value-type="string">
            <text:p>a0000097</text:p>
          </table:table-cell>
          <table:table-cell table:style-name="ce8" office:value-type="string" calcext:value-type="string">
            <text:p>analytics3</text:p>
          </table:table-cell>
          <table:table-cell table:style-name="ce8" office:value-type="string" calcext:value-type="string">
            <text:p>Àgora analytics 3</text:p>
          </table:table-cell>
          <table:table-cell table:number-columns-repeated="986"/>
        </table:table-row>
        <table:table-row table:style-name="ro1">
          <table:table-cell table:formula="of:=&quot;&quot; &amp; CHAR(CODE([.B66])-49) &amp; MID([.B66];2;7)" office:value-type="string" office:string-value="00000100" calcext:value-type="string">
            <text:p>00000100</text:p>
          </table:table-cell>
          <table:table-cell table:style-name="ce8" office:value-type="string" calcext:value-type="string">
            <text:p>a0000100</text:p>
          </table:table-cell>
          <table:table-cell table:style-name="ce8" office:value-type="string" calcext:value-type="string">
            <text:p>origen</text:p>
          </table:table-cell>
          <table:table-cell table:style-name="ce8" office:value-type="string" calcext:value-type="string">
            <text:p>Programa de llengües i cultures d'origen</text:p>
          </table:table-cell>
          <table:table-cell table:number-columns-repeated="986"/>
        </table:table-row>
        <table:table-row table:style-name="ro1">
          <table:table-cell table:formula="of:=&quot;&quot; &amp; CHAR(CODE([.B67])-49) &amp; MID([.B67];2;7)" office:value-type="string" office:string-value="00000101" calcext:value-type="string">
            <text:p>00000101</text:p>
          </table:table-cell>
          <table:table-cell table:style-name="ce8" office:value-type="string" calcext:value-type="string">
            <text:p>a0000101</text:p>
          </table:table-cell>
          <table:table-cell table:style-name="ce8" office:value-type="string" calcext:value-type="string">
            <text:p>coordinaciodigital</text:p>
          </table:table-cell>
          <table:table-cell table:style-name="ce8" office:value-type="string" calcext:value-type="string">
            <text:p>Coordinació digital de centre</text:p>
          </table:table-cell>
          <table:table-cell table:number-columns-repeated="986"/>
        </table:table-row>
        <table:table-row table:style-name="ro1">
          <table:table-cell table:formula="of:=&quot;&quot; &amp; CHAR(CODE([.B68])-49) &amp; MID([.B68];2;7)" office:value-type="string" office:string-value="00000102" calcext:value-type="string">
            <text:p>00000102</text:p>
          </table:table-cell>
          <table:table-cell table:style-name="ce8" office:value-type="string" calcext:value-type="string">
            <text:p>a0000102</text:p>
          </table:table-cell>
          <table:table-cell table:style-name="ce8" office:value-type="string" calcext:value-type="string">
            <text:p>escacsescola</text:p>
          </table:table-cell>
          <table:table-cell table:style-name="ce8" office:value-type="string" calcext:value-type="string">
            <text:p>Escacs a l'escola</text:p>
          </table:table-cell>
          <table:table-cell table:number-columns-repeated="986"/>
        </table:table-row>
        <table:table-row table:style-name="ro1">
          <table:table-cell table:formula="of:=&quot;&quot; &amp; CHAR(CODE([.B69])-49) &amp; MID([.B69];2;7)" office:value-type="string" office:string-value="08000013" calcext:value-type="string">
            <text:p>08000013</text:p>
          </table:table-cell>
          <table:table-cell table:style-name="ce8" office:value-type="string" calcext:value-type="string">
            <text:p>a8000013</text:p>
          </table:table-cell>
          <table:table-cell table:style-name="ce8" office:value-type="string" calcext:value-type="string">
            <text:p>ceip-platon</text:p>
          </table:table-cell>
          <table:table-cell table:style-name="ce8" office:value-type="string" calcext:value-type="string">
            <text:p>Escola Francesc Platón i Sartí</text:p>
          </table:table-cell>
          <table:table-cell table:number-columns-repeated="986"/>
        </table:table-row>
        <table:table-row table:style-name="ro1">
          <table:table-cell table:formula="of:=&quot;&quot; &amp; CHAR(CODE([.B70])-49) &amp; MID([.B70];2;7)" office:value-type="string" office:string-value="08000098" calcext:value-type="string">
            <text:p>08000098</text:p>
          </table:table-cell>
          <table:table-cell table:style-name="ce8" office:value-type="string" calcext:value-type="string">
            <text:p>a8000098</text:p>
          </table:table-cell>
          <table:table-cell table:style-name="ce8" office:value-type="string" calcext:value-type="string">
            <text:p>ceipberti</text:p>
          </table:table-cell>
          <table:table-cell table:style-name="ce8" office:value-type="string" calcext:value-type="string">
            <text:p>Escola Bertí</text:p>
          </table:table-cell>
          <table:table-cell table:number-columns-repeated="986"/>
        </table:table-row>
        <table:table-row table:style-name="ro1">
          <table:table-cell table:formula="of:=&quot;&quot; &amp; CHAR(CODE([.B71])-49) &amp; MID([.B71];2;7)" office:value-type="string" office:string-value="08000153" calcext:value-type="string">
            <text:p>08000153</text:p>
          </table:table-cell>
          <table:table-cell table:style-name="ce8" office:value-type="string" calcext:value-type="string">
            <text:p>a8000153</text:p>
          </table:table-cell>
          <table:table-cell table:style-name="ce8" office:value-type="string" calcext:value-type="string">
            <text:p>esc-maragall-arenys</text:p>
          </table:table-cell>
          <table:table-cell table:style-name="ce8" office:value-type="string" calcext:value-type="string">
            <text:p>Escola Joan Maragall</text:p>
          </table:table-cell>
          <table:table-cell table:number-columns-repeated="986"/>
        </table:table-row>
        <table:table-row table:style-name="ro1">
          <table:table-cell table:formula="of:=&quot;&quot; &amp; CHAR(CODE([.B72])-49) &amp; MID([.B72];2;7)" office:value-type="string" office:string-value="08000165" calcext:value-type="string">
            <text:p>08000165</text:p>
          </table:table-cell>
          <table:table-cell table:style-name="ce8" office:value-type="string" calcext:value-type="string">
            <text:p>a8000165</text:p>
          </table:table-cell>
          <table:table-cell table:style-name="ce8" office:value-type="string" calcext:value-type="string">
            <text:p>escolasantmarti</text:p>
          </table:table-cell>
          <table:table-cell table:style-name="ce8" office:value-type="string" calcext:value-type="string">
            <text:p>Escola Sant Martí</text:p>
          </table:table-cell>
          <table:table-cell table:number-columns-repeated="986"/>
        </table:table-row>
        <table:table-row table:style-name="ro1">
          <table:table-cell table:formula="of:=&quot;&quot; &amp; CHAR(CODE([.B73])-49) &amp; MID([.B73];2;7)" office:value-type="string" office:string-value="08000189" calcext:value-type="string">
            <text:p>08000189</text:p>
          </table:table-cell>
          <table:table-cell table:style-name="ce8" office:value-type="string" calcext:value-type="string">
            <text:p>a8000189</text:p>
          </table:table-cell>
          <table:table-cell table:style-name="ce8" office:value-type="string" calcext:value-type="string">
            <text:p>ceipbriudemeia</text:p>
          </table:table-cell>
          <table:table-cell table:style-name="ce8" office:value-type="string" calcext:value-type="string">
            <text:p>Escola Bernat de Riudemeia</text:p>
          </table:table-cell>
          <table:table-cell table:number-columns-repeated="986"/>
        </table:table-row>
        <table:table-row table:style-name="ro1">
          <table:table-cell table:formula="of:=&quot;&quot; &amp; CHAR(CODE([.B74])-49) &amp; MID([.B74];2;7)" office:value-type="string" office:string-value="08000244" calcext:value-type="string">
            <text:p>08000244</text:p>
          </table:table-cell>
          <table:table-cell table:style-name="ce8" office:value-type="string" calcext:value-type="string">
            <text:p>a8000244</text:p>
          </table:table-cell>
          <table:table-cell table:style-name="ce8" office:value-type="string" calcext:value-type="string">
            <text:p>ceipdoctorferrer</text:p>
          </table:table-cell>
          <table:table-cell table:style-name="ce8" office:value-type="string" calcext:value-type="string">
            <text:p>Escola Doctor Ferrer</text:p>
          </table:table-cell>
          <table:table-cell table:number-columns-repeated="986"/>
        </table:table-row>
        <table:table-row table:style-name="ro1">
          <table:table-cell table:formula="of:=&quot;&quot; &amp; CHAR(CODE([.B75])-49) &amp; MID([.B75];2;7)" office:value-type="string" office:string-value="08000271" calcext:value-type="string">
            <text:p>08000271</text:p>
          </table:table-cell>
          <table:table-cell table:style-name="ce8" office:value-type="string" calcext:value-type="string">
            <text:p>a8000271</text:p>
          </table:table-cell>
          <table:table-cell table:style-name="ce8" office:value-type="string" calcext:value-type="string">
            <text:p>esc-santa-maria-avia</text:p>
          </table:table-cell>
          <table:table-cell table:style-name="ce8" office:value-type="string" calcext:value-type="string">
            <text:p>Escola Santa Maria Avià</text:p>
          </table:table-cell>
          <table:table-cell table:number-columns-repeated="986"/>
        </table:table-row>
        <table:table-row table:style-name="ro1">
          <table:table-cell table:formula="of:=&quot;&quot; &amp; CHAR(CODE([.B76])-49) &amp; MID([.B76];2;7)" office:value-type="string" office:string-value="08000359" calcext:value-type="string">
            <text:p>08000359</text:p>
          </table:table-cell>
          <table:table-cell table:style-name="ce8" office:value-type="string" calcext:value-type="string">
            <text:p>a8000359</text:p>
          </table:table-cell>
          <table:table-cell table:style-name="ce8" office:value-type="string" calcext:value-type="string">
            <text:p>ceip-lamuntanya-aiguafreda</text:p>
          </table:table-cell>
          <table:table-cell table:style-name="ce8" office:value-type="string" calcext:value-type="string">
            <text:p>Escola La Muntanya</text:p>
          </table:table-cell>
          <table:table-cell table:number-columns-repeated="986"/>
        </table:table-row>
        <table:table-row table:style-name="ro1">
          <table:table-cell table:formula="of:=&quot;&quot; &amp; CHAR(CODE([.B77])-49) &amp; MID([.B77];2;7)" office:value-type="string" office:string-value="08000384" calcext:value-type="string">
            <text:p>08000384</text:p>
          </table:table-cell>
          <table:table-cell table:style-name="ce8" office:value-type="string" calcext:value-type="string">
            <text:p>a8000384</text:p>
          </table:table-cell>
          <table:table-cell table:style-name="ce8" office:value-type="string" calcext:value-type="string">
            <text:p>ceip-lola-anglada-badalona</text:p>
          </table:table-cell>
          <table:table-cell table:style-name="ce8" office:value-type="string" calcext:value-type="string">
            <text:p>Escola Lola Anglada</text:p>
          </table:table-cell>
          <table:table-cell table:number-columns-repeated="986"/>
        </table:table-row>
        <table:table-row table:style-name="ro1">
          <table:table-cell table:formula="of:=&quot;&quot; &amp; CHAR(CODE([.B78])-49) &amp; MID([.B78];2;7)" office:value-type="string" office:string-value="08000396" calcext:value-type="string">
            <text:p>08000396</text:p>
          </table:table-cell>
          <table:table-cell table:style-name="ce8" office:value-type="string" calcext:value-type="string">
            <text:p>a8000396</text:p>
          </table:table-cell>
          <table:table-cell table:style-name="ce8" office:value-type="string" calcext:value-type="string">
            <text:p>ceip-ventosmir</text:p>
          </table:table-cell>
          <table:table-cell table:style-name="ce8" office:value-type="string" calcext:value-type="string">
            <text:p>Escola Ventós i Mir</text:p>
          </table:table-cell>
          <table:table-cell table:number-columns-repeated="986"/>
        </table:table-row>
        <table:table-row table:style-name="ro1">
          <table:table-cell table:formula="of:=&quot;&quot; &amp; CHAR(CODE([.B79])-49) &amp; MID([.B79];2;7)" office:value-type="string" office:string-value="08000402" calcext:value-type="string">
            <text:p>08000402</text:p>
          </table:table-cell>
          <table:table-cell table:style-name="ce8" office:value-type="string" calcext:value-type="string">
            <text:p>a8000402</text:p>
          </table:table-cell>
          <table:table-cell table:style-name="ce8" office:value-type="string" calcext:value-type="string">
            <text:p>escolafeliuivegues</text:p>
          </table:table-cell>
          <table:table-cell table:style-name="ce8" office:value-type="string" calcext:value-type="string">
            <text:p>Escola Feliu i Vegues</text:p>
          </table:table-cell>
          <table:table-cell table:number-columns-repeated="986"/>
        </table:table-row>
        <table:table-row table:style-name="ro1">
          <table:table-cell table:formula="of:=&quot;&quot; &amp; CHAR(CODE([.B80])-49) &amp; MID([.B80];2;7)" office:value-type="string" office:string-value="08000414" calcext:value-type="string">
            <text:p>08000414</text:p>
          </table:table-cell>
          <table:table-cell table:style-name="ce8" office:value-type="string" calcext:value-type="string">
            <text:p>a8000414</text:p>
          </table:table-cell>
          <table:table-cell table:style-name="ce8" office:value-type="string" calcext:value-type="string">
            <text:p>ceipalexandregali</text:p>
          </table:table-cell>
          <table:table-cell table:style-name="ce8" office:value-type="string" calcext:value-type="string">
            <text:p>Escola Alexandre Galí</text:p>
          </table:table-cell>
          <table:table-cell table:number-columns-repeated="986"/>
        </table:table-row>
        <table:table-row table:style-name="ro1">
          <table:table-cell table:formula="of:=&quot;&quot; &amp; CHAR(CODE([.B81])-49) &amp; MID([.B81];2;7)" office:value-type="string" office:string-value="08000864" calcext:value-type="string">
            <text:p>08000864</text:p>
          </table:table-cell>
          <table:table-cell table:style-name="ce8" office:value-type="string" calcext:value-type="string">
            <text:p>a8000864</text:p>
          </table:table-cell>
          <table:table-cell table:style-name="ce8" office:value-type="string" calcext:value-type="string">
            <text:p>escolaculturalartigues</text:p>
          </table:table-cell>
          <table:table-cell table:style-name="ce8" office:value-type="string" calcext:value-type="string">
            <text:p>Cultural</text:p>
          </table:table-cell>
          <table:table-cell table:number-columns-repeated="986"/>
        </table:table-row>
        <table:table-row table:style-name="ro1">
          <table:table-cell table:formula="of:=&quot;&quot; &amp; CHAR(CODE([.B82])-49) &amp; MID([.B82];2;7)" office:value-type="string" office:string-value="08001170" calcext:value-type="string">
            <text:p>08001170</text:p>
          </table:table-cell>
          <table:table-cell table:style-name="ce8" office:value-type="string" calcext:value-type="string">
            <text:p>a8001170</text:p>
          </table:table-cell>
          <table:table-cell table:style-name="ce8" office:value-type="string" calcext:value-type="string">
            <text:p>col-stma-trinitat</text:p>
          </table:table-cell>
          <table:table-cell table:style-name="ce8" office:value-type="string" calcext:value-type="string">
            <text:p>Santíssima Trinitat</text:p>
          </table:table-cell>
          <table:table-cell table:number-columns-repeated="986"/>
        </table:table-row>
        <table:table-row table:style-name="ro1">
          <table:table-cell table:formula="of:=&quot;&quot; &amp; CHAR(CODE([.B83])-49) &amp; MID([.B83];2;7)" office:value-type="string" office:string-value="08001391" calcext:value-type="string">
            <text:p>08001391</text:p>
          </table:table-cell>
          <table:table-cell table:style-name="ce8" office:value-type="string" calcext:value-type="string">
            <text:p>a8001391</text:p>
          </table:table-cell>
          <table:table-cell table:style-name="ce8" office:value-type="string" calcext:value-type="string">
            <text:p>ceipplanasicasals</text:p>
          </table:table-cell>
          <table:table-cell table:style-name="ce8" office:value-type="string" calcext:value-type="string">
            <text:p>Escola Planas i Casals</text:p>
          </table:table-cell>
          <table:table-cell table:number-columns-repeated="986"/>
        </table:table-row>
        <table:table-row table:style-name="ro1">
          <table:table-cell table:formula="of:=&quot;&quot; &amp; CHAR(CODE([.B84])-49) &amp; MID([.B84];2;7)" office:value-type="string" office:string-value="08001431" calcext:value-type="string">
            <text:p>08001431</text:p>
          </table:table-cell>
          <table:table-cell table:style-name="ce8" office:value-type="string" calcext:value-type="string">
            <text:p>a8001431</text:p>
          </table:table-cell>
          <table:table-cell table:style-name="ce8" office:value-type="string" calcext:value-type="string">
            <text:p>ies-isaac-albeniz</text:p>
          </table:table-cell>
          <table:table-cell table:style-name="ce8" office:value-type="string" calcext:value-type="string">
            <text:p>Institut Isaac Albéniz</text:p>
          </table:table-cell>
          <table:table-cell table:number-columns-repeated="986"/>
        </table:table-row>
        <table:table-row table:style-name="ro1">
          <table:table-cell table:formula="of:=&quot;&quot; &amp; CHAR(CODE([.B85])-49) &amp; MID([.B85];2;7)" office:value-type="string" office:string-value="08001443" calcext:value-type="string">
            <text:p>08001443</text:p>
          </table:table-cell>
          <table:table-cell table:style-name="ce8" office:value-type="string" calcext:value-type="string">
            <text:p>a8001443</text:p>
          </table:table-cell>
          <table:table-cell table:style-name="ce8" office:value-type="string" calcext:value-type="string">
            <text:p>ies-eugeni-dors</text:p>
          </table:table-cell>
          <table:table-cell table:style-name="ce8" office:value-type="string" calcext:value-type="string">
            <text:p>Institut Eugeni Ors</text:p>
          </table:table-cell>
          <table:table-cell table:number-columns-repeated="986"/>
        </table:table-row>
        <table:table-row table:style-name="ro1">
          <table:table-cell table:formula="of:=&quot;&quot; &amp; CHAR(CODE([.B86])-49) &amp; MID([.B86];2;7)" office:value-type="string" office:string-value="08001522" calcext:value-type="string">
            <text:p>08001522</text:p>
          </table:table-cell>
          <table:table-cell table:style-name="ce8" office:value-type="string" calcext:value-type="string">
            <text:p>a8001522</text:p>
          </table:table-cell>
          <table:table-cell table:style-name="ce8" office:value-type="string" calcext:value-type="string">
            <text:p>ceip-galceran-de-pinos</text:p>
          </table:table-cell>
          <table:table-cell table:style-name="ce8" office:value-type="string" calcext:value-type="string">
            <text:p>Escola Galceran de Pinós</text:p>
          </table:table-cell>
          <table:table-cell table:number-columns-repeated="986"/>
        </table:table-row>
        <table:table-row table:style-name="ro1">
          <table:table-cell table:formula="of:=&quot;&quot; &amp; CHAR(CODE([.B87])-49) &amp; MID([.B87];2;7)" office:value-type="string" office:string-value="08001583" calcext:value-type="string">
            <text:p>08001583</text:p>
          </table:table-cell>
          <table:table-cell table:style-name="ce8" office:value-type="string" calcext:value-type="string">
            <text:p>a8001583</text:p>
          </table:table-cell>
          <table:table-cell table:style-name="ce8" office:value-type="string" calcext:value-type="string">
            <text:p>escolaguillemdebalsareny</text:p>
          </table:table-cell>
          <table:table-cell table:style-name="ce8" office:value-type="string" calcext:value-type="string">
            <text:p>Escola Guillem de Balsareny</text:p>
          </table:table-cell>
          <table:table-cell table:number-columns-repeated="986"/>
        </table:table-row>
        <table:table-row table:style-name="ro1">
          <table:table-cell table:formula="of:=&quot;&quot; &amp; CHAR(CODE([.B88])-49) &amp; MID([.B88];2;7)" office:value-type="string" office:string-value="08001595" calcext:value-type="string">
            <text:p>08001595</text:p>
          </table:table-cell>
          <table:table-cell table:style-name="ce8" office:value-type="string" calcext:value-type="string">
            <text:p>a8001595</text:p>
          </table:table-cell>
          <table:table-cell table:style-name="ce8" office:value-type="string" calcext:value-type="string">
            <text:p>escolabaixeras</text:p>
          </table:table-cell>
          <table:table-cell table:style-name="ce8" office:value-type="string" calcext:value-type="string">
            <text:p>Escola Baixeras</text:p>
          </table:table-cell>
          <table:table-cell table:number-columns-repeated="986"/>
        </table:table-row>
        <table:table-row table:style-name="ro1">
          <table:table-cell table:formula="of:=&quot;&quot; &amp; CHAR(CODE([.B89])-49) &amp; MID([.B89];2;7)" office:value-type="string" office:string-value="08001649" calcext:value-type="string">
            <text:p>08001649</text:p>
          </table:table-cell>
          <table:table-cell table:style-name="ce8" office:value-type="string" calcext:value-type="string">
            <text:p>a8001649</text:p>
          </table:table-cell>
          <table:table-cell table:style-name="ce8" office:value-type="string" calcext:value-type="string">
            <text:p>ceip-mcinto-verdaguer</text:p>
          </table:table-cell>
          <table:table-cell table:style-name="ce8" office:value-type="string" calcext:value-type="string">
            <text:p>Escola Mossèn Jacint Verdaguer</text:p>
          </table:table-cell>
          <table:table-cell table:number-columns-repeated="986"/>
        </table:table-row>
        <table:table-row table:style-name="ro1">
          <table:table-cell table:formula="of:=&quot;&quot; &amp; CHAR(CODE([.B90])-49) &amp; MID([.B90];2;7)" office:value-type="string" office:string-value="08001650" calcext:value-type="string">
            <text:p>08001650</text:p>
          </table:table-cell>
          <table:table-cell table:style-name="ce8" office:value-type="string" calcext:value-type="string">
            <text:p>a8001650</text:p>
          </table:table-cell>
          <table:table-cell table:style-name="ce8" office:value-type="string" calcext:value-type="string">
            <text:p>escolaelpolvori</text:p>
          </table:table-cell>
          <table:table-cell table:style-name="ce8" office:value-type="string" calcext:value-type="string">
            <text:p>Escola El Polvorí</text:p>
          </table:table-cell>
          <table:table-cell table:number-columns-repeated="986"/>
        </table:table-row>
        <table:table-row table:style-name="ro1">
          <table:table-cell table:formula="of:=&quot;&quot; &amp; CHAR(CODE([.B91])-49) &amp; MID([.B91];2;7)" office:value-type="string" office:string-value="08001674" calcext:value-type="string">
            <text:p>08001674</text:p>
          </table:table-cell>
          <table:table-cell table:style-name="ce8" office:value-type="string" calcext:value-type="string">
            <text:p>a8001674</text:p>
          </table:table-cell>
          <table:table-cell table:style-name="ce8" office:value-type="string" calcext:value-type="string">
            <text:p>escola-can-clos</text:p>
          </table:table-cell>
          <table:table-cell table:style-name="ce8" office:value-type="string" calcext:value-type="string">
            <text:p>Escola Can Clos</text:p>
          </table:table-cell>
          <table:table-cell table:number-columns-repeated="986"/>
        </table:table-row>
        <table:table-row table:style-name="ro1">
          <table:table-cell table:formula="of:=&quot;&quot; &amp; CHAR(CODE([.B92])-49) &amp; MID([.B92];2;7)" office:value-type="string" office:string-value="08001716" calcext:value-type="string">
            <text:p>08001716</text:p>
          </table:table-cell>
          <table:table-cell table:style-name="ce8" office:value-type="string" calcext:value-type="string">
            <text:p>a8001716</text:p>
          </table:table-cell>
          <table:table-cell table:style-name="ce8" office:value-type="string" calcext:value-type="string">
            <text:p>esc-dms</text:p>
          </table:table-cell>
          <table:table-cell table:style-name="ce8" office:value-type="string" calcext:value-type="string">
            <text:p>Escola Dolors Monserdà-Santapau</text:p>
          </table:table-cell>
          <table:table-cell table:number-columns-repeated="986"/>
        </table:table-row>
        <table:table-row table:style-name="ro1">
          <table:table-cell table:formula="of:=&quot;&quot; &amp; CHAR(CODE([.B93])-49) &amp; MID([.B93];2;7)" office:value-type="string" office:string-value="08001731" calcext:value-type="string">
            <text:p>08001731</text:p>
          </table:table-cell>
          <table:table-cell table:style-name="ce8" office:value-type="string" calcext:value-type="string">
            <text:p>a8001731</text:p>
          </table:table-cell>
          <table:table-cell table:style-name="ce8" office:value-type="string" calcext:value-type="string">
            <text:p>ceippoetafoix</text:p>
          </table:table-cell>
          <table:table-cell table:style-name="ce8" office:value-type="string" calcext:value-type="string">
            <text:p>Escola Poeta Foix</text:p>
          </table:table-cell>
          <table:table-cell table:number-columns-repeated="986"/>
        </table:table-row>
        <table:table-row table:style-name="ro1">
          <table:table-cell table:formula="of:=&quot;&quot; &amp; CHAR(CODE([.B94])-49) &amp; MID([.B94];2;7)" office:value-type="string" office:string-value="08001777" calcext:value-type="string">
            <text:p>08001777</text:p>
          </table:table-cell>
          <table:table-cell table:style-name="ce8" office:value-type="string" calcext:value-type="string">
            <text:p>a8001777</text:p>
          </table:table-cell>
          <table:table-cell table:style-name="ce8" office:value-type="string" calcext:value-type="string">
            <text:p>escolaramonllullbcn</text:p>
          </table:table-cell>
          <table:table-cell table:style-name="ce8" office:value-type="string" calcext:value-type="string">
            <text:p>Escola Ramon Llull</text:p>
          </table:table-cell>
          <table:table-cell table:number-columns-repeated="986"/>
        </table:table-row>
        <table:table-row table:style-name="ro1">
          <table:table-cell table:formula="of:=&quot;&quot; &amp; CHAR(CODE([.B95])-49) &amp; MID([.B95];2;7)" office:value-type="string" office:string-value="08001789" calcext:value-type="string">
            <text:p>08001789</text:p>
          </table:table-cell>
          <table:table-cell table:style-name="ce8" office:value-type="string" calcext:value-type="string">
            <text:p>a8001789</text:p>
          </table:table-cell>
          <table:table-cell table:style-name="ce8" office:value-type="string" calcext:value-type="string">
            <text:p>escolacervantes</text:p>
          </table:table-cell>
          <table:table-cell table:style-name="ce8" office:value-type="string" calcext:value-type="string">
            <text:p>Escola Cervantes</text:p>
          </table:table-cell>
          <table:table-cell table:number-columns-repeated="986"/>
        </table:table-row>
        <table:table-row table:style-name="ro1">
          <table:table-cell table:formula="of:=&quot;&quot; &amp; CHAR(CODE([.B96])-49) &amp; MID([.B96];2;7)" office:value-type="string" office:string-value="08001790" calcext:value-type="string">
            <text:p>08001790</text:p>
          </table:table-cell>
          <table:table-cell table:style-name="ce8" office:value-type="string" calcext:value-type="string">
            <text:p>a8001790</text:p>
          </table:table-cell>
          <table:table-cell table:style-name="ce8" office:value-type="string" calcext:value-type="string">
            <text:p>escolaperevila</text:p>
          </table:table-cell>
          <table:table-cell table:style-name="ce8" office:value-type="string" calcext:value-type="string">
            <text:p>Escola Pere Vila</text:p>
          </table:table-cell>
          <table:table-cell table:number-columns-repeated="986"/>
        </table:table-row>
        <table:table-row table:style-name="ro1">
          <table:table-cell table:formula="of:=&quot;&quot; &amp; CHAR(CODE([.B97])-49) &amp; MID([.B97];2;7)" office:value-type="string" office:string-value="08001807" calcext:value-type="string">
            <text:p>08001807</text:p>
          </table:table-cell>
          <table:table-cell table:style-name="ce8" office:value-type="string" calcext:value-type="string">
            <text:p>a8001807</text:p>
          </table:table-cell>
          <table:table-cell table:style-name="ce8" office:value-type="string" calcext:value-type="string">
            <text:p>escoladelaconcepcio</text:p>
          </table:table-cell>
          <table:table-cell table:style-name="ce8" office:value-type="string" calcext:value-type="string">
            <text:p>Escola de la Concepció</text:p>
          </table:table-cell>
          <table:table-cell table:number-columns-repeated="986"/>
        </table:table-row>
        <table:table-row table:style-name="ro1">
          <table:table-cell table:formula="of:=&quot;&quot; &amp; CHAR(CODE([.B98])-49) &amp; MID([.B98];2;7)" office:value-type="string" office:string-value="08001819" calcext:value-type="string">
            <text:p>08001819</text:p>
          </table:table-cell>
          <table:table-cell table:style-name="ce8" office:value-type="string" calcext:value-type="string">
            <text:p>a8001819</text:p>
          </table:table-cell>
          <table:table-cell table:style-name="ce8" office:value-type="string" calcext:value-type="string">
            <text:p>ceip-collaso</text:p>
          </table:table-cell>
          <table:table-cell table:style-name="ce8" office:value-type="string" calcext:value-type="string">
            <text:p>Escola Collaso i Gil</text:p>
          </table:table-cell>
          <table:table-cell table:number-columns-repeated="986"/>
        </table:table-row>
        <table:table-row table:style-name="ro1">
          <table:table-cell table:formula="of:=&quot;&quot; &amp; CHAR(CODE([.B99])-49) &amp; MID([.B99];2;7)" office:value-type="string" office:string-value="08001820" calcext:value-type="string">
            <text:p>08001820</text:p>
          </table:table-cell>
          <table:table-cell table:style-name="ce8" office:value-type="string" calcext:value-type="string">
            <text:p>a8001820</text:p>
          </table:table-cell>
          <table:table-cell table:style-name="ce8" office:value-type="string" calcext:value-type="string">
            <text:p>escmilaifontanals</text:p>
          </table:table-cell>
          <table:table-cell table:style-name="ce8" office:value-type="string" calcext:value-type="string">
            <text:p>Escola Milà i Fontanals</text:p>
          </table:table-cell>
          <table:table-cell table:number-columns-repeated="986"/>
        </table:table-row>
        <table:table-row table:style-name="ro1">
          <table:table-cell table:formula="of:=&quot;&quot; &amp; CHAR(CODE([.B100])-49) &amp; MID([.B100];2;7)" office:value-type="string" office:string-value="08001868" calcext:value-type="string">
            <text:p>08001868</text:p>
          </table:table-cell>
          <table:table-cell table:style-name="ce8" office:value-type="string" calcext:value-type="string">
            <text:p>a8001868</text:p>
          </table:table-cell>
          <table:table-cell table:style-name="ce8" office:value-type="string" calcext:value-type="string">
            <text:p>escolarubendario</text:p>
          </table:table-cell>
          <table:table-cell table:style-name="ce8" office:value-type="string" calcext:value-type="string">
            <text:p>Escola Rubén Darío</text:p>
          </table:table-cell>
          <table:table-cell table:number-columns-repeated="986"/>
        </table:table-row>
        <table:table-row table:style-name="ro1">
          <table:table-cell table:formula="of:=&quot;&quot; &amp; CHAR(CODE([.B101])-49) &amp; MID([.B101];2;7)" office:value-type="string" office:string-value="08001911" calcext:value-type="string">
            <text:p>08001911</text:p>
          </table:table-cell>
          <table:table-cell table:style-name="ce8" office:value-type="string" calcext:value-type="string">
            <text:p>a8001911</text:p>
          </table:table-cell>
          <table:table-cell table:style-name="ce8" office:value-type="string" calcext:value-type="string">
            <text:p>ceip-elsllorers</text:p>
          </table:table-cell>
          <table:table-cell table:style-name="ce8" office:value-type="string" calcext:value-type="string">
            <text:p>Escola Els Llorers</text:p>
          </table:table-cell>
          <table:table-cell table:number-columns-repeated="986"/>
        </table:table-row>
        <table:table-row table:style-name="ro1">
          <table:table-cell table:formula="of:=&quot;&quot; &amp; CHAR(CODE([.B102])-49) &amp; MID([.B102];2;7)" office:value-type="string" office:string-value="08001923" calcext:value-type="string">
            <text:p>08001923</text:p>
          </table:table-cell>
          <table:table-cell table:style-name="ce8" office:value-type="string" calcext:value-type="string">
            <text:p>a8001923</text:p>
          </table:table-cell>
          <table:table-cell table:style-name="ce8" office:value-type="string" calcext:value-type="string">
            <text:p>ceip-diputacio</text:p>
          </table:table-cell>
          <table:table-cell table:style-name="ce8" office:value-type="string" calcext:value-type="string">
            <text:p>Escola Diputació</text:p>
          </table:table-cell>
          <table:table-cell table:number-columns-repeated="986"/>
        </table:table-row>
        <table:table-row table:style-name="ro1">
          <table:table-cell table:formula="of:=&quot;&quot; &amp; CHAR(CODE([.B103])-49) &amp; MID([.B103];2;7)" office:value-type="string" office:string-value="08001947" calcext:value-type="string">
            <text:p>08001947</text:p>
          </table:table-cell>
          <table:table-cell table:style-name="ce8" office:value-type="string" calcext:value-type="string">
            <text:p>a8001947</text:p>
          </table:table-cell>
          <table:table-cell table:style-name="ce8" office:value-type="string" calcext:value-type="string">
            <text:p>ceip-mallorca</text:p>
          </table:table-cell>
          <table:table-cell table:style-name="ce8" office:value-type="string" calcext:value-type="string">
            <text:p>Escola Mallorca</text:p>
          </table:table-cell>
          <table:table-cell table:number-columns-repeated="986"/>
        </table:table-row>
        <table:table-row table:style-name="ro1">
          <table:table-cell table:formula="of:=&quot;&quot; &amp; CHAR(CODE([.B104])-49) &amp; MID([.B104];2;7)" office:value-type="string" office:string-value="08002009" calcext:value-type="string">
            <text:p>08002009</text:p>
          </table:table-cell>
          <table:table-cell table:style-name="ce8" office:value-type="string" calcext:value-type="string">
            <text:p>a8002009</text:p>
          </table:table-cell>
          <table:table-cell table:style-name="ce8" office:value-type="string" calcext:value-type="string">
            <text:p>escola-francescmacia</text:p>
          </table:table-cell>
          <table:table-cell table:style-name="ce8" office:value-type="string" calcext:value-type="string">
            <text:p>Escola Francesc Macià</text:p>
          </table:table-cell>
          <table:table-cell table:number-columns-repeated="986"/>
        </table:table-row>
        <table:table-row table:style-name="ro1">
          <table:table-cell table:formula="of:=&quot;&quot; &amp; CHAR(CODE([.B105])-49) &amp; MID([.B105];2;7)" office:value-type="string" office:string-value="08002010" calcext:value-type="string">
            <text:p>08002010</text:p>
          </table:table-cell>
          <table:table-cell table:style-name="ce8" office:value-type="string" calcext:value-type="string">
            <text:p>a8002010</text:p>
          </table:table-cell>
          <table:table-cell table:style-name="ce8" office:value-type="string" calcext:value-type="string">
            <text:p>ceiplluisvives</text:p>
          </table:table-cell>
          <table:table-cell table:style-name="ce8" office:value-type="string" calcext:value-type="string">
            <text:p>Escola Lluís Vives</text:p>
          </table:table-cell>
          <table:table-cell table:number-columns-repeated="986"/>
        </table:table-row>
        <table:table-row table:style-name="ro1">
          <table:table-cell table:formula="of:=&quot;&quot; &amp; CHAR(CODE([.B106])-49) &amp; MID([.B106];2;7)" office:value-type="string" office:string-value="08002058" calcext:value-type="string">
            <text:p>08002058</text:p>
          </table:table-cell>
          <table:table-cell table:style-name="ce8" office:value-type="string" calcext:value-type="string">
            <text:p>a8002058</text:p>
          </table:table-cell>
          <table:table-cell table:style-name="ce8" office:value-type="string" calcext:value-type="string">
            <text:p>escolapractiquesbcn</text:p>
          </table:table-cell>
          <table:table-cell table:style-name="ce8" office:value-type="string" calcext:value-type="string">
            <text:p>Escola Pràctiques</text:p>
          </table:table-cell>
          <table:table-cell table:number-columns-repeated="986"/>
        </table:table-row>
        <table:table-row table:style-name="ro1">
          <table:table-cell table:formula="of:=&quot;&quot; &amp; CHAR(CODE([.B107])-49) &amp; MID([.B107];2;7)" office:value-type="string" office:string-value="08002174" calcext:value-type="string">
            <text:p>08002174</text:p>
          </table:table-cell>
          <table:table-cell table:style-name="ce8" office:value-type="string" calcext:value-type="string">
            <text:p>a8002174</text:p>
          </table:table-cell>
          <table:table-cell table:style-name="ce8" office:value-type="string" calcext:value-type="string">
            <text:p>escbaldirireixac</text:p>
          </table:table-cell>
          <table:table-cell table:style-name="ce8" office:value-type="string" calcext:value-type="string">
            <text:p>Escola Baldiri Reixac</text:p>
          </table:table-cell>
          <table:table-cell table:number-columns-repeated="986"/>
        </table:table-row>
        <table:table-row table:style-name="ro1">
          <table:table-cell table:formula="of:=&quot;&quot; &amp; CHAR(CODE([.B108])-49) &amp; MID([.B108];2;7)" office:value-type="string" office:string-value="08002186" calcext:value-type="string">
            <text:p>08002186</text:p>
          </table:table-cell>
          <table:table-cell table:style-name="ce8" office:value-type="string" calcext:value-type="string">
            <text:p>a8002186</text:p>
          </table:table-cell>
          <table:table-cell table:style-name="ce8" office:value-type="string" calcext:value-type="string">
            <text:p>ceip-mddmontserrat-horta</text:p>
          </table:table-cell>
          <table:table-cell table:style-name="ce8" office:value-type="string" calcext:value-type="string">
            <text:p>Escola Mare de Déu de Montserrat</text:p>
          </table:table-cell>
          <table:table-cell table:number-columns-repeated="986"/>
        </table:table-row>
        <table:table-row table:style-name="ro1">
          <table:table-cell table:formula="of:=&quot;&quot; &amp; CHAR(CODE([.B109])-49) &amp; MID([.B109];2;7)" office:value-type="string" office:string-value="08002198" calcext:value-type="string">
            <text:p>08002198</text:p>
          </table:table-cell>
          <table:table-cell table:style-name="ce8" office:value-type="string" calcext:value-type="string">
            <text:p>a8002198</text:p>
          </table:table-cell>
          <table:table-cell table:style-name="ce8" office:value-type="string" calcext:value-type="string">
            <text:p>ceiplafarigola</text:p>
          </table:table-cell>
          <table:table-cell table:style-name="ce8" office:value-type="string" calcext:value-type="string">
            <text:p>Esola La Farigola de Vallcarca</text:p>
          </table:table-cell>
          <table:table-cell table:number-columns-repeated="986"/>
        </table:table-row>
        <table:table-row table:style-name="ro1">
          <table:table-cell table:formula="of:=&quot;&quot; &amp; CHAR(CODE([.B110])-49) &amp; MID([.B110];2;7)" office:value-type="string" office:string-value="08002204" calcext:value-type="string">
            <text:p>08002204</text:p>
          </table:table-cell>
          <table:table-cell table:style-name="ce8" office:value-type="string" calcext:value-type="string">
            <text:p>a8002204</text:p>
          </table:table-cell>
          <table:table-cell table:style-name="ce8" office:value-type="string" calcext:value-type="string">
            <text:p>ceipmontseny-barcelona</text:p>
          </table:table-cell>
          <table:table-cell table:style-name="ce8" office:value-type="string" calcext:value-type="string">
            <text:p>Escola Montseny</text:p>
          </table:table-cell>
          <table:table-cell table:number-columns-repeated="986"/>
        </table:table-row>
        <table:table-row table:style-name="ro1">
          <table:table-cell table:formula="of:=&quot;&quot; &amp; CHAR(CODE([.B111])-49) &amp; MID([.B111];2;7)" office:value-type="string" office:string-value="08002216" calcext:value-type="string">
            <text:p>08002216</text:p>
          </table:table-cell>
          <table:table-cell table:style-name="ce8" office:value-type="string" calcext:value-type="string">
            <text:p>a8002216</text:p>
          </table:table-cell>
          <table:table-cell table:style-name="ce8" office:value-type="string" calcext:value-type="string">
            <text:p>escolasagarra</text:p>
          </table:table-cell>
          <table:table-cell table:style-name="ce8" office:value-type="string" calcext:value-type="string">
            <text:p>Escola Josep Maria de Sagarra</text:p>
          </table:table-cell>
          <table:table-cell table:number-columns-repeated="986"/>
        </table:table-row>
        <table:table-row table:style-name="ro1">
          <table:table-cell table:formula="of:=&quot;&quot; &amp; CHAR(CODE([.B112])-49) &amp; MID([.B112];2;7)" office:value-type="string" office:string-value="08002277" calcext:value-type="string">
            <text:p>08002277</text:p>
          </table:table-cell>
          <table:table-cell table:style-name="ce8" office:value-type="string" calcext:value-type="string">
            <text:p>a8002277</text:p>
          </table:table-cell>
          <table:table-cell table:style-name="ce8" office:value-type="string" calcext:value-type="string">
            <text:p>ceipcalderon</text:p>
          </table:table-cell>
          <table:table-cell table:style-name="ce8" office:value-type="string" calcext:value-type="string">
            <text:p>Escola Calderón de la Barca</text:p>
          </table:table-cell>
          <table:table-cell table:number-columns-repeated="986"/>
        </table:table-row>
        <table:table-row table:style-name="ro1">
          <table:table-cell table:formula="of:=&quot;&quot; &amp; CHAR(CODE([.B113])-49) &amp; MID([.B113];2;7)" office:value-type="string" office:string-value="08002290" calcext:value-type="string">
            <text:p>08002290</text:p>
          </table:table-cell>
          <table:table-cell table:style-name="ce8" office:value-type="string" calcext:value-type="string">
            <text:p>a8002290</text:p>
          </table:table-cell>
          <table:table-cell table:style-name="ce8" office:value-type="string" calcext:value-type="string">
            <text:p>ceipemili-juncadella</text:p>
          </table:table-cell>
          <table:table-cell table:style-name="ce8" office:value-type="string" calcext:value-type="string">
            <text:p>Escola Emili Juncadella</text:p>
          </table:table-cell>
          <table:table-cell table:number-columns-repeated="986"/>
        </table:table-row>
        <table:table-row table:style-name="ro1">
          <table:table-cell table:formula="of:=&quot;&quot; &amp; CHAR(CODE([.B114])-49) &amp; MID([.B114];2;7)" office:value-type="string" office:string-value="08002320" calcext:value-type="string">
            <text:p>08002320</text:p>
          </table:table-cell>
          <table:table-cell table:style-name="ce8" office:value-type="string" calcext:value-type="string">
            <text:p>a8002320</text:p>
          </table:table-cell>
          <table:table-cell table:style-name="ce8" office:value-type="string" calcext:value-type="string">
            <text:p>escolaciutatcomtal</text:p>
          </table:table-cell>
          <table:table-cell table:style-name="ce8" office:value-type="string" calcext:value-type="string">
            <text:p>Escola Ciutat Comtal</text:p>
          </table:table-cell>
          <table:table-cell table:number-columns-repeated="986"/>
        </table:table-row>
        <table:table-row table:style-name="ro1">
          <table:table-cell table:formula="of:=&quot;&quot; &amp; CHAR(CODE([.B115])-49) &amp; MID([.B115];2;7)" office:value-type="string" office:string-value="08002344" calcext:value-type="string">
            <text:p>08002344</text:p>
          </table:table-cell>
          <table:table-cell table:style-name="ce8" office:value-type="string" calcext:value-type="string">
            <text:p>a8002344</text:p>
          </table:table-cell>
          <table:table-cell table:style-name="ce8" office:value-type="string" calcext:value-type="string">
            <text:p>escola-elturo-bcn</text:p>
          </table:table-cell>
          <table:table-cell table:style-name="ce8" office:value-type="string" calcext:value-type="string">
            <text:p>Escola El Turó</text:p>
          </table:table-cell>
          <table:table-cell table:number-columns-repeated="986"/>
        </table:table-row>
        <table:table-row table:style-name="ro1">
          <table:table-cell table:formula="of:=&quot;&quot; &amp; CHAR(CODE([.B116])-49) &amp; MID([.B116];2;7)" office:value-type="string" office:string-value="08002368" calcext:value-type="string">
            <text:p>08002368</text:p>
          </table:table-cell>
          <table:table-cell table:style-name="ce8" office:value-type="string" calcext:value-type="string">
            <text:p>a8002368</text:p>
          </table:table-cell>
          <table:table-cell table:style-name="ce8" office:value-type="string" calcext:value-type="string">
            <text:p>ceip-timbaler</text:p>
          </table:table-cell>
          <table:table-cell table:style-name="ce8" office:value-type="string" calcext:value-type="string">
            <text:p>Escola Timbaler del Bruc</text:p>
          </table:table-cell>
          <table:table-cell table:number-columns-repeated="986"/>
        </table:table-row>
        <table:table-row table:style-name="ro1">
          <table:table-cell table:formula="of:=&quot;&quot; &amp; CHAR(CODE([.B117])-49) &amp; MID([.B117];2;7)" office:value-type="string" office:string-value="08002393" calcext:value-type="string">
            <text:p>08002393</text:p>
          </table:table-cell>
          <table:table-cell table:style-name="ce8" office:value-type="string" calcext:value-type="string">
            <text:p>a8002393</text:p>
          </table:table-cell>
          <table:table-cell table:style-name="ce8" office:value-type="string" calcext:value-type="string">
            <text:p>esc-larcstmarti</text:p>
          </table:table-cell>
          <table:table-cell table:style-name="ce8" office:value-type="string" calcext:value-type="string">
            <text:p>Escola L'Arc de Sant Martí</text:p>
          </table:table-cell>
          <table:table-cell table:number-columns-repeated="986"/>
        </table:table-row>
        <table:table-row table:style-name="ro1">
          <table:table-cell table:formula="of:=&quot;&quot; &amp; CHAR(CODE([.B118])-49) &amp; MID([.B118];2;7)" office:value-type="string" office:string-value="08002459" calcext:value-type="string">
            <text:p>08002459</text:p>
          </table:table-cell>
          <table:table-cell table:style-name="ce8" office:value-type="string" calcext:value-type="string">
            <text:p>a8002459</text:p>
          </table:table-cell>
          <table:table-cell table:style-name="ce8" office:value-type="string" calcext:value-type="string">
            <text:p>escolaelisenda</text:p>
          </table:table-cell>
          <table:table-cell table:style-name="ce8" office:value-type="string" calcext:value-type="string">
            <text:p>Escola Elisenda de Montcada</text:p>
          </table:table-cell>
          <table:table-cell table:number-columns-repeated="986"/>
        </table:table-row>
        <table:table-row table:style-name="ro1">
          <table:table-cell table:formula="of:=&quot;&quot; &amp; CHAR(CODE([.B119])-49) &amp; MID([.B119];2;7)" office:value-type="string" office:string-value="08002484" calcext:value-type="string">
            <text:p>08002484</text:p>
          </table:table-cell>
          <table:table-cell table:style-name="ce8" office:value-type="string" calcext:value-type="string">
            <text:p>a8002484</text:p>
          </table:table-cell>
          <table:table-cell table:style-name="ce8" office:value-type="string" calcext:value-type="string">
            <text:p>ceip-aiguamarina-bcn</text:p>
          </table:table-cell>
          <table:table-cell table:style-name="ce8" office:value-type="string" calcext:value-type="string">
            <text:p>Escola Aiguamarina</text:p>
          </table:table-cell>
          <table:table-cell table:number-columns-repeated="986"/>
        </table:table-row>
        <table:table-row table:style-name="ro1">
          <table:table-cell table:formula="of:=&quot;&quot; &amp; CHAR(CODE([.B120])-49) &amp; MID([.B120];2;7)" office:value-type="string" office:string-value="08002526" calcext:value-type="string">
            <text:p>08002526</text:p>
          </table:table-cell>
          <table:table-cell table:style-name="ce8" office:value-type="string" calcext:value-type="string">
            <text:p>a8002526</text:p>
          </table:table-cell>
          <table:table-cell table:style-name="ce8" office:value-type="string" calcext:value-type="string">
            <text:p>ceiptibidabo</text:p>
          </table:table-cell>
          <table:table-cell table:style-name="ce8" office:value-type="string" calcext:value-type="string">
            <text:p>Escola Tibidabo</text:p>
          </table:table-cell>
          <table:table-cell table:number-columns-repeated="986"/>
        </table:table-row>
        <table:table-row table:style-name="ro1">
          <table:table-cell table:formula="of:=&quot;&quot; &amp; CHAR(CODE([.B121])-49) &amp; MID([.B121];2;7)" office:value-type="string" office:string-value="08002538" calcext:value-type="string">
            <text:p>08002538</text:p>
          </table:table-cell>
          <table:table-cell table:style-name="ce8" office:value-type="string" calcext:value-type="string">
            <text:p>a8002538</text:p>
          </table:table-cell>
          <table:table-cell table:style-name="ce8" office:value-type="string" calcext:value-type="string">
            <text:p>ceipvictorcatala</text:p>
          </table:table-cell>
          <table:table-cell table:style-name="ce8" office:value-type="string" calcext:value-type="string">
            <text:p>Escola Víctor Català</text:p>
          </table:table-cell>
          <table:table-cell table:number-columns-repeated="986"/>
        </table:table-row>
        <table:table-row table:style-name="ro1">
          <table:table-cell table:formula="of:=&quot;&quot; &amp; CHAR(CODE([.B122])-49) &amp; MID([.B122];2;7)" office:value-type="string" office:string-value="08002551" calcext:value-type="string">
            <text:p>08002551</text:p>
          </table:table-cell>
          <table:table-cell table:style-name="ce8" office:value-type="string" calcext:value-type="string">
            <text:p>a8002551</text:p>
          </table:table-cell>
          <table:table-cell table:style-name="ce8" office:value-type="string" calcext:value-type="string">
            <text:p>esc-molidefinestrelles</text:p>
          </table:table-cell>
          <table:table-cell table:style-name="ce8" office:value-type="string" calcext:value-type="string">
            <text:p>Escola Molí de Finestrelles</text:p>
          </table:table-cell>
          <table:table-cell table:number-columns-repeated="986"/>
        </table:table-row>
        <table:table-row table:style-name="ro1">
          <table:table-cell table:formula="of:=&quot;&quot; &amp; CHAR(CODE([.B123])-49) &amp; MID([.B123];2;7)" office:value-type="string" office:string-value="08002575" calcext:value-type="string">
            <text:p>08002575</text:p>
          </table:table-cell>
          <table:table-cell table:style-name="ce8" office:value-type="string" calcext:value-type="string">
            <text:p>a8002575</text:p>
          </table:table-cell>
          <table:table-cell table:style-name="ce8" office:value-type="string" calcext:value-type="string">
            <text:p>ceiplapaubcn</text:p>
          </table:table-cell>
          <table:table-cell table:style-name="ce8" office:value-type="string" calcext:value-type="string">
            <text:p>Escola La Pau</text:p>
          </table:table-cell>
          <table:table-cell table:number-columns-repeated="986"/>
        </table:table-row>
        <table:table-row table:style-name="ro1">
          <table:table-cell table:formula="of:=&quot;&quot; &amp; CHAR(CODE([.B124])-49) &amp; MID([.B124];2;7)" office:value-type="string" office:string-value="08002587" calcext:value-type="string">
            <text:p>08002587</text:p>
          </table:table-cell>
          <table:table-cell table:style-name="ce8" office:value-type="string" calcext:value-type="string">
            <text:p>a8002587</text:p>
          </table:table-cell>
          <table:table-cell table:style-name="ce8" office:value-type="string" calcext:value-type="string">
            <text:p>esc-concepcion-arenal</text:p>
          </table:table-cell>
          <table:table-cell table:style-name="ce8" office:value-type="string" calcext:value-type="string">
            <text:p>Escola Concepción Arenal</text:p>
          </table:table-cell>
          <table:table-cell table:number-columns-repeated="986"/>
        </table:table-row>
        <table:table-row table:style-name="ro1">
          <table:table-cell table:formula="of:=&quot;&quot; &amp; CHAR(CODE([.B125])-49) &amp; MID([.B125];2;7)" office:value-type="string" office:string-value="08002599" calcext:value-type="string">
            <text:p>08002599</text:p>
          </table:table-cell>
          <table:table-cell table:style-name="ce8" office:value-type="string" calcext:value-type="string">
            <text:p>a8002599</text:p>
          </table:table-cell>
          <table:table-cell table:style-name="ce8" office:value-type="string" calcext:value-type="string">
            <text:p>ceip-eduard-marquina</text:p>
          </table:table-cell>
          <table:table-cell table:style-name="ce8" office:value-type="string" calcext:value-type="string">
            <text:p>Escola Eduard Marquina</text:p>
          </table:table-cell>
          <table:table-cell table:number-columns-repeated="986"/>
        </table:table-row>
        <table:table-row table:style-name="ro1">
          <table:table-cell table:formula="of:=&quot;&quot; &amp; CHAR(CODE([.B126])-49) &amp; MID([.B126];2;7)" office:value-type="string" office:string-value="08002617" calcext:value-type="string">
            <text:p>08002617</text:p>
          </table:table-cell>
          <table:table-cell table:style-name="ce8" office:value-type="string" calcext:value-type="string">
            <text:p>a8002617</text:p>
          </table:table-cell>
          <table:table-cell table:style-name="ce8" office:value-type="string" calcext:value-type="string">
            <text:p>escolarambletadelclot</text:p>
          </table:table-cell>
          <table:table-cell table:style-name="ce8" office:value-type="string" calcext:value-type="string">
            <text:p>Escola Rambleta del Clot</text:p>
          </table:table-cell>
          <table:table-cell table:number-columns-repeated="986"/>
        </table:table-row>
        <table:table-row table:style-name="ro1">
          <table:table-cell table:formula="of:=&quot;&quot; &amp; CHAR(CODE([.B127])-49) &amp; MID([.B127];2;7)" office:value-type="string" office:string-value="08002630" calcext:value-type="string">
            <text:p>08002630</text:p>
          </table:table-cell>
          <table:table-cell table:style-name="ce8" office:value-type="string" calcext:value-type="string">
            <text:p>a8002630</text:p>
          </table:table-cell>
          <table:table-cell table:style-name="ce8" office:value-type="string" calcext:value-type="string">
            <text:p>escolaelsporxos</text:p>
          </table:table-cell>
          <table:table-cell table:style-name="ce8" office:value-type="string" calcext:value-type="string">
            <text:p>Escola Els Porxos</text:p>
          </table:table-cell>
          <table:table-cell table:number-columns-repeated="986"/>
        </table:table-row>
        <table:table-row table:style-name="ro1">
          <table:table-cell table:formula="of:=&quot;&quot; &amp; CHAR(CODE([.B128])-49) &amp; MID([.B128];2;7)" office:value-type="string" office:string-value="08002642" calcext:value-type="string">
            <text:p>08002642</text:p>
          </table:table-cell>
          <table:table-cell table:style-name="ce8" office:value-type="string" calcext:value-type="string">
            <text:p>a8002642</text:p>
          </table:table-cell>
          <table:table-cell table:style-name="ce8" office:value-type="string" calcext:value-type="string">
            <text:p>escolapoblenou</text:p>
          </table:table-cell>
          <table:table-cell table:style-name="ce8" office:value-type="string" calcext:value-type="string">
            <text:p>Escola Poblenou</text:p>
          </table:table-cell>
          <table:table-cell table:number-columns-repeated="986"/>
        </table:table-row>
        <table:table-row table:style-name="ro1">
          <table:table-cell table:formula="of:=&quot;&quot; &amp; CHAR(CODE([.B129])-49) &amp; MID([.B129];2;7)" office:value-type="string" office:string-value="08002654" calcext:value-type="string">
            <text:p>08002654</text:p>
          </table:table-cell>
          <table:table-cell table:style-name="ce8" office:value-type="string" calcext:value-type="string">
            <text:p>a8002654</text:p>
          </table:table-cell>
          <table:table-cell table:style-name="ce8" office:value-type="string" calcext:value-type="string">
            <text:p>escolaprim</text:p>
          </table:table-cell>
          <table:table-cell table:style-name="ce8" office:value-type="string" calcext:value-type="string">
            <text:p>Escola Prim</text:p>
          </table:table-cell>
          <table:table-cell table:number-columns-repeated="986"/>
        </table:table-row>
        <table:table-row table:style-name="ro1">
          <table:table-cell table:formula="of:=&quot;&quot; &amp; CHAR(CODE([.B130])-49) &amp; MID([.B130];2;7)" office:value-type="string" office:string-value="08002666" calcext:value-type="string">
            <text:p>08002666</text:p>
          </table:table-cell>
          <table:table-cell table:style-name="ce8" office:value-type="string" calcext:value-type="string">
            <text:p>a8002666</text:p>
          </table:table-cell>
          <table:table-cell table:style-name="ce8" office:value-type="string" calcext:value-type="string">
            <text:p>ceeconchaespina</text:p>
          </table:table-cell>
          <table:table-cell table:style-name="ce8" office:value-type="string" calcext:value-type="string">
            <text:p>CEE Concha Espina</text:p>
          </table:table-cell>
          <table:table-cell table:number-columns-repeated="986"/>
        </table:table-row>
        <table:table-row table:style-name="ro1">
          <table:table-cell table:formula="of:=&quot;&quot; &amp; CHAR(CODE([.B131])-49) &amp; MID([.B131];2;7)" office:value-type="string" office:string-value="08002678" calcext:value-type="string">
            <text:p>08002678</text:p>
          </table:table-cell>
          <table:table-cell table:style-name="ce8" office:value-type="string" calcext:value-type="string">
            <text:p>a8002678</text:p>
          </table:table-cell>
          <table:table-cell table:style-name="ce8" office:value-type="string" calcext:value-type="string">
            <text:p>ceipausiasmarch</text:p>
          </table:table-cell>
          <table:table-cell table:style-name="ce8" office:value-type="string" calcext:value-type="string">
            <text:p>Escola Ausiàs March</text:p>
          </table:table-cell>
          <table:table-cell table:number-columns-repeated="986"/>
        </table:table-row>
        <table:table-row table:style-name="ro1">
          <table:table-cell table:formula="of:=&quot;&quot; &amp; CHAR(CODE([.B132])-49) &amp; MID([.B132];2;7)" office:value-type="string" office:string-value="08002721" calcext:value-type="string">
            <text:p>08002721</text:p>
          </table:table-cell>
          <table:table-cell table:style-name="ce8" office:value-type="string" calcext:value-type="string">
            <text:p>a8002721</text:p>
          </table:table-cell>
          <table:table-cell table:style-name="ce8" office:value-type="string" calcext:value-type="string">
            <text:p>escolafontfargas</text:p>
          </table:table-cell>
          <table:table-cell table:style-name="ce8" office:value-type="string" calcext:value-type="string">
            <text:p>Escola Font d'en Fargas</text:p>
          </table:table-cell>
          <table:table-cell table:number-columns-repeated="986"/>
        </table:table-row>
        <table:table-row table:style-name="ro1">
          <table:table-cell table:formula="of:=&quot;&quot; &amp; CHAR(CODE([.B133])-49) &amp; MID([.B133];2;7)" office:value-type="string" office:string-value="08002745" calcext:value-type="string">
            <text:p>08002745</text:p>
          </table:table-cell>
          <table:table-cell table:style-name="ce8" office:value-type="string" calcext:value-type="string">
            <text:p>a8002745</text:p>
          </table:table-cell>
          <table:table-cell table:style-name="ce8" office:value-type="string" calcext:value-type="string">
            <text:p>ceipelcarmel</text:p>
          </table:table-cell>
          <table:table-cell table:style-name="ce8" office:value-type="string" calcext:value-type="string">
            <text:p>Escola El Carmel</text:p>
          </table:table-cell>
          <table:table-cell table:number-columns-repeated="986"/>
        </table:table-row>
        <table:table-row table:style-name="ro1">
          <table:table-cell table:formula="of:=&quot;&quot; &amp; CHAR(CODE([.B134])-49) &amp; MID([.B134];2;7)" office:value-type="string" office:string-value="08002770" calcext:value-type="string">
            <text:p>08002770</text:p>
          </table:table-cell>
          <table:table-cell table:style-name="ce8" office:value-type="string" calcext:value-type="string">
            <text:p>a8002770</text:p>
          </table:table-cell>
          <table:table-cell table:style-name="ce8" office:value-type="string" calcext:value-type="string">
            <text:p>escola-agora</text:p>
          </table:table-cell>
          <table:table-cell table:style-name="ce8" office:value-type="string" calcext:value-type="string">
            <text:p>Escola Àgora</text:p>
          </table:table-cell>
          <table:table-cell table:number-columns-repeated="986"/>
        </table:table-row>
        <table:table-row table:style-name="ro1">
          <table:table-cell table:formula="of:=&quot;&quot; &amp; CHAR(CODE([.B135])-49) &amp; MID([.B135];2;7)" office:value-type="string" office:string-value="08002873" calcext:value-type="string">
            <text:p>08002873</text:p>
          </table:table-cell>
          <table:table-cell table:style-name="ce8" office:value-type="string" calcext:value-type="string">
            <text:p>a8002873</text:p>
          </table:table-cell>
          <table:table-cell table:style-name="ce8" office:value-type="string" calcext:value-type="string">
            <text:p>ceipbacderoda</text:p>
          </table:table-cell>
          <table:table-cell table:style-name="ce8" office:value-type="string" calcext:value-type="string">
            <text:p>Escola Bac de Roda</text:p>
          </table:table-cell>
          <table:table-cell table:number-columns-repeated="986"/>
        </table:table-row>
        <table:table-row table:style-name="ro1">
          <table:table-cell table:formula="of:=&quot;&quot; &amp; CHAR(CODE([.B136])-49) &amp; MID([.B136];2;7)" office:value-type="string" office:string-value="08002885" calcext:value-type="string">
            <text:p>08002885</text:p>
          </table:table-cell>
          <table:table-cell table:style-name="ce8" office:value-type="string" calcext:value-type="string">
            <text:p>a8002885</text:p>
          </table:table-cell>
          <table:table-cell table:style-name="ce8" office:value-type="string" calcext:value-type="string">
            <text:p>ceip-prosperitat</text:p>
          </table:table-cell>
          <table:table-cell table:style-name="ce8" office:value-type="string" calcext:value-type="string">
            <text:p>Escola Prosperitat</text:p>
          </table:table-cell>
          <table:table-cell table:number-columns-repeated="986"/>
        </table:table-row>
        <table:table-row table:style-name="ro1">
          <table:table-cell table:formula="of:=&quot;&quot; &amp; CHAR(CODE([.B137])-49) &amp; MID([.B137];2;7)" office:value-type="string" office:string-value="08002897" calcext:value-type="string">
            <text:p>08002897</text:p>
          </table:table-cell>
          <table:table-cell table:style-name="ce8" office:value-type="string" calcext:value-type="string">
            <text:p>a8002897</text:p>
          </table:table-cell>
          <table:table-cell table:style-name="ce8" office:value-type="string" calcext:value-type="string">
            <text:p>escolamestremorera</text:p>
          </table:table-cell>
          <table:table-cell table:style-name="ce8" office:value-type="string" calcext:value-type="string">
            <text:p>Escola Mestre Morera</text:p>
          </table:table-cell>
          <table:table-cell table:number-columns-repeated="986"/>
        </table:table-row>
        <table:table-row table:style-name="ro1">
          <table:table-cell table:formula="of:=&quot;&quot; &amp; CHAR(CODE([.B138])-49) &amp; MID([.B138];2;7)" office:value-type="string" office:string-value="08002903" calcext:value-type="string">
            <text:p>08002903</text:p>
          </table:table-cell>
          <table:table-cell table:style-name="ce8" office:value-type="string" calcext:value-type="string">
            <text:p>a8002903</text:p>
          </table:table-cell>
          <table:table-cell table:style-name="ce8" office:value-type="string" calcext:value-type="string">
            <text:p>ceesantjoandelacreu</text:p>
          </table:table-cell>
          <table:table-cell table:style-name="ce8" office:value-type="string" calcext:value-type="string">
            <text:p>CEE Sant Joan de la Creu</text:p>
          </table:table-cell>
          <table:table-cell table:number-columns-repeated="986"/>
        </table:table-row>
        <table:table-row table:style-name="ro1">
          <table:table-cell table:formula="of:=&quot;&quot; &amp; CHAR(CODE([.B139])-49) &amp; MID([.B139];2;7)" office:value-type="string" office:string-value="08002915" calcext:value-type="string">
            <text:p>08002915</text:p>
          </table:table-cell>
          <table:table-cell table:style-name="ce8" office:value-type="string" calcext:value-type="string">
            <text:p>a8002915</text:p>
          </table:table-cell>
          <table:table-cell table:style-name="ce8" office:value-type="string" calcext:value-type="string">
            <text:p>escolabrasil</text:p>
          </table:table-cell>
          <table:table-cell table:style-name="ce8" office:value-type="string" calcext:value-type="string">
            <text:p>Escola Brasil</text:p>
          </table:table-cell>
          <table:table-cell table:number-columns-repeated="986"/>
        </table:table-row>
        <table:table-row table:style-name="ro1">
          <table:table-cell table:formula="of:=&quot;&quot; &amp; CHAR(CODE([.B140])-49) &amp; MID([.B140];2;7)" office:value-type="string" office:string-value="08002952" calcext:value-type="string">
            <text:p>08002952</text:p>
          </table:table-cell>
          <table:table-cell table:style-name="ce8" office:value-type="string" calcext:value-type="string">
            <text:p>a8002952</text:p>
          </table:table-cell>
          <table:table-cell table:style-name="ce8" office:value-type="string" calcext:value-type="string">
            <text:p>ceip-enric-granados</text:p>
          </table:table-cell>
          <table:table-cell table:style-name="ce8" office:value-type="string" calcext:value-type="string">
            <text:p>Escola Enric Granados</text:p>
          </table:table-cell>
          <table:table-cell table:number-columns-repeated="986"/>
        </table:table-row>
        <table:table-row table:style-name="ro1">
          <table:table-cell table:formula="of:=&quot;&quot; &amp; CHAR(CODE([.B141])-49) &amp; MID([.B141];2;7)" office:value-type="string" office:string-value="08002976" calcext:value-type="string">
            <text:p>08002976</text:p>
          </table:table-cell>
          <table:table-cell table:style-name="ce8" office:value-type="string" calcext:value-type="string">
            <text:p>a8002976</text:p>
          </table:table-cell>
          <table:table-cell table:style-name="ce8" office:value-type="string" calcext:value-type="string">
            <text:p>ceipramoncasas</text:p>
          </table:table-cell>
          <table:table-cell table:style-name="ce8" office:value-type="string" calcext:value-type="string">
            <text:p>Escola Ramon Casas</text:p>
          </table:table-cell>
          <table:table-cell table:number-columns-repeated="986"/>
        </table:table-row>
        <table:table-row table:style-name="ro1">
          <table:table-cell table:formula="of:=&quot;&quot; &amp; CHAR(CODE([.B142])-49) &amp; MID([.B142];2;7)" office:value-type="string" office:string-value="08002988" calcext:value-type="string">
            <text:p>08002988</text:p>
          </table:table-cell>
          <table:table-cell table:style-name="ce8" office:value-type="string" calcext:value-type="string">
            <text:p>a8002988</text:p>
          </table:table-cell>
          <table:table-cell table:style-name="ce8" office:value-type="string" calcext:value-type="string">
            <text:p>ceip-parepoveda</text:p>
          </table:table-cell>
          <table:table-cell table:style-name="ce8" office:value-type="string" calcext:value-type="string">
            <text:p>Escola Pare Poveda</text:p>
          </table:table-cell>
          <table:table-cell table:number-columns-repeated="986"/>
        </table:table-row>
        <table:table-row table:style-name="ro1">
          <table:table-cell table:formula="of:=&quot;&quot; &amp; CHAR(CODE([.B143])-49) &amp; MID([.B143];2;7)" office:value-type="string" office:string-value="08002991" calcext:value-type="string">
            <text:p>08002991</text:p>
          </table:table-cell>
          <table:table-cell table:style-name="ce8" office:value-type="string" calcext:value-type="string">
            <text:p>a8002991</text:p>
          </table:table-cell>
          <table:table-cell table:style-name="ce8" office:value-type="string" calcext:value-type="string">
            <text:p>ceipcascavell</text:p>
          </table:table-cell>
          <table:table-cell table:style-name="ce8" office:value-type="string" calcext:value-type="string">
            <text:p>Escola Cascavell</text:p>
          </table:table-cell>
          <table:table-cell table:number-columns-repeated="986"/>
        </table:table-row>
        <table:table-row table:style-name="ro1">
          <table:table-cell table:formula="of:=&quot;&quot; &amp; CHAR(CODE([.B144])-49) &amp; MID([.B144];2;7)" office:value-type="string" office:string-value="08003491" calcext:value-type="string">
            <text:p>08003491</text:p>
          </table:table-cell>
          <table:table-cell table:style-name="ce8" office:value-type="string" calcext:value-type="string">
            <text:p>a8003491</text:p>
          </table:table-cell>
          <table:table-cell table:style-name="ce8" office:value-type="string" calcext:value-type="string">
            <text:p>escoladebosc</text:p>
          </table:table-cell>
          <table:table-cell table:style-name="ce8" office:value-type="string" calcext:value-type="string">
            <text:p>Escola de Bosc de Montjuïc</text:p>
          </table:table-cell>
          <table:table-cell table:number-columns-repeated="986"/>
        </table:table-row>
        <table:table-row table:style-name="ro1">
          <table:table-cell table:formula="of:=&quot;&quot; &amp; CHAR(CODE([.B145])-49) &amp; MID([.B145];2;7)" office:value-type="string" office:string-value="08003695" calcext:value-type="string">
            <text:p>08003695</text:p>
          </table:table-cell>
          <table:table-cell table:style-name="ce8" office:value-type="string" calcext:value-type="string">
            <text:p>a8003695</text:p>
          </table:table-cell>
          <table:table-cell table:style-name="ce8" office:value-type="string" calcext:value-type="string">
            <text:p>escolabarkeno</text:p>
          </table:table-cell>
          <table:table-cell table:style-name="ce8" office:value-type="string" calcext:value-type="string">
            <text:p>Escola Bàrkeno</text:p>
          </table:table-cell>
          <table:table-cell table:number-columns-repeated="986"/>
        </table:table-row>
        <table:table-row table:style-name="ro1">
          <table:table-cell table:formula="of:=&quot;&quot; &amp; CHAR(CODE([.B146])-49) &amp; MID([.B146];2;7)" office:value-type="string" office:string-value="08004389" calcext:value-type="string">
            <text:p>08004389</text:p>
          </table:table-cell>
          <table:table-cell table:style-name="ce8" office:value-type="string" calcext:value-type="string">
            <text:p>a8004389</text:p>
          </table:table-cell>
          <table:table-cell table:style-name="ce8" office:value-type="string" calcext:value-type="string">
            <text:p>ceipm-reina-violant</text:p>
          </table:table-cell>
          <table:table-cell table:style-name="ce8" office:value-type="string" calcext:value-type="string">
            <text:p>Escola Reina Violant-Comas i Solà</text:p>
          </table:table-cell>
          <table:table-cell table:number-columns-repeated="986"/>
        </table:table-row>
        <table:table-row table:style-name="ro1">
          <table:table-cell table:formula="of:=&quot;&quot; &amp; CHAR(CODE([.B147])-49) &amp; MID([.B147];2;7)" office:value-type="string" office:string-value="08005151" calcext:value-type="string">
            <text:p>08005151</text:p>
          </table:table-cell>
          <table:table-cell table:style-name="ce8" office:value-type="string" calcext:value-type="string">
            <text:p>a8005151</text:p>
          </table:table-cell>
          <table:table-cell table:style-name="ce8" office:value-type="string" calcext:value-type="string">
            <text:p>col-sanfranciscojavier</text:p>
          </table:table-cell>
          <table:table-cell table:style-name="ce8" office:value-type="string" calcext:value-type="string">
            <text:p>Sant Francesc Xavier</text:p>
          </table:table-cell>
          <table:table-cell table:number-columns-repeated="986"/>
        </table:table-row>
        <table:table-row table:style-name="ro1">
          <table:table-cell table:formula="of:=&quot;&quot; &amp; CHAR(CODE([.B148])-49) &amp; MID([.B148];2;7)" office:value-type="string" office:string-value="08007202" calcext:value-type="string">
            <text:p>08007202</text:p>
          </table:table-cell>
          <table:table-cell table:style-name="ce8" office:value-type="string" calcext:value-type="string">
            <text:p>a8007202</text:p>
          </table:table-cell>
          <table:table-cell table:style-name="ce8" office:value-type="string" calcext:value-type="string">
            <text:p>escolampdomenech</text:p>
          </table:table-cell>
          <table:table-cell table:style-name="ce8" office:value-type="string" calcext:value-type="string">
            <text:p>Escola Patronat Domènech</text:p>
          </table:table-cell>
          <table:table-cell table:number-columns-repeated="986"/>
        </table:table-row>
        <table:table-row table:style-name="ro1">
          <table:table-cell table:formula="of:=&quot;&quot; &amp; CHAR(CODE([.B149])-49) &amp; MID([.B149];2;7)" office:value-type="string" office:string-value="08008681" calcext:value-type="string">
            <text:p>08008681</text:p>
          </table:table-cell>
          <table:table-cell table:style-name="ce8" office:value-type="string" calcext:value-type="string">
            <text:p>a8008681</text:p>
          </table:table-cell>
          <table:table-cell table:style-name="ce8" office:value-type="string" calcext:value-type="string">
            <text:p>col-ginestamontcada</text:p>
          </table:table-cell>
          <table:table-cell table:style-name="ce8" office:value-type="string" calcext:value-type="string">
            <text:p>Ginesta</text:p>
          </table:table-cell>
          <table:table-cell table:number-columns-repeated="986"/>
        </table:table-row>
        <table:table-row table:style-name="ro1">
          <table:table-cell table:formula="of:=&quot;&quot; &amp; CHAR(CODE([.B150])-49) &amp; MID([.B150];2;7)" office:value-type="string" office:string-value="08009156" calcext:value-type="string">
            <text:p>08009156</text:p>
          </table:table-cell>
          <table:table-cell table:style-name="ce8" office:value-type="string" calcext:value-type="string">
            <text:p>a8009156</text:p>
          </table:table-cell>
          <table:table-cell table:style-name="ce8" office:value-type="string" calcext:value-type="string">
            <text:p>col-sagrat-cor</text:p>
          </table:table-cell>
          <table:table-cell table:style-name="ce8" office:value-type="string" calcext:value-type="string">
            <text:p>Sagrado Corazón</text:p>
          </table:table-cell>
          <table:table-cell table:number-columns-repeated="986"/>
        </table:table-row>
        <table:table-row table:style-name="ro1">
          <table:table-cell table:formula="of:=&quot;&quot; &amp; CHAR(CODE([.B151])-49) &amp; MID([.B151];2;7)" office:value-type="string" office:string-value="08009171" calcext:value-type="string">
            <text:p>08009171</text:p>
          </table:table-cell>
          <table:table-cell table:style-name="ce8" office:value-type="string" calcext:value-type="string">
            <text:p>a8009171</text:p>
          </table:table-cell>
          <table:table-cell table:style-name="ce8" office:value-type="string" calcext:value-type="string">
            <text:p>ceipmescolacasas</text:p>
          </table:table-cell>
          <table:table-cell table:style-name="ce8" office:value-type="string" calcext:value-type="string">
            <text:p>Escola Casas</text:p>
          </table:table-cell>
          <table:table-cell table:number-columns-repeated="986"/>
        </table:table-row>
        <table:table-row table:style-name="ro1">
          <table:table-cell table:formula="of:=&quot;&quot; &amp; CHAR(CODE([.B152])-49) &amp; MID([.B152];2;7)" office:value-type="string" office:string-value="08010146" calcext:value-type="string">
            <text:p>08010146</text:p>
          </table:table-cell>
          <table:table-cell table:style-name="ce8" office:value-type="string" calcext:value-type="string">
            <text:p>a8010146</text:p>
          </table:table-cell>
          <table:table-cell table:style-name="ce8" office:value-type="string" calcext:value-type="string">
            <text:p>escoladelmar</text:p>
          </table:table-cell>
          <table:table-cell table:style-name="ce8" office:value-type="string" calcext:value-type="string">
            <text:p>Escola del Mar</text:p>
          </table:table-cell>
          <table:table-cell table:number-columns-repeated="986"/>
        </table:table-row>
        <table:table-row table:style-name="ro1">
          <table:table-cell table:formula="of:=&quot;&quot; &amp; CHAR(CODE([.B153])-49) &amp; MID([.B153];2;7)" office:value-type="string" office:string-value="08010201" calcext:value-type="string">
            <text:p>08010201</text:p>
          </table:table-cell>
          <table:table-cell table:style-name="ce8" office:value-type="string" calcext:value-type="string">
            <text:p>a8010201</text:p>
          </table:table-cell>
          <table:table-cell table:style-name="ce8" office:value-type="string" calcext:value-type="string">
            <text:p>escolaparcdelguinardo</text:p>
          </table:table-cell>
          <table:table-cell table:style-name="ce8" office:value-type="string" calcext:value-type="string">
            <text:p>Escola Parc del Guinardó</text:p>
          </table:table-cell>
          <table:table-cell table:number-columns-repeated="986"/>
        </table:table-row>
        <table:table-row table:style-name="ro1">
          <table:table-cell table:formula="of:=&quot;&quot; &amp; CHAR(CODE([.B154])-49) &amp; MID([.B154];2;7)" office:value-type="string" office:string-value="08010304" calcext:value-type="string">
            <text:p>08010304</text:p>
          </table:table-cell>
          <table:table-cell table:style-name="ce8" office:value-type="string" calcext:value-type="string">
            <text:p>a8010304</text:p>
          </table:table-cell>
          <table:table-cell table:style-name="ce8" office:value-type="string" calcext:value-type="string">
            <text:p>colegiosantateresa</text:p>
          </table:table-cell>
          <table:table-cell table:style-name="ce8" office:value-type="string" calcext:value-type="string">
            <text:p>Santa Teresa de Jesús</text:p>
          </table:table-cell>
          <table:table-cell table:number-columns-repeated="986"/>
        </table:table-row>
        <table:table-row table:style-name="ro1">
          <table:table-cell table:formula="of:=&quot;&quot; &amp; CHAR(CODE([.B155])-49) &amp; MID([.B155];2;7)" office:value-type="string" office:string-value="08010912" calcext:value-type="string">
            <text:p>08010912</text:p>
          </table:table-cell>
          <table:table-cell table:style-name="ce8" office:value-type="string" calcext:value-type="string">
            <text:p>a8010912</text:p>
          </table:table-cell>
          <table:table-cell table:style-name="ce8" office:value-type="string" calcext:value-type="string">
            <text:p>escolaignasiiglesias-bcn</text:p>
          </table:table-cell>
          <table:table-cell table:style-name="ce8" office:value-type="string" calcext:value-type="string">
            <text:p>Escola Ignasi Iglésias</text:p>
          </table:table-cell>
          <table:table-cell table:number-columns-repeated="986"/>
        </table:table-row>
        <table:table-row table:style-name="ro1">
          <table:table-cell table:formula="of:=&quot;&quot; &amp; CHAR(CODE([.B156])-49) &amp; MID([.B156];2;7)" office:value-type="string" office:string-value="08011096" calcext:value-type="string">
            <text:p>08011096</text:p>
          </table:table-cell>
          <table:table-cell table:style-name="ce8" office:value-type="string" calcext:value-type="string">
            <text:p>a8011096</text:p>
          </table:table-cell>
          <table:table-cell table:style-name="ce8" office:value-type="string" calcext:value-type="string">
            <text:p>escola-piaget</text:p>
          </table:table-cell>
          <table:table-cell table:style-name="ce8" office:value-type="string" calcext:value-type="string">
            <text:p>Piaget</text:p>
          </table:table-cell>
          <table:table-cell table:number-columns-repeated="986"/>
        </table:table-row>
        <table:table-row table:style-name="ro1">
          <table:table-cell table:formula="of:=&quot;&quot; &amp; CHAR(CODE([.B157])-49) &amp; MID([.B157];2;7)" office:value-type="string" office:string-value="08013093" calcext:value-type="string">
            <text:p>08013093</text:p>
          </table:table-cell>
          <table:table-cell table:style-name="ce8" office:value-type="string" calcext:value-type="string">
            <text:p>a8013093</text:p>
          </table:table-cell>
          <table:table-cell table:style-name="ce8" office:value-type="string" calcext:value-type="string">
            <text:p>ies-montjuic</text:p>
          </table:table-cell>
          <table:table-cell table:style-name="ce8" office:value-type="string" calcext:value-type="string">
            <text:p>Institut Montjuïc</text:p>
          </table:table-cell>
          <table:table-cell table:number-columns-repeated="986"/>
        </table:table-row>
        <table:table-row table:style-name="ro1">
          <table:table-cell table:formula="of:=&quot;&quot; &amp; CHAR(CODE([.B158])-49) &amp; MID([.B158];2;7)" office:value-type="string" office:string-value="08013101" calcext:value-type="string">
            <text:p>08013101</text:p>
          </table:table-cell>
          <table:table-cell table:style-name="ce8" office:value-type="string" calcext:value-type="string">
            <text:p>a8013101</text:p>
          </table:table-cell>
          <table:table-cell table:style-name="ce8" office:value-type="string" calcext:value-type="string">
            <text:p>insjoandaustria</text:p>
          </table:table-cell>
          <table:table-cell table:style-name="ce8" office:value-type="string" calcext:value-type="string">
            <text:p>Institut Joan d'Àustria</text:p>
          </table:table-cell>
          <table:table-cell table:number-columns-repeated="986"/>
        </table:table-row>
        <table:table-row table:style-name="ro1">
          <table:table-cell table:formula="of:=&quot;&quot; &amp; CHAR(CODE([.B159])-49) &amp; MID([.B159];2;7)" office:value-type="string" office:string-value="08013111" calcext:value-type="string">
            <text:p>08013111</text:p>
          </table:table-cell>
          <table:table-cell table:style-name="ce8" office:value-type="string" calcext:value-type="string">
            <text:p>a8013111</text:p>
          </table:table-cell>
          <table:table-cell table:style-name="ce8" office:value-type="string" calcext:value-type="string">
            <text:p>ies-jaumebalmes</text:p>
          </table:table-cell>
          <table:table-cell table:style-name="ce8" office:value-type="string" calcext:value-type="string">
            <text:p>Institut Jaume Balmes</text:p>
          </table:table-cell>
          <table:table-cell table:number-columns-repeated="986"/>
        </table:table-row>
        <table:table-row table:style-name="ro1">
          <table:table-cell table:formula="of:=&quot;&quot; &amp; CHAR(CODE([.B160])-49) &amp; MID([.B160];2;7)" office:value-type="string" office:string-value="08013123" calcext:value-type="string">
            <text:p>08013123</text:p>
          </table:table-cell>
          <table:table-cell table:style-name="ce8" office:value-type="string" calcext:value-type="string">
            <text:p>a8013123</text:p>
          </table:table-cell>
          <table:table-cell table:style-name="ce8" office:value-type="string" calcext:value-type="string">
            <text:p>iesjoanbosca</text:p>
          </table:table-cell>
          <table:table-cell table:style-name="ce8" office:value-type="string" calcext:value-type="string">
            <text:p>Institut Joan Boscà</text:p>
          </table:table-cell>
          <table:table-cell table:number-columns-repeated="986"/>
        </table:table-row>
        <table:table-row table:style-name="ro1">
          <table:table-cell table:formula="of:=&quot;&quot; &amp; CHAR(CODE([.B161])-49) &amp; MID([.B161];2;7)" office:value-type="string" office:string-value="08013147" calcext:value-type="string">
            <text:p>08013147</text:p>
          </table:table-cell>
          <table:table-cell table:style-name="ce8" office:value-type="string" calcext:value-type="string">
            <text:p>a8013147</text:p>
          </table:table-cell>
          <table:table-cell table:style-name="ce8" office:value-type="string" calcext:value-type="string">
            <text:p>iesemperadorcarles</text:p>
          </table:table-cell>
          <table:table-cell table:style-name="ce8" office:value-type="string" calcext:value-type="string">
            <text:p>Institut Emperador Carles</text:p>
          </table:table-cell>
          <table:table-cell table:number-columns-repeated="986"/>
        </table:table-row>
        <table:table-row table:style-name="ro1">
          <table:table-cell table:formula="of:=&quot;&quot; &amp; CHAR(CODE([.B162])-49) &amp; MID([.B162];2;7)" office:value-type="string" office:string-value="08013159" calcext:value-type="string">
            <text:p>08013159</text:p>
          </table:table-cell>
          <table:table-cell table:style-name="ce8" office:value-type="string" calcext:value-type="string">
            <text:p>a8013159</text:p>
          </table:table-cell>
          <table:table-cell table:style-name="ce8" office:value-type="string" calcext:value-type="string">
            <text:p>iesinfanta</text:p>
          </table:table-cell>
          <table:table-cell table:style-name="ce8" office:value-type="string" calcext:value-type="string">
            <text:p>Institut Infanta Isabel d'Aragó</text:p>
          </table:table-cell>
          <table:table-cell table:number-columns-repeated="986"/>
        </table:table-row>
        <table:table-row table:style-name="ro1">
          <table:table-cell table:formula="of:=&quot;&quot; &amp; CHAR(CODE([.B163])-49) &amp; MID([.B163];2;7)" office:value-type="string" office:string-value="08013160" calcext:value-type="string">
            <text:p>08013160</text:p>
          </table:table-cell>
          <table:table-cell table:style-name="ce8" office:value-type="string" calcext:value-type="string">
            <text:p>a8013160</text:p>
          </table:table-cell>
          <table:table-cell table:style-name="ce8" office:value-type="string" calcext:value-type="string">
            <text:p>iesmaragall</text:p>
          </table:table-cell>
          <table:table-cell table:style-name="ce8" office:value-type="string" calcext:value-type="string">
            <text:p>Institut Maragall</text:p>
          </table:table-cell>
          <table:table-cell table:number-columns-repeated="986"/>
        </table:table-row>
        <table:table-row table:style-name="ro1">
          <table:table-cell table:formula="of:=&quot;&quot; &amp; CHAR(CODE([.B164])-49) &amp; MID([.B164];2;7)" office:value-type="string" office:string-value="08013184" calcext:value-type="string">
            <text:p>08013184</text:p>
          </table:table-cell>
          <table:table-cell table:style-name="ce8" office:value-type="string" calcext:value-type="string">
            <text:p>a8013184</text:p>
          </table:table-cell>
          <table:table-cell table:style-name="ce8" office:value-type="string" calcext:value-type="string">
            <text:p>iesbernatmetge</text:p>
          </table:table-cell>
          <table:table-cell table:style-name="ce8" office:value-type="string" calcext:value-type="string">
            <text:p>Institut Bernat Metge</text:p>
          </table:table-cell>
          <table:table-cell table:number-columns-repeated="986"/>
        </table:table-row>
        <table:table-row table:style-name="ro1">
          <table:table-cell table:formula="of:=&quot;&quot; &amp; CHAR(CODE([.B165])-49) &amp; MID([.B165];2;7)" office:value-type="string" office:string-value="08013196" calcext:value-type="string">
            <text:p>08013196</text:p>
          </table:table-cell>
          <table:table-cell table:style-name="ce8" office:value-type="string" calcext:value-type="string">
            <text:p>a8013196</text:p>
          </table:table-cell>
          <table:table-cell table:style-name="ce8" office:value-type="string" calcext:value-type="string">
            <text:p>ins-mila-bcn</text:p>
          </table:table-cell>
          <table:table-cell table:style-name="ce8" office:value-type="string" calcext:value-type="string">
            <text:p>Institut Milà i Fontanals</text:p>
          </table:table-cell>
          <table:table-cell table:number-columns-repeated="986"/>
        </table:table-row>
        <table:table-row table:style-name="ro1">
          <table:table-cell table:formula="of:=&quot;&quot; &amp; CHAR(CODE([.B166])-49) &amp; MID([.B166];2;7)" office:value-type="string" office:string-value="08013238" calcext:value-type="string">
            <text:p>08013238</text:p>
          </table:table-cell>
          <table:table-cell table:style-name="ce8" office:value-type="string" calcext:value-type="string">
            <text:p>a8013238</text:p>
          </table:table-cell>
          <table:table-cell table:style-name="ce8" office:value-type="string" calcext:value-type="string">
            <text:p>iesverdaguer</text:p>
          </table:table-cell>
          <table:table-cell table:style-name="ce8" office:value-type="string" calcext:value-type="string">
            <text:p>Institut Verdaguer</text:p>
          </table:table-cell>
          <table:table-cell table:number-columns-repeated="986"/>
        </table:table-row>
        <table:table-row table:style-name="ro1">
          <table:table-cell table:formula="of:=&quot;&quot; &amp; CHAR(CODE([.B167])-49) &amp; MID([.B167];2;7)" office:value-type="string" office:string-value="08013305" calcext:value-type="string">
            <text:p>08013305</text:p>
          </table:table-cell>
          <table:table-cell table:style-name="ce8" office:value-type="string" calcext:value-type="string">
            <text:p>a8013305</text:p>
          </table:table-cell>
          <table:table-cell table:style-name="ce8" office:value-type="string" calcext:value-type="string">
            <text:p>escramonberenguer3</text:p>
          </table:table-cell>
          <table:table-cell table:style-name="ce8" office:value-type="string" calcext:value-type="string">
            <text:p>Escola Ramon Berenguer III</text:p>
          </table:table-cell>
          <table:table-cell table:number-columns-repeated="986"/>
        </table:table-row>
        <table:table-row table:style-name="ro1">
          <table:table-cell table:formula="of:=&quot;&quot; &amp; CHAR(CODE([.B168])-49) &amp; MID([.B168];2;7)" office:value-type="string" office:string-value="08013354" calcext:value-type="string">
            <text:p>08013354</text:p>
          </table:table-cell>
          <table:table-cell table:style-name="ce8" office:value-type="string" calcext:value-type="string">
            <text:p>a8013354</text:p>
          </table:table-cell>
          <table:table-cell table:style-name="ce8" office:value-type="string" calcext:value-type="string">
            <text:p>ceevillajoana</text:p>
          </table:table-cell>
          <table:table-cell table:style-name="ce8" office:value-type="string" calcext:value-type="string">
            <text:p>CEE Municipal Vil·la Joana</text:p>
          </table:table-cell>
          <table:table-cell table:number-columns-repeated="986"/>
        </table:table-row>
        <table:table-row table:style-name="ro1">
          <table:table-cell table:formula="of:=&quot;&quot; &amp; CHAR(CODE([.B169])-49) &amp; MID([.B169];2;7)" office:value-type="string" office:string-value="08013366" calcext:value-type="string">
            <text:p>08013366</text:p>
          </table:table-cell>
          <table:table-cell table:style-name="ce8" office:value-type="string" calcext:value-type="string">
            <text:p>a8013366</text:p>
          </table:table-cell>
          <table:table-cell table:style-name="ce8" office:value-type="string" calcext:value-type="string">
            <text:p>ies-santandreu</text:p>
          </table:table-cell>
          <table:table-cell table:style-name="ce8" office:value-type="string" calcext:value-type="string">
            <text:p>Institut Sant Andreu</text:p>
          </table:table-cell>
          <table:table-cell table:number-columns-repeated="986"/>
        </table:table-row>
        <table:table-row table:style-name="ro1">
          <table:table-cell table:formula="of:=&quot;&quot; &amp; CHAR(CODE([.B170])-49) &amp; MID([.B170];2;7)" office:value-type="string" office:string-value="08013408" calcext:value-type="string">
            <text:p>08013408</text:p>
          </table:table-cell>
          <table:table-cell table:style-name="ce8" office:value-type="string" calcext:value-type="string">
            <text:p>a8013408</text:p>
          </table:table-cell>
          <table:table-cell table:style-name="ce8" office:value-type="string" calcext:value-type="string">
            <text:p>escolabarcelona</text:p>
          </table:table-cell>
          <table:table-cell table:style-name="ce8" office:value-type="string" calcext:value-type="string">
            <text:p>Escola Barcelona</text:p>
          </table:table-cell>
          <table:table-cell table:number-columns-repeated="986"/>
        </table:table-row>
        <table:table-row table:style-name="ro1">
          <table:table-cell table:formula="of:=&quot;&quot; &amp; CHAR(CODE([.B171])-49) &amp; MID([.B171];2;7)" office:value-type="string" office:string-value="08013411" calcext:value-type="string">
            <text:p>08013411</text:p>
          </table:table-cell>
          <table:table-cell table:style-name="ce8" office:value-type="string" calcext:value-type="string">
            <text:p>a8013411</text:p>
          </table:table-cell>
          <table:table-cell table:style-name="ce8" office:value-type="string" calcext:value-type="string">
            <text:p>escpoble-sec</text:p>
          </table:table-cell>
          <table:table-cell table:style-name="ce8" office:value-type="string" calcext:value-type="string">
            <text:p>Escola Poble-sec</text:p>
          </table:table-cell>
          <table:table-cell table:number-columns-repeated="986"/>
        </table:table-row>
        <table:table-row table:style-name="ro1">
          <table:table-cell table:formula="of:=&quot;&quot; &amp; CHAR(CODE([.B172])-49) &amp; MID([.B172];2;7)" office:value-type="string" office:string-value="08013457" calcext:value-type="string">
            <text:p>08013457</text:p>
          </table:table-cell>
          <table:table-cell table:style-name="ce8" office:value-type="string" calcext:value-type="string">
            <text:p>a8013457</text:p>
          </table:table-cell>
          <table:table-cell table:style-name="ce8" office:value-type="string" calcext:value-type="string">
            <text:p>escolapegaso</text:p>
          </table:table-cell>
          <table:table-cell table:style-name="ce8" office:value-type="string" calcext:value-type="string">
            <text:p>Escola Pegaso</text:p>
          </table:table-cell>
          <table:table-cell table:number-columns-repeated="986"/>
        </table:table-row>
        <table:table-row table:style-name="ro1">
          <table:table-cell table:formula="of:=&quot;&quot; &amp; CHAR(CODE([.B173])-49) &amp; MID([.B173];2;7)" office:value-type="string" office:string-value="08013469" calcext:value-type="string">
            <text:p>08013469</text:p>
          </table:table-cell>
          <table:table-cell table:style-name="ce8" office:value-type="string" calcext:value-type="string">
            <text:p>a8013469</text:p>
          </table:table-cell>
          <table:table-cell table:style-name="ce8" office:value-type="string" calcext:value-type="string">
            <text:p>iesramblaprim</text:p>
          </table:table-cell>
          <table:table-cell table:style-name="ce8" office:value-type="string" calcext:value-type="string">
            <text:p>Institut Rambla Prim</text:p>
          </table:table-cell>
          <table:table-cell table:number-columns-repeated="986"/>
        </table:table-row>
        <table:table-row table:style-name="ro1">
          <table:table-cell table:formula="of:=&quot;&quot; &amp; CHAR(CODE([.B174])-49) &amp; MID([.B174];2;7)" office:value-type="string" office:string-value="08013470" calcext:value-type="string">
            <text:p>08013470</text:p>
          </table:table-cell>
          <table:table-cell table:style-name="ce8" office:value-type="string" calcext:value-type="string">
            <text:p>a8013470</text:p>
          </table:table-cell>
          <table:table-cell table:style-name="ce8" office:value-type="string" calcext:value-type="string">
            <text:p>iesbarribesos</text:p>
          </table:table-cell>
          <table:table-cell table:style-name="ce8" office:value-type="string" calcext:value-type="string">
            <text:p>Institut Barri Besòs</text:p>
          </table:table-cell>
          <table:table-cell table:number-columns-repeated="986"/>
        </table:table-row>
        <table:table-row table:style-name="ro1">
          <table:table-cell table:formula="of:=&quot;&quot; &amp; CHAR(CODE([.B175])-49) &amp; MID([.B175];2;7)" office:value-type="string" office:string-value="08013901" calcext:value-type="string">
            <text:p>08013901</text:p>
          </table:table-cell>
          <table:table-cell table:style-name="ce8" office:value-type="string" calcext:value-type="string">
            <text:p>a8013901</text:p>
          </table:table-cell>
          <table:table-cell table:style-name="ce8" office:value-type="string" calcext:value-type="string">
            <text:p>cee-laginesta</text:p>
          </table:table-cell>
          <table:table-cell table:style-name="ce8" office:value-type="string" calcext:value-type="string">
            <text:p>CEE La Ginesta</text:p>
          </table:table-cell>
          <table:table-cell table:number-columns-repeated="986"/>
        </table:table-row>
        <table:table-row table:style-name="ro1">
          <table:table-cell table:formula="of:=&quot;&quot; &amp; CHAR(CODE([.B176])-49) &amp; MID([.B176];2;7)" office:value-type="string" office:string-value="08014188" calcext:value-type="string">
            <text:p>08014188</text:p>
          </table:table-cell>
          <table:table-cell table:style-name="ce8" office:value-type="string" calcext:value-type="string">
            <text:p>a8014188</text:p>
          </table:table-cell>
          <table:table-cell table:style-name="ce8" office:value-type="string" calcext:value-type="string">
            <text:p>ies-serratibonastre</text:p>
          </table:table-cell>
          <table:table-cell table:style-name="ce8" office:value-type="string" calcext:value-type="string">
            <text:p>Institut Josep Serrat i Bonastre</text:p>
          </table:table-cell>
          <table:table-cell table:number-columns-repeated="986"/>
        </table:table-row>
        <table:table-row table:style-name="ro1">
          <table:table-cell table:formula="of:=&quot;&quot; &amp; CHAR(CODE([.B177])-49) &amp; MID([.B177];2;7)" office:value-type="string" office:string-value="08014206" calcext:value-type="string">
            <text:p>08014206</text:p>
          </table:table-cell>
          <table:table-cell table:style-name="ce8" office:value-type="string" calcext:value-type="string">
            <text:p>a8014206</text:p>
          </table:table-cell>
          <table:table-cell table:style-name="ce8" office:value-type="string" calcext:value-type="string">
            <text:p>inscaterinaalbert</text:p>
          </table:table-cell>
          <table:table-cell table:style-name="ce8" office:value-type="string" calcext:value-type="string">
            <text:p>Institut Caterina Albert</text:p>
          </table:table-cell>
          <table:table-cell table:number-columns-repeated="986"/>
        </table:table-row>
        <table:table-row table:style-name="ro1">
          <table:table-cell table:formula="of:=&quot;&quot; &amp; CHAR(CODE([.B178])-49) &amp; MID([.B178];2;7)" office:value-type="string" office:string-value="08014620" calcext:value-type="string">
            <text:p>08014620</text:p>
          </table:table-cell>
          <table:table-cell table:style-name="ce8" office:value-type="string" calcext:value-type="string">
            <text:p>a8014620</text:p>
          </table:table-cell>
          <table:table-cell table:style-name="ce8" office:value-type="string" calcext:value-type="string">
            <text:p>ceipsantjoan</text:p>
          </table:table-cell>
          <table:table-cell table:style-name="ce8" office:value-type="string" calcext:value-type="string">
            <text:p>Escola Sant Joan</text:p>
          </table:table-cell>
          <table:table-cell table:number-columns-repeated="986"/>
        </table:table-row>
        <table:table-row table:style-name="ro1">
          <table:table-cell table:formula="of:=&quot;&quot; &amp; CHAR(CODE([.B179])-49) &amp; MID([.B179];2;7)" office:value-type="string" office:string-value="08014668" calcext:value-type="string">
            <text:p>08014668</text:p>
          </table:table-cell>
          <table:table-cell table:style-name="ce8" office:value-type="string" calcext:value-type="string">
            <text:p>a8014668</text:p>
          </table:table-cell>
          <table:table-cell table:style-name="ce8" office:value-type="string" calcext:value-type="string">
            <text:p>escdelavalldan</text:p>
          </table:table-cell>
          <table:table-cell table:style-name="ce8" office:value-type="string" calcext:value-type="string">
            <text:p>Escola de la Valldan</text:p>
          </table:table-cell>
          <table:table-cell table:number-columns-repeated="986"/>
        </table:table-row>
        <table:table-row table:style-name="ro1">
          <table:table-cell table:formula="of:=&quot;&quot; &amp; CHAR(CODE([.B180])-49) &amp; MID([.B180];2;7)" office:value-type="string" office:string-value="08014681" calcext:value-type="string">
            <text:p>08014681</text:p>
          </table:table-cell>
          <table:table-cell table:style-name="ce8" office:value-type="string" calcext:value-type="string">
            <text:p>a8014681</text:p>
          </table:table-cell>
          <table:table-cell table:style-name="ce8" office:value-type="string" calcext:value-type="string">
            <text:p>ceipsantaeulalia-berga</text:p>
          </table:table-cell>
          <table:table-cell table:style-name="ce8" office:value-type="string" calcext:value-type="string">
            <text:p>Escola Santa Eulàlia</text:p>
          </table:table-cell>
          <table:table-cell table:number-columns-repeated="986"/>
        </table:table-row>
        <table:table-row table:style-name="ro1">
          <table:table-cell table:formula="of:=&quot;&quot; &amp; CHAR(CODE([.B181])-49) &amp; MID([.B181];2;7)" office:value-type="string" office:string-value="08014693" calcext:value-type="string">
            <text:p>08014693</text:p>
          </table:table-cell>
          <table:table-cell table:style-name="ce8" office:value-type="string" calcext:value-type="string">
            <text:p>a8014693</text:p>
          </table:table-cell>
          <table:table-cell table:style-name="ce8" office:value-type="string" calcext:value-type="string">
            <text:p>iesguillembergueda</text:p>
          </table:table-cell>
          <table:table-cell table:style-name="ce8" office:value-type="string" calcext:value-type="string">
            <text:p>Institut Guillem de Berguedà</text:p>
          </table:table-cell>
          <table:table-cell table:number-columns-repeated="986"/>
        </table:table-row>
        <table:table-row table:style-name="ro1">
          <table:table-cell table:formula="of:=&quot;&quot; &amp; CHAR(CODE([.B182])-49) &amp; MID([.B182];2;7)" office:value-type="string" office:string-value="08014747" calcext:value-type="string">
            <text:p>08014747</text:p>
          </table:table-cell>
          <table:table-cell table:style-name="ce8" office:value-type="string" calcext:value-type="string">
            <text:p>a8014747</text:p>
          </table:table-cell>
          <table:table-cell table:style-name="ce8" office:value-type="string" calcext:value-type="string">
            <text:p>escolaelturobiguesiriells</text:p>
          </table:table-cell>
          <table:table-cell table:style-name="ce8" office:value-type="string" calcext:value-type="string">
            <text:p>Escola El Turó</text:p>
          </table:table-cell>
          <table:table-cell table:number-columns-repeated="986"/>
        </table:table-row>
        <table:table-row table:style-name="ro1">
          <table:table-cell table:formula="of:=&quot;&quot; &amp; CHAR(CODE([.B183])-49) &amp; MID([.B183];2;7)" office:value-type="string" office:string-value="08014814" calcext:value-type="string">
            <text:p>08014814</text:p>
          </table:table-cell>
          <table:table-cell table:style-name="ce8" office:value-type="string" calcext:value-type="string">
            <text:p>a8014814</text:p>
          </table:table-cell>
          <table:table-cell table:style-name="ce8" office:value-type="string" calcext:value-type="string">
            <text:p>ceip-elbruc</text:p>
          </table:table-cell>
          <table:table-cell table:style-name="ce8" office:value-type="string" calcext:value-type="string">
            <text:p>Escola El Bruc</text:p>
          </table:table-cell>
          <table:table-cell table:number-columns-repeated="986"/>
        </table:table-row>
        <table:table-row table:style-name="ro1">
          <table:table-cell table:formula="of:=&quot;&quot; &amp; CHAR(CODE([.B184])-49) &amp; MID([.B184];2;7)" office:value-type="string" office:string-value="08014905" calcext:value-type="string">
            <text:p>08014905</text:p>
          </table:table-cell>
          <table:table-cell table:style-name="ce8" office:value-type="string" calcext:value-type="string">
            <text:p>a8014905</text:p>
          </table:table-cell>
          <table:table-cell table:style-name="ce8" office:value-type="string" calcext:value-type="string">
            <text:p>escolaolivera</text:p>
          </table:table-cell>
          <table:table-cell table:style-name="ce8" office:value-type="string" calcext:value-type="string">
            <text:p>Escola Olivera</text:p>
          </table:table-cell>
          <table:table-cell table:number-columns-repeated="986"/>
        </table:table-row>
        <table:table-row table:style-name="ro1">
          <table:table-cell table:formula="of:=&quot;&quot; &amp; CHAR(CODE([.B185])-49) &amp; MID([.B185];2;7)" office:value-type="string" office:string-value="08014929" calcext:value-type="string">
            <text:p>08014929</text:p>
          </table:table-cell>
          <table:table-cell table:style-name="ce8" office:value-type="string" calcext:value-type="string">
            <text:p>a8014929</text:p>
          </table:table-cell>
          <table:table-cell table:style-name="ce8" office:value-type="string" calcext:value-type="string">
            <text:p>esc-altasegarra-calaf</text:p>
          </table:table-cell>
          <table:table-cell table:style-name="ce8" office:value-type="string" calcext:value-type="string">
            <text:p>Escola Alta Segarra</text:p>
          </table:table-cell>
          <table:table-cell table:number-columns-repeated="986"/>
        </table:table-row>
        <table:table-row table:style-name="ro1">
          <table:table-cell table:formula="of:=&quot;&quot; &amp; CHAR(CODE([.B186])-49) &amp; MID([.B186];2;7)" office:value-type="string" office:string-value="08015004" calcext:value-type="string">
            <text:p>08015004</text:p>
          </table:table-cell>
          <table:table-cell table:style-name="ce8" office:value-type="string" calcext:value-type="string">
            <text:p>a8015004</text:p>
          </table:table-cell>
          <table:table-cell table:style-name="ce8" office:value-type="string" calcext:value-type="string">
            <text:p>escolasagfamcaldetes</text:p>
          </table:table-cell>
          <table:table-cell table:style-name="ce8" office:value-type="string" calcext:value-type="string">
            <text:p>Escola Sagrada Família</text:p>
          </table:table-cell>
          <table:table-cell table:number-columns-repeated="986"/>
        </table:table-row>
        <table:table-row table:style-name="ro1">
          <table:table-cell table:formula="of:=&quot;&quot; &amp; CHAR(CODE([.B187])-49) &amp; MID([.B187];2;7)" office:value-type="string" office:string-value="08015077" calcext:value-type="string">
            <text:p>08015077</text:p>
          </table:table-cell>
          <table:table-cell table:style-name="ce8" office:value-type="string" calcext:value-type="string">
            <text:p>a8015077</text:p>
          </table:table-cell>
          <table:table-cell table:style-name="ce8" office:value-type="string" calcext:value-type="string">
            <text:p>ceipelfarell</text:p>
          </table:table-cell>
          <table:table-cell table:style-name="ce8" office:value-type="string" calcext:value-type="string">
            <text:p>Escola El Farell</text:p>
          </table:table-cell>
          <table:table-cell table:number-columns-repeated="986"/>
        </table:table-row>
        <table:table-row table:style-name="ro1">
          <table:table-cell table:formula="of:=&quot;&quot; &amp; CHAR(CODE([.B188])-49) &amp; MID([.B188];2;7)" office:value-type="string" office:string-value="08015107" calcext:value-type="string">
            <text:p>08015107</text:p>
          </table:table-cell>
          <table:table-cell table:style-name="ce8" office:value-type="string" calcext:value-type="string">
            <text:p>a8015107</text:p>
          </table:table-cell>
          <table:table-cell table:style-name="ce8" office:value-type="string" calcext:value-type="string">
            <text:p>escoladecalders</text:p>
          </table:table-cell>
          <table:table-cell table:style-name="ce8" office:value-type="string" calcext:value-type="string">
            <text:p>Escola Anton Busquets i Punset - ZER El Moianès Ponent</text:p>
          </table:table-cell>
          <table:table-cell table:number-columns-repeated="986"/>
        </table:table-row>
        <table:table-row table:style-name="ro1">
          <table:table-cell table:formula="of:=&quot;&quot; &amp; CHAR(CODE([.B189])-49) &amp; MID([.B189];2;7)" office:value-type="string" office:string-value="08015119" calcext:value-type="string">
            <text:p>08015119</text:p>
          </table:table-cell>
          <table:table-cell table:style-name="ce8" office:value-type="string" calcext:value-type="string">
            <text:p>a8015119</text:p>
          </table:table-cell>
          <table:table-cell table:style-name="ce8" office:value-type="string" calcext:value-type="string">
            <text:p>ceiplaminerva</text:p>
          </table:table-cell>
          <table:table-cell table:style-name="ce8" office:value-type="string" calcext:value-type="string">
            <text:p>Escola La Minerva</text:p>
          </table:table-cell>
          <table:table-cell table:number-columns-repeated="986"/>
        </table:table-row>
        <table:table-row table:style-name="ro1">
          <table:table-cell table:formula="of:=&quot;&quot; &amp; CHAR(CODE([.B190])-49) &amp; MID([.B190];2;7)" office:value-type="string" office:string-value="08015144" calcext:value-type="string">
            <text:p>08015144</text:p>
          </table:table-cell>
          <table:table-cell table:style-name="ce8" office:value-type="string" calcext:value-type="string">
            <text:p>a8015144</text:p>
          </table:table-cell>
          <table:table-cell table:style-name="ce8" office:value-type="string" calcext:value-type="string">
            <text:p>escolaelfar</text:p>
          </table:table-cell>
          <table:table-cell table:style-name="ce8" office:value-type="string" calcext:value-type="string">
            <text:p>Escola Doctor Carles Salicrú</text:p>
          </table:table-cell>
          <table:table-cell table:number-columns-repeated="986"/>
        </table:table-row>
        <table:table-row table:style-name="ro1">
          <table:table-cell table:formula="of:=&quot;&quot; &amp; CHAR(CODE([.B191])-49) &amp; MID([.B191];2;7)" office:value-type="string" office:string-value="08015171" calcext:value-type="string">
            <text:p>08015171</text:p>
          </table:table-cell>
          <table:table-cell table:style-name="ce8" office:value-type="string" calcext:value-type="string">
            <text:p>a8015171</text:p>
          </table:table-cell>
          <table:table-cell table:style-name="ce8" office:value-type="string" calcext:value-type="string">
            <text:p>institutbisbesivilla</text:p>
          </table:table-cell>
          <table:table-cell table:style-name="ce8" office:value-type="string" calcext:value-type="string">
            <text:p>Institut Bisbe Sivilla</text:p>
          </table:table-cell>
          <table:table-cell table:number-columns-repeated="986"/>
        </table:table-row>
        <table:table-row table:style-name="ro1">
          <table:table-cell table:formula="of:=&quot;&quot; &amp; CHAR(CODE([.B192])-49) &amp; MID([.B192];2;7)" office:value-type="string" office:string-value="08015247" calcext:value-type="string">
            <text:p>08015247</text:p>
          </table:table-cell>
          <table:table-cell table:style-name="ce8" office:value-type="string" calcext:value-type="string">
            <text:p>a8015247</text:p>
          </table:table-cell>
          <table:table-cell table:style-name="ce8" office:value-type="string" calcext:value-type="string">
            <text:p>ceipjoventutcallus</text:p>
          </table:table-cell>
          <table:table-cell table:style-name="ce8" office:value-type="string" calcext:value-type="string">
            <text:p>Escola Joventut</text:p>
          </table:table-cell>
          <table:table-cell table:number-columns-repeated="986"/>
        </table:table-row>
        <table:table-row table:style-name="ro1">
          <table:table-cell table:formula="of:=&quot;&quot; &amp; CHAR(CODE([.B193])-49) &amp; MID([.B193];2;7)" office:value-type="string" office:string-value="08015302" calcext:value-type="string">
            <text:p>08015302</text:p>
          </table:table-cell>
          <table:table-cell table:style-name="ce8" office:value-type="string" calcext:value-type="string">
            <text:p>a8015302</text:p>
          </table:table-cell>
          <table:table-cell table:style-name="ce8" office:value-type="string" calcext:value-type="string">
            <text:p>ceipmisericordia-canet</text:p>
          </table:table-cell>
          <table:table-cell table:style-name="ce8" office:value-type="string" calcext:value-type="string">
            <text:p>Escola Misericòrdia</text:p>
          </table:table-cell>
          <table:table-cell table:number-columns-repeated="986"/>
        </table:table-row>
        <table:table-row table:style-name="ro1">
          <table:table-cell table:formula="of:=&quot;&quot; &amp; CHAR(CODE([.B194])-49) &amp; MID([.B194];2;7)" office:value-type="string" office:string-value="08015351" calcext:value-type="string">
            <text:p>08015351</text:p>
          </table:table-cell>
          <table:table-cell table:style-name="ce8" office:value-type="string" calcext:value-type="string">
            <text:p>a8015351</text:p>
          </table:table-cell>
          <table:table-cell table:style-name="ce8" office:value-type="string" calcext:value-type="string">
            <text:p>esc-jverdaguer</text:p>
          </table:table-cell>
          <table:table-cell table:style-name="ce8" office:value-type="string" calcext:value-type="string">
            <text:p>Escola Jacint Verdaguer</text:p>
          </table:table-cell>
          <table:table-cell table:number-columns-repeated="986"/>
        </table:table-row>
        <table:table-row table:style-name="ro1">
          <table:table-cell table:formula="of:=&quot;&quot; &amp; CHAR(CODE([.B195])-49) &amp; MID([.B195];2;7)" office:value-type="string" office:string-value="08015375" calcext:value-type="string">
            <text:p>08015375</text:p>
          </table:table-cell>
          <table:table-cell table:style-name="ce8" office:value-type="string" calcext:value-type="string">
            <text:p>a8015375</text:p>
          </table:table-cell>
          <table:table-cell table:style-name="ce8" office:value-type="string" calcext:value-type="string">
            <text:p>ceiplestelada</text:p>
          </table:table-cell>
          <table:table-cell table:style-name="ce8" office:value-type="string" calcext:value-type="string">
            <text:p>Escola l'Estelada</text:p>
          </table:table-cell>
          <table:table-cell table:number-columns-repeated="986"/>
        </table:table-row>
        <table:table-row table:style-name="ro1">
          <table:table-cell table:formula="of:=&quot;&quot; &amp; CHAR(CODE([.B196])-49) &amp; MID([.B196];2;7)" office:value-type="string" office:string-value="08015399" calcext:value-type="string">
            <text:p>08015399</text:p>
          </table:table-cell>
          <table:table-cell table:style-name="ce8" office:value-type="string" calcext:value-type="string">
            <text:p>a8015399</text:p>
          </table:table-cell>
          <table:table-cell table:style-name="ce8" office:value-type="string" calcext:value-type="string">
            <text:p>escsantnicolau</text:p>
          </table:table-cell>
          <table:table-cell table:style-name="ce8" office:value-type="string" calcext:value-type="string">
            <text:p>Escola Sant Nicolau</text:p>
          </table:table-cell>
          <table:table-cell table:number-columns-repeated="986"/>
        </table:table-row>
        <table:table-row table:style-name="ro1">
          <table:table-cell table:formula="of:=&quot;&quot; &amp; CHAR(CODE([.B197])-49) &amp; MID([.B197];2;7)" office:value-type="string" office:string-value="08015430" calcext:value-type="string">
            <text:p>08015430</text:p>
          </table:table-cell>
          <table:table-cell table:style-name="ce8" office:value-type="string" calcext:value-type="string">
            <text:p>a8015430</text:p>
          </table:table-cell>
          <table:table-cell table:style-name="ce8" office:value-type="string" calcext:value-type="string">
            <text:p>escmarquesdelapobla</text:p>
          </table:table-cell>
          <table:table-cell table:style-name="ce8" office:value-type="string" calcext:value-type="string">
            <text:p>Escola Marquès de la Pobla</text:p>
          </table:table-cell>
          <table:table-cell table:number-columns-repeated="986"/>
        </table:table-row>
        <table:table-row table:style-name="ro1">
          <table:table-cell table:formula="of:=&quot;&quot; &amp; CHAR(CODE([.B198])-49) &amp; MID([.B198];2;7)" office:value-type="string" office:string-value="08015454" calcext:value-type="string">
            <text:p>08015454</text:p>
          </table:table-cell>
          <table:table-cell table:style-name="ce8" office:value-type="string" calcext:value-type="string">
            <text:p>a8015454</text:p>
          </table:table-cell>
          <table:table-cell table:style-name="ce8" office:value-type="string" calcext:value-type="string">
            <text:p>ceipgranes</text:p>
          </table:table-cell>
          <table:table-cell table:style-name="ce8" office:value-type="string" calcext:value-type="string">
            <text:p>Escola Ramon Macip - Dolors Granés</text:p>
          </table:table-cell>
          <table:table-cell table:number-columns-repeated="986"/>
        </table:table-row>
        <table:table-row table:style-name="ro1">
          <table:table-cell table:formula="of:=&quot;&quot; &amp; CHAR(CODE([.B199])-49) &amp; MID([.B199];2;7)" office:value-type="string" office:string-value="08015582" calcext:value-type="string">
            <text:p>08015582</text:p>
          </table:table-cell>
          <table:table-cell table:style-name="ce8" office:value-type="string" calcext:value-type="string">
            <text:p>a8015582</text:p>
          </table:table-cell>
          <table:table-cell table:style-name="ce8" office:value-type="string" calcext:value-type="string">
            <text:p>ceip-mdpatrocini-cardona</text:p>
          </table:table-cell>
          <table:table-cell table:style-name="ce8" office:value-type="string" calcext:value-type="string">
            <text:p>Escola Mare de Déu del Patrocini</text:p>
          </table:table-cell>
          <table:table-cell table:number-columns-repeated="986"/>
        </table:table-row>
        <table:table-row table:style-name="ro1">
          <table:table-cell table:formula="of:=&quot;&quot; &amp; CHAR(CODE([.B200])-49) &amp; MID([.B200];2;7)" office:value-type="string" office:string-value="08015612" calcext:value-type="string">
            <text:p>08015612</text:p>
          </table:table-cell>
          <table:table-cell table:style-name="ce8" office:value-type="string" calcext:value-type="string">
            <text:p>a8015612</text:p>
          </table:table-cell>
          <table:table-cell table:style-name="ce8" office:value-type="string" calcext:value-type="string">
            <text:p>ceipjoandepala</text:p>
          </table:table-cell>
          <table:table-cell table:style-name="ce8" office:value-type="string" calcext:value-type="string">
            <text:p>Escola Joan de Palà - ZER El Cardener</text:p>
          </table:table-cell>
          <table:table-cell table:number-columns-repeated="986"/>
        </table:table-row>
        <table:table-row table:style-name="ro1">
          <table:table-cell table:formula="of:=&quot;&quot; &amp; CHAR(CODE([.B201])-49) &amp; MID([.B201];2;7)" office:value-type="string" office:string-value="08015648" calcext:value-type="string">
            <text:p>08015648</text:p>
          </table:table-cell>
          <table:table-cell table:style-name="ce8" office:value-type="string" calcext:value-type="string">
            <text:p>a8015648</text:p>
          </table:table-cell>
          <table:table-cell table:style-name="ce8" office:value-type="string" calcext:value-type="string">
            <text:p>esc-serradecollbas</text:p>
          </table:table-cell>
          <table:table-cell table:style-name="ce8" office:value-type="string" calcext:value-type="string">
            <text:p>Escola Serra de Coll-Bas</text:p>
          </table:table-cell>
          <table:table-cell table:number-columns-repeated="986"/>
        </table:table-row>
        <table:table-row table:style-name="ro1">
          <table:table-cell table:formula="of:=&quot;&quot; &amp; CHAR(CODE([.B202])-49) &amp; MID([.B202];2;7)" office:value-type="string" office:string-value="08015651" calcext:value-type="string">
            <text:p>08015651</text:p>
          </table:table-cell>
          <table:table-cell table:style-name="ce8" office:value-type="string" calcext:value-type="string">
            <text:p>a8015651</text:p>
          </table:table-cell>
          <table:table-cell table:style-name="ce8" office:value-type="string" calcext:value-type="string">
            <text:p>esc-casserres</text:p>
          </table:table-cell>
          <table:table-cell table:style-name="ce8" office:value-type="string" calcext:value-type="string">
            <text:p>Escola Princesa Làscaris</text:p>
          </table:table-cell>
          <table:table-cell table:number-columns-repeated="986"/>
        </table:table-row>
        <table:table-row table:style-name="ro1">
          <table:table-cell table:formula="of:=&quot;&quot; &amp; CHAR(CODE([.B203])-49) &amp; MID([.B203];2;7)" office:value-type="string" office:string-value="08015806" calcext:value-type="string">
            <text:p>08015806</text:p>
          </table:table-cell>
          <table:table-cell table:style-name="ce8" office:value-type="string" calcext:value-type="string">
            <text:p>a8015806</text:p>
          </table:table-cell>
          <table:table-cell table:style-name="ce8" office:value-type="string" calcext:value-type="string">
            <text:p>ceipbalmes</text:p>
          </table:table-cell>
          <table:table-cell table:style-name="ce8" office:value-type="string" calcext:value-type="string">
            <text:p>Escola Jaume Balmes</text:p>
          </table:table-cell>
          <table:table-cell table:number-columns-repeated="986"/>
        </table:table-row>
        <table:table-row table:style-name="ro1">
          <table:table-cell table:formula="of:=&quot;&quot; &amp; CHAR(CODE([.B204])-49) &amp; MID([.B204];2;7)" office:value-type="string" office:string-value="08015821" calcext:value-type="string">
            <text:p>08015821</text:p>
          </table:table-cell>
          <table:table-cell table:style-name="ce8" office:value-type="string" calcext:value-type="string">
            <text:p>a8015821</text:p>
          </table:table-cell>
          <table:table-cell table:style-name="ce8" office:value-type="string" calcext:value-type="string">
            <text:p>ceipmontserrat-castellbisbal</text:p>
          </table:table-cell>
          <table:table-cell table:style-name="ce8" office:value-type="string" calcext:value-type="string">
            <text:p>Escola Mare de Déu de Montserrat</text:p>
          </table:table-cell>
          <table:table-cell table:number-columns-repeated="986"/>
        </table:table-row>
        <table:table-row table:style-name="ro1">
          <table:table-cell table:formula="of:=&quot;&quot; &amp; CHAR(CODE([.B205])-49) &amp; MID([.B205];2;7)" office:value-type="string" office:string-value="08015831" calcext:value-type="string">
            <text:p>08015831</text:p>
          </table:table-cell>
          <table:table-cell table:style-name="ce8" office:value-type="string" calcext:value-type="string">
            <text:p>a8015831</text:p>
          </table:table-cell>
          <table:table-cell table:style-name="ce8" office:value-type="string" calcext:value-type="string">
            <text:p>escolalapopa</text:p>
          </table:table-cell>
          <table:table-cell table:style-name="ce8" office:value-type="string" calcext:value-type="string">
            <text:p>Escola La Popa</text:p>
          </table:table-cell>
          <table:table-cell table:number-columns-repeated="986"/>
        </table:table-row>
        <table:table-row table:style-name="ro1">
          <table:table-cell table:formula="of:=&quot;&quot; &amp; CHAR(CODE([.B206])-49) &amp; MID([.B206];2;7)" office:value-type="string" office:string-value="08015843" calcext:value-type="string">
            <text:p>08015843</text:p>
          </table:table-cell>
          <table:table-cell table:style-name="ce8" office:value-type="string" calcext:value-type="string">
            <text:p>a8015843</text:p>
          </table:table-cell>
          <table:table-cell table:style-name="ce8" office:value-type="string" calcext:value-type="string">
            <text:p>ceip-lluisvives</text:p>
          </table:table-cell>
          <table:table-cell table:style-name="ce8" office:value-type="string" calcext:value-type="string">
            <text:p>Escola Lluís Vives</text:p>
          </table:table-cell>
          <table:table-cell table:number-columns-repeated="986"/>
        </table:table-row>
        <table:table-row table:style-name="ro1">
          <table:table-cell table:formula="of:=&quot;&quot; &amp; CHAR(CODE([.B207])-49) &amp; MID([.B207];2;7)" office:value-type="string" office:string-value="08015855" calcext:value-type="string">
            <text:p>08015855</text:p>
          </table:table-cell>
          <table:table-cell table:style-name="ce8" office:value-type="string" calcext:value-type="string">
            <text:p>a8015855</text:p>
          </table:table-cell>
          <table:table-cell table:style-name="ce8" office:value-type="string" calcext:value-type="string">
            <text:p>ceipelspins-castelldefels</text:p>
          </table:table-cell>
          <table:table-cell table:style-name="ce8" office:value-type="string" calcext:value-type="string">
            <text:p>Escola Els Pins</text:p>
          </table:table-cell>
          <table:table-cell table:number-columns-repeated="986"/>
        </table:table-row>
        <table:table-row table:style-name="ro1">
          <table:table-cell table:formula="of:=&quot;&quot; &amp; CHAR(CODE([.B208])-49) &amp; MID([.B208];2;7)" office:value-type="string" office:string-value="08015961" calcext:value-type="string">
            <text:p>08015961</text:p>
          </table:table-cell>
          <table:table-cell table:style-name="ce8" office:value-type="string" calcext:value-type="string">
            <text:p>a8015961</text:p>
          </table:table-cell>
          <table:table-cell table:style-name="ce8" office:value-type="string" calcext:value-type="string">
            <text:p>escolajverdaguer</text:p>
          </table:table-cell>
          <table:table-cell table:style-name="ce8" office:value-type="string" calcext:value-type="string">
            <text:p>Escola Jacint Verdaguer</text:p>
          </table:table-cell>
          <table:table-cell table:number-columns-repeated="986"/>
        </table:table-row>
        <table:table-row table:style-name="ro1">
          <table:table-cell table:formula="of:=&quot;&quot; &amp; CHAR(CODE([.B209])-49) &amp; MID([.B209];2;7)" office:value-type="string" office:string-value="08016033" calcext:value-type="string">
            <text:p>08016033</text:p>
          </table:table-cell>
          <table:table-cell table:style-name="ce8" office:value-type="string" calcext:value-type="string">
            <text:p>a8016033</text:p>
          </table:table-cell>
          <table:table-cell table:style-name="ce8" office:value-type="string" calcext:value-type="string">
            <text:p>ceipmontanyans</text:p>
          </table:table-cell>
          <table:table-cell table:style-name="ce8" office:value-type="string" calcext:value-type="string">
            <text:p>Escola Montanyans</text:p>
          </table:table-cell>
          <table:table-cell table:number-columns-repeated="986"/>
        </table:table-row>
        <table:table-row table:style-name="ro1">
          <table:table-cell table:formula="of:=&quot;&quot; &amp; CHAR(CODE([.B210])-49) &amp; MID([.B210];2;7)" office:value-type="string" office:string-value="08016069" calcext:value-type="string">
            <text:p>08016069</text:p>
          </table:table-cell>
          <table:table-cell table:style-name="ce8" office:value-type="string" calcext:value-type="string">
            <text:p>a8016069</text:p>
          </table:table-cell>
          <table:table-cell table:style-name="ce8" office:value-type="string" calcext:value-type="string">
            <text:p>ceip-colldegossem</text:p>
          </table:table-cell>
          <table:table-cell table:style-name="ce8" office:value-type="string" calcext:value-type="string">
            <text:p>Escola Coll de Gossem - ZER Bages</text:p>
          </table:table-cell>
          <table:table-cell table:number-columns-repeated="986"/>
        </table:table-row>
        <table:table-row table:style-name="ro1">
          <table:table-cell table:formula="of:=&quot;&quot; &amp; CHAR(CODE([.B211])-49) &amp; MID([.B211];2;7)" office:value-type="string" office:string-value="08016070" calcext:value-type="string">
            <text:p>08016070</text:p>
          </table:table-cell>
          <table:table-cell table:style-name="ce8" office:value-type="string" calcext:value-type="string">
            <text:p>a8016070</text:p>
          </table:table-cell>
          <table:table-cell table:style-name="ce8" office:value-type="string" calcext:value-type="string">
            <text:p>ceip-maians</text:p>
          </table:table-cell>
          <table:table-cell table:style-name="ce8" office:value-type="string" calcext:value-type="string">
            <text:p>Escola de Maians - ZER Bages</text:p>
          </table:table-cell>
          <table:table-cell table:number-columns-repeated="986"/>
        </table:table-row>
        <table:table-row table:style-name="ro1">
          <table:table-cell table:formula="of:=&quot;&quot; &amp; CHAR(CODE([.B212])-49) &amp; MID([.B212];2;7)" office:value-type="string" office:string-value="08016082" calcext:value-type="string">
            <text:p>08016082</text:p>
          </table:table-cell>
          <table:table-cell table:style-name="ce8" office:value-type="string" calcext:value-type="string">
            <text:p>a8016082</text:p>
          </table:table-cell>
          <table:table-cell table:style-name="ce8" office:value-type="string" calcext:value-type="string">
            <text:p>ceipcastellfollit</text:p>
          </table:table-cell>
          <table:table-cell table:style-name="ce8" office:value-type="string" calcext:value-type="string">
            <text:p>Escola Sant Roc - ZER Vent d'Avall</text:p>
          </table:table-cell>
          <table:table-cell table:number-columns-repeated="986"/>
        </table:table-row>
        <table:table-row table:style-name="ro1">
          <table:table-cell table:formula="of:=&quot;&quot; &amp; CHAR(CODE([.B213])-49) &amp; MID([.B213];2;7)" office:value-type="string" office:string-value="08016094" calcext:value-type="string">
            <text:p>08016094</text:p>
          </table:table-cell>
          <table:table-cell table:style-name="ce8" office:value-type="string" calcext:value-type="string">
            <text:p>a8016094</text:p>
          </table:table-cell>
          <table:table-cell table:style-name="ce8" office:value-type="string" calcext:value-type="string">
            <text:p>esc-santmiquel-castellgali</text:p>
          </table:table-cell>
          <table:table-cell table:style-name="ce8" office:value-type="string" calcext:value-type="string">
            <text:p>Escola Sant Miquel</text:p>
          </table:table-cell>
          <table:table-cell table:number-columns-repeated="986"/>
        </table:table-row>
        <table:table-row table:style-name="ro1">
          <table:table-cell table:formula="of:=&quot;&quot; &amp; CHAR(CODE([.B214])-49) &amp; MID([.B214];2;7)" office:value-type="string" office:string-value="08016136" calcext:value-type="string">
            <text:p>08016136</text:p>
          </table:table-cell>
          <table:table-cell table:style-name="ce8" office:value-type="string" calcext:value-type="string">
            <text:p>a8016136</text:p>
          </table:table-cell>
          <table:table-cell table:style-name="ce8" office:value-type="string" calcext:value-type="string">
            <text:p>ceipcastelloli</text:p>
          </table:table-cell>
          <table:table-cell table:style-name="ce8" office:value-type="string" calcext:value-type="string">
            <text:p>Escola Les Passeres - ZER Tres Branques</text:p>
          </table:table-cell>
          <table:table-cell table:number-columns-repeated="986"/>
        </table:table-row>
        <table:table-row table:style-name="ro1">
          <table:table-cell table:formula="of:=&quot;&quot; &amp; CHAR(CODE([.B215])-49) &amp; MID([.B215];2;7)" office:value-type="string" office:string-value="08016161" calcext:value-type="string">
            <text:p>08016161</text:p>
          </table:table-cell>
          <table:table-cell table:style-name="ce8" office:value-type="string" calcext:value-type="string">
            <text:p>a8016161</text:p>
          </table:table-cell>
          <table:table-cell table:style-name="ce8" office:value-type="string" calcext:value-type="string">
            <text:p>ceipelcastellot</text:p>
          </table:table-cell>
          <table:table-cell table:style-name="ce8" office:value-type="string" calcext:value-type="string">
            <text:p>Escola El Castellot</text:p>
          </table:table-cell>
          <table:table-cell table:number-columns-repeated="986"/>
        </table:table-row>
        <table:table-row table:style-name="ro1">
          <table:table-cell table:formula="of:=&quot;&quot; &amp; CHAR(CODE([.B216])-49) &amp; MID([.B216];2;7)" office:value-type="string" office:string-value="08016173" calcext:value-type="string">
            <text:p>08016173</text:p>
          </table:table-cell>
          <table:table-cell table:style-name="ce8" office:value-type="string" calcext:value-type="string">
            <text:p>a8016173</text:p>
          </table:table-cell>
          <table:table-cell table:style-name="ce8" office:value-type="string" calcext:value-type="string">
            <text:p>ceipmontserrat-castellvi</text:p>
          </table:table-cell>
          <table:table-cell table:style-name="ce8" office:value-type="string" calcext:value-type="string">
            <text:p>Escola Mare de Déu de Montserrat</text:p>
          </table:table-cell>
          <table:table-cell table:number-columns-repeated="986"/>
        </table:table-row>
        <table:table-row table:style-name="ro1">
          <table:table-cell table:formula="of:=&quot;&quot; &amp; CHAR(CODE([.B217])-49) &amp; MID([.B217];2;7)" office:value-type="string" office:string-value="08016185" calcext:value-type="string">
            <text:p>08016185</text:p>
          </table:table-cell>
          <table:table-cell table:style-name="ce8" office:value-type="string" calcext:value-type="string">
            <text:p>a8016185</text:p>
          </table:table-cell>
          <table:table-cell table:style-name="ce8" office:value-type="string" calcext:value-type="string">
            <text:p>escolaildefonscerda</text:p>
          </table:table-cell>
          <table:table-cell table:style-name="ce8" office:value-type="string" calcext:value-type="string">
            <text:p>Escola Ildefons Cerdà</text:p>
          </table:table-cell>
          <table:table-cell table:number-columns-repeated="986"/>
        </table:table-row>
        <table:table-row table:style-name="ro1">
          <table:table-cell table:formula="of:=&quot;&quot; &amp; CHAR(CODE([.B218])-49) &amp; MID([.B218];2;7)" office:value-type="string" office:string-value="08016240" calcext:value-type="string">
            <text:p>08016240</text:p>
          </table:table-cell>
          <table:table-cell table:style-name="ce8" office:value-type="string" calcext:value-type="string">
            <text:p>a8016240</text:p>
          </table:table-cell>
          <table:table-cell table:style-name="ce8" office:value-type="string" calcext:value-type="string">
            <text:p>escolasantamariacervello</text:p>
          </table:table-cell>
          <table:table-cell table:style-name="ce8" office:value-type="string" calcext:value-type="string">
            <text:p>Escola Santa Maria de Cervelló</text:p>
          </table:table-cell>
          <table:table-cell table:number-columns-repeated="986"/>
        </table:table-row>
        <table:table-row table:style-name="ro1">
          <table:table-cell table:formula="of:=&quot;&quot; &amp; CHAR(CODE([.B219])-49) &amp; MID([.B219];2;7)" office:value-type="string" office:string-value="08016264" calcext:value-type="string">
            <text:p>08016264</text:p>
          </table:table-cell>
          <table:table-cell table:style-name="ce8" office:value-type="string" calcext:value-type="string">
            <text:p>a8016264</text:p>
          </table:table-cell>
          <table:table-cell table:style-name="ce8" office:value-type="string" calcext:value-type="string">
            <text:p>ceipelsolell</text:p>
          </table:table-cell>
          <table:table-cell table:style-name="ce8" office:value-type="string" calcext:value-type="string">
            <text:p>Escola El Solell</text:p>
          </table:table-cell>
          <table:table-cell table:number-columns-repeated="986"/>
        </table:table-row>
        <table:table-row table:style-name="ro1">
          <table:table-cell table:formula="of:=&quot;&quot; &amp; CHAR(CODE([.B220])-49) &amp; MID([.B220];2;7)" office:value-type="string" office:string-value="08016367" calcext:value-type="string">
            <text:p>08016367</text:p>
          </table:table-cell>
          <table:table-cell table:style-name="ce8" office:value-type="string" calcext:value-type="string">
            <text:p>a8016367</text:p>
          </table:table-cell>
          <table:table-cell table:style-name="ce8" office:value-type="string" calcext:value-type="string">
            <text:p>ceip-dolorsalmeda-cornella</text:p>
          </table:table-cell>
          <table:table-cell table:style-name="ce8" office:value-type="string" calcext:value-type="string">
            <text:p>Escola Dolors Almeda</text:p>
          </table:table-cell>
          <table:table-cell table:number-columns-repeated="986"/>
        </table:table-row>
        <table:table-row table:style-name="ro1">
          <table:table-cell table:formula="of:=&quot;&quot; &amp; CHAR(CODE([.B221])-49) &amp; MID([.B221];2;7)" office:value-type="string" office:string-value="08016380" calcext:value-type="string">
            <text:p>08016380</text:p>
          </table:table-cell>
          <table:table-cell table:style-name="ce8" office:value-type="string" calcext:value-type="string">
            <text:p>a8016380</text:p>
          </table:table-cell>
          <table:table-cell table:style-name="ce8" office:value-type="string" calcext:value-type="string">
            <text:p>ceip-anselmclave-cornella</text:p>
          </table:table-cell>
          <table:table-cell table:style-name="ce8" office:value-type="string" calcext:value-type="string">
            <text:p>Escola Anselm Clavé</text:p>
          </table:table-cell>
          <table:table-cell table:number-columns-repeated="986"/>
        </table:table-row>
        <table:table-row table:style-name="ro1">
          <table:table-cell table:formula="of:=&quot;&quot; &amp; CHAR(CODE([.B222])-49) &amp; MID([.B222];2;7)" office:value-type="string" office:string-value="08016392" calcext:value-type="string">
            <text:p>08016392</text:p>
          </table:table-cell>
          <table:table-cell table:style-name="ce8" office:value-type="string" calcext:value-type="string">
            <text:p>a8016392</text:p>
          </table:table-cell>
          <table:table-cell table:style-name="ce8" office:value-type="string" calcext:value-type="string">
            <text:p>escola-verdaguer-cornella</text:p>
          </table:table-cell>
          <table:table-cell table:style-name="ce8" office:value-type="string" calcext:value-type="string">
            <text:p>Escola Mossèn Jacint Verdaguer</text:p>
          </table:table-cell>
          <table:table-cell table:number-columns-repeated="986"/>
        </table:table-row>
        <table:table-row table:style-name="ro1">
          <table:table-cell table:formula="of:=&quot;&quot; &amp; CHAR(CODE([.B223])-49) &amp; MID([.B223];2;7)" office:value-type="string" office:string-value="08016409" calcext:value-type="string">
            <text:p>08016409</text:p>
          </table:table-cell>
          <table:table-cell table:style-name="ce8" office:value-type="string" calcext:value-type="string">
            <text:p>a8016409</text:p>
          </table:table-cell>
          <table:table-cell table:style-name="ce8" office:value-type="string" calcext:value-type="string">
            <text:p>ceip-montserrat-cornella</text:p>
          </table:table-cell>
          <table:table-cell table:style-name="ce8" office:value-type="string" calcext:value-type="string">
            <text:p>Escola Mare de Déu de Montserrat</text:p>
          </table:table-cell>
          <table:table-cell table:number-columns-repeated="986"/>
        </table:table-row>
        <table:table-row table:style-name="ro1">
          <table:table-cell table:formula="of:=&quot;&quot; &amp; CHAR(CODE([.B224])-49) &amp; MID([.B224];2;7)" office:value-type="string" office:string-value="08016410" calcext:value-type="string">
            <text:p>08016410</text:p>
          </table:table-cell>
          <table:table-cell table:style-name="ce8" office:value-type="string" calcext:value-type="string">
            <text:p>a8016410</text:p>
          </table:table-cell>
          <table:table-cell table:style-name="ce8" office:value-type="string" calcext:value-type="string">
            <text:p>ceip-santildefons-cornella</text:p>
          </table:table-cell>
          <table:table-cell table:style-name="ce8" office:value-type="string" calcext:value-type="string">
            <text:p>Escola Sant Ildefons</text:p>
          </table:table-cell>
          <table:table-cell table:number-columns-repeated="986"/>
        </table:table-row>
        <table:table-row table:style-name="ro1">
          <table:table-cell table:formula="of:=&quot;&quot; &amp; CHAR(CODE([.B225])-49) &amp; MID([.B225];2;7)" office:value-type="string" office:string-value="08016744" calcext:value-type="string">
            <text:p>08016744</text:p>
          </table:table-cell>
          <table:table-cell table:style-name="ce8" office:value-type="string" calcext:value-type="string">
            <text:p>a8016744</text:p>
          </table:table-cell>
          <table:table-cell table:style-name="ce8" office:value-type="string" calcext:value-type="string">
            <text:p>ceip-antonigaudi-cornella</text:p>
          </table:table-cell>
          <table:table-cell table:style-name="ce8" office:value-type="string" calcext:value-type="string">
            <text:p>Escola Antoni Gaudí</text:p>
          </table:table-cell>
          <table:table-cell table:number-columns-repeated="986"/>
        </table:table-row>
        <table:table-row table:style-name="ro1">
          <table:table-cell table:formula="of:=&quot;&quot; &amp; CHAR(CODE([.B226])-49) &amp; MID([.B226];2;7)" office:value-type="string" office:string-value="08016771" calcext:value-type="string">
            <text:p>08016771</text:p>
          </table:table-cell>
          <table:table-cell table:style-name="ce8" office:value-type="string" calcext:value-type="string">
            <text:p>a8016771</text:p>
          </table:table-cell>
          <table:table-cell table:style-name="ce8" office:value-type="string" calcext:value-type="string">
            <text:p>ceipelspins</text:p>
          </table:table-cell>
          <table:table-cell table:style-name="ce8" office:value-type="string" calcext:value-type="string">
            <text:p>Escola Els Pins</text:p>
          </table:table-cell>
          <table:table-cell table:number-columns-repeated="986"/>
        </table:table-row>
        <table:table-row table:style-name="ro1">
          <table:table-cell table:formula="of:=&quot;&quot; &amp; CHAR(CODE([.B227])-49) &amp; MID([.B227];2;7)" office:value-type="string" office:string-value="08016781" calcext:value-type="string">
            <text:p>08016781</text:p>
          </table:table-cell>
          <table:table-cell table:style-name="ce8" office:value-type="string" calcext:value-type="string">
            <text:p>a8016781</text:p>
          </table:table-cell>
          <table:table-cell table:style-name="ce8" office:value-type="string" calcext:value-type="string">
            <text:p>iesesteveterradas</text:p>
          </table:table-cell>
          <table:table-cell table:style-name="ce8" office:value-type="string" calcext:value-type="string">
            <text:p>Institut Esteve Terradas i Illa</text:p>
          </table:table-cell>
          <table:table-cell table:number-columns-repeated="986"/>
        </table:table-row>
        <table:table-row table:style-name="ro1">
          <table:table-cell table:formula="of:=&quot;&quot; &amp; CHAR(CODE([.B228])-49) &amp; MID([.B228];2;7)" office:value-type="string" office:string-value="08016793" calcext:value-type="string">
            <text:p>08016793</text:p>
          </table:table-cell>
          <table:table-cell table:style-name="ce8" office:value-type="string" calcext:value-type="string">
            <text:p>a8016793</text:p>
          </table:table-cell>
          <table:table-cell table:style-name="ce8" office:value-type="string" calcext:value-type="string">
            <text:p>iesfrancescmacia</text:p>
          </table:table-cell>
          <table:table-cell table:style-name="ce8" office:value-type="string" calcext:value-type="string">
            <text:p>Institut Francesc Macià</text:p>
          </table:table-cell>
          <table:table-cell table:number-columns-repeated="986"/>
        </table:table-row>
        <table:table-row table:style-name="ro1">
          <table:table-cell table:formula="of:=&quot;&quot; &amp; CHAR(CODE([.B229])-49) &amp; MID([.B229];2;7)" office:value-type="string" office:string-value="08016811" calcext:value-type="string">
            <text:p>08016811</text:p>
          </table:table-cell>
          <table:table-cell table:style-name="ce8" office:value-type="string" calcext:value-type="string">
            <text:p>a8016811</text:p>
          </table:table-cell>
          <table:table-cell table:style-name="ce8" office:value-type="string" calcext:value-type="string">
            <text:p>escolajacharlierivel</text:p>
          </table:table-cell>
          <table:table-cell table:style-name="ce8" office:value-type="string" calcext:value-type="string">
            <text:p>Escola Josep Andreu - Charlie Rivel</text:p>
          </table:table-cell>
          <table:table-cell table:number-columns-repeated="986"/>
        </table:table-row>
        <table:table-row table:style-name="ro1">
          <table:table-cell table:formula="of:=&quot;&quot; &amp; CHAR(CODE([.B230])-49) &amp; MID([.B230];2;7)" office:value-type="string" office:string-value="08016872" calcext:value-type="string">
            <text:p>08016872</text:p>
          </table:table-cell>
          <table:table-cell table:style-name="ce8" office:value-type="string" calcext:value-type="string">
            <text:p>a8016872</text:p>
          </table:table-cell>
          <table:table-cell table:style-name="ce8" office:value-type="string" calcext:value-type="string">
            <text:p>esc-mdmuntanya</text:p>
          </table:table-cell>
          <table:table-cell table:style-name="ce8" office:value-type="string" calcext:value-type="string">
            <text:p>Escola Mare de Déu de la Muntanya</text:p>
          </table:table-cell>
          <table:table-cell table:number-columns-repeated="986"/>
        </table:table-row>
        <table:table-row table:style-name="ro1">
          <table:table-cell table:formula="of:=&quot;&quot; &amp; CHAR(CODE([.B231])-49) &amp; MID([.B231];2;7)" office:value-type="string" office:string-value="08016938" calcext:value-type="string">
            <text:p>08016938</text:p>
          </table:table-cell>
          <table:table-cell table:style-name="ce8" office:value-type="string" calcext:value-type="string">
            <text:p>a8016938</text:p>
          </table:table-cell>
          <table:table-cell table:style-name="ce8" office:value-type="string" calcext:value-type="string">
            <text:p>ceip-taquigraf-garriga</text:p>
          </table:table-cell>
          <table:table-cell table:style-name="ce8" office:value-type="string" calcext:value-type="string">
            <text:p>Escola Taquígraf Garriga</text:p>
          </table:table-cell>
          <table:table-cell table:number-columns-repeated="986"/>
        </table:table-row>
        <table:table-row table:style-name="ro1">
          <table:table-cell table:formula="of:=&quot;&quot; &amp; CHAR(CODE([.B232])-49) &amp; MID([.B232];2;7)" office:value-type="string" office:string-value="08016941" calcext:value-type="string">
            <text:p>08016941</text:p>
          </table:table-cell>
          <table:table-cell table:style-name="ce8" office:value-type="string" calcext:value-type="string">
            <text:p>a8016941</text:p>
          </table:table-cell>
          <table:table-cell table:style-name="ce8" office:value-type="string" calcext:value-type="string">
            <text:p>escolaisidremarti</text:p>
          </table:table-cell>
          <table:table-cell table:style-name="ce8" office:value-type="string" calcext:value-type="string">
            <text:p>Escola Isidre Martí</text:p>
          </table:table-cell>
          <table:table-cell table:number-columns-repeated="986"/>
        </table:table-row>
        <table:table-row table:style-name="ro1">
          <table:table-cell table:formula="of:=&quot;&quot; &amp; CHAR(CODE([.B233])-49) &amp; MID([.B233];2;7)" office:value-type="string" office:string-value="08017104" calcext:value-type="string">
            <text:p>08017104</text:p>
          </table:table-cell>
          <table:table-cell table:style-name="ce8" office:value-type="string" calcext:value-type="string">
            <text:p>a8017104</text:p>
          </table:table-cell>
          <table:table-cell table:style-name="ce8" office:value-type="string" calcext:value-type="string">
            <text:p>ceipgrasisoler</text:p>
          </table:table-cell>
          <table:table-cell table:style-name="ce8" office:value-type="string" calcext:value-type="string">
            <text:p>Escola Gras i Soler</text:p>
          </table:table-cell>
          <table:table-cell table:number-columns-repeated="986"/>
        </table:table-row>
        <table:table-row table:style-name="ro1">
          <table:table-cell table:formula="of:=&quot;&quot; &amp; CHAR(CODE([.B234])-49) &amp; MID([.B234];2;7)" office:value-type="string" office:string-value="08017131" calcext:value-type="string">
            <text:p>08017131</text:p>
          </table:table-cell>
          <table:table-cell table:style-name="ce8" office:value-type="string" calcext:value-type="string">
            <text:p>a8017131</text:p>
          </table:table-cell>
          <table:table-cell table:style-name="ce8" office:value-type="string" calcext:value-type="string">
            <text:p>ies-severo-ochoa</text:p>
          </table:table-cell>
          <table:table-cell table:style-name="ce8" office:value-type="string" calcext:value-type="string">
            <text:p>Institut Severo Ochoa</text:p>
          </table:table-cell>
          <table:table-cell table:number-columns-repeated="986"/>
        </table:table-row>
        <table:table-row table:style-name="ro1">
          <table:table-cell table:formula="of:=&quot;&quot; &amp; CHAR(CODE([.B235])-49) &amp; MID([.B235];2;7)" office:value-type="string" office:string-value="08017153" calcext:value-type="string">
            <text:p>08017153</text:p>
          </table:table-cell>
          <table:table-cell table:style-name="ce8" office:value-type="string" calcext:value-type="string">
            <text:p>a8017153</text:p>
          </table:table-cell>
          <table:table-cell table:style-name="ce8" office:value-type="string" calcext:value-type="string">
            <text:p>iesjoanot</text:p>
          </table:table-cell>
          <table:table-cell table:style-name="ce8" office:value-type="string" calcext:value-type="string">
            <text:p>Institut Joanot Martorell</text:p>
          </table:table-cell>
          <table:table-cell table:number-columns-repeated="986"/>
        </table:table-row>
        <table:table-row table:style-name="ro1">
          <table:table-cell table:formula="of:=&quot;&quot; &amp; CHAR(CODE([.B236])-49) &amp; MID([.B236];2;7)" office:value-type="string" office:string-value="08017232" calcext:value-type="string">
            <text:p>08017232</text:p>
          </table:table-cell>
          <table:table-cell table:style-name="ce8" office:value-type="string" calcext:value-type="string">
            <text:p>a8017232</text:p>
          </table:table-cell>
          <table:table-cell table:style-name="ce8" office:value-type="string" calcext:value-type="string">
            <text:p>escfonollosa</text:p>
          </table:table-cell>
          <table:table-cell table:style-name="ce8" office:value-type="string" calcext:value-type="string">
            <text:p>Escola Agrupació Sant Jordi</text:p>
          </table:table-cell>
          <table:table-cell table:number-columns-repeated="986"/>
        </table:table-row>
        <table:table-row table:style-name="ro1">
          <table:table-cell table:formula="of:=&quot;&quot; &amp; CHAR(CODE([.B237])-49) &amp; MID([.B237];2;7)" office:value-type="string" office:string-value="08017271" calcext:value-type="string">
            <text:p>08017271</text:p>
          </table:table-cell>
          <table:table-cell table:style-name="ce8" office:value-type="string" calcext:value-type="string">
            <text:p>a8017271</text:p>
          </table:table-cell>
          <table:table-cell table:style-name="ce8" office:value-type="string" calcext:value-type="string">
            <text:p>ceipjoansanpera</text:p>
          </table:table-cell>
          <table:table-cell table:style-name="ce8" office:value-type="string" calcext:value-type="string">
            <text:p>Escola Joan Sanpera i Torras</text:p>
          </table:table-cell>
          <table:table-cell table:number-columns-repeated="986"/>
        </table:table-row>
        <table:table-row table:style-name="ro1">
          <table:table-cell table:formula="of:=&quot;&quot; &amp; CHAR(CODE([.B238])-49) &amp; MID([.B238];2;7)" office:value-type="string" office:string-value="08017311" calcext:value-type="string">
            <text:p>08017311</text:p>
          </table:table-cell>
          <table:table-cell table:style-name="ce8" office:value-type="string" calcext:value-type="string">
            <text:p>a8017311</text:p>
          </table:table-cell>
          <table:table-cell table:style-name="ce8" office:value-type="string" calcext:value-type="string">
            <text:p>ceippuiggracios</text:p>
          </table:table-cell>
          <table:table-cell table:style-name="ce8" office:value-type="string" calcext:value-type="string">
            <text:p>Escola Puiggraciós</text:p>
          </table:table-cell>
          <table:table-cell table:number-columns-repeated="986"/>
        </table:table-row>
        <table:table-row table:style-name="ro1">
          <table:table-cell table:formula="of:=&quot;&quot; &amp; CHAR(CODE([.B239])-49) &amp; MID([.B239];2;7)" office:value-type="string" office:string-value="08017359" calcext:value-type="string">
            <text:p>08017359</text:p>
          </table:table-cell>
          <table:table-cell table:style-name="ce8" office:value-type="string" calcext:value-type="string">
            <text:p>a8017359</text:p>
          </table:table-cell>
          <table:table-cell table:style-name="ce8" office:value-type="string" calcext:value-type="string">
            <text:p>escolasalvadorlluch</text:p>
          </table:table-cell>
          <table:table-cell table:style-name="ce8" office:value-type="string" calcext:value-type="string">
            <text:p>Escola Salvador Lluch</text:p>
          </table:table-cell>
          <table:table-cell table:number-columns-repeated="986"/>
        </table:table-row>
        <table:table-row table:style-name="ro1">
          <table:table-cell table:formula="of:=&quot;&quot; &amp; CHAR(CODE([.B240])-49) &amp; MID([.B240];2;7)" office:value-type="string" office:string-value="08017360" calcext:value-type="string">
            <text:p>08017360</text:p>
          </table:table-cell>
          <table:table-cell table:style-name="ce8" office:value-type="string" calcext:value-type="string">
            <text:p>a8017360</text:p>
          </table:table-cell>
          <table:table-cell table:style-name="ce8" office:value-type="string" calcext:value-type="string">
            <text:p>ceipjmarch</text:p>
          </table:table-cell>
          <table:table-cell table:style-name="ce8" office:value-type="string" calcext:value-type="string">
            <text:p>Escola Jacme March</text:p>
          </table:table-cell>
          <table:table-cell table:number-columns-repeated="986"/>
        </table:table-row>
        <table:table-row table:style-name="ro1">
          <table:table-cell table:formula="of:=&quot;&quot; &amp; CHAR(CODE([.B241])-49) &amp; MID([.B241];2;7)" office:value-type="string" office:string-value="08017611" calcext:value-type="string">
            <text:p>08017611</text:p>
          </table:table-cell>
          <table:table-cell table:style-name="ce8" office:value-type="string" calcext:value-type="string">
            <text:p>a8017611</text:p>
          </table:table-cell>
          <table:table-cell table:style-name="ce8" office:value-type="string" calcext:value-type="string">
            <text:p>ceipmontcau-gelida</text:p>
          </table:table-cell>
          <table:table-cell table:style-name="ce8" office:value-type="string" calcext:value-type="string">
            <text:p>Escola Montcau</text:p>
          </table:table-cell>
          <table:table-cell table:number-columns-repeated="986"/>
        </table:table-row>
        <table:table-row table:style-name="ro1">
          <table:table-cell table:formula="of:=&quot;&quot; &amp; CHAR(CODE([.B242])-49) &amp; MID([.B242];2;7)" office:value-type="string" office:string-value="08017633" calcext:value-type="string">
            <text:p>08017633</text:p>
          </table:table-cell>
          <table:table-cell table:style-name="ce8" office:value-type="string" calcext:value-type="string">
            <text:p>a8017633</text:p>
          </table:table-cell>
          <table:table-cell table:style-name="ce8" office:value-type="string" calcext:value-type="string">
            <text:p>ceip-santmarc-bassacs</text:p>
          </table:table-cell>
          <table:table-cell table:style-name="ce8" office:value-type="string" calcext:value-type="string">
            <text:p>Escola Sant Marc</text:p>
          </table:table-cell>
          <table:table-cell table:number-columns-repeated="986"/>
        </table:table-row>
        <table:table-row table:style-name="ro1">
          <table:table-cell table:formula="of:=&quot;&quot; &amp; CHAR(CODE([.B243])-49) &amp; MID([.B243];2;7)" office:value-type="string" office:string-value="08017645" calcext:value-type="string">
            <text:p>08017645</text:p>
          </table:table-cell>
          <table:table-cell table:style-name="ce8" office:value-type="string" calcext:value-type="string">
            <text:p>a8017645</text:p>
          </table:table-cell>
          <table:table-cell table:style-name="ce8" office:value-type="string" calcext:value-type="string">
            <text:p>escolagironella</text:p>
          </table:table-cell>
          <table:table-cell table:style-name="ce8" office:value-type="string" calcext:value-type="string">
            <text:p>Escola de Gironella</text:p>
          </table:table-cell>
          <table:table-cell table:number-columns-repeated="986"/>
        </table:table-row>
        <table:table-row table:style-name="ro1">
          <table:table-cell table:formula="of:=&quot;&quot; &amp; CHAR(CODE([.B244])-49) &amp; MID([.B244];2;7)" office:value-type="string" office:string-value="08017682" calcext:value-type="string">
            <text:p>08017682</text:p>
          </table:table-cell>
          <table:table-cell table:style-name="ce8" office:value-type="string" calcext:value-type="string">
            <text:p>a8017682</text:p>
          </table:table-cell>
          <table:table-cell table:style-name="ce8" office:value-type="string" calcext:value-type="string">
            <text:p>escolajave</text:p>
          </table:table-cell>
          <table:table-cell table:style-name="ce8" office:value-type="string" calcext:value-type="string">
            <text:p>Escola Jacint Verdaguer</text:p>
          </table:table-cell>
          <table:table-cell table:number-columns-repeated="986"/>
        </table:table-row>
        <table:table-row table:style-name="ro1">
          <table:table-cell table:formula="of:=&quot;&quot; &amp; CHAR(CODE([.B245])-49) &amp; MID([.B245];2;7)" office:value-type="string" office:string-value="08017694" calcext:value-type="string">
            <text:p>08017694</text:p>
          </table:table-cell>
          <table:table-cell table:style-name="ce8" office:value-type="string" calcext:value-type="string">
            <text:p>a8017694</text:p>
          </table:table-cell>
          <table:table-cell table:style-name="ce8" office:value-type="string" calcext:value-type="string">
            <text:p>ceippereanton</text:p>
          </table:table-cell>
          <table:table-cell table:style-name="ce8" office:value-type="string" calcext:value-type="string">
            <text:p>Escola Pereanton</text:p>
          </table:table-cell>
          <table:table-cell table:number-columns-repeated="986"/>
        </table:table-row>
        <table:table-row table:style-name="ro1">
          <table:table-cell table:formula="of:=&quot;&quot; &amp; CHAR(CODE([.B246])-49) &amp; MID([.B246];2;7)" office:value-type="string" office:string-value="08017700" calcext:value-type="string">
            <text:p>08017700</text:p>
          </table:table-cell>
          <table:table-cell table:style-name="ce8" office:value-type="string" calcext:value-type="string">
            <text:p>a8017700</text:p>
          </table:table-cell>
          <table:table-cell table:style-name="ce8" office:value-type="string" calcext:value-type="string">
            <text:p>ceipjoansolans</text:p>
          </table:table-cell>
          <table:table-cell table:style-name="ce8" office:value-type="string" calcext:value-type="string">
            <text:p>Escola Joan Solans</text:p>
          </table:table-cell>
          <table:table-cell table:number-columns-repeated="986"/>
        </table:table-row>
        <table:table-row table:style-name="ro1">
          <table:table-cell table:formula="of:=&quot;&quot; &amp; CHAR(CODE([.B247])-49) &amp; MID([.B247];2;7)" office:value-type="string" office:string-value="08017712" calcext:value-type="string">
            <text:p>08017712</text:p>
          </table:table-cell>
          <table:table-cell table:style-name="ce8" office:value-type="string" calcext:value-type="string">
            <text:p>a8017712</text:p>
          </table:table-cell>
          <table:table-cell table:style-name="ce8" office:value-type="string" calcext:value-type="string">
            <text:p>escferreriguardiagranollers</text:p>
          </table:table-cell>
          <table:table-cell table:style-name="ce8" office:value-type="string" calcext:value-type="string">
            <text:p>Escola Ferrer i Guàrdia</text:p>
          </table:table-cell>
          <table:table-cell table:number-columns-repeated="986"/>
        </table:table-row>
        <table:table-row table:style-name="ro1">
          <table:table-cell table:formula="of:=&quot;&quot; &amp; CHAR(CODE([.B248])-49) &amp; MID([.B248];2;7)" office:value-type="string" office:string-value="08017815" calcext:value-type="string">
            <text:p>08017815</text:p>
          </table:table-cell>
          <table:table-cell table:style-name="ce8" office:value-type="string" calcext:value-type="string">
            <text:p>a8017815</text:p>
          </table:table-cell>
          <table:table-cell table:style-name="ce8" office:value-type="string" calcext:value-type="string">
            <text:p>col-lestel-granollers</text:p>
          </table:table-cell>
          <table:table-cell table:style-name="ce8" office:value-type="string" calcext:value-type="string">
            <text:p>L'Estel</text:p>
          </table:table-cell>
          <table:table-cell table:number-columns-repeated="986"/>
        </table:table-row>
        <table:table-row table:style-name="ro1">
          <table:table-cell table:formula="of:=&quot;&quot; &amp; CHAR(CODE([.B249])-49) &amp; MID([.B249];2;7)" office:value-type="string" office:string-value="08017918" calcext:value-type="string">
            <text:p>08017918</text:p>
          </table:table-cell>
          <table:table-cell table:style-name="ce8" office:value-type="string" calcext:value-type="string">
            <text:p>a8017918</text:p>
          </table:table-cell>
          <table:table-cell table:style-name="ce8" office:value-type="string" calcext:value-type="string">
            <text:p>ceipgranullarius</text:p>
          </table:table-cell>
          <table:table-cell table:style-name="ce8" office:value-type="string" calcext:value-type="string">
            <text:p>Escola Granullarius</text:p>
          </table:table-cell>
          <table:table-cell table:number-columns-repeated="986"/>
        </table:table-row>
        <table:table-row table:style-name="ro1">
          <table:table-cell table:formula="of:=&quot;&quot; &amp; CHAR(CODE([.B250])-49) &amp; MID([.B250];2;7)" office:value-type="string" office:string-value="08017931" calcext:value-type="string">
            <text:p>08017931</text:p>
          </table:table-cell>
          <table:table-cell table:style-name="ce8" office:value-type="string" calcext:value-type="string">
            <text:p>a8017931</text:p>
          </table:table-cell>
          <table:table-cell table:style-name="ce8" office:value-type="string" calcext:value-type="string">
            <text:p>iesacumella</text:p>
          </table:table-cell>
          <table:table-cell table:style-name="ce8" office:value-type="string" calcext:value-type="string">
            <text:p>Institut Antoni Cumella</text:p>
          </table:table-cell>
          <table:table-cell table:number-columns-repeated="986"/>
        </table:table-row>
        <table:table-row table:style-name="ro1">
          <table:table-cell table:formula="of:=&quot;&quot; &amp; CHAR(CODE([.B251])-49) &amp; MID([.B251];2;7)" office:value-type="string" office:string-value="08017979" calcext:value-type="string">
            <text:p>08017979</text:p>
          </table:table-cell>
          <table:table-cell table:style-name="ce8" office:value-type="string" calcext:value-type="string">
            <text:p>a8017979</text:p>
          </table:table-cell>
          <table:table-cell table:style-name="ce8" office:value-type="string" calcext:value-type="string">
            <text:p>escolaaquaalba</text:p>
          </table:table-cell>
          <table:table-cell table:style-name="ce8" office:value-type="string" calcext:value-type="string">
            <text:p>Escola Aqua Alba</text:p>
          </table:table-cell>
          <table:table-cell table:number-columns-repeated="986"/>
        </table:table-row>
        <table:table-row table:style-name="ro1">
          <table:table-cell table:formula="of:=&quot;&quot; &amp; CHAR(CODE([.B252])-49) &amp; MID([.B252];2;7)" office:value-type="string" office:string-value="08017992" calcext:value-type="string">
            <text:p>08017992</text:p>
          </table:table-cell>
          <table:table-cell table:style-name="ce8" office:value-type="string" calcext:value-type="string">
            <text:p>a8017992</text:p>
          </table:table-cell>
          <table:table-cell table:style-name="ce8" office:value-type="string" calcext:value-type="string">
            <text:p>ceipmontserrat-ssg</text:p>
          </table:table-cell>
          <table:table-cell table:style-name="ce8" office:value-type="string" calcext:value-type="string">
            <text:p>Escola Montserrat</text:p>
          </table:table-cell>
          <table:table-cell table:number-columns-repeated="986"/>
        </table:table-row>
        <table:table-row table:style-name="ro1">
          <table:table-cell table:formula="of:=&quot;&quot; &amp; CHAR(CODE([.B253])-49) &amp; MID([.B253];2;7)" office:value-type="string" office:string-value="08018005" calcext:value-type="string">
            <text:p>08018005</text:p>
          </table:table-cell>
          <table:table-cell table:style-name="ce8" office:value-type="string" calcext:value-type="string">
            <text:p>a8018005</text:p>
          </table:table-cell>
          <table:table-cell table:style-name="ce8" office:value-type="string" calcext:value-type="string">
            <text:p>ceipsantllorenc</text:p>
          </table:table-cell>
          <table:table-cell table:style-name="ce8" office:value-type="string" calcext:value-type="string">
            <text:p>Escola Sant Llorenç</text:p>
          </table:table-cell>
          <table:table-cell table:number-columns-repeated="986"/>
        </table:table-row>
        <table:table-row table:style-name="ro1">
          <table:table-cell table:formula="of:=&quot;&quot; &amp; CHAR(CODE([.B254])-49) &amp; MID([.B254];2;7)" office:value-type="string" office:string-value="08018029" calcext:value-type="string">
            <text:p>08018029</text:p>
          </table:table-cell>
          <table:table-cell table:style-name="ce8" office:value-type="string" calcext:value-type="string">
            <text:p>a8018029</text:p>
          </table:table-cell>
          <table:table-cell table:style-name="ce8" office:value-type="string" calcext:value-type="string">
            <text:p>ceiplesescolesdegurb</text:p>
          </table:table-cell>
          <table:table-cell table:style-name="ce8" office:value-type="string" calcext:value-type="string">
            <text:p>Escola Les Escoles</text:p>
          </table:table-cell>
          <table:table-cell table:number-columns-repeated="986"/>
        </table:table-row>
        <table:table-row table:style-name="ro1">
          <table:table-cell table:formula="of:=&quot;&quot; &amp; CHAR(CODE([.B255])-49) &amp; MID([.B255];2;7)" office:value-type="string" office:string-value="08018066" calcext:value-type="string">
            <text:p>08018066</text:p>
          </table:table-cell>
          <table:table-cell table:style-name="ce8" office:value-type="string" calcext:value-type="string">
            <text:p>a8018066</text:p>
          </table:table-cell>
          <table:table-cell table:style-name="ce8" office:value-type="string" calcext:value-type="string">
            <text:p>ceip-menendezpidal-hospitalet</text:p>
          </table:table-cell>
          <table:table-cell table:style-name="ce8" office:value-type="string" calcext:value-type="string">
            <text:p>Escola Menéndez Pidal</text:p>
          </table:table-cell>
          <table:table-cell table:number-columns-repeated="986"/>
        </table:table-row>
        <table:table-row table:style-name="ro1">
          <table:table-cell table:formula="of:=&quot;&quot; &amp; CHAR(CODE([.B256])-49) &amp; MID([.B256];2;7)" office:value-type="string" office:string-value="08018078" calcext:value-type="string">
            <text:p>08018078</text:p>
          </table:table-cell>
          <table:table-cell table:style-name="ce8" office:value-type="string" calcext:value-type="string">
            <text:p>a8018078</text:p>
          </table:table-cell>
          <table:table-cell table:style-name="ce8" office:value-type="string" calcext:value-type="string">
            <text:p>esc-bellvitge</text:p>
          </table:table-cell>
          <table:table-cell table:style-name="ce8" office:value-type="string" calcext:value-type="string">
            <text:p>Escola Bellvitge</text:p>
          </table:table-cell>
          <table:table-cell table:number-columns-repeated="986"/>
        </table:table-row>
        <table:table-row table:style-name="ro1">
          <table:table-cell table:formula="of:=&quot;&quot; &amp; CHAR(CODE([.B257])-49) &amp; MID([.B257];2;7)" office:value-type="string" office:string-value="08018091" calcext:value-type="string">
            <text:p>08018091</text:p>
          </table:table-cell>
          <table:table-cell table:style-name="ce8" office:value-type="string" calcext:value-type="string">
            <text:p>a8018091</text:p>
          </table:table-cell>
          <table:table-cell table:style-name="ce8" office:value-type="string" calcext:value-type="string">
            <text:p>escpepventura</text:p>
          </table:table-cell>
          <table:table-cell table:style-name="ce8" office:value-type="string" calcext:value-type="string">
            <text:p>Escola Pep Ventura</text:p>
          </table:table-cell>
          <table:table-cell table:number-columns-repeated="986"/>
        </table:table-row>
        <table:table-row table:style-name="ro1">
          <table:table-cell table:formula="of:=&quot;&quot; &amp; CHAR(CODE([.B258])-49) &amp; MID([.B258];2;7)" office:value-type="string" office:string-value="08018145" calcext:value-type="string">
            <text:p>08018145</text:p>
          </table:table-cell>
          <table:table-cell table:style-name="ce8" office:value-type="string" calcext:value-type="string">
            <text:p>a8018145</text:p>
          </table:table-cell>
          <table:table-cell table:style-name="ce8" office:value-type="string" calcext:value-type="string">
            <text:p>ceip-pauvila-hospitalet</text:p>
          </table:table-cell>
          <table:table-cell table:style-name="ce8" office:value-type="string" calcext:value-type="string">
            <text:p>Escola Pau Vila</text:p>
          </table:table-cell>
          <table:table-cell table:number-columns-repeated="986"/>
        </table:table-row>
        <table:table-row table:style-name="ro1">
          <table:table-cell table:formula="of:=&quot;&quot; &amp; CHAR(CODE([.B259])-49) &amp; MID([.B259];2;7)" office:value-type="string" office:string-value="08018157" calcext:value-type="string">
            <text:p>08018157</text:p>
          </table:table-cell>
          <table:table-cell table:style-name="ce8" office:value-type="string" calcext:value-type="string">
            <text:p>a8018157</text:p>
          </table:table-cell>
          <table:table-cell table:style-name="ce8" office:value-type="string" calcext:value-type="string">
            <text:p>ceip-santiagoramonycajal</text:p>
          </table:table-cell>
          <table:table-cell table:style-name="ce8" office:value-type="string" calcext:value-type="string">
            <text:p>Escola Santiago Ramon y Cajal</text:p>
          </table:table-cell>
          <table:table-cell table:number-columns-repeated="986"/>
        </table:table-row>
        <table:table-row table:style-name="ro1">
          <table:table-cell table:formula="of:=&quot;&quot; &amp; CHAR(CODE([.B260])-49) &amp; MID([.B260];2;7)" office:value-type="string" office:string-value="08018340" calcext:value-type="string">
            <text:p>08018340</text:p>
          </table:table-cell>
          <table:table-cell table:style-name="ce8" office:value-type="string" calcext:value-type="string">
            <text:p>a8018340</text:p>
          </table:table-cell>
          <table:table-cell table:style-name="ce8" office:value-type="string" calcext:value-type="string">
            <text:p>escolaalegre</text:p>
          </table:table-cell>
          <table:table-cell table:style-name="ce8" office:value-type="string" calcext:value-type="string">
            <text:p>Alegre</text:p>
          </table:table-cell>
          <table:table-cell table:number-columns-repeated="986"/>
        </table:table-row>
        <table:table-row table:style-name="ro1">
          <table:table-cell table:formula="of:=&quot;&quot; &amp; CHAR(CODE([.B261])-49) &amp; MID([.B261];2;7)" office:value-type="string" office:string-value="08018455" calcext:value-type="string">
            <text:p>08018455</text:p>
          </table:table-cell>
          <table:table-cell table:style-name="ce8" office:value-type="string" calcext:value-type="string">
            <text:p>a8018455</text:p>
          </table:table-cell>
          <table:table-cell table:style-name="ce8" office:value-type="string" calcext:value-type="string">
            <text:p>sanfeliu</text:p>
          </table:table-cell>
          <table:table-cell table:style-name="ce8" office:value-type="string" calcext:value-type="string">
            <text:p>C Sanfeliu</text:p>
          </table:table-cell>
          <table:table-cell table:number-columns-repeated="986"/>
        </table:table-row>
        <table:table-row table:style-name="ro1">
          <table:table-cell table:formula="of:=&quot;&quot; &amp; CHAR(CODE([.B262])-49) &amp; MID([.B262];2;7)" office:value-type="string" office:string-value="08018901" calcext:value-type="string">
            <text:p>08018901</text:p>
          </table:table-cell>
          <table:table-cell table:style-name="ce8" office:value-type="string" calcext:value-type="string">
            <text:p>a8018901</text:p>
          </table:table-cell>
          <table:table-cell table:style-name="ce8" office:value-type="string" calcext:value-type="string">
            <text:p>colpineda</text:p>
          </table:table-cell>
          <table:table-cell table:style-name="ce8" office:value-type="string" calcext:value-type="string">
            <text:p>Pineda</text:p>
          </table:table-cell>
          <table:table-cell table:number-columns-repeated="986"/>
        </table:table-row>
        <table:table-row table:style-name="ro1">
          <table:table-cell table:formula="of:=&quot;&quot; &amp; CHAR(CODE([.B263])-49) &amp; MID([.B263];2;7)" office:value-type="string" office:string-value="08019149" calcext:value-type="string">
            <text:p>08019149</text:p>
          </table:table-cell>
          <table:table-cell table:style-name="ce8" office:value-type="string" calcext:value-type="string">
            <text:p>a8019149</text:p>
          </table:table-cell>
          <table:table-cell table:style-name="ce8" office:value-type="string" calcext:value-type="string">
            <text:p>ceipbernatmetge</text:p>
          </table:table-cell>
          <table:table-cell table:style-name="ce8" office:value-type="string" calcext:value-type="string">
            <text:p>Escola Bernat Metge</text:p>
          </table:table-cell>
          <table:table-cell table:number-columns-repeated="986"/>
        </table:table-row>
        <table:table-row table:style-name="ro1">
          <table:table-cell table:formula="of:=&quot;&quot; &amp; CHAR(CODE([.B264])-49) &amp; MID([.B264];2;7)" office:value-type="string" office:string-value="08019216" calcext:value-type="string">
            <text:p>08019216</text:p>
          </table:table-cell>
          <table:table-cell table:style-name="ce8" office:value-type="string" calcext:value-type="string">
            <text:p>a8019216</text:p>
          </table:table-cell>
          <table:table-cell table:style-name="ce8" office:value-type="string" calcext:value-type="string">
            <text:p>escbusquetsipunset</text:p>
          </table:table-cell>
          <table:table-cell table:style-name="ce8" office:value-type="string" calcext:value-type="string">
            <text:p>Escola Busquets i Punset</text:p>
          </table:table-cell>
          <table:table-cell table:number-columns-repeated="986"/>
        </table:table-row>
        <table:table-row table:style-name="ro1">
          <table:table-cell table:formula="of:=&quot;&quot; &amp; CHAR(CODE([.B265])-49) &amp; MID([.B265];2;7)" office:value-type="string" office:string-value="08019231" calcext:value-type="string">
            <text:p>08019231</text:p>
          </table:table-cell>
          <table:table-cell table:style-name="ce8" office:value-type="string" calcext:value-type="string">
            <text:p>a8019231</text:p>
          </table:table-cell>
          <table:table-cell table:style-name="ce8" office:value-type="string" calcext:value-type="string">
            <text:p>ceipmilagrosconsarnau</text:p>
          </table:table-cell>
          <table:table-cell table:style-name="ce8" office:value-type="string" calcext:value-type="string">
            <text:p>Escola Milagros Consarnau</text:p>
          </table:table-cell>
          <table:table-cell table:number-columns-repeated="986"/>
        </table:table-row>
        <table:table-row table:style-name="ro1">
          <table:table-cell table:formula="of:=&quot;&quot; &amp; CHAR(CODE([.B266])-49) &amp; MID([.B266];2;7)" office:value-type="string" office:string-value="08019241" calcext:value-type="string">
            <text:p>08019241</text:p>
          </table:table-cell>
          <table:table-cell table:style-name="ce8" office:value-type="string" calcext:value-type="string">
            <text:p>a8019241</text:p>
          </table:table-cell>
          <table:table-cell table:style-name="ce8" office:value-type="string" calcext:value-type="string">
            <text:p>escolafmistral</text:p>
          </table:table-cell>
          <table:table-cell table:style-name="ce8" office:value-type="string" calcext:value-type="string">
            <text:p>Escola Frederic Mistral</text:p>
          </table:table-cell>
          <table:table-cell table:number-columns-repeated="986"/>
        </table:table-row>
        <table:table-row table:style-name="ro1">
          <table:table-cell table:formula="of:=&quot;&quot; &amp; CHAR(CODE([.B267])-49) &amp; MID([.B267];2;7)" office:value-type="string" office:string-value="08019265" calcext:value-type="string">
            <text:p>08019265</text:p>
          </table:table-cell>
          <table:table-cell table:style-name="ce8" office:value-type="string" calcext:value-type="string">
            <text:p>a8019265</text:p>
          </table:table-cell>
          <table:table-cell table:style-name="ce8" office:value-type="string" calcext:value-type="string">
            <text:p>ceip-jruyra-l-h</text:p>
          </table:table-cell>
          <table:table-cell table:style-name="ce8" office:value-type="string" calcext:value-type="string">
            <text:p>Escola Joaquim Ruyra</text:p>
          </table:table-cell>
          <table:table-cell table:number-columns-repeated="986"/>
        </table:table-row>
        <table:table-row table:style-name="ro1">
          <table:table-cell table:formula="of:=&quot;&quot; &amp; CHAR(CODE([.B268])-49) &amp; MID([.B268];2;7)" office:value-type="string" office:string-value="08019277" calcext:value-type="string">
            <text:p>08019277</text:p>
          </table:table-cell>
          <table:table-cell table:style-name="ce8" office:value-type="string" calcext:value-type="string">
            <text:p>a8019277</text:p>
          </table:table-cell>
          <table:table-cell table:style-name="ce8" office:value-type="string" calcext:value-type="string">
            <text:p>escolamarina</text:p>
          </table:table-cell>
          <table:table-cell table:style-name="ce8" office:value-type="string" calcext:value-type="string">
            <text:p>Escola La Marina</text:p>
          </table:table-cell>
          <table:table-cell table:number-columns-repeated="986"/>
        </table:table-row>
        <table:table-row table:style-name="ro1">
          <table:table-cell table:formula="of:=&quot;&quot; &amp; CHAR(CODE([.B269])-49) &amp; MID([.B269];2;7)" office:value-type="string" office:string-value="08019290" calcext:value-type="string">
            <text:p>08019290</text:p>
          </table:table-cell>
          <table:table-cell table:style-name="ce8" office:value-type="string" calcext:value-type="string">
            <text:p>a8019290</text:p>
          </table:table-cell>
          <table:table-cell table:style-name="ce8" office:value-type="string" calcext:value-type="string">
            <text:p>escolaprovencana</text:p>
          </table:table-cell>
          <table:table-cell table:style-name="ce8" office:value-type="string" calcext:value-type="string">
            <text:p>Escola Provençana</text:p>
          </table:table-cell>
          <table:table-cell table:number-columns-repeated="986"/>
        </table:table-row>
        <table:table-row table:style-name="ro1">
          <table:table-cell table:formula="of:=&quot;&quot; &amp; CHAR(CODE([.B270])-49) &amp; MID([.B270];2;7)" office:value-type="string" office:string-value="08019307" calcext:value-type="string">
            <text:p>08019307</text:p>
          </table:table-cell>
          <table:table-cell table:style-name="ce8" office:value-type="string" calcext:value-type="string">
            <text:p>a8019307</text:p>
          </table:table-cell>
          <table:table-cell table:style-name="ce8" office:value-type="string" calcext:value-type="string">
            <text:p>ies-santa-eulalia</text:p>
          </table:table-cell>
          <table:table-cell table:style-name="ce8" office:value-type="string" calcext:value-type="string">
            <text:p>Institut Santa Eulàlia</text:p>
          </table:table-cell>
          <table:table-cell table:number-columns-repeated="986"/>
        </table:table-row>
        <table:table-row table:style-name="ro1">
          <table:table-cell table:formula="of:=&quot;&quot; &amp; CHAR(CODE([.B271])-49) &amp; MID([.B271];2;7)" office:value-type="string" office:string-value="08019320" calcext:value-type="string">
            <text:p>08019320</text:p>
          </table:table-cell>
          <table:table-cell table:style-name="ce8" office:value-type="string" calcext:value-type="string">
            <text:p>a8019320</text:p>
          </table:table-cell>
          <table:table-cell table:style-name="ce8" office:value-type="string" calcext:value-type="string">
            <text:p>instorrasibages</text:p>
          </table:table-cell>
          <table:table-cell table:style-name="ce8" office:value-type="string" calcext:value-type="string">
            <text:p>Institut Torras i Bages</text:p>
          </table:table-cell>
          <table:table-cell table:number-columns-repeated="986"/>
        </table:table-row>
        <table:table-row table:style-name="ro1">
          <table:table-cell table:formula="of:=&quot;&quot; &amp; CHAR(CODE([.B272])-49) &amp; MID([.B272];2;7)" office:value-type="string" office:string-value="08019368" calcext:value-type="string">
            <text:p>08019368</text:p>
          </table:table-cell>
          <table:table-cell table:style-name="ce8" office:value-type="string" calcext:value-type="string">
            <text:p>a8019368</text:p>
          </table:table-cell>
          <table:table-cell table:style-name="ce8" office:value-type="string" calcext:value-type="string">
            <text:p>ceipperelliscart</text:p>
          </table:table-cell>
          <table:table-cell table:style-name="ce8" office:value-type="string" calcext:value-type="string">
            <text:p>Escola Pere Lliscart</text:p>
          </table:table-cell>
          <table:table-cell table:number-columns-repeated="986"/>
        </table:table-row>
        <table:table-row table:style-name="ro1">
          <table:table-cell table:formula="of:=&quot;&quot; &amp; CHAR(CODE([.B273])-49) &amp; MID([.B273];2;7)" office:value-type="string" office:string-value="08019435" calcext:value-type="string">
            <text:p>08019435</text:p>
          </table:table-cell>
          <table:table-cell table:style-name="ce8" office:value-type="string" calcext:value-type="string">
            <text:p>a8019435</text:p>
          </table:table-cell>
          <table:table-cell table:style-name="ce8" office:value-type="string" calcext:value-type="string">
            <text:p>escgarciafossas</text:p>
          </table:table-cell>
          <table:table-cell table:style-name="ce8" office:value-type="string" calcext:value-type="string">
            <text:p>Escola García i Fossas</text:p>
          </table:table-cell>
          <table:table-cell table:number-columns-repeated="986"/>
        </table:table-row>
        <table:table-row table:style-name="ro1">
          <table:table-cell table:formula="of:=&quot;&quot; &amp; CHAR(CODE([.B274])-49) &amp; MID([.B274];2;7)" office:value-type="string" office:string-value="08019459" calcext:value-type="string">
            <text:p>08019459</text:p>
          </table:table-cell>
          <table:table-cell table:style-name="ce8" office:value-type="string" calcext:value-type="string">
            <text:p>a8019459</text:p>
          </table:table-cell>
          <table:table-cell table:style-name="ce8" office:value-type="string" calcext:value-type="string">
            <text:p>ceip-gabriel-castella</text:p>
          </table:table-cell>
          <table:table-cell table:style-name="ce8" office:value-type="string" calcext:value-type="string">
            <text:p>Escola Gabriel Castella i Raich</text:p>
          </table:table-cell>
          <table:table-cell table:number-columns-repeated="986"/>
        </table:table-row>
        <table:table-row table:style-name="ro1">
          <table:table-cell table:formula="of:=&quot;&quot; &amp; CHAR(CODE([.B275])-49) &amp; MID([.B275];2;7)" office:value-type="string" office:string-value="08019460" calcext:value-type="string">
            <text:p>08019460</text:p>
          </table:table-cell>
          <table:table-cell table:style-name="ce8" office:value-type="string" calcext:value-type="string">
            <text:p>a8019460</text:p>
          </table:table-cell>
          <table:table-cell table:style-name="ce8" office:value-type="string" calcext:value-type="string">
            <text:p>escemilivalles</text:p>
          </table:table-cell>
          <table:table-cell table:style-name="ce8" office:value-type="string" calcext:value-type="string">
            <text:p>Escola Emili Vallès</text:p>
          </table:table-cell>
          <table:table-cell table:number-columns-repeated="986"/>
        </table:table-row>
        <table:table-row table:style-name="ro1">
          <table:table-cell table:formula="of:=&quot;&quot; &amp; CHAR(CODE([.B276])-49) &amp; MID([.B276];2;7)" office:value-type="string" office:string-value="08019630" calcext:value-type="string">
            <text:p>08019630</text:p>
          </table:table-cell>
          <table:table-cell table:style-name="ce8" office:value-type="string" calcext:value-type="string">
            <text:p>a8019630</text:p>
          </table:table-cell>
          <table:table-cell table:style-name="ce8" office:value-type="string" calcext:value-type="string">
            <text:p>ies-pere-vives</text:p>
          </table:table-cell>
          <table:table-cell table:style-name="ce8" office:value-type="string" calcext:value-type="string">
            <text:p>Institut Pere Vives i Vich</text:p>
          </table:table-cell>
          <table:table-cell table:number-columns-repeated="986"/>
        </table:table-row>
        <table:table-row table:style-name="ro1">
          <table:table-cell table:formula="of:=&quot;&quot; &amp; CHAR(CODE([.B277])-49) &amp; MID([.B277];2;7)" office:value-type="string" office:string-value="08019642" calcext:value-type="string">
            <text:p>08019642</text:p>
          </table:table-cell>
          <table:table-cell table:style-name="ce8" office:value-type="string" calcext:value-type="string">
            <text:p>a8019642</text:p>
          </table:table-cell>
          <table:table-cell table:style-name="ce8" office:value-type="string" calcext:value-type="string">
            <text:p>ceip-rcastelltort</text:p>
          </table:table-cell>
          <table:table-cell table:style-name="ce8" office:value-type="string" calcext:value-type="string">
            <text:p>Escola Pare Ramon Castelltort i Miralda</text:p>
          </table:table-cell>
          <table:table-cell table:number-columns-repeated="986"/>
        </table:table-row>
        <table:table-row table:style-name="ro1">
          <table:table-cell table:formula="of:=&quot;&quot; &amp; CHAR(CODE([.B278])-49) &amp; MID([.B278];2;7)" office:value-type="string" office:string-value="08019654" calcext:value-type="string">
            <text:p>08019654</text:p>
          </table:table-cell>
          <table:table-cell table:style-name="ce8" office:value-type="string" calcext:value-type="string">
            <text:p>a8019654</text:p>
          </table:table-cell>
          <table:table-cell table:style-name="ce8" office:value-type="string" calcext:value-type="string">
            <text:p>iesmila</text:p>
          </table:table-cell>
          <table:table-cell table:style-name="ce8" office:value-type="string" calcext:value-type="string">
            <text:p>Institut Milà i Fontanals</text:p>
          </table:table-cell>
          <table:table-cell table:number-columns-repeated="986"/>
        </table:table-row>
        <table:table-row table:style-name="ro1">
          <table:table-cell table:formula="of:=&quot;&quot; &amp; CHAR(CODE([.B279])-49) &amp; MID([.B279];2;7)" office:value-type="string" office:string-value="08019678" calcext:value-type="string">
            <text:p>08019678</text:p>
          </table:table-cell>
          <table:table-cell table:style-name="ce8" office:value-type="string" calcext:value-type="string">
            <text:p>a8019678</text:p>
          </table:table-cell>
          <table:table-cell table:style-name="ce8" office:value-type="string" calcext:value-type="string">
            <text:p>esc-gueraudejorba</text:p>
          </table:table-cell>
          <table:table-cell table:style-name="ce8" office:value-type="string" calcext:value-type="string">
            <text:p>Escola Guerau de Jorba</text:p>
          </table:table-cell>
          <table:table-cell table:number-columns-repeated="986"/>
        </table:table-row>
        <table:table-row table:style-name="ro1">
          <table:table-cell table:formula="of:=&quot;&quot; &amp; CHAR(CODE([.B280])-49) &amp; MID([.B280];2;7)" office:value-type="string" office:string-value="08019711" calcext:value-type="string">
            <text:p>08019711</text:p>
          </table:table-cell>
          <table:table-cell table:style-name="ce8" office:value-type="string" calcext:value-type="string">
            <text:p>a8019711</text:p>
          </table:table-cell>
          <table:table-cell table:style-name="ce8" office:value-type="string" calcext:value-type="string">
            <text:p>ceipsafa</text:p>
          </table:table-cell>
          <table:table-cell table:style-name="ce8" office:value-type="string" calcext:value-type="string">
            <text:p>Escola Sagrada Família</text:p>
          </table:table-cell>
          <table:table-cell table:number-columns-repeated="986"/>
        </table:table-row>
        <table:table-row table:style-name="ro1">
          <table:table-cell table:formula="of:=&quot;&quot; &amp; CHAR(CODE([.B281])-49) &amp; MID([.B281];2;7)" office:value-type="string" office:string-value="08019745" calcext:value-type="string">
            <text:p>08019745</text:p>
          </table:table-cell>
          <table:table-cell table:style-name="ce8" office:value-type="string" calcext:value-type="string">
            <text:p>a8019745</text:p>
          </table:table-cell>
          <table:table-cell table:style-name="ce8" office:value-type="string" calcext:value-type="string">
            <text:p>escolajoanmaragall</text:p>
          </table:table-cell>
          <table:table-cell table:style-name="ce8" office:value-type="string" calcext:value-type="string">
            <text:p>Escola Joan Maragall</text:p>
          </table:table-cell>
          <table:table-cell table:number-columns-repeated="986"/>
        </table:table-row>
        <table:table-row table:style-name="ro1">
          <table:table-cell table:formula="of:=&quot;&quot; &amp; CHAR(CODE([.B282])-49) &amp; MID([.B282];2;7)" office:value-type="string" office:string-value="08019782" calcext:value-type="string">
            <text:p>08019782</text:p>
          </table:table-cell>
          <table:table-cell table:style-name="ce8" office:value-type="string" calcext:value-type="string">
            <text:p>a8019782</text:p>
          </table:table-cell>
          <table:table-cell table:style-name="ce8" office:value-type="string" calcext:value-type="string">
            <text:p>ceipsanroma</text:p>
          </table:table-cell>
          <table:table-cell table:style-name="ce8" office:value-type="string" calcext:value-type="string">
            <text:p>Escola Salvador Sanromà</text:p>
          </table:table-cell>
          <table:table-cell table:number-columns-repeated="986"/>
        </table:table-row>
        <table:table-row table:style-name="ro1">
          <table:table-cell table:formula="of:=&quot;&quot; &amp; CHAR(CODE([.B283])-49) &amp; MID([.B283];2;7)" office:value-type="string" office:string-value="08019824" calcext:value-type="string">
            <text:p>08019824</text:p>
          </table:table-cell>
          <table:table-cell table:style-name="ce8" office:value-type="string" calcext:value-type="string">
            <text:p>a8019824</text:p>
          </table:table-cell>
          <table:table-cell table:style-name="ce8" office:value-type="string" calcext:value-type="string">
            <text:p>escolalesllisses</text:p>
          </table:table-cell>
          <table:table-cell table:style-name="ce8" office:value-type="string" calcext:value-type="string">
            <text:p>Escola Les Llisses</text:p>
          </table:table-cell>
          <table:table-cell table:number-columns-repeated="986"/>
        </table:table-row>
        <table:table-row table:style-name="ro1">
          <table:table-cell table:formula="of:=&quot;&quot; &amp; CHAR(CODE([.B284])-49) &amp; MID([.B284];2;7)" office:value-type="string" office:string-value="08019873" calcext:value-type="string">
            <text:p>08019873</text:p>
          </table:table-cell>
          <table:table-cell table:style-name="ce8" office:value-type="string" calcext:value-type="string">
            <text:p>a8019873</text:p>
          </table:table-cell>
          <table:table-cell table:style-name="ce8" office:value-type="string" calcext:value-type="string">
            <text:p>ceipmontserratmalgrat</text:p>
          </table:table-cell>
          <table:table-cell table:style-name="ce8" office:value-type="string" calcext:value-type="string">
            <text:p>Escola Mare de Déu de Montserrat</text:p>
          </table:table-cell>
          <table:table-cell table:number-columns-repeated="986"/>
        </table:table-row>
        <table:table-row table:style-name="ro1">
          <table:table-cell table:formula="of:=&quot;&quot; &amp; CHAR(CODE([.B285])-49) &amp; MID([.B285];2;7)" office:value-type="string" office:string-value="08019927" calcext:value-type="string">
            <text:p>08019927</text:p>
          </table:table-cell>
          <table:table-cell table:style-name="ce8" office:value-type="string" calcext:value-type="string">
            <text:p>a8019927</text:p>
          </table:table-cell>
          <table:table-cell table:style-name="ce8" office:value-type="string" calcext:value-type="string">
            <text:p>esc-maria-cubi</text:p>
          </table:table-cell>
          <table:table-cell table:style-name="ce8" office:value-type="string" calcext:value-type="string">
            <text:p>Escola Marià Cubí i Soler</text:p>
          </table:table-cell>
          <table:table-cell table:number-columns-repeated="986"/>
        </table:table-row>
        <table:table-row table:style-name="ro1">
          <table:table-cell table:formula="of:=&quot;&quot; &amp; CHAR(CODE([.B286])-49) &amp; MID([.B286];2;7)" office:value-type="string" office:string-value="08019940" calcext:value-type="string">
            <text:p>08019940</text:p>
          </table:table-cell>
          <table:table-cell table:style-name="ce8" office:value-type="string" calcext:value-type="string">
            <text:p>a8019940</text:p>
          </table:table-cell>
          <table:table-cell table:style-name="ce8" office:value-type="string" calcext:value-type="string">
            <text:p>ceip-puig-agut-manlleu</text:p>
          </table:table-cell>
          <table:table-cell table:style-name="ce8" office:value-type="string" calcext:value-type="string">
            <text:p>Escola Puig-Agut</text:p>
          </table:table-cell>
          <table:table-cell table:number-columns-repeated="986"/>
        </table:table-row>
        <table:table-row table:style-name="ro1">
          <table:table-cell table:formula="of:=&quot;&quot; &amp; CHAR(CODE([.B287])-49) &amp; MID([.B287];2;7)" office:value-type="string" office:string-value="08020012" calcext:value-type="string">
            <text:p>08020012</text:p>
          </table:table-cell>
          <table:table-cell table:style-name="ce8" office:value-type="string" calcext:value-type="string">
            <text:p>a8020012</text:p>
          </table:table-cell>
          <table:table-cell table:style-name="ce8" office:value-type="string" calcext:value-type="string">
            <text:p>esc-muntanyadeldrac</text:p>
          </table:table-cell>
          <table:table-cell table:style-name="ce8" office:value-type="string" calcext:value-type="string">
            <text:p>Escola Pare Ignasi Puig</text:p>
          </table:table-cell>
          <table:table-cell table:number-columns-repeated="986"/>
        </table:table-row>
        <table:table-row table:style-name="ro1">
          <table:table-cell table:formula="of:=&quot;&quot; &amp; CHAR(CODE([.B288])-49) &amp; MID([.B288];2;7)" office:value-type="string" office:string-value="08020061" calcext:value-type="string">
            <text:p>08020061</text:p>
          </table:table-cell>
          <table:table-cell table:style-name="ce8" office:value-type="string" calcext:value-type="string">
            <text:p>a8020061</text:p>
          </table:table-cell>
          <table:table-cell table:style-name="ce8" office:value-type="string" calcext:value-type="string">
            <text:p>ceip-rnx-manresa</text:p>
          </table:table-cell>
          <table:table-cell table:style-name="ce8" office:value-type="string" calcext:value-type="string">
            <text:p>Escola La Renaixença</text:p>
          </table:table-cell>
          <table:table-cell table:number-columns-repeated="986"/>
        </table:table-row>
        <table:table-row table:style-name="ro1">
          <table:table-cell table:formula="of:=&quot;&quot; &amp; CHAR(CODE([.B289])-49) &amp; MID([.B289];2;7)" office:value-type="string" office:string-value="08020073" calcext:value-type="string">
            <text:p>08020073</text:p>
          </table:table-cell>
          <table:table-cell table:style-name="ce8" office:value-type="string" calcext:value-type="string">
            <text:p>a8020073</text:p>
          </table:table-cell>
          <table:table-cell table:style-name="ce8" office:value-type="string" calcext:value-type="string">
            <text:p>ceip-santignasi</text:p>
          </table:table-cell>
          <table:table-cell table:style-name="ce8" office:value-type="string" calcext:value-type="string">
            <text:p>Escola Sant Ignasi</text:p>
          </table:table-cell>
          <table:table-cell table:number-columns-repeated="986"/>
        </table:table-row>
        <table:table-row table:style-name="ro1">
          <table:table-cell table:formula="of:=&quot;&quot; &amp; CHAR(CODE([.B290])-49) &amp; MID([.B290];2;7)" office:value-type="string" office:string-value="08020097" calcext:value-type="string">
            <text:p>08020097</text:p>
          </table:table-cell>
          <table:table-cell table:style-name="ce8" office:value-type="string" calcext:value-type="string">
            <text:p>a8020097</text:p>
          </table:table-cell>
          <table:table-cell table:style-name="ce8" office:value-type="string" calcext:value-type="string">
            <text:p>ceipparealgue</text:p>
          </table:table-cell>
          <table:table-cell table:style-name="ce8" office:value-type="string" calcext:value-type="string">
            <text:p>Escola Pare Algué</text:p>
          </table:table-cell>
          <table:table-cell table:number-columns-repeated="986"/>
        </table:table-row>
        <table:table-row table:style-name="ro1">
          <table:table-cell table:formula="of:=&quot;&quot; &amp; CHAR(CODE([.B291])-49) &amp; MID([.B291];2;7)" office:value-type="string" office:string-value="08020127" calcext:value-type="string">
            <text:p>08020127</text:p>
          </table:table-cell>
          <table:table-cell table:style-name="ce8" office:value-type="string" calcext:value-type="string">
            <text:p>a8020127</text:p>
          </table:table-cell>
          <table:table-cell table:style-name="ce8" office:value-type="string" calcext:value-type="string">
            <text:p>ceip-bages</text:p>
          </table:table-cell>
          <table:table-cell table:style-name="ce8" office:value-type="string" calcext:value-type="string">
            <text:p>Escola Bages</text:p>
          </table:table-cell>
          <table:table-cell table:number-columns-repeated="986"/>
        </table:table-row>
        <table:table-row table:style-name="ro1">
          <table:table-cell table:formula="of:=&quot;&quot; &amp; CHAR(CODE([.B292])-49) &amp; MID([.B292];2;7)" office:value-type="string" office:string-value="08020462" calcext:value-type="string">
            <text:p>08020462</text:p>
          </table:table-cell>
          <table:table-cell table:style-name="ce8" office:value-type="string" calcext:value-type="string">
            <text:p>a8020462</text:p>
          </table:table-cell>
          <table:table-cell table:style-name="ce8" office:value-type="string" calcext:value-type="string">
            <text:p>inslacetania</text:p>
          </table:table-cell>
          <table:table-cell table:style-name="ce8" office:value-type="string" calcext:value-type="string">
            <text:p>Institut Lacetània</text:p>
          </table:table-cell>
          <table:table-cell table:number-columns-repeated="986"/>
        </table:table-row>
        <table:table-row table:style-name="ro1">
          <table:table-cell table:formula="of:=&quot;&quot; &amp; CHAR(CODE([.B293])-49) &amp; MID([.B293];2;7)" office:value-type="string" office:string-value="08020486" calcext:value-type="string">
            <text:p>08020486</text:p>
          </table:table-cell>
          <table:table-cell table:style-name="ce8" office:value-type="string" calcext:value-type="string">
            <text:p>a8020486</text:p>
          </table:table-cell>
          <table:table-cell table:style-name="ce8" office:value-type="string" calcext:value-type="string">
            <text:p>ecamanresa</text:p>
          </table:table-cell>
          <table:table-cell table:style-name="ce8" office:value-type="string" calcext:value-type="string">
            <text:p>ECA de Manresa</text:p>
          </table:table-cell>
          <table:table-cell table:number-columns-repeated="986"/>
        </table:table-row>
        <table:table-row table:style-name="ro1">
          <table:table-cell table:formula="of:=&quot;&quot; &amp; CHAR(CODE([.B294])-49) &amp; MID([.B294];2;7)" office:value-type="string" office:string-value="08020498" calcext:value-type="string">
            <text:p>08020498</text:p>
          </table:table-cell>
          <table:table-cell table:style-name="ce8" office:value-type="string" calcext:value-type="string">
            <text:p>a8020498</text:p>
          </table:table-cell>
          <table:table-cell table:style-name="ce8" office:value-type="string" calcext:value-type="string">
            <text:p>ceipconvents</text:p>
          </table:table-cell>
          <table:table-cell table:style-name="ce8" office:value-type="string" calcext:value-type="string">
            <text:p>Escola Els Convents</text:p>
          </table:table-cell>
          <table:table-cell table:number-columns-repeated="986"/>
        </table:table-row>
        <table:table-row table:style-name="ro1">
          <table:table-cell table:formula="of:=&quot;&quot; &amp; CHAR(CODE([.B295])-49) &amp; MID([.B295];2;7)" office:value-type="string" office:string-value="08020607" calcext:value-type="string">
            <text:p>08020607</text:p>
          </table:table-cell>
          <table:table-cell table:style-name="ce8" office:value-type="string" calcext:value-type="string">
            <text:p>a8020607</text:p>
          </table:table-cell>
          <table:table-cell table:style-name="ce8" office:value-type="string" calcext:value-type="string">
            <text:p>ceip-jrj</text:p>
          </table:table-cell>
          <table:table-cell table:style-name="ce8" office:value-type="string" calcext:value-type="string">
            <text:p>Escola Juan Ramón Jiménez</text:p>
          </table:table-cell>
          <table:table-cell table:number-columns-repeated="986"/>
        </table:table-row>
        <table:table-row table:style-name="ro1">
          <table:table-cell table:formula="of:=&quot;&quot; &amp; CHAR(CODE([.B296])-49) &amp; MID([.B296];2;7)" office:value-type="string" office:string-value="08020620" calcext:value-type="string">
            <text:p>08020620</text:p>
          </table:table-cell>
          <table:table-cell table:style-name="ce8" office:value-type="string" calcext:value-type="string">
            <text:p>a8020620</text:p>
          </table:table-cell>
          <table:table-cell table:style-name="ce8" office:value-type="string" calcext:value-type="string">
            <text:p>ies-pompeu-fabra-martorell</text:p>
          </table:table-cell>
          <table:table-cell table:style-name="ce8" office:value-type="string" calcext:value-type="string">
            <text:p>Institut Pompeu Fabra</text:p>
          </table:table-cell>
          <table:table-cell table:number-columns-repeated="986"/>
        </table:table-row>
        <table:table-row table:style-name="ro1">
          <table:table-cell table:formula="of:=&quot;&quot; &amp; CHAR(CODE([.B297])-49) &amp; MID([.B297];2;7)" office:value-type="string" office:string-value="08020656" calcext:value-type="string">
            <text:p>08020656</text:p>
          </table:table-cell>
          <table:table-cell table:style-name="ce8" office:value-type="string" calcext:value-type="string">
            <text:p>a8020656</text:p>
          </table:table-cell>
          <table:table-cell table:style-name="ce8" office:value-type="string" calcext:value-type="string">
            <text:p>ceip-simeo-rabasa</text:p>
          </table:table-cell>
          <table:table-cell table:style-name="ce8" office:value-type="string" calcext:value-type="string">
            <text:p>Escola Simeó Rabasa</text:p>
          </table:table-cell>
          <table:table-cell table:number-columns-repeated="986"/>
        </table:table-row>
        <table:table-row table:style-name="ro1">
          <table:table-cell table:formula="of:=&quot;&quot; &amp; CHAR(CODE([.B298])-49) &amp; MID([.B298];2;7)" office:value-type="string" office:string-value="08020723" calcext:value-type="string">
            <text:p>08020723</text:p>
          </table:table-cell>
          <table:table-cell table:style-name="ce8" office:value-type="string" calcext:value-type="string">
            <text:p>a8020723</text:p>
          </table:table-cell>
          <table:table-cell table:style-name="ce8" office:value-type="string" calcext:value-type="string">
            <text:p>ceip-ocata</text:p>
          </table:table-cell>
          <table:table-cell table:style-name="ce8" office:value-type="string" calcext:value-type="string">
            <text:p>Escola Ocata</text:p>
          </table:table-cell>
          <table:table-cell table:number-columns-repeated="986"/>
        </table:table-row>
        <table:table-row table:style-name="ro1">
          <table:table-cell table:formula="of:=&quot;&quot; &amp; CHAR(CODE([.B299])-49) &amp; MID([.B299];2;7)" office:value-type="string" office:string-value="08020826" calcext:value-type="string">
            <text:p>08020826</text:p>
          </table:table-cell>
          <table:table-cell table:style-name="ce8" office:value-type="string" calcext:value-type="string">
            <text:p>a8020826</text:p>
          </table:table-cell>
          <table:table-cell table:style-name="ce8" office:value-type="string" calcext:value-type="string">
            <text:p>iesmaremar</text:p>
          </table:table-cell>
          <table:table-cell table:style-name="ce8" office:value-type="string" calcext:value-type="string">
            <text:p>Institut Maremar</text:p>
          </table:table-cell>
          <table:table-cell table:number-columns-repeated="986"/>
        </table:table-row>
        <table:table-row table:style-name="ro1">
          <table:table-cell table:formula="of:=&quot;&quot; &amp; CHAR(CODE([.B300])-49) &amp; MID([.B300];2;7)" office:value-type="string" office:string-value="08020838" calcext:value-type="string">
            <text:p>08020838</text:p>
          </table:table-cell>
          <table:table-cell table:style-name="ce8" office:value-type="string" calcext:value-type="string">
            <text:p>a8020838</text:p>
          </table:table-cell>
          <table:table-cell table:style-name="ce8" office:value-type="string" calcext:value-type="string">
            <text:p>iesmediterrania</text:p>
          </table:table-cell>
          <table:table-cell table:style-name="ce8" office:value-type="string" calcext:value-type="string">
            <text:p>Institut Mediterrània</text:p>
          </table:table-cell>
          <table:table-cell table:number-columns-repeated="986"/>
        </table:table-row>
        <table:table-row table:style-name="ro1">
          <table:table-cell table:formula="of:=&quot;&quot; &amp; CHAR(CODE([.B301])-49) &amp; MID([.B301];2;7)" office:value-type="string" office:string-value="08020841" calcext:value-type="string">
            <text:p>08020841</text:p>
          </table:table-cell>
          <table:table-cell table:style-name="ce8" office:value-type="string" calcext:value-type="string">
            <text:p>a8020841</text:p>
          </table:table-cell>
          <table:table-cell table:style-name="ce8" office:value-type="string" calcext:value-type="string">
            <text:p>ceip-elturo-masquefa</text:p>
          </table:table-cell>
          <table:table-cell table:style-name="ce8" office:value-type="string" calcext:value-type="string">
            <text:p>Escola El Turó</text:p>
          </table:table-cell>
          <table:table-cell table:number-columns-repeated="986"/>
        </table:table-row>
        <table:table-row table:style-name="ro1">
          <table:table-cell table:formula="of:=&quot;&quot; &amp; CHAR(CODE([.B302])-49) &amp; MID([.B302];2;7)" office:value-type="string" office:string-value="08020863" calcext:value-type="string">
            <text:p>08020863</text:p>
          </table:table-cell>
          <table:table-cell table:style-name="ce8" office:value-type="string" calcext:value-type="string">
            <text:p>a8020863</text:p>
          </table:table-cell>
          <table:table-cell table:style-name="ce8" office:value-type="string" calcext:value-type="string">
            <text:p>ceipginesta</text:p>
          </table:table-cell>
          <table:table-cell table:style-name="ce8" office:value-type="string" calcext:value-type="string">
            <text:p>Escola Ginesta</text:p>
          </table:table-cell>
          <table:table-cell table:number-columns-repeated="986"/>
        </table:table-row>
        <table:table-row table:style-name="ro1">
          <table:table-cell table:formula="of:=&quot;&quot; &amp; CHAR(CODE([.B303])-49) &amp; MID([.B303];2;7)" office:value-type="string" office:string-value="08020917" calcext:value-type="string">
            <text:p>08020917</text:p>
          </table:table-cell>
          <table:table-cell table:style-name="ce8" office:value-type="string" calcext:value-type="string">
            <text:p>a8020917</text:p>
          </table:table-cell>
          <table:table-cell table:style-name="ce8" office:value-type="string" calcext:value-type="string">
            <text:p>ceipjmperamas</text:p>
          </table:table-cell>
          <table:table-cell table:style-name="ce8" office:value-type="string" calcext:value-type="string">
            <text:p>Escola Josep Manuel Peramàs</text:p>
          </table:table-cell>
          <table:table-cell table:number-columns-repeated="986"/>
        </table:table-row>
        <table:table-row table:style-name="ro1">
          <table:table-cell table:formula="of:=&quot;&quot; &amp; CHAR(CODE([.B304])-49) &amp; MID([.B304];2;7)" office:value-type="string" office:string-value="08020929" calcext:value-type="string">
            <text:p>08020929</text:p>
          </table:table-cell>
          <table:table-cell table:style-name="ce8" office:value-type="string" calcext:value-type="string">
            <text:p>a8020929</text:p>
          </table:table-cell>
          <table:table-cell table:style-name="ce8" office:value-type="string" calcext:value-type="string">
            <text:p>escolagermanesbertomeu</text:p>
          </table:table-cell>
          <table:table-cell table:style-name="ce8" office:value-type="string" calcext:value-type="string">
            <text:p>Escola Germanes Bertomeu</text:p>
          </table:table-cell>
          <table:table-cell table:number-columns-repeated="986"/>
        </table:table-row>
        <table:table-row table:style-name="ro1">
          <table:table-cell table:formula="of:=&quot;&quot; &amp; CHAR(CODE([.B305])-49) &amp; MID([.B305];2;7)" office:value-type="string" office:string-value="08021016" calcext:value-type="string">
            <text:p>08021016</text:p>
          </table:table-cell>
          <table:table-cell table:style-name="ce8" office:value-type="string" calcext:value-type="string">
            <text:p>a8021016</text:p>
          </table:table-cell>
          <table:table-cell table:style-name="ce8" office:value-type="string" calcext:value-type="string">
            <text:p>esc-balmes-mataro</text:p>
          </table:table-cell>
          <table:table-cell table:style-name="ce8" office:value-type="string" calcext:value-type="string">
            <text:p>Escola Balmes</text:p>
          </table:table-cell>
          <table:table-cell table:number-columns-repeated="986"/>
        </table:table-row>
        <table:table-row table:style-name="ro1">
          <table:table-cell table:formula="of:=&quot;&quot; &amp; CHAR(CODE([.B306])-49) &amp; MID([.B306];2;7)" office:value-type="string" office:string-value="08021272" calcext:value-type="string">
            <text:p>08021272</text:p>
          </table:table-cell>
          <table:table-cell table:style-name="ce8" office:value-type="string" calcext:value-type="string">
            <text:p>a8021272</text:p>
          </table:table-cell>
          <table:table-cell table:style-name="ce8" office:value-type="string" calcext:value-type="string">
            <text:p>ceip-angela-bransuela</text:p>
          </table:table-cell>
          <table:table-cell table:style-name="ce8" office:value-type="string" calcext:value-type="string">
            <text:p>Escola Àngela Bransuela</text:p>
          </table:table-cell>
          <table:table-cell table:number-columns-repeated="986"/>
        </table:table-row>
        <table:table-row table:style-name="ro1">
          <table:table-cell table:formula="of:=&quot;&quot; &amp; CHAR(CODE([.B307])-49) &amp; MID([.B307];2;7)" office:value-type="string" office:string-value="08021326" calcext:value-type="string">
            <text:p>08021326</text:p>
          </table:table-cell>
          <table:table-cell table:style-name="ce8" office:value-type="string" calcext:value-type="string">
            <text:p>a8021326</text:p>
          </table:table-cell>
          <table:table-cell table:style-name="ce8" office:value-type="string" calcext:value-type="string">
            <text:p>ceiplafassina</text:p>
          </table:table-cell>
          <table:table-cell table:style-name="ce8" office:value-type="string" calcext:value-type="string">
            <text:p>Escola La Fassina</text:p>
          </table:table-cell>
          <table:table-cell table:number-columns-repeated="986"/>
        </table:table-row>
        <table:table-row table:style-name="ro1">
          <table:table-cell table:formula="of:=&quot;&quot; &amp; CHAR(CODE([.B308])-49) &amp; MID([.B308];2;7)" office:value-type="string" office:string-value="08021351" calcext:value-type="string">
            <text:p>08021351</text:p>
          </table:table-cell>
          <table:table-cell table:style-name="ce8" office:value-type="string" calcext:value-type="string">
            <text:p>a8021351</text:p>
          </table:table-cell>
          <table:table-cell table:style-name="ce8" office:value-type="string" calcext:value-type="string">
            <text:p>esc-elpalau</text:p>
          </table:table-cell>
          <table:table-cell table:style-name="ce8" office:value-type="string" calcext:value-type="string">
            <text:p>Escola Alfonso XIII</text:p>
          </table:table-cell>
          <table:table-cell table:number-columns-repeated="986"/>
        </table:table-row>
        <table:table-row table:style-name="ro1">
          <table:table-cell table:formula="of:=&quot;&quot; &amp; CHAR(CODE([.B309])-49) &amp; MID([.B309];2;7)" office:value-type="string" office:string-value="08021363" calcext:value-type="string">
            <text:p>08021363</text:p>
          </table:table-cell>
          <table:table-cell table:style-name="ce8" office:value-type="string" calcext:value-type="string">
            <text:p>a8021363</text:p>
          </table:table-cell>
          <table:table-cell table:style-name="ce8" office:value-type="string" calcext:value-type="string">
            <text:p>ceip-lalzina</text:p>
          </table:table-cell>
          <table:table-cell table:style-name="ce8" office:value-type="string" calcext:value-type="string">
            <text:p>Escola L'Alzina</text:p>
          </table:table-cell>
          <table:table-cell table:number-columns-repeated="986"/>
        </table:table-row>
        <table:table-row table:style-name="ro1">
          <table:table-cell table:formula="of:=&quot;&quot; &amp; CHAR(CODE([.B310])-49) &amp; MID([.B310];2;7)" office:value-type="string" office:string-value="08021442" calcext:value-type="string">
            <text:p>08021442</text:p>
          </table:table-cell>
          <table:table-cell table:style-name="ce8" office:value-type="string" calcext:value-type="string">
            <text:p>a8021442</text:p>
          </table:table-cell>
          <table:table-cell table:style-name="ce8" office:value-type="string" calcext:value-type="string">
            <text:p>ceipcastellciuro</text:p>
          </table:table-cell>
          <table:table-cell table:style-name="ce8" office:value-type="string" calcext:value-type="string">
            <text:p>Escola Castell Ciuró</text:p>
          </table:table-cell>
          <table:table-cell table:number-columns-repeated="986"/>
        </table:table-row>
        <table:table-row table:style-name="ro1">
          <table:table-cell table:formula="of:=&quot;&quot; &amp; CHAR(CODE([.B311])-49) &amp; MID([.B311];2;7)" office:value-type="string" office:string-value="08021466" calcext:value-type="string">
            <text:p>08021466</text:p>
          </table:table-cell>
          <table:table-cell table:style-name="ce8" office:value-type="string" calcext:value-type="string">
            <text:p>a8021466</text:p>
          </table:table-cell>
          <table:table-cell table:style-name="ce8" office:value-type="string" calcext:value-type="string">
            <text:p>ceipcolnous</text:p>
          </table:table-cell>
          <table:table-cell table:style-name="ce8" office:value-type="string" calcext:value-type="string">
            <text:p>Escola Col·legis Nous</text:p>
          </table:table-cell>
          <table:table-cell table:number-columns-repeated="986"/>
        </table:table-row>
        <table:table-row table:style-name="ro1">
          <table:table-cell table:formula="of:=&quot;&quot; &amp; CHAR(CODE([.B312])-49) &amp; MID([.B312];2;7)" office:value-type="string" office:string-value="08021508" calcext:value-type="string">
            <text:p>08021508</text:p>
          </table:table-cell>
          <table:table-cell table:style-name="ce8" office:value-type="string" calcext:value-type="string">
            <text:p>a8021508</text:p>
          </table:table-cell>
          <table:table-cell table:style-name="ce8" office:value-type="string" calcext:value-type="string">
            <text:p>col-lestonnac-mollet</text:p>
          </table:table-cell>
          <table:table-cell table:style-name="ce8" office:value-type="string" calcext:value-type="string">
            <text:p>Lestonnac</text:p>
          </table:table-cell>
          <table:table-cell table:number-columns-repeated="986"/>
        </table:table-row>
        <table:table-row table:style-name="ro1">
          <table:table-cell table:formula="of:=&quot;&quot; &amp; CHAR(CODE([.B313])-49) &amp; MID([.B313];2;7)" office:value-type="string" office:string-value="08021521" calcext:value-type="string">
            <text:p>08021521</text:p>
          </table:table-cell>
          <table:table-cell table:style-name="ce8" office:value-type="string" calcext:value-type="string">
            <text:p>a8021521</text:p>
          </table:table-cell>
          <table:table-cell table:style-name="ce8" office:value-type="string" calcext:value-type="string">
            <text:p>escolaanselmclave</text:p>
          </table:table-cell>
          <table:table-cell table:style-name="ce8" office:value-type="string" calcext:value-type="string">
            <text:p>Anselm Clavé</text:p>
          </table:table-cell>
          <table:table-cell table:number-columns-repeated="986"/>
        </table:table-row>
        <table:table-row table:style-name="ro1">
          <table:table-cell table:formula="of:=&quot;&quot; &amp; CHAR(CODE([.B314])-49) &amp; MID([.B314];2;7)" office:value-type="string" office:string-value="08021570" calcext:value-type="string">
            <text:p>08021570</text:p>
          </table:table-cell>
          <table:table-cell table:style-name="ce8" office:value-type="string" calcext:value-type="string">
            <text:p>a8021570</text:p>
          </table:table-cell>
          <table:table-cell table:style-name="ce8" office:value-type="string" calcext:value-type="string">
            <text:p>escoladelbosc</text:p>
          </table:table-cell>
          <table:table-cell table:style-name="ce8" office:value-type="string" calcext:value-type="string">
            <text:p>Escola Princesa Sofía</text:p>
          </table:table-cell>
          <table:table-cell table:number-columns-repeated="986"/>
        </table:table-row>
        <table:table-row table:style-name="ro1">
          <table:table-cell table:formula="of:=&quot;&quot; &amp; CHAR(CODE([.B315])-49) &amp; MID([.B315];2;7)" office:value-type="string" office:string-value="08021582" calcext:value-type="string">
            <text:p>08021582</text:p>
          </table:table-cell>
          <table:table-cell table:style-name="ce8" office:value-type="string" calcext:value-type="string">
            <text:p>a8021582</text:p>
          </table:table-cell>
          <table:table-cell table:style-name="ce8" office:value-type="string" calcext:value-type="string">
            <text:p>escolapapasseitmollet</text:p>
          </table:table-cell>
          <table:table-cell table:style-name="ce8" office:value-type="string" calcext:value-type="string">
            <text:p>Escola Joan Salvat Papasseit</text:p>
          </table:table-cell>
          <table:table-cell table:number-columns-repeated="986"/>
        </table:table-row>
        <table:table-row table:style-name="ro1">
          <table:table-cell table:formula="of:=&quot;&quot; &amp; CHAR(CODE([.B316])-49) &amp; MID([.B316];2;7)" office:value-type="string" office:string-value="08021594" calcext:value-type="string">
            <text:p>08021594</text:p>
          </table:table-cell>
          <table:table-cell table:style-name="ce8" office:value-type="string" calcext:value-type="string">
            <text:p>a8021594</text:p>
          </table:table-cell>
          <table:table-cell table:style-name="ce8" office:value-type="string" calcext:value-type="string">
            <text:p>iesmollet</text:p>
          </table:table-cell>
          <table:table-cell table:style-name="ce8" office:value-type="string" calcext:value-type="string">
            <text:p>Institut de Mollet del Vallès</text:p>
          </table:table-cell>
          <table:table-cell table:number-columns-repeated="986"/>
        </table:table-row>
        <table:table-row table:style-name="ro1">
          <table:table-cell table:formula="of:=&quot;&quot; &amp; CHAR(CODE([.B317])-49) &amp; MID([.B317];2;7)" office:value-type="string" office:string-value="08021600" calcext:value-type="string">
            <text:p>08021600</text:p>
          </table:table-cell>
          <table:table-cell table:style-name="ce8" office:value-type="string" calcext:value-type="string">
            <text:p>a8021600</text:p>
          </table:table-cell>
          <table:table-cell table:style-name="ce8" office:value-type="string" calcext:value-type="string">
            <text:p>iesvplantada</text:p>
          </table:table-cell>
          <table:table-cell table:style-name="ce8" office:value-type="string" calcext:value-type="string">
            <text:p>Institut Vicenç Plantada</text:p>
          </table:table-cell>
          <table:table-cell table:number-columns-repeated="986"/>
        </table:table-row>
        <table:table-row table:style-name="ro1">
          <table:table-cell table:formula="of:=&quot;&quot; &amp; CHAR(CODE([.B318])-49) &amp; MID([.B318];2;7)" office:value-type="string" office:string-value="08021636" calcext:value-type="string">
            <text:p>08021636</text:p>
          </table:table-cell>
          <table:table-cell table:style-name="ce8" office:value-type="string" calcext:value-type="string">
            <text:p>a8021636</text:p>
          </table:table-cell>
          <table:table-cell table:style-name="ce8" office:value-type="string" calcext:value-type="string">
            <text:p>escolaelviver</text:p>
          </table:table-cell>
          <table:table-cell table:style-name="ce8" office:value-type="string" calcext:value-type="string">
            <text:p>Escola El Viver</text:p>
          </table:table-cell>
          <table:table-cell table:number-columns-repeated="986"/>
        </table:table-row>
        <table:table-row table:style-name="ro1">
          <table:table-cell table:formula="of:=&quot;&quot; &amp; CHAR(CODE([.B319])-49) &amp; MID([.B319];2;7)" office:value-type="string" office:string-value="08021685" calcext:value-type="string">
            <text:p>08021685</text:p>
          </table:table-cell>
          <table:table-cell table:style-name="ce8" office:value-type="string" calcext:value-type="string">
            <text:p>a8021685</text:p>
          </table:table-cell>
          <table:table-cell table:style-name="ce8" office:value-type="string" calcext:value-type="string">
            <text:p>ceip-fontfreda</text:p>
          </table:table-cell>
          <table:table-cell table:style-name="ce8" office:value-type="string" calcext:value-type="string">
            <text:p>Escola Font Freda</text:p>
          </table:table-cell>
          <table:table-cell table:number-columns-repeated="986"/>
        </table:table-row>
        <table:table-row table:style-name="ro1">
          <table:table-cell table:formula="of:=&quot;&quot; &amp; CHAR(CODE([.B320])-49) &amp; MID([.B320];2;7)" office:value-type="string" office:string-value="08021764" calcext:value-type="string">
            <text:p>08021764</text:p>
          </table:table-cell>
          <table:table-cell table:style-name="ce8" office:value-type="string" calcext:value-type="string">
            <text:p>a8021764</text:p>
          </table:table-cell>
          <table:table-cell table:style-name="ce8" office:value-type="string" calcext:value-type="string">
            <text:p>ceip-mitja-costa</text:p>
          </table:table-cell>
          <table:table-cell table:style-name="ce8" office:value-type="string" calcext:value-type="string">
            <text:p>Escola Mitja Costa</text:p>
          </table:table-cell>
          <table:table-cell table:number-columns-repeated="986"/>
        </table:table-row>
        <table:table-row table:style-name="ro1">
          <table:table-cell table:formula="of:=&quot;&quot; &amp; CHAR(CODE([.B321])-49) &amp; MID([.B321];2;7)" office:value-type="string" office:string-value="08021788" calcext:value-type="string">
            <text:p>08021788</text:p>
          </table:table-cell>
          <table:table-cell table:style-name="ce8" office:value-type="string" calcext:value-type="string">
            <text:p>a8021788</text:p>
          </table:table-cell>
          <table:table-cell table:style-name="ce8" office:value-type="string" calcext:value-type="string">
            <text:p>iesmontserratmiro</text:p>
          </table:table-cell>
          <table:table-cell table:style-name="ce8" office:value-type="string" calcext:value-type="string">
            <text:p>Institut Montserrat Miró i Vila</text:p>
          </table:table-cell>
          <table:table-cell table:number-columns-repeated="986"/>
        </table:table-row>
        <table:table-row table:style-name="ro1">
          <table:table-cell table:formula="of:=&quot;&quot; &amp; CHAR(CODE([.B322])-49) &amp; MID([.B322];2;7)" office:value-type="string" office:string-value="08021880" calcext:value-type="string">
            <text:p>08021880</text:p>
          </table:table-cell>
          <table:table-cell table:style-name="ce8" office:value-type="string" calcext:value-type="string">
            <text:p>a8021880</text:p>
          </table:table-cell>
          <table:table-cell table:style-name="ce8" office:value-type="string" calcext:value-type="string">
            <text:p>ceip-espriu-montgat</text:p>
          </table:table-cell>
          <table:table-cell table:style-name="ce8" office:value-type="string" calcext:value-type="string">
            <text:p>Escola Salvador Espriu</text:p>
          </table:table-cell>
          <table:table-cell table:number-columns-repeated="986"/>
        </table:table-row>
        <table:table-row table:style-name="ro1">
          <table:table-cell table:formula="of:=&quot;&quot; &amp; CHAR(CODE([.B323])-49) &amp; MID([.B323];2;7)" office:value-type="string" office:string-value="08021892" calcext:value-type="string">
            <text:p>08021892</text:p>
          </table:table-cell>
          <table:table-cell table:style-name="ce8" office:value-type="string" calcext:value-type="string">
            <text:p>a8021892</text:p>
          </table:table-cell>
          <table:table-cell table:style-name="ce8" office:value-type="string" calcext:value-type="string">
            <text:p>ceipsantpere</text:p>
          </table:table-cell>
          <table:table-cell table:style-name="ce8" office:value-type="string" calcext:value-type="string">
            <text:p>Escola Sant Pere</text:p>
          </table:table-cell>
          <table:table-cell table:number-columns-repeated="986"/>
        </table:table-row>
        <table:table-row table:style-name="ro1">
          <table:table-cell table:formula="of:=&quot;&quot; &amp; CHAR(CODE([.B324])-49) &amp; MID([.B324];2;7)" office:value-type="string" office:string-value="08021961" calcext:value-type="string">
            <text:p>08021961</text:p>
          </table:table-cell>
          <table:table-cell table:style-name="ce8" office:value-type="string" calcext:value-type="string">
            <text:p>a8021961</text:p>
          </table:table-cell>
          <table:table-cell table:style-name="ce8" office:value-type="string" calcext:value-type="string">
            <text:p>ceip-rocal-montesquiu</text:p>
          </table:table-cell>
          <table:table-cell table:style-name="ce8" office:value-type="string" calcext:value-type="string">
            <text:p>Escola El Rocal - ZER Els Castells</text:p>
          </table:table-cell>
          <table:table-cell table:number-columns-repeated="986"/>
        </table:table-row>
        <table:table-row table:style-name="ro1">
          <table:table-cell table:formula="of:=&quot;&quot; &amp; CHAR(CODE([.B325])-49) &amp; MID([.B325];2;7)" office:value-type="string" office:string-value="08021983" calcext:value-type="string">
            <text:p>08021983</text:p>
          </table:table-cell>
          <table:table-cell table:style-name="ce8" office:value-type="string" calcext:value-type="string">
            <text:p>a8021983</text:p>
          </table:table-cell>
          <table:table-cell table:style-name="ce8" office:value-type="string" calcext:value-type="string">
            <text:p>ceipgira-sol</text:p>
          </table:table-cell>
          <table:table-cell table:style-name="ce8" office:value-type="string" calcext:value-type="string">
            <text:p>Escola Gira-sol - ZER Baix Berguedà</text:p>
          </table:table-cell>
          <table:table-cell table:number-columns-repeated="986"/>
        </table:table-row>
        <table:table-row table:style-name="ro1">
          <table:table-cell table:formula="of:=&quot;&quot; &amp; CHAR(CODE([.B326])-49) &amp; MID([.B326];2;7)" office:value-type="string" office:string-value="08022008" calcext:value-type="string">
            <text:p>08022008</text:p>
          </table:table-cell>
          <table:table-cell table:style-name="ce8" office:value-type="string" calcext:value-type="string">
            <text:p>a8022008</text:p>
          </table:table-cell>
          <table:table-cell table:style-name="ce8" office:value-type="string" calcext:value-type="string">
            <text:p>ceip-montmany</text:p>
          </table:table-cell>
          <table:table-cell table:style-name="ce8" office:value-type="string" calcext:value-type="string">
            <text:p>Escola Montmany</text:p>
          </table:table-cell>
          <table:table-cell table:number-columns-repeated="986"/>
        </table:table-row>
        <table:table-row table:style-name="ro1">
          <table:table-cell table:formula="of:=&quot;&quot; &amp; CHAR(CODE([.B327])-49) &amp; MID([.B327];2;7)" office:value-type="string" office:string-value="08022011" calcext:value-type="string">
            <text:p>08022011</text:p>
          </table:table-cell>
          <table:table-cell table:style-name="ce8" office:value-type="string" calcext:value-type="string">
            <text:p>a8022011</text:p>
          </table:table-cell>
          <table:table-cell table:style-name="ce8" office:value-type="string" calcext:value-type="string">
            <text:p>ceip-pau-casals-montmelo</text:p>
          </table:table-cell>
          <table:table-cell table:style-name="ce8" office:value-type="string" calcext:value-type="string">
            <text:p>Escola Pau Casals</text:p>
          </table:table-cell>
          <table:table-cell table:number-columns-repeated="986"/>
        </table:table-row>
        <table:table-row table:style-name="ro1">
          <table:table-cell table:formula="of:=&quot;&quot; &amp; CHAR(CODE([.B328])-49) &amp; MID([.B328];2;7)" office:value-type="string" office:string-value="08022045" calcext:value-type="string">
            <text:p>08022045</text:p>
          </table:table-cell>
          <table:table-cell table:style-name="ce8" office:value-type="string" calcext:value-type="string">
            <text:p>a8022045</text:p>
          </table:table-cell>
          <table:table-cell table:style-name="ce8" office:value-type="string" calcext:value-type="string">
            <text:p>ceip-santjordi-montmelo</text:p>
          </table:table-cell>
          <table:table-cell table:style-name="ce8" office:value-type="string" calcext:value-type="string">
            <text:p>Escola Sant Jordi</text:p>
          </table:table-cell>
          <table:table-cell table:number-columns-repeated="986"/>
        </table:table-row>
        <table:table-row table:style-name="ro1">
          <table:table-cell table:formula="of:=&quot;&quot; &amp; CHAR(CODE([.B329])-49) &amp; MID([.B329];2;7)" office:value-type="string" office:string-value="08022057" calcext:value-type="string">
            <text:p>08022057</text:p>
          </table:table-cell>
          <table:table-cell table:style-name="ce8" office:value-type="string" calcext:value-type="string">
            <text:p>a8022057</text:p>
          </table:table-cell>
          <table:table-cell table:style-name="ce8" office:value-type="string" calcext:value-type="string">
            <text:p>escolasantsadurni</text:p>
          </table:table-cell>
          <table:table-cell table:style-name="ce8" office:value-type="string" calcext:value-type="string">
            <text:p>Escola Sant Sadurní</text:p>
          </table:table-cell>
          <table:table-cell table:number-columns-repeated="986"/>
        </table:table-row>
        <table:table-row table:style-name="ro1">
          <table:table-cell table:formula="of:=&quot;&quot; &amp; CHAR(CODE([.B330])-49) &amp; MID([.B330];2;7)" office:value-type="string" office:string-value="08022070" calcext:value-type="string">
            <text:p>08022070</text:p>
          </table:table-cell>
          <table:table-cell table:style-name="ce8" office:value-type="string" calcext:value-type="string">
            <text:p>a8022070</text:p>
          </table:table-cell>
          <table:table-cell table:style-name="ce8" office:value-type="string" calcext:value-type="string">
            <text:p>ceipmarinada</text:p>
          </table:table-cell>
          <table:table-cell table:style-name="ce8" office:value-type="string" calcext:value-type="string">
            <text:p>Escola Marinada</text:p>
          </table:table-cell>
          <table:table-cell table:number-columns-repeated="986"/>
        </table:table-row>
        <table:table-row table:style-name="ro1">
          <table:table-cell table:formula="of:=&quot;&quot; &amp; CHAR(CODE([.B331])-49) &amp; MID([.B331];2;7)" office:value-type="string" office:string-value="08022094" calcext:value-type="string">
            <text:p>08022094</text:p>
          </table:table-cell>
          <table:table-cell table:style-name="ce8" office:value-type="string" calcext:value-type="string">
            <text:p>a8022094</text:p>
          </table:table-cell>
          <table:table-cell table:style-name="ce8" office:value-type="string" calcext:value-type="string">
            <text:p>ceip-jorriols-moia</text:p>
          </table:table-cell>
          <table:table-cell table:style-name="ce8" office:value-type="string" calcext:value-type="string">
            <text:p>Escola Josep Orriols i Roca</text:p>
          </table:table-cell>
          <table:table-cell table:number-columns-repeated="986"/>
        </table:table-row>
        <table:table-row table:style-name="ro1">
          <table:table-cell table:formula="of:=&quot;&quot; &amp; CHAR(CODE([.B332])-49) &amp; MID([.B332];2;7)" office:value-type="string" office:string-value="08022197" calcext:value-type="string">
            <text:p>08022197</text:p>
          </table:table-cell>
          <table:table-cell table:style-name="ce8" office:value-type="string" calcext:value-type="string">
            <text:p>a8022197</text:p>
          </table:table-cell>
          <table:table-cell table:style-name="ce8" office:value-type="string" calcext:value-type="string">
            <text:p>ceip-catalunya-navarcles</text:p>
          </table:table-cell>
          <table:table-cell table:style-name="ce8" office:value-type="string" calcext:value-type="string">
            <text:p>Escola Catalunya</text:p>
          </table:table-cell>
          <table:table-cell table:number-columns-repeated="986"/>
        </table:table-row>
        <table:table-row table:style-name="ro1">
          <table:table-cell table:formula="of:=&quot;&quot; &amp; CHAR(CODE([.B333])-49) &amp; MID([.B333];2;7)" office:value-type="string" office:string-value="08022321" calcext:value-type="string">
            <text:p>08022321</text:p>
          </table:table-cell>
          <table:table-cell table:style-name="ce8" office:value-type="string" calcext:value-type="string">
            <text:p>a8022321</text:p>
          </table:table-cell>
          <table:table-cell table:style-name="ce8" office:value-type="string" calcext:value-type="string">
            <text:p>ceip-castelldodena</text:p>
          </table:table-cell>
          <table:table-cell table:style-name="ce8" office:value-type="string" calcext:value-type="string">
            <text:p>Escola Castell Òdena</text:p>
          </table:table-cell>
          <table:table-cell table:number-columns-repeated="986"/>
        </table:table-row>
        <table:table-row table:style-name="ro1">
          <table:table-cell table:formula="of:=&quot;&quot; &amp; CHAR(CODE([.B334])-49) &amp; MID([.B334];2;7)" office:value-type="string" office:string-value="08022331" calcext:value-type="string">
            <text:p>08022331</text:p>
          </table:table-cell>
          <table:table-cell table:style-name="ce8" office:value-type="string" calcext:value-type="string">
            <text:p>a8022331</text:p>
          </table:table-cell>
          <table:table-cell table:style-name="ce8" office:value-type="string" calcext:value-type="string">
            <text:p>ceipolvan</text:p>
          </table:table-cell>
          <table:table-cell table:style-name="ce8" office:value-type="string" calcext:value-type="string">
            <text:p>Escola d'Olvan - ZER Baix Berguedà</text:p>
          </table:table-cell>
          <table:table-cell table:number-columns-repeated="986"/>
        </table:table-row>
        <table:table-row table:style-name="ro1">
          <table:table-cell table:formula="of:=&quot;&quot; &amp; CHAR(CODE([.B335])-49) &amp; MID([.B335];2;7)" office:value-type="string" office:string-value="08022343" calcext:value-type="string">
            <text:p>08022343</text:p>
          </table:table-cell>
          <table:table-cell table:style-name="ce8" office:value-type="string" calcext:value-type="string">
            <text:p>a8022343</text:p>
          </table:table-cell>
          <table:table-cell table:style-name="ce8" office:value-type="string" calcext:value-type="string">
            <text:p>ceip-circell</text:p>
          </table:table-cell>
          <table:table-cell table:style-name="ce8" office:value-type="string" calcext:value-type="string">
            <text:p>Escola Circell</text:p>
          </table:table-cell>
          <table:table-cell table:number-columns-repeated="986"/>
        </table:table-row>
        <table:table-row table:style-name="ro1">
          <table:table-cell table:formula="of:=&quot;&quot; &amp; CHAR(CODE([.B336])-49) &amp; MID([.B336];2;7)" office:value-type="string" office:string-value="08022379" calcext:value-type="string">
            <text:p>08022379</text:p>
          </table:table-cell>
          <table:table-cell table:style-name="ce8" office:value-type="string" calcext:value-type="string">
            <text:p>a8022379</text:p>
          </table:table-cell>
          <table:table-cell table:style-name="ce8" office:value-type="string" calcext:value-type="string">
            <text:p>ceippontdelarcada</text:p>
          </table:table-cell>
          <table:table-cell table:style-name="ce8" office:value-type="string" calcext:value-type="string">
            <text:p>Escola Pont de l'Arcada</text:p>
          </table:table-cell>
          <table:table-cell table:number-columns-repeated="986"/>
        </table:table-row>
        <table:table-row table:style-name="ro1">
          <table:table-cell table:formula="of:=&quot;&quot; &amp; CHAR(CODE([.B337])-49) &amp; MID([.B337];2;7)" office:value-type="string" office:string-value="08022380" calcext:value-type="string">
            <text:p>08022380</text:p>
          </table:table-cell>
          <table:table-cell table:style-name="ce8" office:value-type="string" calcext:value-type="string">
            <text:p>a8022380</text:p>
          </table:table-cell>
          <table:table-cell table:style-name="ce8" office:value-type="string" calcext:value-type="string">
            <text:p>ceipmarededeumontserrat</text:p>
          </table:table-cell>
          <table:table-cell table:style-name="ce8" office:value-type="string" calcext:value-type="string">
            <text:p>Escola Mare de Déu de Montserrat</text:p>
          </table:table-cell>
          <table:table-cell table:number-columns-repeated="986"/>
        </table:table-row>
        <table:table-row table:style-name="ro1">
          <table:table-cell table:formula="of:=&quot;&quot; &amp; CHAR(CODE([.B338])-49) &amp; MID([.B338];2;7)" office:value-type="string" office:string-value="08022461" calcext:value-type="string">
            <text:p>08022461</text:p>
          </table:table-cell>
          <table:table-cell table:style-name="ce8" office:value-type="string" calcext:value-type="string">
            <text:p>a8022461</text:p>
          </table:table-cell>
          <table:table-cell table:style-name="ce8" office:value-type="string" calcext:value-type="string">
            <text:p>ceip-santbernat</text:p>
          </table:table-cell>
          <table:table-cell table:style-name="ce8" office:value-type="string" calcext:value-type="string">
            <text:p>Escola Sant Bernat</text:p>
          </table:table-cell>
          <table:table-cell table:number-columns-repeated="986"/>
        </table:table-row>
        <table:table-row table:style-name="ro1">
          <table:table-cell table:formula="of:=&quot;&quot; &amp; CHAR(CODE([.B339])-49) &amp; MID([.B339];2;7)" office:value-type="string" office:string-value="08022495" calcext:value-type="string">
            <text:p>08022495</text:p>
          </table:table-cell>
          <table:table-cell table:style-name="ce8" office:value-type="string" calcext:value-type="string">
            <text:p>a8022495</text:p>
          </table:table-cell>
          <table:table-cell table:style-name="ce8" office:value-type="string" calcext:value-type="string">
            <text:p>ceip-terranostra</text:p>
          </table:table-cell>
          <table:table-cell table:style-name="ce8" office:value-type="string" calcext:value-type="string">
            <text:p>Escola Terra Nostra</text:p>
          </table:table-cell>
          <table:table-cell table:number-columns-repeated="986"/>
        </table:table-row>
        <table:table-row table:style-name="ro1">
          <table:table-cell table:formula="of:=&quot;&quot; &amp; CHAR(CODE([.B340])-49) &amp; MID([.B340];2;7)" office:value-type="string" office:string-value="08022574" calcext:value-type="string">
            <text:p>08022574</text:p>
          </table:table-cell>
          <table:table-cell table:style-name="ce8" office:value-type="string" calcext:value-type="string">
            <text:p>a8022574</text:p>
          </table:table-cell>
          <table:table-cell table:style-name="ce8" office:value-type="string" calcext:value-type="string">
            <text:p>ceipfmacia-orrius</text:p>
          </table:table-cell>
          <table:table-cell table:style-name="ce8" office:value-type="string" calcext:value-type="string">
            <text:p>Escola Francesc Macià</text:p>
          </table:table-cell>
          <table:table-cell table:number-columns-repeated="986"/>
        </table:table-row>
        <table:table-row table:style-name="ro1">
          <table:table-cell table:formula="of:=&quot;&quot; &amp; CHAR(CODE([.B341])-49) &amp; MID([.B341];2;7)" office:value-type="string" office:string-value="08022586" calcext:value-type="string">
            <text:p>08022586</text:p>
          </table:table-cell>
          <table:table-cell table:style-name="ce8" office:value-type="string" calcext:value-type="string">
            <text:p>a8022586</text:p>
          </table:table-cell>
          <table:table-cell table:style-name="ce8" office:value-type="string" calcext:value-type="string">
            <text:p>ceip-eldrac</text:p>
          </table:table-cell>
          <table:table-cell table:style-name="ce8" office:value-type="string" calcext:value-type="string">
            <text:p>Escola El Drac</text:p>
          </table:table-cell>
          <table:table-cell table:number-columns-repeated="986"/>
        </table:table-row>
        <table:table-row table:style-name="ro1">
          <table:table-cell table:formula="of:=&quot;&quot; &amp; CHAR(CODE([.B342])-49) &amp; MID([.B342];2;7)" office:value-type="string" office:string-value="08022598" calcext:value-type="string">
            <text:p>08022598</text:p>
          </table:table-cell>
          <table:table-cell table:style-name="ce8" office:value-type="string" calcext:value-type="string">
            <text:p>a8022598</text:p>
          </table:table-cell>
          <table:table-cell table:style-name="ce8" office:value-type="string" calcext:value-type="string">
            <text:p>ceip-lesferreries-palafolls</text:p>
          </table:table-cell>
          <table:table-cell table:style-name="ce8" office:value-type="string" calcext:value-type="string">
            <text:p>Escola Les Ferreries de Palafolls</text:p>
          </table:table-cell>
          <table:table-cell table:number-columns-repeated="986"/>
        </table:table-row>
        <table:table-row table:style-name="ro1">
          <table:table-cell table:formula="of:=&quot;&quot; &amp; CHAR(CODE([.B343])-49) &amp; MID([.B343];2;7)" office:value-type="string" office:string-value="08022616" calcext:value-type="string">
            <text:p>08022616</text:p>
          </table:table-cell>
          <table:table-cell table:style-name="ce8" office:value-type="string" calcext:value-type="string">
            <text:p>a8022616</text:p>
          </table:table-cell>
          <table:table-cell table:style-name="ce8" office:value-type="string" calcext:value-type="string">
            <text:p>ceip-folchitorres</text:p>
          </table:table-cell>
          <table:table-cell table:style-name="ce8" office:value-type="string" calcext:value-type="string">
            <text:p>Escola Josep Maria Folch i Torres</text:p>
          </table:table-cell>
          <table:table-cell table:number-columns-repeated="986"/>
        </table:table-row>
        <table:table-row table:style-name="ro1">
          <table:table-cell table:formula="of:=&quot;&quot; &amp; CHAR(CODE([.B344])-49) &amp; MID([.B344];2;7)" office:value-type="string" office:string-value="08022665" calcext:value-type="string">
            <text:p>08022665</text:p>
          </table:table-cell>
          <table:table-cell table:style-name="ce8" office:value-type="string" calcext:value-type="string">
            <text:p>a8022665</text:p>
          </table:table-cell>
          <table:table-cell table:style-name="ce8" office:value-type="string" calcext:value-type="string">
            <text:p>ceip-guimera-palleja</text:p>
          </table:table-cell>
          <table:table-cell table:style-name="ce8" office:value-type="string" calcext:value-type="string">
            <text:p>Escola Àngel Guimerà</text:p>
          </table:table-cell>
          <table:table-cell table:number-columns-repeated="986"/>
        </table:table-row>
        <table:table-row table:style-name="ro1">
          <table:table-cell table:formula="of:=&quot;&quot; &amp; CHAR(CODE([.B345])-49) &amp; MID([.B345];2;7)" office:value-type="string" office:string-value="08022677" calcext:value-type="string">
            <text:p>08022677</text:p>
          </table:table-cell>
          <table:table-cell table:style-name="ce8" office:value-type="string" calcext:value-type="string">
            <text:p>a8022677</text:p>
          </table:table-cell>
          <table:table-cell table:style-name="ce8" office:value-type="string" calcext:value-type="string">
            <text:p>ceip-jverdaguer-palleja</text:p>
          </table:table-cell>
          <table:table-cell table:style-name="ce8" office:value-type="string" calcext:value-type="string">
            <text:p>Escola Jacint Verdaguer</text:p>
          </table:table-cell>
          <table:table-cell table:number-columns-repeated="986"/>
        </table:table-row>
        <table:table-row table:style-name="ro1">
          <table:table-cell table:formula="of:=&quot;&quot; &amp; CHAR(CODE([.B346])-49) &amp; MID([.B346];2;7)" office:value-type="string" office:string-value="08022689" calcext:value-type="string">
            <text:p>08022689</text:p>
          </table:table-cell>
          <table:table-cell table:style-name="ce8" office:value-type="string" calcext:value-type="string">
            <text:p>a8022689</text:p>
          </table:table-cell>
          <table:table-cell table:style-name="ce8" office:value-type="string" calcext:value-type="string">
            <text:p>ceippauvilaelpapiol</text:p>
          </table:table-cell>
          <table:table-cell table:style-name="ce8" office:value-type="string" calcext:value-type="string">
            <text:p>Escola Pau Vila</text:p>
          </table:table-cell>
          <table:table-cell table:number-columns-repeated="986"/>
        </table:table-row>
        <table:table-row table:style-name="ro1">
          <table:table-cell table:formula="of:=&quot;&quot; &amp; CHAR(CODE([.B347])-49) &amp; MID([.B347];2;7)" office:value-type="string" office:string-value="08022690" calcext:value-type="string">
            <text:p>08022690</text:p>
          </table:table-cell>
          <table:table-cell table:style-name="ce8" office:value-type="string" calcext:value-type="string">
            <text:p>a8022690</text:p>
          </table:table-cell>
          <table:table-cell table:style-name="ce8" office:value-type="string" calcext:value-type="string">
            <text:p>ceiplluispiquer</text:p>
          </table:table-cell>
          <table:table-cell table:style-name="ce8" office:value-type="string" calcext:value-type="string">
            <text:p>Escola Lluís Piquer</text:p>
          </table:table-cell>
          <table:table-cell table:number-columns-repeated="986"/>
        </table:table-row>
        <table:table-row table:style-name="ro1">
          <table:table-cell table:formula="of:=&quot;&quot; &amp; CHAR(CODE([.B348])-49) &amp; MID([.B348];2;7)" office:value-type="string" office:string-value="08022707" calcext:value-type="string">
            <text:p>08022707</text:p>
          </table:table-cell>
          <table:table-cell table:style-name="ce8" office:value-type="string" calcext:value-type="string">
            <text:p>a8022707</text:p>
          </table:table-cell>
          <table:table-cell table:style-name="ce8" office:value-type="string" calcext:value-type="string">
            <text:p>ceip-pompeufabra-parets</text:p>
          </table:table-cell>
          <table:table-cell table:style-name="ce8" office:value-type="string" calcext:value-type="string">
            <text:p>Escola Pompeu Fabra</text:p>
          </table:table-cell>
          <table:table-cell table:number-columns-repeated="986"/>
        </table:table-row>
        <table:table-row table:style-name="ro1">
          <table:table-cell table:formula="of:=&quot;&quot; &amp; CHAR(CODE([.B349])-49) &amp; MID([.B349];2;7)" office:value-type="string" office:string-value="08022719" calcext:value-type="string">
            <text:p>08022719</text:p>
          </table:table-cell>
          <table:table-cell table:style-name="ce8" office:value-type="string" calcext:value-type="string">
            <text:p>a8022719</text:p>
          </table:table-cell>
          <table:table-cell table:style-name="ce8" office:value-type="string" calcext:value-type="string">
            <text:p>col-nsmontserrat</text:p>
          </table:table-cell>
          <table:table-cell table:style-name="ce8" office:value-type="string" calcext:value-type="string">
            <text:p>Nostra Senyora de Montserrat</text:p>
          </table:table-cell>
          <table:table-cell table:number-columns-repeated="986"/>
        </table:table-row>
        <table:table-row table:style-name="ro1">
          <table:table-cell table:formula="of:=&quot;&quot; &amp; CHAR(CODE([.B350])-49) &amp; MID([.B350];2;7)" office:value-type="string" office:string-value="08022720" calcext:value-type="string">
            <text:p>08022720</text:p>
          </table:table-cell>
          <table:table-cell table:style-name="ce8" office:value-type="string" calcext:value-type="string">
            <text:p>a8022720</text:p>
          </table:table-cell>
          <table:table-cell table:style-name="ce8" office:value-type="string" calcext:value-type="string">
            <text:p>escola-municipal-pau-vila</text:p>
          </table:table-cell>
          <table:table-cell table:style-name="ce8" office:value-type="string" calcext:value-type="string">
            <text:p>Escola Municipal Pau Vila</text:p>
          </table:table-cell>
          <table:table-cell table:number-columns-repeated="986"/>
        </table:table-row>
        <table:table-row table:style-name="ro1">
          <table:table-cell table:formula="of:=&quot;&quot; &amp; CHAR(CODE([.B351])-49) &amp; MID([.B351];2;7)" office:value-type="string" office:string-value="08022768" calcext:value-type="string">
            <text:p>08022768</text:p>
          </table:table-cell>
          <table:table-cell table:style-name="ce8" office:value-type="string" calcext:value-type="string">
            <text:p>a8022768</text:p>
          </table:table-cell>
          <table:table-cell table:style-name="ce8" office:value-type="string" calcext:value-type="string">
            <text:p>ceipheroisdelbruc</text:p>
          </table:table-cell>
          <table:table-cell table:style-name="ce8" office:value-type="string" calcext:value-type="string">
            <text:p>Escola Herois del Bruc</text:p>
          </table:table-cell>
          <table:table-cell table:number-columns-repeated="986"/>
        </table:table-row>
        <table:table-row table:style-name="ro1">
          <table:table-cell table:formula="of:=&quot;&quot; &amp; CHAR(CODE([.B352])-49) &amp; MID([.B352];2;7)" office:value-type="string" office:string-value="08022793" calcext:value-type="string">
            <text:p>08022793</text:p>
          </table:table-cell>
          <table:table-cell table:style-name="ce8" office:value-type="string" calcext:value-type="string">
            <text:p>a8022793</text:p>
          </table:table-cell>
          <table:table-cell table:style-name="ce8" office:value-type="string" calcext:value-type="string">
            <text:p>esc-renaixencahostalets</text:p>
          </table:table-cell>
          <table:table-cell table:style-name="ce8" office:value-type="string" calcext:value-type="string">
            <text:p>Escola Renaixença</text:p>
          </table:table-cell>
          <table:table-cell table:number-columns-repeated="986"/>
        </table:table-row>
        <table:table-row table:style-name="ro1">
          <table:table-cell table:formula="of:=&quot;&quot; &amp; CHAR(CODE([.B353])-49) &amp; MID([.B353];2;7)" office:value-type="string" office:string-value="08022835" calcext:value-type="string">
            <text:p>08022835</text:p>
          </table:table-cell>
          <table:table-cell table:style-name="ce8" office:value-type="string" calcext:value-type="string">
            <text:p>a8022835</text:p>
          </table:table-cell>
          <table:table-cell table:style-name="ce8" office:value-type="string" calcext:value-type="string">
            <text:p>ceip-jaumeprimer-pineda</text:p>
          </table:table-cell>
          <table:table-cell table:style-name="ce8" office:value-type="string" calcext:value-type="string">
            <text:p>Escola Jaume I</text:p>
          </table:table-cell>
          <table:table-cell table:number-columns-repeated="986"/>
        </table:table-row>
        <table:table-row table:style-name="ro1">
          <table:table-cell table:formula="of:=&quot;&quot; &amp; CHAR(CODE([.B354])-49) &amp; MID([.B354];2;7)" office:value-type="string" office:string-value="08022847" calcext:value-type="string">
            <text:p>08022847</text:p>
          </table:table-cell>
          <table:table-cell table:style-name="ce8" office:value-type="string" calcext:value-type="string">
            <text:p>a8022847</text:p>
          </table:table-cell>
          <table:table-cell table:style-name="ce8" office:value-type="string" calcext:value-type="string">
            <text:p>escsantsabdoisenen</text:p>
          </table:table-cell>
          <table:table-cell table:style-name="ce8" office:value-type="string" calcext:value-type="string">
            <text:p>Escola Sants Abdó i Senén</text:p>
          </table:table-cell>
          <table:table-cell table:number-columns-repeated="986"/>
        </table:table-row>
        <table:table-row table:style-name="ro1">
          <table:table-cell table:formula="of:=&quot;&quot; &amp; CHAR(CODE([.B355])-49) &amp; MID([.B355];2;7)" office:value-type="string" office:string-value="08022859" calcext:value-type="string">
            <text:p>08022859</text:p>
          </table:table-cell>
          <table:table-cell table:style-name="ce8" office:value-type="string" calcext:value-type="string">
            <text:p>a8022859</text:p>
          </table:table-cell>
          <table:table-cell table:style-name="ce8" office:value-type="string" calcext:value-type="string">
            <text:p>escolamariabores</text:p>
          </table:table-cell>
          <table:table-cell table:style-name="ce8" office:value-type="string" calcext:value-type="string">
            <text:p>Escola Maria Borés</text:p>
          </table:table-cell>
          <table:table-cell table:number-columns-repeated="986"/>
        </table:table-row>
        <table:table-row table:style-name="ro1">
          <table:table-cell table:formula="of:=&quot;&quot; &amp; CHAR(CODE([.B356])-49) &amp; MID([.B356];2;7)" office:value-type="string" office:string-value="08022860" calcext:value-type="string">
            <text:p>08022860</text:p>
          </table:table-cell>
          <table:table-cell table:style-name="ce8" office:value-type="string" calcext:value-type="string">
            <text:p>a8022860</text:p>
          </table:table-cell>
          <table:table-cell table:style-name="ce8" office:value-type="string" calcext:value-type="string">
            <text:p>ceiplillet</text:p>
          </table:table-cell>
          <table:table-cell table:style-name="ce8" office:value-type="string" calcext:value-type="string">
            <text:p>Escola Lillet A. Güell</text:p>
          </table:table-cell>
          <table:table-cell table:number-columns-repeated="986"/>
        </table:table-row>
        <table:table-row table:style-name="ro1">
          <table:table-cell table:formula="of:=&quot;&quot; &amp; CHAR(CODE([.B357])-49) &amp; MID([.B357];2;7)" office:value-type="string" office:string-value="08022884" calcext:value-type="string">
            <text:p>08022884</text:p>
          </table:table-cell>
          <table:table-cell table:style-name="ce8" office:value-type="string" calcext:value-type="string">
            <text:p>a8022884</text:p>
          </table:table-cell>
          <table:table-cell table:style-name="ce8" office:value-type="string" calcext:value-type="string">
            <text:p>ceipjoanmaragall</text:p>
          </table:table-cell>
          <table:table-cell table:style-name="ce8" office:value-type="string" calcext:value-type="string">
            <text:p>Escola Joan Maragall</text:p>
          </table:table-cell>
          <table:table-cell table:number-columns-repeated="986"/>
        </table:table-row>
        <table:table-row table:style-name="ro1">
          <table:table-cell table:formula="of:=&quot;&quot; &amp; CHAR(CODE([.B358])-49) &amp; MID([.B358];2;7)" office:value-type="string" office:string-value="08022902" calcext:value-type="string">
            <text:p>08022902</text:p>
          </table:table-cell>
          <table:table-cell table:style-name="ce8" office:value-type="string" calcext:value-type="string">
            <text:p>a8022902</text:p>
          </table:table-cell>
          <table:table-cell table:style-name="ce8" office:value-type="string" calcext:value-type="string">
            <text:p>escoladelparc</text:p>
          </table:table-cell>
          <table:table-cell table:style-name="ce8" office:value-type="string" calcext:value-type="string">
            <text:p>Escola del Parc</text:p>
          </table:table-cell>
          <table:table-cell table:number-columns-repeated="986"/>
        </table:table-row>
        <table:table-row table:style-name="ro1">
          <table:table-cell table:formula="of:=&quot;&quot; &amp; CHAR(CODE([.B359])-49) &amp; MID([.B359];2;7)" office:value-type="string" office:string-value="08022914" calcext:value-type="string">
            <text:p>08022914</text:p>
          </table:table-cell>
          <table:table-cell table:style-name="ce8" office:value-type="string" calcext:value-type="string">
            <text:p>a8022914</text:p>
          </table:table-cell>
          <table:table-cell table:style-name="ce8" office:value-type="string" calcext:value-type="string">
            <text:p>ceip-jaumebalmes-elprat</text:p>
          </table:table-cell>
          <table:table-cell table:style-name="ce8" office:value-type="string" calcext:value-type="string">
            <text:p>Escola Jaume Balmes</text:p>
          </table:table-cell>
          <table:table-cell table:number-columns-repeated="986"/>
        </table:table-row>
        <table:table-row table:style-name="ro1">
          <table:table-cell table:formula="of:=&quot;&quot; &amp; CHAR(CODE([.B360])-49) &amp; MID([.B360];2;7)" office:value-type="string" office:string-value="08022938" calcext:value-type="string">
            <text:p>08022938</text:p>
          </table:table-cell>
          <table:table-cell table:style-name="ce8" office:value-type="string" calcext:value-type="string">
            <text:p>a8022938</text:p>
          </table:table-cell>
          <table:table-cell table:style-name="ce8" office:value-type="string" calcext:value-type="string">
            <text:p>ceipjaveprat</text:p>
          </table:table-cell>
          <table:table-cell table:style-name="ce8" office:value-type="string" calcext:value-type="string">
            <text:p>Escola Jacint Verdaguer</text:p>
          </table:table-cell>
          <table:table-cell table:number-columns-repeated="986"/>
        </table:table-row>
        <table:table-row table:style-name="ro1">
          <table:table-cell table:formula="of:=&quot;&quot; &amp; CHAR(CODE([.B361])-49) &amp; MID([.B361];2;7)" office:value-type="string" office:string-value="08023131" calcext:value-type="string">
            <text:p>08023131</text:p>
          </table:table-cell>
          <table:table-cell table:style-name="ce8" office:value-type="string" calcext:value-type="string">
            <text:p>a8023131</text:p>
          </table:table-cell>
          <table:table-cell table:style-name="ce8" office:value-type="string" calcext:value-type="string">
            <text:p>ies-baldiri</text:p>
          </table:table-cell>
          <table:table-cell table:style-name="ce8" office:value-type="string" calcext:value-type="string">
            <text:p>Institut Baldiri Guilera</text:p>
          </table:table-cell>
          <table:table-cell table:number-columns-repeated="986"/>
        </table:table-row>
        <table:table-row table:style-name="ro1">
          <table:table-cell table:formula="of:=&quot;&quot; &amp; CHAR(CODE([.B362])-49) &amp; MID([.B362];2;7)" office:value-type="string" office:string-value="08023207" calcext:value-type="string">
            <text:p>08023207</text:p>
          </table:table-cell>
          <table:table-cell table:style-name="ce8" office:value-type="string" calcext:value-type="string">
            <text:p>a8023207</text:p>
          </table:table-cell>
          <table:table-cell table:style-name="ce8" office:value-type="string" calcext:value-type="string">
            <text:p>ceipprats</text:p>
          </table:table-cell>
          <table:table-cell table:style-name="ce8" office:value-type="string" calcext:value-type="string">
            <text:p>Escola Lluçanès</text:p>
          </table:table-cell>
          <table:table-cell table:number-columns-repeated="986"/>
        </table:table-row>
        <table:table-row table:style-name="ro1">
          <table:table-cell table:formula="of:=&quot;&quot; &amp; CHAR(CODE([.B363])-49) &amp; MID([.B363];2;7)" office:value-type="string" office:string-value="08023232" calcext:value-type="string">
            <text:p>08023232</text:p>
          </table:table-cell>
          <table:table-cell table:style-name="ce8" office:value-type="string" calcext:value-type="string">
            <text:p>a8023232</text:p>
          </table:table-cell>
          <table:table-cell table:style-name="ce8" office:value-type="string" calcext:value-type="string">
            <text:p>ceipsantcristofol</text:p>
          </table:table-cell>
          <table:table-cell table:style-name="ce8" office:value-type="string" calcext:value-type="string">
            <text:p>Escola Sant Cristòfol</text:p>
          </table:table-cell>
          <table:table-cell table:number-columns-repeated="986"/>
        </table:table-row>
        <table:table-row table:style-name="ro1">
          <table:table-cell table:formula="of:=&quot;&quot; &amp; CHAR(CODE([.B364])-49) &amp; MID([.B364];2;7)" office:value-type="string" office:string-value="08023244" calcext:value-type="string">
            <text:p>08023244</text:p>
          </table:table-cell>
          <table:table-cell table:style-name="ce8" office:value-type="string" calcext:value-type="string">
            <text:p>a8023244</text:p>
          </table:table-cell>
          <table:table-cell table:style-name="ce8" office:value-type="string" calcext:value-type="string">
            <text:p>esc-assis</text:p>
          </table:table-cell>
          <table:table-cell table:style-name="ce8" office:value-type="string" calcext:value-type="string">
            <text:p>Assís</text:p>
          </table:table-cell>
          <table:table-cell table:number-columns-repeated="986"/>
        </table:table-row>
        <table:table-row table:style-name="ro1">
          <table:table-cell table:formula="of:=&quot;&quot; &amp; CHAR(CODE([.B365])-49) &amp; MID([.B365];2;7)" office:value-type="string" office:string-value="08023323" calcext:value-type="string">
            <text:p>08023323</text:p>
          </table:table-cell>
          <table:table-cell table:style-name="ce8" office:value-type="string" calcext:value-type="string">
            <text:p>a8023323</text:p>
          </table:table-cell>
          <table:table-cell table:style-name="ce8" office:value-type="string" calcext:value-type="string">
            <text:p>col-elpilar</text:p>
          </table:table-cell>
          <table:table-cell table:style-name="ce8" office:value-type="string" calcext:value-type="string">
            <text:p>El Pilar</text:p>
          </table:table-cell>
          <table:table-cell table:number-columns-repeated="986"/>
        </table:table-row>
        <table:table-row table:style-name="ro1">
          <table:table-cell table:formula="of:=&quot;&quot; &amp; CHAR(CODE([.B366])-49) &amp; MID([.B366];2;7)" office:value-type="string" office:string-value="08023335" calcext:value-type="string">
            <text:p>08023335</text:p>
          </table:table-cell>
          <table:table-cell table:style-name="ce8" office:value-type="string" calcext:value-type="string">
            <text:p>a8023335</text:p>
          </table:table-cell>
          <table:table-cell table:style-name="ce8" office:value-type="string" calcext:value-type="string">
            <text:p>escola-montserrat-premia</text:p>
          </table:table-cell>
          <table:table-cell table:style-name="ce8" office:value-type="string" calcext:value-type="string">
            <text:p>Escola Mare de Déu de Montserrat</text:p>
          </table:table-cell>
          <table:table-cell table:number-columns-repeated="986"/>
        </table:table-row>
        <table:table-row table:style-name="ro1">
          <table:table-cell table:formula="of:=&quot;&quot; &amp; CHAR(CODE([.B367])-49) &amp; MID([.B367];2;7)" office:value-type="string" office:string-value="08023372" calcext:value-type="string">
            <text:p>08023372</text:p>
          </table:table-cell>
          <table:table-cell table:style-name="ce8" office:value-type="string" calcext:value-type="string">
            <text:p>a8023372</text:p>
          </table:table-cell>
          <table:table-cell table:style-name="ce8" office:value-type="string" calcext:value-type="string">
            <text:p>ceipalfredmata</text:p>
          </table:table-cell>
          <table:table-cell table:style-name="ce8" office:value-type="string" calcext:value-type="string">
            <text:p>Escola Alfred Mata</text:p>
          </table:table-cell>
          <table:table-cell table:number-columns-repeated="986"/>
        </table:table-row>
        <table:table-row table:style-name="ro1">
          <table:table-cell table:formula="of:=&quot;&quot; &amp; CHAR(CODE([.B368])-49) &amp; MID([.B368];2;7)" office:value-type="string" office:string-value="08023426" calcext:value-type="string">
            <text:p>08023426</text:p>
          </table:table-cell>
          <table:table-cell table:style-name="ce8" office:value-type="string" calcext:value-type="string">
            <text:p>a8023426</text:p>
          </table:table-cell>
          <table:table-cell table:style-name="ce8" office:value-type="string" calcext:value-type="string">
            <text:p>escola-gassoividal</text:p>
          </table:table-cell>
          <table:table-cell table:style-name="ce8" office:value-type="string" calcext:value-type="string">
            <text:p>Escola Gassó i Vidal</text:p>
          </table:table-cell>
          <table:table-cell table:number-columns-repeated="986"/>
        </table:table-row>
        <table:table-row table:style-name="ro1">
          <table:table-cell table:formula="of:=&quot;&quot; &amp; CHAR(CODE([.B369])-49) &amp; MID([.B369];2;7)" office:value-type="string" office:string-value="08023542" calcext:value-type="string">
            <text:p>08023542</text:p>
          </table:table-cell>
          <table:table-cell table:style-name="ce8" office:value-type="string" calcext:value-type="string">
            <text:p>a8023542</text:p>
          </table:table-cell>
          <table:table-cell table:style-name="ce8" office:value-type="string" calcext:value-type="string">
            <text:p>ceiptiana</text:p>
          </table:table-cell>
          <table:table-cell table:style-name="ce8" office:value-type="string" calcext:value-type="string">
            <text:p>Escola Tiana de la Riba</text:p>
          </table:table-cell>
          <table:table-cell table:number-columns-repeated="986"/>
        </table:table-row>
        <table:table-row table:style-name="ro1">
          <table:table-cell table:formula="of:=&quot;&quot; &amp; CHAR(CODE([.B370])-49) &amp; MID([.B370];2;7)" office:value-type="string" office:string-value="08023591" calcext:value-type="string">
            <text:p>08023591</text:p>
          </table:table-cell>
          <table:table-cell table:style-name="ce8" office:value-type="string" calcext:value-type="string">
            <text:p>a8023591</text:p>
          </table:table-cell>
          <table:table-cell table:style-name="ce8" office:value-type="string" calcext:value-type="string">
            <text:p>ceip-pilarmestres</text:p>
          </table:table-cell>
          <table:table-cell table:style-name="ce8" office:value-type="string" calcext:value-type="string">
            <text:p>Escola Pilar Mestres-Jaume Torrens</text:p>
          </table:table-cell>
          <table:table-cell table:number-columns-repeated="986"/>
        </table:table-row>
        <table:table-row table:style-name="ro1">
          <table:table-cell table:formula="of:=&quot;&quot; &amp; CHAR(CODE([.B371])-49) &amp; MID([.B371];2;7)" office:value-type="string" office:string-value="08023657" calcext:value-type="string">
            <text:p>08023657</text:p>
          </table:table-cell>
          <table:table-cell table:style-name="ce8" office:value-type="string" calcext:value-type="string">
            <text:p>a8023657</text:p>
          </table:table-cell>
          <table:table-cell table:style-name="ce8" office:value-type="string" calcext:value-type="string">
            <text:p>ceipvilomara</text:p>
          </table:table-cell>
          <table:table-cell table:style-name="ce8" office:value-type="string" calcext:value-type="string">
            <text:p>Escola Pompeu Fabra</text:p>
          </table:table-cell>
          <table:table-cell table:number-columns-repeated="986"/>
        </table:table-row>
        <table:table-row table:style-name="ro1">
          <table:table-cell table:formula="of:=&quot;&quot; &amp; CHAR(CODE([.B372])-49) &amp; MID([.B372];2;7)" office:value-type="string" office:string-value="08023751" calcext:value-type="string">
            <text:p>08023751</text:p>
          </table:table-cell>
          <table:table-cell table:style-name="ce8" office:value-type="string" calcext:value-type="string">
            <text:p>a8023751</text:p>
          </table:table-cell>
          <table:table-cell table:style-name="ce8" office:value-type="string" calcext:value-type="string">
            <text:p>colribas</text:p>
          </table:table-cell>
          <table:table-cell table:style-name="ce8" office:value-type="string" calcext:value-type="string">
            <text:p>Ribas</text:p>
          </table:table-cell>
          <table:table-cell table:number-columns-repeated="986"/>
        </table:table-row>
        <table:table-row table:style-name="ro1">
          <table:table-cell table:formula="of:=&quot;&quot; &amp; CHAR(CODE([.B373])-49) &amp; MID([.B373];2;7)" office:value-type="string" office:string-value="08023852" calcext:value-type="string">
            <text:p>08023852</text:p>
          </table:table-cell>
          <table:table-cell table:style-name="ce8" office:value-type="string" calcext:value-type="string">
            <text:p>a8023852</text:p>
          </table:table-cell>
          <table:table-cell table:style-name="ce8" office:value-type="string" calcext:value-type="string">
            <text:p>ceipmaragallrubi</text:p>
          </table:table-cell>
          <table:table-cell table:style-name="ce8" office:value-type="string" calcext:value-type="string">
            <text:p>Escola Joan Maragall</text:p>
          </table:table-cell>
          <table:table-cell table:number-columns-repeated="986"/>
        </table:table-row>
        <table:table-row table:style-name="ro1">
          <table:table-cell table:formula="of:=&quot;&quot; &amp; CHAR(CODE([.B374])-49) &amp; MID([.B374];2;7)" office:value-type="string" office:string-value="08023918" calcext:value-type="string">
            <text:p>08023918</text:p>
          </table:table-cell>
          <table:table-cell table:style-name="ce8" office:value-type="string" calcext:value-type="string">
            <text:p>a8023918</text:p>
          </table:table-cell>
          <table:table-cell table:style-name="ce8" office:value-type="string" calcext:value-type="string">
            <text:p>escolaconcordia</text:p>
          </table:table-cell>
          <table:table-cell table:style-name="ce8" office:value-type="string" calcext:value-type="string">
            <text:p>Escola Concòrdia</text:p>
          </table:table-cell>
          <table:table-cell table:number-columns-repeated="986"/>
        </table:table-row>
        <table:table-row table:style-name="ro1">
          <table:table-cell table:formula="of:=&quot;&quot; &amp; CHAR(CODE([.B375])-49) &amp; MID([.B375];2;7)" office:value-type="string" office:string-value="08023921" calcext:value-type="string">
            <text:p>08023921</text:p>
          </table:table-cell>
          <table:table-cell table:style-name="ce8" office:value-type="string" calcext:value-type="string">
            <text:p>a8023921</text:p>
          </table:table-cell>
          <table:table-cell table:style-name="ce8" office:value-type="string" calcext:value-type="string">
            <text:p>escolaespronceda</text:p>
          </table:table-cell>
          <table:table-cell table:style-name="ce8" office:value-type="string" calcext:value-type="string">
            <text:p>Escola Espronceda</text:p>
          </table:table-cell>
          <table:table-cell table:number-columns-repeated="986"/>
        </table:table-row>
        <table:table-row table:style-name="ro1">
          <table:table-cell table:formula="of:=&quot;&quot; &amp; CHAR(CODE([.B376])-49) &amp; MID([.B376];2;7)" office:value-type="string" office:string-value="08023931" calcext:value-type="string">
            <text:p>08023931</text:p>
          </table:table-cell>
          <table:table-cell table:style-name="ce8" office:value-type="string" calcext:value-type="string">
            <text:p>a8023931</text:p>
          </table:table-cell>
          <table:table-cell table:style-name="ce8" office:value-type="string" calcext:value-type="string">
            <text:p>ceip-enric-casassas</text:p>
          </table:table-cell>
          <table:table-cell table:style-name="ce8" office:value-type="string" calcext:value-type="string">
            <text:p>Escola Enric Casassas</text:p>
          </table:table-cell>
          <table:table-cell table:number-columns-repeated="986"/>
        </table:table-row>
        <table:table-row table:style-name="ro1">
          <table:table-cell table:formula="of:=&quot;&quot; &amp; CHAR(CODE([.B377])-49) &amp; MID([.B377];2;7)" office:value-type="string" office:string-value="08023943" calcext:value-type="string">
            <text:p>08023943</text:p>
          </table:table-cell>
          <table:table-cell table:style-name="ce8" office:value-type="string" calcext:value-type="string">
            <text:p>a8023943</text:p>
          </table:table-cell>
          <table:table-cell table:style-name="ce8" office:value-type="string" calcext:value-type="string">
            <text:p>escolagaudisabadell</text:p>
          </table:table-cell>
          <table:table-cell table:style-name="ce8" office:value-type="string" calcext:value-type="string">
            <text:p>Escola Gaudí</text:p>
          </table:table-cell>
          <table:table-cell table:number-columns-repeated="986"/>
        </table:table-row>
        <table:table-row table:style-name="ro1">
          <table:table-cell table:formula="of:=&quot;&quot; &amp; CHAR(CODE([.B378])-49) &amp; MID([.B378];2;7)" office:value-type="string" office:string-value="08023955" calcext:value-type="string">
            <text:p>08023955</text:p>
          </table:table-cell>
          <table:table-cell table:style-name="ce8" office:value-type="string" calcext:value-type="string">
            <text:p>a8023955</text:p>
          </table:table-cell>
          <table:table-cell table:style-name="ce8" office:value-type="string" calcext:value-type="string">
            <text:p>ceipcifuentes</text:p>
          </table:table-cell>
          <table:table-cell table:style-name="ce8" office:value-type="string" calcext:value-type="string">
            <text:p>Escola Cifuentes</text:p>
          </table:table-cell>
          <table:table-cell table:number-columns-repeated="986"/>
        </table:table-row>
        <table:table-row table:style-name="ro1">
          <table:table-cell table:formula="of:=&quot;&quot; &amp; CHAR(CODE([.B379])-49) &amp; MID([.B379];2;7)" office:value-type="string" office:string-value="08023979" calcext:value-type="string">
            <text:p>08023979</text:p>
          </table:table-cell>
          <table:table-cell table:style-name="ce8" office:value-type="string" calcext:value-type="string">
            <text:p>a8023979</text:p>
          </table:table-cell>
          <table:table-cell table:style-name="ce8" office:value-type="string" calcext:value-type="string">
            <text:p>ceip-joanmontllor</text:p>
          </table:table-cell>
          <table:table-cell table:style-name="ce8" office:value-type="string" calcext:value-type="string">
            <text:p>Escola Joan Montllor</text:p>
          </table:table-cell>
          <table:table-cell table:number-columns-repeated="986"/>
        </table:table-row>
        <table:table-row table:style-name="ro1">
          <table:table-cell table:formula="of:=&quot;&quot; &amp; CHAR(CODE([.B380])-49) &amp; MID([.B380];2;7)" office:value-type="string" office:string-value="08023980" calcext:value-type="string">
            <text:p>08023980</text:p>
          </table:table-cell>
          <table:table-cell table:style-name="ce8" office:value-type="string" calcext:value-type="string">
            <text:p>a8023980</text:p>
          </table:table-cell>
          <table:table-cell table:style-name="ce8" office:value-type="string" calcext:value-type="string">
            <text:p>ceipjrjsabadell</text:p>
          </table:table-cell>
          <table:table-cell table:style-name="ce8" office:value-type="string" calcext:value-type="string">
            <text:p>Escola Juan Ramón Jiménez</text:p>
          </table:table-cell>
          <table:table-cell table:number-columns-repeated="986"/>
        </table:table-row>
        <table:table-row table:style-name="ro1">
          <table:table-cell table:formula="of:=&quot;&quot; &amp; CHAR(CODE([.B381])-49) &amp; MID([.B381];2;7)" office:value-type="string" office:string-value="08023992" calcext:value-type="string">
            <text:p>08023992</text:p>
          </table:table-cell>
          <table:table-cell table:style-name="ce8" office:value-type="string" calcext:value-type="string">
            <text:p>a8023992</text:p>
          </table:table-cell>
          <table:table-cell table:style-name="ce8" office:value-type="string" calcext:value-type="string">
            <text:p>ceipsallaresipla</text:p>
          </table:table-cell>
          <table:table-cell table:style-name="ce8" office:value-type="string" calcext:value-type="string">
            <text:p>Escola Joan Sallarès i Pla</text:p>
          </table:table-cell>
          <table:table-cell table:number-columns-repeated="986"/>
        </table:table-row>
        <table:table-row table:style-name="ro1">
          <table:table-cell table:formula="of:=&quot;&quot; &amp; CHAR(CODE([.B382])-49) &amp; MID([.B382];2;7)" office:value-type="string" office:string-value="08024005" calcext:value-type="string">
            <text:p>08024005</text:p>
          </table:table-cell>
          <table:table-cell table:style-name="ce8" office:value-type="string" calcext:value-type="string">
            <text:p>a8024005</text:p>
          </table:table-cell>
          <table:table-cell table:style-name="ce8" office:value-type="string" calcext:value-type="string">
            <text:p>esc-jmaragall-sabadell</text:p>
          </table:table-cell>
          <table:table-cell table:style-name="ce8" office:value-type="string" calcext:value-type="string">
            <text:p>Escola Joan Maragall</text:p>
          </table:table-cell>
          <table:table-cell table:number-columns-repeated="986"/>
        </table:table-row>
        <table:table-row table:style-name="ro1">
          <table:table-cell table:formula="of:=&quot;&quot; &amp; CHAR(CODE([.B383])-49) &amp; MID([.B383];2;7)" office:value-type="string" office:string-value="08024017" calcext:value-type="string">
            <text:p>08024017</text:p>
          </table:table-cell>
          <table:table-cell table:style-name="ce8" office:value-type="string" calcext:value-type="string">
            <text:p>a8024017</text:p>
          </table:table-cell>
          <table:table-cell table:style-name="ce8" office:value-type="string" calcext:value-type="string">
            <text:p>ceipmcarreras</text:p>
          </table:table-cell>
          <table:table-cell table:style-name="ce8" office:value-type="string" calcext:value-type="string">
            <text:p>Escola Miquel Carreras</text:p>
          </table:table-cell>
          <table:table-cell table:number-columns-repeated="986"/>
        </table:table-row>
        <table:table-row table:style-name="ro1">
          <table:table-cell table:formula="of:=&quot;&quot; &amp; CHAR(CODE([.B384])-49) &amp; MID([.B384];2;7)" office:value-type="string" office:string-value="08024042" calcext:value-type="string">
            <text:p>08024042</text:p>
          </table:table-cell>
          <table:table-cell table:style-name="ce8" office:value-type="string" calcext:value-type="string">
            <text:p>a8024042</text:p>
          </table:table-cell>
          <table:table-cell table:style-name="ce8" office:value-type="string" calcext:value-type="string">
            <text:p>ceiplaromanica</text:p>
          </table:table-cell>
          <table:table-cell table:style-name="ce8" office:value-type="string" calcext:value-type="string">
            <text:p>Escola La Romànica</text:p>
          </table:table-cell>
          <table:table-cell table:number-columns-repeated="986"/>
        </table:table-row>
        <table:table-row table:style-name="ro1">
          <table:table-cell table:formula="of:=&quot;&quot; &amp; CHAR(CODE([.B385])-49) &amp; MID([.B385];2;7)" office:value-type="string" office:string-value="08024066" calcext:value-type="string">
            <text:p>08024066</text:p>
          </table:table-cell>
          <table:table-cell table:style-name="ce8" office:value-type="string" calcext:value-type="string">
            <text:p>a8024066</text:p>
          </table:table-cell>
          <table:table-cell table:style-name="ce8" office:value-type="string" calcext:value-type="string">
            <text:p>ceipalcaldemarcet</text:p>
          </table:table-cell>
          <table:table-cell table:style-name="ce8" office:value-type="string" calcext:value-type="string">
            <text:p>Escola Alcalde Marcet</text:p>
          </table:table-cell>
          <table:table-cell table:number-columns-repeated="986"/>
        </table:table-row>
        <table:table-row table:style-name="ro1">
          <table:table-cell table:formula="of:=&quot;&quot; &amp; CHAR(CODE([.B386])-49) &amp; MID([.B386];2;7)" office:value-type="string" office:string-value="08024765" calcext:value-type="string">
            <text:p>08024765</text:p>
          </table:table-cell>
          <table:table-cell table:style-name="ce8" office:value-type="string" calcext:value-type="string">
            <text:p>a8024765</text:p>
          </table:table-cell>
          <table:table-cell table:style-name="ce8" office:value-type="string" calcext:value-type="string">
            <text:p>ies-arraona</text:p>
          </table:table-cell>
          <table:table-cell table:style-name="ce8" office:value-type="string" calcext:value-type="string">
            <text:p>Institut Arraona</text:p>
          </table:table-cell>
          <table:table-cell table:number-columns-repeated="986"/>
        </table:table-row>
        <table:table-row table:style-name="ro1">
          <table:table-cell table:formula="of:=&quot;&quot; &amp; CHAR(CODE([.B387])-49) &amp; MID([.B387];2;7)" office:value-type="string" office:string-value="08024777" calcext:value-type="string">
            <text:p>08024777</text:p>
          </table:table-cell>
          <table:table-cell table:style-name="ce8" office:value-type="string" calcext:value-type="string">
            <text:p>a8024777</text:p>
          </table:table-cell>
          <table:table-cell table:style-name="ce8" office:value-type="string" calcext:value-type="string">
            <text:p>iesegara</text:p>
          </table:table-cell>
          <table:table-cell table:style-name="ce8" office:value-type="string" calcext:value-type="string">
            <text:p>Institut Egara</text:p>
          </table:table-cell>
          <table:table-cell table:number-columns-repeated="986"/>
        </table:table-row>
        <table:table-row table:style-name="ro1">
          <table:table-cell table:formula="of:=&quot;&quot; &amp; CHAR(CODE([.B388])-49) &amp; MID([.B388];2;7)" office:value-type="string" office:string-value="08024789" calcext:value-type="string">
            <text:p>08024789</text:p>
          </table:table-cell>
          <table:table-cell table:style-name="ce8" office:value-type="string" calcext:value-type="string">
            <text:p>a8024789</text:p>
          </table:table-cell>
          <table:table-cell table:style-name="ce8" office:value-type="string" calcext:value-type="string">
            <text:p>cee-francescbellapart-sabadell</text:p>
          </table:table-cell>
          <table:table-cell table:style-name="ce8" office:value-type="string" calcext:value-type="string">
            <text:p>CEE Francesc Bellapart</text:p>
          </table:table-cell>
          <table:table-cell table:number-columns-repeated="986"/>
        </table:table-row>
        <table:table-row table:style-name="ro1">
          <table:table-cell table:formula="of:=&quot;&quot; &amp; CHAR(CODE([.B389])-49) &amp; MID([.B389];2;7)" office:value-type="string" office:string-value="08024807" calcext:value-type="string">
            <text:p>08024807</text:p>
          </table:table-cell>
          <table:table-cell table:style-name="ce8" office:value-type="string" calcext:value-type="string">
            <text:p>a8024807</text:p>
          </table:table-cell>
          <table:table-cell table:style-name="ce8" office:value-type="string" calcext:value-type="string">
            <text:p>ceiparmengol</text:p>
          </table:table-cell>
          <table:table-cell table:style-name="ce8" office:value-type="string" calcext:value-type="string">
            <text:p>Escola Agnès Armengol</text:p>
          </table:table-cell>
          <table:table-cell table:number-columns-repeated="986"/>
        </table:table-row>
        <table:table-row table:style-name="ro1">
          <table:table-cell table:formula="of:=&quot;&quot; &amp; CHAR(CODE([.B390])-49) &amp; MID([.B390];2;7)" office:value-type="string" office:string-value="08024819" calcext:value-type="string">
            <text:p>08024819</text:p>
          </table:table-cell>
          <table:table-cell table:style-name="ce8" office:value-type="string" calcext:value-type="string">
            <text:p>a8024819</text:p>
          </table:table-cell>
          <table:table-cell table:style-name="ce8" office:value-type="string" calcext:value-type="string">
            <text:p>ceipcalvetdestrella</text:p>
          </table:table-cell>
          <table:table-cell table:style-name="ce8" office:value-type="string" calcext:value-type="string">
            <text:p>Escola Calvet d'Estrella</text:p>
          </table:table-cell>
          <table:table-cell table:number-columns-repeated="986"/>
        </table:table-row>
        <table:table-row table:style-name="ro1">
          <table:table-cell table:formula="of:=&quot;&quot; &amp; CHAR(CODE([.B391])-49) &amp; MID([.B391];2;7)" office:value-type="string" office:string-value="08024820" calcext:value-type="string">
            <text:p>08024820</text:p>
          </table:table-cell>
          <table:table-cell table:style-name="ce8" office:value-type="string" calcext:value-type="string">
            <text:p>a8024820</text:p>
          </table:table-cell>
          <table:table-cell table:style-name="ce8" office:value-type="string" calcext:value-type="string">
            <text:p>ceippaucasalssabadell</text:p>
          </table:table-cell>
          <table:table-cell table:style-name="ce8" office:value-type="string" calcext:value-type="string">
            <text:p>Escola Pau Casals</text:p>
          </table:table-cell>
          <table:table-cell table:number-columns-repeated="986"/>
        </table:table-row>
        <table:table-row table:style-name="ro1">
          <table:table-cell table:formula="of:=&quot;&quot; &amp; CHAR(CODE([.B392])-49) &amp; MID([.B392];2;7)" office:value-type="string" office:string-value="08024832" calcext:value-type="string">
            <text:p>08024832</text:p>
          </table:table-cell>
          <table:table-cell table:style-name="ce8" office:value-type="string" calcext:value-type="string">
            <text:p>a8024832</text:p>
          </table:table-cell>
          <table:table-cell table:style-name="ce8" office:value-type="string" calcext:value-type="string">
            <text:p>escolaflorestasabadell</text:p>
          </table:table-cell>
          <table:table-cell table:style-name="ce8" office:value-type="string" calcext:value-type="string">
            <text:p>Escola Floresta</text:p>
          </table:table-cell>
          <table:table-cell table:number-columns-repeated="986"/>
        </table:table-row>
        <table:table-row table:style-name="ro1">
          <table:table-cell table:formula="of:=&quot;&quot; &amp; CHAR(CODE([.B393])-49) &amp; MID([.B393];2;7)" office:value-type="string" office:string-value="08024844" calcext:value-type="string">
            <text:p>08024844</text:p>
          </table:table-cell>
          <table:table-cell table:style-name="ce8" office:value-type="string" calcext:value-type="string">
            <text:p>a8024844</text:p>
          </table:table-cell>
          <table:table-cell table:style-name="ce8" office:value-type="string" calcext:value-type="string">
            <text:p>esc-torreguitart</text:p>
          </table:table-cell>
          <table:table-cell table:style-name="ce8" office:value-type="string" calcext:value-type="string">
            <text:p>Escola Torreguitart</text:p>
          </table:table-cell>
          <table:table-cell table:number-columns-repeated="986"/>
        </table:table-row>
        <table:table-row table:style-name="ro1">
          <table:table-cell table:formula="of:=&quot;&quot; &amp; CHAR(CODE([.B394])-49) &amp; MID([.B394];2;7)" office:value-type="string" office:string-value="08024856" calcext:value-type="string">
            <text:p>08024856</text:p>
          </table:table-cell>
          <table:table-cell table:style-name="ce8" office:value-type="string" calcext:value-type="string">
            <text:p>a8024856</text:p>
          </table:table-cell>
          <table:table-cell table:style-name="ce8" office:value-type="string" calcext:value-type="string">
            <text:p>ceipfontrosella</text:p>
          </table:table-cell>
          <table:table-cell table:style-name="ce8" office:value-type="string" calcext:value-type="string">
            <text:p>Escola Font Rosella</text:p>
          </table:table-cell>
          <table:table-cell table:number-columns-repeated="986"/>
        </table:table-row>
        <table:table-row table:style-name="ro1">
          <table:table-cell table:formula="of:=&quot;&quot; &amp; CHAR(CODE([.B395])-49) &amp; MID([.B395];2;7)" office:value-type="string" office:string-value="08024871" calcext:value-type="string">
            <text:p>08024871</text:p>
          </table:table-cell>
          <table:table-cell table:style-name="ce8" office:value-type="string" calcext:value-type="string">
            <text:p>a8024871</text:p>
          </table:table-cell>
          <table:table-cell table:style-name="ce8" office:value-type="string" calcext:value-type="string">
            <text:p>iespauvila</text:p>
          </table:table-cell>
          <table:table-cell table:style-name="ce8" office:value-type="string" calcext:value-type="string">
            <text:p>Institut Pau Vila</text:p>
          </table:table-cell>
          <table:table-cell table:number-columns-repeated="986"/>
        </table:table-row>
        <table:table-row table:style-name="ro1">
          <table:table-cell table:formula="of:=&quot;&quot; &amp; CHAR(CODE([.B396])-49) &amp; MID([.B396];2;7)" office:value-type="string" office:string-value="08024881" calcext:value-type="string">
            <text:p>08024881</text:p>
          </table:table-cell>
          <table:table-cell table:style-name="ce8" office:value-type="string" calcext:value-type="string">
            <text:p>a8024881</text:p>
          </table:table-cell>
          <table:table-cell table:style-name="ce8" office:value-type="string" calcext:value-type="string">
            <text:p>iescasablancas</text:p>
          </table:table-cell>
          <table:table-cell table:style-name="ce8" office:value-type="string" calcext:value-type="string">
            <text:p>Institut Ferran Casablancas</text:p>
          </table:table-cell>
          <table:table-cell table:number-columns-repeated="986"/>
        </table:table-row>
        <table:table-row table:style-name="ro1">
          <table:table-cell table:formula="of:=&quot;&quot; &amp; CHAR(CODE([.B397])-49) &amp; MID([.B397];2;7)" office:value-type="string" office:string-value="08024893" calcext:value-type="string">
            <text:p>08024893</text:p>
          </table:table-cell>
          <table:table-cell table:style-name="ce8" office:value-type="string" calcext:value-type="string">
            <text:p>a8024893</text:p>
          </table:table-cell>
          <table:table-cell table:style-name="ce8" office:value-type="string" calcext:value-type="string">
            <text:p>iescastellarnau-sabadell</text:p>
          </table:table-cell>
          <table:table-cell table:style-name="ce8" office:value-type="string" calcext:value-type="string">
            <text:p>Institut Castellarnau</text:p>
          </table:table-cell>
          <table:table-cell table:number-columns-repeated="986"/>
        </table:table-row>
        <table:table-row table:style-name="ro1">
          <table:table-cell table:formula="of:=&quot;&quot; &amp; CHAR(CODE([.B398])-49) &amp; MID([.B398];2;7)" office:value-type="string" office:string-value="08024972" calcext:value-type="string">
            <text:p>08024972</text:p>
          </table:table-cell>
          <table:table-cell table:style-name="ce8" office:value-type="string" calcext:value-type="string">
            <text:p>a8024972</text:p>
          </table:table-cell>
          <table:table-cell table:style-name="ce8" office:value-type="string" calcext:value-type="string">
            <text:p>esctorresamat</text:p>
          </table:table-cell>
          <table:table-cell table:style-name="ce8" office:value-type="string" calcext:value-type="string">
            <text:p>Escola Torres Amat</text:p>
          </table:table-cell>
          <table:table-cell table:number-columns-repeated="986"/>
        </table:table-row>
        <table:table-row table:style-name="ro1">
          <table:table-cell table:formula="of:=&quot;&quot; &amp; CHAR(CODE([.B399])-49) &amp; MID([.B399];2;7)" office:value-type="string" office:string-value="08025058" calcext:value-type="string">
            <text:p>08025058</text:p>
          </table:table-cell>
          <table:table-cell table:style-name="ce8" office:value-type="string" calcext:value-type="string">
            <text:p>a8025058</text:p>
          </table:table-cell>
          <table:table-cell table:style-name="ce8" office:value-type="string" calcext:value-type="string">
            <text:p>escolariudor</text:p>
          </table:table-cell>
          <table:table-cell table:style-name="ce8" office:value-type="string" calcext:value-type="string">
            <text:p>Escola Riu d'Or</text:p>
          </table:table-cell>
          <table:table-cell table:number-columns-repeated="986"/>
        </table:table-row>
        <table:table-row table:style-name="ro1">
          <table:table-cell table:formula="of:=&quot;&quot; &amp; CHAR(CODE([.B400])-49) &amp; MID([.B400];2;7)" office:value-type="string" office:string-value="08025071" calcext:value-type="string">
            <text:p>08025071</text:p>
          </table:table-cell>
          <table:table-cell table:style-name="ce8" office:value-type="string" calcext:value-type="string">
            <text:p>a8025071</text:p>
          </table:table-cell>
          <table:table-cell table:style-name="ce8" office:value-type="string" calcext:value-type="string">
            <text:p>escoladonesdaigua</text:p>
          </table:table-cell>
          <table:table-cell table:style-name="ce8" office:value-type="string" calcext:value-type="string">
            <text:p>Escola Dones d'Aigua</text:p>
          </table:table-cell>
          <table:table-cell table:number-columns-repeated="986"/>
        </table:table-row>
        <table:table-row table:style-name="ro1">
          <table:table-cell table:formula="of:=&quot;&quot; &amp; CHAR(CODE([.B401])-49) &amp; MID([.B401];2;7)" office:value-type="string" office:string-value="08025083" calcext:value-type="string">
            <text:p>08025083</text:p>
          </table:table-cell>
          <table:table-cell table:style-name="ce8" office:value-type="string" calcext:value-type="string">
            <text:p>a8025083</text:p>
          </table:table-cell>
          <table:table-cell table:style-name="ce8" office:value-type="string" calcext:value-type="string">
            <text:p>ceippompeufabrasantadria</text:p>
          </table:table-cell>
          <table:table-cell table:style-name="ce8" office:value-type="string" calcext:value-type="string">
            <text:p>Escola Pompeu Fabra</text:p>
          </table:table-cell>
          <table:table-cell table:number-columns-repeated="986"/>
        </table:table-row>
        <table:table-row table:style-name="ro1">
          <table:table-cell table:formula="of:=&quot;&quot; &amp; CHAR(CODE([.B402])-49) &amp; MID([.B402];2;7)" office:value-type="string" office:string-value="08025241" calcext:value-type="string">
            <text:p>08025241</text:p>
          </table:table-cell>
          <table:table-cell table:style-name="ce8" office:value-type="string" calcext:value-type="string">
            <text:p>a8025241</text:p>
          </table:table-cell>
          <table:table-cell table:style-name="ce8" office:value-type="string" calcext:value-type="string">
            <text:p>ceip-jmaragall-santandreu</text:p>
          </table:table-cell>
          <table:table-cell table:style-name="ce8" office:value-type="string" calcext:value-type="string">
            <text:p>Escola Joan Maragall</text:p>
          </table:table-cell>
          <table:table-cell table:number-columns-repeated="986"/>
        </table:table-row>
        <table:table-row table:style-name="ro1">
          <table:table-cell table:formula="of:=&quot;&quot; &amp; CHAR(CODE([.B403])-49) &amp; MID([.B403];2;7)" office:value-type="string" office:string-value="08025265" calcext:value-type="string">
            <text:p>08025265</text:p>
          </table:table-cell>
          <table:table-cell table:style-name="ce8" office:value-type="string" calcext:value-type="string">
            <text:p>a8025265</text:p>
          </table:table-cell>
          <table:table-cell table:style-name="ce8" office:value-type="string" calcext:value-type="string">
            <text:p>ceip-agsantandreu</text:p>
          </table:table-cell>
          <table:table-cell table:style-name="ce8" office:value-type="string" calcext:value-type="string">
            <text:p>Escola Àngel Guimerà</text:p>
          </table:table-cell>
          <table:table-cell table:number-columns-repeated="986"/>
        </table:table-row>
        <table:table-row table:style-name="ro1">
          <table:table-cell table:formula="of:=&quot;&quot; &amp; CHAR(CODE([.B404])-49) &amp; MID([.B404];2;7)" office:value-type="string" office:string-value="08025319" calcext:value-type="string">
            <text:p>08025319</text:p>
          </table:table-cell>
          <table:table-cell table:style-name="ce8" office:value-type="string" calcext:value-type="string">
            <text:p>a8025319</text:p>
          </table:table-cell>
          <table:table-cell table:style-name="ce8" office:value-type="string" calcext:value-type="string">
            <text:p>esc-joancasas</text:p>
          </table:table-cell>
          <table:table-cell table:style-name="ce8" office:value-type="string" calcext:value-type="string">
            <text:p>Escola Joan Casas</text:p>
          </table:table-cell>
          <table:table-cell table:number-columns-repeated="986"/>
        </table:table-row>
        <table:table-row table:style-name="ro1">
          <table:table-cell table:formula="of:=&quot;&quot; &amp; CHAR(CODE([.B405])-49) &amp; MID([.B405];2;7)" office:value-type="string" office:string-value="08025320" calcext:value-type="string">
            <text:p>08025320</text:p>
          </table:table-cell>
          <table:table-cell table:style-name="ce8" office:value-type="string" calcext:value-type="string">
            <text:p>a8025320</text:p>
          </table:table-cell>
          <table:table-cell table:style-name="ce8" office:value-type="string" calcext:value-type="string">
            <text:p>ceip-lamonjoia</text:p>
          </table:table-cell>
          <table:table-cell table:style-name="ce8" office:value-type="string" calcext:value-type="string">
            <text:p>Escola La Monjoia</text:p>
          </table:table-cell>
          <table:table-cell table:number-columns-repeated="986"/>
        </table:table-row>
        <table:table-row table:style-name="ro1">
          <table:table-cell table:formula="of:=&quot;&quot; &amp; CHAR(CODE([.B406])-49) &amp; MID([.B406];2;7)" office:value-type="string" office:string-value="08025484" calcext:value-type="string">
            <text:p>08025484</text:p>
          </table:table-cell>
          <table:table-cell table:style-name="ce8" office:value-type="string" calcext:value-type="string">
            <text:p>a8025484</text:p>
          </table:table-cell>
          <table:table-cell table:style-name="ce8" office:value-type="string" calcext:value-type="string">
            <text:p>col-joanbardina</text:p>
          </table:table-cell>
          <table:table-cell table:style-name="ce8" office:value-type="string" calcext:value-type="string">
            <text:p>Joan Bardina</text:p>
          </table:table-cell>
          <table:table-cell table:number-columns-repeated="986"/>
        </table:table-row>
        <table:table-row table:style-name="ro1">
          <table:table-cell table:formula="of:=&quot;&quot; &amp; CHAR(CODE([.B407])-49) &amp; MID([.B407];2;7)" office:value-type="string" office:string-value="08025526" calcext:value-type="string">
            <text:p>08025526</text:p>
          </table:table-cell>
          <table:table-cell table:style-name="ce8" office:value-type="string" calcext:value-type="string">
            <text:p>a8025526</text:p>
          </table:table-cell>
          <table:table-cell table:style-name="ce8" office:value-type="string" calcext:value-type="string">
            <text:p>ceip-ciutat-cooperativa</text:p>
          </table:table-cell>
          <table:table-cell table:style-name="ce8" office:value-type="string" calcext:value-type="string">
            <text:p>Escola Ciutat Cooperativa</text:p>
          </table:table-cell>
          <table:table-cell table:number-columns-repeated="986"/>
        </table:table-row>
        <table:table-row table:style-name="ro1">
          <table:table-cell table:formula="of:=&quot;&quot; &amp; CHAR(CODE([.B408])-49) &amp; MID([.B408];2;7)" office:value-type="string" office:string-value="08025587" calcext:value-type="string">
            <text:p>08025587</text:p>
          </table:table-cell>
          <table:table-cell table:style-name="ce8" office:value-type="string" calcext:value-type="string">
            <text:p>a8025587</text:p>
          </table:table-cell>
          <table:table-cell table:style-name="ce8" office:value-type="string" calcext:value-type="string">
            <text:p>esccasablanca</text:p>
          </table:table-cell>
          <table:table-cell table:style-name="ce8" office:value-type="string" calcext:value-type="string">
            <text:p>Escola Casablanca</text:p>
          </table:table-cell>
          <table:table-cell table:number-columns-repeated="986"/>
        </table:table-row>
        <table:table-row table:style-name="ro1">
          <table:table-cell table:formula="of:=&quot;&quot; &amp; CHAR(CODE([.B409])-49) &amp; MID([.B409];2;7)" office:value-type="string" office:string-value="08025599" calcext:value-type="string">
            <text:p>08025599</text:p>
          </table:table-cell>
          <table:table-cell table:style-name="ce8" office:value-type="string" calcext:value-type="string">
            <text:p>a8025599</text:p>
          </table:table-cell>
          <table:table-cell table:style-name="ce8" office:value-type="string" calcext:value-type="string">
            <text:p>ceipmarianao</text:p>
          </table:table-cell>
          <table:table-cell table:style-name="ce8" office:value-type="string" calcext:value-type="string">
            <text:p>Escola Marianao</text:p>
          </table:table-cell>
          <table:table-cell table:number-columns-repeated="986"/>
        </table:table-row>
        <table:table-row table:style-name="ro1">
          <table:table-cell table:formula="of:=&quot;&quot; &amp; CHAR(CODE([.B410])-49) &amp; MID([.B410];2;7)" office:value-type="string" office:string-value="08025605" calcext:value-type="string">
            <text:p>08025605</text:p>
          </table:table-cell>
          <table:table-cell table:style-name="ce8" office:value-type="string" calcext:value-type="string">
            <text:p>a8025605</text:p>
          </table:table-cell>
          <table:table-cell table:style-name="ce8" office:value-type="string" calcext:value-type="string">
            <text:p>iescampsblancs</text:p>
          </table:table-cell>
          <table:table-cell table:style-name="ce8" office:value-type="string" calcext:value-type="string">
            <text:p>Institut Camps Blancs</text:p>
          </table:table-cell>
          <table:table-cell table:number-columns-repeated="986"/>
        </table:table-row>
        <table:table-row table:style-name="ro1">
          <table:table-cell table:formula="of:=&quot;&quot; &amp; CHAR(CODE([.B411])-49) &amp; MID([.B411];2;7)" office:value-type="string" office:string-value="08025642" calcext:value-type="string">
            <text:p>08025642</text:p>
          </table:table-cell>
          <table:table-cell table:style-name="ce8" office:value-type="string" calcext:value-type="string">
            <text:p>a8025642</text:p>
          </table:table-cell>
          <table:table-cell table:style-name="ce8" office:value-type="string" calcext:value-type="string">
            <text:p>escolajmciurana</text:p>
          </table:table-cell>
          <table:table-cell table:style-name="ce8" office:value-type="string" calcext:value-type="string">
            <text:p>Escola Josep Maria Ciurana</text:p>
          </table:table-cell>
          <table:table-cell table:number-columns-repeated="986"/>
        </table:table-row>
        <table:table-row table:style-name="ro1">
          <table:table-cell table:formula="of:=&quot;&quot; &amp; CHAR(CODE([.B412])-49) &amp; MID([.B412];2;7)" office:value-type="string" office:string-value="08025812" calcext:value-type="string">
            <text:p>08025812</text:p>
          </table:table-cell>
          <table:table-cell table:style-name="ce8" office:value-type="string" calcext:value-type="string">
            <text:p>a8025812</text:p>
          </table:table-cell>
          <table:table-cell table:style-name="ce8" office:value-type="string" calcext:value-type="string">
            <text:p>ceipsantcliment</text:p>
          </table:table-cell>
          <table:table-cell table:style-name="ce8" office:value-type="string" calcext:value-type="string">
            <text:p>Escola Sant Climent</text:p>
          </table:table-cell>
          <table:table-cell table:number-columns-repeated="986"/>
        </table:table-row>
        <table:table-row table:style-name="ro1">
          <table:table-cell table:formula="of:=&quot;&quot; &amp; CHAR(CODE([.B413])-49) &amp; MID([.B413];2;7)" office:value-type="string" office:string-value="08025824" calcext:value-type="string">
            <text:p>08025824</text:p>
          </table:table-cell>
          <table:table-cell table:style-name="ce8" office:value-type="string" calcext:value-type="string">
            <text:p>a8025824</text:p>
          </table:table-cell>
          <table:table-cell table:style-name="ce8" office:value-type="string" calcext:value-type="string">
            <text:p>ceip-lafloresta</text:p>
          </table:table-cell>
          <table:table-cell table:style-name="ce8" office:value-type="string" calcext:value-type="string">
            <text:p>Escola La Floresta</text:p>
          </table:table-cell>
          <table:table-cell table:number-columns-repeated="986"/>
        </table:table-row>
        <table:table-row table:style-name="ro1">
          <table:table-cell table:formula="of:=&quot;&quot; &amp; CHAR(CODE([.B414])-49) &amp; MID([.B414];2;7)" office:value-type="string" office:string-value="08025927" calcext:value-type="string">
            <text:p>08025927</text:p>
          </table:table-cell>
          <table:table-cell table:style-name="ce8" office:value-type="string" calcext:value-type="string">
            <text:p>a8025927</text:p>
          </table:table-cell>
          <table:table-cell table:style-name="ce8" office:value-type="string" calcext:value-type="string">
            <text:p>escola-pidenxandri</text:p>
          </table:table-cell>
          <table:table-cell table:style-name="ce8" office:value-type="string" calcext:value-type="string">
            <text:p>Escola Pi d'en Xandri</text:p>
          </table:table-cell>
          <table:table-cell table:number-columns-repeated="986"/>
        </table:table-row>
        <table:table-row table:style-name="ro1">
          <table:table-cell table:formula="of:=&quot;&quot; &amp; CHAR(CODE([.B415])-49) &amp; MID([.B415];2;7)" office:value-type="string" office:string-value="08026026" calcext:value-type="string">
            <text:p>08026026</text:p>
          </table:table-cell>
          <table:table-cell table:style-name="ce8" office:value-type="string" calcext:value-type="string">
            <text:p>a8026026</text:p>
          </table:table-cell>
          <table:table-cell table:style-name="ce8" office:value-type="string" calcext:value-type="string">
            <text:p>ceip-pins</text:p>
          </table:table-cell>
          <table:table-cell table:style-name="ce8" office:value-type="string" calcext:value-type="string">
            <text:p>Escola Pins del Vallès</text:p>
          </table:table-cell>
          <table:table-cell table:number-columns-repeated="986"/>
        </table:table-row>
        <table:table-row table:style-name="ro1">
          <table:table-cell table:formula="of:=&quot;&quot; &amp; CHAR(CODE([.B416])-49) &amp; MID([.B416];2;7)" office:value-type="string" office:string-value="08026087" calcext:value-type="string">
            <text:p>08026087</text:p>
          </table:table-cell>
          <table:table-cell table:style-name="ce8" office:value-type="string" calcext:value-type="string">
            <text:p>a8026087</text:p>
          </table:table-cell>
          <table:table-cell table:style-name="ce8" office:value-type="string" calcext:value-type="string">
            <text:p>escolajaumeferraniclua</text:p>
          </table:table-cell>
          <table:table-cell table:style-name="ce8" office:value-type="string" calcext:value-type="string">
            <text:p>Escola Jaume Ferran i Clua</text:p>
          </table:table-cell>
          <table:table-cell table:number-columns-repeated="986"/>
        </table:table-row>
        <table:table-row table:style-name="ro1">
          <table:table-cell table:formula="of:=&quot;&quot; &amp; CHAR(CODE([.B417])-49) &amp; MID([.B417];2;7)" office:value-type="string" office:string-value="08026099" calcext:value-type="string">
            <text:p>08026099</text:p>
          </table:table-cell>
          <table:table-cell table:style-name="ce8" office:value-type="string" calcext:value-type="string">
            <text:p>a8026099</text:p>
          </table:table-cell>
          <table:table-cell table:style-name="ce8" office:value-type="string" calcext:value-type="string">
            <text:p>escolalesvinyes</text:p>
          </table:table-cell>
          <table:table-cell table:style-name="ce8" office:value-type="string" calcext:value-type="string">
            <text:p>Escola Les Vinyes</text:p>
          </table:table-cell>
          <table:table-cell table:number-columns-repeated="986"/>
        </table:table-row>
        <table:table-row table:style-name="ro1">
          <table:table-cell table:formula="of:=&quot;&quot; &amp; CHAR(CODE([.B418])-49) &amp; MID([.B418];2;7)" office:value-type="string" office:string-value="08026117" calcext:value-type="string">
            <text:p>08026117</text:p>
          </table:table-cell>
          <table:table-cell table:style-name="ce8" office:value-type="string" calcext:value-type="string">
            <text:p>a8026117</text:p>
          </table:table-cell>
          <table:table-cell table:style-name="ce8" office:value-type="string" calcext:value-type="string">
            <text:p>ceipvallmanya</text:p>
          </table:table-cell>
          <table:table-cell table:style-name="ce8" office:value-type="string" calcext:value-type="string">
            <text:p>Escola Vallmanya</text:p>
          </table:table-cell>
          <table:table-cell table:number-columns-repeated="986"/>
        </table:table-row>
        <table:table-row table:style-name="ro1">
          <table:table-cell table:formula="of:=&quot;&quot; &amp; CHAR(CODE([.B419])-49) &amp; MID([.B419];2;7)" office:value-type="string" office:string-value="08026130" calcext:value-type="string">
            <text:p>08026130</text:p>
          </table:table-cell>
          <table:table-cell table:style-name="ce8" office:value-type="string" calcext:value-type="string">
            <text:p>a8026130</text:p>
          </table:table-cell>
          <table:table-cell table:style-name="ce8" office:value-type="string" calcext:value-type="string">
            <text:p>escolalaroureda</text:p>
          </table:table-cell>
          <table:table-cell table:style-name="ce8" office:value-type="string" calcext:value-type="string">
            <text:p>Escola La Roureda</text:p>
          </table:table-cell>
          <table:table-cell table:number-columns-repeated="986"/>
        </table:table-row>
        <table:table-row table:style-name="ro1">
          <table:table-cell table:formula="of:=&quot;&quot; &amp; CHAR(CODE([.B420])-49) &amp; MID([.B420];2;7)" office:value-type="string" office:string-value="08026154" calcext:value-type="string">
            <text:p>08026154</text:p>
          </table:table-cell>
          <table:table-cell table:style-name="ce8" office:value-type="string" calcext:value-type="string">
            <text:p>a8026154</text:p>
          </table:table-cell>
          <table:table-cell table:style-name="ce8" office:value-type="string" calcext:value-type="string">
            <text:p>ceipjoaquimabril</text:p>
          </table:table-cell>
          <table:table-cell table:style-name="ce8" office:value-type="string" calcext:value-type="string">
            <text:p>Escola Joaquim Abril</text:p>
          </table:table-cell>
          <table:table-cell table:number-columns-repeated="986"/>
        </table:table-row>
        <table:table-row table:style-name="ro1">
          <table:table-cell table:formula="of:=&quot;&quot; &amp; CHAR(CODE([.B421])-49) &amp; MID([.B421];2;7)" office:value-type="string" office:string-value="08026208" calcext:value-type="string">
            <text:p>08026208</text:p>
          </table:table-cell>
          <table:table-cell table:style-name="ce8" office:value-type="string" calcext:value-type="string">
            <text:p>a8026208</text:p>
          </table:table-cell>
          <table:table-cell table:style-name="ce8" office:value-type="string" calcext:value-type="string">
            <text:p>ceipjbalmes</text:p>
          </table:table-cell>
          <table:table-cell table:style-name="ce8" office:value-type="string" calcext:value-type="string">
            <text:p>Escola Jaume Balmes</text:p>
          </table:table-cell>
          <table:table-cell table:number-columns-repeated="986"/>
        </table:table-row>
        <table:table-row table:style-name="ro1">
          <table:table-cell table:formula="of:=&quot;&quot; &amp; CHAR(CODE([.B422])-49) &amp; MID([.B422];2;7)" office:value-type="string" office:string-value="08026211" calcext:value-type="string">
            <text:p>08026211</text:p>
          </table:table-cell>
          <table:table-cell table:style-name="ce8" office:value-type="string" calcext:value-type="string">
            <text:p>a8026211</text:p>
          </table:table-cell>
          <table:table-cell table:style-name="ce8" office:value-type="string" calcext:value-type="string">
            <text:p>ceipnadal</text:p>
          </table:table-cell>
          <table:table-cell table:style-name="ce8" office:value-type="string" calcext:value-type="string">
            <text:p>Escola Nadal</text:p>
          </table:table-cell>
          <table:table-cell table:number-columns-repeated="986"/>
        </table:table-row>
        <table:table-row table:style-name="ro1">
          <table:table-cell table:formula="of:=&quot;&quot; &amp; CHAR(CODE([.B423])-49) &amp; MID([.B423];2;7)" office:value-type="string" office:string-value="08026221" calcext:value-type="string">
            <text:p>08026221</text:p>
          </table:table-cell>
          <table:table-cell table:style-name="ce8" office:value-type="string" calcext:value-type="string">
            <text:p>a8026221</text:p>
          </table:table-cell>
          <table:table-cell table:style-name="ce8" office:value-type="string" calcext:value-type="string">
            <text:p>escolafalguera</text:p>
          </table:table-cell>
          <table:table-cell table:style-name="ce8" office:value-type="string" calcext:value-type="string">
            <text:p>Escola Falguera</text:p>
          </table:table-cell>
          <table:table-cell table:number-columns-repeated="986"/>
        </table:table-row>
        <table:table-row table:style-name="ro1">
          <table:table-cell table:formula="of:=&quot;&quot; &amp; CHAR(CODE([.B424])-49) &amp; MID([.B424];2;7)" office:value-type="string" office:string-value="08026373" calcext:value-type="string">
            <text:p>08026373</text:p>
          </table:table-cell>
          <table:table-cell table:style-name="ce8" office:value-type="string" calcext:value-type="string">
            <text:p>a8026373</text:p>
          </table:table-cell>
          <table:table-cell table:style-name="ce8" office:value-type="string" calcext:value-type="string">
            <text:p>escola-monmany</text:p>
          </table:table-cell>
          <table:table-cell table:style-name="ce8" office:value-type="string" calcext:value-type="string">
            <text:p>Escola Josep Monmany Amat</text:p>
          </table:table-cell>
          <table:table-cell table:number-columns-repeated="986"/>
        </table:table-row>
        <table:table-row table:style-name="ro1">
          <table:table-cell table:formula="of:=&quot;&quot; &amp; CHAR(CODE([.B425])-49) &amp; MID([.B425];2;7)" office:value-type="string" office:string-value="08026385" calcext:value-type="string">
            <text:p>08026385</text:p>
          </table:table-cell>
          <table:table-cell table:style-name="ce8" office:value-type="string" calcext:value-type="string">
            <text:p>a8026385</text:p>
          </table:table-cell>
          <table:table-cell table:style-name="ce8" office:value-type="string" calcext:value-type="string">
            <text:p>ceiparquitectegaudi</text:p>
          </table:table-cell>
          <table:table-cell table:style-name="ce8" office:value-type="string" calcext:value-type="string">
            <text:p>Escola Arquitecte Gaudí</text:p>
          </table:table-cell>
          <table:table-cell table:number-columns-repeated="986"/>
        </table:table-row>
        <table:table-row table:style-name="ro1">
          <table:table-cell table:formula="of:=&quot;&quot; &amp; CHAR(CODE([.B426])-49) &amp; MID([.B426];2;7)" office:value-type="string" office:string-value="08026476" calcext:value-type="string">
            <text:p>08026476</text:p>
          </table:table-cell>
          <table:table-cell table:style-name="ce8" office:value-type="string" calcext:value-type="string">
            <text:p>a8026476</text:p>
          </table:table-cell>
          <table:table-cell table:style-name="ce8" office:value-type="string" calcext:value-type="string">
            <text:p>ceipfmacia</text:p>
          </table:table-cell>
          <table:table-cell table:style-name="ce8" office:value-type="string" calcext:value-type="string">
            <text:p>Escola Francesc Macià</text:p>
          </table:table-cell>
          <table:table-cell table:number-columns-repeated="986"/>
        </table:table-row>
        <table:table-row table:style-name="ro1">
          <table:table-cell table:formula="of:=&quot;&quot; &amp; CHAR(CODE([.B427])-49) &amp; MID([.B427];2;7)" office:value-type="string" office:string-value="08026521" calcext:value-type="string">
            <text:p>08026521</text:p>
          </table:table-cell>
          <table:table-cell table:style-name="ce8" office:value-type="string" calcext:value-type="string">
            <text:p>a8026521</text:p>
          </table:table-cell>
          <table:table-cell table:style-name="ce8" office:value-type="string" calcext:value-type="string">
            <text:p>ceipabatoliba</text:p>
          </table:table-cell>
          <table:table-cell table:style-name="ce8" office:value-type="string" calcext:value-type="string">
            <text:p>Escola Abat Oliba</text:p>
          </table:table-cell>
          <table:table-cell table:number-columns-repeated="986"/>
        </table:table-row>
        <table:table-row table:style-name="ro1">
          <table:table-cell table:formula="of:=&quot;&quot; &amp; CHAR(CODE([.B428])-49) &amp; MID([.B428];2;7)" office:value-type="string" office:string-value="08026567" calcext:value-type="string">
            <text:p>08026567</text:p>
          </table:table-cell>
          <table:table-cell table:style-name="ce8" office:value-type="string" calcext:value-type="string">
            <text:p>a8026567</text:p>
          </table:table-cell>
          <table:table-cell table:style-name="ce8" office:value-type="string" calcext:value-type="string">
            <text:p>ceip-santfrancesc-sjd</text:p>
          </table:table-cell>
          <table:table-cell table:style-name="ce8" office:value-type="string" calcext:value-type="string">
            <text:p>Escola Sant Francesc d'Assís</text:p>
          </table:table-cell>
          <table:table-cell table:number-columns-repeated="986"/>
        </table:table-row>
        <table:table-row table:style-name="ro1">
          <table:table-cell table:formula="of:=&quot;&quot; &amp; CHAR(CODE([.B429])-49) &amp; MID([.B429];2;7)" office:value-type="string" office:string-value="08026661" calcext:value-type="string">
            <text:p>08026661</text:p>
          </table:table-cell>
          <table:table-cell table:style-name="ce8" office:value-type="string" calcext:value-type="string">
            <text:p>a8026661</text:p>
          </table:table-cell>
          <table:table-cell table:style-name="ce8" office:value-type="string" calcext:value-type="string">
            <text:p>ceip-paucasals-sjdespi</text:p>
          </table:table-cell>
          <table:table-cell table:style-name="ce8" office:value-type="string" calcext:value-type="string">
            <text:p>Escola Pau Casals</text:p>
          </table:table-cell>
          <table:table-cell table:number-columns-repeated="986"/>
        </table:table-row>
        <table:table-row table:style-name="ro1">
          <table:table-cell table:formula="of:=&quot;&quot; &amp; CHAR(CODE([.B430])-49) &amp; MID([.B430];2;7)" office:value-type="string" office:string-value="08026671" calcext:value-type="string">
            <text:p>08026671</text:p>
          </table:table-cell>
          <table:table-cell table:style-name="ce8" office:value-type="string" calcext:value-type="string">
            <text:p>a8026671</text:p>
          </table:table-cell>
          <table:table-cell table:style-name="ce8" office:value-type="string" calcext:value-type="string">
            <text:p>ceipjoanperich</text:p>
          </table:table-cell>
          <table:table-cell table:style-name="ce8" office:value-type="string" calcext:value-type="string">
            <text:p>Escola Joan Perich i Valls</text:p>
          </table:table-cell>
          <table:table-cell table:number-columns-repeated="986"/>
        </table:table-row>
        <table:table-row table:style-name="ro1">
          <table:table-cell table:formula="of:=&quot;&quot; &amp; CHAR(CODE([.B431])-49) &amp; MID([.B431];2;7)" office:value-type="string" office:string-value="08026683" calcext:value-type="string">
            <text:p>08026683</text:p>
          </table:table-cell>
          <table:table-cell table:style-name="ce8" office:value-type="string" calcext:value-type="string">
            <text:p>a8026683</text:p>
          </table:table-cell>
          <table:table-cell table:style-name="ce8" office:value-type="string" calcext:value-type="string">
            <text:p>iesffg</text:p>
          </table:table-cell>
          <table:table-cell table:style-name="ce8" office:value-type="string" calcext:value-type="string">
            <text:p>Institut Francesc Ferrer i Guàrdia</text:p>
          </table:table-cell>
          <table:table-cell table:number-columns-repeated="986"/>
        </table:table-row>
        <table:table-row table:style-name="ro1">
          <table:table-cell table:formula="of:=&quot;&quot; &amp; CHAR(CODE([.B432])-49) &amp; MID([.B432];2;7)" office:value-type="string" office:string-value="08026725" calcext:value-type="string">
            <text:p>08026725</text:p>
          </table:table-cell>
          <table:table-cell table:style-name="ce8" office:value-type="string" calcext:value-type="string">
            <text:p>a8026725</text:p>
          </table:table-cell>
          <table:table-cell table:style-name="ce8" office:value-type="string" calcext:value-type="string">
            <text:p>ceipjoncadella</text:p>
          </table:table-cell>
          <table:table-cell table:style-name="ce8" office:value-type="string" calcext:value-type="string">
            <text:p>Escola Joncadella</text:p>
          </table:table-cell>
          <table:table-cell table:number-columns-repeated="986"/>
        </table:table-row>
        <table:table-row table:style-name="ro1">
          <table:table-cell table:formula="of:=&quot;&quot; &amp; CHAR(CODE([.B433])-49) &amp; MID([.B433];2;7)" office:value-type="string" office:string-value="08026749" calcext:value-type="string">
            <text:p>08026749</text:p>
          </table:table-cell>
          <table:table-cell table:style-name="ce8" office:value-type="string" calcext:value-type="string">
            <text:p>a8026749</text:p>
          </table:table-cell>
          <table:table-cell table:style-name="ce8" office:value-type="string" calcext:value-type="string">
            <text:p>escolaperezsala</text:p>
          </table:table-cell>
          <table:table-cell table:style-name="ce8" office:value-type="string" calcext:value-type="string">
            <text:p>Escola Pérez Sala</text:p>
          </table:table-cell>
          <table:table-cell table:number-columns-repeated="986"/>
        </table:table-row>
        <table:table-row table:style-name="ro1">
          <table:table-cell table:formula="of:=&quot;&quot; &amp; CHAR(CODE([.B434])-49) &amp; MID([.B434];2;7)" office:value-type="string" office:string-value="08026786" calcext:value-type="string">
            <text:p>08026786</text:p>
          </table:table-cell>
          <table:table-cell table:style-name="ce8" office:value-type="string" calcext:value-type="string">
            <text:p>a8026786</text:p>
          </table:table-cell>
          <table:table-cell table:style-name="ce8" office:value-type="string" calcext:value-type="string">
            <text:p>ceipbellpuig</text:p>
          </table:table-cell>
          <table:table-cell table:style-name="ce8" office:value-type="string" calcext:value-type="string">
            <text:p>Escola Bellpuig</text:p>
          </table:table-cell>
          <table:table-cell table:number-columns-repeated="986"/>
        </table:table-row>
        <table:table-row table:style-name="ro1">
          <table:table-cell table:formula="of:=&quot;&quot; &amp; CHAR(CODE([.B435])-49) &amp; MID([.B435];2;7)" office:value-type="string" office:string-value="08026816" calcext:value-type="string">
            <text:p>08026816</text:p>
          </table:table-cell>
          <table:table-cell table:style-name="ce8" office:value-type="string" calcext:value-type="string">
            <text:p>a8026816</text:p>
          </table:table-cell>
          <table:table-cell table:style-name="ce8" office:value-type="string" calcext:value-type="string">
            <text:p>ceip-montserrat</text:p>
          </table:table-cell>
          <table:table-cell table:style-name="ce8" office:value-type="string" calcext:value-type="string">
            <text:p>Escola Montserrat</text:p>
          </table:table-cell>
          <table:table-cell table:number-columns-repeated="986"/>
        </table:table-row>
        <table:table-row table:style-name="ro1">
          <table:table-cell table:formula="of:=&quot;&quot; &amp; CHAR(CODE([.B436])-49) &amp; MID([.B436];2;7)" office:value-type="string" office:string-value="08026889" calcext:value-type="string">
            <text:p>08026889</text:p>
          </table:table-cell>
          <table:table-cell table:style-name="ce8" office:value-type="string" calcext:value-type="string">
            <text:p>a8026889</text:p>
          </table:table-cell>
          <table:table-cell table:style-name="ce8" office:value-type="string" calcext:value-type="string">
            <text:p>esc-vinyesverdes</text:p>
          </table:table-cell>
          <table:table-cell table:style-name="ce8" office:value-type="string" calcext:value-type="string">
            <text:p>Escola Vinyes Verdes</text:p>
          </table:table-cell>
          <table:table-cell table:number-columns-repeated="986"/>
        </table:table-row>
        <table:table-row table:style-name="ro1">
          <table:table-cell table:formula="of:=&quot;&quot; &amp; CHAR(CODE([.B437])-49) &amp; MID([.B437];2;7)" office:value-type="string" office:string-value="08026907" calcext:value-type="string">
            <text:p>08026907</text:p>
          </table:table-cell>
          <table:table-cell table:style-name="ce8" office:value-type="string" calcext:value-type="string">
            <text:p>a8026907</text:p>
          </table:table-cell>
          <table:table-cell table:style-name="ce8" office:value-type="string" calcext:value-type="string">
            <text:p>escpaucasals</text:p>
          </table:table-cell>
          <table:table-cell table:style-name="ce8" office:value-type="string" calcext:value-type="string">
            <text:p>Escola Pau Casals</text:p>
          </table:table-cell>
          <table:table-cell table:number-columns-repeated="986"/>
        </table:table-row>
        <table:table-row table:style-name="ro1">
          <table:table-cell table:formula="of:=&quot;&quot; &amp; CHAR(CODE([.B438])-49) &amp; MID([.B438];2;7)" office:value-type="string" office:string-value="08026919" calcext:value-type="string">
            <text:p>08026919</text:p>
          </table:table-cell>
          <table:table-cell table:style-name="ce8" office:value-type="string" calcext:value-type="string">
            <text:p>a8026919</text:p>
          </table:table-cell>
          <table:table-cell table:style-name="ce8" office:value-type="string" calcext:value-type="string">
            <text:p>ceipjosepgras</text:p>
          </table:table-cell>
          <table:table-cell table:style-name="ce8" office:value-type="string" calcext:value-type="string">
            <text:p>Escola Josep Gras</text:p>
          </table:table-cell>
          <table:table-cell table:number-columns-repeated="986"/>
        </table:table-row>
        <table:table-row table:style-name="ro1">
          <table:table-cell table:formula="of:=&quot;&quot; &amp; CHAR(CODE([.B439])-49) &amp; MID([.B439];2;7)" office:value-type="string" office:string-value="08026956" calcext:value-type="string">
            <text:p>08026956</text:p>
          </table:table-cell>
          <table:table-cell table:style-name="ce8" office:value-type="string" calcext:value-type="string">
            <text:p>a8026956</text:p>
          </table:table-cell>
          <table:table-cell table:style-name="ce8" office:value-type="string" calcext:value-type="string">
            <text:p>ceipcervolablanca</text:p>
          </table:table-cell>
          <table:table-cell table:style-name="ce8" office:value-type="string" calcext:value-type="string">
            <text:p>Escola Cérvola Blanca</text:p>
          </table:table-cell>
          <table:table-cell table:number-columns-repeated="986"/>
        </table:table-row>
        <table:table-row table:style-name="ro1">
          <table:table-cell table:formula="of:=&quot;&quot; &amp; CHAR(CODE([.B440])-49) &amp; MID([.B440];2;7)" office:value-type="string" office:string-value="08027018" calcext:value-type="string">
            <text:p>08027018</text:p>
          </table:table-cell>
          <table:table-cell table:style-name="ce8" office:value-type="string" calcext:value-type="string">
            <text:p>a8027018</text:p>
          </table:table-cell>
          <table:table-cell table:style-name="ce8" office:value-type="string" calcext:value-type="string">
            <text:p>escolajaumebalmes</text:p>
          </table:table-cell>
          <table:table-cell table:style-name="ce8" office:value-type="string" calcext:value-type="string">
            <text:p>Escola Jaume Balmes</text:p>
          </table:table-cell>
          <table:table-cell table:number-columns-repeated="986"/>
        </table:table-row>
        <table:table-row table:style-name="ro1">
          <table:table-cell table:formula="of:=&quot;&quot; &amp; CHAR(CODE([.B441])-49) &amp; MID([.B441];2;7)" office:value-type="string" office:string-value="08027021" calcext:value-type="string">
            <text:p>08027021</text:p>
          </table:table-cell>
          <table:table-cell table:style-name="ce8" office:value-type="string" calcext:value-type="string">
            <text:p>a8027021</text:p>
          </table:table-cell>
          <table:table-cell table:style-name="ce8" office:value-type="string" calcext:value-type="string">
            <text:p>escolafontdelanoia</text:p>
          </table:table-cell>
          <table:table-cell table:style-name="ce8" office:value-type="string" calcext:value-type="string">
            <text:p>Escola Font de lAnoia - ZER Vent dAvall</text:p>
          </table:table-cell>
          <table:table-cell table:number-columns-repeated="986"/>
        </table:table-row>
        <table:table-row table:style-name="ro1">
          <table:table-cell table:formula="of:=&quot;&quot; &amp; CHAR(CODE([.B442])-49) &amp; MID([.B442];2;7)" office:value-type="string" office:string-value="08027110" calcext:value-type="string">
            <text:p>08027110</text:p>
          </table:table-cell>
          <table:table-cell table:style-name="ce8" office:value-type="string" calcext:value-type="string">
            <text:p>a8027110</text:p>
          </table:table-cell>
          <table:table-cell table:style-name="ce8" office:value-type="string" calcext:value-type="string">
            <text:p>ceipelpi-ribes</text:p>
          </table:table-cell>
          <table:table-cell table:style-name="ce8" office:value-type="string" calcext:value-type="string">
            <text:p>Escola El Pi</text:p>
          </table:table-cell>
          <table:table-cell table:number-columns-repeated="986"/>
        </table:table-row>
        <table:table-row table:style-name="ro1">
          <table:table-cell table:formula="of:=&quot;&quot; &amp; CHAR(CODE([.B443])-49) &amp; MID([.B443];2;7)" office:value-type="string" office:string-value="08027134" calcext:value-type="string">
            <text:p>08027134</text:p>
          </table:table-cell>
          <table:table-cell table:style-name="ce8" office:value-type="string" calcext:value-type="string">
            <text:p>a8027134</text:p>
          </table:table-cell>
          <table:table-cell table:style-name="ce8" office:value-type="string" calcext:value-type="string">
            <text:p>ceiplesroquetes</text:p>
          </table:table-cell>
          <table:table-cell table:style-name="ce8" office:value-type="string" calcext:value-type="string">
            <text:p>Escola Les Roquetes</text:p>
          </table:table-cell>
          <table:table-cell table:number-columns-repeated="986"/>
        </table:table-row>
        <table:table-row table:style-name="ro1">
          <table:table-cell table:formula="of:=&quot;&quot; &amp; CHAR(CODE([.B444])-49) &amp; MID([.B444];2;7)" office:value-type="string" office:string-value="08027146" calcext:value-type="string">
            <text:p>08027146</text:p>
          </table:table-cell>
          <table:table-cell table:style-name="ce8" office:value-type="string" calcext:value-type="string">
            <text:p>a8027146</text:p>
          </table:table-cell>
          <table:table-cell table:style-name="ce8" office:value-type="string" calcext:value-type="string">
            <text:p>ceip-santjeroni</text:p>
          </table:table-cell>
          <table:table-cell table:style-name="ce8" office:value-type="string" calcext:value-type="string">
            <text:p>Escola Sant Jeroni</text:p>
          </table:table-cell>
          <table:table-cell table:number-columns-repeated="986"/>
        </table:table-row>
        <table:table-row table:style-name="ro1">
          <table:table-cell table:formula="of:=&quot;&quot; &amp; CHAR(CODE([.B445])-49) &amp; MID([.B445];2;7)" office:value-type="string" office:string-value="08027183" calcext:value-type="string">
            <text:p>08027183</text:p>
          </table:table-cell>
          <table:table-cell table:style-name="ce8" office:value-type="string" calcext:value-type="string">
            <text:p>a8027183</text:p>
          </table:table-cell>
          <table:table-cell table:style-name="ce8" office:value-type="string" calcext:value-type="string">
            <text:p>ceiptorreroja</text:p>
          </table:table-cell>
          <table:table-cell table:style-name="ce8" office:value-type="string" calcext:value-type="string">
            <text:p>Escola Torre Roja</text:p>
          </table:table-cell>
          <table:table-cell table:number-columns-repeated="986"/>
        </table:table-row>
        <table:table-row table:style-name="ro1">
          <table:table-cell table:formula="of:=&quot;&quot; &amp; CHAR(CODE([.B446])-49) &amp; MID([.B446];2;7)" office:value-type="string" office:string-value="08027225" calcext:value-type="string">
            <text:p>08027225</text:p>
          </table:table-cell>
          <table:table-cell table:style-name="ce8" office:value-type="string" calcext:value-type="string">
            <text:p>a8027225</text:p>
          </table:table-cell>
          <table:table-cell table:style-name="ce8" office:value-type="string" calcext:value-type="string">
            <text:p>escolasantpau</text:p>
          </table:table-cell>
          <table:table-cell table:style-name="ce8" office:value-type="string" calcext:value-type="string">
            <text:p>Escola Sant Pau</text:p>
          </table:table-cell>
          <table:table-cell table:number-columns-repeated="986"/>
        </table:table-row>
        <table:table-row table:style-name="ro1">
          <table:table-cell table:formula="of:=&quot;&quot; &amp; CHAR(CODE([.B447])-49) &amp; MID([.B447];2;7)" office:value-type="string" office:string-value="08027249" calcext:value-type="string">
            <text:p>08027249</text:p>
          </table:table-cell>
          <table:table-cell table:style-name="ce8" office:value-type="string" calcext:value-type="string">
            <text:p>a8027249</text:p>
          </table:table-cell>
          <table:table-cell table:style-name="ce8" office:value-type="string" calcext:value-type="string">
            <text:p>ceipsegimoncomas</text:p>
          </table:table-cell>
          <table:table-cell table:style-name="ce8" office:value-type="string" calcext:value-type="string">
            <text:p>Escola Segimon Comas</text:p>
          </table:table-cell>
          <table:table-cell table:number-columns-repeated="986"/>
        </table:table-row>
        <table:table-row table:style-name="ro1">
          <table:table-cell table:formula="of:=&quot;&quot; &amp; CHAR(CODE([.B448])-49) &amp; MID([.B448];2;7)" office:value-type="string" office:string-value="08027432" calcext:value-type="string">
            <text:p>08027432</text:p>
          </table:table-cell>
          <table:table-cell table:style-name="ce8" office:value-type="string" calcext:value-type="string">
            <text:p>a8027432</text:p>
          </table:table-cell>
          <table:table-cell table:style-name="ce8" office:value-type="string" calcext:value-type="string">
            <text:p>ceipwagner</text:p>
          </table:table-cell>
          <table:table-cell table:style-name="ce8" office:value-type="string" calcext:value-type="string">
            <text:p>Escola Wagner</text:p>
          </table:table-cell>
          <table:table-cell table:number-columns-repeated="986"/>
        </table:table-row>
        <table:table-row table:style-name="ro1">
          <table:table-cell table:formula="of:=&quot;&quot; &amp; CHAR(CODE([.B449])-49) &amp; MID([.B449];2;7)" office:value-type="string" office:string-value="08027456" calcext:value-type="string">
            <text:p>08027456</text:p>
          </table:table-cell>
          <table:table-cell table:style-name="ce8" office:value-type="string" calcext:value-type="string">
            <text:p>a8027456</text:p>
          </table:table-cell>
          <table:table-cell table:style-name="ce8" office:value-type="string" calcext:value-type="string">
            <text:p>ceipferrandesagarra</text:p>
          </table:table-cell>
          <table:table-cell table:style-name="ce8" office:value-type="string" calcext:value-type="string">
            <text:p>Escola Ferran de Sagarra</text:p>
          </table:table-cell>
          <table:table-cell table:number-columns-repeated="986"/>
        </table:table-row>
        <table:table-row table:style-name="ro1">
          <table:table-cell table:formula="of:=&quot;&quot; &amp; CHAR(CODE([.B450])-49) &amp; MID([.B450];2;7)" office:value-type="string" office:string-value="08027471" calcext:value-type="string">
            <text:p>08027471</text:p>
          </table:table-cell>
          <table:table-cell table:style-name="ce8" office:value-type="string" calcext:value-type="string">
            <text:p>a8027471</text:p>
          </table:table-cell>
          <table:table-cell table:style-name="ce8" office:value-type="string" calcext:value-type="string">
            <text:p>ceipsantjust</text:p>
          </table:table-cell>
          <table:table-cell table:style-name="ce8" office:value-type="string" calcext:value-type="string">
            <text:p>Escola Sant Just</text:p>
          </table:table-cell>
          <table:table-cell table:number-columns-repeated="986"/>
        </table:table-row>
        <table:table-row table:style-name="ro1">
          <table:table-cell table:formula="of:=&quot;&quot; &amp; CHAR(CODE([.B451])-49) &amp; MID([.B451];2;7)" office:value-type="string" office:string-value="08027511" calcext:value-type="string">
            <text:p>08027511</text:p>
          </table:table-cell>
          <table:table-cell table:style-name="ce8" office:value-type="string" calcext:value-type="string">
            <text:p>a8027511</text:p>
          </table:table-cell>
          <table:table-cell table:style-name="ce8" office:value-type="string" calcext:value-type="string">
            <text:p>escolatorreballdovina</text:p>
          </table:table-cell>
          <table:table-cell table:style-name="ce8" office:value-type="string" calcext:value-type="string">
            <text:p>Escola Torre Balldovina</text:p>
          </table:table-cell>
          <table:table-cell table:number-columns-repeated="986"/>
        </table:table-row>
        <table:table-row table:style-name="ro1">
          <table:table-cell table:formula="of:=&quot;&quot; &amp; CHAR(CODE([.B452])-49) &amp; MID([.B452];2;7)" office:value-type="string" office:string-value="08027560" calcext:value-type="string">
            <text:p>08027560</text:p>
          </table:table-cell>
          <table:table-cell table:style-name="ce8" office:value-type="string" calcext:value-type="string">
            <text:p>a8027560</text:p>
          </table:table-cell>
          <table:table-cell table:style-name="ce8" office:value-type="string" calcext:value-type="string">
            <text:p>col-lesneus</text:p>
          </table:table-cell>
          <table:table-cell table:style-name="ce8" office:value-type="string" calcext:value-type="string">
            <text:p>Verge de les Neus</text:p>
          </table:table-cell>
          <table:table-cell table:number-columns-repeated="986"/>
        </table:table-row>
        <table:table-row table:style-name="ro1">
          <table:table-cell table:formula="of:=&quot;&quot; &amp; CHAR(CODE([.B453])-49) &amp; MID([.B453];2;7)" office:value-type="string" office:string-value="08027754" calcext:value-type="string">
            <text:p>08027754</text:p>
          </table:table-cell>
          <table:table-cell table:style-name="ce8" office:value-type="string" calcext:value-type="string">
            <text:p>a8027754</text:p>
          </table:table-cell>
          <table:table-cell table:style-name="ce8" office:value-type="string" calcext:value-type="string">
            <text:p>colvirgendelcarmen</text:p>
          </table:table-cell>
          <table:table-cell table:style-name="ce8" office:value-type="string" calcext:value-type="string">
            <text:p>Virgen del Carmen</text:p>
          </table:table-cell>
          <table:table-cell table:number-columns-repeated="986"/>
        </table:table-row>
        <table:table-row table:style-name="ro1">
          <table:table-cell table:formula="of:=&quot;&quot; &amp; CHAR(CODE([.B454])-49) &amp; MID([.B454];2;7)" office:value-type="string" office:string-value="08027870" calcext:value-type="string">
            <text:p>08027870</text:p>
          </table:table-cell>
          <table:table-cell table:style-name="ce8" office:value-type="string" calcext:value-type="string">
            <text:p>a8027870</text:p>
          </table:table-cell>
          <table:table-cell table:style-name="ce8" office:value-type="string" calcext:value-type="string">
            <text:p>ceip-lespalmeres</text:p>
          </table:table-cell>
          <table:table-cell table:style-name="ce8" office:value-type="string" calcext:value-type="string">
            <text:p>Escola Les Palmeres</text:p>
          </table:table-cell>
          <table:table-cell table:number-columns-repeated="986"/>
        </table:table-row>
        <table:table-row table:style-name="ro1">
          <table:table-cell table:formula="of:=&quot;&quot; &amp; CHAR(CODE([.B455])-49) &amp; MID([.B455];2;7)" office:value-type="string" office:string-value="08027973" calcext:value-type="string">
            <text:p>08027973</text:p>
          </table:table-cell>
          <table:table-cell table:style-name="ce8" office:value-type="string" calcext:value-type="string">
            <text:p>a8027973</text:p>
          </table:table-cell>
          <table:table-cell table:style-name="ce8" office:value-type="string" calcext:value-type="string">
            <text:p>ceip-beethoven</text:p>
          </table:table-cell>
          <table:table-cell table:style-name="ce8" office:value-type="string" calcext:value-type="string">
            <text:p>Escola Beethoven</text:p>
          </table:table-cell>
          <table:table-cell table:number-columns-repeated="986"/>
        </table:table-row>
        <table:table-row table:style-name="ro1">
          <table:table-cell table:formula="of:=&quot;&quot; &amp; CHAR(CODE([.B456])-49) &amp; MID([.B456];2;7)" office:value-type="string" office:string-value="08027985" calcext:value-type="string">
            <text:p>08027985</text:p>
          </table:table-cell>
          <table:table-cell table:style-name="ce8" office:value-type="string" calcext:value-type="string">
            <text:p>a8027985</text:p>
          </table:table-cell>
          <table:table-cell table:style-name="ce8" office:value-type="string" calcext:value-type="string">
            <text:p>ceipsalvatella</text:p>
          </table:table-cell>
          <table:table-cell table:style-name="ce8" office:value-type="string" calcext:value-type="string">
            <text:p>Escola Jaume Salvatella</text:p>
          </table:table-cell>
          <table:table-cell table:number-columns-repeated="986"/>
        </table:table-row>
        <table:table-row table:style-name="ro1">
          <table:table-cell table:formula="of:=&quot;&quot; &amp; CHAR(CODE([.B457])-49) &amp; MID([.B457];2;7)" office:value-type="string" office:string-value="08028035" calcext:value-type="string">
            <text:p>08028035</text:p>
          </table:table-cell>
          <table:table-cell table:style-name="ce8" office:value-type="string" calcext:value-type="string">
            <text:p>a8028035</text:p>
          </table:table-cell>
          <table:table-cell table:style-name="ce8" office:value-type="string" calcext:value-type="string">
            <text:p>escausiasmarch-santacoloma</text:p>
          </table:table-cell>
          <table:table-cell table:style-name="ce8" office:value-type="string" calcext:value-type="string">
            <text:p>Escola Ausiàs March</text:p>
          </table:table-cell>
          <table:table-cell table:number-columns-repeated="986"/>
        </table:table-row>
        <table:table-row table:style-name="ro1">
          <table:table-cell table:formula="of:=&quot;&quot; &amp; CHAR(CODE([.B458])-49) &amp; MID([.B458];2;7)" office:value-type="string" office:string-value="08028059" calcext:value-type="string">
            <text:p>08028059</text:p>
          </table:table-cell>
          <table:table-cell table:style-name="ce8" office:value-type="string" calcext:value-type="string">
            <text:p>a8028059</text:p>
          </table:table-cell>
          <table:table-cell table:style-name="ce8" office:value-type="string" calcext:value-type="string">
            <text:p>escolajacintverdaguer</text:p>
          </table:table-cell>
          <table:table-cell table:style-name="ce8" office:value-type="string" calcext:value-type="string">
            <text:p>Escola Jacint Verdaguer</text:p>
          </table:table-cell>
          <table:table-cell table:number-columns-repeated="986"/>
        </table:table-row>
        <table:table-row table:style-name="ro1">
          <table:table-cell table:formula="of:=&quot;&quot; &amp; CHAR(CODE([.B459])-49) &amp; MID([.B459];2;7)" office:value-type="string" office:string-value="08028102" calcext:value-type="string">
            <text:p>08028102</text:p>
          </table:table-cell>
          <table:table-cell table:style-name="ce8" office:value-type="string" calcext:value-type="string">
            <text:p>a8028102</text:p>
          </table:table-cell>
          <table:table-cell table:style-name="ce8" office:value-type="string" calcext:value-type="string">
            <text:p>escolaroncana</text:p>
          </table:table-cell>
          <table:table-cell table:style-name="ce8" office:value-type="string" calcext:value-type="string">
            <text:p>Escola Ronçana</text:p>
          </table:table-cell>
          <table:table-cell table:number-columns-repeated="986"/>
        </table:table-row>
        <table:table-row table:style-name="ro1">
          <table:table-cell table:formula="of:=&quot;&quot; &amp; CHAR(CODE([.B460])-49) &amp; MID([.B460];2;7)" office:value-type="string" office:string-value="08028163" calcext:value-type="string">
            <text:p>08028163</text:p>
          </table:table-cell>
          <table:table-cell table:style-name="ce8" office:value-type="string" calcext:value-type="string">
            <text:p>a8028163</text:p>
          </table:table-cell>
          <table:table-cell table:style-name="ce8" office:value-type="string" calcext:value-type="string">
            <text:p>escolamontbou</text:p>
          </table:table-cell>
          <table:table-cell table:style-name="ce8" office:value-type="string" calcext:value-type="string">
            <text:p>Escola Montbou</text:p>
          </table:table-cell>
          <table:table-cell table:number-columns-repeated="986"/>
        </table:table-row>
        <table:table-row table:style-name="ro1">
          <table:table-cell table:formula="of:=&quot;&quot; &amp; CHAR(CODE([.B461])-49) &amp; MID([.B461];2;7)" office:value-type="string" office:string-value="08028217" calcext:value-type="string">
            <text:p>08028217</text:p>
          </table:table-cell>
          <table:table-cell table:style-name="ce8" office:value-type="string" calcext:value-type="string">
            <text:p>a8028217</text:p>
          </table:table-cell>
          <table:table-cell table:style-name="ce8" office:value-type="string" calcext:value-type="string">
            <text:p>escolasamaranch</text:p>
          </table:table-cell>
          <table:table-cell table:style-name="ce8" office:value-type="string" calcext:value-type="string">
            <text:p>Escola Doctor Samaranch i Fina</text:p>
          </table:table-cell>
          <table:table-cell table:number-columns-repeated="986"/>
        </table:table-row>
        <table:table-row table:style-name="ro1">
          <table:table-cell table:formula="of:=&quot;&quot; &amp; CHAR(CODE([.B462])-49) &amp; MID([.B462];2;7)" office:value-type="string" office:string-value="08028254" calcext:value-type="string">
            <text:p>08028254</text:p>
          </table:table-cell>
          <table:table-cell table:style-name="ce8" office:value-type="string" calcext:value-type="string">
            <text:p>a8028254</text:p>
          </table:table-cell>
          <table:table-cell table:style-name="ce8" office:value-type="string" calcext:value-type="string">
            <text:p>escolacanllobet</text:p>
          </table:table-cell>
          <table:table-cell table:style-name="ce8" office:value-type="string" calcext:value-type="string">
            <text:p>Escola Can Llobet</text:p>
          </table:table-cell>
          <table:table-cell table:number-columns-repeated="986"/>
        </table:table-row>
        <table:table-row table:style-name="ro1">
          <table:table-cell table:formula="of:=&quot;&quot; &amp; CHAR(CODE([.B463])-49) &amp; MID([.B463];2;7)" office:value-type="string" office:string-value="08028333" calcext:value-type="string">
            <text:p>08028333</text:p>
          </table:table-cell>
          <table:table-cell table:style-name="ce8" office:value-type="string" calcext:value-type="string">
            <text:p>a8028333</text:p>
          </table:table-cell>
          <table:table-cell table:style-name="ce8" office:value-type="string" calcext:value-type="string">
            <text:p>ceip-elcabreres</text:p>
          </table:table-cell>
          <table:table-cell table:style-name="ce8" office:value-type="string" calcext:value-type="string">
            <text:p>Escola El Cabrerès</text:p>
          </table:table-cell>
          <table:table-cell table:number-columns-repeated="986"/>
        </table:table-row>
        <table:table-row table:style-name="ro1">
          <table:table-cell table:formula="of:=&quot;&quot; &amp; CHAR(CODE([.B464])-49) &amp; MID([.B464];2;7)" office:value-type="string" office:string-value="08028345" calcext:value-type="string">
            <text:p>08028345</text:p>
          </table:table-cell>
          <table:table-cell table:style-name="ce8" office:value-type="string" calcext:value-type="string">
            <text:p>a8028345</text:p>
          </table:table-cell>
          <table:table-cell table:style-name="ce8" office:value-type="string" calcext:value-type="string">
            <text:p>ceiplesmimoses</text:p>
          </table:table-cell>
          <table:table-cell table:style-name="ce8" office:value-type="string" calcext:value-type="string">
            <text:p>Escola Les Mimoses</text:p>
          </table:table-cell>
          <table:table-cell table:number-columns-repeated="986"/>
        </table:table-row>
        <table:table-row table:style-name="ro1">
          <table:table-cell table:formula="of:=&quot;&quot; &amp; CHAR(CODE([.B465])-49) &amp; MID([.B465];2;7)" office:value-type="string" office:string-value="08028382" calcext:value-type="string">
            <text:p>08028382</text:p>
          </table:table-cell>
          <table:table-cell table:style-name="ce8" office:value-type="string" calcext:value-type="string">
            <text:p>a8028382</text:p>
          </table:table-cell>
          <table:table-cell table:style-name="ce8" office:value-type="string" calcext:value-type="string">
            <text:p>ceipsesmondolo</text:p>
          </table:table-cell>
          <table:table-cell table:style-name="ce8" office:value-type="string" calcext:value-type="string">
            <text:p>Escola Sesmon d'Oló</text:p>
          </table:table-cell>
          <table:table-cell table:number-columns-repeated="986"/>
        </table:table-row>
        <table:table-row table:style-name="ro1">
          <table:table-cell table:formula="of:=&quot;&quot; &amp; CHAR(CODE([.B466])-49) &amp; MID([.B466];2;7)" office:value-type="string" office:string-value="08028424" calcext:value-type="string">
            <text:p>08028424</text:p>
          </table:table-cell>
          <table:table-cell table:style-name="ce8" office:value-type="string" calcext:value-type="string">
            <text:p>a8028424</text:p>
          </table:table-cell>
          <table:table-cell table:style-name="ce8" office:value-type="string" calcext:value-type="string">
            <text:p>ceipfontmartina</text:p>
          </table:table-cell>
          <table:table-cell table:style-name="ce8" office:value-type="string" calcext:value-type="string">
            <text:p>Escola Fontmartina</text:p>
          </table:table-cell>
          <table:table-cell table:number-columns-repeated="986"/>
        </table:table-row>
        <table:table-row table:style-name="ro1">
          <table:table-cell table:formula="of:=&quot;&quot; &amp; CHAR(CODE([.B467])-49) &amp; MID([.B467];2;7)" office:value-type="string" office:string-value="08028436" calcext:value-type="string">
            <text:p>08028436</text:p>
          </table:table-cell>
          <table:table-cell table:style-name="ce8" office:value-type="string" calcext:value-type="string">
            <text:p>a8028436</text:p>
          </table:table-cell>
          <table:table-cell table:style-name="ce8" office:value-type="string" calcext:value-type="string">
            <text:p>escolalaflorida</text:p>
          </table:table-cell>
          <table:table-cell table:style-name="ce8" office:value-type="string" calcext:value-type="string">
            <text:p>Escola La Florida</text:p>
          </table:table-cell>
          <table:table-cell table:number-columns-repeated="986"/>
        </table:table-row>
        <table:table-row table:style-name="ro1">
          <table:table-cell table:formula="of:=&quot;&quot; &amp; CHAR(CODE([.B468])-49) &amp; MID([.B468];2;7)" office:value-type="string" office:string-value="08028497" calcext:value-type="string">
            <text:p>08028497</text:p>
          </table:table-cell>
          <table:table-cell table:style-name="ce8" office:value-type="string" calcext:value-type="string">
            <text:p>a8028497</text:p>
          </table:table-cell>
          <table:table-cell table:style-name="ce8" office:value-type="string" calcext:value-type="string">
            <text:p>ceip-sp</text:p>
          </table:table-cell>
          <table:table-cell table:style-name="ce8" office:value-type="string" calcext:value-type="string">
            <text:p>Escola Santa Perpètua</text:p>
          </table:table-cell>
          <table:table-cell table:number-columns-repeated="986"/>
        </table:table-row>
        <table:table-row table:style-name="ro1">
          <table:table-cell table:formula="of:=&quot;&quot; &amp; CHAR(CODE([.B469])-49) &amp; MID([.B469];2;7)" office:value-type="string" office:string-value="08028515" calcext:value-type="string">
            <text:p>08028515</text:p>
          </table:table-cell>
          <table:table-cell table:style-name="ce8" office:value-type="string" calcext:value-type="string">
            <text:p>a8028515</text:p>
          </table:table-cell>
          <table:table-cell table:style-name="ce8" office:value-type="string" calcext:value-type="string">
            <text:p>escolasantasusanna</text:p>
          </table:table-cell>
          <table:table-cell table:style-name="ce8" office:value-type="string" calcext:value-type="string">
            <text:p>Escola Santa Susanna</text:p>
          </table:table-cell>
          <table:table-cell table:number-columns-repeated="986"/>
        </table:table-row>
        <table:table-row table:style-name="ro1">
          <table:table-cell table:formula="of:=&quot;&quot; &amp; CHAR(CODE([.B470])-49) &amp; MID([.B470];2;7)" office:value-type="string" office:string-value="08028540" calcext:value-type="string">
            <text:p>08028540</text:p>
          </table:table-cell>
          <table:table-cell table:style-name="ce8" office:value-type="string" calcext:value-type="string">
            <text:p>a8028540</text:p>
          </table:table-cell>
          <table:table-cell table:style-name="ce8" office:value-type="string" calcext:value-type="string">
            <text:p>colmontserrat</text:p>
          </table:table-cell>
          <table:table-cell table:style-name="ce8" office:value-type="string" calcext:value-type="string">
            <text:p>Montserrat</text:p>
          </table:table-cell>
          <table:table-cell table:number-columns-repeated="986"/>
        </table:table-row>
        <table:table-row table:style-name="ro1">
          <table:table-cell table:formula="of:=&quot;&quot; &amp; CHAR(CODE([.B471])-49) &amp; MID([.B471];2;7)" office:value-type="string" office:string-value="08028588" calcext:value-type="string">
            <text:p>08028588</text:p>
          </table:table-cell>
          <table:table-cell table:style-name="ce8" office:value-type="string" calcext:value-type="string">
            <text:p>a8028588</text:p>
          </table:table-cell>
          <table:table-cell table:style-name="ce8" office:value-type="string" calcext:value-type="string">
            <text:p>ceip-santjordi-svhorts</text:p>
          </table:table-cell>
          <table:table-cell table:style-name="ce8" office:value-type="string" calcext:value-type="string">
            <text:p>Escola Sant Jordi</text:p>
          </table:table-cell>
          <table:table-cell table:number-columns-repeated="986"/>
        </table:table-row>
        <table:table-row table:style-name="ro1">
          <table:table-cell table:formula="of:=&quot;&quot; &amp; CHAR(CODE([.B472])-49) &amp; MID([.B472];2;7)" office:value-type="string" office:string-value="08028591" calcext:value-type="string">
            <text:p>08028591</text:p>
          </table:table-cell>
          <table:table-cell table:style-name="ce8" office:value-type="string" calcext:value-type="string">
            <text:p>a8028591</text:p>
          </table:table-cell>
          <table:table-cell table:style-name="ce8" office:value-type="string" calcext:value-type="string">
            <text:p>ceiplavinyala</text:p>
          </table:table-cell>
          <table:table-cell table:style-name="ce8" office:value-type="string" calcext:value-type="string">
            <text:p>Escola La Vinyala</text:p>
          </table:table-cell>
          <table:table-cell table:number-columns-repeated="986"/>
        </table:table-row>
        <table:table-row table:style-name="ro1">
          <table:table-cell table:formula="of:=&quot;&quot; &amp; CHAR(CODE([.B473])-49) &amp; MID([.B473];2;7)" office:value-type="string" office:string-value="08028667" calcext:value-type="string">
            <text:p>08028667</text:p>
          </table:table-cell>
          <table:table-cell table:style-name="ce8" office:value-type="string" calcext:value-type="string">
            <text:p>a8028667</text:p>
          </table:table-cell>
          <table:table-cell table:style-name="ce8" office:value-type="string" calcext:value-type="string">
            <text:p>ceipjuncadella</text:p>
          </table:table-cell>
          <table:table-cell table:style-name="ce8" office:value-type="string" calcext:value-type="string">
            <text:p>Escola Joan Juncadella</text:p>
          </table:table-cell>
          <table:table-cell table:number-columns-repeated="986"/>
        </table:table-row>
        <table:table-row table:style-name="ro1">
          <table:table-cell table:formula="of:=&quot;&quot; &amp; CHAR(CODE([.B474])-49) &amp; MID([.B474];2;7)" office:value-type="string" office:string-value="08028709" calcext:value-type="string">
            <text:p>08028709</text:p>
          </table:table-cell>
          <table:table-cell table:style-name="ce8" office:value-type="string" calcext:value-type="string">
            <text:p>a8028709</text:p>
          </table:table-cell>
          <table:table-cell table:style-name="ce8" office:value-type="string" calcext:value-type="string">
            <text:p>ceiplloriana</text:p>
          </table:table-cell>
          <table:table-cell table:style-name="ce8" office:value-type="string" calcext:value-type="string">
            <text:p>Escola Lloriana</text:p>
          </table:table-cell>
          <table:table-cell table:number-columns-repeated="986"/>
        </table:table-row>
        <table:table-row table:style-name="ro1">
          <table:table-cell table:formula="of:=&quot;&quot; &amp; CHAR(CODE([.B475])-49) &amp; MID([.B475];2;7)" office:value-type="string" office:string-value="08028746" calcext:value-type="string">
            <text:p>08028746</text:p>
          </table:table-cell>
          <table:table-cell table:style-name="ce8" office:value-type="string" calcext:value-type="string">
            <text:p>a8028746</text:p>
          </table:table-cell>
          <table:table-cell table:style-name="ce8" office:value-type="string" calcext:value-type="string">
            <text:p>ceipsantmarti-cerdanyola</text:p>
          </table:table-cell>
          <table:table-cell table:style-name="ce8" office:value-type="string" calcext:value-type="string">
            <text:p>Escola Sant Martí</text:p>
          </table:table-cell>
          <table:table-cell table:number-columns-repeated="986"/>
        </table:table-row>
        <table:table-row table:style-name="ro1">
          <table:table-cell table:formula="of:=&quot;&quot; &amp; CHAR(CODE([.B476])-49) &amp; MID([.B476];2;7)" office:value-type="string" office:string-value="08028758" calcext:value-type="string">
            <text:p>08028758</text:p>
          </table:table-cell>
          <table:table-cell table:style-name="ce8" office:value-type="string" calcext:value-type="string">
            <text:p>a8028758</text:p>
          </table:table-cell>
          <table:table-cell table:style-name="ce8" office:value-type="string" calcext:value-type="string">
            <text:p>ceiplesfontetes</text:p>
          </table:table-cell>
          <table:table-cell table:style-name="ce8" office:value-type="string" calcext:value-type="string">
            <text:p>Escola Les Fontetes</text:p>
          </table:table-cell>
          <table:table-cell table:number-columns-repeated="986"/>
        </table:table-row>
        <table:table-row table:style-name="ro1">
          <table:table-cell table:formula="of:=&quot;&quot; &amp; CHAR(CODE([.B477])-49) &amp; MID([.B477];2;7)" office:value-type="string" office:string-value="08028783" calcext:value-type="string">
            <text:p>08028783</text:p>
          </table:table-cell>
          <table:table-cell table:style-name="ce8" office:value-type="string" calcext:value-type="string">
            <text:p>a8028783</text:p>
          </table:table-cell>
          <table:table-cell table:style-name="ce8" office:value-type="string" calcext:value-type="string">
            <text:p>ceipserraparera</text:p>
          </table:table-cell>
          <table:table-cell table:style-name="ce8" office:value-type="string" calcext:value-type="string">
            <text:p>Escola Serraparera</text:p>
          </table:table-cell>
          <table:table-cell table:number-columns-repeated="986"/>
        </table:table-row>
        <table:table-row table:style-name="ro1">
          <table:table-cell table:formula="of:=&quot;&quot; &amp; CHAR(CODE([.B478])-49) &amp; MID([.B478];2;7)" office:value-type="string" office:string-value="08028795" calcext:value-type="string">
            <text:p>08028795</text:p>
          </table:table-cell>
          <table:table-cell table:style-name="ce8" office:value-type="string" calcext:value-type="string">
            <text:p>a8028795</text:p>
          </table:table-cell>
          <table:table-cell table:style-name="ce8" office:value-type="string" calcext:value-type="string">
            <text:p>col-anunciata-cerdanyola</text:p>
          </table:table-cell>
          <table:table-cell table:style-name="ce8" office:value-type="string" calcext:value-type="string">
            <text:p>FEDAC-Cerdanyola</text:p>
          </table:table-cell>
          <table:table-cell table:number-columns-repeated="986"/>
        </table:table-row>
        <table:table-row table:style-name="ro1">
          <table:table-cell table:formula="of:=&quot;&quot; &amp; CHAR(CODE([.B479])-49) &amp; MID([.B479];2;7)" office:value-type="string" office:string-value="08028813" calcext:value-type="string">
            <text:p>08028813</text:p>
          </table:table-cell>
          <table:table-cell table:style-name="ce8" office:value-type="string" calcext:value-type="string">
            <text:p>a8028813</text:p>
          </table:table-cell>
          <table:table-cell table:style-name="ce8" office:value-type="string" calcext:value-type="string">
            <text:p>escolamunicipal-lasinia</text:p>
          </table:table-cell>
          <table:table-cell table:style-name="ce8" office:value-type="string" calcext:value-type="string">
            <text:p>Escola Municipal La Sínia</text:p>
          </table:table-cell>
          <table:table-cell table:number-columns-repeated="986"/>
        </table:table-row>
        <table:table-row table:style-name="ro1">
          <table:table-cell table:formula="of:=&quot;&quot; &amp; CHAR(CODE([.B480])-49) &amp; MID([.B480];2;7)" office:value-type="string" office:string-value="08028904" calcext:value-type="string">
            <text:p>08028904</text:p>
          </table:table-cell>
          <table:table-cell table:style-name="ce8" office:value-type="string" calcext:value-type="string">
            <text:p>a8028904</text:p>
          </table:table-cell>
          <table:table-cell table:style-name="ce8" office:value-type="string" calcext:value-type="string">
            <text:p>ceipcarlesbuigas</text:p>
          </table:table-cell>
          <table:table-cell table:style-name="ce8" office:value-type="string" calcext:value-type="string">
            <text:p>Escola Carles Buïgas</text:p>
          </table:table-cell>
          <table:table-cell table:number-columns-repeated="986"/>
        </table:table-row>
        <table:table-row table:style-name="ro1">
          <table:table-cell table:formula="of:=&quot;&quot; &amp; CHAR(CODE([.B481])-49) &amp; MID([.B481];2;7)" office:value-type="string" office:string-value="08028916" calcext:value-type="string">
            <text:p>08028916</text:p>
          </table:table-cell>
          <table:table-cell table:style-name="ce8" office:value-type="string" calcext:value-type="string">
            <text:p>a8028916</text:p>
          </table:table-cell>
          <table:table-cell table:style-name="ce8" office:value-type="string" calcext:value-type="string">
            <text:p>ceipseguidillas</text:p>
          </table:table-cell>
          <table:table-cell table:style-name="ce8" office:value-type="string" calcext:value-type="string">
            <text:p>Escola Las Seguidillas</text:p>
          </table:table-cell>
          <table:table-cell table:number-columns-repeated="986"/>
        </table:table-row>
        <table:table-row table:style-name="ro1">
          <table:table-cell table:formula="of:=&quot;&quot; &amp; CHAR(CODE([.B482])-49) &amp; MID([.B482];2;7)" office:value-type="string" office:string-value="08028928" calcext:value-type="string">
            <text:p>08028928</text:p>
          </table:table-cell>
          <table:table-cell table:style-name="ce8" office:value-type="string" calcext:value-type="string">
            <text:p>a8028928</text:p>
          </table:table-cell>
          <table:table-cell table:style-name="ce8" office:value-type="string" calcext:value-type="string">
            <text:p>ceiplajota</text:p>
          </table:table-cell>
          <table:table-cell table:style-name="ce8" office:value-type="string" calcext:value-type="string">
            <text:p>Escola La Jota</text:p>
          </table:table-cell>
          <table:table-cell table:number-columns-repeated="986"/>
        </table:table-row>
        <table:table-row table:style-name="ro1">
          <table:table-cell table:formula="of:=&quot;&quot; &amp; CHAR(CODE([.B483])-49) &amp; MID([.B483];2;7)" office:value-type="string" office:string-value="08028941" calcext:value-type="string">
            <text:p>08028941</text:p>
          </table:table-cell>
          <table:table-cell table:style-name="ce8" office:value-type="string" calcext:value-type="string">
            <text:p>a8028941</text:p>
          </table:table-cell>
          <table:table-cell table:style-name="ce8" office:value-type="string" calcext:value-type="string">
            <text:p>ceip-lasardana</text:p>
          </table:table-cell>
          <table:table-cell table:style-name="ce8" office:value-type="string" calcext:value-type="string">
            <text:p>Escola La Sardana</text:p>
          </table:table-cell>
          <table:table-cell table:number-columns-repeated="986"/>
        </table:table-row>
        <table:table-row table:style-name="ro1">
          <table:table-cell table:formula="of:=&quot;&quot; &amp; CHAR(CODE([.B484])-49) &amp; MID([.B484];2;7)" office:value-type="string" office:string-value="08028990" calcext:value-type="string">
            <text:p>08028990</text:p>
          </table:table-cell>
          <table:table-cell table:style-name="ce8" office:value-type="string" calcext:value-type="string">
            <text:p>a8028990</text:p>
          </table:table-cell>
          <table:table-cell table:style-name="ce8" office:value-type="string" calcext:value-type="string">
            <text:p>escolacansorts</text:p>
          </table:table-cell>
          <table:table-cell table:style-name="ce8" office:value-type="string" calcext:value-type="string">
            <text:p>Escola Can Sorts</text:p>
          </table:table-cell>
          <table:table-cell table:number-columns-repeated="986"/>
        </table:table-row>
        <table:table-row table:style-name="ro1">
          <table:table-cell table:formula="of:=&quot;&quot; &amp; CHAR(CODE([.B485])-49) &amp; MID([.B485];2;7)" office:value-type="string" office:string-value="08029015" calcext:value-type="string">
            <text:p>08029015</text:p>
          </table:table-cell>
          <table:table-cell table:style-name="ce8" office:value-type="string" calcext:value-type="string">
            <text:p>a8029015</text:p>
          </table:table-cell>
          <table:table-cell table:style-name="ce8" office:value-type="string" calcext:value-type="string">
            <text:p>ceipsantsalvador</text:p>
          </table:table-cell>
          <table:table-cell table:style-name="ce8" office:value-type="string" calcext:value-type="string">
            <text:p>Escola Sant Salvador</text:p>
          </table:table-cell>
          <table:table-cell table:number-columns-repeated="986"/>
        </table:table-row>
        <table:table-row table:style-name="ro1">
          <table:table-cell table:formula="of:=&quot;&quot; &amp; CHAR(CODE([.B486])-49) &amp; MID([.B486];2;7)" office:value-type="string" office:string-value="08029027" calcext:value-type="string">
            <text:p>08029027</text:p>
          </table:table-cell>
          <table:table-cell table:style-name="ce8" office:value-type="string" calcext:value-type="string">
            <text:p>a8029027</text:p>
          </table:table-cell>
          <table:table-cell table:style-name="ce8" office:value-type="string" calcext:value-type="string">
            <text:p>ceipfarigola-seva</text:p>
          </table:table-cell>
          <table:table-cell table:style-name="ce8" office:value-type="string" calcext:value-type="string">
            <text:p>Escola Farigola</text:p>
          </table:table-cell>
          <table:table-cell table:number-columns-repeated="986"/>
        </table:table-row>
        <table:table-row table:style-name="ro1">
          <table:table-cell table:formula="of:=&quot;&quot; &amp; CHAR(CODE([.B487])-49) &amp; MID([.B487];2;7)" office:value-type="string" office:string-value="08029143" calcext:value-type="string">
            <text:p>08029143</text:p>
          </table:table-cell>
          <table:table-cell table:style-name="ce8" office:value-type="string" calcext:value-type="string">
            <text:p>a8029143</text:p>
          </table:table-cell>
          <table:table-cell table:style-name="ce8" office:value-type="string" calcext:value-type="string">
            <text:p>ceip-subirats-lavern-subirats</text:p>
          </table:table-cell>
          <table:table-cell table:style-name="ce8" office:value-type="string" calcext:value-type="string">
            <text:p>Escola Subirats - ZER Subirats</text:p>
          </table:table-cell>
          <table:table-cell table:number-columns-repeated="986"/>
        </table:table-row>
        <table:table-row table:style-name="ro1">
          <table:table-cell table:formula="of:=&quot;&quot; &amp; CHAR(CODE([.B488])-49) &amp; MID([.B488];2;7)" office:value-type="string" office:string-value="08029155" calcext:value-type="string">
            <text:p>08029155</text:p>
          </table:table-cell>
          <table:table-cell table:style-name="ce8" office:value-type="string" calcext:value-type="string">
            <text:p>a8029155</text:p>
          </table:table-cell>
          <table:table-cell table:style-name="ce8" office:value-type="string" calcext:value-type="string">
            <text:p>ceip-montcau-ordal-subirats</text:p>
          </table:table-cell>
          <table:table-cell table:style-name="ce8" office:value-type="string" calcext:value-type="string">
            <text:p>Escola El Montcau - ZER Subirats</text:p>
          </table:table-cell>
          <table:table-cell table:number-columns-repeated="986"/>
        </table:table-row>
        <table:table-row table:style-name="ro1">
          <table:table-cell table:formula="of:=&quot;&quot; &amp; CHAR(CODE([.B489])-49) &amp; MID([.B489];2;7)" office:value-type="string" office:string-value="08029192" calcext:value-type="string">
            <text:p>08029192</text:p>
          </table:table-cell>
          <table:table-cell table:style-name="ce8" office:value-type="string" calcext:value-type="string">
            <text:p>a8029192</text:p>
          </table:table-cell>
          <table:table-cell table:style-name="ce8" office:value-type="string" calcext:value-type="string">
            <text:p>ceip-sjordi-santpau-subirats</text:p>
          </table:table-cell>
          <table:table-cell table:style-name="ce8" office:value-type="string" calcext:value-type="string">
            <text:p>Escola Sant Jordi - ZER Subirats</text:p>
          </table:table-cell>
          <table:table-cell table:number-columns-repeated="986"/>
        </table:table-row>
        <table:table-row table:style-name="ro1">
          <table:table-cell table:formula="of:=&quot;&quot; &amp; CHAR(CODE([.B490])-49) &amp; MID([.B490];2;7)" office:value-type="string" office:string-value="08029209" calcext:value-type="string">
            <text:p>08029209</text:p>
          </table:table-cell>
          <table:table-cell table:style-name="ce8" office:value-type="string" calcext:value-type="string">
            <text:p>a8029209</text:p>
          </table:table-cell>
          <table:table-cell table:style-name="ce8" office:value-type="string" calcext:value-type="string">
            <text:p>ceip-montserrat-suria</text:p>
          </table:table-cell>
          <table:table-cell table:style-name="ce8" office:value-type="string" calcext:value-type="string">
            <text:p>Escola Mare de Déu de Montserrat</text:p>
          </table:table-cell>
          <table:table-cell table:number-columns-repeated="986"/>
        </table:table-row>
        <table:table-row table:style-name="ro1">
          <table:table-cell table:formula="of:=&quot;&quot; &amp; CHAR(CODE([.B491])-49) &amp; MID([.B491];2;7)" office:value-type="string" office:string-value="08029222" calcext:value-type="string">
            <text:p>08029222</text:p>
          </table:table-cell>
          <table:table-cell table:style-name="ce8" office:value-type="string" calcext:value-type="string">
            <text:p>a8029222</text:p>
          </table:table-cell>
          <table:table-cell table:style-name="ce8" office:value-type="string" calcext:value-type="string">
            <text:p>escolafmacia-suria</text:p>
          </table:table-cell>
          <table:table-cell table:style-name="ce8" office:value-type="string" calcext:value-type="string">
            <text:p>Escola Francesc Macià</text:p>
          </table:table-cell>
          <table:table-cell table:number-columns-repeated="986"/>
        </table:table-row>
        <table:table-row table:style-name="ro1">
          <table:table-cell table:formula="of:=&quot;&quot; &amp; CHAR(CODE([.B492])-49) &amp; MID([.B492];2;7)" office:value-type="string" office:string-value="08029301" calcext:value-type="string">
            <text:p>08029301</text:p>
          </table:table-cell>
          <table:table-cell table:style-name="ce8" office:value-type="string" calcext:value-type="string">
            <text:p>a8029301</text:p>
          </table:table-cell>
          <table:table-cell table:style-name="ce8" office:value-type="string" calcext:value-type="string">
            <text:p>escola-lespinediques</text:p>
          </table:table-cell>
          <table:table-cell table:style-name="ce8" office:value-type="string" calcext:value-type="string">
            <text:p>Escola Les Pinediques</text:p>
          </table:table-cell>
          <table:table-cell table:number-columns-repeated="986"/>
        </table:table-row>
        <table:table-row table:style-name="ro1">
          <table:table-cell table:formula="of:=&quot;&quot; &amp; CHAR(CODE([.B493])-49) &amp; MID([.B493];2;7)" office:value-type="string" office:string-value="08029313" calcext:value-type="string">
            <text:p>08029313</text:p>
          </table:table-cell>
          <table:table-cell table:style-name="ce8" office:value-type="string" calcext:value-type="string">
            <text:p>a8029313</text:p>
          </table:table-cell>
          <table:table-cell table:style-name="ce8" office:value-type="string" calcext:value-type="string">
            <text:p>col-stgenis-staagnes</text:p>
          </table:table-cell>
          <table:table-cell table:style-name="ce8" office:value-type="string" calcext:value-type="string">
            <text:p>Sant Genís-Santa Agnès</text:p>
          </table:table-cell>
          <table:table-cell table:number-columns-repeated="986"/>
        </table:table-row>
        <table:table-row table:style-name="ro1">
          <table:table-cell table:formula="of:=&quot;&quot; &amp; CHAR(CODE([.B494])-49) &amp; MID([.B494];2;7)" office:value-type="string" office:string-value="08029374" calcext:value-type="string">
            <text:p>08029374</text:p>
          </table:table-cell>
          <table:table-cell table:style-name="ce8" office:value-type="string" calcext:value-type="string">
            <text:p>a8029374</text:p>
          </table:table-cell>
          <table:table-cell table:style-name="ce8" office:value-type="string" calcext:value-type="string">
            <text:p>ceip-bisbat-egara</text:p>
          </table:table-cell>
          <table:table-cell table:style-name="ce8" office:value-type="string" calcext:value-type="string">
            <text:p>Escola Bisbat d'Egara</text:p>
          </table:table-cell>
          <table:table-cell table:number-columns-repeated="986"/>
        </table:table-row>
        <table:table-row table:style-name="ro1">
          <table:table-cell table:formula="of:=&quot;&quot; &amp; CHAR(CODE([.B495])-49) &amp; MID([.B495];2;7)" office:value-type="string" office:string-value="08029386" calcext:value-type="string">
            <text:p>08029386</text:p>
          </table:table-cell>
          <table:table-cell table:style-name="ce8" office:value-type="string" calcext:value-type="string">
            <text:p>a8029386</text:p>
          </table:table-cell>
          <table:table-cell table:style-name="ce8" office:value-type="string" calcext:value-type="string">
            <text:p>esc-ramonycajal-terrassa</text:p>
          </table:table-cell>
          <table:table-cell table:style-name="ce8" office:value-type="string" calcext:value-type="string">
            <text:p>Escola Ramón y Cajal</text:p>
          </table:table-cell>
          <table:table-cell table:number-columns-repeated="986"/>
        </table:table-row>
        <table:table-row table:style-name="ro1">
          <table:table-cell table:formula="of:=&quot;&quot; &amp; CHAR(CODE([.B496])-49) &amp; MID([.B496];2;7)" office:value-type="string" office:string-value="08029507" calcext:value-type="string">
            <text:p>08029507</text:p>
          </table:table-cell>
          <table:table-cell table:style-name="ce8" office:value-type="string" calcext:value-type="string">
            <text:p>a8029507</text:p>
          </table:table-cell>
          <table:table-cell table:style-name="ce8" office:value-type="string" calcext:value-type="string">
            <text:p>escolaisaacperal</text:p>
          </table:table-cell>
          <table:table-cell table:style-name="ce8" office:value-type="string" calcext:value-type="string">
            <text:p>Escola Isaac Peral</text:p>
          </table:table-cell>
          <table:table-cell table:number-columns-repeated="986"/>
        </table:table-row>
        <table:table-row table:style-name="ro1">
          <table:table-cell table:formula="of:=&quot;&quot; &amp; CHAR(CODE([.B497])-49) &amp; MID([.B497];2;7)" office:value-type="string" office:string-value="08029660" calcext:value-type="string">
            <text:p>08029660</text:p>
          </table:table-cell>
          <table:table-cell table:style-name="ce8" office:value-type="string" calcext:value-type="string">
            <text:p>a8029660</text:p>
          </table:table-cell>
          <table:table-cell table:style-name="ce8" office:value-type="string" calcext:value-type="string">
            <text:p>escola-elcim</text:p>
          </table:table-cell>
          <table:table-cell table:style-name="ce8" office:value-type="string" calcext:value-type="string">
            <text:p>El Cim</text:p>
          </table:table-cell>
          <table:table-cell table:number-columns-repeated="986"/>
        </table:table-row>
        <table:table-row table:style-name="ro1">
          <table:table-cell table:formula="of:=&quot;&quot; &amp; CHAR(CODE([.B498])-49) &amp; MID([.B498];2;7)" office:value-type="string" office:string-value="08030194" calcext:value-type="string">
            <text:p>08030194</text:p>
          </table:table-cell>
          <table:table-cell table:style-name="ce8" office:value-type="string" calcext:value-type="string">
            <text:p>a8030194</text:p>
          </table:table-cell>
          <table:table-cell table:style-name="ce8" office:value-type="string" calcext:value-type="string">
            <text:p>ceippereviver</text:p>
          </table:table-cell>
          <table:table-cell table:style-name="ce8" office:value-type="string" calcext:value-type="string">
            <text:p>Escola Pere Viver i Aymerich</text:p>
          </table:table-cell>
          <table:table-cell table:number-columns-repeated="986"/>
        </table:table-row>
        <table:table-row table:style-name="ro1">
          <table:table-cell table:formula="of:=&quot;&quot; &amp; CHAR(CODE([.B499])-49) &amp; MID([.B499];2;7)" office:value-type="string" office:string-value="08030212" calcext:value-type="string">
            <text:p>08030212</text:p>
          </table:table-cell>
          <table:table-cell table:style-name="ce8" office:value-type="string" calcext:value-type="string">
            <text:p>a8030212</text:p>
          </table:table-cell>
          <table:table-cell table:style-name="ce8" office:value-type="string" calcext:value-type="string">
            <text:p>ceipjventallo</text:p>
          </table:table-cell>
          <table:table-cell table:style-name="ce8" office:value-type="string" calcext:value-type="string">
            <text:p>Escola Josep Ventalló i Vintró</text:p>
          </table:table-cell>
          <table:table-cell table:number-columns-repeated="986"/>
        </table:table-row>
        <table:table-row table:style-name="ro1">
          <table:table-cell table:formula="of:=&quot;&quot; &amp; CHAR(CODE([.B500])-49) &amp; MID([.B500];2;7)" office:value-type="string" office:string-value="08030224" calcext:value-type="string">
            <text:p>08030224</text:p>
          </table:table-cell>
          <table:table-cell table:style-name="ce8" office:value-type="string" calcext:value-type="string">
            <text:p>a8030224</text:p>
          </table:table-cell>
          <table:table-cell table:style-name="ce8" office:value-type="string" calcext:value-type="string">
            <text:p>esc-antoniubachisoler</text:p>
          </table:table-cell>
          <table:table-cell table:style-name="ce8" office:value-type="string" calcext:value-type="string">
            <text:p>Escola Antoni Ubach i Soler</text:p>
          </table:table-cell>
          <table:table-cell table:number-columns-repeated="986"/>
        </table:table-row>
        <table:table-row table:style-name="ro1">
          <table:table-cell table:formula="of:=&quot;&quot; &amp; CHAR(CODE([.B501])-49) &amp; MID([.B501];2;7)" office:value-type="string" office:string-value="08030248" calcext:value-type="string">
            <text:p>08030248</text:p>
          </table:table-cell>
          <table:table-cell table:style-name="ce8" office:value-type="string" calcext:value-type="string">
            <text:p>a8030248</text:p>
          </table:table-cell>
          <table:table-cell table:style-name="ce8" office:value-type="string" calcext:value-type="string">
            <text:p>ceippauvilaterrassa</text:p>
          </table:table-cell>
          <table:table-cell table:style-name="ce8" office:value-type="string" calcext:value-type="string">
            <text:p>Escola Pau Vila i Dinarès</text:p>
          </table:table-cell>
          <table:table-cell table:number-columns-repeated="986"/>
        </table:table-row>
        <table:table-row table:style-name="ro1">
          <table:table-cell table:formula="of:=&quot;&quot; &amp; CHAR(CODE([.B502])-49) &amp; MID([.B502];2;7)" office:value-type="string" office:string-value="08030285" calcext:value-type="string">
            <text:p>08030285</text:p>
          </table:table-cell>
          <table:table-cell table:style-name="ce8" office:value-type="string" calcext:value-type="string">
            <text:p>a8030285</text:p>
          </table:table-cell>
          <table:table-cell table:style-name="ce8" office:value-type="string" calcext:value-type="string">
            <text:p>escola-auro</text:p>
          </table:table-cell>
          <table:table-cell table:style-name="ce8" office:value-type="string" calcext:value-type="string">
            <text:p>Escola President Salvans</text:p>
          </table:table-cell>
          <table:table-cell table:number-columns-repeated="986"/>
        </table:table-row>
        <table:table-row table:style-name="ro1">
          <table:table-cell table:formula="of:=&quot;&quot; &amp; CHAR(CODE([.B503])-49) &amp; MID([.B503];2;7)" office:value-type="string" office:string-value="08030297" calcext:value-type="string">
            <text:p>08030297</text:p>
          </table:table-cell>
          <table:table-cell table:style-name="ce8" office:value-type="string" calcext:value-type="string">
            <text:p>a8030297</text:p>
          </table:table-cell>
          <table:table-cell table:style-name="ce8" office:value-type="string" calcext:value-type="string">
            <text:p>ceipsalvadorvinyals</text:p>
          </table:table-cell>
          <table:table-cell table:style-name="ce8" office:value-type="string" calcext:value-type="string">
            <text:p>Escola Salvador Vinyals i Galí</text:p>
          </table:table-cell>
          <table:table-cell table:number-columns-repeated="986"/>
        </table:table-row>
        <table:table-row table:style-name="ro1">
          <table:table-cell table:formula="of:=&quot;&quot; &amp; CHAR(CODE([.B504])-49) &amp; MID([.B504];2;7)" office:value-type="string" office:string-value="08030315" calcext:value-type="string">
            <text:p>08030315</text:p>
          </table:table-cell>
          <table:table-cell table:style-name="ce8" office:value-type="string" calcext:value-type="string">
            <text:p>a8030315</text:p>
          </table:table-cell>
          <table:table-cell table:style-name="ce8" office:value-type="string" calcext:value-type="string">
            <text:p>ceip-joan23-terrassa</text:p>
          </table:table-cell>
          <table:table-cell table:style-name="ce8" office:value-type="string" calcext:value-type="string">
            <text:p>Escola Joan XXIII</text:p>
          </table:table-cell>
          <table:table-cell table:number-columns-repeated="986"/>
        </table:table-row>
        <table:table-row table:style-name="ro1">
          <table:table-cell table:formula="of:=&quot;&quot; &amp; CHAR(CODE([.B505])-49) &amp; MID([.B505];2;7)" office:value-type="string" office:string-value="08030339" calcext:value-type="string">
            <text:p>08030339</text:p>
          </table:table-cell>
          <table:table-cell table:style-name="ce8" office:value-type="string" calcext:value-type="string">
            <text:p>a8030339</text:p>
          </table:table-cell>
          <table:table-cell table:style-name="ce8" office:value-type="string" calcext:value-type="string">
            <text:p>iesterrassa</text:p>
          </table:table-cell>
          <table:table-cell table:style-name="ce8" office:value-type="string" calcext:value-type="string">
            <text:p>Institut de Terrassa</text:p>
          </table:table-cell>
          <table:table-cell table:number-columns-repeated="986"/>
        </table:table-row>
        <table:table-row table:style-name="ro1">
          <table:table-cell table:formula="of:=&quot;&quot; &amp; CHAR(CODE([.B506])-49) &amp; MID([.B506];2;7)" office:value-type="string" office:string-value="08030340" calcext:value-type="string">
            <text:p>08030340</text:p>
          </table:table-cell>
          <table:table-cell table:style-name="ce8" office:value-type="string" calcext:value-type="string">
            <text:p>a8030340</text:p>
          </table:table-cell>
          <table:table-cell table:style-name="ce8" office:value-type="string" calcext:value-type="string">
            <text:p>insinvestigadorblanxart</text:p>
          </table:table-cell>
          <table:table-cell table:style-name="ce8" office:value-type="string" calcext:value-type="string">
            <text:p>Institut Investigador Blanxart</text:p>
          </table:table-cell>
          <table:table-cell table:number-columns-repeated="986"/>
        </table:table-row>
        <table:table-row table:style-name="ro1">
          <table:table-cell table:formula="of:=&quot;&quot; &amp; CHAR(CODE([.B507])-49) &amp; MID([.B507];2;7)" office:value-type="string" office:string-value="08030421" calcext:value-type="string">
            <text:p>08030421</text:p>
          </table:table-cell>
          <table:table-cell table:style-name="ce8" office:value-type="string" calcext:value-type="string">
            <text:p>a8030421</text:p>
          </table:table-cell>
          <table:table-cell table:style-name="ce8" office:value-type="string" calcext:value-type="string">
            <text:p>ceiplera</text:p>
          </table:table-cell>
          <table:table-cell table:style-name="ce8" office:value-type="string" calcext:value-type="string">
            <text:p>Escola L'Era de Dalt</text:p>
          </table:table-cell>
          <table:table-cell table:number-columns-repeated="986"/>
        </table:table-row>
        <table:table-row table:style-name="ro1">
          <table:table-cell table:formula="of:=&quot;&quot; &amp; CHAR(CODE([.B508])-49) &amp; MID([.B508];2;7)" office:value-type="string" office:string-value="08030467" calcext:value-type="string">
            <text:p>08030467</text:p>
          </table:table-cell>
          <table:table-cell table:style-name="ce8" office:value-type="string" calcext:value-type="string">
            <text:p>a8030467</text:p>
          </table:table-cell>
          <table:table-cell table:style-name="ce8" office:value-type="string" calcext:value-type="string">
            <text:p>escolaignasiiglesias</text:p>
          </table:table-cell>
          <table:table-cell table:style-name="ce8" office:value-type="string" calcext:value-type="string">
            <text:p>Escola Ignasi Iglesias</text:p>
          </table:table-cell>
          <table:table-cell table:number-columns-repeated="986"/>
        </table:table-row>
        <table:table-row table:style-name="ro1">
          <table:table-cell table:formula="of:=&quot;&quot; &amp; CHAR(CODE([.B509])-49) &amp; MID([.B509];2;7)" office:value-type="string" office:string-value="08030510" calcext:value-type="string">
            <text:p>08030510</text:p>
          </table:table-cell>
          <table:table-cell table:style-name="ce8" office:value-type="string" calcext:value-type="string">
            <text:p>a8030510</text:p>
          </table:table-cell>
          <table:table-cell table:style-name="ce8" office:value-type="string" calcext:value-type="string">
            <text:p>ceipfortiasola</text:p>
          </table:table-cell>
          <table:table-cell table:style-name="ce8" office:value-type="string" calcext:value-type="string">
            <text:p>Escola Doctor Fortià i Solà</text:p>
          </table:table-cell>
          <table:table-cell table:number-columns-repeated="986"/>
        </table:table-row>
        <table:table-row table:style-name="ro1">
          <table:table-cell table:formula="of:=&quot;&quot; &amp; CHAR(CODE([.B510])-49) &amp; MID([.B510];2;7)" office:value-type="string" office:string-value="08030522" calcext:value-type="string">
            <text:p>08030522</text:p>
          </table:table-cell>
          <table:table-cell table:style-name="ce8" office:value-type="string" calcext:value-type="string">
            <text:p>a8030522</text:p>
          </table:table-cell>
          <table:table-cell table:style-name="ce8" office:value-type="string" calcext:value-type="string">
            <text:p>escolavalldelges</text:p>
          </table:table-cell>
          <table:table-cell table:style-name="ce8" office:value-type="string" calcext:value-type="string">
            <text:p>Escola Vall del Ges</text:p>
          </table:table-cell>
          <table:table-cell table:number-columns-repeated="986"/>
        </table:table-row>
        <table:table-row table:style-name="ro1">
          <table:table-cell table:formula="of:=&quot;&quot; &amp; CHAR(CODE([.B511])-49) &amp; MID([.B511];2;7)" office:value-type="string" office:string-value="08030583" calcext:value-type="string">
            <text:p>08030583</text:p>
          </table:table-cell>
          <table:table-cell table:style-name="ce8" office:value-type="string" calcext:value-type="string">
            <text:p>a8030583</text:p>
          </table:table-cell>
          <table:table-cell table:style-name="ce8" office:value-type="string" calcext:value-type="string">
            <text:p>ceip-la-torre</text:p>
          </table:table-cell>
          <table:table-cell table:style-name="ce8" office:value-type="string" calcext:value-type="string">
            <text:p>Escola La Torre</text:p>
          </table:table-cell>
          <table:table-cell table:number-columns-repeated="986"/>
        </table:table-row>
        <table:table-row table:style-name="ro1">
          <table:table-cell table:formula="of:=&quot;&quot; &amp; CHAR(CODE([.B512])-49) &amp; MID([.B512];2;7)" office:value-type="string" office:string-value="08030595" calcext:value-type="string">
            <text:p>08030595</text:p>
          </table:table-cell>
          <table:table-cell table:style-name="ce8" office:value-type="string" calcext:value-type="string">
            <text:p>a8030595</text:p>
          </table:table-cell>
          <table:table-cell table:style-name="ce8" office:value-type="string" calcext:value-type="string">
            <text:p>ceip-torrescasana-espoia</text:p>
          </table:table-cell>
          <table:table-cell table:style-name="ce8" office:value-type="string" calcext:value-type="string">
            <text:p>Escola Torrescasana</text:p>
          </table:table-cell>
          <table:table-cell table:number-columns-repeated="986"/>
        </table:table-row>
        <table:table-row table:style-name="ro1">
          <table:table-cell table:formula="of:=&quot;&quot; &amp; CHAR(CODE([.B513])-49) &amp; MID([.B513];2;7)" office:value-type="string" office:string-value="08030613" calcext:value-type="string">
            <text:p>08030613</text:p>
          </table:table-cell>
          <table:table-cell table:style-name="ce8" office:value-type="string" calcext:value-type="string">
            <text:p>a8030613</text:p>
          </table:table-cell>
          <table:table-cell table:style-name="ce8" office:value-type="string" calcext:value-type="string">
            <text:p>escolajjrafols</text:p>
          </table:table-cell>
          <table:table-cell table:style-name="ce8" office:value-type="string" calcext:value-type="string">
            <text:p>Escola J.J. Ràfols</text:p>
          </table:table-cell>
          <table:table-cell table:number-columns-repeated="986"/>
        </table:table-row>
        <table:table-row table:style-name="ro1">
          <table:table-cell table:formula="of:=&quot;&quot; &amp; CHAR(CODE([.B514])-49) &amp; MID([.B514];2;7)" office:value-type="string" office:string-value="08030637" calcext:value-type="string">
            <text:p>08030637</text:p>
          </table:table-cell>
          <table:table-cell table:style-name="ce8" office:value-type="string" calcext:value-type="string">
            <text:p>a8030637</text:p>
          </table:table-cell>
          <table:table-cell table:style-name="ce8" office:value-type="string" calcext:value-type="string">
            <text:p>escgueraudepeguera</text:p>
          </table:table-cell>
          <table:table-cell table:style-name="ce8" office:value-type="string" calcext:value-type="string">
            <text:p>Escola Guerau de Peguera</text:p>
          </table:table-cell>
          <table:table-cell table:number-columns-repeated="986"/>
        </table:table-row>
        <table:table-row table:style-name="ro1">
          <table:table-cell table:formula="of:=&quot;&quot; &amp; CHAR(CODE([.B515])-49) &amp; MID([.B515];2;7)" office:value-type="string" office:string-value="08030649" calcext:value-type="string">
            <text:p>08030649</text:p>
          </table:table-cell>
          <table:table-cell table:style-name="ce8" office:value-type="string" calcext:value-type="string">
            <text:p>a8030649</text:p>
          </table:table-cell>
          <table:table-cell table:style-name="ce8" office:value-type="string" calcext:value-type="string">
            <text:p>ceip-santmarti</text:p>
          </table:table-cell>
          <table:table-cell table:style-name="ce8" office:value-type="string" calcext:value-type="string">
            <text:p>Escola Sant Martí</text:p>
          </table:table-cell>
          <table:table-cell table:number-columns-repeated="986"/>
        </table:table-row>
        <table:table-row table:style-name="ro1">
          <table:table-cell table:formula="of:=&quot;&quot; &amp; CHAR(CODE([.B516])-49) &amp; MID([.B516];2;7)" office:value-type="string" office:string-value="08030662" calcext:value-type="string">
            <text:p>08030662</text:p>
          </table:table-cell>
          <table:table-cell table:style-name="ce8" office:value-type="string" calcext:value-type="string">
            <text:p>a8030662</text:p>
          </table:table-cell>
          <table:table-cell table:style-name="ce8" office:value-type="string" calcext:value-type="string">
            <text:p>ceip-serralavella</text:p>
          </table:table-cell>
          <table:table-cell table:style-name="ce8" office:value-type="string" calcext:value-type="string">
            <text:p>Escola Serralavella</text:p>
          </table:table-cell>
          <table:table-cell table:number-columns-repeated="986"/>
        </table:table-row>
        <table:table-row table:style-name="ro1">
          <table:table-cell table:formula="of:=&quot;&quot; &amp; CHAR(CODE([.B517])-49) &amp; MID([.B517];2;7)" office:value-type="string" office:string-value="08030686" calcext:value-type="string">
            <text:p>08030686</text:p>
          </table:table-cell>
          <table:table-cell table:style-name="ce8" office:value-type="string" calcext:value-type="string">
            <text:p>a8030686</text:p>
          </table:table-cell>
          <table:table-cell table:style-name="ce8" office:value-type="string" calcext:value-type="string">
            <text:p>ceippaucasals</text:p>
          </table:table-cell>
          <table:table-cell table:style-name="ce8" office:value-type="string" calcext:value-type="string">
            <text:p>Escola Pau Casals</text:p>
          </table:table-cell>
          <table:table-cell table:number-columns-repeated="986"/>
        </table:table-row>
        <table:table-row table:style-name="ro1">
          <table:table-cell table:formula="of:=&quot;&quot; &amp; CHAR(CODE([.B518])-49) &amp; MID([.B518];2;7)" office:value-type="string" office:string-value="08030698" calcext:value-type="string">
            <text:p>08030698</text:p>
          </table:table-cell>
          <table:table-cell table:style-name="ce8" office:value-type="string" calcext:value-type="string">
            <text:p>a8030698</text:p>
          </table:table-cell>
          <table:table-cell table:style-name="ce8" office:value-type="string" calcext:value-type="string">
            <text:p>ceip-joma</text:p>
          </table:table-cell>
          <table:table-cell table:style-name="ce8" office:value-type="string" calcext:value-type="string">
            <text:p>Escola Josep Masclans</text:p>
          </table:table-cell>
          <table:table-cell table:number-columns-repeated="986"/>
        </table:table-row>
        <table:table-row table:style-name="ro1">
          <table:table-cell table:formula="of:=&quot;&quot; &amp; CHAR(CODE([.B519])-49) &amp; MID([.B519];2;7)" office:value-type="string" office:string-value="08030789" calcext:value-type="string">
            <text:p>08030789</text:p>
          </table:table-cell>
          <table:table-cell table:style-name="ce8" office:value-type="string" calcext:value-type="string">
            <text:p>a8030789</text:p>
          </table:table-cell>
          <table:table-cell table:style-name="ce8" office:value-type="string" calcext:value-type="string">
            <text:p>escpompeuvalli</text:p>
          </table:table-cell>
          <table:table-cell table:style-name="ce8" office:value-type="string" calcext:value-type="string">
            <text:p>Escola Pompeu Fabra</text:p>
          </table:table-cell>
          <table:table-cell table:number-columns-repeated="986"/>
        </table:table-row>
        <table:table-row table:style-name="ro1">
          <table:table-cell table:formula="of:=&quot;&quot; &amp; CHAR(CODE([.B520])-49) &amp; MID([.B520];2;7)" office:value-type="string" office:string-value="08030807" calcext:value-type="string">
            <text:p>08030807</text:p>
          </table:table-cell>
          <table:table-cell table:style-name="ce8" office:value-type="string" calcext:value-type="string">
            <text:p>a8030807</text:p>
          </table:table-cell>
          <table:table-cell table:style-name="ce8" office:value-type="string" calcext:value-type="string">
            <text:p>esctrespins</text:p>
          </table:table-cell>
          <table:table-cell table:style-name="ce8" office:value-type="string" calcext:value-type="string">
            <text:p>Escola Els Tres Pins</text:p>
          </table:table-cell>
          <table:table-cell table:number-columns-repeated="986"/>
        </table:table-row>
        <table:table-row table:style-name="ro1">
          <table:table-cell table:formula="of:=&quot;&quot; &amp; CHAR(CODE([.B521])-49) &amp; MID([.B521];2;7)" office:value-type="string" office:string-value="08030819" calcext:value-type="string">
            <text:p>08030819</text:p>
          </table:table-cell>
          <table:table-cell table:style-name="ce8" office:value-type="string" calcext:value-type="string">
            <text:p>a8030819</text:p>
          </table:table-cell>
          <table:table-cell table:style-name="ce8" office:value-type="string" calcext:value-type="string">
            <text:p>ceipsentfores</text:p>
          </table:table-cell>
          <table:table-cell table:style-name="ce8" office:value-type="string" calcext:value-type="string">
            <text:p>Escola Sentfores</text:p>
          </table:table-cell>
          <table:table-cell table:number-columns-repeated="986"/>
        </table:table-row>
        <table:table-row table:style-name="ro1">
          <table:table-cell table:formula="of:=&quot;&quot; &amp; CHAR(CODE([.B522])-49) &amp; MID([.B522];2;7)" office:value-type="string" office:string-value="08031009" calcext:value-type="string">
            <text:p>08031009</text:p>
          </table:table-cell>
          <table:table-cell table:style-name="ce8" office:value-type="string" calcext:value-type="string">
            <text:p>a8031009</text:p>
          </table:table-cell>
          <table:table-cell table:style-name="ce8" office:value-type="string" calcext:value-type="string">
            <text:p>escolajoaquimsalarich</text:p>
          </table:table-cell>
          <table:table-cell table:style-name="ce8" office:value-type="string" calcext:value-type="string">
            <text:p>Escola Doctor Joaquim Salarich</text:p>
          </table:table-cell>
          <table:table-cell table:number-columns-repeated="986"/>
        </table:table-row>
        <table:table-row table:style-name="ro1">
          <table:table-cell table:formula="of:=&quot;&quot; &amp; CHAR(CODE([.B523])-49) &amp; MID([.B523];2;7)" office:value-type="string" office:string-value="08031034" calcext:value-type="string">
            <text:p>08031034</text:p>
          </table:table-cell>
          <table:table-cell table:style-name="ce8" office:value-type="string" calcext:value-type="string">
            <text:p>a8031034</text:p>
          </table:table-cell>
          <table:table-cell table:style-name="ce8" office:value-type="string" calcext:value-type="string">
            <text:p>iesjaumecallis</text:p>
          </table:table-cell>
          <table:table-cell table:style-name="ce8" office:value-type="string" calcext:value-type="string">
            <text:p>Institut Jaume Callís</text:p>
          </table:table-cell>
          <table:table-cell table:number-columns-repeated="986"/>
        </table:table-row>
        <table:table-row table:style-name="ro1">
          <table:table-cell table:formula="of:=&quot;&quot; &amp; CHAR(CODE([.B524])-49) &amp; MID([.B524];2;7)" office:value-type="string" office:string-value="08031083" calcext:value-type="string">
            <text:p>08031083</text:p>
          </table:table-cell>
          <table:table-cell table:style-name="ce8" office:value-type="string" calcext:value-type="string">
            <text:p>a8031083</text:p>
          </table:table-cell>
          <table:table-cell table:style-name="ce8" office:value-type="string" calcext:value-type="string">
            <text:p>ceipangelaroca</text:p>
          </table:table-cell>
          <table:table-cell table:style-name="ce8" office:value-type="string" calcext:value-type="string">
            <text:p>Escola Àngela Roca</text:p>
          </table:table-cell>
          <table:table-cell table:number-columns-repeated="986"/>
        </table:table-row>
        <table:table-row table:style-name="ro1">
          <table:table-cell table:formula="of:=&quot;&quot; &amp; CHAR(CODE([.B525])-49) &amp; MID([.B525];2;7)" office:value-type="string" office:string-value="08031101" calcext:value-type="string">
            <text:p>08031101</text:p>
          </table:table-cell>
          <table:table-cell table:style-name="ce8" office:value-type="string" calcext:value-type="string">
            <text:p>a8031101</text:p>
          </table:table-cell>
          <table:table-cell table:style-name="ce8" office:value-type="string" calcext:value-type="string">
            <text:p>escolamontserratina</text:p>
          </table:table-cell>
          <table:table-cell table:style-name="ce8" office:value-type="string" calcext:value-type="string">
            <text:p>Escola Montserratina</text:p>
          </table:table-cell>
          <table:table-cell table:number-columns-repeated="986"/>
        </table:table-row>
        <table:table-row table:style-name="ro1">
          <table:table-cell table:formula="of:=&quot;&quot; &amp; CHAR(CODE([.B526])-49) &amp; MID([.B526];2;7)" office:value-type="string" office:string-value="08031150" calcext:value-type="string">
            <text:p>08031150</text:p>
          </table:table-cell>
          <table:table-cell table:style-name="ce8" office:value-type="string" calcext:value-type="string">
            <text:p>a8031150</text:p>
          </table:table-cell>
          <table:table-cell table:style-name="ce8" office:value-type="string" calcext:value-type="string">
            <text:p>esc-safa-viladecans</text:p>
          </table:table-cell>
          <table:table-cell table:style-name="ce8" office:value-type="string" calcext:value-type="string">
            <text:p>Sagrada Família</text:p>
          </table:table-cell>
          <table:table-cell table:number-columns-repeated="986"/>
        </table:table-row>
        <table:table-row table:style-name="ro1">
          <table:table-cell table:formula="of:=&quot;&quot; &amp; CHAR(CODE([.B527])-49) &amp; MID([.B527];2;7)" office:value-type="string" office:string-value="08031204" calcext:value-type="string">
            <text:p>08031204</text:p>
          </table:table-cell>
          <table:table-cell table:style-name="ce8" office:value-type="string" calcext:value-type="string">
            <text:p>a8031204</text:p>
          </table:table-cell>
          <table:table-cell table:style-name="ce8" office:value-type="string" calcext:value-type="string">
            <text:p>escolaelgarrofer</text:p>
          </table:table-cell>
          <table:table-cell table:style-name="ce8" office:value-type="string" calcext:value-type="string">
            <text:p>Escola El Garrofer</text:p>
          </table:table-cell>
          <table:table-cell table:number-columns-repeated="986"/>
        </table:table-row>
        <table:table-row table:style-name="ro1">
          <table:table-cell table:formula="of:=&quot;&quot; &amp; CHAR(CODE([.B528])-49) &amp; MID([.B528];2;7)" office:value-type="string" office:string-value="08031228" calcext:value-type="string">
            <text:p>08031228</text:p>
          </table:table-cell>
          <table:table-cell table:style-name="ce8" office:value-type="string" calcext:value-type="string">
            <text:p>a8031228</text:p>
          </table:table-cell>
          <table:table-cell table:style-name="ce8" office:value-type="string" calcext:value-type="string">
            <text:p>iestorreroja</text:p>
          </table:table-cell>
          <table:table-cell table:style-name="ce8" office:value-type="string" calcext:value-type="string">
            <text:p>Institut Torre Roja</text:p>
          </table:table-cell>
          <table:table-cell table:number-columns-repeated="986"/>
        </table:table-row>
        <table:table-row table:style-name="ro1">
          <table:table-cell table:formula="of:=&quot;&quot; &amp; CHAR(CODE([.B529])-49) &amp; MID([.B529];2;7)" office:value-type="string" office:string-value="08031277" calcext:value-type="string">
            <text:p>08031277</text:p>
          </table:table-cell>
          <table:table-cell table:style-name="ce8" office:value-type="string" calcext:value-type="string">
            <text:p>a8031277</text:p>
          </table:table-cell>
          <table:table-cell table:style-name="ce8" office:value-type="string" calcext:value-type="string">
            <text:p>esc-jmaragall</text:p>
          </table:table-cell>
          <table:table-cell table:style-name="ce8" office:value-type="string" calcext:value-type="string">
            <text:p>Escola Joan Maragall</text:p>
          </table:table-cell>
          <table:table-cell table:number-columns-repeated="986"/>
        </table:table-row>
        <table:table-row table:style-name="ro1">
          <table:table-cell table:formula="of:=&quot;&quot; &amp; CHAR(CODE([.B530])-49) &amp; MID([.B530];2;7)" office:value-type="string" office:string-value="08031290" calcext:value-type="string">
            <text:p>08031290</text:p>
          </table:table-cell>
          <table:table-cell table:style-name="ce8" office:value-type="string" calcext:value-type="string">
            <text:p>a8031290</text:p>
          </table:table-cell>
          <table:table-cell table:style-name="ce8" office:value-type="string" calcext:value-type="string">
            <text:p>escola-les-roques</text:p>
          </table:table-cell>
          <table:table-cell table:style-name="ce8" office:value-type="string" calcext:value-type="string">
            <text:p>Escola Les Roques</text:p>
          </table:table-cell>
          <table:table-cell table:number-columns-repeated="986"/>
        </table:table-row>
        <table:table-row table:style-name="ro1">
          <table:table-cell table:formula="of:=&quot;&quot; &amp; CHAR(CODE([.B531])-49) &amp; MID([.B531];2;7)" office:value-type="string" office:string-value="08031319" calcext:value-type="string">
            <text:p>08031319</text:p>
          </table:table-cell>
          <table:table-cell table:style-name="ce8" office:value-type="string" calcext:value-type="string">
            <text:p>a8031319</text:p>
          </table:table-cell>
          <table:table-cell table:style-name="ce8" office:value-type="string" calcext:value-type="string">
            <text:p>ceip-llebeig</text:p>
          </table:table-cell>
          <table:table-cell table:style-name="ce8" office:value-type="string" calcext:value-type="string">
            <text:p>Escola Llebeig</text:p>
          </table:table-cell>
          <table:table-cell table:number-columns-repeated="986"/>
        </table:table-row>
        <table:table-row table:style-name="ro1">
          <table:table-cell table:formula="of:=&quot;&quot; &amp; CHAR(CODE([.B532])-49) &amp; MID([.B532];2;7)" office:value-type="string" office:string-value="08031320" calcext:value-type="string">
            <text:p>08031320</text:p>
          </table:table-cell>
          <table:table-cell table:style-name="ce8" office:value-type="string" calcext:value-type="string">
            <text:p>a8031320</text:p>
          </table:table-cell>
          <table:table-cell table:style-name="ce8" office:value-type="string" calcext:value-type="string">
            <text:p>ceipestalella</text:p>
          </table:table-cell>
          <table:table-cell table:style-name="ce8" office:value-type="string" calcext:value-type="string">
            <text:p>Escola Estalella i Graells</text:p>
          </table:table-cell>
          <table:table-cell table:number-columns-repeated="986"/>
        </table:table-row>
        <table:table-row table:style-name="ro1">
          <table:table-cell table:formula="of:=&quot;&quot; &amp; CHAR(CODE([.B533])-49) &amp; MID([.B533];2;7)" office:value-type="string" office:string-value="08031459" calcext:value-type="string">
            <text:p>08031459</text:p>
          </table:table-cell>
          <table:table-cell table:style-name="ce8" office:value-type="string" calcext:value-type="string">
            <text:p>a8031459</text:p>
          </table:table-cell>
          <table:table-cell table:style-name="ce8" office:value-type="string" calcext:value-type="string">
            <text:p>ies-eugeni</text:p>
          </table:table-cell>
          <table:table-cell table:style-name="ce8" office:value-type="string" calcext:value-type="string">
            <text:p>Institut Eugeni d'Ors</text:p>
          </table:table-cell>
          <table:table-cell table:number-columns-repeated="986"/>
        </table:table-row>
        <table:table-row table:style-name="ro1">
          <table:table-cell table:formula="of:=&quot;&quot; &amp; CHAR(CODE([.B534])-49) &amp; MID([.B534];2;7)" office:value-type="string" office:string-value="08031484" calcext:value-type="string">
            <text:p>08031484</text:p>
          </table:table-cell>
          <table:table-cell table:style-name="ce8" office:value-type="string" calcext:value-type="string">
            <text:p>a8031484</text:p>
          </table:table-cell>
          <table:table-cell table:style-name="ce8" office:value-type="string" calcext:value-type="string">
            <text:p>escola-ginesta</text:p>
          </table:table-cell>
          <table:table-cell table:style-name="ce8" office:value-type="string" calcext:value-type="string">
            <text:p>Escola Ginesta</text:p>
          </table:table-cell>
          <table:table-cell table:number-columns-repeated="986"/>
        </table:table-row>
        <table:table-row table:style-name="ro1">
          <table:table-cell table:formula="of:=&quot;&quot; &amp; CHAR(CODE([.B535])-49) &amp; MID([.B535];2;7)" office:value-type="string" office:string-value="08031599" calcext:value-type="string">
            <text:p>08031599</text:p>
          </table:table-cell>
          <table:table-cell table:style-name="ce8" office:value-type="string" calcext:value-type="string">
            <text:p>a8031599</text:p>
          </table:table-cell>
          <table:table-cell table:style-name="ce8" office:value-type="string" calcext:value-type="string">
            <text:p>coldivinaprovidencia</text:p>
          </table:table-cell>
          <table:table-cell table:style-name="ce8" office:value-type="string" calcext:value-type="string">
            <text:p>Divina Providència</text:p>
          </table:table-cell>
          <table:table-cell table:number-columns-repeated="986"/>
        </table:table-row>
        <table:table-row table:style-name="ro1">
          <table:table-cell table:formula="of:=&quot;&quot; &amp; CHAR(CODE([.B536])-49) &amp; MID([.B536];2;7)" office:value-type="string" office:string-value="08031666" calcext:value-type="string">
            <text:p>08031666</text:p>
          </table:table-cell>
          <table:table-cell table:style-name="ce8" office:value-type="string" calcext:value-type="string">
            <text:p>a8031666</text:p>
          </table:table-cell>
          <table:table-cell table:style-name="ce8" office:value-type="string" calcext:value-type="string">
            <text:p>ceipcanigo</text:p>
          </table:table-cell>
          <table:table-cell table:style-name="ce8" office:value-type="string" calcext:value-type="string">
            <text:p>Escola Canigó</text:p>
          </table:table-cell>
          <table:table-cell table:number-columns-repeated="986"/>
        </table:table-row>
        <table:table-row table:style-name="ro1">
          <table:table-cell table:formula="of:=&quot;&quot; &amp; CHAR(CODE([.B537])-49) &amp; MID([.B537];2;7)" office:value-type="string" office:string-value="08031681" calcext:value-type="string">
            <text:p>08031681</text:p>
          </table:table-cell>
          <table:table-cell table:style-name="ce8" office:value-type="string" calcext:value-type="string">
            <text:p>a8031681</text:p>
          </table:table-cell>
          <table:table-cell table:style-name="ce8" office:value-type="string" calcext:value-type="string">
            <text:p>ieslluchirafecas</text:p>
          </table:table-cell>
          <table:table-cell table:style-name="ce8" office:value-type="string" calcext:value-type="string">
            <text:p>Institut Francesc Xavier Lluch i Rafecas</text:p>
          </table:table-cell>
          <table:table-cell table:number-columns-repeated="986"/>
        </table:table-row>
        <table:table-row table:style-name="ro1">
          <table:table-cell table:formula="of:=&quot;&quot; &amp; CHAR(CODE([.B538])-49) &amp; MID([.B538];2;7)" office:value-type="string" office:string-value="08031711" calcext:value-type="string">
            <text:p>08031711</text:p>
          </table:table-cell>
          <table:table-cell table:style-name="ce8" office:value-type="string" calcext:value-type="string">
            <text:p>a8031711</text:p>
          </table:table-cell>
          <table:table-cell table:style-name="ce8" office:value-type="string" calcext:value-type="string">
            <text:p>iescabanyes</text:p>
          </table:table-cell>
          <table:table-cell table:style-name="ce8" office:value-type="string" calcext:value-type="string">
            <text:p>Institut Manuel de Cabanyes</text:p>
          </table:table-cell>
          <table:table-cell table:number-columns-repeated="986"/>
        </table:table-row>
        <table:table-row table:style-name="ro1">
          <table:table-cell table:formula="of:=&quot;&quot; &amp; CHAR(CODE([.B539])-49) &amp; MID([.B539];2;7)" office:value-type="string" office:string-value="08031757" calcext:value-type="string">
            <text:p>08031757</text:p>
          </table:table-cell>
          <table:table-cell table:style-name="ce8" office:value-type="string" calcext:value-type="string">
            <text:p>a8031757</text:p>
          </table:table-cell>
          <table:table-cell table:style-name="ce8" office:value-type="string" calcext:value-type="string">
            <text:p>iesforatdelvent</text:p>
          </table:table-cell>
          <table:table-cell table:style-name="ce8" office:value-type="string" calcext:value-type="string">
            <text:p>Institut Forat del Vent</text:p>
          </table:table-cell>
          <table:table-cell table:number-columns-repeated="986"/>
        </table:table-row>
        <table:table-row table:style-name="ro1">
          <table:table-cell table:formula="of:=&quot;&quot; &amp; CHAR(CODE([.B540])-49) &amp; MID([.B540];2;7)" office:value-type="string" office:string-value="08031770" calcext:value-type="string">
            <text:p>08031770</text:p>
          </table:table-cell>
          <table:table-cell table:style-name="ce8" office:value-type="string" calcext:value-type="string">
            <text:p>a8031770</text:p>
          </table:table-cell>
          <table:table-cell table:style-name="ce8" office:value-type="string" calcext:value-type="string">
            <text:p>iescanjofresa</text:p>
          </table:table-cell>
          <table:table-cell table:style-name="ce8" office:value-type="string" calcext:value-type="string">
            <text:p>Institut Can Jofresa</text:p>
          </table:table-cell>
          <table:table-cell table:number-columns-repeated="986"/>
        </table:table-row>
        <table:table-row table:style-name="ro1">
          <table:table-cell table:formula="of:=&quot;&quot; &amp; CHAR(CODE([.B541])-49) &amp; MID([.B541];2;7)" office:value-type="string" office:string-value="08031794" calcext:value-type="string">
            <text:p>08031794</text:p>
          </table:table-cell>
          <table:table-cell table:style-name="ce8" office:value-type="string" calcext:value-type="string">
            <text:p>a8031794</text:p>
          </table:table-cell>
          <table:table-cell table:style-name="ce8" office:value-type="string" calcext:value-type="string">
            <text:p>escpalmademallorca</text:p>
          </table:table-cell>
          <table:table-cell table:style-name="ce8" office:value-type="string" calcext:value-type="string">
            <text:p>Escola Palma de Mallorca</text:p>
          </table:table-cell>
          <table:table-cell table:number-columns-repeated="986"/>
        </table:table-row>
        <table:table-row table:style-name="ro1">
          <table:table-cell table:formula="of:=&quot;&quot; &amp; CHAR(CODE([.B542])-49) &amp; MID([.B542];2;7)" office:value-type="string" office:string-value="08031861" calcext:value-type="string">
            <text:p>08031861</text:p>
          </table:table-cell>
          <table:table-cell table:style-name="ce8" office:value-type="string" calcext:value-type="string">
            <text:p>a8031861</text:p>
          </table:table-cell>
          <table:table-cell table:style-name="ce8" office:value-type="string" calcext:value-type="string">
            <text:p>insleonardo</text:p>
          </table:table-cell>
          <table:table-cell table:style-name="ce8" office:value-type="string" calcext:value-type="string">
            <text:p>Institut Leonardo da Vinci</text:p>
          </table:table-cell>
          <table:table-cell table:number-columns-repeated="986"/>
        </table:table-row>
        <table:table-row table:style-name="ro1">
          <table:table-cell table:formula="of:=&quot;&quot; &amp; CHAR(CODE([.B543])-49) &amp; MID([.B543];2;7)" office:value-type="string" office:string-value="08031976" calcext:value-type="string">
            <text:p>08031976</text:p>
          </table:table-cell>
          <table:table-cell table:style-name="ce8" office:value-type="string" calcext:value-type="string">
            <text:p>a8031976</text:p>
          </table:table-cell>
          <table:table-cell table:style-name="ce8" office:value-type="string" calcext:value-type="string">
            <text:p>escolesnuria</text:p>
          </table:table-cell>
          <table:table-cell table:style-name="ce8" office:value-type="string" calcext:value-type="string">
            <text:p>CEFP Núria</text:p>
          </table:table-cell>
          <table:table-cell table:number-columns-repeated="986"/>
        </table:table-row>
        <table:table-row table:style-name="ro1">
          <table:table-cell table:formula="of:=&quot;&quot; &amp; CHAR(CODE([.B544])-49) &amp; MID([.B544];2;7)" office:value-type="string" office:string-value="08032300" calcext:value-type="string">
            <text:p>08032300</text:p>
          </table:table-cell>
          <table:table-cell table:style-name="ce8" office:value-type="string" calcext:value-type="string">
            <text:p>a8032300</text:p>
          </table:table-cell>
          <table:table-cell table:style-name="ce8" office:value-type="string" calcext:value-type="string">
            <text:p>ceip-fray-luis-leon</text:p>
          </table:table-cell>
          <table:table-cell table:style-name="ce8" office:value-type="string" calcext:value-type="string">
            <text:p>Escola Fray Luis de León</text:p>
          </table:table-cell>
          <table:table-cell table:number-columns-repeated="986"/>
        </table:table-row>
        <table:table-row table:style-name="ro1">
          <table:table-cell table:formula="of:=&quot;&quot; &amp; CHAR(CODE([.B545])-49) &amp; MID([.B545];2;7)" office:value-type="string" office:string-value="08032312" calcext:value-type="string">
            <text:p>08032312</text:p>
          </table:table-cell>
          <table:table-cell table:style-name="ce8" office:value-type="string" calcext:value-type="string">
            <text:p>a8032312</text:p>
          </table:table-cell>
          <table:table-cell table:style-name="ce8" office:value-type="string" calcext:value-type="string">
            <text:p>esc-unamuno</text:p>
          </table:table-cell>
          <table:table-cell table:style-name="ce8" office:value-type="string" calcext:value-type="string">
            <text:p>Escola Miguel de Unamuno</text:p>
          </table:table-cell>
          <table:table-cell table:number-columns-repeated="986"/>
        </table:table-row>
        <table:table-row table:style-name="ro1">
          <table:table-cell table:formula="of:=&quot;&quot; &amp; CHAR(CODE([.B546])-49) &amp; MID([.B546];2;7)" office:value-type="string" office:string-value="08032348" calcext:value-type="string">
            <text:p>08032348</text:p>
          </table:table-cell>
          <table:table-cell table:style-name="ce8" office:value-type="string" calcext:value-type="string">
            <text:p>a8032348</text:p>
          </table:table-cell>
          <table:table-cell table:style-name="ce8" office:value-type="string" calcext:value-type="string">
            <text:p>ceip-25desetembre-rubi</text:p>
          </table:table-cell>
          <table:table-cell table:style-name="ce8" office:value-type="string" calcext:value-type="string">
            <text:p>Escola 25 de Setembre</text:p>
          </table:table-cell>
          <table:table-cell table:number-columns-repeated="986"/>
        </table:table-row>
        <table:table-row table:style-name="ro1">
          <table:table-cell table:formula="of:=&quot;&quot; &amp; CHAR(CODE([.B547])-49) &amp; MID([.B547];2;7)" office:value-type="string" office:string-value="08032351" calcext:value-type="string">
            <text:p>08032351</text:p>
          </table:table-cell>
          <table:table-cell table:style-name="ce8" office:value-type="string" calcext:value-type="string">
            <text:p>a8032351</text:p>
          </table:table-cell>
          <table:table-cell table:style-name="ce8" office:value-type="string" calcext:value-type="string">
            <text:p>escolapaucasalsrubi</text:p>
          </table:table-cell>
          <table:table-cell table:style-name="ce8" office:value-type="string" calcext:value-type="string">
            <text:p>Escola Pau Casals</text:p>
          </table:table-cell>
          <table:table-cell table:number-columns-repeated="986"/>
        </table:table-row>
        <table:table-row table:style-name="ro1">
          <table:table-cell table:formula="of:=&quot;&quot; &amp; CHAR(CODE([.B548])-49) &amp; MID([.B548];2;7)" office:value-type="string" office:string-value="08032476" calcext:value-type="string">
            <text:p>08032476</text:p>
          </table:table-cell>
          <table:table-cell table:style-name="ce8" office:value-type="string" calcext:value-type="string">
            <text:p>a8032476</text:p>
          </table:table-cell>
          <table:table-cell table:style-name="ce8" office:value-type="string" calcext:value-type="string">
            <text:p>escolapratdelariba</text:p>
          </table:table-cell>
          <table:table-cell table:style-name="ce8" office:value-type="string" calcext:value-type="string">
            <text:p>Escola Prat de la Riba</text:p>
          </table:table-cell>
          <table:table-cell table:number-columns-repeated="986"/>
        </table:table-row>
        <table:table-row table:style-name="ro1">
          <table:table-cell table:formula="of:=&quot;&quot; &amp; CHAR(CODE([.B549])-49) &amp; MID([.B549];2;7)" office:value-type="string" office:string-value="08032488" calcext:value-type="string">
            <text:p>08032488</text:p>
          </table:table-cell>
          <table:table-cell table:style-name="ce8" office:value-type="string" calcext:value-type="string">
            <text:p>a8032488</text:p>
          </table:table-cell>
          <table:table-cell table:style-name="ce8" office:value-type="string" calcext:value-type="string">
            <text:p>ceip-puig-gairalt</text:p>
          </table:table-cell>
          <table:table-cell table:style-name="ce8" office:value-type="string" calcext:value-type="string">
            <text:p>Escola Puig i Gairalt</text:p>
          </table:table-cell>
          <table:table-cell table:number-columns-repeated="986"/>
        </table:table-row>
        <table:table-row table:style-name="ro1">
          <table:table-cell table:formula="of:=&quot;&quot; &amp; CHAR(CODE([.B550])-49) &amp; MID([.B550];2;7)" office:value-type="string" office:string-value="08032491" calcext:value-type="string">
            <text:p>08032491</text:p>
          </table:table-cell>
          <table:table-cell table:style-name="ce8" office:value-type="string" calcext:value-type="string">
            <text:p>a8032491</text:p>
          </table:table-cell>
          <table:table-cell table:style-name="ce8" office:value-type="string" calcext:value-type="string">
            <text:p>escolasantvi</text:p>
          </table:table-cell>
          <table:table-cell table:style-name="ce8" office:value-type="string" calcext:value-type="string">
            <text:p>Escola Sant Vicenç</text:p>
          </table:table-cell>
          <table:table-cell table:number-columns-repeated="986"/>
        </table:table-row>
        <table:table-row table:style-name="ro1">
          <table:table-cell table:formula="of:=&quot;&quot; &amp; CHAR(CODE([.B551])-49) &amp; MID([.B551];2;7)" office:value-type="string" office:string-value="08032521" calcext:value-type="string">
            <text:p>08032521</text:p>
          </table:table-cell>
          <table:table-cell table:style-name="ce8" office:value-type="string" calcext:value-type="string">
            <text:p>a8032521</text:p>
          </table:table-cell>
          <table:table-cell table:style-name="ce8" office:value-type="string" calcext:value-type="string">
            <text:p>ceipvallpalau</text:p>
          </table:table-cell>
          <table:table-cell table:style-name="ce8" office:value-type="string" calcext:value-type="string">
            <text:p>Escola Vall de Palau</text:p>
          </table:table-cell>
          <table:table-cell table:number-columns-repeated="986"/>
        </table:table-row>
        <table:table-row table:style-name="ro1">
          <table:table-cell table:formula="of:=&quot;&quot; &amp; CHAR(CODE([.B552])-49) &amp; MID([.B552];2;7)" office:value-type="string" office:string-value="08032580" calcext:value-type="string">
            <text:p>08032580</text:p>
          </table:table-cell>
          <table:table-cell table:style-name="ce8" office:value-type="string" calcext:value-type="string">
            <text:p>a8032580</text:p>
          </table:table-cell>
          <table:table-cell table:style-name="ce8" office:value-type="string" calcext:value-type="string">
            <text:p>ceip-canigo-santjust</text:p>
          </table:table-cell>
          <table:table-cell table:style-name="ce8" office:value-type="string" calcext:value-type="string">
            <text:p>Escola Canigó</text:p>
          </table:table-cell>
          <table:table-cell table:number-columns-repeated="986"/>
        </table:table-row>
        <table:table-row table:style-name="ro1">
          <table:table-cell table:formula="of:=&quot;&quot; &amp; CHAR(CODE([.B553])-49) &amp; MID([.B553];2;7)" office:value-type="string" office:string-value="08032592" calcext:value-type="string">
            <text:p>08032592</text:p>
          </table:table-cell>
          <table:table-cell table:style-name="ce8" office:value-type="string" calcext:value-type="string">
            <text:p>a8032592</text:p>
          </table:table-cell>
          <table:table-cell table:style-name="ce8" office:value-type="string" calcext:value-type="string">
            <text:p>esc-santjordi-svmontalt</text:p>
          </table:table-cell>
          <table:table-cell table:style-name="ce8" office:value-type="string" calcext:value-type="string">
            <text:p>Escola Sant Jordi</text:p>
          </table:table-cell>
          <table:table-cell table:number-columns-repeated="986"/>
        </table:table-row>
        <table:table-row table:style-name="ro1">
          <table:table-cell table:formula="of:=&quot;&quot; &amp; CHAR(CODE([.B554])-49) &amp; MID([.B554];2;7)" office:value-type="string" office:string-value="08032634" calcext:value-type="string">
            <text:p>08032634</text:p>
          </table:table-cell>
          <table:table-cell table:style-name="ce8" office:value-type="string" calcext:value-type="string">
            <text:p>a8032634</text:p>
          </table:table-cell>
          <table:table-cell table:style-name="ce8" office:value-type="string" calcext:value-type="string">
            <text:p>ceip-ferreriguardia</text:p>
          </table:table-cell>
          <table:table-cell table:style-name="ce8" office:value-type="string" calcext:value-type="string">
            <text:p>Escola Ferrer i Guàrdia</text:p>
          </table:table-cell>
          <table:table-cell table:number-columns-repeated="986"/>
        </table:table-row>
        <table:table-row table:style-name="ro1">
          <table:table-cell table:formula="of:=&quot;&quot; &amp; CHAR(CODE([.B555])-49) &amp; MID([.B555];2;7)" office:value-type="string" office:string-value="08032658" calcext:value-type="string">
            <text:p>08032658</text:p>
          </table:table-cell>
          <table:table-cell table:style-name="ce8" office:value-type="string" calcext:value-type="string">
            <text:p>a8032658</text:p>
          </table:table-cell>
          <table:table-cell table:style-name="ce8" office:value-type="string" calcext:value-type="string">
            <text:p>ceip-eramprunya</text:p>
          </table:table-cell>
          <table:table-cell table:style-name="ce8" office:value-type="string" calcext:value-type="string">
            <text:p>Escola L'Eramprunyà</text:p>
          </table:table-cell>
          <table:table-cell table:number-columns-repeated="986"/>
        </table:table-row>
        <table:table-row table:style-name="ro1">
          <table:table-cell table:formula="of:=&quot;&quot; &amp; CHAR(CODE([.B556])-49) &amp; MID([.B556];2;7)" office:value-type="string" office:string-value="08032701" calcext:value-type="string">
            <text:p>08032701</text:p>
          </table:table-cell>
          <table:table-cell table:style-name="ce8" office:value-type="string" calcext:value-type="string">
            <text:p>a8032701</text:p>
          </table:table-cell>
          <table:table-cell table:style-name="ce8" office:value-type="string" calcext:value-type="string">
            <text:p>ceiplluismillet</text:p>
          </table:table-cell>
          <table:table-cell table:style-name="ce8" office:value-type="string" calcext:value-type="string">
            <text:p>Escola Lluís Millet</text:p>
          </table:table-cell>
          <table:table-cell table:number-columns-repeated="986"/>
        </table:table-row>
        <table:table-row table:style-name="ro1">
          <table:table-cell table:formula="of:=&quot;&quot; &amp; CHAR(CODE([.B557])-49) &amp; MID([.B557];2;7)" office:value-type="string" office:string-value="08032713" calcext:value-type="string">
            <text:p>08032713</text:p>
          </table:table-cell>
          <table:table-cell table:style-name="ce8" office:value-type="string" calcext:value-type="string">
            <text:p>a8032713</text:p>
          </table:table-cell>
          <table:table-cell table:style-name="ce8" office:value-type="string" calcext:value-type="string">
            <text:p>ceipsantjordimollet</text:p>
          </table:table-cell>
          <table:table-cell table:style-name="ce8" office:value-type="string" calcext:value-type="string">
            <text:p>Escola Sant Jordi</text:p>
          </table:table-cell>
          <table:table-cell table:number-columns-repeated="986"/>
        </table:table-row>
        <table:table-row table:style-name="ro1">
          <table:table-cell table:formula="of:=&quot;&quot; &amp; CHAR(CODE([.B558])-49) &amp; MID([.B558];2;7)" office:value-type="string" office:string-value="08032725" calcext:value-type="string">
            <text:p>08032725</text:p>
          </table:table-cell>
          <table:table-cell table:style-name="ce8" office:value-type="string" calcext:value-type="string">
            <text:p>a8032725</text:p>
          </table:table-cell>
          <table:table-cell table:style-name="ce8" office:value-type="string" calcext:value-type="string">
            <text:p>ceiptarra</text:p>
          </table:table-cell>
          <table:table-cell table:style-name="ce8" office:value-type="string" calcext:value-type="string">
            <text:p>Escola Honorable Josep Tarradellas</text:p>
          </table:table-cell>
          <table:table-cell table:number-columns-repeated="986"/>
        </table:table-row>
        <table:table-row table:style-name="ro1">
          <table:table-cell table:formula="of:=&quot;&quot; &amp; CHAR(CODE([.B559])-49) &amp; MID([.B559];2;7)" office:value-type="string" office:string-value="08032750" calcext:value-type="string">
            <text:p>08032750</text:p>
          </table:table-cell>
          <table:table-cell table:style-name="ce8" office:value-type="string" calcext:value-type="string">
            <text:p>a8032750</text:p>
          </table:table-cell>
          <table:table-cell table:style-name="ce8" office:value-type="string" calcext:value-type="string">
            <text:p>ceip-paucasals-viladecans</text:p>
          </table:table-cell>
          <table:table-cell table:style-name="ce8" office:value-type="string" calcext:value-type="string">
            <text:p>Escola Pau Casals</text:p>
          </table:table-cell>
          <table:table-cell table:number-columns-repeated="986"/>
        </table:table-row>
        <table:table-row table:style-name="ro1">
          <table:table-cell table:formula="of:=&quot;&quot; &amp; CHAR(CODE([.B560])-49) &amp; MID([.B560];2;7)" office:value-type="string" office:string-value="08032762" calcext:value-type="string">
            <text:p>08032762</text:p>
          </table:table-cell>
          <table:table-cell table:style-name="ce8" office:value-type="string" calcext:value-type="string">
            <text:p>a8032762</text:p>
          </table:table-cell>
          <table:table-cell table:style-name="ce8" office:value-type="string" calcext:value-type="string">
            <text:p>escoladoctortrueta</text:p>
          </table:table-cell>
          <table:table-cell table:style-name="ce8" office:value-type="string" calcext:value-type="string">
            <text:p>Escola Doctor Trueta</text:p>
          </table:table-cell>
          <table:table-cell table:number-columns-repeated="986"/>
        </table:table-row>
        <table:table-row table:style-name="ro1">
          <table:table-cell table:formula="of:=&quot;&quot; &amp; CHAR(CODE([.B561])-49) &amp; MID([.B561];2;7)" office:value-type="string" office:string-value="08033407" calcext:value-type="string">
            <text:p>08033407</text:p>
          </table:table-cell>
          <table:table-cell table:style-name="ce8" office:value-type="string" calcext:value-type="string">
            <text:p>a8033407</text:p>
          </table:table-cell>
          <table:table-cell table:style-name="ce8" office:value-type="string" calcext:value-type="string">
            <text:p>ceip-purisalas</text:p>
          </table:table-cell>
          <table:table-cell table:style-name="ce8" office:value-type="string" calcext:value-type="string">
            <text:p>Escola Purificació Salas i Xandri</text:p>
          </table:table-cell>
          <table:table-cell table:number-columns-repeated="986"/>
        </table:table-row>
        <table:table-row table:style-name="ro1">
          <table:table-cell table:formula="of:=&quot;&quot; &amp; CHAR(CODE([.B562])-49) &amp; MID([.B562];2;7)" office:value-type="string" office:string-value="08033535" calcext:value-type="string">
            <text:p>08033535</text:p>
          </table:table-cell>
          <table:table-cell table:style-name="ce8" office:value-type="string" calcext:value-type="string">
            <text:p>a8033535</text:p>
          </table:table-cell>
          <table:table-cell table:style-name="ce8" office:value-type="string" calcext:value-type="string">
            <text:p>ceip-joanmaragall-esplugues</text:p>
          </table:table-cell>
          <table:table-cell table:style-name="ce8" office:value-type="string" calcext:value-type="string">
            <text:p>Escola Joan Maragall</text:p>
          </table:table-cell>
          <table:table-cell table:number-columns-repeated="986"/>
        </table:table-row>
        <table:table-row table:style-name="ro1">
          <table:table-cell table:formula="of:=&quot;&quot; &amp; CHAR(CODE([.B563])-49) &amp; MID([.B563];2;7)" office:value-type="string" office:string-value="08033560" calcext:value-type="string">
            <text:p>08033560</text:p>
          </table:table-cell>
          <table:table-cell table:style-name="ce8" office:value-type="string" calcext:value-type="string">
            <text:p>a8033560</text:p>
          </table:table-cell>
          <table:table-cell table:style-name="ce8" office:value-type="string" calcext:value-type="string">
            <text:p>ceip-mariustorres</text:p>
          </table:table-cell>
          <table:table-cell table:style-name="ce8" office:value-type="string" calcext:value-type="string">
            <text:p>Escola Màrius Torres</text:p>
          </table:table-cell>
          <table:table-cell table:number-columns-repeated="986"/>
        </table:table-row>
        <table:table-row table:style-name="ro1">
          <table:table-cell table:formula="of:=&quot;&quot; &amp; CHAR(CODE([.B564])-49) &amp; MID([.B564];2;7)" office:value-type="string" office:string-value="08033602" calcext:value-type="string">
            <text:p>08033602</text:p>
          </table:table-cell>
          <table:table-cell table:style-name="ce8" office:value-type="string" calcext:value-type="string">
            <text:p>a8033602</text:p>
          </table:table-cell>
          <table:table-cell table:style-name="ce8" office:value-type="string" calcext:value-type="string">
            <text:p>escolacanserra</text:p>
          </table:table-cell>
          <table:table-cell table:style-name="ce8" office:value-type="string" calcext:value-type="string">
            <text:p>Escola Can Serra</text:p>
          </table:table-cell>
          <table:table-cell table:number-columns-repeated="986"/>
        </table:table-row>
        <table:table-row table:style-name="ro1">
          <table:table-cell table:formula="of:=&quot;&quot; &amp; CHAR(CODE([.B565])-49) &amp; MID([.B565];2;7)" office:value-type="string" office:string-value="08033781" calcext:value-type="string">
            <text:p>08033781</text:p>
          </table:table-cell>
          <table:table-cell table:style-name="ce8" office:value-type="string" calcext:value-type="string">
            <text:p>a8033781</text:p>
          </table:table-cell>
          <table:table-cell table:style-name="ce8" office:value-type="string" calcext:value-type="string">
            <text:p>cee-mariafelipduran-gava</text:p>
          </table:table-cell>
          <table:table-cell table:style-name="ce8" office:value-type="string" calcext:value-type="string">
            <text:p>CEE Maria Felip</text:p>
          </table:table-cell>
          <table:table-cell table:number-columns-repeated="986"/>
        </table:table-row>
        <table:table-row table:style-name="ro1">
          <table:table-cell table:formula="of:=&quot;&quot; &amp; CHAR(CODE([.B566])-49) &amp; MID([.B566];2;7)" office:value-type="string" office:string-value="08033857" calcext:value-type="string">
            <text:p>08033857</text:p>
          </table:table-cell>
          <table:table-cell table:style-name="ce8" office:value-type="string" calcext:value-type="string">
            <text:p>a8033857</text:p>
          </table:table-cell>
          <table:table-cell table:style-name="ce8" office:value-type="string" calcext:value-type="string">
            <text:p>esc-baldomersola</text:p>
          </table:table-cell>
          <table:table-cell table:style-name="ce8" office:value-type="string" calcext:value-type="string">
            <text:p>Escola Baldomer Solà</text:p>
          </table:table-cell>
          <table:table-cell table:number-columns-repeated="986"/>
        </table:table-row>
        <table:table-row table:style-name="ro1">
          <table:table-cell table:formula="of:=&quot;&quot; &amp; CHAR(CODE([.B567])-49) &amp; MID([.B567];2;7)" office:value-type="string" office:string-value="08033869" calcext:value-type="string">
            <text:p>08033869</text:p>
          </table:table-cell>
          <table:table-cell table:style-name="ce8" office:value-type="string" calcext:value-type="string">
            <text:p>a8033869</text:p>
          </table:table-cell>
          <table:table-cell table:style-name="ce8" office:value-type="string" calcext:value-type="string">
            <text:p>iespaucasals-badalona</text:p>
          </table:table-cell>
          <table:table-cell table:style-name="ce8" office:value-type="string" calcext:value-type="string">
            <text:p>Institut Pau Casals</text:p>
          </table:table-cell>
          <table:table-cell table:number-columns-repeated="986"/>
        </table:table-row>
        <table:table-row table:style-name="ro1">
          <table:table-cell table:formula="of:=&quot;&quot; &amp; CHAR(CODE([.B568])-49) &amp; MID([.B568];2;7)" office:value-type="string" office:string-value="08033882" calcext:value-type="string">
            <text:p>08033882</text:p>
          </table:table-cell>
          <table:table-cell table:style-name="ce8" office:value-type="string" calcext:value-type="string">
            <text:p>a8033882</text:p>
          </table:table-cell>
          <table:table-cell table:style-name="ce8" office:value-type="string" calcext:value-type="string">
            <text:p>ies-joan-coromines</text:p>
          </table:table-cell>
          <table:table-cell table:style-name="ce8" office:value-type="string" calcext:value-type="string">
            <text:p>Institut Joan Coromines</text:p>
          </table:table-cell>
          <table:table-cell table:number-columns-repeated="986"/>
        </table:table-row>
        <table:table-row table:style-name="ro1">
          <table:table-cell table:formula="of:=&quot;&quot; &amp; CHAR(CODE([.B569])-49) &amp; MID([.B569];2;7)" office:value-type="string" office:string-value="08033912" calcext:value-type="string">
            <text:p>08033912</text:p>
          </table:table-cell>
          <table:table-cell table:style-name="ce8" office:value-type="string" calcext:value-type="string">
            <text:p>a8033912</text:p>
          </table:table-cell>
          <table:table-cell table:style-name="ce8" office:value-type="string" calcext:value-type="string">
            <text:p>ies-merce-rodoreda</text:p>
          </table:table-cell>
          <table:table-cell table:style-name="ce8" office:value-type="string" calcext:value-type="string">
            <text:p>Institut Mercè Rodoreda</text:p>
          </table:table-cell>
          <table:table-cell table:number-columns-repeated="986"/>
        </table:table-row>
        <table:table-row table:style-name="ro1">
          <table:table-cell table:formula="of:=&quot;&quot; &amp; CHAR(CODE([.B570])-49) &amp; MID([.B570];2;7)" office:value-type="string" office:string-value="08033924" calcext:value-type="string">
            <text:p>08033924</text:p>
          </table:table-cell>
          <table:table-cell table:style-name="ce8" office:value-type="string" calcext:value-type="string">
            <text:p>a8033924</text:p>
          </table:table-cell>
          <table:table-cell table:style-name="ce8" office:value-type="string" calcext:value-type="string">
            <text:p>iespiusfontiquer</text:p>
          </table:table-cell>
          <table:table-cell table:style-name="ce8" office:value-type="string" calcext:value-type="string">
            <text:p>Institut Pius Font i Quer</text:p>
          </table:table-cell>
          <table:table-cell table:number-columns-repeated="986"/>
        </table:table-row>
        <table:table-row table:style-name="ro1">
          <table:table-cell table:formula="of:=&quot;&quot; &amp; CHAR(CODE([.B571])-49) &amp; MID([.B571];2;7)" office:value-type="string" office:string-value="08033961" calcext:value-type="string">
            <text:p>08033961</text:p>
          </table:table-cell>
          <table:table-cell table:style-name="ce8" office:value-type="string" calcext:value-type="string">
            <text:p>a8033961</text:p>
          </table:table-cell>
          <table:table-cell table:style-name="ce8" office:value-type="string" calcext:value-type="string">
            <text:p>iesrafaelcasanova</text:p>
          </table:table-cell>
          <table:table-cell table:style-name="ce8" office:value-type="string" calcext:value-type="string">
            <text:p>Institut Rafael Casanova</text:p>
          </table:table-cell>
          <table:table-cell table:number-columns-repeated="986"/>
        </table:table-row>
        <table:table-row table:style-name="ro1">
          <table:table-cell table:formula="of:=&quot;&quot; &amp; CHAR(CODE([.B572])-49) &amp; MID([.B572];2;7)" office:value-type="string" office:string-value="08033973" calcext:value-type="string">
            <text:p>08033973</text:p>
          </table:table-cell>
          <table:table-cell table:style-name="ce8" office:value-type="string" calcext:value-type="string">
            <text:p>a8033973</text:p>
          </table:table-cell>
          <table:table-cell table:style-name="ce8" office:value-type="string" calcext:value-type="string">
            <text:p>iespedrol</text:p>
          </table:table-cell>
          <table:table-cell table:style-name="ce8" office:value-type="string" calcext:value-type="string">
            <text:p>Institut Pedrol</text:p>
          </table:table-cell>
          <table:table-cell table:number-columns-repeated="986"/>
        </table:table-row>
        <table:table-row table:style-name="ro1">
          <table:table-cell table:formula="of:=&quot;&quot; &amp; CHAR(CODE([.B573])-49) &amp; MID([.B573];2;7)" office:value-type="string" office:string-value="08033985" calcext:value-type="string">
            <text:p>08033985</text:p>
          </table:table-cell>
          <table:table-cell table:style-name="ce8" office:value-type="string" calcext:value-type="string">
            <text:p>a8033985</text:p>
          </table:table-cell>
          <table:table-cell table:style-name="ce8" office:value-type="string" calcext:value-type="string">
            <text:p>iessantjust</text:p>
          </table:table-cell>
          <table:table-cell table:style-name="ce8" office:value-type="string" calcext:value-type="string">
            <text:p>Institut de Sant Just Desvern</text:p>
          </table:table-cell>
          <table:table-cell table:number-columns-repeated="986"/>
        </table:table-row>
        <table:table-row table:style-name="ro1">
          <table:table-cell table:formula="of:=&quot;&quot; &amp; CHAR(CODE([.B574])-49) &amp; MID([.B574];2;7)" office:value-type="string" office:string-value="08033997" calcext:value-type="string">
            <text:p>08033997</text:p>
          </table:table-cell>
          <table:table-cell table:style-name="ce8" office:value-type="string" calcext:value-type="string">
            <text:p>a8033997</text:p>
          </table:table-cell>
          <table:table-cell table:style-name="ce8" office:value-type="string" calcext:value-type="string">
            <text:p>escolaprimavera</text:p>
          </table:table-cell>
          <table:table-cell table:style-name="ce8" office:value-type="string" calcext:value-type="string">
            <text:p>Escola Primavera</text:p>
          </table:table-cell>
          <table:table-cell table:number-columns-repeated="986"/>
        </table:table-row>
        <table:table-row table:style-name="ro1">
          <table:table-cell table:formula="of:=&quot;&quot; &amp; CHAR(CODE([.B575])-49) &amp; MID([.B575];2;7)" office:value-type="string" office:string-value="08034001" calcext:value-type="string">
            <text:p>08034001</text:p>
          </table:table-cell>
          <table:table-cell table:style-name="ce8" office:value-type="string" calcext:value-type="string">
            <text:p>a8034001</text:p>
          </table:table-cell>
          <table:table-cell table:style-name="ce8" office:value-type="string" calcext:value-type="string">
            <text:p>iesterraroja</text:p>
          </table:table-cell>
          <table:table-cell table:style-name="ce8" office:value-type="string" calcext:value-type="string">
            <text:p>Institut Terra Roja</text:p>
          </table:table-cell>
          <table:table-cell table:number-columns-repeated="986"/>
        </table:table-row>
        <table:table-row table:style-name="ro1">
          <table:table-cell table:formula="of:=&quot;&quot; &amp; CHAR(CODE([.B576])-49) &amp; MID([.B576];2;7)" office:value-type="string" office:string-value="08034011" calcext:value-type="string">
            <text:p>08034011</text:p>
          </table:table-cell>
          <table:table-cell table:style-name="ce8" office:value-type="string" calcext:value-type="string">
            <text:p>a8034011</text:p>
          </table:table-cell>
          <table:table-cell table:style-name="ce8" office:value-type="string" calcext:value-type="string">
            <text:p>iesfmompou</text:p>
          </table:table-cell>
          <table:table-cell table:style-name="ce8" office:value-type="string" calcext:value-type="string">
            <text:p>Institut Frederic Mompou</text:p>
          </table:table-cell>
          <table:table-cell table:number-columns-repeated="986"/>
        </table:table-row>
        <table:table-row table:style-name="ro1">
          <table:table-cell table:formula="of:=&quot;&quot; &amp; CHAR(CODE([.B577])-49) &amp; MID([.B577];2;7)" office:value-type="string" office:string-value="08034035" calcext:value-type="string">
            <text:p>08034035</text:p>
          </table:table-cell>
          <table:table-cell table:style-name="ce8" office:value-type="string" calcext:value-type="string">
            <text:p>a8034035</text:p>
          </table:table-cell>
          <table:table-cell table:style-name="ce8" office:value-type="string" calcext:value-type="string">
            <text:p>iesfedericamontseny</text:p>
          </table:table-cell>
          <table:table-cell table:style-name="ce8" office:value-type="string" calcext:value-type="string">
            <text:p>Institut Federica Montseny</text:p>
          </table:table-cell>
          <table:table-cell table:number-columns-repeated="986"/>
        </table:table-row>
        <table:table-row table:style-name="ro1">
          <table:table-cell table:formula="of:=&quot;&quot; &amp; CHAR(CODE([.B578])-49) &amp; MID([.B578];2;7)" office:value-type="string" office:string-value="08034060" calcext:value-type="string">
            <text:p>08034060</text:p>
          </table:table-cell>
          <table:table-cell table:style-name="ce8" office:value-type="string" calcext:value-type="string">
            <text:p>a8034060</text:p>
          </table:table-cell>
          <table:table-cell table:style-name="ce8" office:value-type="string" calcext:value-type="string">
            <text:p>escolamossencinto</text:p>
          </table:table-cell>
          <table:table-cell table:style-name="ce8" office:value-type="string" calcext:value-type="string">
            <text:p>Escola Mossèn Cinto Verdaguer</text:p>
          </table:table-cell>
          <table:table-cell table:number-columns-repeated="986"/>
        </table:table-row>
        <table:table-row table:style-name="ro1">
          <table:table-cell table:formula="of:=&quot;&quot; &amp; CHAR(CODE([.B579])-49) &amp; MID([.B579];2;7)" office:value-type="string" office:string-value="08034096" calcext:value-type="string">
            <text:p>08034096</text:p>
          </table:table-cell>
          <table:table-cell table:style-name="ce8" office:value-type="string" calcext:value-type="string">
            <text:p>a8034096</text:p>
          </table:table-cell>
          <table:table-cell table:style-name="ce8" office:value-type="string" calcext:value-type="string">
            <text:p>ceip-agaudi-castelldefels</text:p>
          </table:table-cell>
          <table:table-cell table:style-name="ce8" office:value-type="string" calcext:value-type="string">
            <text:p>Escola Antoni Gaudí</text:p>
          </table:table-cell>
          <table:table-cell table:number-columns-repeated="986"/>
        </table:table-row>
        <table:table-row table:style-name="ro1">
          <table:table-cell table:formula="of:=&quot;&quot; &amp; CHAR(CODE([.B580])-49) &amp; MID([.B580];2;7)" office:value-type="string" office:string-value="08034102" calcext:value-type="string">
            <text:p>08034102</text:p>
          </table:table-cell>
          <table:table-cell table:style-name="ce8" office:value-type="string" calcext:value-type="string">
            <text:p>a8034102</text:p>
          </table:table-cell>
          <table:table-cell table:style-name="ce8" office:value-type="string" calcext:value-type="string">
            <text:p>escmadorell</text:p>
          </table:table-cell>
          <table:table-cell table:style-name="ce8" office:value-type="string" calcext:value-type="string">
            <text:p>Escola Josep Maria Madorell</text:p>
          </table:table-cell>
          <table:table-cell table:number-columns-repeated="986"/>
        </table:table-row>
        <table:table-row table:style-name="ro1">
          <table:table-cell table:formula="of:=&quot;&quot; &amp; CHAR(CODE([.B581])-49) &amp; MID([.B581];2;7)" office:value-type="string" office:string-value="08034126" calcext:value-type="string">
            <text:p>08034126</text:p>
          </table:table-cell>
          <table:table-cell table:style-name="ce8" office:value-type="string" calcext:value-type="string">
            <text:p>a8034126</text:p>
          </table:table-cell>
          <table:table-cell table:style-name="ce8" office:value-type="string" calcext:value-type="string">
            <text:p>escolapauboada</text:p>
          </table:table-cell>
          <table:table-cell table:style-name="ce8" office:value-type="string" calcext:value-type="string">
            <text:p>Escola Pau Boada</text:p>
          </table:table-cell>
          <table:table-cell table:number-columns-repeated="986"/>
        </table:table-row>
        <table:table-row table:style-name="ro1">
          <table:table-cell table:formula="of:=&quot;&quot; &amp; CHAR(CODE([.B582])-49) &amp; MID([.B582];2;7)" office:value-type="string" office:string-value="08034187" calcext:value-type="string">
            <text:p>08034187</text:p>
          </table:table-cell>
          <table:table-cell table:style-name="ce8" office:value-type="string" calcext:value-type="string">
            <text:p>a8034187</text:p>
          </table:table-cell>
          <table:table-cell table:style-name="ce8" office:value-type="string" calcext:value-type="string">
            <text:p>ies-dperramon</text:p>
          </table:table-cell>
          <table:table-cell table:style-name="ce8" office:value-type="string" calcext:value-type="string">
            <text:p>Institut Domènec Perramon</text:p>
          </table:table-cell>
          <table:table-cell table:number-columns-repeated="986"/>
        </table:table-row>
        <table:table-row table:style-name="ro1">
          <table:table-cell table:formula="of:=&quot;&quot; &amp; CHAR(CODE([.B583])-49) &amp; MID([.B583];2;7)" office:value-type="string" office:string-value="08034205" calcext:value-type="string">
            <text:p>08034205</text:p>
          </table:table-cell>
          <table:table-cell table:style-name="ce8" office:value-type="string" calcext:value-type="string">
            <text:p>a8034205</text:p>
          </table:table-cell>
          <table:table-cell table:style-name="ce8" office:value-type="string" calcext:value-type="string">
            <text:p>ieslaguineueta</text:p>
          </table:table-cell>
          <table:table-cell table:style-name="ce8" office:value-type="string" calcext:value-type="string">
            <text:p>Institut La Guineueta</text:p>
          </table:table-cell>
          <table:table-cell table:number-columns-repeated="986"/>
        </table:table-row>
        <table:table-row table:style-name="ro1">
          <table:table-cell table:formula="of:=&quot;&quot; &amp; CHAR(CODE([.B584])-49) &amp; MID([.B584];2;7)" office:value-type="string" office:string-value="08034229" calcext:value-type="string">
            <text:p>08034229</text:p>
          </table:table-cell>
          <table:table-cell table:style-name="ce8" office:value-type="string" calcext:value-type="string">
            <text:p>a8034229</text:p>
          </table:table-cell>
          <table:table-cell table:style-name="ce8" office:value-type="string" calcext:value-type="string">
            <text:p>ceipbonavista-castellarvalles</text:p>
          </table:table-cell>
          <table:table-cell table:style-name="ce8" office:value-type="string" calcext:value-type="string">
            <text:p>Escola Bonavista</text:p>
          </table:table-cell>
          <table:table-cell table:number-columns-repeated="986"/>
        </table:table-row>
        <table:table-row table:style-name="ro1">
          <table:table-cell table:formula="of:=&quot;&quot; &amp; CHAR(CODE([.B585])-49) &amp; MID([.B585];2;7)" office:value-type="string" office:string-value="08034266" calcext:value-type="string">
            <text:p>08034266</text:p>
          </table:table-cell>
          <table:table-cell table:style-name="ce8" office:value-type="string" calcext:value-type="string">
            <text:p>a8034266</text:p>
          </table:table-cell>
          <table:table-cell table:style-name="ce8" office:value-type="string" calcext:value-type="string">
            <text:p>esc-maragall-lh</text:p>
          </table:table-cell>
          <table:table-cell table:style-name="ce8" office:value-type="string" calcext:value-type="string">
            <text:p>Escola Joan Maragall</text:p>
          </table:table-cell>
          <table:table-cell table:number-columns-repeated="986"/>
        </table:table-row>
        <table:table-row table:style-name="ro1">
          <table:table-cell table:formula="of:=&quot;&quot; &amp; CHAR(CODE([.B586])-49) &amp; MID([.B586];2;7)" office:value-type="string" office:string-value="08034278" calcext:value-type="string">
            <text:p>08034278</text:p>
          </table:table-cell>
          <table:table-cell table:style-name="ce8" office:value-type="string" calcext:value-type="string">
            <text:p>a8034278</text:p>
          </table:table-cell>
          <table:table-cell table:style-name="ce8" office:value-type="string" calcext:value-type="string">
            <text:p>ceip-v-aleixandre</text:p>
          </table:table-cell>
          <table:table-cell table:style-name="ce8" office:value-type="string" calcext:value-type="string">
            <text:p>Escola Vicente Aleixandre</text:p>
          </table:table-cell>
          <table:table-cell table:number-columns-repeated="986"/>
        </table:table-row>
        <table:table-row table:style-name="ro1">
          <table:table-cell table:formula="of:=&quot;&quot; &amp; CHAR(CODE([.B587])-49) &amp; MID([.B587];2;7)" office:value-type="string" office:string-value="08034291" calcext:value-type="string">
            <text:p>08034291</text:p>
          </table:table-cell>
          <table:table-cell table:style-name="ce8" office:value-type="string" calcext:value-type="string">
            <text:p>a8034291</text:p>
          </table:table-cell>
          <table:table-cell table:style-name="ce8" office:value-type="string" calcext:value-type="string">
            <text:p>ceellevant</text:p>
          </table:table-cell>
          <table:table-cell table:style-name="ce8" office:value-type="string" calcext:value-type="string">
            <text:p>CEE Escola Llevant</text:p>
          </table:table-cell>
          <table:table-cell table:number-columns-repeated="986"/>
        </table:table-row>
        <table:table-row table:style-name="ro1">
          <table:table-cell table:formula="of:=&quot;&quot; &amp; CHAR(CODE([.B588])-49) &amp; MID([.B588];2;7)" office:value-type="string" office:string-value="08034321" calcext:value-type="string">
            <text:p>08034321</text:p>
          </table:table-cell>
          <table:table-cell table:style-name="ce8" office:value-type="string" calcext:value-type="string">
            <text:p>a8034321</text:p>
          </table:table-cell>
          <table:table-cell table:style-name="ce8" office:value-type="string" calcext:value-type="string">
            <text:p>ceip-torre-llauder-mataro</text:p>
          </table:table-cell>
          <table:table-cell table:style-name="ce8" office:value-type="string" calcext:value-type="string">
            <text:p>Escola Torre Llauder</text:p>
          </table:table-cell>
          <table:table-cell table:number-columns-repeated="986"/>
        </table:table-row>
        <table:table-row table:style-name="ro1">
          <table:table-cell table:formula="of:=&quot;&quot; &amp; CHAR(CODE([.B589])-49) &amp; MID([.B589];2;7)" office:value-type="string" office:string-value="08034333" calcext:value-type="string">
            <text:p>08034333</text:p>
          </table:table-cell>
          <table:table-cell table:style-name="ce8" office:value-type="string" calcext:value-type="string">
            <text:p>a8034333</text:p>
          </table:table-cell>
          <table:table-cell table:style-name="ce8" office:value-type="string" calcext:value-type="string">
            <text:p>escola-lallantia</text:p>
          </table:table-cell>
          <table:table-cell table:style-name="ce8" office:value-type="string" calcext:value-type="string">
            <text:p>Escola La Llàntia</text:p>
          </table:table-cell>
          <table:table-cell table:number-columns-repeated="986"/>
        </table:table-row>
        <table:table-row table:style-name="ro1">
          <table:table-cell table:formula="of:=&quot;&quot; &amp; CHAR(CODE([.B590])-49) &amp; MID([.B590];2;7)" office:value-type="string" office:string-value="08034357" calcext:value-type="string">
            <text:p>08034357</text:p>
          </table:table-cell>
          <table:table-cell table:style-name="ce8" office:value-type="string" calcext:value-type="string">
            <text:p>a8034357</text:p>
          </table:table-cell>
          <table:table-cell table:style-name="ce8" office:value-type="string" calcext:value-type="string">
            <text:p>ceipvistaalegre</text:p>
          </table:table-cell>
          <table:table-cell table:style-name="ce8" office:value-type="string" calcext:value-type="string">
            <text:p>Escola Vista Alegre</text:p>
          </table:table-cell>
          <table:table-cell table:number-columns-repeated="986"/>
        </table:table-row>
        <table:table-row table:style-name="ro1">
          <table:table-cell table:formula="of:=&quot;&quot; &amp; CHAR(CODE([.B591])-49) &amp; MID([.B591];2;7)" office:value-type="string" office:string-value="08034382" calcext:value-type="string">
            <text:p>08034382</text:p>
          </table:table-cell>
          <table:table-cell table:style-name="ce8" office:value-type="string" calcext:value-type="string">
            <text:p>a8034382</text:p>
          </table:table-cell>
          <table:table-cell table:style-name="ce8" office:value-type="string" calcext:value-type="string">
            <text:p>ceip-rllullrubi</text:p>
          </table:table-cell>
          <table:table-cell table:style-name="ce8" office:value-type="string" calcext:value-type="string">
            <text:p>Escola Ramon Llull</text:p>
          </table:table-cell>
          <table:table-cell table:number-columns-repeated="986"/>
        </table:table-row>
        <table:table-row table:style-name="ro1">
          <table:table-cell table:formula="of:=&quot;&quot; &amp; CHAR(CODE([.B592])-49) &amp; MID([.B592];2;7)" office:value-type="string" office:string-value="08034400" calcext:value-type="string">
            <text:p>08034400</text:p>
          </table:table-cell>
          <table:table-cell table:style-name="ce8" office:value-type="string" calcext:value-type="string">
            <text:p>a8034400</text:p>
          </table:table-cell>
          <table:table-cell table:style-name="ce8" office:value-type="string" calcext:value-type="string">
            <text:p>escolagaudisantboi</text:p>
          </table:table-cell>
          <table:table-cell table:style-name="ce8" office:value-type="string" calcext:value-type="string">
            <text:p>Escola Antoni Gaudí</text:p>
          </table:table-cell>
          <table:table-cell table:number-columns-repeated="986"/>
        </table:table-row>
        <table:table-row table:style-name="ro1">
          <table:table-cell table:formula="of:=&quot;&quot; &amp; CHAR(CODE([.B593])-49) &amp; MID([.B593];2;7)" office:value-type="string" office:string-value="08034412" calcext:value-type="string">
            <text:p>08034412</text:p>
          </table:table-cell>
          <table:table-cell table:style-name="ce8" office:value-type="string" calcext:value-type="string">
            <text:p>a8034412</text:p>
          </table:table-cell>
          <table:table-cell table:style-name="ce8" office:value-type="string" calcext:value-type="string">
            <text:p>escolacanmassallera</text:p>
          </table:table-cell>
          <table:table-cell table:style-name="ce8" office:value-type="string" calcext:value-type="string">
            <text:p>Escola Can Massallera</text:p>
          </table:table-cell>
          <table:table-cell table:number-columns-repeated="986"/>
        </table:table-row>
        <table:table-row table:style-name="ro1">
          <table:table-cell table:formula="of:=&quot;&quot; &amp; CHAR(CODE([.B594])-49) &amp; MID([.B594];2;7)" office:value-type="string" office:string-value="08034461" calcext:value-type="string">
            <text:p>08034461</text:p>
          </table:table-cell>
          <table:table-cell table:style-name="ce8" office:value-type="string" calcext:value-type="string">
            <text:p>a8034461</text:p>
          </table:table-cell>
          <table:table-cell table:style-name="ce8" office:value-type="string" calcext:value-type="string">
            <text:p>ceipbernatdemogoda</text:p>
          </table:table-cell>
          <table:table-cell table:style-name="ce8" office:value-type="string" calcext:value-type="string">
            <text:p>Escola Bernat de Mogoda</text:p>
          </table:table-cell>
          <table:table-cell table:number-columns-repeated="986"/>
        </table:table-row>
        <table:table-row table:style-name="ro1">
          <table:table-cell table:formula="of:=&quot;&quot; &amp; CHAR(CODE([.B595])-49) &amp; MID([.B595];2;7)" office:value-type="string" office:string-value="08034485" calcext:value-type="string">
            <text:p>08034485</text:p>
          </table:table-cell>
          <table:table-cell table:style-name="ce8" office:value-type="string" calcext:value-type="string">
            <text:p>a8034485</text:p>
          </table:table-cell>
          <table:table-cell table:style-name="ce8" office:value-type="string" calcext:value-type="string">
            <text:p>ceipjoanmarquescasals</text:p>
          </table:table-cell>
          <table:table-cell table:style-name="ce8" office:value-type="string" calcext:value-type="string">
            <text:p>Escola Joan Marquès i Casals</text:p>
          </table:table-cell>
          <table:table-cell table:number-columns-repeated="986"/>
        </table:table-row>
        <table:table-row table:style-name="ro1">
          <table:table-cell table:formula="of:=&quot;&quot; &amp; CHAR(CODE([.B596])-49) &amp; MID([.B596];2;7)" office:value-type="string" office:string-value="08034497" calcext:value-type="string">
            <text:p>08034497</text:p>
          </table:table-cell>
          <table:table-cell table:style-name="ce8" office:value-type="string" calcext:value-type="string">
            <text:p>a8034497</text:p>
          </table:table-cell>
          <table:table-cell table:style-name="ce8" office:value-type="string" calcext:value-type="string">
            <text:p>ceip-aragai</text:p>
          </table:table-cell>
          <table:table-cell table:style-name="ce8" office:value-type="string" calcext:value-type="string">
            <text:p>Escola L'Aragai</text:p>
          </table:table-cell>
          <table:table-cell table:number-columns-repeated="986"/>
        </table:table-row>
        <table:table-row table:style-name="ro1">
          <table:table-cell table:formula="of:=&quot;&quot; &amp; CHAR(CODE([.B597])-49) &amp; MID([.B597];2;7)" office:value-type="string" office:string-value="08034527" calcext:value-type="string">
            <text:p>08034527</text:p>
          </table:table-cell>
          <table:table-cell table:style-name="ce8" office:value-type="string" calcext:value-type="string">
            <text:p>a8034527</text:p>
          </table:table-cell>
          <table:table-cell table:style-name="ce8" office:value-type="string" calcext:value-type="string">
            <text:p>esc-rmuntanerlh</text:p>
          </table:table-cell>
          <table:table-cell table:style-name="ce8" office:value-type="string" calcext:value-type="string">
            <text:p>Escola Ramon Muntaner</text:p>
          </table:table-cell>
          <table:table-cell table:number-columns-repeated="986"/>
        </table:table-row>
        <table:table-row table:style-name="ro1">
          <table:table-cell table:formula="of:=&quot;&quot; &amp; CHAR(CODE([.B598])-49) &amp; MID([.B598];2;7)" office:value-type="string" office:string-value="08034564" calcext:value-type="string">
            <text:p>08034564</text:p>
          </table:table-cell>
          <table:table-cell table:style-name="ce8" office:value-type="string" calcext:value-type="string">
            <text:p>a8034564</text:p>
          </table:table-cell>
          <table:table-cell table:style-name="ce8" office:value-type="string" calcext:value-type="string">
            <text:p>ieslescorts</text:p>
          </table:table-cell>
          <table:table-cell table:style-name="ce8" office:value-type="string" calcext:value-type="string">
            <text:p>Institut Les Corts</text:p>
          </table:table-cell>
          <table:table-cell table:number-columns-repeated="986"/>
        </table:table-row>
        <table:table-row table:style-name="ro1">
          <table:table-cell table:formula="of:=&quot;&quot; &amp; CHAR(CODE([.B599])-49) &amp; MID([.B599];2;7)" office:value-type="string" office:string-value="08034576" calcext:value-type="string">
            <text:p>08034576</text:p>
          </table:table-cell>
          <table:table-cell table:style-name="ce8" office:value-type="string" calcext:value-type="string">
            <text:p>a8034576</text:p>
          </table:table-cell>
          <table:table-cell table:style-name="ce8" office:value-type="string" calcext:value-type="string">
            <text:p>ies-salvat-barceloneta</text:p>
          </table:table-cell>
          <table:table-cell table:style-name="ce8" office:value-type="string" calcext:value-type="string">
            <text:p>Institut Joan Salvat i Papasseit</text:p>
          </table:table-cell>
          <table:table-cell table:number-columns-repeated="986"/>
        </table:table-row>
        <table:table-row table:style-name="ro1">
          <table:table-cell table:formula="of:=&quot;&quot; &amp; CHAR(CODE([.B600])-49) &amp; MID([.B600];2;7)" office:value-type="string" office:string-value="08034591" calcext:value-type="string">
            <text:p>08034591</text:p>
          </table:table-cell>
          <table:table-cell table:style-name="ce8" office:value-type="string" calcext:value-type="string">
            <text:p>a8034591</text:p>
          </table:table-cell>
          <table:table-cell table:style-name="ce8" office:value-type="string" calcext:value-type="string">
            <text:p>ies-joan-oliver</text:p>
          </table:table-cell>
          <table:table-cell table:style-name="ce8" office:value-type="string" calcext:value-type="string">
            <text:p>Institut Joan Oliver</text:p>
          </table:table-cell>
          <table:table-cell table:number-columns-repeated="986"/>
        </table:table-row>
        <table:table-row table:style-name="ro1">
          <table:table-cell table:formula="of:=&quot;&quot; &amp; CHAR(CODE([.B601])-49) &amp; MID([.B601];2;7)" office:value-type="string" office:string-value="08034606" calcext:value-type="string">
            <text:p>08034606</text:p>
          </table:table-cell>
          <table:table-cell table:style-name="ce8" office:value-type="string" calcext:value-type="string">
            <text:p>a8034606</text:p>
          </table:table-cell>
          <table:table-cell table:style-name="ce8" office:value-type="string" calcext:value-type="string">
            <text:p>ies-baix-montseny</text:p>
          </table:table-cell>
          <table:table-cell table:style-name="ce8" office:value-type="string" calcext:value-type="string">
            <text:p>Institut Baix Montseny</text:p>
          </table:table-cell>
          <table:table-cell table:number-columns-repeated="986"/>
        </table:table-row>
        <table:table-row table:style-name="ro1">
          <table:table-cell table:formula="of:=&quot;&quot; &amp; CHAR(CODE([.B602])-49) &amp; MID([.B602];2;7)" office:value-type="string" office:string-value="08034621" calcext:value-type="string">
            <text:p>08034621</text:p>
          </table:table-cell>
          <table:table-cell table:style-name="ce8" office:value-type="string" calcext:value-type="string">
            <text:p>a8034621</text:p>
          </table:table-cell>
          <table:table-cell table:style-name="ce8" office:value-type="string" calcext:value-type="string">
            <text:p>iesdesales</text:p>
          </table:table-cell>
          <table:table-cell table:style-name="ce8" office:value-type="string" calcext:value-type="string">
            <text:p>Institut de Sales</text:p>
          </table:table-cell>
          <table:table-cell table:number-columns-repeated="986"/>
        </table:table-row>
        <table:table-row table:style-name="ro1">
          <table:table-cell table:formula="of:=&quot;&quot; &amp; CHAR(CODE([.B603])-49) &amp; MID([.B603];2;7)" office:value-type="string" office:string-value="08034667" calcext:value-type="string">
            <text:p>08034667</text:p>
          </table:table-cell>
          <table:table-cell table:style-name="ce8" office:value-type="string" calcext:value-type="string">
            <text:p>a8034667</text:p>
          </table:table-cell>
          <table:table-cell table:style-name="ce8" office:value-type="string" calcext:value-type="string">
            <text:p>escolaestevebarrachina</text:p>
          </table:table-cell>
          <table:table-cell table:style-name="ce8" office:value-type="string" calcext:value-type="string">
            <text:p>Escola Esteve Barrachina</text:p>
          </table:table-cell>
          <table:table-cell table:number-columns-repeated="986"/>
        </table:table-row>
        <table:table-row table:style-name="ro1">
          <table:table-cell table:formula="of:=&quot;&quot; &amp; CHAR(CODE([.B604])-49) &amp; MID([.B604];2;7)" office:value-type="string" office:string-value="08034692" calcext:value-type="string">
            <text:p>08034692</text:p>
          </table:table-cell>
          <table:table-cell table:style-name="ce8" office:value-type="string" calcext:value-type="string">
            <text:p>a8034692</text:p>
          </table:table-cell>
          <table:table-cell table:style-name="ce8" office:value-type="string" calcext:value-type="string">
            <text:p>ceip-catalunya-sc</text:p>
          </table:table-cell>
          <table:table-cell table:style-name="ce8" office:value-type="string" calcext:value-type="string">
            <text:p>Escola Catalunya</text:p>
          </table:table-cell>
          <table:table-cell table:number-columns-repeated="986"/>
        </table:table-row>
        <table:table-row table:style-name="ro1">
          <table:table-cell table:formula="of:=&quot;&quot; &amp; CHAR(CODE([.B605])-49) &amp; MID([.B605];2;7)" office:value-type="string" office:string-value="08034734" calcext:value-type="string">
            <text:p>08034734</text:p>
          </table:table-cell>
          <table:table-cell table:style-name="ce8" office:value-type="string" calcext:value-type="string">
            <text:p>a8034734</text:p>
          </table:table-cell>
          <table:table-cell table:style-name="ce8" office:value-type="string" calcext:value-type="string">
            <text:p>ceip-camidelmig</text:p>
          </table:table-cell>
          <table:table-cell table:style-name="ce8" office:value-type="string" calcext:value-type="string">
            <text:p>Escola Camí del Mig</text:p>
          </table:table-cell>
          <table:table-cell table:number-columns-repeated="986"/>
        </table:table-row>
        <table:table-row table:style-name="ro1">
          <table:table-cell table:formula="of:=&quot;&quot; &amp; CHAR(CODE([.B606])-49) &amp; MID([.B606];2;7)" office:value-type="string" office:string-value="08034746" calcext:value-type="string">
            <text:p>08034746</text:p>
          </table:table-cell>
          <table:table-cell table:style-name="ce8" office:value-type="string" calcext:value-type="string">
            <text:p>a8034746</text:p>
          </table:table-cell>
          <table:table-cell table:style-name="ce8" office:value-type="string" calcext:value-type="string">
            <text:p>ceiprocafonda</text:p>
          </table:table-cell>
          <table:table-cell table:style-name="ce8" office:value-type="string" calcext:value-type="string">
            <text:p>Escola Rocafonda</text:p>
          </table:table-cell>
          <table:table-cell table:number-columns-repeated="986"/>
        </table:table-row>
        <table:table-row table:style-name="ro1">
          <table:table-cell table:formula="of:=&quot;&quot; &amp; CHAR(CODE([.B607])-49) &amp; MID([.B607];2;7)" office:value-type="string" office:string-value="08034783" calcext:value-type="string">
            <text:p>08034783</text:p>
          </table:table-cell>
          <table:table-cell table:style-name="ce8" office:value-type="string" calcext:value-type="string">
            <text:p>a8034783</text:p>
          </table:table-cell>
          <table:table-cell table:style-name="ce8" office:value-type="string" calcext:value-type="string">
            <text:p>ceipelviracuyas</text:p>
          </table:table-cell>
          <table:table-cell table:style-name="ce8" office:value-type="string" calcext:value-type="string">
            <text:p>Escola Elvira Cuyàs</text:p>
          </table:table-cell>
          <table:table-cell table:number-columns-repeated="986"/>
        </table:table-row>
        <table:table-row table:style-name="ro1">
          <table:table-cell table:formula="of:=&quot;&quot; &amp; CHAR(CODE([.B608])-49) &amp; MID([.B608];2;7)" office:value-type="string" office:string-value="08034837" calcext:value-type="string">
            <text:p>08034837</text:p>
          </table:table-cell>
          <table:table-cell table:style-name="ce8" office:value-type="string" calcext:value-type="string">
            <text:p>a8034837</text:p>
          </table:table-cell>
          <table:table-cell table:style-name="ce8" office:value-type="string" calcext:value-type="string">
            <text:p>ceip-bernatdesclot</text:p>
          </table:table-cell>
          <table:table-cell table:style-name="ce8" office:value-type="string" calcext:value-type="string">
            <text:p>Escola Bernat Desclot</text:p>
          </table:table-cell>
          <table:table-cell table:number-columns-repeated="986"/>
        </table:table-row>
        <table:table-row table:style-name="ro1">
          <table:table-cell table:formula="of:=&quot;&quot; &amp; CHAR(CODE([.B609])-49) &amp; MID([.B609];2;7)" office:value-type="string" office:string-value="08034850" calcext:value-type="string">
            <text:p>08034850</text:p>
          </table:table-cell>
          <table:table-cell table:style-name="ce8" office:value-type="string" calcext:value-type="string">
            <text:p>a8034850</text:p>
          </table:table-cell>
          <table:table-cell table:style-name="ce8" office:value-type="string" calcext:value-type="string">
            <text:p>ceippaucasals-hospitalet</text:p>
          </table:table-cell>
          <table:table-cell table:style-name="ce8" office:value-type="string" calcext:value-type="string">
            <text:p>Escola Pau Casals</text:p>
          </table:table-cell>
          <table:table-cell table:number-columns-repeated="986"/>
        </table:table-row>
        <table:table-row table:style-name="ro1">
          <table:table-cell table:formula="of:=&quot;&quot; &amp; CHAR(CODE([.B610])-49) &amp; MID([.B610];2;7)" office:value-type="string" office:string-value="08034862" calcext:value-type="string">
            <text:p>08034862</text:p>
          </table:table-cell>
          <table:table-cell table:style-name="ce8" office:value-type="string" calcext:value-type="string">
            <text:p>a8034862</text:p>
          </table:table-cell>
          <table:table-cell table:style-name="ce8" office:value-type="string" calcext:value-type="string">
            <text:p>ceip-ausiasmarch-hospitalet</text:p>
          </table:table-cell>
          <table:table-cell table:style-name="ce8" office:value-type="string" calcext:value-type="string">
            <text:p>Escola Ausiàs March</text:p>
          </table:table-cell>
          <table:table-cell table:number-columns-repeated="986"/>
        </table:table-row>
        <table:table-row table:style-name="ro1">
          <table:table-cell table:formula="of:=&quot;&quot; &amp; CHAR(CODE([.B611])-49) &amp; MID([.B611];2;7)" office:value-type="string" office:string-value="08034898" calcext:value-type="string">
            <text:p>08034898</text:p>
          </table:table-cell>
          <table:table-cell table:style-name="ce8" office:value-type="string" calcext:value-type="string">
            <text:p>a8034898</text:p>
          </table:table-cell>
          <table:table-cell table:style-name="ce8" office:value-type="string" calcext:value-type="string">
            <text:p>ceip-santesteve</text:p>
          </table:table-cell>
          <table:table-cell table:style-name="ce8" office:value-type="string" calcext:value-type="string">
            <text:p>Escola Sant Esteve</text:p>
          </table:table-cell>
          <table:table-cell table:number-columns-repeated="986"/>
        </table:table-row>
        <table:table-row table:style-name="ro1">
          <table:table-cell table:formula="of:=&quot;&quot; &amp; CHAR(CODE([.B612])-49) &amp; MID([.B612];2;7)" office:value-type="string" office:string-value="08034904" calcext:value-type="string">
            <text:p>08034904</text:p>
          </table:table-cell>
          <table:table-cell table:style-name="ce8" office:value-type="string" calcext:value-type="string">
            <text:p>a8034904</text:p>
          </table:table-cell>
          <table:table-cell table:style-name="ce8" office:value-type="string" calcext:value-type="string">
            <text:p>escolaemilicarles</text:p>
          </table:table-cell>
          <table:table-cell table:style-name="ce8" office:value-type="string" calcext:value-type="string">
            <text:p>Escola Emili Carles i Tolra</text:p>
          </table:table-cell>
          <table:table-cell table:number-columns-repeated="986"/>
        </table:table-row>
        <table:table-row table:style-name="ro1">
          <table:table-cell table:formula="of:=&quot;&quot; &amp; CHAR(CODE([.B613])-49) &amp; MID([.B613];2;7)" office:value-type="string" office:string-value="08034953" calcext:value-type="string">
            <text:p>08034953</text:p>
          </table:table-cell>
          <table:table-cell table:style-name="ce8" office:value-type="string" calcext:value-type="string">
            <text:p>a8034953</text:p>
          </table:table-cell>
          <table:table-cell table:style-name="ce8" office:value-type="string" calcext:value-type="string">
            <text:p>ceipllibertat</text:p>
          </table:table-cell>
          <table:table-cell table:style-name="ce8" office:value-type="string" calcext:value-type="string">
            <text:p>Escola Llibertat</text:p>
          </table:table-cell>
          <table:table-cell table:number-columns-repeated="986"/>
        </table:table-row>
        <table:table-row table:style-name="ro1">
          <table:table-cell table:formula="of:=&quot;&quot; &amp; CHAR(CODE([.B614])-49) &amp; MID([.B614];2;7)" office:value-type="string" office:string-value="08034965" calcext:value-type="string">
            <text:p>08034965</text:p>
          </table:table-cell>
          <table:table-cell table:style-name="ce8" office:value-type="string" calcext:value-type="string">
            <text:p>a8034965</text:p>
          </table:table-cell>
          <table:table-cell table:style-name="ce8" office:value-type="string" calcext:value-type="string">
            <text:p>ceip-xirgu-badalona</text:p>
          </table:table-cell>
          <table:table-cell table:style-name="ce8" office:value-type="string" calcext:value-type="string">
            <text:p>Escola Margarida Xirgu</text:p>
          </table:table-cell>
          <table:table-cell table:number-columns-repeated="986"/>
        </table:table-row>
        <table:table-row table:style-name="ro1">
          <table:table-cell table:formula="of:=&quot;&quot; &amp; CHAR(CODE([.B615])-49) &amp; MID([.B615];2;7)" office:value-type="string" office:string-value="08034989" calcext:value-type="string">
            <text:p>08034989</text:p>
          </table:table-cell>
          <table:table-cell table:style-name="ce8" office:value-type="string" calcext:value-type="string">
            <text:p>a8034989</text:p>
          </table:table-cell>
          <table:table-cell table:style-name="ce8" office:value-type="string" calcext:value-type="string">
            <text:p>escolacatalunyasantadria</text:p>
          </table:table-cell>
          <table:table-cell table:style-name="ce8" office:value-type="string" calcext:value-type="string">
            <text:p>Escola Catalunya</text:p>
          </table:table-cell>
          <table:table-cell table:number-columns-repeated="986"/>
        </table:table-row>
        <table:table-row table:style-name="ro1">
          <table:table-cell table:formula="of:=&quot;&quot; &amp; CHAR(CODE([.B616])-49) &amp; MID([.B616];2;7)" office:value-type="string" office:string-value="08034990" calcext:value-type="string">
            <text:p>08034990</text:p>
          </table:table-cell>
          <table:table-cell table:style-name="ce8" office:value-type="string" calcext:value-type="string">
            <text:p>a8034990</text:p>
          </table:table-cell>
          <table:table-cell table:style-name="ce8" office:value-type="string" calcext:value-type="string">
            <text:p>ceip-parellada</text:p>
          </table:table-cell>
          <table:table-cell table:style-name="ce8" office:value-type="string" calcext:value-type="string">
            <text:p>Escola Parellada</text:p>
          </table:table-cell>
          <table:table-cell table:number-columns-repeated="986"/>
        </table:table-row>
        <table:table-row table:style-name="ro1">
          <table:table-cell table:formula="of:=&quot;&quot; &amp; CHAR(CODE([.B617])-49) &amp; MID([.B617];2;7)" office:value-type="string" office:string-value="08035143" calcext:value-type="string">
            <text:p>08035143</text:p>
          </table:table-cell>
          <table:table-cell table:style-name="ce8" office:value-type="string" calcext:value-type="string">
            <text:p>a8035143</text:p>
          </table:table-cell>
          <table:table-cell table:style-name="ce8" office:value-type="string" calcext:value-type="string">
            <text:p>iesmarti-i-pol</text:p>
          </table:table-cell>
          <table:table-cell table:style-name="ce8" office:value-type="string" calcext:value-type="string">
            <text:p>Institut Miquel Martí i Pol</text:p>
          </table:table-cell>
          <table:table-cell table:number-columns-repeated="986"/>
        </table:table-row>
        <table:table-row table:style-name="ro1">
          <table:table-cell table:formula="of:=&quot;&quot; &amp; CHAR(CODE([.B618])-49) &amp; MID([.B618];2;7)" office:value-type="string" office:string-value="08035155" calcext:value-type="string">
            <text:p>08035155</text:p>
          </table:table-cell>
          <table:table-cell table:style-name="ce8" office:value-type="string" calcext:value-type="string">
            <text:p>a8035155</text:p>
          </table:table-cell>
          <table:table-cell table:style-name="ce8" office:value-type="string" calcext:value-type="string">
            <text:p>inselstresturons</text:p>
          </table:table-cell>
          <table:table-cell table:style-name="ce8" office:value-type="string" calcext:value-type="string">
            <text:p>Institut Els Tres Turons</text:p>
          </table:table-cell>
          <table:table-cell table:number-columns-repeated="986"/>
        </table:table-row>
        <table:table-row table:style-name="ro1">
          <table:table-cell table:formula="of:=&quot;&quot; &amp; CHAR(CODE([.B619])-49) &amp; MID([.B619];2;7)" office:value-type="string" office:string-value="08035167" calcext:value-type="string">
            <text:p>08035167</text:p>
          </table:table-cell>
          <table:table-cell table:style-name="ce8" office:value-type="string" calcext:value-type="string">
            <text:p>a8035167</text:p>
          </table:table-cell>
          <table:table-cell table:style-name="ce8" office:value-type="string" calcext:value-type="string">
            <text:p>ies-barcelona-congres</text:p>
          </table:table-cell>
          <table:table-cell table:style-name="ce8" office:value-type="string" calcext:value-type="string">
            <text:p>Institut Barcelona-Congrés</text:p>
          </table:table-cell>
          <table:table-cell table:number-columns-repeated="986"/>
        </table:table-row>
        <table:table-row table:style-name="ro1">
          <table:table-cell table:formula="of:=&quot;&quot; &amp; CHAR(CODE([.B620])-49) &amp; MID([.B620];2;7)" office:value-type="string" office:string-value="08035222" calcext:value-type="string">
            <text:p>08035222</text:p>
          </table:table-cell>
          <table:table-cell table:style-name="ce8" office:value-type="string" calcext:value-type="string">
            <text:p>a8035222</text:p>
          </table:table-cell>
          <table:table-cell table:style-name="ce8" office:value-type="string" calcext:value-type="string">
            <text:p>ies-manuel-blancafort</text:p>
          </table:table-cell>
          <table:table-cell table:style-name="ce8" office:value-type="string" calcext:value-type="string">
            <text:p>Institut Manuel Blancafort</text:p>
          </table:table-cell>
          <table:table-cell table:number-columns-repeated="986"/>
        </table:table-row>
        <table:table-row table:style-name="ro1">
          <table:table-cell table:formula="of:=&quot;&quot; &amp; CHAR(CODE([.B621])-49) &amp; MID([.B621];2;7)" office:value-type="string" office:string-value="08035246" calcext:value-type="string">
            <text:p>08035246</text:p>
          </table:table-cell>
          <table:table-cell table:style-name="ce8" office:value-type="string" calcext:value-type="string">
            <text:p>a8035246</text:p>
          </table:table-cell>
          <table:table-cell table:style-name="ce8" office:value-type="string" calcext:value-type="string">
            <text:p>iesgelida</text:p>
          </table:table-cell>
          <table:table-cell table:style-name="ce8" office:value-type="string" calcext:value-type="string">
            <text:p>Institut Gelida</text:p>
          </table:table-cell>
          <table:table-cell table:number-columns-repeated="986"/>
        </table:table-row>
        <table:table-row table:style-name="ro1">
          <table:table-cell table:formula="of:=&quot;&quot; &amp; CHAR(CODE([.B622])-49) &amp; MID([.B622];2;7)" office:value-type="string" office:string-value="08035283" calcext:value-type="string">
            <text:p>08035283</text:p>
          </table:table-cell>
          <table:table-cell table:style-name="ce8" office:value-type="string" calcext:value-type="string">
            <text:p>a8035283</text:p>
          </table:table-cell>
          <table:table-cell table:style-name="ce8" office:value-type="string" calcext:value-type="string">
            <text:p>ceipreixac</text:p>
          </table:table-cell>
          <table:table-cell table:style-name="ce8" office:value-type="string" calcext:value-type="string">
            <text:p>Escola Reixac</text:p>
          </table:table-cell>
          <table:table-cell table:number-columns-repeated="986"/>
        </table:table-row>
        <table:table-row table:style-name="ro1">
          <table:table-cell table:formula="of:=&quot;&quot; &amp; CHAR(CODE([.B623])-49) &amp; MID([.B623];2;7)" office:value-type="string" office:string-value="08035301" calcext:value-type="string">
            <text:p>08035301</text:p>
          </table:table-cell>
          <table:table-cell table:style-name="ce8" office:value-type="string" calcext:value-type="string">
            <text:p>a8035301</text:p>
          </table:table-cell>
          <table:table-cell table:style-name="ce8" office:value-type="string" calcext:value-type="string">
            <text:p>iesducdemontblanc</text:p>
          </table:table-cell>
          <table:table-cell table:style-name="ce8" office:value-type="string" calcext:value-type="string">
            <text:p>Institut Duc de Montblanc</text:p>
          </table:table-cell>
          <table:table-cell table:number-columns-repeated="986"/>
        </table:table-row>
        <table:table-row table:style-name="ro1">
          <table:table-cell table:formula="of:=&quot;&quot; &amp; CHAR(CODE([.B624])-49) &amp; MID([.B624];2;7)" office:value-type="string" office:string-value="08035313" calcext:value-type="string">
            <text:p>08035313</text:p>
          </table:table-cell>
          <table:table-cell table:style-name="ce8" office:value-type="string" calcext:value-type="string">
            <text:p>a8035313</text:p>
          </table:table-cell>
          <table:table-cell table:style-name="ce8" office:value-type="string" calcext:value-type="string">
            <text:p>insquercus</text:p>
          </table:table-cell>
          <table:table-cell table:style-name="ce8" office:value-type="string" calcext:value-type="string">
            <text:p>Institut Quercus</text:p>
          </table:table-cell>
          <table:table-cell table:number-columns-repeated="986"/>
        </table:table-row>
        <table:table-row table:style-name="ro1">
          <table:table-cell table:formula="of:=&quot;&quot; &amp; CHAR(CODE([.B625])-49) &amp; MID([.B625];2;7)" office:value-type="string" office:string-value="08035325" calcext:value-type="string">
            <text:p>08035325</text:p>
          </table:table-cell>
          <table:table-cell table:style-name="ce8" office:value-type="string" calcext:value-type="string">
            <text:p>a8035325</text:p>
          </table:table-cell>
          <table:table-cell table:style-name="ce8" office:value-type="string" calcext:value-type="string">
            <text:p>iestorrent</text:p>
          </table:table-cell>
          <table:table-cell table:style-name="ce8" office:value-type="string" calcext:value-type="string">
            <text:p>Institut Torrent de les Bruixes</text:p>
          </table:table-cell>
          <table:table-cell table:number-columns-repeated="986"/>
        </table:table-row>
        <table:table-row table:style-name="ro1">
          <table:table-cell table:formula="of:=&quot;&quot; &amp; CHAR(CODE([.B626])-49) &amp; MID([.B626];2;7)" office:value-type="string" office:string-value="08035349" calcext:value-type="string">
            <text:p>08035349</text:p>
          </table:table-cell>
          <table:table-cell table:style-name="ce8" office:value-type="string" calcext:value-type="string">
            <text:p>a8035349</text:p>
          </table:table-cell>
          <table:table-cell table:style-name="ce8" office:value-type="string" calcext:value-type="string">
            <text:p>ieslaromanica</text:p>
          </table:table-cell>
          <table:table-cell table:style-name="ce8" office:value-type="string" calcext:value-type="string">
            <text:p>Institut La Romànica</text:p>
          </table:table-cell>
          <table:table-cell table:number-columns-repeated="986"/>
        </table:table-row>
        <table:table-row table:style-name="ro1">
          <table:table-cell table:formula="of:=&quot;&quot; &amp; CHAR(CODE([.B627])-49) &amp; MID([.B627];2;7)" office:value-type="string" office:string-value="08035350" calcext:value-type="string">
            <text:p>08035350</text:p>
          </table:table-cell>
          <table:table-cell table:style-name="ce8" office:value-type="string" calcext:value-type="string">
            <text:p>a8035350</text:p>
          </table:table-cell>
          <table:table-cell table:style-name="ce8" office:value-type="string" calcext:value-type="string">
            <text:p>ceipsantjosep</text:p>
          </table:table-cell>
          <table:table-cell table:style-name="ce8" office:value-type="string" calcext:value-type="string">
            <text:p>Escola Sant Josep</text:p>
          </table:table-cell>
          <table:table-cell table:number-columns-repeated="986"/>
        </table:table-row>
        <table:table-row table:style-name="ro1">
          <table:table-cell table:formula="of:=&quot;&quot; &amp; CHAR(CODE([.B628])-49) &amp; MID([.B628];2;7)" office:value-type="string" office:string-value="08035362" calcext:value-type="string">
            <text:p>08035362</text:p>
          </table:table-cell>
          <table:table-cell table:style-name="ce8" office:value-type="string" calcext:value-type="string">
            <text:p>a8035362</text:p>
          </table:table-cell>
          <table:table-cell table:style-name="ce8" office:value-type="string" calcext:value-type="string">
            <text:p>iesaltpenedes</text:p>
          </table:table-cell>
          <table:table-cell table:style-name="ce8" office:value-type="string" calcext:value-type="string">
            <text:p>Institut Alt Penedès</text:p>
          </table:table-cell>
          <table:table-cell table:number-columns-repeated="986"/>
        </table:table-row>
        <table:table-row table:style-name="ro1">
          <table:table-cell table:formula="of:=&quot;&quot; &amp; CHAR(CODE([.B629])-49) &amp; MID([.B629];2;7)" office:value-type="string" office:string-value="08035374" calcext:value-type="string">
            <text:p>08035374</text:p>
          </table:table-cell>
          <table:table-cell table:style-name="ce8" office:value-type="string" calcext:value-type="string">
            <text:p>a8035374</text:p>
          </table:table-cell>
          <table:table-cell table:style-name="ce8" office:value-type="string" calcext:value-type="string">
            <text:p>escsol-ixent</text:p>
          </table:table-cell>
          <table:table-cell table:style-name="ce8" office:value-type="string" calcext:value-type="string">
            <text:p>Sol-Ixent</text:p>
          </table:table-cell>
          <table:table-cell table:number-columns-repeated="986"/>
        </table:table-row>
        <table:table-row table:style-name="ro1">
          <table:table-cell table:formula="of:=&quot;&quot; &amp; CHAR(CODE([.B630])-49) &amp; MID([.B630];2;7)" office:value-type="string" office:string-value="08035398" calcext:value-type="string">
            <text:p>08035398</text:p>
          </table:table-cell>
          <table:table-cell table:style-name="ce8" office:value-type="string" calcext:value-type="string">
            <text:p>a8035398</text:p>
          </table:table-cell>
          <table:table-cell table:style-name="ce8" office:value-type="string" calcext:value-type="string">
            <text:p>ceip-miguelhernandez</text:p>
          </table:table-cell>
          <table:table-cell table:style-name="ce8" office:value-type="string" calcext:value-type="string">
            <text:p>Escola Miguel Hernández</text:p>
          </table:table-cell>
          <table:table-cell table:number-columns-repeated="986"/>
        </table:table-row>
        <table:table-row table:style-name="ro1">
          <table:table-cell table:formula="of:=&quot;&quot; &amp; CHAR(CODE([.B631])-49) &amp; MID([.B631];2;7)" office:value-type="string" office:string-value="08035404" calcext:value-type="string">
            <text:p>08035404</text:p>
          </table:table-cell>
          <table:table-cell table:style-name="ce8" office:value-type="string" calcext:value-type="string">
            <text:p>a8035404</text:p>
          </table:table-cell>
          <table:table-cell table:style-name="ce8" office:value-type="string" calcext:value-type="string">
            <text:p>escjoanmirobdn</text:p>
          </table:table-cell>
          <table:table-cell table:style-name="ce8" office:value-type="string" calcext:value-type="string">
            <text:p>Escola Joan Miró</text:p>
          </table:table-cell>
          <table:table-cell table:number-columns-repeated="986"/>
        </table:table-row>
        <table:table-row table:style-name="ro1">
          <table:table-cell table:formula="of:=&quot;&quot; &amp; CHAR(CODE([.B632])-49) &amp; MID([.B632];2;7)" office:value-type="string" office:string-value="08035416" calcext:value-type="string">
            <text:p>08035416</text:p>
          </table:table-cell>
          <table:table-cell table:style-name="ce8" office:value-type="string" calcext:value-type="string">
            <text:p>a8035416</text:p>
          </table:table-cell>
          <table:table-cell table:style-name="ce8" office:value-type="string" calcext:value-type="string">
            <text:p>esc-josepboada</text:p>
          </table:table-cell>
          <table:table-cell table:style-name="ce8" office:value-type="string" calcext:value-type="string">
            <text:p>Escola Josep Boada</text:p>
          </table:table-cell>
          <table:table-cell table:number-columns-repeated="986"/>
        </table:table-row>
        <table:table-row table:style-name="ro1">
          <table:table-cell table:formula="of:=&quot;&quot; &amp; CHAR(CODE([.B633])-49) &amp; MID([.B633];2;7)" office:value-type="string" office:string-value="08035428" calcext:value-type="string">
            <text:p>08035428</text:p>
          </table:table-cell>
          <table:table-cell table:style-name="ce8" office:value-type="string" calcext:value-type="string">
            <text:p>a8035428</text:p>
          </table:table-cell>
          <table:table-cell table:style-name="ce8" office:value-type="string" calcext:value-type="string">
            <text:p>ceipfarigolaclot</text:p>
          </table:table-cell>
          <table:table-cell table:style-name="ce8" office:value-type="string" calcext:value-type="string">
            <text:p>Escola La Farigola del Clot</text:p>
          </table:table-cell>
          <table:table-cell table:number-columns-repeated="986"/>
        </table:table-row>
        <table:table-row table:style-name="ro1">
          <table:table-cell table:formula="of:=&quot;&quot; &amp; CHAR(CODE([.B634])-49) &amp; MID([.B634];2;7)" office:value-type="string" office:string-value="08035431" calcext:value-type="string">
            <text:p>08035431</text:p>
          </table:table-cell>
          <table:table-cell table:style-name="ce8" office:value-type="string" calcext:value-type="string">
            <text:p>a8035431</text:p>
          </table:table-cell>
          <table:table-cell table:style-name="ce8" office:value-type="string" calcext:value-type="string">
            <text:p>escolabogatell</text:p>
          </table:table-cell>
          <table:table-cell table:style-name="ce8" office:value-type="string" calcext:value-type="string">
            <text:p>Escola Bogatell</text:p>
          </table:table-cell>
          <table:table-cell table:number-columns-repeated="986"/>
        </table:table-row>
        <table:table-row table:style-name="ro1">
          <table:table-cell table:formula="of:=&quot;&quot; &amp; CHAR(CODE([.B635])-49) &amp; MID([.B635];2;7)" office:value-type="string" office:string-value="08035453" calcext:value-type="string">
            <text:p>08035453</text:p>
          </table:table-cell>
          <table:table-cell table:style-name="ce8" office:value-type="string" calcext:value-type="string">
            <text:p>a8035453</text:p>
          </table:table-cell>
          <table:table-cell table:style-name="ce8" office:value-type="string" calcext:value-type="string">
            <text:p>ceip-tomas-moro</text:p>
          </table:table-cell>
          <table:table-cell table:style-name="ce8" office:value-type="string" calcext:value-type="string">
            <text:p>Escola Tomàs Moro</text:p>
          </table:table-cell>
          <table:table-cell table:number-columns-repeated="986"/>
        </table:table-row>
        <table:table-row table:style-name="ro1">
          <table:table-cell table:formula="of:=&quot;&quot; &amp; CHAR(CODE([.B636])-49) &amp; MID([.B636];2;7)" office:value-type="string" office:string-value="08035465" calcext:value-type="string">
            <text:p>08035465</text:p>
          </table:table-cell>
          <table:table-cell table:style-name="ce8" office:value-type="string" calcext:value-type="string">
            <text:p>a8035465</text:p>
          </table:table-cell>
          <table:table-cell table:style-name="ce8" office:value-type="string" calcext:value-type="string">
            <text:p>ceip-marenostrum-barcelona</text:p>
          </table:table-cell>
          <table:table-cell table:style-name="ce8" office:value-type="string" calcext:value-type="string">
            <text:p>Escola Mare Nostrum</text:p>
          </table:table-cell>
          <table:table-cell table:number-columns-repeated="986"/>
        </table:table-row>
        <table:table-row table:style-name="ro1">
          <table:table-cell table:formula="of:=&quot;&quot; &amp; CHAR(CODE([.B637])-49) &amp; MID([.B637];2;7)" office:value-type="string" office:string-value="08035477" calcext:value-type="string">
            <text:p>08035477</text:p>
          </table:table-cell>
          <table:table-cell table:style-name="ce8" office:value-type="string" calcext:value-type="string">
            <text:p>a8035477</text:p>
          </table:table-cell>
          <table:table-cell table:style-name="ce8" office:value-type="string" calcext:value-type="string">
            <text:p>escolasantiagorusinol</text:p>
          </table:table-cell>
          <table:table-cell table:style-name="ce8" office:value-type="string" calcext:value-type="string">
            <text:p>Escola Santiago Rusiñol</text:p>
          </table:table-cell>
          <table:table-cell table:number-columns-repeated="986"/>
        </table:table-row>
        <table:table-row table:style-name="ro1">
          <table:table-cell table:formula="of:=&quot;&quot; &amp; CHAR(CODE([.B638])-49) &amp; MID([.B638];2;7)" office:value-type="string" office:string-value="08035519" calcext:value-type="string">
            <text:p>08035519</text:p>
          </table:table-cell>
          <table:table-cell table:style-name="ce8" office:value-type="string" calcext:value-type="string">
            <text:p>a8035519</text:p>
          </table:table-cell>
          <table:table-cell table:style-name="ce8" office:value-type="string" calcext:value-type="string">
            <text:p>ceipantonigaudi</text:p>
          </table:table-cell>
          <table:table-cell table:style-name="ce8" office:value-type="string" calcext:value-type="string">
            <text:p>Escola Antoni Gaudí</text:p>
          </table:table-cell>
          <table:table-cell table:number-columns-repeated="986"/>
        </table:table-row>
        <table:table-row table:style-name="ro1">
          <table:table-cell table:formula="of:=&quot;&quot; &amp; CHAR(CODE([.B639])-49) &amp; MID([.B639];2;7)" office:value-type="string" office:string-value="08035623" calcext:value-type="string">
            <text:p>08035623</text:p>
          </table:table-cell>
          <table:table-cell table:style-name="ce8" office:value-type="string" calcext:value-type="string">
            <text:p>a8035623</text:p>
          </table:table-cell>
          <table:table-cell table:style-name="ce8" office:value-type="string" calcext:value-type="string">
            <text:p>cee-jeronimoragas-cerdanyola</text:p>
          </table:table-cell>
          <table:table-cell table:style-name="ce8" office:value-type="string" calcext:value-type="string">
            <text:p>CEE Jeroni de Moragas</text:p>
          </table:table-cell>
          <table:table-cell table:number-columns-repeated="986"/>
        </table:table-row>
        <table:table-row table:style-name="ro1">
          <table:table-cell table:formula="of:=&quot;&quot; &amp; CHAR(CODE([.B640])-49) &amp; MID([.B640];2;7)" office:value-type="string" office:string-value="08035684" calcext:value-type="string">
            <text:p>08035684</text:p>
          </table:table-cell>
          <table:table-cell table:style-name="ce8" office:value-type="string" calcext:value-type="string">
            <text:p>a8035684</text:p>
          </table:table-cell>
          <table:table-cell table:style-name="ce8" office:value-type="string" calcext:value-type="string">
            <text:p>escolammanent</text:p>
          </table:table-cell>
          <table:table-cell table:style-name="ce8" office:value-type="string" calcext:value-type="string">
            <text:p>Escola Marià Manent</text:p>
          </table:table-cell>
          <table:table-cell table:number-columns-repeated="986"/>
        </table:table-row>
        <table:table-row table:style-name="ro1">
          <table:table-cell table:formula="of:=&quot;&quot; &amp; CHAR(CODE([.B641])-49) &amp; MID([.B641];2;7)" office:value-type="string" office:string-value="08035696" calcext:value-type="string">
            <text:p>08035696</text:p>
          </table:table-cell>
          <table:table-cell table:style-name="ce8" office:value-type="string" calcext:value-type="string">
            <text:p>a8035696</text:p>
          </table:table-cell>
          <table:table-cell table:style-name="ce8" office:value-type="string" calcext:value-type="string">
            <text:p>ceipsantjulia</text:p>
          </table:table-cell>
          <table:table-cell table:style-name="ce8" office:value-type="string" calcext:value-type="string">
            <text:p>Escola Sant Julià</text:p>
          </table:table-cell>
          <table:table-cell table:number-columns-repeated="986"/>
        </table:table-row>
        <table:table-row table:style-name="ro1">
          <table:table-cell table:formula="of:=&quot;&quot; &amp; CHAR(CODE([.B642])-49) &amp; MID([.B642];2;7)" office:value-type="string" office:string-value="08035854" calcext:value-type="string">
            <text:p>08035854</text:p>
          </table:table-cell>
          <table:table-cell table:style-name="ce8" office:value-type="string" calcext:value-type="string">
            <text:p>a8035854</text:p>
          </table:table-cell>
          <table:table-cell table:style-name="ce8" office:value-type="string" calcext:value-type="string">
            <text:p>ceipllorensartigas</text:p>
          </table:table-cell>
          <table:table-cell table:style-name="ce8" office:value-type="string" calcext:value-type="string">
            <text:p>Escola Llorens i Artigas</text:p>
          </table:table-cell>
          <table:table-cell table:number-columns-repeated="986"/>
        </table:table-row>
        <table:table-row table:style-name="ro1">
          <table:table-cell table:formula="of:=&quot;&quot; &amp; CHAR(CODE([.B643])-49) &amp; MID([.B643];2;7)" office:value-type="string" office:string-value="08035878" calcext:value-type="string">
            <text:p>08035878</text:p>
          </table:table-cell>
          <table:table-cell table:style-name="ce8" office:value-type="string" calcext:value-type="string">
            <text:p>a8035878</text:p>
          </table:table-cell>
          <table:table-cell table:style-name="ce8" office:value-type="string" calcext:value-type="string">
            <text:p>ceip-peredetera</text:p>
          </table:table-cell>
          <table:table-cell table:style-name="ce8" office:value-type="string" calcext:value-type="string">
            <text:p>Escola Pere de Tera</text:p>
          </table:table-cell>
          <table:table-cell table:number-columns-repeated="986"/>
        </table:table-row>
        <table:table-row table:style-name="ro1">
          <table:table-cell table:formula="of:=&quot;&quot; &amp; CHAR(CODE([.B644])-49) &amp; MID([.B644];2;7)" office:value-type="string" office:string-value="08035881" calcext:value-type="string">
            <text:p>08035881</text:p>
          </table:table-cell>
          <table:table-cell table:style-name="ce8" office:value-type="string" calcext:value-type="string">
            <text:p>a8035881</text:p>
          </table:table-cell>
          <table:table-cell table:style-name="ce8" office:value-type="string" calcext:value-type="string">
            <text:p>escolalareny</text:p>
          </table:table-cell>
          <table:table-cell table:style-name="ce8" office:value-type="string" calcext:value-type="string">
            <text:p>Escola L'Areny</text:p>
          </table:table-cell>
          <table:table-cell table:number-columns-repeated="986"/>
        </table:table-row>
        <table:table-row table:style-name="ro1">
          <table:table-cell table:formula="of:=&quot;&quot; &amp; CHAR(CODE([.B645])-49) &amp; MID([.B645];2;7)" office:value-type="string" office:string-value="08035945" calcext:value-type="string">
            <text:p>08035945</text:p>
          </table:table-cell>
          <table:table-cell table:style-name="ce8" office:value-type="string" calcext:value-type="string">
            <text:p>a8035945</text:p>
          </table:table-cell>
          <table:table-cell table:style-name="ce8" office:value-type="string" calcext:value-type="string">
            <text:p>ceiplacarpa</text:p>
          </table:table-cell>
          <table:table-cell table:style-name="ce8" office:value-type="string" calcext:value-type="string">
            <text:p>Escola La Carpa</text:p>
          </table:table-cell>
          <table:table-cell table:number-columns-repeated="986"/>
        </table:table-row>
        <table:table-row table:style-name="ro1">
          <table:table-cell table:formula="of:=&quot;&quot; &amp; CHAR(CODE([.B646])-49) &amp; MID([.B646];2;7)" office:value-type="string" office:string-value="08035969" calcext:value-type="string">
            <text:p>08035969</text:p>
          </table:table-cell>
          <table:table-cell table:style-name="ce8" office:value-type="string" calcext:value-type="string">
            <text:p>a8035969</text:p>
          </table:table-cell>
          <table:table-cell table:style-name="ce8" office:value-type="string" calcext:value-type="string">
            <text:p>ceip-joaquim-blume</text:p>
          </table:table-cell>
          <table:table-cell table:style-name="ce8" office:value-type="string" calcext:value-type="string">
            <text:p>Escola Joaquim Blume</text:p>
          </table:table-cell>
          <table:table-cell table:number-columns-repeated="986"/>
        </table:table-row>
        <table:table-row table:style-name="ro1">
          <table:table-cell table:formula="of:=&quot;&quot; &amp; CHAR(CODE([.B647])-49) &amp; MID([.B647];2;7)" office:value-type="string" office:string-value="08035994" calcext:value-type="string">
            <text:p>08035994</text:p>
          </table:table-cell>
          <table:table-cell table:style-name="ce8" office:value-type="string" calcext:value-type="string">
            <text:p>a8035994</text:p>
          </table:table-cell>
          <table:table-cell table:style-name="ce8" office:value-type="string" calcext:value-type="string">
            <text:p>ceip-espriu-sfeliu</text:p>
          </table:table-cell>
          <table:table-cell table:style-name="ce8" office:value-type="string" calcext:value-type="string">
            <text:p>Escola Salvador Espriu</text:p>
          </table:table-cell>
          <table:table-cell table:number-columns-repeated="986"/>
        </table:table-row>
        <table:table-row table:style-name="ro1">
          <table:table-cell table:formula="of:=&quot;&quot; &amp; CHAR(CODE([.B648])-49) &amp; MID([.B648];2;7)" office:value-type="string" office:string-value="08036007" calcext:value-type="string">
            <text:p>08036007</text:p>
          </table:table-cell>
          <table:table-cell table:style-name="ce8" office:value-type="string" calcext:value-type="string">
            <text:p>a8036007</text:p>
          </table:table-cell>
          <table:table-cell table:style-name="ce8" office:value-type="string" calcext:value-type="string">
            <text:p>ceip-pauvila</text:p>
          </table:table-cell>
          <table:table-cell table:style-name="ce8" office:value-type="string" calcext:value-type="string">
            <text:p>Escola Pau Vila</text:p>
          </table:table-cell>
          <table:table-cell table:number-columns-repeated="986"/>
        </table:table-row>
        <table:table-row table:style-name="ro1">
          <table:table-cell table:formula="of:=&quot;&quot; &amp; CHAR(CODE([.B649])-49) &amp; MID([.B649];2;7)" office:value-type="string" office:string-value="08036044" calcext:value-type="string">
            <text:p>08036044</text:p>
          </table:table-cell>
          <table:table-cell table:style-name="ce8" office:value-type="string" calcext:value-type="string">
            <text:p>a8036044</text:p>
          </table:table-cell>
          <table:table-cell table:style-name="ce8" office:value-type="string" calcext:value-type="string">
            <text:p>escolapauvila</text:p>
          </table:table-cell>
          <table:table-cell table:style-name="ce8" office:value-type="string" calcext:value-type="string">
            <text:p>Escola Pau Vila</text:p>
          </table:table-cell>
          <table:table-cell table:number-columns-repeated="986"/>
        </table:table-row>
        <table:table-row table:style-name="ro1">
          <table:table-cell table:formula="of:=&quot;&quot; &amp; CHAR(CODE([.B650])-49) &amp; MID([.B650];2;7)" office:value-type="string" office:string-value="08036056" calcext:value-type="string">
            <text:p>08036056</text:p>
          </table:table-cell>
          <table:table-cell table:style-name="ce8" office:value-type="string" calcext:value-type="string">
            <text:p>a8036056</text:p>
          </table:table-cell>
          <table:table-cell table:style-name="ce8" office:value-type="string" calcext:value-type="string">
            <text:p>ceipfolchitorres</text:p>
          </table:table-cell>
          <table:table-cell table:style-name="ce8" office:value-type="string" calcext:value-type="string">
            <text:p>Escola Folch i Torres</text:p>
          </table:table-cell>
          <table:table-cell table:number-columns-repeated="986"/>
        </table:table-row>
        <table:table-row table:style-name="ro1">
          <table:table-cell table:formula="of:=&quot;&quot; &amp; CHAR(CODE([.B651])-49) &amp; MID([.B651];2;7)" office:value-type="string" office:string-value="08036101" calcext:value-type="string">
            <text:p>08036101</text:p>
          </table:table-cell>
          <table:table-cell table:style-name="ce8" office:value-type="string" calcext:value-type="string">
            <text:p>a8036101</text:p>
          </table:table-cell>
          <table:table-cell table:style-name="ce8" office:value-type="string" calcext:value-type="string">
            <text:p>ceipsfamiliascg</text:p>
          </table:table-cell>
          <table:table-cell table:style-name="ce8" office:value-type="string" calcext:value-type="string">
            <text:p>Escola Sagrada Família</text:p>
          </table:table-cell>
          <table:table-cell table:number-columns-repeated="986"/>
        </table:table-row>
        <table:table-row table:style-name="ro1">
          <table:table-cell table:formula="of:=&quot;&quot; &amp; CHAR(CODE([.B652])-49) &amp; MID([.B652];2;7)" office:value-type="string" office:string-value="08036111" calcext:value-type="string">
            <text:p>08036111</text:p>
          </table:table-cell>
          <table:table-cell table:style-name="ce8" office:value-type="string" calcext:value-type="string">
            <text:p>a8036111</text:p>
          </table:table-cell>
          <table:table-cell table:style-name="ce8" office:value-type="string" calcext:value-type="string">
            <text:p>ceip-masiperera</text:p>
          </table:table-cell>
          <table:table-cell table:style-name="ce8" office:value-type="string" calcext:value-type="string">
            <text:p>Escola Mas i Perera</text:p>
          </table:table-cell>
          <table:table-cell table:number-columns-repeated="986"/>
        </table:table-row>
        <table:table-row table:style-name="ro1">
          <table:table-cell table:formula="of:=&quot;&quot; &amp; CHAR(CODE([.B653])-49) &amp; MID([.B653];2;7)" office:value-type="string" office:string-value="08036135" calcext:value-type="string">
            <text:p>08036135</text:p>
          </table:table-cell>
          <table:table-cell table:style-name="ce8" office:value-type="string" calcext:value-type="string">
            <text:p>a8036135</text:p>
          </table:table-cell>
          <table:table-cell table:style-name="ce8" office:value-type="string" calcext:value-type="string">
            <text:p>ceip-joan-coret</text:p>
          </table:table-cell>
          <table:table-cell table:style-name="ce8" office:value-type="string" calcext:value-type="string">
            <text:p>Escola Joan Coret</text:p>
          </table:table-cell>
          <table:table-cell table:number-columns-repeated="986"/>
        </table:table-row>
        <table:table-row table:style-name="ro1">
          <table:table-cell table:formula="of:=&quot;&quot; &amp; CHAR(CODE([.B654])-49) &amp; MID([.B654];2;7)" office:value-type="string" office:string-value="08036330" calcext:value-type="string">
            <text:p>08036330</text:p>
          </table:table-cell>
          <table:table-cell table:style-name="ce8" office:value-type="string" calcext:value-type="string">
            <text:p>a8036330</text:p>
          </table:table-cell>
          <table:table-cell table:style-name="ce8" office:value-type="string" calcext:value-type="string">
            <text:p>insjvfoix</text:p>
          </table:table-cell>
          <table:table-cell table:style-name="ce8" office:value-type="string" calcext:value-type="string">
            <text:p>Institut J.V. Foix</text:p>
          </table:table-cell>
          <table:table-cell table:number-columns-repeated="986"/>
        </table:table-row>
        <table:table-row table:style-name="ro1">
          <table:table-cell table:formula="of:=&quot;&quot; &amp; CHAR(CODE([.B655])-49) &amp; MID([.B655];2;7)" office:value-type="string" office:string-value="08036342" calcext:value-type="string">
            <text:p>08036342</text:p>
          </table:table-cell>
          <table:table-cell table:style-name="ce8" office:value-type="string" calcext:value-type="string">
            <text:p>a8036342</text:p>
          </table:table-cell>
          <table:table-cell table:style-name="ce8" office:value-type="string" calcext:value-type="string">
            <text:p>ceipjoanllongueras</text:p>
          </table:table-cell>
          <table:table-cell table:style-name="ce8" office:value-type="string" calcext:value-type="string">
            <text:p>Escola Joan Llongueras</text:p>
          </table:table-cell>
          <table:table-cell table:number-columns-repeated="986"/>
        </table:table-row>
        <table:table-row table:style-name="ro1">
          <table:table-cell table:formula="of:=&quot;&quot; &amp; CHAR(CODE([.B656])-49) &amp; MID([.B656];2;7)" office:value-type="string" office:string-value="08036378" calcext:value-type="string">
            <text:p>08036378</text:p>
          </table:table-cell>
          <table:table-cell table:style-name="ce8" office:value-type="string" calcext:value-type="string">
            <text:p>a8036378</text:p>
          </table:table-cell>
          <table:table-cell table:style-name="ce8" office:value-type="string" calcext:value-type="string">
            <text:p>escolacharlierivel</text:p>
          </table:table-cell>
          <table:table-cell table:style-name="ce8" office:value-type="string" calcext:value-type="string">
            <text:p>Escola Charlie Rivel</text:p>
          </table:table-cell>
          <table:table-cell table:number-columns-repeated="986"/>
        </table:table-row>
        <table:table-row table:style-name="ro1">
          <table:table-cell table:formula="of:=&quot;&quot; &amp; CHAR(CODE([.B657])-49) &amp; MID([.B657];2;7)" office:value-type="string" office:string-value="08036391" calcext:value-type="string">
            <text:p>08036391</text:p>
          </table:table-cell>
          <table:table-cell table:style-name="ce8" office:value-type="string" calcext:value-type="string">
            <text:p>a8036391</text:p>
          </table:table-cell>
          <table:table-cell table:style-name="ce8" office:value-type="string" calcext:value-type="string">
            <text:p>institutraspall</text:p>
          </table:table-cell>
          <table:table-cell table:style-name="ce8" office:value-type="string" calcext:value-type="string">
            <text:p>Institut Arquitecte Manuel Raspall</text:p>
          </table:table-cell>
          <table:table-cell table:number-columns-repeated="986"/>
        </table:table-row>
        <table:table-row table:style-name="ro1">
          <table:table-cell table:formula="of:=&quot;&quot; &amp; CHAR(CODE([.B658])-49) &amp; MID([.B658];2;7)" office:value-type="string" office:string-value="08036469" calcext:value-type="string">
            <text:p>08036469</text:p>
          </table:table-cell>
          <table:table-cell table:style-name="ce8" office:value-type="string" calcext:value-type="string">
            <text:p>a8036469</text:p>
          </table:table-cell>
          <table:table-cell table:style-name="ce8" office:value-type="string" calcext:value-type="string">
            <text:p>escurgell</text:p>
          </table:table-cell>
          <table:table-cell table:style-name="ce8" office:value-type="string" calcext:value-type="string">
            <text:p>Urgell</text:p>
          </table:table-cell>
          <table:table-cell table:number-columns-repeated="986"/>
        </table:table-row>
        <table:table-row table:style-name="ro1">
          <table:table-cell table:formula="of:=&quot;&quot; &amp; CHAR(CODE([.B659])-49) &amp; MID([.B659];2;7)" office:value-type="string" office:string-value="08036998" calcext:value-type="string">
            <text:p>08036998</text:p>
          </table:table-cell>
          <table:table-cell table:style-name="ce8" office:value-type="string" calcext:value-type="string">
            <text:p>a8036998</text:p>
          </table:table-cell>
          <table:table-cell table:style-name="ce8" office:value-type="string" calcext:value-type="string">
            <text:p>iesvalltenes</text:p>
          </table:table-cell>
          <table:table-cell table:style-name="ce8" office:value-type="string" calcext:value-type="string">
            <text:p>Institut La Vall de Tenes</text:p>
          </table:table-cell>
          <table:table-cell table:number-columns-repeated="986"/>
        </table:table-row>
        <table:table-row table:style-name="ro1">
          <table:table-cell table:formula="of:=&quot;&quot; &amp; CHAR(CODE([.B660])-49) &amp; MID([.B660];2;7)" office:value-type="string" office:string-value="08037048" calcext:value-type="string">
            <text:p>08037048</text:p>
          </table:table-cell>
          <table:table-cell table:style-name="ce8" office:value-type="string" calcext:value-type="string">
            <text:p>a8037048</text:p>
          </table:table-cell>
          <table:table-cell table:style-name="ce8" office:value-type="string" calcext:value-type="string">
            <text:p>esc-petitmon-felisabastida</text:p>
          </table:table-cell>
          <table:table-cell table:style-name="ce8" office:value-type="string" calcext:value-type="string">
            <text:p>Petit Món-Felisa Bastida</text:p>
          </table:table-cell>
          <table:table-cell table:number-columns-repeated="986"/>
        </table:table-row>
        <table:table-row table:style-name="ro1">
          <table:table-cell table:formula="of:=&quot;&quot; &amp; CHAR(CODE([.B661])-49) &amp; MID([.B661];2;7)" office:value-type="string" office:string-value="08037176" calcext:value-type="string">
            <text:p>08037176</text:p>
          </table:table-cell>
          <table:table-cell table:style-name="ce8" office:value-type="string" calcext:value-type="string">
            <text:p>a8037176</text:p>
          </table:table-cell>
          <table:table-cell table:style-name="ce8" office:value-type="string" calcext:value-type="string">
            <text:p>ieslabastida</text:p>
          </table:table-cell>
          <table:table-cell table:style-name="ce8" office:value-type="string" calcext:value-type="string">
            <text:p>Institut La Bastida</text:p>
          </table:table-cell>
          <table:table-cell table:number-columns-repeated="986"/>
        </table:table-row>
        <table:table-row table:style-name="ro1">
          <table:table-cell table:formula="of:=&quot;&quot; &amp; CHAR(CODE([.B662])-49) &amp; MID([.B662];2;7)" office:value-type="string" office:string-value="08037280" calcext:value-type="string">
            <text:p>08037280</text:p>
          </table:table-cell>
          <table:table-cell table:style-name="ce8" office:value-type="string" calcext:value-type="string">
            <text:p>a8037280</text:p>
          </table:table-cell>
          <table:table-cell table:style-name="ce8" office:value-type="string" calcext:value-type="string">
            <text:p>esc-castellsantfoix</text:p>
          </table:table-cell>
          <table:table-cell table:style-name="ce8" office:value-type="string" calcext:value-type="string">
            <text:p>CEE Escola Viver Castell de Sant Foix</text:p>
          </table:table-cell>
          <table:table-cell table:number-columns-repeated="986"/>
        </table:table-row>
        <table:table-row table:style-name="ro1">
          <table:table-cell table:formula="of:=&quot;&quot; &amp; CHAR(CODE([.B663])-49) &amp; MID([.B663];2;7)" office:value-type="string" office:string-value="08037292" calcext:value-type="string">
            <text:p>08037292</text:p>
          </table:table-cell>
          <table:table-cell table:style-name="ce8" office:value-type="string" calcext:value-type="string">
            <text:p>a8037292</text:p>
          </table:table-cell>
          <table:table-cell table:style-name="ce8" office:value-type="string" calcext:value-type="string">
            <text:p>ceecftflordemaig</text:p>
          </table:table-cell>
          <table:table-cell table:style-name="ce8" office:value-type="string" calcext:value-type="string">
            <text:p>CEE Centre de Formació i Treball Flor de Maig</text:p>
          </table:table-cell>
          <table:table-cell table:number-columns-repeated="986"/>
        </table:table-row>
        <table:table-row table:style-name="ro1">
          <table:table-cell table:formula="of:=&quot;&quot; &amp; CHAR(CODE([.B664])-49) &amp; MID([.B664];2;7)" office:value-type="string" office:string-value="08037504" calcext:value-type="string">
            <text:p>08037504</text:p>
          </table:table-cell>
          <table:table-cell table:style-name="ce8" office:value-type="string" calcext:value-type="string">
            <text:p>a8037504</text:p>
          </table:table-cell>
          <table:table-cell table:style-name="ce8" office:value-type="string" calcext:value-type="string">
            <text:p>escolamontnegre</text:p>
          </table:table-cell>
          <table:table-cell table:style-name="ce8" office:value-type="string" calcext:value-type="string">
            <text:p>Escola Montnegre</text:p>
          </table:table-cell>
          <table:table-cell table:number-columns-repeated="986"/>
        </table:table-row>
        <table:table-row table:style-name="ro1">
          <table:table-cell table:formula="of:=&quot;&quot; &amp; CHAR(CODE([.B665])-49) &amp; MID([.B665];2;7)" office:value-type="string" office:string-value="08037528" calcext:value-type="string">
            <text:p>08037528</text:p>
          </table:table-cell>
          <table:table-cell table:style-name="ce8" office:value-type="string" calcext:value-type="string">
            <text:p>a8037528</text:p>
          </table:table-cell>
          <table:table-cell table:style-name="ce8" office:value-type="string" calcext:value-type="string">
            <text:p>ceip-sant-domenec-la-rapita</text:p>
          </table:table-cell>
          <table:table-cell table:style-name="ce8" office:value-type="string" calcext:value-type="string">
            <text:p>Escola Sant Domènec</text:p>
          </table:table-cell>
          <table:table-cell table:number-columns-repeated="986"/>
        </table:table-row>
        <table:table-row table:style-name="ro1">
          <table:table-cell table:formula="of:=&quot;&quot; &amp; CHAR(CODE([.B666])-49) &amp; MID([.B666];2;7)" office:value-type="string" office:string-value="08037553" calcext:value-type="string">
            <text:p>08037553</text:p>
          </table:table-cell>
          <table:table-cell table:style-name="ce8" office:value-type="string" calcext:value-type="string">
            <text:p>a8037553</text:p>
          </table:table-cell>
          <table:table-cell table:style-name="ce8" office:value-type="string" calcext:value-type="string">
            <text:p>esc-salvador-llobet</text:p>
          </table:table-cell>
          <table:table-cell table:style-name="ce8" office:value-type="string" calcext:value-type="string">
            <text:p>Escola Municipal Salvador Llobet</text:p>
          </table:table-cell>
          <table:table-cell table:number-columns-repeated="986"/>
        </table:table-row>
        <table:table-row table:style-name="ro1">
          <table:table-cell table:formula="of:=&quot;&quot; &amp; CHAR(CODE([.B667])-49) &amp; MID([.B667];2;7)" office:value-type="string" office:string-value="08037735" calcext:value-type="string">
            <text:p>08037735</text:p>
          </table:table-cell>
          <table:table-cell table:style-name="ce8" office:value-type="string" calcext:value-type="string">
            <text:p>a8037735</text:p>
          </table:table-cell>
          <table:table-cell table:style-name="ce8" office:value-type="string" calcext:value-type="string">
            <text:p>escbalmes1</text:p>
          </table:table-cell>
          <table:table-cell table:style-name="ce8" office:value-type="string" calcext:value-type="string">
            <text:p>Balmes I</text:p>
          </table:table-cell>
          <table:table-cell table:number-columns-repeated="986"/>
        </table:table-row>
        <table:table-row table:style-name="ro1">
          <table:table-cell table:formula="of:=&quot;&quot; &amp; CHAR(CODE([.B668])-49) &amp; MID([.B668];2;7)" office:value-type="string" office:string-value="08037841" calcext:value-type="string">
            <text:p>08037841</text:p>
          </table:table-cell>
          <table:table-cell table:style-name="ce8" office:value-type="string" calcext:value-type="string">
            <text:p>a8037841</text:p>
          </table:table-cell>
          <table:table-cell table:style-name="ce8" office:value-type="string" calcext:value-type="string">
            <text:p>ceip-splai</text:p>
          </table:table-cell>
          <table:table-cell table:style-name="ce8" office:value-type="string" calcext:value-type="string">
            <text:p>Escola Splai</text:p>
          </table:table-cell>
          <table:table-cell table:number-columns-repeated="986"/>
        </table:table-row>
        <table:table-row table:style-name="ro1">
          <table:table-cell table:formula="of:=&quot;&quot; &amp; CHAR(CODE([.B669])-49) &amp; MID([.B669];2;7)" office:value-type="string" office:string-value="08037887" calcext:value-type="string">
            <text:p>08037887</text:p>
          </table:table-cell>
          <table:table-cell table:style-name="ce8" office:value-type="string" calcext:value-type="string">
            <text:p>a8037887</text:p>
          </table:table-cell>
          <table:table-cell table:style-name="ce8" office:value-type="string" calcext:value-type="string">
            <text:p>ceipbaldiribadalona</text:p>
          </table:table-cell>
          <table:table-cell table:style-name="ce8" office:value-type="string" calcext:value-type="string">
            <text:p>Escola Baldiri Reixac</text:p>
          </table:table-cell>
          <table:table-cell table:number-columns-repeated="986"/>
        </table:table-row>
        <table:table-row table:style-name="ro1">
          <table:table-cell table:formula="of:=&quot;&quot; &amp; CHAR(CODE([.B670])-49) &amp; MID([.B670];2;7)" office:value-type="string" office:string-value="08037899" calcext:value-type="string">
            <text:p>08037899</text:p>
          </table:table-cell>
          <table:table-cell table:style-name="ce8" office:value-type="string" calcext:value-type="string">
            <text:p>a8037899</text:p>
          </table:table-cell>
          <table:table-cell table:style-name="ce8" office:value-type="string" calcext:value-type="string">
            <text:p>ceipfolchitorres-badalona</text:p>
          </table:table-cell>
          <table:table-cell table:style-name="ce8" office:value-type="string" calcext:value-type="string">
            <text:p>Escola Folch i Torres</text:p>
          </table:table-cell>
          <table:table-cell table:number-columns-repeated="986"/>
        </table:table-row>
        <table:table-row table:style-name="ro1">
          <table:table-cell table:formula="of:=&quot;&quot; &amp; CHAR(CODE([.B671])-49) &amp; MID([.B671];2;7)" office:value-type="string" office:string-value="08037929" calcext:value-type="string">
            <text:p>08037929</text:p>
          </table:table-cell>
          <table:table-cell table:style-name="ce8" office:value-type="string" calcext:value-type="string">
            <text:p>a8037929</text:p>
          </table:table-cell>
          <table:table-cell table:style-name="ce8" office:value-type="string" calcext:value-type="string">
            <text:p>ceip-torrebarona-castelldefels</text:p>
          </table:table-cell>
          <table:table-cell table:style-name="ce8" office:value-type="string" calcext:value-type="string">
            <text:p>Escola Torre Barona</text:p>
          </table:table-cell>
          <table:table-cell table:number-columns-repeated="986"/>
        </table:table-row>
        <table:table-row table:style-name="ro1">
          <table:table-cell table:formula="of:=&quot;&quot; &amp; CHAR(CODE([.B672])-49) &amp; MID([.B672];2;7)" office:value-type="string" office:string-value="08037930" calcext:value-type="string">
            <text:p>08037930</text:p>
          </table:table-cell>
          <table:table-cell table:style-name="ce8" office:value-type="string" calcext:value-type="string">
            <text:p>a8037930</text:p>
          </table:table-cell>
          <table:table-cell table:style-name="ce8" office:value-type="string" calcext:value-type="string">
            <text:p>ceipmargallo</text:p>
          </table:table-cell>
          <table:table-cell table:style-name="ce8" office:value-type="string" calcext:value-type="string">
            <text:p>Escola Margalló</text:p>
          </table:table-cell>
          <table:table-cell table:number-columns-repeated="986"/>
        </table:table-row>
        <table:table-row table:style-name="ro1">
          <table:table-cell table:formula="of:=&quot;&quot; &amp; CHAR(CODE([.B673])-49) &amp; MID([.B673];2;7)" office:value-type="string" office:string-value="08037966" calcext:value-type="string">
            <text:p>08037966</text:p>
          </table:table-cell>
          <table:table-cell table:style-name="ce8" office:value-type="string" calcext:value-type="string">
            <text:p>a8037966</text:p>
          </table:table-cell>
          <table:table-cell table:style-name="ce8" office:value-type="string" calcext:value-type="string">
            <text:p>ceip-ignasiiglesias-cornella</text:p>
          </table:table-cell>
          <table:table-cell table:style-name="ce8" office:value-type="string" calcext:value-type="string">
            <text:p>Escola Ignasi Iglésias</text:p>
          </table:table-cell>
          <table:table-cell table:number-columns-repeated="986"/>
        </table:table-row>
        <table:table-row table:style-name="ro1">
          <table:table-cell table:formula="of:=&quot;&quot; &amp; CHAR(CODE([.B674])-49) &amp; MID([.B674];2;7)" office:value-type="string" office:string-value="08037978" calcext:value-type="string">
            <text:p>08037978</text:p>
          </table:table-cell>
          <table:table-cell table:style-name="ce8" office:value-type="string" calcext:value-type="string">
            <text:p>a8037978</text:p>
          </table:table-cell>
          <table:table-cell table:style-name="ce8" office:value-type="string" calcext:value-type="string">
            <text:p>escolasuris</text:p>
          </table:table-cell>
          <table:table-cell table:style-name="ce8" office:value-type="string" calcext:value-type="string">
            <text:p>Escola Suris</text:p>
          </table:table-cell>
          <table:table-cell table:number-columns-repeated="986"/>
        </table:table-row>
        <table:table-row table:style-name="ro1">
          <table:table-cell table:formula="of:=&quot;&quot; &amp; CHAR(CODE([.B675])-49) &amp; MID([.B675];2;7)" office:value-type="string" office:string-value="08037981" calcext:value-type="string">
            <text:p>08037981</text:p>
          </table:table-cell>
          <table:table-cell table:style-name="ce8" office:value-type="string" calcext:value-type="string">
            <text:p>a8037981</text:p>
          </table:table-cell>
          <table:table-cell table:style-name="ce8" office:value-type="string" calcext:value-type="string">
            <text:p>escolalestany</text:p>
          </table:table-cell>
          <table:table-cell table:style-name="ce8" office:value-type="string" calcext:value-type="string">
            <text:p>Escola de L'Estany - ZER El Moianès Llevant</text:p>
          </table:table-cell>
          <table:table-cell table:number-columns-repeated="986"/>
        </table:table-row>
        <table:table-row table:style-name="ro1">
          <table:table-cell table:formula="of:=&quot;&quot; &amp; CHAR(CODE([.B676])-49) &amp; MID([.B676];2;7)" office:value-type="string" office:string-value="08038031" calcext:value-type="string">
            <text:p>08038031</text:p>
          </table:table-cell>
          <table:table-cell table:style-name="ce8" office:value-type="string" calcext:value-type="string">
            <text:p>a8038031</text:p>
          </table:table-cell>
          <table:table-cell table:style-name="ce8" office:value-type="string" calcext:value-type="string">
            <text:p>ceip-rosasensat-elmasnou</text:p>
          </table:table-cell>
          <table:table-cell table:style-name="ce8" office:value-type="string" calcext:value-type="string">
            <text:p>Escola Rosa Sensat</text:p>
          </table:table-cell>
          <table:table-cell table:number-columns-repeated="986"/>
        </table:table-row>
        <table:table-row table:style-name="ro1">
          <table:table-cell table:formula="of:=&quot;&quot; &amp; CHAR(CODE([.B677])-49) &amp; MID([.B677];2;7)" office:value-type="string" office:string-value="08038041" calcext:value-type="string">
            <text:p>08038041</text:p>
          </table:table-cell>
          <table:table-cell table:style-name="ce8" office:value-type="string" calcext:value-type="string">
            <text:p>a8038041</text:p>
          </table:table-cell>
          <table:table-cell table:style-name="ce8" office:value-type="string" calcext:value-type="string">
            <text:p>ceiplorca</text:p>
          </table:table-cell>
          <table:table-cell table:style-name="ce8" office:value-type="string" calcext:value-type="string">
            <text:p>Escola Federico García Lorca</text:p>
          </table:table-cell>
          <table:table-cell table:number-columns-repeated="986"/>
        </table:table-row>
        <table:table-row table:style-name="ro1">
          <table:table-cell table:formula="of:=&quot;&quot; &amp; CHAR(CODE([.B678])-49) &amp; MID([.B678];2;7)" office:value-type="string" office:string-value="08038065" calcext:value-type="string">
            <text:p>08038065</text:p>
          </table:table-cell>
          <table:table-cell table:style-name="ce8" office:value-type="string" calcext:value-type="string">
            <text:p>a8038065</text:p>
          </table:table-cell>
          <table:table-cell table:style-name="ce8" office:value-type="string" calcext:value-type="string">
            <text:p>escolamontseny</text:p>
          </table:table-cell>
          <table:table-cell table:style-name="ce8" office:value-type="string" calcext:value-type="string">
            <text:p>Escola Montseny</text:p>
          </table:table-cell>
          <table:table-cell table:number-columns-repeated="986"/>
        </table:table-row>
        <table:table-row table:style-name="ro1">
          <table:table-cell table:formula="of:=&quot;&quot; &amp; CHAR(CODE([.B679])-49) &amp; MID([.B679];2;7)" office:value-type="string" office:string-value="08038077" calcext:value-type="string">
            <text:p>08038077</text:p>
          </table:table-cell>
          <table:table-cell table:style-name="ce8" office:value-type="string" calcext:value-type="string">
            <text:p>a8038077</text:p>
          </table:table-cell>
          <table:table-cell table:style-name="ce8" office:value-type="string" calcext:value-type="string">
            <text:p>ceipcanparera</text:p>
          </table:table-cell>
          <table:table-cell table:style-name="ce8" office:value-type="string" calcext:value-type="string">
            <text:p>Escola Can Parera</text:p>
          </table:table-cell>
          <table:table-cell table:number-columns-repeated="986"/>
        </table:table-row>
        <table:table-row table:style-name="ro1">
          <table:table-cell table:formula="of:=&quot;&quot; &amp; CHAR(CODE([.B680])-49) &amp; MID([.B680];2;7)" office:value-type="string" office:string-value="08038089" calcext:value-type="string">
            <text:p>08038089</text:p>
          </table:table-cell>
          <table:table-cell table:style-name="ce8" office:value-type="string" calcext:value-type="string">
            <text:p>a8038089</text:p>
          </table:table-cell>
          <table:table-cell table:style-name="ce8" office:value-type="string" calcext:value-type="string">
            <text:p>ceipsantesteve-vallstorroella</text:p>
          </table:table-cell>
          <table:table-cell table:style-name="ce8" office:value-type="string" calcext:value-type="string">
            <text:p>Escola Sant Esteve - ZER El Cardener</text:p>
          </table:table-cell>
          <table:table-cell table:number-columns-repeated="986"/>
        </table:table-row>
        <table:table-row table:style-name="ro1">
          <table:table-cell table:formula="of:=&quot;&quot; &amp; CHAR(CODE([.B681])-49) &amp; MID([.B681];2;7)" office:value-type="string" office:string-value="08038090" calcext:value-type="string">
            <text:p>08038090</text:p>
          </table:table-cell>
          <table:table-cell table:style-name="ce8" office:value-type="string" calcext:value-type="string">
            <text:p>a8038090</text:p>
          </table:table-cell>
          <table:table-cell table:style-name="ce8" office:value-type="string" calcext:value-type="string">
            <text:p>escsantjaume-elprat</text:p>
          </table:table-cell>
          <table:table-cell table:style-name="ce8" office:value-type="string" calcext:value-type="string">
            <text:p>Escola Sant Jaume</text:p>
          </table:table-cell>
          <table:table-cell table:number-columns-repeated="986"/>
        </table:table-row>
        <table:table-row table:style-name="ro1">
          <table:table-cell table:formula="of:=&quot;&quot; &amp; CHAR(CODE([.B682])-49) &amp; MID([.B682];2;7)" office:value-type="string" office:string-value="08038156" calcext:value-type="string">
            <text:p>08038156</text:p>
          </table:table-cell>
          <table:table-cell table:style-name="ce8" office:value-type="string" calcext:value-type="string">
            <text:p>a8038156</text:p>
          </table:table-cell>
          <table:table-cell table:style-name="ce8" office:value-type="string" calcext:value-type="string">
            <text:p>ceipescursell-ripollet</text:p>
          </table:table-cell>
          <table:table-cell table:style-name="ce8" office:value-type="string" calcext:value-type="string">
            <text:p>Escola Escursell i Bartalot</text:p>
          </table:table-cell>
          <table:table-cell table:number-columns-repeated="986"/>
        </table:table-row>
        <table:table-row table:style-name="ro1">
          <table:table-cell table:formula="of:=&quot;&quot; &amp; CHAR(CODE([.B683])-49) &amp; MID([.B683];2;7)" office:value-type="string" office:string-value="08038168" calcext:value-type="string">
            <text:p>08038168</text:p>
          </table:table-cell>
          <table:table-cell table:style-name="ce8" office:value-type="string" calcext:value-type="string">
            <text:p>a8038168</text:p>
          </table:table-cell>
          <table:table-cell table:style-name="ce8" office:value-type="string" calcext:value-type="string">
            <text:p>ceiplatorreta</text:p>
          </table:table-cell>
          <table:table-cell table:style-name="ce8" office:value-type="string" calcext:value-type="string">
            <text:p>Escola La Torreta</text:p>
          </table:table-cell>
          <table:table-cell table:number-columns-repeated="986"/>
        </table:table-row>
        <table:table-row table:style-name="ro1">
          <table:table-cell table:formula="of:=&quot;&quot; &amp; CHAR(CODE([.B684])-49) &amp; MID([.B684];2;7)" office:value-type="string" office:string-value="08038171" calcext:value-type="string">
            <text:p>08038171</text:p>
          </table:table-cell>
          <table:table-cell table:style-name="ce8" office:value-type="string" calcext:value-type="string">
            <text:p>a8038171</text:p>
          </table:table-cell>
          <table:table-cell table:style-name="ce8" office:value-type="string" calcext:value-type="string">
            <text:p>ceipmontessori</text:p>
          </table:table-cell>
          <table:table-cell table:style-name="ce8" office:value-type="string" calcext:value-type="string">
            <text:p>Escola Montessori</text:p>
          </table:table-cell>
          <table:table-cell table:number-columns-repeated="986"/>
        </table:table-row>
        <table:table-row table:style-name="ro1">
          <table:table-cell table:formula="of:=&quot;&quot; &amp; CHAR(CODE([.B685])-49) &amp; MID([.B685];2;7)" office:value-type="string" office:string-value="08038181" calcext:value-type="string">
            <text:p>08038181</text:p>
          </table:table-cell>
          <table:table-cell table:style-name="ce8" office:value-type="string" calcext:value-type="string">
            <text:p>a8038181</text:p>
          </table:table-cell>
          <table:table-cell table:style-name="ce8" office:value-type="string" calcext:value-type="string">
            <text:p>ceipserraihunter</text:p>
          </table:table-cell>
          <table:table-cell table:style-name="ce8" office:value-type="string" calcext:value-type="string">
            <text:p>Escola Serra i Húnter</text:p>
          </table:table-cell>
          <table:table-cell table:number-columns-repeated="986"/>
        </table:table-row>
        <table:table-row table:style-name="ro1">
          <table:table-cell table:formula="of:=&quot;&quot; &amp; CHAR(CODE([.B686])-49) &amp; MID([.B686];2;7)" office:value-type="string" office:string-value="08038211" calcext:value-type="string">
            <text:p>08038211</text:p>
          </table:table-cell>
          <table:table-cell table:style-name="ce8" office:value-type="string" calcext:value-type="string">
            <text:p>a8038211</text:p>
          </table:table-cell>
          <table:table-cell table:style-name="ce8" office:value-type="string" calcext:value-type="string">
            <text:p>escolaortiz</text:p>
          </table:table-cell>
          <table:table-cell table:style-name="ce8" office:value-type="string" calcext:value-type="string">
            <text:p>Escola José Juan Ortiz</text:p>
          </table:table-cell>
          <table:table-cell table:number-columns-repeated="986"/>
        </table:table-row>
        <table:table-row table:style-name="ro1">
          <table:table-cell table:formula="of:=&quot;&quot; &amp; CHAR(CODE([.B687])-49) &amp; MID([.B687];2;7)" office:value-type="string" office:string-value="08038223" calcext:value-type="string">
            <text:p>08038223</text:p>
          </table:table-cell>
          <table:table-cell table:style-name="ce8" office:value-type="string" calcext:value-type="string">
            <text:p>a8038223</text:p>
          </table:table-cell>
          <table:table-cell table:style-name="ce8" office:value-type="string" calcext:value-type="string">
            <text:p>ceip-benviure</text:p>
          </table:table-cell>
          <table:table-cell table:style-name="ce8" office:value-type="string" calcext:value-type="string">
            <text:p>Escola Benviure</text:p>
          </table:table-cell>
          <table:table-cell table:number-columns-repeated="986"/>
        </table:table-row>
        <table:table-row table:style-name="ro1">
          <table:table-cell table:formula="of:=&quot;&quot; &amp; CHAR(CODE([.B688])-49) &amp; MID([.B688];2;7)" office:value-type="string" office:string-value="08038247" calcext:value-type="string">
            <text:p>08038247</text:p>
          </table:table-cell>
          <table:table-cell table:style-name="ce8" office:value-type="string" calcext:value-type="string">
            <text:p>a8038247</text:p>
          </table:table-cell>
          <table:table-cell table:style-name="ce8" office:value-type="string" calcext:value-type="string">
            <text:p>ceippompeufabravilanovadelcami</text:p>
          </table:table-cell>
          <table:table-cell table:style-name="ce8" office:value-type="string" calcext:value-type="string">
            <text:p>Escola Pompeu Fabra</text:p>
          </table:table-cell>
          <table:table-cell table:number-columns-repeated="986"/>
        </table:table-row>
        <table:table-row table:style-name="ro1">
          <table:table-cell table:formula="of:=&quot;&quot; &amp; CHAR(CODE([.B689])-49) &amp; MID([.B689];2;7)" office:value-type="string" office:string-value="08038259" calcext:value-type="string">
            <text:p>08038259</text:p>
          </table:table-cell>
          <table:table-cell table:style-name="ce8" office:value-type="string" calcext:value-type="string">
            <text:p>a8038259</text:p>
          </table:table-cell>
          <table:table-cell table:style-name="ce8" office:value-type="string" calcext:value-type="string">
            <text:p>escolaantonitapies</text:p>
          </table:table-cell>
          <table:table-cell table:style-name="ce8" office:value-type="string" calcext:value-type="string">
            <text:p>Escola Antoni Tàpies</text:p>
          </table:table-cell>
          <table:table-cell table:number-columns-repeated="986"/>
        </table:table-row>
        <table:table-row table:style-name="ro1">
          <table:table-cell table:formula="of:=&quot;&quot; &amp; CHAR(CODE([.B690])-49) &amp; MID([.B690];2;7)" office:value-type="string" office:string-value="08038272" calcext:value-type="string">
            <text:p>08038272</text:p>
          </table:table-cell>
          <table:table-cell table:style-name="ce8" office:value-type="string" calcext:value-type="string">
            <text:p>a8038272</text:p>
          </table:table-cell>
          <table:table-cell table:style-name="ce8" office:value-type="string" calcext:value-type="string">
            <text:p>ceipgarcialorca-montbui</text:p>
          </table:table-cell>
          <table:table-cell table:style-name="ce8" office:value-type="string" calcext:value-type="string">
            <text:p>Escola García Lorca</text:p>
          </table:table-cell>
          <table:table-cell table:number-columns-repeated="986"/>
        </table:table-row>
        <table:table-row table:style-name="ro1">
          <table:table-cell table:formula="of:=&quot;&quot; &amp; CHAR(CODE([.B691])-49) &amp; MID([.B691];2;7)" office:value-type="string" office:string-value="08038284" calcext:value-type="string">
            <text:p>08038284</text:p>
          </table:table-cell>
          <table:table-cell table:style-name="ce8" office:value-type="string" calcext:value-type="string">
            <text:p>a8038284</text:p>
          </table:table-cell>
          <table:table-cell table:style-name="ce8" office:value-type="string" calcext:value-type="string">
            <text:p>escolalaguardia</text:p>
          </table:table-cell>
          <table:table-cell table:style-name="ce8" office:value-type="string" calcext:value-type="string">
            <text:p>Escola La Guàrdia</text:p>
          </table:table-cell>
          <table:table-cell table:number-columns-repeated="986"/>
        </table:table-row>
        <table:table-row table:style-name="ro1">
          <table:table-cell table:formula="of:=&quot;&quot; &amp; CHAR(CODE([.B692])-49) &amp; MID([.B692];2;7)" office:value-type="string" office:string-value="08038314" calcext:value-type="string">
            <text:p>08038314</text:p>
          </table:table-cell>
          <table:table-cell table:style-name="ce8" office:value-type="string" calcext:value-type="string">
            <text:p>a8038314</text:p>
          </table:table-cell>
          <table:table-cell table:style-name="ce8" office:value-type="string" calcext:value-type="string">
            <text:p>ceipmontserrat</text:p>
          </table:table-cell>
          <table:table-cell table:style-name="ce8" office:value-type="string" calcext:value-type="string">
            <text:p>Escola Mare de Déu de Montserrat</text:p>
          </table:table-cell>
          <table:table-cell table:number-columns-repeated="986"/>
        </table:table-row>
        <table:table-row table:style-name="ro1">
          <table:table-cell table:formula="of:=&quot;&quot; &amp; CHAR(CODE([.B693])-49) &amp; MID([.B693];2;7)" office:value-type="string" office:string-value="08038326" calcext:value-type="string">
            <text:p>08038326</text:p>
          </table:table-cell>
          <table:table-cell table:style-name="ce8" office:value-type="string" calcext:value-type="string">
            <text:p>a8038326</text:p>
          </table:table-cell>
          <table:table-cell table:style-name="ce8" office:value-type="string" calcext:value-type="string">
            <text:p>esc-elvalles</text:p>
          </table:table-cell>
          <table:table-cell table:style-name="ce8" office:value-type="string" calcext:value-type="string">
            <text:p>Escola El Vallès</text:p>
          </table:table-cell>
          <table:table-cell table:number-columns-repeated="986"/>
        </table:table-row>
        <table:table-row table:style-name="ro1">
          <table:table-cell table:formula="of:=&quot;&quot; &amp; CHAR(CODE([.B694])-49) &amp; MID([.B694];2;7)" office:value-type="string" office:string-value="08038351" calcext:value-type="string">
            <text:p>08038351</text:p>
          </table:table-cell>
          <table:table-cell table:style-name="ce8" office:value-type="string" calcext:value-type="string">
            <text:p>a8038351</text:p>
          </table:table-cell>
          <table:table-cell table:style-name="ce8" office:value-type="string" calcext:value-type="string">
            <text:p>ceipxarau</text:p>
          </table:table-cell>
          <table:table-cell table:style-name="ce8" office:value-type="string" calcext:value-type="string">
            <text:p>Escola Xarau</text:p>
          </table:table-cell>
          <table:table-cell table:number-columns-repeated="986"/>
        </table:table-row>
        <table:table-row table:style-name="ro1">
          <table:table-cell table:formula="of:=&quot;&quot; &amp; CHAR(CODE([.B695])-49) &amp; MID([.B695];2;7)" office:value-type="string" office:string-value="08038582" calcext:value-type="string">
            <text:p>08038582</text:p>
          </table:table-cell>
          <table:table-cell table:style-name="ce8" office:value-type="string" calcext:value-type="string">
            <text:p>a8038582</text:p>
          </table:table-cell>
          <table:table-cell table:style-name="ce8" office:value-type="string" calcext:value-type="string">
            <text:p>ceip-catalunya-sabadell</text:p>
          </table:table-cell>
          <table:table-cell table:style-name="ce8" office:value-type="string" calcext:value-type="string">
            <text:p>Escola Catalunya</text:p>
          </table:table-cell>
          <table:table-cell table:number-columns-repeated="986"/>
        </table:table-row>
        <table:table-row table:style-name="ro1">
          <table:table-cell table:formula="of:=&quot;&quot; &amp; CHAR(CODE([.B696])-49) &amp; MID([.B696];2;7)" office:value-type="string" office:string-value="08039069" calcext:value-type="string">
            <text:p>08039069</text:p>
          </table:table-cell>
          <table:table-cell table:style-name="ce8" office:value-type="string" calcext:value-type="string">
            <text:p>a8039069</text:p>
          </table:table-cell>
          <table:table-cell table:style-name="ce8" office:value-type="string" calcext:value-type="string">
            <text:p>ies-margarida-xirgu</text:p>
          </table:table-cell>
          <table:table-cell table:style-name="ce8" office:value-type="string" calcext:value-type="string">
            <text:p>Institut Margarida Xirgu</text:p>
          </table:table-cell>
          <table:table-cell table:number-columns-repeated="986"/>
        </table:table-row>
        <table:table-row table:style-name="ro1">
          <table:table-cell table:formula="of:=&quot;&quot; &amp; CHAR(CODE([.B697])-49) &amp; MID([.B697];2;7)" office:value-type="string" office:string-value="08039203" calcext:value-type="string">
            <text:p>08039203</text:p>
          </table:table-cell>
          <table:table-cell table:style-name="ce8" office:value-type="string" calcext:value-type="string">
            <text:p>a8039203</text:p>
          </table:table-cell>
          <table:table-cell table:style-name="ce8" office:value-type="string" calcext:value-type="string">
            <text:p>iesagustiserra</text:p>
          </table:table-cell>
          <table:table-cell table:style-name="ce8" office:value-type="string" calcext:value-type="string">
            <text:p>Institut Agustí Serra i Fontanet</text:p>
          </table:table-cell>
          <table:table-cell table:number-columns-repeated="986"/>
        </table:table-row>
        <table:table-row table:style-name="ro1">
          <table:table-cell table:formula="of:=&quot;&quot; &amp; CHAR(CODE([.B698])-49) &amp; MID([.B698];2;7)" office:value-type="string" office:string-value="08039264" calcext:value-type="string">
            <text:p>08039264</text:p>
          </table:table-cell>
          <table:table-cell table:style-name="ce8" office:value-type="string" calcext:value-type="string">
            <text:p>a8039264</text:p>
          </table:table-cell>
          <table:table-cell table:style-name="ce8" office:value-type="string" calcext:value-type="string">
            <text:p>escmestresmunguet-cortes</text:p>
          </table:table-cell>
          <table:table-cell table:style-name="ce8" office:value-type="string" calcext:value-type="string">
            <text:p>Escola Mestres Munguet-Cortés</text:p>
          </table:table-cell>
          <table:table-cell table:number-columns-repeated="986"/>
        </table:table-row>
        <table:table-row table:style-name="ro1">
          <table:table-cell table:formula="of:=&quot;&quot; &amp; CHAR(CODE([.B699])-49) &amp; MID([.B699];2;7)" office:value-type="string" office:string-value="08039288" calcext:value-type="string">
            <text:p>08039288</text:p>
          </table:table-cell>
          <table:table-cell table:style-name="ce8" office:value-type="string" calcext:value-type="string">
            <text:p>a8039288</text:p>
          </table:table-cell>
          <table:table-cell table:style-name="ce8" office:value-type="string" calcext:value-type="string">
            <text:p>esc-renaixenca</text:p>
          </table:table-cell>
          <table:table-cell table:style-name="ce8" office:value-type="string" calcext:value-type="string">
            <text:p>Escola Renaixença</text:p>
          </table:table-cell>
          <table:table-cell table:number-columns-repeated="986"/>
        </table:table-row>
        <table:table-row table:style-name="ro1">
          <table:table-cell table:formula="of:=&quot;&quot; &amp; CHAR(CODE([.B700])-49) &amp; MID([.B700];2;7)" office:value-type="string" office:string-value="08039291" calcext:value-type="string">
            <text:p>08039291</text:p>
          </table:table-cell>
          <table:table-cell table:style-name="ce8" office:value-type="string" calcext:value-type="string">
            <text:p>a8039291</text:p>
          </table:table-cell>
          <table:table-cell table:style-name="ce8" office:value-type="string" calcext:value-type="string">
            <text:p>ceip-cristofor-mestre</text:p>
          </table:table-cell>
          <table:table-cell table:style-name="ce8" office:value-type="string" calcext:value-type="string">
            <text:p>Escola Cristòfor Mestre</text:p>
          </table:table-cell>
          <table:table-cell table:number-columns-repeated="986"/>
        </table:table-row>
        <table:table-row table:style-name="ro1">
          <table:table-cell table:formula="of:=&quot;&quot; &amp; CHAR(CODE([.B701])-49) &amp; MID([.B701];2;7)" office:value-type="string" office:string-value="08039318" calcext:value-type="string">
            <text:p>08039318</text:p>
          </table:table-cell>
          <table:table-cell table:style-name="ce8" office:value-type="string" calcext:value-type="string">
            <text:p>a8039318</text:p>
          </table:table-cell>
          <table:table-cell table:style-name="ce8" office:value-type="string" calcext:value-type="string">
            <text:p>ceip-puigberenguer</text:p>
          </table:table-cell>
          <table:table-cell table:style-name="ce8" office:value-type="string" calcext:value-type="string">
            <text:p>Escola Puigberenguer</text:p>
          </table:table-cell>
          <table:table-cell table:number-columns-repeated="986"/>
        </table:table-row>
        <table:table-row table:style-name="ro1">
          <table:table-cell table:formula="of:=&quot;&quot; &amp; CHAR(CODE([.B702])-49) &amp; MID([.B702];2;7)" office:value-type="string" office:string-value="08039343" calcext:value-type="string">
            <text:p>08039343</text:p>
          </table:table-cell>
          <table:table-cell table:style-name="ce8" office:value-type="string" calcext:value-type="string">
            <text:p>a8039343</text:p>
          </table:table-cell>
          <table:table-cell table:style-name="ce8" office:value-type="string" calcext:value-type="string">
            <text:p>ceip-ferra</text:p>
          </table:table-cell>
          <table:table-cell table:style-name="ce8" office:value-type="string" calcext:value-type="string">
            <text:p>Escola Josep Ferrà i Esteva</text:p>
          </table:table-cell>
          <table:table-cell table:number-columns-repeated="986"/>
        </table:table-row>
        <table:table-row table:style-name="ro1">
          <table:table-cell table:formula="of:=&quot;&quot; &amp; CHAR(CODE([.B703])-49) &amp; MID([.B703];2;7)" office:value-type="string" office:string-value="08039367" calcext:value-type="string">
            <text:p>08039367</text:p>
          </table:table-cell>
          <table:table-cell table:style-name="ce8" office:value-type="string" calcext:value-type="string">
            <text:p>a8039367</text:p>
          </table:table-cell>
          <table:table-cell table:style-name="ce8" office:value-type="string" calcext:value-type="string">
            <text:p>escolajoseppla</text:p>
          </table:table-cell>
          <table:table-cell table:style-name="ce8" office:value-type="string" calcext:value-type="string">
            <text:p>Escola Josep Pla</text:p>
          </table:table-cell>
          <table:table-cell table:number-columns-repeated="986"/>
        </table:table-row>
        <table:table-row table:style-name="ro1">
          <table:table-cell table:formula="of:=&quot;&quot; &amp; CHAR(CODE([.B704])-49) &amp; MID([.B704];2;7)" office:value-type="string" office:string-value="08039379" calcext:value-type="string">
            <text:p>08039379</text:p>
          </table:table-cell>
          <table:table-cell table:style-name="ce8" office:value-type="string" calcext:value-type="string">
            <text:p>a8039379</text:p>
          </table:table-cell>
          <table:table-cell table:style-name="ce8" office:value-type="string" calcext:value-type="string">
            <text:p>ceip-rafaelcasanova</text:p>
          </table:table-cell>
          <table:table-cell table:style-name="ce8" office:value-type="string" calcext:value-type="string">
            <text:p>Escola Rafael Casanova</text:p>
          </table:table-cell>
          <table:table-cell table:number-columns-repeated="986"/>
        </table:table-row>
        <table:table-row table:style-name="ro1">
          <table:table-cell table:formula="of:=&quot;&quot; &amp; CHAR(CODE([.B705])-49) &amp; MID([.B705];2;7)" office:value-type="string" office:string-value="08039380" calcext:value-type="string">
            <text:p>08039380</text:p>
          </table:table-cell>
          <table:table-cell table:style-name="ce8" office:value-type="string" calcext:value-type="string">
            <text:p>a8039380</text:p>
          </table:table-cell>
          <table:table-cell table:style-name="ce8" office:value-type="string" calcext:value-type="string">
            <text:p>ceipamatitarga</text:p>
          </table:table-cell>
          <table:table-cell table:style-name="ce8" office:value-type="string" calcext:value-type="string">
            <text:p>Escola Germans Amat i Targa</text:p>
          </table:table-cell>
          <table:table-cell table:number-columns-repeated="986"/>
        </table:table-row>
        <table:table-row table:style-name="ro1">
          <table:table-cell table:formula="of:=&quot;&quot; &amp; CHAR(CODE([.B706])-49) &amp; MID([.B706];2;7)" office:value-type="string" office:string-value="08039434" calcext:value-type="string">
            <text:p>08039434</text:p>
          </table:table-cell>
          <table:table-cell table:style-name="ce8" office:value-type="string" calcext:value-type="string">
            <text:p>a8039434</text:p>
          </table:table-cell>
          <table:table-cell table:style-name="ce8" office:value-type="string" calcext:value-type="string">
            <text:p>escferraniclua</text:p>
          </table:table-cell>
          <table:table-cell table:style-name="ce8" office:value-type="string" calcext:value-type="string">
            <text:p>Escola Doctor Ferran i Clua</text:p>
          </table:table-cell>
          <table:table-cell table:number-columns-repeated="986"/>
        </table:table-row>
        <table:table-row table:style-name="ro1">
          <table:table-cell table:formula="of:=&quot;&quot; &amp; CHAR(CODE([.B707])-49) &amp; MID([.B707];2;7)" office:value-type="string" office:string-value="08039471" calcext:value-type="string">
            <text:p>08039471</text:p>
          </table:table-cell>
          <table:table-cell table:style-name="ce8" office:value-type="string" calcext:value-type="string">
            <text:p>a8039471</text:p>
          </table:table-cell>
          <table:table-cell table:style-name="ce8" office:value-type="string" calcext:value-type="string">
            <text:p>esc-mrodoreda-bcn</text:p>
          </table:table-cell>
          <table:table-cell table:style-name="ce8" office:value-type="string" calcext:value-type="string">
            <text:p>Escola Mercè Rodoreda</text:p>
          </table:table-cell>
          <table:table-cell table:number-columns-repeated="986"/>
        </table:table-row>
        <table:table-row table:style-name="ro1">
          <table:table-cell table:formula="of:=&quot;&quot; &amp; CHAR(CODE([.B708])-49) &amp; MID([.B708];2;7)" office:value-type="string" office:string-value="08039495" calcext:value-type="string">
            <text:p>08039495</text:p>
          </table:table-cell>
          <table:table-cell table:style-name="ce8" office:value-type="string" calcext:value-type="string">
            <text:p>a8039495</text:p>
          </table:table-cell>
          <table:table-cell table:style-name="ce8" office:value-type="string" calcext:value-type="string">
            <text:p>ceiplapalmera</text:p>
          </table:table-cell>
          <table:table-cell table:style-name="ce8" office:value-type="string" calcext:value-type="string">
            <text:p>Escola La Palmera</text:p>
          </table:table-cell>
          <table:table-cell table:number-columns-repeated="986"/>
        </table:table-row>
        <table:table-row table:style-name="ro1">
          <table:table-cell table:formula="of:=&quot;&quot; &amp; CHAR(CODE([.B709])-49) &amp; MID([.B709];2;7)" office:value-type="string" office:string-value="08039513" calcext:value-type="string">
            <text:p>08039513</text:p>
          </table:table-cell>
          <table:table-cell table:style-name="ce8" office:value-type="string" calcext:value-type="string">
            <text:p>a8039513</text:p>
          </table:table-cell>
          <table:table-cell table:style-name="ce8" office:value-type="string" calcext:value-type="string">
            <text:p>ceiptaxonera</text:p>
          </table:table-cell>
          <table:table-cell table:style-name="ce8" office:value-type="string" calcext:value-type="string">
            <text:p>Escola Taxonera</text:p>
          </table:table-cell>
          <table:table-cell table:number-columns-repeated="986"/>
        </table:table-row>
        <table:table-row table:style-name="ro1">
          <table:table-cell table:formula="of:=&quot;&quot; &amp; CHAR(CODE([.B710])-49) &amp; MID([.B710];2;7)" office:value-type="string" office:string-value="08039525" calcext:value-type="string">
            <text:p>08039525</text:p>
          </table:table-cell>
          <table:table-cell table:style-name="ce8" office:value-type="string" calcext:value-type="string">
            <text:p>a8039525</text:p>
          </table:table-cell>
          <table:table-cell table:style-name="ce8" office:value-type="string" calcext:value-type="string">
            <text:p>ceip-lasedeta</text:p>
          </table:table-cell>
          <table:table-cell table:style-name="ce8" office:value-type="string" calcext:value-type="string">
            <text:p>Escola La Sedeta</text:p>
          </table:table-cell>
          <table:table-cell table:number-columns-repeated="986"/>
        </table:table-row>
        <table:table-row table:style-name="ro1">
          <table:table-cell table:formula="of:=&quot;&quot; &amp; CHAR(CODE([.B711])-49) &amp; MID([.B711];2;7)" office:value-type="string" office:string-value="08039537" calcext:value-type="string">
            <text:p>08039537</text:p>
          </table:table-cell>
          <table:table-cell table:style-name="ce8" office:value-type="string" calcext:value-type="string">
            <text:p>a8039537</text:p>
          </table:table-cell>
          <table:table-cell table:style-name="ce8" office:value-type="string" calcext:value-type="string">
            <text:p>ceiptorrentdenmelis</text:p>
          </table:table-cell>
          <table:table-cell table:style-name="ce8" office:value-type="string" calcext:value-type="string">
            <text:p>Escola Torrent d'en Melis</text:p>
          </table:table-cell>
          <table:table-cell table:number-columns-repeated="986"/>
        </table:table-row>
        <table:table-row table:style-name="ro1">
          <table:table-cell table:formula="of:=&quot;&quot; &amp; CHAR(CODE([.B712])-49) &amp; MID([.B712];2;7)" office:value-type="string" office:string-value="08039562" calcext:value-type="string">
            <text:p>08039562</text:p>
          </table:table-cell>
          <table:table-cell table:style-name="ce8" office:value-type="string" calcext:value-type="string">
            <text:p>a8039562</text:p>
          </table:table-cell>
          <table:table-cell table:style-name="ce8" office:value-type="string" calcext:value-type="string">
            <text:p>ceippratdelamanta</text:p>
          </table:table-cell>
          <table:table-cell table:style-name="ce8" office:value-type="string" calcext:value-type="string">
            <text:p>Escola Prat de la Manta</text:p>
          </table:table-cell>
          <table:table-cell table:number-columns-repeated="986"/>
        </table:table-row>
        <table:table-row table:style-name="ro1">
          <table:table-cell table:formula="of:=&quot;&quot; &amp; CHAR(CODE([.B713])-49) &amp; MID([.B713];2;7)" office:value-type="string" office:string-value="08039574" calcext:value-type="string">
            <text:p>08039574</text:p>
          </table:table-cell>
          <table:table-cell table:style-name="ce8" office:value-type="string" calcext:value-type="string">
            <text:p>a8039574</text:p>
          </table:table-cell>
          <table:table-cell table:style-name="ce8" office:value-type="string" calcext:value-type="string">
            <text:p>ceippausans</text:p>
          </table:table-cell>
          <table:table-cell table:style-name="ce8" office:value-type="string" calcext:value-type="string">
            <text:p>Escola Pau Sans</text:p>
          </table:table-cell>
          <table:table-cell table:number-columns-repeated="986"/>
        </table:table-row>
        <table:table-row table:style-name="ro1">
          <table:table-cell table:formula="of:=&quot;&quot; &amp; CHAR(CODE([.B714])-49) &amp; MID([.B714];2;7)" office:value-type="string" office:string-value="08039586" calcext:value-type="string">
            <text:p>08039586</text:p>
          </table:table-cell>
          <table:table-cell table:style-name="ce8" office:value-type="string" calcext:value-type="string">
            <text:p>a8039586</text:p>
          </table:table-cell>
          <table:table-cell table:style-name="ce8" office:value-type="string" calcext:value-type="string">
            <text:p>escolalarjau</text:p>
          </table:table-cell>
          <table:table-cell table:style-name="ce8" office:value-type="string" calcext:value-type="string">
            <text:p>Escola L'Arjau</text:p>
          </table:table-cell>
          <table:table-cell table:number-columns-repeated="986"/>
        </table:table-row>
        <table:table-row table:style-name="ro1">
          <table:table-cell table:formula="of:=&quot;&quot; &amp; CHAR(CODE([.B715])-49) &amp; MID([.B715];2;7)" office:value-type="string" office:string-value="08039598" calcext:value-type="string">
            <text:p>08039598</text:p>
          </table:table-cell>
          <table:table-cell table:style-name="ce8" office:value-type="string" calcext:value-type="string">
            <text:p>a8039598</text:p>
          </table:table-cell>
          <table:table-cell table:style-name="ce8" office:value-type="string" calcext:value-type="string">
            <text:p>ceip-smcros</text:p>
          </table:table-cell>
          <table:table-cell table:style-name="ce8" office:value-type="string" calcext:value-type="string">
            <text:p>Escola Sant Miquel del Cros</text:p>
          </table:table-cell>
          <table:table-cell table:number-columns-repeated="986"/>
        </table:table-row>
        <table:table-row table:style-name="ro1">
          <table:table-cell table:formula="of:=&quot;&quot; &amp; CHAR(CODE([.B716])-49) &amp; MID([.B716];2;7)" office:value-type="string" office:string-value="08039604" calcext:value-type="string">
            <text:p>08039604</text:p>
          </table:table-cell>
          <table:table-cell table:style-name="ce8" office:value-type="string" calcext:value-type="string">
            <text:p>a8039604</text:p>
          </table:table-cell>
          <table:table-cell table:style-name="ce8" office:value-type="string" calcext:value-type="string">
            <text:p>ceipferreriguardia</text:p>
          </table:table-cell>
          <table:table-cell table:style-name="ce8" office:value-type="string" calcext:value-type="string">
            <text:p>Escola Francesc Ferrer i Guàrdia</text:p>
          </table:table-cell>
          <table:table-cell table:number-columns-repeated="986"/>
        </table:table-row>
        <table:table-row table:style-name="ro1">
          <table:table-cell table:formula="of:=&quot;&quot; &amp; CHAR(CODE([.B717])-49) &amp; MID([.B717];2;7)" office:value-type="string" office:string-value="08039616" calcext:value-type="string">
            <text:p>08039616</text:p>
          </table:table-cell>
          <table:table-cell table:style-name="ce8" office:value-type="string" calcext:value-type="string">
            <text:p>a8039616</text:p>
          </table:table-cell>
          <table:table-cell table:style-name="ce8" office:value-type="string" calcext:value-type="string">
            <text:p>esc-camidelcros</text:p>
          </table:table-cell>
          <table:table-cell table:style-name="ce8" office:value-type="string" calcext:value-type="string">
            <text:p>Escola Camí del Cros</text:p>
          </table:table-cell>
          <table:table-cell table:number-columns-repeated="986"/>
        </table:table-row>
        <table:table-row table:style-name="ro1">
          <table:table-cell table:formula="of:=&quot;&quot; &amp; CHAR(CODE([.B718])-49) &amp; MID([.B718];2;7)" office:value-type="string" office:string-value="08039628" calcext:value-type="string">
            <text:p>08039628</text:p>
          </table:table-cell>
          <table:table-cell table:style-name="ce8" office:value-type="string" calcext:value-type="string">
            <text:p>a8039628</text:p>
          </table:table-cell>
          <table:table-cell table:style-name="ce8" office:value-type="string" calcext:value-type="string">
            <text:p>ceip-pompeufabra-manlleu</text:p>
          </table:table-cell>
          <table:table-cell table:style-name="ce8" office:value-type="string" calcext:value-type="string">
            <text:p>Escola Pompeu Fabra</text:p>
          </table:table-cell>
          <table:table-cell table:number-columns-repeated="986"/>
        </table:table-row>
        <table:table-row table:style-name="ro1">
          <table:table-cell table:formula="of:=&quot;&quot; &amp; CHAR(CODE([.B719])-49) &amp; MID([.B719];2;7)" office:value-type="string" office:string-value="08039631" calcext:value-type="string">
            <text:p>08039631</text:p>
          </table:table-cell>
          <table:table-cell table:style-name="ce8" office:value-type="string" calcext:value-type="string">
            <text:p>a8039631</text:p>
          </table:table-cell>
          <table:table-cell table:style-name="ce8" office:value-type="string" calcext:value-type="string">
            <text:p>escola-lagullola</text:p>
          </table:table-cell>
          <table:table-cell table:style-name="ce8" office:value-type="string" calcext:value-type="string">
            <text:p>Escola L'Agullola</text:p>
          </table:table-cell>
          <table:table-cell table:number-columns-repeated="986"/>
        </table:table-row>
        <table:table-row table:style-name="ro1">
          <table:table-cell table:formula="of:=&quot;&quot; &amp; CHAR(CODE([.B720])-49) &amp; MID([.B720];2;7)" office:value-type="string" office:string-value="08039641" calcext:value-type="string">
            <text:p>08039641</text:p>
          </table:table-cell>
          <table:table-cell table:style-name="ce8" office:value-type="string" calcext:value-type="string">
            <text:p>a8039641</text:p>
          </table:table-cell>
          <table:table-cell table:style-name="ce8" office:value-type="string" calcext:value-type="string">
            <text:p>escolapablopicasso</text:p>
          </table:table-cell>
          <table:table-cell table:style-name="ce8" office:value-type="string" calcext:value-type="string">
            <text:p>Escola Pablo Picasso</text:p>
          </table:table-cell>
          <table:table-cell table:number-columns-repeated="986"/>
        </table:table-row>
        <table:table-row table:style-name="ro1">
          <table:table-cell table:formula="of:=&quot;&quot; &amp; CHAR(CODE([.B721])-49) &amp; MID([.B721];2;7)" office:value-type="string" office:string-value="08039665" calcext:value-type="string">
            <text:p>08039665</text:p>
          </table:table-cell>
          <table:table-cell table:style-name="ce8" office:value-type="string" calcext:value-type="string">
            <text:p>a8039665</text:p>
          </table:table-cell>
          <table:table-cell table:style-name="ce8" office:value-type="string" calcext:value-type="string">
            <text:p>ceiplanaspa</text:p>
          </table:table-cell>
          <table:table-cell table:style-name="ce8" office:value-type="string" calcext:value-type="string">
            <text:p>Escola Lanaspa-Giralt</text:p>
          </table:table-cell>
          <table:table-cell table:number-columns-repeated="986"/>
        </table:table-row>
        <table:table-row table:style-name="ro1">
          <table:table-cell table:formula="of:=&quot;&quot; &amp; CHAR(CODE([.B722])-49) &amp; MID([.B722];2;7)" office:value-type="string" office:string-value="08039677" calcext:value-type="string">
            <text:p>08039677</text:p>
          </table:table-cell>
          <table:table-cell table:style-name="ce8" office:value-type="string" calcext:value-type="string">
            <text:p>a8039677</text:p>
          </table:table-cell>
          <table:table-cell table:style-name="ce8" office:value-type="string" calcext:value-type="string">
            <text:p>escolacongost</text:p>
          </table:table-cell>
          <table:table-cell table:style-name="ce8" office:value-type="string" calcext:value-type="string">
            <text:p>Escola Congost</text:p>
          </table:table-cell>
          <table:table-cell table:number-columns-repeated="986"/>
        </table:table-row>
        <table:table-row table:style-name="ro1">
          <table:table-cell table:formula="of:=&quot;&quot; &amp; CHAR(CODE([.B723])-49) &amp; MID([.B723];2;7)" office:value-type="string" office:string-value="08039690" calcext:value-type="string">
            <text:p>08039690</text:p>
          </table:table-cell>
          <table:table-cell table:style-name="ce8" office:value-type="string" calcext:value-type="string">
            <text:p>a8039690</text:p>
          </table:table-cell>
          <table:table-cell table:style-name="ce8" office:value-type="string" calcext:value-type="string">
            <text:p>ceipgermanscorbella</text:p>
          </table:table-cell>
          <table:table-cell table:style-name="ce8" office:value-type="string" calcext:value-type="string">
            <text:p>Escola Germans Corbella</text:p>
          </table:table-cell>
          <table:table-cell table:number-columns-repeated="986"/>
        </table:table-row>
        <table:table-row table:style-name="ro1">
          <table:table-cell table:formula="of:=&quot;&quot; &amp; CHAR(CODE([.B724])-49) &amp; MID([.B724];2;7)" office:value-type="string" office:string-value="08039707" calcext:value-type="string">
            <text:p>08039707</text:p>
          </table:table-cell>
          <table:table-cell table:style-name="ce8" office:value-type="string" calcext:value-type="string">
            <text:p>a8039707</text:p>
          </table:table-cell>
          <table:table-cell table:style-name="ce8" office:value-type="string" calcext:value-type="string">
            <text:p>ceiptagamanent</text:p>
          </table:table-cell>
          <table:table-cell table:style-name="ce8" office:value-type="string" calcext:value-type="string">
            <text:p>Escola Tagamanent</text:p>
          </table:table-cell>
          <table:table-cell table:number-columns-repeated="986"/>
        </table:table-row>
        <table:table-row table:style-name="ro1">
          <table:table-cell table:formula="of:=&quot;&quot; &amp; CHAR(CODE([.B725])-49) &amp; MID([.B725];2;7)" office:value-type="string" office:string-value="08039719" calcext:value-type="string">
            <text:p>08039719</text:p>
          </table:table-cell>
          <table:table-cell table:style-name="ce8" office:value-type="string" calcext:value-type="string">
            <text:p>a8039719</text:p>
          </table:table-cell>
          <table:table-cell table:style-name="ce8" office:value-type="string" calcext:value-type="string">
            <text:p>escolalesplanes</text:p>
          </table:table-cell>
          <table:table-cell table:style-name="ce8" office:value-type="string" calcext:value-type="string">
            <text:p>Escola Les Planes</text:p>
          </table:table-cell>
          <table:table-cell table:number-columns-repeated="986"/>
        </table:table-row>
        <table:table-row table:style-name="ro1">
          <table:table-cell table:formula="of:=&quot;&quot; &amp; CHAR(CODE([.B726])-49) &amp; MID([.B726];2;7)" office:value-type="string" office:string-value="08039768" calcext:value-type="string">
            <text:p>08039768</text:p>
          </table:table-cell>
          <table:table-cell table:style-name="ce8" office:value-type="string" calcext:value-type="string">
            <text:p>a8039768</text:p>
          </table:table-cell>
          <table:table-cell table:style-name="ce8" office:value-type="string" calcext:value-type="string">
            <text:p>col-tarres</text:p>
          </table:table-cell>
          <table:table-cell table:style-name="ce8" office:value-type="string" calcext:value-type="string">
            <text:p>Tarrés</text:p>
          </table:table-cell>
          <table:table-cell table:number-columns-repeated="986"/>
        </table:table-row>
        <table:table-row table:style-name="ro1">
          <table:table-cell table:formula="of:=&quot;&quot; &amp; CHAR(CODE([.B727])-49) &amp; MID([.B727];2;7)" office:value-type="string" office:string-value="08039896" calcext:value-type="string">
            <text:p>08039896</text:p>
          </table:table-cell>
          <table:table-cell table:style-name="ce8" office:value-type="string" calcext:value-type="string">
            <text:p>a8039896</text:p>
          </table:table-cell>
          <table:table-cell table:style-name="ce8" office:value-type="string" calcext:value-type="string">
            <text:p>ceip-bellaterra</text:p>
          </table:table-cell>
          <table:table-cell table:style-name="ce8" office:value-type="string" calcext:value-type="string">
            <text:p>Escola Bellaterra</text:p>
          </table:table-cell>
          <table:table-cell table:number-columns-repeated="986"/>
        </table:table-row>
        <table:table-row table:style-name="ro1">
          <table:table-cell table:formula="of:=&quot;&quot; &amp; CHAR(CODE([.B728])-49) &amp; MID([.B728];2;7)" office:value-type="string" office:string-value="08040047" calcext:value-type="string">
            <text:p>08040047</text:p>
          </table:table-cell>
          <table:table-cell table:style-name="ce8" office:value-type="string" calcext:value-type="string">
            <text:p>a8040047</text:p>
          </table:table-cell>
          <table:table-cell table:style-name="ce8" office:value-type="string" calcext:value-type="string">
            <text:p>cee-josepsol</text:p>
          </table:table-cell>
          <table:table-cell table:style-name="ce8" office:value-type="string" calcext:value-type="string">
            <text:p>CEE Josep Sol i Rodríguez</text:p>
          </table:table-cell>
          <table:table-cell table:number-columns-repeated="986"/>
        </table:table-row>
        <table:table-row table:style-name="ro1">
          <table:table-cell table:formula="of:=&quot;&quot; &amp; CHAR(CODE([.B729])-49) &amp; MID([.B729];2;7)" office:value-type="string" office:string-value="08040060" calcext:value-type="string">
            <text:p>08040060</text:p>
          </table:table-cell>
          <table:table-cell table:style-name="ce8" office:value-type="string" calcext:value-type="string">
            <text:p>a8040060</text:p>
          </table:table-cell>
          <table:table-cell table:style-name="ce8" office:value-type="string" calcext:value-type="string">
            <text:p>ceip-escoladelmar</text:p>
          </table:table-cell>
          <table:table-cell table:style-name="ce8" office:value-type="string" calcext:value-type="string">
            <text:p>Escola Escola del Mar</text:p>
          </table:table-cell>
          <table:table-cell table:number-columns-repeated="986"/>
        </table:table-row>
        <table:table-row table:style-name="ro1">
          <table:table-cell table:formula="of:=&quot;&quot; &amp; CHAR(CODE([.B730])-49) &amp; MID([.B730];2;7)" office:value-type="string" office:string-value="08040138" calcext:value-type="string">
            <text:p>08040138</text:p>
          </table:table-cell>
          <table:table-cell table:style-name="ce8" office:value-type="string" calcext:value-type="string">
            <text:p>a8040138</text:p>
          </table:table-cell>
          <table:table-cell table:style-name="ce8" office:value-type="string" calcext:value-type="string">
            <text:p>ieslasedeta</text:p>
          </table:table-cell>
          <table:table-cell table:style-name="ce8" office:value-type="string" calcext:value-type="string">
            <text:p>Institut La Sedeta</text:p>
          </table:table-cell>
          <table:table-cell table:number-columns-repeated="986"/>
        </table:table-row>
        <table:table-row table:style-name="ro1">
          <table:table-cell table:formula="of:=&quot;&quot; &amp; CHAR(CODE([.B731])-49) &amp; MID([.B731];2;7)" office:value-type="string" office:string-value="08040333" calcext:value-type="string">
            <text:p>08040333</text:p>
          </table:table-cell>
          <table:table-cell table:style-name="ce8" office:value-type="string" calcext:value-type="string">
            <text:p>a8040333</text:p>
          </table:table-cell>
          <table:table-cell table:style-name="ce8" office:value-type="string" calcext:value-type="string">
            <text:p>escola-bernatmetgeelprat</text:p>
          </table:table-cell>
          <table:table-cell table:style-name="ce8" office:value-type="string" calcext:value-type="string">
            <text:p>Escola Bernat Metge</text:p>
          </table:table-cell>
          <table:table-cell table:number-columns-repeated="986"/>
        </table:table-row>
        <table:table-row table:style-name="ro1">
          <table:table-cell table:formula="of:=&quot;&quot; &amp; CHAR(CODE([.B732])-49) &amp; MID([.B732];2;7)" office:value-type="string" office:string-value="08040345" calcext:value-type="string">
            <text:p>08040345</text:p>
          </table:table-cell>
          <table:table-cell table:style-name="ce8" office:value-type="string" calcext:value-type="string">
            <text:p>a8040345</text:p>
          </table:table-cell>
          <table:table-cell table:style-name="ce8" office:value-type="string" calcext:value-type="string">
            <text:p>escolamercerodoredabadalona</text:p>
          </table:table-cell>
          <table:table-cell table:style-name="ce8" office:value-type="string" calcext:value-type="string">
            <text:p>Escola Mercè Rodoreda</text:p>
          </table:table-cell>
          <table:table-cell table:number-columns-repeated="986"/>
        </table:table-row>
        <table:table-row table:style-name="ro1">
          <table:table-cell table:formula="of:=&quot;&quot; &amp; CHAR(CODE([.B733])-49) &amp; MID([.B733];2;7)" office:value-type="string" office:string-value="08040357" calcext:value-type="string">
            <text:p>08040357</text:p>
          </table:table-cell>
          <table:table-cell table:style-name="ce8" office:value-type="string" calcext:value-type="string">
            <text:p>a8040357</text:p>
          </table:table-cell>
          <table:table-cell table:style-name="ce8" office:value-type="string" calcext:value-type="string">
            <text:p>ceefolchicamarasa</text:p>
          </table:table-cell>
          <table:table-cell table:style-name="ce8" office:value-type="string" calcext:value-type="string">
            <text:p>CEE Folch i Camarasa</text:p>
          </table:table-cell>
          <table:table-cell table:number-columns-repeated="986"/>
        </table:table-row>
        <table:table-row table:style-name="ro1">
          <table:table-cell table:formula="of:=&quot;&quot; &amp; CHAR(CODE([.B734])-49) &amp; MID([.B734];2;7)" office:value-type="string" office:string-value="08040382" calcext:value-type="string">
            <text:p>08040382</text:p>
          </table:table-cell>
          <table:table-cell table:style-name="ce8" office:value-type="string" calcext:value-type="string">
            <text:p>a8040382</text:p>
          </table:table-cell>
          <table:table-cell table:style-name="ce8" office:value-type="string" calcext:value-type="string">
            <text:p>ceiprodoredag</text:p>
          </table:table-cell>
          <table:table-cell table:style-name="ce8" office:value-type="string" calcext:value-type="string">
            <text:p>Escola Mercè Rodoreda</text:p>
          </table:table-cell>
          <table:table-cell table:number-columns-repeated="986"/>
        </table:table-row>
        <table:table-row table:style-name="ro1">
          <table:table-cell table:formula="of:=&quot;&quot; &amp; CHAR(CODE([.B735])-49) &amp; MID([.B735];2;7)" office:value-type="string" office:string-value="08040400" calcext:value-type="string">
            <text:p>08040400</text:p>
          </table:table-cell>
          <table:table-cell table:style-name="ce8" office:value-type="string" calcext:value-type="string">
            <text:p>a8040400</text:p>
          </table:table-cell>
          <table:table-cell table:style-name="ce8" office:value-type="string" calcext:value-type="string">
            <text:p>ceip-amadeuvives</text:p>
          </table:table-cell>
          <table:table-cell table:style-name="ce8" office:value-type="string" calcext:value-type="string">
            <text:p>Escola Amadeu Vives</text:p>
          </table:table-cell>
          <table:table-cell table:number-columns-repeated="986"/>
        </table:table-row>
        <table:table-row table:style-name="ro1">
          <table:table-cell table:formula="of:=&quot;&quot; &amp; CHAR(CODE([.B736])-49) &amp; MID([.B736];2;7)" office:value-type="string" office:string-value="08040412" calcext:value-type="string">
            <text:p>08040412</text:p>
          </table:table-cell>
          <table:table-cell table:style-name="ce8" office:value-type="string" calcext:value-type="string">
            <text:p>a8040412</text:p>
          </table:table-cell>
          <table:table-cell table:style-name="ce8" office:value-type="string" calcext:value-type="string">
            <text:p>ceipelmargallo-vilanova</text:p>
          </table:table-cell>
          <table:table-cell table:style-name="ce8" office:value-type="string" calcext:value-type="string">
            <text:p>Escola El Margalló</text:p>
          </table:table-cell>
          <table:table-cell table:number-columns-repeated="986"/>
        </table:table-row>
        <table:table-row table:style-name="ro1">
          <table:table-cell table:formula="of:=&quot;&quot; &amp; CHAR(CODE([.B737])-49) &amp; MID([.B737];2;7)" office:value-type="string" office:string-value="08040527" calcext:value-type="string">
            <text:p>08040527</text:p>
          </table:table-cell>
          <table:table-cell table:style-name="ce8" office:value-type="string" calcext:value-type="string">
            <text:p>a8040527</text:p>
          </table:table-cell>
          <table:table-cell table:style-name="ce8" office:value-type="string" calcext:value-type="string">
            <text:p>ieslallauna</text:p>
          </table:table-cell>
          <table:table-cell table:style-name="ce8" office:value-type="string" calcext:value-type="string">
            <text:p>Institut La Llauna</text:p>
          </table:table-cell>
          <table:table-cell table:number-columns-repeated="986"/>
        </table:table-row>
        <table:table-row table:style-name="ro1">
          <table:table-cell table:formula="of:=&quot;&quot; &amp; CHAR(CODE([.B738])-49) &amp; MID([.B738];2;7)" office:value-type="string" office:string-value="08040539" calcext:value-type="string">
            <text:p>08040539</text:p>
          </table:table-cell>
          <table:table-cell table:style-name="ce8" office:value-type="string" calcext:value-type="string">
            <text:p>a8040539</text:p>
          </table:table-cell>
          <table:table-cell table:style-name="ce8" office:value-type="string" calcext:value-type="string">
            <text:p>ieslesmarines</text:p>
          </table:table-cell>
          <table:table-cell table:style-name="ce8" office:value-type="string" calcext:value-type="string">
            <text:p>Institut Les Marines</text:p>
          </table:table-cell>
          <table:table-cell table:number-columns-repeated="986"/>
        </table:table-row>
        <table:table-row table:style-name="ro1">
          <table:table-cell table:formula="of:=&quot;&quot; &amp; CHAR(CODE([.B739])-49) &amp; MID([.B739];2;7)" office:value-type="string" office:string-value="08040540" calcext:value-type="string">
            <text:p>08040540</text:p>
          </table:table-cell>
          <table:table-cell table:style-name="ce8" office:value-type="string" calcext:value-type="string">
            <text:p>a8040540</text:p>
          </table:table-cell>
          <table:table-cell table:style-name="ce8" office:value-type="string" calcext:value-type="string">
            <text:p>inselcairat</text:p>
          </table:table-cell>
          <table:table-cell table:style-name="ce8" office:value-type="string" calcext:value-type="string">
            <text:p>Institut El Cairat</text:p>
          </table:table-cell>
          <table:table-cell table:number-columns-repeated="986"/>
        </table:table-row>
        <table:table-row table:style-name="ro1">
          <table:table-cell table:formula="of:=&quot;&quot; &amp; CHAR(CODE([.B740])-49) &amp; MID([.B740];2;7)" office:value-type="string" office:string-value="08040552" calcext:value-type="string">
            <text:p>08040552</text:p>
          </table:table-cell>
          <table:table-cell table:style-name="ce8" office:value-type="string" calcext:value-type="string">
            <text:p>a8040552</text:p>
          </table:table-cell>
          <table:table-cell table:style-name="ce8" office:value-type="string" calcext:value-type="string">
            <text:p>ies-antoni-pous</text:p>
          </table:table-cell>
          <table:table-cell table:style-name="ce8" office:value-type="string" calcext:value-type="string">
            <text:p>Institut Antoni Pous i Argila</text:p>
          </table:table-cell>
          <table:table-cell table:number-columns-repeated="986"/>
        </table:table-row>
        <table:table-row table:style-name="ro1">
          <table:table-cell table:formula="of:=&quot;&quot; &amp; CHAR(CODE([.B741])-49) &amp; MID([.B741];2;7)" office:value-type="string" office:string-value="08040564" calcext:value-type="string">
            <text:p>08040564</text:p>
          </table:table-cell>
          <table:table-cell table:style-name="ce8" office:value-type="string" calcext:value-type="string">
            <text:p>a8040564</text:p>
          </table:table-cell>
          <table:table-cell table:style-name="ce8" office:value-type="string" calcext:value-type="string">
            <text:p>iesjaumealmera</text:p>
          </table:table-cell>
          <table:table-cell table:style-name="ce8" office:value-type="string" calcext:value-type="string">
            <text:p>Institut Jaume Almera</text:p>
          </table:table-cell>
          <table:table-cell table:number-columns-repeated="986"/>
        </table:table-row>
        <table:table-row table:style-name="ro1">
          <table:table-cell table:formula="of:=&quot;&quot; &amp; CHAR(CODE([.B742])-49) &amp; MID([.B742];2;7)" office:value-type="string" office:string-value="08040618" calcext:value-type="string">
            <text:p>08040618</text:p>
          </table:table-cell>
          <table:table-cell table:style-name="ce8" office:value-type="string" calcext:value-type="string">
            <text:p>a8040618</text:p>
          </table:table-cell>
          <table:table-cell table:style-name="ce8" office:value-type="string" calcext:value-type="string">
            <text:p>ceipcanvidalet</text:p>
          </table:table-cell>
          <table:table-cell table:style-name="ce8" office:value-type="string" calcext:value-type="string">
            <text:p>Escola Can Vidalet</text:p>
          </table:table-cell>
          <table:table-cell table:number-columns-repeated="986"/>
        </table:table-row>
        <table:table-row table:style-name="ro1">
          <table:table-cell table:formula="of:=&quot;&quot; &amp; CHAR(CODE([.B743])-49) &amp; MID([.B743];2;7)" office:value-type="string" office:string-value="08040825" calcext:value-type="string">
            <text:p>08040825</text:p>
          </table:table-cell>
          <table:table-cell table:style-name="ce8" office:value-type="string" calcext:value-type="string">
            <text:p>a8040825</text:p>
          </table:table-cell>
          <table:table-cell table:style-name="ce8" office:value-type="string" calcext:value-type="string">
            <text:p>escmusicaberga</text:p>
          </table:table-cell>
          <table:table-cell table:style-name="ce8" office:value-type="string" calcext:value-type="string">
            <text:p>Esc. de Música Municipal</text:p>
          </table:table-cell>
          <table:table-cell table:number-columns-repeated="986"/>
        </table:table-row>
        <table:table-row table:style-name="ro1">
          <table:table-cell table:formula="of:=&quot;&quot; &amp; CHAR(CODE([.B744])-49) &amp; MID([.B744];2;7)" office:value-type="string" office:string-value="08040849" calcext:value-type="string">
            <text:p>08040849</text:p>
          </table:table-cell>
          <table:table-cell table:style-name="ce8" office:value-type="string" calcext:value-type="string">
            <text:p>a8040849</text:p>
          </table:table-cell>
          <table:table-cell table:style-name="ce8" office:value-type="string" calcext:value-type="string">
            <text:p>insfortpius</text:p>
          </table:table-cell>
          <table:table-cell table:style-name="ce8" office:value-type="string" calcext:value-type="string">
            <text:p>Institut Fort Pius</text:p>
          </table:table-cell>
          <table:table-cell table:number-columns-repeated="986"/>
        </table:table-row>
        <table:table-row table:style-name="ro1">
          <table:table-cell table:formula="of:=&quot;&quot; &amp; CHAR(CODE([.B745])-49) &amp; MID([.B745];2;7)" office:value-type="string" office:string-value="08041131" calcext:value-type="string">
            <text:p>08041131</text:p>
          </table:table-cell>
          <table:table-cell table:style-name="ce8" office:value-type="string" calcext:value-type="string">
            <text:p>a8041131</text:p>
          </table:table-cell>
          <table:table-cell table:style-name="ce8" office:value-type="string" calcext:value-type="string">
            <text:p>ceipsantantoni</text:p>
          </table:table-cell>
          <table:table-cell table:style-name="ce8" office:value-type="string" calcext:value-type="string">
            <text:p>Escola Sant Antoni</text:p>
          </table:table-cell>
          <table:table-cell table:number-columns-repeated="986"/>
        </table:table-row>
        <table:table-row table:style-name="ro1">
          <table:table-cell table:formula="of:=&quot;&quot; &amp; CHAR(CODE([.B746])-49) &amp; MID([.B746];2;7)" office:value-type="string" office:string-value="08041167" calcext:value-type="string">
            <text:p>08041167</text:p>
          </table:table-cell>
          <table:table-cell table:style-name="ce8" office:value-type="string" calcext:value-type="string">
            <text:p>a8041167</text:p>
          </table:table-cell>
          <table:table-cell table:style-name="ce8" office:value-type="string" calcext:value-type="string">
            <text:p>ceip-josepcarner</text:p>
          </table:table-cell>
          <table:table-cell table:style-name="ce8" office:value-type="string" calcext:value-type="string">
            <text:p>Escola Josep Carner</text:p>
          </table:table-cell>
          <table:table-cell table:number-columns-repeated="986"/>
        </table:table-row>
        <table:table-row table:style-name="ro1">
          <table:table-cell table:formula="of:=&quot;&quot; &amp; CHAR(CODE([.B747])-49) &amp; MID([.B747];2;7)" office:value-type="string" office:string-value="08041179" calcext:value-type="string">
            <text:p>08041179</text:p>
          </table:table-cell>
          <table:table-cell table:style-name="ce8" office:value-type="string" calcext:value-type="string">
            <text:p>a8041179</text:p>
          </table:table-cell>
          <table:table-cell table:style-name="ce8" office:value-type="string" calcext:value-type="string">
            <text:p>ceipmestregibert</text:p>
          </table:table-cell>
          <table:table-cell table:style-name="ce8" office:value-type="string" calcext:value-type="string">
            <text:p>Escola Mestre Enric Gibert i Camins</text:p>
          </table:table-cell>
          <table:table-cell table:number-columns-repeated="986"/>
        </table:table-row>
        <table:table-row table:style-name="ro1">
          <table:table-cell table:formula="of:=&quot;&quot; &amp; CHAR(CODE([.B748])-49) &amp; MID([.B748];2;7)" office:value-type="string" office:string-value="08041180" calcext:value-type="string">
            <text:p>08041180</text:p>
          </table:table-cell>
          <table:table-cell table:style-name="ce8" office:value-type="string" calcext:value-type="string">
            <text:p>a8041180</text:p>
          </table:table-cell>
          <table:table-cell table:style-name="ce8" office:value-type="string" calcext:value-type="string">
            <text:p>escrosselloporcel</text:p>
          </table:table-cell>
          <table:table-cell table:style-name="ce8" office:value-type="string" calcext:value-type="string">
            <text:p>Escola Rosselló Pòrcel</text:p>
          </table:table-cell>
          <table:table-cell table:number-columns-repeated="986"/>
        </table:table-row>
        <table:table-row table:style-name="ro1">
          <table:table-cell table:formula="of:=&quot;&quot; &amp; CHAR(CODE([.B749])-49) &amp; MID([.B749];2;7)" office:value-type="string" office:string-value="08041210" calcext:value-type="string">
            <text:p>08041210</text:p>
          </table:table-cell>
          <table:table-cell table:style-name="ce8" office:value-type="string" calcext:value-type="string">
            <text:p>a8041210</text:p>
          </table:table-cell>
          <table:table-cell table:style-name="ce8" office:value-type="string" calcext:value-type="string">
            <text:p>escolabosc-barbera</text:p>
          </table:table-cell>
          <table:table-cell table:style-name="ce8" office:value-type="string" calcext:value-type="string">
            <text:p>Escola del Bosc</text:p>
          </table:table-cell>
          <table:table-cell table:number-columns-repeated="986"/>
        </table:table-row>
        <table:table-row table:style-name="ro1">
          <table:table-cell table:formula="of:=&quot;&quot; &amp; CHAR(CODE([.B750])-49) &amp; MID([.B750];2;7)" office:value-type="string" office:string-value="08041222" calcext:value-type="string">
            <text:p>08041222</text:p>
          </table:table-cell>
          <table:table-cell table:style-name="ce8" office:value-type="string" calcext:value-type="string">
            <text:p>a8041222</text:p>
          </table:table-cell>
          <table:table-cell table:style-name="ce8" office:value-type="string" calcext:value-type="string">
            <text:p>escolacancladellas</text:p>
          </table:table-cell>
          <table:table-cell table:style-name="ce8" office:value-type="string" calcext:value-type="string">
            <text:p>Escola Can Cladellas</text:p>
          </table:table-cell>
          <table:table-cell table:number-columns-repeated="986"/>
        </table:table-row>
        <table:table-row table:style-name="ro1">
          <table:table-cell table:formula="of:=&quot;&quot; &amp; CHAR(CODE([.B751])-49) &amp; MID([.B751];2;7)" office:value-type="string" office:string-value="08041234" calcext:value-type="string">
            <text:p>08041234</text:p>
          </table:table-cell>
          <table:table-cell table:style-name="ce8" office:value-type="string" calcext:value-type="string">
            <text:p>a8041234</text:p>
          </table:table-cell>
          <table:table-cell table:style-name="ce8" office:value-type="string" calcext:value-type="string">
            <text:p>ceipcollserola</text:p>
          </table:table-cell>
          <table:table-cell table:style-name="ce8" office:value-type="string" calcext:value-type="string">
            <text:p>Escola Collserola</text:p>
          </table:table-cell>
          <table:table-cell table:number-columns-repeated="986"/>
        </table:table-row>
        <table:table-row table:style-name="ro1">
          <table:table-cell table:formula="of:=&quot;&quot; &amp; CHAR(CODE([.B752])-49) &amp; MID([.B752];2;7)" office:value-type="string" office:string-value="08041246" calcext:value-type="string">
            <text:p>08041246</text:p>
          </table:table-cell>
          <table:table-cell table:style-name="ce8" office:value-type="string" calcext:value-type="string">
            <text:p>a8041246</text:p>
          </table:table-cell>
          <table:table-cell table:style-name="ce8" office:value-type="string" calcext:value-type="string">
            <text:p>ceipcescaldea</text:p>
          </table:table-cell>
          <table:table-cell table:style-name="ce8" office:value-type="string" calcext:value-type="string">
            <text:p>Escola Francesc Aldea i Pérez</text:p>
          </table:table-cell>
          <table:table-cell table:number-columns-repeated="986"/>
        </table:table-row>
        <table:table-row table:style-name="ro1">
          <table:table-cell table:formula="of:=&quot;&quot; &amp; CHAR(CODE([.B753])-49) &amp; MID([.B753];2;7)" office:value-type="string" office:string-value="08041374" calcext:value-type="string">
            <text:p>08041374</text:p>
          </table:table-cell>
          <table:table-cell table:style-name="ce8" office:value-type="string" calcext:value-type="string">
            <text:p>a8041374</text:p>
          </table:table-cell>
          <table:table-cell table:style-name="ce8" office:value-type="string" calcext:value-type="string">
            <text:p>ieslamallola</text:p>
          </table:table-cell>
          <table:table-cell table:style-name="ce8" office:value-type="string" calcext:value-type="string">
            <text:p>Institut La Mallola</text:p>
          </table:table-cell>
          <table:table-cell table:number-columns-repeated="986"/>
        </table:table-row>
        <table:table-row table:style-name="ro1">
          <table:table-cell table:formula="of:=&quot;&quot; &amp; CHAR(CODE([.B754])-49) &amp; MID([.B754];2;7)" office:value-type="string" office:string-value="08041519" calcext:value-type="string">
            <text:p>08041519</text:p>
          </table:table-cell>
          <table:table-cell table:style-name="ce8" office:value-type="string" calcext:value-type="string">
            <text:p>a8041519</text:p>
          </table:table-cell>
          <table:table-cell table:style-name="ce8" office:value-type="string" calcext:value-type="string">
            <text:p>insmartidot</text:p>
          </table:table-cell>
          <table:table-cell table:style-name="ce8" office:value-type="string" calcext:value-type="string">
            <text:p>Institut Martí Dot</text:p>
          </table:table-cell>
          <table:table-cell table:number-columns-repeated="986"/>
        </table:table-row>
        <table:table-row table:style-name="ro1">
          <table:table-cell table:formula="of:=&quot;&quot; &amp; CHAR(CODE([.B755])-49) &amp; MID([.B755];2;7)" office:value-type="string" office:string-value="08041556" calcext:value-type="string">
            <text:p>08041556</text:p>
          </table:table-cell>
          <table:table-cell table:style-name="ce8" office:value-type="string" calcext:value-type="string">
            <text:p>a8041556</text:p>
          </table:table-cell>
          <table:table-cell table:style-name="ce8" office:value-type="string" calcext:value-type="string">
            <text:p>ceipmontsenysantjustdesvern</text:p>
          </table:table-cell>
          <table:table-cell table:style-name="ce8" office:value-type="string" calcext:value-type="string">
            <text:p>Escola Montseny</text:p>
          </table:table-cell>
          <table:table-cell table:number-columns-repeated="986"/>
        </table:table-row>
        <table:table-row table:style-name="ro1">
          <table:table-cell table:formula="of:=&quot;&quot; &amp; CHAR(CODE([.B756])-49) &amp; MID([.B756];2;7)" office:value-type="string" office:string-value="08041571" calcext:value-type="string">
            <text:p>08041571</text:p>
          </table:table-cell>
          <table:table-cell table:style-name="ce8" office:value-type="string" calcext:value-type="string">
            <text:p>a8041571</text:p>
          </table:table-cell>
          <table:table-cell table:style-name="ce8" office:value-type="string" calcext:value-type="string">
            <text:p>ceiparturmartorell</text:p>
          </table:table-cell>
          <table:table-cell table:style-name="ce8" office:value-type="string" calcext:value-type="string">
            <text:p>Escola Artur Martorell</text:p>
          </table:table-cell>
          <table:table-cell table:number-columns-repeated="986"/>
        </table:table-row>
        <table:table-row table:style-name="ro1">
          <table:table-cell table:formula="of:=&quot;&quot; &amp; CHAR(CODE([.B757])-49) &amp; MID([.B757];2;7)" office:value-type="string" office:string-value="08041581" calcext:value-type="string">
            <text:p>08041581</text:p>
          </table:table-cell>
          <table:table-cell table:style-name="ce8" office:value-type="string" calcext:value-type="string">
            <text:p>a8041581</text:p>
          </table:table-cell>
          <table:table-cell table:style-name="ce8" office:value-type="string" calcext:value-type="string">
            <text:p>ceipgitanjali</text:p>
          </table:table-cell>
          <table:table-cell table:style-name="ce8" office:value-type="string" calcext:value-type="string">
            <text:p>Escola Gitanjali</text:p>
          </table:table-cell>
          <table:table-cell table:number-columns-repeated="986"/>
        </table:table-row>
        <table:table-row table:style-name="ro1">
          <table:table-cell table:formula="of:=&quot;&quot; &amp; CHAR(CODE([.B758])-49) &amp; MID([.B758];2;7)" office:value-type="string" office:string-value="08041601" calcext:value-type="string">
            <text:p>08041601</text:p>
          </table:table-cell>
          <table:table-cell table:style-name="ce8" office:value-type="string" calcext:value-type="string">
            <text:p>a8041601</text:p>
          </table:table-cell>
          <table:table-cell table:style-name="ce8" office:value-type="string" calcext:value-type="string">
            <text:p>escolatorredelallebre</text:p>
          </table:table-cell>
          <table:table-cell table:style-name="ce8" office:value-type="string" calcext:value-type="string">
            <text:p>Escola Torre de la Llebre</text:p>
          </table:table-cell>
          <table:table-cell table:number-columns-repeated="986"/>
        </table:table-row>
        <table:table-row table:style-name="ro1">
          <table:table-cell table:formula="of:=&quot;&quot; &amp; CHAR(CODE([.B759])-49) &amp; MID([.B759];2;7)" office:value-type="string" office:string-value="08041611" calcext:value-type="string">
            <text:p>08041611</text:p>
          </table:table-cell>
          <table:table-cell table:style-name="ce8" office:value-type="string" calcext:value-type="string">
            <text:p>a8041611</text:p>
          </table:table-cell>
          <table:table-cell table:style-name="ce8" office:value-type="string" calcext:value-type="string">
            <text:p>ceipjoanotalisanda</text:p>
          </table:table-cell>
          <table:table-cell table:style-name="ce8" office:value-type="string" calcext:value-type="string">
            <text:p>Escola Joanot Alisanda</text:p>
          </table:table-cell>
          <table:table-cell table:number-columns-repeated="986"/>
        </table:table-row>
        <table:table-row table:style-name="ro1">
          <table:table-cell table:formula="of:=&quot;&quot; &amp; CHAR(CODE([.B760])-49) &amp; MID([.B760];2;7)" office:value-type="string" office:string-value="08041647" calcext:value-type="string">
            <text:p>08041647</text:p>
          </table:table-cell>
          <table:table-cell table:style-name="ce8" office:value-type="string" calcext:value-type="string">
            <text:p>a8041647</text:p>
          </table:table-cell>
          <table:table-cell table:style-name="ce8" office:value-type="string" calcext:value-type="string">
            <text:p>ceipponent-granollers</text:p>
          </table:table-cell>
          <table:table-cell table:style-name="ce8" office:value-type="string" calcext:value-type="string">
            <text:p>Escola Ponent</text:p>
          </table:table-cell>
          <table:table-cell table:number-columns-repeated="986"/>
        </table:table-row>
        <table:table-row table:style-name="ro1">
          <table:table-cell table:formula="of:=&quot;&quot; &amp; CHAR(CODE([.B761])-49) &amp; MID([.B761];2;7)" office:value-type="string" office:string-value="08041659" calcext:value-type="string">
            <text:p>08041659</text:p>
          </table:table-cell>
          <table:table-cell table:style-name="ce8" office:value-type="string" calcext:value-type="string">
            <text:p>a8041659</text:p>
          </table:table-cell>
          <table:table-cell table:style-name="ce8" office:value-type="string" calcext:value-type="string">
            <text:p>escmestresm</text:p>
          </table:table-cell>
          <table:table-cell table:style-name="ce8" office:value-type="string" calcext:value-type="string">
            <text:p>Escola Mestres Montaña</text:p>
          </table:table-cell>
          <table:table-cell table:number-columns-repeated="986"/>
        </table:table-row>
        <table:table-row table:style-name="ro1">
          <table:table-cell table:formula="of:=&quot;&quot; &amp; CHAR(CODE([.B762])-49) &amp; MID([.B762];2;7)" office:value-type="string" office:string-value="08041660" calcext:value-type="string">
            <text:p>08041660</text:p>
          </table:table-cell>
          <table:table-cell table:style-name="ce8" office:value-type="string" calcext:value-type="string">
            <text:p>a8041660</text:p>
          </table:table-cell>
          <table:table-cell table:style-name="ce8" office:value-type="string" calcext:value-type="string">
            <text:p>ceippontdelacadena</text:p>
          </table:table-cell>
          <table:table-cell table:style-name="ce8" office:value-type="string" calcext:value-type="string">
            <text:p>Escola Pont de la Cadena</text:p>
          </table:table-cell>
          <table:table-cell table:number-columns-repeated="986"/>
        </table:table-row>
        <table:table-row table:style-name="ro1">
          <table:table-cell table:formula="of:=&quot;&quot; &amp; CHAR(CODE([.B763])-49) &amp; MID([.B763];2;7)" office:value-type="string" office:string-value="08041672" calcext:value-type="string">
            <text:p>08041672</text:p>
          </table:table-cell>
          <table:table-cell table:style-name="ce8" office:value-type="string" calcext:value-type="string">
            <text:p>a8041672</text:p>
          </table:table-cell>
          <table:table-cell table:style-name="ce8" office:value-type="string" calcext:value-type="string">
            <text:p>ceipcreualta</text:p>
          </table:table-cell>
          <table:table-cell table:style-name="ce8" office:value-type="string" calcext:value-type="string">
            <text:p>Escola Creu Alta</text:p>
          </table:table-cell>
          <table:table-cell table:number-columns-repeated="986"/>
        </table:table-row>
        <table:table-row table:style-name="ro1">
          <table:table-cell table:formula="of:=&quot;&quot; &amp; CHAR(CODE([.B764])-49) &amp; MID([.B764];2;7)" office:value-type="string" office:string-value="08041684" calcext:value-type="string">
            <text:p>08041684</text:p>
          </table:table-cell>
          <table:table-cell table:style-name="ce8" office:value-type="string" calcext:value-type="string">
            <text:p>a8041684</text:p>
          </table:table-cell>
          <table:table-cell table:style-name="ce8" office:value-type="string" calcext:value-type="string">
            <text:p>ceip-espai3-sjdespi</text:p>
          </table:table-cell>
          <table:table-cell table:style-name="ce8" office:value-type="string" calcext:value-type="string">
            <text:p>Escola Espai 3</text:p>
          </table:table-cell>
          <table:table-cell table:number-columns-repeated="986"/>
        </table:table-row>
        <table:table-row table:style-name="ro1">
          <table:table-cell table:formula="of:=&quot;&quot; &amp; CHAR(CODE([.B765])-49) &amp; MID([.B765];2;7)" office:value-type="string" office:string-value="08041696" calcext:value-type="string">
            <text:p>08041696</text:p>
          </table:table-cell>
          <table:table-cell table:style-name="ce8" office:value-type="string" calcext:value-type="string">
            <text:p>a8041696</text:p>
          </table:table-cell>
          <table:table-cell table:style-name="ce8" office:value-type="string" calcext:value-type="string">
            <text:p>ceip-vaixell-burriac-vilassar</text:p>
          </table:table-cell>
          <table:table-cell table:style-name="ce8" office:value-type="string" calcext:value-type="string">
            <text:p>Escola Vaixell Burriac</text:p>
          </table:table-cell>
          <table:table-cell table:number-columns-repeated="986"/>
        </table:table-row>
        <table:table-row table:style-name="ro1">
          <table:table-cell table:formula="of:=&quot;&quot; &amp; CHAR(CODE([.B766])-49) &amp; MID([.B766];2;7)" office:value-type="string" office:string-value="08041714" calcext:value-type="string">
            <text:p>08041714</text:p>
          </table:table-cell>
          <table:table-cell table:style-name="ce8" office:value-type="string" calcext:value-type="string">
            <text:p>a8041714</text:p>
          </table:table-cell>
          <table:table-cell table:style-name="ce8" office:value-type="string" calcext:value-type="string">
            <text:p>ceiplesbasseroles-seva</text:p>
          </table:table-cell>
          <table:table-cell table:style-name="ce8" office:value-type="string" calcext:value-type="string">
            <text:p>Escola Les Basseroles</text:p>
          </table:table-cell>
          <table:table-cell table:number-columns-repeated="986"/>
        </table:table-row>
        <table:table-row table:style-name="ro1">
          <table:table-cell table:formula="of:=&quot;&quot; &amp; CHAR(CODE([.B767])-49) &amp; MID([.B767];2;7)" office:value-type="string" office:string-value="08041726" calcext:value-type="string">
            <text:p>08041726</text:p>
          </table:table-cell>
          <table:table-cell table:style-name="ce8" office:value-type="string" calcext:value-type="string">
            <text:p>a8041726</text:p>
          </table:table-cell>
          <table:table-cell table:style-name="ce8" office:value-type="string" calcext:value-type="string">
            <text:p>ceip-rocblanc</text:p>
          </table:table-cell>
          <table:table-cell table:style-name="ce8" office:value-type="string" calcext:value-type="string">
            <text:p>Escola Roc Blanc</text:p>
          </table:table-cell>
          <table:table-cell table:number-columns-repeated="986"/>
        </table:table-row>
        <table:table-row table:style-name="ro1">
          <table:table-cell table:formula="of:=&quot;&quot; &amp; CHAR(CODE([.B768])-49) &amp; MID([.B768];2;7)" office:value-type="string" office:string-value="08041751" calcext:value-type="string">
            <text:p>08041751</text:p>
          </table:table-cell>
          <table:table-cell table:style-name="ce8" office:value-type="string" calcext:value-type="string">
            <text:p>a8041751</text:p>
          </table:table-cell>
          <table:table-cell table:style-name="ce8" office:value-type="string" calcext:value-type="string">
            <text:p>ceiplacaixa</text:p>
          </table:table-cell>
          <table:table-cell table:style-name="ce8" office:value-type="string" calcext:value-type="string">
            <text:p>Escola La Caixa</text:p>
          </table:table-cell>
          <table:table-cell table:number-columns-repeated="986"/>
        </table:table-row>
        <table:table-row table:style-name="ro1">
          <table:table-cell table:formula="of:=&quot;&quot; &amp; CHAR(CODE([.B769])-49) &amp; MID([.B769];2;7)" office:value-type="string" office:string-value="08041911" calcext:value-type="string">
            <text:p>08041911</text:p>
          </table:table-cell>
          <table:table-cell table:style-name="ce8" office:value-type="string" calcext:value-type="string">
            <text:p>a8041911</text:p>
          </table:table-cell>
          <table:table-cell table:style-name="ce8" office:value-type="string" calcext:value-type="string">
            <text:p>ceipmelspins</text:p>
          </table:table-cell>
          <table:table-cell table:style-name="ce8" office:value-type="string" calcext:value-type="string">
            <text:p>Escola Els Pins</text:p>
          </table:table-cell>
          <table:table-cell table:number-columns-repeated="986"/>
        </table:table-row>
        <table:table-row table:style-name="ro1">
          <table:table-cell table:formula="of:=&quot;&quot; &amp; CHAR(CODE([.B770])-49) &amp; MID([.B770];2;7)" office:value-type="string" office:string-value="08041969" calcext:value-type="string">
            <text:p>08041969</text:p>
          </table:table-cell>
          <table:table-cell table:style-name="ce8" office:value-type="string" calcext:value-type="string">
            <text:p>a8041969</text:p>
          </table:table-cell>
          <table:table-cell table:style-name="ce8" office:value-type="string" calcext:value-type="string">
            <text:p>esc-pauvilabcn</text:p>
          </table:table-cell>
          <table:table-cell table:style-name="ce8" office:value-type="string" calcext:value-type="string">
            <text:p>Escola Pau Vila</text:p>
          </table:table-cell>
          <table:table-cell table:number-columns-repeated="986"/>
        </table:table-row>
        <table:table-row table:style-name="ro1">
          <table:table-cell table:formula="of:=&quot;&quot; &amp; CHAR(CODE([.B771])-49) &amp; MID([.B771];2;7)" office:value-type="string" office:string-value="08041970" calcext:value-type="string">
            <text:p>08041970</text:p>
          </table:table-cell>
          <table:table-cell table:style-name="ce8" office:value-type="string" calcext:value-type="string">
            <text:p>a8041970</text:p>
          </table:table-cell>
          <table:table-cell table:style-name="ce8" office:value-type="string" calcext:value-type="string">
            <text:p>ceipmtrespins</text:p>
          </table:table-cell>
          <table:table-cell table:style-name="ce8" office:value-type="string" calcext:value-type="string">
            <text:p>Escola Tres Pins</text:p>
          </table:table-cell>
          <table:table-cell table:number-columns-repeated="986"/>
        </table:table-row>
        <table:table-row table:style-name="ro1">
          <table:table-cell table:formula="of:=&quot;&quot; &amp; CHAR(CODE([.B772])-49) &amp; MID([.B772];2;7)" office:value-type="string" office:string-value="08042020" calcext:value-type="string">
            <text:p>08042020</text:p>
          </table:table-cell>
          <table:table-cell table:style-name="ce8" office:value-type="string" calcext:value-type="string">
            <text:p>a8042020</text:p>
          </table:table-cell>
          <table:table-cell table:style-name="ce8" office:value-type="string" calcext:value-type="string">
            <text:p>iesvalles</text:p>
          </table:table-cell>
          <table:table-cell table:style-name="ce8" office:value-type="string" calcext:value-type="string">
            <text:p>Institut Vallès</text:p>
          </table:table-cell>
          <table:table-cell table:number-columns-repeated="986"/>
        </table:table-row>
        <table:table-row table:style-name="ro1">
          <table:table-cell table:formula="of:=&quot;&quot; &amp; CHAR(CODE([.B773])-49) &amp; MID([.B773];2;7)" office:value-type="string" office:string-value="08042044" calcext:value-type="string">
            <text:p>08042044</text:p>
          </table:table-cell>
          <table:table-cell table:style-name="ce8" office:value-type="string" calcext:value-type="string">
            <text:p>a8042044</text:p>
          </table:table-cell>
          <table:table-cell table:style-name="ce8" office:value-type="string" calcext:value-type="string">
            <text:p>iesmigmon</text:p>
          </table:table-cell>
          <table:table-cell table:style-name="ce8" office:value-type="string" calcext:value-type="string">
            <text:p>Institut Mig-Món</text:p>
          </table:table-cell>
          <table:table-cell table:number-columns-repeated="986"/>
        </table:table-row>
        <table:table-row table:style-name="ro1">
          <table:table-cell table:formula="of:=&quot;&quot; &amp; CHAR(CODE([.B774])-49) &amp; MID([.B774];2;7)" office:value-type="string" office:string-value="08042093" calcext:value-type="string">
            <text:p>08042093</text:p>
          </table:table-cell>
          <table:table-cell table:style-name="ce8" office:value-type="string" calcext:value-type="string">
            <text:p>a8042093</text:p>
          </table:table-cell>
          <table:table-cell table:style-name="ce8" office:value-type="string" calcext:value-type="string">
            <text:p>iesvv</text:p>
          </table:table-cell>
          <table:table-cell table:style-name="ce8" office:value-type="string" calcext:value-type="string">
            <text:p>Institut Vinyes Velles</text:p>
          </table:table-cell>
          <table:table-cell table:number-columns-repeated="986"/>
        </table:table-row>
        <table:table-row table:style-name="ro1">
          <table:table-cell table:formula="of:=&quot;&quot; &amp; CHAR(CODE([.B775])-49) &amp; MID([.B775];2;7)" office:value-type="string" office:string-value="08042101" calcext:value-type="string">
            <text:p>08042101</text:p>
          </table:table-cell>
          <table:table-cell table:style-name="ce8" office:value-type="string" calcext:value-type="string">
            <text:p>a8042101</text:p>
          </table:table-cell>
          <table:table-cell table:style-name="ce8" office:value-type="string" calcext:value-type="string">
            <text:p>iesmvm</text:p>
          </table:table-cell>
          <table:table-cell table:style-name="ce8" office:value-type="string" calcext:value-type="string">
            <text:p>Institut Manuel Vázquez Montalbán</text:p>
          </table:table-cell>
          <table:table-cell table:number-columns-repeated="986"/>
        </table:table-row>
        <table:table-row table:style-name="ro1">
          <table:table-cell table:formula="of:=&quot;&quot; &amp; CHAR(CODE([.B776])-49) &amp; MID([.B776];2;7)" office:value-type="string" office:string-value="08042287" calcext:value-type="string">
            <text:p>08042287</text:p>
          </table:table-cell>
          <table:table-cell table:style-name="ce8" office:value-type="string" calcext:value-type="string">
            <text:p>a8042287</text:p>
          </table:table-cell>
          <table:table-cell table:style-name="ce8" office:value-type="string" calcext:value-type="string">
            <text:p>ceipespriu-granollers</text:p>
          </table:table-cell>
          <table:table-cell table:style-name="ce8" office:value-type="string" calcext:value-type="string">
            <text:p>Escola Salvador Espriu</text:p>
          </table:table-cell>
          <table:table-cell table:number-columns-repeated="986"/>
        </table:table-row>
        <table:table-row table:style-name="ro1">
          <table:table-cell table:formula="of:=&quot;&quot; &amp; CHAR(CODE([.B777])-49) &amp; MID([.B777];2;7)" office:value-type="string" office:string-value="08042305" calcext:value-type="string">
            <text:p>08042305</text:p>
          </table:table-cell>
          <table:table-cell table:style-name="ce8" office:value-type="string" calcext:value-type="string">
            <text:p>a8042305</text:p>
          </table:table-cell>
          <table:table-cell table:style-name="ce8" office:value-type="string" calcext:value-type="string">
            <text:p>ceip-joanmiro-barcelona</text:p>
          </table:table-cell>
          <table:table-cell table:style-name="ce8" office:value-type="string" calcext:value-type="string">
            <text:p>Escola Joan Miró</text:p>
          </table:table-cell>
          <table:table-cell table:number-columns-repeated="986"/>
        </table:table-row>
        <table:table-row table:style-name="ro1">
          <table:table-cell table:formula="of:=&quot;&quot; &amp; CHAR(CODE([.B778])-49) &amp; MID([.B778];2;7)" office:value-type="string" office:string-value="08042330" calcext:value-type="string">
            <text:p>08042330</text:p>
          </table:table-cell>
          <table:table-cell table:style-name="ce8" office:value-type="string" calcext:value-type="string">
            <text:p>a8042330</text:p>
          </table:table-cell>
          <table:table-cell table:style-name="ce8" office:value-type="string" calcext:value-type="string">
            <text:p>iessantramon</text:p>
          </table:table-cell>
          <table:table-cell table:style-name="ce8" office:value-type="string" calcext:value-type="string">
            <text:p>Institut Sant Ramon</text:p>
          </table:table-cell>
          <table:table-cell table:number-columns-repeated="986"/>
        </table:table-row>
        <table:table-row table:style-name="ro1">
          <table:table-cell table:formula="of:=&quot;&quot; &amp; CHAR(CODE([.B779])-49) &amp; MID([.B779];2;7)" office:value-type="string" office:string-value="08042342" calcext:value-type="string">
            <text:p>08042342</text:p>
          </table:table-cell>
          <table:table-cell table:style-name="ce8" office:value-type="string" calcext:value-type="string">
            <text:p>a8042342</text:p>
          </table:table-cell>
          <table:table-cell table:style-name="ce8" office:value-type="string" calcext:value-type="string">
            <text:p>iesbadia</text:p>
          </table:table-cell>
          <table:table-cell table:style-name="ce8" office:value-type="string" calcext:value-type="string">
            <text:p>Institut de Badia del Vallès</text:p>
          </table:table-cell>
          <table:table-cell table:number-columns-repeated="986"/>
        </table:table-row>
        <table:table-row table:style-name="ro1">
          <table:table-cell table:formula="of:=&quot;&quot; &amp; CHAR(CODE([.B780])-49) &amp; MID([.B780];2;7)" office:value-type="string" office:string-value="08042573" calcext:value-type="string">
            <text:p>08042573</text:p>
          </table:table-cell>
          <table:table-cell table:style-name="ce8" office:value-type="string" calcext:value-type="string">
            <text:p>a8042573</text:p>
          </table:table-cell>
          <table:table-cell table:style-name="ce8" office:value-type="string" calcext:value-type="string">
            <text:p>inslluisacura</text:p>
          </table:table-cell>
          <table:table-cell table:style-name="ce8" office:value-type="string" calcext:value-type="string">
            <text:p>Institut Lluïsa Cura</text:p>
          </table:table-cell>
          <table:table-cell table:number-columns-repeated="986"/>
        </table:table-row>
        <table:table-row table:style-name="ro1">
          <table:table-cell table:formula="of:=&quot;&quot; &amp; CHAR(CODE([.B781])-49) &amp; MID([.B781];2;7)" office:value-type="string" office:string-value="08042585" calcext:value-type="string">
            <text:p>08042585</text:p>
          </table:table-cell>
          <table:table-cell table:style-name="ce8" office:value-type="string" calcext:value-type="string">
            <text:p>a8042585</text:p>
          </table:table-cell>
          <table:table-cell table:style-name="ce8" office:value-type="string" calcext:value-type="string">
            <text:p>cmpontdeldrago</text:p>
          </table:table-cell>
          <table:table-cell table:style-name="ce8" office:value-type="string" calcext:value-type="string">
            <text:p>CEE Pont del Dragó</text:p>
          </table:table-cell>
          <table:table-cell table:number-columns-repeated="986"/>
        </table:table-row>
        <table:table-row table:style-name="ro1">
          <table:table-cell table:formula="of:=&quot;&quot; &amp; CHAR(CODE([.B782])-49) &amp; MID([.B782];2;7)" office:value-type="string" office:string-value="08042780" calcext:value-type="string">
            <text:p>08042780</text:p>
          </table:table-cell>
          <table:table-cell table:style-name="ce8" office:value-type="string" calcext:value-type="string">
            <text:p>a8042780</text:p>
          </table:table-cell>
          <table:table-cell table:style-name="ce8" office:value-type="string" calcext:value-type="string">
            <text:p>escolajujol</text:p>
          </table:table-cell>
          <table:table-cell table:style-name="ce8" office:value-type="string" calcext:value-type="string">
            <text:p>Escola Josep Maria Jujol</text:p>
          </table:table-cell>
          <table:table-cell table:number-columns-repeated="986"/>
        </table:table-row>
        <table:table-row table:style-name="ro1">
          <table:table-cell table:formula="of:=&quot;&quot; &amp; CHAR(CODE([.B783])-49) &amp; MID([.B783];2;7)" office:value-type="string" office:string-value="08042792" calcext:value-type="string">
            <text:p>08042792</text:p>
          </table:table-cell>
          <table:table-cell table:style-name="ce8" office:value-type="string" calcext:value-type="string">
            <text:p>a8042792</text:p>
          </table:table-cell>
          <table:table-cell table:style-name="ce8" office:value-type="string" calcext:value-type="string">
            <text:p>ceipdamiamateu</text:p>
          </table:table-cell>
          <table:table-cell table:style-name="ce8" office:value-type="string" calcext:value-type="string">
            <text:p>Escola Damià Mateu</text:p>
          </table:table-cell>
          <table:table-cell table:number-columns-repeated="986"/>
        </table:table-row>
        <table:table-row table:style-name="ro1">
          <table:table-cell table:formula="of:=&quot;&quot; &amp; CHAR(CODE([.B784])-49) &amp; MID([.B784];2;7)" office:value-type="string" office:string-value="08042809" calcext:value-type="string">
            <text:p>08042809</text:p>
          </table:table-cell>
          <table:table-cell table:style-name="ce8" office:value-type="string" calcext:value-type="string">
            <text:p>a8042809</text:p>
          </table:table-cell>
          <table:table-cell table:style-name="ce8" office:value-type="string" calcext:value-type="string">
            <text:p>ceipgalileogalilei</text:p>
          </table:table-cell>
          <table:table-cell table:style-name="ce8" office:value-type="string" calcext:value-type="string">
            <text:p>Escola Galileo Galilei</text:p>
          </table:table-cell>
          <table:table-cell table:number-columns-repeated="986"/>
        </table:table-row>
        <table:table-row table:style-name="ro1">
          <table:table-cell table:formula="of:=&quot;&quot; &amp; CHAR(CODE([.B785])-49) &amp; MID([.B785];2;7)" office:value-type="string" office:string-value="08042810" calcext:value-type="string">
            <text:p>08042810</text:p>
          </table:table-cell>
          <table:table-cell table:style-name="ce8" office:value-type="string" calcext:value-type="string">
            <text:p>a8042810</text:p>
          </table:table-cell>
          <table:table-cell table:style-name="ce8" office:value-type="string" calcext:value-type="string">
            <text:p>escolacharlesdarwin</text:p>
          </table:table-cell>
          <table:table-cell table:style-name="ce8" office:value-type="string" calcext:value-type="string">
            <text:p>Escola Charles Darwin</text:p>
          </table:table-cell>
          <table:table-cell table:number-columns-repeated="986"/>
        </table:table-row>
        <table:table-row table:style-name="ro1">
          <table:table-cell table:formula="of:=&quot;&quot; &amp; CHAR(CODE([.B786])-49) &amp; MID([.B786];2;7)" office:value-type="string" office:string-value="08042834" calcext:value-type="string">
            <text:p>08042834</text:p>
          </table:table-cell>
          <table:table-cell table:style-name="ce8" office:value-type="string" calcext:value-type="string">
            <text:p>a8042834</text:p>
          </table:table-cell>
          <table:table-cell table:style-name="ce8" office:value-type="string" calcext:value-type="string">
            <text:p>ceip-canpalmer</text:p>
          </table:table-cell>
          <table:table-cell table:style-name="ce8" office:value-type="string" calcext:value-type="string">
            <text:p>Escola Can Palmer</text:p>
          </table:table-cell>
          <table:table-cell table:number-columns-repeated="986"/>
        </table:table-row>
        <table:table-row table:style-name="ro1">
          <table:table-cell table:formula="of:=&quot;&quot; &amp; CHAR(CODE([.B787])-49) &amp; MID([.B787];2;7)" office:value-type="string" office:string-value="08042858" calcext:value-type="string">
            <text:p>08042858</text:p>
          </table:table-cell>
          <table:table-cell table:style-name="ce8" office:value-type="string" calcext:value-type="string">
            <text:p>a8042858</text:p>
          </table:table-cell>
          <table:table-cell table:style-name="ce8" office:value-type="string" calcext:value-type="string">
            <text:p>cfa-elstarongers</text:p>
          </table:table-cell>
          <table:table-cell table:style-name="ce8" office:value-type="string" calcext:value-type="string">
            <text:p>CFA Els Tarongers</text:p>
          </table:table-cell>
          <table:table-cell table:number-columns-repeated="986"/>
        </table:table-row>
        <table:table-row table:style-name="ro1">
          <table:table-cell table:formula="of:=&quot;&quot; &amp; CHAR(CODE([.B788])-49) &amp; MID([.B788];2;7)" office:value-type="string" office:string-value="08042861" calcext:value-type="string">
            <text:p>08042861</text:p>
          </table:table-cell>
          <table:table-cell table:style-name="ce8" office:value-type="string" calcext:value-type="string">
            <text:p>a8042861</text:p>
          </table:table-cell>
          <table:table-cell table:style-name="ce8" office:value-type="string" calcext:value-type="string">
            <text:p>ceip-lola-anglada-esplugues</text:p>
          </table:table-cell>
          <table:table-cell table:style-name="ce8" office:value-type="string" calcext:value-type="string">
            <text:p>Escola Lola Anglada</text:p>
          </table:table-cell>
          <table:table-cell table:number-columns-repeated="986"/>
        </table:table-row>
        <table:table-row table:style-name="ro1">
          <table:table-cell table:formula="of:=&quot;&quot; &amp; CHAR(CODE([.B789])-49) &amp; MID([.B789];2;7)" office:value-type="string" office:string-value="08042883" calcext:value-type="string">
            <text:p>08042883</text:p>
          </table:table-cell>
          <table:table-cell table:style-name="ce8" office:value-type="string" calcext:value-type="string">
            <text:p>a8042883</text:p>
          </table:table-cell>
          <table:table-cell table:style-name="ce8" office:value-type="string" calcext:value-type="string">
            <text:p>ceip-esjep</text:p>
          </table:table-cell>
          <table:table-cell table:style-name="ce8" office:value-type="string" calcext:value-type="string">
            <text:p>Escola Sant Josep - El Pi</text:p>
          </table:table-cell>
          <table:table-cell table:number-columns-repeated="986"/>
        </table:table-row>
        <table:table-row table:style-name="ro1">
          <table:table-cell table:formula="of:=&quot;&quot; &amp; CHAR(CODE([.B790])-49) &amp; MID([.B790];2;7)" office:value-type="string" office:string-value="08042895" calcext:value-type="string">
            <text:p>08042895</text:p>
          </table:table-cell>
          <table:table-cell table:style-name="ce8" office:value-type="string" calcext:value-type="string">
            <text:p>a8042895</text:p>
          </table:table-cell>
          <table:table-cell table:style-name="ce8" office:value-type="string" calcext:value-type="string">
            <text:p>esc-schola</text:p>
          </table:table-cell>
          <table:table-cell table:style-name="ce8" office:value-type="string" calcext:value-type="string">
            <text:p>Escola Schola</text:p>
          </table:table-cell>
          <table:table-cell table:number-columns-repeated="986"/>
        </table:table-row>
        <table:table-row table:style-name="ro1">
          <table:table-cell table:formula="of:=&quot;&quot; &amp; CHAR(CODE([.B791])-49) &amp; MID([.B791];2;7)" office:value-type="string" office:string-value="08043115" calcext:value-type="string">
            <text:p>08043115</text:p>
          </table:table-cell>
          <table:table-cell table:style-name="ce8" office:value-type="string" calcext:value-type="string">
            <text:p>a8043115</text:p>
          </table:table-cell>
          <table:table-cell table:style-name="ce8" office:value-type="string" calcext:value-type="string">
            <text:p>ceipprovencals</text:p>
          </table:table-cell>
          <table:table-cell table:style-name="ce8" office:value-type="string" calcext:value-type="string">
            <text:p>Escola Provençals</text:p>
          </table:table-cell>
          <table:table-cell table:number-columns-repeated="986"/>
        </table:table-row>
        <table:table-row table:style-name="ro1">
          <table:table-cell table:formula="of:=&quot;&quot; &amp; CHAR(CODE([.B792])-49) &amp; MID([.B792];2;7)" office:value-type="string" office:string-value="08043255" calcext:value-type="string">
            <text:p>08043255</text:p>
          </table:table-cell>
          <table:table-cell table:style-name="ce8" office:value-type="string" calcext:value-type="string">
            <text:p>a8043255</text:p>
          </table:table-cell>
          <table:table-cell table:style-name="ce8" office:value-type="string" calcext:value-type="string">
            <text:p>ceipitaca</text:p>
          </table:table-cell>
          <table:table-cell table:style-name="ce8" office:value-type="string" calcext:value-type="string">
            <text:p>Escola Ítaca</text:p>
          </table:table-cell>
          <table:table-cell table:number-columns-repeated="986"/>
        </table:table-row>
        <table:table-row table:style-name="ro1">
          <table:table-cell table:formula="of:=&quot;&quot; &amp; CHAR(CODE([.B793])-49) &amp; MID([.B793];2;7)" office:value-type="string" office:string-value="08043267" calcext:value-type="string">
            <text:p>08043267</text:p>
          </table:table-cell>
          <table:table-cell table:style-name="ce8" office:value-type="string" calcext:value-type="string">
            <text:p>a8043267</text:p>
          </table:table-cell>
          <table:table-cell table:style-name="ce8" office:value-type="string" calcext:value-type="string">
            <text:p>ceip-paucasals-gracia</text:p>
          </table:table-cell>
          <table:table-cell table:style-name="ce8" office:value-type="string" calcext:value-type="string">
            <text:p>Escola Pau Casals-Gràcia</text:p>
          </table:table-cell>
          <table:table-cell table:number-columns-repeated="986"/>
        </table:table-row>
        <table:table-row table:style-name="ro1">
          <table:table-cell table:formula="of:=&quot;&quot; &amp; CHAR(CODE([.B794])-49) &amp; MID([.B794];2;7)" office:value-type="string" office:string-value="08043279" calcext:value-type="string">
            <text:p>08043279</text:p>
          </table:table-cell>
          <table:table-cell table:style-name="ce8" office:value-type="string" calcext:value-type="string">
            <text:p>a8043279</text:p>
          </table:table-cell>
          <table:table-cell table:style-name="ce8" office:value-type="string" calcext:value-type="string">
            <text:p>esc-pompeufabra</text:p>
          </table:table-cell>
          <table:table-cell table:style-name="ce8" office:value-type="string" calcext:value-type="string">
            <text:p>Escola Pompeu Fabra</text:p>
          </table:table-cell>
          <table:table-cell table:number-columns-repeated="986"/>
        </table:table-row>
        <table:table-row table:style-name="ro1">
          <table:table-cell table:formula="of:=&quot;&quot; &amp; CHAR(CODE([.B795])-49) &amp; MID([.B795];2;7)" office:value-type="string" office:string-value="08043292" calcext:value-type="string">
            <text:p>08043292</text:p>
          </table:table-cell>
          <table:table-cell table:style-name="ce8" office:value-type="string" calcext:value-type="string">
            <text:p>a8043292</text:p>
          </table:table-cell>
          <table:table-cell table:style-name="ce8" office:value-type="string" calcext:value-type="string">
            <text:p>escolataborbcn</text:p>
          </table:table-cell>
          <table:table-cell table:style-name="ce8" office:value-type="string" calcext:value-type="string">
            <text:p>Escola Tabor</text:p>
          </table:table-cell>
          <table:table-cell table:number-columns-repeated="986"/>
        </table:table-row>
        <table:table-row table:style-name="ro1">
          <table:table-cell table:formula="of:=&quot;&quot; &amp; CHAR(CODE([.B796])-49) &amp; MID([.B796];2;7)" office:value-type="string" office:string-value="08043346" calcext:value-type="string">
            <text:p>08043346</text:p>
          </table:table-cell>
          <table:table-cell table:style-name="ce8" office:value-type="string" calcext:value-type="string">
            <text:p>a8043346</text:p>
          </table:table-cell>
          <table:table-cell table:style-name="ce8" office:value-type="string" calcext:value-type="string">
            <text:p>escolamontserratesparreguera</text:p>
          </table:table-cell>
          <table:table-cell table:style-name="ce8" office:value-type="string" calcext:value-type="string">
            <text:p>Escola Montserrat</text:p>
          </table:table-cell>
          <table:table-cell table:number-columns-repeated="986"/>
        </table:table-row>
        <table:table-row table:style-name="ro1">
          <table:table-cell table:formula="of:=&quot;&quot; &amp; CHAR(CODE([.B797])-49) &amp; MID([.B797];2;7)" office:value-type="string" office:string-value="08043361" calcext:value-type="string">
            <text:p>08043361</text:p>
          </table:table-cell>
          <table:table-cell table:style-name="ce8" office:value-type="string" calcext:value-type="string">
            <text:p>a8043361</text:p>
          </table:table-cell>
          <table:table-cell table:style-name="ce8" office:value-type="string" calcext:value-type="string">
            <text:p>ceipelturomontcada</text:p>
          </table:table-cell>
          <table:table-cell table:style-name="ce8" office:value-type="string" calcext:value-type="string">
            <text:p>Escola El Turó</text:p>
          </table:table-cell>
          <table:table-cell table:number-columns-repeated="986"/>
        </table:table-row>
        <table:table-row table:style-name="ro1">
          <table:table-cell table:formula="of:=&quot;&quot; &amp; CHAR(CODE([.B798])-49) &amp; MID([.B798];2;7)" office:value-type="string" office:string-value="08043371" calcext:value-type="string">
            <text:p>08043371</text:p>
          </table:table-cell>
          <table:table-cell table:style-name="ce8" office:value-type="string" calcext:value-type="string">
            <text:p>a8043371</text:p>
          </table:table-cell>
          <table:table-cell table:style-name="ce8" office:value-type="string" calcext:value-type="string">
            <text:p>ceip-lalio</text:p>
          </table:table-cell>
          <table:table-cell table:style-name="ce8" office:value-type="string" calcext:value-type="string">
            <text:p>Escola La Lió</text:p>
          </table:table-cell>
          <table:table-cell table:number-columns-repeated="986"/>
        </table:table-row>
        <table:table-row table:style-name="ro1">
          <table:table-cell table:formula="of:=&quot;&quot; &amp; CHAR(CODE([.B799])-49) &amp; MID([.B799];2;7)" office:value-type="string" office:string-value="08043383" calcext:value-type="string">
            <text:p>08043383</text:p>
          </table:table-cell>
          <table:table-cell table:style-name="ce8" office:value-type="string" calcext:value-type="string">
            <text:p>a8043383</text:p>
          </table:table-cell>
          <table:table-cell table:style-name="ce8" office:value-type="string" calcext:value-type="string">
            <text:p>ceip-nostra-llar</text:p>
          </table:table-cell>
          <table:table-cell table:style-name="ce8" office:value-type="string" calcext:value-type="string">
            <text:p>Escola Nostra Llar</text:p>
          </table:table-cell>
          <table:table-cell table:number-columns-repeated="986"/>
        </table:table-row>
        <table:table-row table:style-name="ro1">
          <table:table-cell table:formula="of:=&quot;&quot; &amp; CHAR(CODE([.B800])-49) &amp; MID([.B800];2;7)" office:value-type="string" office:string-value="08043395" calcext:value-type="string">
            <text:p>08043395</text:p>
          </table:table-cell>
          <table:table-cell table:style-name="ce8" office:value-type="string" calcext:value-type="string">
            <text:p>a8043395</text:p>
          </table:table-cell>
          <table:table-cell table:style-name="ce8" office:value-type="string" calcext:value-type="string">
            <text:p>ies-alexandre-de-riquer</text:p>
          </table:table-cell>
          <table:table-cell table:style-name="ce8" office:value-type="string" calcext:value-type="string">
            <text:p>Institut Alexandre de Riquer</text:p>
          </table:table-cell>
          <table:table-cell table:number-columns-repeated="986"/>
        </table:table-row>
        <table:table-row table:style-name="ro1">
          <table:table-cell table:formula="of:=&quot;&quot; &amp; CHAR(CODE([.B801])-49) &amp; MID([.B801];2;7)" office:value-type="string" office:string-value="08043401" calcext:value-type="string">
            <text:p>08043401</text:p>
          </table:table-cell>
          <table:table-cell table:style-name="ce8" office:value-type="string" calcext:value-type="string">
            <text:p>a8043401</text:p>
          </table:table-cell>
          <table:table-cell table:style-name="ce8" office:value-type="string" calcext:value-type="string">
            <text:p>ceip-barrufet-santboi</text:p>
          </table:table-cell>
          <table:table-cell table:style-name="ce8" office:value-type="string" calcext:value-type="string">
            <text:p>Escola Barrufet</text:p>
          </table:table-cell>
          <table:table-cell table:number-columns-repeated="986"/>
        </table:table-row>
        <table:table-row table:style-name="ro1">
          <table:table-cell table:formula="of:=&quot;&quot; &amp; CHAR(CODE([.B802])-49) &amp; MID([.B802];2;7)" office:value-type="string" office:string-value="08043437" calcext:value-type="string">
            <text:p>08043437</text:p>
          </table:table-cell>
          <table:table-cell table:style-name="ce8" office:value-type="string" calcext:value-type="string">
            <text:p>a8043437</text:p>
          </table:table-cell>
          <table:table-cell table:style-name="ce8" office:value-type="string" calcext:value-type="string">
            <text:p>ceip-falba</text:p>
          </table:table-cell>
          <table:table-cell table:style-name="ce8" office:value-type="string" calcext:value-type="string">
            <text:p>Escola Font de Alba</text:p>
          </table:table-cell>
          <table:table-cell table:number-columns-repeated="986"/>
        </table:table-row>
        <table:table-row table:style-name="ro1">
          <table:table-cell table:formula="of:=&quot;&quot; &amp; CHAR(CODE([.B803])-49) &amp; MID([.B803];2;7)" office:value-type="string" office:string-value="08043462" calcext:value-type="string">
            <text:p>08043462</text:p>
          </table:table-cell>
          <table:table-cell table:style-name="ce8" office:value-type="string" calcext:value-type="string">
            <text:p>a8043462</text:p>
          </table:table-cell>
          <table:table-cell table:style-name="ce8" office:value-type="string" calcext:value-type="string">
            <text:p>ies-ernest-lluch</text:p>
          </table:table-cell>
          <table:table-cell table:style-name="ce8" office:value-type="string" calcext:value-type="string">
            <text:p>Institut Ernest Lluch</text:p>
          </table:table-cell>
          <table:table-cell table:number-columns-repeated="986"/>
        </table:table-row>
        <table:table-row table:style-name="ro1">
          <table:table-cell table:formula="of:=&quot;&quot; &amp; CHAR(CODE([.B804])-49) &amp; MID([.B804];2;7)" office:value-type="string" office:string-value="08043486" calcext:value-type="string">
            <text:p>08043486</text:p>
          </table:table-cell>
          <table:table-cell table:style-name="ce8" office:value-type="string" calcext:value-type="string">
            <text:p>a8043486</text:p>
          </table:table-cell>
          <table:table-cell table:style-name="ce8" office:value-type="string" calcext:value-type="string">
            <text:p>iesmanolohugue</text:p>
          </table:table-cell>
          <table:table-cell table:style-name="ce8" office:value-type="string" calcext:value-type="string">
            <text:p>Institut Manolo Hugué</text:p>
          </table:table-cell>
          <table:table-cell table:number-columns-repeated="986"/>
        </table:table-row>
        <table:table-row table:style-name="ro1">
          <table:table-cell table:formula="of:=&quot;&quot; &amp; CHAR(CODE([.B805])-49) &amp; MID([.B805];2;7)" office:value-type="string" office:string-value="08043498" calcext:value-type="string">
            <text:p>08043498</text:p>
          </table:table-cell>
          <table:table-cell table:style-name="ce8" office:value-type="string" calcext:value-type="string">
            <text:p>a8043498</text:p>
          </table:table-cell>
          <table:table-cell table:style-name="ce8" office:value-type="string" calcext:value-type="string">
            <text:p>esc-mrossell</text:p>
          </table:table-cell>
          <table:table-cell table:style-name="ce8" office:value-type="string" calcext:value-type="string">
            <text:p>Esc. Viticultura i Enologia M. Rossell i Domènech</text:p>
          </table:table-cell>
          <table:table-cell table:number-columns-repeated="986"/>
        </table:table-row>
        <table:table-row table:style-name="ro1">
          <table:table-cell table:formula="of:=&quot;&quot; &amp; CHAR(CODE([.B806])-49) &amp; MID([.B806];2;7)" office:value-type="string" office:string-value="08043504" calcext:value-type="string">
            <text:p>08043504</text:p>
          </table:table-cell>
          <table:table-cell table:style-name="ce8" office:value-type="string" calcext:value-type="string">
            <text:p>a8043504</text:p>
          </table:table-cell>
          <table:table-cell table:style-name="ce8" office:value-type="string" calcext:value-type="string">
            <text:p>insperecalders</text:p>
          </table:table-cell>
          <table:table-cell table:style-name="ce8" office:value-type="string" calcext:value-type="string">
            <text:p>Institut Pere Calders</text:p>
          </table:table-cell>
          <table:table-cell table:number-columns-repeated="986"/>
        </table:table-row>
        <table:table-row table:style-name="ro1">
          <table:table-cell table:formula="of:=&quot;&quot; &amp; CHAR(CODE([.B807])-49) &amp; MID([.B807];2;7)" office:value-type="string" office:string-value="08043516" calcext:value-type="string">
            <text:p>08043516</text:p>
          </table:table-cell>
          <table:table-cell table:style-name="ce8" office:value-type="string" calcext:value-type="string">
            <text:p>a8043516</text:p>
          </table:table-cell>
          <table:table-cell table:style-name="ce8" office:value-type="string" calcext:value-type="string">
            <text:p>ies-santaeulalia</text:p>
          </table:table-cell>
          <table:table-cell table:style-name="ce8" office:value-type="string" calcext:value-type="string">
            <text:p>Institut Santa Eulàlia</text:p>
          </table:table-cell>
          <table:table-cell table:number-columns-repeated="986"/>
        </table:table-row>
        <table:table-row table:style-name="ro1">
          <table:table-cell table:formula="of:=&quot;&quot; &amp; CHAR(CODE([.B808])-49) &amp; MID([.B808];2;7)" office:value-type="string" office:string-value="08043589" calcext:value-type="string">
            <text:p>08043589</text:p>
          </table:table-cell>
          <table:table-cell table:style-name="ce8" office:value-type="string" calcext:value-type="string">
            <text:p>a8043589</text:p>
          </table:table-cell>
          <table:table-cell table:style-name="ce8" office:value-type="string" calcext:value-type="string">
            <text:p>iesdali</text:p>
          </table:table-cell>
          <table:table-cell table:style-name="ce8" office:value-type="string" calcext:value-type="string">
            <text:p>Institut Salvador Dalí</text:p>
          </table:table-cell>
          <table:table-cell table:number-columns-repeated="986"/>
        </table:table-row>
        <table:table-row table:style-name="ro1">
          <table:table-cell table:formula="of:=&quot;&quot; &amp; CHAR(CODE([.B809])-49) &amp; MID([.B809];2;7)" office:value-type="string" office:string-value="08043656" calcext:value-type="string">
            <text:p>08043656</text:p>
          </table:table-cell>
          <table:table-cell table:style-name="ce8" office:value-type="string" calcext:value-type="string">
            <text:p>a8043656</text:p>
          </table:table-cell>
          <table:table-cell table:style-name="ce8" office:value-type="string" calcext:value-type="string">
            <text:p>iesmarina</text:p>
          </table:table-cell>
          <table:table-cell table:style-name="ce8" office:value-type="string" calcext:value-type="string">
            <text:p>Institut Marina</text:p>
          </table:table-cell>
          <table:table-cell table:number-columns-repeated="986"/>
        </table:table-row>
        <table:table-row table:style-name="ro1">
          <table:table-cell table:formula="of:=&quot;&quot; &amp; CHAR(CODE([.B810])-49) &amp; MID([.B810];2;7)" office:value-type="string" office:string-value="08043668" calcext:value-type="string">
            <text:p>08043668</text:p>
          </table:table-cell>
          <table:table-cell table:style-name="ce8" office:value-type="string" calcext:value-type="string">
            <text:p>a8043668</text:p>
          </table:table-cell>
          <table:table-cell table:style-name="ce8" office:value-type="string" calcext:value-type="string">
            <text:p>ies-estatut</text:p>
          </table:table-cell>
          <table:table-cell table:style-name="ce8" office:value-type="string" calcext:value-type="string">
            <text:p>Institut L'Estatut</text:p>
          </table:table-cell>
          <table:table-cell table:number-columns-repeated="986"/>
        </table:table-row>
        <table:table-row table:style-name="ro1">
          <table:table-cell table:formula="of:=&quot;&quot; &amp; CHAR(CODE([.B811])-49) &amp; MID([.B811];2;7)" office:value-type="string" office:string-value="08043671" calcext:value-type="string">
            <text:p>08043671</text:p>
          </table:table-cell>
          <table:table-cell table:style-name="ce8" office:value-type="string" calcext:value-type="string">
            <text:p>a8043671</text:p>
          </table:table-cell>
          <table:table-cell table:style-name="ce8" office:value-type="string" calcext:value-type="string">
            <text:p>ieselpalau</text:p>
          </table:table-cell>
          <table:table-cell table:style-name="ce8" office:value-type="string" calcext:value-type="string">
            <text:p>Institut El Palau</text:p>
          </table:table-cell>
          <table:table-cell table:number-columns-repeated="986"/>
        </table:table-row>
        <table:table-row table:style-name="ro1">
          <table:table-cell table:formula="of:=&quot;&quot; &amp; CHAR(CODE([.B812])-49) &amp; MID([.B812];2;7)" office:value-type="string" office:string-value="08043693" calcext:value-type="string">
            <text:p>08043693</text:p>
          </table:table-cell>
          <table:table-cell table:style-name="ce8" office:value-type="string" calcext:value-type="string">
            <text:p>a8043693</text:p>
          </table:table-cell>
          <table:table-cell table:style-name="ce8" office:value-type="string" calcext:value-type="string">
            <text:p>iesjoaquimmir</text:p>
          </table:table-cell>
          <table:table-cell table:style-name="ce8" office:value-type="string" calcext:value-type="string">
            <text:p>Institut Joaquim Mir</text:p>
          </table:table-cell>
          <table:table-cell table:number-columns-repeated="986"/>
        </table:table-row>
        <table:table-row table:style-name="ro1">
          <table:table-cell table:formula="of:=&quot;&quot; &amp; CHAR(CODE([.B813])-49) &amp; MID([.B813];2;7)" office:value-type="string" office:string-value="08043747" calcext:value-type="string">
            <text:p>08043747</text:p>
          </table:table-cell>
          <table:table-cell table:style-name="ce8" office:value-type="string" calcext:value-type="string">
            <text:p>a8043747</text:p>
          </table:table-cell>
          <table:table-cell table:style-name="ce8" office:value-type="string" calcext:value-type="string">
            <text:p>escolabaloo</text:p>
          </table:table-cell>
          <table:table-cell table:style-name="ce8" office:value-type="string" calcext:value-type="string">
            <text:p>Escola Baloo</text:p>
          </table:table-cell>
          <table:table-cell table:number-columns-repeated="986"/>
        </table:table-row>
        <table:table-row table:style-name="ro1">
          <table:table-cell table:formula="of:=&quot;&quot; &amp; CHAR(CODE([.B814])-49) &amp; MID([.B814];2;7)" office:value-type="string" office:string-value="08043760" calcext:value-type="string">
            <text:p>08043760</text:p>
          </table:table-cell>
          <table:table-cell table:style-name="ce8" office:value-type="string" calcext:value-type="string">
            <text:p>a8043760</text:p>
          </table:table-cell>
          <table:table-cell table:style-name="ce8" office:value-type="string" calcext:value-type="string">
            <text:p>ceipcoloniaguell</text:p>
          </table:table-cell>
          <table:table-cell table:style-name="ce8" office:value-type="string" calcext:value-type="string">
            <text:p>Escola Colònia Güell</text:p>
          </table:table-cell>
          <table:table-cell table:number-columns-repeated="986"/>
        </table:table-row>
        <table:table-row table:style-name="ro1">
          <table:table-cell table:formula="of:=&quot;&quot; &amp; CHAR(CODE([.B815])-49) &amp; MID([.B815];2;7)" office:value-type="string" office:string-value="08043784" calcext:value-type="string">
            <text:p>08043784</text:p>
          </table:table-cell>
          <table:table-cell table:style-name="ce8" office:value-type="string" calcext:value-type="string">
            <text:p>a8043784</text:p>
          </table:table-cell>
          <table:table-cell table:style-name="ce8" office:value-type="string" calcext:value-type="string">
            <text:p>ceipangelsgarrigabcn</text:p>
          </table:table-cell>
          <table:table-cell table:style-name="ce8" office:value-type="string" calcext:value-type="string">
            <text:p>Escola Àngels Garriga</text:p>
          </table:table-cell>
          <table:table-cell table:number-columns-repeated="986"/>
        </table:table-row>
        <table:table-row table:style-name="ro1">
          <table:table-cell table:formula="of:=&quot;&quot; &amp; CHAR(CODE([.B816])-49) &amp; MID([.B816];2;7)" office:value-type="string" office:string-value="08043814" calcext:value-type="string">
            <text:p>08043814</text:p>
          </table:table-cell>
          <table:table-cell table:style-name="ce8" office:value-type="string" calcext:value-type="string">
            <text:p>a8043814</text:p>
          </table:table-cell>
          <table:table-cell table:style-name="ce8" office:value-type="string" calcext:value-type="string">
            <text:p>esc-carlit</text:p>
          </table:table-cell>
          <table:table-cell table:style-name="ce8" office:value-type="string" calcext:value-type="string">
            <text:p>Escola Carlit</text:p>
          </table:table-cell>
          <table:table-cell table:number-columns-repeated="986"/>
        </table:table-row>
        <table:table-row table:style-name="ro1">
          <table:table-cell table:formula="of:=&quot;&quot; &amp; CHAR(CODE([.B817])-49) &amp; MID([.B817];2;7)" office:value-type="string" office:string-value="08043838" calcext:value-type="string">
            <text:p>08043838</text:p>
          </table:table-cell>
          <table:table-cell table:style-name="ce8" office:value-type="string" calcext:value-type="string">
            <text:p>a8043838</text:p>
          </table:table-cell>
          <table:table-cell table:style-name="ce8" office:value-type="string" calcext:value-type="string">
            <text:p>ceip-turodelcargol</text:p>
          </table:table-cell>
          <table:table-cell table:style-name="ce8" office:value-type="string" calcext:value-type="string">
            <text:p>Escola Turó del Cargol</text:p>
          </table:table-cell>
          <table:table-cell table:number-columns-repeated="986"/>
        </table:table-row>
        <table:table-row table:style-name="ro1">
          <table:table-cell table:formula="of:=&quot;&quot; &amp; CHAR(CODE([.B818])-49) &amp; MID([.B818];2;7)" office:value-type="string" office:string-value="08043841" calcext:value-type="string">
            <text:p>08043841</text:p>
          </table:table-cell>
          <table:table-cell table:style-name="ce8" office:value-type="string" calcext:value-type="string">
            <text:p>a8043841</text:p>
          </table:table-cell>
          <table:table-cell table:style-name="ce8" office:value-type="string" calcext:value-type="string">
            <text:p>ceiplavinia</text:p>
          </table:table-cell>
          <table:table-cell table:style-name="ce8" office:value-type="string" calcext:value-type="string">
            <text:p>Escola Lavínia</text:p>
          </table:table-cell>
          <table:table-cell table:number-columns-repeated="986"/>
        </table:table-row>
        <table:table-row table:style-name="ro1">
          <table:table-cell table:formula="of:=&quot;&quot; &amp; CHAR(CODE([.B819])-49) &amp; MID([.B819];2;7)" office:value-type="string" office:string-value="08043863" calcext:value-type="string">
            <text:p>08043863</text:p>
          </table:table-cell>
          <table:table-cell table:style-name="ce8" office:value-type="string" calcext:value-type="string">
            <text:p>a8043863</text:p>
          </table:table-cell>
          <table:table-cell table:style-name="ce8" office:value-type="string" calcext:value-type="string">
            <text:p>ceiporlandai</text:p>
          </table:table-cell>
          <table:table-cell table:style-name="ce8" office:value-type="string" calcext:value-type="string">
            <text:p>Escola Orlandai</text:p>
          </table:table-cell>
          <table:table-cell table:number-columns-repeated="986"/>
        </table:table-row>
        <table:table-row table:style-name="ro1">
          <table:table-cell table:formula="of:=&quot;&quot; &amp; CHAR(CODE([.B820])-49) &amp; MID([.B820];2;7)" office:value-type="string" office:string-value="08043905" calcext:value-type="string">
            <text:p>08043905</text:p>
          </table:table-cell>
          <table:table-cell table:style-name="ce8" office:value-type="string" calcext:value-type="string">
            <text:p>a8043905</text:p>
          </table:table-cell>
          <table:table-cell table:style-name="ce8" office:value-type="string" calcext:value-type="string">
            <text:p>escolaeldofi</text:p>
          </table:table-cell>
          <table:table-cell table:style-name="ce8" office:value-type="string" calcext:value-type="string">
            <text:p>Escola El Dofí</text:p>
          </table:table-cell>
          <table:table-cell table:number-columns-repeated="986"/>
        </table:table-row>
        <table:table-row table:style-name="ro1">
          <table:table-cell table:formula="of:=&quot;&quot; &amp; CHAR(CODE([.B821])-49) &amp; MID([.B821];2;7)" office:value-type="string" office:string-value="08043917" calcext:value-type="string">
            <text:p>08043917</text:p>
          </table:table-cell>
          <table:table-cell table:style-name="ce8" office:value-type="string" calcext:value-type="string">
            <text:p>a8043917</text:p>
          </table:table-cell>
          <table:table-cell table:style-name="ce8" office:value-type="string" calcext:value-type="string">
            <text:p>ceip-cossetania</text:p>
          </table:table-cell>
          <table:table-cell table:style-name="ce8" office:value-type="string" calcext:value-type="string">
            <text:p>Escola Cossetània</text:p>
          </table:table-cell>
          <table:table-cell table:number-columns-repeated="986"/>
        </table:table-row>
        <table:table-row table:style-name="ro1">
          <table:table-cell table:formula="of:=&quot;&quot; &amp; CHAR(CODE([.B822])-49) &amp; MID([.B822];2;7)" office:value-type="string" office:string-value="08043929" calcext:value-type="string">
            <text:p>08043929</text:p>
          </table:table-cell>
          <table:table-cell table:style-name="ce8" office:value-type="string" calcext:value-type="string">
            <text:p>a8043929</text:p>
          </table:table-cell>
          <table:table-cell table:style-name="ce8" office:value-type="string" calcext:value-type="string">
            <text:p>escolallebetx</text:p>
          </table:table-cell>
          <table:table-cell table:style-name="ce8" office:value-type="string" calcext:value-type="string">
            <text:p>Escola Llebetx</text:p>
          </table:table-cell>
          <table:table-cell table:number-columns-repeated="986"/>
        </table:table-row>
        <table:table-row table:style-name="ro1">
          <table:table-cell table:formula="of:=&quot;&quot; &amp; CHAR(CODE([.B823])-49) &amp; MID([.B823];2;7)" office:value-type="string" office:string-value="08043930" calcext:value-type="string">
            <text:p>08043930</text:p>
          </table:table-cell>
          <table:table-cell table:style-name="ce8" office:value-type="string" calcext:value-type="string">
            <text:p>a8043930</text:p>
          </table:table-cell>
          <table:table-cell table:style-name="ce8" office:value-type="string" calcext:value-type="string">
            <text:p>ceip-marinada</text:p>
          </table:table-cell>
          <table:table-cell table:style-name="ce8" office:value-type="string" calcext:value-type="string">
            <text:p>Escola Marinada</text:p>
          </table:table-cell>
          <table:table-cell table:number-columns-repeated="986"/>
        </table:table-row>
        <table:table-row table:style-name="ro1">
          <table:table-cell table:formula="of:=&quot;&quot; &amp; CHAR(CODE([.B824])-49) &amp; MID([.B824];2;7)" office:value-type="string" office:string-value="08043942" calcext:value-type="string">
            <text:p>08043942</text:p>
          </table:table-cell>
          <table:table-cell table:style-name="ce8" office:value-type="string" calcext:value-type="string">
            <text:p>a8043942</text:p>
          </table:table-cell>
          <table:table-cell table:style-name="ce8" office:value-type="string" calcext:value-type="string">
            <text:p>escolamontbui</text:p>
          </table:table-cell>
          <table:table-cell table:style-name="ce8" office:value-type="string" calcext:value-type="string">
            <text:p>Escola Montbui</text:p>
          </table:table-cell>
          <table:table-cell table:number-columns-repeated="986"/>
        </table:table-row>
        <table:table-row table:style-name="ro1">
          <table:table-cell table:formula="of:=&quot;&quot; &amp; CHAR(CODE([.B825])-49) &amp; MID([.B825];2;7)" office:value-type="string" office:string-value="08043954" calcext:value-type="string">
            <text:p>08043954</text:p>
          </table:table-cell>
          <table:table-cell table:style-name="ce8" office:value-type="string" calcext:value-type="string">
            <text:p>a8043954</text:p>
          </table:table-cell>
          <table:table-cell table:style-name="ce8" office:value-type="string" calcext:value-type="string">
            <text:p>escolaribatallada</text:p>
          </table:table-cell>
          <table:table-cell table:style-name="ce8" office:value-type="string" calcext:value-type="string">
            <text:p>Escola Ribatallada</text:p>
          </table:table-cell>
          <table:table-cell table:number-columns-repeated="986"/>
        </table:table-row>
        <table:table-row table:style-name="ro1">
          <table:table-cell table:formula="of:=&quot;&quot; &amp; CHAR(CODE([.B826])-49) &amp; MID([.B826];2;7)" office:value-type="string" office:string-value="08043981" calcext:value-type="string">
            <text:p>08043981</text:p>
          </table:table-cell>
          <table:table-cell table:style-name="ce8" office:value-type="string" calcext:value-type="string">
            <text:p>a8043981</text:p>
          </table:table-cell>
          <table:table-cell table:style-name="ce8" office:value-type="string" calcext:value-type="string">
            <text:p>iessitges</text:p>
          </table:table-cell>
          <table:table-cell table:style-name="ce8" office:value-type="string" calcext:value-type="string">
            <text:p>Institut Joan Ramon Benaprès</text:p>
          </table:table-cell>
          <table:table-cell table:number-columns-repeated="986"/>
        </table:table-row>
        <table:table-row table:style-name="ro1">
          <table:table-cell table:formula="of:=&quot;&quot; &amp; CHAR(CODE([.B827])-49) &amp; MID([.B827];2;7)" office:value-type="string" office:string-value="08044016" calcext:value-type="string">
            <text:p>08044016</text:p>
          </table:table-cell>
          <table:table-cell table:style-name="ce8" office:value-type="string" calcext:value-type="string">
            <text:p>a8044016</text:p>
          </table:table-cell>
          <table:table-cell table:style-name="ce8" office:value-type="string" calcext:value-type="string">
            <text:p>ceipflama</text:p>
          </table:table-cell>
          <table:table-cell table:style-name="ce8" office:value-type="string" calcext:value-type="string">
            <text:p>Escola Flama</text:p>
          </table:table-cell>
          <table:table-cell table:number-columns-repeated="986"/>
        </table:table-row>
        <table:table-row table:style-name="ro1">
          <table:table-cell table:formula="of:=&quot;&quot; &amp; CHAR(CODE([.B828])-49) &amp; MID([.B828];2;7)" office:value-type="string" office:string-value="08044028" calcext:value-type="string">
            <text:p>08044028</text:p>
          </table:table-cell>
          <table:table-cell table:style-name="ce8" office:value-type="string" calcext:value-type="string">
            <text:p>a8044028</text:p>
          </table:table-cell>
          <table:table-cell table:style-name="ce8" office:value-type="string" calcext:value-type="string">
            <text:p>ceehoritzo</text:p>
          </table:table-cell>
          <table:table-cell table:style-name="ce8" office:value-type="string" calcext:value-type="string">
            <text:p>CEE Horitzó</text:p>
          </table:table-cell>
          <table:table-cell table:number-columns-repeated="986"/>
        </table:table-row>
        <table:table-row table:style-name="ro1">
          <table:table-cell table:formula="of:=&quot;&quot; &amp; CHAR(CODE([.B829])-49) &amp; MID([.B829];2;7)" office:value-type="string" office:string-value="08044053" calcext:value-type="string">
            <text:p>08044053</text:p>
          </table:table-cell>
          <table:table-cell table:style-name="ce8" office:value-type="string" calcext:value-type="string">
            <text:p>a8044053</text:p>
          </table:table-cell>
          <table:table-cell table:style-name="ce8" office:value-type="string" calcext:value-type="string">
            <text:p>iessalvadorsegui</text:p>
          </table:table-cell>
          <table:table-cell table:style-name="ce8" office:value-type="string" calcext:value-type="string">
            <text:p>Institut Salvador Seguí</text:p>
          </table:table-cell>
          <table:table-cell table:number-columns-repeated="986"/>
        </table:table-row>
        <table:table-row table:style-name="ro1">
          <table:table-cell table:formula="of:=&quot;&quot; &amp; CHAR(CODE([.B830])-49) &amp; MID([.B830];2;7)" office:value-type="string" office:string-value="08044065" calcext:value-type="string">
            <text:p>08044065</text:p>
          </table:table-cell>
          <table:table-cell table:style-name="ce8" office:value-type="string" calcext:value-type="string">
            <text:p>a8044065</text:p>
          </table:table-cell>
          <table:table-cell table:style-name="ce8" office:value-type="string" calcext:value-type="string">
            <text:p>iesgalileo</text:p>
          </table:table-cell>
          <table:table-cell table:style-name="ce8" office:value-type="string" calcext:value-type="string">
            <text:p>Institut Galileo Galilei</text:p>
          </table:table-cell>
          <table:table-cell table:number-columns-repeated="986"/>
        </table:table-row>
        <table:table-row table:style-name="ro1">
          <table:table-cell table:formula="of:=&quot;&quot; &amp; CHAR(CODE([.B831])-49) &amp; MID([.B831];2;7)" office:value-type="string" office:string-value="08044201" calcext:value-type="string">
            <text:p>08044201</text:p>
          </table:table-cell>
          <table:table-cell table:style-name="ce8" office:value-type="string" calcext:value-type="string">
            <text:p>a8044201</text:p>
          </table:table-cell>
          <table:table-cell table:style-name="ce8" office:value-type="string" calcext:value-type="string">
            <text:p>ceipdovella</text:p>
          </table:table-cell>
          <table:table-cell table:style-name="ce8" office:value-type="string" calcext:value-type="string">
            <text:p>Escola Dovella</text:p>
          </table:table-cell>
          <table:table-cell table:number-columns-repeated="986"/>
        </table:table-row>
        <table:table-row table:style-name="ro1">
          <table:table-cell table:formula="of:=&quot;&quot; &amp; CHAR(CODE([.B832])-49) &amp; MID([.B832];2;7)" office:value-type="string" office:string-value="08044223" calcext:value-type="string">
            <text:p>08044223</text:p>
          </table:table-cell>
          <table:table-cell table:style-name="ce8" office:value-type="string" calcext:value-type="string">
            <text:p>a8044223</text:p>
          </table:table-cell>
          <table:table-cell table:style-name="ce8" office:value-type="string" calcext:value-type="string">
            <text:p>ceelestelcanbori</text:p>
          </table:table-cell>
          <table:table-cell table:style-name="ce8" office:value-type="string" calcext:value-type="string">
            <text:p>CEE L'Estel- Can Bori</text:p>
          </table:table-cell>
          <table:table-cell table:number-columns-repeated="986"/>
        </table:table-row>
        <table:table-row table:style-name="ro1">
          <table:table-cell table:formula="of:=&quot;&quot; &amp; CHAR(CODE([.B833])-49) &amp; MID([.B833];2;7)" office:value-type="string" office:string-value="08044247" calcext:value-type="string">
            <text:p>08044247</text:p>
          </table:table-cell>
          <table:table-cell table:style-name="ce8" office:value-type="string" calcext:value-type="string">
            <text:p>a8044247</text:p>
          </table:table-cell>
          <table:table-cell table:style-name="ce8" office:value-type="string" calcext:value-type="string">
            <text:p>escestel</text:p>
          </table:table-cell>
          <table:table-cell table:style-name="ce8" office:value-type="string" calcext:value-type="string">
            <text:p>Escola Estel</text:p>
          </table:table-cell>
          <table:table-cell table:number-columns-repeated="986"/>
        </table:table-row>
        <table:table-row table:style-name="ro1">
          <table:table-cell table:formula="of:=&quot;&quot; &amp; CHAR(CODE([.B834])-49) &amp; MID([.B834];2;7)" office:value-type="string" office:string-value="08044296" calcext:value-type="string">
            <text:p>08044296</text:p>
          </table:table-cell>
          <table:table-cell table:style-name="ce8" office:value-type="string" calcext:value-type="string">
            <text:p>a8044296</text:p>
          </table:table-cell>
          <table:table-cell table:style-name="ce8" office:value-type="string" calcext:value-type="string">
            <text:p>ceip-espriu-bdn</text:p>
          </table:table-cell>
          <table:table-cell table:style-name="ce8" office:value-type="string" calcext:value-type="string">
            <text:p>Escola Salvador Espriu</text:p>
          </table:table-cell>
          <table:table-cell table:number-columns-repeated="986"/>
        </table:table-row>
        <table:table-row table:style-name="ro1">
          <table:table-cell table:formula="of:=&quot;&quot; &amp; CHAR(CODE([.B835])-49) &amp; MID([.B835];2;7)" office:value-type="string" office:string-value="08044302" calcext:value-type="string">
            <text:p>08044302</text:p>
          </table:table-cell>
          <table:table-cell table:style-name="ce8" office:value-type="string" calcext:value-type="string">
            <text:p>a8044302</text:p>
          </table:table-cell>
          <table:table-cell table:style-name="ce8" office:value-type="string" calcext:value-type="string">
            <text:p>ceipjoanabello-mollet</text:p>
          </table:table-cell>
          <table:table-cell table:style-name="ce8" office:value-type="string" calcext:value-type="string">
            <text:p>Escola Joan Abelló</text:p>
          </table:table-cell>
          <table:table-cell table:number-columns-repeated="986"/>
        </table:table-row>
        <table:table-row table:style-name="ro1">
          <table:table-cell table:formula="of:=&quot;&quot; &amp; CHAR(CODE([.B836])-49) &amp; MID([.B836];2;7)" office:value-type="string" office:string-value="08044314" calcext:value-type="string">
            <text:p>08044314</text:p>
          </table:table-cell>
          <table:table-cell table:style-name="ce8" office:value-type="string" calcext:value-type="string">
            <text:p>a8044314</text:p>
          </table:table-cell>
          <table:table-cell table:style-name="ce8" office:value-type="string" calcext:value-type="string">
            <text:p>ceipacastells</text:p>
          </table:table-cell>
          <table:table-cell table:style-name="ce8" office:value-type="string" calcext:value-type="string">
            <text:p>Escola Andreu Castells</text:p>
          </table:table-cell>
          <table:table-cell table:number-columns-repeated="986"/>
        </table:table-row>
        <table:table-row table:style-name="ro1">
          <table:table-cell table:formula="of:=&quot;&quot; &amp; CHAR(CODE([.B837])-49) &amp; MID([.B837];2;7)" office:value-type="string" office:string-value="08044430" calcext:value-type="string">
            <text:p>08044430</text:p>
          </table:table-cell>
          <table:table-cell table:style-name="ce8" office:value-type="string" calcext:value-type="string">
            <text:p>a8044430</text:p>
          </table:table-cell>
          <table:table-cell table:style-name="ce8" office:value-type="string" calcext:value-type="string">
            <text:p>ceiplagaraldapalleja</text:p>
          </table:table-cell>
          <table:table-cell table:style-name="ce8" office:value-type="string" calcext:value-type="string">
            <text:p>Escola La Garalda</text:p>
          </table:table-cell>
          <table:table-cell table:number-columns-repeated="986"/>
        </table:table-row>
        <table:table-row table:style-name="ro1">
          <table:table-cell table:formula="of:=&quot;&quot; &amp; CHAR(CODE([.B838])-49) &amp; MID([.B838];2;7)" office:value-type="string" office:string-value="08044442" calcext:value-type="string">
            <text:p>08044442</text:p>
          </table:table-cell>
          <table:table-cell table:style-name="ce8" office:value-type="string" calcext:value-type="string">
            <text:p>a8044442</text:p>
          </table:table-cell>
          <table:table-cell table:style-name="ce8" office:value-type="string" calcext:value-type="string">
            <text:p>ceipsantanna</text:p>
          </table:table-cell>
          <table:table-cell table:style-name="ce8" office:value-type="string" calcext:value-type="string">
            <text:p>Escola Santa Anna</text:p>
          </table:table-cell>
          <table:table-cell table:number-columns-repeated="986"/>
        </table:table-row>
        <table:table-row table:style-name="ro1">
          <table:table-cell table:formula="of:=&quot;&quot; &amp; CHAR(CODE([.B839])-49) &amp; MID([.B839];2;7)" office:value-type="string" office:string-value="08044508" calcext:value-type="string">
            <text:p>08044508</text:p>
          </table:table-cell>
          <table:table-cell table:style-name="ce8" office:value-type="string" calcext:value-type="string">
            <text:p>a8044508</text:p>
          </table:table-cell>
          <table:table-cell table:style-name="ce8" office:value-type="string" calcext:value-type="string">
            <text:p>esc-itacabdn</text:p>
          </table:table-cell>
          <table:table-cell table:style-name="ce8" office:value-type="string" calcext:value-type="string">
            <text:p>Escola Ítaca</text:p>
          </table:table-cell>
          <table:table-cell table:number-columns-repeated="986"/>
        </table:table-row>
        <table:table-row table:style-name="ro1">
          <table:table-cell table:formula="of:=&quot;&quot; &amp; CHAR(CODE([.B840])-49) &amp; MID([.B840];2;7)" office:value-type="string" office:string-value="08044521" calcext:value-type="string">
            <text:p>08044521</text:p>
          </table:table-cell>
          <table:table-cell table:style-name="ce8" office:value-type="string" calcext:value-type="string">
            <text:p>a8044521</text:p>
          </table:table-cell>
          <table:table-cell table:style-name="ce8" office:value-type="string" calcext:value-type="string">
            <text:p>escelspinetons</text:p>
          </table:table-cell>
          <table:table-cell table:style-name="ce8" office:value-type="string" calcext:value-type="string">
            <text:p>Escola Els Pinetons</text:p>
          </table:table-cell>
          <table:table-cell table:number-columns-repeated="986"/>
        </table:table-row>
        <table:table-row table:style-name="ro1">
          <table:table-cell table:formula="of:=&quot;&quot; &amp; CHAR(CODE([.B841])-49) &amp; MID([.B841];2;7)" office:value-type="string" office:string-value="08044533" calcext:value-type="string">
            <text:p>08044533</text:p>
          </table:table-cell>
          <table:table-cell table:style-name="ce8" office:value-type="string" calcext:value-type="string">
            <text:p>a8044533</text:p>
          </table:table-cell>
          <table:table-cell table:style-name="ce8" office:value-type="string" calcext:value-type="string">
            <text:p>ieslaferreria</text:p>
          </table:table-cell>
          <table:table-cell table:style-name="ce8" office:value-type="string" calcext:value-type="string">
            <text:p>Institut La Ferreria</text:p>
          </table:table-cell>
          <table:table-cell table:number-columns-repeated="986"/>
        </table:table-row>
        <table:table-row table:style-name="ro1">
          <table:table-cell table:formula="of:=&quot;&quot; &amp; CHAR(CODE([.B842])-49) &amp; MID([.B842];2;7)" office:value-type="string" office:string-value="08044545" calcext:value-type="string">
            <text:p>08044545</text:p>
          </table:table-cell>
          <table:table-cell table:style-name="ce8" office:value-type="string" calcext:value-type="string">
            <text:p>a8044545</text:p>
          </table:table-cell>
          <table:table-cell table:style-name="ce8" office:value-type="string" calcext:value-type="string">
            <text:p>ceipcollbaix</text:p>
          </table:table-cell>
          <table:table-cell table:style-name="ce8" office:value-type="string" calcext:value-type="string">
            <text:p>Escola Collbaix</text:p>
          </table:table-cell>
          <table:table-cell table:number-columns-repeated="986"/>
        </table:table-row>
        <table:table-row table:style-name="ro1">
          <table:table-cell table:formula="of:=&quot;&quot; &amp; CHAR(CODE([.B843])-49) &amp; MID([.B843];2;7)" office:value-type="string" office:string-value="08044569" calcext:value-type="string">
            <text:p>08044569</text:p>
          </table:table-cell>
          <table:table-cell table:style-name="ce8" office:value-type="string" calcext:value-type="string">
            <text:p>a8044569</text:p>
          </table:table-cell>
          <table:table-cell table:style-name="ce8" office:value-type="string" calcext:value-type="string">
            <text:p>iesperebarnils</text:p>
          </table:table-cell>
          <table:table-cell table:style-name="ce8" office:value-type="string" calcext:value-type="string">
            <text:p>Institut Pere Barnils</text:p>
          </table:table-cell>
          <table:table-cell table:number-columns-repeated="986"/>
        </table:table-row>
        <table:table-row table:style-name="ro1">
          <table:table-cell table:formula="of:=&quot;&quot; &amp; CHAR(CODE([.B844])-49) &amp; MID([.B844];2;7)" office:value-type="string" office:string-value="08044594" calcext:value-type="string">
            <text:p>08044594</text:p>
          </table:table-cell>
          <table:table-cell table:style-name="ce8" office:value-type="string" calcext:value-type="string">
            <text:p>a8044594</text:p>
          </table:table-cell>
          <table:table-cell table:style-name="ce8" office:value-type="string" calcext:value-type="string">
            <text:p>institutgiola</text:p>
          </table:table-cell>
          <table:table-cell table:style-name="ce8" office:value-type="string" calcext:value-type="string">
            <text:p>Institut Giola</text:p>
          </table:table-cell>
          <table:table-cell table:number-columns-repeated="986"/>
        </table:table-row>
        <table:table-row table:style-name="ro1">
          <table:table-cell table:formula="of:=&quot;&quot; &amp; CHAR(CODE([.B845])-49) &amp; MID([.B845];2;7)" office:value-type="string" office:string-value="08044600" calcext:value-type="string">
            <text:p>08044600</text:p>
          </table:table-cell>
          <table:table-cell table:style-name="ce8" office:value-type="string" calcext:value-type="string">
            <text:p>a8044600</text:p>
          </table:table-cell>
          <table:table-cell table:style-name="ce8" office:value-type="string" calcext:value-type="string">
            <text:p>iesmoianes</text:p>
          </table:table-cell>
          <table:table-cell table:style-name="ce8" office:value-type="string" calcext:value-type="string">
            <text:p>Institut Moianès</text:p>
          </table:table-cell>
          <table:table-cell table:number-columns-repeated="986"/>
        </table:table-row>
        <table:table-row table:style-name="ro1">
          <table:table-cell table:formula="of:=&quot;&quot; &amp; CHAR(CODE([.B846])-49) &amp; MID([.B846];2;7)" office:value-type="string" office:string-value="08044612" calcext:value-type="string">
            <text:p>08044612</text:p>
          </table:table-cell>
          <table:table-cell table:style-name="ce8" office:value-type="string" calcext:value-type="string">
            <text:p>a8044612</text:p>
          </table:table-cell>
          <table:table-cell table:style-name="ce8" office:value-type="string" calcext:value-type="string">
            <text:p>instorredemalla</text:p>
          </table:table-cell>
          <table:table-cell table:style-name="ce8" office:value-type="string" calcext:value-type="string">
            <text:p>Institut Torre de Malla</text:p>
          </table:table-cell>
          <table:table-cell table:number-columns-repeated="986"/>
        </table:table-row>
        <table:table-row table:style-name="ro1">
          <table:table-cell table:formula="of:=&quot;&quot; &amp; CHAR(CODE([.B847])-49) &amp; MID([.B847];2;7)" office:value-type="string" office:string-value="08044624" calcext:value-type="string">
            <text:p>08044624</text:p>
          </table:table-cell>
          <table:table-cell table:style-name="ce8" office:value-type="string" calcext:value-type="string">
            <text:p>a8044624</text:p>
          </table:table-cell>
          <table:table-cell table:style-name="ce8" office:value-type="string" calcext:value-type="string">
            <text:p>ies-sabadell</text:p>
          </table:table-cell>
          <table:table-cell table:style-name="ce8" office:value-type="string" calcext:value-type="string">
            <text:p>Institut de Sabadell</text:p>
          </table:table-cell>
          <table:table-cell table:number-columns-repeated="986"/>
        </table:table-row>
        <table:table-row table:style-name="ro1">
          <table:table-cell table:formula="of:=&quot;&quot; &amp; CHAR(CODE([.B848])-49) &amp; MID([.B848];2;7)" office:value-type="string" office:string-value="08044636" calcext:value-type="string">
            <text:p>08044636</text:p>
          </table:table-cell>
          <table:table-cell table:style-name="ce8" office:value-type="string" calcext:value-type="string">
            <text:p>a8044636</text:p>
          </table:table-cell>
          <table:table-cell table:style-name="ce8" office:value-type="string" calcext:value-type="string">
            <text:p>eoisabadell</text:p>
          </table:table-cell>
          <table:table-cell table:style-name="ce8" office:value-type="string" calcext:value-type="string">
            <text:p>EOI de Sabadell</text:p>
          </table:table-cell>
          <table:table-cell table:number-columns-repeated="986"/>
        </table:table-row>
        <table:table-row table:style-name="ro1">
          <table:table-cell table:formula="of:=&quot;&quot; &amp; CHAR(CODE([.B849])-49) &amp; MID([.B849];2;7)" office:value-type="string" office:string-value="08044648" calcext:value-type="string">
            <text:p>08044648</text:p>
          </table:table-cell>
          <table:table-cell table:style-name="ce8" office:value-type="string" calcext:value-type="string">
            <text:p>a8044648</text:p>
          </table:table-cell>
          <table:table-cell table:style-name="ce8" office:value-type="string" calcext:value-type="string">
            <text:p>ceip-laroda</text:p>
          </table:table-cell>
          <table:table-cell table:style-name="ce8" office:value-type="string" calcext:value-type="string">
            <text:p>Escola La Roda</text:p>
          </table:table-cell>
          <table:table-cell table:number-columns-repeated="986"/>
        </table:table-row>
        <table:table-row table:style-name="ro1">
          <table:table-cell table:formula="of:=&quot;&quot; &amp; CHAR(CODE([.B850])-49) &amp; MID([.B850];2;7)" office:value-type="string" office:string-value="08044715" calcext:value-type="string">
            <text:p>08044715</text:p>
          </table:table-cell>
          <table:table-cell table:style-name="ce8" office:value-type="string" calcext:value-type="string">
            <text:p>a8044715</text:p>
          </table:table-cell>
          <table:table-cell table:style-name="ce8" office:value-type="string" calcext:value-type="string">
            <text:p>iesjaumemimo</text:p>
          </table:table-cell>
          <table:table-cell table:style-name="ce8" office:value-type="string" calcext:value-type="string">
            <text:p>Institut Jaume Mimó</text:p>
          </table:table-cell>
          <table:table-cell table:number-columns-repeated="986"/>
        </table:table-row>
        <table:table-row table:style-name="ro1">
          <table:table-cell table:formula="of:=&quot;&quot; &amp; CHAR(CODE([.B851])-49) &amp; MID([.B851];2;7)" office:value-type="string" office:string-value="08044791" calcext:value-type="string">
            <text:p>08044791</text:p>
          </table:table-cell>
          <table:table-cell table:style-name="ce8" office:value-type="string" calcext:value-type="string">
            <text:p>a8044791</text:p>
          </table:table-cell>
          <table:table-cell table:style-name="ce8" office:value-type="string" calcext:value-type="string">
            <text:p>esc-joanroca-guipuzcoa</text:p>
          </table:table-cell>
          <table:table-cell table:style-name="ce8" office:value-type="string" calcext:value-type="string">
            <text:p>Joan Roca Guipúzcoa</text:p>
          </table:table-cell>
          <table:table-cell table:number-columns-repeated="986"/>
        </table:table-row>
        <table:table-row table:style-name="ro1">
          <table:table-cell table:formula="of:=&quot;&quot; &amp; CHAR(CODE([.B852])-49) &amp; MID([.B852];2;7)" office:value-type="string" office:string-value="08044910" calcext:value-type="string">
            <text:p>08044910</text:p>
          </table:table-cell>
          <table:table-cell table:style-name="ce8" office:value-type="string" calcext:value-type="string">
            <text:p>a8044910</text:p>
          </table:table-cell>
          <table:table-cell table:style-name="ce8" office:value-type="string" calcext:value-type="string">
            <text:p>ceipelturonet</text:p>
          </table:table-cell>
          <table:table-cell table:style-name="ce8" office:value-type="string" calcext:value-type="string">
            <text:p>Escola El Turonet</text:p>
          </table:table-cell>
          <table:table-cell table:number-columns-repeated="986"/>
        </table:table-row>
        <table:table-row table:style-name="ro1">
          <table:table-cell table:formula="of:=&quot;&quot; &amp; CHAR(CODE([.B853])-49) &amp; MID([.B853];2;7)" office:value-type="string" office:string-value="08044922" calcext:value-type="string">
            <text:p>08044922</text:p>
          </table:table-cell>
          <table:table-cell table:style-name="ce8" office:value-type="string" calcext:value-type="string">
            <text:p>a8044922</text:p>
          </table:table-cell>
          <table:table-cell table:style-name="ce8" office:value-type="string" calcext:value-type="string">
            <text:p>iesdrpuigvert</text:p>
          </table:table-cell>
          <table:table-cell table:style-name="ce8" office:value-type="string" calcext:value-type="string">
            <text:p>Institut Dr. Puigvert</text:p>
          </table:table-cell>
          <table:table-cell table:number-columns-repeated="986"/>
        </table:table-row>
        <table:table-row table:style-name="ro1">
          <table:table-cell table:formula="of:=&quot;&quot; &amp; CHAR(CODE([.B854])-49) &amp; MID([.B854];2;7)" office:value-type="string" office:string-value="08044934" calcext:value-type="string">
            <text:p>08044934</text:p>
          </table:table-cell>
          <table:table-cell table:style-name="ce8" office:value-type="string" calcext:value-type="string">
            <text:p>a8044934</text:p>
          </table:table-cell>
          <table:table-cell table:style-name="ce8" office:value-type="string" calcext:value-type="string">
            <text:p>iesehtb</text:p>
          </table:table-cell>
          <table:table-cell table:style-name="ce8" office:value-type="string" calcext:value-type="string">
            <text:p>Institut Escola Hoteleria i Turisme</text:p>
          </table:table-cell>
          <table:table-cell table:number-columns-repeated="986"/>
        </table:table-row>
        <table:table-row table:style-name="ro1">
          <table:table-cell table:formula="of:=&quot;&quot; &amp; CHAR(CODE([.B855])-49) &amp; MID([.B855];2;7)" office:value-type="string" office:string-value="08044958" calcext:value-type="string">
            <text:p>08044958</text:p>
          </table:table-cell>
          <table:table-cell table:style-name="ce8" office:value-type="string" calcext:value-type="string">
            <text:p>a8044958</text:p>
          </table:table-cell>
          <table:table-cell table:style-name="ce8" office:value-type="string" calcext:value-type="string">
            <text:p>iesjpla</text:p>
          </table:table-cell>
          <table:table-cell table:style-name="ce8" office:value-type="string" calcext:value-type="string">
            <text:p>Institut Josep Pla</text:p>
          </table:table-cell>
          <table:table-cell table:number-columns-repeated="986"/>
        </table:table-row>
        <table:table-row table:style-name="ro1">
          <table:table-cell table:formula="of:=&quot;&quot; &amp; CHAR(CODE([.B856])-49) &amp; MID([.B856];2;7)" office:value-type="string" office:string-value="08044961" calcext:value-type="string">
            <text:p>08044961</text:p>
          </table:table-cell>
          <table:table-cell table:style-name="ce8" office:value-type="string" calcext:value-type="string">
            <text:p>a8044961</text:p>
          </table:table-cell>
          <table:table-cell table:style-name="ce8" office:value-type="string" calcext:value-type="string">
            <text:p>escrbcc</text:p>
          </table:table-cell>
          <table:table-cell table:style-name="ce8" office:value-type="string" calcext:value-type="string">
            <text:p>ESCRBC de Catalunya</text:p>
          </table:table-cell>
          <table:table-cell table:number-columns-repeated="986"/>
        </table:table-row>
        <table:table-row table:style-name="ro1">
          <table:table-cell table:formula="of:=&quot;&quot; &amp; CHAR(CODE([.B857])-49) &amp; MID([.B857];2;7)" office:value-type="string" office:string-value="08044971" calcext:value-type="string">
            <text:p>08044971</text:p>
          </table:table-cell>
          <table:table-cell table:style-name="ce8" office:value-type="string" calcext:value-type="string">
            <text:p>a8044971</text:p>
          </table:table-cell>
          <table:table-cell table:style-name="ce8" office:value-type="string" calcext:value-type="string">
            <text:p>iesperefontdevila</text:p>
          </table:table-cell>
          <table:table-cell table:style-name="ce8" office:value-type="string" calcext:value-type="string">
            <text:p>Institut Pere Fontdevila</text:p>
          </table:table-cell>
          <table:table-cell table:number-columns-repeated="986"/>
        </table:table-row>
        <table:table-row table:style-name="ro1">
          <table:table-cell table:formula="of:=&quot;&quot; &amp; CHAR(CODE([.B858])-49) &amp; MID([.B858];2;7)" office:value-type="string" office:string-value="08044995" calcext:value-type="string">
            <text:p>08044995</text:p>
          </table:table-cell>
          <table:table-cell table:style-name="ce8" office:value-type="string" calcext:value-type="string">
            <text:p>a8044995</text:p>
          </table:table-cell>
          <table:table-cell table:style-name="ce8" office:value-type="string" calcext:value-type="string">
            <text:p>insbarresiones</text:p>
          </table:table-cell>
          <table:table-cell table:style-name="ce8" office:value-type="string" calcext:value-type="string">
            <text:p>Institut Barres i Ones</text:p>
          </table:table-cell>
          <table:table-cell table:number-columns-repeated="986"/>
        </table:table-row>
        <table:table-row table:style-name="ro1">
          <table:table-cell table:formula="of:=&quot;&quot; &amp; CHAR(CODE([.B859])-49) &amp; MID([.B859];2;7)" office:value-type="string" office:string-value="08045011" calcext:value-type="string">
            <text:p>08045011</text:p>
          </table:table-cell>
          <table:table-cell table:style-name="ce8" office:value-type="string" calcext:value-type="string">
            <text:p>a8045011</text:p>
          </table:table-cell>
          <table:table-cell table:style-name="ce8" office:value-type="string" calcext:value-type="string">
            <text:p>iestorredelpalau</text:p>
          </table:table-cell>
          <table:table-cell table:style-name="ce8" office:value-type="string" calcext:value-type="string">
            <text:p>Institut Torre del Palau</text:p>
          </table:table-cell>
          <table:table-cell table:number-columns-repeated="986"/>
        </table:table-row>
        <table:table-row table:style-name="ro1">
          <table:table-cell table:formula="of:=&quot;&quot; &amp; CHAR(CODE([.B860])-49) &amp; MID([.B860];2;7)" office:value-type="string" office:string-value="08045021" calcext:value-type="string">
            <text:p>08045021</text:p>
          </table:table-cell>
          <table:table-cell table:style-name="ce8" office:value-type="string" calcext:value-type="string">
            <text:p>a8045021</text:p>
          </table:table-cell>
          <table:table-cell table:style-name="ce8" office:value-type="string" calcext:value-type="string">
            <text:p>ies-estelaiberica</text:p>
          </table:table-cell>
          <table:table-cell table:style-name="ce8" office:value-type="string" calcext:value-type="string">
            <text:p>Institut Estela Ibèrica</text:p>
          </table:table-cell>
          <table:table-cell table:number-columns-repeated="986"/>
        </table:table-row>
        <table:table-row table:style-name="ro1">
          <table:table-cell table:formula="of:=&quot;&quot; &amp; CHAR(CODE([.B861])-49) &amp; MID([.B861];2;7)" office:value-type="string" office:string-value="08045033" calcext:value-type="string">
            <text:p>08045033</text:p>
          </table:table-cell>
          <table:table-cell table:style-name="ce8" office:value-type="string" calcext:value-type="string">
            <text:p>a8045033</text:p>
          </table:table-cell>
          <table:table-cell table:style-name="ce8" office:value-type="string" calcext:value-type="string">
            <text:p>ceip-montpalau-pineda</text:p>
          </table:table-cell>
          <table:table-cell table:style-name="ce8" office:value-type="string" calcext:value-type="string">
            <text:p>Escola Montpalau</text:p>
          </table:table-cell>
          <table:table-cell table:number-columns-repeated="986"/>
        </table:table-row>
        <table:table-row table:style-name="ro1">
          <table:table-cell table:formula="of:=&quot;&quot; &amp; CHAR(CODE([.B862])-49) &amp; MID([.B862];2;7)" office:value-type="string" office:string-value="08045045" calcext:value-type="string">
            <text:p>08045045</text:p>
          </table:table-cell>
          <table:table-cell table:style-name="ce8" office:value-type="string" calcext:value-type="string">
            <text:p>a8045045</text:p>
          </table:table-cell>
          <table:table-cell table:style-name="ce8" office:value-type="string" calcext:value-type="string">
            <text:p>esc-medipineda</text:p>
          </table:table-cell>
          <table:table-cell table:style-name="ce8" office:value-type="string" calcext:value-type="string">
            <text:p>Escola Mediterrània</text:p>
          </table:table-cell>
          <table:table-cell table:number-columns-repeated="986"/>
        </table:table-row>
        <table:table-row table:style-name="ro1">
          <table:table-cell table:formula="of:=&quot;&quot; &amp; CHAR(CODE([.B863])-49) &amp; MID([.B863];2;7)" office:value-type="string" office:string-value="08045057" calcext:value-type="string">
            <text:p>08045057</text:p>
          </table:table-cell>
          <table:table-cell table:style-name="ce8" office:value-type="string" calcext:value-type="string">
            <text:p>a8045057</text:p>
          </table:table-cell>
          <table:table-cell table:style-name="ce8" office:value-type="string" calcext:value-type="string">
            <text:p>ceip-elsagrer</text:p>
          </table:table-cell>
          <table:table-cell table:style-name="ce8" office:value-type="string" calcext:value-type="string">
            <text:p>Escola El Sagrer</text:p>
          </table:table-cell>
          <table:table-cell table:number-columns-repeated="986"/>
        </table:table-row>
        <table:table-row table:style-name="ro1">
          <table:table-cell table:formula="of:=&quot;&quot; &amp; CHAR(CODE([.B864])-49) &amp; MID([.B864];2;7)" office:value-type="string" office:string-value="08045069" calcext:value-type="string">
            <text:p>08045069</text:p>
          </table:table-cell>
          <table:table-cell table:style-name="ce8" office:value-type="string" calcext:value-type="string">
            <text:p>a8045069</text:p>
          </table:table-cell>
          <table:table-cell table:style-name="ce8" office:value-type="string" calcext:value-type="string">
            <text:p>ceebalmes2</text:p>
          </table:table-cell>
          <table:table-cell table:style-name="ce8" office:value-type="string" calcext:value-type="string">
            <text:p>Balmes II</text:p>
          </table:table-cell>
          <table:table-cell table:number-columns-repeated="986"/>
        </table:table-row>
        <table:table-row table:style-name="ro1">
          <table:table-cell table:formula="of:=&quot;&quot; &amp; CHAR(CODE([.B865])-49) &amp; MID([.B865];2;7)" office:value-type="string" office:string-value="08045227" calcext:value-type="string">
            <text:p>08045227</text:p>
          </table:table-cell>
          <table:table-cell table:style-name="ce8" office:value-type="string" calcext:value-type="string">
            <text:p>a8045227</text:p>
          </table:table-cell>
          <table:table-cell table:style-name="ce8" office:value-type="string" calcext:value-type="string">
            <text:p>ceelesaigues</text:p>
          </table:table-cell>
          <table:table-cell table:style-name="ce8" office:value-type="string" calcext:value-type="string">
            <text:p>CEE Les Aigües</text:p>
          </table:table-cell>
          <table:table-cell table:number-columns-repeated="986"/>
        </table:table-row>
        <table:table-row table:style-name="ro1">
          <table:table-cell table:formula="of:=&quot;&quot; &amp; CHAR(CODE([.B866])-49) &amp; MID([.B866];2;7)" office:value-type="string" office:string-value="08045306" calcext:value-type="string">
            <text:p>08045306</text:p>
          </table:table-cell>
          <table:table-cell table:style-name="ce8" office:value-type="string" calcext:value-type="string">
            <text:p>a8045306</text:p>
          </table:table-cell>
          <table:table-cell table:style-name="ce8" office:value-type="string" calcext:value-type="string">
            <text:p>insramoncasas</text:p>
          </table:table-cell>
          <table:table-cell table:style-name="ce8" office:value-type="string" calcext:value-type="string">
            <text:p>Institut Ramon Casas i Carbó</text:p>
          </table:table-cell>
          <table:table-cell table:number-columns-repeated="986"/>
        </table:table-row>
        <table:table-row table:style-name="ro1">
          <table:table-cell table:formula="of:=&quot;&quot; &amp; CHAR(CODE([.B867])-49) &amp; MID([.B867];2;7)" office:value-type="string" office:string-value="08045483" calcext:value-type="string">
            <text:p>08045483</text:p>
          </table:table-cell>
          <table:table-cell table:style-name="ce8" office:value-type="string" calcext:value-type="string">
            <text:p>a8045483</text:p>
          </table:table-cell>
          <table:table-cell table:style-name="ce8" office:value-type="string" calcext:value-type="string">
            <text:p>ies-viladegracia</text:p>
          </table:table-cell>
          <table:table-cell table:style-name="ce8" office:value-type="string" calcext:value-type="string">
            <text:p>Institut Vila de Gràcia</text:p>
          </table:table-cell>
          <table:table-cell table:number-columns-repeated="986"/>
        </table:table-row>
        <table:table-row table:style-name="ro1">
          <table:table-cell table:formula="of:=&quot;&quot; &amp; CHAR(CODE([.B868])-49) &amp; MID([.B868];2;7)" office:value-type="string" office:string-value="08045495" calcext:value-type="string">
            <text:p>08045495</text:p>
          </table:table-cell>
          <table:table-cell table:style-name="ce8" office:value-type="string" calcext:value-type="string">
            <text:p>a8045495</text:p>
          </table:table-cell>
          <table:table-cell table:style-name="ce8" office:value-type="string" calcext:value-type="string">
            <text:p>eaigualada</text:p>
          </table:table-cell>
          <table:table-cell table:style-name="ce8" office:value-type="string" calcext:value-type="string">
            <text:p>EA d'Igualada</text:p>
          </table:table-cell>
          <table:table-cell table:number-columns-repeated="986"/>
        </table:table-row>
        <table:table-row table:style-name="ro1">
          <table:table-cell table:formula="of:=&quot;&quot; &amp; CHAR(CODE([.B869])-49) &amp; MID([.B869];2;7)" office:value-type="string" office:string-value="08045513" calcext:value-type="string">
            <text:p>08045513</text:p>
          </table:table-cell>
          <table:table-cell table:style-name="ce8" office:value-type="string" calcext:value-type="string">
            <text:p>a8045513</text:p>
          </table:table-cell>
          <table:table-cell table:style-name="ce8" office:value-type="string" calcext:value-type="string">
            <text:p>iesflosicalcat</text:p>
          </table:table-cell>
          <table:table-cell table:style-name="ce8" office:value-type="string" calcext:value-type="string">
            <text:p>Institut Flos i Calcat</text:p>
          </table:table-cell>
          <table:table-cell table:number-columns-repeated="986"/>
        </table:table-row>
        <table:table-row table:style-name="ro1">
          <table:table-cell table:formula="of:=&quot;&quot; &amp; CHAR(CODE([.B870])-49) &amp; MID([.B870];2;7)" office:value-type="string" office:string-value="08045525" calcext:value-type="string">
            <text:p>08045525</text:p>
          </table:table-cell>
          <table:table-cell table:style-name="ce8" office:value-type="string" calcext:value-type="string">
            <text:p>a8045525</text:p>
          </table:table-cell>
          <table:table-cell table:style-name="ce8" office:value-type="string" calcext:value-type="string">
            <text:p>iescarrascobarcelona</text:p>
          </table:table-cell>
          <table:table-cell table:style-name="ce8" office:value-type="string" calcext:value-type="string">
            <text:p>Institut Manuel Carrasco i Formiguera</text:p>
          </table:table-cell>
          <table:table-cell table:number-columns-repeated="986"/>
        </table:table-row>
        <table:table-row table:style-name="ro1">
          <table:table-cell table:formula="of:=&quot;&quot; &amp; CHAR(CODE([.B871])-49) &amp; MID([.B871];2;7)" office:value-type="string" office:string-value="08045537" calcext:value-type="string">
            <text:p>08045537</text:p>
          </table:table-cell>
          <table:table-cell table:style-name="ce8" office:value-type="string" calcext:value-type="string">
            <text:p>a8045537</text:p>
          </table:table-cell>
          <table:table-cell table:style-name="ce8" office:value-type="string" calcext:value-type="string">
            <text:p>iessert</text:p>
          </table:table-cell>
          <table:table-cell table:style-name="ce8" office:value-type="string" calcext:value-type="string">
            <text:p>Institut Josep Lluís Sert</text:p>
          </table:table-cell>
          <table:table-cell table:number-columns-repeated="986"/>
        </table:table-row>
        <table:table-row table:style-name="ro1">
          <table:table-cell table:formula="of:=&quot;&quot; &amp; CHAR(CODE([.B872])-49) &amp; MID([.B872];2;7)" office:value-type="string" office:string-value="08045549" calcext:value-type="string">
            <text:p>08045549</text:p>
          </table:table-cell>
          <table:table-cell table:style-name="ce8" office:value-type="string" calcext:value-type="string">
            <text:p>a8045549</text:p>
          </table:table-cell>
          <table:table-cell table:style-name="ce8" office:value-type="string" calcext:value-type="string">
            <text:p>iesbanus</text:p>
          </table:table-cell>
          <table:table-cell table:style-name="ce8" office:value-type="string" calcext:value-type="string">
            <text:p>Institut Banús</text:p>
          </table:table-cell>
          <table:table-cell table:number-columns-repeated="986"/>
        </table:table-row>
        <table:table-row table:style-name="ro1">
          <table:table-cell table:formula="of:=&quot;&quot; &amp; CHAR(CODE([.B873])-49) &amp; MID([.B873];2;7)" office:value-type="string" office:string-value="08045562" calcext:value-type="string">
            <text:p>08045562</text:p>
          </table:table-cell>
          <table:table-cell table:style-name="ce8" office:value-type="string" calcext:value-type="string">
            <text:p>a8045562</text:p>
          </table:table-cell>
          <table:table-cell table:style-name="ce8" office:value-type="string" calcext:value-type="string">
            <text:p>institutcanplanas</text:p>
          </table:table-cell>
          <table:table-cell table:style-name="ce8" office:value-type="string" calcext:value-type="string">
            <text:p>Institut Can Planas</text:p>
          </table:table-cell>
          <table:table-cell table:number-columns-repeated="986"/>
        </table:table-row>
        <table:table-row table:style-name="ro1">
          <table:table-cell table:formula="of:=&quot;&quot; &amp; CHAR(CODE([.B874])-49) &amp; MID([.B874];2;7)" office:value-type="string" office:string-value="08045574" calcext:value-type="string">
            <text:p>08045574</text:p>
          </table:table-cell>
          <table:table-cell table:style-name="ce8" office:value-type="string" calcext:value-type="string">
            <text:p>a8045574</text:p>
          </table:table-cell>
          <table:table-cell table:style-name="ce8" office:value-type="string" calcext:value-type="string">
            <text:p>ceip-serramarina-sta-coloma</text:p>
          </table:table-cell>
          <table:table-cell table:style-name="ce8" office:value-type="string" calcext:value-type="string">
            <text:p>Escola Serra de Marina</text:p>
          </table:table-cell>
          <table:table-cell table:number-columns-repeated="986"/>
        </table:table-row>
        <table:table-row table:style-name="ro1">
          <table:table-cell table:formula="of:=&quot;&quot; &amp; CHAR(CODE([.B875])-49) &amp; MID([.B875];2;7)" office:value-type="string" office:string-value="08045598" calcext:value-type="string">
            <text:p>08045598</text:p>
          </table:table-cell>
          <table:table-cell table:style-name="ce8" office:value-type="string" calcext:value-type="string">
            <text:p>a8045598</text:p>
          </table:table-cell>
          <table:table-cell table:style-name="ce8" office:value-type="string" calcext:value-type="string">
            <text:p>ceipmil-lenari</text:p>
          </table:table-cell>
          <table:table-cell table:style-name="ce8" office:value-type="string" calcext:value-type="string">
            <text:p>Escola Mil·lenari</text:p>
          </table:table-cell>
          <table:table-cell table:number-columns-repeated="986"/>
        </table:table-row>
        <table:table-row table:style-name="ro1">
          <table:table-cell table:formula="of:=&quot;&quot; &amp; CHAR(CODE([.B876])-49) &amp; MID([.B876];2;7)" office:value-type="string" office:string-value="08045604" calcext:value-type="string">
            <text:p>08045604</text:p>
          </table:table-cell>
          <table:table-cell table:style-name="ce8" office:value-type="string" calcext:value-type="string">
            <text:p>a8045604</text:p>
          </table:table-cell>
          <table:table-cell table:style-name="ce8" office:value-type="string" calcext:value-type="string">
            <text:p>ies-enric-borras</text:p>
          </table:table-cell>
          <table:table-cell table:style-name="ce8" office:value-type="string" calcext:value-type="string">
            <text:p>Institut Enric Borràs</text:p>
          </table:table-cell>
          <table:table-cell table:number-columns-repeated="986"/>
        </table:table-row>
        <table:table-row table:style-name="ro1">
          <table:table-cell table:formula="of:=&quot;&quot; &amp; CHAR(CODE([.B877])-49) &amp; MID([.B877];2;7)" office:value-type="string" office:string-value="08045628" calcext:value-type="string">
            <text:p>08045628</text:p>
          </table:table-cell>
          <table:table-cell table:style-name="ce8" office:value-type="string" calcext:value-type="string">
            <text:p>a8045628</text:p>
          </table:table-cell>
          <table:table-cell table:style-name="ce8" office:value-type="string" calcext:value-type="string">
            <text:p>iesbellera</text:p>
          </table:table-cell>
          <table:table-cell table:style-name="ce8" office:value-type="string" calcext:value-type="string">
            <text:p>Institut Celestí Bellera</text:p>
          </table:table-cell>
          <table:table-cell table:number-columns-repeated="986"/>
        </table:table-row>
        <table:table-row table:style-name="ro1">
          <table:table-cell table:formula="of:=&quot;&quot; &amp; CHAR(CODE([.B878])-49) &amp; MID([.B878];2;7)" office:value-type="string" office:string-value="08045641" calcext:value-type="string">
            <text:p>08045641</text:p>
          </table:table-cell>
          <table:table-cell table:style-name="ce8" office:value-type="string" calcext:value-type="string">
            <text:p>a8045641</text:p>
          </table:table-cell>
          <table:table-cell table:style-name="ce8" office:value-type="string" calcext:value-type="string">
            <text:p>iescanet</text:p>
          </table:table-cell>
          <table:table-cell table:style-name="ce8" office:value-type="string" calcext:value-type="string">
            <text:p>Institut Lluís Domènech i Montaner</text:p>
          </table:table-cell>
          <table:table-cell table:number-columns-repeated="986"/>
        </table:table-row>
        <table:table-row table:style-name="ro1">
          <table:table-cell table:formula="of:=&quot;&quot; &amp; CHAR(CODE([.B879])-49) &amp; MID([.B879];2;7)" office:value-type="string" office:string-value="08045653" calcext:value-type="string">
            <text:p>08045653</text:p>
          </table:table-cell>
          <table:table-cell table:style-name="ce8" office:value-type="string" calcext:value-type="string">
            <text:p>a8045653</text:p>
          </table:table-cell>
          <table:table-cell table:style-name="ce8" office:value-type="string" calcext:value-type="string">
            <text:p>iesmallafre</text:p>
          </table:table-cell>
          <table:table-cell table:style-name="ce8" office:value-type="string" calcext:value-type="string">
            <text:p>Institut Dolors Mallafrè i Ros</text:p>
          </table:table-cell>
          <table:table-cell table:number-columns-repeated="986"/>
        </table:table-row>
        <table:table-row table:style-name="ro1">
          <table:table-cell table:formula="of:=&quot;&quot; &amp; CHAR(CODE([.B880])-49) &amp; MID([.B880];2;7)" office:value-type="string" office:string-value="08045665" calcext:value-type="string">
            <text:p>08045665</text:p>
          </table:table-cell>
          <table:table-cell table:style-name="ce8" office:value-type="string" calcext:value-type="string">
            <text:p>a8045665</text:p>
          </table:table-cell>
          <table:table-cell table:style-name="ce8" office:value-type="string" calcext:value-type="string">
            <text:p>iesmalgrat</text:p>
          </table:table-cell>
          <table:table-cell table:style-name="ce8" office:value-type="string" calcext:value-type="string">
            <text:p>Institut Ramon Turró i Darder</text:p>
          </table:table-cell>
          <table:table-cell table:number-columns-repeated="986"/>
        </table:table-row>
        <table:table-row table:style-name="ro1">
          <table:table-cell table:formula="of:=&quot;&quot; &amp; CHAR(CODE([.B881])-49) &amp; MID([.B881];2;7)" office:value-type="string" office:string-value="08045677" calcext:value-type="string">
            <text:p>08045677</text:p>
          </table:table-cell>
          <table:table-cell table:style-name="ce8" office:value-type="string" calcext:value-type="string">
            <text:p>a8045677</text:p>
          </table:table-cell>
          <table:table-cell table:style-name="ce8" office:value-type="string" calcext:value-type="string">
            <text:p>iesthalassa</text:p>
          </table:table-cell>
          <table:table-cell table:style-name="ce8" office:value-type="string" calcext:value-type="string">
            <text:p>Institut Thalassa</text:p>
          </table:table-cell>
          <table:table-cell table:number-columns-repeated="986"/>
        </table:table-row>
        <table:table-row table:style-name="ro1">
          <table:table-cell table:formula="of:=&quot;&quot; &amp; CHAR(CODE([.B882])-49) &amp; MID([.B882];2;7)" office:value-type="string" office:string-value="08045689" calcext:value-type="string">
            <text:p>08045689</text:p>
          </table:table-cell>
          <table:table-cell table:style-name="ce8" office:value-type="string" calcext:value-type="string">
            <text:p>a8045689</text:p>
          </table:table-cell>
          <table:table-cell table:style-name="ce8" office:value-type="string" calcext:value-type="string">
            <text:p>insvoltrera</text:p>
          </table:table-cell>
          <table:table-cell table:style-name="ce8" office:value-type="string" calcext:value-type="string">
            <text:p>Institut Voltrera</text:p>
          </table:table-cell>
          <table:table-cell table:number-columns-repeated="986"/>
        </table:table-row>
        <table:table-row table:style-name="ro1">
          <table:table-cell table:formula="of:=&quot;&quot; &amp; CHAR(CODE([.B883])-49) &amp; MID([.B883];2;7)" office:value-type="string" office:string-value="08045690" calcext:value-type="string">
            <text:p>08045690</text:p>
          </table:table-cell>
          <table:table-cell table:style-name="ce8" office:value-type="string" calcext:value-type="string">
            <text:p>a8045690</text:p>
          </table:table-cell>
          <table:table-cell table:style-name="ce8" office:value-type="string" calcext:value-type="string">
            <text:p>ebmgegantdelpi-caldes</text:p>
          </table:table-cell>
          <table:table-cell table:style-name="ce8" office:value-type="string" calcext:value-type="string">
            <text:p>Llar d'infants Gegant del Pi</text:p>
          </table:table-cell>
          <table:table-cell table:number-columns-repeated="986"/>
        </table:table-row>
        <table:table-row table:style-name="ro1">
          <table:table-cell table:formula="of:=&quot;&quot; &amp; CHAR(CODE([.B884])-49) &amp; MID([.B884];2;7)" office:value-type="string" office:string-value="08045859" calcext:value-type="string">
            <text:p>08045859</text:p>
          </table:table-cell>
          <table:table-cell table:style-name="ce8" office:value-type="string" calcext:value-type="string">
            <text:p>a8045859</text:p>
          </table:table-cell>
          <table:table-cell table:style-name="ce8" office:value-type="string" calcext:value-type="string">
            <text:p>iescorbera</text:p>
          </table:table-cell>
          <table:table-cell table:style-name="ce8" office:value-type="string" calcext:value-type="string">
            <text:p>Institut de Corbera de Llobregat</text:p>
          </table:table-cell>
          <table:table-cell table:number-columns-repeated="986"/>
        </table:table-row>
        <table:table-row table:style-name="ro1">
          <table:table-cell table:formula="of:=&quot;&quot; &amp; CHAR(CODE([.B885])-49) &amp; MID([.B885];2;7)" office:value-type="string" office:string-value="08045860" calcext:value-type="string">
            <text:p>08045860</text:p>
          </table:table-cell>
          <table:table-cell table:style-name="ce8" office:value-type="string" calcext:value-type="string">
            <text:p>a8045860</text:p>
          </table:table-cell>
          <table:table-cell table:style-name="ce8" office:value-type="string" calcext:value-type="string">
            <text:p>iesmiramar</text:p>
          </table:table-cell>
          <table:table-cell table:style-name="ce8" office:value-type="string" calcext:value-type="string">
            <text:p>Institut Miramar</text:p>
          </table:table-cell>
          <table:table-cell table:number-columns-repeated="986"/>
        </table:table-row>
        <table:table-row table:style-name="ro1">
          <table:table-cell table:formula="of:=&quot;&quot; &amp; CHAR(CODE([.B886])-49) &amp; MID([.B886];2;7)" office:value-type="string" office:string-value="08046098" calcext:value-type="string">
            <text:p>08046098</text:p>
          </table:table-cell>
          <table:table-cell table:style-name="ce8" office:value-type="string" calcext:value-type="string">
            <text:p>a8046098</text:p>
          </table:table-cell>
          <table:table-cell table:style-name="ce8" office:value-type="string" calcext:value-type="string">
            <text:p>eeielrodo</text:p>
          </table:table-cell>
          <table:table-cell table:style-name="ce8" office:value-type="string" calcext:value-type="string">
            <text:p>Llar d'infants El Rodó</text:p>
          </table:table-cell>
          <table:table-cell table:number-columns-repeated="986"/>
        </table:table-row>
        <table:table-row table:style-name="ro1">
          <table:table-cell table:formula="of:=&quot;&quot; &amp; CHAR(CODE([.B887])-49) &amp; MID([.B887];2;7)" office:value-type="string" office:string-value="08046131" calcext:value-type="string">
            <text:p>08046131</text:p>
          </table:table-cell>
          <table:table-cell table:style-name="ce8" office:value-type="string" calcext:value-type="string">
            <text:p>a8046131</text:p>
          </table:table-cell>
          <table:table-cell table:style-name="ce8" office:value-type="string" calcext:value-type="string">
            <text:p>ebcabrils-germanarosaaymerich</text:p>
          </table:table-cell>
          <table:table-cell table:style-name="ce8" office:value-type="string" calcext:value-type="string">
            <text:p>Llar d'infants Rosa Aymerich</text:p>
          </table:table-cell>
          <table:table-cell table:number-columns-repeated="986"/>
        </table:table-row>
        <table:table-row table:style-name="ro1">
          <table:table-cell table:formula="of:=&quot;&quot; &amp; CHAR(CODE([.B888])-49) &amp; MID([.B888];2;7)" office:value-type="string" office:string-value="08046219" calcext:value-type="string">
            <text:p>08046219</text:p>
          </table:table-cell>
          <table:table-cell table:style-name="ce8" office:value-type="string" calcext:value-type="string">
            <text:p>a8046219</text:p>
          </table:table-cell>
          <table:table-cell table:style-name="ce8" office:value-type="string" calcext:value-type="string">
            <text:p>esc-musica-parets</text:p>
          </table:table-cell>
          <table:table-cell table:style-name="ce8" office:value-type="string" calcext:value-type="string">
            <text:p>Esc. Música Municipal Parets del Vallès</text:p>
          </table:table-cell>
          <table:table-cell table:number-columns-repeated="986"/>
        </table:table-row>
        <table:table-row table:style-name="ro1">
          <table:table-cell table:formula="of:=&quot;&quot; &amp; CHAR(CODE([.B889])-49) &amp; MID([.B889];2;7)" office:value-type="string" office:string-value="08046281" calcext:value-type="string">
            <text:p>08046281</text:p>
          </table:table-cell>
          <table:table-cell table:style-name="ce8" office:value-type="string" calcext:value-type="string">
            <text:p>a8046281</text:p>
          </table:table-cell>
          <table:table-cell table:style-name="ce8" office:value-type="string" calcext:value-type="string">
            <text:p>escolaestelguinardo</text:p>
          </table:table-cell>
          <table:table-cell table:style-name="ce8" office:value-type="string" calcext:value-type="string">
            <text:p>Escola Estel-Guinardó</text:p>
          </table:table-cell>
          <table:table-cell table:number-columns-repeated="986"/>
        </table:table-row>
        <table:table-row table:style-name="ro1">
          <table:table-cell table:formula="of:=&quot;&quot; &amp; CHAR(CODE([.B890])-49) &amp; MID([.B890];2;7)" office:value-type="string" office:string-value="08046581" calcext:value-type="string">
            <text:p>08046581</text:p>
          </table:table-cell>
          <table:table-cell table:style-name="ce8" office:value-type="string" calcext:value-type="string">
            <text:p>a8046581</text:p>
          </table:table-cell>
          <table:table-cell table:style-name="ce8" office:value-type="string" calcext:value-type="string">
            <text:p>ieslluisvives</text:p>
          </table:table-cell>
          <table:table-cell table:style-name="ce8" office:value-type="string" calcext:value-type="string">
            <text:p>Institut Lluís Vives</text:p>
          </table:table-cell>
          <table:table-cell table:number-columns-repeated="986"/>
        </table:table-row>
        <table:table-row table:style-name="ro1">
          <table:table-cell table:formula="of:=&quot;&quot; &amp; CHAR(CODE([.B891])-49) &amp; MID([.B891];2;7)" office:value-type="string" office:string-value="08046608" calcext:value-type="string">
            <text:p>08046608</text:p>
          </table:table-cell>
          <table:table-cell table:style-name="ce8" office:value-type="string" calcext:value-type="string">
            <text:p>a8046608</text:p>
          </table:table-cell>
          <table:table-cell table:style-name="ce8" office:value-type="string" calcext:value-type="string">
            <text:p>iespviana</text:p>
          </table:table-cell>
          <table:table-cell table:style-name="ce8" office:value-type="string" calcext:value-type="string">
            <text:p>Institut Príncep de Viana</text:p>
          </table:table-cell>
          <table:table-cell table:number-columns-repeated="986"/>
        </table:table-row>
        <table:table-row table:style-name="ro1">
          <table:table-cell table:formula="of:=&quot;&quot; &amp; CHAR(CODE([.B892])-49) &amp; MID([.B892];2;7)" office:value-type="string" office:string-value="08046645" calcext:value-type="string">
            <text:p>08046645</text:p>
          </table:table-cell>
          <table:table-cell table:style-name="ce8" office:value-type="string" calcext:value-type="string">
            <text:p>a8046645</text:p>
          </table:table-cell>
          <table:table-cell table:style-name="ce8" office:value-type="string" calcext:value-type="string">
            <text:p>iesmolidelavila</text:p>
          </table:table-cell>
          <table:table-cell table:style-name="ce8" office:value-type="string" calcext:value-type="string">
            <text:p>Institut Molí de la Vila</text:p>
          </table:table-cell>
          <table:table-cell table:number-columns-repeated="986"/>
        </table:table-row>
        <table:table-row table:style-name="ro1">
          <table:table-cell table:formula="of:=&quot;&quot; &amp; CHAR(CODE([.B893])-49) &amp; MID([.B893];2;7)" office:value-type="string" office:string-value="08046657" calcext:value-type="string">
            <text:p>08046657</text:p>
          </table:table-cell>
          <table:table-cell table:style-name="ce8" office:value-type="string" calcext:value-type="string">
            <text:p>a8046657</text:p>
          </table:table-cell>
          <table:table-cell table:style-name="ce8" office:value-type="string" calcext:value-type="string">
            <text:p>iesblume</text:p>
          </table:table-cell>
          <table:table-cell table:style-name="ce8" office:value-type="string" calcext:value-type="string">
            <text:p>Institut Joaquim Blume</text:p>
          </table:table-cell>
          <table:table-cell table:number-columns-repeated="986"/>
        </table:table-row>
        <table:table-row table:style-name="ro1">
          <table:table-cell table:formula="of:=&quot;&quot; &amp; CHAR(CODE([.B894])-49) &amp; MID([.B894];2;7)" office:value-type="string" office:string-value="08046669" calcext:value-type="string">
            <text:p>08046669</text:p>
          </table:table-cell>
          <table:table-cell table:style-name="ce8" office:value-type="string" calcext:value-type="string">
            <text:p>a8046669</text:p>
          </table:table-cell>
          <table:table-cell table:style-name="ce8" office:value-type="string" calcext:value-type="string">
            <text:p>iesribotiserra</text:p>
          </table:table-cell>
          <table:table-cell table:style-name="ce8" office:value-type="string" calcext:value-type="string">
            <text:p>Institut Ribot i Serra</text:p>
          </table:table-cell>
          <table:table-cell table:number-columns-repeated="986"/>
        </table:table-row>
        <table:table-row table:style-name="ro1">
          <table:table-cell table:formula="of:=&quot;&quot; &amp; CHAR(CODE([.B895])-49) &amp; MID([.B895];2;7)" office:value-type="string" office:string-value="08046670" calcext:value-type="string">
            <text:p>08046670</text:p>
          </table:table-cell>
          <table:table-cell table:style-name="ce8" office:value-type="string" calcext:value-type="string">
            <text:p>a8046670</text:p>
          </table:table-cell>
          <table:table-cell table:style-name="ce8" office:value-type="string" calcext:value-type="string">
            <text:p>iesangeletaferrer</text:p>
          </table:table-cell>
          <table:table-cell table:style-name="ce8" office:value-type="string" calcext:value-type="string">
            <text:p>Institut Angeleta Ferrer i Sensat</text:p>
          </table:table-cell>
          <table:table-cell table:number-columns-repeated="986"/>
        </table:table-row>
        <table:table-row table:style-name="ro1">
          <table:table-cell table:formula="of:=&quot;&quot; &amp; CHAR(CODE([.B896])-49) &amp; MID([.B896];2;7)" office:value-type="string" office:string-value="08046682" calcext:value-type="string">
            <text:p>08046682</text:p>
          </table:table-cell>
          <table:table-cell table:style-name="ce8" office:value-type="string" calcext:value-type="string">
            <text:p>a8046682</text:p>
          </table:table-cell>
          <table:table-cell table:style-name="ce8" office:value-type="string" calcext:value-type="string">
            <text:p>iescastellar</text:p>
          </table:table-cell>
          <table:table-cell table:style-name="ce8" office:value-type="string" calcext:value-type="string">
            <text:p>Institut de Castellar</text:p>
          </table:table-cell>
          <table:table-cell table:number-columns-repeated="986"/>
        </table:table-row>
        <table:table-row table:style-name="ro1">
          <table:table-cell table:formula="of:=&quot;&quot; &amp; CHAR(CODE([.B897])-49) &amp; MID([.B897];2;7)" office:value-type="string" office:string-value="08046694" calcext:value-type="string">
            <text:p>08046694</text:p>
          </table:table-cell>
          <table:table-cell table:style-name="ce8" office:value-type="string" calcext:value-type="string">
            <text:p>a8046694</text:p>
          </table:table-cell>
          <table:table-cell table:style-name="ce8" office:value-type="string" calcext:value-type="string">
            <text:p>inscar</text:p>
          </table:table-cell>
          <table:table-cell table:style-name="ce8" office:value-type="string" calcext:value-type="string">
            <text:p>Institut Centre d'Alt Rendiment Esportiu</text:p>
          </table:table-cell>
          <table:table-cell table:number-columns-repeated="986"/>
        </table:table-row>
        <table:table-row table:style-name="ro1">
          <table:table-cell table:formula="of:=&quot;&quot; &amp; CHAR(CODE([.B898])-49) &amp; MID([.B898];2;7)" office:value-type="string" office:string-value="08046724" calcext:value-type="string">
            <text:p>08046724</text:p>
          </table:table-cell>
          <table:table-cell table:style-name="ce8" office:value-type="string" calcext:value-type="string">
            <text:p>a8046724</text:p>
          </table:table-cell>
          <table:table-cell table:style-name="ce8" office:value-type="string" calcext:value-type="string">
            <text:p>iesmontserratroig</text:p>
          </table:table-cell>
          <table:table-cell table:style-name="ce8" office:value-type="string" calcext:value-type="string">
            <text:p>Institut Montserrat Roig</text:p>
          </table:table-cell>
          <table:table-cell table:number-columns-repeated="986"/>
        </table:table-row>
        <table:table-row table:style-name="ro1">
          <table:table-cell table:formula="of:=&quot;&quot; &amp; CHAR(CODE([.B899])-49) &amp; MID([.B899];2;7)" office:value-type="string" office:string-value="08046748" calcext:value-type="string">
            <text:p>08046748</text:p>
          </table:table-cell>
          <table:table-cell table:style-name="ce8" office:value-type="string" calcext:value-type="string">
            <text:p>a8046748</text:p>
          </table:table-cell>
          <table:table-cell table:style-name="ce8" office:value-type="string" calcext:value-type="string">
            <text:p>iesthosicodina</text:p>
          </table:table-cell>
          <table:table-cell table:style-name="ce8" office:value-type="string" calcext:value-type="string">
            <text:p>Institut Thos i Codina</text:p>
          </table:table-cell>
          <table:table-cell table:number-columns-repeated="986"/>
        </table:table-row>
        <table:table-row table:style-name="ro1">
          <table:table-cell table:formula="of:=&quot;&quot; &amp; CHAR(CODE([.B900])-49) &amp; MID([.B900];2;7)" office:value-type="string" office:string-value="08046751" calcext:value-type="string">
            <text:p>08046751</text:p>
          </table:table-cell>
          <table:table-cell table:style-name="ce8" office:value-type="string" calcext:value-type="string">
            <text:p>a8046751</text:p>
          </table:table-cell>
          <table:table-cell table:style-name="ce8" office:value-type="string" calcext:value-type="string">
            <text:p>iesventuragassol</text:p>
          </table:table-cell>
          <table:table-cell table:style-name="ce8" office:value-type="string" calcext:value-type="string">
            <text:p>Institut Ventura Gassol</text:p>
          </table:table-cell>
          <table:table-cell table:number-columns-repeated="986"/>
        </table:table-row>
        <table:table-row table:style-name="ro1">
          <table:table-cell table:formula="of:=&quot;&quot; &amp; CHAR(CODE([.B901])-49) &amp; MID([.B901];2;7)" office:value-type="string" office:string-value="08046785" calcext:value-type="string">
            <text:p>08046785</text:p>
          </table:table-cell>
          <table:table-cell table:style-name="ce8" office:value-type="string" calcext:value-type="string">
            <text:p>a8046785</text:p>
          </table:table-cell>
          <table:table-cell table:style-name="ce8" office:value-type="string" calcext:value-type="string">
            <text:p>iesalella</text:p>
          </table:table-cell>
          <table:table-cell table:style-name="ce8" office:value-type="string" calcext:value-type="string">
            <text:p>Institut d'Alella</text:p>
          </table:table-cell>
          <table:table-cell table:number-columns-repeated="986"/>
        </table:table-row>
        <table:table-row table:style-name="ro1">
          <table:table-cell table:formula="of:=&quot;&quot; &amp; CHAR(CODE([.B902])-49) &amp; MID([.B902];2;7)" office:value-type="string" office:string-value="08046797" calcext:value-type="string">
            <text:p>08046797</text:p>
          </table:table-cell>
          <table:table-cell table:style-name="ce8" office:value-type="string" calcext:value-type="string">
            <text:p>a8046797</text:p>
          </table:table-cell>
          <table:table-cell table:style-name="ce8" office:value-type="string" calcext:value-type="string">
            <text:p>inslaialarquera</text:p>
          </table:table-cell>
          <table:table-cell table:style-name="ce8" office:value-type="string" calcext:value-type="string">
            <text:p>Institut Laia l'Arquera</text:p>
          </table:table-cell>
          <table:table-cell table:number-columns-repeated="986"/>
        </table:table-row>
        <table:table-row table:style-name="ro1">
          <table:table-cell table:formula="of:=&quot;&quot; &amp; CHAR(CODE([.B903])-49) &amp; MID([.B903];2;7)" office:value-type="string" office:string-value="08046803" calcext:value-type="string">
            <text:p>08046803</text:p>
          </table:table-cell>
          <table:table-cell table:style-name="ce8" office:value-type="string" calcext:value-type="string">
            <text:p>a8046803</text:p>
          </table:table-cell>
          <table:table-cell table:style-name="ce8" office:value-type="string" calcext:value-type="string">
            <text:p>iesvilatzara</text:p>
          </table:table-cell>
          <table:table-cell table:style-name="ce8" office:value-type="string" calcext:value-type="string">
            <text:p>Institut Vilatzara</text:p>
          </table:table-cell>
          <table:table-cell table:number-columns-repeated="986"/>
        </table:table-row>
        <table:table-row table:style-name="ro1">
          <table:table-cell table:formula="of:=&quot;&quot; &amp; CHAR(CODE([.B904])-49) &amp; MID([.B904];2;7)" office:value-type="string" office:string-value="08046840" calcext:value-type="string">
            <text:p>08046840</text:p>
          </table:table-cell>
          <table:table-cell table:style-name="ce8" office:value-type="string" calcext:value-type="string">
            <text:p>a8046840</text:p>
          </table:table-cell>
          <table:table-cell table:style-name="ce8" office:value-type="string" calcext:value-type="string">
            <text:p>iescastellet</text:p>
          </table:table-cell>
          <table:table-cell table:style-name="ce8" office:value-type="string" calcext:value-type="string">
            <text:p>Institut Castellet</text:p>
          </table:table-cell>
          <table:table-cell table:number-columns-repeated="986"/>
        </table:table-row>
        <table:table-row table:style-name="ro1">
          <table:table-cell table:formula="of:=&quot;&quot; &amp; CHAR(CODE([.B905])-49) &amp; MID([.B905];2;7)" office:value-type="string" office:string-value="08046852" calcext:value-type="string">
            <text:p>08046852</text:p>
          </table:table-cell>
          <table:table-cell table:style-name="ce8" office:value-type="string" calcext:value-type="string">
            <text:p>a8046852</text:p>
          </table:table-cell>
          <table:table-cell table:style-name="ce8" office:value-type="string" calcext:value-type="string">
            <text:p>iesllavaneres</text:p>
          </table:table-cell>
          <table:table-cell table:style-name="ce8" office:value-type="string" calcext:value-type="string">
            <text:p>Institut Llavaneres</text:p>
          </table:table-cell>
          <table:table-cell table:number-columns-repeated="986"/>
        </table:table-row>
        <table:table-row table:style-name="ro1">
          <table:table-cell table:formula="of:=&quot;&quot; &amp; CHAR(CODE([.B906])-49) &amp; MID([.B906];2;7)" office:value-type="string" office:string-value="08046876" calcext:value-type="string">
            <text:p>08046876</text:p>
          </table:table-cell>
          <table:table-cell table:style-name="ce8" office:value-type="string" calcext:value-type="string">
            <text:p>a8046876</text:p>
          </table:table-cell>
          <table:table-cell table:style-name="ce8" office:value-type="string" calcext:value-type="string">
            <text:p>iesmiquelbosch</text:p>
          </table:table-cell>
          <table:table-cell table:style-name="ce8" office:value-type="string" calcext:value-type="string">
            <text:p>Institut Miquel Bosch i Jover</text:p>
          </table:table-cell>
          <table:table-cell table:number-columns-repeated="986"/>
        </table:table-row>
        <table:table-row table:style-name="ro1">
          <table:table-cell table:formula="of:=&quot;&quot; &amp; CHAR(CODE([.B907])-49) &amp; MID([.B907];2;7)" office:value-type="string" office:string-value="08047364" calcext:value-type="string">
            <text:p>08047364</text:p>
          </table:table-cell>
          <table:table-cell table:style-name="ce8" office:value-type="string" calcext:value-type="string">
            <text:p>a8047364</text:p>
          </table:table-cell>
          <table:table-cell table:style-name="ce8" office:value-type="string" calcext:value-type="string">
            <text:p>insjoanmercader</text:p>
          </table:table-cell>
          <table:table-cell table:style-name="ce8" office:value-type="string" calcext:value-type="string">
            <text:p>Institut Joan Mercader</text:p>
          </table:table-cell>
          <table:table-cell table:number-columns-repeated="986"/>
        </table:table-row>
        <table:table-row table:style-name="ro1">
          <table:table-cell table:formula="of:=&quot;&quot; &amp; CHAR(CODE([.B908])-49) &amp; MID([.B908];2;7)" office:value-type="string" office:string-value="08047376" calcext:value-type="string">
            <text:p>08047376</text:p>
          </table:table-cell>
          <table:table-cell table:style-name="ce8" office:value-type="string" calcext:value-type="string">
            <text:p>a8047376</text:p>
          </table:table-cell>
          <table:table-cell table:style-name="ce8" office:value-type="string" calcext:value-type="string">
            <text:p>insllobregat</text:p>
          </table:table-cell>
          <table:table-cell table:style-name="ce8" office:value-type="string" calcext:value-type="string">
            <text:p>Institut Llobregat</text:p>
          </table:table-cell>
          <table:table-cell table:number-columns-repeated="986"/>
        </table:table-row>
        <table:table-row table:style-name="ro1">
          <table:table-cell table:formula="of:=&quot;&quot; &amp; CHAR(CODE([.B909])-49) &amp; MID([.B909];2;7)" office:value-type="string" office:string-value="08047421" calcext:value-type="string">
            <text:p>08047421</text:p>
          </table:table-cell>
          <table:table-cell table:style-name="ce8" office:value-type="string" calcext:value-type="string">
            <text:p>a8047421</text:p>
          </table:table-cell>
          <table:table-cell table:style-name="ce8" office:value-type="string" calcext:value-type="string">
            <text:p>iessecretaricoloma</text:p>
          </table:table-cell>
          <table:table-cell table:style-name="ce8" office:value-type="string" calcext:value-type="string">
            <text:p>Institut Secretari Coloma</text:p>
          </table:table-cell>
          <table:table-cell table:number-columns-repeated="986"/>
        </table:table-row>
        <table:table-row table:style-name="ro1">
          <table:table-cell table:formula="of:=&quot;&quot; &amp; CHAR(CODE([.B910])-49) &amp; MID([.B910];2;7)" office:value-type="string" office:string-value="08047479" calcext:value-type="string">
            <text:p>08047479</text:p>
          </table:table-cell>
          <table:table-cell table:style-name="ce8" office:value-type="string" calcext:value-type="string">
            <text:p>a8047479</text:p>
          </table:table-cell>
          <table:table-cell table:style-name="ce8" office:value-type="string" calcext:value-type="string">
            <text:p>iesalbadelvalles</text:p>
          </table:table-cell>
          <table:table-cell table:style-name="ce8" office:value-type="string" calcext:value-type="string">
            <text:p>Institut Alba del Vallès</text:p>
          </table:table-cell>
          <table:table-cell table:number-columns-repeated="986"/>
        </table:table-row>
        <table:table-row table:style-name="ro1">
          <table:table-cell table:formula="of:=&quot;&quot; &amp; CHAR(CODE([.B911])-49) &amp; MID([.B911];2;7)" office:value-type="string" office:string-value="08047480" calcext:value-type="string">
            <text:p>08047480</text:p>
          </table:table-cell>
          <table:table-cell table:style-name="ce8" office:value-type="string" calcext:value-type="string">
            <text:p>a8047480</text:p>
          </table:table-cell>
          <table:table-cell table:style-name="ce8" office:value-type="string" calcext:value-type="string">
            <text:p>ies-mediterrania-castelldefels</text:p>
          </table:table-cell>
          <table:table-cell table:style-name="ce8" office:value-type="string" calcext:value-type="string">
            <text:p>Institut Mediterrània</text:p>
          </table:table-cell>
          <table:table-cell table:number-columns-repeated="986"/>
        </table:table-row>
        <table:table-row table:style-name="ro1">
          <table:table-cell table:formula="of:=&quot;&quot; &amp; CHAR(CODE([.B912])-49) &amp; MID([.B912];2;7)" office:value-type="string" office:string-value="08047509" calcext:value-type="string">
            <text:p>08047509</text:p>
          </table:table-cell>
          <table:table-cell table:style-name="ce8" office:value-type="string" calcext:value-type="string">
            <text:p>a8047509</text:p>
          </table:table-cell>
          <table:table-cell table:style-name="ce8" office:value-type="string" calcext:value-type="string">
            <text:p>iesitaca</text:p>
          </table:table-cell>
          <table:table-cell table:style-name="ce8" office:value-type="string" calcext:value-type="string">
            <text:p>Institut Ítaca</text:p>
          </table:table-cell>
          <table:table-cell table:number-columns-repeated="986"/>
        </table:table-row>
        <table:table-row table:style-name="ro1">
          <table:table-cell table:formula="of:=&quot;&quot; &amp; CHAR(CODE([.B913])-49) &amp; MID([.B913];2;7)" office:value-type="string" office:string-value="08047583" calcext:value-type="string">
            <text:p>08047583</text:p>
          </table:table-cell>
          <table:table-cell table:style-name="ce8" office:value-type="string" calcext:value-type="string">
            <text:p>a8047583</text:p>
          </table:table-cell>
          <table:table-cell table:style-name="ce8" office:value-type="string" calcext:value-type="string">
            <text:p>iessantquirze</text:p>
          </table:table-cell>
          <table:table-cell table:style-name="ce8" office:value-type="string" calcext:value-type="string">
            <text:p>Institut Sant Quirze del Vallès</text:p>
          </table:table-cell>
          <table:table-cell table:number-columns-repeated="986"/>
        </table:table-row>
        <table:table-row table:style-name="ro1">
          <table:table-cell table:formula="of:=&quot;&quot; &amp; CHAR(CODE([.B914])-49) &amp; MID([.B914];2;7)" office:value-type="string" office:string-value="08047820" calcext:value-type="string">
            <text:p>08047820</text:p>
          </table:table-cell>
          <table:table-cell table:style-name="ce8" office:value-type="string" calcext:value-type="string">
            <text:p>a8047820</text:p>
          </table:table-cell>
          <table:table-cell table:style-name="ce8" office:value-type="string" calcext:value-type="string">
            <text:p>iesguinovarda</text:p>
          </table:table-cell>
          <table:table-cell table:style-name="ce8" office:value-type="string" calcext:value-type="string">
            <text:p>Institut Guinovarda</text:p>
          </table:table-cell>
          <table:table-cell table:number-columns-repeated="986"/>
        </table:table-row>
        <table:table-row table:style-name="ro1">
          <table:table-cell table:formula="of:=&quot;&quot; &amp; CHAR(CODE([.B915])-49) &amp; MID([.B915];2;7)" office:value-type="string" office:string-value="08047832" calcext:value-type="string">
            <text:p>08047832</text:p>
          </table:table-cell>
          <table:table-cell table:style-name="ce8" office:value-type="string" calcext:value-type="string">
            <text:p>a8047832</text:p>
          </table:table-cell>
          <table:table-cell table:style-name="ce8" office:value-type="string" calcext:value-type="string">
            <text:p>iescoromines</text:p>
          </table:table-cell>
          <table:table-cell table:style-name="ce8" office:value-type="string" calcext:value-type="string">
            <text:p>Institut Joan Coromines</text:p>
          </table:table-cell>
          <table:table-cell table:number-columns-repeated="986"/>
        </table:table-row>
        <table:table-row table:style-name="ro1">
          <table:table-cell table:formula="of:=&quot;&quot; &amp; CHAR(CODE([.B916])-49) &amp; MID([.B916];2;7)" office:value-type="string" office:string-value="08047960" calcext:value-type="string">
            <text:p>08047960</text:p>
          </table:table-cell>
          <table:table-cell table:style-name="ce8" office:value-type="string" calcext:value-type="string">
            <text:p>a8047960</text:p>
          </table:table-cell>
          <table:table-cell table:style-name="ce8" office:value-type="string" calcext:value-type="string">
            <text:p>llarelsangels</text:p>
          </table:table-cell>
          <table:table-cell table:style-name="ce8" office:value-type="string" calcext:value-type="string">
            <text:p>Llar d'infants Els Àngels</text:p>
          </table:table-cell>
          <table:table-cell table:number-columns-repeated="986"/>
        </table:table-row>
        <table:table-row table:style-name="ro1">
          <table:table-cell table:formula="of:=&quot;&quot; &amp; CHAR(CODE([.B917])-49) &amp; MID([.B917];2;7)" office:value-type="string" office:string-value="08048009" calcext:value-type="string">
            <text:p>08048009</text:p>
          </table:table-cell>
          <table:table-cell table:style-name="ce8" office:value-type="string" calcext:value-type="string">
            <text:p>a8048009</text:p>
          </table:table-cell>
          <table:table-cell table:style-name="ce8" office:value-type="string" calcext:value-type="string">
            <text:p>llarespurna</text:p>
          </table:table-cell>
          <table:table-cell table:style-name="ce8" office:value-type="string" calcext:value-type="string">
            <text:p>Llar d'infants L'Espurna</text:p>
          </table:table-cell>
          <table:table-cell table:number-columns-repeated="986"/>
        </table:table-row>
        <table:table-row table:style-name="ro1">
          <table:table-cell table:formula="of:=&quot;&quot; &amp; CHAR(CODE([.B918])-49) &amp; MID([.B918];2;7)" office:value-type="string" office:string-value="08048010" calcext:value-type="string">
            <text:p>08048010</text:p>
          </table:table-cell>
          <table:table-cell table:style-name="ce8" office:value-type="string" calcext:value-type="string">
            <text:p>a8048010</text:p>
          </table:table-cell>
          <table:table-cell table:style-name="ce8" office:value-type="string" calcext:value-type="string">
            <text:p>llar-ginesta</text:p>
          </table:table-cell>
          <table:table-cell table:style-name="ce8" office:value-type="string" calcext:value-type="string">
            <text:p>Llar d'infants La Ginesta</text:p>
          </table:table-cell>
          <table:table-cell table:number-columns-repeated="986"/>
        </table:table-row>
        <table:table-row table:style-name="ro1">
          <table:table-cell table:formula="of:=&quot;&quot; &amp; CHAR(CODE([.B919])-49) &amp; MID([.B919];2;7)" office:value-type="string" office:string-value="08048022" calcext:value-type="string">
            <text:p>08048022</text:p>
          </table:table-cell>
          <table:table-cell table:style-name="ce8" office:value-type="string" calcext:value-type="string">
            <text:p>a8048022</text:p>
          </table:table-cell>
          <table:table-cell table:style-name="ce8" office:value-type="string" calcext:value-type="string">
            <text:p>llar-picarol</text:p>
          </table:table-cell>
          <table:table-cell table:style-name="ce8" office:value-type="string" calcext:value-type="string">
            <text:p>Llar d'infants Picarol</text:p>
          </table:table-cell>
          <table:table-cell table:number-columns-repeated="986"/>
        </table:table-row>
        <table:table-row table:style-name="ro1">
          <table:table-cell table:formula="of:=&quot;&quot; &amp; CHAR(CODE([.B920])-49) &amp; MID([.B920];2;7)" office:value-type="string" office:string-value="08048034" calcext:value-type="string">
            <text:p>08048034</text:p>
          </table:table-cell>
          <table:table-cell table:style-name="ce8" office:value-type="string" calcext:value-type="string">
            <text:p>a8048034</text:p>
          </table:table-cell>
          <table:table-cell table:style-name="ce8" office:value-type="string" calcext:value-type="string">
            <text:p>llaresquitxsallent</text:p>
          </table:table-cell>
          <table:table-cell table:style-name="ce8" office:value-type="string" calcext:value-type="string">
            <text:p>Llar d'infants L'Esquitx</text:p>
          </table:table-cell>
          <table:table-cell table:number-columns-repeated="986"/>
        </table:table-row>
        <table:table-row table:style-name="ro1">
          <table:table-cell table:formula="of:=&quot;&quot; &amp; CHAR(CODE([.B921])-49) &amp; MID([.B921];2;7)" office:value-type="string" office:string-value="08048046" calcext:value-type="string">
            <text:p>08048046</text:p>
          </table:table-cell>
          <table:table-cell table:style-name="ce8" office:value-type="string" calcext:value-type="string">
            <text:p>a8048046</text:p>
          </table:table-cell>
          <table:table-cell table:style-name="ce8" office:value-type="string" calcext:value-type="string">
            <text:p>llar-barrufets</text:p>
          </table:table-cell>
          <table:table-cell table:style-name="ce8" office:value-type="string" calcext:value-type="string">
            <text:p>Llar d'infants Barrufets</text:p>
          </table:table-cell>
          <table:table-cell table:number-columns-repeated="986"/>
        </table:table-row>
        <table:table-row table:style-name="ro1">
          <table:table-cell table:formula="of:=&quot;&quot; &amp; CHAR(CODE([.B922])-49) &amp; MID([.B922];2;7)" office:value-type="string" office:string-value="08048083" calcext:value-type="string">
            <text:p>08048083</text:p>
          </table:table-cell>
          <table:table-cell table:style-name="ce8" office:value-type="string" calcext:value-type="string">
            <text:p>a8048083</text:p>
          </table:table-cell>
          <table:table-cell table:style-name="ce8" office:value-type="string" calcext:value-type="string">
            <text:p>llinfantslaflorida</text:p>
          </table:table-cell>
          <table:table-cell table:style-name="ce8" office:value-type="string" calcext:value-type="string">
            <text:p>Llar d'infants La Florida</text:p>
          </table:table-cell>
          <table:table-cell table:number-columns-repeated="986"/>
        </table:table-row>
        <table:table-row table:style-name="ro1">
          <table:table-cell table:formula="of:=&quot;&quot; &amp; CHAR(CODE([.B923])-49) &amp; MID([.B923];2;7)" office:value-type="string" office:string-value="08048125" calcext:value-type="string">
            <text:p>08048125</text:p>
          </table:table-cell>
          <table:table-cell table:style-name="ce8" office:value-type="string" calcext:value-type="string">
            <text:p>a8048125</text:p>
          </table:table-cell>
          <table:table-cell table:style-name="ce8" office:value-type="string" calcext:value-type="string">
            <text:p>llarelgavot</text:p>
          </table:table-cell>
          <table:table-cell table:style-name="ce8" office:value-type="string" calcext:value-type="string">
            <text:p>Llar d'infants El Gavot</text:p>
          </table:table-cell>
          <table:table-cell table:number-columns-repeated="986"/>
        </table:table-row>
        <table:table-row table:style-name="ro1">
          <table:table-cell table:formula="of:=&quot;&quot; &amp; CHAR(CODE([.B924])-49) &amp; MID([.B924];2;7)" office:value-type="string" office:string-value="08049245" calcext:value-type="string">
            <text:p>08049245</text:p>
          </table:table-cell>
          <table:table-cell table:style-name="ce8" office:value-type="string" calcext:value-type="string">
            <text:p>a8049245</text:p>
          </table:table-cell>
          <table:table-cell table:style-name="ce8" office:value-type="string" calcext:value-type="string">
            <text:p>llar-drac</text:p>
          </table:table-cell>
          <table:table-cell table:style-name="ce8" office:value-type="string" calcext:value-type="string">
            <text:p>Llar d'infants El Drac</text:p>
          </table:table-cell>
          <table:table-cell table:number-columns-repeated="986"/>
        </table:table-row>
        <table:table-row table:style-name="ro1">
          <table:table-cell table:formula="of:=&quot;&quot; &amp; CHAR(CODE([.B925])-49) &amp; MID([.B925];2;7)" office:value-type="string" office:string-value="08051240" calcext:value-type="string">
            <text:p>08051240</text:p>
          </table:table-cell>
          <table:table-cell table:style-name="ce8" office:value-type="string" calcext:value-type="string">
            <text:p>a8051240</text:p>
          </table:table-cell>
          <table:table-cell table:style-name="ce8" office:value-type="string" calcext:value-type="string">
            <text:p>ceipmediterraniacornella</text:p>
          </table:table-cell>
          <table:table-cell table:style-name="ce8" office:value-type="string" calcext:value-type="string">
            <text:p>Escola Mediterrània</text:p>
          </table:table-cell>
          <table:table-cell table:number-columns-repeated="986"/>
        </table:table-row>
        <table:table-row table:style-name="ro1">
          <table:table-cell table:formula="of:=&quot;&quot; &amp; CHAR(CODE([.B926])-49) &amp; MID([.B926];2;7)" office:value-type="string" office:string-value="08051306" calcext:value-type="string">
            <text:p>08051306</text:p>
          </table:table-cell>
          <table:table-cell table:style-name="ce8" office:value-type="string" calcext:value-type="string">
            <text:p>a8051306</text:p>
          </table:table-cell>
          <table:table-cell table:style-name="ce8" office:value-type="string" calcext:value-type="string">
            <text:p>ceipabatmarcet</text:p>
          </table:table-cell>
          <table:table-cell table:style-name="ce8" office:value-type="string" calcext:value-type="string">
            <text:p>Escola Abat Marcet</text:p>
          </table:table-cell>
          <table:table-cell table:number-columns-repeated="986"/>
        </table:table-row>
        <table:table-row table:style-name="ro1">
          <table:table-cell table:formula="of:=&quot;&quot; &amp; CHAR(CODE([.B927])-49) &amp; MID([.B927];2;7)" office:value-type="string" office:string-value="08051318" calcext:value-type="string">
            <text:p>08051318</text:p>
          </table:table-cell>
          <table:table-cell table:style-name="ce8" office:value-type="string" calcext:value-type="string">
            <text:p>a8051318</text:p>
          </table:table-cell>
          <table:table-cell table:style-name="ce8" office:value-type="string" calcext:value-type="string">
            <text:p>ceip-santllorenc-munt</text:p>
          </table:table-cell>
          <table:table-cell table:style-name="ce8" office:value-type="string" calcext:value-type="string">
            <text:p>Escola Sant Llorenc del Munt</text:p>
          </table:table-cell>
          <table:table-cell table:number-columns-repeated="986"/>
        </table:table-row>
        <table:table-row table:style-name="ro1">
          <table:table-cell table:formula="of:=&quot;&quot; &amp; CHAR(CODE([.B928])-49) &amp; MID([.B928];2;7)" office:value-type="string" office:string-value="08051471" calcext:value-type="string">
            <text:p>08051471</text:p>
          </table:table-cell>
          <table:table-cell table:style-name="ce8" office:value-type="string" calcext:value-type="string">
            <text:p>a8051471</text:p>
          </table:table-cell>
          <table:table-cell table:style-name="ce8" office:value-type="string" calcext:value-type="string">
            <text:p>escjmfolchitorreshospitalet</text:p>
          </table:table-cell>
          <table:table-cell table:style-name="ce8" office:value-type="string" calcext:value-type="string">
            <text:p>Escola Josep Maria Folch i Torres</text:p>
          </table:table-cell>
          <table:table-cell table:number-columns-repeated="986"/>
        </table:table-row>
        <table:table-row table:style-name="ro1">
          <table:table-cell table:formula="of:=&quot;&quot; &amp; CHAR(CODE([.B929])-49) &amp; MID([.B929];2;7)" office:value-type="string" office:string-value="08052581" calcext:value-type="string">
            <text:p>08052581</text:p>
          </table:table-cell>
          <table:table-cell table:style-name="ce8" office:value-type="string" calcext:value-type="string">
            <text:p>a8052581</text:p>
          </table:table-cell>
          <table:table-cell table:style-name="ce8" office:value-type="string" calcext:value-type="string">
            <text:p>ies-miquel-tarradell</text:p>
          </table:table-cell>
          <table:table-cell table:style-name="ce8" office:value-type="string" calcext:value-type="string">
            <text:p>Institut Miquel Tarradell</text:p>
          </table:table-cell>
          <table:table-cell table:number-columns-repeated="986"/>
        </table:table-row>
        <table:table-row table:style-name="ro1">
          <table:table-cell table:formula="of:=&quot;&quot; &amp; CHAR(CODE([.B930])-49) &amp; MID([.B930];2;7)" office:value-type="string" office:string-value="08052608" calcext:value-type="string">
            <text:p>08052608</text:p>
          </table:table-cell>
          <table:table-cell table:style-name="ce8" office:value-type="string" calcext:value-type="string">
            <text:p>a8052608</text:p>
          </table:table-cell>
          <table:table-cell table:style-name="ce8" office:value-type="string" calcext:value-type="string">
            <text:p>iespauclaris</text:p>
          </table:table-cell>
          <table:table-cell table:style-name="ce8" office:value-type="string" calcext:value-type="string">
            <text:p>Institut Pau Claris</text:p>
          </table:table-cell>
          <table:table-cell table:number-columns-repeated="986"/>
        </table:table-row>
        <table:table-row table:style-name="ro1">
          <table:table-cell table:formula="of:=&quot;&quot; &amp; CHAR(CODE([.B931])-49) &amp; MID([.B931];2;7)" office:value-type="string" office:string-value="08052621" calcext:value-type="string">
            <text:p>08052621</text:p>
          </table:table-cell>
          <table:table-cell table:style-name="ce8" office:value-type="string" calcext:value-type="string">
            <text:p>a8052621</text:p>
          </table:table-cell>
          <table:table-cell table:style-name="ce8" office:value-type="string" calcext:value-type="string">
            <text:p>ceip-pauromeva</text:p>
          </table:table-cell>
          <table:table-cell table:style-name="ce8" office:value-type="string" calcext:value-type="string">
            <text:p>Escola Pau Romeva</text:p>
          </table:table-cell>
          <table:table-cell table:number-columns-repeated="986"/>
        </table:table-row>
        <table:table-row table:style-name="ro1">
          <table:table-cell table:formula="of:=&quot;&quot; &amp; CHAR(CODE([.B932])-49) &amp; MID([.B932];2;7)" office:value-type="string" office:string-value="08052657" calcext:value-type="string">
            <text:p>08052657</text:p>
          </table:table-cell>
          <table:table-cell table:style-name="ce8" office:value-type="string" calcext:value-type="string">
            <text:p>a8052657</text:p>
          </table:table-cell>
          <table:table-cell table:style-name="ce8" office:value-type="string" calcext:value-type="string">
            <text:p>escolafortpienc</text:p>
          </table:table-cell>
          <table:table-cell table:style-name="ce8" office:value-type="string" calcext:value-type="string">
            <text:p>Escola Fort Pienc</text:p>
          </table:table-cell>
          <table:table-cell table:number-columns-repeated="986"/>
        </table:table-row>
        <table:table-row table:style-name="ro1">
          <table:table-cell table:formula="of:=&quot;&quot; &amp; CHAR(CODE([.B933])-49) &amp; MID([.B933];2;7)" office:value-type="string" office:string-value="08052669" calcext:value-type="string">
            <text:p>08052669</text:p>
          </table:table-cell>
          <table:table-cell table:style-name="ce8" office:value-type="string" calcext:value-type="string">
            <text:p>a8052669</text:p>
          </table:table-cell>
          <table:table-cell table:style-name="ce8" office:value-type="string" calcext:value-type="string">
            <text:p>escferransunyer</text:p>
          </table:table-cell>
          <table:table-cell table:style-name="ce8" office:value-type="string" calcext:value-type="string">
            <text:p>Escola Ferran Sunyer</text:p>
          </table:table-cell>
          <table:table-cell table:number-columns-repeated="986"/>
        </table:table-row>
        <table:table-row table:style-name="ro1">
          <table:table-cell table:formula="of:=&quot;&quot; &amp; CHAR(CODE([.B934])-49) &amp; MID([.B934];2;7)" office:value-type="string" office:string-value="08052670" calcext:value-type="string">
            <text:p>08052670</text:p>
          </table:table-cell>
          <table:table-cell table:style-name="ce8" office:value-type="string" calcext:value-type="string">
            <text:p>a8052670</text:p>
          </table:table-cell>
          <table:table-cell table:style-name="ce8" office:value-type="string" calcext:value-type="string">
            <text:p>ceipauro</text:p>
          </table:table-cell>
          <table:table-cell table:style-name="ce8" office:value-type="string" calcext:value-type="string">
            <text:p>Escola Auró</text:p>
          </table:table-cell>
          <table:table-cell table:number-columns-repeated="986"/>
        </table:table-row>
        <table:table-row table:style-name="ro1">
          <table:table-cell table:formula="of:=&quot;&quot; &amp; CHAR(CODE([.B935])-49) &amp; MID([.B935];2;7)" office:value-type="string" office:string-value="08052700" calcext:value-type="string">
            <text:p>08052700</text:p>
          </table:table-cell>
          <table:table-cell table:style-name="ce8" office:value-type="string" calcext:value-type="string">
            <text:p>a8052700</text:p>
          </table:table-cell>
          <table:table-cell table:style-name="ce8" office:value-type="string" calcext:value-type="string">
            <text:p>iesvallhebron</text:p>
          </table:table-cell>
          <table:table-cell table:style-name="ce8" office:value-type="string" calcext:value-type="string">
            <text:p>Institut Vall d'Hebron</text:p>
          </table:table-cell>
          <table:table-cell table:number-columns-repeated="986"/>
        </table:table-row>
        <table:table-row table:style-name="ro1">
          <table:table-cell table:formula="of:=&quot;&quot; &amp; CHAR(CODE([.B936])-49) &amp; MID([.B936];2;7)" office:value-type="string" office:string-value="08052724" calcext:value-type="string">
            <text:p>08052724</text:p>
          </table:table-cell>
          <table:table-cell table:style-name="ce8" office:value-type="string" calcext:value-type="string">
            <text:p>a8052724</text:p>
          </table:table-cell>
          <table:table-cell table:style-name="ce8" office:value-type="string" calcext:value-type="string">
            <text:p>iesgoya</text:p>
          </table:table-cell>
          <table:table-cell table:style-name="ce8" office:value-type="string" calcext:value-type="string">
            <text:p>Institut Francisco de Goya</text:p>
          </table:table-cell>
          <table:table-cell table:number-columns-repeated="986"/>
        </table:table-row>
        <table:table-row table:style-name="ro1">
          <table:table-cell table:formula="of:=&quot;&quot; &amp; CHAR(CODE([.B937])-49) &amp; MID([.B937];2;7)" office:value-type="string" office:string-value="08052761" calcext:value-type="string">
            <text:p>08052761</text:p>
          </table:table-cell>
          <table:table-cell table:style-name="ce8" office:value-type="string" calcext:value-type="string">
            <text:p>a8052761</text:p>
          </table:table-cell>
          <table:table-cell table:style-name="ce8" office:value-type="string" calcext:value-type="string">
            <text:p>inscomasisola</text:p>
          </table:table-cell>
          <table:table-cell table:style-name="ce8" office:value-type="string" calcext:value-type="string">
            <text:p>Sec. d'Institut Josep Comas i Solà</text:p>
          </table:table-cell>
          <table:table-cell table:number-columns-repeated="986"/>
        </table:table-row>
        <table:table-row table:style-name="ro1">
          <table:table-cell table:formula="of:=&quot;&quot; &amp; CHAR(CODE([.B938])-49) &amp; MID([.B938];2;7)" office:value-type="string" office:string-value="08052797" calcext:value-type="string">
            <text:p>08052797</text:p>
          </table:table-cell>
          <table:table-cell table:style-name="ce8" office:value-type="string" calcext:value-type="string">
            <text:p>a8052797</text:p>
          </table:table-cell>
          <table:table-cell table:style-name="ce8" office:value-type="string" calcext:value-type="string">
            <text:p>ies-espriu</text:p>
          </table:table-cell>
          <table:table-cell table:style-name="ce8" office:value-type="string" calcext:value-type="string">
            <text:p>Institut Salvador Espriu</text:p>
          </table:table-cell>
          <table:table-cell table:number-columns-repeated="986"/>
        </table:table-row>
        <table:table-row table:style-name="ro1">
          <table:table-cell table:formula="of:=&quot;&quot; &amp; CHAR(CODE([.B939])-49) &amp; MID([.B939];2;7)" office:value-type="string" office:string-value="08052827" calcext:value-type="string">
            <text:p>08052827</text:p>
          </table:table-cell>
          <table:table-cell table:style-name="ce8" office:value-type="string" calcext:value-type="string">
            <text:p>a8052827</text:p>
          </table:table-cell>
          <table:table-cell table:style-name="ce8" office:value-type="string" calcext:value-type="string">
            <text:p>ies-domenechimontaner</text:p>
          </table:table-cell>
          <table:table-cell table:style-name="ce8" office:value-type="string" calcext:value-type="string">
            <text:p>Institut LLuís Domènech i Montaner</text:p>
          </table:table-cell>
          <table:table-cell table:number-columns-repeated="986"/>
        </table:table-row>
        <table:table-row table:style-name="ro1">
          <table:table-cell table:formula="of:=&quot;&quot; &amp; CHAR(CODE([.B940])-49) &amp; MID([.B940];2;7)" office:value-type="string" office:string-value="08052839" calcext:value-type="string">
            <text:p>08052839</text:p>
          </table:table-cell>
          <table:table-cell table:style-name="ce8" office:value-type="string" calcext:value-type="string">
            <text:p>a8052839</text:p>
          </table:table-cell>
          <table:table-cell table:style-name="ce8" office:value-type="string" calcext:value-type="string">
            <text:p>iesconselldecent</text:p>
          </table:table-cell>
          <table:table-cell table:style-name="ce8" office:value-type="string" calcext:value-type="string">
            <text:p>Institut Consell de Cent</text:p>
          </table:table-cell>
          <table:table-cell table:number-columns-repeated="986"/>
        </table:table-row>
        <table:table-row table:style-name="ro1">
          <table:table-cell table:formula="of:=&quot;&quot; &amp; CHAR(CODE([.B941])-49) &amp; MID([.B941];2;7)" office:value-type="string" office:string-value="08052876" calcext:value-type="string">
            <text:p>08052876</text:p>
          </table:table-cell>
          <table:table-cell table:style-name="ce8" office:value-type="string" calcext:value-type="string">
            <text:p>a8052876</text:p>
          </table:table-cell>
          <table:table-cell table:style-name="ce8" office:value-type="string" calcext:value-type="string">
            <text:p>ies-argentona</text:p>
          </table:table-cell>
          <table:table-cell table:style-name="ce8" office:value-type="string" calcext:value-type="string">
            <text:p>Institut Argentona</text:p>
          </table:table-cell>
          <table:table-cell table:number-columns-repeated="986"/>
        </table:table-row>
        <table:table-row table:style-name="ro1">
          <table:table-cell table:formula="of:=&quot;&quot; &amp; CHAR(CODE([.B942])-49) &amp; MID([.B942];2;7)" office:value-type="string" office:string-value="08052888" calcext:value-type="string">
            <text:p>08052888</text:p>
          </table:table-cell>
          <table:table-cell table:style-name="ce8" office:value-type="string" calcext:value-type="string">
            <text:p>a8052888</text:p>
          </table:table-cell>
          <table:table-cell table:style-name="ce8" office:value-type="string" calcext:value-type="string">
            <text:p>iesjuliaminguell</text:p>
          </table:table-cell>
          <table:table-cell table:style-name="ce8" office:value-type="string" calcext:value-type="string">
            <text:p>Institut Júlia Minguell</text:p>
          </table:table-cell>
          <table:table-cell table:number-columns-repeated="986"/>
        </table:table-row>
        <table:table-row table:style-name="ro1">
          <table:table-cell table:formula="of:=&quot;&quot; &amp; CHAR(CODE([.B943])-49) &amp; MID([.B943];2;7)" office:value-type="string" office:string-value="08052891" calcext:value-type="string">
            <text:p>08052891</text:p>
          </table:table-cell>
          <table:table-cell table:style-name="ce8" office:value-type="string" calcext:value-type="string">
            <text:p>a8052891</text:p>
          </table:table-cell>
          <table:table-cell table:style-name="ce8" office:value-type="string" calcext:value-type="string">
            <text:p>iesaltbergueda</text:p>
          </table:table-cell>
          <table:table-cell table:style-name="ce8" office:value-type="string" calcext:value-type="string">
            <text:p>Institut Alt Berguedà</text:p>
          </table:table-cell>
          <table:table-cell table:number-columns-repeated="986"/>
        </table:table-row>
        <table:table-row table:style-name="ro1">
          <table:table-cell table:formula="of:=&quot;&quot; &amp; CHAR(CODE([.B944])-49) &amp; MID([.B944];2;7)" office:value-type="string" office:string-value="08052918" calcext:value-type="string">
            <text:p>08052918</text:p>
          </table:table-cell>
          <table:table-cell table:style-name="ce8" office:value-type="string" calcext:value-type="string">
            <text:p>a8052918</text:p>
          </table:table-cell>
          <table:table-cell table:style-name="ce8" office:value-type="string" calcext:value-type="string">
            <text:p>ies-bisbe-berenguer</text:p>
          </table:table-cell>
          <table:table-cell table:style-name="ce8" office:value-type="string" calcext:value-type="string">
            <text:p>Institut Bisbe Berenguer</text:p>
          </table:table-cell>
          <table:table-cell table:number-columns-repeated="986"/>
        </table:table-row>
        <table:table-row table:style-name="ro1">
          <table:table-cell table:formula="of:=&quot;&quot; &amp; CHAR(CODE([.B945])-49) &amp; MID([.B945];2;7)" office:value-type="string" office:string-value="08052921" calcext:value-type="string">
            <text:p>08052921</text:p>
          </table:table-cell>
          <table:table-cell table:style-name="ce8" office:value-type="string" calcext:value-type="string">
            <text:p>a8052921</text:p>
          </table:table-cell>
          <table:table-cell table:style-name="ce8" office:value-type="string" calcext:value-type="string">
            <text:p>ies-eugenidors-lhospitalet</text:p>
          </table:table-cell>
          <table:table-cell table:style-name="ce8" office:value-type="string" calcext:value-type="string">
            <text:p>Institut Eugeni Ors</text:p>
          </table:table-cell>
          <table:table-cell table:number-columns-repeated="986"/>
        </table:table-row>
        <table:table-row table:style-name="ro1">
          <table:table-cell table:formula="of:=&quot;&quot; &amp; CHAR(CODE([.B946])-49) &amp; MID([.B946];2;7)" office:value-type="string" office:string-value="08052955" calcext:value-type="string">
            <text:p>08052955</text:p>
          </table:table-cell>
          <table:table-cell table:style-name="ce8" office:value-type="string" calcext:value-type="string">
            <text:p>a8052955</text:p>
          </table:table-cell>
          <table:table-cell table:style-name="ce8" office:value-type="string" calcext:value-type="string">
            <text:p>iesllica</text:p>
          </table:table-cell>
          <table:table-cell table:style-name="ce8" office:value-type="string" calcext:value-type="string">
            <text:p>Institut de Lliçà</text:p>
          </table:table-cell>
          <table:table-cell table:number-columns-repeated="986"/>
        </table:table-row>
        <table:table-row table:style-name="ro1">
          <table:table-cell table:formula="of:=&quot;&quot; &amp; CHAR(CODE([.B947])-49) &amp; MID([.B947];2;7)" office:value-type="string" office:string-value="08052980" calcext:value-type="string">
            <text:p>08052980</text:p>
          </table:table-cell>
          <table:table-cell table:style-name="ce8" office:value-type="string" calcext:value-type="string">
            <text:p>a8052980</text:p>
          </table:table-cell>
          <table:table-cell table:style-name="ce8" office:value-type="string" calcext:value-type="string">
            <text:p>iesmontmelo</text:p>
          </table:table-cell>
          <table:table-cell table:style-name="ce8" office:value-type="string" calcext:value-type="string">
            <text:p>Institut Montmeló</text:p>
          </table:table-cell>
          <table:table-cell table:number-columns-repeated="986"/>
        </table:table-row>
        <table:table-row table:style-name="ro1">
          <table:table-cell table:formula="of:=&quot;&quot; &amp; CHAR(CODE([.B948])-49) &amp; MID([.B948];2;7)" office:value-type="string" office:string-value="08052992" calcext:value-type="string">
            <text:p>08052992</text:p>
          </table:table-cell>
          <table:table-cell table:style-name="ce8" office:value-type="string" calcext:value-type="string">
            <text:p>a8052992</text:p>
          </table:table-cell>
          <table:table-cell table:style-name="ce8" office:value-type="string" calcext:value-type="string">
            <text:p>ies-euclides</text:p>
          </table:table-cell>
          <table:table-cell table:style-name="ce8" office:value-type="string" calcext:value-type="string">
            <text:p>Institut Euclides</text:p>
          </table:table-cell>
          <table:table-cell table:number-columns-repeated="986"/>
        </table:table-row>
        <table:table-row table:style-name="ro1">
          <table:table-cell table:formula="of:=&quot;&quot; &amp; CHAR(CODE([.B949])-49) &amp; MID([.B949];2;7)" office:value-type="string" office:string-value="08053005" calcext:value-type="string">
            <text:p>08053005</text:p>
          </table:table-cell>
          <table:table-cell table:style-name="ce8" office:value-type="string" calcext:value-type="string">
            <text:p>a8053005</text:p>
          </table:table-cell>
          <table:table-cell table:style-name="ce8" office:value-type="string" calcext:value-type="string">
            <text:p>ies-castelldelquer-prats</text:p>
          </table:table-cell>
          <table:table-cell table:style-name="ce8" office:value-type="string" calcext:value-type="string">
            <text:p>Institut Castell del Quer</text:p>
          </table:table-cell>
          <table:table-cell table:number-columns-repeated="986"/>
        </table:table-row>
        <table:table-row table:style-name="ro1">
          <table:table-cell table:formula="of:=&quot;&quot; &amp; CHAR(CODE([.B950])-49) &amp; MID([.B950];2;7)" office:value-type="string" office:string-value="08053017" calcext:value-type="string">
            <text:p>08053017</text:p>
          </table:table-cell>
          <table:table-cell table:style-name="ce8" office:value-type="string" calcext:value-type="string">
            <text:p>a8053017</text:p>
          </table:table-cell>
          <table:table-cell table:style-name="ce8" office:value-type="string" calcext:value-type="string">
            <text:p>ies-valeriapujol</text:p>
          </table:table-cell>
          <table:table-cell table:style-name="ce8" office:value-type="string" calcext:value-type="string">
            <text:p>Institut Valerià Pujol i Bosch</text:p>
          </table:table-cell>
          <table:table-cell table:number-columns-repeated="986"/>
        </table:table-row>
        <table:table-row table:style-name="ro1">
          <table:table-cell table:formula="of:=&quot;&quot; &amp; CHAR(CODE([.B951])-49) &amp; MID([.B951];2;7)" office:value-type="string" office:string-value="08053029" calcext:value-type="string">
            <text:p>08053029</text:p>
          </table:table-cell>
          <table:table-cell table:style-name="ce8" office:value-type="string" calcext:value-type="string">
            <text:p>a8053029</text:p>
          </table:table-cell>
          <table:table-cell table:style-name="ce8" office:value-type="string" calcext:value-type="string">
            <text:p>eoibadalona</text:p>
          </table:table-cell>
          <table:table-cell table:style-name="ce8" office:value-type="string" calcext:value-type="string">
            <text:p>EOI Badalona</text:p>
          </table:table-cell>
          <table:table-cell table:number-columns-repeated="986"/>
        </table:table-row>
        <table:table-row table:style-name="ro1">
          <table:table-cell table:formula="of:=&quot;&quot; &amp; CHAR(CODE([.B952])-49) &amp; MID([.B952];2;7)" office:value-type="string" office:string-value="08053030" calcext:value-type="string">
            <text:p>08053030</text:p>
          </table:table-cell>
          <table:table-cell table:style-name="ce8" office:value-type="string" calcext:value-type="string">
            <text:p>a8053030</text:p>
          </table:table-cell>
          <table:table-cell table:style-name="ce8" office:value-type="string" calcext:value-type="string">
            <text:p>ieslaroca</text:p>
          </table:table-cell>
          <table:table-cell table:style-name="ce8" office:value-type="string" calcext:value-type="string">
            <text:p>Institut de la Roca del Vallès</text:p>
          </table:table-cell>
          <table:table-cell table:number-columns-repeated="986"/>
        </table:table-row>
        <table:table-row table:style-name="ro1">
          <table:table-cell table:formula="of:=&quot;&quot; &amp; CHAR(CODE([.B953])-49) &amp; MID([.B953];2;7)" office:value-type="string" office:string-value="08053054" calcext:value-type="string">
            <text:p>08053054</text:p>
          </table:table-cell>
          <table:table-cell table:style-name="ce8" office:value-type="string" calcext:value-type="string">
            <text:p>a8053054</text:p>
          </table:table-cell>
          <table:table-cell table:style-name="ce8" office:value-type="string" calcext:value-type="string">
            <text:p>iesgerbert</text:p>
          </table:table-cell>
          <table:table-cell table:style-name="ce8" office:value-type="string" calcext:value-type="string">
            <text:p>Institut Gerbert d'Aurillac</text:p>
          </table:table-cell>
          <table:table-cell table:number-columns-repeated="986"/>
        </table:table-row>
        <table:table-row table:style-name="ro1">
          <table:table-cell table:formula="of:=&quot;&quot; &amp; CHAR(CODE([.B954])-49) &amp; MID([.B954];2;7)" office:value-type="string" office:string-value="08053078" calcext:value-type="string">
            <text:p>08053078</text:p>
          </table:table-cell>
          <table:table-cell table:style-name="ce8" office:value-type="string" calcext:value-type="string">
            <text:p>a8053078</text:p>
          </table:table-cell>
          <table:table-cell table:style-name="ce8" office:value-type="string" calcext:value-type="string">
            <text:p>iesnumancia</text:p>
          </table:table-cell>
          <table:table-cell table:style-name="ce8" office:value-type="string" calcext:value-type="string">
            <text:p>Institut Numància</text:p>
          </table:table-cell>
          <table:table-cell table:number-columns-repeated="986"/>
        </table:table-row>
        <table:table-row table:style-name="ro1">
          <table:table-cell table:formula="of:=&quot;&quot; &amp; CHAR(CODE([.B955])-49) &amp; MID([.B955];2;7)" office:value-type="string" office:string-value="08053091" calcext:value-type="string">
            <text:p>08053091</text:p>
          </table:table-cell>
          <table:table-cell table:style-name="ce8" office:value-type="string" calcext:value-type="string">
            <text:p>a8053091</text:p>
          </table:table-cell>
          <table:table-cell table:style-name="ce8" office:value-type="string" calcext:value-type="string">
            <text:p>ieselfoix</text:p>
          </table:table-cell>
          <table:table-cell table:style-name="ce8" office:value-type="string" calcext:value-type="string">
            <text:p>Institut El Foix</text:p>
          </table:table-cell>
          <table:table-cell table:number-columns-repeated="986"/>
        </table:table-row>
        <table:table-row table:style-name="ro1">
          <table:table-cell table:formula="of:=&quot;&quot; &amp; CHAR(CODE([.B956])-49) &amp; MID([.B956];2;7)" office:value-type="string" office:string-value="08053108" calcext:value-type="string">
            <text:p>08053108</text:p>
          </table:table-cell>
          <table:table-cell table:style-name="ce8" office:value-type="string" calcext:value-type="string">
            <text:p>a8053108</text:p>
          </table:table-cell>
          <table:table-cell table:style-name="ce8" office:value-type="string" calcext:value-type="string">
            <text:p>iesreguissol</text:p>
          </table:table-cell>
          <table:table-cell table:style-name="ce8" office:value-type="string" calcext:value-type="string">
            <text:p>Institut Reguissol</text:p>
          </table:table-cell>
          <table:table-cell table:number-columns-repeated="986"/>
        </table:table-row>
        <table:table-row table:style-name="ro1">
          <table:table-cell table:formula="of:=&quot;&quot; &amp; CHAR(CODE([.B957])-49) &amp; MID([.B957];2;7)" office:value-type="string" office:string-value="08053121" calcext:value-type="string">
            <text:p>08053121</text:p>
          </table:table-cell>
          <table:table-cell table:style-name="ce8" office:value-type="string" calcext:value-type="string">
            <text:p>a8053121</text:p>
          </table:table-cell>
          <table:table-cell table:style-name="ce8" office:value-type="string" calcext:value-type="string">
            <text:p>instaradell</text:p>
          </table:table-cell>
          <table:table-cell table:style-name="ce8" office:value-type="string" calcext:value-type="string">
            <text:p>Institut Taradell</text:p>
          </table:table-cell>
          <table:table-cell table:number-columns-repeated="986"/>
        </table:table-row>
        <table:table-row table:style-name="ro1">
          <table:table-cell table:formula="of:=&quot;&quot; &amp; CHAR(CODE([.B958])-49) &amp; MID([.B958];2;7)" office:value-type="string" office:string-value="08053145" calcext:value-type="string">
            <text:p>08053145</text:p>
          </table:table-cell>
          <table:table-cell table:style-name="ce8" office:value-type="string" calcext:value-type="string">
            <text:p>a8053145</text:p>
          </table:table-cell>
          <table:table-cell table:style-name="ce8" office:value-type="string" calcext:value-type="string">
            <text:p>iescastellbisbal</text:p>
          </table:table-cell>
          <table:table-cell table:style-name="ce8" office:value-type="string" calcext:value-type="string">
            <text:p>Institut Castellbisbal</text:p>
          </table:table-cell>
          <table:table-cell table:number-columns-repeated="986"/>
        </table:table-row>
        <table:table-row table:style-name="ro1">
          <table:table-cell table:formula="of:=&quot;&quot; &amp; CHAR(CODE([.B959])-49) &amp; MID([.B959];2;7)" office:value-type="string" office:string-value="08053157" calcext:value-type="string">
            <text:p>08053157</text:p>
          </table:table-cell>
          <table:table-cell table:style-name="ce8" office:value-type="string" calcext:value-type="string">
            <text:p>a8053157</text:p>
          </table:table-cell>
          <table:table-cell table:style-name="ce8" office:value-type="string" calcext:value-type="string">
            <text:p>ies-gorgs</text:p>
          </table:table-cell>
          <table:table-cell table:style-name="ce8" office:value-type="string" calcext:value-type="string">
            <text:p>Institut Gorgs</text:p>
          </table:table-cell>
          <table:table-cell table:number-columns-repeated="986"/>
        </table:table-row>
        <table:table-row table:style-name="ro1">
          <table:table-cell table:formula="of:=&quot;&quot; &amp; CHAR(CODE([.B960])-49) &amp; MID([.B960];2;7)" office:value-type="string" office:string-value="08053169" calcext:value-type="string">
            <text:p>08053169</text:p>
          </table:table-cell>
          <table:table-cell table:style-name="ce8" office:value-type="string" calcext:value-type="string">
            <text:p>a8053169</text:p>
          </table:table-cell>
          <table:table-cell table:style-name="ce8" office:value-type="string" calcext:value-type="string">
            <text:p>iesmatadepera</text:p>
          </table:table-cell>
          <table:table-cell table:style-name="ce8" office:value-type="string" calcext:value-type="string">
            <text:p>Institut Matadepera</text:p>
          </table:table-cell>
          <table:table-cell table:number-columns-repeated="986"/>
        </table:table-row>
        <table:table-row table:style-name="ro1">
          <table:table-cell table:formula="of:=&quot;&quot; &amp; CHAR(CODE([.B961])-49) &amp; MID([.B961];2;7)" office:value-type="string" office:string-value="08053170" calcext:value-type="string">
            <text:p>08053170</text:p>
          </table:table-cell>
          <table:table-cell table:style-name="ce8" office:value-type="string" calcext:value-type="string">
            <text:p>a8053170</text:p>
          </table:table-cell>
          <table:table-cell table:style-name="ce8" office:value-type="string" calcext:value-type="string">
            <text:p>iespolinya</text:p>
          </table:table-cell>
          <table:table-cell table:style-name="ce8" office:value-type="string" calcext:value-type="string">
            <text:p>Institut Polinyà</text:p>
          </table:table-cell>
          <table:table-cell table:number-columns-repeated="986"/>
        </table:table-row>
        <table:table-row table:style-name="ro1">
          <table:table-cell table:formula="of:=&quot;&quot; &amp; CHAR(CODE([.B962])-49) &amp; MID([.B962];2;7)" office:value-type="string" office:string-value="08053182" calcext:value-type="string">
            <text:p>08053182</text:p>
          </table:table-cell>
          <table:table-cell table:style-name="ce8" office:value-type="string" calcext:value-type="string">
            <text:p>a8053182</text:p>
          </table:table-cell>
          <table:table-cell table:style-name="ce8" office:value-type="string" calcext:value-type="string">
            <text:p>iesserreta</text:p>
          </table:table-cell>
          <table:table-cell table:style-name="ce8" office:value-type="string" calcext:value-type="string">
            <text:p>Institut La Serreta</text:p>
          </table:table-cell>
          <table:table-cell table:number-columns-repeated="986"/>
        </table:table-row>
        <table:table-row table:style-name="ro1">
          <table:table-cell table:formula="of:=&quot;&quot; &amp; CHAR(CODE([.B963])-49) &amp; MID([.B963];2;7)" office:value-type="string" office:string-value="08053194" calcext:value-type="string">
            <text:p>08053194</text:p>
          </table:table-cell>
          <table:table-cell table:style-name="ce8" office:value-type="string" calcext:value-type="string">
            <text:p>a8053194</text:p>
          </table:table-cell>
          <table:table-cell table:style-name="ce8" office:value-type="string" calcext:value-type="string">
            <text:p>eoiterrassa</text:p>
          </table:table-cell>
          <table:table-cell table:style-name="ce8" office:value-type="string" calcext:value-type="string">
            <text:p>EOI de Terrassa</text:p>
          </table:table-cell>
          <table:table-cell table:number-columns-repeated="986"/>
        </table:table-row>
        <table:table-row table:style-name="ro1">
          <table:table-cell table:formula="of:=&quot;&quot; &amp; CHAR(CODE([.B964])-49) &amp; MID([.B964];2;7)" office:value-type="string" office:string-value="08053200" calcext:value-type="string">
            <text:p>08053200</text:p>
          </table:table-cell>
          <table:table-cell table:style-name="ce8" office:value-type="string" calcext:value-type="string">
            <text:p>a8053200</text:p>
          </table:table-cell>
          <table:table-cell table:style-name="ce8" office:value-type="string" calcext:value-type="string">
            <text:p>iesmiquelcrusafont</text:p>
          </table:table-cell>
          <table:table-cell table:style-name="ce8" office:value-type="string" calcext:value-type="string">
            <text:p>Institut Miquel Crusafont i Pairó</text:p>
          </table:table-cell>
          <table:table-cell table:number-columns-repeated="986"/>
        </table:table-row>
        <table:table-row table:style-name="ro1">
          <table:table-cell table:formula="of:=&quot;&quot; &amp; CHAR(CODE([.B965])-49) &amp; MID([.B965];2;7)" office:value-type="string" office:string-value="08053212" calcext:value-type="string">
            <text:p>08053212</text:p>
          </table:table-cell>
          <table:table-cell table:style-name="ce8" office:value-type="string" calcext:value-type="string">
            <text:p>a8053212</text:p>
          </table:table-cell>
          <table:table-cell table:style-name="ce8" office:value-type="string" calcext:value-type="string">
            <text:p>iesjonqueres</text:p>
          </table:table-cell>
          <table:table-cell table:style-name="ce8" office:value-type="string" calcext:value-type="string">
            <text:p>Institut Jonqueres</text:p>
          </table:table-cell>
          <table:table-cell table:number-columns-repeated="986"/>
        </table:table-row>
        <table:table-row table:style-name="ro1">
          <table:table-cell table:formula="of:=&quot;&quot; &amp; CHAR(CODE([.B966])-49) &amp; MID([.B966];2;7)" office:value-type="string" office:string-value="08053224" calcext:value-type="string">
            <text:p>08053224</text:p>
          </table:table-cell>
          <table:table-cell table:style-name="ce8" office:value-type="string" calcext:value-type="string">
            <text:p>a8053224</text:p>
          </table:table-cell>
          <table:table-cell table:style-name="ce8" office:value-type="string" calcext:value-type="string">
            <text:p>ieslestermes</text:p>
          </table:table-cell>
          <table:table-cell table:style-name="ce8" office:value-type="string" calcext:value-type="string">
            <text:p>Institut Les Termes</text:p>
          </table:table-cell>
          <table:table-cell table:number-columns-repeated="986"/>
        </table:table-row>
        <table:table-row table:style-name="ro1">
          <table:table-cell table:formula="of:=&quot;&quot; &amp; CHAR(CODE([.B967])-49) &amp; MID([.B967];2;7)" office:value-type="string" office:string-value="08053248" calcext:value-type="string">
            <text:p>08053248</text:p>
          </table:table-cell>
          <table:table-cell table:style-name="ce8" office:value-type="string" calcext:value-type="string">
            <text:p>a8053248</text:p>
          </table:table-cell>
          <table:table-cell table:style-name="ce8" office:value-type="string" calcext:value-type="string">
            <text:p>iessentmenat</text:p>
          </table:table-cell>
          <table:table-cell table:style-name="ce8" office:value-type="string" calcext:value-type="string">
            <text:p>Institut de Sentmenat</text:p>
          </table:table-cell>
          <table:table-cell table:number-columns-repeated="986"/>
        </table:table-row>
        <table:table-row table:style-name="ro1">
          <table:table-cell table:formula="of:=&quot;&quot; &amp; CHAR(CODE([.B968])-49) &amp; MID([.B968];2;7)" office:value-type="string" office:string-value="08053251" calcext:value-type="string">
            <text:p>08053251</text:p>
          </table:table-cell>
          <table:table-cell table:style-name="ce8" office:value-type="string" calcext:value-type="string">
            <text:p>a8053251</text:p>
          </table:table-cell>
          <table:table-cell table:style-name="ce8" office:value-type="string" calcext:value-type="string">
            <text:p>inscavallbernat</text:p>
          </table:table-cell>
          <table:table-cell table:style-name="ce8" office:value-type="string" calcext:value-type="string">
            <text:p>Institut Cavall Bernat</text:p>
          </table:table-cell>
          <table:table-cell table:number-columns-repeated="986"/>
        </table:table-row>
        <table:table-row table:style-name="ro1">
          <table:table-cell table:formula="of:=&quot;&quot; &amp; CHAR(CODE([.B969])-49) &amp; MID([.B969];2;7)" office:value-type="string" office:string-value="08053261" calcext:value-type="string">
            <text:p>08053261</text:p>
          </table:table-cell>
          <table:table-cell table:style-name="ce8" office:value-type="string" calcext:value-type="string">
            <text:p>a8053261</text:p>
          </table:table-cell>
          <table:table-cell table:style-name="ce8" office:value-type="string" calcext:value-type="string">
            <text:p>ies-viladecavalls</text:p>
          </table:table-cell>
          <table:table-cell table:style-name="ce8" office:value-type="string" calcext:value-type="string">
            <text:p>Institut de Viladecavalls</text:p>
          </table:table-cell>
          <table:table-cell table:number-columns-repeated="986"/>
        </table:table-row>
        <table:table-row table:style-name="ro1">
          <table:table-cell table:formula="of:=&quot;&quot; &amp; CHAR(CODE([.B970])-49) &amp; MID([.B970];2;7)" office:value-type="string" office:string-value="08053285" calcext:value-type="string">
            <text:p>08053285</text:p>
          </table:table-cell>
          <table:table-cell table:style-name="ce8" office:value-type="string" calcext:value-type="string">
            <text:p>a8053285</text:p>
          </table:table-cell>
          <table:table-cell table:style-name="ce8" office:value-type="string" calcext:value-type="string">
            <text:p>ieselcastell</text:p>
          </table:table-cell>
          <table:table-cell table:style-name="ce8" office:value-type="string" calcext:value-type="string">
            <text:p>Institut El Castell</text:p>
          </table:table-cell>
          <table:table-cell table:number-columns-repeated="986"/>
        </table:table-row>
        <table:table-row table:style-name="ro1">
          <table:table-cell table:formula="of:=&quot;&quot; &amp; CHAR(CODE([.B971])-49) &amp; MID([.B971];2;7)" office:value-type="string" office:string-value="08053297" calcext:value-type="string">
            <text:p>08053297</text:p>
          </table:table-cell>
          <table:table-cell table:style-name="ce8" office:value-type="string" calcext:value-type="string">
            <text:p>a8053297</text:p>
          </table:table-cell>
          <table:table-cell table:style-name="ce8" office:value-type="string" calcext:value-type="string">
            <text:p>ies-palleja</text:p>
          </table:table-cell>
          <table:table-cell table:style-name="ce8" office:value-type="string" calcext:value-type="string">
            <text:p>Institut de Pallejà</text:p>
          </table:table-cell>
          <table:table-cell table:number-columns-repeated="986"/>
        </table:table-row>
        <table:table-row table:style-name="ro1">
          <table:table-cell table:formula="of:=&quot;&quot; &amp; CHAR(CODE([.B972])-49) &amp; MID([.B972];2;7)" office:value-type="string" office:string-value="08053315" calcext:value-type="string">
            <text:p>08053315</text:p>
          </table:table-cell>
          <table:table-cell table:style-name="ce8" office:value-type="string" calcext:value-type="string">
            <text:p>a8053315</text:p>
          </table:table-cell>
          <table:table-cell table:style-name="ce8" office:value-type="string" calcext:value-type="string">
            <text:p>iesmontserratroig-santandreu</text:p>
          </table:table-cell>
          <table:table-cell table:style-name="ce8" office:value-type="string" calcext:value-type="string">
            <text:p>Institut Montserrat Roig</text:p>
          </table:table-cell>
          <table:table-cell table:number-columns-repeated="986"/>
        </table:table-row>
        <table:table-row table:style-name="ro1">
          <table:table-cell table:formula="of:=&quot;&quot; &amp; CHAR(CODE([.B973])-49) &amp; MID([.B973];2;7)" office:value-type="string" office:string-value="08053340" calcext:value-type="string">
            <text:p>08053340</text:p>
          </table:table-cell>
          <table:table-cell table:style-name="ce8" office:value-type="string" calcext:value-type="string">
            <text:p>a8053340</text:p>
          </table:table-cell>
          <table:table-cell table:style-name="ce8" office:value-type="string" calcext:value-type="string">
            <text:p>iesgabrielamistral</text:p>
          </table:table-cell>
          <table:table-cell table:style-name="ce8" office:value-type="string" calcext:value-type="string">
            <text:p>Institut Gabriela Mistral</text:p>
          </table:table-cell>
          <table:table-cell table:number-columns-repeated="986"/>
        </table:table-row>
        <table:table-row table:style-name="ro1">
          <table:table-cell table:formula="of:=&quot;&quot; &amp; CHAR(CODE([.B974])-49) &amp; MID([.B974];2;7)" office:value-type="string" office:string-value="08053352" calcext:value-type="string">
            <text:p>08053352</text:p>
          </table:table-cell>
          <table:table-cell table:style-name="ce8" office:value-type="string" calcext:value-type="string">
            <text:p>a8053352</text:p>
          </table:table-cell>
          <table:table-cell table:style-name="ce8" office:value-type="string" calcext:value-type="string">
            <text:p>iesmontbui</text:p>
          </table:table-cell>
          <table:table-cell table:style-name="ce8" office:value-type="string" calcext:value-type="string">
            <text:p>Institut Montbui</text:p>
          </table:table-cell>
          <table:table-cell table:number-columns-repeated="986"/>
        </table:table-row>
        <table:table-row table:style-name="ro1">
          <table:table-cell table:formula="of:=&quot;&quot; &amp; CHAR(CODE([.B975])-49) &amp; MID([.B975];2;7)" office:value-type="string" office:string-value="08053364" calcext:value-type="string">
            <text:p>08053364</text:p>
          </table:table-cell>
          <table:table-cell table:style-name="ce8" office:value-type="string" calcext:value-type="string">
            <text:p>a8053364</text:p>
          </table:table-cell>
          <table:table-cell table:style-name="ce8" office:value-type="string" calcext:value-type="string">
            <text:p>institutmestres</text:p>
          </table:table-cell>
          <table:table-cell table:style-name="ce8" office:value-type="string" calcext:value-type="string">
            <text:p>Institut Josep Mestres i Busquets</text:p>
          </table:table-cell>
          <table:table-cell table:number-columns-repeated="986"/>
        </table:table-row>
        <table:table-row table:style-name="ro1">
          <table:table-cell table:formula="of:=&quot;&quot; &amp; CHAR(CODE([.B976])-49) &amp; MID([.B976];2;7)" office:value-type="string" office:string-value="08053391" calcext:value-type="string">
            <text:p>08053391</text:p>
          </table:table-cell>
          <table:table-cell table:style-name="ce8" office:value-type="string" calcext:value-type="string">
            <text:p>a8053391</text:p>
          </table:table-cell>
          <table:table-cell table:style-name="ce8" office:value-type="string" calcext:value-type="string">
            <text:p>ceiplledoner</text:p>
          </table:table-cell>
          <table:table-cell table:style-name="ce8" office:value-type="string" calcext:value-type="string">
            <text:p>Escola Lledoner</text:p>
          </table:table-cell>
          <table:table-cell table:number-columns-repeated="986"/>
        </table:table-row>
        <table:table-row table:style-name="ro1">
          <table:table-cell table:formula="of:=&quot;&quot; &amp; CHAR(CODE([.B977])-49) &amp; MID([.B977];2;7)" office:value-type="string" office:string-value="08053406" calcext:value-type="string">
            <text:p>08053406</text:p>
          </table:table-cell>
          <table:table-cell table:style-name="ce8" office:value-type="string" calcext:value-type="string">
            <text:p>a8053406</text:p>
          </table:table-cell>
          <table:table-cell table:style-name="ce8" office:value-type="string" calcext:value-type="string">
            <text:p>ceipcanbesora</text:p>
          </table:table-cell>
          <table:table-cell table:style-name="ce8" office:value-type="string" calcext:value-type="string">
            <text:p>Escola Can Besora</text:p>
          </table:table-cell>
          <table:table-cell table:number-columns-repeated="986"/>
        </table:table-row>
        <table:table-row table:style-name="ro1">
          <table:table-cell table:formula="of:=&quot;&quot; &amp; CHAR(CODE([.B978])-49) &amp; MID([.B978];2;7)" office:value-type="string" office:string-value="08053418" calcext:value-type="string">
            <text:p>08053418</text:p>
          </table:table-cell>
          <table:table-cell table:style-name="ce8" office:value-type="string" calcext:value-type="string">
            <text:p>a8053418</text:p>
          </table:table-cell>
          <table:table-cell table:style-name="ce8" office:value-type="string" calcext:value-type="string">
            <text:p>ceipelmorsell</text:p>
          </table:table-cell>
          <table:table-cell table:style-name="ce8" office:value-type="string" calcext:value-type="string">
            <text:p>Escola El Morsell</text:p>
          </table:table-cell>
          <table:table-cell table:number-columns-repeated="986"/>
        </table:table-row>
        <table:table-row table:style-name="ro1">
          <table:table-cell table:formula="of:=&quot;&quot; &amp; CHAR(CODE([.B979])-49) &amp; MID([.B979];2;7)" office:value-type="string" office:string-value="08053421" calcext:value-type="string">
            <text:p>08053421</text:p>
          </table:table-cell>
          <table:table-cell table:style-name="ce8" office:value-type="string" calcext:value-type="string">
            <text:p>a8053421</text:p>
          </table:table-cell>
          <table:table-cell table:style-name="ce8" office:value-type="string" calcext:value-type="string">
            <text:p>escola-aloc-pineda</text:p>
          </table:table-cell>
          <table:table-cell table:style-name="ce8" office:value-type="string" calcext:value-type="string">
            <text:p>Escola Aloc</text:p>
          </table:table-cell>
          <table:table-cell table:number-columns-repeated="986"/>
        </table:table-row>
        <table:table-row table:style-name="ro1">
          <table:table-cell table:formula="of:=&quot;&quot; &amp; CHAR(CODE([.B980])-49) &amp; MID([.B980];2;7)" office:value-type="string" office:string-value="08053431" calcext:value-type="string">
            <text:p>08053431</text:p>
          </table:table-cell>
          <table:table-cell table:style-name="ce8" office:value-type="string" calcext:value-type="string">
            <text:p>a8053431</text:p>
          </table:table-cell>
          <table:table-cell table:style-name="ce8" office:value-type="string" calcext:value-type="string">
            <text:p>escolaelrouredepontons</text:p>
          </table:table-cell>
          <table:table-cell table:style-name="ce8" office:value-type="string" calcext:value-type="string">
            <text:p>Escola El Roure</text:p>
          </table:table-cell>
          <table:table-cell table:number-columns-repeated="986"/>
        </table:table-row>
        <table:table-row table:style-name="ro1">
          <table:table-cell table:formula="of:=&quot;&quot; &amp; CHAR(CODE([.B981])-49) &amp; MID([.B981];2;7)" office:value-type="string" office:string-value="08053455" calcext:value-type="string">
            <text:p>08053455</text:p>
          </table:table-cell>
          <table:table-cell table:style-name="ce8" office:value-type="string" calcext:value-type="string">
            <text:p>a8053455</text:p>
          </table:table-cell>
          <table:table-cell table:style-name="ce8" office:value-type="string" calcext:value-type="string">
            <text:p>lesaigues</text:p>
          </table:table-cell>
          <table:table-cell table:style-name="ce8" office:value-type="string" calcext:value-type="string">
            <text:p>Escola Les Aigües</text:p>
          </table:table-cell>
          <table:table-cell table:number-columns-repeated="986"/>
        </table:table-row>
        <table:table-row table:style-name="ro1">
          <table:table-cell table:formula="of:=&quot;&quot; &amp; CHAR(CODE([.B982])-49) &amp; MID([.B982];2;7)" office:value-type="string" office:string-value="08053467" calcext:value-type="string">
            <text:p>08053467</text:p>
          </table:table-cell>
          <table:table-cell table:style-name="ce8" office:value-type="string" calcext:value-type="string">
            <text:p>a8053467</text:p>
          </table:table-cell>
          <table:table-cell table:style-name="ce8" office:value-type="string" calcext:value-type="string">
            <text:p>escolapalau</text:p>
          </table:table-cell>
          <table:table-cell table:style-name="ce8" office:value-type="string" calcext:value-type="string">
            <text:p>Escola Palau</text:p>
          </table:table-cell>
          <table:table-cell table:number-columns-repeated="986"/>
        </table:table-row>
        <table:table-row table:style-name="ro1">
          <table:table-cell table:formula="of:=&quot;&quot; &amp; CHAR(CODE([.B983])-49) &amp; MID([.B983];2;7)" office:value-type="string" office:string-value="08053492" calcext:value-type="string">
            <text:p>08053492</text:p>
          </table:table-cell>
          <table:table-cell table:style-name="ce8" office:value-type="string" calcext:value-type="string">
            <text:p>a8053492</text:p>
          </table:table-cell>
          <table:table-cell table:style-name="ce8" office:value-type="string" calcext:value-type="string">
            <text:p>ceipteresaclaramunt</text:p>
          </table:table-cell>
          <table:table-cell table:style-name="ce8" office:value-type="string" calcext:value-type="string">
            <text:p>Escola Teresa Claramunt</text:p>
          </table:table-cell>
          <table:table-cell table:number-columns-repeated="986"/>
        </table:table-row>
        <table:table-row table:style-name="ro1">
          <table:table-cell table:formula="of:=&quot;&quot; &amp; CHAR(CODE([.B984])-49) &amp; MID([.B984];2;7)" office:value-type="string" office:string-value="08053510" calcext:value-type="string">
            <text:p>08053510</text:p>
          </table:table-cell>
          <table:table-cell table:style-name="ce8" office:value-type="string" calcext:value-type="string">
            <text:p>a8053510</text:p>
          </table:table-cell>
          <table:table-cell table:style-name="ce8" office:value-type="string" calcext:value-type="string">
            <text:p>ceippuigdagulles</text:p>
          </table:table-cell>
          <table:table-cell table:style-name="ce8" office:value-type="string" calcext:value-type="string">
            <text:p>Escola Puig d'Agulles</text:p>
          </table:table-cell>
          <table:table-cell table:number-columns-repeated="986"/>
        </table:table-row>
        <table:table-row table:style-name="ro1">
          <table:table-cell table:formula="of:=&quot;&quot; &amp; CHAR(CODE([.B985])-49) &amp; MID([.B985];2;7)" office:value-type="string" office:string-value="08053522" calcext:value-type="string">
            <text:p>08053522</text:p>
          </table:table-cell>
          <table:table-cell table:style-name="ce8" office:value-type="string" calcext:value-type="string">
            <text:p>a8053522</text:p>
          </table:table-cell>
          <table:table-cell table:style-name="ce8" office:value-type="string" calcext:value-type="string">
            <text:p>ceip-laginesta-vallirana</text:p>
          </table:table-cell>
          <table:table-cell table:style-name="ce8" office:value-type="string" calcext:value-type="string">
            <text:p>Escola La Ginesta</text:p>
          </table:table-cell>
          <table:table-cell table:number-columns-repeated="986"/>
        </table:table-row>
        <table:table-row table:style-name="ro1">
          <table:table-cell table:formula="of:=&quot;&quot; &amp; CHAR(CODE([.B986])-49) &amp; MID([.B986];2;7)" office:value-type="string" office:string-value="08053571" calcext:value-type="string">
            <text:p>08053571</text:p>
          </table:table-cell>
          <table:table-cell table:style-name="ce8" office:value-type="string" calcext:value-type="string">
            <text:p>a8053571</text:p>
          </table:table-cell>
          <table:table-cell table:style-name="ce8" office:value-type="string" calcext:value-type="string">
            <text:p>ieaoriolmartorell</text:p>
          </table:table-cell>
          <table:table-cell table:style-name="ce8" office:value-type="string" calcext:value-type="string">
            <text:p>CEPA Oriol Martorell</text:p>
          </table:table-cell>
          <table:table-cell table:number-columns-repeated="986"/>
        </table:table-row>
        <table:table-row table:style-name="ro1">
          <table:table-cell table:formula="of:=&quot;&quot; &amp; CHAR(CODE([.B987])-49) &amp; MID([.B987];2;7)" office:value-type="string" office:string-value="08053601" calcext:value-type="string">
            <text:p>08053601</text:p>
          </table:table-cell>
          <table:table-cell table:style-name="ce8" office:value-type="string" calcext:value-type="string">
            <text:p>a8053601</text:p>
          </table:table-cell>
          <table:table-cell table:style-name="ce8" office:value-type="string" calcext:value-type="string">
            <text:p>esclolaangladamartorell</text:p>
          </table:table-cell>
          <table:table-cell table:style-name="ce8" office:value-type="string" calcext:value-type="string">
            <text:p>Escola Lola Anglada</text:p>
          </table:table-cell>
          <table:table-cell table:number-columns-repeated="986"/>
        </table:table-row>
        <table:table-row table:style-name="ro1">
          <table:table-cell table:formula="of:=&quot;&quot; &amp; CHAR(CODE([.B988])-49) &amp; MID([.B988];2;7)" office:value-type="string" office:string-value="08053662" calcext:value-type="string">
            <text:p>08053662</text:p>
          </table:table-cell>
          <table:table-cell table:style-name="ce8" office:value-type="string" calcext:value-type="string">
            <text:p>a8053662</text:p>
          </table:table-cell>
          <table:table-cell table:style-name="ce8" office:value-type="string" calcext:value-type="string">
            <text:p>escola-elbrot</text:p>
          </table:table-cell>
          <table:table-cell table:style-name="ce8" office:value-type="string" calcext:value-type="string">
            <text:p>CEE El Brot</text:p>
          </table:table-cell>
          <table:table-cell table:number-columns-repeated="986"/>
        </table:table-row>
        <table:table-row table:style-name="ro1">
          <table:table-cell table:formula="of:=&quot;&quot; &amp; CHAR(CODE([.B989])-49) &amp; MID([.B989];2;7)" office:value-type="string" office:string-value="08054022" calcext:value-type="string">
            <text:p>08054022</text:p>
          </table:table-cell>
          <table:table-cell table:style-name="ce8" office:value-type="string" calcext:value-type="string">
            <text:p>a8054022</text:p>
          </table:table-cell>
          <table:table-cell table:style-name="ce8" office:value-type="string" calcext:value-type="string">
            <text:p>ceip-marinada-barcelona</text:p>
          </table:table-cell>
          <table:table-cell table:style-name="ce8" office:value-type="string" calcext:value-type="string">
            <text:p>Escola Marinada</text:p>
          </table:table-cell>
          <table:table-cell table:number-columns-repeated="986"/>
        </table:table-row>
        <table:table-row table:style-name="ro1">
          <table:table-cell table:formula="of:=&quot;&quot; &amp; CHAR(CODE([.B990])-49) &amp; MID([.B990];2;7)" office:value-type="string" office:string-value="08054034" calcext:value-type="string">
            <text:p>08054034</text:p>
          </table:table-cell>
          <table:table-cell table:style-name="ce8" office:value-type="string" calcext:value-type="string">
            <text:p>a8054034</text:p>
          </table:table-cell>
          <table:table-cell table:style-name="ce8" office:value-type="string" calcext:value-type="string">
            <text:p>iesgallecs</text:p>
          </table:table-cell>
          <table:table-cell table:style-name="ce8" office:value-type="string" calcext:value-type="string">
            <text:p>Institut Gallecs</text:p>
          </table:table-cell>
          <table:table-cell table:number-columns-repeated="986"/>
        </table:table-row>
        <table:table-row table:style-name="ro1">
          <table:table-cell table:formula="of:=&quot;&quot; &amp; CHAR(CODE([.B991])-49) &amp; MID([.B991];2;7)" office:value-type="string" office:string-value="08054058" calcext:value-type="string">
            <text:p>08054058</text:p>
          </table:table-cell>
          <table:table-cell table:style-name="ce8" office:value-type="string" calcext:value-type="string">
            <text:p>a8054058</text:p>
          </table:table-cell>
          <table:table-cell table:style-name="ce8" office:value-type="string" calcext:value-type="string">
            <text:p>ceip-torremiranda-cornella</text:p>
          </table:table-cell>
          <table:table-cell table:style-name="ce8" office:value-type="string" calcext:value-type="string">
            <text:p>Escola Torre de la Miranda</text:p>
          </table:table-cell>
          <table:table-cell table:number-columns-repeated="986"/>
        </table:table-row>
        <table:table-row table:style-name="ro1">
          <table:table-cell table:formula="of:=&quot;&quot; &amp; CHAR(CODE([.B992])-49) &amp; MID([.B992];2;7)" office:value-type="string" office:string-value="08054061" calcext:value-type="string">
            <text:p>08054061</text:p>
          </table:table-cell>
          <table:table-cell table:style-name="ce8" office:value-type="string" calcext:value-type="string">
            <text:p>a8054061</text:p>
          </table:table-cell>
          <table:table-cell table:style-name="ce8" office:value-type="string" calcext:value-type="string">
            <text:p>escvaigalmontbaig</text:p>
          </table:table-cell>
          <table:table-cell table:style-name="ce8" office:value-type="string" calcext:value-type="string">
            <text:p>Escola Montbaig</text:p>
          </table:table-cell>
          <table:table-cell table:number-columns-repeated="986"/>
        </table:table-row>
        <table:table-row table:style-name="ro1">
          <table:table-cell table:formula="of:=&quot;&quot; &amp; CHAR(CODE([.B993])-49) &amp; MID([.B993];2;7)" office:value-type="string" office:string-value="08054113" calcext:value-type="string">
            <text:p>08054113</text:p>
          </table:table-cell>
          <table:table-cell table:style-name="ce8" office:value-type="string" calcext:value-type="string">
            <text:p>a8054113</text:p>
          </table:table-cell>
          <table:table-cell table:style-name="ce8" office:value-type="string" calcext:value-type="string">
            <text:p>ceipanxaneta</text:p>
          </table:table-cell>
          <table:table-cell table:style-name="ce8" office:value-type="string" calcext:value-type="string">
            <text:p>Escola Anxaneta</text:p>
          </table:table-cell>
          <table:table-cell table:number-columns-repeated="986"/>
        </table:table-row>
        <table:table-row table:style-name="ro1">
          <table:table-cell table:formula="of:=&quot;&quot; &amp; CHAR(CODE([.B994])-49) &amp; MID([.B994];2;7)" office:value-type="string" office:string-value="08054174" calcext:value-type="string">
            <text:p>08054174</text:p>
          </table:table-cell>
          <table:table-cell table:style-name="ce8" office:value-type="string" calcext:value-type="string">
            <text:p>a8054174</text:p>
          </table:table-cell>
          <table:table-cell table:style-name="ce8" office:value-type="string" calcext:value-type="string">
            <text:p>ieslaribera</text:p>
          </table:table-cell>
          <table:table-cell table:style-name="ce8" office:value-type="string" calcext:value-type="string">
            <text:p>Institut La Ribera</text:p>
          </table:table-cell>
          <table:table-cell table:number-columns-repeated="986"/>
        </table:table-row>
        <table:table-row table:style-name="ro1">
          <table:table-cell table:formula="of:=&quot;&quot; &amp; CHAR(CODE([.B995])-49) &amp; MID([.B995];2;7)" office:value-type="string" office:string-value="08054186" calcext:value-type="string">
            <text:p>08054186</text:p>
          </table:table-cell>
          <table:table-cell table:style-name="ce8" office:value-type="string" calcext:value-type="string">
            <text:p>a8054186</text:p>
          </table:table-cell>
          <table:table-cell table:style-name="ce8" office:value-type="string" calcext:value-type="string">
            <text:p>iescanmas</text:p>
          </table:table-cell>
          <table:table-cell table:style-name="ce8" office:value-type="string" calcext:value-type="string">
            <text:p>Institut Can Mas</text:p>
          </table:table-cell>
          <table:table-cell table:number-columns-repeated="986"/>
        </table:table-row>
        <table:table-row table:style-name="ro1">
          <table:table-cell table:formula="of:=&quot;&quot; &amp; CHAR(CODE([.B996])-49) &amp; MID([.B996];2;7)" office:value-type="string" office:string-value="08054198" calcext:value-type="string">
            <text:p>08054198</text:p>
          </table:table-cell>
          <table:table-cell table:style-name="ce8" office:value-type="string" calcext:value-type="string">
            <text:p>a8054198</text:p>
          </table:table-cell>
          <table:table-cell table:style-name="ce8" office:value-type="string" calcext:value-type="string">
            <text:p>iesestany</text:p>
          </table:table-cell>
          <table:table-cell table:style-name="ce8" office:value-type="string" calcext:value-type="string">
            <text:p>Institut Estany de la Ricarda</text:p>
          </table:table-cell>
          <table:table-cell table:number-columns-repeated="986"/>
        </table:table-row>
        <table:table-row table:style-name="ro1">
          <table:table-cell table:formula="of:=&quot;&quot; &amp; CHAR(CODE([.B997])-49) &amp; MID([.B997];2;7)" office:value-type="string" office:string-value="08054228" calcext:value-type="string">
            <text:p>08054228</text:p>
          </table:table-cell>
          <table:table-cell table:style-name="ce8" office:value-type="string" calcext:value-type="string">
            <text:p>a8054228</text:p>
          </table:table-cell>
          <table:table-cell table:style-name="ce8" office:value-type="string" calcext:value-type="string">
            <text:p>insjoanfuster</text:p>
          </table:table-cell>
          <table:table-cell table:style-name="ce8" office:value-type="string" calcext:value-type="string">
            <text:p>Institut Joan Fuster</text:p>
          </table:table-cell>
          <table:table-cell table:number-columns-repeated="986"/>
        </table:table-row>
        <table:table-row table:style-name="ro1">
          <table:table-cell table:formula="of:=&quot;&quot; &amp; CHAR(CODE([.B998])-49) &amp; MID([.B998];2;7)" office:value-type="string" office:string-value="08054277" calcext:value-type="string">
            <text:p>08054277</text:p>
          </table:table-cell>
          <table:table-cell table:style-name="ce8" office:value-type="string" calcext:value-type="string">
            <text:p>a8054277</text:p>
          </table:table-cell>
          <table:table-cell table:style-name="ce8" office:value-type="string" calcext:value-type="string">
            <text:p>iestona</text:p>
          </table:table-cell>
          <table:table-cell table:style-name="ce8" office:value-type="string" calcext:value-type="string">
            <text:p>Institut de Tona</text:p>
          </table:table-cell>
          <table:table-cell table:number-columns-repeated="986"/>
        </table:table-row>
        <table:table-row table:style-name="ro1">
          <table:table-cell table:formula="of:=&quot;&quot; &amp; CHAR(CODE([.B999])-49) &amp; MID([.B999];2;7)" office:value-type="string" office:string-value="08054289" calcext:value-type="string">
            <text:p>08054289</text:p>
          </table:table-cell>
          <table:table-cell table:style-name="ce8" office:value-type="string" calcext:value-type="string">
            <text:p>a8054289</text:p>
          </table:table-cell>
          <table:table-cell table:style-name="ce8" office:value-type="string" calcext:value-type="string">
            <text:p>ceemaregassa</text:p>
          </table:table-cell>
          <table:table-cell table:style-name="ce8" office:value-type="string" calcext:value-type="string">
            <text:p>CEE Maregassa</text:p>
          </table:table-cell>
          <table:table-cell table:number-columns-repeated="986"/>
        </table:table-row>
        <table:table-row table:style-name="ro1">
          <table:table-cell table:formula="of:=&quot;&quot; &amp; CHAR(CODE([.B1000])-49) &amp; MID([.B1000];2;7)" office:value-type="string" office:string-value="08054344" calcext:value-type="string">
            <text:p>08054344</text:p>
          </table:table-cell>
          <table:table-cell table:style-name="ce8" office:value-type="string" calcext:value-type="string">
            <text:p>a8054344</text:p>
          </table:table-cell>
          <table:table-cell table:style-name="ce8" office:value-type="string" calcext:value-type="string">
            <text:p>eoiesplugues</text:p>
          </table:table-cell>
          <table:table-cell table:style-name="ce8" office:value-type="string" calcext:value-type="string">
            <text:p>EOI Esplugues</text:p>
          </table:table-cell>
          <table:table-cell table:number-columns-repeated="986"/>
        </table:table-row>
        <table:table-row table:style-name="ro1">
          <table:table-cell table:formula="of:=&quot;&quot; &amp; CHAR(CODE([.B1001])-49) &amp; MID([.B1001];2;7)" office:value-type="string" office:string-value="08054368" calcext:value-type="string">
            <text:p>08054368</text:p>
          </table:table-cell>
          <table:table-cell table:style-name="ce8" office:value-type="string" calcext:value-type="string">
            <text:p>a8054368</text:p>
          </table:table-cell>
          <table:table-cell table:style-name="ce8" office:value-type="string" calcext:value-type="string">
            <text:p>cee-canoriol</text:p>
          </table:table-cell>
          <table:table-cell table:style-name="ce8" office:value-type="string" calcext:value-type="string">
            <text:p>CEE Ca n'Oriol</text:p>
          </table:table-cell>
          <table:table-cell table:number-columns-repeated="986"/>
        </table:table-row>
        <table:table-row table:style-name="ro1">
          <table:table-cell table:formula="of:=&quot;&quot; &amp; CHAR(CODE([.B1002])-49) &amp; MID([.B1002];2;7)" office:value-type="string" office:string-value="08054401" calcext:value-type="string">
            <text:p>08054401</text:p>
          </table:table-cell>
          <table:table-cell table:style-name="ce8" office:value-type="string" calcext:value-type="string">
            <text:p>a8054401</text:p>
          </table:table-cell>
          <table:table-cell table:style-name="ce8" office:value-type="string" calcext:value-type="string">
            <text:p>ieselsui</text:p>
          </table:table-cell>
          <table:table-cell table:style-name="ce8" office:value-type="string" calcext:value-type="string">
            <text:p>Institut El Sui</text:p>
          </table:table-cell>
          <table:table-cell table:number-columns-repeated="986"/>
        </table:table-row>
        <table:table-row table:style-name="ro1">
          <table:table-cell table:formula="of:=&quot;&quot; &amp; CHAR(CODE([.B1003])-49) &amp; MID([.B1003];2;7)" office:value-type="string" office:string-value="08054836" calcext:value-type="string">
            <text:p>08054836</text:p>
          </table:table-cell>
          <table:table-cell table:style-name="ce8" office:value-type="string" calcext:value-type="string">
            <text:p>a8054836</text:p>
          </table:table-cell>
          <table:table-cell table:style-name="ce8" office:value-type="string" calcext:value-type="string">
            <text:p>ceip-onzedesetembre</text:p>
          </table:table-cell>
          <table:table-cell table:style-name="ce8" office:value-type="string" calcext:value-type="string">
            <text:p>Escola Onze de Setembre</text:p>
          </table:table-cell>
          <table:table-cell table:number-columns-repeated="986"/>
        </table:table-row>
        <table:table-row table:style-name="ro1">
          <table:table-cell table:formula="of:=&quot;&quot; &amp; CHAR(CODE([.B1004])-49) &amp; MID([.B1004];2;7)" office:value-type="string" office:string-value="08055002" calcext:value-type="string">
            <text:p>08055002</text:p>
          </table:table-cell>
          <table:table-cell table:style-name="ce8" office:value-type="string" calcext:value-type="string">
            <text:p>a8055002</text:p>
          </table:table-cell>
          <table:table-cell table:style-name="ce8" office:value-type="string" calcext:value-type="string">
            <text:p>cfabarrigotic</text:p>
          </table:table-cell>
          <table:table-cell table:style-name="ce8" office:value-type="string" calcext:value-type="string">
            <text:p>CFA Barri Gòtic</text:p>
          </table:table-cell>
          <table:table-cell table:number-columns-repeated="986"/>
        </table:table-row>
        <table:table-row table:style-name="ro1">
          <table:table-cell table:formula="of:=&quot;&quot; &amp; CHAR(CODE([.B1005])-49) &amp; MID([.B1005];2;7)" office:value-type="string" office:string-value="08055041" calcext:value-type="string">
            <text:p>08055041</text:p>
          </table:table-cell>
          <table:table-cell table:style-name="ce8" office:value-type="string" calcext:value-type="string">
            <text:p>a8055041</text:p>
          </table:table-cell>
          <table:table-cell table:style-name="ce8" office:value-type="string" calcext:value-type="string">
            <text:p>cfacanovelles</text:p>
          </table:table-cell>
          <table:table-cell table:style-name="ce8" office:value-type="string" calcext:value-type="string">
            <text:p>CFA Canovelles</text:p>
          </table:table-cell>
          <table:table-cell table:number-columns-repeated="986"/>
        </table:table-row>
        <table:table-row table:style-name="ro1">
          <table:table-cell table:formula="of:=&quot;&quot; &amp; CHAR(CODE([.B1006])-49) &amp; MID([.B1006];2;7)" office:value-type="string" office:string-value="08055051" calcext:value-type="string">
            <text:p>08055051</text:p>
          </table:table-cell>
          <table:table-cell table:style-name="ce8" office:value-type="string" calcext:value-type="string">
            <text:p>a8055051</text:p>
          </table:table-cell>
          <table:table-cell table:style-name="ce8" office:value-type="string" calcext:value-type="string">
            <text:p>cfacastelldefels</text:p>
          </table:table-cell>
          <table:table-cell table:style-name="ce8" office:value-type="string" calcext:value-type="string">
            <text:p>CFA Jacint Verdaguer</text:p>
          </table:table-cell>
          <table:table-cell table:number-columns-repeated="986"/>
        </table:table-row>
        <table:table-row table:style-name="ro1">
          <table:table-cell table:formula="of:=&quot;&quot; &amp; CHAR(CODE([.B1007])-49) &amp; MID([.B1007];2;7)" office:value-type="string" office:string-value="08055063" calcext:value-type="string">
            <text:p>08055063</text:p>
          </table:table-cell>
          <table:table-cell table:style-name="ce8" office:value-type="string" calcext:value-type="string">
            <text:p>a8055063</text:p>
          </table:table-cell>
          <table:table-cell table:style-name="ce8" office:value-type="string" calcext:value-type="string">
            <text:p>cfacanyelles</text:p>
          </table:table-cell>
          <table:table-cell table:style-name="ce8" office:value-type="string" calcext:value-type="string">
            <text:p>CFA Canyelles</text:p>
          </table:table-cell>
          <table:table-cell table:number-columns-repeated="986"/>
        </table:table-row>
        <table:table-row table:style-name="ro1">
          <table:table-cell table:formula="of:=&quot;&quot; &amp; CHAR(CODE([.B1008])-49) &amp; MID([.B1008];2;7)" office:value-type="string" office:string-value="08055075" calcext:value-type="string">
            <text:p>08055075</text:p>
          </table:table-cell>
          <table:table-cell table:style-name="ce8" office:value-type="string" calcext:value-type="string">
            <text:p>a8055075</text:p>
          </table:table-cell>
          <table:table-cell table:style-name="ce8" office:value-type="string" calcext:value-type="string">
            <text:p>cfatorreromeu</text:p>
          </table:table-cell>
          <table:table-cell table:style-name="ce8" office:value-type="string" calcext:value-type="string">
            <text:p>CFA Torre Romeu</text:p>
          </table:table-cell>
          <table:table-cell table:number-columns-repeated="986"/>
        </table:table-row>
        <table:table-row table:style-name="ro1">
          <table:table-cell table:formula="of:=&quot;&quot; &amp; CHAR(CODE([.B1009])-49) &amp; MID([.B1009];2;7)" office:value-type="string" office:string-value="08055105" calcext:value-type="string">
            <text:p>08055105</text:p>
          </table:table-cell>
          <table:table-cell table:style-name="ce8" office:value-type="string" calcext:value-type="string">
            <text:p>a8055105</text:p>
          </table:table-cell>
          <table:table-cell table:style-name="ce8" office:value-type="string" calcext:value-type="string">
            <text:p>ceiparraona</text:p>
          </table:table-cell>
          <table:table-cell table:style-name="ce8" office:value-type="string" calcext:value-type="string">
            <text:p>Escola Arraona</text:p>
          </table:table-cell>
          <table:table-cell table:number-columns-repeated="986"/>
        </table:table-row>
        <table:table-row table:style-name="ro1">
          <table:table-cell table:formula="of:=&quot;&quot; &amp; CHAR(CODE([.B1010])-49) &amp; MID([.B1010];2;7)" office:value-type="string" office:string-value="08055117" calcext:value-type="string">
            <text:p>08055117</text:p>
          </table:table-cell>
          <table:table-cell table:style-name="ce8" office:value-type="string" calcext:value-type="string">
            <text:p>a8055117</text:p>
          </table:table-cell>
          <table:table-cell table:style-name="ce8" office:value-type="string" calcext:value-type="string">
            <text:p>escolasantjordi</text:p>
          </table:table-cell>
          <table:table-cell table:style-name="ce8" office:value-type="string" calcext:value-type="string">
            <text:p>Escola Sant Jordi</text:p>
          </table:table-cell>
          <table:table-cell table:number-columns-repeated="986"/>
        </table:table-row>
        <table:table-row table:style-name="ro1">
          <table:table-cell table:formula="of:=&quot;&quot; &amp; CHAR(CODE([.B1011])-49) &amp; MID([.B1011];2;7)" office:value-type="string" office:string-value="08055154" calcext:value-type="string">
            <text:p>08055154</text:p>
          </table:table-cell>
          <table:table-cell table:style-name="ce8" office:value-type="string" calcext:value-type="string">
            <text:p>a8055154</text:p>
          </table:table-cell>
          <table:table-cell table:style-name="ce8" office:value-type="string" calcext:value-type="string">
            <text:p>cee-canbarriga</text:p>
          </table:table-cell>
          <table:table-cell table:style-name="ce8" office:value-type="string" calcext:value-type="string">
            <text:p>CEE Can Barriga</text:p>
          </table:table-cell>
          <table:table-cell table:number-columns-repeated="986"/>
        </table:table-row>
        <table:table-row table:style-name="ro1">
          <table:table-cell table:formula="of:=&quot;&quot; &amp; CHAR(CODE([.B1012])-49) &amp; MID([.B1012];2;7)" office:value-type="string" office:string-value="08055178" calcext:value-type="string">
            <text:p>08055178</text:p>
          </table:table-cell>
          <table:table-cell table:style-name="ce8" office:value-type="string" calcext:value-type="string">
            <text:p>a8055178</text:p>
          </table:table-cell>
          <table:table-cell table:style-name="ce8" office:value-type="string" calcext:value-type="string">
            <text:p>aulahospitalariagtp</text:p>
          </table:table-cell>
          <table:table-cell table:style-name="ce8" office:value-type="string" calcext:value-type="string">
            <text:p>Hospital Universitari Trias i Pujol</text:p>
          </table:table-cell>
          <table:table-cell table:number-columns-repeated="986"/>
        </table:table-row>
        <table:table-row table:style-name="ro1">
          <table:table-cell table:formula="of:=&quot;&quot; &amp; CHAR(CODE([.B1013])-49) &amp; MID([.B1013];2;7)" office:value-type="string" office:string-value="08055208" calcext:value-type="string">
            <text:p>08055208</text:p>
          </table:table-cell>
          <table:table-cell table:style-name="ce8" office:value-type="string" calcext:value-type="string">
            <text:p>a8055208</text:p>
          </table:table-cell>
          <table:table-cell table:style-name="ce8" office:value-type="string" calcext:value-type="string">
            <text:p>escmus-santpedor</text:p>
          </table:table-cell>
          <table:table-cell table:style-name="ce8" office:value-type="string" calcext:value-type="string">
            <text:p>Esc. de Música Municipal de Santpedor</text:p>
          </table:table-cell>
          <table:table-cell table:number-columns-repeated="986"/>
        </table:table-row>
        <table:table-row table:style-name="ro1">
          <table:table-cell table:formula="of:=&quot;&quot; &amp; CHAR(CODE([.B1014])-49) &amp; MID([.B1014];2;7)" office:value-type="string" office:string-value="08055348" calcext:value-type="string">
            <text:p>08055348</text:p>
          </table:table-cell>
          <table:table-cell table:style-name="ce8" office:value-type="string" calcext:value-type="string">
            <text:p>a8055348</text:p>
          </table:table-cell>
          <table:table-cell table:style-name="ce8" office:value-type="string" calcext:value-type="string">
            <text:p>escmusicavic</text:p>
          </table:table-cell>
          <table:table-cell table:style-name="ce8" office:value-type="string" calcext:value-type="string">
            <text:p>Esc. de Música Municipal de Vic</text:p>
          </table:table-cell>
          <table:table-cell table:number-columns-repeated="986"/>
        </table:table-row>
        <table:table-row table:style-name="ro1">
          <table:table-cell table:formula="of:=&quot;&quot; &amp; CHAR(CODE([.B1015])-49) &amp; MID([.B1015];2;7)" office:value-type="string" office:string-value="08055361" calcext:value-type="string">
            <text:p>08055361</text:p>
          </table:table-cell>
          <table:table-cell table:style-name="ce8" office:value-type="string" calcext:value-type="string">
            <text:p>a8055361</text:p>
          </table:table-cell>
          <table:table-cell table:style-name="ce8" office:value-type="string" calcext:value-type="string">
            <text:p>eb-elpatufet</text:p>
          </table:table-cell>
          <table:table-cell table:style-name="ce8" office:value-type="string" calcext:value-type="string">
            <text:p>Llar d'infants El Patufet</text:p>
          </table:table-cell>
          <table:table-cell table:number-columns-repeated="986"/>
        </table:table-row>
        <table:table-row table:style-name="ro1">
          <table:table-cell table:formula="of:=&quot;&quot; &amp; CHAR(CODE([.B1016])-49) &amp; MID([.B1016];2;7)" office:value-type="string" office:string-value="08055385" calcext:value-type="string">
            <text:p>08055385</text:p>
          </table:table-cell>
          <table:table-cell table:style-name="ce8" office:value-type="string" calcext:value-type="string">
            <text:p>a8055385</text:p>
          </table:table-cell>
          <table:table-cell table:style-name="ce8" office:value-type="string" calcext:value-type="string">
            <text:p>cfamollet</text:p>
          </table:table-cell>
          <table:table-cell table:style-name="ce8" office:value-type="string" calcext:value-type="string">
            <text:p>CFA Mollet del Vallès</text:p>
          </table:table-cell>
          <table:table-cell table:number-columns-repeated="986"/>
        </table:table-row>
        <table:table-row table:style-name="ro1">
          <table:table-cell table:formula="of:=&quot;&quot; &amp; CHAR(CODE([.B1017])-49) &amp; MID([.B1017];2;7)" office:value-type="string" office:string-value="08055397" calcext:value-type="string">
            <text:p>08055397</text:p>
          </table:table-cell>
          <table:table-cell table:style-name="ce8" office:value-type="string" calcext:value-type="string">
            <text:p>a8055397</text:p>
          </table:table-cell>
          <table:table-cell table:style-name="ce8" office:value-type="string" calcext:value-type="string">
            <text:p>cfajaumetuset</text:p>
          </table:table-cell>
          <table:table-cell table:style-name="ce8" office:value-type="string" calcext:value-type="string">
            <text:p>CFA Jaume Tuset</text:p>
          </table:table-cell>
          <table:table-cell table:number-columns-repeated="986"/>
        </table:table-row>
        <table:table-row table:style-name="ro1">
          <table:table-cell table:formula="of:=&quot;&quot; &amp; CHAR(CODE([.B1018])-49) &amp; MID([.B1018];2;7)" office:value-type="string" office:string-value="08055403" calcext:value-type="string">
            <text:p>08055403</text:p>
          </table:table-cell>
          <table:table-cell table:style-name="ce8" office:value-type="string" calcext:value-type="string">
            <text:p>a8055403</text:p>
          </table:table-cell>
          <table:table-cell table:style-name="ce8" office:value-type="string" calcext:value-type="string">
            <text:p>cfasantrocbadalona</text:p>
          </table:table-cell>
          <table:table-cell table:style-name="ce8" office:value-type="string" calcext:value-type="string">
            <text:p>CFA Sant Roc</text:p>
          </table:table-cell>
          <table:table-cell table:number-columns-repeated="986"/>
        </table:table-row>
        <table:table-row table:style-name="ro1">
          <table:table-cell table:formula="of:=&quot;&quot; &amp; CHAR(CODE([.B1019])-49) &amp; MID([.B1019];2;7)" office:value-type="string" office:string-value="08055439" calcext:value-type="string">
            <text:p>08055439</text:p>
          </table:table-cell>
          <table:table-cell table:style-name="ce8" office:value-type="string" calcext:value-type="string">
            <text:p>a8055439</text:p>
          </table:table-cell>
          <table:table-cell table:style-name="ce8" office:value-type="string" calcext:value-type="string">
            <text:p>cfa-mestre</text:p>
          </table:table-cell>
          <table:table-cell table:style-name="ce8" office:value-type="string" calcext:value-type="string">
            <text:p>CFA Mestre Esteve</text:p>
          </table:table-cell>
          <table:table-cell table:number-columns-repeated="986"/>
        </table:table-row>
        <table:table-row table:style-name="ro1">
          <table:table-cell table:formula="of:=&quot;&quot; &amp; CHAR(CODE([.B1020])-49) &amp; MID([.B1020];2;7)" office:value-type="string" office:string-value="08055440" calcext:value-type="string">
            <text:p>08055440</text:p>
          </table:table-cell>
          <table:table-cell table:style-name="ce8" office:value-type="string" calcext:value-type="string">
            <text:p>a8055440</text:p>
          </table:table-cell>
          <table:table-cell table:style-name="ce8" office:value-type="string" calcext:value-type="string">
            <text:p>cfa-garrosa</text:p>
          </table:table-cell>
          <table:table-cell table:style-name="ce8" office:value-type="string" calcext:value-type="string">
            <text:p>CFA Garrosa</text:p>
          </table:table-cell>
          <table:table-cell table:number-columns-repeated="986"/>
        </table:table-row>
        <table:table-row table:style-name="ro1">
          <table:table-cell table:formula="of:=&quot;&quot; &amp; CHAR(CODE([.B1021])-49) &amp; MID([.B1021];2;7)" office:value-type="string" office:string-value="08055464" calcext:value-type="string">
            <text:p>08055464</text:p>
          </table:table-cell>
          <table:table-cell table:style-name="ce8" office:value-type="string" calcext:value-type="string">
            <text:p>a8055464</text:p>
          </table:table-cell>
          <table:table-cell table:style-name="ce8" office:value-type="string" calcext:value-type="string">
            <text:p>cmfpasantjoandevilatorrada</text:p>
          </table:table-cell>
          <table:table-cell table:style-name="ce8" office:value-type="string" calcext:value-type="string">
            <text:p>CFA municipal de formació de persones adultes</text:p>
          </table:table-cell>
          <table:table-cell table:number-columns-repeated="986"/>
        </table:table-row>
        <table:table-row table:style-name="ro1">
          <table:table-cell table:formula="of:=&quot;&quot; &amp; CHAR(CODE([.B1022])-49) &amp; MID([.B1022];2;7)" office:value-type="string" office:string-value="08055695" calcext:value-type="string">
            <text:p>08055695</text:p>
          </table:table-cell>
          <table:table-cell table:style-name="ce8" office:value-type="string" calcext:value-type="string">
            <text:p>a8055695</text:p>
          </table:table-cell>
          <table:table-cell table:style-name="ce8" office:value-type="string" calcext:value-type="string">
            <text:p>cfarafaelfarre</text:p>
          </table:table-cell>
          <table:table-cell table:style-name="ce8" office:value-type="string" calcext:value-type="string">
            <text:p>CFA Rafael Farré</text:p>
          </table:table-cell>
          <table:table-cell table:number-columns-repeated="986"/>
        </table:table-row>
        <table:table-row table:style-name="ro1">
          <table:table-cell table:formula="of:=&quot;&quot; &amp; CHAR(CODE([.B1023])-49) &amp; MID([.B1023];2;7)" office:value-type="string" office:string-value="08055713" calcext:value-type="string">
            <text:p>08055713</text:p>
          </table:table-cell>
          <table:table-cell table:style-name="ce8" office:value-type="string" calcext:value-type="string">
            <text:p>a8055713</text:p>
          </table:table-cell>
          <table:table-cell table:style-name="ce8" office:value-type="string" calcext:value-type="string">
            <text:p>cfasantcugat</text:p>
          </table:table-cell>
          <table:table-cell table:style-name="ce8" office:value-type="string" calcext:value-type="string">
            <text:p>CFA Sant Cugat del Vallès</text:p>
          </table:table-cell>
          <table:table-cell table:number-columns-repeated="986"/>
        </table:table-row>
        <table:table-row table:style-name="ro1">
          <table:table-cell table:formula="of:=&quot;&quot; &amp; CHAR(CODE([.B1024])-49) &amp; MID([.B1024];2;7)" office:value-type="string" office:string-value="08055890" calcext:value-type="string">
            <text:p>08055890</text:p>
          </table:table-cell>
          <table:table-cell table:style-name="ce8" office:value-type="string" calcext:value-type="string">
            <text:p>a8055890</text:p>
          </table:table-cell>
          <table:table-cell table:style-name="ce8" office:value-type="string" calcext:value-type="string">
            <text:p>ceipsobirans</text:p>
          </table:table-cell>
          <table:table-cell table:style-name="ce8" office:value-type="string" calcext:value-type="string">
            <text:p>Escola Sobirans</text:p>
          </table:table-cell>
          <table:table-cell table:number-columns-repeated="986"/>
        </table:table-row>
        <table:table-row table:style-name="ro1">
          <table:table-cell table:formula="of:=&quot;&quot; &amp; CHAR(CODE([.B1025])-49) &amp; MID([.B1025];2;7)" office:value-type="string" office:string-value="08055907" calcext:value-type="string">
            <text:p>08055907</text:p>
          </table:table-cell>
          <table:table-cell table:style-name="ce8" office:value-type="string" calcext:value-type="string">
            <text:p>a8055907</text:p>
          </table:table-cell>
          <table:table-cell table:style-name="ce8" office:value-type="string" calcext:value-type="string">
            <text:p>ceipmiquelmartipol</text:p>
          </table:table-cell>
          <table:table-cell table:style-name="ce8" office:value-type="string" calcext:value-type="string">
            <text:p>Escola Miquel Martí i Pol</text:p>
          </table:table-cell>
          <table:table-cell table:number-columns-repeated="986"/>
        </table:table-row>
        <table:table-row table:style-name="ro1">
          <table:table-cell table:formula="of:=&quot;&quot; &amp; CHAR(CODE([.B1026])-49) &amp; MID([.B1026];2;7)" office:value-type="string" office:string-value="08055932" calcext:value-type="string">
            <text:p>08055932</text:p>
          </table:table-cell>
          <table:table-cell table:style-name="ce8" office:value-type="string" calcext:value-type="string">
            <text:p>a8055932</text:p>
          </table:table-cell>
          <table:table-cell table:style-name="ce8" office:value-type="string" calcext:value-type="string">
            <text:p>ceipcancarabassa</text:p>
          </table:table-cell>
          <table:table-cell table:style-name="ce8" office:value-type="string" calcext:value-type="string">
            <text:p>Escola Torrent de Can Carabassa</text:p>
          </table:table-cell>
          <table:table-cell table:number-columns-repeated="986"/>
        </table:table-row>
        <table:table-row table:style-name="ro1">
          <table:table-cell table:formula="of:=&quot;&quot; &amp; CHAR(CODE([.B1027])-49) &amp; MID([.B1027];2;7)" office:value-type="string" office:string-value="08055944" calcext:value-type="string">
            <text:p>08055944</text:p>
          </table:table-cell>
          <table:table-cell table:style-name="ce8" office:value-type="string" calcext:value-type="string">
            <text:p>a8055944</text:p>
          </table:table-cell>
          <table:table-cell table:style-name="ce8" office:value-type="string" calcext:value-type="string">
            <text:p>ies-rubio-hospitalet</text:p>
          </table:table-cell>
          <table:table-cell table:style-name="ce8" office:value-type="string" calcext:value-type="string">
            <text:p>Institut Rubió i Ors</text:p>
          </table:table-cell>
          <table:table-cell table:number-columns-repeated="986"/>
        </table:table-row>
        <table:table-row table:style-name="ro1">
          <table:table-cell table:formula="of:=&quot;&quot; &amp; CHAR(CODE([.B1028])-49) &amp; MID([.B1028];2;7)" office:value-type="string" office:string-value="08056109" calcext:value-type="string">
            <text:p>08056109</text:p>
          </table:table-cell>
          <table:table-cell table:style-name="ce8" office:value-type="string" calcext:value-type="string">
            <text:p>a8056109</text:p>
          </table:table-cell>
          <table:table-cell table:style-name="ce8" office:value-type="string" calcext:value-type="string">
            <text:p>inscanvilumara</text:p>
          </table:table-cell>
          <table:table-cell table:style-name="ce8" office:value-type="string" calcext:value-type="string">
            <text:p>Institut Can Vilumara</text:p>
          </table:table-cell>
          <table:table-cell table:number-columns-repeated="986"/>
        </table:table-row>
        <table:table-row table:style-name="ro1">
          <table:table-cell table:formula="of:=&quot;&quot; &amp; CHAR(CODE([.B1029])-49) &amp; MID([.B1029];2;7)" office:value-type="string" office:string-value="08056560" calcext:value-type="string">
            <text:p>08056560</text:p>
          </table:table-cell>
          <table:table-cell table:style-name="ce8" office:value-type="string" calcext:value-type="string">
            <text:p>a8056560</text:p>
          </table:table-cell>
          <table:table-cell table:style-name="ce8" office:value-type="string" calcext:value-type="string">
            <text:p>cfa-barbera</text:p>
          </table:table-cell>
          <table:table-cell table:style-name="ce8" office:value-type="string" calcext:value-type="string">
            <text:p>CFA Barberà</text:p>
          </table:table-cell>
          <table:table-cell table:number-columns-repeated="986"/>
        </table:table-row>
        <table:table-row table:style-name="ro1">
          <table:table-cell table:formula="of:=&quot;&quot; &amp; CHAR(CODE([.B1030])-49) &amp; MID([.B1030];2;7)" office:value-type="string" office:string-value="08056572" calcext:value-type="string">
            <text:p>08056572</text:p>
          </table:table-cell>
          <table:table-cell table:style-name="ce8" office:value-type="string" calcext:value-type="string">
            <text:p>a8056572</text:p>
          </table:table-cell>
          <table:table-cell table:style-name="ce8" office:value-type="string" calcext:value-type="string">
            <text:p>cfaterrabaixa</text:p>
          </table:table-cell>
          <table:table-cell table:style-name="ce8" office:value-type="string" calcext:value-type="string">
            <text:p>CFA Terra Baixa</text:p>
          </table:table-cell>
          <table:table-cell table:number-columns-repeated="986"/>
        </table:table-row>
        <table:table-row table:style-name="ro1">
          <table:table-cell table:formula="of:=&quot;&quot; &amp; CHAR(CODE([.B1031])-49) &amp; MID([.B1031];2;7)" office:value-type="string" office:string-value="08056584" calcext:value-type="string">
            <text:p>08056584</text:p>
          </table:table-cell>
          <table:table-cell table:style-name="ce8" office:value-type="string" calcext:value-type="string">
            <text:p>a8056584</text:p>
          </table:table-cell>
          <table:table-cell table:style-name="ce8" office:value-type="string" calcext:value-type="string">
            <text:p>cfa-alzina</text:p>
          </table:table-cell>
          <table:table-cell table:style-name="ce8" office:value-type="string" calcext:value-type="string">
            <text:p>CFA L'Alzina</text:p>
          </table:table-cell>
          <table:table-cell table:number-columns-repeated="986"/>
        </table:table-row>
        <table:table-row table:style-name="ro1">
          <table:table-cell table:formula="of:=&quot;&quot; &amp; CHAR(CODE([.B1032])-49) &amp; MID([.B1032];2;7)" office:value-type="string" office:string-value="08056614" calcext:value-type="string">
            <text:p>08056614</text:p>
          </table:table-cell>
          <table:table-cell table:style-name="ce8" office:value-type="string" calcext:value-type="string">
            <text:p>a8056614</text:p>
          </table:table-cell>
          <table:table-cell table:style-name="ce8" office:value-type="string" calcext:value-type="string">
            <text:p>esc-cirera</text:p>
          </table:table-cell>
          <table:table-cell table:style-name="ce8" office:value-type="string" calcext:value-type="string">
            <text:p>Escola Cirera</text:p>
          </table:table-cell>
          <table:table-cell table:number-columns-repeated="986"/>
        </table:table-row>
        <table:table-row table:style-name="ro1">
          <table:table-cell table:formula="of:=&quot;&quot; &amp; CHAR(CODE([.B1033])-49) &amp; MID([.B1033];2;7)" office:value-type="string" office:string-value="08056729" calcext:value-type="string">
            <text:p>08056729</text:p>
          </table:table-cell>
          <table:table-cell table:style-name="ce8" office:value-type="string" calcext:value-type="string">
            <text:p>a8056729</text:p>
          </table:table-cell>
          <table:table-cell table:style-name="ce8" office:value-type="string" calcext:value-type="string">
            <text:p>zermoianes</text:p>
          </table:table-cell>
          <table:table-cell table:style-name="ce8" office:value-type="string" calcext:value-type="string">
            <text:p>ZER El Moianès Ponent</text:p>
          </table:table-cell>
          <table:table-cell table:number-columns-repeated="986"/>
        </table:table-row>
        <table:table-row table:style-name="ro1">
          <table:table-cell table:formula="of:=&quot;&quot; &amp; CHAR(CODE([.B1034])-49) &amp; MID([.B1034];2;7)" office:value-type="string" office:string-value="08056742" calcext:value-type="string">
            <text:p>08056742</text:p>
          </table:table-cell>
          <table:table-cell table:style-name="ce8" office:value-type="string" calcext:value-type="string">
            <text:p>a8056742</text:p>
          </table:table-cell>
          <table:table-cell table:style-name="ce8" office:value-type="string" calcext:value-type="string">
            <text:p>zer-altllucanes</text:p>
          </table:table-cell>
          <table:table-cell table:style-name="ce8" office:value-type="string" calcext:value-type="string">
            <text:p>ZER Alt Lluçanès</text:p>
          </table:table-cell>
          <table:table-cell table:number-columns-repeated="986"/>
        </table:table-row>
        <table:table-row table:style-name="ro1">
          <table:table-cell table:formula="of:=&quot;&quot; &amp; CHAR(CODE([.B1035])-49) &amp; MID([.B1035];2;7)" office:value-type="string" office:string-value="08056791" calcext:value-type="string">
            <text:p>08056791</text:p>
          </table:table-cell>
          <table:table-cell table:style-name="ce8" office:value-type="string" calcext:value-type="string">
            <text:p>a8056791</text:p>
          </table:table-cell>
          <table:table-cell table:style-name="ce8" office:value-type="string" calcext:value-type="string">
            <text:p>zerventdavall</text:p>
          </table:table-cell>
          <table:table-cell table:style-name="ce8" office:value-type="string" calcext:value-type="string">
            <text:p>ZER Vent d'Avall</text:p>
          </table:table-cell>
          <table:table-cell table:number-columns-repeated="986"/>
        </table:table-row>
        <table:table-row table:style-name="ro1">
          <table:table-cell table:formula="of:=&quot;&quot; &amp; CHAR(CODE([.B1036])-49) &amp; MID([.B1036];2;7)" office:value-type="string" office:string-value="08056811" calcext:value-type="string">
            <text:p>08056811</text:p>
          </table:table-cell>
          <table:table-cell table:style-name="ce8" office:value-type="string" calcext:value-type="string">
            <text:p>a8056811</text:p>
          </table:table-cell>
          <table:table-cell table:style-name="ce8" office:value-type="string" calcext:value-type="string">
            <text:p>zeraltbergueda</text:p>
          </table:table-cell>
          <table:table-cell table:style-name="ce8" office:value-type="string" calcext:value-type="string">
            <text:p>ZER Alt Berguedà</text:p>
          </table:table-cell>
          <table:table-cell table:number-columns-repeated="986"/>
        </table:table-row>
        <table:table-row table:style-name="ro1">
          <table:table-cell table:formula="of:=&quot;&quot; &amp; CHAR(CODE([.B1037])-49) &amp; MID([.B1037];2;7)" office:value-type="string" office:string-value="08056833" calcext:value-type="string">
            <text:p>08056833</text:p>
          </table:table-cell>
          <table:table-cell table:style-name="ce8" office:value-type="string" calcext:value-type="string">
            <text:p>a8056833</text:p>
          </table:table-cell>
          <table:table-cell table:style-name="ce8" office:value-type="string" calcext:value-type="string">
            <text:p>zer-baixmontseny</text:p>
          </table:table-cell>
          <table:table-cell table:style-name="ce8" office:value-type="string" calcext:value-type="string">
            <text:p>ZER Baix Montseny</text:p>
          </table:table-cell>
          <table:table-cell table:number-columns-repeated="986"/>
        </table:table-row>
        <table:table-row table:style-name="ro1">
          <table:table-cell table:formula="of:=&quot;&quot; &amp; CHAR(CODE([.B1038])-49) &amp; MID([.B1038];2;7)" office:value-type="string" office:string-value="08056857" calcext:value-type="string">
            <text:p>08056857</text:p>
          </table:table-cell>
          <table:table-cell table:style-name="ce8" office:value-type="string" calcext:value-type="string">
            <text:p>a8056857</text:p>
          </table:table-cell>
          <table:table-cell table:style-name="ce8" office:value-type="string" calcext:value-type="string">
            <text:p>zergavarresa</text:p>
          </table:table-cell>
          <table:table-cell table:style-name="ce8" office:value-type="string" calcext:value-type="string">
            <text:p>ZER Gavarresa</text:p>
          </table:table-cell>
          <table:table-cell table:number-columns-repeated="986"/>
        </table:table-row>
        <table:table-row table:style-name="ro1">
          <table:table-cell table:formula="of:=&quot;&quot; &amp; CHAR(CODE([.B1039])-49) &amp; MID([.B1039];2;7)" office:value-type="string" office:string-value="08056985" calcext:value-type="string">
            <text:p>08056985</text:p>
          </table:table-cell>
          <table:table-cell table:style-name="ce8" office:value-type="string" calcext:value-type="string">
            <text:p>a8056985</text:p>
          </table:table-cell>
          <table:table-cell table:style-name="ce8" office:value-type="string" calcext:value-type="string">
            <text:p>iesrb4</text:p>
          </table:table-cell>
          <table:table-cell table:style-name="ce8" office:value-type="string" calcext:value-type="string">
            <text:p>Institut Ramon Berenguer IV</text:p>
          </table:table-cell>
          <table:table-cell table:number-columns-repeated="986"/>
        </table:table-row>
        <table:table-row table:style-name="ro1">
          <table:table-cell table:formula="of:=&quot;&quot; &amp; CHAR(CODE([.B1040])-49) &amp; MID([.B1040];2;7)" office:value-type="string" office:string-value="08056997" calcext:value-type="string">
            <text:p>08056997</text:p>
          </table:table-cell>
          <table:table-cell table:style-name="ce8" office:value-type="string" calcext:value-type="string">
            <text:p>a8056997</text:p>
          </table:table-cell>
          <table:table-cell table:style-name="ce8" office:value-type="string" calcext:value-type="string">
            <text:p>cfaconcordia</text:p>
          </table:table-cell>
          <table:table-cell table:style-name="ce8" office:value-type="string" calcext:value-type="string">
            <text:p>CFA La Concòrdia</text:p>
          </table:table-cell>
          <table:table-cell table:number-columns-repeated="986"/>
        </table:table-row>
        <table:table-row table:style-name="ro1">
          <table:table-cell table:formula="of:=&quot;&quot; &amp; CHAR(CODE([.B1041])-49) &amp; MID([.B1041];2;7)" office:value-type="string" office:string-value="08057001" calcext:value-type="string">
            <text:p>08057001</text:p>
          </table:table-cell>
          <table:table-cell table:style-name="ce8" office:value-type="string" calcext:value-type="string">
            <text:p>a8057001</text:p>
          </table:table-cell>
          <table:table-cell table:style-name="ce8" office:value-type="string" calcext:value-type="string">
            <text:p>cfalacreudebarbera</text:p>
          </table:table-cell>
          <table:table-cell table:style-name="ce8" office:value-type="string" calcext:value-type="string">
            <text:p>CFA La Creu de Barberà</text:p>
          </table:table-cell>
          <table:table-cell table:number-columns-repeated="986"/>
        </table:table-row>
        <table:table-row table:style-name="ro1">
          <table:table-cell table:formula="of:=&quot;&quot; &amp; CHAR(CODE([.B1042])-49) &amp; MID([.B1042];2;7)" office:value-type="string" office:string-value="08057011" calcext:value-type="string">
            <text:p>08057011</text:p>
          </table:table-cell>
          <table:table-cell table:style-name="ce8" office:value-type="string" calcext:value-type="string">
            <text:p>a8057011</text:p>
          </table:table-cell>
          <table:table-cell table:style-name="ce8" office:value-type="string" calcext:value-type="string">
            <text:p>cfa-can-rull-sabadell</text:p>
          </table:table-cell>
          <table:table-cell table:style-name="ce8" office:value-type="string" calcext:value-type="string">
            <text:p>CFA Can Rull</text:p>
          </table:table-cell>
          <table:table-cell table:number-columns-repeated="986"/>
        </table:table-row>
        <table:table-row table:style-name="ro1">
          <table:table-cell table:formula="of:=&quot;&quot; &amp; CHAR(CODE([.B1043])-49) &amp; MID([.B1043];2;7)" office:value-type="string" office:string-value="08057163" calcext:value-type="string">
            <text:p>08057163</text:p>
          </table:table-cell>
          <table:table-cell table:style-name="ce8" office:value-type="string" calcext:value-type="string">
            <text:p>a8057163</text:p>
          </table:table-cell>
          <table:table-cell table:style-name="ce8" office:value-type="string" calcext:value-type="string">
            <text:p>cfa-teresamanye</text:p>
          </table:table-cell>
          <table:table-cell table:style-name="ce8" office:value-type="string" calcext:value-type="string">
            <text:p>CFA Teresa Mañé</text:p>
          </table:table-cell>
          <table:table-cell table:number-columns-repeated="986"/>
        </table:table-row>
        <table:table-row table:style-name="ro1">
          <table:table-cell table:formula="of:=&quot;&quot; &amp; CHAR(CODE([.B1044])-49) &amp; MID([.B1044];2;7)" office:value-type="string" office:string-value="08057229" calcext:value-type="string">
            <text:p>08057229</text:p>
          </table:table-cell>
          <table:table-cell table:style-name="ce8" office:value-type="string" calcext:value-type="string">
            <text:p>a8057229</text:p>
          </table:table-cell>
          <table:table-cell table:style-name="ce8" office:value-type="string" calcext:value-type="string">
            <text:p>escolaelsarenys</text:p>
          </table:table-cell>
          <table:table-cell table:style-name="ce8" office:value-type="string" calcext:value-type="string">
            <text:p>Escola Els Arenys</text:p>
          </table:table-cell>
          <table:table-cell table:number-columns-repeated="986"/>
        </table:table-row>
        <table:table-row table:style-name="ro1">
          <table:table-cell table:formula="of:=&quot;&quot; &amp; CHAR(CODE([.B1045])-49) &amp; MID([.B1045];2;7)" office:value-type="string" office:string-value="08057242" calcext:value-type="string">
            <text:p>08057242</text:p>
          </table:table-cell>
          <table:table-cell table:style-name="ce8" office:value-type="string" calcext:value-type="string">
            <text:p>a8057242</text:p>
          </table:table-cell>
          <table:table-cell table:style-name="ce8" office:value-type="string" calcext:value-type="string">
            <text:p>escolaserenavall</text:p>
          </table:table-cell>
          <table:table-cell table:style-name="ce8" office:value-type="string" calcext:value-type="string">
            <text:p>Escola Serena Vall</text:p>
          </table:table-cell>
          <table:table-cell table:number-columns-repeated="986"/>
        </table:table-row>
        <table:table-row table:style-name="ro1">
          <table:table-cell table:formula="of:=&quot;&quot; &amp; CHAR(CODE([.B1046])-49) &amp; MID([.B1046];2;7)" office:value-type="string" office:string-value="08057254" calcext:value-type="string">
            <text:p>08057254</text:p>
          </table:table-cell>
          <table:table-cell table:style-name="ce8" office:value-type="string" calcext:value-type="string">
            <text:p>a8057254</text:p>
          </table:table-cell>
          <table:table-cell table:style-name="ce8" office:value-type="string" calcext:value-type="string">
            <text:p>ins-pere-ribot</text:p>
          </table:table-cell>
          <table:table-cell table:style-name="ce8" office:value-type="string" calcext:value-type="string">
            <text:p>Institut Vilassar de Mar</text:p>
          </table:table-cell>
          <table:table-cell table:number-columns-repeated="986"/>
        </table:table-row>
        <table:table-row table:style-name="ro1">
          <table:table-cell table:formula="of:=&quot;&quot; &amp; CHAR(CODE([.B1047])-49) &amp; MID([.B1047];2;7)" office:value-type="string" office:string-value="08057266" calcext:value-type="string">
            <text:p>08057266</text:p>
          </table:table-cell>
          <table:table-cell table:style-name="ce8" office:value-type="string" calcext:value-type="string">
            <text:p>a8057266</text:p>
          </table:table-cell>
          <table:table-cell table:style-name="ce8" office:value-type="string" calcext:value-type="string">
            <text:p>ceipelscingles</text:p>
          </table:table-cell>
          <table:table-cell table:style-name="ce8" office:value-type="string" calcext:value-type="string">
            <text:p>Escola Els Cingles</text:p>
          </table:table-cell>
          <table:table-cell table:number-columns-repeated="986"/>
        </table:table-row>
        <table:table-row table:style-name="ro1">
          <table:table-cell table:formula="of:=&quot;&quot; &amp; CHAR(CODE([.B1048])-49) &amp; MID([.B1048];2;7)" office:value-type="string" office:string-value="08057281" calcext:value-type="string">
            <text:p>08057281</text:p>
          </table:table-cell>
          <table:table-cell table:style-name="ce8" office:value-type="string" calcext:value-type="string">
            <text:p>a8057281</text:p>
          </table:table-cell>
          <table:table-cell table:style-name="ce8" office:value-type="string" calcext:value-type="string">
            <text:p>zercepdesis</text:p>
          </table:table-cell>
          <table:table-cell table:style-name="ce8" office:value-type="string" calcext:value-type="string">
            <text:p>ZER Cep de Sis</text:p>
          </table:table-cell>
          <table:table-cell table:number-columns-repeated="986"/>
        </table:table-row>
        <table:table-row table:style-name="ro1">
          <table:table-cell table:formula="of:=&quot;&quot; &amp; CHAR(CODE([.B1049])-49) &amp; MID([.B1049];2;7)" office:value-type="string" office:string-value="08057667" calcext:value-type="string">
            <text:p>08057667</text:p>
          </table:table-cell>
          <table:table-cell table:style-name="ce8" office:value-type="string" calcext:value-type="string">
            <text:p>a8057667</text:p>
          </table:table-cell>
          <table:table-cell table:style-name="ce8" office:value-type="string" calcext:value-type="string">
            <text:p>cfa-trinitatvella</text:p>
          </table:table-cell>
          <table:table-cell table:style-name="ce8" office:value-type="string" calcext:value-type="string">
            <text:p>CFA Trinitat Vella</text:p>
          </table:table-cell>
          <table:table-cell table:number-columns-repeated="986"/>
        </table:table-row>
        <table:table-row table:style-name="ro1">
          <table:table-cell table:formula="of:=&quot;&quot; &amp; CHAR(CODE([.B1050])-49) &amp; MID([.B1050];2;7)" office:value-type="string" office:string-value="08057679" calcext:value-type="string">
            <text:p>08057679</text:p>
          </table:table-cell>
          <table:table-cell table:style-name="ce8" office:value-type="string" calcext:value-type="string">
            <text:p>a8057679</text:p>
          </table:table-cell>
          <table:table-cell table:style-name="ce8" office:value-type="string" calcext:value-type="string">
            <text:p>cfagornal</text:p>
          </table:table-cell>
          <table:table-cell table:style-name="ce8" office:value-type="string" calcext:value-type="string">
            <text:p>CFA El Gornal</text:p>
          </table:table-cell>
          <table:table-cell table:number-columns-repeated="986"/>
        </table:table-row>
        <table:table-row table:style-name="ro1">
          <table:table-cell table:formula="of:=&quot;&quot; &amp; CHAR(CODE([.B1051])-49) &amp; MID([.B1051];2;7)" office:value-type="string" office:string-value="08057734" calcext:value-type="string">
            <text:p>08057734</text:p>
          </table:table-cell>
          <table:table-cell table:style-name="ce8" office:value-type="string" calcext:value-type="string">
            <text:p>a8057734</text:p>
          </table:table-cell>
          <table:table-cell table:style-name="ce8" office:value-type="string" calcext:value-type="string">
            <text:p>ceip-antoni-gaudi</text:p>
          </table:table-cell>
          <table:table-cell table:style-name="ce8" office:value-type="string" calcext:value-type="string">
            <text:p>Escola Antoni Gaudí</text:p>
          </table:table-cell>
          <table:table-cell table:number-columns-repeated="986"/>
        </table:table-row>
        <table:table-row table:style-name="ro1">
          <table:table-cell table:formula="of:=&quot;&quot; &amp; CHAR(CODE([.B1052])-49) &amp; MID([.B1052];2;7)" office:value-type="string" office:string-value="08057746" calcext:value-type="string">
            <text:p>08057746</text:p>
          </table:table-cell>
          <table:table-cell table:style-name="ce8" office:value-type="string" calcext:value-type="string">
            <text:p>a8057746</text:p>
          </table:table-cell>
          <table:table-cell table:style-name="ce8" office:value-type="string" calcext:value-type="string">
            <text:p>ses-badalona</text:p>
          </table:table-cell>
          <table:table-cell table:style-name="ce8" office:value-type="string" calcext:value-type="string">
            <text:p>SES de Badalona</text:p>
          </table:table-cell>
          <table:table-cell table:number-columns-repeated="986"/>
        </table:table-row>
        <table:table-row table:style-name="ro1">
          <table:table-cell table:formula="of:=&quot;&quot; &amp; CHAR(CODE([.B1053])-49) &amp; MID([.B1053];2;7)" office:value-type="string" office:string-value="08057874" calcext:value-type="string">
            <text:p>08057874</text:p>
          </table:table-cell>
          <table:table-cell table:style-name="ce8" office:value-type="string" calcext:value-type="string">
            <text:p>a8057874</text:p>
          </table:table-cell>
          <table:table-cell table:style-name="ce8" office:value-type="string" calcext:value-type="string">
            <text:p>cfacatalonia</text:p>
          </table:table-cell>
          <table:table-cell table:style-name="ce8" office:value-type="string" calcext:value-type="string">
            <text:p>CFA Santa Eulàlia</text:p>
          </table:table-cell>
          <table:table-cell table:number-columns-repeated="986"/>
        </table:table-row>
        <table:table-row table:style-name="ro1">
          <table:table-cell table:formula="of:=&quot;&quot; &amp; CHAR(CODE([.B1054])-49) &amp; MID([.B1054];2;7)" office:value-type="string" office:string-value="08057965" calcext:value-type="string">
            <text:p>08057965</text:p>
          </table:table-cell>
          <table:table-cell table:style-name="ce8" office:value-type="string" calcext:value-type="string">
            <text:p>a8057965</text:p>
          </table:table-cell>
          <table:table-cell table:style-name="ce8" office:value-type="string" calcext:value-type="string">
            <text:p>cfacanserra</text:p>
          </table:table-cell>
          <table:table-cell table:style-name="ce8" office:value-type="string" calcext:value-type="string">
            <text:p>CFA Can Serra</text:p>
          </table:table-cell>
          <table:table-cell table:number-columns-repeated="986"/>
        </table:table-row>
        <table:table-row table:style-name="ro1">
          <table:table-cell table:formula="of:=&quot;&quot; &amp; CHAR(CODE([.B1055])-49) &amp; MID([.B1055];2;7)" office:value-type="string" office:string-value="08058076" calcext:value-type="string">
            <text:p>08058076</text:p>
          </table:table-cell>
          <table:table-cell table:style-name="ce8" office:value-type="string" calcext:value-type="string">
            <text:p>a8058076</text:p>
          </table:table-cell>
          <table:table-cell table:style-name="ce8" office:value-type="string" calcext:value-type="string">
            <text:p>zerelscastells</text:p>
          </table:table-cell>
          <table:table-cell table:style-name="ce8" office:value-type="string" calcext:value-type="string">
            <text:p>ZER Els Castells</text:p>
          </table:table-cell>
          <table:table-cell table:number-columns-repeated="986"/>
        </table:table-row>
        <table:table-row table:style-name="ro1">
          <table:table-cell table:formula="of:=&quot;&quot; &amp; CHAR(CODE([.B1056])-49) &amp; MID([.B1056];2;7)" office:value-type="string" office:string-value="08058209" calcext:value-type="string">
            <text:p>08058209</text:p>
          </table:table-cell>
          <table:table-cell table:style-name="ce8" office:value-type="string" calcext:value-type="string">
            <text:p>a8058209</text:p>
          </table:table-cell>
          <table:table-cell table:style-name="ce8" office:value-type="string" calcext:value-type="string">
            <text:p>cfasantboi</text:p>
          </table:table-cell>
          <table:table-cell table:style-name="ce8" office:value-type="string" calcext:value-type="string">
            <text:p>CFA Lluís Castells</text:p>
          </table:table-cell>
          <table:table-cell table:number-columns-repeated="986"/>
        </table:table-row>
        <table:table-row table:style-name="ro1">
          <table:table-cell table:formula="of:=&quot;&quot; &amp; CHAR(CODE([.B1057])-49) &amp; MID([.B1057];2;7)" office:value-type="string" office:string-value="08058210" calcext:value-type="string">
            <text:p>08058210</text:p>
          </table:table-cell>
          <table:table-cell table:style-name="ce8" office:value-type="string" calcext:value-type="string">
            <text:p>a8058210</text:p>
          </table:table-cell>
          <table:table-cell table:style-name="ce8" office:value-type="string" calcext:value-type="string">
            <text:p>cfabadia</text:p>
          </table:table-cell>
          <table:table-cell table:style-name="ce8" office:value-type="string" calcext:value-type="string">
            <text:p>CFA Badia del Vallès</text:p>
          </table:table-cell>
          <table:table-cell table:number-columns-repeated="986"/>
        </table:table-row>
        <table:table-row table:style-name="ro1">
          <table:table-cell table:formula="of:=&quot;&quot; &amp; CHAR(CODE([.B1058])-49) &amp; MID([.B1058];2;7)" office:value-type="string" office:string-value="08058362" calcext:value-type="string">
            <text:p>08058362</text:p>
          </table:table-cell>
          <table:table-cell table:style-name="ce8" office:value-type="string" calcext:value-type="string">
            <text:p>a8058362</text:p>
          </table:table-cell>
          <table:table-cell table:style-name="ce8" office:value-type="string" calcext:value-type="string">
            <text:p>ceiprieraderibes</text:p>
          </table:table-cell>
          <table:table-cell table:style-name="ce8" office:value-type="string" calcext:value-type="string">
            <text:p>Escola Riera de Ribes</text:p>
          </table:table-cell>
          <table:table-cell table:number-columns-repeated="986"/>
        </table:table-row>
        <table:table-row table:style-name="ro1">
          <table:table-cell table:formula="of:=&quot;&quot; &amp; CHAR(CODE([.B1059])-49) &amp; MID([.B1059];2;7)" office:value-type="string" office:string-value="08058374" calcext:value-type="string">
            <text:p>08058374</text:p>
          </table:table-cell>
          <table:table-cell table:style-name="ce8" office:value-type="string" calcext:value-type="string">
            <text:p>a8058374</text:p>
          </table:table-cell>
          <table:table-cell table:style-name="ce8" office:value-type="string" calcext:value-type="string">
            <text:p>esc-elsalocs</text:p>
          </table:table-cell>
          <table:table-cell table:style-name="ce8" office:value-type="string" calcext:value-type="string">
            <text:p>Escola Els Alocs</text:p>
          </table:table-cell>
          <table:table-cell table:number-columns-repeated="986"/>
        </table:table-row>
        <table:table-row table:style-name="ro1">
          <table:table-cell table:formula="of:=&quot;&quot; &amp; CHAR(CODE([.B1060])-49) &amp; MID([.B1060];2;7)" office:value-type="string" office:string-value="08058404" calcext:value-type="string">
            <text:p>08058404</text:p>
          </table:table-cell>
          <table:table-cell table:style-name="ce8" office:value-type="string" calcext:value-type="string">
            <text:p>a8058404</text:p>
          </table:table-cell>
          <table:table-cell table:style-name="ce8" office:value-type="string" calcext:value-type="string">
            <text:p>iescirvianum</text:p>
          </table:table-cell>
          <table:table-cell table:style-name="ce8" office:value-type="string" calcext:value-type="string">
            <text:p>Institut Cirviànum de Torelló</text:p>
          </table:table-cell>
          <table:table-cell table:number-columns-repeated="986"/>
        </table:table-row>
        <table:table-row table:style-name="ro1">
          <table:table-cell table:formula="of:=&quot;&quot; &amp; CHAR(CODE([.B1061])-49) &amp; MID([.B1061];2;7)" office:value-type="string" office:string-value="08058416" calcext:value-type="string">
            <text:p>08058416</text:p>
          </table:table-cell>
          <table:table-cell table:style-name="ce8" office:value-type="string" calcext:value-type="string">
            <text:p>a8058416</text:p>
          </table:table-cell>
          <table:table-cell table:style-name="ce8" office:value-type="string" calcext:value-type="string">
            <text:p>escolalarenaldellevant</text:p>
          </table:table-cell>
          <table:table-cell table:style-name="ce8" office:value-type="string" calcext:value-type="string">
            <text:p>Escola L'Arenal de Llevant</text:p>
          </table:table-cell>
          <table:table-cell table:number-columns-repeated="986"/>
        </table:table-row>
        <table:table-row table:style-name="ro1">
          <table:table-cell table:formula="of:=&quot;&quot; &amp; CHAR(CODE([.B1062])-49) &amp; MID([.B1062];2;7)" office:value-type="string" office:string-value="08058428" calcext:value-type="string">
            <text:p>08058428</text:p>
          </table:table-cell>
          <table:table-cell table:style-name="ce8" office:value-type="string" calcext:value-type="string">
            <text:p>a8058428</text:p>
          </table:table-cell>
          <table:table-cell table:style-name="ce8" office:value-type="string" calcext:value-type="string">
            <text:p>ses-bisaura</text:p>
          </table:table-cell>
          <table:table-cell table:style-name="ce8" office:value-type="string" calcext:value-type="string">
            <text:p>SES Bisaura</text:p>
          </table:table-cell>
          <table:table-cell table:number-columns-repeated="986"/>
        </table:table-row>
        <table:table-row table:style-name="ro1">
          <table:table-cell table:formula="of:=&quot;&quot; &amp; CHAR(CODE([.B1063])-49) &amp; MID([.B1063];2;7)" office:value-type="string" office:string-value="08058441" calcext:value-type="string">
            <text:p>08058441</text:p>
          </table:table-cell>
          <table:table-cell table:style-name="ce8" office:value-type="string" calcext:value-type="string">
            <text:p>a8058441</text:p>
          </table:table-cell>
          <table:table-cell table:style-name="ce8" office:value-type="string" calcext:value-type="string">
            <text:p>escola-giroi</text:p>
          </table:table-cell>
          <table:table-cell table:style-name="ce8" office:value-type="string" calcext:value-type="string">
            <text:p>Escola Giroi</text:p>
          </table:table-cell>
          <table:table-cell table:number-columns-repeated="986"/>
        </table:table-row>
        <table:table-row table:style-name="ro1">
          <table:table-cell table:formula="of:=&quot;&quot; &amp; CHAR(CODE([.B1064])-49) &amp; MID([.B1064];2;7)" office:value-type="string" office:string-value="08058465" calcext:value-type="string">
            <text:p>08058465</text:p>
          </table:table-cell>
          <table:table-cell table:style-name="ce8" office:value-type="string" calcext:value-type="string">
            <text:p>a8058465</text:p>
          </table:table-cell>
          <table:table-cell table:style-name="ce8" office:value-type="string" calcext:value-type="string">
            <text:p>esc-enxaneta</text:p>
          </table:table-cell>
          <table:table-cell table:style-name="ce8" office:value-type="string" calcext:value-type="string">
            <text:p>Escola Enxaneta</text:p>
          </table:table-cell>
          <table:table-cell table:number-columns-repeated="986"/>
        </table:table-row>
        <table:table-row table:style-name="ro1">
          <table:table-cell table:formula="of:=&quot;&quot; &amp; CHAR(CODE([.B1065])-49) &amp; MID([.B1065];2;7)" office:value-type="string" office:string-value="08058519" calcext:value-type="string">
            <text:p>08058519</text:p>
          </table:table-cell>
          <table:table-cell table:style-name="ce8" office:value-type="string" calcext:value-type="string">
            <text:p>a8058519</text:p>
          </table:table-cell>
          <table:table-cell table:style-name="ce8" office:value-type="string" calcext:value-type="string">
            <text:p>escolasinera</text:p>
          </table:table-cell>
          <table:table-cell table:style-name="ce8" office:value-type="string" calcext:value-type="string">
            <text:p>Escola Sinera</text:p>
          </table:table-cell>
          <table:table-cell table:number-columns-repeated="986"/>
        </table:table-row>
        <table:table-row table:style-name="ro1">
          <table:table-cell table:formula="of:=&quot;&quot; &amp; CHAR(CODE([.B1066])-49) &amp; MID([.B1066];2;7)" office:value-type="string" office:string-value="08058520" calcext:value-type="string">
            <text:p>08058520</text:p>
          </table:table-cell>
          <table:table-cell table:style-name="ce8" office:value-type="string" calcext:value-type="string">
            <text:p>a8058520</text:p>
          </table:table-cell>
          <table:table-cell table:style-name="ce8" office:value-type="string" calcext:value-type="string">
            <text:p>iespuigdelacreu</text:p>
          </table:table-cell>
          <table:table-cell table:style-name="ce8" office:value-type="string" calcext:value-type="string">
            <text:p>Institut Puig de la Creu</text:p>
          </table:table-cell>
          <table:table-cell table:number-columns-repeated="986"/>
        </table:table-row>
        <table:table-row table:style-name="ro1">
          <table:table-cell table:formula="of:=&quot;&quot; &amp; CHAR(CODE([.B1067])-49) &amp; MID([.B1067];2;7)" office:value-type="string" office:string-value="08058969" calcext:value-type="string">
            <text:p>08058969</text:p>
          </table:table-cell>
          <table:table-cell table:style-name="ce8" office:value-type="string" calcext:value-type="string">
            <text:p>a8058969</text:p>
          </table:table-cell>
          <table:table-cell table:style-name="ce8" office:value-type="string" calcext:value-type="string">
            <text:p>ses-elvern</text:p>
          </table:table-cell>
          <table:table-cell table:style-name="ce8" office:value-type="string" calcext:value-type="string">
            <text:p>SES El Vern</text:p>
          </table:table-cell>
          <table:table-cell table:number-columns-repeated="986"/>
        </table:table-row>
        <table:table-row table:style-name="ro1">
          <table:table-cell table:formula="of:=&quot;&quot; &amp; CHAR(CODE([.B1068])-49) &amp; MID([.B1068];2;7)" office:value-type="string" office:string-value="08059238" calcext:value-type="string">
            <text:p>08059238</text:p>
          </table:table-cell>
          <table:table-cell table:style-name="ce8" office:value-type="string" calcext:value-type="string">
            <text:p>a8059238</text:p>
          </table:table-cell>
          <table:table-cell table:style-name="ce8" office:value-type="string" calcext:value-type="string">
            <text:p>escolademusicsijpc</text:p>
          </table:table-cell>
          <table:table-cell table:style-name="ce8" office:value-type="string" calcext:value-type="string">
            <text:p>Esc. de Música Juan Pedro Carrero</text:p>
          </table:table-cell>
          <table:table-cell table:number-columns-repeated="986"/>
        </table:table-row>
        <table:table-row table:style-name="ro1">
          <table:table-cell table:formula="of:=&quot;&quot; &amp; CHAR(CODE([.B1069])-49) &amp; MID([.B1069];2;7)" office:value-type="string" office:string-value="08059287" calcext:value-type="string">
            <text:p>08059287</text:p>
          </table:table-cell>
          <table:table-cell table:style-name="ce8" office:value-type="string" calcext:value-type="string">
            <text:p>a8059287</text:p>
          </table:table-cell>
          <table:table-cell table:style-name="ce8" office:value-type="string" calcext:value-type="string">
            <text:p>zerguilleries</text:p>
          </table:table-cell>
          <table:table-cell table:style-name="ce8" office:value-type="string" calcext:value-type="string">
            <text:p>ZER Guilleries</text:p>
          </table:table-cell>
          <table:table-cell table:number-columns-repeated="986"/>
        </table:table-row>
        <table:table-row table:style-name="ro1">
          <table:table-cell table:formula="of:=&quot;&quot; &amp; CHAR(CODE([.B1070])-49) &amp; MID([.B1070];2;7)" office:value-type="string" office:string-value="08059329" calcext:value-type="string">
            <text:p>08059329</text:p>
          </table:table-cell>
          <table:table-cell table:style-name="ce8" office:value-type="string" calcext:value-type="string">
            <text:p>a8059329</text:p>
          </table:table-cell>
          <table:table-cell table:style-name="ce8" office:value-type="string" calcext:value-type="string">
            <text:p>iescanpeixauet</text:p>
          </table:table-cell>
          <table:table-cell table:style-name="ce8" office:value-type="string" calcext:value-type="string">
            <text:p>Institut Can Peixauet</text:p>
          </table:table-cell>
          <table:table-cell table:number-columns-repeated="986"/>
        </table:table-row>
        <table:table-row table:style-name="ro1">
          <table:table-cell table:formula="of:=&quot;&quot; &amp; CHAR(CODE([.B1071])-49) &amp; MID([.B1071];2;7)" office:value-type="string" office:string-value="08059354" calcext:value-type="string">
            <text:p>08059354</text:p>
          </table:table-cell>
          <table:table-cell table:style-name="ce8" office:value-type="string" calcext:value-type="string">
            <text:p>a8059354</text:p>
          </table:table-cell>
          <table:table-cell table:style-name="ce8" office:value-type="string" calcext:value-type="string">
            <text:p>ceip-lesroquesblaves</text:p>
          </table:table-cell>
          <table:table-cell table:style-name="ce8" office:value-type="string" calcext:value-type="string">
            <text:p>Escola Les Roques Blaves</text:p>
          </table:table-cell>
          <table:table-cell table:number-columns-repeated="986"/>
        </table:table-row>
        <table:table-row table:style-name="ro1">
          <table:table-cell table:formula="of:=&quot;&quot; &amp; CHAR(CODE([.B1072])-49) &amp; MID([.B1072];2;7)" office:value-type="string" office:string-value="08059524" calcext:value-type="string">
            <text:p>08059524</text:p>
          </table:table-cell>
          <table:table-cell table:style-name="ce8" office:value-type="string" calcext:value-type="string">
            <text:p>a8059524</text:p>
          </table:table-cell>
          <table:table-cell table:style-name="ce8" office:value-type="string" calcext:value-type="string">
            <text:p>sesnavarcles</text:p>
          </table:table-cell>
          <table:table-cell table:style-name="ce8" office:value-type="string" calcext:value-type="string">
            <text:p>SES de Navarcles</text:p>
          </table:table-cell>
          <table:table-cell table:number-columns-repeated="986"/>
        </table:table-row>
        <table:table-row table:style-name="ro1">
          <table:table-cell table:formula="of:=&quot;&quot; &amp; CHAR(CODE([.B1073])-49) &amp; MID([.B1073];2;7)" office:value-type="string" office:string-value="08059639" calcext:value-type="string">
            <text:p>08059639</text:p>
          </table:table-cell>
          <table:table-cell table:style-name="ce8" office:value-type="string" calcext:value-type="string">
            <text:p>a8059639</text:p>
          </table:table-cell>
          <table:table-cell table:style-name="ce8" office:value-type="string" calcext:value-type="string">
            <text:p>escolaprogres</text:p>
          </table:table-cell>
          <table:table-cell table:style-name="ce8" office:value-type="string" calcext:value-type="string">
            <text:p>Escola Progrés</text:p>
          </table:table-cell>
          <table:table-cell table:number-columns-repeated="986"/>
        </table:table-row>
        <table:table-row table:style-name="ro1">
          <table:table-cell table:formula="of:=&quot;&quot; &amp; CHAR(CODE([.B1074])-49) &amp; MID([.B1074];2;7)" office:value-type="string" office:string-value="08059688" calcext:value-type="string">
            <text:p>08059688</text:p>
          </table:table-cell>
          <table:table-cell table:style-name="ce8" office:value-type="string" calcext:value-type="string">
            <text:p>a8059688</text:p>
          </table:table-cell>
          <table:table-cell table:style-name="ce8" office:value-type="string" calcext:value-type="string">
            <text:p>iescapmany</text:p>
          </table:table-cell>
          <table:table-cell table:style-name="ce8" office:value-type="string" calcext:value-type="string">
            <text:p>Institut Maria Aurèlia Capmany</text:p>
          </table:table-cell>
          <table:table-cell table:number-columns-repeated="986"/>
        </table:table-row>
        <table:table-row table:style-name="ro1">
          <table:table-cell table:formula="of:=&quot;&quot; &amp; CHAR(CODE([.B1075])-49) &amp; MID([.B1075];2;7)" office:value-type="string" office:string-value="08059706" calcext:value-type="string">
            <text:p>08059706</text:p>
          </table:table-cell>
          <table:table-cell table:style-name="ce8" office:value-type="string" calcext:value-type="string">
            <text:p>a8059706</text:p>
          </table:table-cell>
          <table:table-cell table:style-name="ce8" office:value-type="string" calcext:value-type="string">
            <text:p>cfasalvadorespriu</text:p>
          </table:table-cell>
          <table:table-cell table:style-name="ce8" office:value-type="string" calcext:value-type="string">
            <text:p>CFA Salvador Espriu</text:p>
          </table:table-cell>
          <table:table-cell table:number-columns-repeated="986"/>
        </table:table-row>
        <table:table-row table:style-name="ro1">
          <table:table-cell table:formula="of:=&quot;&quot; &amp; CHAR(CODE([.B1076])-49) &amp; MID([.B1076];2;7)" office:value-type="string" office:string-value="08059721" calcext:value-type="string">
            <text:p>08059721</text:p>
          </table:table-cell>
          <table:table-cell table:style-name="ce8" office:value-type="string" calcext:value-type="string">
            <text:p>a8059721</text:p>
          </table:table-cell>
          <table:table-cell table:style-name="ce8" office:value-type="string" calcext:value-type="string">
            <text:p>escolamartamata-viladecans</text:p>
          </table:table-cell>
          <table:table-cell table:style-name="ce8" office:value-type="string" calcext:value-type="string">
            <text:p>Escola Marta Mata</text:p>
          </table:table-cell>
          <table:table-cell table:number-columns-repeated="986"/>
        </table:table-row>
        <table:table-row table:style-name="ro1">
          <table:table-cell table:formula="of:=&quot;&quot; &amp; CHAR(CODE([.B1077])-49) &amp; MID([.B1077];2;7)" office:value-type="string" office:string-value="08059731" calcext:value-type="string">
            <text:p>08059731</text:p>
          </table:table-cell>
          <table:table-cell table:style-name="ce8" office:value-type="string" calcext:value-type="string">
            <text:p>a8059731</text:p>
          </table:table-cell>
          <table:table-cell table:style-name="ce8" office:value-type="string" calcext:value-type="string">
            <text:p>cfajujol</text:p>
          </table:table-cell>
          <table:table-cell table:style-name="ce8" office:value-type="string" calcext:value-type="string">
            <text:p>CFA Arquitecte Jujol</text:p>
          </table:table-cell>
          <table:table-cell table:number-columns-repeated="986"/>
        </table:table-row>
        <table:table-row table:style-name="ro1">
          <table:table-cell table:formula="of:=&quot;&quot; &amp; CHAR(CODE([.B1078])-49) &amp; MID([.B1078];2;7)" office:value-type="string" office:string-value="08059755" calcext:value-type="string">
            <text:p>08059755</text:p>
          </table:table-cell>
          <table:table-cell table:style-name="ce8" office:value-type="string" calcext:value-type="string">
            <text:p>a8059755</text:p>
          </table:table-cell>
          <table:table-cell table:style-name="ce8" office:value-type="string" calcext:value-type="string">
            <text:p>escolalafont</text:p>
          </table:table-cell>
          <table:table-cell table:style-name="ce8" office:value-type="string" calcext:value-type="string">
            <text:p>Escola La Font</text:p>
          </table:table-cell>
          <table:table-cell table:number-columns-repeated="986"/>
        </table:table-row>
        <table:table-row table:style-name="ro1">
          <table:table-cell table:formula="of:=&quot;&quot; &amp; CHAR(CODE([.B1079])-49) &amp; MID([.B1079];2;7)" office:value-type="string" office:string-value="08059780" calcext:value-type="string">
            <text:p>08059780</text:p>
          </table:table-cell>
          <table:table-cell table:style-name="ce8" office:value-type="string" calcext:value-type="string">
            <text:p>a8059780</text:p>
          </table:table-cell>
          <table:table-cell table:style-name="ce8" office:value-type="string" calcext:value-type="string">
            <text:p>escbellavista</text:p>
          </table:table-cell>
          <table:table-cell table:style-name="ce8" office:value-type="string" calcext:value-type="string">
            <text:p>Escola Bellavista-Joan Camps i Giró</text:p>
          </table:table-cell>
          <table:table-cell table:number-columns-repeated="986"/>
        </table:table-row>
        <table:table-row table:style-name="ro1">
          <table:table-cell table:formula="of:=&quot;&quot; &amp; CHAR(CODE([.B1080])-49) &amp; MID([.B1080];2;7)" office:value-type="string" office:string-value="08059792" calcext:value-type="string">
            <text:p>08059792</text:p>
          </table:table-cell>
          <table:table-cell table:style-name="ce8" office:value-type="string" calcext:value-type="string">
            <text:p>a8059792</text:p>
          </table:table-cell>
          <table:table-cell table:style-name="ce8" office:value-type="string" calcext:value-type="string">
            <text:p>ceip-mogent</text:p>
          </table:table-cell>
          <table:table-cell table:style-name="ce8" office:value-type="string" calcext:value-type="string">
            <text:p>Escola Mogent</text:p>
          </table:table-cell>
          <table:table-cell table:number-columns-repeated="986"/>
        </table:table-row>
        <table:table-row table:style-name="ro1">
          <table:table-cell table:formula="of:=&quot;&quot; &amp; CHAR(CODE([.B1081])-49) &amp; MID([.B1081];2;7)" office:value-type="string" office:string-value="08059809" calcext:value-type="string">
            <text:p>08059809</text:p>
          </table:table-cell>
          <table:table-cell table:style-name="ce8" office:value-type="string" calcext:value-type="string">
            <text:p>a8059809</text:p>
          </table:table-cell>
          <table:table-cell table:style-name="ce8" office:value-type="string" calcext:value-type="string">
            <text:p>escolaelroure</text:p>
          </table:table-cell>
          <table:table-cell table:style-name="ce8" office:value-type="string" calcext:value-type="string">
            <text:p>Escola El Roure</text:p>
          </table:table-cell>
          <table:table-cell table:number-columns-repeated="986"/>
        </table:table-row>
        <table:table-row table:style-name="ro1">
          <table:table-cell table:formula="of:=&quot;&quot; &amp; CHAR(CODE([.B1082])-49) &amp; MID([.B1082];2;7)" office:value-type="string" office:string-value="08059810" calcext:value-type="string">
            <text:p>08059810</text:p>
          </table:table-cell>
          <table:table-cell table:style-name="ce8" office:value-type="string" calcext:value-type="string">
            <text:p>a8059810</text:p>
          </table:table-cell>
          <table:table-cell table:style-name="ce8" office:value-type="string" calcext:value-type="string">
            <text:p>ceipvinyadelsastret</text:p>
          </table:table-cell>
          <table:table-cell table:style-name="ce8" office:value-type="string" calcext:value-type="string">
            <text:p>Escola Vinya del Sastret</text:p>
          </table:table-cell>
          <table:table-cell table:number-columns-repeated="986"/>
        </table:table-row>
        <table:table-row table:style-name="ro1">
          <table:table-cell table:formula="of:=&quot;&quot; &amp; CHAR(CODE([.B1083])-49) &amp; MID([.B1083];2;7)" office:value-type="string" office:string-value="08059822" calcext:value-type="string">
            <text:p>08059822</text:p>
          </table:table-cell>
          <table:table-cell table:style-name="ce8" office:value-type="string" calcext:value-type="string">
            <text:p>a8059822</text:p>
          </table:table-cell>
          <table:table-cell table:style-name="ce8" office:value-type="string" calcext:value-type="string">
            <text:p>ceip-ernest-lluch</text:p>
          </table:table-cell>
          <table:table-cell table:style-name="ce8" office:value-type="string" calcext:value-type="string">
            <text:p>Escola Ernest Lluch</text:p>
          </table:table-cell>
          <table:table-cell table:number-columns-repeated="986"/>
        </table:table-row>
        <table:table-row table:style-name="ro1">
          <table:table-cell table:formula="of:=&quot;&quot; &amp; CHAR(CODE([.B1084])-49) &amp; MID([.B1084];2;7)" office:value-type="string" office:string-value="08059871" calcext:value-type="string">
            <text:p>08059871</text:p>
          </table:table-cell>
          <table:table-cell table:style-name="ce8" office:value-type="string" calcext:value-type="string">
            <text:p>a8059871</text:p>
          </table:table-cell>
          <table:table-cell table:style-name="ce8" office:value-type="string" calcext:value-type="string">
            <text:p>ceip-gerbert-d-orlhac</text:p>
          </table:table-cell>
          <table:table-cell table:style-name="ce8" office:value-type="string" calcext:value-type="string">
            <text:p>Escola Gerbert d'Orlhac</text:p>
          </table:table-cell>
          <table:table-cell table:number-columns-repeated="986"/>
        </table:table-row>
        <table:table-row table:style-name="ro1">
          <table:table-cell table:formula="of:=&quot;&quot; &amp; CHAR(CODE([.B1085])-49) &amp; MID([.B1085];2;7)" office:value-type="string" office:string-value="08059998" calcext:value-type="string">
            <text:p>08059998</text:p>
          </table:table-cell>
          <table:table-cell table:style-name="ce8" office:value-type="string" calcext:value-type="string">
            <text:p>a8059998</text:p>
          </table:table-cell>
          <table:table-cell table:style-name="ce8" office:value-type="string" calcext:value-type="string">
            <text:p>ceiplapau</text:p>
          </table:table-cell>
          <table:table-cell table:style-name="ce8" office:value-type="string" calcext:value-type="string">
            <text:p>Escola La Pau</text:p>
          </table:table-cell>
          <table:table-cell table:number-columns-repeated="986"/>
        </table:table-row>
        <table:table-row table:style-name="ro1">
          <table:table-cell table:formula="of:=&quot;&quot; &amp; CHAR(CODE([.B1086])-49) &amp; MID([.B1086];2;7)" office:value-type="string" office:string-value="08060009" calcext:value-type="string">
            <text:p>08060009</text:p>
          </table:table-cell>
          <table:table-cell table:style-name="ce8" office:value-type="string" calcext:value-type="string">
            <text:p>a8060009</text:p>
          </table:table-cell>
          <table:table-cell table:style-name="ce8" office:value-type="string" calcext:value-type="string">
            <text:p>sesmcarrascoformiguera-sfc</text:p>
          </table:table-cell>
          <table:table-cell table:style-name="ce8" office:value-type="string" calcext:value-type="string">
            <text:p>SES Manuel Carrasco i Formiguera</text:p>
          </table:table-cell>
          <table:table-cell table:number-columns-repeated="986"/>
        </table:table-row>
        <table:table-row table:style-name="ro1">
          <table:table-cell table:formula="of:=&quot;&quot; &amp; CHAR(CODE([.B1087])-49) &amp; MID([.B1087];2;7)" office:value-type="string" office:string-value="08060095" calcext:value-type="string">
            <text:p>08060095</text:p>
          </table:table-cell>
          <table:table-cell table:style-name="ce8" office:value-type="string" calcext:value-type="string">
            <text:p>a8060095</text:p>
          </table:table-cell>
          <table:table-cell table:style-name="ce8" office:value-type="string" calcext:value-type="string">
            <text:p>cfa-montseny</text:p>
          </table:table-cell>
          <table:table-cell table:style-name="ce8" office:value-type="string" calcext:value-type="string">
            <text:p>CFA Montseny</text:p>
          </table:table-cell>
          <table:table-cell table:number-columns-repeated="986"/>
        </table:table-row>
        <table:table-row table:style-name="ro1">
          <table:table-cell table:formula="of:=&quot;&quot; &amp; CHAR(CODE([.B1088])-49) &amp; MID([.B1088];2;7)" office:value-type="string" office:string-value="08060113" calcext:value-type="string">
            <text:p>08060113</text:p>
          </table:table-cell>
          <table:table-cell table:style-name="ce8" office:value-type="string" calcext:value-type="string">
            <text:p>a8060113</text:p>
          </table:table-cell>
          <table:table-cell table:style-name="ce8" office:value-type="string" calcext:value-type="string">
            <text:p>cfajacintcarrio</text:p>
          </table:table-cell>
          <table:table-cell table:style-name="ce8" office:value-type="string" calcext:value-type="string">
            <text:p>CFA Jacint Carrió i Vilaseca</text:p>
          </table:table-cell>
          <table:table-cell table:number-columns-repeated="986"/>
        </table:table-row>
        <table:table-row table:style-name="ro1">
          <table:table-cell table:formula="of:=&quot;&quot; &amp; CHAR(CODE([.B1089])-49) &amp; MID([.B1089];2;7)" office:value-type="string" office:string-value="08060137" calcext:value-type="string">
            <text:p>08060137</text:p>
          </table:table-cell>
          <table:table-cell table:style-name="ce8" office:value-type="string" calcext:value-type="string">
            <text:p>a8060137</text:p>
          </table:table-cell>
          <table:table-cell table:style-name="ce8" office:value-type="string" calcext:value-type="string">
            <text:p>cfaedeliahernandez</text:p>
          </table:table-cell>
          <table:table-cell table:style-name="ce8" office:value-type="string" calcext:value-type="string">
            <text:p>CFA Edèlia Hernández</text:p>
          </table:table-cell>
          <table:table-cell table:number-columns-repeated="986"/>
        </table:table-row>
        <table:table-row table:style-name="ro1">
          <table:table-cell table:formula="of:=&quot;&quot; &amp; CHAR(CODE([.B1090])-49) &amp; MID([.B1090];2;7)" office:value-type="string" office:string-value="08060204" calcext:value-type="string">
            <text:p>08060204</text:p>
          </table:table-cell>
          <table:table-cell table:style-name="ce8" office:value-type="string" calcext:value-type="string">
            <text:p>a8060204</text:p>
          </table:table-cell>
          <table:table-cell table:style-name="ce8" office:value-type="string" calcext:value-type="string">
            <text:p>cfagransol</text:p>
          </table:table-cell>
          <table:table-cell table:style-name="ce8" office:value-type="string" calcext:value-type="string">
            <text:p>AFA Gran Sol</text:p>
          </table:table-cell>
          <table:table-cell table:number-columns-repeated="986"/>
        </table:table-row>
        <table:table-row table:style-name="ro1">
          <table:table-cell table:formula="of:=&quot;&quot; &amp; CHAR(CODE([.B1091])-49) &amp; MID([.B1091];2;7)" office:value-type="string" office:string-value="08060216" calcext:value-type="string">
            <text:p>08060216</text:p>
          </table:table-cell>
          <table:table-cell table:style-name="ce8" office:value-type="string" calcext:value-type="string">
            <text:p>a8060216</text:p>
          </table:table-cell>
          <table:table-cell table:style-name="ce8" office:value-type="string" calcext:value-type="string">
            <text:p>cfamorerapomar</text:p>
          </table:table-cell>
          <table:table-cell table:style-name="ce8" office:value-type="string" calcext:value-type="string">
            <text:p>CFA Morera Pomar</text:p>
          </table:table-cell>
          <table:table-cell table:number-columns-repeated="986"/>
        </table:table-row>
        <table:table-row table:style-name="ro1">
          <table:table-cell table:formula="of:=&quot;&quot; &amp; CHAR(CODE([.B1092])-49) &amp; MID([.B1092];2;7)" office:value-type="string" office:string-value="08060228" calcext:value-type="string">
            <text:p>08060228</text:p>
          </table:table-cell>
          <table:table-cell table:style-name="ce8" office:value-type="string" calcext:value-type="string">
            <text:p>a8060228</text:p>
          </table:table-cell>
          <table:table-cell table:style-name="ce8" office:value-type="string" calcext:value-type="string">
            <text:p>cfaclot</text:p>
          </table:table-cell>
          <table:table-cell table:style-name="ce8" office:value-type="string" calcext:value-type="string">
            <text:p>CFA El clot</text:p>
          </table:table-cell>
          <table:table-cell table:number-columns-repeated="986"/>
        </table:table-row>
        <table:table-row table:style-name="ro1">
          <table:table-cell table:formula="of:=&quot;&quot; &amp; CHAR(CODE([.B1093])-49) &amp; MID([.B1093];2;7)" office:value-type="string" office:string-value="08060231" calcext:value-type="string">
            <text:p>08060231</text:p>
          </table:table-cell>
          <table:table-cell table:style-name="ce8" office:value-type="string" calcext:value-type="string">
            <text:p>a8060231</text:p>
          </table:table-cell>
          <table:table-cell table:style-name="ce8" office:value-type="string" calcext:value-type="string">
            <text:p>cfapegaso</text:p>
          </table:table-cell>
          <table:table-cell table:style-name="ce8" office:value-type="string" calcext:value-type="string">
            <text:p>CFA Pegaso</text:p>
          </table:table-cell>
          <table:table-cell table:number-columns-repeated="986"/>
        </table:table-row>
        <table:table-row table:style-name="ro1">
          <table:table-cell table:formula="of:=&quot;&quot; &amp; CHAR(CODE([.B1094])-49) &amp; MID([.B1094];2;7)" office:value-type="string" office:string-value="08060265" calcext:value-type="string">
            <text:p>08060265</text:p>
          </table:table-cell>
          <table:table-cell table:style-name="ce8" office:value-type="string" calcext:value-type="string">
            <text:p>a8060265</text:p>
          </table:table-cell>
          <table:table-cell table:style-name="ce8" office:value-type="string" calcext:value-type="string">
            <text:p>afapremia</text:p>
          </table:table-cell>
          <table:table-cell table:style-name="ce8" office:value-type="string" calcext:value-type="string">
            <text:p>AFA Premià de Mar</text:p>
          </table:table-cell>
          <table:table-cell table:number-columns-repeated="986"/>
        </table:table-row>
        <table:table-row table:style-name="ro1">
          <table:table-cell table:formula="of:=&quot;&quot; &amp; CHAR(CODE([.B1095])-49) &amp; MID([.B1095];2;7)" office:value-type="string" office:string-value="08060277" calcext:value-type="string">
            <text:p>08060277</text:p>
          </table:table-cell>
          <table:table-cell table:style-name="ce8" office:value-type="string" calcext:value-type="string">
            <text:p>a8060277</text:p>
          </table:table-cell>
          <table:table-cell table:style-name="ce8" office:value-type="string" calcext:value-type="string">
            <text:p>afa-rubi</text:p>
          </table:table-cell>
          <table:table-cell table:style-name="ce8" office:value-type="string" calcext:value-type="string">
            <text:p>AFA Pau Casals</text:p>
          </table:table-cell>
          <table:table-cell table:number-columns-repeated="986"/>
        </table:table-row>
        <table:table-row table:style-name="ro1">
          <table:table-cell table:formula="of:=&quot;&quot; &amp; CHAR(CODE([.B1096])-49) &amp; MID([.B1096];2;7)" office:value-type="string" office:string-value="08060290" calcext:value-type="string">
            <text:p>08060290</text:p>
          </table:table-cell>
          <table:table-cell table:style-name="ce8" office:value-type="string" calcext:value-type="string">
            <text:p>a8060290</text:p>
          </table:table-cell>
          <table:table-cell table:style-name="ce8" office:value-type="string" calcext:value-type="string">
            <text:p>cfasinguerlin</text:p>
          </table:table-cell>
          <table:table-cell table:style-name="ce8" office:value-type="string" calcext:value-type="string">
            <text:p>CFA Singuerlín</text:p>
          </table:table-cell>
          <table:table-cell table:number-columns-repeated="986"/>
        </table:table-row>
        <table:table-row table:style-name="ro1">
          <table:table-cell table:formula="of:=&quot;&quot; &amp; CHAR(CODE([.B1097])-49) &amp; MID([.B1097];2;7)" office:value-type="string" office:string-value="08060411" calcext:value-type="string">
            <text:p>08060411</text:p>
          </table:table-cell>
          <table:table-cell table:style-name="ce8" office:value-type="string" calcext:value-type="string">
            <text:p>a8060411</text:p>
          </table:table-cell>
          <table:table-cell table:style-name="ce8" office:value-type="string" calcext:value-type="string">
            <text:p>cfasants</text:p>
          </table:table-cell>
          <table:table-cell table:style-name="ce8" office:value-type="string" calcext:value-type="string">
            <text:p>CFA Sants-Sant Raimon de Penyafort</text:p>
          </table:table-cell>
          <table:table-cell table:number-columns-repeated="986"/>
        </table:table-row>
        <table:table-row table:style-name="ro1">
          <table:table-cell table:formula="of:=&quot;&quot; &amp; CHAR(CODE([.B1098])-49) &amp; MID([.B1098];2;7)" office:value-type="string" office:string-value="08060423" calcext:value-type="string">
            <text:p>08060423</text:p>
          </table:table-cell>
          <table:table-cell table:style-name="ce8" office:value-type="string" calcext:value-type="string">
            <text:p>a8060423</text:p>
          </table:table-cell>
          <table:table-cell table:style-name="ce8" office:value-type="string" calcext:value-type="string">
            <text:p>escolamasprats</text:p>
          </table:table-cell>
          <table:table-cell table:style-name="ce8" office:value-type="string" calcext:value-type="string">
            <text:p>Escola Mas Prats</text:p>
          </table:table-cell>
          <table:table-cell table:number-columns-repeated="986"/>
        </table:table-row>
        <table:table-row table:style-name="ro1">
          <table:table-cell table:formula="of:=&quot;&quot; &amp; CHAR(CODE([.B1099])-49) &amp; MID([.B1099];2;7)" office:value-type="string" office:string-value="08060484" calcext:value-type="string">
            <text:p>08060484</text:p>
          </table:table-cell>
          <table:table-cell table:style-name="ce8" office:value-type="string" calcext:value-type="string">
            <text:p>a8060484</text:p>
          </table:table-cell>
          <table:table-cell table:style-name="ce8" office:value-type="string" calcext:value-type="string">
            <text:p>escolataularodona</text:p>
          </table:table-cell>
          <table:table-cell table:style-name="ce8" office:value-type="string" calcext:value-type="string">
            <text:p>Escola Taula Rodona</text:p>
          </table:table-cell>
          <table:table-cell table:number-columns-repeated="986"/>
        </table:table-row>
        <table:table-row table:style-name="ro1">
          <table:table-cell table:formula="of:=&quot;&quot; &amp; CHAR(CODE([.B1100])-49) &amp; MID([.B1100];2;7)" office:value-type="string" office:string-value="08060514" calcext:value-type="string">
            <text:p>08060514</text:p>
          </table:table-cell>
          <table:table-cell table:style-name="ce8" office:value-type="string" calcext:value-type="string">
            <text:p>a8060514</text:p>
          </table:table-cell>
          <table:table-cell table:style-name="ce8" office:value-type="string" calcext:value-type="string">
            <text:p>institutdemasquefa</text:p>
          </table:table-cell>
          <table:table-cell table:style-name="ce8" office:value-type="string" calcext:value-type="string">
            <text:p>Institut de Masquefa</text:p>
          </table:table-cell>
          <table:table-cell table:number-columns-repeated="986"/>
        </table:table-row>
        <table:table-row table:style-name="ro1">
          <table:table-cell table:formula="of:=&quot;&quot; &amp; CHAR(CODE([.B1101])-49) &amp; MID([.B1101];2;7)" office:value-type="string" office:string-value="08060526" calcext:value-type="string">
            <text:p>08060526</text:p>
          </table:table-cell>
          <table:table-cell table:style-name="ce8" office:value-type="string" calcext:value-type="string">
            <text:p>a8060526</text:p>
          </table:table-cell>
          <table:table-cell table:style-name="ce8" office:value-type="string" calcext:value-type="string">
            <text:p>ceipcreixa</text:p>
          </table:table-cell>
          <table:table-cell table:style-name="ce8" office:value-type="string" calcext:value-type="string">
            <text:p>Escola Creixà</text:p>
          </table:table-cell>
          <table:table-cell table:number-columns-repeated="986"/>
        </table:table-row>
        <table:table-row table:style-name="ro1">
          <table:table-cell table:formula="of:=&quot;&quot; &amp; CHAR(CODE([.B1102])-49) &amp; MID([.B1102];2;7)" office:value-type="string" office:string-value="08060538" calcext:value-type="string">
            <text:p>08060538</text:p>
          </table:table-cell>
          <table:table-cell table:style-name="ce8" office:value-type="string" calcext:value-type="string">
            <text:p>a8060538</text:p>
          </table:table-cell>
          <table:table-cell table:style-name="ce8" office:value-type="string" calcext:value-type="string">
            <text:p>eoielprat</text:p>
          </table:table-cell>
          <table:table-cell table:style-name="ce8" office:value-type="string" calcext:value-type="string">
            <text:p>EOI del Prat de Llobregat</text:p>
          </table:table-cell>
          <table:table-cell table:number-columns-repeated="986"/>
        </table:table-row>
        <table:table-row table:style-name="ro1">
          <table:table-cell table:formula="of:=&quot;&quot; &amp; CHAR(CODE([.B1103])-49) &amp; MID([.B1103];2;7)" office:value-type="string" office:string-value="08060599" calcext:value-type="string">
            <text:p>08060599</text:p>
          </table:table-cell>
          <table:table-cell table:style-name="ce8" office:value-type="string" calcext:value-type="string">
            <text:p>a8060599</text:p>
          </table:table-cell>
          <table:table-cell table:style-name="ce8" office:value-type="string" calcext:value-type="string">
            <text:p>ceipgarigot</text:p>
          </table:table-cell>
          <table:table-cell table:style-name="ce8" office:value-type="string" calcext:value-type="string">
            <text:p>Escola Garigot</text:p>
          </table:table-cell>
          <table:table-cell table:number-columns-repeated="986"/>
        </table:table-row>
        <table:table-row table:style-name="ro1">
          <table:table-cell table:formula="of:=&quot;&quot; &amp; CHAR(CODE([.B1104])-49) &amp; MID([.B1104];2;7)" office:value-type="string" office:string-value="08060605" calcext:value-type="string">
            <text:p>08060605</text:p>
          </table:table-cell>
          <table:table-cell table:style-name="ce8" office:value-type="string" calcext:value-type="string">
            <text:p>a8060605</text:p>
          </table:table-cell>
          <table:table-cell table:style-name="ce8" office:value-type="string" calcext:value-type="string">
            <text:p>ceip-fontroure</text:p>
          </table:table-cell>
          <table:table-cell table:style-name="ce8" office:value-type="string" calcext:value-type="string">
            <text:p>Escola Font del Roure</text:p>
          </table:table-cell>
          <table:table-cell table:number-columns-repeated="986"/>
        </table:table-row>
        <table:table-row table:style-name="ro1">
          <table:table-cell table:formula="of:=&quot;&quot; &amp; CHAR(CODE([.B1105])-49) &amp; MID([.B1105];2;7)" office:value-type="string" office:string-value="08060629" calcext:value-type="string">
            <text:p>08060629</text:p>
          </table:table-cell>
          <table:table-cell table:style-name="ce8" office:value-type="string" calcext:value-type="string">
            <text:p>a8060629</text:p>
          </table:table-cell>
          <table:table-cell table:style-name="ce8" office:value-type="string" calcext:value-type="string">
            <text:p>escolaelcorb</text:p>
          </table:table-cell>
          <table:table-cell table:style-name="ce8" office:value-type="string" calcext:value-type="string">
            <text:p>Escola El Corb</text:p>
          </table:table-cell>
          <table:table-cell table:number-columns-repeated="986"/>
        </table:table-row>
        <table:table-row table:style-name="ro1">
          <table:table-cell table:formula="of:=&quot;&quot; &amp; CHAR(CODE([.B1106])-49) &amp; MID([.B1106];2;7)" office:value-type="string" office:string-value="08060642" calcext:value-type="string">
            <text:p>08060642</text:p>
          </table:table-cell>
          <table:table-cell table:style-name="ce8" office:value-type="string" calcext:value-type="string">
            <text:p>a8060642</text:p>
          </table:table-cell>
          <table:table-cell table:style-name="ce8" office:value-type="string" calcext:value-type="string">
            <text:p>llar-pota-roges</text:p>
          </table:table-cell>
          <table:table-cell table:style-name="ce8" office:value-type="string" calcext:value-type="string">
            <text:p>Llar d'infants de Cervelló</text:p>
          </table:table-cell>
          <table:table-cell table:number-columns-repeated="986"/>
        </table:table-row>
        <table:table-row table:style-name="ro1">
          <table:table-cell table:formula="of:=&quot;&quot; &amp; CHAR(CODE([.B1107])-49) &amp; MID([.B1107];2;7)" office:value-type="string" office:string-value="08060757" calcext:value-type="string">
            <text:p>08060757</text:p>
          </table:table-cell>
          <table:table-cell table:style-name="ce8" office:value-type="string" calcext:value-type="string">
            <text:p>a8060757</text:p>
          </table:table-cell>
          <table:table-cell table:style-name="ce8" office:value-type="string" calcext:value-type="string">
            <text:p>ceiptorredemer</text:p>
          </table:table-cell>
          <table:table-cell table:style-name="ce8" office:value-type="string" calcext:value-type="string">
            <text:p>Escola Joan Torredemer Canela</text:p>
          </table:table-cell>
          <table:table-cell table:number-columns-repeated="986"/>
        </table:table-row>
        <table:table-row table:style-name="ro1">
          <table:table-cell table:formula="of:=&quot;&quot; &amp; CHAR(CODE([.B1108])-49) &amp; MID([.B1108];2;7)" office:value-type="string" office:string-value="08060836" calcext:value-type="string">
            <text:p>08060836</text:p>
          </table:table-cell>
          <table:table-cell table:style-name="ce8" office:value-type="string" calcext:value-type="string">
            <text:p>a8060836</text:p>
          </table:table-cell>
          <table:table-cell table:style-name="ce8" office:value-type="string" calcext:value-type="string">
            <text:p>escolaturodeldrac</text:p>
          </table:table-cell>
          <table:table-cell table:style-name="ce8" office:value-type="string" calcext:value-type="string">
            <text:p>Escola Turó del Drac</text:p>
          </table:table-cell>
          <table:table-cell table:number-columns-repeated="986"/>
        </table:table-row>
        <table:table-row table:style-name="ro1">
          <table:table-cell table:formula="of:=&quot;&quot; &amp; CHAR(CODE([.B1109])-49) &amp; MID([.B1109];2;7)" office:value-type="string" office:string-value="08060848" calcext:value-type="string">
            <text:p>08060848</text:p>
          </table:table-cell>
          <table:table-cell table:style-name="ce8" office:value-type="string" calcext:value-type="string">
            <text:p>a8060848</text:p>
          </table:table-cell>
          <table:table-cell table:style-name="ce8" office:value-type="string" calcext:value-type="string">
            <text:p>ceipsab</text:p>
          </table:table-cell>
          <table:table-cell table:style-name="ce8" office:value-type="string" calcext:value-type="string">
            <text:p>Escola de Sant Andreu de la Barca</text:p>
          </table:table-cell>
          <table:table-cell table:number-columns-repeated="986"/>
        </table:table-row>
        <table:table-row table:style-name="ro1">
          <table:table-cell table:formula="of:=&quot;&quot; &amp; CHAR(CODE([.B1110])-49) &amp; MID([.B1110];2;7)" office:value-type="string" office:string-value="08060851" calcext:value-type="string">
            <text:p>08060851</text:p>
          </table:table-cell>
          <table:table-cell table:style-name="ce8" office:value-type="string" calcext:value-type="string">
            <text:p>a8060851</text:p>
          </table:table-cell>
          <table:table-cell table:style-name="ce8" office:value-type="string" calcext:value-type="string">
            <text:p>escola-olivera</text:p>
          </table:table-cell>
          <table:table-cell table:style-name="ce8" office:value-type="string" calcext:value-type="string">
            <text:p>Escola L'Olivera</text:p>
          </table:table-cell>
          <table:table-cell table:number-columns-repeated="986"/>
        </table:table-row>
        <table:table-row table:style-name="ro1">
          <table:table-cell table:formula="of:=&quot;&quot; &amp; CHAR(CODE([.B1111])-49) &amp; MID([.B1111];2;7)" office:value-type="string" office:string-value="08060903" calcext:value-type="string">
            <text:p>08060903</text:p>
          </table:table-cell>
          <table:table-cell table:style-name="ce8" office:value-type="string" calcext:value-type="string">
            <text:p>a8060903</text:p>
          </table:table-cell>
          <table:table-cell table:style-name="ce8" office:value-type="string" calcext:value-type="string">
            <text:p>escolaelcolomer</text:p>
          </table:table-cell>
          <table:table-cell table:style-name="ce8" office:value-type="string" calcext:value-type="string">
            <text:p>Escola El Colomer</text:p>
          </table:table-cell>
          <table:table-cell table:number-columns-repeated="986"/>
        </table:table-row>
        <table:table-row table:style-name="ro1">
          <table:table-cell table:formula="of:=&quot;&quot; &amp; CHAR(CODE([.B1112])-49) &amp; MID([.B1112];2;7)" office:value-type="string" office:string-value="08060915" calcext:value-type="string">
            <text:p>08060915</text:p>
          </table:table-cell>
          <table:table-cell table:style-name="ce8" office:value-type="string" calcext:value-type="string">
            <text:p>a8060915</text:p>
          </table:table-cell>
          <table:table-cell table:style-name="ce8" office:value-type="string" calcext:value-type="string">
            <text:p>insmariadebell-lloc</text:p>
          </table:table-cell>
          <table:table-cell table:style-name="ce8" office:value-type="string" calcext:value-type="string">
            <text:p>Institut de Bigues i Riells</text:p>
          </table:table-cell>
          <table:table-cell table:number-columns-repeated="986"/>
        </table:table-row>
        <table:table-row table:style-name="ro1">
          <table:table-cell table:formula="of:=&quot;&quot; &amp; CHAR(CODE([.B1113])-49) &amp; MID([.B1113];2;7)" office:value-type="string" office:string-value="08060927" calcext:value-type="string">
            <text:p>08060927</text:p>
          </table:table-cell>
          <table:table-cell table:style-name="ce8" office:value-type="string" calcext:value-type="string">
            <text:p>a8060927</text:p>
          </table:table-cell>
          <table:table-cell table:style-name="ce8" office:value-type="string" calcext:value-type="string">
            <text:p>ceipvoradelmar</text:p>
          </table:table-cell>
          <table:table-cell table:style-name="ce8" office:value-type="string" calcext:value-type="string">
            <text:p>Escola Vora del Mar</text:p>
          </table:table-cell>
          <table:table-cell table:number-columns-repeated="986"/>
        </table:table-row>
        <table:table-row table:style-name="ro1">
          <table:table-cell table:formula="of:=&quot;&quot; &amp; CHAR(CODE([.B1114])-49) &amp; MID([.B1114];2;7)" office:value-type="string" office:string-value="08060939" calcext:value-type="string">
            <text:p>08060939</text:p>
          </table:table-cell>
          <table:table-cell table:style-name="ce8" office:value-type="string" calcext:value-type="string">
            <text:p>a8060939</text:p>
          </table:table-cell>
          <table:table-cell table:style-name="ce8" office:value-type="string" calcext:value-type="string">
            <text:p>ceipgueraudeliost</text:p>
          </table:table-cell>
          <table:table-cell table:style-name="ce8" office:value-type="string" calcext:value-type="string">
            <text:p>Escola Guerau de Liost</text:p>
          </table:table-cell>
          <table:table-cell table:number-columns-repeated="986"/>
        </table:table-row>
        <table:table-row table:style-name="ro1">
          <table:table-cell table:formula="of:=&quot;&quot; &amp; CHAR(CODE([.B1115])-49) &amp; MID([.B1115];2;7)" office:value-type="string" office:string-value="08060940" calcext:value-type="string">
            <text:p>08060940</text:p>
          </table:table-cell>
          <table:table-cell table:style-name="ce8" office:value-type="string" calcext:value-type="string">
            <text:p>a8060940</text:p>
          </table:table-cell>
          <table:table-cell table:style-name="ce8" office:value-type="string" calcext:value-type="string">
            <text:p>escolarosaoriol</text:p>
          </table:table-cell>
          <table:table-cell table:style-name="ce8" office:value-type="string" calcext:value-type="string">
            <text:p>Escola Rosa Oriol Anguera</text:p>
          </table:table-cell>
          <table:table-cell table:number-columns-repeated="986"/>
        </table:table-row>
        <table:table-row table:style-name="ro1">
          <table:table-cell table:formula="of:=&quot;&quot; &amp; CHAR(CODE([.B1116])-49) &amp; MID([.B1116];2;7)" office:value-type="string" office:string-value="08060952" calcext:value-type="string">
            <text:p>08060952</text:p>
          </table:table-cell>
          <table:table-cell table:style-name="ce8" office:value-type="string" calcext:value-type="string">
            <text:p>a8060952</text:p>
          </table:table-cell>
          <table:table-cell table:style-name="ce8" office:value-type="string" calcext:value-type="string">
            <text:p>escolaelsvinyals</text:p>
          </table:table-cell>
          <table:table-cell table:style-name="ce8" office:value-type="string" calcext:value-type="string">
            <text:p>Escola Els Vinyals</text:p>
          </table:table-cell>
          <table:table-cell table:number-columns-repeated="986"/>
        </table:table-row>
        <table:table-row table:style-name="ro1">
          <table:table-cell table:formula="of:=&quot;&quot; &amp; CHAR(CODE([.B1117])-49) &amp; MID([.B1117];2;7)" office:value-type="string" office:string-value="08060964" calcext:value-type="string">
            <text:p>08060964</text:p>
          </table:table-cell>
          <table:table-cell table:style-name="ce8" office:value-type="string" calcext:value-type="string">
            <text:p>a8060964</text:p>
          </table:table-cell>
          <table:table-cell table:style-name="ce8" office:value-type="string" calcext:value-type="string">
            <text:p>ceip-quatrevents</text:p>
          </table:table-cell>
          <table:table-cell table:style-name="ce8" office:value-type="string" calcext:value-type="string">
            <text:p>Escola Quatre Vents</text:p>
          </table:table-cell>
          <table:table-cell table:number-columns-repeated="986"/>
        </table:table-row>
        <table:table-row table:style-name="ro1">
          <table:table-cell table:formula="of:=&quot;&quot; &amp; CHAR(CODE([.B1118])-49) &amp; MID([.B1118];2;7)" office:value-type="string" office:string-value="08060976" calcext:value-type="string">
            <text:p>08060976</text:p>
          </table:table-cell>
          <table:table-cell table:style-name="ce8" office:value-type="string" calcext:value-type="string">
            <text:p>a8060976</text:p>
          </table:table-cell>
          <table:table-cell table:style-name="ce8" office:value-type="string" calcext:value-type="string">
            <text:p>iesdelvoltreganes</text:p>
          </table:table-cell>
          <table:table-cell table:style-name="ce8" office:value-type="string" calcext:value-type="string">
            <text:p>Institut del Voltreganès</text:p>
          </table:table-cell>
          <table:table-cell table:number-columns-repeated="986"/>
        </table:table-row>
        <table:table-row table:style-name="ro1">
          <table:table-cell table:formula="of:=&quot;&quot; &amp; CHAR(CODE([.B1119])-49) &amp; MID([.B1119];2;7)" office:value-type="string" office:string-value="08060988" calcext:value-type="string">
            <text:p>08060988</text:p>
          </table:table-cell>
          <table:table-cell table:style-name="ce8" office:value-type="string" calcext:value-type="string">
            <text:p>a8060988</text:p>
          </table:table-cell>
          <table:table-cell table:style-name="ce8" office:value-type="string" calcext:value-type="string">
            <text:p>escolacalmusic</text:p>
          </table:table-cell>
          <table:table-cell table:style-name="ce8" office:value-type="string" calcext:value-type="string">
            <text:p>Escola Cal Músic</text:p>
          </table:table-cell>
          <table:table-cell table:number-columns-repeated="986"/>
        </table:table-row>
        <table:table-row table:style-name="ro1">
          <table:table-cell table:formula="of:=&quot;&quot; &amp; CHAR(CODE([.B1120])-49) &amp; MID([.B1120];2;7)" office:value-type="string" office:string-value="08061002" calcext:value-type="string">
            <text:p>08061002</text:p>
          </table:table-cell>
          <table:table-cell table:style-name="ce8" office:value-type="string" calcext:value-type="string">
            <text:p>a8061002</text:p>
          </table:table-cell>
          <table:table-cell table:style-name="ce8" office:value-type="string" calcext:value-type="string">
            <text:p>ceiplesparellades</text:p>
          </table:table-cell>
          <table:table-cell table:style-name="ce8" office:value-type="string" calcext:value-type="string">
            <text:p>Escola Les Parellades</text:p>
          </table:table-cell>
          <table:table-cell table:number-columns-repeated="986"/>
        </table:table-row>
        <table:table-row table:style-name="ro1">
          <table:table-cell table:formula="of:=&quot;&quot; &amp; CHAR(CODE([.B1121])-49) &amp; MID([.B1121];2;7)" office:value-type="string" office:string-value="08061014" calcext:value-type="string">
            <text:p>08061014</text:p>
          </table:table-cell>
          <table:table-cell table:style-name="ce8" office:value-type="string" calcext:value-type="string">
            <text:p>a8061014</text:p>
          </table:table-cell>
          <table:table-cell table:style-name="ce8" office:value-type="string" calcext:value-type="string">
            <text:p>iesvinyet</text:p>
          </table:table-cell>
          <table:table-cell table:style-name="ce8" office:value-type="string" calcext:value-type="string">
            <text:p>Institut Vinyet</text:p>
          </table:table-cell>
          <table:table-cell table:number-columns-repeated="986"/>
        </table:table-row>
        <table:table-row table:style-name="ro1">
          <table:table-cell table:formula="of:=&quot;&quot; &amp; CHAR(CODE([.B1122])-49) &amp; MID([.B1122];2;7)" office:value-type="string" office:string-value="08061026" calcext:value-type="string">
            <text:p>08061026</text:p>
          </table:table-cell>
          <table:table-cell table:style-name="ce8" office:value-type="string" calcext:value-type="string">
            <text:p>a8061026</text:p>
          </table:table-cell>
          <table:table-cell table:style-name="ce8" office:value-type="string" calcext:value-type="string">
            <text:p>ceiplafalguera</text:p>
          </table:table-cell>
          <table:table-cell table:style-name="ce8" office:value-type="string" calcext:value-type="string">
            <text:p>Escola La Falguera</text:p>
          </table:table-cell>
          <table:table-cell table:number-columns-repeated="986"/>
        </table:table-row>
        <table:table-row table:style-name="ro1">
          <table:table-cell table:formula="of:=&quot;&quot; &amp; CHAR(CODE([.B1123])-49) &amp; MID([.B1123];2;7)" office:value-type="string" office:string-value="08061051" calcext:value-type="string">
            <text:p>08061051</text:p>
          </table:table-cell>
          <table:table-cell table:style-name="ce8" office:value-type="string" calcext:value-type="string">
            <text:p>a8061051</text:p>
          </table:table-cell>
          <table:table-cell table:style-name="ce8" office:value-type="string" calcext:value-type="string">
            <text:p>ceip-itaca</text:p>
          </table:table-cell>
          <table:table-cell table:style-name="ce8" office:value-type="string" calcext:value-type="string">
            <text:p>Escola Ítaca</text:p>
          </table:table-cell>
          <table:table-cell table:number-columns-repeated="986"/>
        </table:table-row>
        <table:table-row table:style-name="ro1">
          <table:table-cell table:formula="of:=&quot;&quot; &amp; CHAR(CODE([.B1124])-49) &amp; MID([.B1124];2;7)" office:value-type="string" office:string-value="08061063" calcext:value-type="string">
            <text:p>08061063</text:p>
          </table:table-cell>
          <table:table-cell table:style-name="ce8" office:value-type="string" calcext:value-type="string">
            <text:p>a8061063</text:p>
          </table:table-cell>
          <table:table-cell table:style-name="ce8" office:value-type="string" calcext:value-type="string">
            <text:p>escolalaserretaalella</text:p>
          </table:table-cell>
          <table:table-cell table:style-name="ce8" office:value-type="string" calcext:value-type="string">
            <text:p>Escola La Serreta</text:p>
          </table:table-cell>
          <table:table-cell table:number-columns-repeated="986"/>
        </table:table-row>
        <table:table-row table:style-name="ro1">
          <table:table-cell table:formula="of:=&quot;&quot; &amp; CHAR(CODE([.B1125])-49) &amp; MID([.B1125];2;7)" office:value-type="string" office:string-value="08061087" calcext:value-type="string">
            <text:p>08061087</text:p>
          </table:table-cell>
          <table:table-cell table:style-name="ce8" office:value-type="string" calcext:value-type="string">
            <text:p>a8061087</text:p>
          </table:table-cell>
          <table:table-cell table:style-name="ce8" office:value-type="string" calcext:value-type="string">
            <text:p>ceipescolamarina</text:p>
          </table:table-cell>
          <table:table-cell table:style-name="ce8" office:value-type="string" calcext:value-type="string">
            <text:p>Escola Escola Marina</text:p>
          </table:table-cell>
          <table:table-cell table:number-columns-repeated="986"/>
        </table:table-row>
        <table:table-row table:style-name="ro1">
          <table:table-cell table:formula="of:=&quot;&quot; &amp; CHAR(CODE([.B1126])-49) &amp; MID([.B1126];2;7)" office:value-type="string" office:string-value="08061099" calcext:value-type="string">
            <text:p>08061099</text:p>
          </table:table-cell>
          <table:table-cell table:style-name="ce8" office:value-type="string" calcext:value-type="string">
            <text:p>a8061099</text:p>
          </table:table-cell>
          <table:table-cell table:style-name="ce8" office:value-type="string" calcext:value-type="string">
            <text:p>iespalafolls</text:p>
          </table:table-cell>
          <table:table-cell table:style-name="ce8" office:value-type="string" calcext:value-type="string">
            <text:p>SES de Palafolls</text:p>
          </table:table-cell>
          <table:table-cell table:number-columns-repeated="986"/>
        </table:table-row>
        <table:table-row table:style-name="ro1">
          <table:table-cell table:formula="of:=&quot;&quot; &amp; CHAR(CODE([.B1127])-49) &amp; MID([.B1127];2;7)" office:value-type="string" office:string-value="08061105" calcext:value-type="string">
            <text:p>08061105</text:p>
          </table:table-cell>
          <table:table-cell table:style-name="ce8" office:value-type="string" calcext:value-type="string">
            <text:p>a8061105</text:p>
          </table:table-cell>
          <table:table-cell table:style-name="ce8" office:value-type="string" calcext:value-type="string">
            <text:p>ceipsotdelcamp</text:p>
          </table:table-cell>
          <table:table-cell table:style-name="ce8" office:value-type="string" calcext:value-type="string">
            <text:p>Escola Sot del Camp</text:p>
          </table:table-cell>
          <table:table-cell table:number-columns-repeated="986"/>
        </table:table-row>
        <table:table-row table:style-name="ro1">
          <table:table-cell table:formula="of:=&quot;&quot; &amp; CHAR(CODE([.B1128])-49) &amp; MID([.B1128];2;7)" office:value-type="string" office:string-value="08061117" calcext:value-type="string">
            <text:p>08061117</text:p>
          </table:table-cell>
          <table:table-cell table:style-name="ce8" office:value-type="string" calcext:value-type="string">
            <text:p>a8061117</text:p>
          </table:table-cell>
          <table:table-cell table:style-name="ce8" office:value-type="string" calcext:value-type="string">
            <text:p>sesteia</text:p>
          </table:table-cell>
          <table:table-cell table:style-name="ce8" office:value-type="string" calcext:value-type="string">
            <text:p>SES de Teià</text:p>
          </table:table-cell>
          <table:table-cell table:number-columns-repeated="986"/>
        </table:table-row>
        <table:table-row table:style-name="ro1">
          <table:table-cell table:formula="of:=&quot;&quot; &amp; CHAR(CODE([.B1129])-49) &amp; MID([.B1129];2;7)" office:value-type="string" office:string-value="08061129" calcext:value-type="string">
            <text:p>08061129</text:p>
          </table:table-cell>
          <table:table-cell table:style-name="ce8" office:value-type="string" calcext:value-type="string">
            <text:p>a8061129</text:p>
          </table:table-cell>
          <table:table-cell table:style-name="ce8" office:value-type="string" calcext:value-type="string">
            <text:p>insmontserratcolomer</text:p>
          </table:table-cell>
          <table:table-cell table:style-name="ce8" office:value-type="string" calcext:value-type="string">
            <text:p>Institut Josep Fusalba</text:p>
          </table:table-cell>
          <table:table-cell table:number-columns-repeated="986"/>
        </table:table-row>
        <table:table-row table:style-name="ro1">
          <table:table-cell table:formula="of:=&quot;&quot; &amp; CHAR(CODE([.B1130])-49) &amp; MID([.B1130];2;7)" office:value-type="string" office:string-value="08061154" calcext:value-type="string">
            <text:p>08061154</text:p>
          </table:table-cell>
          <table:table-cell table:style-name="ce8" office:value-type="string" calcext:value-type="string">
            <text:p>a8061154</text:p>
          </table:table-cell>
          <table:table-cell table:style-name="ce8" office:value-type="string" calcext:value-type="string">
            <text:p>escolacanalzamora</text:p>
          </table:table-cell>
          <table:table-cell table:style-name="ce8" office:value-type="string" calcext:value-type="string">
            <text:p>Escola Ca n'Alzamora</text:p>
          </table:table-cell>
          <table:table-cell table:number-columns-repeated="986"/>
        </table:table-row>
        <table:table-row table:style-name="ro1">
          <table:table-cell table:formula="of:=&quot;&quot; &amp; CHAR(CODE([.B1131])-49) &amp; MID([.B1131];2;7)" office:value-type="string" office:string-value="08061166" calcext:value-type="string">
            <text:p>08061166</text:p>
          </table:table-cell>
          <table:table-cell table:style-name="ce8" office:value-type="string" calcext:value-type="string">
            <text:p>a8061166</text:p>
          </table:table-cell>
          <table:table-cell table:style-name="ce8" office:value-type="string" calcext:value-type="string">
            <text:p>ceipcanllong</text:p>
          </table:table-cell>
          <table:table-cell table:style-name="ce8" office:value-type="string" calcext:value-type="string">
            <text:p>Escola de Can Llong</text:p>
          </table:table-cell>
          <table:table-cell table:number-columns-repeated="986"/>
        </table:table-row>
        <table:table-row table:style-name="ro1">
          <table:table-cell table:formula="of:=&quot;&quot; &amp; CHAR(CODE([.B1132])-49) &amp; MID([.B1132];2;7)" office:value-type="string" office:string-value="08061178" calcext:value-type="string">
            <text:p>08061178</text:p>
          </table:table-cell>
          <table:table-cell table:style-name="ce8" office:value-type="string" calcext:value-type="string">
            <text:p>a8061178</text:p>
          </table:table-cell>
          <table:table-cell table:style-name="ce8" office:value-type="string" calcext:value-type="string">
            <text:p>ceip-turocanmates</text:p>
          </table:table-cell>
          <table:table-cell table:style-name="ce8" office:value-type="string" calcext:value-type="string">
            <text:p>Escola Turó de Can Mates</text:p>
          </table:table-cell>
          <table:table-cell table:number-columns-repeated="986"/>
        </table:table-row>
        <table:table-row table:style-name="ro1">
          <table:table-cell table:formula="of:=&quot;&quot; &amp; CHAR(CODE([.B1133])-49) &amp; MID([.B1133];2;7)" office:value-type="string" office:string-value="08061181" calcext:value-type="string">
            <text:p>08061181</text:p>
          </table:table-cell>
          <table:table-cell table:style-name="ce8" office:value-type="string" calcext:value-type="string">
            <text:p>a8061181</text:p>
          </table:table-cell>
          <table:table-cell table:style-name="ce8" office:value-type="string" calcext:value-type="string">
            <text:p>escsantiga</text:p>
          </table:table-cell>
          <table:table-cell table:style-name="ce8" office:value-type="string" calcext:value-type="string">
            <text:p>Escola Santiga</text:p>
          </table:table-cell>
          <table:table-cell table:number-columns-repeated="986"/>
        </table:table-row>
        <table:table-row table:style-name="ro1">
          <table:table-cell table:formula="of:=&quot;&quot; &amp; CHAR(CODE([.B1134])-49) &amp; MID([.B1134];2;7)" office:value-type="string" office:string-value="08061191" calcext:value-type="string">
            <text:p>08061191</text:p>
          </table:table-cell>
          <table:table-cell table:style-name="ce8" office:value-type="string" calcext:value-type="string">
            <text:p>a8061191</text:p>
          </table:table-cell>
          <table:table-cell table:style-name="ce8" office:value-type="string" calcext:value-type="string">
            <text:p>ceipfontorpina</text:p>
          </table:table-cell>
          <table:table-cell table:style-name="ce8" office:value-type="string" calcext:value-type="string">
            <text:p>Escola Font de Orpina</text:p>
          </table:table-cell>
          <table:table-cell table:number-columns-repeated="986"/>
        </table:table-row>
        <table:table-row table:style-name="ro1">
          <table:table-cell table:formula="of:=&quot;&quot; &amp; CHAR(CODE([.B1135])-49) &amp; MID([.B1135];2;7)" office:value-type="string" office:string-value="08061208" calcext:value-type="string">
            <text:p>08061208</text:p>
          </table:table-cell>
          <table:table-cell table:style-name="ce8" office:value-type="string" calcext:value-type="string">
            <text:p>a8061208</text:p>
          </table:table-cell>
          <table:table-cell table:style-name="ce8" office:value-type="string" calcext:value-type="string">
            <text:p>ies-vacarisses</text:p>
          </table:table-cell>
          <table:table-cell table:style-name="ce8" office:value-type="string" calcext:value-type="string">
            <text:p>Institut de Vacarisses</text:p>
          </table:table-cell>
          <table:table-cell table:number-columns-repeated="986"/>
        </table:table-row>
        <table:table-row table:style-name="ro1">
          <table:table-cell table:formula="of:=&quot;&quot; &amp; CHAR(CODE([.B1136])-49) &amp; MID([.B1136];2;7)" office:value-type="string" office:string-value="08061348" calcext:value-type="string">
            <text:p>08061348</text:p>
          </table:table-cell>
          <table:table-cell table:style-name="ce8" office:value-type="string" calcext:value-type="string">
            <text:p>a8061348</text:p>
          </table:table-cell>
          <table:table-cell table:style-name="ce8" office:value-type="string" calcext:value-type="string">
            <text:p>ceipbufala</text:p>
          </table:table-cell>
          <table:table-cell table:style-name="ce8" office:value-type="string" calcext:value-type="string">
            <text:p>Escola Bufalà</text:p>
          </table:table-cell>
          <table:table-cell table:number-columns-repeated="986"/>
        </table:table-row>
        <table:table-row table:style-name="ro1">
          <table:table-cell table:formula="of:=&quot;&quot; &amp; CHAR(CODE([.B1137])-49) &amp; MID([.B1137];2;7)" office:value-type="string" office:string-value="08061361" calcext:value-type="string">
            <text:p>08061361</text:p>
          </table:table-cell>
          <table:table-cell table:style-name="ce8" office:value-type="string" calcext:value-type="string">
            <text:p>a8061361</text:p>
          </table:table-cell>
          <table:table-cell table:style-name="ce8" office:value-type="string" calcext:value-type="string">
            <text:p>instituttorrelles</text:p>
          </table:table-cell>
          <table:table-cell table:style-name="ce8" office:value-type="string" calcext:value-type="string">
            <text:p>Sec. d'Institut Torrelles de Llobregat</text:p>
          </table:table-cell>
          <table:table-cell table:number-columns-repeated="986"/>
        </table:table-row>
        <table:table-row table:style-name="ro1">
          <table:table-cell table:formula="of:=&quot;&quot; &amp; CHAR(CODE([.B1138])-49) &amp; MID([.B1138];2;7)" office:value-type="string" office:string-value="08061543" calcext:value-type="string">
            <text:p>08061543</text:p>
          </table:table-cell>
          <table:table-cell table:style-name="ce8" office:value-type="string" calcext:value-type="string">
            <text:p>a8061543</text:p>
          </table:table-cell>
          <table:table-cell table:style-name="ce8" office:value-type="string" calcext:value-type="string">
            <text:p>ceiprosercapdevila</text:p>
          </table:table-cell>
          <table:table-cell table:style-name="ce8" office:value-type="string" calcext:value-type="string">
            <text:p>Escola Roser Capdevila</text:p>
          </table:table-cell>
          <table:table-cell table:number-columns-repeated="986"/>
        </table:table-row>
        <table:table-row table:style-name="ro1">
          <table:table-cell table:formula="of:=&quot;&quot; &amp; CHAR(CODE([.B1139])-49) &amp; MID([.B1139];2;7)" office:value-type="string" office:string-value="08061555" calcext:value-type="string">
            <text:p>08061555</text:p>
          </table:table-cell>
          <table:table-cell table:style-name="ce8" office:value-type="string" calcext:value-type="string">
            <text:p>a8061555</text:p>
          </table:table-cell>
          <table:table-cell table:style-name="ce8" office:value-type="string" calcext:value-type="string">
            <text:p>cfacanfolguera</text:p>
          </table:table-cell>
          <table:table-cell table:style-name="ce8" office:value-type="string" calcext:value-type="string">
            <text:p>AFA Can Folguera</text:p>
          </table:table-cell>
          <table:table-cell table:number-columns-repeated="986"/>
        </table:table-row>
        <table:table-row table:style-name="ro1">
          <table:table-cell table:formula="of:=&quot;&quot; &amp; CHAR(CODE([.B1140])-49) &amp; MID([.B1140];2;7)" office:value-type="string" office:string-value="08061580" calcext:value-type="string">
            <text:p>08061580</text:p>
          </table:table-cell>
          <table:table-cell table:style-name="ce8" office:value-type="string" calcext:value-type="string">
            <text:p>a8061580</text:p>
          </table:table-cell>
          <table:table-cell table:style-name="ce8" office:value-type="string" calcext:value-type="string">
            <text:p>cfalloredalapau</text:p>
          </table:table-cell>
          <table:table-cell table:style-name="ce8" office:value-type="string" calcext:value-type="string">
            <text:p>AFA Lloreda-la Pau</text:p>
          </table:table-cell>
          <table:table-cell table:number-columns-repeated="986"/>
        </table:table-row>
        <table:table-row table:style-name="ro1">
          <table:table-cell table:formula="of:=&quot;&quot; &amp; CHAR(CODE([.B1141])-49) &amp; MID([.B1141];2;7)" office:value-type="string" office:string-value="08061609" calcext:value-type="string">
            <text:p>08061609</text:p>
          </table:table-cell>
          <table:table-cell table:style-name="ce8" office:value-type="string" calcext:value-type="string">
            <text:p>a8061609</text:p>
          </table:table-cell>
          <table:table-cell table:style-name="ce8" office:value-type="string" calcext:value-type="string">
            <text:p>escolamercerodoredamartorell</text:p>
          </table:table-cell>
          <table:table-cell table:style-name="ce8" office:value-type="string" calcext:value-type="string">
            <text:p>Escola Mercè Rodoreda</text:p>
          </table:table-cell>
          <table:table-cell table:number-columns-repeated="986"/>
        </table:table-row>
        <table:table-row table:style-name="ro1">
          <table:table-cell table:formula="of:=&quot;&quot; &amp; CHAR(CODE([.B1142])-49) &amp; MID([.B1142];2;7)" office:value-type="string" office:string-value="08061610" calcext:value-type="string">
            <text:p>08061610</text:p>
          </table:table-cell>
          <table:table-cell table:style-name="ce8" office:value-type="string" calcext:value-type="string">
            <text:p>a8061610</text:p>
          </table:table-cell>
          <table:table-cell table:style-name="ce8" office:value-type="string" calcext:value-type="string">
            <text:p>esc-lasiniamolins</text:p>
          </table:table-cell>
          <table:table-cell table:style-name="ce8" office:value-type="string" calcext:value-type="string">
            <text:p>Escola La Sínia</text:p>
          </table:table-cell>
          <table:table-cell table:number-columns-repeated="986"/>
        </table:table-row>
        <table:table-row table:style-name="ro1">
          <table:table-cell table:formula="of:=&quot;&quot; &amp; CHAR(CODE([.B1143])-49) &amp; MID([.B1143];2;7)" office:value-type="string" office:string-value="08061622" calcext:value-type="string">
            <text:p>08061622</text:p>
          </table:table-cell>
          <table:table-cell table:style-name="ce8" office:value-type="string" calcext:value-type="string">
            <text:p>a8061622</text:p>
          </table:table-cell>
          <table:table-cell table:style-name="ce8" office:value-type="string" calcext:value-type="string">
            <text:p>esc-cancoll</text:p>
          </table:table-cell>
          <table:table-cell table:style-name="ce8" office:value-type="string" calcext:value-type="string">
            <text:p>Escola Can Coll</text:p>
          </table:table-cell>
          <table:table-cell table:number-columns-repeated="986"/>
        </table:table-row>
        <table:table-row table:style-name="ro1">
          <table:table-cell table:formula="of:=&quot;&quot; &amp; CHAR(CODE([.B1144])-49) &amp; MID([.B1144];2;7)" office:value-type="string" office:string-value="08061695" calcext:value-type="string">
            <text:p>08061695</text:p>
          </table:table-cell>
          <table:table-cell table:style-name="ce8" office:value-type="string" calcext:value-type="string">
            <text:p>a8061695</text:p>
          </table:table-cell>
          <table:table-cell table:style-name="ce8" office:value-type="string" calcext:value-type="string">
            <text:p>llarcanroura</text:p>
          </table:table-cell>
          <table:table-cell table:style-name="ce8" office:value-type="string" calcext:value-type="string">
            <text:p>Llar d'infants Can Roura</text:p>
          </table:table-cell>
          <table:table-cell table:number-columns-repeated="986"/>
        </table:table-row>
        <table:table-row table:style-name="ro1">
          <table:table-cell table:formula="of:=&quot;&quot; &amp; CHAR(CODE([.B1145])-49) &amp; MID([.B1145];2;7)" office:value-type="string" office:string-value="08061701" calcext:value-type="string">
            <text:p>08061701</text:p>
          </table:table-cell>
          <table:table-cell table:style-name="ce8" office:value-type="string" calcext:value-type="string">
            <text:p>a8061701</text:p>
          </table:table-cell>
          <table:table-cell table:style-name="ce8" office:value-type="string" calcext:value-type="string">
            <text:p>cfamariarubies</text:p>
          </table:table-cell>
          <table:table-cell table:style-name="ce8" office:value-type="string" calcext:value-type="string">
            <text:p>CFA Maria Rubies</text:p>
          </table:table-cell>
          <table:table-cell table:number-columns-repeated="986"/>
        </table:table-row>
        <table:table-row table:style-name="ro1">
          <table:table-cell table:formula="of:=&quot;&quot; &amp; CHAR(CODE([.B1146])-49) &amp; MID([.B1146];2;7)" office:value-type="string" office:string-value="08061725" calcext:value-type="string">
            <text:p>08061725</text:p>
          </table:table-cell>
          <table:table-cell table:style-name="ce8" office:value-type="string" calcext:value-type="string">
            <text:p>a8061725</text:p>
          </table:table-cell>
          <table:table-cell table:style-name="ce8" office:value-type="string" calcext:value-type="string">
            <text:p>eoi3santgervasi</text:p>
          </table:table-cell>
          <table:table-cell table:style-name="ce8" office:value-type="string" calcext:value-type="string">
            <text:p>EOI Barcelona III</text:p>
          </table:table-cell>
          <table:table-cell table:number-columns-repeated="986"/>
        </table:table-row>
        <table:table-row table:style-name="ro1">
          <table:table-cell table:formula="of:=&quot;&quot; &amp; CHAR(CODE([.B1147])-49) &amp; MID([.B1147];2;7)" office:value-type="string" office:string-value="08061774" calcext:value-type="string">
            <text:p>08061774</text:p>
          </table:table-cell>
          <table:table-cell table:style-name="ce8" office:value-type="string" calcext:value-type="string">
            <text:p>a8061774</text:p>
          </table:table-cell>
          <table:table-cell table:style-name="ce8" office:value-type="string" calcext:value-type="string">
            <text:p>ceiplesarenes</text:p>
          </table:table-cell>
          <table:table-cell table:style-name="ce8" office:value-type="string" calcext:value-type="string">
            <text:p>Escola Les Arenes</text:p>
          </table:table-cell>
          <table:table-cell table:number-columns-repeated="986"/>
        </table:table-row>
        <table:table-row table:style-name="ro1">
          <table:table-cell table:formula="of:=&quot;&quot; &amp; CHAR(CODE([.B1148])-49) &amp; MID([.B1148];2;7)" office:value-type="string" office:string-value="08061907" calcext:value-type="string">
            <text:p>08061907</text:p>
          </table:table-cell>
          <table:table-cell table:style-name="ce8" office:value-type="string" calcext:value-type="string">
            <text:p>a8061907</text:p>
          </table:table-cell>
          <table:table-cell table:style-name="ce8" office:value-type="string" calcext:value-type="string">
            <text:p>cfabarceloneta</text:p>
          </table:table-cell>
          <table:table-cell table:style-name="ce8" office:value-type="string" calcext:value-type="string">
            <text:p>AFA Barceloneta</text:p>
          </table:table-cell>
          <table:table-cell table:number-columns-repeated="986"/>
        </table:table-row>
        <table:table-row table:style-name="ro1">
          <table:table-cell table:formula="of:=&quot;&quot; &amp; CHAR(CODE([.B1149])-49) &amp; MID([.B1149];2;7)" office:value-type="string" office:string-value="08061932" calcext:value-type="string">
            <text:p>08061932</text:p>
          </table:table-cell>
          <table:table-cell table:style-name="ce8" office:value-type="string" calcext:value-type="string">
            <text:p>a8061932</text:p>
          </table:table-cell>
          <table:table-cell table:style-name="ce8" office:value-type="string" calcext:value-type="string">
            <text:p>cfabonpastor</text:p>
          </table:table-cell>
          <table:table-cell table:style-name="ce8" office:value-type="string" calcext:value-type="string">
            <text:p>AFA Bon Pastor</text:p>
          </table:table-cell>
          <table:table-cell table:number-columns-repeated="986"/>
        </table:table-row>
        <table:table-row table:style-name="ro1">
          <table:table-cell table:formula="of:=&quot;&quot; &amp; CHAR(CODE([.B1150])-49) &amp; MID([.B1150];2;7)" office:value-type="string" office:string-value="08061944" calcext:value-type="string">
            <text:p>08061944</text:p>
          </table:table-cell>
          <table:table-cell table:style-name="ce8" office:value-type="string" calcext:value-type="string">
            <text:p>a8061944</text:p>
          </table:table-cell>
          <table:table-cell table:style-name="ce8" office:value-type="string" calcext:value-type="string">
            <text:p>cfamadrid</text:p>
          </table:table-cell>
          <table:table-cell table:style-name="ce8" office:value-type="string" calcext:value-type="string">
            <text:p>CFA Madrid</text:p>
          </table:table-cell>
          <table:table-cell table:number-columns-repeated="986"/>
        </table:table-row>
        <table:table-row table:style-name="ro1">
          <table:table-cell table:formula="of:=&quot;&quot; &amp; CHAR(CODE([.B1151])-49) &amp; MID([.B1151];2;7)" office:value-type="string" office:string-value="08061971" calcext:value-type="string">
            <text:p>08061971</text:p>
          </table:table-cell>
          <table:table-cell table:style-name="ce8" office:value-type="string" calcext:value-type="string">
            <text:p>a8061971</text:p>
          </table:table-cell>
          <table:table-cell table:style-name="ce8" office:value-type="string" calcext:value-type="string">
            <text:p>cfabergueda</text:p>
          </table:table-cell>
          <table:table-cell table:style-name="ce8" office:value-type="string" calcext:value-type="string">
            <text:p>CFA Berguedà</text:p>
          </table:table-cell>
          <table:table-cell table:number-columns-repeated="986"/>
        </table:table-row>
        <table:table-row table:style-name="ro1">
          <table:table-cell table:formula="of:=&quot;&quot; &amp; CHAR(CODE([.B1152])-49) &amp; MID([.B1152];2;7)" office:value-type="string" office:string-value="08061993" calcext:value-type="string">
            <text:p>08061993</text:p>
          </table:table-cell>
          <table:table-cell table:style-name="ce8" office:value-type="string" calcext:value-type="string">
            <text:p>a8061993</text:p>
          </table:table-cell>
          <table:table-cell table:style-name="ce8" office:value-type="string" calcext:value-type="string">
            <text:p>cfaeugenidors</text:p>
          </table:table-cell>
          <table:table-cell table:style-name="ce8" office:value-type="string" calcext:value-type="string">
            <text:p>CFA Eugeni d'Ors</text:p>
          </table:table-cell>
          <table:table-cell table:number-columns-repeated="986"/>
        </table:table-row>
        <table:table-row table:style-name="ro1">
          <table:table-cell table:formula="of:=&quot;&quot; &amp; CHAR(CODE([.B1153])-49) &amp; MID([.B1153];2;7)" office:value-type="string" office:string-value="08062018" calcext:value-type="string">
            <text:p>08062018</text:p>
          </table:table-cell>
          <table:table-cell table:style-name="ce8" office:value-type="string" calcext:value-type="string">
            <text:p>a8062018</text:p>
          </table:table-cell>
          <table:table-cell table:style-name="ce8" office:value-type="string" calcext:value-type="string">
            <text:p>cfa-anoia</text:p>
          </table:table-cell>
          <table:table-cell table:style-name="ce8" office:value-type="string" calcext:value-type="string">
            <text:p>Centre de Formació d'Adults Anoia</text:p>
          </table:table-cell>
          <table:table-cell table:number-columns-repeated="986"/>
        </table:table-row>
        <table:table-row table:style-name="ro1">
          <table:table-cell table:formula="of:=&quot;&quot; &amp; CHAR(CODE([.B1154])-49) &amp; MID([.B1154];2;7)" office:value-type="string" office:string-value="08062021" calcext:value-type="string">
            <text:p>08062021</text:p>
          </table:table-cell>
          <table:table-cell table:style-name="ce8" office:value-type="string" calcext:value-type="string">
            <text:p>a8062021</text:p>
          </table:table-cell>
          <table:table-cell table:style-name="ce8" office:value-type="string" calcext:value-type="string">
            <text:p>cfa-montcada</text:p>
          </table:table-cell>
          <table:table-cell table:style-name="ce8" office:value-type="string" calcext:value-type="string">
            <text:p>CFA Montcada i Reixac</text:p>
          </table:table-cell>
          <table:table-cell table:number-columns-repeated="986"/>
        </table:table-row>
        <table:table-row table:style-name="ro1">
          <table:table-cell table:formula="of:=&quot;&quot; &amp; CHAR(CODE([.B1155])-49) &amp; MID([.B1155];2;7)" office:value-type="string" office:string-value="08062031" calcext:value-type="string">
            <text:p>08062031</text:p>
          </table:table-cell>
          <table:table-cell table:style-name="ce8" office:value-type="string" calcext:value-type="string">
            <text:p>a8062031</text:p>
          </table:table-cell>
          <table:table-cell table:style-name="ce8" office:value-type="string" calcext:value-type="string">
            <text:p>afaolesa</text:p>
          </table:table-cell>
          <table:table-cell table:style-name="ce8" office:value-type="string" calcext:value-type="string">
            <text:p>CFA Mare de Déu de Montserrat</text:p>
          </table:table-cell>
          <table:table-cell table:number-columns-repeated="986"/>
        </table:table-row>
        <table:table-row table:style-name="ro1">
          <table:table-cell table:formula="of:=&quot;&quot; &amp; CHAR(CODE([.B1156])-49) &amp; MID([.B1156];2;7)" office:value-type="string" office:string-value="08062043" calcext:value-type="string">
            <text:p>08062043</text:p>
          </table:table-cell>
          <table:table-cell table:style-name="ce8" office:value-type="string" calcext:value-type="string">
            <text:p>a8062043</text:p>
          </table:table-cell>
          <table:table-cell table:style-name="ce8" office:value-type="string" calcext:value-type="string">
            <text:p>afaparets</text:p>
          </table:table-cell>
          <table:table-cell table:style-name="ce8" office:value-type="string" calcext:value-type="string">
            <text:p>AFA Parets del Vallès</text:p>
          </table:table-cell>
          <table:table-cell table:number-columns-repeated="986"/>
        </table:table-row>
        <table:table-row table:style-name="ro1">
          <table:table-cell table:formula="of:=&quot;&quot; &amp; CHAR(CODE([.B1157])-49) &amp; MID([.B1157];2;7)" office:value-type="string" office:string-value="08062055" calcext:value-type="string">
            <text:p>08062055</text:p>
          </table:table-cell>
          <table:table-cell table:style-name="ce8" office:value-type="string" calcext:value-type="string">
            <text:p>a8062055</text:p>
          </table:table-cell>
          <table:table-cell table:style-name="ce8" office:value-type="string" calcext:value-type="string">
            <text:p>cfasantjust</text:p>
          </table:table-cell>
          <table:table-cell table:style-name="ce8" office:value-type="string" calcext:value-type="string">
            <text:p>CFA Sant Just Desvern</text:p>
          </table:table-cell>
          <table:table-cell table:number-columns-repeated="986"/>
        </table:table-row>
        <table:table-row table:style-name="ro1">
          <table:table-cell table:formula="of:=&quot;&quot; &amp; CHAR(CODE([.B1158])-49) &amp; MID([.B1158];2;7)" office:value-type="string" office:string-value="08062079" calcext:value-type="string">
            <text:p>08062079</text:p>
          </table:table-cell>
          <table:table-cell table:style-name="ce8" office:value-type="string" calcext:value-type="string">
            <text:p>a8062079</text:p>
          </table:table-cell>
          <table:table-cell table:style-name="ce8" office:value-type="string" calcext:value-type="string">
            <text:p>cfa-ramonllull</text:p>
          </table:table-cell>
          <table:table-cell table:style-name="ce8" office:value-type="string" calcext:value-type="string">
            <text:p>CFA Ramon Llull</text:p>
          </table:table-cell>
          <table:table-cell table:number-columns-repeated="986"/>
        </table:table-row>
        <table:table-row table:style-name="ro1">
          <table:table-cell table:formula="of:=&quot;&quot; &amp; CHAR(CODE([.B1159])-49) &amp; MID([.B1159];2;7)" office:value-type="string" office:string-value="08062080" calcext:value-type="string">
            <text:p>08062080</text:p>
          </table:table-cell>
          <table:table-cell table:style-name="ce8" office:value-type="string" calcext:value-type="string">
            <text:p>a8062080</text:p>
          </table:table-cell>
          <table:table-cell table:style-name="ce8" office:value-type="string" calcext:value-type="string">
            <text:p>cfaegara</text:p>
          </table:table-cell>
          <table:table-cell table:style-name="ce8" office:value-type="string" calcext:value-type="string">
            <text:p>CFA Egara</text:p>
          </table:table-cell>
          <table:table-cell table:number-columns-repeated="986"/>
        </table:table-row>
        <table:table-row table:style-name="ro1">
          <table:table-cell table:formula="of:=&quot;&quot; &amp; CHAR(CODE([.B1160])-49) &amp; MID([.B1160];2;7)" office:value-type="string" office:string-value="08062092" calcext:value-type="string">
            <text:p>08062092</text:p>
          </table:table-cell>
          <table:table-cell table:style-name="ce8" office:value-type="string" calcext:value-type="string">
            <text:p>a8062092</text:p>
          </table:table-cell>
          <table:table-cell table:style-name="ce8" office:value-type="string" calcext:value-type="string">
            <text:p>cfavilafrancadelpenedes</text:p>
          </table:table-cell>
          <table:table-cell table:style-name="ce8" office:value-type="string" calcext:value-type="string">
            <text:p>CFA Vilafranca del Penedès</text:p>
          </table:table-cell>
          <table:table-cell table:number-columns-repeated="986"/>
        </table:table-row>
        <table:table-row table:style-name="ro1">
          <table:table-cell table:formula="of:=&quot;&quot; &amp; CHAR(CODE([.B1161])-49) &amp; MID([.B1161];2;7)" office:value-type="string" office:string-value="08062109" calcext:value-type="string">
            <text:p>08062109</text:p>
          </table:table-cell>
          <table:table-cell table:style-name="ce8" office:value-type="string" calcext:value-type="string">
            <text:p>a8062109</text:p>
          </table:table-cell>
          <table:table-cell table:style-name="ce8" office:value-type="string" calcext:value-type="string">
            <text:p>afacmeridiana</text:p>
          </table:table-cell>
          <table:table-cell table:style-name="ce8" office:value-type="string" calcext:value-type="string">
            <text:p>AFA Ciutat Meridiana</text:p>
          </table:table-cell>
          <table:table-cell table:number-columns-repeated="986"/>
        </table:table-row>
        <table:table-row table:style-name="ro1">
          <table:table-cell table:formula="of:=&quot;&quot; &amp; CHAR(CODE([.B1162])-49) &amp; MID([.B1162];2;7)" office:value-type="string" office:string-value="08062122" calcext:value-type="string">
            <text:p>08062122</text:p>
          </table:table-cell>
          <table:table-cell table:style-name="ce8" office:value-type="string" calcext:value-type="string">
            <text:p>a8062122</text:p>
          </table:table-cell>
          <table:table-cell table:style-name="ce8" office:value-type="string" calcext:value-type="string">
            <text:p>cfa-martorell</text:p>
          </table:table-cell>
          <table:table-cell table:style-name="ce8" office:value-type="string" calcext:value-type="string">
            <text:p>CFA Martorell</text:p>
          </table:table-cell>
          <table:table-cell table:number-columns-repeated="986"/>
        </table:table-row>
        <table:table-row table:style-name="ro1">
          <table:table-cell table:formula="of:=&quot;&quot; &amp; CHAR(CODE([.B1163])-49) &amp; MID([.B1163];2;7)" office:value-type="string" office:string-value="08062146" calcext:value-type="string">
            <text:p>08062146</text:p>
          </table:table-cell>
          <table:table-cell table:style-name="ce8" office:value-type="string" calcext:value-type="string">
            <text:p>a8062146</text:p>
          </table:table-cell>
          <table:table-cell table:style-name="ce8" office:value-type="string" calcext:value-type="string">
            <text:p>cfalaverneda</text:p>
          </table:table-cell>
          <table:table-cell table:style-name="ce8" office:value-type="string" calcext:value-type="string">
            <text:p>AFA La Verneda</text:p>
          </table:table-cell>
          <table:table-cell table:number-columns-repeated="986"/>
        </table:table-row>
        <table:table-row table:style-name="ro1">
          <table:table-cell table:formula="of:=&quot;&quot; &amp; CHAR(CODE([.B1164])-49) &amp; MID([.B1164];2;7)" office:value-type="string" office:string-value="08062158" calcext:value-type="string">
            <text:p>08062158</text:p>
          </table:table-cell>
          <table:table-cell table:style-name="ce8" office:value-type="string" calcext:value-type="string">
            <text:p>a8062158</text:p>
          </table:table-cell>
          <table:table-cell table:style-name="ce8" office:value-type="string" calcext:value-type="string">
            <text:p>eoimartorell</text:p>
          </table:table-cell>
          <table:table-cell table:style-name="ce8" office:value-type="string" calcext:value-type="string">
            <text:p>EOI de Martorell</text:p>
          </table:table-cell>
          <table:table-cell table:number-columns-repeated="986"/>
        </table:table-row>
        <table:table-row table:style-name="ro1">
          <table:table-cell table:formula="of:=&quot;&quot; &amp; CHAR(CODE([.B1165])-49) &amp; MID([.B1165];2;7)" office:value-type="string" office:string-value="08062183" calcext:value-type="string">
            <text:p>08062183</text:p>
          </table:table-cell>
          <table:table-cell table:style-name="ce8" office:value-type="string" calcext:value-type="string">
            <text:p>a8062183</text:p>
          </table:table-cell>
          <table:table-cell table:style-name="ce8" office:value-type="string" calcext:value-type="string">
            <text:p>eoiosona</text:p>
          </table:table-cell>
          <table:table-cell table:style-name="ce8" office:value-type="string" calcext:value-type="string">
            <text:p>EOI Osona</text:p>
          </table:table-cell>
          <table:table-cell table:number-columns-repeated="986"/>
        </table:table-row>
        <table:table-row table:style-name="ro1">
          <table:table-cell table:formula="of:=&quot;&quot; &amp; CHAR(CODE([.B1166])-49) &amp; MID([.B1166];2;7)" office:value-type="string" office:string-value="08062201" calcext:value-type="string">
            <text:p>08062201</text:p>
          </table:table-cell>
          <table:table-cell table:style-name="ce8" office:value-type="string" calcext:value-type="string">
            <text:p>a8062201</text:p>
          </table:table-cell>
          <table:table-cell table:style-name="ce8" office:value-type="string" calcext:value-type="string">
            <text:p>eoibarcelona-sants</text:p>
          </table:table-cell>
          <table:table-cell table:style-name="ce8" office:value-type="string" calcext:value-type="string">
            <text:p>EOI Barcelona V</text:p>
          </table:table-cell>
          <table:table-cell table:number-columns-repeated="986"/>
        </table:table-row>
        <table:table-row table:style-name="ro1">
          <table:table-cell table:formula="of:=&quot;&quot; &amp; CHAR(CODE([.B1167])-49) &amp; MID([.B1167];2;7)" office:value-type="string" office:string-value="08062213" calcext:value-type="string">
            <text:p>08062213</text:p>
          </table:table-cell>
          <table:table-cell table:style-name="ce8" office:value-type="string" calcext:value-type="string">
            <text:p>a8062213</text:p>
          </table:table-cell>
          <table:table-cell table:style-name="ce8" office:value-type="string" calcext:value-type="string">
            <text:p>eoivallesoriental</text:p>
          </table:table-cell>
          <table:table-cell table:style-name="ce8" office:value-type="string" calcext:value-type="string">
            <text:p>EOI Vallès Oriental</text:p>
          </table:table-cell>
          <table:table-cell table:number-columns-repeated="986"/>
        </table:table-row>
        <table:table-row table:style-name="ro1">
          <table:table-cell table:formula="of:=&quot;&quot; &amp; CHAR(CODE([.B1168])-49) &amp; MID([.B1168];2;7)" office:value-type="string" office:string-value="08062225" calcext:value-type="string">
            <text:p>08062225</text:p>
          </table:table-cell>
          <table:table-cell table:style-name="ce8" office:value-type="string" calcext:value-type="string">
            <text:p>a8062225</text:p>
          </table:table-cell>
          <table:table-cell table:style-name="ce8" office:value-type="string" calcext:value-type="string">
            <text:p>eoigarraf</text:p>
          </table:table-cell>
          <table:table-cell table:style-name="ce8" office:value-type="string" calcext:value-type="string">
            <text:p>EOI Garraf</text:p>
          </table:table-cell>
          <table:table-cell table:number-columns-repeated="986"/>
        </table:table-row>
        <table:table-row table:style-name="ro1">
          <table:table-cell table:formula="of:=&quot;&quot; &amp; CHAR(CODE([.B1169])-49) &amp; MID([.B1169];2;7)" office:value-type="string" office:string-value="08062249" calcext:value-type="string">
            <text:p>08062249</text:p>
          </table:table-cell>
          <table:table-cell table:style-name="ce8" office:value-type="string" calcext:value-type="string">
            <text:p>a8062249</text:p>
          </table:table-cell>
          <table:table-cell table:style-name="ce8" office:value-type="string" calcext:value-type="string">
            <text:p>cfaelcarmel</text:p>
          </table:table-cell>
          <table:table-cell table:style-name="ce8" office:value-type="string" calcext:value-type="string">
            <text:p>CFA El Carmel</text:p>
          </table:table-cell>
          <table:table-cell table:number-columns-repeated="986"/>
        </table:table-row>
        <table:table-row table:style-name="ro1">
          <table:table-cell table:formula="of:=&quot;&quot; &amp; CHAR(CODE([.B1170])-49) &amp; MID([.B1170];2;7)" office:value-type="string" office:string-value="08062250" calcext:value-type="string">
            <text:p>08062250</text:p>
          </table:table-cell>
          <table:table-cell table:style-name="ce8" office:value-type="string" calcext:value-type="string">
            <text:p>a8062250</text:p>
          </table:table-cell>
          <table:table-cell table:style-name="ce8" office:value-type="string" calcext:value-type="string">
            <text:p>cfatorrentmelis</text:p>
          </table:table-cell>
          <table:table-cell table:style-name="ce8" office:value-type="string" calcext:value-type="string">
            <text:p>CFA Torrent d'en Melis</text:p>
          </table:table-cell>
          <table:table-cell table:number-columns-repeated="986"/>
        </table:table-row>
        <table:table-row table:style-name="ro1">
          <table:table-cell table:formula="of:=&quot;&quot; &amp; CHAR(CODE([.B1171])-49) &amp; MID([.B1171];2;7)" office:value-type="string" office:string-value="08062262" calcext:value-type="string">
            <text:p>08062262</text:p>
          </table:table-cell>
          <table:table-cell table:style-name="ce8" office:value-type="string" calcext:value-type="string">
            <text:p>a8062262</text:p>
          </table:table-cell>
          <table:table-cell table:style-name="ce8" office:value-type="string" calcext:value-type="string">
            <text:p>cfamontserratroig</text:p>
          </table:table-cell>
          <table:table-cell table:style-name="ce8" office:value-type="string" calcext:value-type="string">
            <text:p>CFA Martinet de Nit</text:p>
          </table:table-cell>
          <table:table-cell table:number-columns-repeated="986"/>
        </table:table-row>
        <table:table-row table:style-name="ro1">
          <table:table-cell table:formula="of:=&quot;&quot; &amp; CHAR(CODE([.B1172])-49) &amp; MID([.B1172];2;7)" office:value-type="string" office:string-value="08062331" calcext:value-type="string">
            <text:p>08062331</text:p>
          </table:table-cell>
          <table:table-cell table:style-name="ce8" office:value-type="string" calcext:value-type="string">
            <text:p>a8062331</text:p>
          </table:table-cell>
          <table:table-cell table:style-name="ce8" office:value-type="string" calcext:value-type="string">
            <text:p>cfaperecalders</text:p>
          </table:table-cell>
          <table:table-cell table:style-name="ce8" office:value-type="string" calcext:value-type="string">
            <text:p>AFA Pere Calders</text:p>
          </table:table-cell>
          <table:table-cell table:number-columns-repeated="986"/>
        </table:table-row>
        <table:table-row table:style-name="ro1">
          <table:table-cell table:formula="of:=&quot;&quot; &amp; CHAR(CODE([.B1173])-49) &amp; MID([.B1173];2;7)" office:value-type="string" office:string-value="08062468" calcext:value-type="string">
            <text:p>08062468</text:p>
          </table:table-cell>
          <table:table-cell table:style-name="ce8" office:value-type="string" calcext:value-type="string">
            <text:p>a8062468</text:p>
          </table:table-cell>
          <table:table-cell table:style-name="ce8" office:value-type="string" calcext:value-type="string">
            <text:p>cfabellavista</text:p>
          </table:table-cell>
          <table:table-cell table:style-name="ce8" office:value-type="string" calcext:value-type="string">
            <text:p>CFA Bellavista</text:p>
          </table:table-cell>
          <table:table-cell table:number-columns-repeated="986"/>
        </table:table-row>
        <table:table-row table:style-name="ro1">
          <table:table-cell table:formula="of:=&quot;&quot; &amp; CHAR(CODE([.B1174])-49) &amp; MID([.B1174];2;7)" office:value-type="string" office:string-value="08062471" calcext:value-type="string">
            <text:p>08062471</text:p>
          </table:table-cell>
          <table:table-cell table:style-name="ce8" office:value-type="string" calcext:value-type="string">
            <text:p>a8062471</text:p>
          </table:table-cell>
          <table:table-cell table:style-name="ce8" office:value-type="string" calcext:value-type="string">
            <text:p>afaeramprunya-adults-gava</text:p>
          </table:table-cell>
          <table:table-cell table:style-name="ce8" office:value-type="string" calcext:value-type="string">
            <text:p>AFA Eramprunyà</text:p>
          </table:table-cell>
          <table:table-cell table:number-columns-repeated="986"/>
        </table:table-row>
        <table:table-row table:style-name="ro1">
          <table:table-cell table:formula="of:=&quot;&quot; &amp; CHAR(CODE([.B1175])-49) &amp; MID([.B1175];2;7)" office:value-type="string" office:string-value="08062481" calcext:value-type="string">
            <text:p>08062481</text:p>
          </table:table-cell>
          <table:table-cell table:style-name="ce8" office:value-type="string" calcext:value-type="string">
            <text:p>a8062481</text:p>
          </table:table-cell>
          <table:table-cell table:style-name="ce8" office:value-type="string" calcext:value-type="string">
            <text:p>cfasantjosep</text:p>
          </table:table-cell>
          <table:table-cell table:style-name="ce8" office:value-type="string" calcext:value-type="string">
            <text:p>CFA Sant Josep</text:p>
          </table:table-cell>
          <table:table-cell table:number-columns-repeated="986"/>
        </table:table-row>
        <table:table-row table:style-name="ro1">
          <table:table-cell table:formula="of:=&quot;&quot; &amp; CHAR(CODE([.B1176])-49) &amp; MID([.B1176];2;7)" office:value-type="string" office:string-value="08062493" calcext:value-type="string">
            <text:p>08062493</text:p>
          </table:table-cell>
          <table:table-cell table:style-name="ce8" office:value-type="string" calcext:value-type="string">
            <text:p>a8062493</text:p>
          </table:table-cell>
          <table:table-cell table:style-name="ce8" office:value-type="string" calcext:value-type="string">
            <text:p>cfasantramon</text:p>
          </table:table-cell>
          <table:table-cell table:style-name="ce8" office:value-type="string" calcext:value-type="string">
            <text:p>CFA Sant Ramon</text:p>
          </table:table-cell>
          <table:table-cell table:number-columns-repeated="986"/>
        </table:table-row>
        <table:table-row table:style-name="ro1">
          <table:table-cell table:formula="of:=&quot;&quot; &amp; CHAR(CODE([.B1177])-49) &amp; MID([.B1177];2;7)" office:value-type="string" office:string-value="08062511" calcext:value-type="string">
            <text:p>08062511</text:p>
          </table:table-cell>
          <table:table-cell table:style-name="ce8" office:value-type="string" calcext:value-type="string">
            <text:p>a8062511</text:p>
          </table:table-cell>
          <table:table-cell table:style-name="ce8" office:value-type="string" calcext:value-type="string">
            <text:p>afaalarona</text:p>
          </table:table-cell>
          <table:table-cell table:style-name="ce8" office:value-type="string" calcext:value-type="string">
            <text:p>CFA Alarona</text:p>
          </table:table-cell>
          <table:table-cell table:number-columns-repeated="986"/>
        </table:table-row>
        <table:table-row table:style-name="ro1">
          <table:table-cell table:formula="of:=&quot;&quot; &amp; CHAR(CODE([.B1178])-49) &amp; MID([.B1178];2;7)" office:value-type="string" office:string-value="08062523" calcext:value-type="string">
            <text:p>08062523</text:p>
          </table:table-cell>
          <table:table-cell table:style-name="ce8" office:value-type="string" calcext:value-type="string">
            <text:p>a8062523</text:p>
          </table:table-cell>
          <table:table-cell table:style-name="ce8" office:value-type="string" calcext:value-type="string">
            <text:p>cfamarinada</text:p>
          </table:table-cell>
          <table:table-cell table:style-name="ce8" office:value-type="string" calcext:value-type="string">
            <text:p>CFA Marinada</text:p>
          </table:table-cell>
          <table:table-cell table:number-columns-repeated="986"/>
        </table:table-row>
        <table:table-row table:style-name="ro1">
          <table:table-cell table:formula="of:=&quot;&quot; &amp; CHAR(CODE([.B1179])-49) &amp; MID([.B1179];2;7)" office:value-type="string" office:string-value="08062614" calcext:value-type="string">
            <text:p>08062614</text:p>
          </table:table-cell>
          <table:table-cell table:style-name="ce8" office:value-type="string" calcext:value-type="string">
            <text:p>a8062614</text:p>
          </table:table-cell>
          <table:table-cell table:style-name="ce8" office:value-type="string" calcext:value-type="string">
            <text:p>escjoanblanquer</text:p>
          </table:table-cell>
          <table:table-cell table:style-name="ce8" office:value-type="string" calcext:value-type="string">
            <text:p>Escola Joan Blanquer</text:p>
          </table:table-cell>
          <table:table-cell table:number-columns-repeated="986"/>
        </table:table-row>
        <table:table-row table:style-name="ro1">
          <table:table-cell table:formula="of:=&quot;&quot; &amp; CHAR(CODE([.B1180])-49) &amp; MID([.B1180];2;7)" office:value-type="string" office:string-value="08062626" calcext:value-type="string">
            <text:p>08062626</text:p>
          </table:table-cell>
          <table:table-cell table:style-name="ce8" office:value-type="string" calcext:value-type="string">
            <text:p>a8062626</text:p>
          </table:table-cell>
          <table:table-cell table:style-name="ce8" office:value-type="string" calcext:value-type="string">
            <text:p>escolacollserolacerdanyola</text:p>
          </table:table-cell>
          <table:table-cell table:style-name="ce8" office:value-type="string" calcext:value-type="string">
            <text:p>Escola Collserola</text:p>
          </table:table-cell>
          <table:table-cell table:number-columns-repeated="986"/>
        </table:table-row>
        <table:table-row table:style-name="ro1">
          <table:table-cell table:formula="of:=&quot;&quot; &amp; CHAR(CODE([.B1181])-49) &amp; MID([.B1181];2;7)" office:value-type="string" office:string-value="08062638" calcext:value-type="string">
            <text:p>08062638</text:p>
          </table:table-cell>
          <table:table-cell table:style-name="ce8" office:value-type="string" calcext:value-type="string">
            <text:p>a8062638</text:p>
          </table:table-cell>
          <table:table-cell table:style-name="ce8" office:value-type="string" calcext:value-type="string">
            <text:p>escolalatrama</text:p>
          </table:table-cell>
          <table:table-cell table:style-name="ce8" office:value-type="string" calcext:value-type="string">
            <text:p>Escola La Trama</text:p>
          </table:table-cell>
          <table:table-cell table:number-columns-repeated="986"/>
        </table:table-row>
        <table:table-row table:style-name="ro1">
          <table:table-cell table:formula="of:=&quot;&quot; &amp; CHAR(CODE([.B1182])-49) &amp; MID([.B1182];2;7)" office:value-type="string" office:string-value="08062641" calcext:value-type="string">
            <text:p>08062641</text:p>
          </table:table-cell>
          <table:table-cell table:style-name="ce8" office:value-type="string" calcext:value-type="string">
            <text:p>a8062641</text:p>
          </table:table-cell>
          <table:table-cell table:style-name="ce8" office:value-type="string" calcext:value-type="string">
            <text:p>escola-olivera-santcugat</text:p>
          </table:table-cell>
          <table:table-cell table:style-name="ce8" office:value-type="string" calcext:value-type="string">
            <text:p>Escola L'Olivera</text:p>
          </table:table-cell>
          <table:table-cell table:number-columns-repeated="986"/>
        </table:table-row>
        <table:table-row table:style-name="ro1">
          <table:table-cell table:formula="of:=&quot;&quot; &amp; CHAR(CODE([.B1183])-49) &amp; MID([.B1183];2;7)" office:value-type="string" office:string-value="08062687" calcext:value-type="string">
            <text:p>08062687</text:p>
          </table:table-cell>
          <table:table-cell table:style-name="ce8" office:value-type="string" calcext:value-type="string">
            <text:p>a8062687</text:p>
          </table:table-cell>
          <table:table-cell table:style-name="ce8" office:value-type="string" calcext:value-type="string">
            <text:p>escolaponent</text:p>
          </table:table-cell>
          <table:table-cell table:style-name="ce8" office:value-type="string" calcext:value-type="string">
            <text:p>Escola Ponent</text:p>
          </table:table-cell>
          <table:table-cell table:number-columns-repeated="986"/>
        </table:table-row>
        <table:table-row table:style-name="ro1">
          <table:table-cell table:formula="of:=&quot;&quot; &amp; CHAR(CODE([.B1184])-49) &amp; MID([.B1184];2;7)" office:value-type="string" office:string-value="08062705" calcext:value-type="string">
            <text:p>08062705</text:p>
          </table:table-cell>
          <table:table-cell table:style-name="ce8" office:value-type="string" calcext:value-type="string">
            <text:p>a8062705</text:p>
          </table:table-cell>
          <table:table-cell table:style-name="ce8" office:value-type="string" calcext:value-type="string">
            <text:p>esc-la-cabana</text:p>
          </table:table-cell>
          <table:table-cell table:style-name="ce8" office:value-type="string" calcext:value-type="string">
            <text:p>Escola La Cabana</text:p>
          </table:table-cell>
          <table:table-cell table:number-columns-repeated="986"/>
        </table:table-row>
        <table:table-row table:style-name="ro1">
          <table:table-cell table:formula="of:=&quot;&quot; &amp; CHAR(CODE([.B1185])-49) &amp; MID([.B1185];2;7)" office:value-type="string" office:string-value="08062717" calcext:value-type="string">
            <text:p>08062717</text:p>
          </table:table-cell>
          <table:table-cell table:style-name="ce8" office:value-type="string" calcext:value-type="string">
            <text:p>a8062717</text:p>
          </table:table-cell>
          <table:table-cell table:style-name="ce8" office:value-type="string" calcext:value-type="string">
            <text:p>iescabrils</text:p>
          </table:table-cell>
          <table:table-cell table:style-name="ce8" office:value-type="string" calcext:value-type="string">
            <text:p>Institut Cabrils</text:p>
          </table:table-cell>
          <table:table-cell table:number-columns-repeated="986"/>
        </table:table-row>
        <table:table-row table:style-name="ro1">
          <table:table-cell table:formula="of:=&quot;&quot; &amp; CHAR(CODE([.B1186])-49) &amp; MID([.B1186];2;7)" office:value-type="string" office:string-value="08062742" calcext:value-type="string">
            <text:p>08062742</text:p>
          </table:table-cell>
          <table:table-cell table:style-name="ce8" office:value-type="string" calcext:value-type="string">
            <text:p>a8062742</text:p>
          </table:table-cell>
          <table:table-cell table:style-name="ce8" office:value-type="string" calcext:value-type="string">
            <text:p>ceipbenviure</text:p>
          </table:table-cell>
          <table:table-cell table:style-name="ce8" office:value-type="string" calcext:value-type="string">
            <text:p>Escola Benviure</text:p>
          </table:table-cell>
          <table:table-cell table:number-columns-repeated="986"/>
        </table:table-row>
        <table:table-row table:style-name="ro1">
          <table:table-cell table:formula="of:=&quot;&quot; &amp; CHAR(CODE([.B1187])-49) &amp; MID([.B1187];2;7)" office:value-type="string" office:string-value="08062778" calcext:value-type="string">
            <text:p>08062778</text:p>
          </table:table-cell>
          <table:table-cell table:style-name="ce8" office:value-type="string" calcext:value-type="string">
            <text:p>a8062778</text:p>
          </table:table-cell>
          <table:table-cell table:style-name="ce8" office:value-type="string" calcext:value-type="string">
            <text:p>escolametllers</text:p>
          </table:table-cell>
          <table:table-cell table:style-name="ce8" office:value-type="string" calcext:value-type="string">
            <text:p>Escola Ametllers</text:p>
          </table:table-cell>
          <table:table-cell table:number-columns-repeated="986"/>
        </table:table-row>
        <table:table-row table:style-name="ro1">
          <table:table-cell table:formula="of:=&quot;&quot; &amp; CHAR(CODE([.B1188])-49) &amp; MID([.B1188];2;7)" office:value-type="string" office:string-value="08062781" calcext:value-type="string">
            <text:p>08062781</text:p>
          </table:table-cell>
          <table:table-cell table:style-name="ce8" office:value-type="string" calcext:value-type="string">
            <text:p>a8062781</text:p>
          </table:table-cell>
          <table:table-cell table:style-name="ce8" office:value-type="string" calcext:value-type="string">
            <text:p>ceipmediterrania</text:p>
          </table:table-cell>
          <table:table-cell table:style-name="ce8" office:value-type="string" calcext:value-type="string">
            <text:p>Escola Mediterrània</text:p>
          </table:table-cell>
          <table:table-cell table:number-columns-repeated="986"/>
        </table:table-row>
        <table:table-row table:style-name="ro1">
          <table:table-cell table:formula="of:=&quot;&quot; &amp; CHAR(CODE([.B1189])-49) &amp; MID([.B1189];2;7)" office:value-type="string" office:string-value="08062808" calcext:value-type="string">
            <text:p>08062808</text:p>
          </table:table-cell>
          <table:table-cell table:style-name="ce8" office:value-type="string" calcext:value-type="string">
            <text:p>a8062808</text:p>
          </table:table-cell>
          <table:table-cell table:style-name="ce8" office:value-type="string" calcext:value-type="string">
            <text:p>iesmontalt</text:p>
          </table:table-cell>
          <table:table-cell table:style-name="ce8" office:value-type="string" calcext:value-type="string">
            <text:p>Institut de Sant Vicenç de Montalt</text:p>
          </table:table-cell>
          <table:table-cell table:number-columns-repeated="986"/>
        </table:table-row>
        <table:table-row table:style-name="ro1">
          <table:table-cell table:formula="of:=&quot;&quot; &amp; CHAR(CODE([.B1190])-49) &amp; MID([.B1190];2;7)" office:value-type="string" office:string-value="08062811" calcext:value-type="string">
            <text:p>08062811</text:p>
          </table:table-cell>
          <table:table-cell table:style-name="ce8" office:value-type="string" calcext:value-type="string">
            <text:p>a8062811</text:p>
          </table:table-cell>
          <table:table-cell table:style-name="ce8" office:value-type="string" calcext:value-type="string">
            <text:p>escolamatagalls</text:p>
          </table:table-cell>
          <table:table-cell table:style-name="ce8" office:value-type="string" calcext:value-type="string">
            <text:p>Escola Matagalls</text:p>
          </table:table-cell>
          <table:table-cell table:number-columns-repeated="986"/>
        </table:table-row>
        <table:table-row table:style-name="ro1">
          <table:table-cell table:formula="of:=&quot;&quot; &amp; CHAR(CODE([.B1191])-49) &amp; MID([.B1191];2;7)" office:value-type="string" office:string-value="08062833" calcext:value-type="string">
            <text:p>08062833</text:p>
          </table:table-cell>
          <table:table-cell table:style-name="ce8" office:value-type="string" calcext:value-type="string">
            <text:p>a8062833</text:p>
          </table:table-cell>
          <table:table-cell table:style-name="ce8" office:value-type="string" calcext:value-type="string">
            <text:p>ceip-agnesdesitges</text:p>
          </table:table-cell>
          <table:table-cell table:style-name="ce8" office:value-type="string" calcext:value-type="string">
            <text:p>Escola Agnès de Sitges</text:p>
          </table:table-cell>
          <table:table-cell table:number-columns-repeated="986"/>
        </table:table-row>
        <table:table-row table:style-name="ro1">
          <table:table-cell table:formula="of:=&quot;&quot; &amp; CHAR(CODE([.B1192])-49) &amp; MID([.B1192];2;7)" office:value-type="string" office:string-value="08062857" calcext:value-type="string">
            <text:p>08062857</text:p>
          </table:table-cell>
          <table:table-cell table:style-name="ce8" office:value-type="string" calcext:value-type="string">
            <text:p>a8062857</text:p>
          </table:table-cell>
          <table:table-cell table:style-name="ce8" office:value-type="string" calcext:value-type="string">
            <text:p>instiana</text:p>
          </table:table-cell>
          <table:table-cell table:style-name="ce8" office:value-type="string" calcext:value-type="string">
            <text:p>Sec. d'Institut de Tiana</text:p>
          </table:table-cell>
          <table:table-cell table:number-columns-repeated="986"/>
        </table:table-row>
        <table:table-row table:style-name="ro1">
          <table:table-cell table:formula="of:=&quot;&quot; &amp; CHAR(CODE([.B1193])-49) &amp; MID([.B1193];2;7)" office:value-type="string" office:string-value="08062869" calcext:value-type="string">
            <text:p>08062869</text:p>
          </table:table-cell>
          <table:table-cell table:style-name="ce8" office:value-type="string" calcext:value-type="string">
            <text:p>a8062869</text:p>
          </table:table-cell>
          <table:table-cell table:style-name="ce8" office:value-type="string" calcext:value-type="string">
            <text:p>escolaserrademiralles</text:p>
          </table:table-cell>
          <table:table-cell table:style-name="ce8" office:value-type="string" calcext:value-type="string">
            <text:p>Escola Serra de Miralles</text:p>
          </table:table-cell>
          <table:table-cell table:number-columns-repeated="986"/>
        </table:table-row>
        <table:table-row table:style-name="ro1">
          <table:table-cell table:formula="of:=&quot;&quot; &amp; CHAR(CODE([.B1194])-49) &amp; MID([.B1194];2;7)" office:value-type="string" office:string-value="08062870" calcext:value-type="string">
            <text:p>08062870</text:p>
          </table:table-cell>
          <table:table-cell table:style-name="ce8" office:value-type="string" calcext:value-type="string">
            <text:p>a8062870</text:p>
          </table:table-cell>
          <table:table-cell table:style-name="ce8" office:value-type="string" calcext:value-type="string">
            <text:p>inslaplana</text:p>
          </table:table-cell>
          <table:table-cell table:style-name="ce8" office:value-type="string" calcext:value-type="string">
            <text:p>Institut La Plana</text:p>
          </table:table-cell>
          <table:table-cell table:number-columns-repeated="986"/>
        </table:table-row>
        <table:table-row table:style-name="ro1">
          <table:table-cell table:formula="of:=&quot;&quot; &amp; CHAR(CODE([.B1195])-49) &amp; MID([.B1195];2;7)" office:value-type="string" office:string-value="08062924" calcext:value-type="string">
            <text:p>08062924</text:p>
          </table:table-cell>
          <table:table-cell table:style-name="ce8" office:value-type="string" calcext:value-type="string">
            <text:p>a8062924</text:p>
          </table:table-cell>
          <table:table-cell table:style-name="ce8" office:value-type="string" calcext:value-type="string">
            <text:p>ceipjosepguinovart</text:p>
          </table:table-cell>
          <table:table-cell table:style-name="ce8" office:value-type="string" calcext:value-type="string">
            <text:p>Escola Josep Guinovart</text:p>
          </table:table-cell>
          <table:table-cell table:number-columns-repeated="986"/>
        </table:table-row>
        <table:table-row table:style-name="ro1">
          <table:table-cell table:formula="of:=&quot;&quot; &amp; CHAR(CODE([.B1196])-49) &amp; MID([.B1196];2;7)" office:value-type="string" office:string-value="08062948" calcext:value-type="string">
            <text:p>08062948</text:p>
          </table:table-cell>
          <table:table-cell table:style-name="ce8" office:value-type="string" calcext:value-type="string">
            <text:p>a8062948</text:p>
          </table:table-cell>
          <table:table-cell table:style-name="ce8" office:value-type="string" calcext:value-type="string">
            <text:p>ceip-miquelmartipol-viladecans</text:p>
          </table:table-cell>
          <table:table-cell table:style-name="ce8" office:value-type="string" calcext:value-type="string">
            <text:p>Escola Miquel Martí i Pol</text:p>
          </table:table-cell>
          <table:table-cell table:number-columns-repeated="986"/>
        </table:table-row>
        <table:table-row table:style-name="ro1">
          <table:table-cell table:formula="of:=&quot;&quot; &amp; CHAR(CODE([.B1197])-49) &amp; MID([.B1197];2;7)" office:value-type="string" office:string-value="08063072" calcext:value-type="string">
            <text:p>08063072</text:p>
          </table:table-cell>
          <table:table-cell table:style-name="ce8" office:value-type="string" calcext:value-type="string">
            <text:p>a8063072</text:p>
          </table:table-cell>
          <table:table-cell table:style-name="ce8" office:value-type="string" calcext:value-type="string">
            <text:p>ceipfg</text:p>
          </table:table-cell>
          <table:table-cell table:style-name="ce8" office:value-type="string" calcext:value-type="string">
            <text:p>Escola Fructuós Gelabert</text:p>
          </table:table-cell>
          <table:table-cell table:number-columns-repeated="986"/>
        </table:table-row>
        <table:table-row table:style-name="ro1">
          <table:table-cell table:formula="of:=&quot;&quot; &amp; CHAR(CODE([.B1198])-49) &amp; MID([.B1198];2;7)" office:value-type="string" office:string-value="08063229" calcext:value-type="string">
            <text:p>08063229</text:p>
          </table:table-cell>
          <table:table-cell table:style-name="ce8" office:value-type="string" calcext:value-type="string">
            <text:p>a8063229</text:p>
          </table:table-cell>
          <table:table-cell table:style-name="ce8" office:value-type="string" calcext:value-type="string">
            <text:p>insmontpedros</text:p>
          </table:table-cell>
          <table:table-cell table:style-name="ce8" office:value-type="string" calcext:value-type="string">
            <text:p>Sec. d'Institut Santa Coloma de Cervelló</text:p>
          </table:table-cell>
          <table:table-cell table:number-columns-repeated="986"/>
        </table:table-row>
        <table:table-row table:style-name="ro1">
          <table:table-cell table:formula="of:=&quot;&quot; &amp; CHAR(CODE([.B1199])-49) &amp; MID([.B1199];2;7)" office:value-type="string" office:string-value="08063394" calcext:value-type="string">
            <text:p>08063394</text:p>
          </table:table-cell>
          <table:table-cell table:style-name="ce8" office:value-type="string" calcext:value-type="string">
            <text:p>a8063394</text:p>
          </table:table-cell>
          <table:table-cell table:style-name="ce8" office:value-type="string" calcext:value-type="string">
            <text:p>escolamartipolsantfeliu</text:p>
          </table:table-cell>
          <table:table-cell table:style-name="ce8" office:value-type="string" calcext:value-type="string">
            <text:p>Escola Miquel Martí i Pol</text:p>
          </table:table-cell>
          <table:table-cell table:number-columns-repeated="986"/>
        </table:table-row>
        <table:table-row table:style-name="ro1">
          <table:table-cell table:formula="of:=&quot;&quot; &amp; CHAR(CODE([.B1200])-49) &amp; MID([.B1200];2;7)" office:value-type="string" office:string-value="08063618" calcext:value-type="string">
            <text:p>08063618</text:p>
          </table:table-cell>
          <table:table-cell table:style-name="ce8" office:value-type="string" calcext:value-type="string">
            <text:p>a8063618</text:p>
          </table:table-cell>
          <table:table-cell table:style-name="ce8" office:value-type="string" calcext:value-type="string">
            <text:p>afaesparreguera</text:p>
          </table:table-cell>
          <table:table-cell table:style-name="ce8" office:value-type="string" calcext:value-type="string">
            <text:p>CFA Esparreguera</text:p>
          </table:table-cell>
          <table:table-cell table:number-columns-repeated="986"/>
        </table:table-row>
        <table:table-row table:style-name="ro1">
          <table:table-cell table:formula="of:=&quot;&quot; &amp; CHAR(CODE([.B1201])-49) &amp; MID([.B1201];2;7)" office:value-type="string" office:string-value="08063621" calcext:value-type="string">
            <text:p>08063621</text:p>
          </table:table-cell>
          <table:table-cell table:style-name="ce8" office:value-type="string" calcext:value-type="string">
            <text:p>a8063621</text:p>
          </table:table-cell>
          <table:table-cell table:style-name="ce8" office:value-type="string" calcext:value-type="string">
            <text:p>cfamartipolmanlleu</text:p>
          </table:table-cell>
          <table:table-cell table:style-name="ce8" office:value-type="string" calcext:value-type="string">
            <text:p>CFA Martí i Pol</text:p>
          </table:table-cell>
          <table:table-cell table:number-columns-repeated="986"/>
        </table:table-row>
        <table:table-row table:style-name="ro1">
          <table:table-cell table:formula="of:=&quot;&quot; &amp; CHAR(CODE([.B1202])-49) &amp; MID([.B1202];2;7)" office:value-type="string" office:string-value="08063643" calcext:value-type="string">
            <text:p>08063643</text:p>
          </table:table-cell>
          <table:table-cell table:style-name="ce8" office:value-type="string" calcext:value-type="string">
            <text:p>a8063643</text:p>
          </table:table-cell>
          <table:table-cell table:style-name="ce8" office:value-type="string" calcext:value-type="string">
            <text:p>cfa-lacooperativa</text:p>
          </table:table-cell>
          <table:table-cell table:style-name="ce8" office:value-type="string" calcext:value-type="string">
            <text:p>CFA La Cooperativa</text:p>
          </table:table-cell>
          <table:table-cell table:number-columns-repeated="986"/>
        </table:table-row>
        <table:table-row table:style-name="ro1">
          <table:table-cell table:formula="of:=&quot;&quot; &amp; CHAR(CODE([.B1203])-49) &amp; MID([.B1203];2;7)" office:value-type="string" office:string-value="08063746" calcext:value-type="string">
            <text:p>08063746</text:p>
          </table:table-cell>
          <table:table-cell table:style-name="ce8" office:value-type="string" calcext:value-type="string">
            <text:p>a8063746</text:p>
          </table:table-cell>
          <table:table-cell table:style-name="ce8" office:value-type="string" calcext:value-type="string">
            <text:p>inssalvadorclaramunt</text:p>
          </table:table-cell>
          <table:table-cell table:style-name="ce8" office:value-type="string" calcext:value-type="string">
            <text:p>SES Piera</text:p>
          </table:table-cell>
          <table:table-cell table:number-columns-repeated="986"/>
        </table:table-row>
        <table:table-row table:style-name="ro1">
          <table:table-cell table:formula="of:=&quot;&quot; &amp; CHAR(CODE([.B1204])-49) &amp; MID([.B1204];2;7)" office:value-type="string" office:string-value="08063758" calcext:value-type="string">
            <text:p>08063758</text:p>
          </table:table-cell>
          <table:table-cell table:style-name="ce8" office:value-type="string" calcext:value-type="string">
            <text:p>a8063758</text:p>
          </table:table-cell>
          <table:table-cell table:style-name="ce8" office:value-type="string" calcext:value-type="string">
            <text:p>ceipcansalvi</text:p>
          </table:table-cell>
          <table:table-cell table:style-name="ce8" office:value-type="string" calcext:value-type="string">
            <text:p>Escola Can Salvi</text:p>
          </table:table-cell>
          <table:table-cell table:number-columns-repeated="986"/>
        </table:table-row>
        <table:table-row table:style-name="ro1">
          <table:table-cell table:formula="of:=&quot;&quot; &amp; CHAR(CODE([.B1205])-49) &amp; MID([.B1205];2;7)" office:value-type="string" office:string-value="08063761" calcext:value-type="string">
            <text:p>08063761</text:p>
          </table:table-cell>
          <table:table-cell table:style-name="ce8" office:value-type="string" calcext:value-type="string">
            <text:p>a8063761</text:p>
          </table:table-cell>
          <table:table-cell table:style-name="ce8" office:value-type="string" calcext:value-type="string">
            <text:p>esc-vicenteferrer-sb</text:p>
          </table:table-cell>
          <table:table-cell table:style-name="ce8" office:value-type="string" calcext:value-type="string">
            <text:p>Escola Sant Boi</text:p>
          </table:table-cell>
          <table:table-cell table:number-columns-repeated="986"/>
        </table:table-row>
        <table:table-row table:style-name="ro1">
          <table:table-cell table:formula="of:=&quot;&quot; &amp; CHAR(CODE([.B1206])-49) &amp; MID([.B1206];2;7)" office:value-type="string" office:string-value="08063771" calcext:value-type="string">
            <text:p>08063771</text:p>
          </table:table-cell>
          <table:table-cell table:style-name="ce8" office:value-type="string" calcext:value-type="string">
            <text:p>a8063771</text:p>
          </table:table-cell>
          <table:table-cell table:style-name="ce8" office:value-type="string" calcext:value-type="string">
            <text:p>ceippladelesvinyes</text:p>
          </table:table-cell>
          <table:table-cell table:style-name="ce8" office:value-type="string" calcext:value-type="string">
            <text:p>Escola Pla de les Vinyes</text:p>
          </table:table-cell>
          <table:table-cell table:number-columns-repeated="986"/>
        </table:table-row>
        <table:table-row table:style-name="ro1">
          <table:table-cell table:formula="of:=&quot;&quot; &amp; CHAR(CODE([.B1207])-49) &amp; MID([.B1207];2;7)" office:value-type="string" office:string-value="08063783" calcext:value-type="string">
            <text:p>08063783</text:p>
          </table:table-cell>
          <table:table-cell table:style-name="ce8" office:value-type="string" calcext:value-type="string">
            <text:p>a8063783</text:p>
          </table:table-cell>
          <table:table-cell table:style-name="ce8" office:value-type="string" calcext:value-type="string">
            <text:p>escolamediterrania</text:p>
          </table:table-cell>
          <table:table-cell table:style-name="ce8" office:value-type="string" calcext:value-type="string">
            <text:p>Escola Mediterrània</text:p>
          </table:table-cell>
          <table:table-cell table:number-columns-repeated="986"/>
        </table:table-row>
        <table:table-row table:style-name="ro1">
          <table:table-cell table:formula="of:=&quot;&quot; &amp; CHAR(CODE([.B1208])-49) &amp; MID([.B1208];2;7)" office:value-type="string" office:string-value="08063795" calcext:value-type="string">
            <text:p>08063795</text:p>
          </table:table-cell>
          <table:table-cell table:style-name="ce8" office:value-type="string" calcext:value-type="string">
            <text:p>a8063795</text:p>
          </table:table-cell>
          <table:table-cell table:style-name="ce8" office:value-type="string" calcext:value-type="string">
            <text:p>escolamartamata</text:p>
          </table:table-cell>
          <table:table-cell table:style-name="ce8" office:value-type="string" calcext:value-type="string">
            <text:p>Escola Marta Mata</text:p>
          </table:table-cell>
          <table:table-cell table:number-columns-repeated="986"/>
        </table:table-row>
        <table:table-row table:style-name="ro1">
          <table:table-cell table:formula="of:=&quot;&quot; &amp; CHAR(CODE([.B1209])-49) &amp; MID([.B1209];2;7)" office:value-type="string" office:string-value="08063801" calcext:value-type="string">
            <text:p>08063801</text:p>
          </table:table-cell>
          <table:table-cell table:style-name="ce8" office:value-type="string" calcext:value-type="string">
            <text:p>a8063801</text:p>
          </table:table-cell>
          <table:table-cell table:style-name="ce8" office:value-type="string" calcext:value-type="string">
            <text:p>sescollbato</text:p>
          </table:table-cell>
          <table:table-cell table:style-name="ce8" office:value-type="string" calcext:value-type="string">
            <text:p>Sec. d'Institut de Collbató</text:p>
          </table:table-cell>
          <table:table-cell table:number-columns-repeated="986"/>
        </table:table-row>
        <table:table-row table:style-name="ro1">
          <table:table-cell table:formula="of:=&quot;&quot; &amp; CHAR(CODE([.B1210])-49) &amp; MID([.B1210];2;7)" office:value-type="string" office:string-value="08063837" calcext:value-type="string">
            <text:p>08063837</text:p>
          </table:table-cell>
          <table:table-cell table:style-name="ce8" office:value-type="string" calcext:value-type="string">
            <text:p>a8063837</text:p>
          </table:table-cell>
          <table:table-cell table:style-name="ce8" office:value-type="string" calcext:value-type="string">
            <text:p>institutlesmargues</text:p>
          </table:table-cell>
          <table:table-cell table:style-name="ce8" office:value-type="string" calcext:value-type="string">
            <text:p>SES de Calldetenes</text:p>
          </table:table-cell>
          <table:table-cell table:number-columns-repeated="986"/>
        </table:table-row>
        <table:table-row table:style-name="ro1">
          <table:table-cell table:formula="of:=&quot;&quot; &amp; CHAR(CODE([.B1211])-49) &amp; MID([.B1211];2;7)" office:value-type="string" office:string-value="08063862" calcext:value-type="string">
            <text:p>08063862</text:p>
          </table:table-cell>
          <table:table-cell table:style-name="ce8" office:value-type="string" calcext:value-type="string">
            <text:p>a8063862</text:p>
          </table:table-cell>
          <table:table-cell table:style-name="ce8" office:value-type="string" calcext:value-type="string">
            <text:p>escolaolivar</text:p>
          </table:table-cell>
          <table:table-cell table:style-name="ce8" office:value-type="string" calcext:value-type="string">
            <text:p>Escola L'Olivar</text:p>
          </table:table-cell>
          <table:table-cell table:number-columns-repeated="986"/>
        </table:table-row>
        <table:table-row table:style-name="ro1">
          <table:table-cell table:formula="of:=&quot;&quot; &amp; CHAR(CODE([.B1212])-49) &amp; MID([.B1212];2;7)" office:value-type="string" office:string-value="08063874" calcext:value-type="string">
            <text:p>08063874</text:p>
          </table:table-cell>
          <table:table-cell table:style-name="ce8" office:value-type="string" calcext:value-type="string">
            <text:p>a8063874</text:p>
          </table:table-cell>
          <table:table-cell table:style-name="ce8" office:value-type="string" calcext:value-type="string">
            <text:p>esc-antoniomachado</text:p>
          </table:table-cell>
          <table:table-cell table:style-name="ce8" office:value-type="string" calcext:value-type="string">
            <text:p>Escola Antonio Machado</text:p>
          </table:table-cell>
          <table:table-cell table:number-columns-repeated="986"/>
        </table:table-row>
        <table:table-row table:style-name="ro1">
          <table:table-cell table:formula="of:=&quot;&quot; &amp; CHAR(CODE([.B1213])-49) &amp; MID([.B1213];2;7)" office:value-type="string" office:string-value="08063898" calcext:value-type="string">
            <text:p>08063898</text:p>
          </table:table-cell>
          <table:table-cell table:style-name="ce8" office:value-type="string" calcext:value-type="string">
            <text:p>a8063898</text:p>
          </table:table-cell>
          <table:table-cell table:style-name="ce8" office:value-type="string" calcext:value-type="string">
            <text:p>escolalasequia</text:p>
          </table:table-cell>
          <table:table-cell table:style-name="ce8" office:value-type="string" calcext:value-type="string">
            <text:p>Escola La Sèquia</text:p>
          </table:table-cell>
          <table:table-cell table:number-columns-repeated="986"/>
        </table:table-row>
        <table:table-row table:style-name="ro1">
          <table:table-cell table:formula="of:=&quot;&quot; &amp; CHAR(CODE([.B1214])-49) &amp; MID([.B1214];2;7)" office:value-type="string" office:string-value="08063916" calcext:value-type="string">
            <text:p>08063916</text:p>
          </table:table-cell>
          <table:table-cell table:style-name="ce8" office:value-type="string" calcext:value-type="string">
            <text:p>a8063916</text:p>
          </table:table-cell>
          <table:table-cell table:style-name="ce8" office:value-type="string" calcext:value-type="string">
            <text:p>ceip-vila-parietes</text:p>
          </table:table-cell>
          <table:table-cell table:style-name="ce8" office:value-type="string" calcext:value-type="string">
            <text:p>Escola Vila Parietes</text:p>
          </table:table-cell>
          <table:table-cell table:number-columns-repeated="986"/>
        </table:table-row>
        <table:table-row table:style-name="ro1">
          <table:table-cell table:formula="of:=&quot;&quot; &amp; CHAR(CODE([.B1215])-49) &amp; MID([.B1215];2;7)" office:value-type="string" office:string-value="08063928" calcext:value-type="string">
            <text:p>08063928</text:p>
          </table:table-cell>
          <table:table-cell table:style-name="ce8" office:value-type="string" calcext:value-type="string">
            <text:p>a8063928</text:p>
          </table:table-cell>
          <table:table-cell table:style-name="ce8" office:value-type="string" calcext:value-type="string">
            <text:p>escolamuntanyola</text:p>
          </table:table-cell>
          <table:table-cell table:style-name="ce8" office:value-type="string" calcext:value-type="string">
            <text:p>Escola Muntanyola</text:p>
          </table:table-cell>
          <table:table-cell table:number-columns-repeated="986"/>
        </table:table-row>
        <table:table-row table:style-name="ro1">
          <table:table-cell table:formula="of:=&quot;&quot; &amp; CHAR(CODE([.B1216])-49) &amp; MID([.B1216];2;7)" office:value-type="string" office:string-value="08063931" calcext:value-type="string">
            <text:p>08063931</text:p>
          </table:table-cell>
          <table:table-cell table:style-name="ce8" office:value-type="string" calcext:value-type="string">
            <text:p>a8063931</text:p>
          </table:table-cell>
          <table:table-cell table:style-name="ce8" office:value-type="string" calcext:value-type="string">
            <text:p>escolalesfalgueresfogars</text:p>
          </table:table-cell>
          <table:table-cell table:style-name="ce8" office:value-type="string" calcext:value-type="string">
            <text:p>Escola Les Falgueres</text:p>
          </table:table-cell>
          <table:table-cell table:number-columns-repeated="986"/>
        </table:table-row>
        <table:table-row table:style-name="ro1">
          <table:table-cell table:formula="of:=&quot;&quot; &amp; CHAR(CODE([.B1217])-49) &amp; MID([.B1217];2;7)" office:value-type="string" office:string-value="08063965" calcext:value-type="string">
            <text:p>08063965</text:p>
          </table:table-cell>
          <table:table-cell table:style-name="ce8" office:value-type="string" calcext:value-type="string">
            <text:p>a8063965</text:p>
          </table:table-cell>
          <table:table-cell table:style-name="ce8" office:value-type="string" calcext:value-type="string">
            <text:p>escolacaudelaguineu</text:p>
          </table:table-cell>
          <table:table-cell table:style-name="ce8" office:value-type="string" calcext:value-type="string">
            <text:p>Escola Cau de la Guineu</text:p>
          </table:table-cell>
          <table:table-cell table:number-columns-repeated="986"/>
        </table:table-row>
        <table:table-row table:style-name="ro1">
          <table:table-cell table:formula="of:=&quot;&quot; &amp; CHAR(CODE([.B1218])-49) &amp; MID([.B1218];2;7)" office:value-type="string" office:string-value="08064003" calcext:value-type="string">
            <text:p>08064003</text:p>
          </table:table-cell>
          <table:table-cell table:style-name="ce8" office:value-type="string" calcext:value-type="string">
            <text:p>a8064003</text:p>
          </table:table-cell>
          <table:table-cell table:style-name="ce8" office:value-type="string" calcext:value-type="string">
            <text:p>iescanmargarit</text:p>
          </table:table-cell>
          <table:table-cell table:style-name="ce8" office:value-type="string" calcext:value-type="string">
            <text:p>Institut Can Margarit</text:p>
          </table:table-cell>
          <table:table-cell table:number-columns-repeated="986"/>
        </table:table-row>
        <table:table-row table:style-name="ro1">
          <table:table-cell table:formula="of:=&quot;&quot; &amp; CHAR(CODE([.B1219])-49) &amp; MID([.B1219];2;7)" office:value-type="string" office:string-value="08064027" calcext:value-type="string">
            <text:p>08064027</text:p>
          </table:table-cell>
          <table:table-cell table:style-name="ce8" office:value-type="string" calcext:value-type="string">
            <text:p>a8064027</text:p>
          </table:table-cell>
          <table:table-cell table:style-name="ce8" office:value-type="string" calcext:value-type="string">
            <text:p>ceipsolilluna</text:p>
          </table:table-cell>
          <table:table-cell table:style-name="ce8" office:value-type="string" calcext:value-type="string">
            <text:p>Escola El Sol i La Lluna</text:p>
          </table:table-cell>
          <table:table-cell table:number-columns-repeated="986"/>
        </table:table-row>
        <table:table-row table:style-name="ro1">
          <table:table-cell table:formula="of:=&quot;&quot; &amp; CHAR(CODE([.B1220])-49) &amp; MID([.B1220];2;7)" office:value-type="string" office:string-value="08064052" calcext:value-type="string">
            <text:p>08064052</text:p>
          </table:table-cell>
          <table:table-cell table:style-name="ce8" office:value-type="string" calcext:value-type="string">
            <text:p>a8064052</text:p>
          </table:table-cell>
          <table:table-cell table:style-name="ce8" office:value-type="string" calcext:value-type="string">
            <text:p>esc-masrampinyo</text:p>
          </table:table-cell>
          <table:table-cell table:style-name="ce8" office:value-type="string" calcext:value-type="string">
            <text:p>Escola Mas Rampinyo</text:p>
          </table:table-cell>
          <table:table-cell table:number-columns-repeated="986"/>
        </table:table-row>
        <table:table-row table:style-name="ro1">
          <table:table-cell table:formula="of:=&quot;&quot; &amp; CHAR(CODE([.B1221])-49) &amp; MID([.B1221];2;7)" office:value-type="string" office:string-value="08064088" calcext:value-type="string">
            <text:p>08064088</text:p>
          </table:table-cell>
          <table:table-cell table:style-name="ce8" office:value-type="string" calcext:value-type="string">
            <text:p>a8064088</text:p>
          </table:table-cell>
          <table:table-cell table:style-name="ce8" office:value-type="string" calcext:value-type="string">
            <text:p>esc-masboadella-sabadell</text:p>
          </table:table-cell>
          <table:table-cell table:style-name="ce8" office:value-type="string" calcext:value-type="string">
            <text:p>Escola Mas Boadella</text:p>
          </table:table-cell>
          <table:table-cell table:number-columns-repeated="986"/>
        </table:table-row>
        <table:table-row table:style-name="ro1">
          <table:table-cell table:formula="of:=&quot;&quot; &amp; CHAR(CODE([.B1222])-49) &amp; MID([.B1222];2;7)" office:value-type="string" office:string-value="08064131" calcext:value-type="string">
            <text:p>08064131</text:p>
          </table:table-cell>
          <table:table-cell table:style-name="ce8" office:value-type="string" calcext:value-type="string">
            <text:p>a8064131</text:p>
          </table:table-cell>
          <table:table-cell table:style-name="ce8" office:value-type="string" calcext:value-type="string">
            <text:p>escaiguerols</text:p>
          </table:table-cell>
          <table:table-cell table:style-name="ce8" office:value-type="string" calcext:value-type="string">
            <text:p>Escola Els Aigüerols</text:p>
          </table:table-cell>
          <table:table-cell table:number-columns-repeated="986"/>
        </table:table-row>
        <table:table-row table:style-name="ro1">
          <table:table-cell table:formula="of:=&quot;&quot; &amp; CHAR(CODE([.B1223])-49) &amp; MID([.B1223];2;7)" office:value-type="string" office:string-value="08064143" calcext:value-type="string">
            <text:p>08064143</text:p>
          </table:table-cell>
          <table:table-cell table:style-name="ce8" office:value-type="string" calcext:value-type="string">
            <text:p>a8064143</text:p>
          </table:table-cell>
          <table:table-cell table:style-name="ce8" office:value-type="string" calcext:value-type="string">
            <text:p>ceiplanovaelectra</text:p>
          </table:table-cell>
          <table:table-cell table:style-name="ce8" office:value-type="string" calcext:value-type="string">
            <text:p>Escola La Nova Electra</text:p>
          </table:table-cell>
          <table:table-cell table:number-columns-repeated="986"/>
        </table:table-row>
        <table:table-row table:style-name="ro1">
          <table:table-cell table:formula="of:=&quot;&quot; &amp; CHAR(CODE([.B1224])-49) &amp; MID([.B1224];2;7)" office:value-type="string" office:string-value="08064222" calcext:value-type="string">
            <text:p>08064222</text:p>
          </table:table-cell>
          <table:table-cell table:style-name="ce8" office:value-type="string" calcext:value-type="string">
            <text:p>a8064222</text:p>
          </table:table-cell>
          <table:table-cell table:style-name="ce8" office:value-type="string" calcext:value-type="string">
            <text:p>escola-roureda</text:p>
          </table:table-cell>
          <table:table-cell table:style-name="ce8" office:value-type="string" calcext:value-type="string">
            <text:p>Escola La Roureda</text:p>
          </table:table-cell>
          <table:table-cell table:number-columns-repeated="986"/>
        </table:table-row>
        <table:table-row table:style-name="ro1">
          <table:table-cell table:formula="of:=&quot;&quot; &amp; CHAR(CODE([.B1225])-49) &amp; MID([.B1225];2;7)" office:value-type="string" office:string-value="08064623" calcext:value-type="string">
            <text:p>08064623</text:p>
          </table:table-cell>
          <table:table-cell table:style-name="ce8" office:value-type="string" calcext:value-type="string">
            <text:p>a8064623</text:p>
          </table:table-cell>
          <table:table-cell table:style-name="ce8" office:value-type="string" calcext:value-type="string">
            <text:p>cfaconcepcioarenal</text:p>
          </table:table-cell>
          <table:table-cell table:style-name="ce8" office:value-type="string" calcext:value-type="string">
            <text:p>CFA Concepció Arenal</text:p>
          </table:table-cell>
          <table:table-cell table:number-columns-repeated="986"/>
        </table:table-row>
        <table:table-row table:style-name="ro1">
          <table:table-cell table:formula="of:=&quot;&quot; &amp; CHAR(CODE([.B1226])-49) &amp; MID([.B1226];2;7)" office:value-type="string" office:string-value="08064635" calcext:value-type="string">
            <text:p>08064635</text:p>
          </table:table-cell>
          <table:table-cell table:style-name="ce8" office:value-type="string" calcext:value-type="string">
            <text:p>a8064635</text:p>
          </table:table-cell>
          <table:table-cell table:style-name="ce8" office:value-type="string" calcext:value-type="string">
            <text:p>cfa-rusinyol-larocavalles</text:p>
          </table:table-cell>
          <table:table-cell table:style-name="ce8" office:value-type="string" calcext:value-type="string">
            <text:p>CFA Santiago Rusiñol</text:p>
          </table:table-cell>
          <table:table-cell table:number-columns-repeated="986"/>
        </table:table-row>
        <table:table-row table:style-name="ro1">
          <table:table-cell table:formula="of:=&quot;&quot; &amp; CHAR(CODE([.B1227])-49) &amp; MID([.B1227];2;7)" office:value-type="string" office:string-value="08064647" calcext:value-type="string">
            <text:p>08064647</text:p>
          </table:table-cell>
          <table:table-cell table:style-name="ce8" office:value-type="string" calcext:value-type="string">
            <text:p>a8064647</text:p>
          </table:table-cell>
          <table:table-cell table:style-name="ce8" office:value-type="string" calcext:value-type="string">
            <text:p>cfaarturmartorell</text:p>
          </table:table-cell>
          <table:table-cell table:style-name="ce8" office:value-type="string" calcext:value-type="string">
            <text:p>CFA Artur Martorell</text:p>
          </table:table-cell>
          <table:table-cell table:number-columns-repeated="986"/>
        </table:table-row>
        <table:table-row table:style-name="ro1">
          <table:table-cell table:formula="of:=&quot;&quot; &amp; CHAR(CODE([.B1228])-49) &amp; MID([.B1228];2;7)" office:value-type="string" office:string-value="08064659" calcext:value-type="string">
            <text:p>08064659</text:p>
          </table:table-cell>
          <table:table-cell table:style-name="ce8" office:value-type="string" calcext:value-type="string">
            <text:p>a8064659</text:p>
          </table:table-cell>
          <table:table-cell table:style-name="ce8" office:value-type="string" calcext:value-type="string">
            <text:p>cfasalvadordali</text:p>
          </table:table-cell>
          <table:table-cell table:style-name="ce8" office:value-type="string" calcext:value-type="string">
            <text:p>CFA Salvador Dalí</text:p>
          </table:table-cell>
          <table:table-cell table:number-columns-repeated="986"/>
        </table:table-row>
        <table:table-row table:style-name="ro1">
          <table:table-cell table:formula="of:=&quot;&quot; &amp; CHAR(CODE([.B1229])-49) &amp; MID([.B1229];2;7)" office:value-type="string" office:string-value="08064738" calcext:value-type="string">
            <text:p>08064738</text:p>
          </table:table-cell>
          <table:table-cell table:style-name="ce8" office:value-type="string" calcext:value-type="string">
            <text:p>a8064738</text:p>
          </table:table-cell>
          <table:table-cell table:style-name="ce8" office:value-type="string" calcext:value-type="string">
            <text:p>escoladolorspiera</text:p>
          </table:table-cell>
          <table:table-cell table:style-name="ce8" office:value-type="string" calcext:value-type="string">
            <text:p>Escola Dolors Piera</text:p>
          </table:table-cell>
          <table:table-cell table:number-columns-repeated="986"/>
        </table:table-row>
        <table:table-row table:style-name="ro1">
          <table:table-cell table:formula="of:=&quot;&quot; &amp; CHAR(CODE([.B1230])-49) &amp; MID([.B1230];2;7)" office:value-type="string" office:string-value="08064751" calcext:value-type="string">
            <text:p>08064751</text:p>
          </table:table-cell>
          <table:table-cell table:style-name="ce8" office:value-type="string" calcext:value-type="string">
            <text:p>a8064751</text:p>
          </table:table-cell>
          <table:table-cell table:style-name="ce8" office:value-type="string" calcext:value-type="string">
            <text:p>ceipmaricel</text:p>
          </table:table-cell>
          <table:table-cell table:style-name="ce8" office:value-type="string" calcext:value-type="string">
            <text:p>Escola Mar i Cel</text:p>
          </table:table-cell>
          <table:table-cell table:number-columns-repeated="986"/>
        </table:table-row>
        <table:table-row table:style-name="ro1">
          <table:table-cell table:formula="of:=&quot;&quot; &amp; CHAR(CODE([.B1231])-49) &amp; MID([.B1231];2;7)" office:value-type="string" office:string-value="08064787" calcext:value-type="string">
            <text:p>08064787</text:p>
          </table:table-cell>
          <table:table-cell table:style-name="ce8" office:value-type="string" calcext:value-type="string">
            <text:p>a8064787</text:p>
          </table:table-cell>
          <table:table-cell table:style-name="ce8" office:value-type="string" calcext:value-type="string">
            <text:p>escolaemiliteixidor</text:p>
          </table:table-cell>
          <table:table-cell table:style-name="ce8" office:value-type="string" calcext:value-type="string">
            <text:p>Escola de Roda de Ter</text:p>
          </table:table-cell>
          <table:table-cell table:number-columns-repeated="986"/>
        </table:table-row>
        <table:table-row table:style-name="ro1">
          <table:table-cell table:formula="of:=&quot;&quot; &amp; CHAR(CODE([.B1232])-49) &amp; MID([.B1232];2;7)" office:value-type="string" office:string-value="08064805" calcext:value-type="string">
            <text:p>08064805</text:p>
          </table:table-cell>
          <table:table-cell table:style-name="ce8" office:value-type="string" calcext:value-type="string">
            <text:p>a8064805</text:p>
          </table:table-cell>
          <table:table-cell table:style-name="ce8" office:value-type="string" calcext:value-type="string">
            <text:p>escolaelsquatrevents</text:p>
          </table:table-cell>
          <table:table-cell table:style-name="ce8" office:value-type="string" calcext:value-type="string">
            <text:p>Escola Els Quatre Vents</text:p>
          </table:table-cell>
          <table:table-cell table:number-columns-repeated="986"/>
        </table:table-row>
        <table:table-row table:style-name="ro1">
          <table:table-cell table:formula="of:=&quot;&quot; &amp; CHAR(CODE([.B1233])-49) &amp; MID([.B1233];2;7)" office:value-type="string" office:string-value="08064817" calcext:value-type="string">
            <text:p>08064817</text:p>
          </table:table-cell>
          <table:table-cell table:style-name="ce8" office:value-type="string" calcext:value-type="string">
            <text:p>a8064817</text:p>
          </table:table-cell>
          <table:table-cell table:style-name="ce8" office:value-type="string" calcext:value-type="string">
            <text:p>ceipcamins</text:p>
          </table:table-cell>
          <table:table-cell table:style-name="ce8" office:value-type="string" calcext:value-type="string">
            <text:p>Escola Camins</text:p>
          </table:table-cell>
          <table:table-cell table:number-columns-repeated="986"/>
        </table:table-row>
        <table:table-row table:style-name="ro1">
          <table:table-cell table:formula="of:=&quot;&quot; &amp; CHAR(CODE([.B1234])-49) &amp; MID([.B1234];2;7)" office:value-type="string" office:string-value="08064829" calcext:value-type="string">
            <text:p>08064829</text:p>
          </table:table-cell>
          <table:table-cell table:style-name="ce8" office:value-type="string" calcext:value-type="string">
            <text:p>a8064829</text:p>
          </table:table-cell>
          <table:table-cell table:style-name="ce8" office:value-type="string" calcext:value-type="string">
            <text:p>ceipvalldeneu</text:p>
          </table:table-cell>
          <table:table-cell table:style-name="ce8" office:value-type="string" calcext:value-type="string">
            <text:p>Escola Valldeneu</text:p>
          </table:table-cell>
          <table:table-cell table:number-columns-repeated="986"/>
        </table:table-row>
        <table:table-row table:style-name="ro1">
          <table:table-cell table:formula="of:=&quot;&quot; &amp; CHAR(CODE([.B1235])-49) &amp; MID([.B1235];2;7)" office:value-type="string" office:string-value="08064830" calcext:value-type="string">
            <text:p>08064830</text:p>
          </table:table-cell>
          <table:table-cell table:style-name="ce8" office:value-type="string" calcext:value-type="string">
            <text:p>a8064830</text:p>
          </table:table-cell>
          <table:table-cell table:style-name="ce8" office:value-type="string" calcext:value-type="string">
            <text:p>insserradenoet</text:p>
          </table:table-cell>
          <table:table-cell table:style-name="ce8" office:value-type="string" calcext:value-type="string">
            <text:p>SES Serra de Noet</text:p>
          </table:table-cell>
          <table:table-cell table:number-columns-repeated="986"/>
        </table:table-row>
        <table:table-row table:style-name="ro1">
          <table:table-cell table:formula="of:=&quot;&quot; &amp; CHAR(CODE([.B1236])-49) &amp; MID([.B1236];2;7)" office:value-type="string" office:string-value="08064854" calcext:value-type="string">
            <text:p>08064854</text:p>
          </table:table-cell>
          <table:table-cell table:style-name="ce8" office:value-type="string" calcext:value-type="string">
            <text:p>a8064854</text:p>
          </table:table-cell>
          <table:table-cell table:style-name="ce8" office:value-type="string" calcext:value-type="string">
            <text:p>escolamartinet</text:p>
          </table:table-cell>
          <table:table-cell table:style-name="ce8" office:value-type="string" calcext:value-type="string">
            <text:p>Escola Martinet</text:p>
          </table:table-cell>
          <table:table-cell table:number-columns-repeated="986"/>
        </table:table-row>
        <table:table-row table:style-name="ro1">
          <table:table-cell table:formula="of:=&quot;&quot; &amp; CHAR(CODE([.B1237])-49) &amp; MID([.B1237];2;7)" office:value-type="string" office:string-value="08064866" calcext:value-type="string">
            <text:p>08064866</text:p>
          </table:table-cell>
          <table:table-cell table:style-name="ce8" office:value-type="string" calcext:value-type="string">
            <text:p>a8064866</text:p>
          </table:table-cell>
          <table:table-cell table:style-name="ce8" office:value-type="string" calcext:value-type="string">
            <text:p>esc-dolorsmarti</text:p>
          </table:table-cell>
          <table:table-cell table:style-name="ce8" office:value-type="string" calcext:value-type="string">
            <text:p>Escola Dolors Martí i Badia</text:p>
          </table:table-cell>
          <table:table-cell table:number-columns-repeated="986"/>
        </table:table-row>
        <table:table-row table:style-name="ro1">
          <table:table-cell table:formula="of:=&quot;&quot; &amp; CHAR(CODE([.B1238])-49) &amp; MID([.B1238];2;7)" office:value-type="string" office:string-value="08064881" calcext:value-type="string">
            <text:p>08064881</text:p>
          </table:table-cell>
          <table:table-cell table:style-name="ce8" office:value-type="string" calcext:value-type="string">
            <text:p>a8064881</text:p>
          </table:table-cell>
          <table:table-cell table:style-name="ce8" office:value-type="string" calcext:value-type="string">
            <text:p>escolacampderros</text:p>
          </table:table-cell>
          <table:table-cell table:style-name="ce8" office:value-type="string" calcext:value-type="string">
            <text:p>Escola Campderrós</text:p>
          </table:table-cell>
          <table:table-cell table:number-columns-repeated="986"/>
        </table:table-row>
        <table:table-row table:style-name="ro1">
          <table:table-cell table:formula="of:=&quot;&quot; &amp; CHAR(CODE([.B1239])-49) &amp; MID([.B1239];2;7)" office:value-type="string" office:string-value="08064908" calcext:value-type="string">
            <text:p>08064908</text:p>
          </table:table-cell>
          <table:table-cell table:style-name="ce8" office:value-type="string" calcext:value-type="string">
            <text:p>a8064908</text:p>
          </table:table-cell>
          <table:table-cell table:style-name="ce8" office:value-type="string" calcext:value-type="string">
            <text:p>insbegues</text:p>
          </table:table-cell>
          <table:table-cell table:style-name="ce8" office:value-type="string" calcext:value-type="string">
            <text:p>Sec. d'Institut Begues</text:p>
          </table:table-cell>
          <table:table-cell table:number-columns-repeated="986"/>
        </table:table-row>
        <table:table-row table:style-name="ro1">
          <table:table-cell table:formula="of:=&quot;&quot; &amp; CHAR(CODE([.B1240])-49) &amp; MID([.B1240];2;7)" office:value-type="string" office:string-value="08064911" calcext:value-type="string">
            <text:p>08064911</text:p>
          </table:table-cell>
          <table:table-cell table:style-name="ce8" office:value-type="string" calcext:value-type="string">
            <text:p>a8064911</text:p>
          </table:table-cell>
          <table:table-cell table:style-name="ce8" office:value-type="string" calcext:value-type="string">
            <text:p>insvaleriahaline</text:p>
          </table:table-cell>
          <table:table-cell table:style-name="ce8" office:value-type="string" calcext:value-type="string">
            <text:p>Institut de Castelldefels</text:p>
          </table:table-cell>
          <table:table-cell table:number-columns-repeated="986"/>
        </table:table-row>
        <table:table-row table:style-name="ro1">
          <table:table-cell table:formula="of:=&quot;&quot; &amp; CHAR(CODE([.B1241])-49) &amp; MID([.B1241];2;7)" office:value-type="string" office:string-value="08064921" calcext:value-type="string">
            <text:p>08064921</text:p>
          </table:table-cell>
          <table:table-cell table:style-name="ce8" office:value-type="string" calcext:value-type="string">
            <text:p>a8064921</text:p>
          </table:table-cell>
          <table:table-cell table:style-name="ce8" office:value-type="string" calcext:value-type="string">
            <text:p>inssantandreu</text:p>
          </table:table-cell>
          <table:table-cell table:style-name="ce8" office:value-type="string" calcext:value-type="string">
            <text:p>Institut de Sant Andreu</text:p>
          </table:table-cell>
          <table:table-cell table:number-columns-repeated="986"/>
        </table:table-row>
        <table:table-row table:style-name="ro1">
          <table:table-cell table:formula="of:=&quot;&quot; &amp; CHAR(CODE([.B1242])-49) &amp; MID([.B1242];2;7)" office:value-type="string" office:string-value="08064945" calcext:value-type="string">
            <text:p>08064945</text:p>
          </table:table-cell>
          <table:table-cell table:style-name="ce8" office:value-type="string" calcext:value-type="string">
            <text:p>a8064945</text:p>
          </table:table-cell>
          <table:table-cell table:style-name="ce8" office:value-type="string" calcext:value-type="string">
            <text:p>escolamansuet</text:p>
          </table:table-cell>
          <table:table-cell table:style-name="ce8" office:value-type="string" calcext:value-type="string">
            <text:p>Escola Mansuet</text:p>
          </table:table-cell>
          <table:table-cell table:number-columns-repeated="986"/>
        </table:table-row>
        <table:table-row table:style-name="ro1">
          <table:table-cell table:formula="of:=&quot;&quot; &amp; CHAR(CODE([.B1243])-49) &amp; MID([.B1243];2;7)" office:value-type="string" office:string-value="08064970" calcext:value-type="string">
            <text:p>08064970</text:p>
          </table:table-cell>
          <table:table-cell table:style-name="ce8" office:value-type="string" calcext:value-type="string">
            <text:p>a8064970</text:p>
          </table:table-cell>
          <table:table-cell table:style-name="ce8" office:value-type="string" calcext:value-type="string">
            <text:p>insvilafranca</text:p>
          </table:table-cell>
          <table:table-cell table:style-name="ce8" office:value-type="string" calcext:value-type="string">
            <text:p>Institut de Vilafranca del Penedès</text:p>
          </table:table-cell>
          <table:table-cell table:number-columns-repeated="986"/>
        </table:table-row>
        <table:table-row table:style-name="ro1">
          <table:table-cell table:formula="of:=&quot;&quot; &amp; CHAR(CODE([.B1244])-49) &amp; MID([.B1244];2;7)" office:value-type="string" office:string-value="08064982" calcext:value-type="string">
            <text:p>08064982</text:p>
          </table:table-cell>
          <table:table-cell table:style-name="ce8" office:value-type="string" calcext:value-type="string">
            <text:p>a8064982</text:p>
          </table:table-cell>
          <table:table-cell table:style-name="ce8" office:value-type="string" calcext:value-type="string">
            <text:p>escolasqs</text:p>
          </table:table-cell>
          <table:table-cell table:style-name="ce8" office:value-type="string" calcext:value-type="string">
            <text:p>Escola de Sant Quirze Safaja - ZER El Moianès Llevant</text:p>
          </table:table-cell>
          <table:table-cell table:number-columns-repeated="986"/>
        </table:table-row>
        <table:table-row table:style-name="ro1">
          <table:table-cell table:formula="of:=&quot;&quot; &amp; CHAR(CODE([.B1245])-49) &amp; MID([.B1245];2;7)" office:value-type="string" office:string-value="08064994" calcext:value-type="string">
            <text:p>08064994</text:p>
          </table:table-cell>
          <table:table-cell table:style-name="ce8" office:value-type="string" calcext:value-type="string">
            <text:p>a8064994</text:p>
          </table:table-cell>
          <table:table-cell table:style-name="ce8" office:value-type="string" calcext:value-type="string">
            <text:p>escola-mmm-mataro</text:p>
          </table:table-cell>
          <table:table-cell table:style-name="ce8" office:value-type="string" calcext:value-type="string">
            <text:p>Escola Maria-Mercè Marçal</text:p>
          </table:table-cell>
          <table:table-cell table:number-columns-repeated="986"/>
        </table:table-row>
        <table:table-row table:style-name="ro1">
          <table:table-cell table:formula="of:=&quot;&quot; &amp; CHAR(CODE([.B1246])-49) &amp; MID([.B1246];2;7)" office:value-type="string" office:string-value="08065007" calcext:value-type="string">
            <text:p>08065007</text:p>
          </table:table-cell>
          <table:table-cell table:style-name="ce8" office:value-type="string" calcext:value-type="string">
            <text:p>a8065007</text:p>
          </table:table-cell>
          <table:table-cell table:style-name="ce8" office:value-type="string" calcext:value-type="string">
            <text:p>esc-poblenoupineda</text:p>
          </table:table-cell>
          <table:table-cell table:style-name="ce8" office:value-type="string" calcext:value-type="string">
            <text:p>Escola Poble Nou</text:p>
          </table:table-cell>
          <table:table-cell table:number-columns-repeated="986"/>
        </table:table-row>
        <table:table-row table:style-name="ro1">
          <table:table-cell table:formula="of:=&quot;&quot; &amp; CHAR(CODE([.B1247])-49) &amp; MID([.B1247];2;7)" office:value-type="string" office:string-value="08065019" calcext:value-type="string">
            <text:p>08065019</text:p>
          </table:table-cell>
          <table:table-cell table:style-name="ce8" office:value-type="string" calcext:value-type="string">
            <text:p>a8065019</text:p>
          </table:table-cell>
          <table:table-cell table:style-name="ce8" office:value-type="string" calcext:value-type="string">
            <text:p>sesvallbonadanoia</text:p>
          </table:table-cell>
          <table:table-cell table:style-name="ce8" office:value-type="string" calcext:value-type="string">
            <text:p>SES de Vallbona d'Anoia</text:p>
          </table:table-cell>
          <table:table-cell table:number-columns-repeated="986"/>
        </table:table-row>
        <table:table-row table:style-name="ro1">
          <table:table-cell table:formula="of:=&quot;&quot; &amp; CHAR(CODE([.B1248])-49) &amp; MID([.B1248];2;7)" office:value-type="string" office:string-value="08065196" calcext:value-type="string">
            <text:p>08065196</text:p>
          </table:table-cell>
          <table:table-cell table:style-name="ce8" office:value-type="string" calcext:value-type="string">
            <text:p>a8065196</text:p>
          </table:table-cell>
          <table:table-cell table:style-name="ce8" office:value-type="string" calcext:value-type="string">
            <text:p>cfalapau</text:p>
          </table:table-cell>
          <table:table-cell table:style-name="ce8" office:value-type="string" calcext:value-type="string">
            <text:p>CFA La Pau</text:p>
          </table:table-cell>
          <table:table-cell table:number-columns-repeated="986"/>
        </table:table-row>
        <table:table-row table:style-name="ro1">
          <table:table-cell table:formula="of:=&quot;&quot; &amp; CHAR(CODE([.B1249])-49) &amp; MID([.B1249];2;7)" office:value-type="string" office:string-value="08065238" calcext:value-type="string">
            <text:p>08065238</text:p>
          </table:table-cell>
          <table:table-cell table:style-name="ce8" office:value-type="string" calcext:value-type="string">
            <text:p>a8065238</text:p>
          </table:table-cell>
          <table:table-cell table:style-name="ce8" office:value-type="string" calcext:value-type="string">
            <text:p>esc-lasagrera</text:p>
          </table:table-cell>
          <table:table-cell table:style-name="ce8" office:value-type="string" calcext:value-type="string">
            <text:p>Escola La Sagrera</text:p>
          </table:table-cell>
          <table:table-cell table:number-columns-repeated="986"/>
        </table:table-row>
        <table:table-row table:style-name="ro1">
          <table:table-cell table:formula="of:=&quot;&quot; &amp; CHAR(CODE([.B1250])-49) &amp; MID([.B1250];2;7)" office:value-type="string" office:string-value="08065251" calcext:value-type="string">
            <text:p>08065251</text:p>
          </table:table-cell>
          <table:table-cell table:style-name="ce8" office:value-type="string" calcext:value-type="string">
            <text:p>a8065251</text:p>
          </table:table-cell>
          <table:table-cell table:style-name="ce8" office:value-type="string" calcext:value-type="string">
            <text:p>escolapladelpuig</text:p>
          </table:table-cell>
          <table:table-cell table:style-name="ce8" office:value-type="string" calcext:value-type="string">
            <text:p>Escola Pla del Puig</text:p>
          </table:table-cell>
          <table:table-cell table:number-columns-repeated="986"/>
        </table:table-row>
        <table:table-row table:style-name="ro1">
          <table:table-cell table:formula="of:=&quot;&quot; &amp; CHAR(CODE([.B1251])-49) &amp; MID([.B1251];2;7)" office:value-type="string" office:string-value="08065263" calcext:value-type="string">
            <text:p>08065263</text:p>
          </table:table-cell>
          <table:table-cell table:style-name="ce8" office:value-type="string" calcext:value-type="string">
            <text:p>a8065263</text:p>
          </table:table-cell>
          <table:table-cell table:style-name="ce8" office:value-type="string" calcext:value-type="string">
            <text:p>ceip-calsoler</text:p>
          </table:table-cell>
          <table:table-cell table:style-name="ce8" office:value-type="string" calcext:value-type="string">
            <text:p>Escola Puigsoler</text:p>
          </table:table-cell>
          <table:table-cell table:number-columns-repeated="986"/>
        </table:table-row>
        <table:table-row table:style-name="ro1">
          <table:table-cell table:formula="of:=&quot;&quot; &amp; CHAR(CODE([.B1252])-49) &amp; MID([.B1252];2;7)" office:value-type="string" office:string-value="08065287" calcext:value-type="string">
            <text:p>08065287</text:p>
          </table:table-cell>
          <table:table-cell table:style-name="ce8" office:value-type="string" calcext:value-type="string">
            <text:p>a8065287</text:p>
          </table:table-cell>
          <table:table-cell table:style-name="ce8" office:value-type="string" calcext:value-type="string">
            <text:p>esc-mmata-mataro</text:p>
          </table:table-cell>
          <table:table-cell table:style-name="ce8" office:value-type="string" calcext:value-type="string">
            <text:p>Escola Marta Mata</text:p>
          </table:table-cell>
          <table:table-cell table:number-columns-repeated="986"/>
        </table:table-row>
        <table:table-row table:style-name="ro1">
          <table:table-cell table:formula="of:=&quot;&quot; &amp; CHAR(CODE([.B1253])-49) &amp; MID([.B1253];2;7)" office:value-type="string" office:string-value="08065299" calcext:value-type="string">
            <text:p>08065299</text:p>
          </table:table-cell>
          <table:table-cell table:style-name="ce8" office:value-type="string" calcext:value-type="string">
            <text:p>a8065299</text:p>
          </table:table-cell>
          <table:table-cell table:style-name="ce8" office:value-type="string" calcext:value-type="string">
            <text:p>ceipelcalderi</text:p>
          </table:table-cell>
          <table:table-cell table:style-name="ce8" office:value-type="string" calcext:value-type="string">
            <text:p>Escola El Calderí</text:p>
          </table:table-cell>
          <table:table-cell table:number-columns-repeated="986"/>
        </table:table-row>
        <table:table-row table:style-name="ro1">
          <table:table-cell table:formula="of:=&quot;&quot; &amp; CHAR(CODE([.B1254])-49) &amp; MID([.B1254];2;7)" office:value-type="string" office:string-value="08065329" calcext:value-type="string">
            <text:p>08065329</text:p>
          </table:table-cell>
          <table:table-cell table:style-name="ce8" office:value-type="string" calcext:value-type="string">
            <text:p>a8065329</text:p>
          </table:table-cell>
          <table:table-cell table:style-name="ce8" office:value-type="string" calcext:value-type="string">
            <text:p>insaltfoix</text:p>
          </table:table-cell>
          <table:table-cell table:style-name="ce8" office:value-type="string" calcext:value-type="string">
            <text:p>SES de Sant Martí Sarroca</text:p>
          </table:table-cell>
          <table:table-cell table:number-columns-repeated="986"/>
        </table:table-row>
        <table:table-row table:style-name="ro1">
          <table:table-cell table:formula="of:=&quot;&quot; &amp; CHAR(CODE([.B1255])-49) &amp; MID([.B1255];2;7)" office:value-type="string" office:string-value="08065330" calcext:value-type="string">
            <text:p>08065330</text:p>
          </table:table-cell>
          <table:table-cell table:style-name="ce8" office:value-type="string" calcext:value-type="string">
            <text:p>a8065330</text:p>
          </table:table-cell>
          <table:table-cell table:style-name="ce8" office:value-type="string" calcext:value-type="string">
            <text:p>iescalgravat</text:p>
          </table:table-cell>
          <table:table-cell table:style-name="ce8" office:value-type="string" calcext:value-type="string">
            <text:p>Institut Cal Gravat</text:p>
          </table:table-cell>
          <table:table-cell table:number-columns-repeated="986"/>
        </table:table-row>
        <table:table-row table:style-name="ro1">
          <table:table-cell table:formula="of:=&quot;&quot; &amp; CHAR(CODE([.B1256])-49) &amp; MID([.B1256];2;7)" office:value-type="string" office:string-value="08065342" calcext:value-type="string">
            <text:p>08065342</text:p>
          </table:table-cell>
          <table:table-cell table:style-name="ce8" office:value-type="string" calcext:value-type="string">
            <text:p>a8065342</text:p>
          </table:table-cell>
          <table:table-cell table:style-name="ce8" office:value-type="string" calcext:value-type="string">
            <text:p>insxaloc</text:p>
          </table:table-cell>
          <table:table-cell table:style-name="ce8" office:value-type="string" calcext:value-type="string">
            <text:p>Sec. d'Institut Xaloc</text:p>
          </table:table-cell>
          <table:table-cell table:number-columns-repeated="986"/>
        </table:table-row>
        <table:table-row table:style-name="ro1">
          <table:table-cell table:formula="of:=&quot;&quot; &amp; CHAR(CODE([.B1257])-49) &amp; MID([.B1257];2;7)" office:value-type="string" office:string-value="08065354" calcext:value-type="string">
            <text:p>08065354</text:p>
          </table:table-cell>
          <table:table-cell table:style-name="ce8" office:value-type="string" calcext:value-type="string">
            <text:p>a8065354</text:p>
          </table:table-cell>
          <table:table-cell table:style-name="ce8" office:value-type="string" calcext:value-type="string">
            <text:p>insbaixamar</text:p>
          </table:table-cell>
          <table:table-cell table:style-name="ce8" office:value-type="string" calcext:value-type="string">
            <text:p>Institut Baix a mar</text:p>
          </table:table-cell>
          <table:table-cell table:number-columns-repeated="986"/>
        </table:table-row>
        <table:table-row table:style-name="ro1">
          <table:table-cell table:formula="of:=&quot;&quot; &amp; CHAR(CODE([.B1258])-49) &amp; MID([.B1258];2;7)" office:value-type="string" office:string-value="08065366" calcext:value-type="string">
            <text:p>08065366</text:p>
          </table:table-cell>
          <table:table-cell table:style-name="ce8" office:value-type="string" calcext:value-type="string">
            <text:p>a8065366</text:p>
          </table:table-cell>
          <table:table-cell table:style-name="ce8" office:value-type="string" calcext:value-type="string">
            <text:p>iespinedademar</text:p>
          </table:table-cell>
          <table:table-cell table:style-name="ce8" office:value-type="string" calcext:value-type="string">
            <text:p>Institut de Pineda de Mar</text:p>
          </table:table-cell>
          <table:table-cell table:number-columns-repeated="986"/>
        </table:table-row>
        <table:table-row table:style-name="ro1">
          <table:table-cell table:formula="of:=&quot;&quot; &amp; CHAR(CODE([.B1259])-49) &amp; MID([.B1259];2;7)" office:value-type="string" office:string-value="08065391" calcext:value-type="string">
            <text:p>08065391</text:p>
          </table:table-cell>
          <table:table-cell table:style-name="ce8" office:value-type="string" calcext:value-type="string">
            <text:p>a8065391</text:p>
          </table:table-cell>
          <table:table-cell table:style-name="ce8" office:value-type="string" calcext:value-type="string">
            <text:p>ies-eltiller</text:p>
          </table:table-cell>
          <table:table-cell table:style-name="ce8" office:value-type="string" calcext:value-type="string">
            <text:p>Institut Les Franqueses del Vallès</text:p>
          </table:table-cell>
          <table:table-cell table:number-columns-repeated="986"/>
        </table:table-row>
        <table:table-row table:style-name="ro1">
          <table:table-cell table:formula="of:=&quot;&quot; &amp; CHAR(CODE([.B1260])-49) &amp; MID([.B1260];2;7)" office:value-type="string" office:string-value="08065408" calcext:value-type="string">
            <text:p>08065408</text:p>
          </table:table-cell>
          <table:table-cell table:style-name="ce8" office:value-type="string" calcext:value-type="string">
            <text:p>a8065408</text:p>
          </table:table-cell>
          <table:table-cell table:style-name="ce8" office:value-type="string" calcext:value-type="string">
            <text:p>insllicamunt2</text:p>
          </table:table-cell>
          <table:table-cell table:style-name="ce8" office:value-type="string" calcext:value-type="string">
            <text:p>Institut de Lliçà d'Amunt II</text:p>
          </table:table-cell>
          <table:table-cell table:number-columns-repeated="986"/>
        </table:table-row>
        <table:table-row table:style-name="ro1">
          <table:table-cell table:formula="of:=&quot;&quot; &amp; CHAR(CODE([.B1261])-49) &amp; MID([.B1261];2;7)" office:value-type="string" office:string-value="08065421" calcext:value-type="string">
            <text:p>08065421</text:p>
          </table:table-cell>
          <table:table-cell table:style-name="ce8" office:value-type="string" calcext:value-type="string">
            <text:p>a8065421</text:p>
          </table:table-cell>
          <table:table-cell table:style-name="ce8" office:value-type="string" calcext:value-type="string">
            <text:p>iesmartamata</text:p>
          </table:table-cell>
          <table:table-cell table:style-name="ce8" office:value-type="string" calcext:value-type="string">
            <text:p>Institut Marta Mata</text:p>
          </table:table-cell>
          <table:table-cell table:number-columns-repeated="986"/>
        </table:table-row>
        <table:table-row table:style-name="ro1">
          <table:table-cell table:formula="of:=&quot;&quot; &amp; CHAR(CODE([.B1262])-49) &amp; MID([.B1262];2;7)" office:value-type="string" office:string-value="08065433" calcext:value-type="string">
            <text:p>08065433</text:p>
          </table:table-cell>
          <table:table-cell table:style-name="ce8" office:value-type="string" calcext:value-type="string">
            <text:p>a8065433</text:p>
          </table:table-cell>
          <table:table-cell table:style-name="ce8" office:value-type="string" calcext:value-type="string">
            <text:p>inslasinia</text:p>
          </table:table-cell>
          <table:table-cell table:style-name="ce8" office:value-type="string" calcext:value-type="string">
            <text:p>SES de Parets del Vallès II</text:p>
          </table:table-cell>
          <table:table-cell table:number-columns-repeated="986"/>
        </table:table-row>
        <table:table-row table:style-name="ro1">
          <table:table-cell table:formula="of:=&quot;&quot; &amp; CHAR(CODE([.B1263])-49) &amp; MID([.B1263];2;7)" office:value-type="string" office:string-value="08065469" calcext:value-type="string">
            <text:p>08065469</text:p>
          </table:table-cell>
          <table:table-cell table:style-name="ce8" office:value-type="string" calcext:value-type="string">
            <text:p>a8065469</text:p>
          </table:table-cell>
          <table:table-cell table:style-name="ce8" office:value-type="string" calcext:value-type="string">
            <text:p>sescanrecord</text:p>
          </table:table-cell>
          <table:table-cell table:style-name="ce8" office:value-type="string" calcext:value-type="string">
            <text:p>SES Can Record</text:p>
          </table:table-cell>
          <table:table-cell table:number-columns-repeated="986"/>
        </table:table-row>
        <table:table-row table:style-name="ro1">
          <table:table-cell table:formula="of:=&quot;&quot; &amp; CHAR(CODE([.B1264])-49) &amp; MID([.B1264];2;7)" office:value-type="string" office:string-value="08065482" calcext:value-type="string">
            <text:p>08065482</text:p>
          </table:table-cell>
          <table:table-cell table:style-name="ce8" office:value-type="string" calcext:value-type="string">
            <text:p>a8065482</text:p>
          </table:table-cell>
          <table:table-cell table:style-name="ce8" office:value-type="string" calcext:value-type="string">
            <text:p>escoladecollsuspina</text:p>
          </table:table-cell>
          <table:table-cell table:style-name="ce8" office:value-type="string" calcext:value-type="string">
            <text:p>Escola Els Ventets - ZER El Moianès Llevant</text:p>
          </table:table-cell>
          <table:table-cell table:number-columns-repeated="986"/>
        </table:table-row>
        <table:table-row table:style-name="ro1">
          <table:table-cell table:formula="of:=&quot;&quot; &amp; CHAR(CODE([.B1265])-49) &amp; MID([.B1265];2;7)" office:value-type="string" office:string-value="08065512" calcext:value-type="string">
            <text:p>08065512</text:p>
          </table:table-cell>
          <table:table-cell table:style-name="ce8" office:value-type="string" calcext:value-type="string">
            <text:p>a8065512</text:p>
          </table:table-cell>
          <table:table-cell table:style-name="ce8" office:value-type="string" calcext:value-type="string">
            <text:p>ceip-serradelobac</text:p>
          </table:table-cell>
          <table:table-cell table:style-name="ce8" office:value-type="string" calcext:value-type="string">
            <text:p>Escola Serra de l'Obac</text:p>
          </table:table-cell>
          <table:table-cell table:number-columns-repeated="986"/>
        </table:table-row>
        <table:table-row table:style-name="ro1">
          <table:table-cell table:formula="of:=&quot;&quot; &amp; CHAR(CODE([.B1266])-49) &amp; MID([.B1266];2;7)" office:value-type="string" office:string-value="08065573" calcext:value-type="string">
            <text:p>08065573</text:p>
          </table:table-cell>
          <table:table-cell table:style-name="ce8" office:value-type="string" calcext:value-type="string">
            <text:p>a8065573</text:p>
          </table:table-cell>
          <table:table-cell table:style-name="ce8" office:value-type="string" calcext:value-type="string">
            <text:p>esc-cealzina</text:p>
          </table:table-cell>
          <table:table-cell table:style-name="ce8" office:value-type="string" calcext:value-type="string">
            <text:p>Centre Educatiu L'Alzina</text:p>
          </table:table-cell>
          <table:table-cell table:number-columns-repeated="986"/>
        </table:table-row>
        <table:table-row table:style-name="ro1">
          <table:table-cell table:formula="of:=&quot;&quot; &amp; CHAR(CODE([.B1267])-49) &amp; MID([.B1267];2;7)" office:value-type="string" office:string-value="08065652" calcext:value-type="string">
            <text:p>08065652</text:p>
          </table:table-cell>
          <table:table-cell table:style-name="ce8" office:value-type="string" calcext:value-type="string">
            <text:p>a8065652</text:p>
          </table:table-cell>
          <table:table-cell table:style-name="ce8" office:value-type="string" calcext:value-type="string">
            <text:p>eoialtpenedes</text:p>
          </table:table-cell>
          <table:table-cell table:style-name="ce8" office:value-type="string" calcext:value-type="string">
            <text:p>EOI de l'Alt Penedès</text:p>
          </table:table-cell>
          <table:table-cell table:number-columns-repeated="986"/>
        </table:table-row>
        <table:table-row table:style-name="ro1">
          <table:table-cell table:formula="of:=&quot;&quot; &amp; CHAR(CODE([.B1268])-49) &amp; MID([.B1268];2;7)" office:value-type="string" office:string-value="08065925" calcext:value-type="string">
            <text:p>08065925</text:p>
          </table:table-cell>
          <table:table-cell table:style-name="ce8" office:value-type="string" calcext:value-type="string">
            <text:p>a8065925</text:p>
          </table:table-cell>
          <table:table-cell table:style-name="ce8" office:value-type="string" calcext:value-type="string">
            <text:p>cfa-olivera</text:p>
          </table:table-cell>
          <table:table-cell table:style-name="ce8" office:value-type="string" calcext:value-type="string">
            <text:p>CFA Municipal Olivera</text:p>
          </table:table-cell>
          <table:table-cell table:number-columns-repeated="986"/>
        </table:table-row>
        <table:table-row table:style-name="ro1">
          <table:table-cell table:formula="of:=&quot;&quot; &amp; CHAR(CODE([.B1269])-49) &amp; MID([.B1269];2;7)" office:value-type="string" office:string-value="08066048" calcext:value-type="string">
            <text:p>08066048</text:p>
          </table:table-cell>
          <table:table-cell table:style-name="ce8" office:value-type="string" calcext:value-type="string">
            <text:p>a8066048</text:p>
          </table:table-cell>
          <table:table-cell table:style-name="ce8" office:value-type="string" calcext:value-type="string">
            <text:p>escolarosercapdevila-terrassa</text:p>
          </table:table-cell>
          <table:table-cell table:style-name="ce8" office:value-type="string" calcext:value-type="string">
            <text:p>Escola Roser Capdevila</text:p>
          </table:table-cell>
          <table:table-cell table:number-columns-repeated="986"/>
        </table:table-row>
        <table:table-row table:style-name="ro1">
          <table:table-cell table:formula="of:=&quot;&quot; &amp; CHAR(CODE([.B1270])-49) &amp; MID([.B1270];2;7)" office:value-type="string" office:string-value="08066322" calcext:value-type="string">
            <text:p>08066322</text:p>
          </table:table-cell>
          <table:table-cell table:style-name="ce8" office:value-type="string" calcext:value-type="string">
            <text:p>a8066322</text:p>
          </table:table-cell>
          <table:table-cell table:style-name="ce8" office:value-type="string" calcext:value-type="string">
            <text:p>sinscardener</text:p>
          </table:table-cell>
          <table:table-cell table:style-name="ce8" office:value-type="string" calcext:value-type="string">
            <text:p>SES Cardener</text:p>
          </table:table-cell>
          <table:table-cell table:number-columns-repeated="986"/>
        </table:table-row>
        <table:table-row table:style-name="ro1">
          <table:table-cell table:formula="of:=&quot;&quot; &amp; CHAR(CODE([.B1271])-49) &amp; MID([.B1271];2;7)" office:value-type="string" office:string-value="08066334" calcext:value-type="string">
            <text:p>08066334</text:p>
          </table:table-cell>
          <table:table-cell table:style-name="ce8" office:value-type="string" calcext:value-type="string">
            <text:p>a8066334</text:p>
          </table:table-cell>
          <table:table-cell table:style-name="ce8" office:value-type="string" calcext:value-type="string">
            <text:p>escolalaserreta</text:p>
          </table:table-cell>
          <table:table-cell table:style-name="ce8" office:value-type="string" calcext:value-type="string">
            <text:p>Escola La Serreta</text:p>
          </table:table-cell>
          <table:table-cell table:number-columns-repeated="986"/>
        </table:table-row>
        <table:table-row table:style-name="ro1">
          <table:table-cell table:formula="of:=&quot;&quot; &amp; CHAR(CODE([.B1272])-49) &amp; MID([.B1272];2;7)" office:value-type="string" office:string-value="08066413" calcext:value-type="string">
            <text:p>08066413</text:p>
          </table:table-cell>
          <table:table-cell table:style-name="ce8" office:value-type="string" calcext:value-type="string">
            <text:p>a8066413</text:p>
          </table:table-cell>
          <table:table-cell table:style-name="ce8" office:value-type="string" calcext:value-type="string">
            <text:p>escolacolors</text:p>
          </table:table-cell>
          <table:table-cell table:style-name="ce8" office:value-type="string" calcext:value-type="string">
            <text:p>Escola Colors</text:p>
          </table:table-cell>
          <table:table-cell table:number-columns-repeated="986"/>
        </table:table-row>
        <table:table-row table:style-name="ro1">
          <table:table-cell table:formula="of:=&quot;&quot; &amp; CHAR(CODE([.B1273])-49) &amp; MID([.B1273];2;7)" office:value-type="string" office:string-value="08066528" calcext:value-type="string">
            <text:p>08066528</text:p>
          </table:table-cell>
          <table:table-cell table:style-name="ce8" office:value-type="string" calcext:value-type="string">
            <text:p>a8066528</text:p>
          </table:table-cell>
          <table:table-cell table:style-name="ce8" office:value-type="string" calcext:value-type="string">
            <text:p>insmartipous</text:p>
          </table:table-cell>
          <table:table-cell table:style-name="ce8" office:value-type="string" calcext:value-type="string">
            <text:p>Institut Martí Pous</text:p>
          </table:table-cell>
          <table:table-cell table:number-columns-repeated="986"/>
        </table:table-row>
        <table:table-row table:style-name="ro1">
          <table:table-cell table:formula="of:=&quot;&quot; &amp; CHAR(CODE([.B1274])-49) &amp; MID([.B1274];2;7)" office:value-type="string" office:string-value="08066851" calcext:value-type="string">
            <text:p>08066851</text:p>
          </table:table-cell>
          <table:table-cell table:style-name="ce8" office:value-type="string" calcext:value-type="string">
            <text:p>a8066851</text:p>
          </table:table-cell>
          <table:table-cell table:style-name="ce8" office:value-type="string" calcext:value-type="string">
            <text:p>eoimollet</text:p>
          </table:table-cell>
          <table:table-cell table:style-name="ce8" office:value-type="string" calcext:value-type="string">
            <text:p>EOI de Mollet del Vallès</text:p>
          </table:table-cell>
          <table:table-cell table:number-columns-repeated="986"/>
        </table:table-row>
        <table:table-row table:style-name="ro1">
          <table:table-cell table:formula="of:=&quot;&quot; &amp; CHAR(CODE([.B1275])-49) &amp; MID([.B1275];2;7)" office:value-type="string" office:string-value="08066887" calcext:value-type="string">
            <text:p>08066887</text:p>
          </table:table-cell>
          <table:table-cell table:style-name="ce8" office:value-type="string" calcext:value-type="string">
            <text:p>a8066887</text:p>
          </table:table-cell>
          <table:table-cell table:style-name="ce8" office:value-type="string" calcext:value-type="string">
            <text:p>eoiviladecans</text:p>
          </table:table-cell>
          <table:table-cell table:style-name="ce8" office:value-type="string" calcext:value-type="string">
            <text:p>EOI de Viladecans</text:p>
          </table:table-cell>
          <table:table-cell table:number-columns-repeated="986"/>
        </table:table-row>
        <table:table-row table:style-name="ro1">
          <table:table-cell table:formula="of:=&quot;&quot; &amp; CHAR(CODE([.B1276])-49) &amp; MID([.B1276];2;7)" office:value-type="string" office:string-value="08066905" calcext:value-type="string">
            <text:p>08066905</text:p>
          </table:table-cell>
          <table:table-cell table:style-name="ce8" office:value-type="string" calcext:value-type="string">
            <text:p>a8066905</text:p>
          </table:table-cell>
          <table:table-cell table:style-name="ce8" office:value-type="string" calcext:value-type="string">
            <text:p>insviladomat</text:p>
          </table:table-cell>
          <table:table-cell table:style-name="ce8" office:value-type="string" calcext:value-type="string">
            <text:p>Institut Viladomat</text:p>
          </table:table-cell>
          <table:table-cell table:number-columns-repeated="986"/>
        </table:table-row>
        <table:table-row table:style-name="ro1">
          <table:table-cell table:formula="of:=&quot;&quot; &amp; CHAR(CODE([.B1277])-49) &amp; MID([.B1277];2;7)" office:value-type="string" office:string-value="08067016" calcext:value-type="string">
            <text:p>08067016</text:p>
          </table:table-cell>
          <table:table-cell table:style-name="ce8" office:value-type="string" calcext:value-type="string">
            <text:p>a8067016</text:p>
          </table:table-cell>
          <table:table-cell table:style-name="ce8" office:value-type="string" calcext:value-type="string">
            <text:p>ernestlluchhospitalet</text:p>
          </table:table-cell>
          <table:table-cell table:style-name="ce8" office:value-type="string" calcext:value-type="string">
            <text:p>Escola Ernest Lluch</text:p>
          </table:table-cell>
          <table:table-cell table:number-columns-repeated="986"/>
        </table:table-row>
        <table:table-row table:style-name="ro1">
          <table:table-cell table:formula="of:=&quot;&quot; &amp; CHAR(CODE([.B1278])-49) &amp; MID([.B1278];2;7)" office:value-type="string" office:string-value="08067090" calcext:value-type="string">
            <text:p>08067090</text:p>
          </table:table-cell>
          <table:table-cell table:style-name="ce8" office:value-type="string" calcext:value-type="string">
            <text:p>a8067090</text:p>
          </table:table-cell>
          <table:table-cell table:style-name="ce8" office:value-type="string" calcext:value-type="string">
            <text:p>ceipcanmanent</text:p>
          </table:table-cell>
          <table:table-cell table:style-name="ce8" office:value-type="string" calcext:value-type="string">
            <text:p>Escola Can Manent</text:p>
          </table:table-cell>
          <table:table-cell table:number-columns-repeated="986"/>
        </table:table-row>
        <table:table-row table:style-name="ro1">
          <table:table-cell table:formula="of:=&quot;&quot; &amp; CHAR(CODE([.B1279])-49) &amp; MID([.B1279];2;7)" office:value-type="string" office:string-value="08067120" calcext:value-type="string">
            <text:p>08067120</text:p>
          </table:table-cell>
          <table:table-cell table:style-name="ce8" office:value-type="string" calcext:value-type="string">
            <text:p>a8067120</text:p>
          </table:table-cell>
          <table:table-cell table:style-name="ce8" office:value-type="string" calcext:value-type="string">
            <text:p>escolasantaagnes</text:p>
          </table:table-cell>
          <table:table-cell table:style-name="ce8" office:value-type="string" calcext:value-type="string">
            <text:p>Escola Santa Agnès de Malanyanes</text:p>
          </table:table-cell>
          <table:table-cell table:number-columns-repeated="986"/>
        </table:table-row>
        <table:table-row table:style-name="ro1">
          <table:table-cell table:formula="of:=&quot;&quot; &amp; CHAR(CODE([.B1280])-49) &amp; MID([.B1280];2;7)" office:value-type="string" office:string-value="08067132" calcext:value-type="string">
            <text:p>08067132</text:p>
          </table:table-cell>
          <table:table-cell table:style-name="ce8" office:value-type="string" calcext:value-type="string">
            <text:p>a8067132</text:p>
          </table:table-cell>
          <table:table-cell table:style-name="ce8" office:value-type="string" calcext:value-type="string">
            <text:p>escola-josefina-ibanez</text:p>
          </table:table-cell>
          <table:table-cell table:style-name="ce8" office:value-type="string" calcext:value-type="string">
            <text:p>Escola Josefina Ibáñez</text:p>
          </table:table-cell>
          <table:table-cell table:number-columns-repeated="986"/>
        </table:table-row>
        <table:table-row table:style-name="ro1">
          <table:table-cell table:formula="of:=&quot;&quot; &amp; CHAR(CODE([.B1281])-49) &amp; MID([.B1281];2;7)" office:value-type="string" office:string-value="08067144" calcext:value-type="string">
            <text:p>08067144</text:p>
          </table:table-cell>
          <table:table-cell table:style-name="ce8" office:value-type="string" calcext:value-type="string">
            <text:p>a8067144</text:p>
          </table:table-cell>
          <table:table-cell table:style-name="ce8" office:value-type="string" calcext:value-type="string">
            <text:p>institutcervello</text:p>
          </table:table-cell>
          <table:table-cell table:style-name="ce8" office:value-type="string" calcext:value-type="string">
            <text:p>SES de Cervelló</text:p>
          </table:table-cell>
          <table:table-cell table:number-columns-repeated="986"/>
        </table:table-row>
        <table:table-row table:style-name="ro1">
          <table:table-cell table:formula="of:=&quot;&quot; &amp; CHAR(CODE([.B1282])-49) &amp; MID([.B1282];2;7)" office:value-type="string" office:string-value="08067181" calcext:value-type="string">
            <text:p>08067181</text:p>
          </table:table-cell>
          <table:table-cell table:style-name="ce8" office:value-type="string" calcext:value-type="string">
            <text:p>a8067181</text:p>
          </table:table-cell>
          <table:table-cell table:style-name="ce8" office:value-type="string" calcext:value-type="string">
            <text:p>ceiprellinars</text:p>
          </table:table-cell>
          <table:table-cell table:style-name="ce8" office:value-type="string" calcext:value-type="string">
            <text:p>Escola de Rellinars</text:p>
          </table:table-cell>
          <table:table-cell table:number-columns-repeated="986"/>
        </table:table-row>
        <table:table-row table:style-name="ro1">
          <table:table-cell table:formula="of:=&quot;&quot; &amp; CHAR(CODE([.B1283])-49) &amp; MID([.B1283];2;7)" office:value-type="string" office:string-value="08067193" calcext:value-type="string">
            <text:p>08067193</text:p>
          </table:table-cell>
          <table:table-cell table:style-name="ce8" office:value-type="string" calcext:value-type="string">
            <text:p>a8067193</text:p>
          </table:table-cell>
          <table:table-cell table:style-name="ce8" office:value-type="string" calcext:value-type="string">
            <text:p>escoladelboscrubi</text:p>
          </table:table-cell>
          <table:table-cell table:style-name="ce8" office:value-type="string" calcext:value-type="string">
            <text:p>Escola del Bosc</text:p>
          </table:table-cell>
          <table:table-cell table:number-columns-repeated="986"/>
        </table:table-row>
        <table:table-row table:style-name="ro1">
          <table:table-cell table:formula="of:=&quot;&quot; &amp; CHAR(CODE([.B1284])-49) &amp; MID([.B1284];2;7)" office:value-type="string" office:string-value="08067201" calcext:value-type="string">
            <text:p>08067201</text:p>
          </table:table-cell>
          <table:table-cell table:style-name="ce8" office:value-type="string" calcext:value-type="string">
            <text:p>a8067201</text:p>
          </table:table-cell>
          <table:table-cell table:style-name="ce8" office:value-type="string" calcext:value-type="string">
            <text:p>ceiplolaanglada</text:p>
          </table:table-cell>
          <table:table-cell table:style-name="ce8" office:value-type="string" calcext:value-type="string">
            <text:p>Escola Lola Anglada</text:p>
          </table:table-cell>
          <table:table-cell table:number-columns-repeated="986"/>
        </table:table-row>
        <table:table-row table:style-name="ro1">
          <table:table-cell table:formula="of:=&quot;&quot; &amp; CHAR(CODE([.B1285])-49) &amp; MID([.B1285];2;7)" office:value-type="string" office:string-value="08067211" calcext:value-type="string">
            <text:p>08067211</text:p>
          </table:table-cell>
          <table:table-cell table:style-name="ce8" office:value-type="string" calcext:value-type="string">
            <text:p>a8067211</text:p>
          </table:table-cell>
          <table:table-cell table:style-name="ce8" office:value-type="string" calcext:value-type="string">
            <text:p>ins-salasixandri</text:p>
          </table:table-cell>
          <table:table-cell table:style-name="ce8" office:value-type="string" calcext:value-type="string">
            <text:p>Institut Salas i Xandri</text:p>
          </table:table-cell>
          <table:table-cell table:number-columns-repeated="986"/>
        </table:table-row>
        <table:table-row table:style-name="ro1">
          <table:table-cell table:formula="of:=&quot;&quot; &amp; CHAR(CODE([.B1286])-49) &amp; MID([.B1286];2;7)" office:value-type="string" office:string-value="08067235" calcext:value-type="string">
            <text:p>08067235</text:p>
          </table:table-cell>
          <table:table-cell table:style-name="ce8" office:value-type="string" calcext:value-type="string">
            <text:p>a8067235</text:p>
          </table:table-cell>
          <table:table-cell table:style-name="ce8" office:value-type="string" calcext:value-type="string">
            <text:p>escrocalabern</text:p>
          </table:table-cell>
          <table:table-cell table:style-name="ce8" office:value-type="string" calcext:value-type="string">
            <text:p>Escola Roc Alabern</text:p>
          </table:table-cell>
          <table:table-cell table:number-columns-repeated="986"/>
        </table:table-row>
        <table:table-row table:style-name="ro1">
          <table:table-cell table:formula="of:=&quot;&quot; &amp; CHAR(CODE([.B1287])-49) &amp; MID([.B1287];2;7)" office:value-type="string" office:string-value="08067247" calcext:value-type="string">
            <text:p>08067247</text:p>
          </table:table-cell>
          <table:table-cell table:style-name="ce8" office:value-type="string" calcext:value-type="string">
            <text:p>a8067247</text:p>
          </table:table-cell>
          <table:table-cell table:style-name="ce8" office:value-type="string" calcext:value-type="string">
            <text:p>escolaelvapor</text:p>
          </table:table-cell>
          <table:table-cell table:style-name="ce8" office:value-type="string" calcext:value-type="string">
            <text:p>Escola El Vapor</text:p>
          </table:table-cell>
          <table:table-cell table:number-columns-repeated="986"/>
        </table:table-row>
        <table:table-row table:style-name="ro1">
          <table:table-cell table:formula="of:=&quot;&quot; &amp; CHAR(CODE([.B1288])-49) &amp; MID([.B1288];2;7)" office:value-type="string" office:string-value="08067430" calcext:value-type="string">
            <text:p>08067430</text:p>
          </table:table-cell>
          <table:table-cell table:style-name="ce8" office:value-type="string" calcext:value-type="string">
            <text:p>a8067430</text:p>
          </table:table-cell>
          <table:table-cell table:style-name="ce8" office:value-type="string" calcext:value-type="string">
            <text:p>escolamontserratsola</text:p>
          </table:table-cell>
          <table:table-cell table:style-name="ce8" office:value-type="string" calcext:value-type="string">
            <text:p>Escola Montserrat Solà</text:p>
          </table:table-cell>
          <table:table-cell table:number-columns-repeated="986"/>
        </table:table-row>
        <table:table-row table:style-name="ro1">
          <table:table-cell table:formula="of:=&quot;&quot; &amp; CHAR(CODE([.B1289])-49) &amp; MID([.B1289];2;7)" office:value-type="string" office:string-value="08067582" calcext:value-type="string">
            <text:p>08067582</text:p>
          </table:table-cell>
          <table:table-cell table:style-name="ce8" office:value-type="string" calcext:value-type="string">
            <text:p>a8067582</text:p>
          </table:table-cell>
          <table:table-cell table:style-name="ce8" office:value-type="string" calcext:value-type="string">
            <text:p>escolamartamatabdv</text:p>
          </table:table-cell>
          <table:table-cell table:style-name="ce8" office:value-type="string" calcext:value-type="string">
            <text:p>Escola Marta Mata</text:p>
          </table:table-cell>
          <table:table-cell table:number-columns-repeated="986"/>
        </table:table-row>
        <table:table-row table:style-name="ro1">
          <table:table-cell table:formula="of:=&quot;&quot; &amp; CHAR(CODE([.B1290])-49) &amp; MID([.B1290];2;7)" office:value-type="string" office:string-value="08067594" calcext:value-type="string">
            <text:p>08067594</text:p>
          </table:table-cell>
          <table:table-cell table:style-name="ce8" office:value-type="string" calcext:value-type="string">
            <text:p>a8067594</text:p>
          </table:table-cell>
          <table:table-cell table:style-name="ce8" office:value-type="string" calcext:value-type="string">
            <text:p>ielesvinyes</text:p>
          </table:table-cell>
          <table:table-cell table:style-name="ce8" office:value-type="string" calcext:value-type="string">
            <text:p>Institut Escola Les Vinyes</text:p>
          </table:table-cell>
          <table:table-cell table:number-columns-repeated="986"/>
        </table:table-row>
        <table:table-row table:style-name="ro1">
          <table:table-cell table:formula="of:=&quot;&quot; &amp; CHAR(CODE([.B1291])-49) &amp; MID([.B1291];2;7)" office:value-type="string" office:string-value="08067600" calcext:value-type="string">
            <text:p>08067600</text:p>
          </table:table-cell>
          <table:table-cell table:style-name="ce8" office:value-type="string" calcext:value-type="string">
            <text:p>a8067600</text:p>
          </table:table-cell>
          <table:table-cell table:style-name="ce8" office:value-type="string" calcext:value-type="string">
            <text:p>escolavalldaura</text:p>
          </table:table-cell>
          <table:table-cell table:style-name="ce8" office:value-type="string" calcext:value-type="string">
            <text:p>Escola Valldaura</text:p>
          </table:table-cell>
          <table:table-cell table:number-columns-repeated="986"/>
        </table:table-row>
        <table:table-row table:style-name="ro1">
          <table:table-cell table:formula="of:=&quot;&quot; &amp; CHAR(CODE([.B1292])-49) &amp; MID([.B1292];2;7)" office:value-type="string" office:string-value="08067636" calcext:value-type="string">
            <text:p>08067636</text:p>
          </table:table-cell>
          <table:table-cell table:style-name="ce8" office:value-type="string" calcext:value-type="string">
            <text:p>a8067636</text:p>
          </table:table-cell>
          <table:table-cell table:style-name="ce8" office:value-type="string" calcext:value-type="string">
            <text:p>insmanresasis</text:p>
          </table:table-cell>
          <table:table-cell table:style-name="ce8" office:value-type="string" calcext:value-type="string">
            <text:p>Institut Manresa Sis</text:p>
          </table:table-cell>
          <table:table-cell table:number-columns-repeated="986"/>
        </table:table-row>
        <table:table-row table:style-name="ro1">
          <table:table-cell table:formula="of:=&quot;&quot; &amp; CHAR(CODE([.B1293])-49) &amp; MID([.B1293];2;7)" office:value-type="string" office:string-value="08067648" calcext:value-type="string">
            <text:p>08067648</text:p>
          </table:table-cell>
          <table:table-cell table:style-name="ce8" office:value-type="string" calcext:value-type="string">
            <text:p>a8067648</text:p>
          </table:table-cell>
          <table:table-cell table:style-name="ce8" office:value-type="string" calcext:value-type="string">
            <text:p>inslesvinyescubelles</text:p>
          </table:table-cell>
          <table:table-cell table:style-name="ce8" office:value-type="string" calcext:value-type="string">
            <text:p>Institut Les Vinyes</text:p>
          </table:table-cell>
          <table:table-cell table:number-columns-repeated="986"/>
        </table:table-row>
        <table:table-row table:style-name="ro1">
          <table:table-cell table:formula="of:=&quot;&quot; &amp; CHAR(CODE([.B1294])-49) &amp; MID([.B1294];2;7)" office:value-type="string" office:string-value="08067752" calcext:value-type="string">
            <text:p>08067752</text:p>
          </table:table-cell>
          <table:table-cell table:style-name="ce8" office:value-type="string" calcext:value-type="string">
            <text:p>a8067752</text:p>
          </table:table-cell>
          <table:table-cell table:style-name="ce8" office:value-type="string" calcext:value-type="string">
            <text:p>inslasagrera</text:p>
          </table:table-cell>
          <table:table-cell table:style-name="ce8" office:value-type="string" calcext:value-type="string">
            <text:p>Institut Sagrera Sant Andreu</text:p>
          </table:table-cell>
          <table:table-cell table:number-columns-repeated="986"/>
        </table:table-row>
        <table:table-row table:style-name="ro1">
          <table:table-cell table:formula="of:=&quot;&quot; &amp; CHAR(CODE([.B1295])-49) &amp; MID([.B1295];2;7)" office:value-type="string" office:string-value="08067818" calcext:value-type="string">
            <text:p>08067818</text:p>
          </table:table-cell>
          <table:table-cell table:style-name="ce8" office:value-type="string" calcext:value-type="string">
            <text:p>a8067818</text:p>
          </table:table-cell>
          <table:table-cell table:style-name="ce8" office:value-type="string" calcext:value-type="string">
            <text:p>ceiplasiniavic</text:p>
          </table:table-cell>
          <table:table-cell table:style-name="ce8" office:value-type="string" calcext:value-type="string">
            <text:p>Escola La Sínia</text:p>
          </table:table-cell>
          <table:table-cell table:number-columns-repeated="986"/>
        </table:table-row>
        <table:table-row table:style-name="ro1">
          <table:table-cell table:formula="of:=&quot;&quot; &amp; CHAR(CODE([.B1296])-49) &amp; MID([.B1296];2;7)" office:value-type="string" office:string-value="08068136" calcext:value-type="string">
            <text:p>08068136</text:p>
          </table:table-cell>
          <table:table-cell table:style-name="ce8" office:value-type="string" calcext:value-type="string">
            <text:p>a8068136</text:p>
          </table:table-cell>
          <table:table-cell table:style-name="ce8" office:value-type="string" calcext:value-type="string">
            <text:p>cfavictorcatala</text:p>
          </table:table-cell>
          <table:table-cell table:style-name="ce8" office:value-type="string" calcext:value-type="string">
            <text:p>CFA Víctor Català</text:p>
          </table:table-cell>
          <table:table-cell table:number-columns-repeated="986"/>
        </table:table-row>
        <table:table-row table:style-name="ro1">
          <table:table-cell table:formula="of:=&quot;&quot; &amp; CHAR(CODE([.B1297])-49) &amp; MID([.B1297];2;7)" office:value-type="string" office:string-value="08068197" calcext:value-type="string">
            <text:p>08068197</text:p>
          </table:table-cell>
          <table:table-cell table:style-name="ce8" office:value-type="string" calcext:value-type="string">
            <text:p>a8068197</text:p>
          </table:table-cell>
          <table:table-cell table:style-name="ce8" office:value-type="string" calcext:value-type="string">
            <text:p>zerelcardener</text:p>
          </table:table-cell>
          <table:table-cell table:style-name="ce8" office:value-type="string" calcext:value-type="string">
            <text:p>ZER El Cardener</text:p>
          </table:table-cell>
          <table:table-cell table:number-columns-repeated="986"/>
        </table:table-row>
        <table:table-row table:style-name="ro1">
          <table:table-cell table:formula="of:=&quot;&quot; &amp; CHAR(CODE([.B1298])-49) &amp; MID([.B1298];2;7)" office:value-type="string" office:string-value="08068331" calcext:value-type="string">
            <text:p>08068331</text:p>
          </table:table-cell>
          <table:table-cell table:style-name="ce8" office:value-type="string" calcext:value-type="string">
            <text:p>a8068331</text:p>
          </table:table-cell>
          <table:table-cell table:style-name="ce8" office:value-type="string" calcext:value-type="string">
            <text:p>escolabadalonaport</text:p>
          </table:table-cell>
          <table:table-cell table:style-name="ce8" office:value-type="string" calcext:value-type="string">
            <text:p>Escola Badalona Port</text:p>
          </table:table-cell>
          <table:table-cell table:number-columns-repeated="986"/>
        </table:table-row>
        <table:table-row table:style-name="ro1">
          <table:table-cell table:formula="of:=&quot;&quot; &amp; CHAR(CODE([.B1299])-49) &amp; MID([.B1299];2;7)" office:value-type="string" office:string-value="08068343" calcext:value-type="string">
            <text:p>08068343</text:p>
          </table:table-cell>
          <table:table-cell table:style-name="ce8" office:value-type="string" calcext:value-type="string">
            <text:p>a8068343</text:p>
          </table:table-cell>
          <table:table-cell table:style-name="ce8" office:value-type="string" calcext:value-type="string">
            <text:p>esclesciencies</text:p>
          </table:table-cell>
          <table:table-cell table:style-name="ce8" office:value-type="string" calcext:value-type="string">
            <text:p>Escola Les Ciències</text:p>
          </table:table-cell>
          <table:table-cell table:number-columns-repeated="986"/>
        </table:table-row>
        <table:table-row table:style-name="ro1">
          <table:table-cell table:formula="of:=&quot;&quot; &amp; CHAR(CODE([.B1300])-49) &amp; MID([.B1300];2;7)" office:value-type="string" office:string-value="08068380" calcext:value-type="string">
            <text:p>08068380</text:p>
          </table:table-cell>
          <table:table-cell table:style-name="ce8" office:value-type="string" calcext:value-type="string">
            <text:p>a8068380</text:p>
          </table:table-cell>
          <table:table-cell table:style-name="ce8" office:value-type="string" calcext:value-type="string">
            <text:p>insgurb</text:p>
          </table:table-cell>
          <table:table-cell table:style-name="ce8" office:value-type="string" calcext:value-type="string">
            <text:p>Sec. d'Institut Gurb</text:p>
          </table:table-cell>
          <table:table-cell table:number-columns-repeated="986"/>
        </table:table-row>
        <table:table-row table:style-name="ro1">
          <table:table-cell table:formula="of:=&quot;&quot; &amp; CHAR(CODE([.B1301])-49) &amp; MID([.B1301];2;7)" office:value-type="string" office:string-value="08068410" calcext:value-type="string">
            <text:p>08068410</text:p>
          </table:table-cell>
          <table:table-cell table:style-name="ce8" office:value-type="string" calcext:value-type="string">
            <text:p>a8068410</text:p>
          </table:table-cell>
          <table:table-cell table:style-name="ce8" office:value-type="string" calcext:value-type="string">
            <text:p>escolapalaudametlla</text:p>
          </table:table-cell>
          <table:table-cell table:style-name="ce8" office:value-type="string" calcext:value-type="string">
            <text:p>Escola Palau d'Ametlla</text:p>
          </table:table-cell>
          <table:table-cell table:number-columns-repeated="986"/>
        </table:table-row>
        <table:table-row table:style-name="ro1">
          <table:table-cell table:formula="of:=&quot;&quot; &amp; CHAR(CODE([.B1302])-49) &amp; MID([.B1302];2;7)" office:value-type="string" office:string-value="08068616" calcext:value-type="string">
            <text:p>08068616</text:p>
          </table:table-cell>
          <table:table-cell table:style-name="ce8" office:value-type="string" calcext:value-type="string">
            <text:p>a8068616</text:p>
          </table:table-cell>
          <table:table-cell table:style-name="ce8" office:value-type="string" calcext:value-type="string">
            <text:p>sesbagessud</text:p>
          </table:table-cell>
          <table:table-cell table:style-name="ce8" office:value-type="string" calcext:value-type="string">
            <text:p>SES Bages Sud</text:p>
          </table:table-cell>
          <table:table-cell table:number-columns-repeated="986"/>
        </table:table-row>
        <table:table-row table:style-name="ro1">
          <table:table-cell table:formula="of:=&quot;&quot; &amp; CHAR(CODE([.B1303])-49) &amp; MID([.B1303];2;7)" office:value-type="string" office:string-value="08068902" calcext:value-type="string">
            <text:p>08068902</text:p>
          </table:table-cell>
          <table:table-cell table:style-name="ce8" office:value-type="string" calcext:value-type="string">
            <text:p>a8068902</text:p>
          </table:table-cell>
          <table:table-cell table:style-name="ce8" office:value-type="string" calcext:value-type="string">
            <text:p>eb-elmenut</text:p>
          </table:table-cell>
          <table:table-cell table:style-name="ce8" office:value-type="string" calcext:value-type="string">
            <text:p>Llar d'infants El Menut</text:p>
          </table:table-cell>
          <table:table-cell table:number-columns-repeated="986"/>
        </table:table-row>
        <table:table-row table:style-name="ro1">
          <table:table-cell table:formula="of:=&quot;&quot; &amp; CHAR(CODE([.B1304])-49) &amp; MID([.B1304];2;7)" office:value-type="string" office:string-value="08069323" calcext:value-type="string">
            <text:p>08069323</text:p>
          </table:table-cell>
          <table:table-cell table:style-name="ce8" office:value-type="string" calcext:value-type="string">
            <text:p>a8069323</text:p>
          </table:table-cell>
          <table:table-cell table:style-name="ce8" office:value-type="string" calcext:value-type="string">
            <text:p>escolawaldorfeltiller</text:p>
          </table:table-cell>
          <table:table-cell table:style-name="ce8" office:value-type="string" calcext:value-type="string">
            <text:p>Waldorf-Steiner el Til·ler</text:p>
          </table:table-cell>
          <table:table-cell table:number-columns-repeated="986"/>
        </table:table-row>
        <table:table-row table:style-name="ro1">
          <table:table-cell table:formula="of:=&quot;&quot; &amp; CHAR(CODE([.B1305])-49) &amp; MID([.B1305];2;7)" office:value-type="string" office:string-value="08069581" calcext:value-type="string">
            <text:p>08069581</text:p>
          </table:table-cell>
          <table:table-cell table:style-name="ce8" office:value-type="string" calcext:value-type="string">
            <text:p>a8069581</text:p>
          </table:table-cell>
          <table:table-cell table:style-name="ce8" office:value-type="string" calcext:value-type="string">
            <text:p>cfa-carmekarr</text:p>
          </table:table-cell>
          <table:table-cell table:style-name="ce8" office:value-type="string" calcext:value-type="string">
            <text:p>CFA Carme Karr</text:p>
          </table:table-cell>
          <table:table-cell table:number-columns-repeated="986"/>
        </table:table-row>
        <table:table-row table:style-name="ro1">
          <table:table-cell table:formula="of:=&quot;&quot; &amp; CHAR(CODE([.B1306])-49) &amp; MID([.B1306];2;7)" office:value-type="string" office:string-value="08069736" calcext:value-type="string">
            <text:p>08069736</text:p>
          </table:table-cell>
          <table:table-cell table:style-name="ce8" office:value-type="string" calcext:value-type="string">
            <text:p>a8069736</text:p>
          </table:table-cell>
          <table:table-cell table:style-name="ce8" office:value-type="string" calcext:value-type="string">
            <text:p>escolapacocandel</text:p>
          </table:table-cell>
          <table:table-cell table:style-name="ce8" office:value-type="string" calcext:value-type="string">
            <text:p>Escola Paco Candel</text:p>
          </table:table-cell>
          <table:table-cell table:number-columns-repeated="986"/>
        </table:table-row>
        <table:table-row table:style-name="ro1">
          <table:table-cell table:formula="of:=&quot;&quot; &amp; CHAR(CODE([.B1307])-49) &amp; MID([.B1307];2;7)" office:value-type="string" office:string-value="08069748" calcext:value-type="string">
            <text:p>08069748</text:p>
          </table:table-cell>
          <table:table-cell table:style-name="ce8" office:value-type="string" calcext:value-type="string">
            <text:p>a8069748</text:p>
          </table:table-cell>
          <table:table-cell table:style-name="ce8" office:value-type="string" calcext:value-type="string">
            <text:p>escmontigala</text:p>
          </table:table-cell>
          <table:table-cell table:style-name="ce8" office:value-type="string" calcext:value-type="string">
            <text:p>Escola Montigalà</text:p>
          </table:table-cell>
          <table:table-cell table:number-columns-repeated="986"/>
        </table:table-row>
        <table:table-row table:style-name="ro1">
          <table:table-cell table:formula="of:=&quot;&quot; &amp; CHAR(CODE([.B1308])-49) &amp; MID([.B1308];2;7)" office:value-type="string" office:string-value="08069751" calcext:value-type="string">
            <text:p>08069751</text:p>
          </table:table-cell>
          <table:table-cell table:style-name="ce8" office:value-type="string" calcext:value-type="string">
            <text:p>a8069751</text:p>
          </table:table-cell>
          <table:table-cell table:style-name="ce8" office:value-type="string" calcext:value-type="string">
            <text:p>esc-santacoloma</text:p>
          </table:table-cell>
          <table:table-cell table:style-name="ce8" office:value-type="string" calcext:value-type="string">
            <text:p>Escola Santa Coloma</text:p>
          </table:table-cell>
          <table:table-cell table:number-columns-repeated="986"/>
        </table:table-row>
        <table:table-row table:style-name="ro1">
          <table:table-cell table:formula="of:=&quot;&quot; &amp; CHAR(CODE([.B1309])-49) &amp; MID([.B1309];2;7)" office:value-type="string" office:string-value="08070143" calcext:value-type="string">
            <text:p>08070143</text:p>
          </table:table-cell>
          <table:table-cell table:style-name="ce8" office:value-type="string" calcext:value-type="string">
            <text:p>a8070143</text:p>
          </table:table-cell>
          <table:table-cell table:style-name="ce8" office:value-type="string" calcext:value-type="string">
            <text:p>esc-riera-alta</text:p>
          </table:table-cell>
          <table:table-cell table:style-name="ce8" office:value-type="string" calcext:value-type="string">
            <text:p>Escola Riera Alta</text:p>
          </table:table-cell>
          <table:table-cell table:number-columns-repeated="986"/>
        </table:table-row>
        <table:table-row table:style-name="ro1">
          <table:table-cell table:formula="of:=&quot;&quot; &amp; CHAR(CODE([.B1310])-49) &amp; MID([.B1310];2;7)" office:value-type="string" office:string-value="08070234" calcext:value-type="string">
            <text:p>08070234</text:p>
          </table:table-cell>
          <table:table-cell table:style-name="ce8" office:value-type="string" calcext:value-type="string">
            <text:p>a8070234</text:p>
          </table:table-cell>
          <table:table-cell table:style-name="ce8" office:value-type="string" calcext:value-type="string">
            <text:p>escolacanfabra</text:p>
          </table:table-cell>
          <table:table-cell table:style-name="ce8" office:value-type="string" calcext:value-type="string">
            <text:p>Escola Can Fabra</text:p>
          </table:table-cell>
          <table:table-cell table:number-columns-repeated="986"/>
        </table:table-row>
        <table:table-row table:style-name="ro1">
          <table:table-cell table:formula="of:=&quot;&quot; &amp; CHAR(CODE([.B1311])-49) &amp; MID([.B1311];2;7)" office:value-type="string" office:string-value="08070520" calcext:value-type="string">
            <text:p>08070520</text:p>
          </table:table-cell>
          <table:table-cell table:style-name="ce8" office:value-type="string" calcext:value-type="string">
            <text:p>a8070520</text:p>
          </table:table-cell>
          <table:table-cell table:style-name="ce8" office:value-type="string" calcext:value-type="string">
            <text:p>escolaxarxa</text:p>
          </table:table-cell>
          <table:table-cell table:style-name="ce8" office:value-type="string" calcext:value-type="string">
            <text:p>Xarxa</text:p>
          </table:table-cell>
          <table:table-cell table:number-columns-repeated="986"/>
        </table:table-row>
        <table:table-row table:style-name="ro1">
          <table:table-cell table:formula="of:=&quot;&quot; &amp; CHAR(CODE([.B1312])-49) &amp; MID([.B1312];2;7)" office:value-type="string" office:string-value="08070908" calcext:value-type="string">
            <text:p>08070908</text:p>
          </table:table-cell>
          <table:table-cell table:style-name="ce8" office:value-type="string" calcext:value-type="string">
            <text:p>a8070908</text:p>
          </table:table-cell>
          <table:table-cell table:style-name="ce8" office:value-type="string" calcext:value-type="string">
            <text:p>ielatordera</text:p>
          </table:table-cell>
          <table:table-cell table:style-name="ce8" office:value-type="string" calcext:value-type="string">
            <text:p>Institut Escola La Tordera</text:p>
          </table:table-cell>
          <table:table-cell table:number-columns-repeated="986"/>
        </table:table-row>
        <table:table-row table:style-name="ro1">
          <table:table-cell table:formula="of:=&quot;&quot; &amp; CHAR(CODE([.B1313])-49) &amp; MID([.B1313];2;7)" office:value-type="string" office:string-value="08071020" calcext:value-type="string">
            <text:p>08071020</text:p>
          </table:table-cell>
          <table:table-cell table:style-name="ce8" office:value-type="string" calcext:value-type="string">
            <text:p>a8071020</text:p>
          </table:table-cell>
          <table:table-cell table:style-name="ce8" office:value-type="string" calcext:value-type="string">
            <text:p>escolaenxaneta</text:p>
          </table:table-cell>
          <table:table-cell table:style-name="ce8" office:value-type="string" calcext:value-type="string">
            <text:p>Escola Enxaneta</text:p>
          </table:table-cell>
          <table:table-cell table:number-columns-repeated="986"/>
        </table:table-row>
        <table:table-row table:style-name="ro1">
          <table:table-cell table:formula="of:=&quot;&quot; &amp; CHAR(CODE([.B1314])-49) &amp; MID([.B1314];2;7)" office:value-type="string" office:string-value="08071172" calcext:value-type="string">
            <text:p>08071172</text:p>
          </table:table-cell>
          <table:table-cell table:style-name="ce8" office:value-type="string" calcext:value-type="string">
            <text:p>a8071172</text:p>
          </table:table-cell>
          <table:table-cell table:style-name="ce8" office:value-type="string" calcext:value-type="string">
            <text:p>esc-virolet</text:p>
          </table:table-cell>
          <table:table-cell table:style-name="ce8" office:value-type="string" calcext:value-type="string">
            <text:p>Escola Virolet</text:p>
          </table:table-cell>
          <table:table-cell table:number-columns-repeated="986"/>
        </table:table-row>
        <table:table-row table:style-name="ro1">
          <table:table-cell table:formula="of:=&quot;&quot; &amp; CHAR(CODE([.B1315])-49) &amp; MID([.B1315];2;7)" office:value-type="string" office:string-value="08071196" calcext:value-type="string">
            <text:p>08071196</text:p>
          </table:table-cell>
          <table:table-cell table:style-name="ce8" office:value-type="string" calcext:value-type="string">
            <text:p>a8071196</text:p>
          </table:table-cell>
          <table:table-cell table:style-name="ce8" office:value-type="string" calcext:value-type="string">
            <text:p>inscanroca</text:p>
          </table:table-cell>
          <table:table-cell table:style-name="ce8" office:value-type="string" calcext:value-type="string">
            <text:p>Institut Can Roca</text:p>
          </table:table-cell>
          <table:table-cell table:number-columns-repeated="986"/>
        </table:table-row>
        <table:table-row table:style-name="ro1">
          <table:table-cell table:formula="of:=&quot;&quot; &amp; CHAR(CODE([.B1316])-49) &amp; MID([.B1316];2;7)" office:value-type="string" office:string-value="08071214" calcext:value-type="string">
            <text:p>08071214</text:p>
          </table:table-cell>
          <table:table-cell table:style-name="ce8" office:value-type="string" calcext:value-type="string">
            <text:p>a8071214</text:p>
          </table:table-cell>
          <table:table-cell table:style-name="ce8" office:value-type="string" calcext:value-type="string">
            <text:p>iecastell</text:p>
          </table:table-cell>
          <table:table-cell table:style-name="ce8" office:value-type="string" calcext:value-type="string">
            <text:p>Institut Escola Ramona Calvet</text:p>
          </table:table-cell>
          <table:table-cell table:number-columns-repeated="986"/>
        </table:table-row>
        <table:table-row table:style-name="ro1">
          <table:table-cell table:formula="of:=&quot;&quot; &amp; CHAR(CODE([.B1317])-49) &amp; MID([.B1317];2;7)" office:value-type="string" office:string-value="08071238" calcext:value-type="string">
            <text:p>08071238</text:p>
          </table:table-cell>
          <table:table-cell table:style-name="ce8" office:value-type="string" calcext:value-type="string">
            <text:p>a8071238</text:p>
          </table:table-cell>
          <table:table-cell table:style-name="ce8" office:value-type="string" calcext:value-type="string">
            <text:p>iejacintverdaguer</text:p>
          </table:table-cell>
          <table:table-cell table:style-name="ce8" office:value-type="string" calcext:value-type="string">
            <text:p>Institut Escola Jacint Verdaguer</text:p>
          </table:table-cell>
          <table:table-cell table:number-columns-repeated="986"/>
        </table:table-row>
        <table:table-row table:style-name="ro1">
          <table:table-cell table:formula="of:=&quot;&quot; &amp; CHAR(CODE([.B1318])-49) &amp; MID([.B1318];2;7)" office:value-type="string" office:string-value="08071317" calcext:value-type="string">
            <text:p>08071317</text:p>
          </table:table-cell>
          <table:table-cell table:style-name="ce8" office:value-type="string" calcext:value-type="string">
            <text:p>a8071317</text:p>
          </table:table-cell>
          <table:table-cell table:style-name="ce8" office:value-type="string" calcext:value-type="string">
            <text:p>insmediona</text:p>
          </table:table-cell>
          <table:table-cell table:style-name="ce8" office:value-type="string" calcext:value-type="string">
            <text:p>Institut Vall del Mediona</text:p>
          </table:table-cell>
          <table:table-cell table:number-columns-repeated="986"/>
        </table:table-row>
        <table:table-row table:style-name="ro1">
          <table:table-cell table:formula="of:=&quot;&quot; &amp; CHAR(CODE([.B1319])-49) &amp; MID([.B1319];2;7)" office:value-type="string" office:string-value="08071421" calcext:value-type="string">
            <text:p>08071421</text:p>
          </table:table-cell>
          <table:table-cell table:style-name="ce8" office:value-type="string" calcext:value-type="string">
            <text:p>a8071421</text:p>
          </table:table-cell>
          <table:table-cell table:style-name="ce8" office:value-type="string" calcext:value-type="string">
            <text:p>zermoianesllevant</text:p>
          </table:table-cell>
          <table:table-cell table:style-name="ce8" office:value-type="string" calcext:value-type="string">
            <text:p>ZER El Moianès Llevant</text:p>
          </table:table-cell>
          <table:table-cell table:number-columns-repeated="986"/>
        </table:table-row>
        <table:table-row table:style-name="ro1">
          <table:table-cell table:formula="of:=&quot;&quot; &amp; CHAR(CODE([.B1320])-49) &amp; MID([.B1320];2;7)" office:value-type="string" office:string-value="08071691" calcext:value-type="string">
            <text:p>08071691</text:p>
          </table:table-cell>
          <table:table-cell table:style-name="ce8" office:value-type="string" calcext:value-type="string">
            <text:p>a8071691</text:p>
          </table:table-cell>
          <table:table-cell table:style-name="ce8" office:value-type="string" calcext:value-type="string">
            <text:p>iedelprat</text:p>
          </table:table-cell>
          <table:table-cell table:style-name="ce8" office:value-type="string" calcext:value-type="string">
            <text:p>Institut Escola del Prat</text:p>
          </table:table-cell>
          <table:table-cell table:number-columns-repeated="986"/>
        </table:table-row>
        <table:table-row table:style-name="ro1">
          <table:table-cell table:formula="of:=&quot;&quot; &amp; CHAR(CODE([.B1321])-49) &amp; MID([.B1321];2;7)" office:value-type="string" office:string-value="08072176" calcext:value-type="string">
            <text:p>08072176</text:p>
          </table:table-cell>
          <table:table-cell table:style-name="ce8" office:value-type="string" calcext:value-type="string">
            <text:p>a8072176</text:p>
          </table:table-cell>
          <table:table-cell table:style-name="ce8" office:value-type="string" calcext:value-type="string">
            <text:p>seccio-institut-manlleu</text:p>
          </table:table-cell>
          <table:table-cell table:style-name="ce8" office:value-type="string" calcext:value-type="string">
            <text:p>Sec. d'Institut de Manlleu</text:p>
          </table:table-cell>
          <table:table-cell table:number-columns-repeated="986"/>
        </table:table-row>
        <table:table-row table:style-name="ro1">
          <table:table-cell table:formula="of:=&quot;&quot; &amp; CHAR(CODE([.B1322])-49) &amp; MID([.B1322];2;7)" office:value-type="string" office:string-value="08072188" calcext:value-type="string">
            <text:p>08072188</text:p>
          </table:table-cell>
          <table:table-cell table:style-name="ce8" office:value-type="string" calcext:value-type="string">
            <text:p>a8072188</text:p>
          </table:table-cell>
          <table:table-cell table:style-name="ce8" office:value-type="string" calcext:value-type="string">
            <text:p>iesantjordi</text:p>
          </table:table-cell>
          <table:table-cell table:style-name="ce8" office:value-type="string" calcext:value-type="string">
            <text:p>IE Sant Jordi</text:p>
          </table:table-cell>
          <table:table-cell table:number-columns-repeated="986"/>
        </table:table-row>
        <table:table-row table:style-name="ro1">
          <table:table-cell table:formula="of:=&quot;&quot; &amp; CHAR(CODE([.B1323])-49) &amp; MID([.B1323];2;7)" office:value-type="string" office:string-value="08072255" calcext:value-type="string">
            <text:p>08072255</text:p>
          </table:table-cell>
          <table:table-cell table:style-name="ce8" office:value-type="string" calcext:value-type="string">
            <text:p>a8072255</text:p>
          </table:table-cell>
          <table:table-cell table:style-name="ce8" office:value-type="string" calcext:value-type="string">
            <text:p>inspm</text:p>
          </table:table-cell>
          <table:table-cell table:style-name="ce8" office:value-type="string" calcext:value-type="string">
            <text:p>Institut Premià de Mar</text:p>
          </table:table-cell>
          <table:table-cell table:number-columns-repeated="986"/>
        </table:table-row>
        <table:table-row table:style-name="ro1">
          <table:table-cell table:formula="of:=&quot;&quot; &amp; CHAR(CODE([.B1324])-49) &amp; MID([.B1324];2;7)" office:value-type="string" office:string-value="08072292" calcext:value-type="string">
            <text:p>08072292</text:p>
          </table:table-cell>
          <table:table-cell table:style-name="ce8" office:value-type="string" calcext:value-type="string">
            <text:p>a8072292</text:p>
          </table:table-cell>
          <table:table-cell table:style-name="ce8" office:value-type="string" calcext:value-type="string">
            <text:p>insesturo-roquetes</text:p>
          </table:table-cell>
          <table:table-cell table:style-name="ce8" office:value-type="string" calcext:value-type="string">
            <text:p>Institut Escola Turó de Roquetes</text:p>
          </table:table-cell>
          <table:table-cell table:number-columns-repeated="986"/>
        </table:table-row>
        <table:table-row table:style-name="ro1">
          <table:table-cell table:formula="of:=&quot;&quot; &amp; CHAR(CODE([.B1325])-49) &amp; MID([.B1325];2;7)" office:value-type="string" office:string-value="08072310" calcext:value-type="string">
            <text:p>08072310</text:p>
          </table:table-cell>
          <table:table-cell table:style-name="ce8" office:value-type="string" calcext:value-type="string">
            <text:p>a8072310</text:p>
          </table:table-cell>
          <table:table-cell table:style-name="ce8" office:value-type="string" calcext:value-type="string">
            <text:p>iereccomtal</text:p>
          </table:table-cell>
          <table:table-cell table:style-name="ce8" office:value-type="string" calcext:value-type="string">
            <text:p>Institut Escola Josep Comas i Solà</text:p>
          </table:table-cell>
          <table:table-cell table:number-columns-repeated="986"/>
        </table:table-row>
        <table:table-row table:style-name="ro1">
          <table:table-cell table:formula="of:=&quot;&quot; &amp; CHAR(CODE([.B1326])-49) &amp; MID([.B1326];2;7)" office:value-type="string" office:string-value="08072383" calcext:value-type="string">
            <text:p>08072383</text:p>
          </table:table-cell>
          <table:table-cell table:style-name="ce8" office:value-type="string" calcext:value-type="string">
            <text:p>a8072383</text:p>
          </table:table-cell>
          <table:table-cell table:style-name="ce8" office:value-type="string" calcext:value-type="string">
            <text:p>ses-canovelles</text:p>
          </table:table-cell>
          <table:table-cell table:style-name="ce8" office:value-type="string" calcext:value-type="string">
            <text:p>Sec. d'Institut de Canovelles</text:p>
          </table:table-cell>
          <table:table-cell table:number-columns-repeated="986"/>
        </table:table-row>
        <table:table-row table:style-name="ro1">
          <table:table-cell table:formula="of:=&quot;&quot; &amp; CHAR(CODE([.B1327])-49) &amp; MID([.B1327];2;7)" office:value-type="string" office:string-value="08072401" calcext:value-type="string">
            <text:p>08072401</text:p>
          </table:table-cell>
          <table:table-cell table:style-name="ce8" office:value-type="string" calcext:value-type="string">
            <text:p>a8072401</text:p>
          </table:table-cell>
          <table:table-cell table:style-name="ce8" office:value-type="string" calcext:value-type="string">
            <text:p>ins25desetembre</text:p>
          </table:table-cell>
          <table:table-cell table:style-name="ce8" office:value-type="string" calcext:value-type="string">
            <text:p>Institut Torrent dels Alous</text:p>
          </table:table-cell>
          <table:table-cell table:number-columns-repeated="986"/>
        </table:table-row>
        <table:table-row table:style-name="ro1">
          <table:table-cell table:formula="of:=&quot;&quot; &amp; CHAR(CODE([.B1328])-49) &amp; MID([.B1328];2;7)" office:value-type="string" office:string-value="08072413" calcext:value-type="string">
            <text:p>08072413</text:p>
          </table:table-cell>
          <table:table-cell table:style-name="ce8" office:value-type="string" calcext:value-type="string">
            <text:p>a8072413</text:p>
          </table:table-cell>
          <table:table-cell table:style-name="ce8" office:value-type="string" calcext:value-type="string">
            <text:p>escmm-viladecavalls</text:p>
          </table:table-cell>
          <table:table-cell table:style-name="ce8" office:value-type="string" calcext:value-type="string">
            <text:p>Esc. de Música Municipal Pau Casals</text:p>
          </table:table-cell>
          <table:table-cell table:number-columns-repeated="986"/>
        </table:table-row>
        <table:table-row table:style-name="ro1">
          <table:table-cell table:formula="of:=&quot;&quot; &amp; CHAR(CODE([.B1329])-49) &amp; MID([.B1329];2;7)" office:value-type="string" office:string-value="08072589" calcext:value-type="string">
            <text:p>08072589</text:p>
          </table:table-cell>
          <table:table-cell table:style-name="ce8" office:value-type="string" calcext:value-type="string">
            <text:p>a8072589</text:p>
          </table:table-cell>
          <table:table-cell table:style-name="ce8" office:value-type="string" calcext:value-type="string">
            <text:p>eoiguinardo</text:p>
          </table:table-cell>
          <table:table-cell table:style-name="ce8" office:value-type="string" calcext:value-type="string">
            <text:p>EOI Guinardó</text:p>
          </table:table-cell>
          <table:table-cell table:number-columns-repeated="986"/>
        </table:table-row>
        <table:table-row table:style-name="ro1">
          <table:table-cell table:formula="of:=&quot;&quot; &amp; CHAR(CODE([.B1330])-49) &amp; MID([.B1330];2;7)" office:value-type="string" office:string-value="08072590" calcext:value-type="string">
            <text:p>08072590</text:p>
          </table:table-cell>
          <table:table-cell table:style-name="ce8" office:value-type="string" calcext:value-type="string">
            <text:p>a8072590</text:p>
          </table:table-cell>
          <table:table-cell table:style-name="ce8" office:value-type="string" calcext:value-type="string">
            <text:p>eoirubi</text:p>
          </table:table-cell>
          <table:table-cell table:style-name="ce8" office:value-type="string" calcext:value-type="string">
            <text:p>EOI de Rubí</text:p>
          </table:table-cell>
          <table:table-cell table:number-columns-repeated="986"/>
        </table:table-row>
        <table:table-row table:style-name="ro1">
          <table:table-cell table:formula="of:=&quot;&quot; &amp; CHAR(CODE([.B1331])-49) &amp; MID([.B1331];2;7)" office:value-type="string" office:string-value="08072693" calcext:value-type="string">
            <text:p>08072693</text:p>
          </table:table-cell>
          <table:table-cell table:style-name="ce8" office:value-type="string" calcext:value-type="string">
            <text:p>a8072693</text:p>
          </table:table-cell>
          <table:table-cell table:style-name="ce8" office:value-type="string" calcext:value-type="string">
            <text:p>ebmcancaralleu</text:p>
          </table:table-cell>
          <table:table-cell table:style-name="ce8" office:value-type="string" calcext:value-type="string">
            <text:p>Escola Bressol Municipal Can Caralleu</text:p>
          </table:table-cell>
          <table:table-cell table:number-columns-repeated="986"/>
        </table:table-row>
        <table:table-row table:style-name="ro1">
          <table:table-cell table:formula="of:=&quot;&quot; &amp; CHAR(CODE([.B1332])-49) &amp; MID([.B1332];2;7)" office:value-type="string" office:string-value="08072978" calcext:value-type="string">
            <text:p>08072978</text:p>
          </table:table-cell>
          <table:table-cell table:style-name="ce8" office:value-type="string" calcext:value-type="string">
            <text:p>a8072978</text:p>
          </table:table-cell>
          <table:table-cell table:style-name="ce8" office:value-type="string" calcext:value-type="string">
            <text:p>sescanet</text:p>
          </table:table-cell>
          <table:table-cell table:style-name="ce8" office:value-type="string" calcext:value-type="string">
            <text:p>SES de Canet de Mar</text:p>
          </table:table-cell>
          <table:table-cell table:number-columns-repeated="986"/>
        </table:table-row>
        <table:table-row table:style-name="ro1">
          <table:table-cell table:formula="of:=&quot;&quot; &amp; CHAR(CODE([.B1333])-49) &amp; MID([.B1333];2;7)" office:value-type="string" office:string-value="08073028" calcext:value-type="string">
            <text:p>08073028</text:p>
          </table:table-cell>
          <table:table-cell table:style-name="ce8" office:value-type="string" calcext:value-type="string">
            <text:p>a8073028</text:p>
          </table:table-cell>
          <table:table-cell table:style-name="ce8" office:value-type="string" calcext:value-type="string">
            <text:p>institutsantpol</text:p>
          </table:table-cell>
          <table:table-cell table:style-name="ce8" office:value-type="string" calcext:value-type="string">
            <text:p>Institut de Sant Pol de Mar</text:p>
          </table:table-cell>
          <table:table-cell table:number-columns-repeated="986"/>
        </table:table-row>
        <table:table-row table:style-name="ro1">
          <table:table-cell table:formula="of:=&quot;&quot; &amp; CHAR(CODE([.B1334])-49) &amp; MID([.B1334];2;7)" office:value-type="string" office:string-value="08073031" calcext:value-type="string">
            <text:p>08073031</text:p>
          </table:table-cell>
          <table:table-cell table:style-name="ce8" office:value-type="string" calcext:value-type="string">
            <text:p>a8073031</text:p>
          </table:table-cell>
          <table:table-cell table:style-name="ce8" office:value-type="string" calcext:value-type="string">
            <text:p>insneuscatala</text:p>
          </table:table-cell>
          <table:table-cell table:style-name="ce8" office:value-type="string" calcext:value-type="string">
            <text:p>Institut de Cornellà</text:p>
          </table:table-cell>
          <table:table-cell table:number-columns-repeated="986"/>
        </table:table-row>
        <table:table-row table:style-name="ro1">
          <table:table-cell table:formula="of:=&quot;&quot; &amp; CHAR(CODE([.B1335])-49) &amp; MID([.B1335];2;7)" office:value-type="string" office:string-value="08073077" calcext:value-type="string">
            <text:p>08073077</text:p>
          </table:table-cell>
          <table:table-cell table:style-name="ce8" office:value-type="string" calcext:value-type="string">
            <text:p>a8073077</text:p>
          </table:table-cell>
          <table:table-cell table:style-name="ce8" office:value-type="string" calcext:value-type="string">
            <text:p>insmariacanela</text:p>
          </table:table-cell>
          <table:table-cell table:style-name="ce8" office:value-type="string" calcext:value-type="string">
            <text:p>Institut Maria Canela</text:p>
          </table:table-cell>
          <table:table-cell table:number-columns-repeated="986"/>
        </table:table-row>
        <table:table-row table:style-name="ro1">
          <table:table-cell table:formula="of:=&quot;&quot; &amp; CHAR(CODE([.B1336])-49) &amp; MID([.B1336];2;7)" office:value-type="string" office:string-value="08073119" calcext:value-type="string">
            <text:p>08073119</text:p>
          </table:table-cell>
          <table:table-cell table:style-name="ce8" office:value-type="string" calcext:value-type="string">
            <text:p>a8073119</text:p>
          </table:table-cell>
          <table:table-cell table:style-name="ce8" office:value-type="string" calcext:value-type="string">
            <text:p>inscanperiquet</text:p>
          </table:table-cell>
          <table:table-cell table:style-name="ce8" office:value-type="string" calcext:value-type="string">
            <text:p>Institut Can Periquet</text:p>
          </table:table-cell>
          <table:table-cell table:number-columns-repeated="986"/>
        </table:table-row>
        <table:table-row table:style-name="ro1">
          <table:table-cell table:formula="of:=&quot;&quot; &amp; CHAR(CODE([.B1337])-49) &amp; MID([.B1337];2;7)" office:value-type="string" office:string-value="08073171" calcext:value-type="string">
            <text:p>08073171</text:p>
          </table:table-cell>
          <table:table-cell table:style-name="ce8" office:value-type="string" calcext:value-type="string">
            <text:p>a8073171</text:p>
          </table:table-cell>
          <table:table-cell table:style-name="ce8" office:value-type="string" calcext:value-type="string">
            <text:p>inslariera</text:p>
          </table:table-cell>
          <table:table-cell table:style-name="ce8" office:value-type="string" calcext:value-type="string">
            <text:p>Institut Ca l'Arnús</text:p>
          </table:table-cell>
          <table:table-cell table:number-columns-repeated="986"/>
        </table:table-row>
        <table:table-row table:style-name="ro1">
          <table:table-cell table:formula="of:=&quot;&quot; &amp; CHAR(CODE([.B1338])-49) &amp; MID([.B1338];2;7)" office:value-type="string" office:string-value="08073193" calcext:value-type="string">
            <text:p>08073193</text:p>
          </table:table-cell>
          <table:table-cell table:style-name="ce8" office:value-type="string" calcext:value-type="string">
            <text:p>a8073193</text:p>
          </table:table-cell>
          <table:table-cell table:style-name="ce8" office:value-type="string" calcext:value-type="string">
            <text:p>insbadiaimargarit</text:p>
          </table:table-cell>
          <table:table-cell table:style-name="ce8" office:value-type="string" calcext:value-type="string">
            <text:p>Institut Badia i Margarit</text:p>
          </table:table-cell>
          <table:table-cell table:number-columns-repeated="986"/>
        </table:table-row>
        <table:table-row table:style-name="ro1">
          <table:table-cell table:formula="of:=&quot;&quot; &amp; CHAR(CODE([.B1339])-49) &amp; MID([.B1339];2;7)" office:value-type="string" office:string-value="08073651" calcext:value-type="string">
            <text:p>08073651</text:p>
          </table:table-cell>
          <table:table-cell table:style-name="ce8" office:value-type="string" calcext:value-type="string">
            <text:p>a8073651</text:p>
          </table:table-cell>
          <table:table-cell table:style-name="ce8" office:value-type="string" calcext:value-type="string">
            <text:p>inspicdelvent</text:p>
          </table:table-cell>
          <table:table-cell table:style-name="ce8" office:value-type="string" calcext:value-type="string">
            <text:p>Institut de Caldes de Montbui</text:p>
          </table:table-cell>
          <table:table-cell table:number-columns-repeated="986"/>
        </table:table-row>
        <table:table-row table:style-name="ro1">
          <table:table-cell table:formula="of:=&quot;&quot; &amp; CHAR(CODE([.B1340])-49) &amp; MID([.B1340];2;7)" office:value-type="string" office:string-value="08073843" calcext:value-type="string">
            <text:p>08073843</text:p>
          </table:table-cell>
          <table:table-cell table:style-name="ce8" office:value-type="string" calcext:value-type="string">
            <text:p>a8073843</text:p>
          </table:table-cell>
          <table:table-cell table:style-name="ce8" office:value-type="string" calcext:value-type="string">
            <text:p>insdetordera</text:p>
          </table:table-cell>
          <table:table-cell table:style-name="ce8" office:value-type="string" calcext:value-type="string">
            <text:p>Institut de Tordera</text:p>
          </table:table-cell>
          <table:table-cell table:number-columns-repeated="986"/>
        </table:table-row>
        <table:table-row table:style-name="ro1">
          <table:table-cell table:formula="of:=&quot;&quot; &amp; CHAR(CODE([.B1341])-49) &amp; MID([.B1341];2;7)" office:value-type="string" office:string-value="08073961" calcext:value-type="string">
            <text:p>08073961</text:p>
          </table:table-cell>
          <table:table-cell table:style-name="ce8" office:value-type="string" calcext:value-type="string">
            <text:p>a8073961</text:p>
          </table:table-cell>
          <table:table-cell table:style-name="ce8" office:value-type="string" calcext:value-type="string">
            <text:p>inspladelbosc</text:p>
          </table:table-cell>
          <table:table-cell table:style-name="ce8" office:value-type="string" calcext:value-type="string">
            <text:p>Institut Pla del Bosc</text:p>
          </table:table-cell>
          <table:table-cell table:number-columns-repeated="986"/>
        </table:table-row>
        <table:table-row table:style-name="ro1">
          <table:table-cell table:formula="of:=&quot;&quot; &amp; CHAR(CODE([.B1342])-49) &amp; MID([.B1342];2;7)" office:value-type="string" office:string-value="08074070" calcext:value-type="string">
            <text:p>08074070</text:p>
          </table:table-cell>
          <table:table-cell table:style-name="ce8" office:value-type="string" calcext:value-type="string">
            <text:p>a8074070</text:p>
          </table:table-cell>
          <table:table-cell table:style-name="ce8" office:value-type="string" calcext:value-type="string">
            <text:p>eoicalella</text:p>
          </table:table-cell>
          <table:table-cell table:style-name="ce8" office:value-type="string" calcext:value-type="string">
            <text:p>EOI de Calella</text:p>
          </table:table-cell>
          <table:table-cell table:number-columns-repeated="986"/>
        </table:table-row>
        <table:table-row table:style-name="ro1">
          <table:table-cell table:formula="of:=&quot;&quot; &amp; CHAR(CODE([.B1343])-49) &amp; MID([.B1343];2;7)" office:value-type="string" office:string-value="08074215" calcext:value-type="string">
            <text:p>08074215</text:p>
          </table:table-cell>
          <table:table-cell table:style-name="ce8" office:value-type="string" calcext:value-type="string">
            <text:p>a8074215</text:p>
          </table:table-cell>
          <table:table-cell table:style-name="ce8" office:value-type="string" calcext:value-type="string">
            <text:p>cfa-cardedeu</text:p>
          </table:table-cell>
          <table:table-cell table:style-name="ce8" office:value-type="string" calcext:value-type="string">
            <text:p>CFA de Cardedeu</text:p>
          </table:table-cell>
          <table:table-cell table:number-columns-repeated="986"/>
        </table:table-row>
        <table:table-row table:style-name="ro1">
          <table:table-cell table:formula="of:=&quot;&quot; &amp; CHAR(CODE([.B1344])-49) &amp; MID([.B1344];2;7)" office:value-type="string" office:string-value="08074410" calcext:value-type="string">
            <text:p>08074410</text:p>
          </table:table-cell>
          <table:table-cell table:style-name="ce8" office:value-type="string" calcext:value-type="string">
            <text:p>a8074410</text:p>
          </table:table-cell>
          <table:table-cell table:style-name="ce8" office:value-type="string" calcext:value-type="string">
            <text:p>inslaserrasabadell</text:p>
          </table:table-cell>
          <table:table-cell table:style-name="ce8" office:value-type="string" calcext:value-type="string">
            <text:p>Institut La Serra</text:p>
          </table:table-cell>
          <table:table-cell table:number-columns-repeated="986"/>
        </table:table-row>
        <table:table-row table:style-name="ro1">
          <table:table-cell table:formula="of:=&quot;&quot; &amp; CHAR(CODE([.B1345])-49) &amp; MID([.B1345];2;7)" office:value-type="string" office:string-value="08074483" calcext:value-type="string">
            <text:p>08074483</text:p>
          </table:table-cell>
          <table:table-cell table:style-name="ce8" office:value-type="string" calcext:value-type="string">
            <text:p>a8074483</text:p>
          </table:table-cell>
          <table:table-cell table:style-name="ce8" office:value-type="string" calcext:value-type="string">
            <text:p>escolapepacolomer</text:p>
          </table:table-cell>
          <table:table-cell table:style-name="ce8" office:value-type="string" calcext:value-type="string">
            <text:p>Escola Pepa Colomer</text:p>
          </table:table-cell>
          <table:table-cell table:number-columns-repeated="986"/>
        </table:table-row>
        <table:table-row table:style-name="ro1">
          <table:table-cell table:formula="of:=&quot;&quot; &amp; CHAR(CODE([.B1346])-49) &amp; MID([.B1346];2;7)" office:value-type="string" office:string-value="08074628" calcext:value-type="string">
            <text:p>08074628</text:p>
          </table:table-cell>
          <table:table-cell table:style-name="ce8" office:value-type="string" calcext:value-type="string">
            <text:p>a8074628</text:p>
          </table:table-cell>
          <table:table-cell table:style-name="ce8" office:value-type="string" calcext:value-type="string">
            <text:p>inselprat</text:p>
          </table:table-cell>
          <table:table-cell table:style-name="ce8" office:value-type="string" calcext:value-type="string">
            <text:p>Institut El Prat de Llobregat</text:p>
          </table:table-cell>
          <table:table-cell table:number-columns-repeated="986"/>
        </table:table-row>
        <table:table-row table:style-name="ro1">
          <table:table-cell table:formula="of:=&quot;&quot; &amp; CHAR(CODE([.B1347])-49) &amp; MID([.B1347];2;7)" office:value-type="string" office:string-value="08074641" calcext:value-type="string">
            <text:p>08074641</text:p>
          </table:table-cell>
          <table:table-cell table:style-name="ce8" office:value-type="string" calcext:value-type="string">
            <text:p>a8074641</text:p>
          </table:table-cell>
          <table:table-cell table:style-name="ce8" office:value-type="string" calcext:value-type="string">
            <text:p>esc30passos</text:p>
          </table:table-cell>
          <table:table-cell table:style-name="ce8" office:value-type="string" calcext:value-type="string">
            <text:p>Escola 30 Passos</text:p>
          </table:table-cell>
          <table:table-cell table:number-columns-repeated="986"/>
        </table:table-row>
        <table:table-row table:style-name="ro1">
          <table:table-cell table:formula="of:=&quot;&quot; &amp; CHAR(CODE([.B1348])-49) &amp; MID([.B1348];2;7)" office:value-type="string" office:string-value="08074801" calcext:value-type="string">
            <text:p>08074801</text:p>
          </table:table-cell>
          <table:table-cell table:style-name="ce8" office:value-type="string" calcext:value-type="string">
            <text:p>a8074801</text:p>
          </table:table-cell>
          <table:table-cell table:style-name="ce8" office:value-type="string" calcext:value-type="string">
            <text:p>institutgranollers</text:p>
          </table:table-cell>
          <table:table-cell table:style-name="ce8" office:value-type="string" calcext:value-type="string">
            <text:p>Institut de Granollers</text:p>
          </table:table-cell>
          <table:table-cell table:number-columns-repeated="986"/>
        </table:table-row>
        <table:table-row table:style-name="ro1">
          <table:table-cell table:formula="of:=&quot;&quot; &amp; CHAR(CODE([.B1349])-49) &amp; MID([.B1349];2;7)" office:value-type="string" office:string-value="08074811" calcext:value-type="string">
            <text:p>08074811</text:p>
          </table:table-cell>
          <table:table-cell table:style-name="ce8" office:value-type="string" calcext:value-type="string">
            <text:p>a8074811</text:p>
          </table:table-cell>
          <table:table-cell table:style-name="ce8" office:value-type="string" calcext:value-type="string">
            <text:p>escgranollers</text:p>
          </table:table-cell>
          <table:table-cell table:style-name="ce8" office:value-type="string" calcext:value-type="string">
            <text:p>Escola de Granollers</text:p>
          </table:table-cell>
          <table:table-cell table:number-columns-repeated="986"/>
        </table:table-row>
        <table:table-row table:style-name="ro1">
          <table:table-cell table:formula="of:=&quot;&quot; &amp; CHAR(CODE([.B1350])-49) &amp; MID([.B1350];2;7)" office:value-type="string" office:string-value="08074823" calcext:value-type="string">
            <text:p>08074823</text:p>
          </table:table-cell>
          <table:table-cell table:style-name="ce8" office:value-type="string" calcext:value-type="string">
            <text:p>a8074823</text:p>
          </table:table-cell>
          <table:table-cell table:style-name="ce8" office:value-type="string" calcext:value-type="string">
            <text:p>esc-elspicots</text:p>
          </table:table-cell>
          <table:table-cell table:style-name="ce8" office:value-type="string" calcext:value-type="string">
            <text:p>Escola de Lliçà d'Amunt</text:p>
          </table:table-cell>
          <table:table-cell table:number-columns-repeated="986"/>
        </table:table-row>
        <table:table-row table:style-name="ro1">
          <table:table-cell table:formula="of:=&quot;&quot; &amp; CHAR(CODE([.B1351])-49) &amp; MID([.B1351];2;7)" office:value-type="string" office:string-value="08074835" calcext:value-type="string">
            <text:p>08074835</text:p>
          </table:table-cell>
          <table:table-cell table:style-name="ce8" office:value-type="string" calcext:value-type="string">
            <text:p>a8074835</text:p>
          </table:table-cell>
          <table:table-cell table:style-name="ce8" office:value-type="string" calcext:value-type="string">
            <text:p>escolajaumellull</text:p>
          </table:table-cell>
          <table:table-cell table:style-name="ce8" office:value-type="string" calcext:value-type="string">
            <text:p>Escola Jaume Llull</text:p>
          </table:table-cell>
          <table:table-cell table:number-columns-repeated="986"/>
        </table:table-row>
        <table:table-row table:style-name="ro1">
          <table:table-cell table:formula="of:=&quot;&quot; &amp; CHAR(CODE([.B1352])-49) &amp; MID([.B1352];2;7)" office:value-type="string" office:string-value="08074847" calcext:value-type="string">
            <text:p>08074847</text:p>
          </table:table-cell>
          <table:table-cell table:style-name="ce8" office:value-type="string" calcext:value-type="string">
            <text:p>a8074847</text:p>
          </table:table-cell>
          <table:table-cell table:style-name="ce8" office:value-type="string" calcext:value-type="string">
            <text:p>ins-nauticabcn</text:p>
          </table:table-cell>
          <table:table-cell table:style-name="ce8" office:value-type="string" calcext:value-type="string">
            <text:p>Institut de Nàutica de Barcelona</text:p>
          </table:table-cell>
          <table:table-cell table:number-columns-repeated="986"/>
        </table:table-row>
        <table:table-row table:style-name="ro1">
          <table:table-cell table:formula="of:=&quot;&quot; &amp; CHAR(CODE([.B1353])-49) &amp; MID([.B1353];2;7)" office:value-type="string" office:string-value="08074896" calcext:value-type="string">
            <text:p>08074896</text:p>
          </table:table-cell>
          <table:table-cell table:style-name="ce8" office:value-type="string" calcext:value-type="string">
            <text:p>a8074896</text:p>
          </table:table-cell>
          <table:table-cell table:style-name="ce8" office:value-type="string" calcext:value-type="string">
            <text:p>conservatoripirineus</text:p>
          </table:table-cell>
          <table:table-cell table:style-name="ce8" office:value-type="string" calcext:value-type="string">
            <text:p>Cons. de Música dels Pirineus</text:p>
          </table:table-cell>
          <table:table-cell table:number-columns-repeated="986"/>
        </table:table-row>
        <table:table-row table:style-name="ro1">
          <table:table-cell table:formula="of:=&quot;&quot; &amp; CHAR(CODE([.B1354])-49) &amp; MID([.B1354];2;7)" office:value-type="string" office:string-value="08075074" calcext:value-type="string">
            <text:p>08075074</text:p>
          </table:table-cell>
          <table:table-cell table:style-name="ce8" office:value-type="string" calcext:value-type="string">
            <text:p>a8075074</text:p>
          </table:table-cell>
          <table:table-cell table:style-name="ce8" office:value-type="string" calcext:value-type="string">
            <text:p>insdesantacoloma</text:p>
          </table:table-cell>
          <table:table-cell table:style-name="ce8" office:value-type="string" calcext:value-type="string">
            <text:p>Institut Nou de Santa Coloma</text:p>
          </table:table-cell>
          <table:table-cell table:number-columns-repeated="986"/>
        </table:table-row>
        <table:table-row table:style-name="ro1">
          <table:table-cell table:formula="of:=&quot;&quot; &amp; CHAR(CODE([.B1355])-49) &amp; MID([.B1355];2;7)" office:value-type="string" office:string-value="08075244" calcext:value-type="string">
            <text:p>08075244</text:p>
          </table:table-cell>
          <table:table-cell table:style-name="ce8" office:value-type="string" calcext:value-type="string">
            <text:p>a8075244</text:p>
          </table:table-cell>
          <table:table-cell table:style-name="ce8" office:value-type="string" calcext:value-type="string">
            <text:p>escolalesbases</text:p>
          </table:table-cell>
          <table:table-cell table:style-name="ce8" office:value-type="string" calcext:value-type="string">
            <text:p>Escola Les Bases</text:p>
          </table:table-cell>
          <table:table-cell table:number-columns-repeated="986"/>
        </table:table-row>
        <table:table-row table:style-name="ro1">
          <table:table-cell table:formula="of:=&quot;&quot; &amp; CHAR(CODE([.B1356])-49) &amp; MID([.B1356];2;7)" office:value-type="string" office:string-value="08075268" calcext:value-type="string">
            <text:p>08075268</text:p>
          </table:table-cell>
          <table:table-cell table:style-name="ce8" office:value-type="string" calcext:value-type="string">
            <text:p>a8075268</text:p>
          </table:table-cell>
          <table:table-cell table:style-name="ce8" office:value-type="string" calcext:value-type="string">
            <text:p>esc-lamirada-santcugat</text:p>
          </table:table-cell>
          <table:table-cell table:style-name="ce8" office:value-type="string" calcext:value-type="string">
            <text:p>Escola La Mirada</text:p>
          </table:table-cell>
          <table:table-cell table:number-columns-repeated="986"/>
        </table:table-row>
        <table:table-row table:style-name="ro1">
          <table:table-cell table:formula="of:=&quot;&quot; &amp; CHAR(CODE([.B1357])-49) &amp; MID([.B1357];2;7)" office:value-type="string" office:string-value="08075281" calcext:value-type="string">
            <text:p>08075281</text:p>
          </table:table-cell>
          <table:table-cell table:style-name="ce8" office:value-type="string" calcext:value-type="string">
            <text:p>a8075281</text:p>
          </table:table-cell>
          <table:table-cell table:style-name="ce8" office:value-type="string" calcext:value-type="string">
            <text:p>insbitacola</text:p>
          </table:table-cell>
          <table:table-cell table:style-name="ce8" office:value-type="string" calcext:value-type="string">
            <text:p>Institut de Barberà del Vallès</text:p>
          </table:table-cell>
          <table:table-cell table:number-columns-repeated="986"/>
        </table:table-row>
        <table:table-row table:style-name="ro1">
          <table:table-cell table:formula="of:=&quot;&quot; &amp; CHAR(CODE([.B1358])-49) &amp; MID([.B1358];2;7)" office:value-type="string" office:string-value="08075384" calcext:value-type="string">
            <text:p>08075384</text:p>
          </table:table-cell>
          <table:table-cell table:style-name="ce8" office:value-type="string" calcext:value-type="string">
            <text:p>a8075384</text:p>
          </table:table-cell>
          <table:table-cell table:style-name="ce8" office:value-type="string" calcext:value-type="string">
            <text:p>ins-esc-santadria</text:p>
          </table:table-cell>
          <table:table-cell table:style-name="ce8" office:value-type="string" calcext:value-type="string">
            <text:p>Institut Escola Sant Adrià del Besòs</text:p>
          </table:table-cell>
          <table:table-cell table:number-columns-repeated="986"/>
        </table:table-row>
        <table:table-row table:style-name="ro1">
          <table:table-cell table:formula="of:=&quot;&quot; &amp; CHAR(CODE([.B1359])-49) &amp; MID([.B1359];2;7)" office:value-type="string" office:string-value="08075608" calcext:value-type="string">
            <text:p>08075608</text:p>
          </table:table-cell>
          <table:table-cell table:style-name="ce8" office:value-type="string" calcext:value-type="string">
            <text:p>a8075608</text:p>
          </table:table-cell>
          <table:table-cell table:style-name="ce8" office:value-type="string" calcext:value-type="string">
            <text:p>escola9graons</text:p>
          </table:table-cell>
          <table:table-cell table:style-name="ce8" office:value-type="string" calcext:value-type="string">
            <text:p>Escola 9 GRAONS</text:p>
          </table:table-cell>
          <table:table-cell table:number-columns-repeated="986"/>
        </table:table-row>
        <table:table-row table:style-name="ro1">
          <table:table-cell table:formula="of:=&quot;&quot; &amp; CHAR(CODE([.B1360])-49) &amp; MID([.B1360];2;7)" office:value-type="string" office:string-value="08075621" calcext:value-type="string">
            <text:p>08075621</text:p>
          </table:table-cell>
          <table:table-cell table:style-name="ce8" office:value-type="string" calcext:value-type="string">
            <text:p>a8075621</text:p>
          </table:table-cell>
          <table:table-cell table:style-name="ce8" office:value-type="string" calcext:value-type="string">
            <text:p>escolagracia</text:p>
          </table:table-cell>
          <table:table-cell table:style-name="ce8" office:value-type="string" calcext:value-type="string">
            <text:p>Escola Teixidores de Gràcia</text:p>
          </table:table-cell>
          <table:table-cell table:number-columns-repeated="986"/>
        </table:table-row>
        <table:table-row table:style-name="ro1">
          <table:table-cell table:formula="of:=&quot;&quot; &amp; CHAR(CODE([.B1361])-49) &amp; MID([.B1361];2;7)" office:value-type="string" office:string-value="08075669" calcext:value-type="string">
            <text:p>08075669</text:p>
          </table:table-cell>
          <table:table-cell table:style-name="ce8" office:value-type="string" calcext:value-type="string">
            <text:p>a8075669</text:p>
          </table:table-cell>
          <table:table-cell table:style-name="ce8" office:value-type="string" calcext:value-type="string">
            <text:p>ietiler</text:p>
          </table:table-cell>
          <table:table-cell table:style-name="ce8" office:value-type="string" calcext:value-type="string">
            <text:p>Institut Escola El Til·ler</text:p>
          </table:table-cell>
          <table:table-cell table:number-columns-repeated="986"/>
        </table:table-row>
        <table:table-row table:style-name="ro1">
          <table:table-cell table:formula="of:=&quot;&quot; &amp; CHAR(CODE([.B1362])-49) &amp; MID([.B1362];2;7)" office:value-type="string" office:string-value="08075670" calcext:value-type="string">
            <text:p>08075670</text:p>
          </table:table-cell>
          <table:table-cell table:style-name="ce8" office:value-type="string" calcext:value-type="string">
            <text:p>a8075670</text:p>
          </table:table-cell>
          <table:table-cell table:style-name="ce8" office:value-type="string" calcext:value-type="string">
            <text:p>ietn</text:p>
          </table:table-cell>
          <table:table-cell table:style-name="ce8" office:value-type="string" calcext:value-type="string">
            <text:p>Institut Escola Trinitat Nova</text:p>
          </table:table-cell>
          <table:table-cell table:number-columns-repeated="986"/>
        </table:table-row>
        <table:table-row table:style-name="ro1">
          <table:table-cell table:formula="of:=&quot;&quot; &amp; CHAR(CODE([.B1363])-49) &amp; MID([.B1363];2;7)" office:value-type="string" office:string-value="08075682" calcext:value-type="string">
            <text:p>08075682</text:p>
          </table:table-cell>
          <table:table-cell table:style-name="ce8" office:value-type="string" calcext:value-type="string">
            <text:p>a8075682</text:p>
          </table:table-cell>
          <table:table-cell table:style-name="ce8" office:value-type="string" calcext:value-type="string">
            <text:p>insviladecans6</text:p>
          </table:table-cell>
          <table:table-cell table:style-name="ce8" office:value-type="string" calcext:value-type="string">
            <text:p>Institut Viladecans VI</text:p>
          </table:table-cell>
          <table:table-cell table:number-columns-repeated="986"/>
        </table:table-row>
        <table:table-row table:style-name="ro1">
          <table:table-cell table:formula="of:=&quot;&quot; &amp; CHAR(CODE([.B1364])-49) &amp; MID([.B1364];2;7)" office:value-type="string" office:string-value="08075724" calcext:value-type="string">
            <text:p>08075724</text:p>
          </table:table-cell>
          <table:table-cell table:style-name="ce8" office:value-type="string" calcext:value-type="string">
            <text:p>a8075724</text:p>
          </table:table-cell>
          <table:table-cell table:style-name="ce8" office:value-type="string" calcext:value-type="string">
            <text:p>escola-norai-montgat</text:p>
          </table:table-cell>
          <table:table-cell table:style-name="ce8" office:value-type="string" calcext:value-type="string">
            <text:p>Escola Norai</text:p>
          </table:table-cell>
          <table:table-cell table:number-columns-repeated="986"/>
        </table:table-row>
        <table:table-row table:style-name="ro1">
          <table:table-cell table:formula="of:=&quot;&quot; &amp; CHAR(CODE([.B1365])-49) &amp; MID([.B1365];2;7)" office:value-type="string" office:string-value="08076091" calcext:value-type="string">
            <text:p>08076091</text:p>
          </table:table-cell>
          <table:table-cell table:style-name="ce8" office:value-type="string" calcext:value-type="string">
            <text:p>a8076091</text:p>
          </table:table-cell>
          <table:table-cell table:style-name="ce8" office:value-type="string" calcext:value-type="string">
            <text:p>inscanoriac</text:p>
          </table:table-cell>
          <table:table-cell table:style-name="ce8" office:value-type="string" calcext:value-type="string">
            <text:p>Institut Ca n'Oriac</text:p>
          </table:table-cell>
          <table:table-cell table:number-columns-repeated="986"/>
        </table:table-row>
        <table:table-row table:style-name="ro1">
          <table:table-cell table:formula="of:=&quot;&quot; &amp; CHAR(CODE([.B1366])-49) &amp; MID([.B1366];2;7)" office:value-type="string" office:string-value="08076108" calcext:value-type="string">
            <text:p>08076108</text:p>
          </table:table-cell>
          <table:table-cell table:style-name="ce8" office:value-type="string" calcext:value-type="string">
            <text:p>a8076108</text:p>
          </table:table-cell>
          <table:table-cell table:style-name="ce8" office:value-type="string" calcext:value-type="string">
            <text:p>insjc</text:p>
          </table:table-cell>
          <table:table-cell table:style-name="ce8" office:value-type="string" calcext:value-type="string">
            <text:p>Institut Jaume Cabré</text:p>
          </table:table-cell>
          <table:table-cell table:number-columns-repeated="986"/>
        </table:table-row>
        <table:table-row table:style-name="ro1">
          <table:table-cell table:formula="of:=&quot;&quot; &amp; CHAR(CODE([.B1367])-49) &amp; MID([.B1367];2;7)" office:value-type="string" office:string-value="08076111" calcext:value-type="string">
            <text:p>08076111</text:p>
          </table:table-cell>
          <table:table-cell table:style-name="ce8" office:value-type="string" calcext:value-type="string">
            <text:p>a8076111</text:p>
          </table:table-cell>
          <table:table-cell table:style-name="ce8" office:value-type="string" calcext:value-type="string">
            <text:p>insjaumebotey</text:p>
          </table:table-cell>
          <table:table-cell table:style-name="ce8" office:value-type="string" calcext:value-type="string">
            <text:p>Institut Nou de l'Hospitalet de Llobregat</text:p>
          </table:table-cell>
          <table:table-cell table:number-columns-repeated="986"/>
        </table:table-row>
        <table:table-row table:style-name="ro1">
          <table:table-cell table:formula="of:=&quot;&quot; &amp; CHAR(CODE([.B1368])-49) &amp; MID([.B1368];2;7)" office:value-type="string" office:string-value="08076145" calcext:value-type="string">
            <text:p>08076145</text:p>
          </table:table-cell>
          <table:table-cell table:style-name="ce8" office:value-type="string" calcext:value-type="string">
            <text:p>a8076145</text:p>
          </table:table-cell>
          <table:table-cell table:style-name="ce8" office:value-type="string" calcext:value-type="string">
            <text:p>iemarmediterrania</text:p>
          </table:table-cell>
          <table:table-cell table:style-name="ce8" office:value-type="string" calcext:value-type="string">
            <text:p>Institut Escola Mar Mediterrània</text:p>
          </table:table-cell>
          <table:table-cell table:number-columns-repeated="986"/>
        </table:table-row>
        <table:table-row table:style-name="ro1">
          <table:table-cell table:formula="of:=&quot;&quot; &amp; CHAR(CODE([.B1369])-49) &amp; MID([.B1369];2;7)" office:value-type="string" office:string-value="08076169" calcext:value-type="string">
            <text:p>08076169</text:p>
          </table:table-cell>
          <table:table-cell table:style-name="ce8" office:value-type="string" calcext:value-type="string">
            <text:p>a8076169</text:p>
          </table:table-cell>
          <table:table-cell table:style-name="ce8" office:value-type="string" calcext:value-type="string">
            <text:p>iegornal</text:p>
          </table:table-cell>
          <table:table-cell table:style-name="ce8" office:value-type="string" calcext:value-type="string">
            <text:p>Institut Escola Gornal</text:p>
          </table:table-cell>
          <table:table-cell table:number-columns-repeated="986"/>
        </table:table-row>
        <table:table-row table:style-name="ro1">
          <table:table-cell table:formula="of:=&quot;&quot; &amp; CHAR(CODE([.B1370])-49) &amp; MID([.B1370];2;7)" office:value-type="string" office:string-value="08076388" calcext:value-type="string">
            <text:p>08076388</text:p>
          </table:table-cell>
          <table:table-cell table:style-name="ce8" office:value-type="string" calcext:value-type="string">
            <text:p>a8076388</text:p>
          </table:table-cell>
          <table:table-cell table:style-name="ce8" office:value-type="string" calcext:value-type="string">
            <text:p>eaemanresa</text:p>
          </table:table-cell>
          <table:table-cell table:style-name="ce8" office:value-type="string" calcext:value-type="string">
            <text:p>Escola d'Arts Escèniques Aula de Manresa</text:p>
          </table:table-cell>
          <table:table-cell table:number-columns-repeated="986"/>
        </table:table-row>
        <table:table-row table:style-name="ro1">
          <table:table-cell table:formula="of:=&quot;&quot; &amp; CHAR(CODE([.B1371])-49) &amp; MID([.B1371];2;7)" office:value-type="string" office:string-value="08076406" calcext:value-type="string">
            <text:p>08076406</text:p>
          </table:table-cell>
          <table:table-cell table:style-name="ce8" office:value-type="string" calcext:value-type="string">
            <text:p>a8076406</text:p>
          </table:table-cell>
          <table:table-cell table:style-name="ce8" office:value-type="string" calcext:value-type="string">
            <text:p>insnarcisafreixas</text:p>
          </table:table-cell>
          <table:table-cell table:style-name="ce8" office:value-type="string" calcext:value-type="string">
            <text:p>Institut Narcisa Freixas i Cruells</text:p>
          </table:table-cell>
          <table:table-cell table:number-columns-repeated="986"/>
        </table:table-row>
        <table:table-row table:style-name="ro1">
          <table:table-cell table:formula="of:=&quot;&quot; &amp; CHAR(CODE([.B1372])-49) &amp; MID([.B1372];2;7)" office:value-type="string" office:string-value="08076443" calcext:value-type="string">
            <text:p>08076443</text:p>
          </table:table-cell>
          <table:table-cell table:style-name="ce8" office:value-type="string" calcext:value-type="string">
            <text:p>a8076443</text:p>
          </table:table-cell>
          <table:table-cell table:style-name="ce8" office:value-type="string" calcext:value-type="string">
            <text:p>ierafaelalberti</text:p>
          </table:table-cell>
          <table:table-cell table:style-name="ce8" office:value-type="string" calcext:value-type="string">
            <text:p>Institut Escola Rafael Alberti</text:p>
          </table:table-cell>
          <table:table-cell table:number-columns-repeated="986"/>
        </table:table-row>
        <table:table-row table:style-name="ro1">
          <table:table-cell table:formula="of:=&quot;&quot; &amp; CHAR(CODE([.B1373])-49) &amp; MID([.B1373];2;7)" office:value-type="string" office:string-value="08076455" calcext:value-type="string">
            <text:p>08076455</text:p>
          </table:table-cell>
          <table:table-cell table:style-name="ce8" office:value-type="string" calcext:value-type="string">
            <text:p>a8076455</text:p>
          </table:table-cell>
          <table:table-cell table:style-name="ce8" office:value-type="string" calcext:value-type="string">
            <text:p>iesantjordi-badalona</text:p>
          </table:table-cell>
          <table:table-cell table:style-name="ce8" office:value-type="string" calcext:value-type="string">
            <text:p>Institut Escola Sant Jordi</text:p>
          </table:table-cell>
          <table:table-cell table:number-columns-repeated="986"/>
        </table:table-row>
        <table:table-row table:style-name="ro1">
          <table:table-cell table:formula="of:=&quot;&quot; &amp; CHAR(CODE([.B1374])-49) &amp; MID([.B1374];2;7)" office:value-type="string" office:string-value="08076479" calcext:value-type="string">
            <text:p>08076479</text:p>
          </table:table-cell>
          <table:table-cell table:style-name="ce8" office:value-type="string" calcext:value-type="string">
            <text:p>a8076479</text:p>
          </table:table-cell>
          <table:table-cell table:style-name="ce8" office:value-type="string" calcext:value-type="string">
            <text:p>iesantquinti</text:p>
          </table:table-cell>
          <table:table-cell table:style-name="ce8" office:value-type="string" calcext:value-type="string">
            <text:p>Institut Escola Sant Quintí de Mediona</text:p>
          </table:table-cell>
          <table:table-cell table:number-columns-repeated="986"/>
        </table:table-row>
        <table:table-row table:style-name="ro1">
          <table:table-cell table:formula="of:=&quot;&quot; &amp; CHAR(CODE([.B1375])-49) &amp; MID([.B1375];2;7)" office:value-type="string" office:string-value="08076480" calcext:value-type="string">
            <text:p>08076480</text:p>
          </table:table-cell>
          <table:table-cell table:style-name="ce8" office:value-type="string" calcext:value-type="string">
            <text:p>a8076480</text:p>
          </table:table-cell>
          <table:table-cell table:style-name="ce8" office:value-type="string" calcext:value-type="string">
            <text:p>institutescolapallaresa</text:p>
          </table:table-cell>
          <table:table-cell table:style-name="ce8" office:value-type="string" calcext:value-type="string">
            <text:p>Institut Escola Pallaresa</text:p>
          </table:table-cell>
          <table:table-cell table:number-columns-repeated="986"/>
        </table:table-row>
        <table:table-row table:style-name="ro1">
          <table:table-cell table:formula="of:=&quot;&quot; &amp; CHAR(CODE([.B1376])-49) &amp; MID([.B1376];2;7)" office:value-type="string" office:string-value="08076492" calcext:value-type="string">
            <text:p>08076492</text:p>
          </table:table-cell>
          <table:table-cell table:style-name="ce8" office:value-type="string" calcext:value-type="string">
            <text:p>a8076492</text:p>
          </table:table-cell>
          <table:table-cell table:style-name="ce8" office:value-type="string" calcext:value-type="string">
            <text:p>iepompeufabra</text:p>
          </table:table-cell>
          <table:table-cell table:style-name="ce8" office:value-type="string" calcext:value-type="string">
            <text:p>Institut Escola Pompeu Fabra</text:p>
          </table:table-cell>
          <table:table-cell table:number-columns-repeated="986"/>
        </table:table-row>
        <table:table-row table:style-name="ro1">
          <table:table-cell table:formula="of:=&quot;&quot; &amp; CHAR(CODE([.B1377])-49) &amp; MID([.B1377];2;7)" office:value-type="string" office:string-value="08076509" calcext:value-type="string">
            <text:p>08076509</text:p>
          </table:table-cell>
          <table:table-cell table:style-name="ce8" office:value-type="string" calcext:value-type="string">
            <text:p>a8076509</text:p>
          </table:table-cell>
          <table:table-cell table:style-name="ce8" office:value-type="string" calcext:value-type="string">
            <text:p>iearts</text:p>
          </table:table-cell>
          <table:table-cell table:style-name="ce8" office:value-type="string" calcext:value-type="string">
            <text:p>Institut Escola Arts</text:p>
          </table:table-cell>
          <table:table-cell table:number-columns-repeated="986"/>
        </table:table-row>
        <table:table-row table:style-name="ro1">
          <table:table-cell table:formula="of:=&quot;&quot; &amp; CHAR(CODE([.B1378])-49) &amp; MID([.B1378];2;7)" office:value-type="string" office:string-value="08076510" calcext:value-type="string">
            <text:p>08076510</text:p>
          </table:table-cell>
          <table:table-cell table:style-name="ce8" office:value-type="string" calcext:value-type="string">
            <text:p>a8076510</text:p>
          </table:table-cell>
          <table:table-cell table:style-name="ce8" office:value-type="string" calcext:value-type="string">
            <text:p>iepladelavella</text:p>
          </table:table-cell>
          <table:table-cell table:style-name="ce8" office:value-type="string" calcext:value-type="string">
            <text:p>Institut Escola Pla de l'Avellà</text:p>
          </table:table-cell>
          <table:table-cell table:number-columns-repeated="986"/>
        </table:table-row>
        <table:table-row table:style-name="ro1">
          <table:table-cell table:formula="of:=&quot;&quot; &amp; CHAR(CODE([.B1379])-49) &amp; MID([.B1379];2;7)" office:value-type="string" office:string-value="08076522" calcext:value-type="string">
            <text:p>08076522</text:p>
          </table:table-cell>
          <table:table-cell table:style-name="ce8" office:value-type="string" calcext:value-type="string">
            <text:p>a8076522</text:p>
          </table:table-cell>
          <table:table-cell table:style-name="ce8" office:value-type="string" calcext:value-type="string">
            <text:p>iepallerola</text:p>
          </table:table-cell>
          <table:table-cell table:style-name="ce8" office:value-type="string" calcext:value-type="string">
            <text:p>Institut Escola Pallerola</text:p>
          </table:table-cell>
          <table:table-cell table:number-columns-repeated="986"/>
        </table:table-row>
        <table:table-row table:style-name="ro1">
          <table:table-cell table:formula="of:=&quot;&quot; &amp; CHAR(CODE([.B1380])-49) &amp; MID([.B1380];2;7)" office:value-type="string" office:string-value="08076534" calcext:value-type="string">
            <text:p>08076534</text:p>
          </table:table-cell>
          <table:table-cell table:style-name="ce8" office:value-type="string" calcext:value-type="string">
            <text:p>a8076534</text:p>
          </table:table-cell>
          <table:table-cell table:style-name="ce8" office:value-type="string" calcext:value-type="string">
            <text:p>iemontagut</text:p>
          </table:table-cell>
          <table:table-cell table:style-name="ce8" office:value-type="string" calcext:value-type="string">
            <text:p>Institut Escola Montagut</text:p>
          </table:table-cell>
          <table:table-cell table:number-columns-repeated="986"/>
        </table:table-row>
        <table:table-row table:style-name="ro1">
          <table:table-cell table:formula="of:=&quot;&quot; &amp; CHAR(CODE([.B1381])-49) &amp; MID([.B1381];2;7)" office:value-type="string" office:string-value="08076561" calcext:value-type="string">
            <text:p>08076561</text:p>
          </table:table-cell>
          <table:table-cell table:style-name="ce8" office:value-type="string" calcext:value-type="string">
            <text:p>a8076561</text:p>
          </table:table-cell>
          <table:table-cell table:style-name="ce8" office:value-type="string" calcext:value-type="string">
            <text:p>ieviver</text:p>
          </table:table-cell>
          <table:table-cell table:style-name="ce8" office:value-type="string" calcext:value-type="string">
            <text:p>Institut Escola Viver</text:p>
          </table:table-cell>
          <table:table-cell table:number-columns-repeated="986"/>
        </table:table-row>
        <table:table-row table:style-name="ro1">
          <table:table-cell table:formula="of:=&quot;&quot; &amp; CHAR(CODE([.B1382])-49) &amp; MID([.B1382];2;7)" office:value-type="string" office:string-value="08076595" calcext:value-type="string">
            <text:p>08076595</text:p>
          </table:table-cell>
          <table:table-cell table:style-name="ce8" office:value-type="string" calcext:value-type="string">
            <text:p>a8076595</text:p>
          </table:table-cell>
          <table:table-cell table:style-name="ce8" office:value-type="string" calcext:value-type="string">
            <text:p>ieteresaaltet-rubi</text:p>
          </table:table-cell>
          <table:table-cell table:style-name="ce8" office:value-type="string" calcext:value-type="string">
            <text:p>Institut Escola Teresa Altet</text:p>
          </table:table-cell>
          <table:table-cell table:number-columns-repeated="986"/>
        </table:table-row>
        <table:table-row table:style-name="ro1">
          <table:table-cell table:formula="of:=&quot;&quot; &amp; CHAR(CODE([.B1383])-49) &amp; MID([.B1383];2;7)" office:value-type="string" office:string-value="08076613" calcext:value-type="string">
            <text:p>08076613</text:p>
          </table:table-cell>
          <table:table-cell table:style-name="ce8" office:value-type="string" calcext:value-type="string">
            <text:p>a8076613</text:p>
          </table:table-cell>
          <table:table-cell table:style-name="ce8" office:value-type="string" calcext:value-type="string">
            <text:p>iebarnola</text:p>
          </table:table-cell>
          <table:table-cell table:style-name="ce8" office:value-type="string" calcext:value-type="string">
            <text:p>Institut Escola Barnola</text:p>
          </table:table-cell>
          <table:table-cell table:number-columns-repeated="986"/>
        </table:table-row>
        <table:table-row table:style-name="ro1">
          <table:table-cell table:formula="of:=&quot;&quot; &amp; CHAR(CODE([.B1384])-49) &amp; MID([.B1384];2;7)" office:value-type="string" office:string-value="08076637" calcext:value-type="string">
            <text:p>08076637</text:p>
          </table:table-cell>
          <table:table-cell table:style-name="ce8" office:value-type="string" calcext:value-type="string">
            <text:p>a8076637</text:p>
          </table:table-cell>
          <table:table-cell table:style-name="ce8" office:value-type="string" calcext:value-type="string">
            <text:p>insfpsantcugat</text:p>
          </table:table-cell>
          <table:table-cell table:style-name="ce8" office:value-type="string" calcext:value-type="string">
            <text:p>Institut de FP de Sant Cugat</text:p>
          </table:table-cell>
          <table:table-cell table:number-columns-repeated="986"/>
        </table:table-row>
        <table:table-row table:style-name="ro1">
          <table:table-cell table:formula="of:=&quot;&quot; &amp; CHAR(CODE([.B1385])-49) &amp; MID([.B1385];2;7)" office:value-type="string" office:string-value="08076649" calcext:value-type="string">
            <text:p>08076649</text:p>
          </table:table-cell>
          <table:table-cell table:style-name="ce8" office:value-type="string" calcext:value-type="string">
            <text:p>a8076649</text:p>
          </table:table-cell>
          <table:table-cell table:style-name="ce8" office:value-type="string" calcext:value-type="string">
            <text:p>insfpcastellar</text:p>
          </table:table-cell>
          <table:table-cell table:style-name="ce8" office:value-type="string" calcext:value-type="string">
            <text:p>Institut d'FP de Castellar del Vallès</text:p>
          </table:table-cell>
          <table:table-cell table:number-columns-repeated="986"/>
        </table:table-row>
        <table:table-row table:style-name="ro1">
          <table:table-cell table:formula="of:=&quot;&quot; &amp; CHAR(CODE([.B1386])-49) &amp; MID([.B1386];2;7)" office:value-type="string" office:string-value="08076650" calcext:value-type="string">
            <text:p>08076650</text:p>
          </table:table-cell>
          <table:table-cell table:style-name="ce8" office:value-type="string" calcext:value-type="string">
            <text:p>a8076650</text:p>
          </table:table-cell>
          <table:table-cell table:style-name="ce8" office:value-type="string" calcext:value-type="string">
            <text:p>cfa-santadriadebesos</text:p>
          </table:table-cell>
          <table:table-cell table:style-name="ce8" office:value-type="string" calcext:value-type="string">
            <text:p>CFA Sant Adrià de Besòs</text:p>
          </table:table-cell>
          <table:table-cell table:number-columns-repeated="986"/>
        </table:table-row>
        <table:table-row table:style-name="ro1">
          <table:table-cell table:formula="of:=&quot;&quot; &amp; CHAR(CODE([.B1387])-49) &amp; MID([.B1387];2;7)" office:value-type="string" office:string-value="08076893" calcext:value-type="string">
            <text:p>08076893</text:p>
          </table:table-cell>
          <table:table-cell table:style-name="ce8" office:value-type="string" calcext:value-type="string">
            <text:p>a8076893</text:p>
          </table:table-cell>
          <table:table-cell table:style-name="ce8" office:value-type="string" calcext:value-type="string">
            <text:p>insvilafranca2</text:p>
          </table:table-cell>
          <table:table-cell table:style-name="ce8" office:value-type="string" calcext:value-type="string">
            <text:p>Institut Nou de Vilafranca</text:p>
          </table:table-cell>
          <table:table-cell table:number-columns-repeated="986"/>
        </table:table-row>
        <table:table-row table:style-name="ro1">
          <table:table-cell table:formula="of:=&quot;&quot; &amp; CHAR(CODE([.B1388])-49) &amp; MID([.B1388];2;7)" office:value-type="string" office:string-value="08076901" calcext:value-type="string">
            <text:p>08076901</text:p>
          </table:table-cell>
          <table:table-cell table:style-name="ce8" office:value-type="string" calcext:value-type="string">
            <text:p>a8076901</text:p>
          </table:table-cell>
          <table:table-cell table:style-name="ce8" office:value-type="string" calcext:value-type="string">
            <text:p>ienoudebadalona</text:p>
          </table:table-cell>
          <table:table-cell table:style-name="ce8" office:value-type="string" calcext:value-type="string">
            <text:p>Institut Escola de Badalona</text:p>
          </table:table-cell>
          <table:table-cell table:number-columns-repeated="986"/>
        </table:table-row>
        <table:table-row table:style-name="ro1">
          <table:table-cell table:formula="of:=&quot;&quot; &amp; CHAR(CODE([.B1389])-49) &amp; MID([.B1389];2;7)" office:value-type="string" office:string-value="08076984" calcext:value-type="string">
            <text:p>08076984</text:p>
          </table:table-cell>
          <table:table-cell table:style-name="ce8" office:value-type="string" calcext:value-type="string">
            <text:p>a8076984</text:p>
          </table:table-cell>
          <table:table-cell table:style-name="ce8" office:value-type="string" calcext:value-type="string">
            <text:p>ie-josepmxandri</text:p>
          </table:table-cell>
          <table:table-cell table:style-name="ce8" office:value-type="string" calcext:value-type="string">
            <text:p>Institut Escola Xandri</text:p>
          </table:table-cell>
          <table:table-cell table:number-columns-repeated="986"/>
        </table:table-row>
        <table:table-row table:style-name="ro1">
          <table:table-cell table:formula="of:=&quot;&quot; &amp; CHAR(CODE([.B1390])-49) &amp; MID([.B1390];2;7)" office:value-type="string" office:string-value="08076996" calcext:value-type="string">
            <text:p>08076996</text:p>
          </table:table-cell>
          <table:table-cell table:style-name="ce8" office:value-type="string" calcext:value-type="string">
            <text:p>a8076996</text:p>
          </table:table-cell>
          <table:table-cell table:style-name="ce8" office:value-type="string" calcext:value-type="string">
            <text:p>institutescolamossencinto</text:p>
          </table:table-cell>
          <table:table-cell table:style-name="ce8" office:value-type="string" calcext:value-type="string">
            <text:p>Institut Escola Folgueroles</text:p>
          </table:table-cell>
          <table:table-cell table:number-columns-repeated="986"/>
        </table:table-row>
        <table:table-row table:style-name="ro1">
          <table:table-cell table:formula="of:=&quot;&quot; &amp; CHAR(CODE([.B1391])-49) &amp; MID([.B1391];2;7)" office:value-type="string" office:string-value="08077034" calcext:value-type="string">
            <text:p>08077034</text:p>
          </table:table-cell>
          <table:table-cell table:style-name="ce8" office:value-type="string" calcext:value-type="string">
            <text:p>a8077034</text:p>
          </table:table-cell>
          <table:table-cell table:style-name="ce8" office:value-type="string" calcext:value-type="string">
            <text:p>ie-elpigros-santcebria</text:p>
          </table:table-cell>
          <table:table-cell table:style-name="ce8" office:value-type="string" calcext:value-type="string">
            <text:p>Institut Escola El Pi Gros</text:p>
          </table:table-cell>
          <table:table-cell table:number-columns-repeated="986"/>
        </table:table-row>
        <table:table-row table:style-name="ro1">
          <table:table-cell table:formula="of:=&quot;&quot; &amp; CHAR(CODE([.B1392])-49) &amp; MID([.B1392];2;7)" office:value-type="string" office:string-value="08077083" calcext:value-type="string">
            <text:p>08077083</text:p>
          </table:table-cell>
          <table:table-cell table:style-name="ce8" office:value-type="string" calcext:value-type="string">
            <text:p>a8077083</text:p>
          </table:table-cell>
          <table:table-cell table:style-name="ce8" office:value-type="string" calcext:value-type="string">
            <text:p>insvapordelfil</text:p>
          </table:table-cell>
          <table:table-cell table:style-name="ce8" office:value-type="string" calcext:value-type="string">
            <text:p>Institut Molí de Finestrelles</text:p>
          </table:table-cell>
          <table:table-cell table:number-columns-repeated="986"/>
        </table:table-row>
        <table:table-row table:style-name="ro1">
          <table:table-cell table:formula="of:=&quot;&quot; &amp; CHAR(CODE([.B1393])-49) &amp; MID([.B1393];2;7)" office:value-type="string" office:string-value="08077101" calcext:value-type="string">
            <text:p>08077101</text:p>
          </table:table-cell>
          <table:table-cell table:style-name="ce8" office:value-type="string" calcext:value-type="string">
            <text:p>a8077101</text:p>
          </table:table-cell>
          <table:table-cell table:style-name="ce8" office:value-type="string" calcext:value-type="string">
            <text:p>iecomas</text:p>
          </table:table-cell>
          <table:table-cell table:style-name="ce8" office:value-type="string" calcext:value-type="string">
            <text:p>Institut Escola Plaça Comas</text:p>
          </table:table-cell>
          <table:table-cell table:number-columns-repeated="986"/>
        </table:table-row>
        <table:table-row table:style-name="ro1">
          <table:table-cell table:formula="of:=&quot;&quot; &amp; CHAR(CODE([.B1394])-49) &amp; MID([.B1394];2;7)" office:value-type="string" office:string-value="08077113" calcext:value-type="string">
            <text:p>08077113</text:p>
          </table:table-cell>
          <table:table-cell table:style-name="ce8" office:value-type="string" calcext:value-type="string">
            <text:p>a8077113</text:p>
          </table:table-cell>
          <table:table-cell table:style-name="ce8" office:value-type="string" calcext:value-type="string">
            <text:p>esc-voltrega</text:p>
          </table:table-cell>
          <table:table-cell table:style-name="ce8" office:value-type="string" calcext:value-type="string">
            <text:p>Escola Voltregà</text:p>
          </table:table-cell>
          <table:table-cell table:number-columns-repeated="986"/>
        </table:table-row>
        <table:table-row table:style-name="ro1">
          <table:table-cell table:formula="of:=&quot;&quot; &amp; CHAR(CODE([.B1395])-49) &amp; MID([.B1395];2;7)" office:value-type="string" office:string-value="08077137" calcext:value-type="string">
            <text:p>08077137</text:p>
          </table:table-cell>
          <table:table-cell table:style-name="ce8" office:value-type="string" calcext:value-type="string">
            <text:p>a8077137</text:p>
          </table:table-cell>
          <table:table-cell table:style-name="ce8" office:value-type="string" calcext:value-type="string">
            <text:p>ins-esport</text:p>
          </table:table-cell>
          <table:table-cell table:style-name="ce8" office:value-type="string" calcext:value-type="string">
            <text:p>Institut de l'Esport de Barcelona</text:p>
          </table:table-cell>
          <table:table-cell table:number-columns-repeated="986"/>
        </table:table-row>
        <table:table-row table:style-name="ro1">
          <table:table-cell table:formula="of:=&quot;&quot; &amp; CHAR(CODE([.B1396])-49) &amp; MID([.B1396];2;7)" office:value-type="string" office:string-value="08077162" calcext:value-type="string">
            <text:p>08077162</text:p>
          </table:table-cell>
          <table:table-cell table:style-name="ce8" office:value-type="string" calcext:value-type="string">
            <text:p>a8077162</text:p>
          </table:table-cell>
          <table:table-cell table:style-name="ce8" office:value-type="string" calcext:value-type="string">
            <text:p>escola-ateneu-igualadi</text:p>
          </table:table-cell>
          <table:table-cell table:style-name="ce8" office:value-type="string" calcext:value-type="string">
            <text:p>Escola Ateneu Igualadí</text:p>
          </table:table-cell>
          <table:table-cell table:number-columns-repeated="986"/>
        </table:table-row>
        <table:table-row table:style-name="ro1">
          <table:table-cell table:formula="of:=&quot;&quot; &amp; CHAR(CODE([.B1397])-49) &amp; MID([.B1397];2;7)" office:value-type="string" office:string-value="08077228" calcext:value-type="string">
            <text:p>08077228</text:p>
          </table:table-cell>
          <table:table-cell table:style-name="ce8" office:value-type="string" calcext:value-type="string">
            <text:p>a8077228</text:p>
          </table:table-cell>
          <table:table-cell table:style-name="ce8" office:value-type="string" calcext:value-type="string">
            <text:p>ins-iptem</text:p>
          </table:table-cell>
          <table:table-cell table:style-name="ce8" office:value-type="string" calcext:value-type="string">
            <text:p>Institut Professional de Turisme Eqüestre del Maresme</text:p>
          </table:table-cell>
          <table:table-cell table:number-columns-repeated="986"/>
        </table:table-row>
        <table:table-row table:style-name="ro1">
          <table:table-cell table:formula="of:=&quot;&quot; &amp; CHAR(CODE([.B1398])-49) &amp; MID([.B1398];2;7)" office:value-type="string" office:string-value="08500012" calcext:value-type="string">
            <text:p>08500012</text:p>
          </table:table-cell>
          <table:table-cell table:style-name="ce8" office:value-type="string" calcext:value-type="string">
            <text:p>a8500012</text:p>
          </table:table-cell>
          <table:table-cell table:style-name="ce8" office:value-type="string" calcext:value-type="string">
            <text:p>eda-pujalt</text:p>
          </table:table-cell>
          <table:table-cell table:style-name="ce8" office:value-type="string" calcext:value-type="string">
            <text:p>Entorn d'aprenentatge de Pujalt</text:p>
          </table:table-cell>
          <table:table-cell table:number-columns-repeated="986"/>
        </table:table-row>
        <table:table-row table:style-name="ro1">
          <table:table-cell table:formula="of:=&quot;&quot; &amp; CHAR(CODE([.B1399])-49) &amp; MID([.B1399];2;7)" office:value-type="string" office:string-value="08500017" calcext:value-type="string">
            <text:p>08500017</text:p>
          </table:table-cell>
          <table:table-cell table:style-name="ce8" office:value-type="string" calcext:value-type="string">
            <text:p>a8500017</text:p>
          </table:table-cell>
          <table:table-cell table:style-name="ce8" office:value-type="string" calcext:value-type="string">
            <text:p>eda-cardona</text:p>
          </table:table-cell>
          <table:table-cell table:style-name="ce8" office:value-type="string" calcext:value-type="string">
            <text:p>Entorn d'Aprenentatge de Cardona</text:p>
          </table:table-cell>
          <table:table-cell table:number-columns-repeated="986"/>
        </table:table-row>
        <table:table-row table:style-name="ro1">
          <table:table-cell table:formula="of:=&quot;&quot; &amp; CHAR(CODE([.B1400])-49) &amp; MID([.B1400];2;7)" office:value-type="string" office:string-value="08870101" calcext:value-type="string">
            <text:p>08870101</text:p>
          </table:table-cell>
          <table:table-cell table:style-name="ce8" office:value-type="string" calcext:value-type="string">
            <text:p>a8870101</text:p>
          </table:table-cell>
          <table:table-cell table:style-name="ce8" office:value-type="string" calcext:value-type="string">
            <text:p>horta-guinardo</text:p>
          </table:table-cell>
          <table:table-cell table:style-name="ce8" office:value-type="string" calcext:value-type="string">
            <text:p>Servei Educatiu Horta Guinardo</text:p>
          </table:table-cell>
          <table:table-cell table:number-columns-repeated="986"/>
        </table:table-row>
        <table:table-row table:style-name="ro1">
          <table:table-cell table:formula="of:=&quot;&quot; &amp; CHAR(CODE([.B1401])-49) &amp; MID([.B1401];2;7)" office:value-type="string" office:string-value="08870102" calcext:value-type="string">
            <text:p>08870102</text:p>
          </table:table-cell>
          <table:table-cell table:style-name="ce8" office:value-type="string" calcext:value-type="string">
            <text:p>a8870102</text:p>
          </table:table-cell>
          <table:table-cell table:style-name="ce8" office:value-type="string" calcext:value-type="string">
            <text:p>lescorts</text:p>
          </table:table-cell>
          <table:table-cell table:style-name="ce8" office:value-type="string" calcext:value-type="string">
            <text:p>Servei Educatiu Les Corts</text:p>
          </table:table-cell>
          <table:table-cell table:number-columns-repeated="986"/>
        </table:table-row>
        <table:table-row table:style-name="ro1">
          <table:table-cell table:formula="of:=&quot;&quot; &amp; CHAR(CODE([.B1402])-49) &amp; MID([.B1402];2;7)" office:value-type="string" office:string-value="08870103" calcext:value-type="string">
            <text:p>08870103</text:p>
          </table:table-cell>
          <table:table-cell table:style-name="ce8" office:value-type="string" calcext:value-type="string">
            <text:p>a8870103</text:p>
          </table:table-cell>
          <table:table-cell table:style-name="ce8" office:value-type="string" calcext:value-type="string">
            <text:p>sants-montjuic</text:p>
          </table:table-cell>
          <table:table-cell table:style-name="ce8" office:value-type="string" calcext:value-type="string">
            <text:p>Servei Educatiu Sants Montjuïc</text:p>
          </table:table-cell>
          <table:table-cell table:number-columns-repeated="986"/>
        </table:table-row>
        <table:table-row table:style-name="ro1">
          <table:table-cell table:formula="of:=&quot;&quot; &amp; CHAR(CODE([.B1403])-49) &amp; MID([.B1403];2;7)" office:value-type="string" office:string-value="08870104" calcext:value-type="string">
            <text:p>08870104</text:p>
          </table:table-cell>
          <table:table-cell table:style-name="ce8" office:value-type="string" calcext:value-type="string">
            <text:p>a8870104</text:p>
          </table:table-cell>
          <table:table-cell table:style-name="ce8" office:value-type="string" calcext:value-type="string">
            <text:p>santmarti</text:p>
          </table:table-cell>
          <table:table-cell table:style-name="ce8" office:value-type="string" calcext:value-type="string">
            <text:p>Servei Educatiu Sant Martí</text:p>
          </table:table-cell>
          <table:table-cell table:number-columns-repeated="986"/>
        </table:table-row>
        <table:table-row table:style-name="ro1">
          <table:table-cell table:formula="of:=&quot;&quot; &amp; CHAR(CODE([.B1404])-49) &amp; MID([.B1404];2;7)" office:value-type="string" office:string-value="08870105" calcext:value-type="string">
            <text:p>08870105</text:p>
          </table:table-cell>
          <table:table-cell table:style-name="ce8" office:value-type="string" calcext:value-type="string">
            <text:p>a8870105</text:p>
          </table:table-cell>
          <table:table-cell table:style-name="ce8" office:value-type="string" calcext:value-type="string">
            <text:p>gracia</text:p>
          </table:table-cell>
          <table:table-cell table:style-name="ce8" office:value-type="string" calcext:value-type="string">
            <text:p>Servei Educatiu de Gràcia</text:p>
          </table:table-cell>
          <table:table-cell table:number-columns-repeated="986"/>
        </table:table-row>
        <table:table-row table:style-name="ro1">
          <table:table-cell table:formula="of:=&quot;&quot; &amp; CHAR(CODE([.B1405])-49) &amp; MID([.B1405];2;7)" office:value-type="string" office:string-value="08870106" calcext:value-type="string">
            <text:p>08870106</text:p>
          </table:table-cell>
          <table:table-cell table:style-name="ce8" office:value-type="string" calcext:value-type="string">
            <text:p>a8870106</text:p>
          </table:table-cell>
          <table:table-cell table:style-name="ce8" office:value-type="string" calcext:value-type="string">
            <text:p>ciutatvella</text:p>
          </table:table-cell>
          <table:table-cell table:style-name="ce8" office:value-type="string" calcext:value-type="string">
            <text:p>Servei Educatiu Ciutat Vella</text:p>
          </table:table-cell>
          <table:table-cell table:number-columns-repeated="986"/>
        </table:table-row>
        <table:table-row table:style-name="ro1">
          <table:table-cell table:formula="of:=&quot;&quot; &amp; CHAR(CODE([.B1406])-49) &amp; MID([.B1406];2;7)" office:value-type="string" office:string-value="08870107" calcext:value-type="string">
            <text:p>08870107</text:p>
          </table:table-cell>
          <table:table-cell table:style-name="ce8" office:value-type="string" calcext:value-type="string">
            <text:p>a8870107</text:p>
          </table:table-cell>
          <table:table-cell table:style-name="ce8" office:value-type="string" calcext:value-type="string">
            <text:p>eixample</text:p>
          </table:table-cell>
          <table:table-cell table:style-name="ce8" office:value-type="string" calcext:value-type="string">
            <text:p>Servei Educatiu Eixample</text:p>
          </table:table-cell>
          <table:table-cell table:number-columns-repeated="986"/>
        </table:table-row>
        <table:table-row table:style-name="ro1">
          <table:table-cell table:formula="of:=&quot;&quot; &amp; CHAR(CODE([.B1407])-49) &amp; MID([.B1407];2;7)" office:value-type="string" office:string-value="08870108" calcext:value-type="string">
            <text:p>08870108</text:p>
          </table:table-cell>
          <table:table-cell table:style-name="ce8" office:value-type="string" calcext:value-type="string">
            <text:p>a8870108</text:p>
          </table:table-cell>
          <table:table-cell table:style-name="ce8" office:value-type="string" calcext:value-type="string">
            <text:p>sarria-santgervasi</text:p>
          </table:table-cell>
          <table:table-cell table:style-name="ce8" office:value-type="string" calcext:value-type="string">
            <text:p>Servei Educatiu Sarrià-Sant Gervasi</text:p>
          </table:table-cell>
          <table:table-cell table:number-columns-repeated="986"/>
        </table:table-row>
        <table:table-row table:style-name="ro1">
          <table:table-cell table:formula="of:=&quot;&quot; &amp; CHAR(CODE([.B1408])-49) &amp; MID([.B1408];2;7)" office:value-type="string" office:string-value="08870109" calcext:value-type="string">
            <text:p>08870109</text:p>
          </table:table-cell>
          <table:table-cell table:style-name="ce8" office:value-type="string" calcext:value-type="string">
            <text:p>a8870109</text:p>
          </table:table-cell>
          <table:table-cell table:style-name="ce8" office:value-type="string" calcext:value-type="string">
            <text:p>noubarris</text:p>
          </table:table-cell>
          <table:table-cell table:style-name="ce8" office:value-type="string" calcext:value-type="string">
            <text:p>Servei Educatiu Nou Barris</text:p>
          </table:table-cell>
          <table:table-cell table:number-columns-repeated="986"/>
        </table:table-row>
        <table:table-row table:style-name="ro1">
          <table:table-cell table:formula="of:=&quot;&quot; &amp; CHAR(CODE([.B1409])-49) &amp; MID([.B1409];2;7)" office:value-type="string" office:string-value="08870110" calcext:value-type="string">
            <text:p>08870110</text:p>
          </table:table-cell>
          <table:table-cell table:style-name="ce8" office:value-type="string" calcext:value-type="string">
            <text:p>a8870110</text:p>
          </table:table-cell>
          <table:table-cell table:style-name="ce8" office:value-type="string" calcext:value-type="string">
            <text:p>santandreu</text:p>
          </table:table-cell>
          <table:table-cell table:style-name="ce8" office:value-type="string" calcext:value-type="string">
            <text:p>Servei Educatiu Sant Andreu</text:p>
          </table:table-cell>
          <table:table-cell table:number-columns-repeated="986"/>
        </table:table-row>
        <table:table-row table:style-name="ro1">
          <table:table-cell table:formula="of:=&quot;&quot; &amp; CHAR(CODE([.B1410])-49) &amp; MID([.B1410];2;7)" office:value-type="string" office:string-value="08870201" calcext:value-type="string">
            <text:p>08870201</text:p>
          </table:table-cell>
          <table:table-cell table:style-name="ce8" office:value-type="string" calcext:value-type="string">
            <text:p>a8870201</text:p>
          </table:table-cell>
          <table:table-cell table:style-name="ce8" office:value-type="string" calcext:value-type="string">
            <text:p>bages</text:p>
          </table:table-cell>
          <table:table-cell table:style-name="ce8" office:value-type="string" calcext:value-type="string">
            <text:p>Servei Educatiu del Bages</text:p>
          </table:table-cell>
          <table:table-cell table:number-columns-repeated="986"/>
        </table:table-row>
        <table:table-row table:style-name="ro1">
          <table:table-cell table:formula="of:=&quot;&quot; &amp; CHAR(CODE([.B1411])-49) &amp; MID([.B1411];2;7)" office:value-type="string" office:string-value="08870202" calcext:value-type="string">
            <text:p>08870202</text:p>
          </table:table-cell>
          <table:table-cell table:style-name="ce8" office:value-type="string" calcext:value-type="string">
            <text:p>a8870202</text:p>
          </table:table-cell>
          <table:table-cell table:style-name="ce8" office:value-type="string" calcext:value-type="string">
            <text:p>vallesoriental1</text:p>
          </table:table-cell>
          <table:table-cell table:style-name="ce8" office:value-type="string" calcext:value-type="string">
            <text:p>Servei Educatiu del Vallès Oriental I</text:p>
          </table:table-cell>
          <table:table-cell table:number-columns-repeated="986"/>
        </table:table-row>
        <table:table-row table:style-name="ro1">
          <table:table-cell table:formula="of:=&quot;&quot; &amp; CHAR(CODE([.B1412])-49) &amp; MID([.B1412];2;7)" office:value-type="string" office:string-value="08870203" calcext:value-type="string">
            <text:p>08870203</text:p>
          </table:table-cell>
          <table:table-cell table:style-name="ce8" office:value-type="string" calcext:value-type="string">
            <text:p>a8870203</text:p>
          </table:table-cell>
          <table:table-cell table:style-name="ce8" office:value-type="string" calcext:value-type="string">
            <text:p>vallesoriental2</text:p>
          </table:table-cell>
          <table:table-cell table:style-name="ce8" office:value-type="string" calcext:value-type="string">
            <text:p>Servei Educatiu del Valles Oriental II</text:p>
          </table:table-cell>
          <table:table-cell table:number-columns-repeated="986"/>
        </table:table-row>
        <table:table-row table:style-name="ro1">
          <table:table-cell table:formula="of:=&quot;&quot; &amp; CHAR(CODE([.B1413])-49) &amp; MID([.B1413];2;7)" office:value-type="string" office:string-value="08870204" calcext:value-type="string">
            <text:p>08870204</text:p>
          </table:table-cell>
          <table:table-cell table:style-name="ce8" office:value-type="string" calcext:value-type="string">
            <text:p>a8870204</text:p>
          </table:table-cell>
          <table:table-cell table:style-name="ce8" office:value-type="string" calcext:value-type="string">
            <text:p>vallesoriental3</text:p>
          </table:table-cell>
          <table:table-cell table:style-name="ce8" office:value-type="string" calcext:value-type="string">
            <text:p>Servei Educatiu del Vallès Oriental III</text:p>
          </table:table-cell>
          <table:table-cell table:number-columns-repeated="986"/>
        </table:table-row>
        <table:table-row table:style-name="ro1">
          <table:table-cell table:formula="of:=&quot;&quot; &amp; CHAR(CODE([.B1414])-49) &amp; MID([.B1414];2;7)" office:value-type="string" office:string-value="08870205" calcext:value-type="string">
            <text:p>08870205</text:p>
          </table:table-cell>
          <table:table-cell table:style-name="ce8" office:value-type="string" calcext:value-type="string">
            <text:p>a8870205</text:p>
          </table:table-cell>
          <table:table-cell table:style-name="ce8" office:value-type="string" calcext:value-type="string">
            <text:p>baixmaresme</text:p>
          </table:table-cell>
          <table:table-cell table:style-name="ce8" office:value-type="string" calcext:value-type="string">
            <text:p>Servei Educatiu del Baix Maresme</text:p>
          </table:table-cell>
          <table:table-cell table:number-columns-repeated="986"/>
        </table:table-row>
        <table:table-row table:style-name="ro1">
          <table:table-cell table:formula="of:=&quot;&quot; &amp; CHAR(CODE([.B1415])-49) &amp; MID([.B1415];2;7)" office:value-type="string" office:string-value="08870206" calcext:value-type="string">
            <text:p>08870206</text:p>
          </table:table-cell>
          <table:table-cell table:style-name="ce8" office:value-type="string" calcext:value-type="string">
            <text:p>a8870206</text:p>
          </table:table-cell>
          <table:table-cell table:style-name="ce8" office:value-type="string" calcext:value-type="string">
            <text:p>santacolomag</text:p>
          </table:table-cell>
          <table:table-cell table:style-name="ce8" office:value-type="string" calcext:value-type="string">
            <text:p>Servei Educatiu Santa Coloma de Gramenet</text:p>
          </table:table-cell>
          <table:table-cell table:number-columns-repeated="986"/>
        </table:table-row>
        <table:table-row table:style-name="ro1">
          <table:table-cell table:formula="of:=&quot;&quot; &amp; CHAR(CODE([.B1416])-49) &amp; MID([.B1416];2;7)" office:value-type="string" office:string-value="08870207" calcext:value-type="string">
            <text:p>08870207</text:p>
          </table:table-cell>
          <table:table-cell table:style-name="ce8" office:value-type="string" calcext:value-type="string">
            <text:p>a8870207</text:p>
          </table:table-cell>
          <table:table-cell table:style-name="ce8" office:value-type="string" calcext:value-type="string">
            <text:p>mataro</text:p>
          </table:table-cell>
          <table:table-cell table:style-name="ce8" office:value-type="string" calcext:value-type="string">
            <text:p>Servei Educatiu de Mataró</text:p>
          </table:table-cell>
          <table:table-cell table:number-columns-repeated="986"/>
        </table:table-row>
        <table:table-row table:style-name="ro1">
          <table:table-cell table:formula="of:=&quot;&quot; &amp; CHAR(CODE([.B1417])-49) &amp; MID([.B1417];2;7)" office:value-type="string" office:string-value="08870208" calcext:value-type="string">
            <text:p>08870208</text:p>
          </table:table-cell>
          <table:table-cell table:style-name="ce8" office:value-type="string" calcext:value-type="string">
            <text:p>a8870208</text:p>
          </table:table-cell>
          <table:table-cell table:style-name="ce8" office:value-type="string" calcext:value-type="string">
            <text:p>osona</text:p>
          </table:table-cell>
          <table:table-cell table:style-name="ce8" office:value-type="string" calcext:value-type="string">
            <text:p>Servei Educatiu d'Osona</text:p>
          </table:table-cell>
          <table:table-cell table:number-columns-repeated="986"/>
        </table:table-row>
        <table:table-row table:style-name="ro1">
          <table:table-cell table:formula="of:=&quot;&quot; &amp; CHAR(CODE([.B1418])-49) &amp; MID([.B1418];2;7)" office:value-type="string" office:string-value="08870209" calcext:value-type="string">
            <text:p>08870209</text:p>
          </table:table-cell>
          <table:table-cell table:style-name="ce8" office:value-type="string" calcext:value-type="string">
            <text:p>a8870209</text:p>
          </table:table-cell>
          <table:table-cell table:style-name="ce8" office:value-type="string" calcext:value-type="string">
            <text:p>badalona</text:p>
          </table:table-cell>
          <table:table-cell table:style-name="ce8" office:value-type="string" calcext:value-type="string">
            <text:p>Servei Educatiu Ciutat de Badalona</text:p>
          </table:table-cell>
          <table:table-cell table:number-columns-repeated="986"/>
        </table:table-row>
        <table:table-row table:style-name="ro1">
          <table:table-cell table:formula="of:=&quot;&quot; &amp; CHAR(CODE([.B1419])-49) &amp; MID([.B1419];2;7)" office:value-type="string" office:string-value="08870210" calcext:value-type="string">
            <text:p>08870210</text:p>
          </table:table-cell>
          <table:table-cell table:style-name="ce8" office:value-type="string" calcext:value-type="string">
            <text:p>a8870210</text:p>
          </table:table-cell>
          <table:table-cell table:style-name="ce8" office:value-type="string" calcext:value-type="string">
            <text:p>hospitalet</text:p>
          </table:table-cell>
          <table:table-cell table:style-name="ce8" office:value-type="string" calcext:value-type="string">
            <text:p>Servei Educatiu Hospitalet de Llobregat</text:p>
          </table:table-cell>
          <table:table-cell table:number-columns-repeated="986"/>
        </table:table-row>
        <table:table-row table:style-name="ro1">
          <table:table-cell table:formula="of:=&quot;&quot; &amp; CHAR(CODE([.B1420])-49) &amp; MID([.B1420];2;7)" office:value-type="string" office:string-value="08870211" calcext:value-type="string">
            <text:p>08870211</text:p>
          </table:table-cell>
          <table:table-cell table:style-name="ce8" office:value-type="string" calcext:value-type="string">
            <text:p>a8870211</text:p>
          </table:table-cell>
          <table:table-cell table:style-name="ce8" office:value-type="string" calcext:value-type="string">
            <text:p>santadria</text:p>
          </table:table-cell>
          <table:table-cell table:style-name="ce8" office:value-type="string" calcext:value-type="string">
            <text:p>Servei Educatiu Sant Adrià de Besòs</text:p>
          </table:table-cell>
          <table:table-cell table:number-columns-repeated="986"/>
        </table:table-row>
        <table:table-row table:style-name="ro1">
          <table:table-cell table:formula="of:=&quot;&quot; &amp; CHAR(CODE([.B1421])-49) &amp; MID([.B1421];2;7)" office:value-type="string" office:string-value="08870212" calcext:value-type="string">
            <text:p>08870212</text:p>
          </table:table-cell>
          <table:table-cell table:style-name="ce8" office:value-type="string" calcext:value-type="string">
            <text:p>a8870212</text:p>
          </table:table-cell>
          <table:table-cell table:style-name="ce8" office:value-type="string" calcext:value-type="string">
            <text:p>altpenedes</text:p>
          </table:table-cell>
          <table:table-cell table:style-name="ce8" office:value-type="string" calcext:value-type="string">
            <text:p>Servei Educatiu de Alt Penedès</text:p>
          </table:table-cell>
          <table:table-cell table:number-columns-repeated="986"/>
        </table:table-row>
        <table:table-row table:style-name="ro1">
          <table:table-cell table:formula="of:=&quot;&quot; &amp; CHAR(CODE([.B1422])-49) &amp; MID([.B1422];2;7)" office:value-type="string" office:string-value="08870213" calcext:value-type="string">
            <text:p>08870213</text:p>
          </table:table-cell>
          <table:table-cell table:style-name="ce8" office:value-type="string" calcext:value-type="string">
            <text:p>a8870213</text:p>
          </table:table-cell>
          <table:table-cell table:style-name="ce8" office:value-type="string" calcext:value-type="string">
            <text:p>bergueda</text:p>
          </table:table-cell>
          <table:table-cell table:style-name="ce8" office:value-type="string" calcext:value-type="string">
            <text:p>Servei Educatiu del Bergueda</text:p>
          </table:table-cell>
          <table:table-cell table:number-columns-repeated="986"/>
        </table:table-row>
        <table:table-row table:style-name="ro1">
          <table:table-cell table:formula="of:=&quot;&quot; &amp; CHAR(CODE([.B1423])-49) &amp; MID([.B1423];2;7)" office:value-type="string" office:string-value="08870214" calcext:value-type="string">
            <text:p>08870214</text:p>
          </table:table-cell>
          <table:table-cell table:style-name="ce8" office:value-type="string" calcext:value-type="string">
            <text:p>a8870214</text:p>
          </table:table-cell>
          <table:table-cell table:style-name="ce8" office:value-type="string" calcext:value-type="string">
            <text:p>garraf</text:p>
          </table:table-cell>
          <table:table-cell table:style-name="ce8" office:value-type="string" calcext:value-type="string">
            <text:p>Servei Educatiu del Garraf</text:p>
          </table:table-cell>
          <table:table-cell table:number-columns-repeated="986"/>
        </table:table-row>
        <table:table-row table:style-name="ro1">
          <table:table-cell table:formula="of:=&quot;&quot; &amp; CHAR(CODE([.B1424])-49) &amp; MID([.B1424];2;7)" office:value-type="string" office:string-value="08870215" calcext:value-type="string">
            <text:p>08870215</text:p>
          </table:table-cell>
          <table:table-cell table:style-name="ce8" office:value-type="string" calcext:value-type="string">
            <text:p>a8870215</text:p>
          </table:table-cell>
          <table:table-cell table:style-name="ce8" office:value-type="string" calcext:value-type="string">
            <text:p>altmaresme</text:p>
          </table:table-cell>
          <table:table-cell table:style-name="ce8" office:value-type="string" calcext:value-type="string">
            <text:p>Servei Educatiu Alt Maresme</text:p>
          </table:table-cell>
          <table:table-cell table:number-columns-repeated="986"/>
        </table:table-row>
        <table:table-row table:style-name="ro1">
          <table:table-cell table:formula="of:=&quot;&quot; &amp; CHAR(CODE([.B1425])-49) &amp; MID([.B1425];2;7)" office:value-type="string" office:string-value="08870216" calcext:value-type="string">
            <text:p>08870216</text:p>
          </table:table-cell>
          <table:table-cell table:style-name="ce8" office:value-type="string" calcext:value-type="string">
            <text:p>a8870216</text:p>
          </table:table-cell>
          <table:table-cell table:style-name="ce8" office:value-type="string" calcext:value-type="string">
            <text:p>vallesoriental4</text:p>
          </table:table-cell>
          <table:table-cell table:style-name="ce8" office:value-type="string" calcext:value-type="string">
            <text:p>Servei Educatiu Vallès Oriental IV</text:p>
          </table:table-cell>
          <table:table-cell table:number-columns-repeated="986"/>
        </table:table-row>
        <table:table-row table:style-name="ro1">
          <table:table-cell table:formula="of:=&quot;&quot; &amp; CHAR(CODE([.B1426])-49) &amp; MID([.B1426];2;7)" office:value-type="string" office:string-value="08870301" calcext:value-type="string">
            <text:p>08870301</text:p>
          </table:table-cell>
          <table:table-cell table:style-name="ce8" office:value-type="string" calcext:value-type="string">
            <text:p>a8870301</text:p>
          </table:table-cell>
          <table:table-cell table:style-name="ce8" office:value-type="string" calcext:value-type="string">
            <text:p>anoia</text:p>
          </table:table-cell>
          <table:table-cell table:style-name="ce8" office:value-type="string" calcext:value-type="string">
            <text:p>Servei Educatiu Anoia</text:p>
          </table:table-cell>
          <table:table-cell table:number-columns-repeated="986"/>
        </table:table-row>
        <table:table-row table:style-name="ro1">
          <table:table-cell table:formula="of:=&quot;&quot; &amp; CHAR(CODE([.B1427])-49) &amp; MID([.B1427];2;7)" office:value-type="string" office:string-value="08870302" calcext:value-type="string">
            <text:p>08870302</text:p>
          </table:table-cell>
          <table:table-cell table:style-name="ce8" office:value-type="string" calcext:value-type="string">
            <text:p>a8870302</text:p>
          </table:table-cell>
          <table:table-cell table:style-name="ce8" office:value-type="string" calcext:value-type="string">
            <text:p>baixllobregat5</text:p>
          </table:table-cell>
          <table:table-cell table:style-name="ce8" office:value-type="string" calcext:value-type="string">
            <text:p>Servei Educatiu del Baix Llobregat V</text:p>
          </table:table-cell>
          <table:table-cell table:number-columns-repeated="986"/>
        </table:table-row>
        <table:table-row table:style-name="ro1">
          <table:table-cell table:formula="of:=&quot;&quot; &amp; CHAR(CODE([.B1428])-49) &amp; MID([.B1428];2;7)" office:value-type="string" office:string-value="08870303" calcext:value-type="string">
            <text:p>08870303</text:p>
          </table:table-cell>
          <table:table-cell table:style-name="ce8" office:value-type="string" calcext:value-type="string">
            <text:p>a8870303</text:p>
          </table:table-cell>
          <table:table-cell table:style-name="ce8" office:value-type="string" calcext:value-type="string">
            <text:p>baixllobregat4</text:p>
          </table:table-cell>
          <table:table-cell table:style-name="ce8" office:value-type="string" calcext:value-type="string">
            <text:p>Servei Educatiu del Baix Llobregat IV</text:p>
          </table:table-cell>
          <table:table-cell table:number-columns-repeated="986"/>
        </table:table-row>
        <table:table-row table:style-name="ro1">
          <table:table-cell table:formula="of:=&quot;&quot; &amp; CHAR(CODE([.B1429])-49) &amp; MID([.B1429];2;7)" office:value-type="string" office:string-value="08870304" calcext:value-type="string">
            <text:p>08870304</text:p>
          </table:table-cell>
          <table:table-cell table:style-name="ce8" office:value-type="string" calcext:value-type="string">
            <text:p>a8870304</text:p>
          </table:table-cell>
          <table:table-cell table:style-name="ce8" office:value-type="string" calcext:value-type="string">
            <text:p>baixllobregat2</text:p>
          </table:table-cell>
          <table:table-cell table:style-name="ce8" office:value-type="string" calcext:value-type="string">
            <text:p>Servei Educatiu Baix Llobregat II</text:p>
          </table:table-cell>
          <table:table-cell table:number-columns-repeated="986"/>
        </table:table-row>
        <table:table-row table:style-name="ro1">
          <table:table-cell table:formula="of:=&quot;&quot; &amp; CHAR(CODE([.B1430])-49) &amp; MID([.B1430];2;7)" office:value-type="string" office:string-value="08870305" calcext:value-type="string">
            <text:p>08870305</text:p>
          </table:table-cell>
          <table:table-cell table:style-name="ce8" office:value-type="string" calcext:value-type="string">
            <text:p>a8870305</text:p>
          </table:table-cell>
          <table:table-cell table:style-name="ce8" office:value-type="string" calcext:value-type="string">
            <text:p>castelldefels</text:p>
          </table:table-cell>
          <table:table-cell table:style-name="ce8" office:value-type="string" calcext:value-type="string">
            <text:p>Servei Educatiu Castelldefels</text:p>
          </table:table-cell>
          <table:table-cell table:number-columns-repeated="986"/>
        </table:table-row>
        <table:table-row table:style-name="ro1">
          <table:table-cell table:formula="of:=&quot;&quot; &amp; CHAR(CODE([.B1431])-49) &amp; MID([.B1431];2;7)" office:value-type="string" office:string-value="08870306" calcext:value-type="string">
            <text:p>08870306</text:p>
          </table:table-cell>
          <table:table-cell table:style-name="ce8" office:value-type="string" calcext:value-type="string">
            <text:p>a8870306</text:p>
          </table:table-cell>
          <table:table-cell table:style-name="ce8" office:value-type="string" calcext:value-type="string">
            <text:p>baixllobregat8</text:p>
          </table:table-cell>
          <table:table-cell table:style-name="ce8" office:value-type="string" calcext:value-type="string">
            <text:p>Servei Educatiu del Baix Llobregat VIII</text:p>
          </table:table-cell>
          <table:table-cell table:number-columns-repeated="986"/>
        </table:table-row>
        <table:table-row table:style-name="ro1">
          <table:table-cell table:formula="of:=&quot;&quot; &amp; CHAR(CODE([.B1432])-49) &amp; MID([.B1432];2;7)" office:value-type="string" office:string-value="08870307" calcext:value-type="string">
            <text:p>08870307</text:p>
          </table:table-cell>
          <table:table-cell table:style-name="ce8" office:value-type="string" calcext:value-type="string">
            <text:p>a8870307</text:p>
          </table:table-cell>
          <table:table-cell table:style-name="ce8" office:value-type="string" calcext:value-type="string">
            <text:p>baixllobregat1</text:p>
          </table:table-cell>
          <table:table-cell table:style-name="ce8" office:value-type="string" calcext:value-type="string">
            <text:p>Servei Educatiu del Baix Llobregat I</text:p>
          </table:table-cell>
          <table:table-cell table:number-columns-repeated="986"/>
        </table:table-row>
        <table:table-row table:style-name="ro1">
          <table:table-cell table:formula="of:=&quot;&quot; &amp; CHAR(CODE([.B1433])-49) &amp; MID([.B1433];2;7)" office:value-type="string" office:string-value="08870308" calcext:value-type="string">
            <text:p>08870308</text:p>
          </table:table-cell>
          <table:table-cell table:style-name="ce8" office:value-type="string" calcext:value-type="string">
            <text:p>a8870308</text:p>
          </table:table-cell>
          <table:table-cell table:style-name="ce8" office:value-type="string" calcext:value-type="string">
            <text:p>baixllobregat3</text:p>
          </table:table-cell>
          <table:table-cell table:style-name="ce8" office:value-type="string" calcext:value-type="string">
            <text:p>Servei Educatiu Baix Llobregat III</text:p>
          </table:table-cell>
          <table:table-cell table:number-columns-repeated="986"/>
        </table:table-row>
        <table:table-row table:style-name="ro1">
          <table:table-cell table:formula="of:=&quot;&quot; &amp; CHAR(CODE([.B1434])-49) &amp; MID([.B1434];2;7)" office:value-type="string" office:string-value="08870309" calcext:value-type="string">
            <text:p>08870309</text:p>
          </table:table-cell>
          <table:table-cell table:style-name="ce8" office:value-type="string" calcext:value-type="string">
            <text:p>a8870309</text:p>
          </table:table-cell>
          <table:table-cell table:style-name="ce8" office:value-type="string" calcext:value-type="string">
            <text:p>baixllobregat6</text:p>
          </table:table-cell>
          <table:table-cell table:style-name="ce8" office:value-type="string" calcext:value-type="string">
            <text:p>Servei Educatiu Baix Llobregat VI</text:p>
          </table:table-cell>
          <table:table-cell table:number-columns-repeated="986"/>
        </table:table-row>
        <table:table-row table:style-name="ro1">
          <table:table-cell table:formula="of:=&quot;&quot; &amp; CHAR(CODE([.B1435])-49) &amp; MID([.B1435];2;7)" office:value-type="string" office:string-value="08870401" calcext:value-type="string">
            <text:p>08870401</text:p>
          </table:table-cell>
          <table:table-cell table:style-name="ce8" office:value-type="string" calcext:value-type="string">
            <text:p>a8870401</text:p>
          </table:table-cell>
          <table:table-cell table:style-name="ce8" office:value-type="string" calcext:value-type="string">
            <text:p>vallesoccidental7</text:p>
          </table:table-cell>
          <table:table-cell table:style-name="ce8" office:value-type="string" calcext:value-type="string">
            <text:p>Servei Educatiu Vallès Occidental VII</text:p>
          </table:table-cell>
          <table:table-cell table:number-columns-repeated="986"/>
        </table:table-row>
        <table:table-row table:style-name="ro1">
          <table:table-cell table:formula="of:=&quot;&quot; &amp; CHAR(CODE([.B1436])-49) &amp; MID([.B1436];2;7)" office:value-type="string" office:string-value="08870402" calcext:value-type="string">
            <text:p>08870402</text:p>
          </table:table-cell>
          <table:table-cell table:style-name="ce8" office:value-type="string" calcext:value-type="string">
            <text:p>a8870402</text:p>
          </table:table-cell>
          <table:table-cell table:style-name="ce8" office:value-type="string" calcext:value-type="string">
            <text:p>vallesoccidental5</text:p>
          </table:table-cell>
          <table:table-cell table:style-name="ce8" office:value-type="string" calcext:value-type="string">
            <text:p>Servei Educatiu Vallès Occidental V</text:p>
          </table:table-cell>
          <table:table-cell table:number-columns-repeated="986"/>
        </table:table-row>
        <table:table-row table:style-name="ro1">
          <table:table-cell table:formula="of:=&quot;&quot; &amp; CHAR(CODE([.B1437])-49) &amp; MID([.B1437];2;7)" office:value-type="string" office:string-value="08870403" calcext:value-type="string">
            <text:p>08870403</text:p>
          </table:table-cell>
          <table:table-cell table:style-name="ce8" office:value-type="string" calcext:value-type="string">
            <text:p>a8870403</text:p>
          </table:table-cell>
          <table:table-cell table:style-name="ce8" office:value-type="string" calcext:value-type="string">
            <text:p>vallesoccidental6</text:p>
          </table:table-cell>
          <table:table-cell table:style-name="ce8" office:value-type="string" calcext:value-type="string">
            <text:p>Servei Educatiu Vallès Occidental VI</text:p>
          </table:table-cell>
          <table:table-cell table:number-columns-repeated="986"/>
        </table:table-row>
        <table:table-row table:style-name="ro1">
          <table:table-cell table:formula="of:=&quot;&quot; &amp; CHAR(CODE([.B1438])-49) &amp; MID([.B1438];2;7)" office:value-type="string" office:string-value="08870404" calcext:value-type="string">
            <text:p>08870404</text:p>
          </table:table-cell>
          <table:table-cell table:style-name="ce8" office:value-type="string" calcext:value-type="string">
            <text:p>a8870404</text:p>
          </table:table-cell>
          <table:table-cell table:style-name="ce8" office:value-type="string" calcext:value-type="string">
            <text:p>vallesoccidental1</text:p>
          </table:table-cell>
          <table:table-cell table:style-name="ce8" office:value-type="string" calcext:value-type="string">
            <text:p>Servei Educatiu del Vallès Occidental I</text:p>
          </table:table-cell>
          <table:table-cell table:number-columns-repeated="986"/>
        </table:table-row>
        <table:table-row table:style-name="ro1">
          <table:table-cell table:formula="of:=&quot;&quot; &amp; CHAR(CODE([.B1439])-49) &amp; MID([.B1439];2;7)" office:value-type="string" office:string-value="08870405" calcext:value-type="string">
            <text:p>08870405</text:p>
          </table:table-cell>
          <table:table-cell table:style-name="ce8" office:value-type="string" calcext:value-type="string">
            <text:p>a8870405</text:p>
          </table:table-cell>
          <table:table-cell table:style-name="ce8" office:value-type="string" calcext:value-type="string">
            <text:p>vallesoccidental2</text:p>
          </table:table-cell>
          <table:table-cell table:style-name="ce8" office:value-type="string" calcext:value-type="string">
            <text:p>Servei Educatiu del Vallès Occidental II</text:p>
          </table:table-cell>
          <table:table-cell table:number-columns-repeated="986"/>
        </table:table-row>
        <table:table-row table:style-name="ro1">
          <table:table-cell table:formula="of:=&quot;&quot; &amp; CHAR(CODE([.B1440])-49) &amp; MID([.B1440];2;7)" office:value-type="string" office:string-value="08870406" calcext:value-type="string">
            <text:p>08870406</text:p>
          </table:table-cell>
          <table:table-cell table:style-name="ce8" office:value-type="string" calcext:value-type="string">
            <text:p>a8870406</text:p>
          </table:table-cell>
          <table:table-cell table:style-name="ce8" office:value-type="string" calcext:value-type="string">
            <text:p>vallesoccidental3</text:p>
          </table:table-cell>
          <table:table-cell table:style-name="ce8" office:value-type="string" calcext:value-type="string">
            <text:p>Servei Educatiu del Vallès Occidental III</text:p>
          </table:table-cell>
          <table:table-cell table:number-columns-repeated="986"/>
        </table:table-row>
        <table:table-row table:style-name="ro1">
          <table:table-cell table:formula="of:=&quot;&quot; &amp; CHAR(CODE([.B1441])-49) &amp; MID([.B1441];2;7)" office:value-type="string" office:string-value="08870407" calcext:value-type="string">
            <text:p>08870407</text:p>
          </table:table-cell>
          <table:table-cell table:style-name="ce8" office:value-type="string" calcext:value-type="string">
            <text:p>a8870407</text:p>
          </table:table-cell>
          <table:table-cell table:style-name="ce8" office:value-type="string" calcext:value-type="string">
            <text:p>vallesoccidental4</text:p>
          </table:table-cell>
          <table:table-cell table:style-name="ce8" office:value-type="string" calcext:value-type="string">
            <text:p>Servei Educatiu Vallès Occidental IV</text:p>
          </table:table-cell>
          <table:table-cell table:number-columns-repeated="986"/>
        </table:table-row>
        <table:table-row table:style-name="ro1">
          <table:table-cell table:formula="of:=&quot;&quot; &amp; CHAR(CODE([.B1442])-49) &amp; MID([.B1442];2;7)" office:value-type="string" office:string-value="08870408" calcext:value-type="string">
            <text:p>08870408</text:p>
          </table:table-cell>
          <table:table-cell table:style-name="ce8" office:value-type="string" calcext:value-type="string">
            <text:p>a8870408</text:p>
          </table:table-cell>
          <table:table-cell table:style-name="ce8" office:value-type="string" calcext:value-type="string">
            <text:p>vallesoccidental8</text:p>
          </table:table-cell>
          <table:table-cell table:style-name="ce8" office:value-type="string" calcext:value-type="string">
            <text:p>Servei Educatiu Vallès Occidental VIII</text:p>
          </table:table-cell>
          <table:table-cell table:number-columns-repeated="986"/>
        </table:table-row>
        <table:table-row table:style-name="ro1">
          <table:table-cell table:formula="of:=&quot;&quot; &amp; CHAR(CODE([.B1443])-49) &amp; MID([.B1443];2;7)" office:value-type="string" office:string-value="08900108" calcext:value-type="string">
            <text:p>08900108</text:p>
          </table:table-cell>
          <table:table-cell table:style-name="ce8" office:value-type="string" calcext:value-type="string">
            <text:p>a8900108</text:p>
          </table:table-cell>
          <table:table-cell table:style-name="ce8" office:value-type="string" calcext:value-type="string">
            <text:p>credv</text:p>
          </table:table-cell>
          <table:table-cell table:style-name="ce8" office:value-type="string" calcext:value-type="string">
            <text:p>CREDV CRE-ONCE Barcelona</text:p>
          </table:table-cell>
          <table:table-cell table:number-columns-repeated="986"/>
        </table:table-row>
        <table:table-row table:style-name="ro1">
          <table:table-cell table:formula="of:=&quot;&quot; &amp; CHAR(CODE([.B1444])-49) &amp; MID([.B1444];2;7)" office:value-type="string" office:string-value="08900289" calcext:value-type="string">
            <text:p>08900289</text:p>
          </table:table-cell>
          <table:table-cell table:style-name="ce8" office:value-type="string" calcext:value-type="string">
            <text:p>a8900289</text:p>
          </table:table-cell>
          <table:table-cell table:style-name="ce8" office:value-type="string" calcext:value-type="string">
            <text:p>creda-jordiperello</text:p>
          </table:table-cell>
          <table:table-cell table:style-name="ce8" office:value-type="string" calcext:value-type="string">
            <text:p>CREDA Jordi Perelló</text:p>
          </table:table-cell>
          <table:table-cell table:number-columns-repeated="986"/>
        </table:table-row>
        <table:table-row table:style-name="ro1">
          <table:table-cell table:formula="of:=&quot;&quot; &amp; CHAR(CODE([.B1445])-49) &amp; MID([.B1445];2;7)" office:value-type="string" office:string-value="08901335" calcext:value-type="string">
            <text:p>08901335</text:p>
          </table:table-cell>
          <table:table-cell table:style-name="ce8" office:value-type="string" calcext:value-type="string">
            <text:p>a8901335</text:p>
          </table:table-cell>
          <table:table-cell table:style-name="ce8" office:value-type="string" calcext:value-type="string">
            <text:p>credac-perebarnils</text:p>
          </table:table-cell>
          <table:table-cell table:style-name="ce8" office:value-type="string" calcext:value-type="string">
            <text:p>CREDAC Pere Barnils</text:p>
          </table:table-cell>
          <table:table-cell table:number-columns-repeated="986"/>
        </table:table-row>
        <table:table-row table:style-name="ro1">
          <table:table-cell table:formula="of:=&quot;&quot; &amp; CHAR(CODE([.B1446])-49) &amp; MID([.B1446];2;7)" office:value-type="string" office:string-value="08902035" calcext:value-type="string">
            <text:p>08902035</text:p>
          </table:table-cell>
          <table:table-cell table:style-name="ce8" office:value-type="string" calcext:value-type="string">
            <text:p>a8902035</text:p>
          </table:table-cell>
          <table:table-cell table:style-name="ce8" office:value-type="string" calcext:value-type="string">
            <text:p>cda-bages</text:p>
          </table:table-cell>
          <table:table-cell table:style-name="ce8" office:value-type="string" calcext:value-type="string">
            <text:p>CdA del Bages</text:p>
          </table:table-cell>
          <table:table-cell table:number-columns-repeated="986"/>
        </table:table-row>
        <table:table-row table:style-name="ro1">
          <table:table-cell table:formula="of:=&quot;&quot; &amp; CHAR(CODE([.B1447])-49) &amp; MID([.B1447];2;7)" office:value-type="string" office:string-value="08902081" calcext:value-type="string">
            <text:p>08902081</text:p>
          </table:table-cell>
          <table:table-cell table:style-name="ce8" office:value-type="string" calcext:value-type="string">
            <text:p>a8902081</text:p>
          </table:table-cell>
          <table:table-cell table:style-name="ce8" office:value-type="string" calcext:value-type="string">
            <text:p>cda-altbergueda</text:p>
          </table:table-cell>
          <table:table-cell table:style-name="ce8" office:value-type="string" calcext:value-type="string">
            <text:p>CdA Alt Berguedà</text:p>
          </table:table-cell>
          <table:table-cell table:number-columns-repeated="986"/>
        </table:table-row>
        <table:table-row table:style-name="ro1">
          <table:table-cell table:formula="of:=&quot;&quot; &amp; CHAR(CODE([.B1448])-49) &amp; MID([.B1448];2;7)" office:value-type="string" office:string-value="08903017" calcext:value-type="string">
            <text:p>08903017</text:p>
          </table:table-cell>
          <table:table-cell table:style-name="ce8" office:value-type="string" calcext:value-type="string">
            <text:p>a8903017</text:p>
          </table:table-cell>
          <table:table-cell table:style-name="ce8" office:value-type="string" calcext:value-type="string">
            <text:p>cda-barcelona</text:p>
          </table:table-cell>
          <table:table-cell table:style-name="ce8" office:value-type="string" calcext:value-type="string">
            <text:p>CdA de Barcelona</text:p>
          </table:table-cell>
          <table:table-cell table:number-columns-repeated="986"/>
        </table:table-row>
        <table:table-row table:style-name="ro1">
          <table:table-cell table:formula="of:=&quot;&quot; &amp; CHAR(CODE([.B1449])-49) &amp; MID([.B1449];2;7)" office:value-type="string" office:string-value="08903085" calcext:value-type="string">
            <text:p>08903085</text:p>
          </table:table-cell>
          <table:table-cell table:style-name="ce8" office:value-type="string" calcext:value-type="string">
            <text:p>a8903085</text:p>
          </table:table-cell>
          <table:table-cell table:style-name="ce8" office:value-type="string" calcext:value-type="string">
            <text:p>cda-cansantoi</text:p>
          </table:table-cell>
          <table:table-cell table:style-name="ce8" office:value-type="string" calcext:value-type="string">
            <text:p>CdA Can Santoi</text:p>
          </table:table-cell>
          <table:table-cell table:number-columns-repeated="986"/>
        </table:table-row>
        <table:table-row table:style-name="ro1">
          <table:table-cell table:formula="of:=&quot;&quot; &amp; CHAR(CODE([.B1450])-49) &amp; MID([.B1450];2;7)" office:value-type="string" office:string-value="08910009" calcext:value-type="string">
            <text:p>08910009</text:p>
          </table:table-cell>
          <table:table-cell table:style-name="ce8" office:value-type="string" calcext:value-type="string">
            <text:p>a8910009</text:p>
          </table:table-cell>
          <table:table-cell table:style-name="ce8" office:value-type="string" calcext:value-type="string">
            <text:p>creda-comarques4</text:p>
          </table:table-cell>
          <table:table-cell table:style-name="ce8" office:value-type="string" calcext:value-type="string">
            <text:p>CREDA Comarques IV</text:p>
          </table:table-cell>
          <table:table-cell table:number-columns-repeated="986"/>
        </table:table-row>
        <table:table-row table:style-name="ro1">
          <table:table-cell table:formula="of:=&quot;&quot; &amp; CHAR(CODE([.B1451])-49) &amp; MID([.B1451];2;7)" office:value-type="string" office:string-value="08914400" calcext:value-type="string">
            <text:p>08914400</text:p>
          </table:table-cell>
          <table:table-cell table:style-name="ce8" office:value-type="string" calcext:value-type="string">
            <text:p>a8914400</text:p>
          </table:table-cell>
          <table:table-cell table:style-name="ce8" office:value-type="string" calcext:value-type="string">
            <text:p>creda-mvo</text:p>
          </table:table-cell>
          <table:table-cell table:style-name="ce8" office:value-type="string" calcext:value-type="string">
            <text:p>CREDA Maresme - Vallès Oriental</text:p>
          </table:table-cell>
          <table:table-cell table:number-columns-repeated="986"/>
        </table:table-row>
        <table:table-row table:style-name="ro1">
          <table:table-cell table:formula="of:=&quot;&quot; &amp; CHAR(CODE([.B1452])-49) &amp; MID([.B1452];2;7)" office:value-type="string" office:string-value="08922253" calcext:value-type="string">
            <text:p>08922253</text:p>
          </table:table-cell>
          <table:table-cell table:style-name="ce8" office:value-type="string" calcext:value-type="string">
            <text:p>a8922253</text:p>
          </table:table-cell>
          <table:table-cell table:style-name="ce8" office:value-type="string" calcext:value-type="string">
            <text:p>cesire</text:p>
          </table:table-cell>
          <table:table-cell table:style-name="ce8" office:value-type="string" calcext:value-type="string">
            <text:p>Centre de Recursos Pedagògics Específics de Suport a la Innovació i la Recerca Educativa</text:p>
          </table:table-cell>
          <table:table-cell table:number-columns-repeated="986"/>
        </table:table-row>
        <table:table-row table:style-name="ro1">
          <table:table-cell table:formula="of:=&quot;&quot; &amp; CHAR(CODE([.B1453])-49) &amp; MID([.B1453];2;7)" office:value-type="string" office:string-value="08925251" calcext:value-type="string">
            <text:p>08925251</text:p>
          </table:table-cell>
          <table:table-cell table:style-name="ce8" office:value-type="string" calcext:value-type="string">
            <text:p>a8925251</text:p>
          </table:table-cell>
          <table:table-cell table:style-name="ce8" office:value-type="string" calcext:value-type="string">
            <text:p>creda-comarques2</text:p>
          </table:table-cell>
          <table:table-cell table:style-name="ce8" office:value-type="string" calcext:value-type="string">
            <text:p>CREDA Comarques II</text:p>
          </table:table-cell>
          <table:table-cell table:number-columns-repeated="986"/>
        </table:table-row>
        <table:table-row table:style-name="ro1">
          <table:table-cell table:formula="of:=&quot;&quot; &amp; CHAR(CODE([.B1454])-49) &amp; MID([.B1454];2;7)" office:value-type="string" office:string-value="08925261" calcext:value-type="string">
            <text:p>08925261</text:p>
          </table:table-cell>
          <table:table-cell table:style-name="ce8" office:value-type="string" calcext:value-type="string">
            <text:p>a8925261</text:p>
          </table:table-cell>
          <table:table-cell table:style-name="ce8" office:value-type="string" calcext:value-type="string">
            <text:p>creda-baixllobregat</text:p>
          </table:table-cell>
          <table:table-cell table:style-name="ce8" office:value-type="string" calcext:value-type="string">
            <text:p>CREDA Baix Llobregat</text:p>
          </table:table-cell>
          <table:table-cell table:number-columns-repeated="986"/>
        </table:table-row>
        <table:table-row table:style-name="ro1">
          <table:table-cell table:formula="of:=&quot;&quot; &amp; CHAR(CODE([.B1455])-49) &amp; MID([.B1455];2;7)" office:value-type="string" office:string-value="08930044" calcext:value-type="string">
            <text:p>08930044</text:p>
          </table:table-cell>
          <table:table-cell table:style-name="ce8" office:value-type="string" calcext:value-type="string">
            <text:p>a8930044</text:p>
          </table:table-cell>
          <table:table-cell table:style-name="ce8" office:value-type="string" calcext:value-type="string">
            <text:p>baixllobregat7</text:p>
          </table:table-cell>
          <table:table-cell table:style-name="ce8" office:value-type="string" calcext:value-type="string">
            <text:p>Servei Educatiu Baix Llobregat VII</text:p>
          </table:table-cell>
          <table:table-cell table:number-columns-repeated="986"/>
        </table:table-row>
        <table:table-row table:style-name="ro1">
          <table:table-cell table:formula="of:=&quot;&quot; &amp; CHAR(CODE([.B1456])-49) &amp; MID([.B1456];2;7)" office:value-type="string" office:string-value="08954891" calcext:value-type="string">
            <text:p>08954891</text:p>
          </table:table-cell>
          <table:table-cell table:style-name="ce8" office:value-type="string" calcext:value-type="string">
            <text:p>a8954891</text:p>
          </table:table-cell>
          <table:table-cell table:style-name="ce8" office:value-type="string" calcext:value-type="string">
            <text:p>cretdic</text:p>
          </table:table-cell>
          <table:table-cell table:style-name="ce8" office:value-type="string" calcext:value-type="string">
            <text:p>CRETDIC</text:p>
          </table:table-cell>
          <table:table-cell table:number-columns-repeated="986"/>
        </table:table-row>
        <table:table-row table:style-name="ro1">
          <table:table-cell table:formula="of:=&quot;&quot; &amp; CHAR(CODE([.B1457])-49) &amp; MID([.B1457];2;7)" office:value-type="string" office:string-value="08956871" calcext:value-type="string">
            <text:p>08956871</text:p>
          </table:table-cell>
          <table:table-cell table:style-name="ce8" office:value-type="string" calcext:value-type="string">
            <text:p>a8956871</text:p>
          </table:table-cell>
          <table:table-cell table:style-name="ce8" office:value-type="string" calcext:value-type="string">
            <text:p>creda-catcentral</text:p>
          </table:table-cell>
          <table:table-cell table:style-name="ce8" office:value-type="string" calcext:value-type="string">
            <text:p>CREDA Catalunya Central</text:p>
          </table:table-cell>
          <table:table-cell table:number-columns-repeated="986"/>
        </table:table-row>
        <table:table-row table:style-name="ro1">
          <table:table-cell table:formula="of:=&quot;&quot; &amp; CHAR(CODE([.B1458])-49) &amp; MID([.B1458];2;7)" office:value-type="string" office:string-value="10000091" calcext:value-type="string">
            <text:p>10000091</text:p>
          </table:table-cell>
          <table:table-cell table:style-name="ce8" office:value-type="string" calcext:value-type="string">
            <text:p>b0000091</text:p>
          </table:table-cell>
          <table:table-cell table:style-name="ce8" office:value-type="string" calcext:value-type="string">
            <text:p>form0091</text:p>
          </table:table-cell>
          <table:table-cell table:style-name="ce8" office:value-type="string" calcext:value-type="string">
            <text:p>Espai de formació 0091</text:p>
          </table:table-cell>
          <table:table-cell table:number-columns-repeated="986"/>
        </table:table-row>
        <table:table-row table:style-name="ro1">
          <table:table-cell table:formula="of:=&quot;&quot; &amp; CHAR(CODE([.B1459])-49) &amp; MID([.B1459];2;7)" office:value-type="string" office:string-value="10000092" calcext:value-type="string">
            <text:p>10000092</text:p>
          </table:table-cell>
          <table:table-cell table:style-name="ce8" office:value-type="string" calcext:value-type="string">
            <text:p>b0000092</text:p>
          </table:table-cell>
          <table:table-cell table:style-name="ce8" office:value-type="string" calcext:value-type="string">
            <text:p>form0092</text:p>
          </table:table-cell>
          <table:table-cell table:style-name="ce8" office:value-type="string" calcext:value-type="string">
            <text:p>Espai de formació 0092</text:p>
          </table:table-cell>
          <table:table-cell table:number-columns-repeated="986"/>
        </table:table-row>
        <table:table-row table:style-name="ro1">
          <table:table-cell table:formula="of:=&quot;&quot; &amp; CHAR(CODE([.B1460])-49) &amp; MID([.B1460];2;7)" office:value-type="string" office:string-value="10000211" calcext:value-type="string">
            <text:p>10000211</text:p>
          </table:table-cell>
          <table:table-cell table:style-name="ce8" office:value-type="string" calcext:value-type="string">
            <text:p>b0000211</text:p>
          </table:table-cell>
          <table:table-cell table:style-name="ce8" office:value-type="string" calcext:value-type="string">
            <text:p>form0211</text:p>
          </table:table-cell>
          <table:table-cell table:style-name="ce8" office:value-type="string" calcext:value-type="string">
            <text:p>Espai de formació 0211</text:p>
          </table:table-cell>
          <table:table-cell table:number-columns-repeated="986"/>
        </table:table-row>
        <table:table-row table:style-name="ro1">
          <table:table-cell table:formula="of:=&quot;&quot; &amp; CHAR(CODE([.B1461])-49) &amp; MID([.B1461];2;7)" office:value-type="string" office:string-value="10000212" calcext:value-type="string">
            <text:p>10000212</text:p>
          </table:table-cell>
          <table:table-cell table:style-name="ce8" office:value-type="string" calcext:value-type="string">
            <text:p>b0000212</text:p>
          </table:table-cell>
          <table:table-cell table:style-name="ce8" office:value-type="string" calcext:value-type="string">
            <text:p>form0212</text:p>
          </table:table-cell>
          <table:table-cell table:style-name="ce8" office:value-type="string" calcext:value-type="string">
            <text:p>Espai de formació 0212</text:p>
          </table:table-cell>
          <table:table-cell table:number-columns-repeated="986"/>
        </table:table-row>
        <table:table-row table:style-name="ro1">
          <table:table-cell table:formula="of:=&quot;&quot; &amp; CHAR(CODE([.B1462])-49) &amp; MID([.B1462];2;7)" office:value-type="string" office:string-value="10000213" calcext:value-type="string">
            <text:p>10000213</text:p>
          </table:table-cell>
          <table:table-cell table:style-name="ce8" office:value-type="string" calcext:value-type="string">
            <text:p>b0000213</text:p>
          </table:table-cell>
          <table:table-cell table:style-name="ce8" office:value-type="string" calcext:value-type="string">
            <text:p>form0213</text:p>
          </table:table-cell>
          <table:table-cell table:style-name="ce8" office:value-type="string" calcext:value-type="string">
            <text:p>Espai de formació 0213</text:p>
          </table:table-cell>
          <table:table-cell table:number-columns-repeated="986"/>
        </table:table-row>
        <table:table-row table:style-name="ro1">
          <table:table-cell table:formula="of:=&quot;&quot; &amp; CHAR(CODE([.B1463])-49) &amp; MID([.B1463];2;7)" office:value-type="string" office:string-value="10000214" calcext:value-type="string">
            <text:p>10000214</text:p>
          </table:table-cell>
          <table:table-cell table:style-name="ce8" office:value-type="string" calcext:value-type="string">
            <text:p>b0000214</text:p>
          </table:table-cell>
          <table:table-cell table:style-name="ce8" office:value-type="string" calcext:value-type="string">
            <text:p>form0214</text:p>
          </table:table-cell>
          <table:table-cell table:style-name="ce8" office:value-type="string" calcext:value-type="string">
            <text:p>Espai de formació 0214</text:p>
          </table:table-cell>
          <table:table-cell table:number-columns-repeated="986"/>
        </table:table-row>
        <table:table-row table:style-name="ro1">
          <table:table-cell table:formula="of:=&quot;&quot; &amp; CHAR(CODE([.B1464])-49) &amp; MID([.B1464];2;7)" office:value-type="string" office:string-value="10000215" calcext:value-type="string">
            <text:p>10000215</text:p>
          </table:table-cell>
          <table:table-cell table:style-name="ce8" office:value-type="string" calcext:value-type="string">
            <text:p>b0000215</text:p>
          </table:table-cell>
          <table:table-cell table:style-name="ce8" office:value-type="string" calcext:value-type="string">
            <text:p>form0215</text:p>
          </table:table-cell>
          <table:table-cell table:style-name="ce8" office:value-type="string" calcext:value-type="string">
            <text:p>Espai de formació 0215</text:p>
          </table:table-cell>
          <table:table-cell table:number-columns-repeated="986"/>
        </table:table-row>
        <table:table-row table:style-name="ro1">
          <table:table-cell table:formula="of:=&quot;&quot; &amp; CHAR(CODE([.B1465])-49) &amp; MID([.B1465];2;7)" office:value-type="string" office:string-value="10000216" calcext:value-type="string">
            <text:p>10000216</text:p>
          </table:table-cell>
          <table:table-cell table:style-name="ce8" office:value-type="string" calcext:value-type="string">
            <text:p>b0000216</text:p>
          </table:table-cell>
          <table:table-cell table:style-name="ce8" office:value-type="string" calcext:value-type="string">
            <text:p>form0216</text:p>
          </table:table-cell>
          <table:table-cell table:style-name="ce8" office:value-type="string" calcext:value-type="string">
            <text:p>Espai de formació 0216</text:p>
          </table:table-cell>
          <table:table-cell table:number-columns-repeated="986"/>
        </table:table-row>
        <table:table-row table:style-name="ro1">
          <table:table-cell table:formula="of:=&quot;&quot; &amp; CHAR(CODE([.B1466])-49) &amp; MID([.B1466];2;7)" office:value-type="string" office:string-value="10000217" calcext:value-type="string">
            <text:p>10000217</text:p>
          </table:table-cell>
          <table:table-cell table:style-name="ce8" office:value-type="string" calcext:value-type="string">
            <text:p>b0000217</text:p>
          </table:table-cell>
          <table:table-cell table:style-name="ce8" office:value-type="string" calcext:value-type="string">
            <text:p>form0217</text:p>
          </table:table-cell>
          <table:table-cell table:style-name="ce8" office:value-type="string" calcext:value-type="string">
            <text:p>Espai de formació 0217</text:p>
          </table:table-cell>
          <table:table-cell table:number-columns-repeated="986"/>
        </table:table-row>
        <table:table-row table:style-name="ro1">
          <table:table-cell table:formula="of:=&quot;&quot; &amp; CHAR(CODE([.B1467])-49) &amp; MID([.B1467];2;7)" office:value-type="string" office:string-value="10000218" calcext:value-type="string">
            <text:p>10000218</text:p>
          </table:table-cell>
          <table:table-cell table:style-name="ce8" office:value-type="string" calcext:value-type="string">
            <text:p>b0000218</text:p>
          </table:table-cell>
          <table:table-cell table:style-name="ce8" office:value-type="string" calcext:value-type="string">
            <text:p>form0218</text:p>
          </table:table-cell>
          <table:table-cell table:style-name="ce8" office:value-type="string" calcext:value-type="string">
            <text:p>Espai de formació 0218</text:p>
          </table:table-cell>
          <table:table-cell table:number-columns-repeated="986"/>
        </table:table-row>
        <table:table-row table:style-name="ro1">
          <table:table-cell table:formula="of:=&quot;&quot; &amp; CHAR(CODE([.B1468])-49) &amp; MID([.B1468];2;7)" office:value-type="string" office:string-value="10000219" calcext:value-type="string">
            <text:p>10000219</text:p>
          </table:table-cell>
          <table:table-cell table:style-name="ce8" office:value-type="string" calcext:value-type="string">
            <text:p>b0000219</text:p>
          </table:table-cell>
          <table:table-cell table:style-name="ce8" office:value-type="string" calcext:value-type="string">
            <text:p>form0219</text:p>
          </table:table-cell>
          <table:table-cell table:style-name="ce8" office:value-type="string" calcext:value-type="string">
            <text:p>Espai de formació 0219</text:p>
          </table:table-cell>
          <table:table-cell table:number-columns-repeated="986"/>
        </table:table-row>
        <table:table-row table:style-name="ro1">
          <table:table-cell table:formula="of:=&quot;&quot; &amp; CHAR(CODE([.B1469])-49) &amp; MID([.B1469];2;7)" office:value-type="string" office:string-value="10000220" calcext:value-type="string">
            <text:p>10000220</text:p>
          </table:table-cell>
          <table:table-cell table:style-name="ce8" office:value-type="string" calcext:value-type="string">
            <text:p>b0000220</text:p>
          </table:table-cell>
          <table:table-cell table:style-name="ce8" office:value-type="string" calcext:value-type="string">
            <text:p>form0220</text:p>
          </table:table-cell>
          <table:table-cell table:style-name="ce8" office:value-type="string" calcext:value-type="string">
            <text:p>Espai de formació 0220</text:p>
          </table:table-cell>
          <table:table-cell table:number-columns-repeated="986"/>
        </table:table-row>
        <table:table-row table:style-name="ro1">
          <table:table-cell table:formula="of:=&quot;&quot; &amp; CHAR(CODE([.B1470])-49) &amp; MID([.B1470];2;7)" office:value-type="string" office:string-value="10000221" calcext:value-type="string">
            <text:p>10000221</text:p>
          </table:table-cell>
          <table:table-cell table:style-name="ce8" office:value-type="string" calcext:value-type="string">
            <text:p>b0000221</text:p>
          </table:table-cell>
          <table:table-cell table:style-name="ce8" office:value-type="string" calcext:value-type="string">
            <text:p>form0221</text:p>
          </table:table-cell>
          <table:table-cell table:style-name="ce8" office:value-type="string" calcext:value-type="string">
            <text:p>Espai de formació 0221</text:p>
          </table:table-cell>
          <table:table-cell table:number-columns-repeated="986"/>
        </table:table-row>
        <table:table-row table:style-name="ro1">
          <table:table-cell table:formula="of:=&quot;&quot; &amp; CHAR(CODE([.B1471])-49) &amp; MID([.B1471];2;7)" office:value-type="string" office:string-value="10000222" calcext:value-type="string">
            <text:p>10000222</text:p>
          </table:table-cell>
          <table:table-cell table:style-name="ce8" office:value-type="string" calcext:value-type="string">
            <text:p>b0000222</text:p>
          </table:table-cell>
          <table:table-cell table:style-name="ce8" office:value-type="string" calcext:value-type="string">
            <text:p>form0222</text:p>
          </table:table-cell>
          <table:table-cell table:style-name="ce8" office:value-type="string" calcext:value-type="string">
            <text:p>Espai de formació 0222</text:p>
          </table:table-cell>
          <table:table-cell table:number-columns-repeated="986"/>
        </table:table-row>
        <table:table-row table:style-name="ro1">
          <table:table-cell table:formula="of:=&quot;&quot; &amp; CHAR(CODE([.B1472])-49) &amp; MID([.B1472];2;7)" office:value-type="string" office:string-value="10000223" calcext:value-type="string">
            <text:p>10000223</text:p>
          </table:table-cell>
          <table:table-cell table:style-name="ce8" office:value-type="string" calcext:value-type="string">
            <text:p>b0000223</text:p>
          </table:table-cell>
          <table:table-cell table:style-name="ce8" office:value-type="string" calcext:value-type="string">
            <text:p>form0223</text:p>
          </table:table-cell>
          <table:table-cell table:style-name="ce8" office:value-type="string" calcext:value-type="string">
            <text:p>Espai de formació 0223</text:p>
          </table:table-cell>
          <table:table-cell table:number-columns-repeated="986"/>
        </table:table-row>
        <table:table-row table:style-name="ro1">
          <table:table-cell table:formula="of:=&quot;&quot; &amp; CHAR(CODE([.B1473])-49) &amp; MID([.B1473];2;7)" office:value-type="string" office:string-value="10000224" calcext:value-type="string">
            <text:p>10000224</text:p>
          </table:table-cell>
          <table:table-cell table:style-name="ce8" office:value-type="string" calcext:value-type="string">
            <text:p>b0000224</text:p>
          </table:table-cell>
          <table:table-cell table:style-name="ce8" office:value-type="string" calcext:value-type="string">
            <text:p>form0224</text:p>
          </table:table-cell>
          <table:table-cell table:style-name="ce8" office:value-type="string" calcext:value-type="string">
            <text:p>Espai de formació 0224</text:p>
          </table:table-cell>
          <table:table-cell table:number-columns-repeated="986"/>
        </table:table-row>
        <table:table-row table:style-name="ro1">
          <table:table-cell table:formula="of:=&quot;&quot; &amp; CHAR(CODE([.B1474])-49) &amp; MID([.B1474];2;7)" office:value-type="string" office:string-value="10000225" calcext:value-type="string">
            <text:p>10000225</text:p>
          </table:table-cell>
          <table:table-cell table:style-name="ce8" office:value-type="string" calcext:value-type="string">
            <text:p>b0000225</text:p>
          </table:table-cell>
          <table:table-cell table:style-name="ce8" office:value-type="string" calcext:value-type="string">
            <text:p>form0225</text:p>
          </table:table-cell>
          <table:table-cell table:style-name="ce8" office:value-type="string" calcext:value-type="string">
            <text:p>Espai de formació 0225</text:p>
          </table:table-cell>
          <table:table-cell table:number-columns-repeated="986"/>
        </table:table-row>
        <table:table-row table:style-name="ro1">
          <table:table-cell table:formula="of:=&quot;&quot; &amp; CHAR(CODE([.B1475])-49) &amp; MID([.B1475];2;7)" office:value-type="string" office:string-value="10000226" calcext:value-type="string">
            <text:p>10000226</text:p>
          </table:table-cell>
          <table:table-cell table:style-name="ce8" office:value-type="string" calcext:value-type="string">
            <text:p>b0000226</text:p>
          </table:table-cell>
          <table:table-cell table:style-name="ce8" office:value-type="string" calcext:value-type="string">
            <text:p>form0226</text:p>
          </table:table-cell>
          <table:table-cell table:style-name="ce8" office:value-type="string" calcext:value-type="string">
            <text:p>Espai de formació 0226</text:p>
          </table:table-cell>
          <table:table-cell table:number-columns-repeated="986"/>
        </table:table-row>
        <table:table-row table:style-name="ro1">
          <table:table-cell table:formula="of:=&quot;&quot; &amp; CHAR(CODE([.B1476])-49) &amp; MID([.B1476];2;7)" office:value-type="string" office:string-value="10000227" calcext:value-type="string">
            <text:p>10000227</text:p>
          </table:table-cell>
          <table:table-cell table:style-name="ce8" office:value-type="string" calcext:value-type="string">
            <text:p>b0000227</text:p>
          </table:table-cell>
          <table:table-cell table:style-name="ce8" office:value-type="string" calcext:value-type="string">
            <text:p>form0227</text:p>
          </table:table-cell>
          <table:table-cell table:style-name="ce8" office:value-type="string" calcext:value-type="string">
            <text:p>Espai de formació 0227</text:p>
          </table:table-cell>
          <table:table-cell table:number-columns-repeated="986"/>
        </table:table-row>
        <table:table-row table:style-name="ro1">
          <table:table-cell table:formula="of:=&quot;&quot; &amp; CHAR(CODE([.B1477])-49) &amp; MID([.B1477];2;7)" office:value-type="string" office:string-value="10000228" calcext:value-type="string">
            <text:p>10000228</text:p>
          </table:table-cell>
          <table:table-cell table:style-name="ce8" office:value-type="string" calcext:value-type="string">
            <text:p>b0000228</text:p>
          </table:table-cell>
          <table:table-cell table:style-name="ce8" office:value-type="string" calcext:value-type="string">
            <text:p>form0228</text:p>
          </table:table-cell>
          <table:table-cell table:style-name="ce8" office:value-type="string" calcext:value-type="string">
            <text:p>Espai de formació 0228</text:p>
          </table:table-cell>
          <table:table-cell table:number-columns-repeated="986"/>
        </table:table-row>
        <table:table-row table:style-name="ro1">
          <table:table-cell table:formula="of:=&quot;&quot; &amp; CHAR(CODE([.B1478])-49) &amp; MID([.B1478];2;7)" office:value-type="string" office:string-value="10000229" calcext:value-type="string">
            <text:p>10000229</text:p>
          </table:table-cell>
          <table:table-cell table:style-name="ce8" office:value-type="string" calcext:value-type="string">
            <text:p>b0000229</text:p>
          </table:table-cell>
          <table:table-cell table:style-name="ce8" office:value-type="string" calcext:value-type="string">
            <text:p>form0229</text:p>
          </table:table-cell>
          <table:table-cell table:style-name="ce8" office:value-type="string" calcext:value-type="string">
            <text:p>Espai de formació 0229</text:p>
          </table:table-cell>
          <table:table-cell table:number-columns-repeated="986"/>
        </table:table-row>
        <table:table-row table:style-name="ro1">
          <table:table-cell table:formula="of:=&quot;&quot; &amp; CHAR(CODE([.B1479])-49) &amp; MID([.B1479];2;7)" office:value-type="string" office:string-value="10000230" calcext:value-type="string">
            <text:p>10000230</text:p>
          </table:table-cell>
          <table:table-cell table:style-name="ce8" office:value-type="string" calcext:value-type="string">
            <text:p>b0000230</text:p>
          </table:table-cell>
          <table:table-cell table:style-name="ce8" office:value-type="string" calcext:value-type="string">
            <text:p>form0230</text:p>
          </table:table-cell>
          <table:table-cell table:style-name="ce8" office:value-type="string" calcext:value-type="string">
            <text:p>Espai de formació 0230</text:p>
          </table:table-cell>
          <table:table-cell table:number-columns-repeated="986"/>
        </table:table-row>
        <table:table-row table:style-name="ro1">
          <table:table-cell table:formula="of:=&quot;&quot; &amp; CHAR(CODE([.B1480])-49) &amp; MID([.B1480];2;7)" office:value-type="string" office:string-value="10000231" calcext:value-type="string">
            <text:p>10000231</text:p>
          </table:table-cell>
          <table:table-cell table:style-name="ce8" office:value-type="string" calcext:value-type="string">
            <text:p>b0000231</text:p>
          </table:table-cell>
          <table:table-cell table:style-name="ce8" office:value-type="string" calcext:value-type="string">
            <text:p>form0231</text:p>
          </table:table-cell>
          <table:table-cell table:style-name="ce8" office:value-type="string" calcext:value-type="string">
            <text:p>Espai de formació 0231</text:p>
          </table:table-cell>
          <table:table-cell table:number-columns-repeated="986"/>
        </table:table-row>
        <table:table-row table:style-name="ro1">
          <table:table-cell table:formula="of:=&quot;&quot; &amp; CHAR(CODE([.B1481])-49) &amp; MID([.B1481];2;7)" office:value-type="string" office:string-value="10000232" calcext:value-type="string">
            <text:p>10000232</text:p>
          </table:table-cell>
          <table:table-cell table:style-name="ce8" office:value-type="string" calcext:value-type="string">
            <text:p>b0000232</text:p>
          </table:table-cell>
          <table:table-cell table:style-name="ce8" office:value-type="string" calcext:value-type="string">
            <text:p>form0232</text:p>
          </table:table-cell>
          <table:table-cell table:style-name="ce8" office:value-type="string" calcext:value-type="string">
            <text:p>Espai de formació 0232</text:p>
          </table:table-cell>
          <table:table-cell table:number-columns-repeated="986"/>
        </table:table-row>
        <table:table-row table:style-name="ro1">
          <table:table-cell table:formula="of:=&quot;&quot; &amp; CHAR(CODE([.B1482])-49) &amp; MID([.B1482];2;7)" office:value-type="string" office:string-value="10000233" calcext:value-type="string">
            <text:p>10000233</text:p>
          </table:table-cell>
          <table:table-cell table:style-name="ce8" office:value-type="string" calcext:value-type="string">
            <text:p>b0000233</text:p>
          </table:table-cell>
          <table:table-cell table:style-name="ce8" office:value-type="string" calcext:value-type="string">
            <text:p>form0233</text:p>
          </table:table-cell>
          <table:table-cell table:style-name="ce8" office:value-type="string" calcext:value-type="string">
            <text:p>Espai de formació 0233</text:p>
          </table:table-cell>
          <table:table-cell table:number-columns-repeated="986"/>
        </table:table-row>
        <table:table-row table:style-name="ro1">
          <table:table-cell table:formula="of:=&quot;&quot; &amp; CHAR(CODE([.B1483])-49) &amp; MID([.B1483];2;7)" office:value-type="string" office:string-value="10000234" calcext:value-type="string">
            <text:p>10000234</text:p>
          </table:table-cell>
          <table:table-cell table:style-name="ce8" office:value-type="string" calcext:value-type="string">
            <text:p>b0000234</text:p>
          </table:table-cell>
          <table:table-cell table:style-name="ce8" office:value-type="string" calcext:value-type="string">
            <text:p>form0234</text:p>
          </table:table-cell>
          <table:table-cell table:style-name="ce8" office:value-type="string" calcext:value-type="string">
            <text:p>Espai de formació 0234</text:p>
          </table:table-cell>
          <table:table-cell table:number-columns-repeated="986"/>
        </table:table-row>
        <table:table-row table:style-name="ro1">
          <table:table-cell table:formula="of:=&quot;&quot; &amp; CHAR(CODE([.B1484])-49) &amp; MID([.B1484];2;7)" office:value-type="string" office:string-value="10000235" calcext:value-type="string">
            <text:p>10000235</text:p>
          </table:table-cell>
          <table:table-cell table:style-name="ce8" office:value-type="string" calcext:value-type="string">
            <text:p>b0000235</text:p>
          </table:table-cell>
          <table:table-cell table:style-name="ce8" office:value-type="string" calcext:value-type="string">
            <text:p>form0235</text:p>
          </table:table-cell>
          <table:table-cell table:style-name="ce8" office:value-type="string" calcext:value-type="string">
            <text:p>Espai de formació 0235</text:p>
          </table:table-cell>
          <table:table-cell table:number-columns-repeated="986"/>
        </table:table-row>
        <table:table-row table:style-name="ro1">
          <table:table-cell table:formula="of:=&quot;&quot; &amp; CHAR(CODE([.B1485])-49) &amp; MID([.B1485];2;7)" office:value-type="string" office:string-value="10000236" calcext:value-type="string">
            <text:p>10000236</text:p>
          </table:table-cell>
          <table:table-cell table:style-name="ce8" office:value-type="string" calcext:value-type="string">
            <text:p>b0000236</text:p>
          </table:table-cell>
          <table:table-cell table:style-name="ce8" office:value-type="string" calcext:value-type="string">
            <text:p>form0236</text:p>
          </table:table-cell>
          <table:table-cell table:style-name="ce8" office:value-type="string" calcext:value-type="string">
            <text:p>Espai de formació 0236</text:p>
          </table:table-cell>
          <table:table-cell table:number-columns-repeated="986"/>
        </table:table-row>
        <table:table-row table:style-name="ro1">
          <table:table-cell table:formula="of:=&quot;&quot; &amp; CHAR(CODE([.B1486])-49) &amp; MID([.B1486];2;7)" office:value-type="string" office:string-value="10000237" calcext:value-type="string">
            <text:p>10000237</text:p>
          </table:table-cell>
          <table:table-cell table:style-name="ce8" office:value-type="string" calcext:value-type="string">
            <text:p>b0000237</text:p>
          </table:table-cell>
          <table:table-cell table:style-name="ce8" office:value-type="string" calcext:value-type="string">
            <text:p>form0237</text:p>
          </table:table-cell>
          <table:table-cell table:style-name="ce8" office:value-type="string" calcext:value-type="string">
            <text:p>Espai de formació 0237</text:p>
          </table:table-cell>
          <table:table-cell table:number-columns-repeated="986"/>
        </table:table-row>
        <table:table-row table:style-name="ro1">
          <table:table-cell table:formula="of:=&quot;&quot; &amp; CHAR(CODE([.B1487])-49) &amp; MID([.B1487];2;7)" office:value-type="string" office:string-value="10000238" calcext:value-type="string">
            <text:p>10000238</text:p>
          </table:table-cell>
          <table:table-cell table:style-name="ce8" office:value-type="string" calcext:value-type="string">
            <text:p>b0000238</text:p>
          </table:table-cell>
          <table:table-cell table:style-name="ce8" office:value-type="string" calcext:value-type="string">
            <text:p>form0238</text:p>
          </table:table-cell>
          <table:table-cell table:style-name="ce8" office:value-type="string" calcext:value-type="string">
            <text:p>Espai de formació 0238</text:p>
          </table:table-cell>
          <table:table-cell table:number-columns-repeated="986"/>
        </table:table-row>
        <table:table-row table:style-name="ro1">
          <table:table-cell table:formula="of:=&quot;&quot; &amp; CHAR(CODE([.B1488])-49) &amp; MID([.B1488];2;7)" office:value-type="string" office:string-value="10000239" calcext:value-type="string">
            <text:p>10000239</text:p>
          </table:table-cell>
          <table:table-cell table:style-name="ce8" office:value-type="string" calcext:value-type="string">
            <text:p>b0000239</text:p>
          </table:table-cell>
          <table:table-cell table:style-name="ce8" office:value-type="string" calcext:value-type="string">
            <text:p>form0239</text:p>
          </table:table-cell>
          <table:table-cell table:style-name="ce8" office:value-type="string" calcext:value-type="string">
            <text:p>Espai de formació 0239</text:p>
          </table:table-cell>
          <table:table-cell table:number-columns-repeated="986"/>
        </table:table-row>
        <table:table-row table:style-name="ro1">
          <table:table-cell table:formula="of:=&quot;&quot; &amp; CHAR(CODE([.B1489])-49) &amp; MID([.B1489];2;7)" office:value-type="string" office:string-value="10000240" calcext:value-type="string">
            <text:p>10000240</text:p>
          </table:table-cell>
          <table:table-cell table:style-name="ce8" office:value-type="string" calcext:value-type="string">
            <text:p>b0000240</text:p>
          </table:table-cell>
          <table:table-cell table:style-name="ce8" office:value-type="string" calcext:value-type="string">
            <text:p>form0240</text:p>
          </table:table-cell>
          <table:table-cell table:style-name="ce8" office:value-type="string" calcext:value-type="string">
            <text:p>Espai de formació 0240</text:p>
          </table:table-cell>
          <table:table-cell table:number-columns-repeated="986"/>
        </table:table-row>
        <table:table-row table:style-name="ro1">
          <table:table-cell table:formula="of:=&quot;&quot; &amp; CHAR(CODE([.B1490])-49) &amp; MID([.B1490];2;7)" office:value-type="string" office:string-value="10000241" calcext:value-type="string">
            <text:p>10000241</text:p>
          </table:table-cell>
          <table:table-cell table:style-name="ce8" office:value-type="string" calcext:value-type="string">
            <text:p>b0000241</text:p>
          </table:table-cell>
          <table:table-cell table:style-name="ce8" office:value-type="string" calcext:value-type="string">
            <text:p>form0241</text:p>
          </table:table-cell>
          <table:table-cell table:style-name="ce8" office:value-type="string" calcext:value-type="string">
            <text:p>Espai de formació 0241</text:p>
          </table:table-cell>
          <table:table-cell table:number-columns-repeated="986"/>
        </table:table-row>
        <table:table-row table:style-name="ro1">
          <table:table-cell table:formula="of:=&quot;&quot; &amp; CHAR(CODE([.B1491])-49) &amp; MID([.B1491];2;7)" office:value-type="string" office:string-value="10000242" calcext:value-type="string">
            <text:p>10000242</text:p>
          </table:table-cell>
          <table:table-cell table:style-name="ce8" office:value-type="string" calcext:value-type="string">
            <text:p>b0000242</text:p>
          </table:table-cell>
          <table:table-cell table:style-name="ce8" office:value-type="string" calcext:value-type="string">
            <text:p>form0242</text:p>
          </table:table-cell>
          <table:table-cell table:style-name="ce8" office:value-type="string" calcext:value-type="string">
            <text:p>Espai de formació 0242</text:p>
          </table:table-cell>
          <table:table-cell table:number-columns-repeated="986"/>
        </table:table-row>
        <table:table-row table:style-name="ro1">
          <table:table-cell table:formula="of:=&quot;&quot; &amp; CHAR(CODE([.B1492])-49) &amp; MID([.B1492];2;7)" office:value-type="string" office:string-value="10000243" calcext:value-type="string">
            <text:p>10000243</text:p>
          </table:table-cell>
          <table:table-cell table:style-name="ce8" office:value-type="string" calcext:value-type="string">
            <text:p>b0000243</text:p>
          </table:table-cell>
          <table:table-cell table:style-name="ce8" office:value-type="string" calcext:value-type="string">
            <text:p>form0243</text:p>
          </table:table-cell>
          <table:table-cell table:style-name="ce8" office:value-type="string" calcext:value-type="string">
            <text:p>Espai de formació 0243</text:p>
          </table:table-cell>
          <table:table-cell table:number-columns-repeated="986"/>
        </table:table-row>
        <table:table-row table:style-name="ro1">
          <table:table-cell table:formula="of:=&quot;&quot; &amp; CHAR(CODE([.B1493])-49) &amp; MID([.B1493];2;7)" office:value-type="string" office:string-value="10000244" calcext:value-type="string">
            <text:p>10000244</text:p>
          </table:table-cell>
          <table:table-cell table:style-name="ce8" office:value-type="string" calcext:value-type="string">
            <text:p>b0000244</text:p>
          </table:table-cell>
          <table:table-cell table:style-name="ce8" office:value-type="string" calcext:value-type="string">
            <text:p>form0244</text:p>
          </table:table-cell>
          <table:table-cell table:style-name="ce8" office:value-type="string" calcext:value-type="string">
            <text:p>Espai de formació 0244</text:p>
          </table:table-cell>
          <table:table-cell table:number-columns-repeated="986"/>
        </table:table-row>
        <table:table-row table:style-name="ro1">
          <table:table-cell table:formula="of:=&quot;&quot; &amp; CHAR(CODE([.B1494])-49) &amp; MID([.B1494];2;7)" office:value-type="string" office:string-value="10000245" calcext:value-type="string">
            <text:p>10000245</text:p>
          </table:table-cell>
          <table:table-cell table:style-name="ce8" office:value-type="string" calcext:value-type="string">
            <text:p>b0000245</text:p>
          </table:table-cell>
          <table:table-cell table:style-name="ce8" office:value-type="string" calcext:value-type="string">
            <text:p>form0245</text:p>
          </table:table-cell>
          <table:table-cell table:style-name="ce8" office:value-type="string" calcext:value-type="string">
            <text:p>Espai de formació 0245</text:p>
          </table:table-cell>
          <table:table-cell table:number-columns-repeated="986"/>
        </table:table-row>
        <table:table-row table:style-name="ro1">
          <table:table-cell table:formula="of:=&quot;&quot; &amp; CHAR(CODE([.B1495])-49) &amp; MID([.B1495];2;7)" office:value-type="string" office:string-value="10000246" calcext:value-type="string">
            <text:p>10000246</text:p>
          </table:table-cell>
          <table:table-cell table:style-name="ce8" office:value-type="string" calcext:value-type="string">
            <text:p>b0000246</text:p>
          </table:table-cell>
          <table:table-cell table:style-name="ce8" office:value-type="string" calcext:value-type="string">
            <text:p>form0246</text:p>
          </table:table-cell>
          <table:table-cell table:style-name="ce8" office:value-type="string" calcext:value-type="string">
            <text:p>Espai de formació 0246</text:p>
          </table:table-cell>
          <table:table-cell table:number-columns-repeated="986"/>
        </table:table-row>
        <table:table-row table:style-name="ro1">
          <table:table-cell table:formula="of:=&quot;&quot; &amp; CHAR(CODE([.B1496])-49) &amp; MID([.B1496];2;7)" office:value-type="string" office:string-value="10000247" calcext:value-type="string">
            <text:p>10000247</text:p>
          </table:table-cell>
          <table:table-cell table:style-name="ce8" office:value-type="string" calcext:value-type="string">
            <text:p>b0000247</text:p>
          </table:table-cell>
          <table:table-cell table:style-name="ce8" office:value-type="string" calcext:value-type="string">
            <text:p>form0247</text:p>
          </table:table-cell>
          <table:table-cell table:style-name="ce8" office:value-type="string" calcext:value-type="string">
            <text:p>Espai de formació 0247</text:p>
          </table:table-cell>
          <table:table-cell table:number-columns-repeated="986"/>
        </table:table-row>
        <table:table-row table:style-name="ro1">
          <table:table-cell table:formula="of:=&quot;&quot; &amp; CHAR(CODE([.B1497])-49) &amp; MID([.B1497];2;7)" office:value-type="string" office:string-value="10000248" calcext:value-type="string">
            <text:p>10000248</text:p>
          </table:table-cell>
          <table:table-cell table:style-name="ce8" office:value-type="string" calcext:value-type="string">
            <text:p>b0000248</text:p>
          </table:table-cell>
          <table:table-cell table:style-name="ce8" office:value-type="string" calcext:value-type="string">
            <text:p>form0248</text:p>
          </table:table-cell>
          <table:table-cell table:style-name="ce8" office:value-type="string" calcext:value-type="string">
            <text:p>Espai de formació 0248</text:p>
          </table:table-cell>
          <table:table-cell table:number-columns-repeated="986"/>
        </table:table-row>
        <table:table-row table:style-name="ro1">
          <table:table-cell table:formula="of:=&quot;&quot; &amp; CHAR(CODE([.B1498])-49) &amp; MID([.B1498];2;7)" office:value-type="string" office:string-value="10000249" calcext:value-type="string">
            <text:p>10000249</text:p>
          </table:table-cell>
          <table:table-cell table:style-name="ce8" office:value-type="string" calcext:value-type="string">
            <text:p>b0000249</text:p>
          </table:table-cell>
          <table:table-cell table:style-name="ce8" office:value-type="string" calcext:value-type="string">
            <text:p>form0249</text:p>
          </table:table-cell>
          <table:table-cell table:style-name="ce8" office:value-type="string" calcext:value-type="string">
            <text:p>Espai de formació 0249</text:p>
          </table:table-cell>
          <table:table-cell table:number-columns-repeated="986"/>
        </table:table-row>
        <table:table-row table:style-name="ro1">
          <table:table-cell table:formula="of:=&quot;&quot; &amp; CHAR(CODE([.B1499])-49) &amp; MID([.B1499];2;7)" office:value-type="string" office:string-value="10000250" calcext:value-type="string">
            <text:p>10000250</text:p>
          </table:table-cell>
          <table:table-cell table:style-name="ce8" office:value-type="string" calcext:value-type="string">
            <text:p>b0000250</text:p>
          </table:table-cell>
          <table:table-cell table:style-name="ce8" office:value-type="string" calcext:value-type="string">
            <text:p>form0250</text:p>
          </table:table-cell>
          <table:table-cell table:style-name="ce8" office:value-type="string" calcext:value-type="string">
            <text:p>Espai de formació 0250</text:p>
          </table:table-cell>
          <table:table-cell table:number-columns-repeated="986"/>
        </table:table-row>
        <table:table-row table:style-name="ro1">
          <table:table-cell table:formula="of:=&quot;&quot; &amp; CHAR(CODE([.B1500])-49) &amp; MID([.B1500];2;7)" office:value-type="string" office:string-value="10000251" calcext:value-type="string">
            <text:p>10000251</text:p>
          </table:table-cell>
          <table:table-cell table:style-name="ce8" office:value-type="string" calcext:value-type="string">
            <text:p>b0000251</text:p>
          </table:table-cell>
          <table:table-cell table:style-name="ce8" office:value-type="string" calcext:value-type="string">
            <text:p>form0251</text:p>
          </table:table-cell>
          <table:table-cell table:style-name="ce8" office:value-type="string" calcext:value-type="string">
            <text:p>Espai de formació 0251</text:p>
          </table:table-cell>
          <table:table-cell table:number-columns-repeated="986"/>
        </table:table-row>
        <table:table-row table:style-name="ro1">
          <table:table-cell table:formula="of:=&quot;&quot; &amp; CHAR(CODE([.B1501])-49) &amp; MID([.B1501];2;7)" office:value-type="string" office:string-value="10000252" calcext:value-type="string">
            <text:p>10000252</text:p>
          </table:table-cell>
          <table:table-cell table:style-name="ce8" office:value-type="string" calcext:value-type="string">
            <text:p>b0000252</text:p>
          </table:table-cell>
          <table:table-cell table:style-name="ce8" office:value-type="string" calcext:value-type="string">
            <text:p>form0252</text:p>
          </table:table-cell>
          <table:table-cell table:style-name="ce8" office:value-type="string" calcext:value-type="string">
            <text:p>Espai de formació 0252</text:p>
          </table:table-cell>
          <table:table-cell table:number-columns-repeated="986"/>
        </table:table-row>
        <table:table-row table:style-name="ro1">
          <table:table-cell table:formula="of:=&quot;&quot; &amp; CHAR(CODE([.B1502])-49) &amp; MID([.B1502];2;7)" office:value-type="string" office:string-value="10000253" calcext:value-type="string">
            <text:p>10000253</text:p>
          </table:table-cell>
          <table:table-cell table:style-name="ce8" office:value-type="string" calcext:value-type="string">
            <text:p>b0000253</text:p>
          </table:table-cell>
          <table:table-cell table:style-name="ce8" office:value-type="string" calcext:value-type="string">
            <text:p>form0253</text:p>
          </table:table-cell>
          <table:table-cell table:style-name="ce8" office:value-type="string" calcext:value-type="string">
            <text:p>Espai de formació 0253</text:p>
          </table:table-cell>
          <table:table-cell table:number-columns-repeated="986"/>
        </table:table-row>
        <table:table-row table:style-name="ro1">
          <table:table-cell table:formula="of:=&quot;&quot; &amp; CHAR(CODE([.B1503])-49) &amp; MID([.B1503];2;7)" office:value-type="string" office:string-value="10000254" calcext:value-type="string">
            <text:p>10000254</text:p>
          </table:table-cell>
          <table:table-cell table:style-name="ce8" office:value-type="string" calcext:value-type="string">
            <text:p>b0000254</text:p>
          </table:table-cell>
          <table:table-cell table:style-name="ce8" office:value-type="string" calcext:value-type="string">
            <text:p>form0254</text:p>
          </table:table-cell>
          <table:table-cell table:style-name="ce8" office:value-type="string" calcext:value-type="string">
            <text:p>Espai de formació 0254</text:p>
          </table:table-cell>
          <table:table-cell table:number-columns-repeated="986"/>
        </table:table-row>
        <table:table-row table:style-name="ro1">
          <table:table-cell table:formula="of:=&quot;&quot; &amp; CHAR(CODE([.B1504])-49) &amp; MID([.B1504];2;7)" office:value-type="string" office:string-value="10000255" calcext:value-type="string">
            <text:p>10000255</text:p>
          </table:table-cell>
          <table:table-cell table:style-name="ce8" office:value-type="string" calcext:value-type="string">
            <text:p>b0000255</text:p>
          </table:table-cell>
          <table:table-cell table:style-name="ce8" office:value-type="string" calcext:value-type="string">
            <text:p>form0255</text:p>
          </table:table-cell>
          <table:table-cell table:style-name="ce8" office:value-type="string" calcext:value-type="string">
            <text:p>Espai de formació 0255</text:p>
          </table:table-cell>
          <table:table-cell table:number-columns-repeated="986"/>
        </table:table-row>
        <table:table-row table:style-name="ro1">
          <table:table-cell table:formula="of:=&quot;&quot; &amp; CHAR(CODE([.B1505])-49) &amp; MID([.B1505];2;7)" office:value-type="string" office:string-value="10000256" calcext:value-type="string">
            <text:p>10000256</text:p>
          </table:table-cell>
          <table:table-cell table:style-name="ce8" office:value-type="string" calcext:value-type="string">
            <text:p>b0000256</text:p>
          </table:table-cell>
          <table:table-cell table:style-name="ce8" office:value-type="string" calcext:value-type="string">
            <text:p>form0256</text:p>
          </table:table-cell>
          <table:table-cell table:style-name="ce8" office:value-type="string" calcext:value-type="string">
            <text:p>Espai de formació 0256</text:p>
          </table:table-cell>
          <table:table-cell table:number-columns-repeated="986"/>
        </table:table-row>
        <table:table-row table:style-name="ro1">
          <table:table-cell table:formula="of:=&quot;&quot; &amp; CHAR(CODE([.B1506])-49) &amp; MID([.B1506];2;7)" office:value-type="string" office:string-value="10000257" calcext:value-type="string">
            <text:p>10000257</text:p>
          </table:table-cell>
          <table:table-cell table:style-name="ce8" office:value-type="string" calcext:value-type="string">
            <text:p>b0000257</text:p>
          </table:table-cell>
          <table:table-cell table:style-name="ce8" office:value-type="string" calcext:value-type="string">
            <text:p>form0257</text:p>
          </table:table-cell>
          <table:table-cell table:style-name="ce8" office:value-type="string" calcext:value-type="string">
            <text:p>Espai de formació 0257</text:p>
          </table:table-cell>
          <table:table-cell table:number-columns-repeated="986"/>
        </table:table-row>
        <table:table-row table:style-name="ro1">
          <table:table-cell table:formula="of:=&quot;&quot; &amp; CHAR(CODE([.B1507])-49) &amp; MID([.B1507];2;7)" office:value-type="string" office:string-value="10000258" calcext:value-type="string">
            <text:p>10000258</text:p>
          </table:table-cell>
          <table:table-cell table:style-name="ce8" office:value-type="string" calcext:value-type="string">
            <text:p>b0000258</text:p>
          </table:table-cell>
          <table:table-cell table:style-name="ce8" office:value-type="string" calcext:value-type="string">
            <text:p>form0258</text:p>
          </table:table-cell>
          <table:table-cell table:style-name="ce8" office:value-type="string" calcext:value-type="string">
            <text:p>Espai de formació 0258</text:p>
          </table:table-cell>
          <table:table-cell table:number-columns-repeated="986"/>
        </table:table-row>
        <table:table-row table:style-name="ro1">
          <table:table-cell table:formula="of:=&quot;&quot; &amp; CHAR(CODE([.B1508])-49) &amp; MID([.B1508];2;7)" office:value-type="string" office:string-value="10000259" calcext:value-type="string">
            <text:p>10000259</text:p>
          </table:table-cell>
          <table:table-cell table:style-name="ce8" office:value-type="string" calcext:value-type="string">
            <text:p>b0000259</text:p>
          </table:table-cell>
          <table:table-cell table:style-name="ce8" office:value-type="string" calcext:value-type="string">
            <text:p>form0259</text:p>
          </table:table-cell>
          <table:table-cell table:style-name="ce8" office:value-type="string" calcext:value-type="string">
            <text:p>Espai de formació 0259</text:p>
          </table:table-cell>
          <table:table-cell table:number-columns-repeated="986"/>
        </table:table-row>
        <table:table-row table:style-name="ro1">
          <table:table-cell table:formula="of:=&quot;&quot; &amp; CHAR(CODE([.B1509])-49) &amp; MID([.B1509];2;7)" office:value-type="string" office:string-value="10000260" calcext:value-type="string">
            <text:p>10000260</text:p>
          </table:table-cell>
          <table:table-cell table:style-name="ce8" office:value-type="string" calcext:value-type="string">
            <text:p>b0000260</text:p>
          </table:table-cell>
          <table:table-cell table:style-name="ce8" office:value-type="string" calcext:value-type="string">
            <text:p>form0260</text:p>
          </table:table-cell>
          <table:table-cell table:style-name="ce8" office:value-type="string" calcext:value-type="string">
            <text:p>Espai de formació 0260</text:p>
          </table:table-cell>
          <table:table-cell table:number-columns-repeated="986"/>
        </table:table-row>
        <table:table-row table:style-name="ro1">
          <table:table-cell table:formula="of:=&quot;&quot; &amp; CHAR(CODE([.B1510])-49) &amp; MID([.B1510];2;7)" office:value-type="string" office:string-value="10000261" calcext:value-type="string">
            <text:p>10000261</text:p>
          </table:table-cell>
          <table:table-cell table:style-name="ce8" office:value-type="string" calcext:value-type="string">
            <text:p>b0000261</text:p>
          </table:table-cell>
          <table:table-cell table:style-name="ce8" office:value-type="string" calcext:value-type="string">
            <text:p>form0261</text:p>
          </table:table-cell>
          <table:table-cell table:style-name="ce8" office:value-type="string" calcext:value-type="string">
            <text:p>Espai de formació 0261</text:p>
          </table:table-cell>
          <table:table-cell table:number-columns-repeated="986"/>
        </table:table-row>
        <table:table-row table:style-name="ro1">
          <table:table-cell table:formula="of:=&quot;&quot; &amp; CHAR(CODE([.B1511])-49) &amp; MID([.B1511];2;7)" office:value-type="string" office:string-value="10000262" calcext:value-type="string">
            <text:p>10000262</text:p>
          </table:table-cell>
          <table:table-cell table:style-name="ce8" office:value-type="string" calcext:value-type="string">
            <text:p>b0000262</text:p>
          </table:table-cell>
          <table:table-cell table:style-name="ce8" office:value-type="string" calcext:value-type="string">
            <text:p>form0262</text:p>
          </table:table-cell>
          <table:table-cell table:style-name="ce8" office:value-type="string" calcext:value-type="string">
            <text:p>Espai de formació 0262</text:p>
          </table:table-cell>
          <table:table-cell table:number-columns-repeated="986"/>
        </table:table-row>
        <table:table-row table:style-name="ro1">
          <table:table-cell table:formula="of:=&quot;&quot; &amp; CHAR(CODE([.B1512])-49) &amp; MID([.B1512];2;7)" office:value-type="string" office:string-value="10000263" calcext:value-type="string">
            <text:p>10000263</text:p>
          </table:table-cell>
          <table:table-cell table:style-name="ce8" office:value-type="string" calcext:value-type="string">
            <text:p>b0000263</text:p>
          </table:table-cell>
          <table:table-cell table:style-name="ce8" office:value-type="string" calcext:value-type="string">
            <text:p>form0263</text:p>
          </table:table-cell>
          <table:table-cell table:style-name="ce8" office:value-type="string" calcext:value-type="string">
            <text:p>Espai de formació 0263</text:p>
          </table:table-cell>
          <table:table-cell table:number-columns-repeated="986"/>
        </table:table-row>
        <table:table-row table:style-name="ro1">
          <table:table-cell table:formula="of:=&quot;&quot; &amp; CHAR(CODE([.B1513])-49) &amp; MID([.B1513];2;7)" office:value-type="string" office:string-value="10000264" calcext:value-type="string">
            <text:p>10000264</text:p>
          </table:table-cell>
          <table:table-cell table:style-name="ce8" office:value-type="string" calcext:value-type="string">
            <text:p>b0000264</text:p>
          </table:table-cell>
          <table:table-cell table:style-name="ce8" office:value-type="string" calcext:value-type="string">
            <text:p>form0264</text:p>
          </table:table-cell>
          <table:table-cell table:style-name="ce8" office:value-type="string" calcext:value-type="string">
            <text:p>Espai de formació 0264</text:p>
          </table:table-cell>
          <table:table-cell table:number-columns-repeated="986"/>
        </table:table-row>
        <table:table-row table:style-name="ro1">
          <table:table-cell table:formula="of:=&quot;&quot; &amp; CHAR(CODE([.B1514])-49) &amp; MID([.B1514];2;7)" office:value-type="string" office:string-value="10000265" calcext:value-type="string">
            <text:p>10000265</text:p>
          </table:table-cell>
          <table:table-cell table:style-name="ce8" office:value-type="string" calcext:value-type="string">
            <text:p>b0000265</text:p>
          </table:table-cell>
          <table:table-cell table:style-name="ce8" office:value-type="string" calcext:value-type="string">
            <text:p>form0265</text:p>
          </table:table-cell>
          <table:table-cell table:style-name="ce8" office:value-type="string" calcext:value-type="string">
            <text:p>Espai de formació 0265</text:p>
          </table:table-cell>
          <table:table-cell table:number-columns-repeated="986"/>
        </table:table-row>
        <table:table-row table:style-name="ro1">
          <table:table-cell table:formula="of:=&quot;&quot; &amp; CHAR(CODE([.B1515])-49) &amp; MID([.B1515];2;7)" office:value-type="string" office:string-value="10000266" calcext:value-type="string">
            <text:p>10000266</text:p>
          </table:table-cell>
          <table:table-cell table:style-name="ce8" office:value-type="string" calcext:value-type="string">
            <text:p>b0000266</text:p>
          </table:table-cell>
          <table:table-cell table:style-name="ce8" office:value-type="string" calcext:value-type="string">
            <text:p>form0266</text:p>
          </table:table-cell>
          <table:table-cell table:style-name="ce8" office:value-type="string" calcext:value-type="string">
            <text:p>Espai de formació 0266</text:p>
          </table:table-cell>
          <table:table-cell table:number-columns-repeated="986"/>
        </table:table-row>
        <table:table-row table:style-name="ro1">
          <table:table-cell table:formula="of:=&quot;&quot; &amp; CHAR(CODE([.B1516])-49) &amp; MID([.B1516];2;7)" office:value-type="string" office:string-value="10000267" calcext:value-type="string">
            <text:p>10000267</text:p>
          </table:table-cell>
          <table:table-cell table:style-name="ce8" office:value-type="string" calcext:value-type="string">
            <text:p>b0000267</text:p>
          </table:table-cell>
          <table:table-cell table:style-name="ce8" office:value-type="string" calcext:value-type="string">
            <text:p>form0267</text:p>
          </table:table-cell>
          <table:table-cell table:style-name="ce8" office:value-type="string" calcext:value-type="string">
            <text:p>Espai de formació 0267</text:p>
          </table:table-cell>
          <table:table-cell table:number-columns-repeated="986"/>
        </table:table-row>
        <table:table-row table:style-name="ro1">
          <table:table-cell table:formula="of:=&quot;&quot; &amp; CHAR(CODE([.B1517])-49) &amp; MID([.B1517];2;7)" office:value-type="string" office:string-value="10000268" calcext:value-type="string">
            <text:p>10000268</text:p>
          </table:table-cell>
          <table:table-cell table:style-name="ce8" office:value-type="string" calcext:value-type="string">
            <text:p>b0000268</text:p>
          </table:table-cell>
          <table:table-cell table:style-name="ce8" office:value-type="string" calcext:value-type="string">
            <text:p>form0268</text:p>
          </table:table-cell>
          <table:table-cell table:style-name="ce8" office:value-type="string" calcext:value-type="string">
            <text:p>Espai de formació 0268</text:p>
          </table:table-cell>
          <table:table-cell table:number-columns-repeated="986"/>
        </table:table-row>
        <table:table-row table:style-name="ro1">
          <table:table-cell table:formula="of:=&quot;&quot; &amp; CHAR(CODE([.B1518])-49) &amp; MID([.B1518];2;7)" office:value-type="string" office:string-value="10000269" calcext:value-type="string">
            <text:p>10000269</text:p>
          </table:table-cell>
          <table:table-cell table:style-name="ce8" office:value-type="string" calcext:value-type="string">
            <text:p>b0000269</text:p>
          </table:table-cell>
          <table:table-cell table:style-name="ce8" office:value-type="string" calcext:value-type="string">
            <text:p>form0269</text:p>
          </table:table-cell>
          <table:table-cell table:style-name="ce8" office:value-type="string" calcext:value-type="string">
            <text:p>Espai de formació 0269</text:p>
          </table:table-cell>
          <table:table-cell table:number-columns-repeated="986"/>
        </table:table-row>
        <table:table-row table:style-name="ro1">
          <table:table-cell table:formula="of:=&quot;&quot; &amp; CHAR(CODE([.B1519])-49) &amp; MID([.B1519];2;7)" office:value-type="string" office:string-value="10000270" calcext:value-type="string">
            <text:p>10000270</text:p>
          </table:table-cell>
          <table:table-cell table:style-name="ce8" office:value-type="string" calcext:value-type="string">
            <text:p>b0000270</text:p>
          </table:table-cell>
          <table:table-cell table:style-name="ce8" office:value-type="string" calcext:value-type="string">
            <text:p>form0270</text:p>
          </table:table-cell>
          <table:table-cell table:style-name="ce8" office:value-type="string" calcext:value-type="string">
            <text:p>Espai de formació 0270</text:p>
          </table:table-cell>
          <table:table-cell table:number-columns-repeated="986"/>
        </table:table-row>
        <table:table-row table:style-name="ro1">
          <table:table-cell table:formula="of:=&quot;&quot; &amp; CHAR(CODE([.B1520])-49) &amp; MID([.B1520];2;7)" office:value-type="string" office:string-value="10000271" calcext:value-type="string">
            <text:p>10000271</text:p>
          </table:table-cell>
          <table:table-cell table:style-name="ce8" office:value-type="string" calcext:value-type="string">
            <text:p>b0000271</text:p>
          </table:table-cell>
          <table:table-cell table:style-name="ce8" office:value-type="string" calcext:value-type="string">
            <text:p>form0271</text:p>
          </table:table-cell>
          <table:table-cell table:style-name="ce8" office:value-type="string" calcext:value-type="string">
            <text:p>Espai de formació 0271</text:p>
          </table:table-cell>
          <table:table-cell table:number-columns-repeated="986"/>
        </table:table-row>
        <table:table-row table:style-name="ro1">
          <table:table-cell table:formula="of:=&quot;&quot; &amp; CHAR(CODE([.B1521])-49) &amp; MID([.B1521];2;7)" office:value-type="string" office:string-value="10000272" calcext:value-type="string">
            <text:p>10000272</text:p>
          </table:table-cell>
          <table:table-cell table:style-name="ce8" office:value-type="string" calcext:value-type="string">
            <text:p>b0000272</text:p>
          </table:table-cell>
          <table:table-cell table:style-name="ce8" office:value-type="string" calcext:value-type="string">
            <text:p>form0272</text:p>
          </table:table-cell>
          <table:table-cell table:style-name="ce8" office:value-type="string" calcext:value-type="string">
            <text:p>Espai de formació 0272</text:p>
          </table:table-cell>
          <table:table-cell table:number-columns-repeated="986"/>
        </table:table-row>
        <table:table-row table:style-name="ro1">
          <table:table-cell table:formula="of:=&quot;&quot; &amp; CHAR(CODE([.B1522])-49) &amp; MID([.B1522];2;7)" office:value-type="string" office:string-value="10000273" calcext:value-type="string">
            <text:p>10000273</text:p>
          </table:table-cell>
          <table:table-cell table:style-name="ce8" office:value-type="string" calcext:value-type="string">
            <text:p>b0000273</text:p>
          </table:table-cell>
          <table:table-cell table:style-name="ce8" office:value-type="string" calcext:value-type="string">
            <text:p>form0273</text:p>
          </table:table-cell>
          <table:table-cell table:style-name="ce8" office:value-type="string" calcext:value-type="string">
            <text:p>Espai de formació 0273</text:p>
          </table:table-cell>
          <table:table-cell table:number-columns-repeated="986"/>
        </table:table-row>
        <table:table-row table:style-name="ro1">
          <table:table-cell table:formula="of:=&quot;&quot; &amp; CHAR(CODE([.B1523])-49) &amp; MID([.B1523];2;7)" office:value-type="string" office:string-value="10000274" calcext:value-type="string">
            <text:p>10000274</text:p>
          </table:table-cell>
          <table:table-cell table:style-name="ce8" office:value-type="string" calcext:value-type="string">
            <text:p>b0000274</text:p>
          </table:table-cell>
          <table:table-cell table:style-name="ce8" office:value-type="string" calcext:value-type="string">
            <text:p>form0274</text:p>
          </table:table-cell>
          <table:table-cell table:style-name="ce8" office:value-type="string" calcext:value-type="string">
            <text:p>Espai de formació 0274</text:p>
          </table:table-cell>
          <table:table-cell table:number-columns-repeated="986"/>
        </table:table-row>
        <table:table-row table:style-name="ro1">
          <table:table-cell table:formula="of:=&quot;&quot; &amp; CHAR(CODE([.B1524])-49) &amp; MID([.B1524];2;7)" office:value-type="string" office:string-value="10000275" calcext:value-type="string">
            <text:p>10000275</text:p>
          </table:table-cell>
          <table:table-cell table:style-name="ce8" office:value-type="string" calcext:value-type="string">
            <text:p>b0000275</text:p>
          </table:table-cell>
          <table:table-cell table:style-name="ce8" office:value-type="string" calcext:value-type="string">
            <text:p>form0275</text:p>
          </table:table-cell>
          <table:table-cell table:style-name="ce8" office:value-type="string" calcext:value-type="string">
            <text:p>Espai de formació 0275</text:p>
          </table:table-cell>
          <table:table-cell table:number-columns-repeated="986"/>
        </table:table-row>
        <table:table-row table:style-name="ro1">
          <table:table-cell table:formula="of:=&quot;&quot; &amp; CHAR(CODE([.B1525])-49) &amp; MID([.B1525];2;7)" office:value-type="string" office:string-value="10000276" calcext:value-type="string">
            <text:p>10000276</text:p>
          </table:table-cell>
          <table:table-cell table:style-name="ce8" office:value-type="string" calcext:value-type="string">
            <text:p>b0000276</text:p>
          </table:table-cell>
          <table:table-cell table:style-name="ce8" office:value-type="string" calcext:value-type="string">
            <text:p>form0276</text:p>
          </table:table-cell>
          <table:table-cell table:style-name="ce8" office:value-type="string" calcext:value-type="string">
            <text:p>Espai de formació 0276</text:p>
          </table:table-cell>
          <table:table-cell table:number-columns-repeated="986"/>
        </table:table-row>
        <table:table-row table:style-name="ro1">
          <table:table-cell table:formula="of:=&quot;&quot; &amp; CHAR(CODE([.B1526])-49) &amp; MID([.B1526];2;7)" office:value-type="string" office:string-value="10000277" calcext:value-type="string">
            <text:p>10000277</text:p>
          </table:table-cell>
          <table:table-cell table:style-name="ce8" office:value-type="string" calcext:value-type="string">
            <text:p>b0000277</text:p>
          </table:table-cell>
          <table:table-cell table:style-name="ce8" office:value-type="string" calcext:value-type="string">
            <text:p>form0277</text:p>
          </table:table-cell>
          <table:table-cell table:style-name="ce8" office:value-type="string" calcext:value-type="string">
            <text:p>Espai de formació 0277</text:p>
          </table:table-cell>
          <table:table-cell table:number-columns-repeated="986"/>
        </table:table-row>
        <table:table-row table:style-name="ro1">
          <table:table-cell table:formula="of:=&quot;&quot; &amp; CHAR(CODE([.B1527])-49) &amp; MID([.B1527];2;7)" office:value-type="string" office:string-value="10000278" calcext:value-type="string">
            <text:p>10000278</text:p>
          </table:table-cell>
          <table:table-cell table:style-name="ce8" office:value-type="string" calcext:value-type="string">
            <text:p>b0000278</text:p>
          </table:table-cell>
          <table:table-cell table:style-name="ce8" office:value-type="string" calcext:value-type="string">
            <text:p>form0278</text:p>
          </table:table-cell>
          <table:table-cell table:style-name="ce8" office:value-type="string" calcext:value-type="string">
            <text:p>Espai de formació 0278</text:p>
          </table:table-cell>
          <table:table-cell table:number-columns-repeated="986"/>
        </table:table-row>
        <table:table-row table:style-name="ro1">
          <table:table-cell table:formula="of:=&quot;&quot; &amp; CHAR(CODE([.B1528])-49) &amp; MID([.B1528];2;7)" office:value-type="string" office:string-value="10000279" calcext:value-type="string">
            <text:p>10000279</text:p>
          </table:table-cell>
          <table:table-cell table:style-name="ce8" office:value-type="string" calcext:value-type="string">
            <text:p>b0000279</text:p>
          </table:table-cell>
          <table:table-cell table:style-name="ce8" office:value-type="string" calcext:value-type="string">
            <text:p>form0279</text:p>
          </table:table-cell>
          <table:table-cell table:style-name="ce8" office:value-type="string" calcext:value-type="string">
            <text:p>Espai de formació 0279</text:p>
          </table:table-cell>
          <table:table-cell table:number-columns-repeated="986"/>
        </table:table-row>
        <table:table-row table:style-name="ro1">
          <table:table-cell table:formula="of:=&quot;&quot; &amp; CHAR(CODE([.B1529])-49) &amp; MID([.B1529];2;7)" office:value-type="string" office:string-value="10000280" calcext:value-type="string">
            <text:p>10000280</text:p>
          </table:table-cell>
          <table:table-cell table:style-name="ce8" office:value-type="string" calcext:value-type="string">
            <text:p>b0000280</text:p>
          </table:table-cell>
          <table:table-cell table:style-name="ce8" office:value-type="string" calcext:value-type="string">
            <text:p>form0280</text:p>
          </table:table-cell>
          <table:table-cell table:style-name="ce8" office:value-type="string" calcext:value-type="string">
            <text:p>Espai de formació 0280</text:p>
          </table:table-cell>
          <table:table-cell table:number-columns-repeated="986"/>
        </table:table-row>
        <table:table-row table:style-name="ro1">
          <table:table-cell table:formula="of:=&quot;&quot; &amp; CHAR(CODE([.B1530])-49) &amp; MID([.B1530];2;7)" office:value-type="string" office:string-value="10000281" calcext:value-type="string">
            <text:p>10000281</text:p>
          </table:table-cell>
          <table:table-cell table:style-name="ce8" office:value-type="string" calcext:value-type="string">
            <text:p>b0000281</text:p>
          </table:table-cell>
          <table:table-cell table:style-name="ce8" office:value-type="string" calcext:value-type="string">
            <text:p>form0281</text:p>
          </table:table-cell>
          <table:table-cell table:style-name="ce8" office:value-type="string" calcext:value-type="string">
            <text:p>Espai de formació 0281</text:p>
          </table:table-cell>
          <table:table-cell table:number-columns-repeated="986"/>
        </table:table-row>
        <table:table-row table:style-name="ro1">
          <table:table-cell table:formula="of:=&quot;&quot; &amp; CHAR(CODE([.B1531])-49) &amp; MID([.B1531];2;7)" office:value-type="string" office:string-value="10000282" calcext:value-type="string">
            <text:p>10000282</text:p>
          </table:table-cell>
          <table:table-cell table:style-name="ce8" office:value-type="string" calcext:value-type="string">
            <text:p>b0000282</text:p>
          </table:table-cell>
          <table:table-cell table:style-name="ce8" office:value-type="string" calcext:value-type="string">
            <text:p>form0282</text:p>
          </table:table-cell>
          <table:table-cell table:style-name="ce8" office:value-type="string" calcext:value-type="string">
            <text:p>Espai de formació 0282</text:p>
          </table:table-cell>
          <table:table-cell table:number-columns-repeated="986"/>
        </table:table-row>
        <table:table-row table:style-name="ro1">
          <table:table-cell table:formula="of:=&quot;&quot; &amp; CHAR(CODE([.B1532])-49) &amp; MID([.B1532];2;7)" office:value-type="string" office:string-value="10000283" calcext:value-type="string">
            <text:p>10000283</text:p>
          </table:table-cell>
          <table:table-cell table:style-name="ce8" office:value-type="string" calcext:value-type="string">
            <text:p>b0000283</text:p>
          </table:table-cell>
          <table:table-cell table:style-name="ce8" office:value-type="string" calcext:value-type="string">
            <text:p>form0283</text:p>
          </table:table-cell>
          <table:table-cell table:style-name="ce8" office:value-type="string" calcext:value-type="string">
            <text:p>Espai de formació 0283</text:p>
          </table:table-cell>
          <table:table-cell table:number-columns-repeated="986"/>
        </table:table-row>
        <table:table-row table:style-name="ro1">
          <table:table-cell table:formula="of:=&quot;&quot; &amp; CHAR(CODE([.B1533])-49) &amp; MID([.B1533];2;7)" office:value-type="string" office:string-value="10000284" calcext:value-type="string">
            <text:p>10000284</text:p>
          </table:table-cell>
          <table:table-cell table:style-name="ce8" office:value-type="string" calcext:value-type="string">
            <text:p>b0000284</text:p>
          </table:table-cell>
          <table:table-cell table:style-name="ce8" office:value-type="string" calcext:value-type="string">
            <text:p>form0284</text:p>
          </table:table-cell>
          <table:table-cell table:style-name="ce8" office:value-type="string" calcext:value-type="string">
            <text:p>Espai de formació 0284</text:p>
          </table:table-cell>
          <table:table-cell table:number-columns-repeated="986"/>
        </table:table-row>
        <table:table-row table:style-name="ro1">
          <table:table-cell table:formula="of:=&quot;&quot; &amp; CHAR(CODE([.B1534])-49) &amp; MID([.B1534];2;7)" office:value-type="string" office:string-value="10000285" calcext:value-type="string">
            <text:p>10000285</text:p>
          </table:table-cell>
          <table:table-cell table:style-name="ce8" office:value-type="string" calcext:value-type="string">
            <text:p>b0000285</text:p>
          </table:table-cell>
          <table:table-cell table:style-name="ce8" office:value-type="string" calcext:value-type="string">
            <text:p>form0285</text:p>
          </table:table-cell>
          <table:table-cell table:style-name="ce8" office:value-type="string" calcext:value-type="string">
            <text:p>Espai de formació 0285</text:p>
          </table:table-cell>
          <table:table-cell table:number-columns-repeated="986"/>
        </table:table-row>
        <table:table-row table:style-name="ro1">
          <table:table-cell table:formula="of:=&quot;&quot; &amp; CHAR(CODE([.B1535])-49) &amp; MID([.B1535];2;7)" office:value-type="string" office:string-value="10000286" calcext:value-type="string">
            <text:p>10000286</text:p>
          </table:table-cell>
          <table:table-cell table:style-name="ce8" office:value-type="string" calcext:value-type="string">
            <text:p>b0000286</text:p>
          </table:table-cell>
          <table:table-cell table:style-name="ce8" office:value-type="string" calcext:value-type="string">
            <text:p>form0286</text:p>
          </table:table-cell>
          <table:table-cell table:style-name="ce8" office:value-type="string" calcext:value-type="string">
            <text:p>Espai de formació 0286</text:p>
          </table:table-cell>
          <table:table-cell table:number-columns-repeated="986"/>
        </table:table-row>
        <table:table-row table:style-name="ro1">
          <table:table-cell table:formula="of:=&quot;&quot; &amp; CHAR(CODE([.B1536])-49) &amp; MID([.B1536];2;7)" office:value-type="string" office:string-value="10000287" calcext:value-type="string">
            <text:p>10000287</text:p>
          </table:table-cell>
          <table:table-cell table:style-name="ce8" office:value-type="string" calcext:value-type="string">
            <text:p>b0000287</text:p>
          </table:table-cell>
          <table:table-cell table:style-name="ce8" office:value-type="string" calcext:value-type="string">
            <text:p>form0287</text:p>
          </table:table-cell>
          <table:table-cell table:style-name="ce8" office:value-type="string" calcext:value-type="string">
            <text:p>Espai de formació 0287</text:p>
          </table:table-cell>
          <table:table-cell table:number-columns-repeated="986"/>
        </table:table-row>
        <table:table-row table:style-name="ro1">
          <table:table-cell table:formula="of:=&quot;&quot; &amp; CHAR(CODE([.B1537])-49) &amp; MID([.B1537];2;7)" office:value-type="string" office:string-value="10000288" calcext:value-type="string">
            <text:p>10000288</text:p>
          </table:table-cell>
          <table:table-cell table:style-name="ce8" office:value-type="string" calcext:value-type="string">
            <text:p>b0000288</text:p>
          </table:table-cell>
          <table:table-cell table:style-name="ce8" office:value-type="string" calcext:value-type="string">
            <text:p>form0288</text:p>
          </table:table-cell>
          <table:table-cell table:style-name="ce8" office:value-type="string" calcext:value-type="string">
            <text:p>Espai de formació 0288</text:p>
          </table:table-cell>
          <table:table-cell table:number-columns-repeated="986"/>
        </table:table-row>
        <table:table-row table:style-name="ro1">
          <table:table-cell table:formula="of:=&quot;&quot; &amp; CHAR(CODE([.B1538])-49) &amp; MID([.B1538];2;7)" office:value-type="string" office:string-value="10000289" calcext:value-type="string">
            <text:p>10000289</text:p>
          </table:table-cell>
          <table:table-cell table:style-name="ce8" office:value-type="string" calcext:value-type="string">
            <text:p>b0000289</text:p>
          </table:table-cell>
          <table:table-cell table:style-name="ce8" office:value-type="string" calcext:value-type="string">
            <text:p>form0289</text:p>
          </table:table-cell>
          <table:table-cell table:style-name="ce8" office:value-type="string" calcext:value-type="string">
            <text:p>Espai de formació 0289</text:p>
          </table:table-cell>
          <table:table-cell table:number-columns-repeated="986"/>
        </table:table-row>
        <table:table-row table:style-name="ro1">
          <table:table-cell table:formula="of:=&quot;&quot; &amp; CHAR(CODE([.B1539])-49) &amp; MID([.B1539];2;7)" office:value-type="string" office:string-value="10000290" calcext:value-type="string">
            <text:p>10000290</text:p>
          </table:table-cell>
          <table:table-cell table:style-name="ce8" office:value-type="string" calcext:value-type="string">
            <text:p>b0000290</text:p>
          </table:table-cell>
          <table:table-cell table:style-name="ce8" office:value-type="string" calcext:value-type="string">
            <text:p>form0290</text:p>
          </table:table-cell>
          <table:table-cell table:style-name="ce8" office:value-type="string" calcext:value-type="string">
            <text:p>Espai de formació 0290</text:p>
          </table:table-cell>
          <table:table-cell table:number-columns-repeated="986"/>
        </table:table-row>
        <table:table-row table:style-name="ro1">
          <table:table-cell table:formula="of:=&quot;&quot; &amp; CHAR(CODE([.B1540])-49) &amp; MID([.B1540];2;7)" office:value-type="string" office:string-value="10000291" calcext:value-type="string">
            <text:p>10000291</text:p>
          </table:table-cell>
          <table:table-cell table:style-name="ce8" office:value-type="string" calcext:value-type="string">
            <text:p>b0000291</text:p>
          </table:table-cell>
          <table:table-cell table:style-name="ce8" office:value-type="string" calcext:value-type="string">
            <text:p>form0291</text:p>
          </table:table-cell>
          <table:table-cell table:style-name="ce8" office:value-type="string" calcext:value-type="string">
            <text:p>Espai de formació 0291</text:p>
          </table:table-cell>
          <table:table-cell table:number-columns-repeated="986"/>
        </table:table-row>
        <table:table-row table:style-name="ro1">
          <table:table-cell table:formula="of:=&quot;&quot; &amp; CHAR(CODE([.B1541])-49) &amp; MID([.B1541];2;7)" office:value-type="string" office:string-value="10000292" calcext:value-type="string">
            <text:p>10000292</text:p>
          </table:table-cell>
          <table:table-cell table:style-name="ce8" office:value-type="string" calcext:value-type="string">
            <text:p>b0000292</text:p>
          </table:table-cell>
          <table:table-cell table:style-name="ce8" office:value-type="string" calcext:value-type="string">
            <text:p>form0292</text:p>
          </table:table-cell>
          <table:table-cell table:style-name="ce8" office:value-type="string" calcext:value-type="string">
            <text:p>Espai de formació 0292</text:p>
          </table:table-cell>
          <table:table-cell table:number-columns-repeated="986"/>
        </table:table-row>
        <table:table-row table:style-name="ro1">
          <table:table-cell table:formula="of:=&quot;&quot; &amp; CHAR(CODE([.B1542])-49) &amp; MID([.B1542];2;7)" office:value-type="string" office:string-value="10000293" calcext:value-type="string">
            <text:p>10000293</text:p>
          </table:table-cell>
          <table:table-cell table:style-name="ce8" office:value-type="string" calcext:value-type="string">
            <text:p>b0000293</text:p>
          </table:table-cell>
          <table:table-cell table:style-name="ce8" office:value-type="string" calcext:value-type="string">
            <text:p>form0293</text:p>
          </table:table-cell>
          <table:table-cell table:style-name="ce8" office:value-type="string" calcext:value-type="string">
            <text:p>Espai de formació 0293</text:p>
          </table:table-cell>
          <table:table-cell table:number-columns-repeated="986"/>
        </table:table-row>
        <table:table-row table:style-name="ro1">
          <table:table-cell table:formula="of:=&quot;&quot; &amp; CHAR(CODE([.B1543])-49) &amp; MID([.B1543];2;7)" office:value-type="string" office:string-value="10000294" calcext:value-type="string">
            <text:p>10000294</text:p>
          </table:table-cell>
          <table:table-cell table:style-name="ce8" office:value-type="string" calcext:value-type="string">
            <text:p>b0000294</text:p>
          </table:table-cell>
          <table:table-cell table:style-name="ce8" office:value-type="string" calcext:value-type="string">
            <text:p>form0294</text:p>
          </table:table-cell>
          <table:table-cell table:style-name="ce8" office:value-type="string" calcext:value-type="string">
            <text:p>Espai de formació 0294</text:p>
          </table:table-cell>
          <table:table-cell table:number-columns-repeated="986"/>
        </table:table-row>
        <table:table-row table:style-name="ro1">
          <table:table-cell table:formula="of:=&quot;&quot; &amp; CHAR(CODE([.B1544])-49) &amp; MID([.B1544];2;7)" office:value-type="string" office:string-value="10000295" calcext:value-type="string">
            <text:p>10000295</text:p>
          </table:table-cell>
          <table:table-cell table:style-name="ce8" office:value-type="string" calcext:value-type="string">
            <text:p>b0000295</text:p>
          </table:table-cell>
          <table:table-cell table:style-name="ce8" office:value-type="string" calcext:value-type="string">
            <text:p>form0295</text:p>
          </table:table-cell>
          <table:table-cell table:style-name="ce8" office:value-type="string" calcext:value-type="string">
            <text:p>Espai de formació 0295</text:p>
          </table:table-cell>
          <table:table-cell table:number-columns-repeated="986"/>
        </table:table-row>
        <table:table-row table:style-name="ro1">
          <table:table-cell table:formula="of:=&quot;&quot; &amp; CHAR(CODE([.B1545])-49) &amp; MID([.B1545];2;7)" office:value-type="string" office:string-value="10000296" calcext:value-type="string">
            <text:p>10000296</text:p>
          </table:table-cell>
          <table:table-cell table:style-name="ce8" office:value-type="string" calcext:value-type="string">
            <text:p>b0000296</text:p>
          </table:table-cell>
          <table:table-cell table:style-name="ce8" office:value-type="string" calcext:value-type="string">
            <text:p>form0296</text:p>
          </table:table-cell>
          <table:table-cell table:style-name="ce8" office:value-type="string" calcext:value-type="string">
            <text:p>Espai de formació 0296</text:p>
          </table:table-cell>
          <table:table-cell table:number-columns-repeated="986"/>
        </table:table-row>
        <table:table-row table:style-name="ro1">
          <table:table-cell table:formula="of:=&quot;&quot; &amp; CHAR(CODE([.B1546])-49) &amp; MID([.B1546];2;7)" office:value-type="string" office:string-value="10000297" calcext:value-type="string">
            <text:p>10000297</text:p>
          </table:table-cell>
          <table:table-cell table:style-name="ce8" office:value-type="string" calcext:value-type="string">
            <text:p>b0000297</text:p>
          </table:table-cell>
          <table:table-cell table:style-name="ce8" office:value-type="string" calcext:value-type="string">
            <text:p>form0297</text:p>
          </table:table-cell>
          <table:table-cell table:style-name="ce8" office:value-type="string" calcext:value-type="string">
            <text:p>Espai de formació 0297</text:p>
          </table:table-cell>
          <table:table-cell table:number-columns-repeated="986"/>
        </table:table-row>
        <table:table-row table:style-name="ro1">
          <table:table-cell table:formula="of:=&quot;&quot; &amp; CHAR(CODE([.B1547])-49) &amp; MID([.B1547];2;7)" office:value-type="string" office:string-value="10000298" calcext:value-type="string">
            <text:p>10000298</text:p>
          </table:table-cell>
          <table:table-cell table:style-name="ce8" office:value-type="string" calcext:value-type="string">
            <text:p>b0000298</text:p>
          </table:table-cell>
          <table:table-cell table:style-name="ce8" office:value-type="string" calcext:value-type="string">
            <text:p>form0298</text:p>
          </table:table-cell>
          <table:table-cell table:style-name="ce8" office:value-type="string" calcext:value-type="string">
            <text:p>Espai de formació 0298</text:p>
          </table:table-cell>
          <table:table-cell table:number-columns-repeated="986"/>
        </table:table-row>
        <table:table-row table:style-name="ro1">
          <table:table-cell table:formula="of:=&quot;&quot; &amp; CHAR(CODE([.B1548])-49) &amp; MID([.B1548];2;7)" office:value-type="string" office:string-value="10000299" calcext:value-type="string">
            <text:p>10000299</text:p>
          </table:table-cell>
          <table:table-cell table:style-name="ce8" office:value-type="string" calcext:value-type="string">
            <text:p>b0000299</text:p>
          </table:table-cell>
          <table:table-cell table:style-name="ce8" office:value-type="string" calcext:value-type="string">
            <text:p>form0299</text:p>
          </table:table-cell>
          <table:table-cell table:style-name="ce8" office:value-type="string" calcext:value-type="string">
            <text:p>Espai de formació 0299</text:p>
          </table:table-cell>
          <table:table-cell table:number-columns-repeated="986"/>
        </table:table-row>
        <table:table-row table:style-name="ro1">
          <table:table-cell table:formula="of:=&quot;&quot; &amp; CHAR(CODE([.B1549])-49) &amp; MID([.B1549];2;7)" office:value-type="string" office:string-value="10000300" calcext:value-type="string">
            <text:p>10000300</text:p>
          </table:table-cell>
          <table:table-cell table:style-name="ce8" office:value-type="string" calcext:value-type="string">
            <text:p>b0000300</text:p>
          </table:table-cell>
          <table:table-cell table:style-name="ce8" office:value-type="string" calcext:value-type="string">
            <text:p>form0300</text:p>
          </table:table-cell>
          <table:table-cell table:style-name="ce8" office:value-type="string" calcext:value-type="string">
            <text:p>Espai de formació 0300</text:p>
          </table:table-cell>
          <table:table-cell table:number-columns-repeated="986"/>
        </table:table-row>
        <table:table-row table:style-name="ro1">
          <table:table-cell table:formula="of:=&quot;&quot; &amp; CHAR(CODE([.B1550])-49) &amp; MID([.B1550];2;7)" office:value-type="string" office:string-value="10000301" calcext:value-type="string">
            <text:p>10000301</text:p>
          </table:table-cell>
          <table:table-cell table:style-name="ce8" office:value-type="string" calcext:value-type="string">
            <text:p>b0000301</text:p>
          </table:table-cell>
          <table:table-cell table:style-name="ce8" office:value-type="string" calcext:value-type="string">
            <text:p>form0301</text:p>
          </table:table-cell>
          <table:table-cell table:style-name="ce8" office:value-type="string" calcext:value-type="string">
            <text:p>Espai de formació 0301</text:p>
          </table:table-cell>
          <table:table-cell table:number-columns-repeated="986"/>
        </table:table-row>
        <table:table-row table:style-name="ro1">
          <table:table-cell table:formula="of:=&quot;&quot; &amp; CHAR(CODE([.B1551])-49) &amp; MID([.B1551];2;7)" office:value-type="string" office:string-value="10000302" calcext:value-type="string">
            <text:p>10000302</text:p>
          </table:table-cell>
          <table:table-cell table:style-name="ce8" office:value-type="string" calcext:value-type="string">
            <text:p>b0000302</text:p>
          </table:table-cell>
          <table:table-cell table:style-name="ce8" office:value-type="string" calcext:value-type="string">
            <text:p>form0302</text:p>
          </table:table-cell>
          <table:table-cell table:style-name="ce8" office:value-type="string" calcext:value-type="string">
            <text:p>Espai de formació 0302</text:p>
          </table:table-cell>
          <table:table-cell table:number-columns-repeated="986"/>
        </table:table-row>
        <table:table-row table:style-name="ro1">
          <table:table-cell table:formula="of:=&quot;&quot; &amp; CHAR(CODE([.B1552])-49) &amp; MID([.B1552];2;7)" office:value-type="string" office:string-value="10000303" calcext:value-type="string">
            <text:p>10000303</text:p>
          </table:table-cell>
          <table:table-cell table:style-name="ce8" office:value-type="string" calcext:value-type="string">
            <text:p>b0000303</text:p>
          </table:table-cell>
          <table:table-cell table:style-name="ce8" office:value-type="string" calcext:value-type="string">
            <text:p>form0303</text:p>
          </table:table-cell>
          <table:table-cell table:style-name="ce8" office:value-type="string" calcext:value-type="string">
            <text:p>Espai de formació 0303</text:p>
          </table:table-cell>
          <table:table-cell table:number-columns-repeated="986"/>
        </table:table-row>
        <table:table-row table:style-name="ro1">
          <table:table-cell table:formula="of:=&quot;&quot; &amp; CHAR(CODE([.B1553])-49) &amp; MID([.B1553];2;7)" office:value-type="string" office:string-value="10000304" calcext:value-type="string">
            <text:p>10000304</text:p>
          </table:table-cell>
          <table:table-cell table:style-name="ce8" office:value-type="string" calcext:value-type="string">
            <text:p>b0000304</text:p>
          </table:table-cell>
          <table:table-cell table:style-name="ce8" office:value-type="string" calcext:value-type="string">
            <text:p>form0304</text:p>
          </table:table-cell>
          <table:table-cell table:style-name="ce8" office:value-type="string" calcext:value-type="string">
            <text:p>Espai de formació 0304</text:p>
          </table:table-cell>
          <table:table-cell table:number-columns-repeated="986"/>
        </table:table-row>
        <table:table-row table:style-name="ro1">
          <table:table-cell table:formula="of:=&quot;&quot; &amp; CHAR(CODE([.B1554])-49) &amp; MID([.B1554];2;7)" office:value-type="string" office:string-value="10000305" calcext:value-type="string">
            <text:p>10000305</text:p>
          </table:table-cell>
          <table:table-cell table:style-name="ce8" office:value-type="string" calcext:value-type="string">
            <text:p>b0000305</text:p>
          </table:table-cell>
          <table:table-cell table:style-name="ce8" office:value-type="string" calcext:value-type="string">
            <text:p>form0305</text:p>
          </table:table-cell>
          <table:table-cell table:style-name="ce8" office:value-type="string" calcext:value-type="string">
            <text:p>Espai de formació 0305</text:p>
          </table:table-cell>
          <table:table-cell table:number-columns-repeated="986"/>
        </table:table-row>
        <table:table-row table:style-name="ro1">
          <table:table-cell table:formula="of:=&quot;&quot; &amp; CHAR(CODE([.B1555])-49) &amp; MID([.B1555];2;7)" office:value-type="string" office:string-value="10000306" calcext:value-type="string">
            <text:p>10000306</text:p>
          </table:table-cell>
          <table:table-cell table:style-name="ce8" office:value-type="string" calcext:value-type="string">
            <text:p>b0000306</text:p>
          </table:table-cell>
          <table:table-cell table:style-name="ce8" office:value-type="string" calcext:value-type="string">
            <text:p>form0306</text:p>
          </table:table-cell>
          <table:table-cell table:style-name="ce8" office:value-type="string" calcext:value-type="string">
            <text:p>Espai de formació 0306</text:p>
          </table:table-cell>
          <table:table-cell table:number-columns-repeated="986"/>
        </table:table-row>
        <table:table-row table:style-name="ro1">
          <table:table-cell table:formula="of:=&quot;&quot; &amp; CHAR(CODE([.B1556])-49) &amp; MID([.B1556];2;7)" office:value-type="string" office:string-value="10000307" calcext:value-type="string">
            <text:p>10000307</text:p>
          </table:table-cell>
          <table:table-cell table:style-name="ce8" office:value-type="string" calcext:value-type="string">
            <text:p>b0000307</text:p>
          </table:table-cell>
          <table:table-cell table:style-name="ce8" office:value-type="string" calcext:value-type="string">
            <text:p>form0307</text:p>
          </table:table-cell>
          <table:table-cell table:style-name="ce8" office:value-type="string" calcext:value-type="string">
            <text:p>Espai de formació 0307</text:p>
          </table:table-cell>
          <table:table-cell table:number-columns-repeated="986"/>
        </table:table-row>
        <table:table-row table:style-name="ro1">
          <table:table-cell table:formula="of:=&quot;&quot; &amp; CHAR(CODE([.B1557])-49) &amp; MID([.B1557];2;7)" office:value-type="string" office:string-value="10000308" calcext:value-type="string">
            <text:p>10000308</text:p>
          </table:table-cell>
          <table:table-cell table:style-name="ce8" office:value-type="string" calcext:value-type="string">
            <text:p>b0000308</text:p>
          </table:table-cell>
          <table:table-cell table:style-name="ce8" office:value-type="string" calcext:value-type="string">
            <text:p>form0308</text:p>
          </table:table-cell>
          <table:table-cell table:style-name="ce8" office:value-type="string" calcext:value-type="string">
            <text:p>Espai de formació 0308</text:p>
          </table:table-cell>
          <table:table-cell table:number-columns-repeated="986"/>
        </table:table-row>
        <table:table-row table:style-name="ro1">
          <table:table-cell table:formula="of:=&quot;&quot; &amp; CHAR(CODE([.B1558])-49) &amp; MID([.B1558];2;7)" office:value-type="string" office:string-value="10000309" calcext:value-type="string">
            <text:p>10000309</text:p>
          </table:table-cell>
          <table:table-cell table:style-name="ce8" office:value-type="string" calcext:value-type="string">
            <text:p>b0000309</text:p>
          </table:table-cell>
          <table:table-cell table:style-name="ce8" office:value-type="string" calcext:value-type="string">
            <text:p>form0309</text:p>
          </table:table-cell>
          <table:table-cell table:style-name="ce8" office:value-type="string" calcext:value-type="string">
            <text:p>Espai de formació 0309</text:p>
          </table:table-cell>
          <table:table-cell table:number-columns-repeated="986"/>
        </table:table-row>
        <table:table-row table:style-name="ro1">
          <table:table-cell table:formula="of:=&quot;&quot; &amp; CHAR(CODE([.B1559])-49) &amp; MID([.B1559];2;7)" office:value-type="string" office:string-value="10000310" calcext:value-type="string">
            <text:p>10000310</text:p>
          </table:table-cell>
          <table:table-cell table:style-name="ce8" office:value-type="string" calcext:value-type="string">
            <text:p>b0000310</text:p>
          </table:table-cell>
          <table:table-cell table:style-name="ce8" office:value-type="string" calcext:value-type="string">
            <text:p>form0310</text:p>
          </table:table-cell>
          <table:table-cell table:style-name="ce8" office:value-type="string" calcext:value-type="string">
            <text:p>Espai de formació 0310</text:p>
          </table:table-cell>
          <table:table-cell table:number-columns-repeated="986"/>
        </table:table-row>
        <table:table-row table:style-name="ro1">
          <table:table-cell table:formula="of:=&quot;&quot; &amp; CHAR(CODE([.B1560])-49) &amp; MID([.B1560];2;7)" office:value-type="string" office:string-value="10000311" calcext:value-type="string">
            <text:p>10000311</text:p>
          </table:table-cell>
          <table:table-cell table:style-name="ce8" office:value-type="string" calcext:value-type="string">
            <text:p>b0000311</text:p>
          </table:table-cell>
          <table:table-cell table:style-name="ce8" office:value-type="string" calcext:value-type="string">
            <text:p>form0311</text:p>
          </table:table-cell>
          <table:table-cell table:style-name="ce8" office:value-type="string" calcext:value-type="string">
            <text:p>Espai de formació 0311</text:p>
          </table:table-cell>
          <table:table-cell table:number-columns-repeated="986"/>
        </table:table-row>
        <table:table-row table:style-name="ro1">
          <table:table-cell table:formula="of:=&quot;&quot; &amp; CHAR(CODE([.B1561])-49) &amp; MID([.B1561];2;7)" office:value-type="string" office:string-value="10000312" calcext:value-type="string">
            <text:p>10000312</text:p>
          </table:table-cell>
          <table:table-cell table:style-name="ce8" office:value-type="string" calcext:value-type="string">
            <text:p>b0000312</text:p>
          </table:table-cell>
          <table:table-cell table:style-name="ce8" office:value-type="string" calcext:value-type="string">
            <text:p>form0312</text:p>
          </table:table-cell>
          <table:table-cell table:style-name="ce8" office:value-type="string" calcext:value-type="string">
            <text:p>Espai de formació 0312</text:p>
          </table:table-cell>
          <table:table-cell table:number-columns-repeated="986"/>
        </table:table-row>
        <table:table-row table:style-name="ro1">
          <table:table-cell table:formula="of:=&quot;&quot; &amp; CHAR(CODE([.B1562])-49) &amp; MID([.B1562];2;7)" office:value-type="string" office:string-value="10000313" calcext:value-type="string">
            <text:p>10000313</text:p>
          </table:table-cell>
          <table:table-cell table:style-name="ce8" office:value-type="string" calcext:value-type="string">
            <text:p>b0000313</text:p>
          </table:table-cell>
          <table:table-cell table:style-name="ce8" office:value-type="string" calcext:value-type="string">
            <text:p>form0313</text:p>
          </table:table-cell>
          <table:table-cell table:style-name="ce8" office:value-type="string" calcext:value-type="string">
            <text:p>Espai de formació 0313</text:p>
          </table:table-cell>
          <table:table-cell table:number-columns-repeated="986"/>
        </table:table-row>
        <table:table-row table:style-name="ro1">
          <table:table-cell table:formula="of:=&quot;&quot; &amp; CHAR(CODE([.B1563])-49) &amp; MID([.B1563];2;7)" office:value-type="string" office:string-value="10000314" calcext:value-type="string">
            <text:p>10000314</text:p>
          </table:table-cell>
          <table:table-cell table:style-name="ce8" office:value-type="string" calcext:value-type="string">
            <text:p>b0000314</text:p>
          </table:table-cell>
          <table:table-cell table:style-name="ce8" office:value-type="string" calcext:value-type="string">
            <text:p>form0314</text:p>
          </table:table-cell>
          <table:table-cell table:style-name="ce8" office:value-type="string" calcext:value-type="string">
            <text:p>Espai de formació 0314</text:p>
          </table:table-cell>
          <table:table-cell table:number-columns-repeated="986"/>
        </table:table-row>
        <table:table-row table:style-name="ro1">
          <table:table-cell table:formula="of:=&quot;&quot; &amp; CHAR(CODE([.B1564])-49) &amp; MID([.B1564];2;7)" office:value-type="string" office:string-value="10000315" calcext:value-type="string">
            <text:p>10000315</text:p>
          </table:table-cell>
          <table:table-cell table:style-name="ce8" office:value-type="string" calcext:value-type="string">
            <text:p>b0000315</text:p>
          </table:table-cell>
          <table:table-cell table:style-name="ce8" office:value-type="string" calcext:value-type="string">
            <text:p>form0315</text:p>
          </table:table-cell>
          <table:table-cell table:style-name="ce8" office:value-type="string" calcext:value-type="string">
            <text:p>Espai de formació 0315</text:p>
          </table:table-cell>
          <table:table-cell table:number-columns-repeated="986"/>
        </table:table-row>
        <table:table-row table:style-name="ro1">
          <table:table-cell table:formula="of:=&quot;&quot; &amp; CHAR(CODE([.B1565])-49) &amp; MID([.B1565];2;7)" office:value-type="string" office:string-value="10000316" calcext:value-type="string">
            <text:p>10000316</text:p>
          </table:table-cell>
          <table:table-cell table:style-name="ce8" office:value-type="string" calcext:value-type="string">
            <text:p>b0000316</text:p>
          </table:table-cell>
          <table:table-cell table:style-name="ce8" office:value-type="string" calcext:value-type="string">
            <text:p>form0316</text:p>
          </table:table-cell>
          <table:table-cell table:style-name="ce8" office:value-type="string" calcext:value-type="string">
            <text:p>Espai de formació 0316</text:p>
          </table:table-cell>
          <table:table-cell table:number-columns-repeated="986"/>
        </table:table-row>
        <table:table-row table:style-name="ro1">
          <table:table-cell table:formula="of:=&quot;&quot; &amp; CHAR(CODE([.B1566])-49) &amp; MID([.B1566];2;7)" office:value-type="string" office:string-value="10000317" calcext:value-type="string">
            <text:p>10000317</text:p>
          </table:table-cell>
          <table:table-cell table:style-name="ce8" office:value-type="string" calcext:value-type="string">
            <text:p>b0000317</text:p>
          </table:table-cell>
          <table:table-cell table:style-name="ce8" office:value-type="string" calcext:value-type="string">
            <text:p>form0317</text:p>
          </table:table-cell>
          <table:table-cell table:style-name="ce8" office:value-type="string" calcext:value-type="string">
            <text:p>Espai de formació 0317</text:p>
          </table:table-cell>
          <table:table-cell table:number-columns-repeated="986"/>
        </table:table-row>
        <table:table-row table:style-name="ro1">
          <table:table-cell table:formula="of:=&quot;&quot; &amp; CHAR(CODE([.B1567])-49) &amp; MID([.B1567];2;7)" office:value-type="string" office:string-value="10000318" calcext:value-type="string">
            <text:p>10000318</text:p>
          </table:table-cell>
          <table:table-cell table:style-name="ce8" office:value-type="string" calcext:value-type="string">
            <text:p>b0000318</text:p>
          </table:table-cell>
          <table:table-cell table:style-name="ce8" office:value-type="string" calcext:value-type="string">
            <text:p>form0318</text:p>
          </table:table-cell>
          <table:table-cell table:style-name="ce8" office:value-type="string" calcext:value-type="string">
            <text:p>Espai de formació 0318</text:p>
          </table:table-cell>
          <table:table-cell table:number-columns-repeated="986"/>
        </table:table-row>
        <table:table-row table:style-name="ro1">
          <table:table-cell table:formula="of:=&quot;&quot; &amp; CHAR(CODE([.B1568])-49) &amp; MID([.B1568];2;7)" office:value-type="string" office:string-value="10000319" calcext:value-type="string">
            <text:p>10000319</text:p>
          </table:table-cell>
          <table:table-cell table:style-name="ce8" office:value-type="string" calcext:value-type="string">
            <text:p>b0000319</text:p>
          </table:table-cell>
          <table:table-cell table:style-name="ce8" office:value-type="string" calcext:value-type="string">
            <text:p>form0319</text:p>
          </table:table-cell>
          <table:table-cell table:style-name="ce8" office:value-type="string" calcext:value-type="string">
            <text:p>Espai de formació 0319</text:p>
          </table:table-cell>
          <table:table-cell table:number-columns-repeated="986"/>
        </table:table-row>
        <table:table-row table:style-name="ro1">
          <table:table-cell table:formula="of:=&quot;&quot; &amp; CHAR(CODE([.B1569])-49) &amp; MID([.B1569];2;7)" office:value-type="string" office:string-value="10000320" calcext:value-type="string">
            <text:p>10000320</text:p>
          </table:table-cell>
          <table:table-cell table:style-name="ce8" office:value-type="string" calcext:value-type="string">
            <text:p>b0000320</text:p>
          </table:table-cell>
          <table:table-cell table:style-name="ce8" office:value-type="string" calcext:value-type="string">
            <text:p>form0320</text:p>
          </table:table-cell>
          <table:table-cell table:style-name="ce8" office:value-type="string" calcext:value-type="string">
            <text:p>Espai de formació 0320</text:p>
          </table:table-cell>
          <table:table-cell table:number-columns-repeated="986"/>
        </table:table-row>
        <table:table-row table:style-name="ro1">
          <table:table-cell table:formula="of:=&quot;&quot; &amp; CHAR(CODE([.B1570])-49) &amp; MID([.B1570];2;7)" office:value-type="string" office:string-value="10000321" calcext:value-type="string">
            <text:p>10000321</text:p>
          </table:table-cell>
          <table:table-cell table:style-name="ce8" office:value-type="string" calcext:value-type="string">
            <text:p>b0000321</text:p>
          </table:table-cell>
          <table:table-cell table:style-name="ce8" office:value-type="string" calcext:value-type="string">
            <text:p>form0321</text:p>
          </table:table-cell>
          <table:table-cell table:style-name="ce8" office:value-type="string" calcext:value-type="string">
            <text:p>Espai de formació 0321</text:p>
          </table:table-cell>
          <table:table-cell table:number-columns-repeated="986"/>
        </table:table-row>
        <table:table-row table:style-name="ro1">
          <table:table-cell table:formula="of:=&quot;&quot; &amp; CHAR(CODE([.B1571])-49) &amp; MID([.B1571];2;7)" office:value-type="string" office:string-value="10000322" calcext:value-type="string">
            <text:p>10000322</text:p>
          </table:table-cell>
          <table:table-cell table:style-name="ce8" office:value-type="string" calcext:value-type="string">
            <text:p>b0000322</text:p>
          </table:table-cell>
          <table:table-cell table:style-name="ce8" office:value-type="string" calcext:value-type="string">
            <text:p>form0322</text:p>
          </table:table-cell>
          <table:table-cell table:style-name="ce8" office:value-type="string" calcext:value-type="string">
            <text:p>Espai de formació 0322</text:p>
          </table:table-cell>
          <table:table-cell table:number-columns-repeated="986"/>
        </table:table-row>
        <table:table-row table:style-name="ro1">
          <table:table-cell table:formula="of:=&quot;&quot; &amp; CHAR(CODE([.B1572])-49) &amp; MID([.B1572];2;7)" office:value-type="string" office:string-value="10000323" calcext:value-type="string">
            <text:p>10000323</text:p>
          </table:table-cell>
          <table:table-cell table:style-name="ce8" office:value-type="string" calcext:value-type="string">
            <text:p>b0000323</text:p>
          </table:table-cell>
          <table:table-cell table:style-name="ce8" office:value-type="string" calcext:value-type="string">
            <text:p>form0323</text:p>
          </table:table-cell>
          <table:table-cell table:style-name="ce8" office:value-type="string" calcext:value-type="string">
            <text:p>Espai de formació 0323</text:p>
          </table:table-cell>
          <table:table-cell table:number-columns-repeated="986"/>
        </table:table-row>
        <table:table-row table:style-name="ro1">
          <table:table-cell table:formula="of:=&quot;&quot; &amp; CHAR(CODE([.B1573])-49) &amp; MID([.B1573];2;7)" office:value-type="string" office:string-value="10000324" calcext:value-type="string">
            <text:p>10000324</text:p>
          </table:table-cell>
          <table:table-cell table:style-name="ce8" office:value-type="string" calcext:value-type="string">
            <text:p>b0000324</text:p>
          </table:table-cell>
          <table:table-cell table:style-name="ce8" office:value-type="string" calcext:value-type="string">
            <text:p>form0324</text:p>
          </table:table-cell>
          <table:table-cell table:style-name="ce8" office:value-type="string" calcext:value-type="string">
            <text:p>Espai de formació 0324</text:p>
          </table:table-cell>
          <table:table-cell table:number-columns-repeated="986"/>
        </table:table-row>
        <table:table-row table:style-name="ro1">
          <table:table-cell table:formula="of:=&quot;&quot; &amp; CHAR(CODE([.B1574])-49) &amp; MID([.B1574];2;7)" office:value-type="string" office:string-value="10000325" calcext:value-type="string">
            <text:p>10000325</text:p>
          </table:table-cell>
          <table:table-cell table:style-name="ce8" office:value-type="string" calcext:value-type="string">
            <text:p>b0000325</text:p>
          </table:table-cell>
          <table:table-cell table:style-name="ce8" office:value-type="string" calcext:value-type="string">
            <text:p>form0325</text:p>
          </table:table-cell>
          <table:table-cell table:style-name="ce8" office:value-type="string" calcext:value-type="string">
            <text:p>Espai de formació 0325</text:p>
          </table:table-cell>
          <table:table-cell table:number-columns-repeated="986"/>
        </table:table-row>
        <table:table-row table:style-name="ro1">
          <table:table-cell table:formula="of:=&quot;&quot; &amp; CHAR(CODE([.B1575])-49) &amp; MID([.B1575];2;7)" office:value-type="string" office:string-value="10000326" calcext:value-type="string">
            <text:p>10000326</text:p>
          </table:table-cell>
          <table:table-cell table:style-name="ce8" office:value-type="string" calcext:value-type="string">
            <text:p>b0000326</text:p>
          </table:table-cell>
          <table:table-cell table:style-name="ce8" office:value-type="string" calcext:value-type="string">
            <text:p>form0326</text:p>
          </table:table-cell>
          <table:table-cell table:style-name="ce8" office:value-type="string" calcext:value-type="string">
            <text:p>Espai de formació 0326</text:p>
          </table:table-cell>
          <table:table-cell table:number-columns-repeated="986"/>
        </table:table-row>
        <table:table-row table:style-name="ro1">
          <table:table-cell table:formula="of:=&quot;&quot; &amp; CHAR(CODE([.B1576])-49) &amp; MID([.B1576];2;7)" office:value-type="string" office:string-value="10000327" calcext:value-type="string">
            <text:p>10000327</text:p>
          </table:table-cell>
          <table:table-cell table:style-name="ce8" office:value-type="string" calcext:value-type="string">
            <text:p>b0000327</text:p>
          </table:table-cell>
          <table:table-cell table:style-name="ce8" office:value-type="string" calcext:value-type="string">
            <text:p>form0327</text:p>
          </table:table-cell>
          <table:table-cell table:style-name="ce8" office:value-type="string" calcext:value-type="string">
            <text:p>Espai de formació 0327</text:p>
          </table:table-cell>
          <table:table-cell table:number-columns-repeated="986"/>
        </table:table-row>
        <table:table-row table:style-name="ro1">
          <table:table-cell table:formula="of:=&quot;&quot; &amp; CHAR(CODE([.B1577])-49) &amp; MID([.B1577];2;7)" office:value-type="string" office:string-value="10000328" calcext:value-type="string">
            <text:p>10000328</text:p>
          </table:table-cell>
          <table:table-cell table:style-name="ce8" office:value-type="string" calcext:value-type="string">
            <text:p>b0000328</text:p>
          </table:table-cell>
          <table:table-cell table:style-name="ce8" office:value-type="string" calcext:value-type="string">
            <text:p>form0328</text:p>
          </table:table-cell>
          <table:table-cell table:style-name="ce8" office:value-type="string" calcext:value-type="string">
            <text:p>Espai de formació 0328</text:p>
          </table:table-cell>
          <table:table-cell table:number-columns-repeated="986"/>
        </table:table-row>
        <table:table-row table:style-name="ro1">
          <table:table-cell table:formula="of:=&quot;&quot; &amp; CHAR(CODE([.B1578])-49) &amp; MID([.B1578];2;7)" office:value-type="string" office:string-value="10000329" calcext:value-type="string">
            <text:p>10000329</text:p>
          </table:table-cell>
          <table:table-cell table:style-name="ce8" office:value-type="string" calcext:value-type="string">
            <text:p>b0000329</text:p>
          </table:table-cell>
          <table:table-cell table:style-name="ce8" office:value-type="string" calcext:value-type="string">
            <text:p>form0329</text:p>
          </table:table-cell>
          <table:table-cell table:style-name="ce8" office:value-type="string" calcext:value-type="string">
            <text:p>Espai de formació 0329</text:p>
          </table:table-cell>
          <table:table-cell table:number-columns-repeated="986"/>
        </table:table-row>
        <table:table-row table:style-name="ro1">
          <table:table-cell table:formula="of:=&quot;&quot; &amp; CHAR(CODE([.B1579])-49) &amp; MID([.B1579];2;7)" office:value-type="string" office:string-value="10000330" calcext:value-type="string">
            <text:p>10000330</text:p>
          </table:table-cell>
          <table:table-cell table:style-name="ce8" office:value-type="string" calcext:value-type="string">
            <text:p>b0000330</text:p>
          </table:table-cell>
          <table:table-cell table:style-name="ce8" office:value-type="string" calcext:value-type="string">
            <text:p>form0330</text:p>
          </table:table-cell>
          <table:table-cell table:style-name="ce8" office:value-type="string" calcext:value-type="string">
            <text:p>Espai de formació 0330</text:p>
          </table:table-cell>
          <table:table-cell table:number-columns-repeated="986"/>
        </table:table-row>
        <table:table-row table:style-name="ro1">
          <table:table-cell table:formula="of:=&quot;&quot; &amp; CHAR(CODE([.B1580])-49) &amp; MID([.B1580];2;7)" office:value-type="string" office:string-value="10000331" calcext:value-type="string">
            <text:p>10000331</text:p>
          </table:table-cell>
          <table:table-cell table:style-name="ce8" office:value-type="string" calcext:value-type="string">
            <text:p>b0000331</text:p>
          </table:table-cell>
          <table:table-cell table:style-name="ce8" office:value-type="string" calcext:value-type="string">
            <text:p>form0331</text:p>
          </table:table-cell>
          <table:table-cell table:style-name="ce8" office:value-type="string" calcext:value-type="string">
            <text:p>Espai de formació 0331</text:p>
          </table:table-cell>
          <table:table-cell table:number-columns-repeated="986"/>
        </table:table-row>
        <table:table-row table:style-name="ro1">
          <table:table-cell table:formula="of:=&quot;&quot; &amp; CHAR(CODE([.B1581])-49) &amp; MID([.B1581];2;7)" office:value-type="string" office:string-value="10000332" calcext:value-type="string">
            <text:p>10000332</text:p>
          </table:table-cell>
          <table:table-cell table:style-name="ce8" office:value-type="string" calcext:value-type="string">
            <text:p>b0000332</text:p>
          </table:table-cell>
          <table:table-cell table:style-name="ce8" office:value-type="string" calcext:value-type="string">
            <text:p>form0332</text:p>
          </table:table-cell>
          <table:table-cell table:style-name="ce8" office:value-type="string" calcext:value-type="string">
            <text:p>Espai de formació 0332</text:p>
          </table:table-cell>
          <table:table-cell table:number-columns-repeated="986"/>
        </table:table-row>
        <table:table-row table:style-name="ro1">
          <table:table-cell table:formula="of:=&quot;&quot; &amp; CHAR(CODE([.B1582])-49) &amp; MID([.B1582];2;7)" office:value-type="string" office:string-value="10000333" calcext:value-type="string">
            <text:p>10000333</text:p>
          </table:table-cell>
          <table:table-cell table:style-name="ce8" office:value-type="string" calcext:value-type="string">
            <text:p>b0000333</text:p>
          </table:table-cell>
          <table:table-cell table:style-name="ce8" office:value-type="string" calcext:value-type="string">
            <text:p>form0333</text:p>
          </table:table-cell>
          <table:table-cell table:style-name="ce8" office:value-type="string" calcext:value-type="string">
            <text:p>Espai de formació 0333</text:p>
          </table:table-cell>
          <table:table-cell table:number-columns-repeated="986"/>
        </table:table-row>
        <table:table-row table:style-name="ro1">
          <table:table-cell table:formula="of:=&quot;&quot; &amp; CHAR(CODE([.B1583])-49) &amp; MID([.B1583];2;7)" office:value-type="string" office:string-value="10000334" calcext:value-type="string">
            <text:p>10000334</text:p>
          </table:table-cell>
          <table:table-cell table:style-name="ce8" office:value-type="string" calcext:value-type="string">
            <text:p>b0000334</text:p>
          </table:table-cell>
          <table:table-cell table:style-name="ce8" office:value-type="string" calcext:value-type="string">
            <text:p>form0334</text:p>
          </table:table-cell>
          <table:table-cell table:style-name="ce8" office:value-type="string" calcext:value-type="string">
            <text:p>Espai de formació 0334</text:p>
          </table:table-cell>
          <table:table-cell table:number-columns-repeated="986"/>
        </table:table-row>
        <table:table-row table:style-name="ro1">
          <table:table-cell table:formula="of:=&quot;&quot; &amp; CHAR(CODE([.B1584])-49) &amp; MID([.B1584];2;7)" office:value-type="string" office:string-value="10000335" calcext:value-type="string">
            <text:p>10000335</text:p>
          </table:table-cell>
          <table:table-cell table:style-name="ce8" office:value-type="string" calcext:value-type="string">
            <text:p>b0000335</text:p>
          </table:table-cell>
          <table:table-cell table:style-name="ce8" office:value-type="string" calcext:value-type="string">
            <text:p>form0335</text:p>
          </table:table-cell>
          <table:table-cell table:style-name="ce8" office:value-type="string" calcext:value-type="string">
            <text:p>Espai de formació 0335</text:p>
          </table:table-cell>
          <table:table-cell table:number-columns-repeated="986"/>
        </table:table-row>
        <table:table-row table:style-name="ro1">
          <table:table-cell table:formula="of:=&quot;&quot; &amp; CHAR(CODE([.B1585])-49) &amp; MID([.B1585];2;7)" office:value-type="string" office:string-value="10000336" calcext:value-type="string">
            <text:p>10000336</text:p>
          </table:table-cell>
          <table:table-cell table:style-name="ce8" office:value-type="string" calcext:value-type="string">
            <text:p>b0000336</text:p>
          </table:table-cell>
          <table:table-cell table:style-name="ce8" office:value-type="string" calcext:value-type="string">
            <text:p>form0336</text:p>
          </table:table-cell>
          <table:table-cell table:style-name="ce8" office:value-type="string" calcext:value-type="string">
            <text:p>Espai de formació 0336</text:p>
          </table:table-cell>
          <table:table-cell table:number-columns-repeated="986"/>
        </table:table-row>
        <table:table-row table:style-name="ro1">
          <table:table-cell table:formula="of:=&quot;&quot; &amp; CHAR(CODE([.B1586])-49) &amp; MID([.B1586];2;7)" office:value-type="string" office:string-value="10000337" calcext:value-type="string">
            <text:p>10000337</text:p>
          </table:table-cell>
          <table:table-cell table:style-name="ce8" office:value-type="string" calcext:value-type="string">
            <text:p>b0000337</text:p>
          </table:table-cell>
          <table:table-cell table:style-name="ce8" office:value-type="string" calcext:value-type="string">
            <text:p>form0337</text:p>
          </table:table-cell>
          <table:table-cell table:style-name="ce8" office:value-type="string" calcext:value-type="string">
            <text:p>Espai de formació 0337</text:p>
          </table:table-cell>
          <table:table-cell table:number-columns-repeated="986"/>
        </table:table-row>
        <table:table-row table:style-name="ro1">
          <table:table-cell table:formula="of:=&quot;&quot; &amp; CHAR(CODE([.B1587])-49) &amp; MID([.B1587];2;7)" office:value-type="string" office:string-value="10000338" calcext:value-type="string">
            <text:p>10000338</text:p>
          </table:table-cell>
          <table:table-cell table:style-name="ce8" office:value-type="string" calcext:value-type="string">
            <text:p>b0000338</text:p>
          </table:table-cell>
          <table:table-cell table:style-name="ce8" office:value-type="string" calcext:value-type="string">
            <text:p>form0338</text:p>
          </table:table-cell>
          <table:table-cell table:style-name="ce8" office:value-type="string" calcext:value-type="string">
            <text:p>Espai de formació 0338</text:p>
          </table:table-cell>
          <table:table-cell table:number-columns-repeated="986"/>
        </table:table-row>
        <table:table-row table:style-name="ro1">
          <table:table-cell table:formula="of:=&quot;&quot; &amp; CHAR(CODE([.B1588])-49) &amp; MID([.B1588];2;7)" office:value-type="string" office:string-value="10000339" calcext:value-type="string">
            <text:p>10000339</text:p>
          </table:table-cell>
          <table:table-cell table:style-name="ce8" office:value-type="string" calcext:value-type="string">
            <text:p>b0000339</text:p>
          </table:table-cell>
          <table:table-cell table:style-name="ce8" office:value-type="string" calcext:value-type="string">
            <text:p>form0339</text:p>
          </table:table-cell>
          <table:table-cell table:style-name="ce8" office:value-type="string" calcext:value-type="string">
            <text:p>Espai de formació 0339</text:p>
          </table:table-cell>
          <table:table-cell table:number-columns-repeated="986"/>
        </table:table-row>
        <table:table-row table:style-name="ro1">
          <table:table-cell table:formula="of:=&quot;&quot; &amp; CHAR(CODE([.B1589])-49) &amp; MID([.B1589];2;7)" office:value-type="string" office:string-value="10000340" calcext:value-type="string">
            <text:p>10000340</text:p>
          </table:table-cell>
          <table:table-cell table:style-name="ce8" office:value-type="string" calcext:value-type="string">
            <text:p>b0000340</text:p>
          </table:table-cell>
          <table:table-cell table:style-name="ce8" office:value-type="string" calcext:value-type="string">
            <text:p>form0340</text:p>
          </table:table-cell>
          <table:table-cell table:style-name="ce8" office:value-type="string" calcext:value-type="string">
            <text:p>Espai de formació 0340</text:p>
          </table:table-cell>
          <table:table-cell table:number-columns-repeated="986"/>
        </table:table-row>
        <table:table-row table:style-name="ro1">
          <table:table-cell table:formula="of:=&quot;&quot; &amp; CHAR(CODE([.B1590])-49) &amp; MID([.B1590];2;7)" office:value-type="string" office:string-value="10000341" calcext:value-type="string">
            <text:p>10000341</text:p>
          </table:table-cell>
          <table:table-cell table:style-name="ce8" office:value-type="string" calcext:value-type="string">
            <text:p>b0000341</text:p>
          </table:table-cell>
          <table:table-cell table:style-name="ce8" office:value-type="string" calcext:value-type="string">
            <text:p>form0341</text:p>
          </table:table-cell>
          <table:table-cell table:style-name="ce8" office:value-type="string" calcext:value-type="string">
            <text:p>Espai de formació 0341</text:p>
          </table:table-cell>
          <table:table-cell table:number-columns-repeated="986"/>
        </table:table-row>
        <table:table-row table:style-name="ro1">
          <table:table-cell table:formula="of:=&quot;&quot; &amp; CHAR(CODE([.B1591])-49) &amp; MID([.B1591];2;7)" office:value-type="string" office:string-value="10000342" calcext:value-type="string">
            <text:p>10000342</text:p>
          </table:table-cell>
          <table:table-cell table:style-name="ce8" office:value-type="string" calcext:value-type="string">
            <text:p>b0000342</text:p>
          </table:table-cell>
          <table:table-cell table:style-name="ce8" office:value-type="string" calcext:value-type="string">
            <text:p>form0342</text:p>
          </table:table-cell>
          <table:table-cell table:style-name="ce8" office:value-type="string" calcext:value-type="string">
            <text:p>Espai de formació 0342</text:p>
          </table:table-cell>
          <table:table-cell table:number-columns-repeated="986"/>
        </table:table-row>
        <table:table-row table:style-name="ro1">
          <table:table-cell table:formula="of:=&quot;&quot; &amp; CHAR(CODE([.B1592])-49) &amp; MID([.B1592];2;7)" office:value-type="string" office:string-value="10000343" calcext:value-type="string">
            <text:p>10000343</text:p>
          </table:table-cell>
          <table:table-cell table:style-name="ce8" office:value-type="string" calcext:value-type="string">
            <text:p>b0000343</text:p>
          </table:table-cell>
          <table:table-cell table:style-name="ce8" office:value-type="string" calcext:value-type="string">
            <text:p>form0343</text:p>
          </table:table-cell>
          <table:table-cell table:style-name="ce8" office:value-type="string" calcext:value-type="string">
            <text:p>Espai de formació 0343</text:p>
          </table:table-cell>
          <table:table-cell table:number-columns-repeated="986"/>
        </table:table-row>
        <table:table-row table:style-name="ro1">
          <table:table-cell table:formula="of:=&quot;&quot; &amp; CHAR(CODE([.B1593])-49) &amp; MID([.B1593];2;7)" office:value-type="string" office:string-value="10000344" calcext:value-type="string">
            <text:p>10000344</text:p>
          </table:table-cell>
          <table:table-cell table:style-name="ce8" office:value-type="string" calcext:value-type="string">
            <text:p>b0000344</text:p>
          </table:table-cell>
          <table:table-cell table:style-name="ce8" office:value-type="string" calcext:value-type="string">
            <text:p>form0344</text:p>
          </table:table-cell>
          <table:table-cell table:style-name="ce8" office:value-type="string" calcext:value-type="string">
            <text:p>Espai de formació 0344</text:p>
          </table:table-cell>
          <table:table-cell table:number-columns-repeated="986"/>
        </table:table-row>
        <table:table-row table:style-name="ro1">
          <table:table-cell table:formula="of:=&quot;&quot; &amp; CHAR(CODE([.B1594])-49) &amp; MID([.B1594];2;7)" office:value-type="string" office:string-value="10000345" calcext:value-type="string">
            <text:p>10000345</text:p>
          </table:table-cell>
          <table:table-cell table:style-name="ce8" office:value-type="string" calcext:value-type="string">
            <text:p>b0000345</text:p>
          </table:table-cell>
          <table:table-cell table:style-name="ce8" office:value-type="string" calcext:value-type="string">
            <text:p>form0345</text:p>
          </table:table-cell>
          <table:table-cell table:style-name="ce8" office:value-type="string" calcext:value-type="string">
            <text:p>Espai de formació 0345</text:p>
          </table:table-cell>
          <table:table-cell table:number-columns-repeated="986"/>
        </table:table-row>
        <table:table-row table:style-name="ro1">
          <table:table-cell table:formula="of:=&quot;&quot; &amp; CHAR(CODE([.B1595])-49) &amp; MID([.B1595];2;7)" office:value-type="string" office:string-value="10000346" calcext:value-type="string">
            <text:p>10000346</text:p>
          </table:table-cell>
          <table:table-cell table:style-name="ce8" office:value-type="string" calcext:value-type="string">
            <text:p>b0000346</text:p>
          </table:table-cell>
          <table:table-cell table:style-name="ce8" office:value-type="string" calcext:value-type="string">
            <text:p>form0346</text:p>
          </table:table-cell>
          <table:table-cell table:style-name="ce8" office:value-type="string" calcext:value-type="string">
            <text:p>Espai de formació 0346</text:p>
          </table:table-cell>
          <table:table-cell table:number-columns-repeated="986"/>
        </table:table-row>
        <table:table-row table:style-name="ro1">
          <table:table-cell table:formula="of:=&quot;&quot; &amp; CHAR(CODE([.B1596])-49) &amp; MID([.B1596];2;7)" office:value-type="string" office:string-value="10000347" calcext:value-type="string">
            <text:p>10000347</text:p>
          </table:table-cell>
          <table:table-cell table:style-name="ce8" office:value-type="string" calcext:value-type="string">
            <text:p>b0000347</text:p>
          </table:table-cell>
          <table:table-cell table:style-name="ce8" office:value-type="string" calcext:value-type="string">
            <text:p>form0347</text:p>
          </table:table-cell>
          <table:table-cell table:style-name="ce8" office:value-type="string" calcext:value-type="string">
            <text:p>Espai de formació 0347</text:p>
          </table:table-cell>
          <table:table-cell table:number-columns-repeated="986"/>
        </table:table-row>
        <table:table-row table:style-name="ro1">
          <table:table-cell table:formula="of:=&quot;&quot; &amp; CHAR(CODE([.B1597])-49) &amp; MID([.B1597];2;7)" office:value-type="string" office:string-value="10000348" calcext:value-type="string">
            <text:p>10000348</text:p>
          </table:table-cell>
          <table:table-cell table:style-name="ce8" office:value-type="string" calcext:value-type="string">
            <text:p>b0000348</text:p>
          </table:table-cell>
          <table:table-cell table:style-name="ce8" office:value-type="string" calcext:value-type="string">
            <text:p>form0348</text:p>
          </table:table-cell>
          <table:table-cell table:style-name="ce8" office:value-type="string" calcext:value-type="string">
            <text:p>Espai de formació 0348</text:p>
          </table:table-cell>
          <table:table-cell table:number-columns-repeated="986"/>
        </table:table-row>
        <table:table-row table:style-name="ro1">
          <table:table-cell table:formula="of:=&quot;&quot; &amp; CHAR(CODE([.B1598])-49) &amp; MID([.B1598];2;7)" office:value-type="string" office:string-value="10000349" calcext:value-type="string">
            <text:p>10000349</text:p>
          </table:table-cell>
          <table:table-cell table:style-name="ce8" office:value-type="string" calcext:value-type="string">
            <text:p>b0000349</text:p>
          </table:table-cell>
          <table:table-cell table:style-name="ce8" office:value-type="string" calcext:value-type="string">
            <text:p>form0349</text:p>
          </table:table-cell>
          <table:table-cell table:style-name="ce8" office:value-type="string" calcext:value-type="string">
            <text:p>Espai de formació 0349</text:p>
          </table:table-cell>
          <table:table-cell table:number-columns-repeated="986"/>
        </table:table-row>
        <table:table-row table:style-name="ro1">
          <table:table-cell table:formula="of:=&quot;&quot; &amp; CHAR(CODE([.B1599])-49) &amp; MID([.B1599];2;7)" office:value-type="string" office:string-value="10000350" calcext:value-type="string">
            <text:p>10000350</text:p>
          </table:table-cell>
          <table:table-cell table:style-name="ce8" office:value-type="string" calcext:value-type="string">
            <text:p>b0000350</text:p>
          </table:table-cell>
          <table:table-cell table:style-name="ce8" office:value-type="string" calcext:value-type="string">
            <text:p>form0350</text:p>
          </table:table-cell>
          <table:table-cell table:style-name="ce8" office:value-type="string" calcext:value-type="string">
            <text:p>Espai de formació 0350</text:p>
          </table:table-cell>
          <table:table-cell table:number-columns-repeated="986"/>
        </table:table-row>
        <table:table-row table:style-name="ro1">
          <table:table-cell table:formula="of:=&quot;&quot; &amp; CHAR(CODE([.B1600])-49) &amp; MID([.B1600];2;7)" office:value-type="string" office:string-value="10000351" calcext:value-type="string">
            <text:p>10000351</text:p>
          </table:table-cell>
          <table:table-cell table:style-name="ce8" office:value-type="string" calcext:value-type="string">
            <text:p>b0000351</text:p>
          </table:table-cell>
          <table:table-cell table:style-name="ce8" office:value-type="string" calcext:value-type="string">
            <text:p>form0351</text:p>
          </table:table-cell>
          <table:table-cell table:style-name="ce8" office:value-type="string" calcext:value-type="string">
            <text:p>Espai de formació 0351</text:p>
          </table:table-cell>
          <table:table-cell table:number-columns-repeated="986"/>
        </table:table-row>
        <table:table-row table:style-name="ro1">
          <table:table-cell table:formula="of:=&quot;&quot; &amp; CHAR(CODE([.B1601])-49) &amp; MID([.B1601];2;7)" office:value-type="string" office:string-value="10000352" calcext:value-type="string">
            <text:p>10000352</text:p>
          </table:table-cell>
          <table:table-cell table:style-name="ce8" office:value-type="string" calcext:value-type="string">
            <text:p>b0000352</text:p>
          </table:table-cell>
          <table:table-cell table:style-name="ce8" office:value-type="string" calcext:value-type="string">
            <text:p>form0352</text:p>
          </table:table-cell>
          <table:table-cell table:style-name="ce8" office:value-type="string" calcext:value-type="string">
            <text:p>Espai de formació 0352</text:p>
          </table:table-cell>
          <table:table-cell table:number-columns-repeated="986"/>
        </table:table-row>
        <table:table-row table:style-name="ro1">
          <table:table-cell table:formula="of:=&quot;&quot; &amp; CHAR(CODE([.B1602])-49) &amp; MID([.B1602];2;7)" office:value-type="string" office:string-value="10000353" calcext:value-type="string">
            <text:p>10000353</text:p>
          </table:table-cell>
          <table:table-cell table:style-name="ce8" office:value-type="string" calcext:value-type="string">
            <text:p>b0000353</text:p>
          </table:table-cell>
          <table:table-cell table:style-name="ce8" office:value-type="string" calcext:value-type="string">
            <text:p>form0353</text:p>
          </table:table-cell>
          <table:table-cell table:style-name="ce8" office:value-type="string" calcext:value-type="string">
            <text:p>Espai de formació 0353</text:p>
          </table:table-cell>
          <table:table-cell table:number-columns-repeated="986"/>
        </table:table-row>
        <table:table-row table:style-name="ro1">
          <table:table-cell table:formula="of:=&quot;&quot; &amp; CHAR(CODE([.B1603])-49) &amp; MID([.B1603];2;7)" office:value-type="string" office:string-value="10000354" calcext:value-type="string">
            <text:p>10000354</text:p>
          </table:table-cell>
          <table:table-cell table:style-name="ce8" office:value-type="string" calcext:value-type="string">
            <text:p>b0000354</text:p>
          </table:table-cell>
          <table:table-cell table:style-name="ce8" office:value-type="string" calcext:value-type="string">
            <text:p>form0354</text:p>
          </table:table-cell>
          <table:table-cell table:style-name="ce8" office:value-type="string" calcext:value-type="string">
            <text:p>Espai de formació 0354</text:p>
          </table:table-cell>
          <table:table-cell table:number-columns-repeated="986"/>
        </table:table-row>
        <table:table-row table:style-name="ro1">
          <table:table-cell table:formula="of:=&quot;&quot; &amp; CHAR(CODE([.B1604])-49) &amp; MID([.B1604];2;7)" office:value-type="string" office:string-value="10000355" calcext:value-type="string">
            <text:p>10000355</text:p>
          </table:table-cell>
          <table:table-cell table:style-name="ce8" office:value-type="string" calcext:value-type="string">
            <text:p>b0000355</text:p>
          </table:table-cell>
          <table:table-cell table:style-name="ce8" office:value-type="string" calcext:value-type="string">
            <text:p>form0355</text:p>
          </table:table-cell>
          <table:table-cell table:style-name="ce8" office:value-type="string" calcext:value-type="string">
            <text:p>Espai de formació 0355</text:p>
          </table:table-cell>
          <table:table-cell table:number-columns-repeated="986"/>
        </table:table-row>
        <table:table-row table:style-name="ro1">
          <table:table-cell table:formula="of:=&quot;&quot; &amp; CHAR(CODE([.B1605])-49) &amp; MID([.B1605];2;7)" office:value-type="string" office:string-value="10000356" calcext:value-type="string">
            <text:p>10000356</text:p>
          </table:table-cell>
          <table:table-cell table:style-name="ce8" office:value-type="string" calcext:value-type="string">
            <text:p>b0000356</text:p>
          </table:table-cell>
          <table:table-cell table:style-name="ce8" office:value-type="string" calcext:value-type="string">
            <text:p>form0356</text:p>
          </table:table-cell>
          <table:table-cell table:style-name="ce8" office:value-type="string" calcext:value-type="string">
            <text:p>Espai de formació 0356</text:p>
          </table:table-cell>
          <table:table-cell table:number-columns-repeated="986"/>
        </table:table-row>
        <table:table-row table:style-name="ro1">
          <table:table-cell table:formula="of:=&quot;&quot; &amp; CHAR(CODE([.B1606])-49) &amp; MID([.B1606];2;7)" office:value-type="string" office:string-value="10000357" calcext:value-type="string">
            <text:p>10000357</text:p>
          </table:table-cell>
          <table:table-cell table:style-name="ce8" office:value-type="string" calcext:value-type="string">
            <text:p>b0000357</text:p>
          </table:table-cell>
          <table:table-cell table:style-name="ce8" office:value-type="string" calcext:value-type="string">
            <text:p>form0357</text:p>
          </table:table-cell>
          <table:table-cell table:style-name="ce8" office:value-type="string" calcext:value-type="string">
            <text:p>Espai de formació 0357</text:p>
          </table:table-cell>
          <table:table-cell table:number-columns-repeated="986"/>
        </table:table-row>
        <table:table-row table:style-name="ro1">
          <table:table-cell table:formula="of:=&quot;&quot; &amp; CHAR(CODE([.B1607])-49) &amp; MID([.B1607];2;7)" office:value-type="string" office:string-value="10000358" calcext:value-type="string">
            <text:p>10000358</text:p>
          </table:table-cell>
          <table:table-cell table:style-name="ce8" office:value-type="string" calcext:value-type="string">
            <text:p>b0000358</text:p>
          </table:table-cell>
          <table:table-cell table:style-name="ce8" office:value-type="string" calcext:value-type="string">
            <text:p>form0358</text:p>
          </table:table-cell>
          <table:table-cell table:style-name="ce8" office:value-type="string" calcext:value-type="string">
            <text:p>Espai de formació 0358</text:p>
          </table:table-cell>
          <table:table-cell table:number-columns-repeated="986"/>
        </table:table-row>
        <table:table-row table:style-name="ro1">
          <table:table-cell table:formula="of:=&quot;&quot; &amp; CHAR(CODE([.B1608])-49) &amp; MID([.B1608];2;7)" office:value-type="string" office:string-value="10000359" calcext:value-type="string">
            <text:p>10000359</text:p>
          </table:table-cell>
          <table:table-cell table:style-name="ce8" office:value-type="string" calcext:value-type="string">
            <text:p>b0000359</text:p>
          </table:table-cell>
          <table:table-cell table:style-name="ce8" office:value-type="string" calcext:value-type="string">
            <text:p>form0359</text:p>
          </table:table-cell>
          <table:table-cell table:style-name="ce8" office:value-type="string" calcext:value-type="string">
            <text:p>Espai de formació 0359</text:p>
          </table:table-cell>
          <table:table-cell table:number-columns-repeated="986"/>
        </table:table-row>
        <table:table-row table:style-name="ro1">
          <table:table-cell table:formula="of:=&quot;&quot; &amp; CHAR(CODE([.B1609])-49) &amp; MID([.B1609];2;7)" office:value-type="string" office:string-value="10000360" calcext:value-type="string">
            <text:p>10000360</text:p>
          </table:table-cell>
          <table:table-cell table:style-name="ce8" office:value-type="string" calcext:value-type="string">
            <text:p>b0000360</text:p>
          </table:table-cell>
          <table:table-cell table:style-name="ce8" office:value-type="string" calcext:value-type="string">
            <text:p>form0360</text:p>
          </table:table-cell>
          <table:table-cell table:style-name="ce8" office:value-type="string" calcext:value-type="string">
            <text:p>Espai de formació 0360</text:p>
          </table:table-cell>
          <table:table-cell table:number-columns-repeated="986"/>
        </table:table-row>
        <table:table-row table:style-name="ro1">
          <table:table-cell table:formula="of:=&quot;&quot; &amp; CHAR(CODE([.B1610])-49) &amp; MID([.B1610];2;7)" office:value-type="string" office:string-value="17000032" calcext:value-type="string">
            <text:p>17000032</text:p>
          </table:table-cell>
          <table:table-cell table:style-name="ce8" office:value-type="string" calcext:value-type="string">
            <text:p>b7000032</text:p>
          </table:table-cell>
          <table:table-cell table:style-name="ce8" office:value-type="string" calcext:value-type="string">
            <text:p>ceipvilademany</text:p>
          </table:table-cell>
          <table:table-cell table:style-name="ce8" office:value-type="string" calcext:value-type="string">
            <text:p>Escola Vilademany</text:p>
          </table:table-cell>
          <table:table-cell table:number-columns-repeated="986"/>
        </table:table-row>
        <table:table-row table:style-name="ro1">
          <table:table-cell table:formula="of:=&quot;&quot; &amp; CHAR(CODE([.B1611])-49) &amp; MID([.B1611];2;7)" office:value-type="string" office:string-value="17000068" calcext:value-type="string">
            <text:p>17000068</text:p>
          </table:table-cell>
          <table:table-cell table:style-name="ce8" office:value-type="string" calcext:value-type="string">
            <text:p>b7000068</text:p>
          </table:table-cell>
          <table:table-cell table:style-name="ce8" office:value-type="string" calcext:value-type="string">
            <text:p>esc-elfar</text:p>
          </table:table-cell>
          <table:table-cell table:style-name="ce8" office:value-type="string" calcext:value-type="string">
            <text:p>Escola del Far d'Empordà</text:p>
          </table:table-cell>
          <table:table-cell table:number-columns-repeated="986"/>
        </table:table-row>
        <table:table-row table:style-name="ro1">
          <table:table-cell table:formula="of:=&quot;&quot; &amp; CHAR(CODE([.B1612])-49) &amp; MID([.B1612];2;7)" office:value-type="string" office:string-value="17000071" calcext:value-type="string">
            <text:p>17000071</text:p>
          </table:table-cell>
          <table:table-cell table:style-name="ce8" office:value-type="string" calcext:value-type="string">
            <text:p>b7000071</text:p>
          </table:table-cell>
          <table:table-cell table:style-name="ce8" office:value-type="string" calcext:value-type="string">
            <text:p>escolabacdecerdanya</text:p>
          </table:table-cell>
          <table:table-cell table:style-name="ce8" office:value-type="string" calcext:value-type="string">
            <text:p>Escola Bac de Cerdanya</text:p>
          </table:table-cell>
          <table:table-cell table:number-columns-repeated="986"/>
        </table:table-row>
        <table:table-row table:style-name="ro1">
          <table:table-cell table:formula="of:=&quot;&quot; &amp; CHAR(CODE([.B1613])-49) &amp; MID([.B1613];2;7)" office:value-type="string" office:string-value="17000123" calcext:value-type="string">
            <text:p>17000123</text:p>
          </table:table-cell>
          <table:table-cell table:style-name="ce8" office:value-type="string" calcext:value-type="string">
            <text:p>b7000123</text:p>
          </table:table-cell>
          <table:table-cell table:style-name="ce8" office:value-type="string" calcext:value-type="string">
            <text:p>ceipsantjordi</text:p>
          </table:table-cell>
          <table:table-cell table:style-name="ce8" office:value-type="string" calcext:value-type="string">
            <text:p>Escola Sant Jordi</text:p>
          </table:table-cell>
          <table:table-cell table:number-columns-repeated="986"/>
        </table:table-row>
        <table:table-row table:style-name="ro1">
          <table:table-cell table:formula="of:=&quot;&quot; &amp; CHAR(CODE([.B1614])-49) &amp; MID([.B1614];2;7)" office:value-type="string" office:string-value="17000135" calcext:value-type="string">
            <text:p>17000135</text:p>
          </table:table-cell>
          <table:table-cell table:style-name="ce8" office:value-type="string" calcext:value-type="string">
            <text:p>b7000135</text:p>
          </table:table-cell>
          <table:table-cell table:style-name="ce8" office:value-type="string" calcext:value-type="string">
            <text:p>escpfangles</text:p>
          </table:table-cell>
          <table:table-cell table:style-name="ce8" office:value-type="string" calcext:value-type="string">
            <text:p>Escola Pompeu Fabra</text:p>
          </table:table-cell>
          <table:table-cell table:number-columns-repeated="986"/>
        </table:table-row>
        <table:table-row table:style-name="ro1">
          <table:table-cell table:formula="of:=&quot;&quot; &amp; CHAR(CODE([.B1615])-49) &amp; MID([.B1615];2;7)" office:value-type="string" office:string-value="17000241" calcext:value-type="string">
            <text:p>17000241</text:p>
          </table:table-cell>
          <table:table-cell table:style-name="ce8" office:value-type="string" calcext:value-type="string">
            <text:p>b7000241</text:p>
          </table:table-cell>
          <table:table-cell table:style-name="ce8" office:value-type="string" calcext:value-type="string">
            <text:p>escolafluvianets</text:p>
          </table:table-cell>
          <table:table-cell table:style-name="ce8" office:value-type="string" calcext:value-type="string">
            <text:p>Escola Fluvianets</text:p>
          </table:table-cell>
          <table:table-cell table:number-columns-repeated="986"/>
        </table:table-row>
        <table:table-row table:style-name="ro1">
          <table:table-cell table:formula="of:=&quot;&quot; &amp; CHAR(CODE([.B1616])-49) &amp; MID([.B1616];2;7)" office:value-type="string" office:string-value="17000263" calcext:value-type="string">
            <text:p>17000263</text:p>
          </table:table-cell>
          <table:table-cell table:style-name="ce8" office:value-type="string" calcext:value-type="string">
            <text:p>b7000263</text:p>
          </table:table-cell>
          <table:table-cell table:style-name="ce8" office:value-type="string" calcext:value-type="string">
            <text:p>ceipdoctorarruga</text:p>
          </table:table-cell>
          <table:table-cell table:style-name="ce8" office:value-type="string" calcext:value-type="string">
            <text:p>Escola Doctor Arruga</text:p>
          </table:table-cell>
          <table:table-cell table:number-columns-repeated="986"/>
        </table:table-row>
        <table:table-row table:style-name="ro1">
          <table:table-cell table:formula="of:=&quot;&quot; &amp; CHAR(CODE([.B1617])-49) &amp; MID([.B1617];2;7)" office:value-type="string" office:string-value="17000305" calcext:value-type="string">
            <text:p>17000305</text:p>
          </table:table-cell>
          <table:table-cell table:style-name="ce8" office:value-type="string" calcext:value-type="string">
            <text:p>b7000305</text:p>
          </table:table-cell>
          <table:table-cell table:style-name="ce8" office:value-type="string" calcext:value-type="string">
            <text:p>iesperealsius</text:p>
          </table:table-cell>
          <table:table-cell table:style-name="ce8" office:value-type="string" calcext:value-type="string">
            <text:p>Institut Pere Alsius i Torrent</text:p>
          </table:table-cell>
          <table:table-cell table:number-columns-repeated="986"/>
        </table:table-row>
        <table:table-row table:style-name="ro1">
          <table:table-cell table:formula="of:=&quot;&quot; &amp; CHAR(CODE([.B1618])-49) &amp; MID([.B1618];2;7)" office:value-type="string" office:string-value="17000329" calcext:value-type="string">
            <text:p>17000329</text:p>
          </table:table-cell>
          <table:table-cell table:style-name="ce8" office:value-type="string" calcext:value-type="string">
            <text:p>b7000329</text:p>
          </table:table-cell>
          <table:table-cell table:style-name="ce8" office:value-type="string" calcext:value-type="string">
            <text:p>escolapladelametller</text:p>
          </table:table-cell>
          <table:table-cell table:style-name="ce8" office:value-type="string" calcext:value-type="string">
            <text:p>Escola Pla de l'Ametller</text:p>
          </table:table-cell>
          <table:table-cell table:number-columns-repeated="986"/>
        </table:table-row>
        <table:table-row table:style-name="ro1">
          <table:table-cell table:formula="of:=&quot;&quot; &amp; CHAR(CODE([.B1619])-49) &amp; MID([.B1619];2;7)" office:value-type="string" office:string-value="17000330" calcext:value-type="string">
            <text:p>17000330</text:p>
          </table:table-cell>
          <table:table-cell table:style-name="ce8" office:value-type="string" calcext:value-type="string">
            <text:p>b7000330</text:p>
          </table:table-cell>
          <table:table-cell table:style-name="ce8" office:value-type="string" calcext:value-type="string">
            <text:p>ies-brugulat</text:p>
          </table:table-cell>
          <table:table-cell table:style-name="ce8" office:value-type="string" calcext:value-type="string">
            <text:p>Institut Josep Brugulat</text:p>
          </table:table-cell>
          <table:table-cell table:number-columns-repeated="986"/>
        </table:table-row>
        <table:table-row table:style-name="ro1">
          <table:table-cell table:formula="of:=&quot;&quot; &amp; CHAR(CODE([.B1620])-49) &amp; MID([.B1620];2;7)" office:value-type="string" office:string-value="17000342" calcext:value-type="string">
            <text:p>17000342</text:p>
          </table:table-cell>
          <table:table-cell table:style-name="ce8" office:value-type="string" calcext:value-type="string">
            <text:p>b7000342</text:p>
          </table:table-cell>
          <table:table-cell table:style-name="ce8" office:value-type="string" calcext:value-type="string">
            <text:p>escbaldirireixaclavila</text:p>
          </table:table-cell>
          <table:table-cell table:style-name="ce8" office:value-type="string" calcext:value-type="string">
            <text:p>Escola Baldiri Reixac</text:p>
          </table:table-cell>
          <table:table-cell table:number-columns-repeated="986"/>
        </table:table-row>
        <table:table-row table:style-name="ro1">
          <table:table-cell table:formula="of:=&quot;&quot; &amp; CHAR(CODE([.B1621])-49) &amp; MID([.B1621];2;7)" office:value-type="string" office:string-value="17000354" calcext:value-type="string">
            <text:p>17000354</text:p>
          </table:table-cell>
          <table:table-cell table:style-name="ce8" office:value-type="string" calcext:value-type="string">
            <text:p>b7000354</text:p>
          </table:table-cell>
          <table:table-cell table:style-name="ce8" office:value-type="string" calcext:value-type="string">
            <text:p>escjoanregla</text:p>
          </table:table-cell>
          <table:table-cell table:style-name="ce8" office:value-type="string" calcext:value-type="string">
            <text:p>Escola Joan Reglà</text:p>
          </table:table-cell>
          <table:table-cell table:number-columns-repeated="986"/>
        </table:table-row>
        <table:table-row table:style-name="ro1">
          <table:table-cell table:formula="of:=&quot;&quot; &amp; CHAR(CODE([.B1622])-49) &amp; MID([.B1622];2;7)" office:value-type="string" office:string-value="17000408" calcext:value-type="string">
            <text:p>17000408</text:p>
          </table:table-cell>
          <table:table-cell table:style-name="ce8" office:value-type="string" calcext:value-type="string">
            <text:p>b7000408</text:p>
          </table:table-cell>
          <table:table-cell table:style-name="ce8" office:value-type="string" calcext:value-type="string">
            <text:p>ceip-drsobreques</text:p>
          </table:table-cell>
          <table:table-cell table:style-name="ce8" office:value-type="string" calcext:value-type="string">
            <text:p>Escola Doctor Sobrequés</text:p>
          </table:table-cell>
          <table:table-cell table:number-columns-repeated="986"/>
        </table:table-row>
        <table:table-row table:style-name="ro1">
          <table:table-cell table:formula="of:=&quot;&quot; &amp; CHAR(CODE([.B1623])-49) &amp; MID([.B1623];2;7)" office:value-type="string" office:string-value="17000411" calcext:value-type="string">
            <text:p>17000411</text:p>
          </table:table-cell>
          <table:table-cell table:style-name="ce8" office:value-type="string" calcext:value-type="string">
            <text:p>b7000411</text:p>
          </table:table-cell>
          <table:table-cell table:style-name="ce8" office:value-type="string" calcext:value-type="string">
            <text:p>ceipjoandemargarit</text:p>
          </table:table-cell>
          <table:table-cell table:style-name="ce8" office:value-type="string" calcext:value-type="string">
            <text:p>Escola Joan de Margarit</text:p>
          </table:table-cell>
          <table:table-cell table:number-columns-repeated="986"/>
        </table:table-row>
        <table:table-row table:style-name="ro1">
          <table:table-cell table:formula="of:=&quot;&quot; &amp; CHAR(CODE([.B1624])-49) &amp; MID([.B1624];2;7)" office:value-type="string" office:string-value="17000469" calcext:value-type="string">
            <text:p>17000469</text:p>
          </table:table-cell>
          <table:table-cell table:style-name="ce8" office:value-type="string" calcext:value-type="string">
            <text:p>b7000469</text:p>
          </table:table-cell>
          <table:table-cell table:style-name="ce8" office:value-type="string" calcext:value-type="string">
            <text:p>esc-joaquimruyra-blanes</text:p>
          </table:table-cell>
          <table:table-cell table:style-name="ce8" office:value-type="string" calcext:value-type="string">
            <text:p>Escola Joaquim Ruyra</text:p>
          </table:table-cell>
          <table:table-cell table:number-columns-repeated="986"/>
        </table:table-row>
        <table:table-row table:style-name="ro1">
          <table:table-cell table:formula="of:=&quot;&quot; &amp; CHAR(CODE([.B1625])-49) &amp; MID([.B1625];2;7)" office:value-type="string" office:string-value="17000470" calcext:value-type="string">
            <text:p>17000470</text:p>
          </table:table-cell>
          <table:table-cell table:style-name="ce8" office:value-type="string" calcext:value-type="string">
            <text:p>b7000470</text:p>
          </table:table-cell>
          <table:table-cell table:style-name="ce8" office:value-type="string" calcext:value-type="string">
            <text:p>escfaust</text:p>
          </table:table-cell>
          <table:table-cell table:style-name="ce8" office:value-type="string" calcext:value-type="string">
            <text:p>Escola Carles Faust</text:p>
          </table:table-cell>
          <table:table-cell table:number-columns-repeated="986"/>
        </table:table-row>
        <table:table-row table:style-name="ro1">
          <table:table-cell table:formula="of:=&quot;&quot; &amp; CHAR(CODE([.B1626])-49) &amp; MID([.B1626];2;7)" office:value-type="string" office:string-value="17000548" calcext:value-type="string">
            <text:p>17000548</text:p>
          </table:table-cell>
          <table:table-cell table:style-name="ce8" office:value-type="string" calcext:value-type="string">
            <text:p>b7000548</text:p>
          </table:table-cell>
          <table:table-cell table:style-name="ce8" office:value-type="string" calcext:value-type="string">
            <text:p>ceipjoanbatlle</text:p>
          </table:table-cell>
          <table:table-cell table:style-name="ce8" office:value-type="string" calcext:value-type="string">
            <text:p>Escola Mossèn Joan Batlle</text:p>
          </table:table-cell>
          <table:table-cell table:number-columns-repeated="986"/>
        </table:table-row>
        <table:table-row table:style-name="ro1">
          <table:table-cell table:formula="of:=&quot;&quot; &amp; CHAR(CODE([.B1627])-49) &amp; MID([.B1627];2;7)" office:value-type="string" office:string-value="17000561" calcext:value-type="string">
            <text:p>17000561</text:p>
          </table:table-cell>
          <table:table-cell table:style-name="ce8" office:value-type="string" calcext:value-type="string">
            <text:p>b7000561</text:p>
          </table:table-cell>
          <table:table-cell table:style-name="ce8" office:value-type="string" calcext:value-type="string">
            <text:p>ceipbordils</text:p>
          </table:table-cell>
          <table:table-cell table:style-name="ce8" office:value-type="string" calcext:value-type="string">
            <text:p>Escola de Bordils</text:p>
          </table:table-cell>
          <table:table-cell table:number-columns-repeated="986"/>
        </table:table-row>
        <table:table-row table:style-name="ro1">
          <table:table-cell table:formula="of:=&quot;&quot; &amp; CHAR(CODE([.B1628])-49) &amp; MID([.B1628];2;7)" office:value-type="string" office:string-value="17000573" calcext:value-type="string">
            <text:p>17000573</text:p>
          </table:table-cell>
          <table:table-cell table:style-name="ce8" office:value-type="string" calcext:value-type="string">
            <text:p>b7000573</text:p>
          </table:table-cell>
          <table:table-cell table:style-name="ce8" office:value-type="string" calcext:value-type="string">
            <text:p>ceipdeborrassa</text:p>
          </table:table-cell>
          <table:table-cell table:style-name="ce8" office:value-type="string" calcext:value-type="string">
            <text:p>Escola Sant Andreu de Borrassà</text:p>
          </table:table-cell>
          <table:table-cell table:number-columns-repeated="986"/>
        </table:table-row>
        <table:table-row table:style-name="ro1">
          <table:table-cell table:formula="of:=&quot;&quot; &amp; CHAR(CODE([.B1629])-49) &amp; MID([.B1629];2;7)" office:value-type="string" office:string-value="17000585" calcext:value-type="string">
            <text:p>17000585</text:p>
          </table:table-cell>
          <table:table-cell table:style-name="ce8" office:value-type="string" calcext:value-type="string">
            <text:p>b7000585</text:p>
          </table:table-cell>
          <table:table-cell table:style-name="ce8" office:value-type="string" calcext:value-type="string">
            <text:p>ceipmontseny-breda</text:p>
          </table:table-cell>
          <table:table-cell table:style-name="ce8" office:value-type="string" calcext:value-type="string">
            <text:p>Escola Montseny</text:p>
          </table:table-cell>
          <table:table-cell table:number-columns-repeated="986"/>
        </table:table-row>
        <table:table-row table:style-name="ro1">
          <table:table-cell table:formula="of:=&quot;&quot; &amp; CHAR(CODE([.B1630])-49) &amp; MID([.B1630];2;7)" office:value-type="string" office:string-value="17000676" calcext:value-type="string">
            <text:p>17000676</text:p>
          </table:table-cell>
          <table:table-cell table:style-name="ce8" office:value-type="string" calcext:value-type="string">
            <text:p>b7000676</text:p>
          </table:table-cell>
          <table:table-cell table:style-name="ce8" office:value-type="string" calcext:value-type="string">
            <text:p>escsantesteve</text:p>
          </table:table-cell>
          <table:table-cell table:style-name="ce8" office:value-type="string" calcext:value-type="string">
            <text:p>Escola Sant Esteve</text:p>
          </table:table-cell>
          <table:table-cell table:number-columns-repeated="986"/>
        </table:table-row>
        <table:table-row table:style-name="ro1">
          <table:table-cell table:formula="of:=&quot;&quot; &amp; CHAR(CODE([.B1631])-49) &amp; MID([.B1631];2;7)" office:value-type="string" office:string-value="17000706" calcext:value-type="string">
            <text:p>17000706</text:p>
          </table:table-cell>
          <table:table-cell table:style-name="ce8" office:value-type="string" calcext:value-type="string">
            <text:p>b7000706</text:p>
          </table:table-cell>
          <table:table-cell table:style-name="ce8" office:value-type="string" calcext:value-type="string">
            <text:p>iespuigcargol-calonge</text:p>
          </table:table-cell>
          <table:table-cell table:style-name="ce8" office:value-type="string" calcext:value-type="string">
            <text:p>Institut Puig Cargol</text:p>
          </table:table-cell>
          <table:table-cell table:number-columns-repeated="986"/>
        </table:table-row>
        <table:table-row table:style-name="ro1">
          <table:table-cell table:formula="of:=&quot;&quot; &amp; CHAR(CODE([.B1632])-49) &amp; MID([.B1632];2;7)" office:value-type="string" office:string-value="17000718" calcext:value-type="string">
            <text:p>17000718</text:p>
          </table:table-cell>
          <table:table-cell table:style-name="ce8" office:value-type="string" calcext:value-type="string">
            <text:p>b7000718</text:p>
          </table:table-cell>
          <table:table-cell table:style-name="ce8" office:value-type="string" calcext:value-type="string">
            <text:p>esc-llevantidemar</text:p>
          </table:table-cell>
          <table:table-cell table:style-name="ce8" office:value-type="string" calcext:value-type="string">
            <text:p>Escola Mare de Déu de la Mercè</text:p>
          </table:table-cell>
          <table:table-cell table:number-columns-repeated="986"/>
        </table:table-row>
        <table:table-row table:style-name="ro1">
          <table:table-cell table:formula="of:=&quot;&quot; &amp; CHAR(CODE([.B1633])-49) &amp; MID([.B1633];2;7)" office:value-type="string" office:string-value="17000731" calcext:value-type="string">
            <text:p>17000731</text:p>
          </table:table-cell>
          <table:table-cell table:style-name="ce8" office:value-type="string" calcext:value-type="string">
            <text:p>b7000731</text:p>
          </table:table-cell>
          <table:table-cell table:style-name="ce8" office:value-type="string" calcext:value-type="string">
            <text:p>ceip-pirineu</text:p>
          </table:table-cell>
          <table:table-cell table:style-name="ce8" office:value-type="string" calcext:value-type="string">
            <text:p>Escola Pirineu</text:p>
          </table:table-cell>
          <table:table-cell table:number-columns-repeated="986"/>
        </table:table-row>
        <table:table-row table:style-name="ro1">
          <table:table-cell table:formula="of:=&quot;&quot; &amp; CHAR(CODE([.B1634])-49) &amp; MID([.B1634];2;7)" office:value-type="string" office:string-value="17000779" calcext:value-type="string">
            <text:p>17000779</text:p>
          </table:table-cell>
          <table:table-cell table:style-name="ce8" office:value-type="string" calcext:value-type="string">
            <text:p>b7000779</text:p>
          </table:table-cell>
          <table:table-cell table:style-name="ce8" office:value-type="string" calcext:value-type="string">
            <text:p>escoladoctorrobert</text:p>
          </table:table-cell>
          <table:table-cell table:style-name="ce8" office:value-type="string" calcext:value-type="string">
            <text:p>Escola Doctor Robert</text:p>
          </table:table-cell>
          <table:table-cell table:number-columns-repeated="986"/>
        </table:table-row>
        <table:table-row table:style-name="ro1">
          <table:table-cell table:formula="of:=&quot;&quot; &amp; CHAR(CODE([.B1635])-49) &amp; MID([.B1635];2;7)" office:value-type="string" office:string-value="17000861" calcext:value-type="string">
            <text:p>17000861</text:p>
          </table:table-cell>
          <table:table-cell table:style-name="ce8" office:value-type="string" calcext:value-type="string">
            <text:p>b7000861</text:p>
          </table:table-cell>
          <table:table-cell table:style-name="ce8" office:value-type="string" calcext:value-type="string">
            <text:p>ceipcastellroc</text:p>
          </table:table-cell>
          <table:table-cell table:style-name="ce8" office:value-type="string" calcext:value-type="string">
            <text:p>Escola Castellroc</text:p>
          </table:table-cell>
          <table:table-cell table:number-columns-repeated="986"/>
        </table:table-row>
        <table:table-row table:style-name="ro1">
          <table:table-cell table:formula="of:=&quot;&quot; &amp; CHAR(CODE([.B1636])-49) &amp; MID([.B1636];2;7)" office:value-type="string" office:string-value="17000871" calcext:value-type="string">
            <text:p>17000871</text:p>
          </table:table-cell>
          <table:table-cell table:style-name="ce8" office:value-type="string" calcext:value-type="string">
            <text:p>b7000871</text:p>
          </table:table-cell>
          <table:table-cell table:style-name="ce8" office:value-type="string" calcext:value-type="string">
            <text:p>escolaruizamado</text:p>
          </table:table-cell>
          <table:table-cell table:style-name="ce8" office:value-type="string" calcext:value-type="string">
            <text:p>Escola Ruiz Amado</text:p>
          </table:table-cell>
          <table:table-cell table:number-columns-repeated="986"/>
        </table:table-row>
        <table:table-row table:style-name="ro1">
          <table:table-cell table:formula="of:=&quot;&quot; &amp; CHAR(CODE([.B1637])-49) &amp; MID([.B1637];2;7)" office:value-type="string" office:string-value="17000883" calcext:value-type="string">
            <text:p>17000883</text:p>
          </table:table-cell>
          <table:table-cell table:style-name="ce8" office:value-type="string" calcext:value-type="string">
            <text:p>b7000883</text:p>
          </table:table-cell>
          <table:table-cell table:style-name="ce8" office:value-type="string" calcext:value-type="string">
            <text:p>ceipvalldaro</text:p>
          </table:table-cell>
          <table:table-cell table:style-name="ce8" office:value-type="string" calcext:value-type="string">
            <text:p>Escola Vall d'Aro</text:p>
          </table:table-cell>
          <table:table-cell table:number-columns-repeated="986"/>
        </table:table-row>
        <table:table-row table:style-name="ro1">
          <table:table-cell table:formula="of:=&quot;&quot; &amp; CHAR(CODE([.B1638])-49) &amp; MID([.B1638];2;7)" office:value-type="string" office:string-value="17000895" calcext:value-type="string">
            <text:p>17000895</text:p>
          </table:table-cell>
          <table:table-cell table:style-name="ce8" office:value-type="string" calcext:value-type="string">
            <text:p>b7000895</text:p>
          </table:table-cell>
          <table:table-cell table:style-name="ce8" office:value-type="string" calcext:value-type="string">
            <text:p>escola-elsestanys</text:p>
          </table:table-cell>
          <table:table-cell table:style-name="ce8" office:value-type="string" calcext:value-type="string">
            <text:p>Escola Els Estanys</text:p>
          </table:table-cell>
          <table:table-cell table:number-columns-repeated="986"/>
        </table:table-row>
        <table:table-row table:style-name="ro1">
          <table:table-cell table:formula="of:=&quot;&quot; &amp; CHAR(CODE([.B1639])-49) &amp; MID([.B1639];2;7)" office:value-type="string" office:string-value="17000913" calcext:value-type="string">
            <text:p>17000913</text:p>
          </table:table-cell>
          <table:table-cell table:style-name="ce8" office:value-type="string" calcext:value-type="string">
            <text:p>b7000913</text:p>
          </table:table-cell>
          <table:table-cell table:style-name="ce8" office:value-type="string" calcext:value-type="string">
            <text:p>ceiplaulet</text:p>
          </table:table-cell>
          <table:table-cell table:style-name="ce8" office:value-type="string" calcext:value-type="string">
            <text:p>Escola L'Aulet</text:p>
          </table:table-cell>
          <table:table-cell table:number-columns-repeated="986"/>
        </table:table-row>
        <table:table-row table:style-name="ro1">
          <table:table-cell table:formula="of:=&quot;&quot; &amp; CHAR(CODE([.B1640])-49) &amp; MID([.B1640];2;7)" office:value-type="string" office:string-value="17000925" calcext:value-type="string">
            <text:p>17000925</text:p>
          </table:table-cell>
          <table:table-cell table:style-name="ce8" office:value-type="string" calcext:value-type="string">
            <text:p>b7000925</text:p>
          </table:table-cell>
          <table:table-cell table:style-name="ce8" office:value-type="string" calcext:value-type="string">
            <text:p>escaixart</text:p>
          </table:table-cell>
          <table:table-cell table:style-name="ce8" office:value-type="string" calcext:value-type="string">
            <text:p>Escola L'Aixart</text:p>
          </table:table-cell>
          <table:table-cell table:number-columns-repeated="986"/>
        </table:table-row>
        <table:table-row table:style-name="ro1">
          <table:table-cell table:formula="of:=&quot;&quot; &amp; CHAR(CODE([.B1641])-49) &amp; MID([.B1641];2;7)" office:value-type="string" office:string-value="17000986" calcext:value-type="string">
            <text:p>17000986</text:p>
          </table:table-cell>
          <table:table-cell table:style-name="ce8" office:value-type="string" calcext:value-type="string">
            <text:p>b7000986</text:p>
          </table:table-cell>
          <table:table-cell table:style-name="ce8" office:value-type="string" calcext:value-type="string">
            <text:p>ceip-la-vall-del-terri</text:p>
          </table:table-cell>
          <table:table-cell table:style-name="ce8" office:value-type="string" calcext:value-type="string">
            <text:p>Escola La Vall del Terri</text:p>
          </table:table-cell>
          <table:table-cell table:number-columns-repeated="986"/>
        </table:table-row>
        <table:table-row table:style-name="ro1">
          <table:table-cell table:formula="of:=&quot;&quot; &amp; CHAR(CODE([.B1642])-49) &amp; MID([.B1642];2;7)" office:value-type="string" office:string-value="17000998" calcext:value-type="string">
            <text:p>17000998</text:p>
          </table:table-cell>
          <table:table-cell table:style-name="ce8" office:value-type="string" calcext:value-type="string">
            <text:p>b7000998</text:p>
          </table:table-cell>
          <table:table-cell table:style-name="ce8" office:value-type="string" calcext:value-type="string">
            <text:p>ceipelrodonell</text:p>
          </table:table-cell>
          <table:table-cell table:style-name="ce8" office:value-type="string" calcext:value-type="string">
            <text:p>Escola El Rodonell</text:p>
          </table:table-cell>
          <table:table-cell table:number-columns-repeated="986"/>
        </table:table-row>
        <table:table-row table:style-name="ro1">
          <table:table-cell table:formula="of:=&quot;&quot; &amp; CHAR(CODE([.B1643])-49) &amp; MID([.B1643];2;7)" office:value-type="string" office:string-value="17001048" calcext:value-type="string">
            <text:p>17001048</text:p>
          </table:table-cell>
          <table:table-cell table:style-name="ce8" office:value-type="string" calcext:value-type="string">
            <text:p>b7001048</text:p>
          </table:table-cell>
          <table:table-cell table:style-name="ce8" office:value-type="string" calcext:value-type="string">
            <text:p>ceipempuries</text:p>
          </table:table-cell>
          <table:table-cell table:style-name="ce8" office:value-type="string" calcext:value-type="string">
            <text:p>Escola Empúries</text:p>
          </table:table-cell>
          <table:table-cell table:number-columns-repeated="986"/>
        </table:table-row>
        <table:table-row table:style-name="ro1">
          <table:table-cell table:formula="of:=&quot;&quot; &amp; CHAR(CODE([.B1644])-49) &amp; MID([.B1644];2;7)" office:value-type="string" office:string-value="17001097" calcext:value-type="string">
            <text:p>17001097</text:p>
          </table:table-cell>
          <table:table-cell table:style-name="ce8" office:value-type="string" calcext:value-type="string">
            <text:p>b7001097</text:p>
          </table:table-cell>
          <table:table-cell table:style-name="ce8" office:value-type="string" calcext:value-type="string">
            <text:p>esc-esponella</text:p>
          </table:table-cell>
          <table:table-cell table:style-name="ce8" office:value-type="string" calcext:value-type="string">
            <text:p>Escola Carles de Fortuny</text:p>
          </table:table-cell>
          <table:table-cell table:number-columns-repeated="986"/>
        </table:table-row>
        <table:table-row table:style-name="ro1">
          <table:table-cell table:formula="of:=&quot;&quot; &amp; CHAR(CODE([.B1645])-49) &amp; MID([.B1645];2;7)" office:value-type="string" office:string-value="17001103" calcext:value-type="string">
            <text:p>17001103</text:p>
          </table:table-cell>
          <table:table-cell table:style-name="ce8" office:value-type="string" calcext:value-type="string">
            <text:p>b7001103</text:p>
          </table:table-cell>
          <table:table-cell table:style-name="ce8" office:value-type="string" calcext:value-type="string">
            <text:p>ceipsalvadordali</text:p>
          </table:table-cell>
          <table:table-cell table:style-name="ce8" office:value-type="string" calcext:value-type="string">
            <text:p>Escola Salvador Dalí</text:p>
          </table:table-cell>
          <table:table-cell table:number-columns-repeated="986"/>
        </table:table-row>
        <table:table-row table:style-name="ro1">
          <table:table-cell table:formula="of:=&quot;&quot; &amp; CHAR(CODE([.B1646])-49) &amp; MID([.B1646];2;7)" office:value-type="string" office:string-value="17001115" calcext:value-type="string">
            <text:p>17001115</text:p>
          </table:table-cell>
          <table:table-cell table:style-name="ce8" office:value-type="string" calcext:value-type="string">
            <text:p>b7001115</text:p>
          </table:table-cell>
          <table:table-cell table:style-name="ce8" office:value-type="string" calcext:value-type="string">
            <text:p>escolapous</text:p>
          </table:table-cell>
          <table:table-cell table:style-name="ce8" office:value-type="string" calcext:value-type="string">
            <text:p>Escola Josep Pous i Pagès</text:p>
          </table:table-cell>
          <table:table-cell table:number-columns-repeated="986"/>
        </table:table-row>
        <table:table-row table:style-name="ro1">
          <table:table-cell table:formula="of:=&quot;&quot; &amp; CHAR(CODE([.B1647])-49) &amp; MID([.B1647];2;7)" office:value-type="string" office:string-value="17001221" calcext:value-type="string">
            <text:p>17001221</text:p>
          </table:table-cell>
          <table:table-cell table:style-name="ce8" office:value-type="string" calcext:value-type="string">
            <text:p>b7001221</text:p>
          </table:table-cell>
          <table:table-cell table:style-name="ce8" office:value-type="string" calcext:value-type="string">
            <text:p>iesmonturiol</text:p>
          </table:table-cell>
          <table:table-cell table:style-name="ce8" office:value-type="string" calcext:value-type="string">
            <text:p>Institut Narcís Monturiol</text:p>
          </table:table-cell>
          <table:table-cell table:number-columns-repeated="986"/>
        </table:table-row>
        <table:table-row table:style-name="ro1">
          <table:table-cell table:formula="of:=&quot;&quot; &amp; CHAR(CODE([.B1648])-49) &amp; MID([.B1648];2;7)" office:value-type="string" office:string-value="17001231" calcext:value-type="string">
            <text:p>17001231</text:p>
          </table:table-cell>
          <table:table-cell table:style-name="ce8" office:value-type="string" calcext:value-type="string">
            <text:p>b7001231</text:p>
          </table:table-cell>
          <table:table-cell table:style-name="ce8" office:value-type="string" calcext:value-type="string">
            <text:p>eaemporda</text:p>
          </table:table-cell>
          <table:table-cell table:style-name="ce8" office:value-type="string" calcext:value-type="string">
            <text:p>ECA de l'Emporda</text:p>
          </table:table-cell>
          <table:table-cell table:number-columns-repeated="986"/>
        </table:table-row>
        <table:table-row table:style-name="ro1">
          <table:table-cell table:formula="of:=&quot;&quot; &amp; CHAR(CODE([.B1649])-49) &amp; MID([.B1649];2;7)" office:value-type="string" office:string-value="17001280" calcext:value-type="string">
            <text:p>17001280</text:p>
          </table:table-cell>
          <table:table-cell table:style-name="ce8" office:value-type="string" calcext:value-type="string">
            <text:p>b7001280</text:p>
          </table:table-cell>
          <table:table-cell table:style-name="ce8" office:value-type="string" calcext:value-type="string">
            <text:p>escolacusi</text:p>
          </table:table-cell>
          <table:table-cell table:style-name="ce8" office:value-type="string" calcext:value-type="string">
            <text:p>Escola Joaquim Cusí i Fortunet</text:p>
          </table:table-cell>
          <table:table-cell table:number-columns-repeated="986"/>
        </table:table-row>
        <table:table-row table:style-name="ro1">
          <table:table-cell table:formula="of:=&quot;&quot; &amp; CHAR(CODE([.B1650])-49) &amp; MID([.B1650];2;7)" office:value-type="string" office:string-value="17001292" calcext:value-type="string">
            <text:p>17001292</text:p>
          </table:table-cell>
          <table:table-cell table:style-name="ce8" office:value-type="string" calcext:value-type="string">
            <text:p>b7001292</text:p>
          </table:table-cell>
          <table:table-cell table:style-name="ce8" office:value-type="string" calcext:value-type="string">
            <text:p>ceiplesmoreres</text:p>
          </table:table-cell>
          <table:table-cell table:style-name="ce8" office:value-type="string" calcext:value-type="string">
            <text:p>Escola Les Moreres</text:p>
          </table:table-cell>
          <table:table-cell table:number-columns-repeated="986"/>
        </table:table-row>
        <table:table-row table:style-name="ro1">
          <table:table-cell table:formula="of:=&quot;&quot; &amp; CHAR(CODE([.B1651])-49) &amp; MID([.B1651];2;7)" office:value-type="string" office:string-value="17001346" calcext:value-type="string">
            <text:p>17001346</text:p>
          </table:table-cell>
          <table:table-cell table:style-name="ce8" office:value-type="string" calcext:value-type="string">
            <text:p>b7001346</text:p>
          </table:table-cell>
          <table:table-cell table:style-name="ce8" office:value-type="string" calcext:value-type="string">
            <text:p>escolaforndanells</text:p>
          </table:table-cell>
          <table:table-cell table:style-name="ce8" office:value-type="string" calcext:value-type="string">
            <text:p>Escola Forn d'Anells</text:p>
          </table:table-cell>
          <table:table-cell table:number-columns-repeated="986"/>
        </table:table-row>
        <table:table-row table:style-name="ro1">
          <table:table-cell table:formula="of:=&quot;&quot; &amp; CHAR(CODE([.B1652])-49) &amp; MID([.B1652];2;7)" office:value-type="string" office:string-value="17001361" calcext:value-type="string">
            <text:p>17001361</text:p>
          </table:table-cell>
          <table:table-cell table:style-name="ce8" office:value-type="string" calcext:value-type="string">
            <text:p>b7001361</text:p>
          </table:table-cell>
          <table:table-cell table:style-name="ce8" office:value-type="string" calcext:value-type="string">
            <text:p>esc-teresadepalleja</text:p>
          </table:table-cell>
          <table:table-cell table:style-name="ce8" office:value-type="string" calcext:value-type="string">
            <text:p>Escola Teresa de Pallejà</text:p>
          </table:table-cell>
          <table:table-cell table:number-columns-repeated="986"/>
        </table:table-row>
        <table:table-row table:style-name="ro1">
          <table:table-cell table:formula="of:=&quot;&quot; &amp; CHAR(CODE([.B1653])-49) &amp; MID([.B1653];2;7)" office:value-type="string" office:string-value="17001383" calcext:value-type="string">
            <text:p>17001383</text:p>
          </table:table-cell>
          <table:table-cell table:style-name="ce8" office:value-type="string" calcext:value-type="string">
            <text:p>b7001383</text:p>
          </table:table-cell>
          <table:table-cell table:style-name="ce8" office:value-type="string" calcext:value-type="string">
            <text:p>escjoaquimgifre</text:p>
          </table:table-cell>
          <table:table-cell table:style-name="ce8" office:value-type="string" calcext:value-type="string">
            <text:p>Escola Joaquim Gifre</text:p>
          </table:table-cell>
          <table:table-cell table:number-columns-repeated="986"/>
        </table:table-row>
        <table:table-row table:style-name="ro1">
          <table:table-cell table:formula="of:=&quot;&quot; &amp; CHAR(CODE([.B1654])-49) &amp; MID([.B1654];2;7)" office:value-type="string" office:string-value="17001395" calcext:value-type="string">
            <text:p>17001395</text:p>
          </table:table-cell>
          <table:table-cell table:style-name="ce8" office:value-type="string" calcext:value-type="string">
            <text:p>b7001395</text:p>
          </table:table-cell>
          <table:table-cell table:style-name="ce8" office:value-type="string" calcext:value-type="string">
            <text:p>escsantacolomager</text:p>
          </table:table-cell>
          <table:table-cell table:style-name="ce8" office:value-type="string" calcext:value-type="string">
            <text:p>Escola Santa Coloma - ZER Cerdanya</text:p>
          </table:table-cell>
          <table:table-cell table:number-columns-repeated="986"/>
        </table:table-row>
        <table:table-row table:style-name="ro1">
          <table:table-cell table:formula="of:=&quot;&quot; &amp; CHAR(CODE([.B1655])-49) &amp; MID([.B1655];2;7)" office:value-type="string" office:string-value="17001449" calcext:value-type="string">
            <text:p>17001449</text:p>
          </table:table-cell>
          <table:table-cell table:style-name="ce8" office:value-type="string" calcext:value-type="string">
            <text:p>b7001449</text:p>
          </table:table-cell>
          <table:table-cell table:style-name="ce8" office:value-type="string" calcext:value-type="string">
            <text:p>ceip-annexa-jp</text:p>
          </table:table-cell>
          <table:table-cell table:style-name="ce8" office:value-type="string" calcext:value-type="string">
            <text:p>Escola Annexa - Joan Puigbert</text:p>
          </table:table-cell>
          <table:table-cell table:number-columns-repeated="986"/>
        </table:table-row>
        <table:table-row table:style-name="ro1">
          <table:table-cell table:formula="of:=&quot;&quot; &amp; CHAR(CODE([.B1656])-49) &amp; MID([.B1656];2;7)" office:value-type="string" office:string-value="17001486" calcext:value-type="string">
            <text:p>17001486</text:p>
          </table:table-cell>
          <table:table-cell table:style-name="ce8" office:value-type="string" calcext:value-type="string">
            <text:p>b7001486</text:p>
          </table:table-cell>
          <table:table-cell table:style-name="ce8" office:value-type="string" calcext:value-type="string">
            <text:p>ceip-montjuic</text:p>
          </table:table-cell>
          <table:table-cell table:style-name="ce8" office:value-type="string" calcext:value-type="string">
            <text:p>Escola Montjuïc</text:p>
          </table:table-cell>
          <table:table-cell table:number-columns-repeated="986"/>
        </table:table-row>
        <table:table-row table:style-name="ro1">
          <table:table-cell table:formula="of:=&quot;&quot; &amp; CHAR(CODE([.B1657])-49) &amp; MID([.B1657];2;7)" office:value-type="string" office:string-value="17001693" calcext:value-type="string">
            <text:p>17001693</text:p>
          </table:table-cell>
          <table:table-cell table:style-name="ce8" office:value-type="string" calcext:value-type="string">
            <text:p>b7001693</text:p>
          </table:table-cell>
          <table:table-cell table:style-name="ce8" office:value-type="string" calcext:value-type="string">
            <text:p>ceefontdelabella</text:p>
          </table:table-cell>
          <table:table-cell table:style-name="ce8" office:value-type="string" calcext:value-type="string">
            <text:p>CEE Font de l'Abella</text:p>
          </table:table-cell>
          <table:table-cell table:number-columns-repeated="986"/>
        </table:table-row>
        <table:table-row table:style-name="ro1">
          <table:table-cell table:formula="of:=&quot;&quot; &amp; CHAR(CODE([.B1658])-49) &amp; MID([.B1658];2;7)" office:value-type="string" office:string-value="17001838" calcext:value-type="string">
            <text:p>17001838</text:p>
          </table:table-cell>
          <table:table-cell table:style-name="ce8" office:value-type="string" calcext:value-type="string">
            <text:p>b7001838</text:p>
          </table:table-cell>
          <table:table-cell table:style-name="ce8" office:value-type="string" calcext:value-type="string">
            <text:p>escola-agora-girona</text:p>
          </table:table-cell>
          <table:table-cell table:style-name="ce8" office:value-type="string" calcext:value-type="string">
            <text:p>Escola Àgora</text:p>
          </table:table-cell>
          <table:table-cell table:number-columns-repeated="986"/>
        </table:table-row>
        <table:table-row table:style-name="ro1">
          <table:table-cell table:formula="of:=&quot;&quot; &amp; CHAR(CODE([.B1659])-49) &amp; MID([.B1659];2;7)" office:value-type="string" office:string-value="17001887" calcext:value-type="string">
            <text:p>17001887</text:p>
          </table:table-cell>
          <table:table-cell table:style-name="ce8" office:value-type="string" calcext:value-type="string">
            <text:p>b7001887</text:p>
          </table:table-cell>
          <table:table-cell table:style-name="ce8" office:value-type="string" calcext:value-type="string">
            <text:p>escolacarmeauguet</text:p>
          </table:table-cell>
          <table:table-cell table:style-name="ce8" office:value-type="string" calcext:value-type="string">
            <text:p>Escola Carme Auguet</text:p>
          </table:table-cell>
          <table:table-cell table:number-columns-repeated="986"/>
        </table:table-row>
        <table:table-row table:style-name="ro1">
          <table:table-cell table:formula="of:=&quot;&quot; &amp; CHAR(CODE([.B1660])-49) &amp; MID([.B1660];2;7)" office:value-type="string" office:string-value="17001930" calcext:value-type="string">
            <text:p>17001930</text:p>
          </table:table-cell>
          <table:table-cell table:style-name="ce8" office:value-type="string" calcext:value-type="string">
            <text:p>b7001930</text:p>
          </table:table-cell>
          <table:table-cell table:style-name="ce8" office:value-type="string" calcext:value-type="string">
            <text:p>ceip-dalmau-carles</text:p>
          </table:table-cell>
          <table:table-cell table:style-name="ce8" office:value-type="string" calcext:value-type="string">
            <text:p>Escola Josep Dalmau i Carles</text:p>
          </table:table-cell>
          <table:table-cell table:number-columns-repeated="986"/>
        </table:table-row>
        <table:table-row table:style-name="ro1">
          <table:table-cell table:formula="of:=&quot;&quot; &amp; CHAR(CODE([.B1661])-49) &amp; MID([.B1661];2;7)" office:value-type="string" office:string-value="17001981" calcext:value-type="string">
            <text:p>17001981</text:p>
          </table:table-cell>
          <table:table-cell table:style-name="ce8" office:value-type="string" calcext:value-type="string">
            <text:p>b7001981</text:p>
          </table:table-cell>
          <table:table-cell table:style-name="ce8" office:value-type="string" calcext:value-type="string">
            <text:p>esc-socors-hostalric</text:p>
          </table:table-cell>
          <table:table-cell table:style-name="ce8" office:value-type="string" calcext:value-type="string">
            <text:p>Escola Mare de Déu dels Socors</text:p>
          </table:table-cell>
          <table:table-cell table:number-columns-repeated="986"/>
        </table:table-row>
        <table:table-row table:style-name="ro1">
          <table:table-cell table:formula="of:=&quot;&quot; &amp; CHAR(CODE([.B1662])-49) &amp; MID([.B1662];2;7)" office:value-type="string" office:string-value="17002004" calcext:value-type="string">
            <text:p>17002004</text:p>
          </table:table-cell>
          <table:table-cell table:style-name="ce8" office:value-type="string" calcext:value-type="string">
            <text:p>b7002004</text:p>
          </table:table-cell>
          <table:table-cell table:style-name="ce8" office:value-type="string" calcext:value-type="string">
            <text:p>escjoseppenuelas</text:p>
          </table:table-cell>
          <table:table-cell table:style-name="ce8" office:value-type="string" calcext:value-type="string">
            <text:p>Escola Josep Peñuelas del Rio</text:p>
          </table:table-cell>
          <table:table-cell table:number-columns-repeated="986"/>
        </table:table-row>
        <table:table-row table:style-name="ro1">
          <table:table-cell table:formula="of:=&quot;&quot; &amp; CHAR(CODE([.B1663])-49) &amp; MID([.B1663];2;7)" office:value-type="string" office:string-value="17002028" calcext:value-type="string">
            <text:p>17002028</text:p>
          </table:table-cell>
          <table:table-cell table:style-name="ce8" office:value-type="string" calcext:value-type="string">
            <text:p>b7002028</text:p>
          </table:table-cell>
          <table:table-cell table:style-name="ce8" office:value-type="string" calcext:value-type="string">
            <text:p>ceipmvayreda-llado</text:p>
          </table:table-cell>
          <table:table-cell table:style-name="ce8" office:value-type="string" calcext:value-type="string">
            <text:p>Escola Montserrat Vayreda i Trullol</text:p>
          </table:table-cell>
          <table:table-cell table:number-columns-repeated="986"/>
        </table:table-row>
        <table:table-row table:style-name="ro1">
          <table:table-cell table:formula="of:=&quot;&quot; &amp; CHAR(CODE([.B1664])-49) &amp; MID([.B1664];2;7)" office:value-type="string" office:string-value="17002031" calcext:value-type="string">
            <text:p>17002031</text:p>
          </table:table-cell>
          <table:table-cell table:style-name="ce8" office:value-type="string" calcext:value-type="string">
            <text:p>b7002031</text:p>
          </table:table-cell>
          <table:table-cell table:style-name="ce8" office:value-type="string" calcext:value-type="string">
            <text:p>escolalacustaria</text:p>
          </table:table-cell>
          <table:table-cell table:style-name="ce8" office:value-type="string" calcext:value-type="string">
            <text:p>Escola Lacustària</text:p>
          </table:table-cell>
          <table:table-cell table:number-columns-repeated="986"/>
        </table:table-row>
        <table:table-row table:style-name="ro1">
          <table:table-cell table:formula="of:=&quot;&quot; &amp; CHAR(CODE([.B1665])-49) &amp; MID([.B1665];2;7)" office:value-type="string" office:string-value="17002077" calcext:value-type="string">
            <text:p>17002077</text:p>
          </table:table-cell>
          <table:table-cell table:style-name="ce8" office:value-type="string" calcext:value-type="string">
            <text:p>b7002077</text:p>
          </table:table-cell>
          <table:table-cell table:style-name="ce8" office:value-type="string" calcext:value-type="string">
            <text:p>escpompeufabrall</text:p>
          </table:table-cell>
          <table:table-cell table:style-name="ce8" office:value-type="string" calcext:value-type="string">
            <text:p>Escola Pompeu Fabra</text:p>
          </table:table-cell>
          <table:table-cell table:number-columns-repeated="986"/>
        </table:table-row>
        <table:table-row table:style-name="ro1">
          <table:table-cell table:formula="of:=&quot;&quot; &amp; CHAR(CODE([.B1666])-49) &amp; MID([.B1666];2;7)" office:value-type="string" office:string-value="17002089" calcext:value-type="string">
            <text:p>17002089</text:p>
          </table:table-cell>
          <table:table-cell table:style-name="ce8" office:value-type="string" calcext:value-type="string">
            <text:p>b7002089</text:p>
          </table:table-cell>
          <table:table-cell table:style-name="ce8" office:value-type="string" calcext:value-type="string">
            <text:p>ceipllers</text:p>
          </table:table-cell>
          <table:table-cell table:style-name="ce8" office:value-type="string" calcext:value-type="string">
            <text:p>Escola de Llers</text:p>
          </table:table-cell>
          <table:table-cell table:number-columns-repeated="986"/>
        </table:table-row>
        <table:table-row table:style-name="ro1">
          <table:table-cell table:formula="of:=&quot;&quot; &amp; CHAR(CODE([.B1667])-49) &amp; MID([.B1667];2;7)" office:value-type="string" office:string-value="17002090" calcext:value-type="string">
            <text:p>17002090</text:p>
          </table:table-cell>
          <table:table-cell table:style-name="ce8" office:value-type="string" calcext:value-type="string">
            <text:p>b7002090</text:p>
          </table:table-cell>
          <table:table-cell table:style-name="ce8" office:value-type="string" calcext:value-type="string">
            <text:p>escjaume1rllivia</text:p>
          </table:table-cell>
          <table:table-cell table:style-name="ce8" office:value-type="string" calcext:value-type="string">
            <text:p>Escola Jaume I - ZER Cerdanya</text:p>
          </table:table-cell>
          <table:table-cell table:number-columns-repeated="986"/>
        </table:table-row>
        <table:table-row table:style-name="ro1">
          <table:table-cell table:formula="of:=&quot;&quot; &amp; CHAR(CODE([.B1668])-49) &amp; MID([.B1668];2;7)" office:value-type="string" office:string-value="17002107" calcext:value-type="string">
            <text:p>17002107</text:p>
          </table:table-cell>
          <table:table-cell table:style-name="ce8" office:value-type="string" calcext:value-type="string">
            <text:p>b7002107</text:p>
          </table:table-cell>
          <table:table-cell table:style-name="ce8" office:value-type="string" calcext:value-type="string">
            <text:p>ceip-peretorrent</text:p>
          </table:table-cell>
          <table:table-cell table:style-name="ce8" office:value-type="string" calcext:value-type="string">
            <text:p>Escola Pere Torrent</text:p>
          </table:table-cell>
          <table:table-cell table:number-columns-repeated="986"/>
        </table:table-row>
        <table:table-row table:style-name="ro1">
          <table:table-cell table:formula="of:=&quot;&quot; &amp; CHAR(CODE([.B1669])-49) &amp; MID([.B1669];2;7)" office:value-type="string" office:string-value="17002119" calcext:value-type="string">
            <text:p>17002119</text:p>
          </table:table-cell>
          <table:table-cell table:style-name="ce8" office:value-type="string" calcext:value-type="string">
            <text:p>b7002119</text:p>
          </table:table-cell>
          <table:table-cell table:style-name="ce8" office:value-type="string" calcext:value-type="string">
            <text:p>col-imma-lloret</text:p>
          </table:table-cell>
          <table:table-cell table:style-name="ce8" office:value-type="string" calcext:value-type="string">
            <text:p>Immaculada Concepció</text:p>
          </table:table-cell>
          <table:table-cell table:number-columns-repeated="986"/>
        </table:table-row>
        <table:table-row table:style-name="ro1">
          <table:table-cell table:formula="of:=&quot;&quot; &amp; CHAR(CODE([.B1670])-49) &amp; MID([.B1670];2;7)" office:value-type="string" office:string-value="17002181" calcext:value-type="string">
            <text:p>17002181</text:p>
          </table:table-cell>
          <table:table-cell table:style-name="ce8" office:value-type="string" calcext:value-type="string">
            <text:p>b7002181</text:p>
          </table:table-cell>
          <table:table-cell table:style-name="ce8" office:value-type="string" calcext:value-type="string">
            <text:p>ceipsantjordi-massanet</text:p>
          </table:table-cell>
          <table:table-cell table:style-name="ce8" office:value-type="string" calcext:value-type="string">
            <text:p>Escola Sant Jordi</text:p>
          </table:table-cell>
          <table:table-cell table:number-columns-repeated="986"/>
        </table:table-row>
        <table:table-row table:style-name="ro1">
          <table:table-cell table:formula="of:=&quot;&quot; &amp; CHAR(CODE([.B1671])-49) &amp; MID([.B1671];2;7)" office:value-type="string" office:string-value="17002201" calcext:value-type="string">
            <text:p>17002201</text:p>
          </table:table-cell>
          <table:table-cell table:style-name="ce8" office:value-type="string" calcext:value-type="string">
            <text:p>b7002201</text:p>
          </table:table-cell>
          <table:table-cell table:style-name="ce8" office:value-type="string" calcext:value-type="string">
            <text:p>escolafinestres</text:p>
          </table:table-cell>
          <table:table-cell table:style-name="ce8" office:value-type="string" calcext:value-type="string">
            <text:p>Escola Finestres</text:p>
          </table:table-cell>
          <table:table-cell table:number-columns-repeated="986"/>
        </table:table-row>
        <table:table-row table:style-name="ro1">
          <table:table-cell table:formula="of:=&quot;&quot; &amp; CHAR(CODE([.B1672])-49) &amp; MID([.B1672];2;7)" office:value-type="string" office:string-value="17002259" calcext:value-type="string">
            <text:p>17002259</text:p>
          </table:table-cell>
          <table:table-cell table:style-name="ce8" office:value-type="string" calcext:value-type="string">
            <text:p>b7002259</text:p>
          </table:table-cell>
          <table:table-cell table:style-name="ce8" office:value-type="string" calcext:value-type="string">
            <text:p>ceiptorresjonama</text:p>
          </table:table-cell>
          <table:table-cell table:style-name="ce8" office:value-type="string" calcext:value-type="string">
            <text:p>Escola Torres Jonama</text:p>
          </table:table-cell>
          <table:table-cell table:number-columns-repeated="986"/>
        </table:table-row>
        <table:table-row table:style-name="ro1">
          <table:table-cell table:formula="of:=&quot;&quot; &amp; CHAR(CODE([.B1673])-49) &amp; MID([.B1673];2;7)" office:value-type="string" office:string-value="17002260" calcext:value-type="string">
            <text:p>17002260</text:p>
          </table:table-cell>
          <table:table-cell table:style-name="ce8" office:value-type="string" calcext:value-type="string">
            <text:p>b7002260</text:p>
          </table:table-cell>
          <table:table-cell table:style-name="ce8" office:value-type="string" calcext:value-type="string">
            <text:p>ceipjvallmajo</text:p>
          </table:table-cell>
          <table:table-cell table:style-name="ce8" office:value-type="string" calcext:value-type="string">
            <text:p>Escola Joaquim Vallmajó</text:p>
          </table:table-cell>
          <table:table-cell table:number-columns-repeated="986"/>
        </table:table-row>
        <table:table-row table:style-name="ro1">
          <table:table-cell table:formula="of:=&quot;&quot; &amp; CHAR(CODE([.B1674])-49) &amp; MID([.B1674];2;7)" office:value-type="string" office:string-value="17002296" calcext:value-type="string">
            <text:p>17002296</text:p>
          </table:table-cell>
          <table:table-cell table:style-name="ce8" office:value-type="string" calcext:value-type="string">
            <text:p>b7002296</text:p>
          </table:table-cell>
          <table:table-cell table:style-name="ce8" office:value-type="string" calcext:value-type="string">
            <text:p>ceipmalagrida</text:p>
          </table:table-cell>
          <table:table-cell table:style-name="ce8" office:value-type="string" calcext:value-type="string">
            <text:p>Escola Malagrida</text:p>
          </table:table-cell>
          <table:table-cell table:number-columns-repeated="986"/>
        </table:table-row>
        <table:table-row table:style-name="ro1">
          <table:table-cell table:formula="of:=&quot;&quot; &amp; CHAR(CODE([.B1675])-49) &amp; MID([.B1675];2;7)" office:value-type="string" office:string-value="17002314" calcext:value-type="string">
            <text:p>17002314</text:p>
          </table:table-cell>
          <table:table-cell table:style-name="ce8" office:value-type="string" calcext:value-type="string">
            <text:p>b7002314</text:p>
          </table:table-cell>
          <table:table-cell table:style-name="ce8" office:value-type="string" calcext:value-type="string">
            <text:p>ceippladedalt</text:p>
          </table:table-cell>
          <table:table-cell table:style-name="ce8" office:value-type="string" calcext:value-type="string">
            <text:p>Escola Pla de Dalt</text:p>
          </table:table-cell>
          <table:table-cell table:number-columns-repeated="986"/>
        </table:table-row>
        <table:table-row table:style-name="ro1">
          <table:table-cell table:formula="of:=&quot;&quot; &amp; CHAR(CODE([.B1676])-49) &amp; MID([.B1676];2;7)" office:value-type="string" office:string-value="17002387" calcext:value-type="string">
            <text:p>17002387</text:p>
          </table:table-cell>
          <table:table-cell table:style-name="ce8" office:value-type="string" calcext:value-type="string">
            <text:p>b7002387</text:p>
          </table:table-cell>
          <table:table-cell table:style-name="ce8" office:value-type="string" calcext:value-type="string">
            <text:p>iesmontsacopa</text:p>
          </table:table-cell>
          <table:table-cell table:style-name="ce8" office:value-type="string" calcext:value-type="string">
            <text:p>Institut Montsacopa</text:p>
          </table:table-cell>
          <table:table-cell table:number-columns-repeated="986"/>
        </table:table-row>
        <table:table-row table:style-name="ro1">
          <table:table-cell table:formula="of:=&quot;&quot; &amp; CHAR(CODE([.B1677])-49) &amp; MID([.B1677];2;7)" office:value-type="string" office:string-value="17002429" calcext:value-type="string">
            <text:p>17002429</text:p>
          </table:table-cell>
          <table:table-cell table:style-name="ce8" office:value-type="string" calcext:value-type="string">
            <text:p>b7002429</text:p>
          </table:table-cell>
          <table:table-cell table:style-name="ce8" office:value-type="string" calcext:value-type="string">
            <text:p>ceip-santroc</text:p>
          </table:table-cell>
          <table:table-cell table:style-name="ce8" office:value-type="string" calcext:value-type="string">
            <text:p>Escola Sant Roc</text:p>
          </table:table-cell>
          <table:table-cell table:number-columns-repeated="986"/>
        </table:table-row>
        <table:table-row table:style-name="ro1">
          <table:table-cell table:formula="of:=&quot;&quot; &amp; CHAR(CODE([.B1678])-49) &amp; MID([.B1678];2;7)" office:value-type="string" office:string-value="17002430" calcext:value-type="string">
            <text:p>17002430</text:p>
          </table:table-cell>
          <table:table-cell table:style-name="ce8" office:value-type="string" calcext:value-type="string">
            <text:p>b7002430</text:p>
          </table:table-cell>
          <table:table-cell table:style-name="ce8" office:value-type="string" calcext:value-type="string">
            <text:p>esc-mariapages-ordis</text:p>
          </table:table-cell>
          <table:table-cell table:style-name="ce8" office:value-type="string" calcext:value-type="string">
            <text:p>Escola Maria Pagès i Trayter</text:p>
          </table:table-cell>
          <table:table-cell table:number-columns-repeated="986"/>
        </table:table-row>
        <table:table-row table:style-name="ro1">
          <table:table-cell table:formula="of:=&quot;&quot; &amp; CHAR(CODE([.B1679])-49) &amp; MID([.B1679];2;7)" office:value-type="string" office:string-value="17002491" calcext:value-type="string">
            <text:p>17002491</text:p>
          </table:table-cell>
          <table:table-cell table:style-name="ce8" office:value-type="string" calcext:value-type="string">
            <text:p>b7002491</text:p>
          </table:table-cell>
          <table:table-cell table:style-name="ce8" office:value-type="string" calcext:value-type="string">
            <text:p>ceipbarceloimatas</text:p>
          </table:table-cell>
          <table:table-cell table:style-name="ce8" office:value-type="string" calcext:value-type="string">
            <text:p>Escola Josep Barceló i Matas</text:p>
          </table:table-cell>
          <table:table-cell table:number-columns-repeated="986"/>
        </table:table-row>
        <table:table-row table:style-name="ro1">
          <table:table-cell table:formula="of:=&quot;&quot; &amp; CHAR(CODE([.B1680])-49) &amp; MID([.B1680];2;7)" office:value-type="string" office:string-value="17002545" calcext:value-type="string">
            <text:p>17002545</text:p>
          </table:table-cell>
          <table:table-cell table:style-name="ce8" office:value-type="string" calcext:value-type="string">
            <text:p>b7002545</text:p>
          </table:table-cell>
          <table:table-cell table:style-name="ce8" office:value-type="string" calcext:value-type="string">
            <text:p>iesfredericmarti</text:p>
          </table:table-cell>
          <table:table-cell table:style-name="ce8" office:value-type="string" calcext:value-type="string">
            <text:p>Institut Frederic Martí i Carreras</text:p>
          </table:table-cell>
          <table:table-cell table:number-columns-repeated="986"/>
        </table:table-row>
        <table:table-row table:style-name="ro1">
          <table:table-cell table:formula="of:=&quot;&quot; &amp; CHAR(CODE([.B1681])-49) &amp; MID([.B1681];2;7)" office:value-type="string" office:string-value="17002569" calcext:value-type="string">
            <text:p>17002569</text:p>
          </table:table-cell>
          <table:table-cell table:style-name="ce8" office:value-type="string" calcext:value-type="string">
            <text:p>b7002569</text:p>
          </table:table-cell>
          <table:table-cell table:style-name="ce8" office:value-type="string" calcext:value-type="string">
            <text:p>escolalavilapalamos</text:p>
          </table:table-cell>
          <table:table-cell table:style-name="ce8" office:value-type="string" calcext:value-type="string">
            <text:p>Escola La Vila</text:p>
          </table:table-cell>
          <table:table-cell table:number-columns-repeated="986"/>
        </table:table-row>
        <table:table-row table:style-name="ro1">
          <table:table-cell table:formula="of:=&quot;&quot; &amp; CHAR(CODE([.B1682])-49) &amp; MID([.B1682];2;7)" office:value-type="string" office:string-value="17002612" calcext:value-type="string">
            <text:p>17002612</text:p>
          </table:table-cell>
          <table:table-cell table:style-name="ce8" office:value-type="string" calcext:value-type="string">
            <text:p>b7002612</text:p>
          </table:table-cell>
          <table:table-cell table:style-name="ce8" office:value-type="string" calcext:value-type="string">
            <text:p>ceipvila-roma</text:p>
          </table:table-cell>
          <table:table-cell table:style-name="ce8" office:value-type="string" calcext:value-type="string">
            <text:p>Escola Vila-romà</text:p>
          </table:table-cell>
          <table:table-cell table:number-columns-repeated="986"/>
        </table:table-row>
        <table:table-row table:style-name="ro1">
          <table:table-cell table:formula="of:=&quot;&quot; &amp; CHAR(CODE([.B1683])-49) &amp; MID([.B1683];2;7)" office:value-type="string" office:string-value="17002624" calcext:value-type="string">
            <text:p>17002624</text:p>
          </table:table-cell>
          <table:table-cell table:style-name="ce8" office:value-type="string" calcext:value-type="string">
            <text:p>b7002624</text:p>
          </table:table-cell>
          <table:table-cell table:style-name="ce8" office:value-type="string" calcext:value-type="string">
            <text:p>escmartiingles</text:p>
          </table:table-cell>
          <table:table-cell table:style-name="ce8" office:value-type="string" calcext:value-type="string">
            <text:p>Escola Martí Inglès</text:p>
          </table:table-cell>
          <table:table-cell table:number-columns-repeated="986"/>
        </table:table-row>
        <table:table-row table:style-name="ro1">
          <table:table-cell table:formula="of:=&quot;&quot; &amp; CHAR(CODE([.B1684])-49) &amp; MID([.B1684];2;7)" office:value-type="string" office:string-value="17002651" calcext:value-type="string">
            <text:p>17002651</text:p>
          </table:table-cell>
          <table:table-cell table:style-name="ce8" office:value-type="string" calcext:value-type="string">
            <text:p>b7002651</text:p>
          </table:table-cell>
          <table:table-cell table:style-name="ce8" office:value-type="string" calcext:value-type="string">
            <text:p>ceipquermany</text:p>
          </table:table-cell>
          <table:table-cell table:style-name="ce8" office:value-type="string" calcext:value-type="string">
            <text:p>Escola Quermany</text:p>
          </table:table-cell>
          <table:table-cell table:number-columns-repeated="986"/>
        </table:table-row>
        <table:table-row table:style-name="ro1">
          <table:table-cell table:formula="of:=&quot;&quot; &amp; CHAR(CODE([.B1685])-49) &amp; MID([.B1685];2;7)" office:value-type="string" office:string-value="17002703" calcext:value-type="string">
            <text:p>17002703</text:p>
          </table:table-cell>
          <table:table-cell table:style-name="ce8" office:value-type="string" calcext:value-type="string">
            <text:p>b7002703</text:p>
          </table:table-cell>
          <table:table-cell table:style-name="ce8" office:value-type="string" calcext:value-type="string">
            <text:p>escolapau</text:p>
          </table:table-cell>
          <table:table-cell table:style-name="ce8" office:value-type="string" calcext:value-type="string">
            <text:p>Escola Pau</text:p>
          </table:table-cell>
          <table:table-cell table:number-columns-repeated="986"/>
        </table:table-row>
        <table:table-row table:style-name="ro1">
          <table:table-cell table:formula="of:=&quot;&quot; &amp; CHAR(CODE([.B1686])-49) &amp; MID([.B1686];2;7)" office:value-type="string" office:string-value="17002740" calcext:value-type="string">
            <text:p>17002740</text:p>
          </table:table-cell>
          <table:table-cell table:style-name="ce8" office:value-type="string" calcext:value-type="string">
            <text:p>b7002740</text:p>
          </table:table-cell>
          <table:table-cell table:style-name="ce8" office:value-type="string" calcext:value-type="string">
            <text:p>escola-ramonmuntaner</text:p>
          </table:table-cell>
          <table:table-cell table:style-name="ce8" office:value-type="string" calcext:value-type="string">
            <text:p>Escola Ramon Muntaner</text:p>
          </table:table-cell>
          <table:table-cell table:number-columns-repeated="986"/>
        </table:table-row>
        <table:table-row table:style-name="ro1">
          <table:table-cell table:formula="of:=&quot;&quot; &amp; CHAR(CODE([.B1687])-49) &amp; MID([.B1687];2;7)" office:value-type="string" office:string-value="17002791" calcext:value-type="string">
            <text:p>17002791</text:p>
          </table:table-cell>
          <table:table-cell table:style-name="ce8" office:value-type="string" calcext:value-type="string">
            <text:p>b7002791</text:p>
          </table:table-cell>
          <table:table-cell table:style-name="ce8" office:value-type="string" calcext:value-type="string">
            <text:p>ceip-entorn-mata</text:p>
          </table:table-cell>
          <table:table-cell table:style-name="ce8" office:value-type="string" calcext:value-type="string">
            <text:p>Escola L'Entorn</text:p>
          </table:table-cell>
          <table:table-cell table:number-columns-repeated="986"/>
        </table:table-row>
        <table:table-row table:style-name="ro1">
          <table:table-cell table:formula="of:=&quot;&quot; &amp; CHAR(CODE([.B1688])-49) &amp; MID([.B1688];2;7)" office:value-type="string" office:string-value="17002818" calcext:value-type="string">
            <text:p>17002818</text:p>
          </table:table-cell>
          <table:table-cell table:style-name="ce8" office:value-type="string" calcext:value-type="string">
            <text:p>b7002818</text:p>
          </table:table-cell>
          <table:table-cell table:style-name="ce8" office:value-type="string" calcext:value-type="string">
            <text:p>ceipfrigolet</text:p>
          </table:table-cell>
          <table:table-cell table:style-name="ce8" office:value-type="string" calcext:value-type="string">
            <text:p>Escola Frigolet</text:p>
          </table:table-cell>
          <table:table-cell table:number-columns-repeated="986"/>
        </table:table-row>
        <table:table-row table:style-name="ro1">
          <table:table-cell table:formula="of:=&quot;&quot; &amp; CHAR(CODE([.B1689])-49) &amp; MID([.B1689];2;7)" office:value-type="string" office:string-value="17002831" calcext:value-type="string">
            <text:p>17002831</text:p>
          </table:table-cell>
          <table:table-cell table:style-name="ce8" office:value-type="string" calcext:value-type="string">
            <text:p>b7002831</text:p>
          </table:table-cell>
          <table:table-cell table:style-name="ce8" office:value-type="string" calcext:value-type="string">
            <text:p>ceipportbou</text:p>
          </table:table-cell>
          <table:table-cell table:style-name="ce8" office:value-type="string" calcext:value-type="string">
            <text:p>Escola Sant Jaume</text:p>
          </table:table-cell>
          <table:table-cell table:number-columns-repeated="986"/>
        </table:table-row>
        <table:table-row table:style-name="ro1">
          <table:table-cell table:formula="of:=&quot;&quot; &amp; CHAR(CODE([.B1690])-49) &amp; MID([.B1690];2;7)" office:value-type="string" office:string-value="17002880" calcext:value-type="string">
            <text:p>17002880</text:p>
          </table:table-cell>
          <table:table-cell table:style-name="ce8" office:value-type="string" calcext:value-type="string">
            <text:p>b7002880</text:p>
          </table:table-cell>
          <table:table-cell table:style-name="ce8" office:value-type="string" calcext:value-type="string">
            <text:p>ceipalfonsi</text:p>
          </table:table-cell>
          <table:table-cell table:style-name="ce8" office:value-type="string" calcext:value-type="string">
            <text:p>Escola Alfons I</text:p>
          </table:table-cell>
          <table:table-cell table:number-columns-repeated="986"/>
        </table:table-row>
        <table:table-row table:style-name="ro1">
          <table:table-cell table:formula="of:=&quot;&quot; &amp; CHAR(CODE([.B1691])-49) &amp; MID([.B1691];2;7)" office:value-type="string" office:string-value="17002922" calcext:value-type="string">
            <text:p>17002922</text:p>
          </table:table-cell>
          <table:table-cell table:style-name="ce8" office:value-type="string" calcext:value-type="string">
            <text:p>b7002922</text:p>
          </table:table-cell>
          <table:table-cell table:style-name="ce8" office:value-type="string" calcext:value-type="string">
            <text:p>ceipstamargarida</text:p>
          </table:table-cell>
          <table:table-cell table:style-name="ce8" office:value-type="string" calcext:value-type="string">
            <text:p>Escola Santa Margarida</text:p>
          </table:table-cell>
          <table:table-cell table:number-columns-repeated="986"/>
        </table:table-row>
        <table:table-row table:style-name="ro1">
          <table:table-cell table:formula="of:=&quot;&quot; &amp; CHAR(CODE([.B1692])-49) &amp; MID([.B1692];2;7)" office:value-type="string" office:string-value="17002995" calcext:value-type="string">
            <text:p>17002995</text:p>
          </table:table-cell>
          <table:table-cell table:style-name="ce8" office:value-type="string" calcext:value-type="string">
            <text:p>b7002995</text:p>
          </table:table-cell>
          <table:table-cell table:style-name="ce8" office:value-type="string" calcext:value-type="string">
            <text:p>esc-maragallripoll</text:p>
          </table:table-cell>
          <table:table-cell table:style-name="ce8" office:value-type="string" calcext:value-type="string">
            <text:p>Escola Joan Maragall</text:p>
          </table:table-cell>
          <table:table-cell table:number-columns-repeated="986"/>
        </table:table-row>
        <table:table-row table:style-name="ro1">
          <table:table-cell table:formula="of:=&quot;&quot; &amp; CHAR(CODE([.B1693])-49) &amp; MID([.B1693];2;7)" office:value-type="string" office:string-value="17003082" calcext:value-type="string">
            <text:p>17003082</text:p>
          </table:table-cell>
          <table:table-cell table:style-name="ce8" office:value-type="string" calcext:value-type="string">
            <text:p>b7003082</text:p>
          </table:table-cell>
          <table:table-cell table:style-name="ce8" office:value-type="string" calcext:value-type="string">
            <text:p>ceiplluiscastells</text:p>
          </table:table-cell>
          <table:table-cell table:style-name="ce8" office:value-type="string" calcext:value-type="string">
            <text:p>Escola Lluís Castells</text:p>
          </table:table-cell>
          <table:table-cell table:number-columns-repeated="986"/>
        </table:table-row>
        <table:table-row table:style-name="ro1">
          <table:table-cell table:formula="of:=&quot;&quot; &amp; CHAR(CODE([.B1694])-49) &amp; MID([.B1694];2;7)" office:value-type="string" office:string-value="17003136" calcext:value-type="string">
            <text:p>17003136</text:p>
          </table:table-cell>
          <table:table-cell table:style-name="ce8" office:value-type="string" calcext:value-type="string">
            <text:p>b7003136</text:p>
          </table:table-cell>
          <table:table-cell table:style-name="ce8" office:value-type="string" calcext:value-type="string">
            <text:p>ceipnarcismonturiol</text:p>
          </table:table-cell>
          <table:table-cell table:style-name="ce8" office:value-type="string" calcext:value-type="string">
            <text:p>Escola Narcís Monturiol</text:p>
          </table:table-cell>
          <table:table-cell table:number-columns-repeated="986"/>
        </table:table-row>
        <table:table-row table:style-name="ro1">
          <table:table-cell table:formula="of:=&quot;&quot; &amp; CHAR(CODE([.B1695])-49) &amp; MID([.B1695];2;7)" office:value-type="string" office:string-value="17003151" calcext:value-type="string">
            <text:p>17003151</text:p>
          </table:table-cell>
          <table:table-cell table:style-name="ce8" office:value-type="string" calcext:value-type="string">
            <text:p>b7003151</text:p>
          </table:table-cell>
          <table:table-cell table:style-name="ce8" office:value-type="string" calcext:value-type="string">
            <text:p>ceipssantalo</text:p>
          </table:table-cell>
          <table:table-cell table:style-name="ce8" office:value-type="string" calcext:value-type="string">
            <text:p>Escola Silvestre Santaló</text:p>
          </table:table-cell>
          <table:table-cell table:number-columns-repeated="986"/>
        </table:table-row>
        <table:table-row table:style-name="ro1">
          <table:table-cell table:formula="of:=&quot;&quot; &amp; CHAR(CODE([.B1696])-49) &amp; MID([.B1696];2;7)" office:value-type="string" office:string-value="17003161" calcext:value-type="string">
            <text:p>17003161</text:p>
          </table:table-cell>
          <table:table-cell table:style-name="ce8" office:value-type="string" calcext:value-type="string">
            <text:p>b7003161</text:p>
          </table:table-cell>
          <table:table-cell table:style-name="ce8" office:value-type="string" calcext:value-type="string">
            <text:p>col-pompeufabrasalt</text:p>
          </table:table-cell>
          <table:table-cell table:style-name="ce8" office:value-type="string" calcext:value-type="string">
            <text:p>Pompeu Fabra</text:p>
          </table:table-cell>
          <table:table-cell table:number-columns-repeated="986"/>
        </table:table-row>
        <table:table-row table:style-name="ro1">
          <table:table-cell table:formula="of:=&quot;&quot; &amp; CHAR(CODE([.B1697])-49) &amp; MID([.B1697];2;7)" office:value-type="string" office:string-value="17003203" calcext:value-type="string">
            <text:p>17003203</text:p>
          </table:table-cell>
          <table:table-cell table:style-name="ce8" office:value-type="string" calcext:value-type="string">
            <text:p>b7003203</text:p>
          </table:table-cell>
          <table:table-cell table:style-name="ce8" office:value-type="string" calcext:value-type="string">
            <text:p>iessalvadorespriu-salt</text:p>
          </table:table-cell>
          <table:table-cell table:style-name="ce8" office:value-type="string" calcext:value-type="string">
            <text:p>Institut Salvador Espriu</text:p>
          </table:table-cell>
          <table:table-cell table:number-columns-repeated="986"/>
        </table:table-row>
        <table:table-row table:style-name="ro1">
          <table:table-cell table:formula="of:=&quot;&quot; &amp; CHAR(CODE([.B1698])-49) &amp; MID([.B1698];2;7)" office:value-type="string" office:string-value="17003215" calcext:value-type="string">
            <text:p>17003215</text:p>
          </table:table-cell>
          <table:table-cell table:style-name="ce8" office:value-type="string" calcext:value-type="string">
            <text:p>b7003215</text:p>
          </table:table-cell>
          <table:table-cell table:style-name="ce8" office:value-type="string" calcext:value-type="string">
            <text:p>ceip-lafarga-salt</text:p>
          </table:table-cell>
          <table:table-cell table:style-name="ce8" office:value-type="string" calcext:value-type="string">
            <text:p>Escola La Farga</text:p>
          </table:table-cell>
          <table:table-cell table:number-columns-repeated="986"/>
        </table:table-row>
        <table:table-row table:style-name="ro1">
          <table:table-cell table:formula="of:=&quot;&quot; &amp; CHAR(CODE([.B1699])-49) &amp; MID([.B1699];2;7)" office:value-type="string" office:string-value="17003264" calcext:value-type="string">
            <text:p>17003264</text:p>
          </table:table-cell>
          <table:table-cell table:style-name="ce8" office:value-type="string" calcext:value-type="string">
            <text:p>b7003264</text:p>
          </table:table-cell>
          <table:table-cell table:style-name="ce8" office:value-type="string" calcext:value-type="string">
            <text:p>ceipgaziel</text:p>
          </table:table-cell>
          <table:table-cell table:style-name="ce8" office:value-type="string" calcext:value-type="string">
            <text:p>Escola Gaziel</text:p>
          </table:table-cell>
          <table:table-cell table:number-columns-repeated="986"/>
        </table:table-row>
        <table:table-row table:style-name="ro1">
          <table:table-cell table:formula="of:=&quot;&quot; &amp; CHAR(CODE([.B1700])-49) &amp; MID([.B1700];2;7)" office:value-type="string" office:string-value="17003306" calcext:value-type="string">
            <text:p>17003306</text:p>
          </table:table-cell>
          <table:table-cell table:style-name="ce8" office:value-type="string" calcext:value-type="string">
            <text:p>b7003306</text:p>
          </table:table-cell>
          <table:table-cell table:style-name="ce8" office:value-type="string" calcext:value-type="string">
            <text:p>ies-santelm</text:p>
          </table:table-cell>
          <table:table-cell table:style-name="ce8" office:value-type="string" calcext:value-type="string">
            <text:p>Institut Sant Elm</text:p>
          </table:table-cell>
          <table:table-cell table:number-columns-repeated="986"/>
        </table:table-row>
        <table:table-row table:style-name="ro1">
          <table:table-cell table:formula="of:=&quot;&quot; &amp; CHAR(CODE([.B1701])-49) &amp; MID([.B1701];2;7)" office:value-type="string" office:string-value="17003318" calcext:value-type="string">
            <text:p>17003318</text:p>
          </table:table-cell>
          <table:table-cell table:style-name="ce8" office:value-type="string" calcext:value-type="string">
            <text:p>b7003318</text:p>
          </table:table-cell>
          <table:table-cell table:style-name="ce8" office:value-type="string" calcext:value-type="string">
            <text:p>iessantfeliu</text:p>
          </table:table-cell>
          <table:table-cell table:style-name="ce8" office:value-type="string" calcext:value-type="string">
            <text:p>Institut de Sant Feliu de Guíxols</text:p>
          </table:table-cell>
          <table:table-cell table:number-columns-repeated="986"/>
        </table:table-row>
        <table:table-row table:style-name="ro1">
          <table:table-cell table:formula="of:=&quot;&quot; &amp; CHAR(CODE([.B1702])-49) &amp; MID([.B1702];2;7)" office:value-type="string" office:string-value="17003321" calcext:value-type="string">
            <text:p>17003321</text:p>
          </table:table-cell>
          <table:table-cell table:style-name="ce8" office:value-type="string" calcext:value-type="string">
            <text:p>b7003321</text:p>
          </table:table-cell>
          <table:table-cell table:style-name="ce8" office:value-type="string" calcext:value-type="string">
            <text:p>baldirireixach</text:p>
          </table:table-cell>
          <table:table-cell table:style-name="ce8" office:value-type="string" calcext:value-type="string">
            <text:p>Escola Mossèn Baldiri Reixach</text:p>
          </table:table-cell>
          <table:table-cell table:number-columns-repeated="986"/>
        </table:table-row>
        <table:table-row table:style-name="ro1">
          <table:table-cell table:formula="of:=&quot;&quot; &amp; CHAR(CODE([.B1703])-49) &amp; MID([.B1703];2;7)" office:value-type="string" office:string-value="17003343" calcext:value-type="string">
            <text:p>17003343</text:p>
          </table:table-cell>
          <table:table-cell table:style-name="ce8" office:value-type="string" calcext:value-type="string">
            <text:p>b7003343</text:p>
          </table:table-cell>
          <table:table-cell table:style-name="ce8" office:value-type="string" calcext:value-type="string">
            <text:p>ceiprocalba</text:p>
          </table:table-cell>
          <table:table-cell table:style-name="ce8" office:value-type="string" calcext:value-type="string">
            <text:p>Escola Rocalba</text:p>
          </table:table-cell>
          <table:table-cell table:number-columns-repeated="986"/>
        </table:table-row>
        <table:table-row table:style-name="ro1">
          <table:table-cell table:formula="of:=&quot;&quot; &amp; CHAR(CODE([.B1704])-49) &amp; MID([.B1704];2;7)" office:value-type="string" office:string-value="17003422" calcext:value-type="string">
            <text:p>17003422</text:p>
          </table:table-cell>
          <table:table-cell table:style-name="ce8" office:value-type="string" calcext:value-type="string">
            <text:p>b7003422</text:p>
          </table:table-cell>
          <table:table-cell table:style-name="ce8" office:value-type="string" calcext:value-type="string">
            <text:p>escolataiala</text:p>
          </table:table-cell>
          <table:table-cell table:style-name="ce8" office:value-type="string" calcext:value-type="string">
            <text:p>Escola Taialà</text:p>
          </table:table-cell>
          <table:table-cell table:number-columns-repeated="986"/>
        </table:table-row>
        <table:table-row table:style-name="ro1">
          <table:table-cell table:formula="of:=&quot;&quot; &amp; CHAR(CODE([.B1705])-49) &amp; MID([.B1705];2;7)" office:value-type="string" office:string-value="17003434" calcext:value-type="string">
            <text:p>17003434</text:p>
          </table:table-cell>
          <table:table-cell table:style-name="ce8" office:value-type="string" calcext:value-type="string">
            <text:p>b7003434</text:p>
          </table:table-cell>
          <table:table-cell table:style-name="ce8" office:value-type="string" calcext:value-type="string">
            <text:p>ceipguilleries</text:p>
          </table:table-cell>
          <table:table-cell table:style-name="ce8" office:value-type="string" calcext:value-type="string">
            <text:p>Escola Guilleries</text:p>
          </table:table-cell>
          <table:table-cell table:number-columns-repeated="986"/>
        </table:table-row>
        <table:table-row table:style-name="ro1">
          <table:table-cell table:formula="of:=&quot;&quot; &amp; CHAR(CODE([.B1706])-49) &amp; MID([.B1706];2;7)" office:value-type="string" office:string-value="17003446" calcext:value-type="string">
            <text:p>17003446</text:p>
          </table:table-cell>
          <table:table-cell table:style-name="ce8" office:value-type="string" calcext:value-type="string">
            <text:p>b7003446</text:p>
          </table:table-cell>
          <table:table-cell table:style-name="ce8" office:value-type="string" calcext:value-type="string">
            <text:p>col-santjosep</text:p>
          </table:table-cell>
          <table:table-cell table:style-name="ce8" office:value-type="string" calcext:value-type="string">
            <text:p>Sant Josep</text:p>
          </table:table-cell>
          <table:table-cell table:number-columns-repeated="986"/>
        </table:table-row>
        <table:table-row table:style-name="ro1">
          <table:table-cell table:formula="of:=&quot;&quot; &amp; CHAR(CODE([.B1707])-49) &amp; MID([.B1707];2;7)" office:value-type="string" office:string-value="17003461" calcext:value-type="string">
            <text:p>17003461</text:p>
          </table:table-cell>
          <table:table-cell table:style-name="ce8" office:value-type="string" calcext:value-type="string">
            <text:p>b7003461</text:p>
          </table:table-cell>
          <table:table-cell table:style-name="ce8" office:value-type="string" calcext:value-type="string">
            <text:p>escola-les-escomes</text:p>
          </table:table-cell>
          <table:table-cell table:style-name="ce8" office:value-type="string" calcext:value-type="string">
            <text:p>Escola Les Escomes - ZER El Llierca</text:p>
          </table:table-cell>
          <table:table-cell table:number-columns-repeated="986"/>
        </table:table-row>
        <table:table-row table:style-name="ro1">
          <table:table-cell table:formula="of:=&quot;&quot; &amp; CHAR(CODE([.B1708])-49) &amp; MID([.B1708];2;7)" office:value-type="string" office:string-value="17003471" calcext:value-type="string">
            <text:p>17003471</text:p>
          </table:table-cell>
          <table:table-cell table:style-name="ce8" office:value-type="string" calcext:value-type="string">
            <text:p>b7003471</text:p>
          </table:table-cell>
          <table:table-cell table:style-name="ce8" office:value-type="string" calcext:value-type="string">
            <text:p>escsantjordi</text:p>
          </table:table-cell>
          <table:table-cell table:style-name="ce8" office:value-type="string" calcext:value-type="string">
            <text:p>Escola Sant Jordi</text:p>
          </table:table-cell>
          <table:table-cell table:number-columns-repeated="986"/>
        </table:table-row>
        <table:table-row table:style-name="ro1">
          <table:table-cell table:formula="of:=&quot;&quot; &amp; CHAR(CODE([.B1709])-49) &amp; MID([.B1709];2;7)" office:value-type="string" office:string-value="17003598" calcext:value-type="string">
            <text:p>17003598</text:p>
          </table:table-cell>
          <table:table-cell table:style-name="ce8" office:value-type="string" calcext:value-type="string">
            <text:p>b7003598</text:p>
          </table:table-cell>
          <table:table-cell table:style-name="ce8" office:value-type="string" calcext:value-type="string">
            <text:p>ceipvallgarriga</text:p>
          </table:table-cell>
          <table:table-cell table:style-name="ce8" office:value-type="string" calcext:value-type="string">
            <text:p>Escola Vallgarriga</text:p>
          </table:table-cell>
          <table:table-cell table:number-columns-repeated="986"/>
        </table:table-row>
        <table:table-row table:style-name="ro1">
          <table:table-cell table:formula="of:=&quot;&quot; &amp; CHAR(CODE([.B1710])-49) &amp; MID([.B1710];2;7)" office:value-type="string" office:string-value="17003628" calcext:value-type="string">
            <text:p>17003628</text:p>
          </table:table-cell>
          <table:table-cell table:style-name="ce8" office:value-type="string" calcext:value-type="string">
            <text:p>b7003628</text:p>
          </table:table-cell>
          <table:table-cell table:style-name="ce8" office:value-type="string" calcext:value-type="string">
            <text:p>escolallagut</text:p>
          </table:table-cell>
          <table:table-cell table:style-name="ce8" office:value-type="string" calcext:value-type="string">
            <text:p>Escola Llagut</text:p>
          </table:table-cell>
          <table:table-cell table:number-columns-repeated="986"/>
        </table:table-row>
        <table:table-row table:style-name="ro1">
          <table:table-cell table:formula="of:=&quot;&quot; &amp; CHAR(CODE([.B1711])-49) &amp; MID([.B1711];2;7)" office:value-type="string" office:string-value="17003641" calcext:value-type="string">
            <text:p>17003641</text:p>
          </table:table-cell>
          <table:table-cell table:style-name="ce8" office:value-type="string" calcext:value-type="string">
            <text:p>b7003641</text:p>
          </table:table-cell>
          <table:table-cell table:style-name="ce8" office:value-type="string" calcext:value-type="string">
            <text:p>ceipsantsalvadordhorta</text:p>
          </table:table-cell>
          <table:table-cell table:style-name="ce8" office:value-type="string" calcext:value-type="string">
            <text:p>Escola Sant Salvador d'Horta</text:p>
          </table:table-cell>
          <table:table-cell table:number-columns-repeated="986"/>
        </table:table-row>
        <table:table-row table:style-name="ro1">
          <table:table-cell table:formula="of:=&quot;&quot; &amp; CHAR(CODE([.B1712])-49) &amp; MID([.B1712];2;7)" office:value-type="string" office:string-value="17003689" calcext:value-type="string">
            <text:p>17003689</text:p>
          </table:table-cell>
          <table:table-cell table:style-name="ce8" office:value-type="string" calcext:value-type="string">
            <text:p>b7003689</text:p>
          </table:table-cell>
          <table:table-cell table:style-name="ce8" office:value-type="string" calcext:value-type="string">
            <text:p>ceippedralta</text:p>
          </table:table-cell>
          <table:table-cell table:style-name="ce8" office:value-type="string" calcext:value-type="string">
            <text:p>Escola Pedralta</text:p>
          </table:table-cell>
          <table:table-cell table:number-columns-repeated="986"/>
        </table:table-row>
        <table:table-row table:style-name="ro1">
          <table:table-cell table:formula="of:=&quot;&quot; &amp; CHAR(CODE([.B1713])-49) &amp; MID([.B1713];2;7)" office:value-type="string" office:string-value="17003719" calcext:value-type="string">
            <text:p>17003719</text:p>
          </table:table-cell>
          <table:table-cell table:style-name="ce8" office:value-type="string" calcext:value-type="string">
            <text:p>b7003719</text:p>
          </table:table-cell>
          <table:table-cell table:style-name="ce8" office:value-type="string" calcext:value-type="string">
            <text:p>ceipsantapau</text:p>
          </table:table-cell>
          <table:table-cell table:style-name="ce8" office:value-type="string" calcext:value-type="string">
            <text:p>Escola Joan Maragall</text:p>
          </table:table-cell>
          <table:table-cell table:number-columns-repeated="986"/>
        </table:table-row>
        <table:table-row table:style-name="ro1">
          <table:table-cell table:formula="of:=&quot;&quot; &amp; CHAR(CODE([.B1714])-49) &amp; MID([.B1714];2;7)" office:value-type="string" office:string-value="17003732" calcext:value-type="string">
            <text:p>17003732</text:p>
          </table:table-cell>
          <table:table-cell table:style-name="ce8" office:value-type="string" calcext:value-type="string">
            <text:p>b7003732</text:p>
          </table:table-cell>
          <table:table-cell table:style-name="ce8" office:value-type="string" calcext:value-type="string">
            <text:p>ceip-castanyer</text:p>
          </table:table-cell>
          <table:table-cell table:style-name="ce8" office:value-type="string" calcext:value-type="string">
            <text:p>Escola Castanyer</text:p>
          </table:table-cell>
          <table:table-cell table:number-columns-repeated="986"/>
        </table:table-row>
        <table:table-row table:style-name="ro1">
          <table:table-cell table:formula="of:=&quot;&quot; &amp; CHAR(CODE([.B1715])-49) &amp; MID([.B1715];2;7)" office:value-type="string" office:string-value="17003756" calcext:value-type="string">
            <text:p>17003756</text:p>
          </table:table-cell>
          <table:table-cell table:style-name="ce8" office:value-type="string" calcext:value-type="string">
            <text:p>b7003756</text:p>
          </table:table-cell>
          <table:table-cell table:style-name="ce8" office:value-type="string" calcext:value-type="string">
            <text:p>esc-montserratsarria</text:p>
          </table:table-cell>
          <table:table-cell table:style-name="ce8" office:value-type="string" calcext:value-type="string">
            <text:p>Escola Montserrat</text:p>
          </table:table-cell>
          <table:table-cell table:number-columns-repeated="986"/>
        </table:table-row>
        <table:table-row table:style-name="ro1">
          <table:table-cell table:formula="of:=&quot;&quot; &amp; CHAR(CODE([.B1716])-49) &amp; MID([.B1716];2;7)" office:value-type="string" office:string-value="17003768" calcext:value-type="string">
            <text:p>17003768</text:p>
          </table:table-cell>
          <table:table-cell table:style-name="ce8" office:value-type="string" calcext:value-type="string">
            <text:p>b7003768</text:p>
          </table:table-cell>
          <table:table-cell table:style-name="ce8" office:value-type="string" calcext:value-type="string">
            <text:p>ceipsc</text:p>
          </table:table-cell>
          <table:table-cell table:style-name="ce8" office:value-type="string" calcext:value-type="string">
            <text:p>Escola Els Terraprims</text:p>
          </table:table-cell>
          <table:table-cell table:number-columns-repeated="986"/>
        </table:table-row>
        <table:table-row table:style-name="ro1">
          <table:table-cell table:formula="of:=&quot;&quot; &amp; CHAR(CODE([.B1717])-49) &amp; MID([.B1717];2;7)" office:value-type="string" office:string-value="17003781" calcext:value-type="string">
            <text:p>17003781</text:p>
          </table:table-cell>
          <table:table-cell table:style-name="ce8" office:value-type="string" calcext:value-type="string">
            <text:p>b7003781</text:p>
          </table:table-cell>
          <table:table-cell table:style-name="ce8" office:value-type="string" calcext:value-type="string">
            <text:p>ceip-juncadella</text:p>
          </table:table-cell>
          <table:table-cell table:style-name="ce8" office:value-type="string" calcext:value-type="string">
            <text:p>Escola Juncadella</text:p>
          </table:table-cell>
          <table:table-cell table:number-columns-repeated="986"/>
        </table:table-row>
        <table:table-row table:style-name="ro1">
          <table:table-cell table:formula="of:=&quot;&quot; &amp; CHAR(CODE([.B1718])-49) &amp; MID([.B1718];2;7)" office:value-type="string" office:string-value="17003801" calcext:value-type="string">
            <text:p>17003801</text:p>
          </table:table-cell>
          <table:table-cell table:style-name="ce8" office:value-type="string" calcext:value-type="string">
            <text:p>b7003801</text:p>
          </table:table-cell>
          <table:table-cell table:style-name="ce8" office:value-type="string" calcext:value-type="string">
            <text:p>escolaboragran</text:p>
          </table:table-cell>
          <table:table-cell table:style-name="ce8" office:value-type="string" calcext:value-type="string">
            <text:p>Escola Bora Gran</text:p>
          </table:table-cell>
          <table:table-cell table:number-columns-repeated="986"/>
        </table:table-row>
        <table:table-row table:style-name="ro1">
          <table:table-cell table:formula="of:=&quot;&quot; &amp; CHAR(CODE([.B1719])-49) &amp; MID([.B1719];2;7)" office:value-type="string" office:string-value="17003860" calcext:value-type="string">
            <text:p>17003860</text:p>
          </table:table-cell>
          <table:table-cell table:style-name="ce8" office:value-type="string" calcext:value-type="string">
            <text:p>b7003860</text:p>
          </table:table-cell>
          <table:table-cell table:style-name="ce8" office:value-type="string" calcext:value-type="string">
            <text:p>escola-portitxol</text:p>
          </table:table-cell>
          <table:table-cell table:style-name="ce8" office:value-type="string" calcext:value-type="string">
            <text:p>Escola Portitxol</text:p>
          </table:table-cell>
          <table:table-cell table:number-columns-repeated="986"/>
        </table:table-row>
        <table:table-row table:style-name="ro1">
          <table:table-cell table:formula="of:=&quot;&quot; &amp; CHAR(CODE([.B1720])-49) &amp; MID([.B1720];2;7)" office:value-type="string" office:string-value="17003872" calcext:value-type="string">
            <text:p>17003872</text:p>
          </table:table-cell>
          <table:table-cell table:style-name="ce8" office:value-type="string" calcext:value-type="string">
            <text:p>b7003872</text:p>
          </table:table-cell>
          <table:table-cell table:style-name="ce8" office:value-type="string" calcext:value-type="string">
            <text:p>ceip-guillemdemontgri</text:p>
          </table:table-cell>
          <table:table-cell table:style-name="ce8" office:value-type="string" calcext:value-type="string">
            <text:p>Escola Guillem de Montgrí</text:p>
          </table:table-cell>
          <table:table-cell table:number-columns-repeated="986"/>
        </table:table-row>
        <table:table-row table:style-name="ro1">
          <table:table-cell table:formula="of:=&quot;&quot; &amp; CHAR(CODE([.B1721])-49) &amp; MID([.B1721];2;7)" office:value-type="string" office:string-value="17003926" calcext:value-type="string">
            <text:p>17003926</text:p>
          </table:table-cell>
          <table:table-cell table:style-name="ce8" office:value-type="string" calcext:value-type="string">
            <text:p>b7003926</text:p>
          </table:table-cell>
          <table:table-cell table:style-name="ce8" office:value-type="string" calcext:value-type="string">
            <text:p>ceipignasimele</text:p>
          </table:table-cell>
          <table:table-cell table:style-name="ce8" office:value-type="string" calcext:value-type="string">
            <text:p>Escola Ignasi Melé i Farré</text:p>
          </table:table-cell>
          <table:table-cell table:number-columns-repeated="986"/>
        </table:table-row>
        <table:table-row table:style-name="ro1">
          <table:table-cell table:formula="of:=&quot;&quot; &amp; CHAR(CODE([.B1722])-49) &amp; MID([.B1722];2;7)" office:value-type="string" office:string-value="17003951" calcext:value-type="string">
            <text:p>17003951</text:p>
          </table:table-cell>
          <table:table-cell table:style-name="ce8" office:value-type="string" calcext:value-type="string">
            <text:p>b7003951</text:p>
          </table:table-cell>
          <table:table-cell table:style-name="ce8" office:value-type="string" calcext:value-type="string">
            <text:p>parvularienbas</text:p>
          </table:table-cell>
          <table:table-cell table:style-name="ce8" office:value-type="string" calcext:value-type="string">
            <text:p>Parvulari de Sant Esteve d'en Bas</text:p>
          </table:table-cell>
          <table:table-cell table:number-columns-repeated="986"/>
        </table:table-row>
        <table:table-row table:style-name="ro1">
          <table:table-cell table:formula="of:=&quot;&quot; &amp; CHAR(CODE([.B1723])-49) &amp; MID([.B1723];2;7)" office:value-type="string" office:string-value="17004074" calcext:value-type="string">
            <text:p>17004074</text:p>
          </table:table-cell>
          <table:table-cell table:style-name="ce8" office:value-type="string" calcext:value-type="string">
            <text:p>b7004074</text:p>
          </table:table-cell>
          <table:table-cell table:style-name="ce8" office:value-type="string" calcext:value-type="string">
            <text:p>ceip-santiscle-vidreres</text:p>
          </table:table-cell>
          <table:table-cell table:style-name="ce8" office:value-type="string" calcext:value-type="string">
            <text:p>Escola Sant Iscle</text:p>
          </table:table-cell>
          <table:table-cell table:number-columns-repeated="986"/>
        </table:table-row>
        <table:table-row table:style-name="ro1">
          <table:table-cell table:formula="of:=&quot;&quot; &amp; CHAR(CODE([.B1724])-49) &amp; MID([.B1724];2;7)" office:value-type="string" office:string-value="17004098" calcext:value-type="string">
            <text:p>17004098</text:p>
          </table:table-cell>
          <table:table-cell table:style-name="ce8" office:value-type="string" calcext:value-type="string">
            <text:p>b7004098</text:p>
          </table:table-cell>
          <table:table-cell table:style-name="ce8" office:value-type="string" calcext:value-type="string">
            <text:p>escolavilabertran</text:p>
          </table:table-cell>
          <table:table-cell table:style-name="ce8" office:value-type="string" calcext:value-type="string">
            <text:p>Escola Torre d'en Reig</text:p>
          </table:table-cell>
          <table:table-cell table:number-columns-repeated="986"/>
        </table:table-row>
        <table:table-row table:style-name="ro1">
          <table:table-cell table:formula="of:=&quot;&quot; &amp; CHAR(CODE([.B1725])-49) &amp; MID([.B1725];2;7)" office:value-type="string" office:string-value="17004116" calcext:value-type="string">
            <text:p>17004116</text:p>
          </table:table-cell>
          <table:table-cell table:style-name="ce8" office:value-type="string" calcext:value-type="string">
            <text:p>b7004116</text:p>
          </table:table-cell>
          <table:table-cell table:style-name="ce8" office:value-type="string" calcext:value-type="string">
            <text:p>ceip-madrenc</text:p>
          </table:table-cell>
          <table:table-cell table:style-name="ce8" office:value-type="string" calcext:value-type="string">
            <text:p>Escola Madrenc</text:p>
          </table:table-cell>
          <table:table-cell table:number-columns-repeated="986"/>
        </table:table-row>
        <table:table-row table:style-name="ro1">
          <table:table-cell table:formula="of:=&quot;&quot; &amp; CHAR(CODE([.B1726])-49) &amp; MID([.B1726];2;7)" office:value-type="string" office:string-value="17004153" calcext:value-type="string">
            <text:p>17004153</text:p>
          </table:table-cell>
          <table:table-cell table:style-name="ce8" office:value-type="string" calcext:value-type="string">
            <text:p>b7004153</text:p>
          </table:table-cell>
          <table:table-cell table:style-name="ce8" office:value-type="string" calcext:value-type="string">
            <text:p>esc-sant-esteve-de-guialbes</text:p>
          </table:table-cell>
          <table:table-cell table:style-name="ce8" office:value-type="string" calcext:value-type="string">
            <text:p>Escola de Sant Esteve de Guialbes</text:p>
          </table:table-cell>
          <table:table-cell table:number-columns-repeated="986"/>
        </table:table-row>
        <table:table-row table:style-name="ro1">
          <table:table-cell table:formula="of:=&quot;&quot; &amp; CHAR(CODE([.B1727])-49) &amp; MID([.B1727];2;7)" office:value-type="string" office:string-value="17004190" calcext:value-type="string">
            <text:p>17004190</text:p>
          </table:table-cell>
          <table:table-cell table:style-name="ce8" office:value-type="string" calcext:value-type="string">
            <text:p>b7004190</text:p>
          </table:table-cell>
          <table:table-cell table:style-name="ce8" office:value-type="string" calcext:value-type="string">
            <text:p>escola-solivent</text:p>
          </table:table-cell>
          <table:table-cell table:style-name="ce8" office:value-type="string" calcext:value-type="string">
            <text:p>Escola Sol i Vent</text:p>
          </table:table-cell>
          <table:table-cell table:number-columns-repeated="986"/>
        </table:table-row>
        <table:table-row table:style-name="ro1">
          <table:table-cell table:formula="of:=&quot;&quot; &amp; CHAR(CODE([.B1728])-49) &amp; MID([.B1728];2;7)" office:value-type="string" office:string-value="17004207" calcext:value-type="string">
            <text:p>17004207</text:p>
          </table:table-cell>
          <table:table-cell table:style-name="ce8" office:value-type="string" calcext:value-type="string">
            <text:p>b7004207</text:p>
          </table:table-cell>
          <table:table-cell table:style-name="ce8" office:value-type="string" calcext:value-type="string">
            <text:p>escsantiagorates</text:p>
          </table:table-cell>
          <table:table-cell table:style-name="ce8" office:value-type="string" calcext:value-type="string">
            <text:p>Escola Santiago Ratés</text:p>
          </table:table-cell>
          <table:table-cell table:number-columns-repeated="986"/>
        </table:table-row>
        <table:table-row table:style-name="ro1">
          <table:table-cell table:formula="of:=&quot;&quot; &amp; CHAR(CODE([.B1729])-49) &amp; MID([.B1729];2;7)" office:value-type="string" office:string-value="17004232" calcext:value-type="string">
            <text:p>17004232</text:p>
          </table:table-cell>
          <table:table-cell table:style-name="ce8" office:value-type="string" calcext:value-type="string">
            <text:p>b7004232</text:p>
          </table:table-cell>
          <table:table-cell table:style-name="ce8" office:value-type="string" calcext:value-type="string">
            <text:p>esc-vilamalla-josepderibot</text:p>
          </table:table-cell>
          <table:table-cell table:style-name="ce8" office:value-type="string" calcext:value-type="string">
            <text:p>Escola Josep de Ribot i Olivas</text:p>
          </table:table-cell>
          <table:table-cell table:number-columns-repeated="986"/>
        </table:table-row>
        <table:table-row table:style-name="ro1">
          <table:table-cell table:formula="of:=&quot;&quot; &amp; CHAR(CODE([.B1730])-49) &amp; MID([.B1730];2;7)" office:value-type="string" office:string-value="17004281" calcext:value-type="string">
            <text:p>17004281</text:p>
          </table:table-cell>
          <table:table-cell table:style-name="ce8" office:value-type="string" calcext:value-type="string">
            <text:p>b7004281</text:p>
          </table:table-cell>
          <table:table-cell table:style-name="ce8" office:value-type="string" calcext:value-type="string">
            <text:p>ceipjosepmadrenys</text:p>
          </table:table-cell>
          <table:table-cell table:style-name="ce8" office:value-type="string" calcext:value-type="string">
            <text:p>Escola Josep Madrenys</text:p>
          </table:table-cell>
          <table:table-cell table:number-columns-repeated="986"/>
        </table:table-row>
        <table:table-row table:style-name="ro1">
          <table:table-cell table:formula="of:=&quot;&quot; &amp; CHAR(CODE([.B1731])-49) &amp; MID([.B1731];2;7)" office:value-type="string" office:string-value="17004335" calcext:value-type="string">
            <text:p>17004335</text:p>
          </table:table-cell>
          <table:table-cell table:style-name="ce8" office:value-type="string" calcext:value-type="string">
            <text:p>b7004335</text:p>
          </table:table-cell>
          <table:table-cell table:style-name="ce8" office:value-type="string" calcext:value-type="string">
            <text:p>escolasantaeugenia</text:p>
          </table:table-cell>
          <table:table-cell table:style-name="ce8" office:value-type="string" calcext:value-type="string">
            <text:p>Escola Santa Eugènia</text:p>
          </table:table-cell>
          <table:table-cell table:number-columns-repeated="986"/>
        </table:table-row>
        <table:table-row table:style-name="ro1">
          <table:table-cell table:formula="of:=&quot;&quot; &amp; CHAR(CODE([.B1732])-49) &amp; MID([.B1732];2;7)" office:value-type="string" office:string-value="17004347" calcext:value-type="string">
            <text:p>17004347</text:p>
          </table:table-cell>
          <table:table-cell table:style-name="ce8" office:value-type="string" calcext:value-type="string">
            <text:p>b7004347</text:p>
          </table:table-cell>
          <table:table-cell table:style-name="ce8" office:value-type="string" calcext:value-type="string">
            <text:p>ceipfontdelapolvora</text:p>
          </table:table-cell>
          <table:table-cell table:style-name="ce8" office:value-type="string" calcext:value-type="string">
            <text:p>Escola Font de la Pólvora</text:p>
          </table:table-cell>
          <table:table-cell table:number-columns-repeated="986"/>
        </table:table-row>
        <table:table-row table:style-name="ro1">
          <table:table-cell table:formula="of:=&quot;&quot; &amp; CHAR(CODE([.B1733])-49) &amp; MID([.B1733];2;7)" office:value-type="string" office:string-value="17004360" calcext:value-type="string">
            <text:p>17004360</text:p>
          </table:table-cell>
          <table:table-cell table:style-name="ce8" office:value-type="string" calcext:value-type="string">
            <text:p>b7004360</text:p>
          </table:table-cell>
          <table:table-cell table:style-name="ce8" office:value-type="string" calcext:value-type="string">
            <text:p>cee-lamassana</text:p>
          </table:table-cell>
          <table:table-cell table:style-name="ce8" office:value-type="string" calcext:value-type="string">
            <text:p>CEE La Masana</text:p>
          </table:table-cell>
          <table:table-cell table:number-columns-repeated="986"/>
        </table:table-row>
        <table:table-row table:style-name="ro1">
          <table:table-cell table:formula="of:=&quot;&quot; &amp; CHAR(CODE([.B1734])-49) &amp; MID([.B1734];2;7)" office:value-type="string" office:string-value="17004451" calcext:value-type="string">
            <text:p>17004451</text:p>
          </table:table-cell>
          <table:table-cell table:style-name="ce8" office:value-type="string" calcext:value-type="string">
            <text:p>b7004451</text:p>
          </table:table-cell>
          <table:table-cell table:style-name="ce8" office:value-type="string" calcext:value-type="string">
            <text:p>ceip-vives-roses</text:p>
          </table:table-cell>
          <table:table-cell table:style-name="ce8" office:value-type="string" calcext:value-type="string">
            <text:p>Escola Jaume Vicens i Vives</text:p>
          </table:table-cell>
          <table:table-cell table:number-columns-repeated="986"/>
        </table:table-row>
        <table:table-row table:style-name="ro1">
          <table:table-cell table:formula="of:=&quot;&quot; &amp; CHAR(CODE([.B1735])-49) &amp; MID([.B1735];2;7)" office:value-type="string" office:string-value="17004463" calcext:value-type="string">
            <text:p>17004463</text:p>
          </table:table-cell>
          <table:table-cell table:style-name="ce8" office:value-type="string" calcext:value-type="string">
            <text:p>b7004463</text:p>
          </table:table-cell>
          <table:table-cell table:style-name="ce8" office:value-type="string" calcext:value-type="string">
            <text:p>escolaanicet</text:p>
          </table:table-cell>
          <table:table-cell table:style-name="ce8" office:value-type="string" calcext:value-type="string">
            <text:p>Escola Anicet de Pagès i de Puig</text:p>
          </table:table-cell>
          <table:table-cell table:number-columns-repeated="986"/>
        </table:table-row>
        <table:table-row table:style-name="ro1">
          <table:table-cell table:formula="of:=&quot;&quot; &amp; CHAR(CODE([.B1736])-49) &amp; MID([.B1736];2;7)" office:value-type="string" office:string-value="17004487" calcext:value-type="string">
            <text:p>17004487</text:p>
          </table:table-cell>
          <table:table-cell table:style-name="ce8" office:value-type="string" calcext:value-type="string">
            <text:p>b7004487</text:p>
          </table:table-cell>
          <table:table-cell table:style-name="ce8" office:value-type="string" calcext:value-type="string">
            <text:p>iesrafaelcampalans</text:p>
          </table:table-cell>
          <table:table-cell table:style-name="ce8" office:value-type="string" calcext:value-type="string">
            <text:p>Institut Rafael de Campalans</text:p>
          </table:table-cell>
          <table:table-cell table:number-columns-repeated="986"/>
        </table:table-row>
        <table:table-row table:style-name="ro1">
          <table:table-cell table:formula="of:=&quot;&quot; &amp; CHAR(CODE([.B1737])-49) &amp; MID([.B1737];2;7)" office:value-type="string" office:string-value="17004517" calcext:value-type="string">
            <text:p>17004517</text:p>
          </table:table-cell>
          <table:table-cell table:style-name="ce8" office:value-type="string" calcext:value-type="string">
            <text:p>b7004517</text:p>
          </table:table-cell>
          <table:table-cell table:style-name="ce8" office:value-type="string" calcext:value-type="string">
            <text:p>iessanthilari</text:p>
          </table:table-cell>
          <table:table-cell table:style-name="ce8" office:value-type="string" calcext:value-type="string">
            <text:p>Institut Anton Busquets i Punset</text:p>
          </table:table-cell>
          <table:table-cell table:number-columns-repeated="986"/>
        </table:table-row>
        <table:table-row table:style-name="ro1">
          <table:table-cell table:formula="of:=&quot;&quot; &amp; CHAR(CODE([.B1738])-49) &amp; MID([.B1738];2;7)" office:value-type="string" office:string-value="17004530" calcext:value-type="string">
            <text:p>17004530</text:p>
          </table:table-cell>
          <table:table-cell table:style-name="ce8" office:value-type="string" calcext:value-type="string">
            <text:p>b7004530</text:p>
          </table:table-cell>
          <table:table-cell table:style-name="ce8" office:value-type="string" calcext:value-type="string">
            <text:p>inssobreques</text:p>
          </table:table-cell>
          <table:table-cell table:style-name="ce8" office:value-type="string" calcext:value-type="string">
            <text:p>Institut Santiago Sobrequés i Vidal</text:p>
          </table:table-cell>
          <table:table-cell table:number-columns-repeated="986"/>
        </table:table-row>
        <table:table-row table:style-name="ro1">
          <table:table-cell table:formula="of:=&quot;&quot; &amp; CHAR(CODE([.B1739])-49) &amp; MID([.B1739];2;7)" office:value-type="string" office:string-value="17004566" calcext:value-type="string">
            <text:p>17004566</text:p>
          </table:table-cell>
          <table:table-cell table:style-name="ce8" office:value-type="string" calcext:value-type="string">
            <text:p>b7004566</text:p>
          </table:table-cell>
          <table:table-cell table:style-name="ce8" office:value-type="string" calcext:value-type="string">
            <text:p>ceipnapoleosoliva</text:p>
          </table:table-cell>
          <table:table-cell table:style-name="ce8" office:value-type="string" calcext:value-type="string">
            <text:p>Escola Napoleó Soliva</text:p>
          </table:table-cell>
          <table:table-cell table:number-columns-repeated="986"/>
        </table:table-row>
        <table:table-row table:style-name="ro1">
          <table:table-cell table:formula="of:=&quot;&quot; &amp; CHAR(CODE([.B1740])-49) &amp; MID([.B1740];2;7)" office:value-type="string" office:string-value="17004578" calcext:value-type="string">
            <text:p>17004578</text:p>
          </table:table-cell>
          <table:table-cell table:style-name="ce8" office:value-type="string" calcext:value-type="string">
            <text:p>b7004578</text:p>
          </table:table-cell>
          <table:table-cell table:style-name="ce8" office:value-type="string" calcext:value-type="string">
            <text:p>iescastelldestela</text:p>
          </table:table-cell>
          <table:table-cell table:style-name="ce8" office:value-type="string" calcext:value-type="string">
            <text:p>Institut Castell d'Estela</text:p>
          </table:table-cell>
          <table:table-cell table:number-columns-repeated="986"/>
        </table:table-row>
        <table:table-row table:style-name="ro1">
          <table:table-cell table:formula="of:=&quot;&quot; &amp; CHAR(CODE([.B1741])-49) &amp; MID([.B1741];2;7)" office:value-type="string" office:string-value="17004657" calcext:value-type="string">
            <text:p>17004657</text:p>
          </table:table-cell>
          <table:table-cell table:style-name="ce8" office:value-type="string" calcext:value-type="string">
            <text:p>b7004657</text:p>
          </table:table-cell>
          <table:table-cell table:style-name="ce8" office:value-type="string" calcext:value-type="string">
            <text:p>esc-estevecarles-lloret</text:p>
          </table:table-cell>
          <table:table-cell table:style-name="ce8" office:value-type="string" calcext:value-type="string">
            <text:p>Escola Esteve Carles</text:p>
          </table:table-cell>
          <table:table-cell table:number-columns-repeated="986"/>
        </table:table-row>
        <table:table-row table:style-name="ro1">
          <table:table-cell table:formula="of:=&quot;&quot; &amp; CHAR(CODE([.B1742])-49) &amp; MID([.B1742];2;7)" office:value-type="string" office:string-value="17004682" calcext:value-type="string">
            <text:p>17004682</text:p>
          </table:table-cell>
          <table:table-cell table:style-name="ce8" office:value-type="string" calcext:value-type="string">
            <text:p>b7004682</text:p>
          </table:table-cell>
          <table:table-cell table:style-name="ce8" office:value-type="string" calcext:value-type="string">
            <text:p>ceipestacio</text:p>
          </table:table-cell>
          <table:table-cell table:style-name="ce8" office:value-type="string" calcext:value-type="string">
            <text:p>Escola Estació</text:p>
          </table:table-cell>
          <table:table-cell table:number-columns-repeated="986"/>
        </table:table-row>
        <table:table-row table:style-name="ro1">
          <table:table-cell table:formula="of:=&quot;&quot; &amp; CHAR(CODE([.B1743])-49) &amp; MID([.B1743];2;7)" office:value-type="string" office:string-value="17004694" calcext:value-type="string">
            <text:p>17004694</text:p>
          </table:table-cell>
          <table:table-cell table:style-name="ce8" office:value-type="string" calcext:value-type="string">
            <text:p>b7004694</text:p>
          </table:table-cell>
          <table:table-cell table:style-name="ce8" office:value-type="string" calcext:value-type="string">
            <text:p>ceipcassiacostal</text:p>
          </table:table-cell>
          <table:table-cell table:style-name="ce8" office:value-type="string" calcext:value-type="string">
            <text:p>Escola Cassià Costal</text:p>
          </table:table-cell>
          <table:table-cell table:number-columns-repeated="986"/>
        </table:table-row>
        <table:table-row table:style-name="ro1">
          <table:table-cell table:formula="of:=&quot;&quot; &amp; CHAR(CODE([.B1744])-49) &amp; MID([.B1744];2;7)" office:value-type="string" office:string-value="17004712" calcext:value-type="string">
            <text:p>17004712</text:p>
          </table:table-cell>
          <table:table-cell table:style-name="ce8" office:value-type="string" calcext:value-type="string">
            <text:p>b7004712</text:p>
          </table:table-cell>
          <table:table-cell table:style-name="ce8" office:value-type="string" calcext:value-type="string">
            <text:p>ceeventijollaselva</text:p>
          </table:table-cell>
          <table:table-cell table:style-name="ce8" office:value-type="string" calcext:value-type="string">
            <text:p>CEE Ventijol</text:p>
          </table:table-cell>
          <table:table-cell table:number-columns-repeated="986"/>
        </table:table-row>
        <table:table-row table:style-name="ro1">
          <table:table-cell table:formula="of:=&quot;&quot; &amp; CHAR(CODE([.B1745])-49) &amp; MID([.B1745];2;7)" office:value-type="string" office:string-value="17004724" calcext:value-type="string">
            <text:p>17004724</text:p>
          </table:table-cell>
          <table:table-cell table:style-name="ce8" office:value-type="string" calcext:value-type="string">
            <text:p>b7004724</text:p>
          </table:table-cell>
          <table:table-cell table:style-name="ce8" office:value-type="string" calcext:value-type="string">
            <text:p>ceepalau</text:p>
          </table:table-cell>
          <table:table-cell table:style-name="ce8" office:value-type="string" calcext:value-type="string">
            <text:p>CEE Palau</text:p>
          </table:table-cell>
          <table:table-cell table:number-columns-repeated="986"/>
        </table:table-row>
        <table:table-row table:style-name="ro1">
          <table:table-cell table:formula="of:=&quot;&quot; &amp; CHAR(CODE([.B1746])-49) &amp; MID([.B1746];2;7)" office:value-type="string" office:string-value="17004736" calcext:value-type="string">
            <text:p>17004736</text:p>
          </table:table-cell>
          <table:table-cell table:style-name="ce8" office:value-type="string" calcext:value-type="string">
            <text:p>b7004736</text:p>
          </table:table-cell>
          <table:table-cell table:style-name="ce8" office:value-type="string" calcext:value-type="string">
            <text:p>cee-elsangels</text:p>
          </table:table-cell>
          <table:table-cell table:style-name="ce8" office:value-type="string" calcext:value-type="string">
            <text:p>CEE Els Àngels</text:p>
          </table:table-cell>
          <table:table-cell table:number-columns-repeated="986"/>
        </table:table-row>
        <table:table-row table:style-name="ro1">
          <table:table-cell table:formula="of:=&quot;&quot; &amp; CHAR(CODE([.B1747])-49) &amp; MID([.B1747];2;7)" office:value-type="string" office:string-value="17004748" calcext:value-type="string">
            <text:p>17004748</text:p>
          </table:table-cell>
          <table:table-cell table:style-name="ce8" office:value-type="string" calcext:value-type="string">
            <text:p>b7004748</text:p>
          </table:table-cell>
          <table:table-cell table:style-name="ce8" office:value-type="string" calcext:value-type="string">
            <text:p>ceemdm</text:p>
          </table:table-cell>
          <table:table-cell table:style-name="ce8" office:value-type="string" calcext:value-type="string">
            <text:p>CEE Mare de Déu del Mont</text:p>
          </table:table-cell>
          <table:table-cell table:number-columns-repeated="986"/>
        </table:table-row>
        <table:table-row table:style-name="ro1">
          <table:table-cell table:formula="of:=&quot;&quot; &amp; CHAR(CODE([.B1748])-49) &amp; MID([.B1748];2;7)" office:value-type="string" office:string-value="17004751" calcext:value-type="string">
            <text:p>17004751</text:p>
          </table:table-cell>
          <table:table-cell table:style-name="ce8" office:value-type="string" calcext:value-type="string">
            <text:p>b7004751</text:p>
          </table:table-cell>
          <table:table-cell table:style-name="ce8" office:value-type="string" calcext:value-type="string">
            <text:p>ceiptomasraguer</text:p>
          </table:table-cell>
          <table:table-cell table:style-name="ce8" office:value-type="string" calcext:value-type="string">
            <text:p>Escola Tomàs Raguer</text:p>
          </table:table-cell>
          <table:table-cell table:number-columns-repeated="986"/>
        </table:table-row>
        <table:table-row table:style-name="ro1">
          <table:table-cell table:formula="of:=&quot;&quot; &amp; CHAR(CODE([.B1749])-49) &amp; MID([.B1749];2;7)" office:value-type="string" office:string-value="17004761" calcext:value-type="string">
            <text:p>17004761</text:p>
          </table:table-cell>
          <table:table-cell table:style-name="ce8" office:value-type="string" calcext:value-type="string">
            <text:p>b7004761</text:p>
          </table:table-cell>
          <table:table-cell table:style-name="ce8" office:value-type="string" calcext:value-type="string">
            <text:p>ceeramonsurinach</text:p>
          </table:table-cell>
          <table:table-cell table:style-name="ce8" office:value-type="string" calcext:value-type="string">
            <text:p>CEE Doctor Ramon Suriñach</text:p>
          </table:table-cell>
          <table:table-cell table:number-columns-repeated="986"/>
        </table:table-row>
        <table:table-row table:style-name="ro1">
          <table:table-cell table:formula="of:=&quot;&quot; &amp; CHAR(CODE([.B1750])-49) &amp; MID([.B1750];2;7)" office:value-type="string" office:string-value="17004864" calcext:value-type="string">
            <text:p>17004864</text:p>
          </table:table-cell>
          <table:table-cell table:style-name="ce8" office:value-type="string" calcext:value-type="string">
            <text:p>b7004864</text:p>
          </table:table-cell>
          <table:table-cell table:style-name="ce8" office:value-type="string" calcext:value-type="string">
            <text:p>escolaelpla</text:p>
          </table:table-cell>
          <table:table-cell table:style-name="ce8" office:value-type="string" calcext:value-type="string">
            <text:p>Escola El Pla</text:p>
          </table:table-cell>
          <table:table-cell table:number-columns-repeated="986"/>
        </table:table-row>
        <table:table-row table:style-name="ro1">
          <table:table-cell table:formula="of:=&quot;&quot; &amp; CHAR(CODE([.B1751])-49) &amp; MID([.B1751];2;7)" office:value-type="string" office:string-value="17004876" calcext:value-type="string">
            <text:p>17004876</text:p>
          </table:table-cell>
          <table:table-cell table:style-name="ce8" office:value-type="string" calcext:value-type="string">
            <text:p>b7004876</text:p>
          </table:table-cell>
          <table:table-cell table:style-name="ce8" office:value-type="string" calcext:value-type="string">
            <text:p>ceipolivarvell</text:p>
          </table:table-cell>
          <table:table-cell table:style-name="ce8" office:value-type="string" calcext:value-type="string">
            <text:p>Escola l'Olivar Vell</text:p>
          </table:table-cell>
          <table:table-cell table:number-columns-repeated="986"/>
        </table:table-row>
        <table:table-row table:style-name="ro1">
          <table:table-cell table:formula="of:=&quot;&quot; &amp; CHAR(CODE([.B1752])-49) &amp; MID([.B1752];2;7)" office:value-type="string" office:string-value="17004888" calcext:value-type="string">
            <text:p>17004888</text:p>
          </table:table-cell>
          <table:table-cell table:style-name="ce8" office:value-type="string" calcext:value-type="string">
            <text:p>b7004888</text:p>
          </table:table-cell>
          <table:table-cell table:style-name="ce8" office:value-type="string" calcext:value-type="string">
            <text:p>escsantaceciliabolvir</text:p>
          </table:table-cell>
          <table:table-cell table:style-name="ce8" office:value-type="string" calcext:value-type="string">
            <text:p>Escola Santa Cecília - ZER Cerdanya</text:p>
          </table:table-cell>
          <table:table-cell table:number-columns-repeated="986"/>
        </table:table-row>
        <table:table-row table:style-name="ro1">
          <table:table-cell table:formula="of:=&quot;&quot; &amp; CHAR(CODE([.B1753])-49) &amp; MID([.B1753];2;7)" office:value-type="string" office:string-value="17004891" calcext:value-type="string">
            <text:p>17004891</text:p>
          </table:table-cell>
          <table:table-cell table:style-name="ce8" office:value-type="string" calcext:value-type="string">
            <text:p>b7004891</text:p>
          </table:table-cell>
          <table:table-cell table:style-name="ce8" office:value-type="string" calcext:value-type="string">
            <text:p>ceippallach-figueres</text:p>
          </table:table-cell>
          <table:table-cell table:style-name="ce8" office:value-type="string" calcext:value-type="string">
            <text:p>Escola Josep Pallach</text:p>
          </table:table-cell>
          <table:table-cell table:number-columns-repeated="986"/>
        </table:table-row>
        <table:table-row table:style-name="ro1">
          <table:table-cell table:formula="of:=&quot;&quot; &amp; CHAR(CODE([.B1754])-49) &amp; MID([.B1754];2;7)" office:value-type="string" office:string-value="17004906" calcext:value-type="string">
            <text:p>17004906</text:p>
          </table:table-cell>
          <table:table-cell table:style-name="ce8" office:value-type="string" calcext:value-type="string">
            <text:p>b7004906</text:p>
          </table:table-cell>
          <table:table-cell table:style-name="ce8" office:value-type="string" calcext:value-type="string">
            <text:p>ceip-salvadorespriu-vidreres</text:p>
          </table:table-cell>
          <table:table-cell table:style-name="ce8" office:value-type="string" calcext:value-type="string">
            <text:p>Escola Salvador Espriu</text:p>
          </table:table-cell>
          <table:table-cell table:number-columns-repeated="986"/>
        </table:table-row>
        <table:table-row table:style-name="ro1">
          <table:table-cell table:formula="of:=&quot;&quot; &amp; CHAR(CODE([.B1755])-49) &amp; MID([.B1755];2;7)" office:value-type="string" office:string-value="17004943" calcext:value-type="string">
            <text:p>17004943</text:p>
          </table:table-cell>
          <table:table-cell table:style-name="ce8" office:value-type="string" calcext:value-type="string">
            <text:p>b7004943</text:p>
          </table:table-cell>
          <table:table-cell table:style-name="ce8" office:value-type="string" calcext:value-type="string">
            <text:p>ceipmontfalgars</text:p>
          </table:table-cell>
          <table:table-cell table:style-name="ce8" office:value-type="string" calcext:value-type="string">
            <text:p>Escola Montfalgars</text:p>
          </table:table-cell>
          <table:table-cell table:number-columns-repeated="986"/>
        </table:table-row>
        <table:table-row table:style-name="ro1">
          <table:table-cell table:formula="of:=&quot;&quot; &amp; CHAR(CODE([.B1756])-49) &amp; MID([.B1756];2;7)" office:value-type="string" office:string-value="17005017" calcext:value-type="string">
            <text:p>17005017</text:p>
          </table:table-cell>
          <table:table-cell table:style-name="ce8" office:value-type="string" calcext:value-type="string">
            <text:p>b7005017</text:p>
          </table:table-cell>
          <table:table-cell table:style-name="ce8" office:value-type="string" calcext:value-type="string">
            <text:p>ceip-quatre-vents</text:p>
          </table:table-cell>
          <table:table-cell table:style-name="ce8" office:value-type="string" calcext:value-type="string">
            <text:p>Escola Quatre Vents</text:p>
          </table:table-cell>
          <table:table-cell table:number-columns-repeated="986"/>
        </table:table-row>
        <table:table-row table:style-name="ro1">
          <table:table-cell table:formula="of:=&quot;&quot; &amp; CHAR(CODE([.B1757])-49) &amp; MID([.B1757];2;7)" office:value-type="string" office:string-value="17005042" calcext:value-type="string">
            <text:p>17005042</text:p>
          </table:table-cell>
          <table:table-cell table:style-name="ce8" office:value-type="string" calcext:value-type="string">
            <text:p>b7005042</text:p>
          </table:table-cell>
          <table:table-cell table:style-name="ce8" office:value-type="string" calcext:value-type="string">
            <text:p>iescarlesrahola</text:p>
          </table:table-cell>
          <table:table-cell table:style-name="ce8" office:value-type="string" calcext:value-type="string">
            <text:p>Institut Carles Rahola i Llorens</text:p>
          </table:table-cell>
          <table:table-cell table:number-columns-repeated="986"/>
        </table:table-row>
        <table:table-row table:style-name="ro1">
          <table:table-cell table:formula="of:=&quot;&quot; &amp; CHAR(CODE([.B1758])-49) &amp; MID([.B1758];2;7)" office:value-type="string" office:string-value="17005182" calcext:value-type="string">
            <text:p>17005182</text:p>
          </table:table-cell>
          <table:table-cell table:style-name="ce8" office:value-type="string" calcext:value-type="string">
            <text:p>b7005182</text:p>
          </table:table-cell>
          <table:table-cell table:style-name="ce8" office:value-type="string" calcext:value-type="string">
            <text:p>ceip-canpuig</text:p>
          </table:table-cell>
          <table:table-cell table:style-name="ce8" office:value-type="string" calcext:value-type="string">
            <text:p>Escola Can Puig</text:p>
          </table:table-cell>
          <table:table-cell table:number-columns-repeated="986"/>
        </table:table-row>
        <table:table-row table:style-name="ro1">
          <table:table-cell table:formula="of:=&quot;&quot; &amp; CHAR(CODE([.B1759])-49) &amp; MID([.B1759];2;7)" office:value-type="string" office:string-value="17005248" calcext:value-type="string">
            <text:p>17005248</text:p>
          </table:table-cell>
          <table:table-cell table:style-name="ce8" office:value-type="string" calcext:value-type="string">
            <text:p>b7005248</text:p>
          </table:table-cell>
          <table:table-cell table:style-name="ce8" office:value-type="string" calcext:value-type="string">
            <text:p>ceipmasclara</text:p>
          </table:table-cell>
          <table:table-cell table:style-name="ce8" office:value-type="string" calcext:value-type="string">
            <text:p>Escola Mas Clarà</text:p>
          </table:table-cell>
          <table:table-cell table:number-columns-repeated="986"/>
        </table:table-row>
        <table:table-row table:style-name="ro1">
          <table:table-cell table:formula="of:=&quot;&quot; &amp; CHAR(CODE([.B1760])-49) &amp; MID([.B1760];2;7)" office:value-type="string" office:string-value="17005251" calcext:value-type="string">
            <text:p>17005251</text:p>
          </table:table-cell>
          <table:table-cell table:style-name="ce8" office:value-type="string" calcext:value-type="string">
            <text:p>b7005251</text:p>
          </table:table-cell>
          <table:table-cell table:style-name="ce8" office:value-type="string" calcext:value-type="string">
            <text:p>ieslescala</text:p>
          </table:table-cell>
          <table:table-cell table:style-name="ce8" office:value-type="string" calcext:value-type="string">
            <text:p>Institut El Pedró</text:p>
          </table:table-cell>
          <table:table-cell table:number-columns-repeated="986"/>
        </table:table-row>
        <table:table-row table:style-name="ro1">
          <table:table-cell table:formula="of:=&quot;&quot; &amp; CHAR(CODE([.B1761])-49) &amp; MID([.B1761];2;7)" office:value-type="string" office:string-value="17005339" calcext:value-type="string">
            <text:p>17005339</text:p>
          </table:table-cell>
          <table:table-cell table:style-name="ce8" office:value-type="string" calcext:value-type="string">
            <text:p>b7005339</text:p>
          </table:table-cell>
          <table:table-cell table:style-name="ce8" office:value-type="string" calcext:value-type="string">
            <text:p>cfa-lesbernardes-salt</text:p>
          </table:table-cell>
          <table:table-cell table:style-name="ce8" office:value-type="string" calcext:value-type="string">
            <text:p>CFA Les Bernardes</text:p>
          </table:table-cell>
          <table:table-cell table:number-columns-repeated="986"/>
        </table:table-row>
        <table:table-row table:style-name="ro1">
          <table:table-cell table:formula="of:=&quot;&quot; &amp; CHAR(CODE([.B1762])-49) &amp; MID([.B1762];2;7)" office:value-type="string" office:string-value="17005364" calcext:value-type="string">
            <text:p>17005364</text:p>
          </table:table-cell>
          <table:table-cell table:style-name="ce8" office:value-type="string" calcext:value-type="string">
            <text:p>b7005364</text:p>
          </table:table-cell>
          <table:table-cell table:style-name="ce8" office:value-type="string" calcext:value-type="string">
            <text:p>iescapnorfeu</text:p>
          </table:table-cell>
          <table:table-cell table:style-name="ce8" office:value-type="string" calcext:value-type="string">
            <text:p>Institut Cap Norfeu</text:p>
          </table:table-cell>
          <table:table-cell table:number-columns-repeated="986"/>
        </table:table-row>
        <table:table-row table:style-name="ro1">
          <table:table-cell table:formula="of:=&quot;&quot; &amp; CHAR(CODE([.B1763])-49) &amp; MID([.B1763];2;7)" office:value-type="string" office:string-value="17005388" calcext:value-type="string">
            <text:p>17005388</text:p>
          </table:table-cell>
          <table:table-cell table:style-name="ce8" office:value-type="string" calcext:value-type="string">
            <text:p>b7005388</text:p>
          </table:table-cell>
          <table:table-cell table:style-name="ce8" office:value-type="string" calcext:value-type="string">
            <text:p>iesvallvera</text:p>
          </table:table-cell>
          <table:table-cell table:style-name="ce8" office:value-type="string" calcext:value-type="string">
            <text:p>Institut Vallvera</text:p>
          </table:table-cell>
          <table:table-cell table:number-columns-repeated="986"/>
        </table:table-row>
        <table:table-row table:style-name="ro1">
          <table:table-cell table:formula="of:=&quot;&quot; &amp; CHAR(CODE([.B1764])-49) &amp; MID([.B1764];2;7)" office:value-type="string" office:string-value="17005406" calcext:value-type="string">
            <text:p>17005406</text:p>
          </table:table-cell>
          <table:table-cell table:style-name="ce8" office:value-type="string" calcext:value-type="string">
            <text:p>b7005406</text:p>
          </table:table-cell>
          <table:table-cell table:style-name="ce8" office:value-type="string" calcext:value-type="string">
            <text:p>esc-eeejoanriu</text:p>
          </table:table-cell>
          <table:table-cell table:style-name="ce8" office:value-type="string" calcext:value-type="string">
            <text:p>Joan Riu</text:p>
          </table:table-cell>
          <table:table-cell table:number-columns-repeated="986"/>
        </table:table-row>
        <table:table-row table:style-name="ro1">
          <table:table-cell table:formula="of:=&quot;&quot; &amp; CHAR(CODE([.B1765])-49) &amp; MID([.B1765];2;7)" office:value-type="string" office:string-value="17005522" calcext:value-type="string">
            <text:p>17005522</text:p>
          </table:table-cell>
          <table:table-cell table:style-name="ce8" office:value-type="string" calcext:value-type="string">
            <text:p>b7005522</text:p>
          </table:table-cell>
          <table:table-cell table:style-name="ce8" office:value-type="string" calcext:value-type="string">
            <text:p>ceip-veinat</text:p>
          </table:table-cell>
          <table:table-cell table:style-name="ce8" office:value-type="string" calcext:value-type="string">
            <text:p>Escola Veïnat</text:p>
          </table:table-cell>
          <table:table-cell table:number-columns-repeated="986"/>
        </table:table-row>
        <table:table-row table:style-name="ro1">
          <table:table-cell table:formula="of:=&quot;&quot; &amp; CHAR(CODE([.B1766])-49) &amp; MID([.B1766];2;7)" office:value-type="string" office:string-value="17005583" calcext:value-type="string">
            <text:p>17005583</text:p>
          </table:table-cell>
          <table:table-cell table:style-name="ce8" office:value-type="string" calcext:value-type="string">
            <text:p>b7005583</text:p>
          </table:table-cell>
          <table:table-cell table:style-name="ce8" office:value-type="string" calcext:value-type="string">
            <text:p>llarelbarrufet2020</text:p>
          </table:table-cell>
          <table:table-cell table:style-name="ce8" office:value-type="string" calcext:value-type="string">
            <text:p>Llar d'infants El Barrufet</text:p>
          </table:table-cell>
          <table:table-cell table:number-columns-repeated="986"/>
        </table:table-row>
        <table:table-row table:style-name="ro1">
          <table:table-cell table:formula="of:=&quot;&quot; &amp; CHAR(CODE([.B1767])-49) &amp; MID([.B1767];2;7)" office:value-type="string" office:string-value="17005650" calcext:value-type="string">
            <text:p>17005650</text:p>
          </table:table-cell>
          <table:table-cell table:style-name="ce8" office:value-type="string" calcext:value-type="string">
            <text:p>b7005650</text:p>
          </table:table-cell>
          <table:table-cell table:style-name="ce8" office:value-type="string" calcext:value-type="string">
            <text:p>iescassa</text:p>
          </table:table-cell>
          <table:table-cell table:style-name="ce8" office:value-type="string" calcext:value-type="string">
            <text:p>Institut de Cassà de la Selva</text:p>
          </table:table-cell>
          <table:table-cell table:number-columns-repeated="986"/>
        </table:table-row>
        <table:table-row table:style-name="ro1">
          <table:table-cell table:formula="of:=&quot;&quot; &amp; CHAR(CODE([.B1768])-49) &amp; MID([.B1768];2;7)" office:value-type="string" office:string-value="17005662" calcext:value-type="string">
            <text:p>17005662</text:p>
          </table:table-cell>
          <table:table-cell table:style-name="ce8" office:value-type="string" calcext:value-type="string">
            <text:p>b7005662</text:p>
          </table:table-cell>
          <table:table-cell table:style-name="ce8" office:value-type="string" calcext:value-type="string">
            <text:p>iesserrallarga</text:p>
          </table:table-cell>
          <table:table-cell table:style-name="ce8" office:value-type="string" calcext:value-type="string">
            <text:p>Institut Serrallarga</text:p>
          </table:table-cell>
          <table:table-cell table:number-columns-repeated="986"/>
        </table:table-row>
        <table:table-row table:style-name="ro1">
          <table:table-cell table:formula="of:=&quot;&quot; &amp; CHAR(CODE([.B1769])-49) &amp; MID([.B1769];2;7)" office:value-type="string" office:string-value="17005704" calcext:value-type="string">
            <text:p>17005704</text:p>
          </table:table-cell>
          <table:table-cell table:style-name="ce8" office:value-type="string" calcext:value-type="string">
            <text:p>b7005704</text:p>
          </table:table-cell>
          <table:table-cell table:style-name="ce8" office:value-type="string" calcext:value-type="string">
            <text:p>ies-abatoliba</text:p>
          </table:table-cell>
          <table:table-cell table:style-name="ce8" office:value-type="string" calcext:value-type="string">
            <text:p>Institut Abat Oliba</text:p>
          </table:table-cell>
          <table:table-cell table:number-columns-repeated="986"/>
        </table:table-row>
        <table:table-row table:style-name="ro1">
          <table:table-cell table:formula="of:=&quot;&quot; &amp; CHAR(CODE([.B1770])-49) &amp; MID([.B1770];2;7)" office:value-type="string" office:string-value="17005731" calcext:value-type="string">
            <text:p>17005731</text:p>
          </table:table-cell>
          <table:table-cell table:style-name="ce8" office:value-type="string" calcext:value-type="string">
            <text:p>b7005731</text:p>
          </table:table-cell>
          <table:table-cell table:style-name="ce8" office:value-type="string" calcext:value-type="string">
            <text:p>ins-sagulla</text:p>
          </table:table-cell>
          <table:table-cell table:style-name="ce8" office:value-type="string" calcext:value-type="string">
            <text:p>Institut S'Agulla</text:p>
          </table:table-cell>
          <table:table-cell table:number-columns-repeated="986"/>
        </table:table-row>
        <table:table-row table:style-name="ro1">
          <table:table-cell table:formula="of:=&quot;&quot; &amp; CHAR(CODE([.B1771])-49) &amp; MID([.B1771];2;7)" office:value-type="string" office:string-value="17005741" calcext:value-type="string">
            <text:p>17005741</text:p>
          </table:table-cell>
          <table:table-cell table:style-name="ce8" office:value-type="string" calcext:value-type="string">
            <text:p>b7005741</text:p>
          </table:table-cell>
          <table:table-cell table:style-name="ce8" office:value-type="string" calcext:value-type="string">
            <text:p>iespereborrellpuigcerda</text:p>
          </table:table-cell>
          <table:table-cell table:style-name="ce8" office:value-type="string" calcext:value-type="string">
            <text:p>Institut Pere Borrell</text:p>
          </table:table-cell>
          <table:table-cell table:number-columns-repeated="986"/>
        </table:table-row>
        <table:table-row table:style-name="ro1">
          <table:table-cell table:formula="of:=&quot;&quot; &amp; CHAR(CODE([.B1772])-49) &amp; MID([.B1772];2;7)" office:value-type="string" office:string-value="17005753" calcext:value-type="string">
            <text:p>17005753</text:p>
          </table:table-cell>
          <table:table-cell table:style-name="ce8" office:value-type="string" calcext:value-type="string">
            <text:p>b7005753</text:p>
          </table:table-cell>
          <table:table-cell table:style-name="ce8" office:value-type="string" calcext:value-type="string">
            <text:p>llarinfantsninscamprodon</text:p>
          </table:table-cell>
          <table:table-cell table:style-name="ce8" office:value-type="string" calcext:value-type="string">
            <text:p>Llar d'infants Municipal</text:p>
          </table:table-cell>
          <table:table-cell table:number-columns-repeated="986"/>
        </table:table-row>
        <table:table-row table:style-name="ro1">
          <table:table-cell table:formula="of:=&quot;&quot; &amp; CHAR(CODE([.B1773])-49) &amp; MID([.B1773];2;7)" office:value-type="string" office:string-value="17005911" calcext:value-type="string">
            <text:p>17005911</text:p>
          </table:table-cell>
          <table:table-cell table:style-name="ce8" office:value-type="string" calcext:value-type="string">
            <text:p>b7005911</text:p>
          </table:table-cell>
          <table:table-cell table:style-name="ce8" office:value-type="string" calcext:value-type="string">
            <text:p>iesramoncoll</text:p>
          </table:table-cell>
          <table:table-cell table:style-name="ce8" office:value-type="string" calcext:value-type="string">
            <text:p>Institut Ramon Coll i Rodés</text:p>
          </table:table-cell>
          <table:table-cell table:number-columns-repeated="986"/>
        </table:table-row>
        <table:table-row table:style-name="ro1">
          <table:table-cell table:formula="of:=&quot;&quot; &amp; CHAR(CODE([.B1774])-49) &amp; MID([.B1774];2;7)" office:value-type="string" office:string-value="17005923" calcext:value-type="string">
            <text:p>17005923</text:p>
          </table:table-cell>
          <table:table-cell table:style-name="ce8" office:value-type="string" calcext:value-type="string">
            <text:p>b7005923</text:p>
          </table:table-cell>
          <table:table-cell table:style-name="ce8" office:value-type="string" calcext:value-type="string">
            <text:p>iesmontgri</text:p>
          </table:table-cell>
          <table:table-cell table:style-name="ce8" office:value-type="string" calcext:value-type="string">
            <text:p>Institut Montgrí</text:p>
          </table:table-cell>
          <table:table-cell table:number-columns-repeated="986"/>
        </table:table-row>
        <table:table-row table:style-name="ro1">
          <table:table-cell table:formula="of:=&quot;&quot; &amp; CHAR(CODE([.B1775])-49) &amp; MID([.B1775];2;7)" office:value-type="string" office:string-value="17006083" calcext:value-type="string">
            <text:p>17006083</text:p>
          </table:table-cell>
          <table:table-cell table:style-name="ce8" office:value-type="string" calcext:value-type="string">
            <text:p>b7006083</text:p>
          </table:table-cell>
          <table:table-cell table:style-name="ce8" office:value-type="string" calcext:value-type="string">
            <text:p>iescastellodempuries</text:p>
          </table:table-cell>
          <table:table-cell table:style-name="ce8" office:value-type="string" calcext:value-type="string">
            <text:p>Institut Castelló d'Empúries</text:p>
          </table:table-cell>
          <table:table-cell table:number-columns-repeated="986"/>
        </table:table-row>
        <table:table-row table:style-name="ro1">
          <table:table-cell table:formula="of:=&quot;&quot; &amp; CHAR(CODE([.B1776])-49) &amp; MID([.B1776];2;7)" office:value-type="string" office:string-value="17006241" calcext:value-type="string">
            <text:p>17006241</text:p>
          </table:table-cell>
          <table:table-cell table:style-name="ce8" office:value-type="string" calcext:value-type="string">
            <text:p>b7006241</text:p>
          </table:table-cell>
          <table:table-cell table:style-name="ce8" office:value-type="string" calcext:value-type="string">
            <text:p>llarmarededeudenuriaripoll</text:p>
          </table:table-cell>
          <table:table-cell table:style-name="ce8" office:value-type="string" calcext:value-type="string">
            <text:p>Llar d'infants Mare de Déu de Núria</text:p>
          </table:table-cell>
          <table:table-cell table:number-columns-repeated="986"/>
        </table:table-row>
        <table:table-row table:style-name="ro1">
          <table:table-cell table:formula="of:=&quot;&quot; &amp; CHAR(CODE([.B1777])-49) &amp; MID([.B1777];2;7)" office:value-type="string" office:string-value="17006605" calcext:value-type="string">
            <text:p>17006605</text:p>
          </table:table-cell>
          <table:table-cell table:style-name="ce8" office:value-type="string" calcext:value-type="string">
            <text:p>b7006605</text:p>
          </table:table-cell>
          <table:table-cell table:style-name="ce8" office:value-type="string" calcext:value-type="string">
            <text:p>iesmontsoriu</text:p>
          </table:table-cell>
          <table:table-cell table:style-name="ce8" office:value-type="string" calcext:value-type="string">
            <text:p>Institut Montsoriu</text:p>
          </table:table-cell>
          <table:table-cell table:number-columns-repeated="986"/>
        </table:table-row>
        <table:table-row table:style-name="ro1">
          <table:table-cell table:formula="of:=&quot;&quot; &amp; CHAR(CODE([.B1778])-49) &amp; MID([.B1778];2;7)" office:value-type="string" office:string-value="17006642" calcext:value-type="string">
            <text:p>17006642</text:p>
          </table:table-cell>
          <table:table-cell table:style-name="ce8" office:value-type="string" calcext:value-type="string">
            <text:p>b7006642</text:p>
          </table:table-cell>
          <table:table-cell table:style-name="ce8" office:value-type="string" calcext:value-type="string">
            <text:p>llar-centfonts</text:p>
          </table:table-cell>
          <table:table-cell table:style-name="ce8" office:value-type="string" calcext:value-type="string">
            <text:p>Les Cent Fonts</text:p>
          </table:table-cell>
          <table:table-cell table:number-columns-repeated="986"/>
        </table:table-row>
        <table:table-row table:style-name="ro1">
          <table:table-cell table:formula="of:=&quot;&quot; &amp; CHAR(CODE([.B1779])-49) &amp; MID([.B1779];2;7)" office:value-type="string" office:string-value="17006666" calcext:value-type="string">
            <text:p>17006666</text:p>
          </table:table-cell>
          <table:table-cell table:style-name="ce8" office:value-type="string" calcext:value-type="string">
            <text:p>b7006666</text:p>
          </table:table-cell>
          <table:table-cell table:style-name="ce8" office:value-type="string" calcext:value-type="string">
            <text:p>iespladelestany</text:p>
          </table:table-cell>
          <table:table-cell table:style-name="ce8" office:value-type="string" calcext:value-type="string">
            <text:p>Institut Pla de l'Estany</text:p>
          </table:table-cell>
          <table:table-cell table:number-columns-repeated="986"/>
        </table:table-row>
        <table:table-row table:style-name="ro1">
          <table:table-cell table:formula="of:=&quot;&quot; &amp; CHAR(CODE([.B1780])-49) &amp; MID([.B1780];2;7)" office:value-type="string" office:string-value="17006691" calcext:value-type="string">
            <text:p>17006691</text:p>
          </table:table-cell>
          <table:table-cell table:style-name="ce8" office:value-type="string" calcext:value-type="string">
            <text:p>b7006691</text:p>
          </table:table-cell>
          <table:table-cell table:style-name="ce8" office:value-type="string" calcext:value-type="string">
            <text:p>iesridaura</text:p>
          </table:table-cell>
          <table:table-cell table:style-name="ce8" office:value-type="string" calcext:value-type="string">
            <text:p>Institut Ridaura</text:p>
          </table:table-cell>
          <table:table-cell table:number-columns-repeated="986"/>
        </table:table-row>
        <table:table-row table:style-name="ro1">
          <table:table-cell table:formula="of:=&quot;&quot; &amp; CHAR(CODE([.B1781])-49) &amp; MID([.B1781];2;7)" office:value-type="string" office:string-value="17006708" calcext:value-type="string">
            <text:p>17006708</text:p>
          </table:table-cell>
          <table:table-cell table:style-name="ce8" office:value-type="string" calcext:value-type="string">
            <text:p>b7006708</text:p>
          </table:table-cell>
          <table:table-cell table:style-name="ce8" office:value-type="string" calcext:value-type="string">
            <text:p>iesdecelra</text:p>
          </table:table-cell>
          <table:table-cell table:style-name="ce8" office:value-type="string" calcext:value-type="string">
            <text:p>Institut de Celrà</text:p>
          </table:table-cell>
          <table:table-cell table:number-columns-repeated="986"/>
        </table:table-row>
        <table:table-row table:style-name="ro1">
          <table:table-cell table:formula="of:=&quot;&quot; &amp; CHAR(CODE([.B1782])-49) &amp; MID([.B1782];2;7)" office:value-type="string" office:string-value="17006711" calcext:value-type="string">
            <text:p>17006711</text:p>
          </table:table-cell>
          <table:table-cell table:style-name="ce8" office:value-type="string" calcext:value-type="string">
            <text:p>b7006711</text:p>
          </table:table-cell>
          <table:table-cell table:style-name="ce8" office:value-type="string" calcext:value-type="string">
            <text:p>ceipanglada-figueres</text:p>
          </table:table-cell>
          <table:table-cell table:style-name="ce8" office:value-type="string" calcext:value-type="string">
            <text:p>Escola M. Àngels Anglada</text:p>
          </table:table-cell>
          <table:table-cell table:number-columns-repeated="986"/>
        </table:table-row>
        <table:table-row table:style-name="ro1">
          <table:table-cell table:formula="of:=&quot;&quot; &amp; CHAR(CODE([.B1783])-49) &amp; MID([.B1783];2;7)" office:value-type="string" office:string-value="17006721" calcext:value-type="string">
            <text:p>17006721</text:p>
          </table:table-cell>
          <table:table-cell table:style-name="ce8" office:value-type="string" calcext:value-type="string">
            <text:p>b7006721</text:p>
          </table:table-cell>
          <table:table-cell table:style-name="ce8" office:value-type="string" calcext:value-type="string">
            <text:p>escolamartamatagirona</text:p>
          </table:table-cell>
          <table:table-cell table:style-name="ce8" office:value-type="string" calcext:value-type="string">
            <text:p>Escola Marta Mata</text:p>
          </table:table-cell>
          <table:table-cell table:number-columns-repeated="986"/>
        </table:table-row>
        <table:table-row table:style-name="ro1">
          <table:table-cell table:formula="of:=&quot;&quot; &amp; CHAR(CODE([.B1784])-49) &amp; MID([.B1784];2;7)" office:value-type="string" office:string-value="17006733" calcext:value-type="string">
            <text:p>17006733</text:p>
          </table:table-cell>
          <table:table-cell table:style-name="ce8" office:value-type="string" calcext:value-type="string">
            <text:p>b7006733</text:p>
          </table:table-cell>
          <table:table-cell table:style-name="ce8" office:value-type="string" calcext:value-type="string">
            <text:p>insvescomtatdecabrera</text:p>
          </table:table-cell>
          <table:table-cell table:style-name="ce8" office:value-type="string" calcext:value-type="string">
            <text:p>Institut Vescomtat de Cabrera</text:p>
          </table:table-cell>
          <table:table-cell table:number-columns-repeated="986"/>
        </table:table-row>
        <table:table-row table:style-name="ro1">
          <table:table-cell table:formula="of:=&quot;&quot; &amp; CHAR(CODE([.B1785])-49) &amp; MID([.B1785];2;7)" office:value-type="string" office:string-value="17006745" calcext:value-type="string">
            <text:p>17006745</text:p>
          </table:table-cell>
          <table:table-cell table:style-name="ce8" office:value-type="string" calcext:value-type="string">
            <text:p>b7006745</text:p>
          </table:table-cell>
          <table:table-cell table:style-name="ce8" office:value-type="string" calcext:value-type="string">
            <text:p>ieslajonquera</text:p>
          </table:table-cell>
          <table:table-cell table:style-name="ce8" office:value-type="string" calcext:value-type="string">
            <text:p>Institut de la Jonquera</text:p>
          </table:table-cell>
          <table:table-cell table:number-columns-repeated="986"/>
        </table:table-row>
        <table:table-row table:style-name="ro1">
          <table:table-cell table:formula="of:=&quot;&quot; &amp; CHAR(CODE([.B1786])-49) &amp; MID([.B1786];2;7)" office:value-type="string" office:string-value="17006757" calcext:value-type="string">
            <text:p>17006757</text:p>
          </table:table-cell>
          <table:table-cell table:style-name="ce8" office:value-type="string" calcext:value-type="string">
            <text:p>b7006757</text:p>
          </table:table-cell>
          <table:table-cell table:style-name="ce8" office:value-type="string" calcext:value-type="string">
            <text:p>iesllagostera</text:p>
          </table:table-cell>
          <table:table-cell table:style-name="ce8" office:value-type="string" calcext:value-type="string">
            <text:p>Institut de Llagostera</text:p>
          </table:table-cell>
          <table:table-cell table:number-columns-repeated="986"/>
        </table:table-row>
        <table:table-row table:style-name="ro1">
          <table:table-cell table:formula="of:=&quot;&quot; &amp; CHAR(CODE([.B1787])-49) &amp; MID([.B1787];2;7)" office:value-type="string" office:string-value="17006769" calcext:value-type="string">
            <text:p>17006769</text:p>
          </table:table-cell>
          <table:table-cell table:style-name="ce8" office:value-type="string" calcext:value-type="string">
            <text:p>b7006769</text:p>
          </table:table-cell>
          <table:table-cell table:style-name="ce8" office:value-type="string" calcext:value-type="string">
            <text:p>insllanca</text:p>
          </table:table-cell>
          <table:table-cell table:style-name="ce8" office:value-type="string" calcext:value-type="string">
            <text:p>Institut de Llançà</text:p>
          </table:table-cell>
          <table:table-cell table:number-columns-repeated="986"/>
        </table:table-row>
        <table:table-row table:style-name="ro1">
          <table:table-cell table:formula="of:=&quot;&quot; &amp; CHAR(CODE([.B1788])-49) &amp; MID([.B1788];2;7)" office:value-type="string" office:string-value="17006770" calcext:value-type="string">
            <text:p>17006770</text:p>
          </table:table-cell>
          <table:table-cell table:style-name="ce8" office:value-type="string" calcext:value-type="string">
            <text:p>b7006770</text:p>
          </table:table-cell>
          <table:table-cell table:style-name="ce8" office:value-type="string" calcext:value-type="string">
            <text:p>insrocagrossa</text:p>
          </table:table-cell>
          <table:table-cell table:style-name="ce8" office:value-type="string" calcext:value-type="string">
            <text:p>Institut Rocagrossa</text:p>
          </table:table-cell>
          <table:table-cell table:number-columns-repeated="986"/>
        </table:table-row>
        <table:table-row table:style-name="ro1">
          <table:table-cell table:formula="of:=&quot;&quot; &amp; CHAR(CODE([.B1789])-49) &amp; MID([.B1789];2;7)" office:value-type="string" office:string-value="17006782" calcext:value-type="string">
            <text:p>17006782</text:p>
          </table:table-cell>
          <table:table-cell table:style-name="ce8" office:value-type="string" calcext:value-type="string">
            <text:p>b7006782</text:p>
          </table:table-cell>
          <table:table-cell table:style-name="ce8" office:value-type="string" calcext:value-type="string">
            <text:p>escolacarrilet</text:p>
          </table:table-cell>
          <table:table-cell table:style-name="ce8" office:value-type="string" calcext:value-type="string">
            <text:p>Escola Carrilet</text:p>
          </table:table-cell>
          <table:table-cell table:number-columns-repeated="986"/>
        </table:table-row>
        <table:table-row table:style-name="ro1">
          <table:table-cell table:formula="of:=&quot;&quot; &amp; CHAR(CODE([.B1790])-49) &amp; MID([.B1790];2;7)" office:value-type="string" office:string-value="17006812" calcext:value-type="string">
            <text:p>17006812</text:p>
          </table:table-cell>
          <table:table-cell table:style-name="ce8" office:value-type="string" calcext:value-type="string">
            <text:p>b7006812</text:p>
          </table:table-cell>
          <table:table-cell table:style-name="ce8" office:value-type="string" calcext:value-type="string">
            <text:p>iestossa</text:p>
          </table:table-cell>
          <table:table-cell table:style-name="ce8" office:value-type="string" calcext:value-type="string">
            <text:p>Institut de Tossa de Mar</text:p>
          </table:table-cell>
          <table:table-cell table:number-columns-repeated="986"/>
        </table:table-row>
        <table:table-row table:style-name="ro1">
          <table:table-cell table:formula="of:=&quot;&quot; &amp; CHAR(CODE([.B1791])-49) &amp; MID([.B1791];2;7)" office:value-type="string" office:string-value="17006824" calcext:value-type="string">
            <text:p>17006824</text:p>
          </table:table-cell>
          <table:table-cell table:style-name="ce8" office:value-type="string" calcext:value-type="string">
            <text:p>b7006824</text:p>
          </table:table-cell>
          <table:table-cell table:style-name="ce8" office:value-type="string" calcext:value-type="string">
            <text:p>ies-vidreres</text:p>
          </table:table-cell>
          <table:table-cell table:style-name="ce8" office:value-type="string" calcext:value-type="string">
            <text:p>Institut Vidreres</text:p>
          </table:table-cell>
          <table:table-cell table:number-columns-repeated="986"/>
        </table:table-row>
        <table:table-row table:style-name="ro1">
          <table:table-cell table:formula="of:=&quot;&quot; &amp; CHAR(CODE([.B1792])-49) &amp; MID([.B1792];2;7)" office:value-type="string" office:string-value="17006836" calcext:value-type="string">
            <text:p>17006836</text:p>
          </table:table-cell>
          <table:table-cell table:style-name="ce8" office:value-type="string" calcext:value-type="string">
            <text:p>b7006836</text:p>
          </table:table-cell>
          <table:table-cell table:style-name="ce8" office:value-type="string" calcext:value-type="string">
            <text:p>escolalesmelies</text:p>
          </table:table-cell>
          <table:table-cell table:style-name="ce8" office:value-type="string" calcext:value-type="string">
            <text:p>Escola Les Mèlies</text:p>
          </table:table-cell>
          <table:table-cell table:number-columns-repeated="986"/>
        </table:table-row>
        <table:table-row table:style-name="ro1">
          <table:table-cell table:formula="of:=&quot;&quot; &amp; CHAR(CODE([.B1793])-49) &amp; MID([.B1793];2;7)" office:value-type="string" office:string-value="17006851" calcext:value-type="string">
            <text:p>17006851</text:p>
          </table:table-cell>
          <table:table-cell table:style-name="ce8" office:value-type="string" calcext:value-type="string">
            <text:p>b7006851</text:p>
          </table:table-cell>
          <table:table-cell table:style-name="ce8" office:value-type="string" calcext:value-type="string">
            <text:p>iesilladerodes</text:p>
          </table:table-cell>
          <table:table-cell table:style-name="ce8" office:value-type="string" calcext:value-type="string">
            <text:p>Institut Illa de Rodes</text:p>
          </table:table-cell>
          <table:table-cell table:number-columns-repeated="986"/>
        </table:table-row>
        <table:table-row table:style-name="ro1">
          <table:table-cell table:formula="of:=&quot;&quot; &amp; CHAR(CODE([.B1794])-49) &amp; MID([.B1794];2;7)" office:value-type="string" office:string-value="17006873" calcext:value-type="string">
            <text:p>17006873</text:p>
          </table:table-cell>
          <table:table-cell table:style-name="ce8" office:value-type="string" calcext:value-type="string">
            <text:p>b7006873</text:p>
          </table:table-cell>
          <table:table-cell table:style-name="ce8" office:value-type="string" calcext:value-type="string">
            <text:p>escolacastellum</text:p>
          </table:table-cell>
          <table:table-cell table:style-name="ce8" office:value-type="string" calcext:value-type="string">
            <text:p>Escola Castellum</text:p>
          </table:table-cell>
          <table:table-cell table:number-columns-repeated="986"/>
        </table:table-row>
        <table:table-row table:style-name="ro1">
          <table:table-cell table:formula="of:=&quot;&quot; &amp; CHAR(CODE([.B1795])-49) &amp; MID([.B1795];2;7)" office:value-type="string" office:string-value="17006939" calcext:value-type="string">
            <text:p>17006939</text:p>
          </table:table-cell>
          <table:table-cell table:style-name="ce8" office:value-type="string" calcext:value-type="string">
            <text:p>b7006939</text:p>
          </table:table-cell>
          <table:table-cell table:style-name="ce8" office:value-type="string" calcext:value-type="string">
            <text:p>iessantaeugenia</text:p>
          </table:table-cell>
          <table:table-cell table:style-name="ce8" office:value-type="string" calcext:value-type="string">
            <text:p>Institut Santa Eugènia</text:p>
          </table:table-cell>
          <table:table-cell table:number-columns-repeated="986"/>
        </table:table-row>
        <table:table-row table:style-name="ro1">
          <table:table-cell table:formula="of:=&quot;&quot; &amp; CHAR(CODE([.B1796])-49) &amp; MID([.B1796];2;7)" office:value-type="string" office:string-value="17006952" calcext:value-type="string">
            <text:p>17006952</text:p>
          </table:table-cell>
          <table:table-cell table:style-name="ce8" office:value-type="string" calcext:value-type="string">
            <text:p>b7006952</text:p>
          </table:table-cell>
          <table:table-cell table:style-name="ce8" office:value-type="string" calcext:value-type="string">
            <text:p>ceipladraga</text:p>
          </table:table-cell>
          <table:table-cell table:style-name="ce8" office:value-type="string" calcext:value-type="string">
            <text:p>Escola La Draga</text:p>
          </table:table-cell>
          <table:table-cell table:number-columns-repeated="986"/>
        </table:table-row>
        <table:table-row table:style-name="ro1">
          <table:table-cell table:formula="of:=&quot;&quot; &amp; CHAR(CODE([.B1797])-49) &amp; MID([.B1797];2;7)" office:value-type="string" office:string-value="17007014" calcext:value-type="string">
            <text:p>17007014</text:p>
          </table:table-cell>
          <table:table-cell table:style-name="ce8" office:value-type="string" calcext:value-type="string">
            <text:p>b7007014</text:p>
          </table:table-cell>
          <table:table-cell table:style-name="ce8" office:value-type="string" calcext:value-type="string">
            <text:p>cfalloretdemar</text:p>
          </table:table-cell>
          <table:table-cell table:style-name="ce8" office:value-type="string" calcext:value-type="string">
            <text:p>CFA Lloret de Mar</text:p>
          </table:table-cell>
          <table:table-cell table:number-columns-repeated="986"/>
        </table:table-row>
        <table:table-row table:style-name="ro1">
          <table:table-cell table:formula="of:=&quot;&quot; &amp; CHAR(CODE([.B1798])-49) &amp; MID([.B1798];2;7)" office:value-type="string" office:string-value="17007129" calcext:value-type="string">
            <text:p>17007129</text:p>
          </table:table-cell>
          <table:table-cell table:style-name="ce8" office:value-type="string" calcext:value-type="string">
            <text:p>b7007129</text:p>
          </table:table-cell>
          <table:table-cell table:style-name="ce8" office:value-type="string" calcext:value-type="string">
            <text:p>cfa-espiteus</text:p>
          </table:table-cell>
          <table:table-cell table:style-name="ce8" office:value-type="string" calcext:value-type="string">
            <text:p>CFA Es Piteus</text:p>
          </table:table-cell>
          <table:table-cell table:number-columns-repeated="986"/>
        </table:table-row>
        <table:table-row table:style-name="ro1">
          <table:table-cell table:formula="of:=&quot;&quot; &amp; CHAR(CODE([.B1799])-49) &amp; MID([.B1799];2;7)" office:value-type="string" office:string-value="17007178" calcext:value-type="string">
            <text:p>17007178</text:p>
          </table:table-cell>
          <table:table-cell table:style-name="ce8" office:value-type="string" calcext:value-type="string">
            <text:p>b7007178</text:p>
          </table:table-cell>
          <table:table-cell table:style-name="ce8" office:value-type="string" calcext:value-type="string">
            <text:p>cfamariaverdaguer</text:p>
          </table:table-cell>
          <table:table-cell table:style-name="ce8" office:value-type="string" calcext:value-type="string">
            <text:p>CFA Maria Verdaguer</text:p>
          </table:table-cell>
          <table:table-cell table:number-columns-repeated="986"/>
        </table:table-row>
        <table:table-row table:style-name="ro1">
          <table:table-cell table:formula="of:=&quot;&quot; &amp; CHAR(CODE([.B1800])-49) &amp; MID([.B1800];2;7)" office:value-type="string" office:string-value="17007181" calcext:value-type="string">
            <text:p>17007181</text:p>
          </table:table-cell>
          <table:table-cell table:style-name="ce8" office:value-type="string" calcext:value-type="string">
            <text:p>b7007181</text:p>
          </table:table-cell>
          <table:table-cell table:style-name="ce8" office:value-type="string" calcext:value-type="string">
            <text:p>cfagirona</text:p>
          </table:table-cell>
          <table:table-cell table:style-name="ce8" office:value-type="string" calcext:value-type="string">
            <text:p>CFA Girona</text:p>
          </table:table-cell>
          <table:table-cell table:number-columns-repeated="986"/>
        </table:table-row>
        <table:table-row table:style-name="ro1">
          <table:table-cell table:formula="of:=&quot;&quot; &amp; CHAR(CODE([.B1801])-49) &amp; MID([.B1801];2;7)" office:value-type="string" office:string-value="17007300" calcext:value-type="string">
            <text:p>17007300</text:p>
          </table:table-cell>
          <table:table-cell table:style-name="ce8" office:value-type="string" calcext:value-type="string">
            <text:p>b7007300</text:p>
          </table:table-cell>
          <table:table-cell table:style-name="ce8" office:value-type="string" calcext:value-type="string">
            <text:p>ieslabisbal</text:p>
          </table:table-cell>
          <table:table-cell table:style-name="ce8" office:value-type="string" calcext:value-type="string">
            <text:p>Institut La Bisbal</text:p>
          </table:table-cell>
          <table:table-cell table:number-columns-repeated="986"/>
        </table:table-row>
        <table:table-row table:style-name="ro1">
          <table:table-cell table:formula="of:=&quot;&quot; &amp; CHAR(CODE([.B1802])-49) &amp; MID([.B1802];2;7)" office:value-type="string" office:string-value="17007427" calcext:value-type="string">
            <text:p>17007427</text:p>
          </table:table-cell>
          <table:table-cell table:style-name="ce8" office:value-type="string" calcext:value-type="string">
            <text:p>b7007427</text:p>
          </table:table-cell>
          <table:table-cell table:style-name="ce8" office:value-type="string" calcext:value-type="string">
            <text:p>zertramuntana</text:p>
          </table:table-cell>
          <table:table-cell table:style-name="ce8" office:value-type="string" calcext:value-type="string">
            <text:p>ZER Tramuntana</text:p>
          </table:table-cell>
          <table:table-cell table:number-columns-repeated="986"/>
        </table:table-row>
        <table:table-row table:style-name="ro1">
          <table:table-cell table:formula="of:=&quot;&quot; &amp; CHAR(CODE([.B1803])-49) &amp; MID([.B1803];2;7)" office:value-type="string" office:string-value="17007439" calcext:value-type="string">
            <text:p>17007439</text:p>
          </table:table-cell>
          <table:table-cell table:style-name="ce8" office:value-type="string" calcext:value-type="string">
            <text:p>b7007439</text:p>
          </table:table-cell>
          <table:table-cell table:style-name="ce8" office:value-type="string" calcext:value-type="string">
            <text:p>zerlacerdanya</text:p>
          </table:table-cell>
          <table:table-cell table:style-name="ce8" office:value-type="string" calcext:value-type="string">
            <text:p>ZER Cerdanya</text:p>
          </table:table-cell>
          <table:table-cell table:number-columns-repeated="986"/>
        </table:table-row>
        <table:table-row table:style-name="ro1">
          <table:table-cell table:formula="of:=&quot;&quot; &amp; CHAR(CODE([.B1804])-49) &amp; MID([.B1804];2;7)" office:value-type="string" office:string-value="17007440" calcext:value-type="string">
            <text:p>17007440</text:p>
          </table:table-cell>
          <table:table-cell table:style-name="ce8" office:value-type="string" calcext:value-type="string">
            <text:p>b7007440</text:p>
          </table:table-cell>
          <table:table-cell table:style-name="ce8" office:value-type="string" calcext:value-type="string">
            <text:p>zer-la-vall-del-ter</text:p>
          </table:table-cell>
          <table:table-cell table:style-name="ce8" office:value-type="string" calcext:value-type="string">
            <text:p>ZER Vall de Ter</text:p>
          </table:table-cell>
          <table:table-cell table:number-columns-repeated="986"/>
        </table:table-row>
        <table:table-row table:style-name="ro1">
          <table:table-cell table:formula="of:=&quot;&quot; &amp; CHAR(CODE([.B1805])-49) &amp; MID([.B1805];2;7)" office:value-type="string" office:string-value="17007452" calcext:value-type="string">
            <text:p>17007452</text:p>
          </table:table-cell>
          <table:table-cell table:style-name="ce8" office:value-type="string" calcext:value-type="string">
            <text:p>b7007452</text:p>
          </table:table-cell>
          <table:table-cell table:style-name="ce8" office:value-type="string" calcext:value-type="string">
            <text:p>zerelllierca</text:p>
          </table:table-cell>
          <table:table-cell table:style-name="ce8" office:value-type="string" calcext:value-type="string">
            <text:p>ZER El Llierca</text:p>
          </table:table-cell>
          <table:table-cell table:number-columns-repeated="986"/>
        </table:table-row>
        <table:table-row table:style-name="ro1">
          <table:table-cell table:formula="of:=&quot;&quot; &amp; CHAR(CODE([.B1806])-49) &amp; MID([.B1806];2;7)" office:value-type="string" office:string-value="17007464" calcext:value-type="string">
            <text:p>17007464</text:p>
          </table:table-cell>
          <table:table-cell table:style-name="ce8" office:value-type="string" calcext:value-type="string">
            <text:p>b7007464</text:p>
          </table:table-cell>
          <table:table-cell table:style-name="ce8" office:value-type="string" calcext:value-type="string">
            <text:p>zercomtearnau</text:p>
          </table:table-cell>
          <table:table-cell table:style-name="ce8" office:value-type="string" calcext:value-type="string">
            <text:p>ZER Comte Arnau</text:p>
          </table:table-cell>
          <table:table-cell table:number-columns-repeated="986"/>
        </table:table-row>
        <table:table-row table:style-name="ro1">
          <table:table-cell table:formula="of:=&quot;&quot; &amp; CHAR(CODE([.B1807])-49) &amp; MID([.B1807];2;7)" office:value-type="string" office:string-value="17007488" calcext:value-type="string">
            <text:p>17007488</text:p>
          </table:table-cell>
          <table:table-cell table:style-name="ce8" office:value-type="string" calcext:value-type="string">
            <text:p>b7007488</text:p>
          </table:table-cell>
          <table:table-cell table:style-name="ce8" office:value-type="string" calcext:value-type="string">
            <text:p>zer-requesens</text:p>
          </table:table-cell>
          <table:table-cell table:style-name="ce8" office:value-type="string" calcext:value-type="string">
            <text:p>ZER Requesens</text:p>
          </table:table-cell>
          <table:table-cell table:number-columns-repeated="986"/>
        </table:table-row>
        <table:table-row table:style-name="ro1">
          <table:table-cell table:formula="of:=&quot;&quot; &amp; CHAR(CODE([.B1808])-49) &amp; MID([.B1808];2;7)" office:value-type="string" office:string-value="17007518" calcext:value-type="string">
            <text:p>17007518</text:p>
          </table:table-cell>
          <table:table-cell table:style-name="ce8" office:value-type="string" calcext:value-type="string">
            <text:p>b7007518</text:p>
          </table:table-cell>
          <table:table-cell table:style-name="ce8" office:value-type="string" calcext:value-type="string">
            <text:p>zer-les-salines</text:p>
          </table:table-cell>
          <table:table-cell table:style-name="ce8" office:value-type="string" calcext:value-type="string">
            <text:p>ZER Les Salines</text:p>
          </table:table-cell>
          <table:table-cell table:number-columns-repeated="986"/>
        </table:table-row>
        <table:table-row table:style-name="ro1">
          <table:table-cell table:formula="of:=&quot;&quot; &amp; CHAR(CODE([.B1809])-49) &amp; MID([.B1809];2;7)" office:value-type="string" office:string-value="17007531" calcext:value-type="string">
            <text:p>17007531</text:p>
          </table:table-cell>
          <table:table-cell table:style-name="ce8" office:value-type="string" calcext:value-type="string">
            <text:p>b7007531</text:p>
          </table:table-cell>
          <table:table-cell table:style-name="ce8" office:value-type="string" calcext:value-type="string">
            <text:p>zermontgri</text:p>
          </table:table-cell>
          <table:table-cell table:style-name="ce8" office:value-type="string" calcext:value-type="string">
            <text:p>ZER Montgrí</text:p>
          </table:table-cell>
          <table:table-cell table:number-columns-repeated="986"/>
        </table:table-row>
        <table:table-row table:style-name="ro1">
          <table:table-cell table:formula="of:=&quot;&quot; &amp; CHAR(CODE([.B1810])-49) &amp; MID([.B1810];2;7)" office:value-type="string" office:string-value="17007609" calcext:value-type="string">
            <text:p>17007609</text:p>
          </table:table-cell>
          <table:table-cell table:style-name="ce8" office:value-type="string" calcext:value-type="string">
            <text:p>b7007609</text:p>
          </table:table-cell>
          <table:table-cell table:style-name="ce8" office:value-type="string" calcext:value-type="string">
            <text:p>ies-olivar-gran</text:p>
          </table:table-cell>
          <table:table-cell table:style-name="ce8" office:value-type="string" calcext:value-type="string">
            <text:p>Institut Olivar Gran</text:p>
          </table:table-cell>
          <table:table-cell table:number-columns-repeated="986"/>
        </table:table-row>
        <table:table-row table:style-name="ro1">
          <table:table-cell table:formula="of:=&quot;&quot; &amp; CHAR(CODE([.B1811])-49) &amp; MID([.B1811];2;7)" office:value-type="string" office:string-value="17007671" calcext:value-type="string">
            <text:p>17007671</text:p>
          </table:table-cell>
          <table:table-cell table:style-name="ce8" office:value-type="string" calcext:value-type="string">
            <text:p>b7007671</text:p>
          </table:table-cell>
          <table:table-cell table:style-name="ce8" office:value-type="string" calcext:value-type="string">
            <text:p>cfalagarrotxa</text:p>
          </table:table-cell>
          <table:table-cell table:style-name="ce8" office:value-type="string" calcext:value-type="string">
            <text:p>CFA La Garrotxa</text:p>
          </table:table-cell>
          <table:table-cell table:number-columns-repeated="986"/>
        </table:table-row>
        <table:table-row table:style-name="ro1">
          <table:table-cell table:formula="of:=&quot;&quot; &amp; CHAR(CODE([.B1812])-49) &amp; MID([.B1812];2;7)" office:value-type="string" office:string-value="17007695" calcext:value-type="string">
            <text:p>17007695</text:p>
          </table:table-cell>
          <table:table-cell table:style-name="ce8" office:value-type="string" calcext:value-type="string">
            <text:p>b7007695</text:p>
          </table:table-cell>
          <table:table-cell table:style-name="ce8" office:value-type="string" calcext:value-type="string">
            <text:p>zeremporda</text:p>
          </table:table-cell>
          <table:table-cell table:style-name="ce8" office:value-type="string" calcext:value-type="string">
            <text:p>ZER Empordà</text:p>
          </table:table-cell>
          <table:table-cell table:number-columns-repeated="986"/>
        </table:table-row>
        <table:table-row table:style-name="ro1">
          <table:table-cell table:formula="of:=&quot;&quot; &amp; CHAR(CODE([.B1813])-49) &amp; MID([.B1813];2;7)" office:value-type="string" office:string-value="17007828" calcext:value-type="string">
            <text:p>17007828</text:p>
          </table:table-cell>
          <table:table-cell table:style-name="ce8" office:value-type="string" calcext:value-type="string">
            <text:p>b7007828</text:p>
          </table:table-cell>
          <table:table-cell table:style-name="ce8" office:value-type="string" calcext:value-type="string">
            <text:p>escpinyaderosa</text:p>
          </table:table-cell>
          <table:table-cell table:style-name="ce8" office:value-type="string" calcext:value-type="string">
            <text:p>Escola Pinya de Rosa</text:p>
          </table:table-cell>
          <table:table-cell table:number-columns-repeated="986"/>
        </table:table-row>
        <table:table-row table:style-name="ro1">
          <table:table-cell table:formula="of:=&quot;&quot; &amp; CHAR(CODE([.B1814])-49) &amp; MID([.B1814];2;7)" office:value-type="string" office:string-value="17007907" calcext:value-type="string">
            <text:p>17007907</text:p>
          </table:table-cell>
          <table:table-cell table:style-name="ce8" office:value-type="string" calcext:value-type="string">
            <text:p>b7007907</text:p>
          </table:table-cell>
          <table:table-cell table:style-name="ce8" office:value-type="string" calcext:value-type="string">
            <text:p>ceipjoanadempuries</text:p>
          </table:table-cell>
          <table:table-cell table:style-name="ce8" office:value-type="string" calcext:value-type="string">
            <text:p>Escola Joana d'Empúries</text:p>
          </table:table-cell>
          <table:table-cell table:number-columns-repeated="986"/>
        </table:table-row>
        <table:table-row table:style-name="ro1">
          <table:table-cell table:formula="of:=&quot;&quot; &amp; CHAR(CODE([.B1815])-49) &amp; MID([.B1815];2;7)" office:value-type="string" office:string-value="17007919" calcext:value-type="string">
            <text:p>17007919</text:p>
          </table:table-cell>
          <table:table-cell table:style-name="ce8" office:value-type="string" calcext:value-type="string">
            <text:p>b7007919</text:p>
          </table:table-cell>
          <table:table-cell table:style-name="ce8" office:value-type="string" calcext:value-type="string">
            <text:p>ceip-masmaso-salt</text:p>
          </table:table-cell>
          <table:table-cell table:style-name="ce8" office:value-type="string" calcext:value-type="string">
            <text:p>Escola Mas Masó</text:p>
          </table:table-cell>
          <table:table-cell table:number-columns-repeated="986"/>
        </table:table-row>
        <table:table-row table:style-name="ro1">
          <table:table-cell table:formula="of:=&quot;&quot; &amp; CHAR(CODE([.B1816])-49) &amp; MID([.B1816];2;7)" office:value-type="string" office:string-value="17007981" calcext:value-type="string">
            <text:p>17007981</text:p>
          </table:table-cell>
          <table:table-cell table:style-name="ce8" office:value-type="string" calcext:value-type="string">
            <text:p>b7007981</text:p>
          </table:table-cell>
          <table:table-cell table:style-name="ce8" office:value-type="string" calcext:value-type="string">
            <text:p>eoiolot</text:p>
          </table:table-cell>
          <table:table-cell table:style-name="ce8" office:value-type="string" calcext:value-type="string">
            <text:p>EOI d'Olot</text:p>
          </table:table-cell>
          <table:table-cell table:number-columns-repeated="986"/>
        </table:table-row>
        <table:table-row table:style-name="ro1">
          <table:table-cell table:formula="of:=&quot;&quot; &amp; CHAR(CODE([.B1817])-49) &amp; MID([.B1817];2;7)" office:value-type="string" office:string-value="17008006" calcext:value-type="string">
            <text:p>17008006</text:p>
          </table:table-cell>
          <table:table-cell table:style-name="ce8" office:value-type="string" calcext:value-type="string">
            <text:p>b7008006</text:p>
          </table:table-cell>
          <table:table-cell table:style-name="ce8" office:value-type="string" calcext:value-type="string">
            <text:p>ceipamistat</text:p>
          </table:table-cell>
          <table:table-cell table:style-name="ce8" office:value-type="string" calcext:value-type="string">
            <text:p>Escola Amistat</text:p>
          </table:table-cell>
          <table:table-cell table:number-columns-repeated="986"/>
        </table:table-row>
        <table:table-row table:style-name="ro1">
          <table:table-cell table:formula="of:=&quot;&quot; &amp; CHAR(CODE([.B1818])-49) &amp; MID([.B1818];2;7)" office:value-type="string" office:string-value="17008018" calcext:value-type="string">
            <text:p>17008018</text:p>
          </table:table-cell>
          <table:table-cell table:style-name="ce8" office:value-type="string" calcext:value-type="string">
            <text:p>b7008018</text:p>
          </table:table-cell>
          <table:table-cell table:style-name="ce8" office:value-type="string" calcext:value-type="string">
            <text:p>escardenya</text:p>
          </table:table-cell>
          <table:table-cell table:style-name="ce8" office:value-type="string" calcext:value-type="string">
            <text:p>Escola Ardenya</text:p>
          </table:table-cell>
          <table:table-cell table:number-columns-repeated="986"/>
        </table:table-row>
        <table:table-row table:style-name="ro1">
          <table:table-cell table:formula="of:=&quot;&quot; &amp; CHAR(CODE([.B1819])-49) &amp; MID([.B1819];2;7)" office:value-type="string" office:string-value="17008080" calcext:value-type="string">
            <text:p>17008080</text:p>
          </table:table-cell>
          <table:table-cell table:style-name="ce8" office:value-type="string" calcext:value-type="string">
            <text:p>b7008080</text:p>
          </table:table-cell>
          <table:table-cell table:style-name="ce8" office:value-type="string" calcext:value-type="string">
            <text:p>escolaangels</text:p>
          </table:table-cell>
          <table:table-cell table:style-name="ce8" office:value-type="string" calcext:value-type="string">
            <text:p>Escola Àngels Alemany i Boris</text:p>
          </table:table-cell>
          <table:table-cell table:number-columns-repeated="986"/>
        </table:table-row>
        <table:table-row table:style-name="ro1">
          <table:table-cell table:formula="of:=&quot;&quot; &amp; CHAR(CODE([.B1820])-49) &amp; MID([.B1820];2;7)" office:value-type="string" office:string-value="17008109" calcext:value-type="string">
            <text:p>17008109</text:p>
          </table:table-cell>
          <table:table-cell table:style-name="ce8" office:value-type="string" calcext:value-type="string">
            <text:p>b7008109</text:p>
          </table:table-cell>
          <table:table-cell table:style-name="ce8" office:value-type="string" calcext:value-type="string">
            <text:p>esc-saintgeorgeschool</text:p>
          </table:table-cell>
          <table:table-cell table:style-name="ce8" office:value-type="string" calcext:value-type="string">
            <text:p>Sant Jordi 2</text:p>
          </table:table-cell>
          <table:table-cell table:number-columns-repeated="986"/>
        </table:table-row>
        <table:table-row table:style-name="ro1">
          <table:table-cell table:formula="of:=&quot;&quot; &amp; CHAR(CODE([.B1821])-49) &amp; MID([.B1821];2;7)" office:value-type="string" office:string-value="17008110" calcext:value-type="string">
            <text:p>17008110</text:p>
          </table:table-cell>
          <table:table-cell table:style-name="ce8" office:value-type="string" calcext:value-type="string">
            <text:p>b7008110</text:p>
          </table:table-cell>
          <table:table-cell table:style-name="ce8" office:value-type="string" calcext:value-type="string">
            <text:p>eoiguixols</text:p>
          </table:table-cell>
          <table:table-cell table:style-name="ce8" office:value-type="string" calcext:value-type="string">
            <text:p>EOI de Sant Feliu de Guíxols</text:p>
          </table:table-cell>
          <table:table-cell table:number-columns-repeated="986"/>
        </table:table-row>
        <table:table-row table:style-name="ro1">
          <table:table-cell table:formula="of:=&quot;&quot; &amp; CHAR(CODE([.B1822])-49) &amp; MID([.B1822];2;7)" office:value-type="string" office:string-value="17008134" calcext:value-type="string">
            <text:p>17008134</text:p>
          </table:table-cell>
          <table:table-cell table:style-name="ce8" office:value-type="string" calcext:value-type="string">
            <text:p>b7008134</text:p>
          </table:table-cell>
          <table:table-cell table:style-name="ce8" office:value-type="string" calcext:value-type="string">
            <text:p>eoifigueres</text:p>
          </table:table-cell>
          <table:table-cell table:style-name="ce8" office:value-type="string" calcext:value-type="string">
            <text:p>EOI de Figueres</text:p>
          </table:table-cell>
          <table:table-cell table:number-columns-repeated="986"/>
        </table:table-row>
        <table:table-row table:style-name="ro1">
          <table:table-cell table:formula="of:=&quot;&quot; &amp; CHAR(CODE([.B1823])-49) &amp; MID([.B1823];2;7)" office:value-type="string" office:string-value="17008146" calcext:value-type="string">
            <text:p>17008146</text:p>
          </table:table-cell>
          <table:table-cell table:style-name="ce8" office:value-type="string" calcext:value-type="string">
            <text:p>b7008146</text:p>
          </table:table-cell>
          <table:table-cell table:style-name="ce8" office:value-type="string" calcext:value-type="string">
            <text:p>cfapalafrugell</text:p>
          </table:table-cell>
          <table:table-cell table:style-name="ce8" office:value-type="string" calcext:value-type="string">
            <text:p>CFA Palafrugell</text:p>
          </table:table-cell>
          <table:table-cell table:number-columns-repeated="986"/>
        </table:table-row>
        <table:table-row table:style-name="ro1">
          <table:table-cell table:formula="of:=&quot;&quot; &amp; CHAR(CODE([.B1824])-49) &amp; MID([.B1824];2;7)" office:value-type="string" office:string-value="17008237" calcext:value-type="string">
            <text:p>17008237</text:p>
          </table:table-cell>
          <table:table-cell table:style-name="ce8" office:value-type="string" calcext:value-type="string">
            <text:p>b7008237</text:p>
          </table:table-cell>
          <table:table-cell table:style-name="ce8" office:value-type="string" calcext:value-type="string">
            <text:p>esc-mvayreda-roses</text:p>
          </table:table-cell>
          <table:table-cell table:style-name="ce8" office:value-type="string" calcext:value-type="string">
            <text:p>Escola Montserrat Vayreda</text:p>
          </table:table-cell>
          <table:table-cell table:number-columns-repeated="986"/>
        </table:table-row>
        <table:table-row table:style-name="ro1">
          <table:table-cell table:formula="of:=&quot;&quot; &amp; CHAR(CODE([.B1825])-49) &amp; MID([.B1825];2;7)" office:value-type="string" office:string-value="17008274" calcext:value-type="string">
            <text:p>17008274</text:p>
          </table:table-cell>
          <table:table-cell table:style-name="ce8" office:value-type="string" calcext:value-type="string">
            <text:p>b7008274</text:p>
          </table:table-cell>
          <table:table-cell table:style-name="ce8" office:value-type="string" calcext:value-type="string">
            <text:p>ceipsaforcanera</text:p>
          </table:table-cell>
          <table:table-cell table:style-name="ce8" office:value-type="string" calcext:value-type="string">
            <text:p>Escola Sa Forcanera</text:p>
          </table:table-cell>
          <table:table-cell table:number-columns-repeated="986"/>
        </table:table-row>
        <table:table-row table:style-name="ro1">
          <table:table-cell table:formula="of:=&quot;&quot; &amp; CHAR(CODE([.B1826])-49) &amp; MID([.B1826];2;7)" office:value-type="string" office:string-value="17008286" calcext:value-type="string">
            <text:p>17008286</text:p>
          </table:table-cell>
          <table:table-cell table:style-name="ce8" office:value-type="string" calcext:value-type="string">
            <text:p>b7008286</text:p>
          </table:table-cell>
          <table:table-cell table:style-name="ce8" office:value-type="string" calcext:value-type="string">
            <text:p>escoladomeny</text:p>
          </table:table-cell>
          <table:table-cell table:style-name="ce8" office:value-type="string" calcext:value-type="string">
            <text:p>Escola Domeny</text:p>
          </table:table-cell>
          <table:table-cell table:number-columns-repeated="986"/>
        </table:table-row>
        <table:table-row table:style-name="ro1">
          <table:table-cell table:formula="of:=&quot;&quot; &amp; CHAR(CODE([.B1827])-49) &amp; MID([.B1827];2;7)" office:value-type="string" office:string-value="17008298" calcext:value-type="string">
            <text:p>17008298</text:p>
          </table:table-cell>
          <table:table-cell table:style-name="ce8" office:value-type="string" calcext:value-type="string">
            <text:p>b7008298</text:p>
          </table:table-cell>
          <table:table-cell table:style-name="ce8" office:value-type="string" calcext:value-type="string">
            <text:p>esc-elgegantdelrec</text:p>
          </table:table-cell>
          <table:table-cell table:style-name="ce8" office:value-type="string" calcext:value-type="string">
            <text:p>Escola El Gegant del Rec</text:p>
          </table:table-cell>
          <table:table-cell table:number-columns-repeated="986"/>
        </table:table-row>
        <table:table-row table:style-name="ro1">
          <table:table-cell table:formula="of:=&quot;&quot; &amp; CHAR(CODE([.B1828])-49) &amp; MID([.B1828];2;7)" office:value-type="string" office:string-value="17008365" calcext:value-type="string">
            <text:p>17008365</text:p>
          </table:table-cell>
          <table:table-cell table:style-name="ce8" office:value-type="string" calcext:value-type="string">
            <text:p>b7008365</text:p>
          </table:table-cell>
          <table:table-cell table:style-name="ce8" office:value-type="string" calcext:value-type="string">
            <text:p>cfaplaestany</text:p>
          </table:table-cell>
          <table:table-cell table:style-name="ce8" office:value-type="string" calcext:value-type="string">
            <text:p>AFA Pla de l'Estany</text:p>
          </table:table-cell>
          <table:table-cell table:number-columns-repeated="986"/>
        </table:table-row>
        <table:table-row table:style-name="ro1">
          <table:table-cell table:formula="of:=&quot;&quot; &amp; CHAR(CODE([.B1829])-49) &amp; MID([.B1829];2;7)" office:value-type="string" office:string-value="17008377" calcext:value-type="string">
            <text:p>17008377</text:p>
          </table:table-cell>
          <table:table-cell table:style-name="ce8" office:value-type="string" calcext:value-type="string">
            <text:p>b7008377</text:p>
          </table:table-cell>
          <table:table-cell table:style-name="ce8" office:value-type="string" calcext:value-type="string">
            <text:p>afa-ripolles</text:p>
          </table:table-cell>
          <table:table-cell table:style-name="ce8" office:value-type="string" calcext:value-type="string">
            <text:p>AFA Ripollès</text:p>
          </table:table-cell>
          <table:table-cell table:number-columns-repeated="986"/>
        </table:table-row>
        <table:table-row table:style-name="ro1">
          <table:table-cell table:formula="of:=&quot;&quot; &amp; CHAR(CODE([.B1830])-49) &amp; MID([.B1830];2;7)" office:value-type="string" office:string-value="17008389" calcext:value-type="string">
            <text:p>17008389</text:p>
          </table:table-cell>
          <table:table-cell table:style-name="ce8" office:value-type="string" calcext:value-type="string">
            <text:p>b7008389</text:p>
          </table:table-cell>
          <table:table-cell table:style-name="ce8" office:value-type="string" calcext:value-type="string">
            <text:p>cfalaselva</text:p>
          </table:table-cell>
          <table:table-cell table:style-name="ce8" office:value-type="string" calcext:value-type="string">
            <text:p>AFA La Selva</text:p>
          </table:table-cell>
          <table:table-cell table:number-columns-repeated="986"/>
        </table:table-row>
        <table:table-row table:style-name="ro1">
          <table:table-cell table:formula="of:=&quot;&quot; &amp; CHAR(CODE([.B1831])-49) &amp; MID([.B1831];2;7)" office:value-type="string" office:string-value="17008390" calcext:value-type="string">
            <text:p>17008390</text:p>
          </table:table-cell>
          <table:table-cell table:style-name="ce8" office:value-type="string" calcext:value-type="string">
            <text:p>b7008390</text:p>
          </table:table-cell>
          <table:table-cell table:style-name="ce8" office:value-type="string" calcext:value-type="string">
            <text:p>insvilafant</text:p>
          </table:table-cell>
          <table:table-cell table:style-name="ce8" office:value-type="string" calcext:value-type="string">
            <text:p>Institut de Vilafant</text:p>
          </table:table-cell>
          <table:table-cell table:number-columns-repeated="986"/>
        </table:table-row>
        <table:table-row table:style-name="ro1">
          <table:table-cell table:formula="of:=&quot;&quot; &amp; CHAR(CODE([.B1832])-49) &amp; MID([.B1832];2;7)" office:value-type="string" office:string-value="17008407" calcext:value-type="string">
            <text:p>17008407</text:p>
          </table:table-cell>
          <table:table-cell table:style-name="ce8" office:value-type="string" calcext:value-type="string">
            <text:p>b7008407</text:p>
          </table:table-cell>
          <table:table-cell table:style-name="ce8" office:value-type="string" calcext:value-type="string">
            <text:p>inssalvadorsunyer</text:p>
          </table:table-cell>
          <table:table-cell table:style-name="ce8" office:value-type="string" calcext:value-type="string">
            <text:p>SES de Salt</text:p>
          </table:table-cell>
          <table:table-cell table:number-columns-repeated="986"/>
        </table:table-row>
        <table:table-row table:style-name="ro1">
          <table:table-cell table:formula="of:=&quot;&quot; &amp; CHAR(CODE([.B1833])-49) &amp; MID([.B1833];2;7)" office:value-type="string" office:string-value="17008419" calcext:value-type="string">
            <text:p>17008419</text:p>
          </table:table-cell>
          <table:table-cell table:style-name="ce8" office:value-type="string" calcext:value-type="string">
            <text:p>b7008419</text:p>
          </table:table-cell>
          <table:table-cell table:style-name="ce8" office:value-type="string" calcext:value-type="string">
            <text:p>escllumsdelnord</text:p>
          </table:table-cell>
          <table:table-cell table:style-name="ce8" office:value-type="string" calcext:value-type="string">
            <text:p>Escola Llums del Nord</text:p>
          </table:table-cell>
          <table:table-cell table:number-columns-repeated="986"/>
        </table:table-row>
        <table:table-row table:style-name="ro1">
          <table:table-cell table:formula="of:=&quot;&quot; &amp; CHAR(CODE([.B1834])-49) &amp; MID([.B1834];2;7)" office:value-type="string" office:string-value="17008444" calcext:value-type="string">
            <text:p>17008444</text:p>
          </table:table-cell>
          <table:table-cell table:style-name="ce8" office:value-type="string" calcext:value-type="string">
            <text:p>b7008444</text:p>
          </table:table-cell>
          <table:table-cell table:style-name="ce8" office:value-type="string" calcext:value-type="string">
            <text:p>ceipparcdelesaigues</text:p>
          </table:table-cell>
          <table:table-cell table:style-name="ce8" office:value-type="string" calcext:value-type="string">
            <text:p>Escola Parc de les Aigües</text:p>
          </table:table-cell>
          <table:table-cell table:number-columns-repeated="986"/>
        </table:table-row>
        <table:table-row table:style-name="ro1">
          <table:table-cell table:formula="of:=&quot;&quot; &amp; CHAR(CODE([.B1835])-49) &amp; MID([.B1835];2;7)" office:value-type="string" office:string-value="17008468" calcext:value-type="string">
            <text:p>17008468</text:p>
          </table:table-cell>
          <table:table-cell table:style-name="ce8" office:value-type="string" calcext:value-type="string">
            <text:p>b7008468</text:p>
          </table:table-cell>
          <table:table-cell table:style-name="ce8" office:value-type="string" calcext:value-type="string">
            <text:p>ceiplasinia</text:p>
          </table:table-cell>
          <table:table-cell table:style-name="ce8" office:value-type="string" calcext:value-type="string">
            <text:p>Escola La Sínia</text:p>
          </table:table-cell>
          <table:table-cell table:number-columns-repeated="986"/>
        </table:table-row>
        <table:table-row table:style-name="ro1">
          <table:table-cell table:formula="of:=&quot;&quot; &amp; CHAR(CODE([.B1836])-49) &amp; MID([.B1836];2;7)" office:value-type="string" office:string-value="17008471" calcext:value-type="string">
            <text:p>17008471</text:p>
          </table:table-cell>
          <table:table-cell table:style-name="ce8" office:value-type="string" calcext:value-type="string">
            <text:p>b7008471</text:p>
          </table:table-cell>
          <table:table-cell table:style-name="ce8" office:value-type="string" calcext:value-type="string">
            <text:p>ceip-lesfalgueres</text:p>
          </table:table-cell>
          <table:table-cell table:style-name="ce8" office:value-type="string" calcext:value-type="string">
            <text:p>Escola Les Falgueres</text:p>
          </table:table-cell>
          <table:table-cell table:number-columns-repeated="986"/>
        </table:table-row>
        <table:table-row table:style-name="ro1">
          <table:table-cell table:formula="of:=&quot;&quot; &amp; CHAR(CODE([.B1837])-49) &amp; MID([.B1837];2;7)" office:value-type="string" office:string-value="17008481" calcext:value-type="string">
            <text:p>17008481</text:p>
          </table:table-cell>
          <table:table-cell table:style-name="ce8" office:value-type="string" calcext:value-type="string">
            <text:p>b7008481</text:p>
          </table:table-cell>
          <table:table-cell table:style-name="ce8" office:value-type="string" calcext:value-type="string">
            <text:p>ceiplesculapi</text:p>
          </table:table-cell>
          <table:table-cell table:style-name="ce8" office:value-type="string" calcext:value-type="string">
            <text:p>Escola L'Esculapi</text:p>
          </table:table-cell>
          <table:table-cell table:number-columns-repeated="986"/>
        </table:table-row>
        <table:table-row table:style-name="ro1">
          <table:table-cell table:formula="of:=&quot;&quot; &amp; CHAR(CODE([.B1838])-49) &amp; MID([.B1838];2;7)" office:value-type="string" office:string-value="17008493" calcext:value-type="string">
            <text:p>17008493</text:p>
          </table:table-cell>
          <table:table-cell table:style-name="ce8" office:value-type="string" calcext:value-type="string">
            <text:p>b7008493</text:p>
          </table:table-cell>
          <table:table-cell table:style-name="ce8" office:value-type="string" calcext:value-type="string">
            <text:p>ceipvall-llobrega</text:p>
          </table:table-cell>
          <table:table-cell table:style-name="ce8" office:value-type="string" calcext:value-type="string">
            <text:p>Escola Vall-llobrega</text:p>
          </table:table-cell>
          <table:table-cell table:number-columns-repeated="986"/>
        </table:table-row>
        <table:table-row table:style-name="ro1">
          <table:table-cell table:formula="of:=&quot;&quot; &amp; CHAR(CODE([.B1839])-49) &amp; MID([.B1839];2;7)" office:value-type="string" office:string-value="17008501" calcext:value-type="string">
            <text:p>17008501</text:p>
          </table:table-cell>
          <table:table-cell table:style-name="ce8" office:value-type="string" calcext:value-type="string">
            <text:p>b7008501</text:p>
          </table:table-cell>
          <table:table-cell table:style-name="ce8" office:value-type="string" calcext:value-type="string">
            <text:p>escolaaldric</text:p>
          </table:table-cell>
          <table:table-cell table:style-name="ce8" office:value-type="string" calcext:value-type="string">
            <text:p>Escola Aldric</text:p>
          </table:table-cell>
          <table:table-cell table:number-columns-repeated="986"/>
        </table:table-row>
        <table:table-row table:style-name="ro1">
          <table:table-cell table:formula="of:=&quot;&quot; &amp; CHAR(CODE([.B1840])-49) &amp; MID([.B1840];2;7)" office:value-type="string" office:string-value="17008523" calcext:value-type="string">
            <text:p>17008523</text:p>
          </table:table-cell>
          <table:table-cell table:style-name="ce8" office:value-type="string" calcext:value-type="string">
            <text:p>b7008523</text:p>
          </table:table-cell>
          <table:table-cell table:style-name="ce8" office:value-type="string" calcext:value-type="string">
            <text:p>escpiverd</text:p>
          </table:table-cell>
          <table:table-cell table:style-name="ce8" office:value-type="string" calcext:value-type="string">
            <text:p>Escola Pi Verd</text:p>
          </table:table-cell>
          <table:table-cell table:number-columns-repeated="986"/>
        </table:table-row>
        <table:table-row table:style-name="ro1">
          <table:table-cell table:formula="of:=&quot;&quot; &amp; CHAR(CODE([.B1841])-49) &amp; MID([.B1841];2;7)" office:value-type="string" office:string-value="17008547" calcext:value-type="string">
            <text:p>17008547</text:p>
          </table:table-cell>
          <table:table-cell table:style-name="ce8" office:value-type="string" calcext:value-type="string">
            <text:p>b7008547</text:p>
          </table:table-cell>
          <table:table-cell table:style-name="ce8" office:value-type="string" calcext:value-type="string">
            <text:p>esc-massanet</text:p>
          </table:table-cell>
          <table:table-cell table:style-name="ce8" office:value-type="string" calcext:value-type="string">
            <text:p>Escola Nova de Maçanet de la Selva</text:p>
          </table:table-cell>
          <table:table-cell table:number-columns-repeated="986"/>
        </table:table-row>
        <table:table-row table:style-name="ro1">
          <table:table-cell table:formula="of:=&quot;&quot; &amp; CHAR(CODE([.B1842])-49) &amp; MID([.B1842];2;7)" office:value-type="string" office:string-value="17008641" calcext:value-type="string">
            <text:p>17008641</text:p>
          </table:table-cell>
          <table:table-cell table:style-name="ce8" office:value-type="string" calcext:value-type="string">
            <text:p>b7008641</text:p>
          </table:table-cell>
          <table:table-cell table:style-name="ce8" office:value-type="string" calcext:value-type="string">
            <text:p>esc-cabanes</text:p>
          </table:table-cell>
          <table:table-cell table:style-name="ce8" office:value-type="string" calcext:value-type="string">
            <text:p>Escola de Cabanes</text:p>
          </table:table-cell>
          <table:table-cell table:number-columns-repeated="986"/>
        </table:table-row>
        <table:table-row table:style-name="ro1">
          <table:table-cell table:formula="of:=&quot;&quot; &amp; CHAR(CODE([.B1843])-49) &amp; MID([.B1843];2;7)" office:value-type="string" office:string-value="17008651" calcext:value-type="string">
            <text:p>17008651</text:p>
          </table:table-cell>
          <table:table-cell table:style-name="ce8" office:value-type="string" calcext:value-type="string">
            <text:p>b7008651</text:p>
          </table:table-cell>
          <table:table-cell table:style-name="ce8" office:value-type="string" calcext:value-type="string">
            <text:p>sescaldesdemalavella</text:p>
          </table:table-cell>
          <table:table-cell table:style-name="ce8" office:value-type="string" calcext:value-type="string">
            <text:p>SES de Caldes de Malavella</text:p>
          </table:table-cell>
          <table:table-cell table:number-columns-repeated="986"/>
        </table:table-row>
        <table:table-row table:style-name="ro1">
          <table:table-cell table:formula="of:=&quot;&quot; &amp; CHAR(CODE([.B1844])-49) &amp; MID([.B1844];2;7)" office:value-type="string" office:string-value="17008675" calcext:value-type="string">
            <text:p>17008675</text:p>
          </table:table-cell>
          <table:table-cell table:style-name="ce8" office:value-type="string" calcext:value-type="string">
            <text:p>b7008675</text:p>
          </table:table-cell>
          <table:table-cell table:style-name="ce8" office:value-type="string" calcext:value-type="string">
            <text:p>esc-pericot</text:p>
          </table:table-cell>
          <table:table-cell table:style-name="ce8" office:value-type="string" calcext:value-type="string">
            <text:p>Escola Pericot</text:p>
          </table:table-cell>
          <table:table-cell table:number-columns-repeated="986"/>
        </table:table-row>
        <table:table-row table:style-name="ro1">
          <table:table-cell table:formula="of:=&quot;&quot; &amp; CHAR(CODE([.B1845])-49) &amp; MID([.B1845];2;7)" office:value-type="string" office:string-value="17008687" calcext:value-type="string">
            <text:p>17008687</text:p>
          </table:table-cell>
          <table:table-cell table:style-name="ce8" office:value-type="string" calcext:value-type="string">
            <text:p>b7008687</text:p>
          </table:table-cell>
          <table:table-cell table:style-name="ce8" office:value-type="string" calcext:value-type="string">
            <text:p>escolalesdeveses</text:p>
          </table:table-cell>
          <table:table-cell table:style-name="ce8" office:value-type="string" calcext:value-type="string">
            <text:p>Escola Les Deveses</text:p>
          </table:table-cell>
          <table:table-cell table:number-columns-repeated="986"/>
        </table:table-row>
        <table:table-row table:style-name="ro1">
          <table:table-cell table:formula="of:=&quot;&quot; &amp; CHAR(CODE([.B1846])-49) &amp; MID([.B1846];2;7)" office:value-type="string" office:string-value="17008781" calcext:value-type="string">
            <text:p>17008781</text:p>
          </table:table-cell>
          <table:table-cell table:style-name="ce8" office:value-type="string" calcext:value-type="string">
            <text:p>b7008781</text:p>
          </table:table-cell>
          <table:table-cell table:style-name="ce8" office:value-type="string" calcext:value-type="string">
            <text:p>ceiplabenaula</text:p>
          </table:table-cell>
          <table:table-cell table:style-name="ce8" office:value-type="string" calcext:value-type="string">
            <text:p>Escola La Benaula</text:p>
          </table:table-cell>
          <table:table-cell table:number-columns-repeated="986"/>
        </table:table-row>
        <table:table-row table:style-name="ro1">
          <table:table-cell table:formula="of:=&quot;&quot; &amp; CHAR(CODE([.B1847])-49) &amp; MID([.B1847];2;7)" office:value-type="string" office:string-value="17008808" calcext:value-type="string">
            <text:p>17008808</text:p>
          </table:table-cell>
          <table:table-cell table:style-name="ce8" office:value-type="string" calcext:value-type="string">
            <text:p>b7008808</text:p>
          </table:table-cell>
          <table:table-cell table:style-name="ce8" office:value-type="string" calcext:value-type="string">
            <text:p>ceipcarmeguaschidarne</text:p>
          </table:table-cell>
          <table:table-cell table:style-name="ce8" office:value-type="string" calcext:value-type="string">
            <text:p>Escola Carme Guasch i Darné</text:p>
          </table:table-cell>
          <table:table-cell table:number-columns-repeated="986"/>
        </table:table-row>
        <table:table-row table:style-name="ro1">
          <table:table-cell table:formula="of:=&quot;&quot; &amp; CHAR(CODE([.B1848])-49) &amp; MID([.B1848];2;7)" office:value-type="string" office:string-value="17008882" calcext:value-type="string">
            <text:p>17008882</text:p>
          </table:table-cell>
          <table:table-cell table:style-name="ce8" office:value-type="string" calcext:value-type="string">
            <text:p>b7008882</text:p>
          </table:table-cell>
          <table:table-cell table:style-name="ce8" office:value-type="string" calcext:value-type="string">
            <text:p>escolabobila</text:p>
          </table:table-cell>
          <table:table-cell table:style-name="ce8" office:value-type="string" calcext:value-type="string">
            <text:p>Escola La Bòbila</text:p>
          </table:table-cell>
          <table:table-cell table:number-columns-repeated="986"/>
        </table:table-row>
        <table:table-row table:style-name="ro1">
          <table:table-cell table:formula="of:=&quot;&quot; &amp; CHAR(CODE([.B1849])-49) &amp; MID([.B1849];2;7)" office:value-type="string" office:string-value="17008951" calcext:value-type="string">
            <text:p>17008951</text:p>
          </table:table-cell>
          <table:table-cell table:style-name="ce8" office:value-type="string" calcext:value-type="string">
            <text:p>b7008951</text:p>
          </table:table-cell>
          <table:table-cell table:style-name="ce8" office:value-type="string" calcext:value-type="string">
            <text:p>insmacanet</text:p>
          </table:table-cell>
          <table:table-cell table:style-name="ce8" office:value-type="string" calcext:value-type="string">
            <text:p>Institut Maçanet de la Selva</text:p>
          </table:table-cell>
          <table:table-cell table:number-columns-repeated="986"/>
        </table:table-row>
        <table:table-row table:style-name="ro1">
          <table:table-cell table:formula="of:=&quot;&quot; &amp; CHAR(CODE([.B1850])-49) &amp; MID([.B1850];2;7)" office:value-type="string" office:string-value="17008997" calcext:value-type="string">
            <text:p>17008997</text:p>
          </table:table-cell>
          <table:table-cell table:style-name="ce8" office:value-type="string" calcext:value-type="string">
            <text:p>b7008997</text:p>
          </table:table-cell>
          <table:table-cell table:style-name="ce8" office:value-type="string" calcext:value-type="string">
            <text:p>escola-forallac</text:p>
          </table:table-cell>
          <table:table-cell table:style-name="ce8" office:value-type="string" calcext:value-type="string">
            <text:p>Escola Forallac</text:p>
          </table:table-cell>
          <table:table-cell table:number-columns-repeated="986"/>
        </table:table-row>
        <table:table-row table:style-name="ro1">
          <table:table-cell table:formula="of:=&quot;&quot; &amp; CHAR(CODE([.B1851])-49) &amp; MID([.B1851];2;7)" office:value-type="string" office:string-value="17009138" calcext:value-type="string">
            <text:p>17009138</text:p>
          </table:table-cell>
          <table:table-cell table:style-name="ce8" office:value-type="string" calcext:value-type="string">
            <text:p>b7009138</text:p>
          </table:table-cell>
          <table:table-cell table:style-name="ce8" office:value-type="string" calcext:value-type="string">
            <text:p>escola-puigdelescadiretes</text:p>
          </table:table-cell>
          <table:table-cell table:style-name="ce8" office:value-type="string" calcext:value-type="string">
            <text:p>Escola Puig de les Cadiretes</text:p>
          </table:table-cell>
          <table:table-cell table:number-columns-repeated="986"/>
        </table:table-row>
        <table:table-row table:style-name="ro1">
          <table:table-cell table:formula="of:=&quot;&quot; &amp; CHAR(CODE([.B1852])-49) &amp; MID([.B1852];2;7)" office:value-type="string" office:string-value="17009205" calcext:value-type="string">
            <text:p>17009205</text:p>
          </table:table-cell>
          <table:table-cell table:style-name="ce8" office:value-type="string" calcext:value-type="string">
            <text:p>b7009205</text:p>
          </table:table-cell>
          <table:table-cell table:style-name="ce8" office:value-type="string" calcext:value-type="string">
            <text:p>insvilablareix</text:p>
          </table:table-cell>
          <table:table-cell table:style-name="ce8" office:value-type="string" calcext:value-type="string">
            <text:p>Institut de Vilablareix</text:p>
          </table:table-cell>
          <table:table-cell table:number-columns-repeated="986"/>
        </table:table-row>
        <table:table-row table:style-name="ro1">
          <table:table-cell table:formula="of:=&quot;&quot; &amp; CHAR(CODE([.B1853])-49) &amp; MID([.B1853];2;7)" office:value-type="string" office:string-value="17009242" calcext:value-type="string">
            <text:p>17009242</text:p>
          </table:table-cell>
          <table:table-cell table:style-name="ce8" office:value-type="string" calcext:value-type="string">
            <text:p>b7009242</text:p>
          </table:table-cell>
          <table:table-cell table:style-name="ce8" office:value-type="string" calcext:value-type="string">
            <text:p>escola9d4t</text:p>
          </table:table-cell>
          <table:table-cell table:style-name="ce8" office:value-type="string" calcext:value-type="string">
            <text:p>Escola Nou de Quart</text:p>
          </table:table-cell>
          <table:table-cell table:number-columns-repeated="986"/>
        </table:table-row>
        <table:table-row table:style-name="ro1">
          <table:table-cell table:formula="of:=&quot;&quot; &amp; CHAR(CODE([.B1854])-49) &amp; MID([.B1854];2;7)" office:value-type="string" office:string-value="17009308" calcext:value-type="string">
            <text:p>17009308</text:p>
          </table:table-cell>
          <table:table-cell table:style-name="ce8" office:value-type="string" calcext:value-type="string">
            <text:p>b7009308</text:p>
          </table:table-cell>
          <table:table-cell table:style-name="ce8" office:value-type="string" calcext:value-type="string">
            <text:p>insils</text:p>
          </table:table-cell>
          <table:table-cell table:style-name="ce8" office:value-type="string" calcext:value-type="string">
            <text:p>Sec. d'Institut de Sils</text:p>
          </table:table-cell>
          <table:table-cell table:number-columns-repeated="986"/>
        </table:table-row>
        <table:table-row table:style-name="ro1">
          <table:table-cell table:formula="of:=&quot;&quot; &amp; CHAR(CODE([.B1855])-49) &amp; MID([.B1855];2;7)" office:value-type="string" office:string-value="17009345" calcext:value-type="string">
            <text:p>17009345</text:p>
          </table:table-cell>
          <table:table-cell table:style-name="ce8" office:value-type="string" calcext:value-type="string">
            <text:p>b7009345</text:p>
          </table:table-cell>
          <table:table-cell table:style-name="ce8" office:value-type="string" calcext:value-type="string">
            <text:p>escolacamins</text:p>
          </table:table-cell>
          <table:table-cell table:style-name="ce8" office:value-type="string" calcext:value-type="string">
            <text:p>Escola Camins</text:p>
          </table:table-cell>
          <table:table-cell table:number-columns-repeated="986"/>
        </table:table-row>
        <table:table-row table:style-name="ro1">
          <table:table-cell table:formula="of:=&quot;&quot; &amp; CHAR(CODE([.B1856])-49) &amp; MID([.B1856];2;7)" office:value-type="string" office:string-value="17009448" calcext:value-type="string">
            <text:p>17009448</text:p>
          </table:table-cell>
          <table:table-cell table:style-name="ce8" office:value-type="string" calcext:value-type="string">
            <text:p>b7009448</text:p>
          </table:table-cell>
          <table:table-cell table:style-name="ce8" office:value-type="string" calcext:value-type="string">
            <text:p>llarinfantselmolipetit</text:p>
          </table:table-cell>
          <table:table-cell table:style-name="ce8" office:value-type="string" calcext:value-type="string">
            <text:p>Llar d'infants El Molí Petit</text:p>
          </table:table-cell>
          <table:table-cell table:number-columns-repeated="986"/>
        </table:table-row>
        <table:table-row table:style-name="ro1">
          <table:table-cell table:formula="of:=&quot;&quot; &amp; CHAR(CODE([.B1857])-49) &amp; MID([.B1857];2;7)" office:value-type="string" office:string-value="17009631" calcext:value-type="string">
            <text:p>17009631</text:p>
          </table:table-cell>
          <table:table-cell table:style-name="ce8" office:value-type="string" calcext:value-type="string">
            <text:p>b7009631</text:p>
          </table:table-cell>
          <table:table-cell table:style-name="ce8" office:value-type="string" calcext:value-type="string">
            <text:p>zer-capdecreus</text:p>
          </table:table-cell>
          <table:table-cell table:style-name="ce8" office:value-type="string" calcext:value-type="string">
            <text:p>ZER Cap de Creus</text:p>
          </table:table-cell>
          <table:table-cell table:number-columns-repeated="986"/>
        </table:table-row>
        <table:table-row table:style-name="ro1">
          <table:table-cell table:formula="of:=&quot;&quot; &amp; CHAR(CODE([.B1858])-49) &amp; MID([.B1858];2;7)" office:value-type="string" office:string-value="17009710" calcext:value-type="string">
            <text:p>17009710</text:p>
          </table:table-cell>
          <table:table-cell table:style-name="ce8" office:value-type="string" calcext:value-type="string">
            <text:p>b7009710</text:p>
          </table:table-cell>
          <table:table-cell table:style-name="ce8" office:value-type="string" calcext:value-type="string">
            <text:p>escolaempordanet</text:p>
          </table:table-cell>
          <table:table-cell table:style-name="ce8" office:value-type="string" calcext:value-type="string">
            <text:p>Escola Empordanet</text:p>
          </table:table-cell>
          <table:table-cell table:number-columns-repeated="986"/>
        </table:table-row>
        <table:table-row table:style-name="ro1">
          <table:table-cell table:formula="of:=&quot;&quot; &amp; CHAR(CODE([.B1859])-49) &amp; MID([.B1859];2;7)" office:value-type="string" office:string-value="17009761" calcext:value-type="string">
            <text:p>17009761</text:p>
          </table:table-cell>
          <table:table-cell table:style-name="ce8" office:value-type="string" calcext:value-type="string">
            <text:p>b7009761</text:p>
          </table:table-cell>
          <table:table-cell table:style-name="ce8" office:value-type="string" calcext:value-type="string">
            <text:p>esc-labaldufa</text:p>
          </table:table-cell>
          <table:table-cell table:style-name="ce8" office:value-type="string" calcext:value-type="string">
            <text:p>Escola Bressol Municipal La Baldufa</text:p>
          </table:table-cell>
          <table:table-cell table:number-columns-repeated="986"/>
        </table:table-row>
        <table:table-row table:style-name="ro1">
          <table:table-cell table:formula="of:=&quot;&quot; &amp; CHAR(CODE([.B1860])-49) &amp; MID([.B1860];2;7)" office:value-type="string" office:string-value="17009783" calcext:value-type="string">
            <text:p>17009783</text:p>
          </table:table-cell>
          <table:table-cell table:style-name="ce8" office:value-type="string" calcext:value-type="string">
            <text:p>b7009783</text:p>
          </table:table-cell>
          <table:table-cell table:style-name="ce8" office:value-type="string" calcext:value-type="string">
            <text:p>ins-la-miquela</text:p>
          </table:table-cell>
          <table:table-cell table:style-name="ce8" office:value-type="string" calcext:value-type="string">
            <text:p>Institut La Miquela</text:p>
          </table:table-cell>
          <table:table-cell table:number-columns-repeated="986"/>
        </table:table-row>
        <table:table-row table:style-name="ro1">
          <table:table-cell table:formula="of:=&quot;&quot; &amp; CHAR(CODE([.B1861])-49) &amp; MID([.B1861];2;7)" office:value-type="string" office:string-value="17009795" calcext:value-type="string">
            <text:p>17009795</text:p>
          </table:table-cell>
          <table:table-cell table:style-name="ce8" office:value-type="string" calcext:value-type="string">
            <text:p>b7009795</text:p>
          </table:table-cell>
          <table:table-cell table:style-name="ce8" office:value-type="string" calcext:value-type="string">
            <text:p>iecamboverges</text:p>
          </table:table-cell>
          <table:table-cell table:style-name="ce8" office:value-type="string" calcext:value-type="string">
            <text:p>Institut Escola Francesc Cambó i Batlle</text:p>
          </table:table-cell>
          <table:table-cell table:number-columns-repeated="986"/>
        </table:table-row>
        <table:table-row table:style-name="ro1">
          <table:table-cell table:formula="of:=&quot;&quot; &amp; CHAR(CODE([.B1862])-49) &amp; MID([.B1862];2;7)" office:value-type="string" office:string-value="17009813" calcext:value-type="string">
            <text:p>17009813</text:p>
          </table:table-cell>
          <table:table-cell table:style-name="ce8" office:value-type="string" calcext:value-type="string">
            <text:p>b7009813</text:p>
          </table:table-cell>
          <table:table-cell table:style-name="ce8" office:value-type="string" calcext:value-type="string">
            <text:p>iesantjoan</text:p>
          </table:table-cell>
          <table:table-cell table:style-name="ce8" office:value-type="string" calcext:value-type="string">
            <text:p>IE St Joan Abadesses</text:p>
          </table:table-cell>
          <table:table-cell table:number-columns-repeated="986"/>
        </table:table-row>
        <table:table-row table:style-name="ro1">
          <table:table-cell table:formula="of:=&quot;&quot; &amp; CHAR(CODE([.B1863])-49) &amp; MID([.B1863];2;7)" office:value-type="string" office:string-value="17009850" calcext:value-type="string">
            <text:p>17009850</text:p>
          </table:table-cell>
          <table:table-cell table:style-name="ce8" office:value-type="string" calcext:value-type="string">
            <text:p>b7009850</text:p>
          </table:table-cell>
          <table:table-cell table:style-name="ce8" office:value-type="string" calcext:value-type="string">
            <text:p>escolalesarrels</text:p>
          </table:table-cell>
          <table:table-cell table:style-name="ce8" office:value-type="string" calcext:value-type="string">
            <text:p>Escola Les Arrels</text:p>
          </table:table-cell>
          <table:table-cell table:number-columns-repeated="986"/>
        </table:table-row>
        <table:table-row table:style-name="ro1">
          <table:table-cell table:formula="of:=&quot;&quot; &amp; CHAR(CODE([.B1864])-49) &amp; MID([.B1864];2;7)" office:value-type="string" office:string-value="17009898" calcext:value-type="string">
            <text:p>17009898</text:p>
          </table:table-cell>
          <table:table-cell table:style-name="ce8" office:value-type="string" calcext:value-type="string">
            <text:p>b7009898</text:p>
          </table:table-cell>
          <table:table-cell table:style-name="ce8" office:value-type="string" calcext:value-type="string">
            <text:p>ielloret</text:p>
          </table:table-cell>
          <table:table-cell table:style-name="ce8" office:value-type="string" calcext:value-type="string">
            <text:p>Institut Escola Lloret de Mar</text:p>
          </table:table-cell>
          <table:table-cell table:number-columns-repeated="986"/>
        </table:table-row>
        <table:table-row table:style-name="ro1">
          <table:table-cell table:formula="of:=&quot;&quot; &amp; CHAR(CODE([.B1865])-49) &amp; MID([.B1865];2;7)" office:value-type="string" office:string-value="17010037" calcext:value-type="string">
            <text:p>17010037</text:p>
          </table:table-cell>
          <table:table-cell table:style-name="ce8" office:value-type="string" calcext:value-type="string">
            <text:p>b7010037</text:p>
          </table:table-cell>
          <table:table-cell table:style-name="ce8" office:value-type="string" calcext:value-type="string">
            <text:p>sinriells</text:p>
          </table:table-cell>
          <table:table-cell table:style-name="ce8" office:value-type="string" calcext:value-type="string">
            <text:p>Sec. d'Institut El Bruc</text:p>
          </table:table-cell>
          <table:table-cell table:number-columns-repeated="986"/>
        </table:table-row>
        <table:table-row table:style-name="ro1">
          <table:table-cell table:formula="of:=&quot;&quot; &amp; CHAR(CODE([.B1866])-49) &amp; MID([.B1866];2;7)" office:value-type="string" office:string-value="17010189" calcext:value-type="string">
            <text:p>17010189</text:p>
          </table:table-cell>
          <table:table-cell table:style-name="ce8" office:value-type="string" calcext:value-type="string">
            <text:p>b7010189</text:p>
          </table:table-cell>
          <table:table-cell table:style-name="ce8" office:value-type="string" calcext:value-type="string">
            <text:p>inslavall</text:p>
          </table:table-cell>
          <table:table-cell table:style-name="ce8" office:value-type="string" calcext:value-type="string">
            <text:p>Institut Nou de Sant Gregori</text:p>
          </table:table-cell>
          <table:table-cell table:number-columns-repeated="986"/>
        </table:table-row>
        <table:table-row table:style-name="ro1">
          <table:table-cell table:formula="of:=&quot;&quot; &amp; CHAR(CODE([.B1867])-49) &amp; MID([.B1867];2;7)" office:value-type="string" office:string-value="17010414" calcext:value-type="string">
            <text:p>17010414</text:p>
          </table:table-cell>
          <table:table-cell table:style-name="ce8" office:value-type="string" calcext:value-type="string">
            <text:p>b7010414</text:p>
          </table:table-cell>
          <table:table-cell table:style-name="ce8" office:value-type="string" calcext:value-type="string">
            <text:p>insermessenda</text:p>
          </table:table-cell>
          <table:table-cell table:style-name="ce8" office:value-type="string" calcext:value-type="string">
            <text:p>Institut Nou de Girona</text:p>
          </table:table-cell>
          <table:table-cell table:number-columns-repeated="986"/>
        </table:table-row>
        <table:table-row table:style-name="ro1">
          <table:table-cell table:formula="of:=&quot;&quot; &amp; CHAR(CODE([.B1868])-49) &amp; MID([.B1868];2;7)" office:value-type="string" office:string-value="17010441" calcext:value-type="string">
            <text:p>17010441</text:p>
          </table:table-cell>
          <table:table-cell table:style-name="ce8" office:value-type="string" calcext:value-type="string">
            <text:p>b7010441</text:p>
          </table:table-cell>
          <table:table-cell table:style-name="ce8" office:value-type="string" calcext:value-type="string">
            <text:p>cfanougirona</text:p>
          </table:table-cell>
          <table:table-cell table:style-name="ce8" office:value-type="string" calcext:value-type="string">
            <text:p>CFA Nou Girona</text:p>
          </table:table-cell>
          <table:table-cell table:number-columns-repeated="986"/>
        </table:table-row>
        <table:table-row table:style-name="ro1">
          <table:table-cell table:formula="of:=&quot;&quot; &amp; CHAR(CODE([.B1869])-49) &amp; MID([.B1869];2;7)" office:value-type="string" office:string-value="17010451" calcext:value-type="string">
            <text:p>17010451</text:p>
          </table:table-cell>
          <table:table-cell table:style-name="ce8" office:value-type="string" calcext:value-type="string">
            <text:p>b7010451</text:p>
          </table:table-cell>
          <table:table-cell table:style-name="ce8" office:value-type="string" calcext:value-type="string">
            <text:p>cfatramuntana</text:p>
          </table:table-cell>
          <table:table-cell table:style-name="ce8" office:value-type="string" calcext:value-type="string">
            <text:p>CFA Tramuntana</text:p>
          </table:table-cell>
          <table:table-cell table:number-columns-repeated="986"/>
        </table:table-row>
        <table:table-row table:style-name="ro1">
          <table:table-cell table:formula="of:=&quot;&quot; &amp; CHAR(CODE([.B1870])-49) &amp; MID([.B1870];2;7)" office:value-type="string" office:string-value="17010682" calcext:value-type="string">
            <text:p>17010682</text:p>
          </table:table-cell>
          <table:table-cell table:style-name="ce8" office:value-type="string" calcext:value-type="string">
            <text:p>b7010682</text:p>
          </table:table-cell>
          <table:table-cell table:style-name="ce8" office:value-type="string" calcext:value-type="string">
            <text:p>ins-sarriadeter</text:p>
          </table:table-cell>
          <table:table-cell table:style-name="ce8" office:value-type="string" calcext:value-type="string">
            <text:p>Institut de Sarrià de Ter</text:p>
          </table:table-cell>
          <table:table-cell table:number-columns-repeated="986"/>
        </table:table-row>
        <table:table-row table:style-name="ro1">
          <table:table-cell table:formula="of:=&quot;&quot; &amp; CHAR(CODE([.B1871])-49) &amp; MID([.B1871];2;7)" office:value-type="string" office:string-value="17010694" calcext:value-type="string">
            <text:p>17010694</text:p>
          </table:table-cell>
          <table:table-cell table:style-name="ce8" office:value-type="string" calcext:value-type="string">
            <text:p>b7010694</text:p>
          </table:table-cell>
          <table:table-cell table:style-name="ce8" office:value-type="string" calcext:value-type="string">
            <text:p>ieempuriabrava</text:p>
          </table:table-cell>
          <table:table-cell table:style-name="ce8" office:value-type="string" calcext:value-type="string">
            <text:p>Institut Escola El Bruel-Empuriabrava</text:p>
          </table:table-cell>
          <table:table-cell table:number-columns-repeated="986"/>
        </table:table-row>
        <table:table-row table:style-name="ro1">
          <table:table-cell table:formula="of:=&quot;&quot; &amp; CHAR(CODE([.B1872])-49) &amp; MID([.B1872];2;7)" office:value-type="string" office:string-value="17010700" calcext:value-type="string">
            <text:p>17010700</text:p>
          </table:table-cell>
          <table:table-cell table:style-name="ce8" office:value-type="string" calcext:value-type="string">
            <text:p>b7010700</text:p>
          </table:table-cell>
          <table:table-cell table:style-name="ce8" office:value-type="string" calcext:value-type="string">
            <text:p>inssantquirzelloret</text:p>
          </table:table-cell>
          <table:table-cell table:style-name="ce8" office:value-type="string" calcext:value-type="string">
            <text:p>Institut Sant Quirze</text:p>
          </table:table-cell>
          <table:table-cell table:number-columns-repeated="986"/>
        </table:table-row>
        <table:table-row table:style-name="ro1">
          <table:table-cell table:formula="of:=&quot;&quot; &amp; CHAR(CODE([.B1873])-49) &amp; MID([.B1873];2;7)" office:value-type="string" office:string-value="17010797" calcext:value-type="string">
            <text:p>17010797</text:p>
          </table:table-cell>
          <table:table-cell table:style-name="ce8" office:value-type="string" calcext:value-type="string">
            <text:p>b7010797</text:p>
          </table:table-cell>
          <table:table-cell table:style-name="ce8" office:value-type="string" calcext:value-type="string">
            <text:p>iecadaques</text:p>
          </table:table-cell>
          <table:table-cell table:style-name="ce8" office:value-type="string" calcext:value-type="string">
            <text:p>Institut Escola Cadaqués</text:p>
          </table:table-cell>
          <table:table-cell table:number-columns-repeated="986"/>
        </table:table-row>
        <table:table-row table:style-name="ro1">
          <table:table-cell table:formula="of:=&quot;&quot; &amp; CHAR(CODE([.B1874])-49) &amp; MID([.B1874];2;7)" office:value-type="string" office:string-value="17010803" calcext:value-type="string">
            <text:p>17010803</text:p>
          </table:table-cell>
          <table:table-cell table:style-name="ce8" office:value-type="string" calcext:value-type="string">
            <text:p>b7010803</text:p>
          </table:table-cell>
          <table:table-cell table:style-name="ce8" office:value-type="string" calcext:value-type="string">
            <text:p>ieribesdefreser</text:p>
          </table:table-cell>
          <table:table-cell table:style-name="ce8" office:value-type="string" calcext:value-type="string">
            <text:p>Institut Escola Ribes de Fresser</text:p>
          </table:table-cell>
          <table:table-cell table:number-columns-repeated="986"/>
        </table:table-row>
        <table:table-row table:style-name="ro1">
          <table:table-cell table:formula="of:=&quot;&quot; &amp; CHAR(CODE([.B1875])-49) &amp; MID([.B1875];2;7)" office:value-type="string" office:string-value="17010839" calcext:value-type="string">
            <text:p>17010839</text:p>
          </table:table-cell>
          <table:table-cell table:style-name="ce8" office:value-type="string" calcext:value-type="string">
            <text:p>b7010839</text:p>
          </table:table-cell>
          <table:table-cell table:style-name="ce8" office:value-type="string" calcext:value-type="string">
            <text:p>insperalada</text:p>
          </table:table-cell>
          <table:table-cell table:style-name="ce8" office:value-type="string" calcext:value-type="string">
            <text:p>Institut Peralada</text:p>
          </table:table-cell>
          <table:table-cell table:number-columns-repeated="986"/>
        </table:table-row>
        <table:table-row table:style-name="ro1">
          <table:table-cell table:formula="of:=&quot;&quot; &amp; CHAR(CODE([.B1876])-49) &amp; MID([.B1876];2;7)" office:value-type="string" office:string-value="17010840" calcext:value-type="string">
            <text:p>17010840</text:p>
          </table:table-cell>
          <table:table-cell table:style-name="ce8" office:value-type="string" calcext:value-type="string">
            <text:p>b7010840</text:p>
          </table:table-cell>
          <table:table-cell table:style-name="ce8" office:value-type="string" calcext:value-type="string">
            <text:p>insnoupalafrugell</text:p>
          </table:table-cell>
          <table:table-cell table:style-name="ce8" office:value-type="string" calcext:value-type="string">
            <text:p>Institut Nou Palafrugell</text:p>
          </table:table-cell>
          <table:table-cell table:number-columns-repeated="986"/>
        </table:table-row>
        <table:table-row table:style-name="ro1">
          <table:table-cell table:formula="of:=&quot;&quot; &amp; CHAR(CODE([.B1877])-49) &amp; MID([.B1877];2;7)" office:value-type="string" office:string-value="17500014" calcext:value-type="string">
            <text:p>17500014</text:p>
          </table:table-cell>
          <table:table-cell table:style-name="ce8" office:value-type="string" calcext:value-type="string">
            <text:p>b7500014</text:p>
          </table:table-cell>
          <table:table-cell table:style-name="ce8" office:value-type="string" calcext:value-type="string">
            <text:p>edadelcanigo</text:p>
          </table:table-cell>
          <table:table-cell table:style-name="ce8" office:value-type="string" calcext:value-type="string">
            <text:p>Entorn d'aprenentatge del Canigó</text:p>
          </table:table-cell>
          <table:table-cell table:number-columns-repeated="986"/>
        </table:table-row>
        <table:table-row table:style-name="ro1">
          <table:table-cell table:formula="of:=&quot;&quot; &amp; CHAR(CODE([.B1878])-49) &amp; MID([.B1878];2;7)" office:value-type="string" office:string-value="17870501" calcext:value-type="string">
            <text:p>17870501</text:p>
          </table:table-cell>
          <table:table-cell table:style-name="ce8" office:value-type="string" calcext:value-type="string">
            <text:p>b7870501</text:p>
          </table:table-cell>
          <table:table-cell table:style-name="ce8" office:value-type="string" calcext:value-type="string">
            <text:p>girones</text:p>
          </table:table-cell>
          <table:table-cell table:style-name="ce8" office:value-type="string" calcext:value-type="string">
            <text:p>Servei Educatiu del Gironés</text:p>
          </table:table-cell>
          <table:table-cell table:number-columns-repeated="986"/>
        </table:table-row>
        <table:table-row table:style-name="ro1">
          <table:table-cell table:formula="of:=&quot;&quot; &amp; CHAR(CODE([.B1879])-49) &amp; MID([.B1879];2;7)" office:value-type="string" office:string-value="17870502" calcext:value-type="string">
            <text:p>17870502</text:p>
          </table:table-cell>
          <table:table-cell table:style-name="ce8" office:value-type="string" calcext:value-type="string">
            <text:p>b7870502</text:p>
          </table:table-cell>
          <table:table-cell table:style-name="ce8" office:value-type="string" calcext:value-type="string">
            <text:p>selva2</text:p>
          </table:table-cell>
          <table:table-cell table:style-name="ce8" office:value-type="string" calcext:value-type="string">
            <text:p>Servei Educatiu Selva II</text:p>
          </table:table-cell>
          <table:table-cell table:number-columns-repeated="986"/>
        </table:table-row>
        <table:table-row table:style-name="ro1">
          <table:table-cell table:formula="of:=&quot;&quot; &amp; CHAR(CODE([.B1880])-49) &amp; MID([.B1880];2;7)" office:value-type="string" office:string-value="17870503" calcext:value-type="string">
            <text:p>17870503</text:p>
          </table:table-cell>
          <table:table-cell table:style-name="ce8" office:value-type="string" calcext:value-type="string">
            <text:p>b7870503</text:p>
          </table:table-cell>
          <table:table-cell table:style-name="ce8" office:value-type="string" calcext:value-type="string">
            <text:p>selva1</text:p>
          </table:table-cell>
          <table:table-cell table:style-name="ce8" office:value-type="string" calcext:value-type="string">
            <text:p>Servei Educatiu de la Selva I</text:p>
          </table:table-cell>
          <table:table-cell table:number-columns-repeated="986"/>
        </table:table-row>
        <table:table-row table:style-name="ro1">
          <table:table-cell table:formula="of:=&quot;&quot; &amp; CHAR(CODE([.B1881])-49) &amp; MID([.B1881];2;7)" office:value-type="string" office:string-value="17870504" calcext:value-type="string">
            <text:p>17870504</text:p>
          </table:table-cell>
          <table:table-cell table:style-name="ce8" office:value-type="string" calcext:value-type="string">
            <text:p>b7870504</text:p>
          </table:table-cell>
          <table:table-cell table:style-name="ce8" office:value-type="string" calcext:value-type="string">
            <text:p>baixemporda</text:p>
          </table:table-cell>
          <table:table-cell table:style-name="ce8" office:value-type="string" calcext:value-type="string">
            <text:p>Servei Educatiu del Baix Empordà</text:p>
          </table:table-cell>
          <table:table-cell table:number-columns-repeated="986"/>
        </table:table-row>
        <table:table-row table:style-name="ro1">
          <table:table-cell table:formula="of:=&quot;&quot; &amp; CHAR(CODE([.B1882])-49) &amp; MID([.B1882];2;7)" office:value-type="string" office:string-value="17870505" calcext:value-type="string">
            <text:p>17870505</text:p>
          </table:table-cell>
          <table:table-cell table:style-name="ce8" office:value-type="string" calcext:value-type="string">
            <text:p>b7870505</text:p>
          </table:table-cell>
          <table:table-cell table:style-name="ce8" office:value-type="string" calcext:value-type="string">
            <text:p>altemporda</text:p>
          </table:table-cell>
          <table:table-cell table:style-name="ce8" office:value-type="string" calcext:value-type="string">
            <text:p>Servei Educatiu Alt Empordà</text:p>
          </table:table-cell>
          <table:table-cell table:number-columns-repeated="986"/>
        </table:table-row>
        <table:table-row table:style-name="ro1">
          <table:table-cell table:formula="of:=&quot;&quot; &amp; CHAR(CODE([.B1883])-49) &amp; MID([.B1883];2;7)" office:value-type="string" office:string-value="17870506" calcext:value-type="string">
            <text:p>17870506</text:p>
          </table:table-cell>
          <table:table-cell table:style-name="ce8" office:value-type="string" calcext:value-type="string">
            <text:p>b7870506</text:p>
          </table:table-cell>
          <table:table-cell table:style-name="ce8" office:value-type="string" calcext:value-type="string">
            <text:p>cerdanya</text:p>
          </table:table-cell>
          <table:table-cell table:style-name="ce8" office:value-type="string" calcext:value-type="string">
            <text:p>Servei Educatiu de la Cerdanya</text:p>
          </table:table-cell>
          <table:table-cell table:number-columns-repeated="986"/>
        </table:table-row>
        <table:table-row table:style-name="ro1">
          <table:table-cell table:formula="of:=&quot;&quot; &amp; CHAR(CODE([.B1884])-49) &amp; MID([.B1884];2;7)" office:value-type="string" office:string-value="17870507" calcext:value-type="string">
            <text:p>17870507</text:p>
          </table:table-cell>
          <table:table-cell table:style-name="ce8" office:value-type="string" calcext:value-type="string">
            <text:p>b7870507</text:p>
          </table:table-cell>
          <table:table-cell table:style-name="ce8" office:value-type="string" calcext:value-type="string">
            <text:p>garrotxa</text:p>
          </table:table-cell>
          <table:table-cell table:style-name="ce8" office:value-type="string" calcext:value-type="string">
            <text:p>Servei Educatiu de la Garrotxa</text:p>
          </table:table-cell>
          <table:table-cell table:number-columns-repeated="986"/>
        </table:table-row>
        <table:table-row table:style-name="ro1">
          <table:table-cell table:formula="of:=&quot;&quot; &amp; CHAR(CODE([.B1885])-49) &amp; MID([.B1885];2;7)" office:value-type="string" office:string-value="17870508" calcext:value-type="string">
            <text:p>17870508</text:p>
          </table:table-cell>
          <table:table-cell table:style-name="ce8" office:value-type="string" calcext:value-type="string">
            <text:p>b7870508</text:p>
          </table:table-cell>
          <table:table-cell table:style-name="ce8" office:value-type="string" calcext:value-type="string">
            <text:p>pladelestany</text:p>
          </table:table-cell>
          <table:table-cell table:style-name="ce8" office:value-type="string" calcext:value-type="string">
            <text:p>Servei Educatiu Pla de l'Estany</text:p>
          </table:table-cell>
          <table:table-cell table:number-columns-repeated="986"/>
        </table:table-row>
        <table:table-row table:style-name="ro1">
          <table:table-cell table:formula="of:=&quot;&quot; &amp; CHAR(CODE([.B1886])-49) &amp; MID([.B1886];2;7)" office:value-type="string" office:string-value="17870509" calcext:value-type="string">
            <text:p>17870509</text:p>
          </table:table-cell>
          <table:table-cell table:style-name="ce8" office:value-type="string" calcext:value-type="string">
            <text:p>b7870509</text:p>
          </table:table-cell>
          <table:table-cell table:style-name="ce8" office:value-type="string" calcext:value-type="string">
            <text:p>ripolles</text:p>
          </table:table-cell>
          <table:table-cell table:style-name="ce8" office:value-type="string" calcext:value-type="string">
            <text:p>Servei Educatiu del Ripollès</text:p>
          </table:table-cell>
          <table:table-cell table:number-columns-repeated="986"/>
        </table:table-row>
        <table:table-row table:style-name="ro1">
          <table:table-cell table:formula="of:=&quot;&quot; &amp; CHAR(CODE([.B1887])-49) &amp; MID([.B1887];2;7)" office:value-type="string" office:string-value="17900015" calcext:value-type="string">
            <text:p>17900015</text:p>
          </table:table-cell>
          <table:table-cell table:style-name="ce8" office:value-type="string" calcext:value-type="string">
            <text:p>b7900015</text:p>
          </table:table-cell>
          <table:table-cell table:style-name="ce8" office:value-type="string" calcext:value-type="string">
            <text:p>cda-garrotxa</text:p>
          </table:table-cell>
          <table:table-cell table:style-name="ce8" office:value-type="string" calcext:value-type="string">
            <text:p>CdA de la Garrotxa</text:p>
          </table:table-cell>
          <table:table-cell table:number-columns-repeated="986"/>
        </table:table-row>
        <table:table-row table:style-name="ro1">
          <table:table-cell table:formula="of:=&quot;&quot; &amp; CHAR(CODE([.B1888])-49) &amp; MID([.B1888];2;7)" office:value-type="string" office:string-value="17900035" calcext:value-type="string">
            <text:p>17900035</text:p>
          </table:table-cell>
          <table:table-cell table:style-name="ce8" office:value-type="string" calcext:value-type="string">
            <text:p>b7900035</text:p>
          </table:table-cell>
          <table:table-cell table:style-name="ce8" office:value-type="string" calcext:value-type="string">
            <text:p>creda-narcismaso</text:p>
          </table:table-cell>
          <table:table-cell table:style-name="ce8" office:value-type="string" calcext:value-type="string">
            <text:p>CREDA Narcís Masó</text:p>
          </table:table-cell>
          <table:table-cell table:number-columns-repeated="986"/>
        </table:table-row>
        <table:table-row table:style-name="ro1">
          <table:table-cell table:formula="of:=&quot;&quot; &amp; CHAR(CODE([.B1889])-49) &amp; MID([.B1889];2;7)" office:value-type="string" office:string-value="17903054" calcext:value-type="string">
            <text:p>17903054</text:p>
          </table:table-cell>
          <table:table-cell table:style-name="ce8" office:value-type="string" calcext:value-type="string">
            <text:p>b7903054</text:p>
          </table:table-cell>
          <table:table-cell table:style-name="ce8" office:value-type="string" calcext:value-type="string">
            <text:p>cda-ripolles</text:p>
          </table:table-cell>
          <table:table-cell table:style-name="ce8" office:value-type="string" calcext:value-type="string">
            <text:p>CdA del Ripollès</text:p>
          </table:table-cell>
          <table:table-cell table:number-columns-repeated="986"/>
        </table:table-row>
        <table:table-row table:style-name="ro1">
          <table:table-cell table:formula="of:=&quot;&quot; &amp; CHAR(CODE([.B1890])-49) &amp; MID([.B1890];2;7)" office:value-type="string" office:string-value="17990605" calcext:value-type="string">
            <text:p>17990605</text:p>
          </table:table-cell>
          <table:table-cell table:style-name="ce8" office:value-type="string" calcext:value-type="string">
            <text:p>b7990605</text:p>
          </table:table-cell>
          <table:table-cell table:style-name="ce8" office:value-type="string" calcext:value-type="string">
            <text:p>cda-empuries</text:p>
          </table:table-cell>
          <table:table-cell table:style-name="ce8" office:value-type="string" calcext:value-type="string">
            <text:p>CdA d'Empúries</text:p>
          </table:table-cell>
          <table:table-cell table:number-columns-repeated="986"/>
        </table:table-row>
        <table:table-row table:style-name="ro1">
          <table:table-cell table:formula="of:=&quot;&quot; &amp; CHAR(CODE([.B1891])-49) &amp; MID([.B1891];2;7)" office:value-type="string" office:string-value="25000031" calcext:value-type="string">
            <text:p>25000031</text:p>
          </table:table-cell>
          <table:table-cell table:style-name="ce8" office:value-type="string" calcext:value-type="string">
            <text:p>c5000031</text:p>
          </table:table-cell>
          <table:table-cell table:style-name="ce8" office:value-type="string" calcext:value-type="string">
            <text:p>escolaandreufarranager</text:p>
          </table:table-cell>
          <table:table-cell table:style-name="ce8" office:value-type="string" calcext:value-type="string">
            <text:p>Escola Andreu Farran - ZER Montsec</text:p>
          </table:table-cell>
          <table:table-cell table:number-columns-repeated="986"/>
        </table:table-row>
        <table:table-row table:style-name="ro1">
          <table:table-cell table:formula="of:=&quot;&quot; &amp; CHAR(CODE([.B1892])-49) &amp; MID([.B1892];2;7)" office:value-type="string" office:string-value="25000067" calcext:value-type="string">
            <text:p>25000067</text:p>
          </table:table-cell>
          <table:table-cell table:style-name="ce8" office:value-type="string" calcext:value-type="string">
            <text:p>c5000067</text:p>
          </table:table-cell>
          <table:table-cell table:style-name="ce8" office:value-type="string" calcext:value-type="string">
            <text:p>ceipmacia-companys</text:p>
          </table:table-cell>
          <table:table-cell table:style-name="ce8" office:value-type="string" calcext:value-type="string">
            <text:p>Escola Macià-Companys</text:p>
          </table:table-cell>
          <table:table-cell table:number-columns-repeated="986"/>
        </table:table-row>
        <table:table-row table:style-name="ro1">
          <table:table-cell table:formula="of:=&quot;&quot; &amp; CHAR(CODE([.B1893])-49) &amp; MID([.B1893];2;7)" office:value-type="string" office:string-value="25000110" calcext:value-type="string">
            <text:p>25000110</text:p>
          </table:table-cell>
          <table:table-cell table:style-name="ce8" office:value-type="string" calcext:value-type="string">
            <text:p>c5000110</text:p>
          </table:table-cell>
          <table:table-cell table:style-name="ce8" office:value-type="string" calcext:value-type="string">
            <text:p>escarrels-alamus</text:p>
          </table:table-cell>
          <table:table-cell table:style-name="ce8" office:value-type="string" calcext:value-type="string">
            <text:p>Escola Arrels - ZER l'Horta de Lleida</text:p>
          </table:table-cell>
          <table:table-cell table:number-columns-repeated="986"/>
        </table:table-row>
        <table:table-row table:style-name="ro1">
          <table:table-cell table:formula="of:=&quot;&quot; &amp; CHAR(CODE([.B1894])-49) &amp; MID([.B1894];2;7)" office:value-type="string" office:string-value="25000122" calcext:value-type="string">
            <text:p>25000122</text:p>
          </table:table-cell>
          <table:table-cell table:style-name="ce8" office:value-type="string" calcext:value-type="string">
            <text:p>c5000122</text:p>
          </table:table-cell>
          <table:table-cell table:style-name="ce8" office:value-type="string" calcext:value-type="string">
            <text:p>escolasantesteve</text:p>
          </table:table-cell>
          <table:table-cell table:style-name="ce8" office:value-type="string" calcext:value-type="string">
            <text:p>Escola Sant Esteve - ZER Urgellet</text:p>
          </table:table-cell>
          <table:table-cell table:number-columns-repeated="986"/>
        </table:table-row>
        <table:table-row table:style-name="ro1">
          <table:table-cell table:formula="of:=&quot;&quot; &amp; CHAR(CODE([.B1895])-49) &amp; MID([.B1895];2;7)" office:value-type="string" office:string-value="25000158" calcext:value-type="string">
            <text:p>25000158</text:p>
          </table:table-cell>
          <table:table-cell table:style-name="ce8" office:value-type="string" calcext:value-type="string">
            <text:p>c5000158</text:p>
          </table:table-cell>
          <table:table-cell table:style-name="ce8" office:value-type="string" calcext:value-type="string">
            <text:p>ceip-santsalvador</text:p>
          </table:table-cell>
          <table:table-cell table:style-name="ce8" office:value-type="string" calcext:value-type="string">
            <text:p>Escola Sant Salvador</text:p>
          </table:table-cell>
          <table:table-cell table:number-columns-repeated="986"/>
        </table:table-row>
        <table:table-row table:style-name="ro1">
          <table:table-cell table:formula="of:=&quot;&quot; &amp; CHAR(CODE([.B1896])-49) &amp; MID([.B1896];2;7)" office:value-type="string" office:string-value="25000161" calcext:value-type="string">
            <text:p>25000161</text:p>
          </table:table-cell>
          <table:table-cell table:style-name="ce8" office:value-type="string" calcext:value-type="string">
            <text:p>c5000161</text:p>
          </table:table-cell>
          <table:table-cell table:style-name="ce8" office:value-type="string" calcext:value-type="string">
            <text:p>ceipalber</text:p>
          </table:table-cell>
          <table:table-cell table:style-name="ce8" office:value-type="string" calcext:value-type="string">
            <text:p>Escola L'Àlber</text:p>
          </table:table-cell>
          <table:table-cell table:number-columns-repeated="986"/>
        </table:table-row>
        <table:table-row table:style-name="ro1">
          <table:table-cell table:formula="of:=&quot;&quot; &amp; CHAR(CODE([.B1897])-49) &amp; MID([.B1897];2;7)" office:value-type="string" office:string-value="25000183" calcext:value-type="string">
            <text:p>25000183</text:p>
          </table:table-cell>
          <table:table-cell table:style-name="ce8" office:value-type="string" calcext:value-type="string">
            <text:p>c5000183</text:p>
          </table:table-cell>
          <table:table-cell table:style-name="ce8" office:value-type="string" calcext:value-type="string">
            <text:p>ceipalcano</text:p>
          </table:table-cell>
          <table:table-cell table:style-name="ce8" office:value-type="string" calcext:value-type="string">
            <text:p>Escola La Dula - ZER L'Eral</text:p>
          </table:table-cell>
          <table:table-cell table:number-columns-repeated="986"/>
        </table:table-row>
        <table:table-row table:style-name="ro1">
          <table:table-cell table:formula="of:=&quot;&quot; &amp; CHAR(CODE([.B1898])-49) &amp; MID([.B1898];2;7)" office:value-type="string" office:string-value="25000225" calcext:value-type="string">
            <text:p>25000225</text:p>
          </table:table-cell>
          <table:table-cell table:style-name="ce8" office:value-type="string" calcext:value-type="string">
            <text:p>c5000225</text:p>
          </table:table-cell>
          <table:table-cell table:style-name="ce8" office:value-type="string" calcext:value-type="string">
            <text:p>escola-alcoletge</text:p>
          </table:table-cell>
          <table:table-cell table:style-name="ce8" office:value-type="string" calcext:value-type="string">
            <text:p>Escola Mare de Déu del Carme</text:p>
          </table:table-cell>
          <table:table-cell table:number-columns-repeated="986"/>
        </table:table-row>
        <table:table-row table:style-name="ro1">
          <table:table-cell table:formula="of:=&quot;&quot; &amp; CHAR(CODE([.B1899])-49) &amp; MID([.B1899];2;7)" office:value-type="string" office:string-value="25000250" calcext:value-type="string">
            <text:p>25000250</text:p>
          </table:table-cell>
          <table:table-cell table:style-name="ce8" office:value-type="string" calcext:value-type="string">
            <text:p>c5000250</text:p>
          </table:table-cell>
          <table:table-cell table:style-name="ce8" office:value-type="string" calcext:value-type="string">
            <text:p>ecaalfarras</text:p>
          </table:table-cell>
          <table:table-cell table:style-name="ce8" office:value-type="string" calcext:value-type="string">
            <text:p>ECA d'Alfarràs</text:p>
          </table:table-cell>
          <table:table-cell table:number-columns-repeated="986"/>
        </table:table-row>
        <table:table-row table:style-name="ro1">
          <table:table-cell table:formula="of:=&quot;&quot; &amp; CHAR(CODE([.B1900])-49) &amp; MID([.B1900];2;7)" office:value-type="string" office:string-value="25000274" calcext:value-type="string">
            <text:p>25000274</text:p>
          </table:table-cell>
          <table:table-cell table:style-name="ce8" office:value-type="string" calcext:value-type="string">
            <text:p>c5000274</text:p>
          </table:table-cell>
          <table:table-cell table:style-name="ce8" office:value-type="string" calcext:value-type="string">
            <text:p>ceipalfes</text:p>
          </table:table-cell>
          <table:table-cell table:style-name="ce8" office:value-type="string" calcext:value-type="string">
            <text:p>Escola d'Alfés - ZER L'Eral</text:p>
          </table:table-cell>
          <table:table-cell table:number-columns-repeated="986"/>
        </table:table-row>
        <table:table-row table:style-name="ro1">
          <table:table-cell table:formula="of:=&quot;&quot; &amp; CHAR(CODE([.B1901])-49) &amp; MID([.B1901];2;7)" office:value-type="string" office:string-value="25000316" calcext:value-type="string">
            <text:p>25000316</text:p>
          </table:table-cell>
          <table:table-cell table:style-name="ce8" office:value-type="string" calcext:value-type="string">
            <text:p>c5000316</text:p>
          </table:table-cell>
          <table:table-cell table:style-name="ce8" office:value-type="string" calcext:value-type="string">
            <text:p>ceipalins</text:p>
          </table:table-cell>
          <table:table-cell table:style-name="ce8" office:value-type="string" calcext:value-type="string">
            <text:p>Escola d'Alins - ZER Alt Pallars Sobirà</text:p>
          </table:table-cell>
          <table:table-cell table:number-columns-repeated="986"/>
        </table:table-row>
        <table:table-row table:style-name="ro1">
          <table:table-cell table:formula="of:=&quot;&quot; &amp; CHAR(CODE([.B1902])-49) &amp; MID([.B1902];2;7)" office:value-type="string" office:string-value="25000341" calcext:value-type="string">
            <text:p>25000341</text:p>
          </table:table-cell>
          <table:table-cell table:style-name="ce8" office:value-type="string" calcext:value-type="string">
            <text:p>c5000341</text:p>
          </table:table-cell>
          <table:table-cell table:style-name="ce8" office:value-type="string" calcext:value-type="string">
            <text:p>escalmacelles</text:p>
          </table:table-cell>
          <table:table-cell table:style-name="ce8" office:value-type="string" calcext:value-type="string">
            <text:p>Escola Antònia Simó Arnó</text:p>
          </table:table-cell>
          <table:table-cell table:number-columns-repeated="986"/>
        </table:table-row>
        <table:table-row table:style-name="ro1">
          <table:table-cell table:formula="of:=&quot;&quot; &amp; CHAR(CODE([.B1903])-49) &amp; MID([.B1903];2;7)" office:value-type="string" office:string-value="25000468" calcext:value-type="string">
            <text:p>25000468</text:p>
          </table:table-cell>
          <table:table-cell table:style-name="ce8" office:value-type="string" calcext:value-type="string">
            <text:p>c5000468</text:p>
          </table:table-cell>
          <table:table-cell table:style-name="ce8" office:value-type="string" calcext:value-type="string">
            <text:p>ceip-drseres-alpicat</text:p>
          </table:table-cell>
          <table:table-cell table:style-name="ce8" office:value-type="string" calcext:value-type="string">
            <text:p>Escola Doctor Serés</text:p>
          </table:table-cell>
          <table:table-cell table:number-columns-repeated="986"/>
        </table:table-row>
        <table:table-row table:style-name="ro1">
          <table:table-cell table:formula="of:=&quot;&quot; &amp; CHAR(CODE([.B1904])-49) &amp; MID([.B1904];2;7)" office:value-type="string" office:string-value="25000535" calcext:value-type="string">
            <text:p>25000535</text:p>
          </table:table-cell>
          <table:table-cell table:style-name="ce8" office:value-type="string" calcext:value-type="string">
            <text:p>c5000535</text:p>
          </table:table-cell>
          <table:table-cell table:style-name="ce8" office:value-type="string" calcext:value-type="string">
            <text:p>escolaloseron</text:p>
          </table:table-cell>
          <table:table-cell table:style-name="ce8" office:value-type="string" calcext:value-type="string">
            <text:p>Escola Loseron - ZER Val d'Aran</text:p>
          </table:table-cell>
          <table:table-cell table:number-columns-repeated="986"/>
        </table:table-row>
        <table:table-row table:style-name="ro1">
          <table:table-cell table:formula="of:=&quot;&quot; &amp; CHAR(CODE([.B1905])-49) &amp; MID([.B1905];2;7)" office:value-type="string" office:string-value="25000559" calcext:value-type="string">
            <text:p>25000559</text:p>
          </table:table-cell>
          <table:table-cell table:style-name="ce8" office:value-type="string" calcext:value-type="string">
            <text:p>c5000559</text:p>
          </table:table-cell>
          <table:table-cell table:style-name="ce8" office:value-type="string" calcext:value-type="string">
            <text:p>escolasantmartin</text:p>
          </table:table-cell>
          <table:table-cell table:style-name="ce8" office:value-type="string" calcext:value-type="string">
            <text:p>Escola Sant Martí - ZER Val d'Aran</text:p>
          </table:table-cell>
          <table:table-cell table:number-columns-repeated="986"/>
        </table:table-row>
        <table:table-row table:style-name="ro1">
          <table:table-cell table:formula="of:=&quot;&quot; &amp; CHAR(CODE([.B1906])-49) &amp; MID([.B1906];2;7)" office:value-type="string" office:string-value="25000560" calcext:value-type="string">
            <text:p>25000560</text:p>
          </table:table-cell>
          <table:table-cell table:style-name="ce8" office:value-type="string" calcext:value-type="string">
            <text:p>c5000560</text:p>
          </table:table-cell>
          <table:table-cell table:style-name="ce8" office:value-type="string" calcext:value-type="string">
            <text:p>escolaruda</text:p>
          </table:table-cell>
          <table:table-cell table:style-name="ce8" office:value-type="string" calcext:value-type="string">
            <text:p>Escola Ruda - ZER Val d'Aran</text:p>
          </table:table-cell>
          <table:table-cell table:number-columns-repeated="986"/>
        </table:table-row>
        <table:table-row table:style-name="ro1">
          <table:table-cell table:formula="of:=&quot;&quot; &amp; CHAR(CODE([.B1907])-49) &amp; MID([.B1907];2;7)" office:value-type="string" office:string-value="25000584" calcext:value-type="string">
            <text:p>25000584</text:p>
          </table:table-cell>
          <table:table-cell table:style-name="ce8" office:value-type="string" calcext:value-type="string">
            <text:p>c5000584</text:p>
          </table:table-cell>
          <table:table-cell table:style-name="ce8" office:value-type="string" calcext:value-type="string">
            <text:p>ceip-santacreu-anglesola</text:p>
          </table:table-cell>
          <table:table-cell table:style-name="ce8" office:value-type="string" calcext:value-type="string">
            <text:p>Escola Santa Creu</text:p>
          </table:table-cell>
          <table:table-cell table:number-columns-repeated="986"/>
        </table:table-row>
        <table:table-row table:style-name="ro1">
          <table:table-cell table:formula="of:=&quot;&quot; &amp; CHAR(CODE([.B1908])-49) &amp; MID([.B1908];2;7)" office:value-type="string" office:string-value="25000602" calcext:value-type="string">
            <text:p>25000602</text:p>
          </table:table-cell>
          <table:table-cell table:style-name="ce8" office:value-type="string" calcext:value-type="string">
            <text:p>c5000602</text:p>
          </table:table-cell>
          <table:table-cell table:style-name="ce8" office:value-type="string" calcext:value-type="string">
            <text:p>ceipalbirka</text:p>
          </table:table-cell>
          <table:table-cell table:style-name="ce8" office:value-type="string" calcext:value-type="string">
            <text:p>Escola Albirka</text:p>
          </table:table-cell>
          <table:table-cell table:number-columns-repeated="986"/>
        </table:table-row>
        <table:table-row table:style-name="ro1">
          <table:table-cell table:formula="of:=&quot;&quot; &amp; CHAR(CODE([.B1909])-49) &amp; MID([.B1909];2;7)" office:value-type="string" office:string-value="25000626" calcext:value-type="string">
            <text:p>25000626</text:p>
          </table:table-cell>
          <table:table-cell table:style-name="ce8" office:value-type="string" calcext:value-type="string">
            <text:p>c5000626</text:p>
          </table:table-cell>
          <table:table-cell table:style-name="ce8" office:value-type="string" calcext:value-type="string">
            <text:p>ceip-til-lers</text:p>
          </table:table-cell>
          <table:table-cell table:style-name="ce8" office:value-type="string" calcext:value-type="string">
            <text:p>Escola Els Til·lers</text:p>
          </table:table-cell>
          <table:table-cell table:number-columns-repeated="986"/>
        </table:table-row>
        <table:table-row table:style-name="ro1">
          <table:table-cell table:formula="of:=&quot;&quot; &amp; CHAR(CODE([.B1910])-49) &amp; MID([.B1910];2;7)" office:value-type="string" office:string-value="25000638" calcext:value-type="string">
            <text:p>25000638</text:p>
          </table:table-cell>
          <table:table-cell table:style-name="ce8" office:value-type="string" calcext:value-type="string">
            <text:p>c5000638</text:p>
          </table:table-cell>
          <table:table-cell table:style-name="ce8" office:value-type="string" calcext:value-type="string">
            <text:p>escolaelsplanells</text:p>
          </table:table-cell>
          <table:table-cell table:style-name="ce8" office:value-type="string" calcext:value-type="string">
            <text:p>Escola Els Planells</text:p>
          </table:table-cell>
          <table:table-cell table:number-columns-repeated="986"/>
        </table:table-row>
        <table:table-row table:style-name="ro1">
          <table:table-cell table:formula="of:=&quot;&quot; &amp; CHAR(CODE([.B1911])-49) &amp; MID([.B1911];2;7)" office:value-type="string" office:string-value="25000699" calcext:value-type="string">
            <text:p>25000699</text:p>
          </table:table-cell>
          <table:table-cell table:style-name="ce8" office:value-type="string" calcext:value-type="string">
            <text:p>c5000699</text:p>
          </table:table-cell>
          <table:table-cell table:style-name="ce8" office:value-type="string" calcext:value-type="string">
            <text:p>esc-lesavellanes</text:p>
          </table:table-cell>
          <table:table-cell table:style-name="ce8" office:value-type="string" calcext:value-type="string">
            <text:p>Escola de Les Avellanes - ZER Montsec</text:p>
          </table:table-cell>
          <table:table-cell table:number-columns-repeated="986"/>
        </table:table-row>
        <table:table-row table:style-name="ro1">
          <table:table-cell table:formula="of:=&quot;&quot; &amp; CHAR(CODE([.B1912])-49) &amp; MID([.B1912];2;7)" office:value-type="string" office:string-value="25000717" calcext:value-type="string">
            <text:p>25000717</text:p>
          </table:table-cell>
          <table:table-cell table:style-name="ce8" office:value-type="string" calcext:value-type="string">
            <text:p>c5000717</text:p>
          </table:table-cell>
          <table:table-cell table:style-name="ce8" office:value-type="string" calcext:value-type="string">
            <text:p>escoladetartareu</text:p>
          </table:table-cell>
          <table:table-cell table:style-name="ce8" office:value-type="string" calcext:value-type="string">
            <text:p>Escola de Tartareu - ZER Montsec</text:p>
          </table:table-cell>
          <table:table-cell table:number-columns-repeated="986"/>
        </table:table-row>
        <table:table-row table:style-name="ro1">
          <table:table-cell table:formula="of:=&quot;&quot; &amp; CHAR(CODE([.B1913])-49) &amp; MID([.B1913];2;7)" office:value-type="string" office:string-value="25000730" calcext:value-type="string">
            <text:p>25000730</text:p>
          </table:table-cell>
          <table:table-cell table:style-name="ce8" office:value-type="string" calcext:value-type="string">
            <text:p>c5000730</text:p>
          </table:table-cell>
          <table:table-cell table:style-name="ce8" office:value-type="string" calcext:value-type="string">
            <text:p>escolafrancescfeliu</text:p>
          </table:table-cell>
          <table:table-cell table:style-name="ce8" office:value-type="string" calcext:value-type="string">
            <text:p>Escola Francesc Feliu</text:p>
          </table:table-cell>
          <table:table-cell table:number-columns-repeated="986"/>
        </table:table-row>
        <table:table-row table:style-name="ro1">
          <table:table-cell table:formula="of:=&quot;&quot; &amp; CHAR(CODE([.B1914])-49) &amp; MID([.B1914];2;7)" office:value-type="string" office:string-value="25000778" calcext:value-type="string">
            <text:p>25000778</text:p>
          </table:table-cell>
          <table:table-cell table:style-name="ce8" office:value-type="string" calcext:value-type="string">
            <text:p>c5000778</text:p>
          </table:table-cell>
          <table:table-cell table:style-name="ce8" office:value-type="string" calcext:value-type="string">
            <text:p>escgaspardeportola</text:p>
          </table:table-cell>
          <table:table-cell table:style-name="ce8" office:value-type="string" calcext:value-type="string">
            <text:p>Escola Gaspar de Portolà</text:p>
          </table:table-cell>
          <table:table-cell table:number-columns-repeated="986"/>
        </table:table-row>
        <table:table-row table:style-name="ro1">
          <table:table-cell table:formula="of:=&quot;&quot; &amp; CHAR(CODE([.B1915])-49) &amp; MID([.B1915];2;7)" office:value-type="string" office:string-value="25000781" calcext:value-type="string">
            <text:p>25000781</text:p>
          </table:table-cell>
          <table:table-cell table:style-name="ce8" office:value-type="string" calcext:value-type="string">
            <text:p>c5000781</text:p>
          </table:table-cell>
          <table:table-cell table:style-name="ce8" office:value-type="string" calcext:value-type="string">
            <text:p>ceip-angel-guimera</text:p>
          </table:table-cell>
          <table:table-cell table:style-name="ce8" office:value-type="string" calcext:value-type="string">
            <text:p>Escola Àngel Guimerà</text:p>
          </table:table-cell>
          <table:table-cell table:number-columns-repeated="986"/>
        </table:table-row>
        <table:table-row table:style-name="ro1">
          <table:table-cell table:formula="of:=&quot;&quot; &amp; CHAR(CODE([.B1916])-49) &amp; MID([.B1916];2;7)" office:value-type="string" office:string-value="25000833" calcext:value-type="string">
            <text:p>25000833</text:p>
          </table:table-cell>
          <table:table-cell table:style-name="ce8" office:value-type="string" calcext:value-type="string">
            <text:p>c5000833</text:p>
          </table:table-cell>
          <table:table-cell table:style-name="ce8" office:value-type="string" calcext:value-type="string">
            <text:p>insbalaguer</text:p>
          </table:table-cell>
          <table:table-cell table:style-name="ce8" office:value-type="string" calcext:value-type="string">
            <text:p>Institut Ciutat de Balaguer</text:p>
          </table:table-cell>
          <table:table-cell table:number-columns-repeated="986"/>
        </table:table-row>
        <table:table-row table:style-name="ro1">
          <table:table-cell table:formula="of:=&quot;&quot; &amp; CHAR(CODE([.B1917])-49) &amp; MID([.B1917];2;7)" office:value-type="string" office:string-value="25000845" calcext:value-type="string">
            <text:p>25000845</text:p>
          </table:table-cell>
          <table:table-cell table:style-name="ce8" office:value-type="string" calcext:value-type="string">
            <text:p>c5000845</text:p>
          </table:table-cell>
          <table:table-cell table:style-name="ce8" office:value-type="string" calcext:value-type="string">
            <text:p>eca-noguera</text:p>
          </table:table-cell>
          <table:table-cell table:style-name="ce8" office:value-type="string" calcext:value-type="string">
            <text:p>ECA de Vallfogona de Balaguer</text:p>
          </table:table-cell>
          <table:table-cell table:number-columns-repeated="986"/>
        </table:table-row>
        <table:table-row table:style-name="ro1">
          <table:table-cell table:formula="of:=&quot;&quot; &amp; CHAR(CODE([.B1918])-49) &amp; MID([.B1918];2;7)" office:value-type="string" office:string-value="25000857" calcext:value-type="string">
            <text:p>25000857</text:p>
          </table:table-cell>
          <table:table-cell table:style-name="ce8" office:value-type="string" calcext:value-type="string">
            <text:p>c5000857</text:p>
          </table:table-cell>
          <table:table-cell table:style-name="ce8" office:value-type="string" calcext:value-type="string">
            <text:p>escolalanoguera</text:p>
          </table:table-cell>
          <table:table-cell table:style-name="ce8" office:value-type="string" calcext:value-type="string">
            <text:p>Escola La Noguera</text:p>
          </table:table-cell>
          <table:table-cell table:number-columns-repeated="986"/>
        </table:table-row>
        <table:table-row table:style-name="ro1">
          <table:table-cell table:formula="of:=&quot;&quot; &amp; CHAR(CODE([.B1919])-49) &amp; MID([.B1919];2;7)" office:value-type="string" office:string-value="25000985" calcext:value-type="string">
            <text:p>25000985</text:p>
          </table:table-cell>
          <table:table-cell table:style-name="ce8" office:value-type="string" calcext:value-type="string">
            <text:p>c5000985</text:p>
          </table:table-cell>
          <table:table-cell table:style-name="ce8" office:value-type="string" calcext:value-type="string">
            <text:p>escramonfarrerons</text:p>
          </table:table-cell>
          <table:table-cell table:style-name="ce8" office:value-type="string" calcext:value-type="string">
            <text:p>Escola Ramon Farrerons</text:p>
          </table:table-cell>
          <table:table-cell table:number-columns-repeated="986"/>
        </table:table-row>
        <table:table-row table:style-name="ro1">
          <table:table-cell table:formula="of:=&quot;&quot; &amp; CHAR(CODE([.B1920])-49) &amp; MID([.B1920];2;7)" office:value-type="string" office:string-value="25001011" calcext:value-type="string">
            <text:p>25001011</text:p>
          </table:table-cell>
          <table:table-cell table:style-name="ce8" office:value-type="string" calcext:value-type="string">
            <text:p>c5001011</text:p>
          </table:table-cell>
          <table:table-cell table:style-name="ce8" office:value-type="string" calcext:value-type="string">
            <text:p>escolavaleriserra</text:p>
          </table:table-cell>
          <table:table-cell table:style-name="ce8" office:value-type="string" calcext:value-type="string">
            <text:p>Escola Valeri Serra</text:p>
          </table:table-cell>
          <table:table-cell table:number-columns-repeated="986"/>
        </table:table-row>
        <table:table-row table:style-name="ro1">
          <table:table-cell table:formula="of:=&quot;&quot; &amp; CHAR(CODE([.B1921])-49) &amp; MID([.B1921];2;7)" office:value-type="string" office:string-value="25001059" calcext:value-type="string">
            <text:p>25001059</text:p>
          </table:table-cell>
          <table:table-cell table:style-name="ce8" office:value-type="string" calcext:value-type="string">
            <text:p>c5001059</text:p>
          </table:table-cell>
          <table:table-cell table:style-name="ce8" office:value-type="string" calcext:value-type="string">
            <text:p>ceiptallo</text:p>
          </table:table-cell>
          <table:table-cell table:style-name="ce8" office:value-type="string" calcext:value-type="string">
            <text:p>Escola Mare de Déu de Talló</text:p>
          </table:table-cell>
          <table:table-cell table:number-columns-repeated="986"/>
        </table:table-row>
        <table:table-row table:style-name="ro1">
          <table:table-cell table:formula="of:=&quot;&quot; &amp; CHAR(CODE([.B1922])-49) &amp; MID([.B1922];2;7)" office:value-type="string" office:string-value="25001084" calcext:value-type="string">
            <text:p>25001084</text:p>
          </table:table-cell>
          <table:table-cell table:style-name="ce8" office:value-type="string" calcext:value-type="string">
            <text:p>c5001084</text:p>
          </table:table-cell>
          <table:table-cell table:style-name="ce8" office:value-type="string" calcext:value-type="string">
            <text:p>ceipjpalacin</text:p>
          </table:table-cell>
          <table:table-cell table:style-name="ce8" office:value-type="string" calcext:value-type="string">
            <text:p>Escola Joaquim Palacín</text:p>
          </table:table-cell>
          <table:table-cell table:number-columns-repeated="986"/>
        </table:table-row>
        <table:table-row table:style-name="ro1">
          <table:table-cell table:formula="of:=&quot;&quot; &amp; CHAR(CODE([.B1923])-49) &amp; MID([.B1923];2;7)" office:value-type="string" office:string-value="25001096" calcext:value-type="string">
            <text:p>25001096</text:p>
          </table:table-cell>
          <table:table-cell table:style-name="ce8" office:value-type="string" calcext:value-type="string">
            <text:p>c5001096</text:p>
          </table:table-cell>
          <table:table-cell table:style-name="ce8" office:value-type="string" calcext:value-type="string">
            <text:p>escola-sant-joan-benavent</text:p>
          </table:table-cell>
          <table:table-cell table:style-name="ce8" office:value-type="string" calcext:value-type="string">
            <text:p>Escola Sant Joan</text:p>
          </table:table-cell>
          <table:table-cell table:number-columns-repeated="986"/>
        </table:table-row>
        <table:table-row table:style-name="ro1">
          <table:table-cell table:formula="of:=&quot;&quot; &amp; CHAR(CODE([.B1924])-49) &amp; MID([.B1924];2;7)" office:value-type="string" office:string-value="25001126" calcext:value-type="string">
            <text:p>25001126</text:p>
          </table:table-cell>
          <table:table-cell table:style-name="ce8" office:value-type="string" calcext:value-type="string">
            <text:p>c5001126</text:p>
          </table:table-cell>
          <table:table-cell table:style-name="ce8" office:value-type="string" calcext:value-type="string">
            <text:p>ceipvallmajor</text:p>
          </table:table-cell>
          <table:table-cell table:style-name="ce8" office:value-type="string" calcext:value-type="string">
            <text:p>Escola Vallmajor - ZER Elaia</text:p>
          </table:table-cell>
          <table:table-cell table:number-columns-repeated="986"/>
        </table:table-row>
        <table:table-row table:style-name="ro1">
          <table:table-cell table:formula="of:=&quot;&quot; &amp; CHAR(CODE([.B1925])-49) &amp; MID([.B1925];2;7)" office:value-type="string" office:string-value="25001138" calcext:value-type="string">
            <text:p>25001138</text:p>
          </table:table-cell>
          <table:table-cell table:style-name="ce8" office:value-type="string" calcext:value-type="string">
            <text:p>c5001138</text:p>
          </table:table-cell>
          <table:table-cell table:style-name="ce8" office:value-type="string" calcext:value-type="string">
            <text:p>escolacastethleon</text:p>
          </table:table-cell>
          <table:table-cell table:style-name="ce8" office:value-type="string" calcext:value-type="string">
            <text:p>Escola Casteth Leon - ZER Val d'Aran</text:p>
          </table:table-cell>
          <table:table-cell table:number-columns-repeated="986"/>
        </table:table-row>
        <table:table-row table:style-name="ro1">
          <table:table-cell table:formula="of:=&quot;&quot; &amp; CHAR(CODE([.B1926])-49) &amp; MID([.B1926];2;7)" office:value-type="string" office:string-value="25001141" calcext:value-type="string">
            <text:p>25001141</text:p>
          </table:table-cell>
          <table:table-cell table:style-name="ce8" office:value-type="string" calcext:value-type="string">
            <text:p>c5001141</text:p>
          </table:table-cell>
          <table:table-cell table:style-name="ce8" office:value-type="string" calcext:value-type="string">
            <text:p>ceipjoanxxiii-lesborges</text:p>
          </table:table-cell>
          <table:table-cell table:style-name="ce8" office:value-type="string" calcext:value-type="string">
            <text:p>Escola Joan XXIII</text:p>
          </table:table-cell>
          <table:table-cell table:number-columns-repeated="986"/>
        </table:table-row>
        <table:table-row table:style-name="ro1">
          <table:table-cell table:formula="of:=&quot;&quot; &amp; CHAR(CODE([.B1927])-49) &amp; MID([.B1927];2;7)" office:value-type="string" office:string-value="25001175" calcext:value-type="string">
            <text:p>25001175</text:p>
          </table:table-cell>
          <table:table-cell table:style-name="ce8" office:value-type="string" calcext:value-type="string">
            <text:p>c5001175</text:p>
          </table:table-cell>
          <table:table-cell table:style-name="ce8" office:value-type="string" calcext:value-type="string">
            <text:p>eca-borges</text:p>
          </table:table-cell>
          <table:table-cell table:style-name="ce8" office:value-type="string" calcext:value-type="string">
            <text:p>Escola agrària de Les Borges Blanques</text:p>
          </table:table-cell>
          <table:table-cell table:number-columns-repeated="986"/>
        </table:table-row>
        <table:table-row table:style-name="ro1">
          <table:table-cell table:formula="of:=&quot;&quot; &amp; CHAR(CODE([.B1928])-49) &amp; MID([.B1928];2;7)" office:value-type="string" office:string-value="25001199" calcext:value-type="string">
            <text:p>25001199</text:p>
          </table:table-cell>
          <table:table-cell table:style-name="ce8" office:value-type="string" calcext:value-type="string">
            <text:p>c5001199</text:p>
          </table:table-cell>
          <table:table-cell table:style-name="ce8" office:value-type="string" calcext:value-type="string">
            <text:p>escola-santroc</text:p>
          </table:table-cell>
          <table:table-cell table:style-name="ce8" office:value-type="string" calcext:value-type="string">
            <text:p>Escola Sant Ròc</text:p>
          </table:table-cell>
          <table:table-cell table:number-columns-repeated="986"/>
        </table:table-row>
        <table:table-row table:style-name="ro1">
          <table:table-cell table:formula="of:=&quot;&quot; &amp; CHAR(CODE([.B1929])-49) &amp; MID([.B1929];2;7)" office:value-type="string" office:string-value="25001242" calcext:value-type="string">
            <text:p>25001242</text:p>
          </table:table-cell>
          <table:table-cell table:style-name="ce8" office:value-type="string" calcext:value-type="string">
            <text:p>c5001242</text:p>
          </table:table-cell>
          <table:table-cell table:style-name="ce8" office:value-type="string" calcext:value-type="string">
            <text:p>escolacastellciutat</text:p>
          </table:table-cell>
          <table:table-cell table:style-name="ce8" office:value-type="string" calcext:value-type="string">
            <text:p>Escola Castell-Ciutat - ZER Urgellet</text:p>
          </table:table-cell>
          <table:table-cell table:number-columns-repeated="986"/>
        </table:table-row>
        <table:table-row table:style-name="ro1">
          <table:table-cell table:formula="of:=&quot;&quot; &amp; CHAR(CODE([.B1930])-49) &amp; MID([.B1930];2;7)" office:value-type="string" office:string-value="25001291" calcext:value-type="string">
            <text:p>25001291</text:p>
          </table:table-cell>
          <table:table-cell table:style-name="ce8" office:value-type="string" calcext:value-type="string">
            <text:p>c5001291</text:p>
          </table:table-cell>
          <table:table-cell table:style-name="ce8" office:value-type="string" calcext:value-type="string">
            <text:p>ceip-jbalmes-cervera</text:p>
          </table:table-cell>
          <table:table-cell table:style-name="ce8" office:value-type="string" calcext:value-type="string">
            <text:p>Escola Jaume Balmes</text:p>
          </table:table-cell>
          <table:table-cell table:number-columns-repeated="986"/>
        </table:table-row>
        <table:table-row table:style-name="ro1">
          <table:table-cell table:formula="of:=&quot;&quot; &amp; CHAR(CODE([.B1931])-49) &amp; MID([.B1931];2;7)" office:value-type="string" office:string-value="25001321" calcext:value-type="string">
            <text:p>25001321</text:p>
          </table:table-cell>
          <table:table-cell table:style-name="ce8" office:value-type="string" calcext:value-type="string">
            <text:p>c5001321</text:p>
          </table:table-cell>
          <table:table-cell table:style-name="ce8" office:value-type="string" calcext:value-type="string">
            <text:p>escolajoseparques</text:p>
          </table:table-cell>
          <table:table-cell table:style-name="ce8" office:value-type="string" calcext:value-type="string">
            <text:p>Escola Mossèn Josep Arqués</text:p>
          </table:table-cell>
          <table:table-cell table:number-columns-repeated="986"/>
        </table:table-row>
        <table:table-row table:style-name="ro1">
          <table:table-cell table:formula="of:=&quot;&quot; &amp; CHAR(CODE([.B1932])-49) &amp; MID([.B1932];2;7)" office:value-type="string" office:string-value="25001333" calcext:value-type="string">
            <text:p>25001333</text:p>
          </table:table-cell>
          <table:table-cell table:style-name="ce8" office:value-type="string" calcext:value-type="string">
            <text:p>c5001333</text:p>
          </table:table-cell>
          <table:table-cell table:style-name="ce8" office:value-type="string" calcext:value-type="string">
            <text:p>escola-elcervol-zerriuset</text:p>
          </table:table-cell>
          <table:table-cell table:style-name="ce8" office:value-type="string" calcext:value-type="string">
            <text:p>Escola El Cérvol - ZER Riu Set</text:p>
          </table:table-cell>
          <table:table-cell table:number-columns-repeated="986"/>
        </table:table-row>
        <table:table-row table:style-name="ro1">
          <table:table-cell table:formula="of:=&quot;&quot; &amp; CHAR(CODE([.B1933])-49) &amp; MID([.B1933];2;7)" office:value-type="string" office:string-value="25001400" calcext:value-type="string">
            <text:p>25001400</text:p>
          </table:table-cell>
          <table:table-cell table:style-name="ce8" office:value-type="string" calcext:value-type="string">
            <text:p>c5001400</text:p>
          </table:table-cell>
          <table:table-cell table:style-name="ce8" office:value-type="string" calcext:value-type="string">
            <text:p>esc-stcliment-nargo</text:p>
          </table:table-cell>
          <table:table-cell table:style-name="ce8" office:value-type="string" calcext:value-type="string">
            <text:p>Escola Sant Climent - ZER Narieda</text:p>
          </table:table-cell>
          <table:table-cell table:number-columns-repeated="986"/>
        </table:table-row>
        <table:table-row table:style-name="ro1">
          <table:table-cell table:formula="of:=&quot;&quot; &amp; CHAR(CODE([.B1934])-49) &amp; MID([.B1934];2;7)" office:value-type="string" office:string-value="25001424" calcext:value-type="string">
            <text:p>25001424</text:p>
          </table:table-cell>
          <table:table-cell table:style-name="ce8" office:value-type="string" calcext:value-type="string">
            <text:p>c5001424</text:p>
          </table:table-cell>
          <table:table-cell table:style-name="ce8" office:value-type="string" calcext:value-type="string">
            <text:p>escola-sol-ixent</text:p>
          </table:table-cell>
          <table:table-cell table:style-name="ce8" office:value-type="string" calcext:value-type="string">
            <text:p>Escola Sol Ixent</text:p>
          </table:table-cell>
          <table:table-cell table:number-columns-repeated="986"/>
        </table:table-row>
        <table:table-row table:style-name="ro1">
          <table:table-cell table:formula="of:=&quot;&quot; &amp; CHAR(CODE([.B1935])-49) &amp; MID([.B1935];2;7)" office:value-type="string" office:string-value="25001539" calcext:value-type="string">
            <text:p>25001539</text:p>
          </table:table-cell>
          <table:table-cell table:style-name="ce8" office:value-type="string" calcext:value-type="string">
            <text:p>c5001539</text:p>
          </table:table-cell>
          <table:table-cell table:style-name="ce8" office:value-type="string" calcext:value-type="string">
            <text:p>escolalaclosa</text:p>
          </table:table-cell>
          <table:table-cell table:style-name="ce8" office:value-type="string" calcext:value-type="string">
            <text:p>Escola La Closa</text:p>
          </table:table-cell>
          <table:table-cell table:number-columns-repeated="986"/>
        </table:table-row>
        <table:table-row table:style-name="ro1">
          <table:table-cell table:formula="of:=&quot;&quot; &amp; CHAR(CODE([.B1936])-49) &amp; MID([.B1936];2;7)" office:value-type="string" office:string-value="25001606" calcext:value-type="string">
            <text:p>25001606</text:p>
          </table:table-cell>
          <table:table-cell table:style-name="ce8" office:value-type="string" calcext:value-type="string">
            <text:p>c5001606</text:p>
          </table:table-cell>
          <table:table-cell table:style-name="ce8" office:value-type="string" calcext:value-type="string">
            <text:p>escminyonsdurgell</text:p>
          </table:table-cell>
          <table:table-cell table:style-name="ce8" office:value-type="string" calcext:value-type="string">
            <text:p>Escola Minyons d'Urgell</text:p>
          </table:table-cell>
          <table:table-cell table:number-columns-repeated="986"/>
        </table:table-row>
        <table:table-row table:style-name="ro1">
          <table:table-cell table:formula="of:=&quot;&quot; &amp; CHAR(CODE([.B1937])-49) &amp; MID([.B1937];2;7)" office:value-type="string" office:string-value="25001618" calcext:value-type="string">
            <text:p>25001618</text:p>
          </table:table-cell>
          <table:table-cell table:style-name="ce8" office:value-type="string" calcext:value-type="string">
            <text:p>c5001618</text:p>
          </table:table-cell>
          <table:table-cell table:style-name="ce8" office:value-type="string" calcext:value-type="string">
            <text:p>escguillemisarn</text:p>
          </table:table-cell>
          <table:table-cell table:style-name="ce8" office:value-type="string" calcext:value-type="string">
            <text:p>Escola Guillem Isarn</text:p>
          </table:table-cell>
          <table:table-cell table:number-columns-repeated="986"/>
        </table:table-row>
        <table:table-row table:style-name="ro1">
          <table:table-cell table:formula="of:=&quot;&quot; &amp; CHAR(CODE([.B1938])-49) &amp; MID([.B1938];2;7)" office:value-type="string" office:string-value="25001692" calcext:value-type="string">
            <text:p>25001692</text:p>
          </table:table-cell>
          <table:table-cell table:style-name="ce8" office:value-type="string" calcext:value-type="string">
            <text:p>c5001692</text:p>
          </table:table-cell>
          <table:table-cell table:style-name="ce8" office:value-type="string" calcext:value-type="string">
            <text:p>escfrancescarenes</text:p>
          </table:table-cell>
          <table:table-cell table:style-name="ce8" office:value-type="string" calcext:value-type="string">
            <text:p>Escola Francesc Arenes</text:p>
          </table:table-cell>
          <table:table-cell table:number-columns-repeated="986"/>
        </table:table-row>
        <table:table-row table:style-name="ro1">
          <table:table-cell table:formula="of:=&quot;&quot; &amp; CHAR(CODE([.B1939])-49) &amp; MID([.B1939];2;7)" office:value-type="string" office:string-value="25001710" calcext:value-type="string">
            <text:p>25001710</text:p>
          </table:table-cell>
          <table:table-cell table:style-name="ce8" office:value-type="string" calcext:value-type="string">
            <text:p>c5001710</text:p>
          </table:table-cell>
          <table:table-cell table:style-name="ce8" office:value-type="string" calcext:value-type="string">
            <text:p>esclagranadella</text:p>
          </table:table-cell>
          <table:table-cell table:style-name="ce8" office:value-type="string" calcext:value-type="string">
            <text:p>Escola de la Granadella - ZER Elaia</text:p>
          </table:table-cell>
          <table:table-cell table:number-columns-repeated="986"/>
        </table:table-row>
        <table:table-row table:style-name="ro1">
          <table:table-cell table:formula="of:=&quot;&quot; &amp; CHAR(CODE([.B1940])-49) &amp; MID([.B1940];2;7)" office:value-type="string" office:string-value="25001761" calcext:value-type="string">
            <text:p>25001761</text:p>
          </table:table-cell>
          <table:table-cell table:style-name="ce8" office:value-type="string" calcext:value-type="string">
            <text:p>c5001761</text:p>
          </table:table-cell>
          <table:table-cell table:style-name="ce8" office:value-type="string" calcext:value-type="string">
            <text:p>ceipramonfausiesteve</text:p>
          </table:table-cell>
          <table:table-cell table:style-name="ce8" office:value-type="string" calcext:value-type="string">
            <text:p>Escola Ramon Faus i Esteve</text:p>
          </table:table-cell>
          <table:table-cell table:number-columns-repeated="986"/>
        </table:table-row>
        <table:table-row table:style-name="ro1">
          <table:table-cell table:formula="of:=&quot;&quot; &amp; CHAR(CODE([.B1941])-49) &amp; MID([.B1941];2;7)" office:value-type="string" office:string-value="25001801" calcext:value-type="string">
            <text:p>25001801</text:p>
          </table:table-cell>
          <table:table-cell table:style-name="ce8" office:value-type="string" calcext:value-type="string">
            <text:p>c5001801</text:p>
          </table:table-cell>
          <table:table-cell table:style-name="ce8" office:value-type="string" calcext:value-type="string">
            <text:p>ceip-mare-deu-horta-ivars</text:p>
          </table:table-cell>
          <table:table-cell table:style-name="ce8" office:value-type="string" calcext:value-type="string">
            <text:p>Escola Mare de Déu de l'Horta</text:p>
          </table:table-cell>
          <table:table-cell table:number-columns-repeated="986"/>
        </table:table-row>
        <table:table-row table:style-name="ro1">
          <table:table-cell table:formula="of:=&quot;&quot; &amp; CHAR(CODE([.B1942])-49) &amp; MID([.B1942];2;7)" office:value-type="string" office:string-value="25001928" calcext:value-type="string">
            <text:p>25001928</text:p>
          </table:table-cell>
          <table:table-cell table:style-name="ce8" office:value-type="string" calcext:value-type="string">
            <text:p>c5001928</text:p>
          </table:table-cell>
          <table:table-cell table:style-name="ce8" office:value-type="string" calcext:value-type="string">
            <text:p>ceip-orca</text:p>
          </table:table-cell>
          <table:table-cell table:style-name="ce8" office:value-type="string" calcext:value-type="string">
            <text:p>Escola Manuel Ortiz i Castelló</text:p>
          </table:table-cell>
          <table:table-cell table:number-columns-repeated="986"/>
        </table:table-row>
        <table:table-row table:style-name="ro1">
          <table:table-cell table:formula="of:=&quot;&quot; &amp; CHAR(CODE([.B1943])-49) &amp; MID([.B1943];2;7)" office:value-type="string" office:string-value="25001953" calcext:value-type="string">
            <text:p>25001953</text:p>
          </table:table-cell>
          <table:table-cell table:style-name="ce8" office:value-type="string" calcext:value-type="string">
            <text:p>c5001953</text:p>
          </table:table-cell>
          <table:table-cell table:style-name="ce8" office:value-type="string" calcext:value-type="string">
            <text:p>ceipenricfarreny</text:p>
          </table:table-cell>
          <table:table-cell table:style-name="ce8" office:value-type="string" calcext:value-type="string">
            <text:p>Escola Enric Farreny</text:p>
          </table:table-cell>
          <table:table-cell table:number-columns-repeated="986"/>
        </table:table-row>
        <table:table-row table:style-name="ro1">
          <table:table-cell table:formula="of:=&quot;&quot; &amp; CHAR(CODE([.B1944])-49) &amp; MID([.B1944];2;7)" office:value-type="string" office:string-value="25001990" calcext:value-type="string">
            <text:p>25001990</text:p>
          </table:table-cell>
          <table:table-cell table:style-name="ce8" office:value-type="string" calcext:value-type="string">
            <text:p>c5001990</text:p>
          </table:table-cell>
          <table:table-cell table:style-name="ce8" office:value-type="string" calcext:value-type="string">
            <text:p>escolaantonibergosbutsenit</text:p>
          </table:table-cell>
          <table:table-cell table:style-name="ce8" office:value-type="string" calcext:value-type="string">
            <text:p>Escola Antoni Bergós - ZER L'Horta de Lleida</text:p>
          </table:table-cell>
          <table:table-cell table:number-columns-repeated="986"/>
        </table:table-row>
        <table:table-row table:style-name="ro1">
          <table:table-cell table:formula="of:=&quot;&quot; &amp; CHAR(CODE([.B1945])-49) &amp; MID([.B1945];2;7)" office:value-type="string" office:string-value="25002003" calcext:value-type="string">
            <text:p>25002003</text:p>
          </table:table-cell>
          <table:table-cell table:style-name="ce8" office:value-type="string" calcext:value-type="string">
            <text:p>c5002003</text:p>
          </table:table-cell>
          <table:table-cell table:style-name="ce8" office:value-type="string" calcext:value-type="string">
            <text:p>esc-santamariadegardeny</text:p>
          </table:table-cell>
          <table:table-cell table:style-name="ce8" office:value-type="string" calcext:value-type="string">
            <text:p>Escola Santa Maria de Gardeny</text:p>
          </table:table-cell>
          <table:table-cell table:number-columns-repeated="986"/>
        </table:table-row>
        <table:table-row table:style-name="ro1">
          <table:table-cell table:formula="of:=&quot;&quot; &amp; CHAR(CODE([.B1946])-49) &amp; MID([.B1946];2;7)" office:value-type="string" office:string-value="25002052" calcext:value-type="string">
            <text:p>25002052</text:p>
          </table:table-cell>
          <table:table-cell table:style-name="ce8" office:value-type="string" calcext:value-type="string">
            <text:p>c5002052</text:p>
          </table:table-cell>
          <table:table-cell table:style-name="ce8" office:value-type="string" calcext:value-type="string">
            <text:p>escolabalafia</text:p>
          </table:table-cell>
          <table:table-cell table:style-name="ce8" office:value-type="string" calcext:value-type="string">
            <text:p>Escola Balàfia</text:p>
          </table:table-cell>
          <table:table-cell table:number-columns-repeated="986"/>
        </table:table-row>
        <table:table-row table:style-name="ro1">
          <table:table-cell table:formula="of:=&quot;&quot; &amp; CHAR(CODE([.B1947])-49) &amp; MID([.B1947];2;7)" office:value-type="string" office:string-value="25002064" calcext:value-type="string">
            <text:p>25002064</text:p>
          </table:table-cell>
          <table:table-cell table:style-name="ce8" office:value-type="string" calcext:value-type="string">
            <text:p>c5002064</text:p>
          </table:table-cell>
          <table:table-cell table:style-name="ce8" office:value-type="string" calcext:value-type="string">
            <text:p>ceipcampselisis</text:p>
          </table:table-cell>
          <table:table-cell table:style-name="ce8" office:value-type="string" calcext:value-type="string">
            <text:p>Escola Camps Elisis</text:p>
          </table:table-cell>
          <table:table-cell table:number-columns-repeated="986"/>
        </table:table-row>
        <table:table-row table:style-name="ro1">
          <table:table-cell table:formula="of:=&quot;&quot; &amp; CHAR(CODE([.B1948])-49) &amp; MID([.B1948];2;7)" office:value-type="string" office:string-value="25002076" calcext:value-type="string">
            <text:p>25002076</text:p>
          </table:table-cell>
          <table:table-cell table:style-name="ce8" office:value-type="string" calcext:value-type="string">
            <text:p>c5002076</text:p>
          </table:table-cell>
          <table:table-cell table:style-name="ce8" office:value-type="string" calcext:value-type="string">
            <text:p>ceipcervanteslleida</text:p>
          </table:table-cell>
          <table:table-cell table:style-name="ce8" office:value-type="string" calcext:value-type="string">
            <text:p>Escola Cervantes</text:p>
          </table:table-cell>
          <table:table-cell table:number-columns-repeated="986"/>
        </table:table-row>
        <table:table-row table:style-name="ro1">
          <table:table-cell table:formula="of:=&quot;&quot; &amp; CHAR(CODE([.B1949])-49) &amp; MID([.B1949];2;7)" office:value-type="string" office:string-value="25002088" calcext:value-type="string">
            <text:p>25002088</text:p>
          </table:table-cell>
          <table:table-cell table:style-name="ce8" office:value-type="string" calcext:value-type="string">
            <text:p>c5002088</text:p>
          </table:table-cell>
          <table:table-cell table:style-name="ce8" office:value-type="string" calcext:value-type="string">
            <text:p>esc-riusegre</text:p>
          </table:table-cell>
          <table:table-cell table:style-name="ce8" office:value-type="string" calcext:value-type="string">
            <text:p>Escola Riu Segre</text:p>
          </table:table-cell>
          <table:table-cell table:number-columns-repeated="986"/>
        </table:table-row>
        <table:table-row table:style-name="ro1">
          <table:table-cell table:formula="of:=&quot;&quot; &amp; CHAR(CODE([.B1950])-49) &amp; MID([.B1950];2;7)" office:value-type="string" office:string-value="25002091" calcext:value-type="string">
            <text:p>25002091</text:p>
          </table:table-cell>
          <table:table-cell table:style-name="ce8" office:value-type="string" calcext:value-type="string">
            <text:p>c5002091</text:p>
          </table:table-cell>
          <table:table-cell table:style-name="ce8" office:value-type="string" calcext:value-type="string">
            <text:p>escolamagimorera</text:p>
          </table:table-cell>
          <table:table-cell table:style-name="ce8" office:value-type="string" calcext:value-type="string">
            <text:p>Escola Magí Morera i Galícia</text:p>
          </table:table-cell>
          <table:table-cell table:number-columns-repeated="986"/>
        </table:table-row>
        <table:table-row table:style-name="ro1">
          <table:table-cell table:formula="of:=&quot;&quot; &amp; CHAR(CODE([.B1951])-49) &amp; MID([.B1951];2;7)" office:value-type="string" office:string-value="25002106" calcext:value-type="string">
            <text:p>25002106</text:p>
          </table:table-cell>
          <table:table-cell table:style-name="ce8" office:value-type="string" calcext:value-type="string">
            <text:p>c5002106</text:p>
          </table:table-cell>
          <table:table-cell table:style-name="ce8" office:value-type="string" calcext:value-type="string">
            <text:p>escpardinyes</text:p>
          </table:table-cell>
          <table:table-cell table:style-name="ce8" office:value-type="string" calcext:value-type="string">
            <text:p>Escola Pardinyes</text:p>
          </table:table-cell>
          <table:table-cell table:number-columns-repeated="986"/>
        </table:table-row>
        <table:table-row table:style-name="ro1">
          <table:table-cell table:formula="of:=&quot;&quot; &amp; CHAR(CODE([.B1952])-49) &amp; MID([.B1952];2;7)" office:value-type="string" office:string-value="25002121" calcext:value-type="string">
            <text:p>25002121</text:p>
          </table:table-cell>
          <table:table-cell table:style-name="ce8" office:value-type="string" calcext:value-type="string">
            <text:p>c5002121</text:p>
          </table:table-cell>
          <table:table-cell table:style-name="ce8" office:value-type="string" calcext:value-type="string">
            <text:p>escolaprincepdeviana</text:p>
          </table:table-cell>
          <table:table-cell table:style-name="ce8" office:value-type="string" calcext:value-type="string">
            <text:p>Escola Príncep de Viana</text:p>
          </table:table-cell>
          <table:table-cell table:number-columns-repeated="986"/>
        </table:table-row>
        <table:table-row table:style-name="ro1">
          <table:table-cell table:formula="of:=&quot;&quot; &amp; CHAR(CODE([.B1953])-49) &amp; MID([.B1953];2;7)" office:value-type="string" office:string-value="25002131" calcext:value-type="string">
            <text:p>25002131</text:p>
          </table:table-cell>
          <table:table-cell table:style-name="ce8" office:value-type="string" calcext:value-type="string">
            <text:p>c5002131</text:p>
          </table:table-cell>
          <table:table-cell table:style-name="ce8" office:value-type="string" calcext:value-type="string">
            <text:p>escolacreudelbatlle</text:p>
          </table:table-cell>
          <table:table-cell table:style-name="ce8" office:value-type="string" calcext:value-type="string">
            <text:p>Escola Creu del Batlle - ZER L'Horta de Lleida</text:p>
          </table:table-cell>
          <table:table-cell table:number-columns-repeated="986"/>
        </table:table-row>
        <table:table-row table:style-name="ro1">
          <table:table-cell table:formula="of:=&quot;&quot; &amp; CHAR(CODE([.B1954])-49) &amp; MID([.B1954];2;7)" office:value-type="string" office:string-value="25002659" calcext:value-type="string">
            <text:p>25002659</text:p>
          </table:table-cell>
          <table:table-cell table:style-name="ce8" office:value-type="string" calcext:value-type="string">
            <text:p>c5002659</text:p>
          </table:table-cell>
          <table:table-cell table:style-name="ce8" office:value-type="string" calcext:value-type="string">
            <text:p>esc-sjcalassans-lleida</text:p>
          </table:table-cell>
          <table:table-cell table:style-name="ce8" office:value-type="string" calcext:value-type="string">
            <text:p>Escola Sant Josep de Calassanç</text:p>
          </table:table-cell>
          <table:table-cell table:number-columns-repeated="986"/>
        </table:table-row>
        <table:table-row table:style-name="ro1">
          <table:table-cell table:formula="of:=&quot;&quot; &amp; CHAR(CODE([.B1955])-49) &amp; MID([.B1955];2;7)" office:value-type="string" office:string-value="25002672" calcext:value-type="string">
            <text:p>25002672</text:p>
          </table:table-cell>
          <table:table-cell table:style-name="ce8" office:value-type="string" calcext:value-type="string">
            <text:p>c5002672</text:p>
          </table:table-cell>
          <table:table-cell table:style-name="ce8" office:value-type="string" calcext:value-type="string">
            <text:p>ceip-practiques1-lleida</text:p>
          </table:table-cell>
          <table:table-cell table:style-name="ce8" office:value-type="string" calcext:value-type="string">
            <text:p>Escola de Pràctiques I</text:p>
          </table:table-cell>
          <table:table-cell table:number-columns-repeated="986"/>
        </table:table-row>
        <table:table-row table:style-name="ro1">
          <table:table-cell table:formula="of:=&quot;&quot; &amp; CHAR(CODE([.B1956])-49) &amp; MID([.B1956];2;7)" office:value-type="string" office:string-value="25002696" calcext:value-type="string">
            <text:p>25002696</text:p>
          </table:table-cell>
          <table:table-cell table:style-name="ce8" office:value-type="string" calcext:value-type="string">
            <text:p>c5002696</text:p>
          </table:table-cell>
          <table:table-cell table:style-name="ce8" office:value-type="string" calcext:value-type="string">
            <text:p>iesmariustorres</text:p>
          </table:table-cell>
          <table:table-cell table:style-name="ce8" office:value-type="string" calcext:value-type="string">
            <text:p>Institut Marius Torres</text:p>
          </table:table-cell>
          <table:table-cell table:number-columns-repeated="986"/>
        </table:table-row>
        <table:table-row table:style-name="ro1">
          <table:table-cell table:formula="of:=&quot;&quot; &amp; CHAR(CODE([.B1957])-49) &amp; MID([.B1957];2;7)" office:value-type="string" office:string-value="25002751" calcext:value-type="string">
            <text:p>25002751</text:p>
          </table:table-cell>
          <table:table-cell table:style-name="ce8" office:value-type="string" calcext:value-type="string">
            <text:p>c5002751</text:p>
          </table:table-cell>
          <table:table-cell table:style-name="ce8" office:value-type="string" calcext:value-type="string">
            <text:p>acad-martinez</text:p>
          </table:table-cell>
          <table:table-cell table:style-name="ce8" office:value-type="string" calcext:value-type="string">
            <text:p>Martínez</text:p>
          </table:table-cell>
          <table:table-cell table:number-columns-repeated="986"/>
        </table:table-row>
        <table:table-row table:style-name="ro1">
          <table:table-cell table:formula="of:=&quot;&quot; &amp; CHAR(CODE([.B1958])-49) &amp; MID([.B1958];2;7)" office:value-type="string" office:string-value="25002854" calcext:value-type="string">
            <text:p>25002854</text:p>
          </table:table-cell>
          <table:table-cell table:style-name="ce8" office:value-type="string" calcext:value-type="string">
            <text:p>c5002854</text:p>
          </table:table-cell>
          <table:table-cell table:style-name="ce8" office:value-type="string" calcext:value-type="string">
            <text:p>escolaelsegria</text:p>
          </table:table-cell>
          <table:table-cell table:style-name="ce8" office:value-type="string" calcext:value-type="string">
            <text:p>Escola El Segrià - ZER L'Horta de Lleida</text:p>
          </table:table-cell>
          <table:table-cell table:number-columns-repeated="986"/>
        </table:table-row>
        <table:table-row table:style-name="ro1">
          <table:table-cell table:formula="of:=&quot;&quot; &amp; CHAR(CODE([.B1959])-49) &amp; MID([.B1959];2;7)" office:value-type="string" office:string-value="25002957" calcext:value-type="string">
            <text:p>25002957</text:p>
          </table:table-cell>
          <table:table-cell table:style-name="ce8" office:value-type="string" calcext:value-type="string">
            <text:p>c5002957</text:p>
          </table:table-cell>
          <table:table-cell table:style-name="ce8" office:value-type="string" calcext:value-type="string">
            <text:p>esc-estudiacasona-les</text:p>
          </table:table-cell>
          <table:table-cell table:style-name="ce8" office:value-type="string" calcext:value-type="string">
            <text:p>Escola Estudi Alejandro Casona</text:p>
          </table:table-cell>
          <table:table-cell table:number-columns-repeated="986"/>
        </table:table-row>
        <table:table-row table:style-name="ro1">
          <table:table-cell table:formula="of:=&quot;&quot; &amp; CHAR(CODE([.B1960])-49) &amp; MID([.B1960];2;7)" office:value-type="string" office:string-value="25002970" calcext:value-type="string">
            <text:p>25002970</text:p>
          </table:table-cell>
          <table:table-cell table:style-name="ce8" office:value-type="string" calcext:value-type="string">
            <text:p>c5002970</text:p>
          </table:table-cell>
          <table:table-cell table:style-name="ce8" office:value-type="string" calcext:value-type="string">
            <text:p>ceipelsitjar</text:p>
          </table:table-cell>
          <table:table-cell table:style-name="ce8" office:value-type="string" calcext:value-type="string">
            <text:p>Escola El Sitjar</text:p>
          </table:table-cell>
          <table:table-cell table:number-columns-repeated="986"/>
        </table:table-row>
        <table:table-row table:style-name="ro1">
          <table:table-cell table:formula="of:=&quot;&quot; &amp; CHAR(CODE([.B1961])-49) &amp; MID([.B1961];2;7)" office:value-type="string" office:string-value="25003032" calcext:value-type="string">
            <text:p>25003032</text:p>
          </table:table-cell>
          <table:table-cell table:style-name="ce8" office:value-type="string" calcext:value-type="string">
            <text:p>c5003032</text:p>
          </table:table-cell>
          <table:table-cell table:style-name="ce8" office:value-type="string" calcext:value-type="string">
            <text:p>ceipllavorsi</text:p>
          </table:table-cell>
          <table:table-cell table:style-name="ce8" office:value-type="string" calcext:value-type="string">
            <text:p>Escola de Llavorsí - ZER Alt Pallars Sobirà</text:p>
          </table:table-cell>
          <table:table-cell table:number-columns-repeated="986"/>
        </table:table-row>
        <table:table-row table:style-name="ro1">
          <table:table-cell table:formula="of:=&quot;&quot; &amp; CHAR(CODE([.B1962])-49) &amp; MID([.B1962];2;7)" office:value-type="string" office:string-value="25003093" calcext:value-type="string">
            <text:p>25003093</text:p>
          </table:table-cell>
          <table:table-cell table:style-name="ce8" office:value-type="string" calcext:value-type="string">
            <text:p>c5003093</text:p>
          </table:table-cell>
          <table:table-cell table:style-name="ce8" office:value-type="string" calcext:value-type="string">
            <text:p>escola-llobera</text:p>
          </table:table-cell>
          <table:table-cell table:style-name="ce8" office:value-type="string" calcext:value-type="string">
            <text:p>Escola de Llobera - ZER El Solsonès</text:p>
          </table:table-cell>
          <table:table-cell table:number-columns-repeated="986"/>
        </table:table-row>
        <table:table-row table:style-name="ro1">
          <table:table-cell table:formula="of:=&quot;&quot; &amp; CHAR(CODE([.B1963])-49) &amp; MID([.B1963];2;7)" office:value-type="string" office:string-value="25003147" calcext:value-type="string">
            <text:p>25003147</text:p>
          </table:table-cell>
          <table:table-cell table:style-name="ce8" office:value-type="string" calcext:value-type="string">
            <text:p>c5003147</text:p>
          </table:table-cell>
          <table:table-cell table:style-name="ce8" office:value-type="string" calcext:value-type="string">
            <text:p>ceip-santmiquel</text:p>
          </table:table-cell>
          <table:table-cell table:style-name="ce8" office:value-type="string" calcext:value-type="string">
            <text:p>Escola Sant Miquel</text:p>
          </table:table-cell>
          <table:table-cell table:number-columns-repeated="986"/>
        </table:table-row>
        <table:table-row table:style-name="ro1">
          <table:table-cell table:formula="of:=&quot;&quot; &amp; CHAR(CODE([.B1964])-49) &amp; MID([.B1964];2;7)" office:value-type="string" office:string-value="25003202" calcext:value-type="string">
            <text:p>25003202</text:p>
          </table:table-cell>
          <table:table-cell table:style-name="ce8" office:value-type="string" calcext:value-type="string">
            <text:p>c5003202</text:p>
          </table:table-cell>
          <table:table-cell table:style-name="ce8" office:value-type="string" calcext:value-type="string">
            <text:p>ies-mollerussa</text:p>
          </table:table-cell>
          <table:table-cell table:style-name="ce8" office:value-type="string" calcext:value-type="string">
            <text:p>Institut Mollerussa</text:p>
          </table:table-cell>
          <table:table-cell table:number-columns-repeated="986"/>
        </table:table-row>
        <table:table-row table:style-name="ro1">
          <table:table-cell table:formula="of:=&quot;&quot; &amp; CHAR(CODE([.B1965])-49) &amp; MID([.B1965];2;7)" office:value-type="string" office:string-value="25003263" calcext:value-type="string">
            <text:p>25003263</text:p>
          </table:table-cell>
          <table:table-cell table:style-name="ce8" office:value-type="string" calcext:value-type="string">
            <text:p>c5003263</text:p>
          </table:table-cell>
          <table:table-cell table:style-name="ce8" office:value-type="string" calcext:value-type="string">
            <text:p>esc-peresarret</text:p>
          </table:table-cell>
          <table:table-cell table:style-name="ce8" office:value-type="string" calcext:value-type="string">
            <text:p>Escola Pere Sarret - ZER Baridà-Batllia</text:p>
          </table:table-cell>
          <table:table-cell table:number-columns-repeated="986"/>
        </table:table-row>
        <table:table-row table:style-name="ro1">
          <table:table-cell table:formula="of:=&quot;&quot; &amp; CHAR(CODE([.B1966])-49) &amp; MID([.B1966];2;7)" office:value-type="string" office:string-value="25003275" calcext:value-type="string">
            <text:p>25003275</text:p>
          </table:table-cell>
          <table:table-cell table:style-name="ce8" office:value-type="string" calcext:value-type="string">
            <text:p>c5003275</text:p>
          </table:table-cell>
          <table:table-cell table:style-name="ce8" office:value-type="string" calcext:value-type="string">
            <text:p>escolaridolaina</text:p>
          </table:table-cell>
          <table:table-cell table:style-name="ce8" office:value-type="string" calcext:value-type="string">
            <text:p>Escola Ridolaina</text:p>
          </table:table-cell>
          <table:table-cell table:number-columns-repeated="986"/>
        </table:table-row>
        <table:table-row table:style-name="ro1">
          <table:table-cell table:formula="of:=&quot;&quot; &amp; CHAR(CODE([.B1967])-49) &amp; MID([.B1967];2;7)" office:value-type="string" office:string-value="25003299" calcext:value-type="string">
            <text:p>25003299</text:p>
          </table:table-cell>
          <table:table-cell table:style-name="ce8" office:value-type="string" calcext:value-type="string">
            <text:p>c5003299</text:p>
          </table:table-cell>
          <table:table-cell table:style-name="ce8" office:value-type="string" calcext:value-type="string">
            <text:p>escolarosacampa</text:p>
          </table:table-cell>
          <table:table-cell table:style-name="ce8" office:value-type="string" calcext:value-type="string">
            <text:p>Escola Rosa Campà</text:p>
          </table:table-cell>
          <table:table-cell table:number-columns-repeated="986"/>
        </table:table-row>
        <table:table-row table:style-name="ro1">
          <table:table-cell table:formula="of:=&quot;&quot; &amp; CHAR(CODE([.B1968])-49) &amp; MID([.B1968];2;7)" office:value-type="string" office:string-value="25003305" calcext:value-type="string">
            <text:p>25003305</text:p>
          </table:table-cell>
          <table:table-cell table:style-name="ce8" office:value-type="string" calcext:value-type="string">
            <text:p>c5003305</text:p>
          </table:table-cell>
          <table:table-cell table:style-name="ce8" office:value-type="string" calcext:value-type="string">
            <text:p>ceip-montoliu</text:p>
          </table:table-cell>
          <table:table-cell table:style-name="ce8" office:value-type="string" calcext:value-type="string">
            <text:p>Escola Sant Isidre - ZER La Coma</text:p>
          </table:table-cell>
          <table:table-cell table:number-columns-repeated="986"/>
        </table:table-row>
        <table:table-row table:style-name="ro1">
          <table:table-cell table:formula="of:=&quot;&quot; &amp; CHAR(CODE([.B1969])-49) &amp; MID([.B1969];2;7)" office:value-type="string" office:string-value="25003469" calcext:value-type="string">
            <text:p>25003469</text:p>
          </table:table-cell>
          <table:table-cell table:style-name="ce8" office:value-type="string" calcext:value-type="string">
            <text:p>c5003469</text:p>
          </table:table-cell>
          <table:table-cell table:style-name="ce8" office:value-type="string" calcext:value-type="string">
            <text:p>esc-miretisans</text:p>
          </table:table-cell>
          <table:table-cell table:style-name="ce8" office:value-type="string" calcext:value-type="string">
            <text:p>Escola Miret i Sans - ZER Narieda</text:p>
          </table:table-cell>
          <table:table-cell table:number-columns-repeated="986"/>
        </table:table-row>
        <table:table-row table:style-name="ro1">
          <table:table-cell table:formula="of:=&quot;&quot; &amp; CHAR(CODE([.B1970])-49) &amp; MID([.B1970];2;7)" office:value-type="string" office:string-value="25003470" calcext:value-type="string">
            <text:p>25003470</text:p>
          </table:table-cell>
          <table:table-cell table:style-name="ce8" office:value-type="string" calcext:value-type="string">
            <text:p>c5003470</text:p>
          </table:table-cell>
          <table:table-cell table:style-name="ce8" office:value-type="string" calcext:value-type="string">
            <text:p>escolalespigol</text:p>
          </table:table-cell>
          <table:table-cell table:style-name="ce8" office:value-type="string" calcext:value-type="string">
            <text:p>Escola L'Espígol - ZER Montsec</text:p>
          </table:table-cell>
          <table:table-cell table:number-columns-repeated="986"/>
        </table:table-row>
        <table:table-row table:style-name="ro1">
          <table:table-cell table:formula="of:=&quot;&quot; &amp; CHAR(CODE([.B1971])-49) &amp; MID([.B1971];2;7)" office:value-type="string" office:string-value="25003482" calcext:value-type="string">
            <text:p>25003482</text:p>
          </table:table-cell>
          <table:table-cell table:style-name="ce8" office:value-type="string" calcext:value-type="string">
            <text:p>c5003482</text:p>
          </table:table-cell>
          <table:table-cell table:style-name="ce8" office:value-type="string" calcext:value-type="string">
            <text:p>escolaleandrecristofol</text:p>
          </table:table-cell>
          <table:table-cell table:style-name="ce8" office:value-type="string" calcext:value-type="string">
            <text:p>Escola Leandre Cristòfol - ZER Montsec</text:p>
          </table:table-cell>
          <table:table-cell table:number-columns-repeated="986"/>
        </table:table-row>
        <table:table-row table:style-name="ro1">
          <table:table-cell table:formula="of:=&quot;&quot; &amp; CHAR(CODE([.B1972])-49) &amp; MID([.B1972];2;7)" office:value-type="string" office:string-value="25003494" calcext:value-type="string">
            <text:p>25003494</text:p>
          </table:table-cell>
          <table:table-cell table:style-name="ce8" office:value-type="string" calcext:value-type="string">
            <text:p>c5003494</text:p>
          </table:table-cell>
          <table:table-cell table:style-name="ce8" office:value-type="string" calcext:value-type="string">
            <text:p>ceip-arnau-berenguer</text:p>
          </table:table-cell>
          <table:table-cell table:style-name="ce8" office:value-type="string" calcext:value-type="string">
            <text:p>Escola Arnau Berenguer</text:p>
          </table:table-cell>
          <table:table-cell table:number-columns-repeated="986"/>
        </table:table-row>
        <table:table-row table:style-name="ro1">
          <table:table-cell table:formula="of:=&quot;&quot; &amp; CHAR(CODE([.B1973])-49) &amp; MID([.B1973];2;7)" office:value-type="string" office:string-value="25003536" calcext:value-type="string">
            <text:p>25003536</text:p>
          </table:table-cell>
          <table:table-cell table:style-name="ce8" office:value-type="string" calcext:value-type="string">
            <text:p>c5003536</text:p>
          </table:table-cell>
          <table:table-cell table:style-name="ce8" office:value-type="string" calcext:value-type="string">
            <text:p>ceip-lacoma</text:p>
          </table:table-cell>
          <table:table-cell table:style-name="ce8" office:value-type="string" calcext:value-type="string">
            <text:p>Escola de la Coma - ZER El Solsonès</text:p>
          </table:table-cell>
          <table:table-cell table:number-columns-repeated="986"/>
        </table:table-row>
        <table:table-row table:style-name="ro1">
          <table:table-cell table:formula="of:=&quot;&quot; &amp; CHAR(CODE([.B1974])-49) &amp; MID([.B1974];2;7)" office:value-type="string" office:string-value="25003585" calcext:value-type="string">
            <text:p>25003585</text:p>
          </table:table-cell>
          <table:table-cell table:style-name="ce8" office:value-type="string" calcext:value-type="string">
            <text:p>c5003585</text:p>
          </table:table-cell>
          <table:table-cell table:style-name="ce8" office:value-type="string" calcext:value-type="string">
            <text:p>escolasantmiqueldeperamola</text:p>
          </table:table-cell>
          <table:table-cell table:style-name="ce8" office:value-type="string" calcext:value-type="string">
            <text:p>Escola Sant Miquel - ZER Narieda</text:p>
          </table:table-cell>
          <table:table-cell table:number-columns-repeated="986"/>
        </table:table-row>
        <table:table-row table:style-name="ro1">
          <table:table-cell table:formula="of:=&quot;&quot; &amp; CHAR(CODE([.B1975])-49) &amp; MID([.B1975];2;7)" office:value-type="string" office:string-value="25003652" calcext:value-type="string">
            <text:p>25003652</text:p>
          </table:table-cell>
          <table:table-cell table:style-name="ce8" office:value-type="string" calcext:value-type="string">
            <text:p>c5003652</text:p>
          </table:table-cell>
          <table:table-cell table:style-name="ce8" office:value-type="string" calcext:value-type="string">
            <text:p>ceip-elroser</text:p>
          </table:table-cell>
          <table:table-cell table:style-name="ce8" office:value-type="string" calcext:value-type="string">
            <text:p>Escola El Roser - ZER Plaurcén</text:p>
          </table:table-cell>
          <table:table-cell table:number-columns-repeated="986"/>
        </table:table-row>
        <table:table-row table:style-name="ro1">
          <table:table-cell table:formula="of:=&quot;&quot; &amp; CHAR(CODE([.B1976])-49) &amp; MID([.B1976];2;7)" office:value-type="string" office:string-value="25003676" calcext:value-type="string">
            <text:p>25003676</text:p>
          </table:table-cell>
          <table:table-cell table:style-name="ce8" office:value-type="string" calcext:value-type="string">
            <text:p>c5003676</text:p>
          </table:table-cell>
          <table:table-cell table:style-name="ce8" office:value-type="string" calcext:value-type="string">
            <text:p>ceipelssetfocs</text:p>
          </table:table-cell>
          <table:table-cell table:style-name="ce8" office:value-type="string" calcext:value-type="string">
            <text:p>Escola Els Set Focs - ZER Elaia</text:p>
          </table:table-cell>
          <table:table-cell table:number-columns-repeated="986"/>
        </table:table-row>
        <table:table-row table:style-name="ro1">
          <table:table-cell table:formula="of:=&quot;&quot; &amp; CHAR(CODE([.B1977])-49) &amp; MID([.B1977];2;7)" office:value-type="string" office:string-value="25003688" calcext:value-type="string">
            <text:p>25003688</text:p>
          </table:table-cell>
          <table:table-cell table:style-name="ce8" office:value-type="string" calcext:value-type="string">
            <text:p>c5003688</text:p>
          </table:table-cell>
          <table:table-cell table:style-name="ce8" office:value-type="string" calcext:value-type="string">
            <text:p>ceipelsraiers</text:p>
          </table:table-cell>
          <table:table-cell table:style-name="ce8" office:value-type="string" calcext:value-type="string">
            <text:p>Escola Els Raiers</text:p>
          </table:table-cell>
          <table:table-cell table:number-columns-repeated="986"/>
        </table:table-row>
        <table:table-row table:style-name="ro1">
          <table:table-cell table:formula="of:=&quot;&quot; &amp; CHAR(CODE([.B1978])-49) &amp; MID([.B1978];2;7)" office:value-type="string" office:string-value="25003718" calcext:value-type="string">
            <text:p>25003718</text:p>
          </table:table-cell>
          <table:table-cell table:style-name="ce8" office:value-type="string" calcext:value-type="string">
            <text:p>c5003718</text:p>
          </table:table-cell>
          <table:table-cell table:style-name="ce8" office:value-type="string" calcext:value-type="string">
            <text:p>escoladeponts</text:p>
          </table:table-cell>
          <table:table-cell table:style-name="ce8" office:value-type="string" calcext:value-type="string">
            <text:p>Escola de Ponts</text:p>
          </table:table-cell>
          <table:table-cell table:number-columns-repeated="986"/>
        </table:table-row>
        <table:table-row table:style-name="ro1">
          <table:table-cell table:formula="of:=&quot;&quot; &amp; CHAR(CODE([.B1979])-49) &amp; MID([.B1979];2;7)" office:value-type="string" office:string-value="25003755" calcext:value-type="string">
            <text:p>25003755</text:p>
          </table:table-cell>
          <table:table-cell table:style-name="ce8" office:value-type="string" calcext:value-type="string">
            <text:p>c5003755</text:p>
          </table:table-cell>
          <table:table-cell table:style-name="ce8" office:value-type="string" calcext:value-type="string">
            <text:p>escola-ribagorcana</text:p>
          </table:table-cell>
          <table:table-cell table:style-name="ce8" office:value-type="string" calcext:value-type="string">
            <text:p>Escola Ribagorçana</text:p>
          </table:table-cell>
          <table:table-cell table:number-columns-repeated="986"/>
        </table:table-row>
        <table:table-row table:style-name="ro1">
          <table:table-cell table:formula="of:=&quot;&quot; &amp; CHAR(CODE([.B1980])-49) &amp; MID([.B1980];2;7)" office:value-type="string" office:string-value="25003861" calcext:value-type="string">
            <text:p>25003861</text:p>
          </table:table-cell>
          <table:table-cell table:style-name="ce8" office:value-type="string" calcext:value-type="string">
            <text:p>c5003861</text:p>
          </table:table-cell>
          <table:table-cell table:style-name="ce8" office:value-type="string" calcext:value-type="string">
            <text:p>esc-stjordi-puigverdlleida</text:p>
          </table:table-cell>
          <table:table-cell table:style-name="ce8" office:value-type="string" calcext:value-type="string">
            <text:p>Escola Sant Jordi</text:p>
          </table:table-cell>
          <table:table-cell table:number-columns-repeated="986"/>
        </table:table-row>
        <table:table-row table:style-name="ro1">
          <table:table-cell table:formula="of:=&quot;&quot; &amp; CHAR(CODE([.B1981])-49) &amp; MID([.B1981];2;7)" office:value-type="string" office:string-value="25003871" calcext:value-type="string">
            <text:p>25003871</text:p>
          </table:table-cell>
          <table:table-cell table:style-name="ce8" office:value-type="string" calcext:value-type="string">
            <text:p>c5003871</text:p>
          </table:table-cell>
          <table:table-cell table:style-name="ce8" office:value-type="string" calcext:value-type="string">
            <text:p>escolamontsentdepallars</text:p>
          </table:table-cell>
          <table:table-cell table:style-name="ce8" office:value-type="string" calcext:value-type="string">
            <text:p>Escola Montsent de Pallars - ZER Alt Pallars Sobirà</text:p>
          </table:table-cell>
          <table:table-cell table:number-columns-repeated="986"/>
        </table:table-row>
        <table:table-row table:style-name="ro1">
          <table:table-cell table:formula="of:=&quot;&quot; &amp; CHAR(CODE([.B1982])-49) &amp; MID([.B1982];2;7)" office:value-type="string" office:string-value="25003895" calcext:value-type="string">
            <text:p>25003895</text:p>
          </table:table-cell>
          <table:table-cell table:style-name="ce8" office:value-type="string" calcext:value-type="string">
            <text:p>c5003895</text:p>
          </table:table-cell>
          <table:table-cell table:style-name="ce8" office:value-type="string" calcext:value-type="string">
            <text:p>escolaelsminairons</text:p>
          </table:table-cell>
          <table:table-cell table:style-name="ce8" office:value-type="string" calcext:value-type="string">
            <text:p>Escola Els Minairons - ZER Alt Pallars Sobirà</text:p>
          </table:table-cell>
          <table:table-cell table:number-columns-repeated="986"/>
        </table:table-row>
        <table:table-row table:style-name="ro1">
          <table:table-cell table:formula="of:=&quot;&quot; &amp; CHAR(CODE([.B1983])-49) &amp; MID([.B1983];2;7)" office:value-type="string" office:string-value="25003950" calcext:value-type="string">
            <text:p>25003950</text:p>
          </table:table-cell>
          <table:table-cell table:style-name="ce8" office:value-type="string" calcext:value-type="string">
            <text:p>c5003950</text:p>
          </table:table-cell>
          <table:table-cell table:style-name="ce8" office:value-type="string" calcext:value-type="string">
            <text:p>esc-arnaumir</text:p>
          </table:table-cell>
          <table:table-cell table:style-name="ce8" office:value-type="string" calcext:value-type="string">
            <text:p>Escola Arnau Mir - ZER Urgellet</text:p>
          </table:table-cell>
          <table:table-cell table:number-columns-repeated="986"/>
        </table:table-row>
        <table:table-row table:style-name="ro1">
          <table:table-cell table:formula="of:=&quot;&quot; &amp; CHAR(CODE([.B1984])-49) &amp; MID([.B1984];2;7)" office:value-type="string" office:string-value="25004000" calcext:value-type="string">
            <text:p>25004000</text:p>
          </table:table-cell>
          <table:table-cell table:style-name="ce8" office:value-type="string" calcext:value-type="string">
            <text:p>c5004000</text:p>
          </table:table-cell>
          <table:table-cell table:style-name="ce8" office:value-type="string" calcext:value-type="string">
            <text:p>ceip-la-rosella-rossello</text:p>
          </table:table-cell>
          <table:table-cell table:style-name="ce8" office:value-type="string" calcext:value-type="string">
            <text:p>Escola La Rosella</text:p>
          </table:table-cell>
          <table:table-cell table:number-columns-repeated="986"/>
        </table:table-row>
        <table:table-row table:style-name="ro1">
          <table:table-cell table:formula="of:=&quot;&quot; &amp; CHAR(CODE([.B1985])-49) &amp; MID([.B1985];2;7)" office:value-type="string" office:string-value="25004036" calcext:value-type="string">
            <text:p>25004036</text:p>
          </table:table-cell>
          <table:table-cell table:style-name="ce8" office:value-type="string" calcext:value-type="string">
            <text:p>c5004036</text:p>
          </table:table-cell>
          <table:table-cell table:style-name="ce8" office:value-type="string" calcext:value-type="string">
            <text:p>ceip-estel-stguim</text:p>
          </table:table-cell>
          <table:table-cell table:style-name="ce8" office:value-type="string" calcext:value-type="string">
            <text:p>Escola L'Estel</text:p>
          </table:table-cell>
          <table:table-cell table:number-columns-repeated="986"/>
        </table:table-row>
        <table:table-row table:style-name="ro1">
          <table:table-cell table:formula="of:=&quot;&quot; &amp; CHAR(CODE([.B1986])-49) &amp; MID([.B1986];2;7)" office:value-type="string" office:string-value="25004048" calcext:value-type="string">
            <text:p>25004048</text:p>
          </table:table-cell>
          <table:table-cell table:style-name="ce8" office:value-type="string" calcext:value-type="string">
            <text:p>c5004048</text:p>
          </table:table-cell>
          <table:table-cell table:style-name="ce8" office:value-type="string" calcext:value-type="string">
            <text:p>ceipvalldelord</text:p>
          </table:table-cell>
          <table:table-cell table:style-name="ce8" office:value-type="string" calcext:value-type="string">
            <text:p>Escola Vall de Lord</text:p>
          </table:table-cell>
          <table:table-cell table:number-columns-repeated="986"/>
        </table:table-row>
        <table:table-row table:style-name="ro1">
          <table:table-cell table:formula="of:=&quot;&quot; &amp; CHAR(CODE([.B1987])-49) &amp; MID([.B1987];2;7)" office:value-type="string" office:string-value="25004073" calcext:value-type="string">
            <text:p>25004073</text:p>
          </table:table-cell>
          <table:table-cell table:style-name="ce8" office:value-type="string" calcext:value-type="string">
            <text:p>c5004073</text:p>
          </table:table-cell>
          <table:table-cell table:style-name="ce8" office:value-type="string" calcext:value-type="string">
            <text:p>escolamaredelamerce-santramon</text:p>
          </table:table-cell>
          <table:table-cell table:style-name="ce8" office:value-type="string" calcext:value-type="string">
            <text:p>Escola Mare de Déu de la Mercè</text:p>
          </table:table-cell>
          <table:table-cell table:number-columns-repeated="986"/>
        </table:table-row>
        <table:table-row table:style-name="ro1">
          <table:table-cell table:formula="of:=&quot;&quot; &amp; CHAR(CODE([.B1988])-49) &amp; MID([.B1988];2;7)" office:value-type="string" office:string-value="25004115" calcext:value-type="string">
            <text:p>25004115</text:p>
          </table:table-cell>
          <table:table-cell table:style-name="ce8" office:value-type="string" calcext:value-type="string">
            <text:p>c5004115</text:p>
          </table:table-cell>
          <table:table-cell table:style-name="ce8" office:value-type="string" calcext:value-type="string">
            <text:p>ceipsarroca</text:p>
          </table:table-cell>
          <table:table-cell table:style-name="ce8" office:value-type="string" calcext:value-type="string">
            <text:p>Escola La Roca - ZER L'Eral</text:p>
          </table:table-cell>
          <table:table-cell table:number-columns-repeated="986"/>
        </table:table-row>
        <table:table-row table:style-name="ro1">
          <table:table-cell table:formula="of:=&quot;&quot; &amp; CHAR(CODE([.B1989])-49) &amp; MID([.B1989];2;7)" office:value-type="string" office:string-value="25004140" calcext:value-type="string">
            <text:p>25004140</text:p>
          </table:table-cell>
          <table:table-cell table:style-name="ce8" office:value-type="string" calcext:value-type="string">
            <text:p>c5004140</text:p>
          </table:table-cell>
          <table:table-cell table:style-name="ce8" office:value-type="string" calcext:value-type="string">
            <text:p>ceip-albert-vives</text:p>
          </table:table-cell>
          <table:table-cell table:style-name="ce8" office:value-type="string" calcext:value-type="string">
            <text:p>Escola Mossèn Albert Vives</text:p>
          </table:table-cell>
          <table:table-cell table:number-columns-repeated="986"/>
        </table:table-row>
        <table:table-row table:style-name="ro1">
          <table:table-cell table:formula="of:=&quot;&quot; &amp; CHAR(CODE([.B1990])-49) &amp; MID([.B1990];2;7)" office:value-type="string" office:string-value="25004188" calcext:value-type="string">
            <text:p>25004188</text:p>
          </table:table-cell>
          <table:table-cell table:style-name="ce8" office:value-type="string" calcext:value-type="string">
            <text:p>c5004188</text:p>
          </table:table-cell>
          <table:table-cell table:style-name="ce8" office:value-type="string" calcext:value-type="string">
            <text:p>iesjoanbrudieu</text:p>
          </table:table-cell>
          <table:table-cell table:style-name="ce8" office:value-type="string" calcext:value-type="string">
            <text:p>Institut Joan Brudieu</text:p>
          </table:table-cell>
          <table:table-cell table:number-columns-repeated="986"/>
        </table:table-row>
        <table:table-row table:style-name="ro1">
          <table:table-cell table:formula="of:=&quot;&quot; &amp; CHAR(CODE([.B1991])-49) &amp; MID([.B1991];2;7)" office:value-type="string" office:string-value="25004221" calcext:value-type="string">
            <text:p>25004221</text:p>
          </table:table-cell>
          <table:table-cell table:style-name="ce8" office:value-type="string" calcext:value-type="string">
            <text:p>c5004221</text:p>
          </table:table-cell>
          <table:table-cell table:style-name="ce8" office:value-type="string" calcext:value-type="string">
            <text:p>ceip-eltimo</text:p>
          </table:table-cell>
          <table:table-cell table:style-name="ce8" office:value-type="string" calcext:value-type="string">
            <text:p>Escola El Timó - ZER Plaurcén</text:p>
          </table:table-cell>
          <table:table-cell table:number-columns-repeated="986"/>
        </table:table-row>
        <table:table-row table:style-name="ro1">
          <table:table-cell table:formula="of:=&quot;&quot; &amp; CHAR(CODE([.B1992])-49) &amp; MID([.B1992];2;7)" office:value-type="string" office:string-value="25004243" calcext:value-type="string">
            <text:p>25004243</text:p>
          </table:table-cell>
          <table:table-cell table:style-name="ce8" office:value-type="string" calcext:value-type="string">
            <text:p>c5004243</text:p>
          </table:table-cell>
          <table:table-cell table:style-name="ce8" office:value-type="string" calcext:value-type="string">
            <text:p>escolasetelsis</text:p>
          </table:table-cell>
          <table:table-cell table:style-name="ce8" office:value-type="string" calcext:value-type="string">
            <text:p>Escola Setelsis</text:p>
          </table:table-cell>
          <table:table-cell table:number-columns-repeated="986"/>
        </table:table-row>
        <table:table-row table:style-name="ro1">
          <table:table-cell table:formula="of:=&quot;&quot; &amp; CHAR(CODE([.B1993])-49) &amp; MID([.B1993];2;7)" office:value-type="string" office:string-value="25004310" calcext:value-type="string">
            <text:p>25004310</text:p>
          </table:table-cell>
          <table:table-cell table:style-name="ce8" office:value-type="string" calcext:value-type="string">
            <text:p>c5004310</text:p>
          </table:table-cell>
          <table:table-cell table:style-name="ce8" office:value-type="string" calcext:value-type="string">
            <text:p>ecasolsones</text:p>
          </table:table-cell>
          <table:table-cell table:style-name="ce8" office:value-type="string" calcext:value-type="string">
            <text:p>ECA del Solsonès</text:p>
          </table:table-cell>
          <table:table-cell table:number-columns-repeated="986"/>
        </table:table-row>
        <table:table-row table:style-name="ro1">
          <table:table-cell table:formula="of:=&quot;&quot; &amp; CHAR(CODE([.B1994])-49) &amp; MID([.B1994];2;7)" office:value-type="string" office:string-value="25004395" calcext:value-type="string">
            <text:p>25004395</text:p>
          </table:table-cell>
          <table:table-cell table:style-name="ce8" office:value-type="string" calcext:value-type="string">
            <text:p>c5004395</text:p>
          </table:table-cell>
          <table:table-cell table:style-name="ce8" office:value-type="string" calcext:value-type="string">
            <text:p>escolajaumemiret</text:p>
          </table:table-cell>
          <table:table-cell table:style-name="ce8" office:value-type="string" calcext:value-type="string">
            <text:p>Escola Jaume Miret</text:p>
          </table:table-cell>
          <table:table-cell table:number-columns-repeated="986"/>
        </table:table-row>
        <table:table-row table:style-name="ro1">
          <table:table-cell table:formula="of:=&quot;&quot; &amp; CHAR(CODE([.B1995])-49) &amp; MID([.B1995];2;7)" office:value-type="string" office:string-value="25004401" calcext:value-type="string">
            <text:p>25004401</text:p>
          </table:table-cell>
          <table:table-cell table:style-name="ce8" office:value-type="string" calcext:value-type="string">
            <text:p>c5004401</text:p>
          </table:table-cell>
          <table:table-cell table:style-name="ce8" office:value-type="string" calcext:value-type="string">
            <text:p>ceip-sudanell</text:p>
          </table:table-cell>
          <table:table-cell table:style-name="ce8" office:value-type="string" calcext:value-type="string">
            <text:p>Escola El Roser - ZER La Coma</text:p>
          </table:table-cell>
          <table:table-cell table:number-columns-repeated="986"/>
        </table:table-row>
        <table:table-row table:style-name="ro1">
          <table:table-cell table:formula="of:=&quot;&quot; &amp; CHAR(CODE([.B1996])-49) &amp; MID([.B1996];2;7)" office:value-type="string" office:string-value="25004413" calcext:value-type="string">
            <text:p>25004413</text:p>
          </table:table-cell>
          <table:table-cell table:style-name="ce8" office:value-type="string" calcext:value-type="string">
            <text:p>c5004413</text:p>
          </table:table-cell>
          <table:table-cell table:style-name="ce8" office:value-type="string" calcext:value-type="string">
            <text:p>ceipsunyer</text:p>
          </table:table-cell>
          <table:table-cell table:style-name="ce8" office:value-type="string" calcext:value-type="string">
            <text:p>Escola de Sunyer - ZER L'Eral</text:p>
          </table:table-cell>
          <table:table-cell table:number-columns-repeated="986"/>
        </table:table-row>
        <table:table-row table:style-name="ro1">
          <table:table-cell table:formula="of:=&quot;&quot; &amp; CHAR(CODE([.B1997])-49) &amp; MID([.B1997];2;7)" office:value-type="string" office:string-value="25004462" calcext:value-type="string">
            <text:p>25004462</text:p>
          </table:table-cell>
          <table:table-cell table:style-name="ce8" office:value-type="string" calcext:value-type="string">
            <text:p>c5004462</text:p>
          </table:table-cell>
          <table:table-cell table:style-name="ce8" office:value-type="string" calcext:value-type="string">
            <text:p>ceip-jacint-verdaguer-tarrega</text:p>
          </table:table-cell>
          <table:table-cell table:style-name="ce8" office:value-type="string" calcext:value-type="string">
            <text:p>Escola Jacint Verdaguer</text:p>
          </table:table-cell>
          <table:table-cell table:number-columns-repeated="986"/>
        </table:table-row>
        <table:table-row table:style-name="ro1">
          <table:table-cell table:formula="of:=&quot;&quot; &amp; CHAR(CODE([.B1998])-49) &amp; MID([.B1998];2;7)" office:value-type="string" office:string-value="25004504" calcext:value-type="string">
            <text:p>25004504</text:p>
          </table:table-cell>
          <table:table-cell table:style-name="ce8" office:value-type="string" calcext:value-type="string">
            <text:p>c5004504</text:p>
          </table:table-cell>
          <table:table-cell table:style-name="ce8" office:value-type="string" calcext:value-type="string">
            <text:p>eatarrega</text:p>
          </table:table-cell>
          <table:table-cell table:style-name="ce8" office:value-type="string" calcext:value-type="string">
            <text:p>ECA de Tàrrega</text:p>
          </table:table-cell>
          <table:table-cell table:number-columns-repeated="986"/>
        </table:table-row>
        <table:table-row table:style-name="ro1">
          <table:table-cell table:formula="of:=&quot;&quot; &amp; CHAR(CODE([.B1999])-49) &amp; MID([.B1999];2;7)" office:value-type="string" office:string-value="25004516" calcext:value-type="string">
            <text:p>25004516</text:p>
          </table:table-cell>
          <table:table-cell table:style-name="ce8" office:value-type="string" calcext:value-type="string">
            <text:p>c5004516</text:p>
          </table:table-cell>
          <table:table-cell table:style-name="ce8" office:value-type="string" calcext:value-type="string">
            <text:p>escolaalbatarrega</text:p>
          </table:table-cell>
          <table:table-cell table:style-name="ce8" office:value-type="string" calcext:value-type="string">
            <text:p>Santa Maria del Alba</text:p>
          </table:table-cell>
          <table:table-cell table:number-columns-repeated="986"/>
        </table:table-row>
        <table:table-row table:style-name="ro1">
          <table:table-cell table:formula="of:=&quot;&quot; &amp; CHAR(CODE([.B2000])-49) &amp; MID([.B2000];2;7)" office:value-type="string" office:string-value="25004531" calcext:value-type="string">
            <text:p>25004531</text:p>
          </table:table-cell>
          <table:table-cell table:style-name="ce8" office:value-type="string" calcext:value-type="string">
            <text:p>c5004531</text:p>
          </table:table-cell>
          <table:table-cell table:style-name="ce8" office:value-type="string" calcext:value-type="string">
            <text:p>ceip-angelguimera</text:p>
          </table:table-cell>
          <table:table-cell table:style-name="ce8" office:value-type="string" calcext:value-type="string">
            <text:p>Escola Àngel Guimerà</text:p>
          </table:table-cell>
          <table:table-cell table:number-columns-repeated="986"/>
        </table:table-row>
        <table:table-row table:style-name="ro1">
          <table:table-cell table:formula="of:=&quot;&quot; &amp; CHAR(CODE([.B2001])-49) &amp; MID([.B2001];2;7)" office:value-type="string" office:string-value="25004565" calcext:value-type="string">
            <text:p>25004565</text:p>
          </table:table-cell>
          <table:table-cell table:style-name="ce8" office:value-type="string" calcext:value-type="string">
            <text:p>c5004565</text:p>
          </table:table-cell>
          <table:table-cell table:style-name="ce8" office:value-type="string" calcext:value-type="string">
            <text:p>escoladetermens</text:p>
          </table:table-cell>
          <table:table-cell table:style-name="ce8" office:value-type="string" calcext:value-type="string">
            <text:p>Escola Alfred Potrony</text:p>
          </table:table-cell>
          <table:table-cell table:number-columns-repeated="986"/>
        </table:table-row>
        <table:table-row table:style-name="ro1">
          <table:table-cell table:formula="of:=&quot;&quot; &amp; CHAR(CODE([.B2002])-49) &amp; MID([.B2002];2;7)" office:value-type="string" office:string-value="25004577" calcext:value-type="string">
            <text:p>25004577</text:p>
          </table:table-cell>
          <table:table-cell table:style-name="ce8" office:value-type="string" calcext:value-type="string">
            <text:p>c5004577</text:p>
          </table:table-cell>
          <table:table-cell table:style-name="ce8" office:value-type="string" calcext:value-type="string">
            <text:p>escoladetirvia</text:p>
          </table:table-cell>
          <table:table-cell table:style-name="ce8" office:value-type="string" calcext:value-type="string">
            <text:p>Escola de Tírvia - ZER Alt Pallars Sobirà</text:p>
          </table:table-cell>
          <table:table-cell table:number-columns-repeated="986"/>
        </table:table-row>
        <table:table-row table:style-name="ro1">
          <table:table-cell table:formula="of:=&quot;&quot; &amp; CHAR(CODE([.B2003])-49) &amp; MID([.B2003];2;7)" office:value-type="string" office:string-value="25004607" calcext:value-type="string">
            <text:p>25004607</text:p>
          </table:table-cell>
          <table:table-cell table:style-name="ce8" office:value-type="string" calcext:value-type="string">
            <text:p>c5004607</text:p>
          </table:table-cell>
          <table:table-cell table:style-name="ce8" office:value-type="string" calcext:value-type="string">
            <text:p>esc-santgil</text:p>
          </table:table-cell>
          <table:table-cell table:style-name="ce8" office:value-type="string" calcext:value-type="string">
            <text:p>Escola Sant Gil</text:p>
          </table:table-cell>
          <table:table-cell table:number-columns-repeated="986"/>
        </table:table-row>
        <table:table-row table:style-name="ro1">
          <table:table-cell table:formula="of:=&quot;&quot; &amp; CHAR(CODE([.B2004])-49) &amp; MID([.B2004];2;7)" office:value-type="string" office:string-value="25004656" calcext:value-type="string">
            <text:p>25004656</text:p>
          </table:table-cell>
          <table:table-cell table:style-name="ce8" office:value-type="string" calcext:value-type="string">
            <text:p>c5004656</text:p>
          </table:table-cell>
          <table:table-cell table:style-name="ce8" office:value-type="string" calcext:value-type="string">
            <text:p>ceiptorrebesses</text:p>
          </table:table-cell>
          <table:table-cell table:style-name="ce8" office:value-type="string" calcext:value-type="string">
            <text:p>Escola de Torrebesses - ZER L'Eral</text:p>
          </table:table-cell>
          <table:table-cell table:number-columns-repeated="986"/>
        </table:table-row>
        <table:table-row table:style-name="ro1">
          <table:table-cell table:formula="of:=&quot;&quot; &amp; CHAR(CODE([.B2005])-49) &amp; MID([.B2005];2;7)" office:value-type="string" office:string-value="25004711" calcext:value-type="string">
            <text:p>25004711</text:p>
          </table:table-cell>
          <table:table-cell table:style-name="ce8" office:value-type="string" calcext:value-type="string">
            <text:p>c5004711</text:p>
          </table:table-cell>
          <table:table-cell table:style-name="ce8" office:value-type="string" calcext:value-type="string">
            <text:p>ceiplacreutorrefarrera</text:p>
          </table:table-cell>
          <table:table-cell table:style-name="ce8" office:value-type="string" calcext:value-type="string">
            <text:p>Escola la Creu</text:p>
          </table:table-cell>
          <table:table-cell table:number-columns-repeated="986"/>
        </table:table-row>
        <table:table-row table:style-name="ro1">
          <table:table-cell table:formula="of:=&quot;&quot; &amp; CHAR(CODE([.B2006])-49) &amp; MID([.B2006];2;7)" office:value-type="string" office:string-value="25004723" calcext:value-type="string">
            <text:p>25004723</text:p>
          </table:table-cell>
          <table:table-cell table:style-name="ce8" office:value-type="string" calcext:value-type="string">
            <text:p>c5004723</text:p>
          </table:table-cell>
          <table:table-cell table:style-name="ce8" office:value-type="string" calcext:value-type="string">
            <text:p>escola-labassa</text:p>
          </table:table-cell>
          <table:table-cell table:style-name="ce8" office:value-type="string" calcext:value-type="string">
            <text:p>Escola La Bassa</text:p>
          </table:table-cell>
          <table:table-cell table:number-columns-repeated="986"/>
        </table:table-row>
        <table:table-row table:style-name="ro1">
          <table:table-cell table:formula="of:=&quot;&quot; &amp; CHAR(CODE([.B2007])-49) &amp; MID([.B2007];2;7)" office:value-type="string" office:string-value="25004747" calcext:value-type="string">
            <text:p>25004747</text:p>
          </table:table-cell>
          <table:table-cell table:style-name="ce8" office:value-type="string" calcext:value-type="string">
            <text:p>c5004747</text:p>
          </table:table-cell>
          <table:table-cell table:style-name="ce8" office:value-type="string" calcext:value-type="string">
            <text:p>ceipcarrassumada</text:p>
          </table:table-cell>
          <table:table-cell table:style-name="ce8" office:value-type="string" calcext:value-type="string">
            <text:p>Escola Carrassumada</text:p>
          </table:table-cell>
          <table:table-cell table:number-columns-repeated="986"/>
        </table:table-row>
        <table:table-row table:style-name="ro1">
          <table:table-cell table:formula="of:=&quot;&quot; &amp; CHAR(CODE([.B2008])-49) &amp; MID([.B2008];2;7)" office:value-type="string" office:string-value="25004772" calcext:value-type="string">
            <text:p>25004772</text:p>
          </table:table-cell>
          <table:table-cell table:style-name="ce8" office:value-type="string" calcext:value-type="string">
            <text:p>c5004772</text:p>
          </table:table-cell>
          <table:table-cell table:style-name="ce8" office:value-type="string" calcext:value-type="string">
            <text:p>ceipvalldeflors</text:p>
          </table:table-cell>
          <table:table-cell table:style-name="ce8" office:value-type="string" calcext:value-type="string">
            <text:p>Escola Valldeflors</text:p>
          </table:table-cell>
          <table:table-cell table:number-columns-repeated="986"/>
        </table:table-row>
        <table:table-row table:style-name="ro1">
          <table:table-cell table:formula="of:=&quot;&quot; &amp; CHAR(CODE([.B2009])-49) &amp; MID([.B2009];2;7)" office:value-type="string" office:string-value="25004814" calcext:value-type="string">
            <text:p>25004814</text:p>
          </table:table-cell>
          <table:table-cell table:style-name="ce8" office:value-type="string" calcext:value-type="string">
            <text:p>c5004814</text:p>
          </table:table-cell>
          <table:table-cell table:style-name="ce8" office:value-type="string" calcext:value-type="string">
            <text:p>ecapallars</text:p>
          </table:table-cell>
          <table:table-cell table:style-name="ce8" office:value-type="string" calcext:value-type="string">
            <text:p>ECA del Pallars</text:p>
          </table:table-cell>
          <table:table-cell table:number-columns-repeated="986"/>
        </table:table-row>
        <table:table-row table:style-name="ro1">
          <table:table-cell table:formula="of:=&quot;&quot; &amp; CHAR(CODE([.B2010])-49) &amp; MID([.B2010];2;7)" office:value-type="string" office:string-value="25004826" calcext:value-type="string">
            <text:p>25004826</text:p>
          </table:table-cell>
          <table:table-cell table:style-name="ce8" office:value-type="string" calcext:value-type="string">
            <text:p>c5004826</text:p>
          </table:table-cell>
          <table:table-cell table:style-name="ce8" office:value-type="string" calcext:value-type="string">
            <text:p>ceip-tuixent</text:p>
          </table:table-cell>
          <table:table-cell table:style-name="ce8" office:value-type="string" calcext:value-type="string">
            <text:p>Escola de Tuixent - ZER Urgellet</text:p>
          </table:table-cell>
          <table:table-cell table:number-columns-repeated="986"/>
        </table:table-row>
        <table:table-row table:style-name="ro1">
          <table:table-cell table:formula="of:=&quot;&quot; &amp; CHAR(CODE([.B2011])-49) &amp; MID([.B2011];2;7)" office:value-type="string" office:string-value="25004851" calcext:value-type="string">
            <text:p>25004851</text:p>
          </table:table-cell>
          <table:table-cell table:style-name="ce8" office:value-type="string" calcext:value-type="string">
            <text:p>c5004851</text:p>
          </table:table-cell>
          <table:table-cell table:style-name="ce8" office:value-type="string" calcext:value-type="string">
            <text:p>escsalvadorespriuvallfogona</text:p>
          </table:table-cell>
          <table:table-cell table:style-name="ce8" office:value-type="string" calcext:value-type="string">
            <text:p>Escola Salvador Espriu</text:p>
          </table:table-cell>
          <table:table-cell table:number-columns-repeated="986"/>
        </table:table-row>
        <table:table-row table:style-name="ro1">
          <table:table-cell table:formula="of:=&quot;&quot; &amp; CHAR(CODE([.B2012])-49) &amp; MID([.B2012];2;7)" office:value-type="string" office:string-value="25004929" calcext:value-type="string">
            <text:p>25004929</text:p>
          </table:table-cell>
          <table:table-cell table:style-name="ce8" office:value-type="string" calcext:value-type="string">
            <text:p>c5004929</text:p>
          </table:table-cell>
          <table:table-cell table:style-name="ce8" office:value-type="string" calcext:value-type="string">
            <text:p>ceipgarona</text:p>
          </table:table-cell>
          <table:table-cell table:style-name="ce8" office:value-type="string" calcext:value-type="string">
            <text:p>Escola Garona</text:p>
          </table:table-cell>
          <table:table-cell table:number-columns-repeated="986"/>
        </table:table-row>
        <table:table-row table:style-name="ro1">
          <table:table-cell table:formula="of:=&quot;&quot; &amp; CHAR(CODE([.B2013])-49) &amp; MID([.B2013];2;7)" office:value-type="string" office:string-value="25005016" calcext:value-type="string">
            <text:p>25005016</text:p>
          </table:table-cell>
          <table:table-cell table:style-name="ce8" office:value-type="string" calcext:value-type="string">
            <text:p>c5005016</text:p>
          </table:table-cell>
          <table:table-cell table:style-name="ce8" office:value-type="string" calcext:value-type="string">
            <text:p>esc-marinada-vilanova</text:p>
          </table:table-cell>
          <table:table-cell table:style-name="ce8" office:value-type="string" calcext:value-type="string">
            <text:p>Escola Marinada</text:p>
          </table:table-cell>
          <table:table-cell table:number-columns-repeated="986"/>
        </table:table-row>
        <table:table-row table:style-name="ro1">
          <table:table-cell table:formula="of:=&quot;&quot; &amp; CHAR(CODE([.B2014])-49) &amp; MID([.B2014];2;7)" office:value-type="string" office:string-value="25005090" calcext:value-type="string">
            <text:p>25005090</text:p>
          </table:table-cell>
          <table:table-cell table:style-name="ce8" office:value-type="string" calcext:value-type="string">
            <text:p>c5005090</text:p>
          </table:table-cell>
          <table:table-cell table:style-name="ce8" office:value-type="string" calcext:value-type="string">
            <text:p>escolamestralvilanova</text:p>
          </table:table-cell>
          <table:table-cell table:style-name="ce8" office:value-type="string" calcext:value-type="string">
            <text:p>Escola Mestral - ZER Argelaga</text:p>
          </table:table-cell>
          <table:table-cell table:number-columns-repeated="986"/>
        </table:table-row>
        <table:table-row table:style-name="ro1">
          <table:table-cell table:formula="of:=&quot;&quot; &amp; CHAR(CODE([.B2015])-49) &amp; MID([.B2015];2;7)" office:value-type="string" office:string-value="25005119" calcext:value-type="string">
            <text:p>25005119</text:p>
          </table:table-cell>
          <table:table-cell table:style-name="ce8" office:value-type="string" calcext:value-type="string">
            <text:p>c5005119</text:p>
          </table:table-cell>
          <table:table-cell table:style-name="ce8" office:value-type="string" calcext:value-type="string">
            <text:p>escolapinyana</text:p>
          </table:table-cell>
          <table:table-cell table:style-name="ce8" office:value-type="string" calcext:value-type="string">
            <text:p>Escola Pinyana</text:p>
          </table:table-cell>
          <table:table-cell table:number-columns-repeated="986"/>
        </table:table-row>
        <table:table-row table:style-name="ro1">
          <table:table-cell table:formula="of:=&quot;&quot; &amp; CHAR(CODE([.B2016])-49) &amp; MID([.B2016];2;7)" office:value-type="string" office:string-value="25005120" calcext:value-type="string">
            <text:p>25005120</text:p>
          </table:table-cell>
          <table:table-cell table:style-name="ce8" office:value-type="string" calcext:value-type="string">
            <text:p>c5005120</text:p>
          </table:table-cell>
          <table:table-cell table:style-name="ce8" office:value-type="string" calcext:value-type="string">
            <text:p>esc-teresabergada</text:p>
          </table:table-cell>
          <table:table-cell table:style-name="ce8" office:value-type="string" calcext:value-type="string">
            <text:p>Escola Teresa Bergadà</text:p>
          </table:table-cell>
          <table:table-cell table:number-columns-repeated="986"/>
        </table:table-row>
        <table:table-row table:style-name="ro1">
          <table:table-cell table:formula="of:=&quot;&quot; &amp; CHAR(CODE([.B2017])-49) &amp; MID([.B2017];2;7)" office:value-type="string" office:string-value="25005132" calcext:value-type="string">
            <text:p>25005132</text:p>
          </table:table-cell>
          <table:table-cell table:style-name="ce8" office:value-type="string" calcext:value-type="string">
            <text:p>c5005132</text:p>
          </table:table-cell>
          <table:table-cell table:style-name="ce8" office:value-type="string" calcext:value-type="string">
            <text:p>ceip-santjordi-oliana</text:p>
          </table:table-cell>
          <table:table-cell table:style-name="ce8" office:value-type="string" calcext:value-type="string">
            <text:p>Escola Sant Jordi</text:p>
          </table:table-cell>
          <table:table-cell table:number-columns-repeated="986"/>
        </table:table-row>
        <table:table-row table:style-name="ro1">
          <table:table-cell table:formula="of:=&quot;&quot; &amp; CHAR(CODE([.B2018])-49) &amp; MID([.B2018];2;7)" office:value-type="string" office:string-value="25005144" calcext:value-type="string">
            <text:p>25005144</text:p>
          </table:table-cell>
          <table:table-cell table:style-name="ce8" office:value-type="string" calcext:value-type="string">
            <text:p>c5005144</text:p>
          </table:table-cell>
          <table:table-cell table:style-name="ce8" office:value-type="string" calcext:value-type="string">
            <text:p>ceip-angel-serafi-casanovas</text:p>
          </table:table-cell>
          <table:table-cell table:style-name="ce8" office:value-type="string" calcext:value-type="string">
            <text:p>Escola Àngel Serafí i Casanovas</text:p>
          </table:table-cell>
          <table:table-cell table:number-columns-repeated="986"/>
        </table:table-row>
        <table:table-row table:style-name="ro1">
          <table:table-cell table:formula="of:=&quot;&quot; &amp; CHAR(CODE([.B2019])-49) &amp; MID([.B2019];2;7)" office:value-type="string" office:string-value="25005171" calcext:value-type="string">
            <text:p>25005171</text:p>
          </table:table-cell>
          <table:table-cell table:style-name="ce8" office:value-type="string" calcext:value-type="string">
            <text:p>c5005171</text:p>
          </table:table-cell>
          <table:table-cell table:style-name="ce8" office:value-type="string" calcext:value-type="string">
            <text:p>esc-ignasiperaire</text:p>
          </table:table-cell>
          <table:table-cell table:style-name="ce8" office:value-type="string" calcext:value-type="string">
            <text:p>Escola Mestre Ignasi Peraire</text:p>
          </table:table-cell>
          <table:table-cell table:number-columns-repeated="986"/>
        </table:table-row>
        <table:table-row table:style-name="ro1">
          <table:table-cell table:formula="of:=&quot;&quot; &amp; CHAR(CODE([.B2020])-49) &amp; MID([.B2020];2;7)" office:value-type="string" office:string-value="25005260" calcext:value-type="string">
            <text:p>25005260</text:p>
          </table:table-cell>
          <table:table-cell table:style-name="ce8" office:value-type="string" calcext:value-type="string">
            <text:p>c5005260</text:p>
          </table:table-cell>
          <table:table-cell table:style-name="ce8" office:value-type="string" calcext:value-type="string">
            <text:p>ies-ribera-del-sio</text:p>
          </table:table-cell>
          <table:table-cell table:style-name="ce8" office:value-type="string" calcext:value-type="string">
            <text:p>Institut Ribera del Sió</text:p>
          </table:table-cell>
          <table:table-cell table:number-columns-repeated="986"/>
        </table:table-row>
        <table:table-row table:style-name="ro1">
          <table:table-cell table:formula="of:=&quot;&quot; &amp; CHAR(CODE([.B2021])-49) &amp; MID([.B2021];2;7)" office:value-type="string" office:string-value="25005341" calcext:value-type="string">
            <text:p>25005341</text:p>
          </table:table-cell>
          <table:table-cell table:style-name="ce8" office:value-type="string" calcext:value-type="string">
            <text:p>c5005341</text:p>
          </table:table-cell>
          <table:table-cell table:style-name="ce8" office:value-type="string" calcext:value-type="string">
            <text:p>esc-educacioespecial-aremi</text:p>
          </table:table-cell>
          <table:table-cell table:style-name="ce8" office:value-type="string" calcext:value-type="string">
            <text:p>Aremi</text:p>
          </table:table-cell>
          <table:table-cell table:number-columns-repeated="986"/>
        </table:table-row>
        <table:table-row table:style-name="ro1">
          <table:table-cell table:formula="of:=&quot;&quot; &amp; CHAR(CODE([.B2022])-49) &amp; MID([.B2022];2;7)" office:value-type="string" office:string-value="25005429" calcext:value-type="string">
            <text:p>25005429</text:p>
          </table:table-cell>
          <table:table-cell table:style-name="ce8" office:value-type="string" calcext:value-type="string">
            <text:p>c5005429</text:p>
          </table:table-cell>
          <table:table-cell table:style-name="ce8" office:value-type="string" calcext:value-type="string">
            <text:p>ieselsplanells</text:p>
          </table:table-cell>
          <table:table-cell table:style-name="ce8" office:value-type="string" calcext:value-type="string">
            <text:p>Institut Els Planells</text:p>
          </table:table-cell>
          <table:table-cell table:number-columns-repeated="986"/>
        </table:table-row>
        <table:table-row table:style-name="ro1">
          <table:table-cell table:formula="of:=&quot;&quot; &amp; CHAR(CODE([.B2023])-49) &amp; MID([.B2023];2;7)" office:value-type="string" office:string-value="25005430" calcext:value-type="string">
            <text:p>25005430</text:p>
          </table:table-cell>
          <table:table-cell table:style-name="ce8" office:value-type="string" calcext:value-type="string">
            <text:p>c5005430</text:p>
          </table:table-cell>
          <table:table-cell table:style-name="ce8" office:value-type="string" calcext:value-type="string">
            <text:p>escjoanxxiiilleida</text:p>
          </table:table-cell>
          <table:table-cell table:style-name="ce8" office:value-type="string" calcext:value-type="string">
            <text:p>Escola Joan XXIII</text:p>
          </table:table-cell>
          <table:table-cell table:number-columns-repeated="986"/>
        </table:table-row>
        <table:table-row table:style-name="ro1">
          <table:table-cell table:formula="of:=&quot;&quot; &amp; CHAR(CODE([.B2024])-49) &amp; MID([.B2024];2;7)" office:value-type="string" office:string-value="25005442" calcext:value-type="string">
            <text:p>25005442</text:p>
          </table:table-cell>
          <table:table-cell table:style-name="ce8" office:value-type="string" calcext:value-type="string">
            <text:p>c5005442</text:p>
          </table:table-cell>
          <table:table-cell table:style-name="ce8" office:value-type="string" calcext:value-type="string">
            <text:p>ins-escoladeltreball</text:p>
          </table:table-cell>
          <table:table-cell table:style-name="ce8" office:value-type="string" calcext:value-type="string">
            <text:p>Institut Escola del Treball</text:p>
          </table:table-cell>
          <table:table-cell table:number-columns-repeated="986"/>
        </table:table-row>
        <table:table-row table:style-name="ro1">
          <table:table-cell table:formula="of:=&quot;&quot; &amp; CHAR(CODE([.B2025])-49) &amp; MID([.B2025];2;7)" office:value-type="string" office:string-value="25005491" calcext:value-type="string">
            <text:p>25005491</text:p>
          </table:table-cell>
          <table:table-cell table:style-name="ce8" office:value-type="string" calcext:value-type="string">
            <text:p>c5005491</text:p>
          </table:table-cell>
          <table:table-cell table:style-name="ce8" office:value-type="string" calcext:value-type="string">
            <text:p>escmagraners</text:p>
          </table:table-cell>
          <table:table-cell table:style-name="ce8" office:value-type="string" calcext:value-type="string">
            <text:p>Escola Magraners</text:p>
          </table:table-cell>
          <table:table-cell table:number-columns-repeated="986"/>
        </table:table-row>
        <table:table-row table:style-name="ro1">
          <table:table-cell table:formula="of:=&quot;&quot; &amp; CHAR(CODE([.B2026])-49) &amp; MID([.B2026];2;7)" office:value-type="string" office:string-value="25005533" calcext:value-type="string">
            <text:p>25005533</text:p>
          </table:table-cell>
          <table:table-cell table:style-name="ce8" office:value-type="string" calcext:value-type="string">
            <text:p>c5005533</text:p>
          </table:table-cell>
          <table:table-cell table:style-name="ce8" office:value-type="string" calcext:value-type="string">
            <text:p>escolapauclaris</text:p>
          </table:table-cell>
          <table:table-cell table:style-name="ce8" office:value-type="string" calcext:value-type="string">
            <text:p>Escola Pau Claris</text:p>
          </table:table-cell>
          <table:table-cell table:number-columns-repeated="986"/>
        </table:table-row>
        <table:table-row table:style-name="ro1">
          <table:table-cell table:formula="of:=&quot;&quot; &amp; CHAR(CODE([.B2027])-49) &amp; MID([.B2027];2;7)" office:value-type="string" office:string-value="25005545" calcext:value-type="string">
            <text:p>25005545</text:p>
          </table:table-cell>
          <table:table-cell table:style-name="ce8" office:value-type="string" calcext:value-type="string">
            <text:p>c5005545</text:p>
          </table:table-cell>
          <table:table-cell table:style-name="ce8" office:value-type="string" calcext:value-type="string">
            <text:p>escpompeufabra</text:p>
          </table:table-cell>
          <table:table-cell table:style-name="ce8" office:value-type="string" calcext:value-type="string">
            <text:p>Escola Pompeu Fabra</text:p>
          </table:table-cell>
          <table:table-cell table:number-columns-repeated="986"/>
        </table:table-row>
        <table:table-row table:style-name="ro1">
          <table:table-cell table:formula="of:=&quot;&quot; &amp; CHAR(CODE([.B2028])-49) &amp; MID([.B2028];2;7)" office:value-type="string" office:string-value="25005557" calcext:value-type="string">
            <text:p>25005557</text:p>
          </table:table-cell>
          <table:table-cell table:style-name="ce8" office:value-type="string" calcext:value-type="string">
            <text:p>c5005557</text:p>
          </table:table-cell>
          <table:table-cell table:style-name="ce8" office:value-type="string" calcext:value-type="string">
            <text:p>ceesiloe</text:p>
          </table:table-cell>
          <table:table-cell table:style-name="ce8" office:value-type="string" calcext:value-type="string">
            <text:p>CEE Siloé</text:p>
          </table:table-cell>
          <table:table-cell table:number-columns-repeated="986"/>
        </table:table-row>
        <table:table-row table:style-name="ro1">
          <table:table-cell table:formula="of:=&quot;&quot; &amp; CHAR(CODE([.B2029])-49) &amp; MID([.B2029];2;7)" office:value-type="string" office:string-value="25005570" calcext:value-type="string">
            <text:p>25005570</text:p>
          </table:table-cell>
          <table:table-cell table:style-name="ce8" office:value-type="string" calcext:value-type="string">
            <text:p>c5005570</text:p>
          </table:table-cell>
          <table:table-cell table:style-name="ce8" office:value-type="string" calcext:value-type="string">
            <text:p>eca-pirineu</text:p>
          </table:table-cell>
          <table:table-cell table:style-name="ce8" office:value-type="string" calcext:value-type="string">
            <text:p>ECA del Pirineu</text:p>
          </table:table-cell>
          <table:table-cell table:number-columns-repeated="986"/>
        </table:table-row>
        <table:table-row table:style-name="ro1">
          <table:table-cell table:formula="of:=&quot;&quot; &amp; CHAR(CODE([.B2030])-49) &amp; MID([.B2030];2;7)" office:value-type="string" office:string-value="25005673" calcext:value-type="string">
            <text:p>25005673</text:p>
          </table:table-cell>
          <table:table-cell table:style-name="ce8" office:value-type="string" calcext:value-type="string">
            <text:p>c5005673</text:p>
          </table:table-cell>
          <table:table-cell table:style-name="ce8" office:value-type="string" calcext:value-type="string">
            <text:p>escjoanmaragall</text:p>
          </table:table-cell>
          <table:table-cell table:style-name="ce8" office:value-type="string" calcext:value-type="string">
            <text:p>Escola Joan Maragall</text:p>
          </table:table-cell>
          <table:table-cell table:number-columns-repeated="986"/>
        </table:table-row>
        <table:table-row table:style-name="ro1">
          <table:table-cell table:formula="of:=&quot;&quot; &amp; CHAR(CODE([.B2031])-49) &amp; MID([.B2031];2;7)" office:value-type="string" office:string-value="25005880" calcext:value-type="string">
            <text:p>25005880</text:p>
          </table:table-cell>
          <table:table-cell table:style-name="ce8" office:value-type="string" calcext:value-type="string">
            <text:p>c5005880</text:p>
          </table:table-cell>
          <table:table-cell table:style-name="ce8" office:value-type="string" calcext:value-type="string">
            <text:p>ceipfredericgodas</text:p>
          </table:table-cell>
          <table:table-cell table:style-name="ce8" office:value-type="string" calcext:value-type="string">
            <text:p>Escola Frederic Godas</text:p>
          </table:table-cell>
          <table:table-cell table:number-columns-repeated="986"/>
        </table:table-row>
        <table:table-row table:style-name="ro1">
          <table:table-cell table:formula="of:=&quot;&quot; &amp; CHAR(CODE([.B2032])-49) &amp; MID([.B2032];2;7)" office:value-type="string" office:string-value="25006069" calcext:value-type="string">
            <text:p>25006069</text:p>
          </table:table-cell>
          <table:table-cell table:style-name="ce8" office:value-type="string" calcext:value-type="string">
            <text:p>c5006069</text:p>
          </table:table-cell>
          <table:table-cell table:style-name="ce8" office:value-type="string" calcext:value-type="string">
            <text:p>esc-ardevol</text:p>
          </table:table-cell>
          <table:table-cell table:style-name="ce8" office:value-type="string" calcext:value-type="string">
            <text:p>Escola d'Ardèvol - ZER El Solsonès</text:p>
          </table:table-cell>
          <table:table-cell table:number-columns-repeated="986"/>
        </table:table-row>
        <table:table-row table:style-name="ro1">
          <table:table-cell table:formula="of:=&quot;&quot; &amp; CHAR(CODE([.B2033])-49) &amp; MID([.B2033];2;7)" office:value-type="string" office:string-value="25006227" calcext:value-type="string">
            <text:p>25006227</text:p>
          </table:table-cell>
          <table:table-cell table:style-name="ce8" office:value-type="string" calcext:value-type="string">
            <text:p>c5006227</text:p>
          </table:table-cell>
          <table:table-cell table:style-name="ce8" office:value-type="string" calcext:value-type="string">
            <text:p>iesalmenar</text:p>
          </table:table-cell>
          <table:table-cell table:style-name="ce8" office:value-type="string" calcext:value-type="string">
            <text:p>Institut d'Almenar</text:p>
          </table:table-cell>
          <table:table-cell table:number-columns-repeated="986"/>
        </table:table-row>
        <table:table-row table:style-name="ro1">
          <table:table-cell table:formula="of:=&quot;&quot; &amp; CHAR(CODE([.B2034])-49) &amp; MID([.B2034];2;7)" office:value-type="string" office:string-value="25006239" calcext:value-type="string">
            <text:p>25006239</text:p>
          </table:table-cell>
          <table:table-cell table:style-name="ce8" office:value-type="string" calcext:value-type="string">
            <text:p>c5006239</text:p>
          </table:table-cell>
          <table:table-cell table:style-name="ce8" office:value-type="string" calcext:value-type="string">
            <text:p>iesaran</text:p>
          </table:table-cell>
          <table:table-cell table:style-name="ce8" office:value-type="string" calcext:value-type="string">
            <text:p>Institut Aran</text:p>
          </table:table-cell>
          <table:table-cell table:number-columns-repeated="986"/>
        </table:table-row>
        <table:table-row table:style-name="ro1">
          <table:table-cell table:formula="of:=&quot;&quot; &amp; CHAR(CODE([.B2035])-49) &amp; MID([.B2035];2;7)" office:value-type="string" office:string-value="25006240" calcext:value-type="string">
            <text:p>25006240</text:p>
          </table:table-cell>
          <table:table-cell table:style-name="ce8" office:value-type="string" calcext:value-type="string">
            <text:p>c5006240</text:p>
          </table:table-cell>
          <table:table-cell table:style-name="ce8" office:value-type="string" calcext:value-type="string">
            <text:p>iespontdesuert</text:p>
          </table:table-cell>
          <table:table-cell table:style-name="ce8" office:value-type="string" calcext:value-type="string">
            <text:p>Institut El Pont de Suert</text:p>
          </table:table-cell>
          <table:table-cell table:number-columns-repeated="986"/>
        </table:table-row>
        <table:table-row table:style-name="ro1">
          <table:table-cell table:formula="of:=&quot;&quot; &amp; CHAR(CODE([.B2036])-49) &amp; MID([.B2036];2;7)" office:value-type="string" office:string-value="25006252" calcext:value-type="string">
            <text:p>25006252</text:p>
          </table:table-cell>
          <table:table-cell table:style-name="ce8" office:value-type="string" calcext:value-type="string">
            <text:p>c5006252</text:p>
          </table:table-cell>
          <table:table-cell table:style-name="ce8" office:value-type="string" calcext:value-type="string">
            <text:p>eoilleida</text:p>
          </table:table-cell>
          <table:table-cell table:style-name="ce8" office:value-type="string" calcext:value-type="string">
            <text:p>EOI de Lleida</text:p>
          </table:table-cell>
          <table:table-cell table:number-columns-repeated="986"/>
        </table:table-row>
        <table:table-row table:style-name="ro1">
          <table:table-cell table:formula="of:=&quot;&quot; &amp; CHAR(CODE([.B2037])-49) &amp; MID([.B2037];2;7)" office:value-type="string" office:string-value="25006264" calcext:value-type="string">
            <text:p>25006264</text:p>
          </table:table-cell>
          <table:table-cell table:style-name="ce8" office:value-type="string" calcext:value-type="string">
            <text:p>c5006264</text:p>
          </table:table-cell>
          <table:table-cell table:style-name="ce8" office:value-type="string" calcext:value-type="string">
            <text:p>escola-espiga-lleida</text:p>
          </table:table-cell>
          <table:table-cell table:style-name="ce8" office:value-type="string" calcext:value-type="string">
            <text:p>Escola Espiga</text:p>
          </table:table-cell>
          <table:table-cell table:number-columns-repeated="986"/>
        </table:table-row>
        <table:table-row table:style-name="ro1">
          <table:table-cell table:formula="of:=&quot;&quot; &amp; CHAR(CODE([.B2038])-49) &amp; MID([.B2038];2;7)" office:value-type="string" office:string-value="25006276" calcext:value-type="string">
            <text:p>25006276</text:p>
          </table:table-cell>
          <table:table-cell table:style-name="ce8" office:value-type="string" calcext:value-type="string">
            <text:p>c5006276</text:p>
          </table:table-cell>
          <table:table-cell table:style-name="ce8" office:value-type="string" calcext:value-type="string">
            <text:p>ceip-santjordi-lleida</text:p>
          </table:table-cell>
          <table:table-cell table:style-name="ce8" office:value-type="string" calcext:value-type="string">
            <text:p>Escola Sant Jordi</text:p>
          </table:table-cell>
          <table:table-cell table:number-columns-repeated="986"/>
        </table:table-row>
        <table:table-row table:style-name="ro1">
          <table:table-cell table:formula="of:=&quot;&quot; &amp; CHAR(CODE([.B2039])-49) &amp; MID([.B2039];2;7)" office:value-type="string" office:string-value="25006288" calcext:value-type="string">
            <text:p>25006288</text:p>
          </table:table-cell>
          <table:table-cell table:style-name="ce8" office:value-type="string" calcext:value-type="string">
            <text:p>c5006288</text:p>
          </table:table-cell>
          <table:table-cell table:style-name="ce8" office:value-type="string" calcext:value-type="string">
            <text:p>iestremp</text:p>
          </table:table-cell>
          <table:table-cell table:style-name="ce8" office:value-type="string" calcext:value-type="string">
            <text:p>Institut de Tremp</text:p>
          </table:table-cell>
          <table:table-cell table:number-columns-repeated="986"/>
        </table:table-row>
        <table:table-row table:style-name="ro1">
          <table:table-cell table:formula="of:=&quot;&quot; &amp; CHAR(CODE([.B2040])-49) &amp; MID([.B2040];2;7)" office:value-type="string" office:string-value="25006291" calcext:value-type="string">
            <text:p>25006291</text:p>
          </table:table-cell>
          <table:table-cell table:style-name="ce8" office:value-type="string" calcext:value-type="string">
            <text:p>c5006291</text:p>
          </table:table-cell>
          <table:table-cell table:style-name="ce8" office:value-type="string" calcext:value-type="string">
            <text:p>ieshugroger</text:p>
          </table:table-cell>
          <table:table-cell table:style-name="ce8" office:value-type="string" calcext:value-type="string">
            <text:p>Institut Hug Roger III</text:p>
          </table:table-cell>
          <table:table-cell table:number-columns-repeated="986"/>
        </table:table-row>
        <table:table-row table:style-name="ro1">
          <table:table-cell table:formula="of:=&quot;&quot; &amp; CHAR(CODE([.B2041])-49) &amp; MID([.B2041];2;7)" office:value-type="string" office:string-value="25006410" calcext:value-type="string">
            <text:p>25006410</text:p>
          </table:table-cell>
          <table:table-cell table:style-name="ce8" office:value-type="string" calcext:value-type="string">
            <text:p>c5006410</text:p>
          </table:table-cell>
          <table:table-cell table:style-name="ce8" office:value-type="string" calcext:value-type="string">
            <text:p>cfasegria</text:p>
          </table:table-cell>
          <table:table-cell table:style-name="ce8" office:value-type="string" calcext:value-type="string">
            <text:p>CFA Segrià</text:p>
          </table:table-cell>
          <table:table-cell table:number-columns-repeated="986"/>
        </table:table-row>
        <table:table-row table:style-name="ro1">
          <table:table-cell table:formula="of:=&quot;&quot; &amp; CHAR(CODE([.B2042])-49) &amp; MID([.B2042];2;7)" office:value-type="string" office:string-value="25006471" calcext:value-type="string">
            <text:p>25006471</text:p>
          </table:table-cell>
          <table:table-cell table:style-name="ce8" office:value-type="string" calcext:value-type="string">
            <text:p>c5006471</text:p>
          </table:table-cell>
          <table:table-cell table:style-name="ce8" office:value-type="string" calcext:value-type="string">
            <text:p>iesaubenc</text:p>
          </table:table-cell>
          <table:table-cell table:style-name="ce8" office:value-type="string" calcext:value-type="string">
            <text:p>Institut Aubenç</text:p>
          </table:table-cell>
          <table:table-cell table:number-columns-repeated="986"/>
        </table:table-row>
        <table:table-row table:style-name="ro1">
          <table:table-cell table:formula="of:=&quot;&quot; &amp; CHAR(CODE([.B2043])-49) &amp; MID([.B2043];2;7)" office:value-type="string" office:string-value="25006501" calcext:value-type="string">
            <text:p>25006501</text:p>
          </table:table-cell>
          <table:table-cell table:style-name="ce8" office:value-type="string" calcext:value-type="string">
            <text:p>c5006501</text:p>
          </table:table-cell>
          <table:table-cell table:style-name="ce8" office:value-type="string" calcext:value-type="string">
            <text:p>ceipalba</text:p>
          </table:table-cell>
          <table:table-cell table:style-name="ce8" office:value-type="string" calcext:value-type="string">
            <text:p>Escola Escola Alba</text:p>
          </table:table-cell>
          <table:table-cell table:number-columns-repeated="986"/>
        </table:table-row>
        <table:table-row table:style-name="ro1">
          <table:table-cell table:formula="of:=&quot;&quot; &amp; CHAR(CODE([.B2044])-49) &amp; MID([.B2044];2;7)" office:value-type="string" office:string-value="25006525" calcext:value-type="string">
            <text:p>25006525</text:p>
          </table:table-cell>
          <table:table-cell table:style-name="ce8" office:value-type="string" calcext:value-type="string">
            <text:p>c5006525</text:p>
          </table:table-cell>
          <table:table-cell table:style-name="ce8" office:value-type="string" calcext:value-type="string">
            <text:p>insjosepvallverdu</text:p>
          </table:table-cell>
          <table:table-cell table:style-name="ce8" office:value-type="string" calcext:value-type="string">
            <text:p>Institut Josep Vallverdú</text:p>
          </table:table-cell>
          <table:table-cell table:number-columns-repeated="986"/>
        </table:table-row>
        <table:table-row table:style-name="ro1">
          <table:table-cell table:formula="of:=&quot;&quot; &amp; CHAR(CODE([.B2045])-49) &amp; MID([.B2045];2;7)" office:value-type="string" office:string-value="25006574" calcext:value-type="string">
            <text:p>25006574</text:p>
          </table:table-cell>
          <table:table-cell table:style-name="ce8" office:value-type="string" calcext:value-type="string">
            <text:p>c5006574</text:p>
          </table:table-cell>
          <table:table-cell table:style-name="ce8" office:value-type="string" calcext:value-type="string">
            <text:p>insponts</text:p>
          </table:table-cell>
          <table:table-cell table:style-name="ce8" office:value-type="string" calcext:value-type="string">
            <text:p>Institut de Ponts</text:p>
          </table:table-cell>
          <table:table-cell table:number-columns-repeated="986"/>
        </table:table-row>
        <table:table-row table:style-name="ro1">
          <table:table-cell table:formula="of:=&quot;&quot; &amp; CHAR(CODE([.B2046])-49) &amp; MID([.B2046];2;7)" office:value-type="string" office:string-value="25006598" calcext:value-type="string">
            <text:p>25006598</text:p>
          </table:table-cell>
          <table:table-cell table:style-name="ce8" office:value-type="string" calcext:value-type="string">
            <text:p>c5006598</text:p>
          </table:table-cell>
          <table:table-cell table:style-name="ce8" office:value-type="string" calcext:value-type="string">
            <text:p>inslopladurgell-bellpuig</text:p>
          </table:table-cell>
          <table:table-cell table:style-name="ce8" office:value-type="string" calcext:value-type="string">
            <text:p>Institut Lo Pla Urgell</text:p>
          </table:table-cell>
          <table:table-cell table:number-columns-repeated="986"/>
        </table:table-row>
        <table:table-row table:style-name="ro1">
          <table:table-cell table:formula="of:=&quot;&quot; &amp; CHAR(CODE([.B2047])-49) &amp; MID([.B2047];2;7)" office:value-type="string" office:string-value="25006720" calcext:value-type="string">
            <text:p>25006720</text:p>
          </table:table-cell>
          <table:table-cell table:style-name="ce8" office:value-type="string" calcext:value-type="string">
            <text:p>c5006720</text:p>
          </table:table-cell>
          <table:table-cell table:style-name="ce8" office:value-type="string" calcext:value-type="string">
            <text:p>iesescolahoteleriadelleida</text:p>
          </table:table-cell>
          <table:table-cell table:style-name="ce8" office:value-type="string" calcext:value-type="string">
            <text:p>Institut d'Hoteleria i Turisme</text:p>
          </table:table-cell>
          <table:table-cell table:number-columns-repeated="986"/>
        </table:table-row>
        <table:table-row table:style-name="ro1">
          <table:table-cell table:formula="of:=&quot;&quot; &amp; CHAR(CODE([.B2048])-49) &amp; MID([.B2048];2;7)" office:value-type="string" office:string-value="25006744" calcext:value-type="string">
            <text:p>25006744</text:p>
          </table:table-cell>
          <table:table-cell table:style-name="ce8" office:value-type="string" calcext:value-type="string">
            <text:p>c5006744</text:p>
          </table:table-cell>
          <table:table-cell table:style-name="ce8" office:value-type="string" calcext:value-type="string">
            <text:p>cee-esperanca</text:p>
          </table:table-cell>
          <table:table-cell table:style-name="ce8" office:value-type="string" calcext:value-type="string">
            <text:p>CEE Esperança</text:p>
          </table:table-cell>
          <table:table-cell table:number-columns-repeated="986"/>
        </table:table-row>
        <table:table-row table:style-name="ro1">
          <table:table-cell table:formula="of:=&quot;&quot; &amp; CHAR(CODE([.B2049])-49) &amp; MID([.B2049];2;7)" office:value-type="string" office:string-value="25007153" calcext:value-type="string">
            <text:p>25007153</text:p>
          </table:table-cell>
          <table:table-cell table:style-name="ce8" office:value-type="string" calcext:value-type="string">
            <text:p>c5007153</text:p>
          </table:table-cell>
          <table:table-cell table:style-name="ce8" office:value-type="string" calcext:value-type="string">
            <text:p>iesalcarras</text:p>
          </table:table-cell>
          <table:table-cell table:style-name="ce8" office:value-type="string" calcext:value-type="string">
            <text:p>Institut Alcarràs</text:p>
          </table:table-cell>
          <table:table-cell table:number-columns-repeated="986"/>
        </table:table-row>
        <table:table-row table:style-name="ro1">
          <table:table-cell table:formula="of:=&quot;&quot; &amp; CHAR(CODE([.B2050])-49) &amp; MID([.B2050];2;7)" office:value-type="string" office:string-value="25007189" calcext:value-type="string">
            <text:p>25007189</text:p>
          </table:table-cell>
          <table:table-cell table:style-name="ce8" office:value-type="string" calcext:value-type="string">
            <text:p>c5007189</text:p>
          </table:table-cell>
          <table:table-cell table:style-name="ce8" office:value-type="string" calcext:value-type="string">
            <text:p>iesmariarubies</text:p>
          </table:table-cell>
          <table:table-cell table:style-name="ce8" office:value-type="string" calcext:value-type="string">
            <text:p>Institut Maria Rúbies</text:p>
          </table:table-cell>
          <table:table-cell table:number-columns-repeated="986"/>
        </table:table-row>
        <table:table-row table:style-name="ro1">
          <table:table-cell table:formula="of:=&quot;&quot; &amp; CHAR(CODE([.B2051])-49) &amp; MID([.B2051];2;7)" office:value-type="string" office:string-value="25007499" calcext:value-type="string">
            <text:p>25007499</text:p>
          </table:table-cell>
          <table:table-cell table:style-name="ce8" office:value-type="string" calcext:value-type="string">
            <text:p>c5007499</text:p>
          </table:table-cell>
          <table:table-cell table:style-name="ce8" office:value-type="string" calcext:value-type="string">
            <text:p>iesolivera</text:p>
          </table:table-cell>
          <table:table-cell table:style-name="ce8" office:value-type="string" calcext:value-type="string">
            <text:p>Institut Olivera</text:p>
          </table:table-cell>
          <table:table-cell table:number-columns-repeated="986"/>
        </table:table-row>
        <table:table-row table:style-name="ro1">
          <table:table-cell table:formula="of:=&quot;&quot; &amp; CHAR(CODE([.B2052])-49) &amp; MID([.B2052];2;7)" office:value-type="string" office:string-value="25007505" calcext:value-type="string">
            <text:p>25007505</text:p>
          </table:table-cell>
          <table:table-cell table:style-name="ce8" office:value-type="string" calcext:value-type="string">
            <text:p>c5007505</text:p>
          </table:table-cell>
          <table:table-cell table:style-name="ce8" office:value-type="string" calcext:value-type="string">
            <text:p>iesguissona</text:p>
          </table:table-cell>
          <table:table-cell table:style-name="ce8" office:value-type="string" calcext:value-type="string">
            <text:p>Institut de Guissona</text:p>
          </table:table-cell>
          <table:table-cell table:number-columns-repeated="986"/>
        </table:table-row>
        <table:table-row table:style-name="ro1">
          <table:table-cell table:formula="of:=&quot;&quot; &amp; CHAR(CODE([.B2053])-49) &amp; MID([.B2053];2;7)" office:value-type="string" office:string-value="25007517" calcext:value-type="string">
            <text:p>25007517</text:p>
          </table:table-cell>
          <table:table-cell table:style-name="ce8" office:value-type="string" calcext:value-type="string">
            <text:p>c5007517</text:p>
          </table:table-cell>
          <table:table-cell table:style-name="ce8" office:value-type="string" calcext:value-type="string">
            <text:p>ieslaserra</text:p>
          </table:table-cell>
          <table:table-cell table:style-name="ce8" office:value-type="string" calcext:value-type="string">
            <text:p>Institut La Serra</text:p>
          </table:table-cell>
          <table:table-cell table:number-columns-repeated="986"/>
        </table:table-row>
        <table:table-row table:style-name="ro1">
          <table:table-cell table:formula="of:=&quot;&quot; &amp; CHAR(CODE([.B2054])-49) &amp; MID([.B2054];2;7)" office:value-type="string" office:string-value="25007529" calcext:value-type="string">
            <text:p>25007529</text:p>
          </table:table-cell>
          <table:table-cell table:style-name="ce8" office:value-type="string" calcext:value-type="string">
            <text:p>c5007529</text:p>
          </table:table-cell>
          <table:table-cell table:style-name="ce8" office:value-type="string" calcext:value-type="string">
            <text:p>ies-seros</text:p>
          </table:table-cell>
          <table:table-cell table:style-name="ce8" office:value-type="string" calcext:value-type="string">
            <text:p>Institut Seròs</text:p>
          </table:table-cell>
          <table:table-cell table:number-columns-repeated="986"/>
        </table:table-row>
        <table:table-row table:style-name="ro1">
          <table:table-cell table:formula="of:=&quot;&quot; &amp; CHAR(CODE([.B2055])-49) &amp; MID([.B2055];2;7)" office:value-type="string" office:string-value="25007611" calcext:value-type="string">
            <text:p>25007611</text:p>
          </table:table-cell>
          <table:table-cell table:style-name="ce8" office:value-type="string" calcext:value-type="string">
            <text:p>c5007611</text:p>
          </table:table-cell>
          <table:table-cell table:style-name="ce8" office:value-type="string" calcext:value-type="string">
            <text:p>cfajoancarles</text:p>
          </table:table-cell>
          <table:table-cell table:style-name="ce8" office:value-type="string" calcext:value-type="string">
            <text:p>CFA Joan Carles I</text:p>
          </table:table-cell>
          <table:table-cell table:number-columns-repeated="986"/>
        </table:table-row>
        <table:table-row table:style-name="ro1">
          <table:table-cell table:formula="of:=&quot;&quot; &amp; CHAR(CODE([.B2056])-49) &amp; MID([.B2056];2;7)" office:value-type="string" office:string-value="25007700" calcext:value-type="string">
            <text:p>25007700</text:p>
          </table:table-cell>
          <table:table-cell table:style-name="ce8" office:value-type="string" calcext:value-type="string">
            <text:p>c5007700</text:p>
          </table:table-cell>
          <table:table-cell table:style-name="ce8" office:value-type="string" calcext:value-type="string">
            <text:p>iesermengolquart</text:p>
          </table:table-cell>
          <table:table-cell table:style-name="ce8" office:value-type="string" calcext:value-type="string">
            <text:p>Institut Ermengol IV</text:p>
          </table:table-cell>
          <table:table-cell table:number-columns-repeated="986"/>
        </table:table-row>
        <table:table-row table:style-name="ro1">
          <table:table-cell table:formula="of:=&quot;&quot; &amp; CHAR(CODE([.B2057])-49) &amp; MID([.B2057];2;7)" office:value-type="string" office:string-value="25007724" calcext:value-type="string">
            <text:p>25007724</text:p>
          </table:table-cell>
          <table:table-cell table:style-name="ce8" office:value-type="string" calcext:value-type="string">
            <text:p>c5007724</text:p>
          </table:table-cell>
          <table:table-cell table:style-name="ce8" office:value-type="string" calcext:value-type="string">
            <text:p>escmusica-garrigues</text:p>
          </table:table-cell>
          <table:table-cell table:style-name="ce8" office:value-type="string" calcext:value-type="string">
            <text:p>Esc. de Música de Les Garrigues</text:p>
          </table:table-cell>
          <table:table-cell table:number-columns-repeated="986"/>
        </table:table-row>
        <table:table-row table:style-name="ro1">
          <table:table-cell table:formula="of:=&quot;&quot; &amp; CHAR(CODE([.B2058])-49) &amp; MID([.B2058];2;7)" office:value-type="string" office:string-value="25007761" calcext:value-type="string">
            <text:p>25007761</text:p>
          </table:table-cell>
          <table:table-cell table:style-name="ce8" office:value-type="string" calcext:value-type="string">
            <text:p>c5007761</text:p>
          </table:table-cell>
          <table:table-cell table:style-name="ce8" office:value-type="string" calcext:value-type="string">
            <text:p>zerguicivervi</text:p>
          </table:table-cell>
          <table:table-cell table:style-name="ce8" office:value-type="string" calcext:value-type="string">
            <text:p>ZER Guicivervi</text:p>
          </table:table-cell>
          <table:table-cell table:number-columns-repeated="986"/>
        </table:table-row>
        <table:table-row table:style-name="ro1">
          <table:table-cell table:formula="of:=&quot;&quot; &amp; CHAR(CODE([.B2059])-49) &amp; MID([.B2059];2;7)" office:value-type="string" office:string-value="25007773" calcext:value-type="string">
            <text:p>25007773</text:p>
          </table:table-cell>
          <table:table-cell table:style-name="ce8" office:value-type="string" calcext:value-type="string">
            <text:p>c5007773</text:p>
          </table:table-cell>
          <table:table-cell table:style-name="ce8" office:value-type="string" calcext:value-type="string">
            <text:p>zerlasegarra</text:p>
          </table:table-cell>
          <table:table-cell table:style-name="ce8" office:value-type="string" calcext:value-type="string">
            <text:p>ZER La Segarra</text:p>
          </table:table-cell>
          <table:table-cell table:number-columns-repeated="986"/>
        </table:table-row>
        <table:table-row table:style-name="ro1">
          <table:table-cell table:formula="of:=&quot;&quot; &amp; CHAR(CODE([.B2060])-49) &amp; MID([.B2060];2;7)" office:value-type="string" office:string-value="25007797" calcext:value-type="string">
            <text:p>25007797</text:p>
          </table:table-cell>
          <table:table-cell table:style-name="ce8" office:value-type="string" calcext:value-type="string">
            <text:p>c5007797</text:p>
          </table:table-cell>
          <table:table-cell table:style-name="ce8" office:value-type="string" calcext:value-type="string">
            <text:p>zerbarida-batllia</text:p>
          </table:table-cell>
          <table:table-cell table:style-name="ce8" office:value-type="string" calcext:value-type="string">
            <text:p>ZER Baridà-Batllia</text:p>
          </table:table-cell>
          <table:table-cell table:number-columns-repeated="986"/>
        </table:table-row>
        <table:table-row table:style-name="ro1">
          <table:table-cell table:formula="of:=&quot;&quot; &amp; CHAR(CODE([.B2061])-49) &amp; MID([.B2061];2;7)" office:value-type="string" office:string-value="25007803" calcext:value-type="string">
            <text:p>25007803</text:p>
          </table:table-cell>
          <table:table-cell table:style-name="ce8" office:value-type="string" calcext:value-type="string">
            <text:p>c5007803</text:p>
          </table:table-cell>
          <table:table-cell table:style-name="ce8" office:value-type="string" calcext:value-type="string">
            <text:p>zeraltpallarssobira</text:p>
          </table:table-cell>
          <table:table-cell table:style-name="ce8" office:value-type="string" calcext:value-type="string">
            <text:p>ZER Alt Pallars Sobirà</text:p>
          </table:table-cell>
          <table:table-cell table:number-columns-repeated="986"/>
        </table:table-row>
        <table:table-row table:style-name="ro1">
          <table:table-cell table:formula="of:=&quot;&quot; &amp; CHAR(CODE([.B2062])-49) &amp; MID([.B2062];2;7)" office:value-type="string" office:string-value="25007815" calcext:value-type="string">
            <text:p>25007815</text:p>
          </table:table-cell>
          <table:table-cell table:style-name="ce8" office:value-type="string" calcext:value-type="string">
            <text:p>c5007815</text:p>
          </table:table-cell>
          <table:table-cell table:style-name="ce8" office:value-type="string" calcext:value-type="string">
            <text:p>zerelaia</text:p>
          </table:table-cell>
          <table:table-cell table:style-name="ce8" office:value-type="string" calcext:value-type="string">
            <text:p>ZER Elaia</text:p>
          </table:table-cell>
          <table:table-cell table:number-columns-repeated="986"/>
        </table:table-row>
        <table:table-row table:style-name="ro1">
          <table:table-cell table:formula="of:=&quot;&quot; &amp; CHAR(CODE([.B2063])-49) &amp; MID([.B2063];2;7)" office:value-type="string" office:string-value="25007827" calcext:value-type="string">
            <text:p>25007827</text:p>
          </table:table-cell>
          <table:table-cell table:style-name="ce8" office:value-type="string" calcext:value-type="string">
            <text:p>c5007827</text:p>
          </table:table-cell>
          <table:table-cell table:style-name="ce8" office:value-type="string" calcext:value-type="string">
            <text:p>zernarieda</text:p>
          </table:table-cell>
          <table:table-cell table:style-name="ce8" office:value-type="string" calcext:value-type="string">
            <text:p>ZER Narieda</text:p>
          </table:table-cell>
          <table:table-cell table:number-columns-repeated="986"/>
        </table:table-row>
        <table:table-row table:style-name="ro1">
          <table:table-cell table:formula="of:=&quot;&quot; &amp; CHAR(CODE([.B2064])-49) &amp; MID([.B2064];2;7)" office:value-type="string" office:string-value="25007839" calcext:value-type="string">
            <text:p>25007839</text:p>
          </table:table-cell>
          <table:table-cell table:style-name="ce8" office:value-type="string" calcext:value-type="string">
            <text:p>c5007839</text:p>
          </table:table-cell>
          <table:table-cell table:style-name="ce8" office:value-type="string" calcext:value-type="string">
            <text:p>zerpallarsjussa</text:p>
          </table:table-cell>
          <table:table-cell table:style-name="ce8" office:value-type="string" calcext:value-type="string">
            <text:p>ZER Pallars Jussà</text:p>
          </table:table-cell>
          <table:table-cell table:number-columns-repeated="986"/>
        </table:table-row>
        <table:table-row table:style-name="ro1">
          <table:table-cell table:formula="of:=&quot;&quot; &amp; CHAR(CODE([.B2065])-49) &amp; MID([.B2065];2;7)" office:value-type="string" office:string-value="25007840" calcext:value-type="string">
            <text:p>25007840</text:p>
          </table:table-cell>
          <table:table-cell table:style-name="ce8" office:value-type="string" calcext:value-type="string">
            <text:p>c5007840</text:p>
          </table:table-cell>
          <table:table-cell table:style-name="ce8" office:value-type="string" calcext:value-type="string">
            <text:p>zer-montsec</text:p>
          </table:table-cell>
          <table:table-cell table:style-name="ce8" office:value-type="string" calcext:value-type="string">
            <text:p>ZER El Montsec</text:p>
          </table:table-cell>
          <table:table-cell table:number-columns-repeated="986"/>
        </table:table-row>
        <table:table-row table:style-name="ro1">
          <table:table-cell table:formula="of:=&quot;&quot; &amp; CHAR(CODE([.B2066])-49) &amp; MID([.B2066];2;7)" office:value-type="string" office:string-value="25007852" calcext:value-type="string">
            <text:p>25007852</text:p>
          </table:table-cell>
          <table:table-cell table:style-name="ce8" office:value-type="string" calcext:value-type="string">
            <text:p>c5007852</text:p>
          </table:table-cell>
          <table:table-cell table:style-name="ce8" office:value-type="string" calcext:value-type="string">
            <text:p>zerelsio</text:p>
          </table:table-cell>
          <table:table-cell table:style-name="ce8" office:value-type="string" calcext:value-type="string">
            <text:p>ZER El Sió</text:p>
          </table:table-cell>
          <table:table-cell table:number-columns-repeated="986"/>
        </table:table-row>
        <table:table-row table:style-name="ro1">
          <table:table-cell table:formula="of:=&quot;&quot; &amp; CHAR(CODE([.B2067])-49) &amp; MID([.B2067];2;7)" office:value-type="string" office:string-value="25007864" calcext:value-type="string">
            <text:p>25007864</text:p>
          </table:table-cell>
          <table:table-cell table:style-name="ce8" office:value-type="string" calcext:value-type="string">
            <text:p>c5007864</text:p>
          </table:table-cell>
          <table:table-cell table:style-name="ce8" office:value-type="string" calcext:value-type="string">
            <text:p>zer-urgellet</text:p>
          </table:table-cell>
          <table:table-cell table:style-name="ce8" office:value-type="string" calcext:value-type="string">
            <text:p>ZER Urgellet</text:p>
          </table:table-cell>
          <table:table-cell table:number-columns-repeated="986"/>
        </table:table-row>
        <table:table-row table:style-name="ro1">
          <table:table-cell table:formula="of:=&quot;&quot; &amp; CHAR(CODE([.B2068])-49) &amp; MID([.B2068];2;7)" office:value-type="string" office:string-value="25007876" calcext:value-type="string">
            <text:p>25007876</text:p>
          </table:table-cell>
          <table:table-cell table:style-name="ce8" office:value-type="string" calcext:value-type="string">
            <text:p>c5007876</text:p>
          </table:table-cell>
          <table:table-cell table:style-name="ce8" office:value-type="string" calcext:value-type="string">
            <text:p>zerriucorb</text:p>
          </table:table-cell>
          <table:table-cell table:style-name="ce8" office:value-type="string" calcext:value-type="string">
            <text:p>ZER Riu Corb</text:p>
          </table:table-cell>
          <table:table-cell table:number-columns-repeated="986"/>
        </table:table-row>
        <table:table-row table:style-name="ro1">
          <table:table-cell table:formula="of:=&quot;&quot; &amp; CHAR(CODE([.B2069])-49) &amp; MID([.B2069];2;7)" office:value-type="string" office:string-value="25007888" calcext:value-type="string">
            <text:p>25007888</text:p>
          </table:table-cell>
          <table:table-cell table:style-name="ce8" office:value-type="string" calcext:value-type="string">
            <text:p>c5007888</text:p>
          </table:table-cell>
          <table:table-cell table:style-name="ce8" office:value-type="string" calcext:value-type="string">
            <text:p>zergarriguesaltes</text:p>
          </table:table-cell>
          <table:table-cell table:style-name="ce8" office:value-type="string" calcext:value-type="string">
            <text:p>ZER Garrigues Altes</text:p>
          </table:table-cell>
          <table:table-cell table:number-columns-repeated="986"/>
        </table:table-row>
        <table:table-row table:style-name="ro1">
          <table:table-cell table:formula="of:=&quot;&quot; &amp; CHAR(CODE([.B2070])-49) &amp; MID([.B2070];2;7)" office:value-type="string" office:string-value="25007891" calcext:value-type="string">
            <text:p>25007891</text:p>
          </table:table-cell>
          <table:table-cell table:style-name="ce8" office:value-type="string" calcext:value-type="string">
            <text:p>c5007891</text:p>
          </table:table-cell>
          <table:table-cell table:style-name="ce8" office:value-type="string" calcext:value-type="string">
            <text:p>zeralta</text:p>
          </table:table-cell>
          <table:table-cell table:style-name="ce8" office:value-type="string" calcext:value-type="string">
            <text:p>ZER Alta Ribagorça</text:p>
          </table:table-cell>
          <table:table-cell table:number-columns-repeated="986"/>
        </table:table-row>
        <table:table-row table:style-name="ro1">
          <table:table-cell table:formula="of:=&quot;&quot; &amp; CHAR(CODE([.B2071])-49) &amp; MID([.B2071];2;7)" office:value-type="string" office:string-value="25007906" calcext:value-type="string">
            <text:p>25007906</text:p>
          </table:table-cell>
          <table:table-cell table:style-name="ce8" office:value-type="string" calcext:value-type="string">
            <text:p>c5007906</text:p>
          </table:table-cell>
          <table:table-cell table:style-name="ce8" office:value-type="string" calcext:value-type="string">
            <text:p>zerserrallarga</text:p>
          </table:table-cell>
          <table:table-cell table:style-name="ce8" office:value-type="string" calcext:value-type="string">
            <text:p>ZER Serra Llarga</text:p>
          </table:table-cell>
          <table:table-cell table:number-columns-repeated="986"/>
        </table:table-row>
        <table:table-row table:style-name="ro1">
          <table:table-cell table:formula="of:=&quot;&quot; &amp; CHAR(CODE([.B2072])-49) &amp; MID([.B2072];2;7)" office:value-type="string" office:string-value="25007918" calcext:value-type="string">
            <text:p>25007918</text:p>
          </table:table-cell>
          <table:table-cell table:style-name="ce8" office:value-type="string" calcext:value-type="string">
            <text:p>c5007918</text:p>
          </table:table-cell>
          <table:table-cell table:style-name="ce8" office:value-type="string" calcext:value-type="string">
            <text:p>zeroliver</text:p>
          </table:table-cell>
          <table:table-cell table:style-name="ce8" office:value-type="string" calcext:value-type="string">
            <text:p>ZER L'Oliver</text:p>
          </table:table-cell>
          <table:table-cell table:number-columns-repeated="986"/>
        </table:table-row>
        <table:table-row table:style-name="ro1">
          <table:table-cell table:formula="of:=&quot;&quot; &amp; CHAR(CODE([.B2073])-49) &amp; MID([.B2073];2;7)" office:value-type="string" office:string-value="25007921" calcext:value-type="string">
            <text:p>25007921</text:p>
          </table:table-cell>
          <table:table-cell table:style-name="ce8" office:value-type="string" calcext:value-type="string">
            <text:p>c5007921</text:p>
          </table:table-cell>
          <table:table-cell table:style-name="ce8" office:value-type="string" calcext:value-type="string">
            <text:p>zer-horta-lleida</text:p>
          </table:table-cell>
          <table:table-cell table:style-name="ce8" office:value-type="string" calcext:value-type="string">
            <text:p>ZER L'Horta de LLeida</text:p>
          </table:table-cell>
          <table:table-cell table:number-columns-repeated="986"/>
        </table:table-row>
        <table:table-row table:style-name="ro1">
          <table:table-cell table:formula="of:=&quot;&quot; &amp; CHAR(CODE([.B2074])-49) &amp; MID([.B2074];2;7)" office:value-type="string" office:string-value="25007931" calcext:value-type="string">
            <text:p>25007931</text:p>
          </table:table-cell>
          <table:table-cell table:style-name="ce8" office:value-type="string" calcext:value-type="string">
            <text:p>c5007931</text:p>
          </table:table-cell>
          <table:table-cell table:style-name="ce8" office:value-type="string" calcext:value-type="string">
            <text:p>zervaldaran</text:p>
          </table:table-cell>
          <table:table-cell table:style-name="ce8" office:value-type="string" calcext:value-type="string">
            <text:p>ZER Val d'Aran</text:p>
          </table:table-cell>
          <table:table-cell table:number-columns-repeated="986"/>
        </table:table-row>
        <table:table-row table:style-name="ro1">
          <table:table-cell table:formula="of:=&quot;&quot; &amp; CHAR(CODE([.B2075])-49) &amp; MID([.B2075];2;7)" office:value-type="string" office:string-value="25007943" calcext:value-type="string">
            <text:p>25007943</text:p>
          </table:table-cell>
          <table:table-cell table:style-name="ce8" office:value-type="string" calcext:value-type="string">
            <text:p>c5007943</text:p>
          </table:table-cell>
          <table:table-cell table:style-name="ce8" office:value-type="string" calcext:value-type="string">
            <text:p>zer-plaurcen</text:p>
          </table:table-cell>
          <table:table-cell table:style-name="ce8" office:value-type="string" calcext:value-type="string">
            <text:p>ZER Plaurcén</text:p>
          </table:table-cell>
          <table:table-cell table:number-columns-repeated="986"/>
        </table:table-row>
        <table:table-row table:style-name="ro1">
          <table:table-cell table:formula="of:=&quot;&quot; &amp; CHAR(CODE([.B2076])-49) &amp; MID([.B2076];2;7)" office:value-type="string" office:string-value="25007992" calcext:value-type="string">
            <text:p>25007992</text:p>
          </table:table-cell>
          <table:table-cell table:style-name="ce8" office:value-type="string" calcext:value-type="string">
            <text:p>c5007992</text:p>
          </table:table-cell>
          <table:table-cell table:style-name="ce8" office:value-type="string" calcext:value-type="string">
            <text:p>escalmenar</text:p>
          </table:table-cell>
          <table:table-cell table:style-name="ce8" office:value-type="string" calcext:value-type="string">
            <text:p>Escola d'Almenar</text:p>
          </table:table-cell>
          <table:table-cell table:number-columns-repeated="986"/>
        </table:table-row>
        <table:table-row table:style-name="ro1">
          <table:table-cell table:formula="of:=&quot;&quot; &amp; CHAR(CODE([.B2077])-49) &amp; MID([.B2077];2;7)" office:value-type="string" office:string-value="25008042" calcext:value-type="string">
            <text:p>25008042</text:p>
          </table:table-cell>
          <table:table-cell table:style-name="ce8" office:value-type="string" calcext:value-type="string">
            <text:p>c5008042</text:p>
          </table:table-cell>
          <table:table-cell table:style-name="ce8" office:value-type="string" calcext:value-type="string">
            <text:p>zerriuset</text:p>
          </table:table-cell>
          <table:table-cell table:style-name="ce8" office:value-type="string" calcext:value-type="string">
            <text:p>ZER Riu Set</text:p>
          </table:table-cell>
          <table:table-cell table:number-columns-repeated="986"/>
        </table:table-row>
        <table:table-row table:style-name="ro1">
          <table:table-cell table:formula="of:=&quot;&quot; &amp; CHAR(CODE([.B2078])-49) &amp; MID([.B2078];2;7)" office:value-type="string" office:string-value="25008054" calcext:value-type="string">
            <text:p>25008054</text:p>
          </table:table-cell>
          <table:table-cell table:style-name="ce8" office:value-type="string" calcext:value-type="string">
            <text:p>c5008054</text:p>
          </table:table-cell>
          <table:table-cell table:style-name="ce8" office:value-type="string" calcext:value-type="string">
            <text:p>zervallaranyo</text:p>
          </table:table-cell>
          <table:table-cell table:style-name="ce8" office:value-type="string" calcext:value-type="string">
            <text:p>ZER Vall de l'Aranyó</text:p>
          </table:table-cell>
          <table:table-cell table:number-columns-repeated="986"/>
        </table:table-row>
        <table:table-row table:style-name="ro1">
          <table:table-cell table:formula="of:=&quot;&quot; &amp; CHAR(CODE([.B2079])-49) &amp; MID([.B2079];2;7)" office:value-type="string" office:string-value="25008066" calcext:value-type="string">
            <text:p>25008066</text:p>
          </table:table-cell>
          <table:table-cell table:style-name="ce8" office:value-type="string" calcext:value-type="string">
            <text:p>c5008066</text:p>
          </table:table-cell>
          <table:table-cell table:style-name="ce8" office:value-type="string" calcext:value-type="string">
            <text:p>zerespernallac</text:p>
          </table:table-cell>
          <table:table-cell table:style-name="ce8" office:value-type="string" calcext:value-type="string">
            <text:p>ZER Espernallac</text:p>
          </table:table-cell>
          <table:table-cell table:number-columns-repeated="986"/>
        </table:table-row>
        <table:table-row table:style-name="ro1">
          <table:table-cell table:formula="of:=&quot;&quot; &amp; CHAR(CODE([.B2080])-49) &amp; MID([.B2080];2;7)" office:value-type="string" office:string-value="25008078" calcext:value-type="string">
            <text:p>25008078</text:p>
          </table:table-cell>
          <table:table-cell table:style-name="ce8" office:value-type="string" calcext:value-type="string">
            <text:p>c5008078</text:p>
          </table:table-cell>
          <table:table-cell table:style-name="ce8" office:value-type="string" calcext:value-type="string">
            <text:p>zerelromani</text:p>
          </table:table-cell>
          <table:table-cell table:style-name="ce8" office:value-type="string" calcext:value-type="string">
            <text:p>ZER El Romaní</text:p>
          </table:table-cell>
          <table:table-cell table:number-columns-repeated="986"/>
        </table:table-row>
        <table:table-row table:style-name="ro1">
          <table:table-cell table:formula="of:=&quot;&quot; &amp; CHAR(CODE([.B2081])-49) &amp; MID([.B2081];2;7)" office:value-type="string" office:string-value="25008081" calcext:value-type="string">
            <text:p>25008081</text:p>
          </table:table-cell>
          <table:table-cell table:style-name="ce8" office:value-type="string" calcext:value-type="string">
            <text:p>c5008081</text:p>
          </table:table-cell>
          <table:table-cell table:style-name="ce8" office:value-type="string" calcext:value-type="string">
            <text:p>zereljonc</text:p>
          </table:table-cell>
          <table:table-cell table:style-name="ce8" office:value-type="string" calcext:value-type="string">
            <text:p>ZER El Jonc</text:p>
          </table:table-cell>
          <table:table-cell table:number-columns-repeated="986"/>
        </table:table-row>
        <table:table-row table:style-name="ro1">
          <table:table-cell table:formula="of:=&quot;&quot; &amp; CHAR(CODE([.B2082])-49) &amp; MID([.B2082];2;7)" office:value-type="string" office:string-value="25008091" calcext:value-type="string">
            <text:p>25008091</text:p>
          </table:table-cell>
          <table:table-cell table:style-name="ce8" office:value-type="string" calcext:value-type="string">
            <text:p>c5008091</text:p>
          </table:table-cell>
          <table:table-cell table:style-name="ce8" office:value-type="string" calcext:value-type="string">
            <text:p>zerventsere</text:p>
          </table:table-cell>
          <table:table-cell table:style-name="ce8" office:value-type="string" calcext:value-type="string">
            <text:p>ZER Vent Serè</text:p>
          </table:table-cell>
          <table:table-cell table:number-columns-repeated="986"/>
        </table:table-row>
        <table:table-row table:style-name="ro1">
          <table:table-cell table:formula="of:=&quot;&quot; &amp; CHAR(CODE([.B2083])-49) &amp; MID([.B2083];2;7)" office:value-type="string" office:string-value="25008108" calcext:value-type="string">
            <text:p>25008108</text:p>
          </table:table-cell>
          <table:table-cell table:style-name="ce8" office:value-type="string" calcext:value-type="string">
            <text:p>c5008108</text:p>
          </table:table-cell>
          <table:table-cell table:style-name="ce8" office:value-type="string" calcext:value-type="string">
            <text:p>zereral</text:p>
          </table:table-cell>
          <table:table-cell table:style-name="ce8" office:value-type="string" calcext:value-type="string">
            <text:p>ZER L'Eral</text:p>
          </table:table-cell>
          <table:table-cell table:number-columns-repeated="986"/>
        </table:table-row>
        <table:table-row table:style-name="ro1">
          <table:table-cell table:formula="of:=&quot;&quot; &amp; CHAR(CODE([.B2084])-49) &amp; MID([.B2084];2;7)" office:value-type="string" office:string-value="25008111" calcext:value-type="string">
            <text:p>25008111</text:p>
          </table:table-cell>
          <table:table-cell table:style-name="ce8" office:value-type="string" calcext:value-type="string">
            <text:p>c5008111</text:p>
          </table:table-cell>
          <table:table-cell table:style-name="ce8" office:value-type="string" calcext:value-type="string">
            <text:p>zerlacoma</text:p>
          </table:table-cell>
          <table:table-cell table:style-name="ce8" office:value-type="string" calcext:value-type="string">
            <text:p>ZER La Coma</text:p>
          </table:table-cell>
          <table:table-cell table:number-columns-repeated="986"/>
        </table:table-row>
        <table:table-row table:style-name="ro1">
          <table:table-cell table:formula="of:=&quot;&quot; &amp; CHAR(CODE([.B2085])-49) &amp; MID([.B2085];2;7)" office:value-type="string" office:string-value="25008133" calcext:value-type="string">
            <text:p>25008133</text:p>
          </table:table-cell>
          <table:table-cell table:style-name="ce8" office:value-type="string" calcext:value-type="string">
            <text:p>c5008133</text:p>
          </table:table-cell>
          <table:table-cell table:style-name="ce8" office:value-type="string" calcext:value-type="string">
            <text:p>zerponent</text:p>
          </table:table-cell>
          <table:table-cell table:style-name="ce8" office:value-type="string" calcext:value-type="string">
            <text:p>ZER Ponent</text:p>
          </table:table-cell>
          <table:table-cell table:number-columns-repeated="986"/>
        </table:table-row>
        <table:table-row table:style-name="ro1">
          <table:table-cell table:formula="of:=&quot;&quot; &amp; CHAR(CODE([.B2086])-49) &amp; MID([.B2086];2;7)" office:value-type="string" office:string-value="25008145" calcext:value-type="string">
            <text:p>25008145</text:p>
          </table:table-cell>
          <table:table-cell table:style-name="ce8" office:value-type="string" calcext:value-type="string">
            <text:p>c5008145</text:p>
          </table:table-cell>
          <table:table-cell table:style-name="ce8" office:value-type="string" calcext:value-type="string">
            <text:p>zeraltsegria</text:p>
          </table:table-cell>
          <table:table-cell table:style-name="ce8" office:value-type="string" calcext:value-type="string">
            <text:p>ZER Alt Segrià</text:p>
          </table:table-cell>
          <table:table-cell table:number-columns-repeated="986"/>
        </table:table-row>
        <table:table-row table:style-name="ro1">
          <table:table-cell table:formula="of:=&quot;&quot; &amp; CHAR(CODE([.B2087])-49) &amp; MID([.B2087];2;7)" office:value-type="string" office:string-value="25008157" calcext:value-type="string">
            <text:p>25008157</text:p>
          </table:table-cell>
          <table:table-cell table:style-name="ce8" office:value-type="string" calcext:value-type="string">
            <text:p>c5008157</text:p>
          </table:table-cell>
          <table:table-cell table:style-name="ce8" office:value-type="string" calcext:value-type="string">
            <text:p>zerriuondara</text:p>
          </table:table-cell>
          <table:table-cell table:style-name="ce8" office:value-type="string" calcext:value-type="string">
            <text:p>ZER Riu Ondara</text:p>
          </table:table-cell>
          <table:table-cell table:number-columns-repeated="986"/>
        </table:table-row>
        <table:table-row table:style-name="ro1">
          <table:table-cell table:formula="of:=&quot;&quot; &amp; CHAR(CODE([.B2088])-49) &amp; MID([.B2088];2;7)" office:value-type="string" office:string-value="25008212" calcext:value-type="string">
            <text:p>25008212</text:p>
          </table:table-cell>
          <table:table-cell table:style-name="ce8" office:value-type="string" calcext:value-type="string">
            <text:p>c5008212</text:p>
          </table:table-cell>
          <table:table-cell table:style-name="ce8" office:value-type="string" calcext:value-type="string">
            <text:p>ceippractiques2-lleida</text:p>
          </table:table-cell>
          <table:table-cell table:style-name="ce8" office:value-type="string" calcext:value-type="string">
            <text:p>Escola Pràctiques II</text:p>
          </table:table-cell>
          <table:table-cell table:number-columns-repeated="986"/>
        </table:table-row>
        <table:table-row table:style-name="ro1">
          <table:table-cell table:formula="of:=&quot;&quot; &amp; CHAR(CODE([.B2089])-49) &amp; MID([.B2089];2;7)" office:value-type="string" office:string-value="25008224" calcext:value-type="string">
            <text:p>25008224</text:p>
          </table:table-cell>
          <table:table-cell table:style-name="ce8" office:value-type="string" calcext:value-type="string">
            <text:p>c5008224</text:p>
          </table:table-cell>
          <table:table-cell table:style-name="ce8" office:value-type="string" calcext:value-type="string">
            <text:p>zerargelaga</text:p>
          </table:table-cell>
          <table:table-cell table:style-name="ce8" office:value-type="string" calcext:value-type="string">
            <text:p>ZER Argelaga</text:p>
          </table:table-cell>
          <table:table-cell table:number-columns-repeated="986"/>
        </table:table-row>
        <table:table-row table:style-name="ro1">
          <table:table-cell table:formula="of:=&quot;&quot; &amp; CHAR(CODE([.B2090])-49) &amp; MID([.B2090];2;7)" office:value-type="string" office:string-value="25008236" calcext:value-type="string">
            <text:p>25008236</text:p>
          </table:table-cell>
          <table:table-cell table:style-name="ce8" office:value-type="string" calcext:value-type="string">
            <text:p>c5008236</text:p>
          </table:table-cell>
          <table:table-cell table:style-name="ce8" office:value-type="string" calcext:value-type="string">
            <text:p>zer-pedrera</text:p>
          </table:table-cell>
          <table:table-cell table:style-name="ce8" office:value-type="string" calcext:value-type="string">
            <text:p>ZER Pedrera</text:p>
          </table:table-cell>
          <table:table-cell table:number-columns-repeated="986"/>
        </table:table-row>
        <table:table-row table:style-name="ro1">
          <table:table-cell table:formula="of:=&quot;&quot; &amp; CHAR(CODE([.B2091])-49) &amp; MID([.B2091];2;7)" office:value-type="string" office:string-value="25008248" calcext:value-type="string">
            <text:p>25008248</text:p>
          </table:table-cell>
          <table:table-cell table:style-name="ce8" office:value-type="string" calcext:value-type="string">
            <text:p>c5008248</text:p>
          </table:table-cell>
          <table:table-cell table:style-name="ce8" office:value-type="string" calcext:value-type="string">
            <text:p>si-stllorenc</text:p>
          </table:table-cell>
          <table:table-cell table:style-name="ce8" office:value-type="string" calcext:value-type="string">
            <text:p>SES de Sant Llorenç de Morunys</text:p>
          </table:table-cell>
          <table:table-cell table:number-columns-repeated="986"/>
        </table:table-row>
        <table:table-row table:style-name="ro1">
          <table:table-cell table:formula="of:=&quot;&quot; &amp; CHAR(CODE([.B2092])-49) &amp; MID([.B2092];2;7)" office:value-type="string" office:string-value="25008340" calcext:value-type="string">
            <text:p>25008340</text:p>
          </table:table-cell>
          <table:table-cell table:style-name="ce8" office:value-type="string" calcext:value-type="string">
            <text:p>c5008340</text:p>
          </table:table-cell>
          <table:table-cell table:style-name="ce8" office:value-type="string" calcext:value-type="string">
            <text:p>escolamusicalinyola</text:p>
          </table:table-cell>
          <table:table-cell table:style-name="ce8" office:value-type="string" calcext:value-type="string">
            <text:p>Esc. de Música Municipal</text:p>
          </table:table-cell>
          <table:table-cell table:number-columns-repeated="986"/>
        </table:table-row>
        <table:table-row table:style-name="ro1">
          <table:table-cell table:formula="of:=&quot;&quot; &amp; CHAR(CODE([.B2093])-49) &amp; MID([.B2093];2;7)" office:value-type="string" office:string-value="25008546" calcext:value-type="string">
            <text:p>25008546</text:p>
          </table:table-cell>
          <table:table-cell table:style-name="ce8" office:value-type="string" calcext:value-type="string">
            <text:p>c5008546</text:p>
          </table:table-cell>
          <table:table-cell table:style-name="ce8" office:value-type="string" calcext:value-type="string">
            <text:p>eoitarrega</text:p>
          </table:table-cell>
          <table:table-cell table:style-name="ce8" office:value-type="string" calcext:value-type="string">
            <text:p>EOI de Tàrrega</text:p>
          </table:table-cell>
          <table:table-cell table:number-columns-repeated="986"/>
        </table:table-row>
        <table:table-row table:style-name="ro1">
          <table:table-cell table:formula="of:=&quot;&quot; &amp; CHAR(CODE([.B2094])-49) &amp; MID([.B2094];2;7)" office:value-type="string" office:string-value="25008561" calcext:value-type="string">
            <text:p>25008561</text:p>
          </table:table-cell>
          <table:table-cell table:style-name="ce8" office:value-type="string" calcext:value-type="string">
            <text:p>c5008561</text:p>
          </table:table-cell>
          <table:table-cell table:style-name="ce8" office:value-type="string" calcext:value-type="string">
            <text:p>cfabalaguer</text:p>
          </table:table-cell>
          <table:table-cell table:style-name="ce8" office:value-type="string" calcext:value-type="string">
            <text:p>AFA Balaguer</text:p>
          </table:table-cell>
          <table:table-cell table:number-columns-repeated="986"/>
        </table:table-row>
        <table:table-row table:style-name="ro1">
          <table:table-cell table:formula="of:=&quot;&quot; &amp; CHAR(CODE([.B2095])-49) &amp; MID([.B2095];2;7)" office:value-type="string" office:string-value="25008571" calcext:value-type="string">
            <text:p>25008571</text:p>
          </table:table-cell>
          <table:table-cell table:style-name="ce8" office:value-type="string" calcext:value-type="string">
            <text:p>c5008571</text:p>
          </table:table-cell>
          <table:table-cell table:style-name="ce8" office:value-type="string" calcext:value-type="string">
            <text:p>cfacervera</text:p>
          </table:table-cell>
          <table:table-cell table:style-name="ce8" office:value-type="string" calcext:value-type="string">
            <text:p>AFA Cervera</text:p>
          </table:table-cell>
          <table:table-cell table:number-columns-repeated="986"/>
        </table:table-row>
        <table:table-row table:style-name="ro1">
          <table:table-cell table:formula="of:=&quot;&quot; &amp; CHAR(CODE([.B2096])-49) &amp; MID([.B2096];2;7)" office:value-type="string" office:string-value="25008595" calcext:value-type="string">
            <text:p>25008595</text:p>
          </table:table-cell>
          <table:table-cell table:style-name="ce8" office:value-type="string" calcext:value-type="string">
            <text:p>c5008595</text:p>
          </table:table-cell>
          <table:table-cell table:style-name="ce8" office:value-type="string" calcext:value-type="string">
            <text:p>cfatarrega</text:p>
          </table:table-cell>
          <table:table-cell table:style-name="ce8" office:value-type="string" calcext:value-type="string">
            <text:p>AFA Tàrrega</text:p>
          </table:table-cell>
          <table:table-cell table:number-columns-repeated="986"/>
        </table:table-row>
        <table:table-row table:style-name="ro1">
          <table:table-cell table:formula="of:=&quot;&quot; &amp; CHAR(CODE([.B2097])-49) &amp; MID([.B2097];2;7)" office:value-type="string" office:string-value="25008625" calcext:value-type="string">
            <text:p>25008625</text:p>
          </table:table-cell>
          <table:table-cell table:style-name="ce8" office:value-type="string" calcext:value-type="string">
            <text:p>c5008625</text:p>
          </table:table-cell>
          <table:table-cell table:style-name="ce8" office:value-type="string" calcext:value-type="string">
            <text:p>cfamollerussa</text:p>
          </table:table-cell>
          <table:table-cell table:style-name="ce8" office:value-type="string" calcext:value-type="string">
            <text:p>CFA Mollerussa</text:p>
          </table:table-cell>
          <table:table-cell table:number-columns-repeated="986"/>
        </table:table-row>
        <table:table-row table:style-name="ro1">
          <table:table-cell table:formula="of:=&quot;&quot; &amp; CHAR(CODE([.B2098])-49) &amp; MID([.B2098];2;7)" office:value-type="string" office:string-value="25008731" calcext:value-type="string">
            <text:p>25008731</text:p>
          </table:table-cell>
          <table:table-cell table:style-name="ce8" office:value-type="string" calcext:value-type="string">
            <text:p>c5008731</text:p>
          </table:table-cell>
          <table:table-cell table:style-name="ce8" office:value-type="string" calcext:value-type="string">
            <text:p>llar-quitxalla-seros</text:p>
          </table:table-cell>
          <table:table-cell table:style-name="ce8" office:value-type="string" calcext:value-type="string">
            <text:p>Llar d'infants de Seròs</text:p>
          </table:table-cell>
          <table:table-cell table:number-columns-repeated="986"/>
        </table:table-row>
        <table:table-row table:style-name="ro1">
          <table:table-cell table:formula="of:=&quot;&quot; &amp; CHAR(CODE([.B2099])-49) &amp; MID([.B2099];2;7)" office:value-type="string" office:string-value="25008753" calcext:value-type="string">
            <text:p>25008753</text:p>
          </table:table-cell>
          <table:table-cell table:style-name="ce8" office:value-type="string" calcext:value-type="string">
            <text:p>c5008753</text:p>
          </table:table-cell>
          <table:table-cell table:style-name="ce8" office:value-type="string" calcext:value-type="string">
            <text:p>cfasolsones</text:p>
          </table:table-cell>
          <table:table-cell table:style-name="ce8" office:value-type="string" calcext:value-type="string">
            <text:p>CFA Solsonès</text:p>
          </table:table-cell>
          <table:table-cell table:number-columns-repeated="986"/>
        </table:table-row>
        <table:table-row table:style-name="ro1">
          <table:table-cell table:formula="of:=&quot;&quot; &amp; CHAR(CODE([.B2100])-49) &amp; MID([.B2100];2;7)" office:value-type="string" office:string-value="25008789" calcext:value-type="string">
            <text:p>25008789</text:p>
          </table:table-cell>
          <table:table-cell table:style-name="ce8" office:value-type="string" calcext:value-type="string">
            <text:p>c5008789</text:p>
          </table:table-cell>
          <table:table-cell table:style-name="ce8" office:value-type="string" calcext:value-type="string">
            <text:p>escola-montroig-balaguer</text:p>
          </table:table-cell>
          <table:table-cell table:style-name="ce8" office:value-type="string" calcext:value-type="string">
            <text:p>Escola Mont-roig</text:p>
          </table:table-cell>
          <table:table-cell table:number-columns-repeated="986"/>
        </table:table-row>
        <table:table-row table:style-name="ro1">
          <table:table-cell table:formula="of:=&quot;&quot; &amp; CHAR(CODE([.B2101])-49) &amp; MID([.B2101];2;7)" office:value-type="string" office:string-value="25008790" calcext:value-type="string">
            <text:p>25008790</text:p>
          </table:table-cell>
          <table:table-cell table:style-name="ce8" office:value-type="string" calcext:value-type="string">
            <text:p>c5008790</text:p>
          </table:table-cell>
          <table:table-cell table:style-name="ce8" office:value-type="string" calcext:value-type="string">
            <text:p>escola-mmm-tarrega</text:p>
          </table:table-cell>
          <table:table-cell table:style-name="ce8" office:value-type="string" calcext:value-type="string">
            <text:p>Escola Maria-Mercè Marçal</text:p>
          </table:table-cell>
          <table:table-cell table:number-columns-repeated="986"/>
        </table:table-row>
        <table:table-row table:style-name="ro1">
          <table:table-cell table:formula="of:=&quot;&quot; &amp; CHAR(CODE([.B2102])-49) &amp; MID([.B2102];2;7)" office:value-type="string" office:string-value="25008844" calcext:value-type="string">
            <text:p>25008844</text:p>
          </table:table-cell>
          <table:table-cell table:style-name="ce8" office:value-type="string" calcext:value-type="string">
            <text:p>c5008844</text:p>
          </table:table-cell>
          <table:table-cell table:style-name="ce8" office:value-type="string" calcext:value-type="string">
            <text:p>llar-malfargats</text:p>
          </table:table-cell>
          <table:table-cell table:style-name="ce8" office:value-type="string" calcext:value-type="string">
            <text:p>Llar d'Infants Els Malfargats</text:p>
          </table:table-cell>
          <table:table-cell table:number-columns-repeated="986"/>
        </table:table-row>
        <table:table-row table:style-name="ro1">
          <table:table-cell table:formula="of:=&quot;&quot; &amp; CHAR(CODE([.B2103])-49) &amp; MID([.B2103];2;7)" office:value-type="string" office:string-value="25008893" calcext:value-type="string">
            <text:p>25008893</text:p>
          </table:table-cell>
          <table:table-cell table:style-name="ce8" office:value-type="string" calcext:value-type="string">
            <text:p>c5008893</text:p>
          </table:table-cell>
          <table:table-cell table:style-name="ce8" office:value-type="string" calcext:value-type="string">
            <text:p>escparcdelsaladar</text:p>
          </table:table-cell>
          <table:table-cell table:style-name="ce8" office:value-type="string" calcext:value-type="string">
            <text:p>Escola Parc del Saladar</text:p>
          </table:table-cell>
          <table:table-cell table:number-columns-repeated="986"/>
        </table:table-row>
        <table:table-row table:style-name="ro1">
          <table:table-cell table:formula="of:=&quot;&quot; &amp; CHAR(CODE([.B2104])-49) &amp; MID([.B2104];2;7)" office:value-type="string" office:string-value="25008935" calcext:value-type="string">
            <text:p>25008935</text:p>
          </table:table-cell>
          <table:table-cell table:style-name="ce8" office:value-type="string" calcext:value-type="string">
            <text:p>c5008935</text:p>
          </table:table-cell>
          <table:table-cell table:style-name="ce8" office:value-type="string" calcext:value-type="string">
            <text:p>escolalarapita</text:p>
          </table:table-cell>
          <table:table-cell table:style-name="ce8" office:value-type="string" calcext:value-type="string">
            <text:p>Escola La Ràpita - ZER El Jonc</text:p>
          </table:table-cell>
          <table:table-cell table:number-columns-repeated="986"/>
        </table:table-row>
        <table:table-row table:style-name="ro1">
          <table:table-cell table:formula="of:=&quot;&quot; &amp; CHAR(CODE([.B2105])-49) &amp; MID([.B2105];2;7)" office:value-type="string" office:string-value="25008959" calcext:value-type="string">
            <text:p>25008959</text:p>
          </table:table-cell>
          <table:table-cell table:style-name="ce8" office:value-type="string" calcext:value-type="string">
            <text:p>c5008959</text:p>
          </table:table-cell>
          <table:table-cell table:style-name="ce8" office:value-type="string" calcext:value-type="string">
            <text:p>ce-elsegre</text:p>
          </table:table-cell>
          <table:table-cell table:style-name="ce8" office:value-type="string" calcext:value-type="string">
            <text:p>CE El Segre</text:p>
          </table:table-cell>
          <table:table-cell table:number-columns-repeated="986"/>
        </table:table-row>
        <table:table-row table:style-name="ro1">
          <table:table-cell table:formula="of:=&quot;&quot; &amp; CHAR(CODE([.B2106])-49) &amp; MID([.B2106];2;7)" office:value-type="string" office:string-value="25008984" calcext:value-type="string">
            <text:p>25008984</text:p>
          </table:table-cell>
          <table:table-cell table:style-name="ce8" office:value-type="string" calcext:value-type="string">
            <text:p>c5008984</text:p>
          </table:table-cell>
          <table:table-cell table:style-name="ce8" office:value-type="string" calcext:value-type="string">
            <text:p>cfa-tremp</text:p>
          </table:table-cell>
          <table:table-cell table:style-name="ce8" office:value-type="string" calcext:value-type="string">
            <text:p>CFA Tremp</text:p>
          </table:table-cell>
          <table:table-cell table:number-columns-repeated="986"/>
        </table:table-row>
        <table:table-row table:style-name="ro1">
          <table:table-cell table:formula="of:=&quot;&quot; &amp; CHAR(CODE([.B2107])-49) &amp; MID([.B2107];2;7)" office:value-type="string" office:string-value="25009009" calcext:value-type="string">
            <text:p>25009009</text:p>
          </table:table-cell>
          <table:table-cell table:style-name="ce8" office:value-type="string" calcext:value-type="string">
            <text:p>c5009009</text:p>
          </table:table-cell>
          <table:table-cell table:style-name="ce8" office:value-type="string" calcext:value-type="string">
            <text:p>zer-solsones</text:p>
          </table:table-cell>
          <table:table-cell table:style-name="ce8" office:value-type="string" calcext:value-type="string">
            <text:p>ZER El Solsonès</text:p>
          </table:table-cell>
          <table:table-cell table:number-columns-repeated="986"/>
        </table:table-row>
        <table:table-row table:style-name="ro1">
          <table:table-cell table:formula="of:=&quot;&quot; &amp; CHAR(CODE([.B2108])-49) &amp; MID([.B2108];2;7)" office:value-type="string" office:string-value="25009034" calcext:value-type="string">
            <text:p>25009034</text:p>
          </table:table-cell>
          <table:table-cell table:style-name="ce8" office:value-type="string" calcext:value-type="string">
            <text:p>c5009034</text:p>
          </table:table-cell>
          <table:table-cell table:style-name="ce8" office:value-type="string" calcext:value-type="string">
            <text:p>escolaciutatjardi</text:p>
          </table:table-cell>
          <table:table-cell table:style-name="ce8" office:value-type="string" calcext:value-type="string">
            <text:p>Escola Ciutat Jardí</text:p>
          </table:table-cell>
          <table:table-cell table:number-columns-repeated="986"/>
        </table:table-row>
        <table:table-row table:style-name="ro1">
          <table:table-cell table:formula="of:=&quot;&quot; &amp; CHAR(CODE([.B2109])-49) &amp; MID([.B2109];2;7)" office:value-type="string" office:string-value="25009071" calcext:value-type="string">
            <text:p>25009071</text:p>
          </table:table-cell>
          <table:table-cell table:style-name="ce8" office:value-type="string" calcext:value-type="string">
            <text:p>c5009071</text:p>
          </table:table-cell>
          <table:table-cell table:style-name="ce8" office:value-type="string" calcext:value-type="string">
            <text:p>escolapaisoscatalans</text:p>
          </table:table-cell>
          <table:table-cell table:style-name="ce8" office:value-type="string" calcext:value-type="string">
            <text:p>Escola Països Catalans</text:p>
          </table:table-cell>
          <table:table-cell table:number-columns-repeated="986"/>
        </table:table-row>
        <table:table-row table:style-name="ro1">
          <table:table-cell table:formula="of:=&quot;&quot; &amp; CHAR(CODE([.B2110])-49) &amp; MID([.B2110];2;7)" office:value-type="string" office:string-value="25009095" calcext:value-type="string">
            <text:p>25009095</text:p>
          </table:table-cell>
          <table:table-cell table:style-name="ce8" office:value-type="string" calcext:value-type="string">
            <text:p>c5009095</text:p>
          </table:table-cell>
          <table:table-cell table:style-name="ce8" office:value-type="string" calcext:value-type="string">
            <text:p>ceiplessavines</text:p>
          </table:table-cell>
          <table:table-cell table:style-name="ce8" office:value-type="string" calcext:value-type="string">
            <text:p>Escola Les Savines</text:p>
          </table:table-cell>
          <table:table-cell table:number-columns-repeated="986"/>
        </table:table-row>
        <table:table-row table:style-name="ro1">
          <table:table-cell table:formula="of:=&quot;&quot; &amp; CHAR(CODE([.B2111])-49) &amp; MID([.B2111];2;7)" office:value-type="string" office:string-value="25009101" calcext:value-type="string">
            <text:p>25009101</text:p>
          </table:table-cell>
          <table:table-cell table:style-name="ce8" office:value-type="string" calcext:value-type="string">
            <text:p>c5009101</text:p>
          </table:table-cell>
          <table:table-cell table:style-name="ce8" office:value-type="string" calcext:value-type="string">
            <text:p>ceipelvinyet</text:p>
          </table:table-cell>
          <table:table-cell table:style-name="ce8" office:value-type="string" calcext:value-type="string">
            <text:p>Escola El Vinyet</text:p>
          </table:table-cell>
          <table:table-cell table:number-columns-repeated="986"/>
        </table:table-row>
        <table:table-row table:style-name="ro1">
          <table:table-cell table:formula="of:=&quot;&quot; &amp; CHAR(CODE([.B2112])-49) &amp; MID([.B2112];2;7)" office:value-type="string" office:string-value="25009113" calcext:value-type="string">
            <text:p>25009113</text:p>
          </table:table-cell>
          <table:table-cell table:style-name="ce8" office:value-type="string" calcext:value-type="string">
            <text:p>c5009113</text:p>
          </table:table-cell>
          <table:table-cell table:style-name="ce8" office:value-type="string" calcext:value-type="string">
            <text:p>ceipramonestadella</text:p>
          </table:table-cell>
          <table:table-cell table:style-name="ce8" office:value-type="string" calcext:value-type="string">
            <text:p>Escola Mestre Ramon Estadella</text:p>
          </table:table-cell>
          <table:table-cell table:number-columns-repeated="986"/>
        </table:table-row>
        <table:table-row table:style-name="ro1">
          <table:table-cell table:formula="of:=&quot;&quot; &amp; CHAR(CODE([.B2113])-49) &amp; MID([.B2113];2;7)" office:value-type="string" office:string-value="25009149" calcext:value-type="string">
            <text:p>25009149</text:p>
          </table:table-cell>
          <table:table-cell table:style-name="ce8" office:value-type="string" calcext:value-type="string">
            <text:p>c5009149</text:p>
          </table:table-cell>
          <table:table-cell table:style-name="ce8" office:value-type="string" calcext:value-type="string">
            <text:p>escolapinyanalleida</text:p>
          </table:table-cell>
          <table:table-cell table:style-name="ce8" office:value-type="string" calcext:value-type="string">
            <text:p>Escola Pinyana</text:p>
          </table:table-cell>
          <table:table-cell table:number-columns-repeated="986"/>
        </table:table-row>
        <table:table-row table:style-name="ro1">
          <table:table-cell table:formula="of:=&quot;&quot; &amp; CHAR(CODE([.B2114])-49) &amp; MID([.B2114];2;7)" office:value-type="string" office:string-value="25009186" calcext:value-type="string">
            <text:p>25009186</text:p>
          </table:table-cell>
          <table:table-cell table:style-name="ce8" office:value-type="string" calcext:value-type="string">
            <text:p>c5009186</text:p>
          </table:table-cell>
          <table:table-cell table:style-name="ce8" office:value-type="string" calcext:value-type="string">
            <text:p>inslavalira</text:p>
          </table:table-cell>
          <table:table-cell table:style-name="ce8" office:value-type="string" calcext:value-type="string">
            <text:p>Institut La Valira</text:p>
          </table:table-cell>
          <table:table-cell table:number-columns-repeated="986"/>
        </table:table-row>
        <table:table-row table:style-name="ro1">
          <table:table-cell table:formula="of:=&quot;&quot; &amp; CHAR(CODE([.B2115])-49) &amp; MID([.B2115];2;7)" office:value-type="string" office:string-value="25009344" calcext:value-type="string">
            <text:p>25009344</text:p>
          </table:table-cell>
          <table:table-cell table:style-name="ce8" office:value-type="string" calcext:value-type="string">
            <text:p>c5009344</text:p>
          </table:table-cell>
          <table:table-cell table:style-name="ce8" office:value-type="string" calcext:value-type="string">
            <text:p>ceiplamitjana</text:p>
          </table:table-cell>
          <table:table-cell table:style-name="ce8" office:value-type="string" calcext:value-type="string">
            <text:p>Escola La Mitjana</text:p>
          </table:table-cell>
          <table:table-cell table:number-columns-repeated="986"/>
        </table:table-row>
        <table:table-row table:style-name="ro1">
          <table:table-cell table:formula="of:=&quot;&quot; &amp; CHAR(CODE([.B2116])-49) &amp; MID([.B2116];2;7)" office:value-type="string" office:string-value="25009356" calcext:value-type="string">
            <text:p>25009356</text:p>
          </table:table-cell>
          <table:table-cell table:style-name="ce8" office:value-type="string" calcext:value-type="string">
            <text:p>c5009356</text:p>
          </table:table-cell>
          <table:table-cell table:style-name="ce8" office:value-type="string" calcext:value-type="string">
            <text:p>esclesarrels-mollerussa</text:p>
          </table:table-cell>
          <table:table-cell table:style-name="ce8" office:value-type="string" calcext:value-type="string">
            <text:p>Escola Les Arrels</text:p>
          </table:table-cell>
          <table:table-cell table:number-columns-repeated="986"/>
        </table:table-row>
        <table:table-row table:style-name="ro1">
          <table:table-cell table:formula="of:=&quot;&quot; &amp; CHAR(CODE([.B2117])-49) &amp; MID([.B2117];2;7)" office:value-type="string" office:string-value="25009368" calcext:value-type="string">
            <text:p>25009368</text:p>
          </table:table-cell>
          <table:table-cell table:style-name="ce8" office:value-type="string" calcext:value-type="string">
            <text:p>c5009368</text:p>
          </table:table-cell>
          <table:table-cell table:style-name="ce8" office:value-type="string" calcext:value-type="string">
            <text:p>escolalavalira</text:p>
          </table:table-cell>
          <table:table-cell table:style-name="ce8" office:value-type="string" calcext:value-type="string">
            <text:p>Escola La Valira</text:p>
          </table:table-cell>
          <table:table-cell table:number-columns-repeated="986"/>
        </table:table-row>
        <table:table-row table:style-name="ro1">
          <table:table-cell table:formula="of:=&quot;&quot; &amp; CHAR(CODE([.B2118])-49) &amp; MID([.B2118];2;7)" office:value-type="string" office:string-value="25009721" calcext:value-type="string">
            <text:p>25009721</text:p>
          </table:table-cell>
          <table:table-cell table:style-name="ce8" office:value-type="string" calcext:value-type="string">
            <text:p>c5009721</text:p>
          </table:table-cell>
          <table:table-cell table:style-name="ce8" office:value-type="string" calcext:value-type="string">
            <text:p>insalpicat</text:p>
          </table:table-cell>
          <table:table-cell table:style-name="ce8" office:value-type="string" calcext:value-type="string">
            <text:p>Institut d'Alpicat</text:p>
          </table:table-cell>
          <table:table-cell table:number-columns-repeated="986"/>
        </table:table-row>
        <table:table-row table:style-name="ro1">
          <table:table-cell table:formula="of:=&quot;&quot; &amp; CHAR(CODE([.B2119])-49) &amp; MID([.B2119];2;7)" office:value-type="string" office:string-value="25009733" calcext:value-type="string">
            <text:p>25009733</text:p>
          </table:table-cell>
          <table:table-cell table:style-name="ce8" office:value-type="string" calcext:value-type="string">
            <text:p>c5009733</text:p>
          </table:table-cell>
          <table:table-cell table:style-name="ce8" office:value-type="string" calcext:value-type="string">
            <text:p>institut-torrefarrera</text:p>
          </table:table-cell>
          <table:table-cell table:style-name="ce8" office:value-type="string" calcext:value-type="string">
            <text:p>SES de Torrefarrera</text:p>
          </table:table-cell>
          <table:table-cell table:number-columns-repeated="986"/>
        </table:table-row>
        <table:table-row table:style-name="ro1">
          <table:table-cell table:formula="of:=&quot;&quot; &amp; CHAR(CODE([.B2120])-49) &amp; MID([.B2120];2;7)" office:value-type="string" office:string-value="25009800" calcext:value-type="string">
            <text:p>25009800</text:p>
          </table:table-cell>
          <table:table-cell table:style-name="ce8" office:value-type="string" calcext:value-type="string">
            <text:p>c5009800</text:p>
          </table:table-cell>
          <table:table-cell table:style-name="ce8" office:value-type="string" calcext:value-type="string">
            <text:p>escolatorrelameu</text:p>
          </table:table-cell>
          <table:table-cell table:style-name="ce8" office:value-type="string" calcext:value-type="string">
            <text:p>Escola Torrelameu - ZER Argelaga</text:p>
          </table:table-cell>
          <table:table-cell table:number-columns-repeated="986"/>
        </table:table-row>
        <table:table-row table:style-name="ro1">
          <table:table-cell table:formula="of:=&quot;&quot; &amp; CHAR(CODE([.B2121])-49) &amp; MID([.B2121];2;7)" office:value-type="string" office:string-value="25009836" calcext:value-type="string">
            <text:p>25009836</text:p>
          </table:table-cell>
          <table:table-cell table:style-name="ce8" office:value-type="string" calcext:value-type="string">
            <text:p>c5009836</text:p>
          </table:table-cell>
          <table:table-cell table:style-name="ce8" office:value-type="string" calcext:value-type="string">
            <text:p>ins-lamitjana</text:p>
          </table:table-cell>
          <table:table-cell table:style-name="ce8" office:value-type="string" calcext:value-type="string">
            <text:p>SES La Mitjana</text:p>
          </table:table-cell>
          <table:table-cell table:number-columns-repeated="986"/>
        </table:table-row>
        <table:table-row table:style-name="ro1">
          <table:table-cell table:formula="of:=&quot;&quot; &amp; CHAR(CODE([.B2122])-49) &amp; MID([.B2122];2;7)" office:value-type="string" office:string-value="25009976" calcext:value-type="string">
            <text:p>25009976</text:p>
          </table:table-cell>
          <table:table-cell table:style-name="ce8" office:value-type="string" calcext:value-type="string">
            <text:p>c5009976</text:p>
          </table:table-cell>
          <table:table-cell table:style-name="ce8" office:value-type="string" calcext:value-type="string">
            <text:p>ebmlapobladesegur</text:p>
          </table:table-cell>
          <table:table-cell table:style-name="ce8" office:value-type="string" calcext:value-type="string">
            <text:p>Escola Bressol Municipal</text:p>
          </table:table-cell>
          <table:table-cell table:number-columns-repeated="986"/>
        </table:table-row>
        <table:table-row table:style-name="ro1">
          <table:table-cell table:formula="of:=&quot;&quot; &amp; CHAR(CODE([.B2123])-49) &amp; MID([.B2123];2;7)" office:value-type="string" office:string-value="25010127" calcext:value-type="string">
            <text:p>25010127</text:p>
          </table:table-cell>
          <table:table-cell table:style-name="ce8" office:value-type="string" calcext:value-type="string">
            <text:p>c5010127</text:p>
          </table:table-cell>
          <table:table-cell table:style-name="ce8" office:value-type="string" calcext:value-type="string">
            <text:p>inscastelldelstemplers</text:p>
          </table:table-cell>
          <table:table-cell table:style-name="ce8" office:value-type="string" calcext:value-type="string">
            <text:p>Institut Castell dels Templers</text:p>
          </table:table-cell>
          <table:table-cell table:number-columns-repeated="986"/>
        </table:table-row>
        <table:table-row table:style-name="ro1">
          <table:table-cell table:formula="of:=&quot;&quot; &amp; CHAR(CODE([.B2124])-49) &amp; MID([.B2124];2;7)" office:value-type="string" office:string-value="25010280" calcext:value-type="string">
            <text:p>25010280</text:p>
          </table:table-cell>
          <table:table-cell table:style-name="ce8" office:value-type="string" calcext:value-type="string">
            <text:p>c5010280</text:p>
          </table:table-cell>
          <table:table-cell table:style-name="ce8" office:value-type="string" calcext:value-type="string">
            <text:p>ietorrequeralt</text:p>
          </table:table-cell>
          <table:table-cell table:style-name="ce8" office:value-type="string" calcext:value-type="string">
            <text:p>Institut Escola Torre Queralt</text:p>
          </table:table-cell>
          <table:table-cell table:number-columns-repeated="986"/>
        </table:table-row>
        <table:table-row table:style-name="ro1">
          <table:table-cell table:formula="of:=&quot;&quot; &amp; CHAR(CODE([.B2125])-49) &amp; MID([.B2125];2;7)" office:value-type="string" office:string-value="25010310" calcext:value-type="string">
            <text:p>25010310</text:p>
          </table:table-cell>
          <table:table-cell table:style-name="ce8" office:value-type="string" calcext:value-type="string">
            <text:p>c5010310</text:p>
          </table:table-cell>
          <table:table-cell table:style-name="ce8" office:value-type="string" calcext:value-type="string">
            <text:p>institutdemollerussa4</text:p>
          </table:table-cell>
          <table:table-cell table:style-name="ce8" office:value-type="string" calcext:value-type="string">
            <text:p>Institut de Mollerussa IV</text:p>
          </table:table-cell>
          <table:table-cell table:number-columns-repeated="986"/>
        </table:table-row>
        <table:table-row table:style-name="ro1">
          <table:table-cell table:formula="of:=&quot;&quot; &amp; CHAR(CODE([.B2126])-49) &amp; MID([.B2126];2;7)" office:value-type="string" office:string-value="25010358" calcext:value-type="string">
            <text:p>25010358</text:p>
          </table:table-cell>
          <table:table-cell table:style-name="ce8" office:value-type="string" calcext:value-type="string">
            <text:p>c5010358</text:p>
          </table:table-cell>
          <table:table-cell table:style-name="ce8" office:value-type="string" calcext:value-type="string">
            <text:p>ievalldelord</text:p>
          </table:table-cell>
          <table:table-cell table:style-name="ce8" office:value-type="string" calcext:value-type="string">
            <text:p>Institut Escola Sant Llorenç de Morunys</text:p>
          </table:table-cell>
          <table:table-cell table:number-columns-repeated="986"/>
        </table:table-row>
        <table:table-row table:style-name="ro1">
          <table:table-cell table:formula="of:=&quot;&quot; &amp; CHAR(CODE([.B2127])-49) &amp; MID([.B2127];2;7)" office:value-type="string" office:string-value="25500013" calcext:value-type="string">
            <text:p>25500013</text:p>
          </table:table-cell>
          <table:table-cell table:style-name="ce8" office:value-type="string" calcext:value-type="string">
            <text:p>c5500013</text:p>
          </table:table-cell>
          <table:table-cell table:style-name="ce8" office:value-type="string" calcext:value-type="string">
            <text:p>eda-tremp</text:p>
          </table:table-cell>
          <table:table-cell table:style-name="ce8" office:value-type="string" calcext:value-type="string">
            <text:p>Entorn d'aprenentatge de Tremp</text:p>
          </table:table-cell>
          <table:table-cell table:number-columns-repeated="986"/>
        </table:table-row>
        <table:table-row table:style-name="ro1">
          <table:table-cell table:formula="of:=&quot;&quot; &amp; CHAR(CODE([.B2128])-49) &amp; MID([.B2128];2;7)" office:value-type="string" office:string-value="25500015" calcext:value-type="string">
            <text:p>25500015</text:p>
          </table:table-cell>
          <table:table-cell table:style-name="ce8" office:value-type="string" calcext:value-type="string">
            <text:p>c5500015</text:p>
          </table:table-cell>
          <table:table-cell table:style-name="ce8" office:value-type="string" calcext:value-type="string">
            <text:p>eda-tuixent</text:p>
          </table:table-cell>
          <table:table-cell table:style-name="ce8" office:value-type="string" calcext:value-type="string">
            <text:p>Entorn d'aprenentatge de Tuixent</text:p>
          </table:table-cell>
          <table:table-cell table:number-columns-repeated="986"/>
        </table:table-row>
        <table:table-row table:style-name="ro1">
          <table:table-cell table:formula="of:=&quot;&quot; &amp; CHAR(CODE([.B2129])-49) &amp; MID([.B2129];2;7)" office:value-type="string" office:string-value="25870601" calcext:value-type="string">
            <text:p>25870601</text:p>
          </table:table-cell>
          <table:table-cell table:style-name="ce8" office:value-type="string" calcext:value-type="string">
            <text:p>c5870601</text:p>
          </table:table-cell>
          <table:table-cell table:style-name="ce8" office:value-type="string" calcext:value-type="string">
            <text:p>noguera</text:p>
          </table:table-cell>
          <table:table-cell table:style-name="ce8" office:value-type="string" calcext:value-type="string">
            <text:p>Servei Educatiu de la Noguera</text:p>
          </table:table-cell>
          <table:table-cell table:number-columns-repeated="986"/>
        </table:table-row>
        <table:table-row table:style-name="ro1">
          <table:table-cell table:formula="of:=&quot;&quot; &amp; CHAR(CODE([.B2130])-49) &amp; MID([.B2130];2;7)" office:value-type="string" office:string-value="25870602" calcext:value-type="string">
            <text:p>25870602</text:p>
          </table:table-cell>
          <table:table-cell table:style-name="ce8" office:value-type="string" calcext:value-type="string">
            <text:p>c5870602</text:p>
          </table:table-cell>
          <table:table-cell table:style-name="ce8" office:value-type="string" calcext:value-type="string">
            <text:p>garrigues</text:p>
          </table:table-cell>
          <table:table-cell table:style-name="ce8" office:value-type="string" calcext:value-type="string">
            <text:p>Servei Educatiu de les Garrigues</text:p>
          </table:table-cell>
          <table:table-cell table:number-columns-repeated="986"/>
        </table:table-row>
        <table:table-row table:style-name="ro1">
          <table:table-cell table:formula="of:=&quot;&quot; &amp; CHAR(CODE([.B2131])-49) &amp; MID([.B2131];2;7)" office:value-type="string" office:string-value="25870603" calcext:value-type="string">
            <text:p>25870603</text:p>
          </table:table-cell>
          <table:table-cell table:style-name="ce8" office:value-type="string" calcext:value-type="string">
            <text:p>c5870603</text:p>
          </table:table-cell>
          <table:table-cell table:style-name="ce8" office:value-type="string" calcext:value-type="string">
            <text:p>pladurgell</text:p>
          </table:table-cell>
          <table:table-cell table:style-name="ce8" office:value-type="string" calcext:value-type="string">
            <text:p>Servei Educatiu del Pla d'Urgell</text:p>
          </table:table-cell>
          <table:table-cell table:number-columns-repeated="986"/>
        </table:table-row>
        <table:table-row table:style-name="ro1">
          <table:table-cell table:formula="of:=&quot;&quot; &amp; CHAR(CODE([.B2132])-49) &amp; MID([.B2132];2;7)" office:value-type="string" office:string-value="25870604" calcext:value-type="string">
            <text:p>25870604</text:p>
          </table:table-cell>
          <table:table-cell table:style-name="ce8" office:value-type="string" calcext:value-type="string">
            <text:p>c5870604</text:p>
          </table:table-cell>
          <table:table-cell table:style-name="ce8" office:value-type="string" calcext:value-type="string">
            <text:p>solsones</text:p>
          </table:table-cell>
          <table:table-cell table:style-name="ce8" office:value-type="string" calcext:value-type="string">
            <text:p>Servei Educatiu del Solsonès</text:p>
          </table:table-cell>
          <table:table-cell table:number-columns-repeated="986"/>
        </table:table-row>
        <table:table-row table:style-name="ro1">
          <table:table-cell table:formula="of:=&quot;&quot; &amp; CHAR(CODE([.B2133])-49) &amp; MID([.B2133];2;7)" office:value-type="string" office:string-value="25870605" calcext:value-type="string">
            <text:p>25870605</text:p>
          </table:table-cell>
          <table:table-cell table:style-name="ce8" office:value-type="string" calcext:value-type="string">
            <text:p>c5870605</text:p>
          </table:table-cell>
          <table:table-cell table:style-name="ce8" office:value-type="string" calcext:value-type="string">
            <text:p>alturgell</text:p>
          </table:table-cell>
          <table:table-cell table:style-name="ce8" office:value-type="string" calcext:value-type="string">
            <text:p>Servei Educatiu de l'Alt Urgell</text:p>
          </table:table-cell>
          <table:table-cell table:number-columns-repeated="986"/>
        </table:table-row>
        <table:table-row table:style-name="ro1">
          <table:table-cell table:formula="of:=&quot;&quot; &amp; CHAR(CODE([.B2134])-49) &amp; MID([.B2134];2;7)" office:value-type="string" office:string-value="25870606" calcext:value-type="string">
            <text:p>25870606</text:p>
          </table:table-cell>
          <table:table-cell table:style-name="ce8" office:value-type="string" calcext:value-type="string">
            <text:p>c5870606</text:p>
          </table:table-cell>
          <table:table-cell table:style-name="ce8" office:value-type="string" calcext:value-type="string">
            <text:p>urgell</text:p>
          </table:table-cell>
          <table:table-cell table:style-name="ce8" office:value-type="string" calcext:value-type="string">
            <text:p>Servei Educatiu de l'Urgell</text:p>
          </table:table-cell>
          <table:table-cell table:number-columns-repeated="986"/>
        </table:table-row>
        <table:table-row table:style-name="ro1">
          <table:table-cell table:formula="of:=&quot;&quot; &amp; CHAR(CODE([.B2135])-49) &amp; MID([.B2135];2;7)" office:value-type="string" office:string-value="25870607" calcext:value-type="string">
            <text:p>25870607</text:p>
          </table:table-cell>
          <table:table-cell table:style-name="ce8" office:value-type="string" calcext:value-type="string">
            <text:p>c5870607</text:p>
          </table:table-cell>
          <table:table-cell table:style-name="ce8" office:value-type="string" calcext:value-type="string">
            <text:p>segarra</text:p>
          </table:table-cell>
          <table:table-cell table:style-name="ce8" office:value-type="string" calcext:value-type="string">
            <text:p>Servei Educatiu de la Segarra</text:p>
          </table:table-cell>
          <table:table-cell table:number-columns-repeated="986"/>
        </table:table-row>
        <table:table-row table:style-name="ro1">
          <table:table-cell table:formula="of:=&quot;&quot; &amp; CHAR(CODE([.B2136])-49) &amp; MID([.B2136];2;7)" office:value-type="string" office:string-value="25870608" calcext:value-type="string">
            <text:p>25870608</text:p>
          </table:table-cell>
          <table:table-cell table:style-name="ce8" office:value-type="string" calcext:value-type="string">
            <text:p>c5870608</text:p>
          </table:table-cell>
          <table:table-cell table:style-name="ce8" office:value-type="string" calcext:value-type="string">
            <text:p>segria</text:p>
          </table:table-cell>
          <table:table-cell table:style-name="ce8" office:value-type="string" calcext:value-type="string">
            <text:p>Servei Educatiu del Segrià</text:p>
          </table:table-cell>
          <table:table-cell table:number-columns-repeated="986"/>
        </table:table-row>
        <table:table-row table:style-name="ro1">
          <table:table-cell table:formula="of:=&quot;&quot; &amp; CHAR(CODE([.B2137])-49) &amp; MID([.B2137];2;7)" office:value-type="string" office:string-value="25870609" calcext:value-type="string">
            <text:p>25870609</text:p>
          </table:table-cell>
          <table:table-cell table:style-name="ce8" office:value-type="string" calcext:value-type="string">
            <text:p>c5870609</text:p>
          </table:table-cell>
          <table:table-cell table:style-name="ce8" office:value-type="string" calcext:value-type="string">
            <text:p>aribagorca-aran</text:p>
          </table:table-cell>
          <table:table-cell table:style-name="ce8" office:value-type="string" calcext:value-type="string">
            <text:p>Servei Educatiu A R Aran</text:p>
          </table:table-cell>
          <table:table-cell table:number-columns-repeated="986"/>
        </table:table-row>
        <table:table-row table:style-name="ro1">
          <table:table-cell table:formula="of:=&quot;&quot; &amp; CHAR(CODE([.B2138])-49) &amp; MID([.B2138];2;7)" office:value-type="string" office:string-value="25870610" calcext:value-type="string">
            <text:p>25870610</text:p>
          </table:table-cell>
          <table:table-cell table:style-name="ce8" office:value-type="string" calcext:value-type="string">
            <text:p>c5870610</text:p>
          </table:table-cell>
          <table:table-cell table:style-name="ce8" office:value-type="string" calcext:value-type="string">
            <text:p>pallars</text:p>
          </table:table-cell>
          <table:table-cell table:style-name="ce8" office:value-type="string" calcext:value-type="string">
            <text:p>Servei Educatiu dels Pallars</text:p>
          </table:table-cell>
          <table:table-cell table:number-columns-repeated="986"/>
        </table:table-row>
        <table:table-row table:style-name="ro1">
          <table:table-cell table:formula="of:=&quot;&quot; &amp; CHAR(CODE([.B2139])-49) &amp; MID([.B2139];2;7)" office:value-type="string" office:string-value="25900016" calcext:value-type="string">
            <text:p>25900016</text:p>
          </table:table-cell>
          <table:table-cell table:style-name="ce8" office:value-type="string" calcext:value-type="string">
            <text:p>c5900016</text:p>
          </table:table-cell>
          <table:table-cell table:style-name="ce8" office:value-type="string" calcext:value-type="string">
            <text:p>cda-juneda</text:p>
          </table:table-cell>
          <table:table-cell table:style-name="ce8" office:value-type="string" calcext:value-type="string">
            <text:p>CdA Granja Escola de Juneda</text:p>
          </table:table-cell>
          <table:table-cell table:number-columns-repeated="986"/>
        </table:table-row>
        <table:table-row table:style-name="ro1">
          <table:table-cell table:formula="of:=&quot;&quot; &amp; CHAR(CODE([.B2140])-49) &amp; MID([.B2140];2;7)" office:value-type="string" office:string-value="25900022" calcext:value-type="string">
            <text:p>25900022</text:p>
          </table:table-cell>
          <table:table-cell table:style-name="ce8" office:value-type="string" calcext:value-type="string">
            <text:p>c5900022</text:p>
          </table:table-cell>
          <table:table-cell table:style-name="ce8" office:value-type="string" calcext:value-type="string">
            <text:p>creda-lleida</text:p>
          </table:table-cell>
          <table:table-cell table:style-name="ce8" office:value-type="string" calcext:value-type="string">
            <text:p>CREDA Lleida</text:p>
          </table:table-cell>
          <table:table-cell table:number-columns-repeated="986"/>
        </table:table-row>
        <table:table-row table:style-name="ro1">
          <table:table-cell table:formula="of:=&quot;&quot; &amp; CHAR(CODE([.B2141])-49) &amp; MID([.B2141];2;7)" office:value-type="string" office:string-value="25900032" calcext:value-type="string">
            <text:p>25900032</text:p>
          </table:table-cell>
          <table:table-cell table:style-name="ce8" office:value-type="string" calcext:value-type="string">
            <text:p>c5900032</text:p>
          </table:table-cell>
          <table:table-cell table:style-name="ce8" office:value-type="string" calcext:value-type="string">
            <text:p>cda-valldeboi</text:p>
          </table:table-cell>
          <table:table-cell table:style-name="ce8" office:value-type="string" calcext:value-type="string">
            <text:p>CdA Escola de Natura de la Vall de Boí</text:p>
          </table:table-cell>
          <table:table-cell table:number-columns-repeated="986"/>
        </table:table-row>
        <table:table-row table:style-name="ro1">
          <table:table-cell table:formula="of:=&quot;&quot; &amp; CHAR(CODE([.B2142])-49) &amp; MID([.B2142];2;7)" office:value-type="string" office:string-value="25901117" calcext:value-type="string">
            <text:p>25901117</text:p>
          </table:table-cell>
          <table:table-cell table:style-name="ce8" office:value-type="string" calcext:value-type="string">
            <text:p>c5901117</text:p>
          </table:table-cell>
          <table:table-cell table:style-name="ce8" office:value-type="string" calcext:value-type="string">
            <text:p>cda-noguera</text:p>
          </table:table-cell>
          <table:table-cell table:style-name="ce8" office:value-type="string" calcext:value-type="string">
            <text:p>CdA de la Noguera</text:p>
          </table:table-cell>
          <table:table-cell table:number-columns-repeated="986"/>
        </table:table-row>
        <table:table-row table:style-name="ro1">
          <table:table-cell table:formula="of:=&quot;&quot; &amp; CHAR(CODE([.B2143])-49) &amp; MID([.B2143];2;7)" office:value-type="string" office:string-value="25911027" calcext:value-type="string">
            <text:p>25911027</text:p>
          </table:table-cell>
          <table:table-cell table:style-name="ce8" office:value-type="string" calcext:value-type="string">
            <text:p>c5911027</text:p>
          </table:table-cell>
          <table:table-cell table:style-name="ce8" office:value-type="string" calcext:value-type="string">
            <text:p>cda-vallsdaneu</text:p>
          </table:table-cell>
          <table:table-cell table:style-name="ce8" office:value-type="string" calcext:value-type="string">
            <text:p>CdA de les Valls Àneu</text:p>
          </table:table-cell>
          <table:table-cell table:number-columns-repeated="986"/>
        </table:table-row>
        <table:table-row table:style-name="ro1">
          <table:table-cell table:formula="of:=&quot;&quot; &amp; CHAR(CODE([.B2144])-49) &amp; MID([.B2144];2;7)" office:value-type="string" office:string-value="25990110" calcext:value-type="string">
            <text:p>25990110</text:p>
          </table:table-cell>
          <table:table-cell table:style-name="ce8" office:value-type="string" calcext:value-type="string">
            <text:p>c5990110</text:p>
          </table:table-cell>
          <table:table-cell table:style-name="ce8" office:value-type="string" calcext:value-type="string">
            <text:p>altaribagorca</text:p>
          </table:table-cell>
          <table:table-cell table:style-name="ce8" office:value-type="string" calcext:value-type="string">
            <text:p>CRP de l'Alta Ribagorça</text:p>
          </table:table-cell>
          <table:table-cell table:number-columns-repeated="986"/>
        </table:table-row>
        <table:table-row table:style-name="ro1">
          <table:table-cell table:formula="of:=&quot;&quot; &amp; CHAR(CODE([.B2145])-49) &amp; MID([.B2145];2;7)" office:value-type="string" office:string-value="28000010" calcext:value-type="string">
            <text:p>28000010</text:p>
          </table:table-cell>
          <table:table-cell table:style-name="ce8" office:value-type="string" calcext:value-type="string">
            <text:p>c8000010</text:p>
          </table:table-cell>
          <table:table-cell table:style-name="ce8" office:value-type="string" calcext:value-type="string">
            <text:p>orientafp</text:p>
          </table:table-cell>
          <table:table-cell table:style-name="ce8" office:value-type="string" calcext:value-type="string">
            <text:p>Orienta FP</text:p>
          </table:table-cell>
          <table:table-cell table:number-columns-repeated="986"/>
        </table:table-row>
        <table:table-row table:style-name="ro1">
          <table:table-cell table:formula="of:=&quot;&quot; &amp; CHAR(CODE([.B2146])-49) &amp; MID([.B2146];2;7)" office:value-type="string" office:string-value="43000020" calcext:value-type="string">
            <text:p>43000020</text:p>
          </table:table-cell>
          <table:table-cell table:style-name="ce8" office:value-type="string" calcext:value-type="string">
            <text:p>e3000020</text:p>
          </table:table-cell>
          <table:table-cell table:style-name="ce8" office:value-type="string" calcext:value-type="string">
            <text:p>escdelplademanlleu</text:p>
          </table:table-cell>
          <table:table-cell table:style-name="ce8" office:value-type="string" calcext:value-type="string">
            <text:p>Escola Sant Miquel</text:p>
          </table:table-cell>
          <table:table-cell table:number-columns-repeated="986"/>
        </table:table-row>
        <table:table-row table:style-name="ro1">
          <table:table-cell table:formula="of:=&quot;&quot; &amp; CHAR(CODE([.B2147])-49) &amp; MID([.B2147];2;7)" office:value-type="string" office:string-value="43000024" calcext:value-type="string">
            <text:p>43000024</text:p>
          </table:table-cell>
          <table:table-cell table:style-name="ce8" office:value-type="string" calcext:value-type="string">
            <text:p>e3000024</text:p>
          </table:table-cell>
          <table:table-cell table:style-name="ce8" office:value-type="string" calcext:value-type="string">
            <text:p>met</text:p>
          </table:table-cell>
          <table:table-cell table:style-name="ce8" office:value-type="string" calcext:value-type="string">
            <text:p>m-EduTarraco</text:p>
          </table:table-cell>
          <table:table-cell table:number-columns-repeated="986"/>
        </table:table-row>
        <table:table-row table:style-name="ro1">
          <table:table-cell table:formula="of:=&quot;&quot; &amp; CHAR(CODE([.B2148])-49) &amp; MID([.B2148];2;7)" office:value-type="string" office:string-value="43000081" calcext:value-type="string">
            <text:p>43000081</text:p>
          </table:table-cell>
          <table:table-cell table:style-name="ce8" office:value-type="string" calcext:value-type="string">
            <text:p>e3000081</text:p>
          </table:table-cell>
          <table:table-cell table:style-name="ce8" office:value-type="string" calcext:value-type="string">
            <text:p>ceip-jbserra-alcanar</text:p>
          </table:table-cell>
          <table:table-cell table:style-name="ce8" office:value-type="string" calcext:value-type="string">
            <text:p>Escola Joan Baptista Serra</text:p>
          </table:table-cell>
          <table:table-cell table:number-columns-repeated="986"/>
        </table:table-row>
        <table:table-row table:style-name="ro1">
          <table:table-cell table:formula="of:=&quot;&quot; &amp; CHAR(CODE([.B2149])-49) &amp; MID([.B2149];2;7)" office:value-type="string" office:string-value="43000135" calcext:value-type="string">
            <text:p>43000135</text:p>
          </table:table-cell>
          <table:table-cell table:style-name="ce8" office:value-type="string" calcext:value-type="string">
            <text:p>e3000135</text:p>
          </table:table-cell>
          <table:table-cell table:style-name="ce8" office:value-type="string" calcext:value-type="string">
            <text:p>ceipmdremei-alcover</text:p>
          </table:table-cell>
          <table:table-cell table:style-name="ce8" office:value-type="string" calcext:value-type="string">
            <text:p>Mare de Déu del Remei</text:p>
          </table:table-cell>
          <table:table-cell table:number-columns-repeated="986"/>
        </table:table-row>
        <table:table-row table:style-name="ro1">
          <table:table-cell table:formula="of:=&quot;&quot; &amp; CHAR(CODE([.B2150])-49) &amp; MID([.B2150];2;7)" office:value-type="string" office:string-value="43000214" calcext:value-type="string">
            <text:p>43000214</text:p>
          </table:table-cell>
          <table:table-cell table:style-name="ce8" office:value-type="string" calcext:value-type="string">
            <text:p>e3000214</text:p>
          </table:table-cell>
          <table:table-cell table:style-name="ce8" office:value-type="string" calcext:value-type="string">
            <text:p>escolajosepfuste</text:p>
          </table:table-cell>
          <table:table-cell table:style-name="ce8" office:value-type="string" calcext:value-type="string">
            <text:p>Escola Josep Fusté</text:p>
          </table:table-cell>
          <table:table-cell table:number-columns-repeated="986"/>
        </table:table-row>
        <table:table-row table:style-name="ro1">
          <table:table-cell table:formula="of:=&quot;&quot; &amp; CHAR(CODE([.B2151])-49) &amp; MID([.B2151];2;7)" office:value-type="string" office:string-value="43000226" calcext:value-type="string">
            <text:p>43000226</text:p>
          </table:table-cell>
          <table:table-cell table:style-name="ce8" office:value-type="string" calcext:value-type="string">
            <text:p>e3000226</text:p>
          </table:table-cell>
          <table:table-cell table:style-name="ce8" office:value-type="string" calcext:value-type="string">
            <text:p>esc-labarquera</text:p>
          </table:table-cell>
          <table:table-cell table:style-name="ce8" office:value-type="string" calcext:value-type="string">
            <text:p>Escola La Barquera - ZER Atzavara</text:p>
          </table:table-cell>
          <table:table-cell table:number-columns-repeated="986"/>
        </table:table-row>
        <table:table-row table:style-name="ro1">
          <table:table-cell table:formula="of:=&quot;&quot; &amp; CHAR(CODE([.B2152])-49) &amp; MID([.B2152];2;7)" office:value-type="string" office:string-value="43000263" calcext:value-type="string">
            <text:p>43000263</text:p>
          </table:table-cell>
          <table:table-cell table:style-name="ce8" office:value-type="string" calcext:value-type="string">
            <text:p>e3000263</text:p>
          </table:table-cell>
          <table:table-cell table:style-name="ce8" office:value-type="string" calcext:value-type="string">
            <text:p>ceip-santjordi-ametllademar</text:p>
          </table:table-cell>
          <table:table-cell table:style-name="ce8" office:value-type="string" calcext:value-type="string">
            <text:p>Escola Sant Jordi</text:p>
          </table:table-cell>
          <table:table-cell table:number-columns-repeated="986"/>
        </table:table-row>
        <table:table-row table:style-name="ro1">
          <table:table-cell table:formula="of:=&quot;&quot; &amp; CHAR(CODE([.B2153])-49) &amp; MID([.B2153];2;7)" office:value-type="string" office:string-value="43000275" calcext:value-type="string">
            <text:p>43000275</text:p>
          </table:table-cell>
          <table:table-cell table:style-name="ce8" office:value-type="string" calcext:value-type="string">
            <text:p>e3000275</text:p>
          </table:table-cell>
          <table:table-cell table:style-name="ce8" office:value-type="string" calcext:value-type="string">
            <text:p>ceipmiquelgranell</text:p>
          </table:table-cell>
          <table:table-cell table:style-name="ce8" office:value-type="string" calcext:value-type="string">
            <text:p>Escola Miquel Granell</text:p>
          </table:table-cell>
          <table:table-cell table:number-columns-repeated="986"/>
        </table:table-row>
        <table:table-row table:style-name="ro1">
          <table:table-cell table:formula="of:=&quot;&quot; &amp; CHAR(CODE([.B2154])-49) &amp; MID([.B2154];2;7)" office:value-type="string" office:string-value="43000329" calcext:value-type="string">
            <text:p>43000329</text:p>
          </table:table-cell>
          <table:table-cell table:style-name="ce8" office:value-type="string" calcext:value-type="string">
            <text:p>e3000329</text:p>
          </table:table-cell>
          <table:table-cell table:style-name="ce8" office:value-type="string" calcext:value-type="string">
            <text:p>iesramonberenguer-amposta</text:p>
          </table:table-cell>
          <table:table-cell table:style-name="ce8" office:value-type="string" calcext:value-type="string">
            <text:p>Institut Ramon Berenguer IV</text:p>
          </table:table-cell>
          <table:table-cell table:number-columns-repeated="986"/>
        </table:table-row>
        <table:table-row table:style-name="ro1">
          <table:table-cell table:formula="of:=&quot;&quot; &amp; CHAR(CODE([.B2155])-49) &amp; MID([.B2155];2;7)" office:value-type="string" office:string-value="43000330" calcext:value-type="string">
            <text:p>43000330</text:p>
          </table:table-cell>
          <table:table-cell table:style-name="ce8" office:value-type="string" calcext:value-type="string">
            <text:p>e3000330</text:p>
          </table:table-cell>
          <table:table-cell table:style-name="ce8" office:value-type="string" calcext:value-type="string">
            <text:p>ecaamposta</text:p>
          </table:table-cell>
          <table:table-cell table:style-name="ce8" office:value-type="string" calcext:value-type="string">
            <text:p>ECA d'Amposta</text:p>
          </table:table-cell>
          <table:table-cell table:number-columns-repeated="986"/>
        </table:table-row>
        <table:table-row table:style-name="ro1">
          <table:table-cell table:formula="of:=&quot;&quot; &amp; CHAR(CODE([.B2156])-49) &amp; MID([.B2156];2;7)" office:value-type="string" office:string-value="43000378" calcext:value-type="string">
            <text:p>43000378</text:p>
          </table:table-cell>
          <table:table-cell table:style-name="ce8" office:value-type="string" calcext:value-type="string">
            <text:p>e3000378</text:p>
          </table:table-cell>
          <table:table-cell table:style-name="ce8" office:value-type="string" calcext:value-type="string">
            <text:p>escolasantjulia</text:p>
          </table:table-cell>
          <table:table-cell table:style-name="ce8" office:value-type="string" calcext:value-type="string">
            <text:p>Escola Sant Julià</text:p>
          </table:table-cell>
          <table:table-cell table:number-columns-repeated="986"/>
        </table:table-row>
        <table:table-row table:style-name="ro1">
          <table:table-cell table:formula="of:=&quot;&quot; &amp; CHAR(CODE([.B2157])-49) &amp; MID([.B2157];2;7)" office:value-type="string" office:string-value="43000433" calcext:value-type="string">
            <text:p>43000433</text:p>
          </table:table-cell>
          <table:table-cell table:style-name="ce8" office:value-type="string" calcext:value-type="string">
            <text:p>e3000433</text:p>
          </table:table-cell>
          <table:table-cell table:style-name="ce8" office:value-type="string" calcext:value-type="string">
            <text:p>ceipsantmiquel</text:p>
          </table:table-cell>
          <table:table-cell table:style-name="ce8" office:value-type="string" calcext:value-type="string">
            <text:p>Escola Sant Miquel</text:p>
          </table:table-cell>
          <table:table-cell table:number-columns-repeated="986"/>
        </table:table-row>
        <table:table-row table:style-name="ro1">
          <table:table-cell table:formula="of:=&quot;&quot; &amp; CHAR(CODE([.B2158])-49) &amp; MID([.B2158];2;7)" office:value-type="string" office:string-value="43000548" calcext:value-type="string">
            <text:p>43000548</text:p>
          </table:table-cell>
          <table:table-cell table:style-name="ce8" office:value-type="string" calcext:value-type="string">
            <text:p>e3000548</text:p>
          </table:table-cell>
          <table:table-cell table:style-name="ce8" office:value-type="string" calcext:value-type="string">
            <text:p>ceip-la-muntanyeta-bellvei</text:p>
          </table:table-cell>
          <table:table-cell table:style-name="ce8" office:value-type="string" calcext:value-type="string">
            <text:p>Escola La Muntanyeta</text:p>
          </table:table-cell>
          <table:table-cell table:number-columns-repeated="986"/>
        </table:table-row>
        <table:table-row table:style-name="ro1">
          <table:table-cell table:formula="of:=&quot;&quot; &amp; CHAR(CODE([.B2159])-49) &amp; MID([.B2159];2;7)" office:value-type="string" office:string-value="43000561" calcext:value-type="string">
            <text:p>43000561</text:p>
          </table:table-cell>
          <table:table-cell table:style-name="ce8" office:value-type="string" calcext:value-type="string">
            <text:p>e3000561</text:p>
          </table:table-cell>
          <table:table-cell table:style-name="ce8" office:value-type="string" calcext:value-type="string">
            <text:p>escbenissanet</text:p>
          </table:table-cell>
          <table:table-cell table:style-name="ce8" office:value-type="string" calcext:value-type="string">
            <text:p>Escola Antoni Nat - ZER Benissanet-Miravet</text:p>
          </table:table-cell>
          <table:table-cell table:number-columns-repeated="986"/>
        </table:table-row>
        <table:table-row table:style-name="ro1">
          <table:table-cell table:formula="of:=&quot;&quot; &amp; CHAR(CODE([.B2160])-49) &amp; MID([.B2160];2;7)" office:value-type="string" office:string-value="43000597" calcext:value-type="string">
            <text:p>43000597</text:p>
          </table:table-cell>
          <table:table-cell table:style-name="ce8" office:value-type="string" calcext:value-type="string">
            <text:p>e3000597</text:p>
          </table:table-cell>
          <table:table-cell table:style-name="ce8" office:value-type="string" calcext:value-type="string">
            <text:p>ceipulldevent</text:p>
          </table:table-cell>
          <table:table-cell table:style-name="ce8" office:value-type="string" calcext:value-type="string">
            <text:p>Escola Ull del Vent</text:p>
          </table:table-cell>
          <table:table-cell table:number-columns-repeated="986"/>
        </table:table-row>
        <table:table-row table:style-name="ro1">
          <table:table-cell table:formula="of:=&quot;&quot; &amp; CHAR(CODE([.B2161])-49) &amp; MID([.B2161];2;7)" office:value-type="string" office:string-value="43000627" calcext:value-type="string">
            <text:p>43000627</text:p>
          </table:table-cell>
          <table:table-cell table:style-name="ce8" office:value-type="string" calcext:value-type="string">
            <text:p>e3000627</text:p>
          </table:table-cell>
          <table:table-cell table:style-name="ce8" office:value-type="string" calcext:value-type="string">
            <text:p>escolarocabruna</text:p>
          </table:table-cell>
          <table:table-cell table:style-name="ce8" office:value-type="string" calcext:value-type="string">
            <text:p>Escola Rocabruna</text:p>
          </table:table-cell>
          <table:table-cell table:number-columns-repeated="986"/>
        </table:table-row>
        <table:table-row table:style-name="ro1">
          <table:table-cell table:formula="of:=&quot;&quot; &amp; CHAR(CODE([.B2162])-49) &amp; MID([.B2162];2;7)" office:value-type="string" office:string-value="43000639" calcext:value-type="string">
            <text:p>43000639</text:p>
          </table:table-cell>
          <table:table-cell table:style-name="ce8" office:value-type="string" calcext:value-type="string">
            <text:p>e3000639</text:p>
          </table:table-cell>
          <table:table-cell table:style-name="ce8" office:value-type="string" calcext:value-type="string">
            <text:p>escolasantblai</text:p>
          </table:table-cell>
          <table:table-cell table:style-name="ce8" office:value-type="string" calcext:value-type="string">
            <text:p>Escola Sant Blai - ZER Terra Alta-Centre</text:p>
          </table:table-cell>
          <table:table-cell table:number-columns-repeated="986"/>
        </table:table-row>
        <table:table-row table:style-name="ro1">
          <table:table-cell table:formula="of:=&quot;&quot; &amp; CHAR(CODE([.B2163])-49) &amp; MID([.B2163];2;7)" office:value-type="string" office:string-value="43000652" calcext:value-type="string">
            <text:p>43000652</text:p>
          </table:table-cell>
          <table:table-cell table:style-name="ce8" office:value-type="string" calcext:value-type="string">
            <text:p>e3000652</text:p>
          </table:table-cell>
          <table:table-cell table:style-name="ce8" office:value-type="string" calcext:value-type="string">
            <text:p>ceipsantjaumebrafim</text:p>
          </table:table-cell>
          <table:table-cell table:style-name="ce8" office:value-type="string" calcext:value-type="string">
            <text:p>Escola St Jaume de Bràfim</text:p>
          </table:table-cell>
          <table:table-cell table:number-columns-repeated="986"/>
        </table:table-row>
        <table:table-row table:style-name="ro1">
          <table:table-cell table:formula="of:=&quot;&quot; &amp; CHAR(CODE([.B2164])-49) &amp; MID([.B2164];2;7)" office:value-type="string" office:string-value="43000676" calcext:value-type="string">
            <text:p>43000676</text:p>
          </table:table-cell>
          <table:table-cell table:style-name="ce8" office:value-type="string" calcext:value-type="string">
            <text:p>e3000676</text:p>
          </table:table-cell>
          <table:table-cell table:style-name="ce8" office:value-type="string" calcext:value-type="string">
            <text:p>ceipelcastell</text:p>
          </table:table-cell>
          <table:table-cell table:style-name="ce8" office:value-type="string" calcext:value-type="string">
            <text:p>Escola El Castell - ZER Montsant</text:p>
          </table:table-cell>
          <table:table-cell table:number-columns-repeated="986"/>
        </table:table-row>
        <table:table-row table:style-name="ro1">
          <table:table-cell table:formula="of:=&quot;&quot; &amp; CHAR(CODE([.B2165])-49) &amp; MID([.B2165];2;7)" office:value-type="string" office:string-value="43000706" calcext:value-type="string">
            <text:p>43000706</text:p>
          </table:table-cell>
          <table:table-cell table:style-name="ce8" office:value-type="string" calcext:value-type="string">
            <text:p>e3000706</text:p>
          </table:table-cell>
          <table:table-cell table:style-name="ce8" office:value-type="string" calcext:value-type="string">
            <text:p>ceipsantacreudecalafell</text:p>
          </table:table-cell>
          <table:table-cell table:style-name="ce8" office:value-type="string" calcext:value-type="string">
            <text:p>Escola Santa Creu de Calafell</text:p>
          </table:table-cell>
          <table:table-cell table:number-columns-repeated="986"/>
        </table:table-row>
        <table:table-row table:style-name="ro1">
          <table:table-cell table:formula="of:=&quot;&quot; &amp; CHAR(CODE([.B2166])-49) &amp; MID([.B2166];2;7)" office:value-type="string" office:string-value="43000721" calcext:value-type="string">
            <text:p>43000721</text:p>
          </table:table-cell>
          <table:table-cell table:style-name="ce8" office:value-type="string" calcext:value-type="string">
            <text:p>e3000721</text:p>
          </table:table-cell>
          <table:table-cell table:style-name="ce8" office:value-type="string" calcext:value-type="string">
            <text:p>escolacintosegur</text:p>
          </table:table-cell>
          <table:table-cell table:style-name="ce8" office:value-type="string" calcext:value-type="string">
            <text:p>Escola Mossèn Jacint Verdaguer</text:p>
          </table:table-cell>
          <table:table-cell table:number-columns-repeated="986"/>
        </table:table-row>
        <table:table-row table:style-name="ro1">
          <table:table-cell table:formula="of:=&quot;&quot; &amp; CHAR(CODE([.B2167])-49) &amp; MID([.B2167];2;7)" office:value-type="string" office:string-value="43000731" calcext:value-type="string">
            <text:p>43000731</text:p>
          </table:table-cell>
          <table:table-cell table:style-name="ce8" office:value-type="string" calcext:value-type="string">
            <text:p>e3000731</text:p>
          </table:table-cell>
          <table:table-cell table:style-name="ce8" office:value-type="string" calcext:value-type="string">
            <text:p>escjoanardevol</text:p>
          </table:table-cell>
          <table:table-cell table:style-name="ce8" office:value-type="string" calcext:value-type="string">
            <text:p>Escola Joan Ardèvol</text:p>
          </table:table-cell>
          <table:table-cell table:number-columns-repeated="986"/>
        </table:table-row>
        <table:table-row table:style-name="ro1">
          <table:table-cell table:formula="of:=&quot;&quot; &amp; CHAR(CODE([.B2168])-49) &amp; MID([.B2168];2;7)" office:value-type="string" office:string-value="43000779" calcext:value-type="string">
            <text:p>43000779</text:p>
          </table:table-cell>
          <table:table-cell table:style-name="ce8" office:value-type="string" calcext:value-type="string">
            <text:p>e3000779</text:p>
          </table:table-cell>
          <table:table-cell table:style-name="ce8" office:value-type="string" calcext:value-type="string">
            <text:p>ies-rbiv-cambrils</text:p>
          </table:table-cell>
          <table:table-cell table:style-name="ce8" office:value-type="string" calcext:value-type="string">
            <text:p>Institut Ramon Berenguer IV</text:p>
          </table:table-cell>
          <table:table-cell table:number-columns-repeated="986"/>
        </table:table-row>
        <table:table-row table:style-name="ro1">
          <table:table-cell table:formula="of:=&quot;&quot; &amp; CHAR(CODE([.B2169])-49) &amp; MID([.B2169];2;7)" office:value-type="string" office:string-value="43000871" calcext:value-type="string">
            <text:p>43000871</text:p>
          </table:table-cell>
          <table:table-cell table:style-name="ce8" office:value-type="string" calcext:value-type="string">
            <text:p>e3000871</text:p>
          </table:table-cell>
          <table:table-cell table:style-name="ce8" office:value-type="string" calcext:value-type="string">
            <text:p>ceipjaumeilasenia</text:p>
          </table:table-cell>
          <table:table-cell table:style-name="ce8" office:value-type="string" calcext:value-type="string">
            <text:p>Escola Jaume I</text:p>
          </table:table-cell>
          <table:table-cell table:number-columns-repeated="986"/>
        </table:table-row>
        <table:table-row table:style-name="ro1">
          <table:table-cell table:formula="of:=&quot;&quot; &amp; CHAR(CODE([.B2170])-49) &amp; MID([.B2170];2;7)" office:value-type="string" office:string-value="43000895" calcext:value-type="string">
            <text:p>43000895</text:p>
          </table:table-cell>
          <table:table-cell table:style-name="ce8" office:value-type="string" calcext:value-type="string">
            <text:p>e3000895</text:p>
          </table:table-cell>
          <table:table-cell table:style-name="ce8" office:value-type="string" calcext:value-type="string">
            <text:p>ceipramonbergada</text:p>
          </table:table-cell>
          <table:table-cell table:style-name="ce8" office:value-type="string" calcext:value-type="string">
            <text:p>Escola Mossèn Ramon Bergadà</text:p>
          </table:table-cell>
          <table:table-cell table:number-columns-repeated="986"/>
        </table:table-row>
        <table:table-row table:style-name="ro1">
          <table:table-cell table:formula="of:=&quot;&quot; &amp; CHAR(CODE([.B2171])-49) &amp; MID([.B2171];2;7)" office:value-type="string" office:string-value="43000950" calcext:value-type="string">
            <text:p>43000950</text:p>
          </table:table-cell>
          <table:table-cell table:style-name="ce8" office:value-type="string" calcext:value-type="string">
            <text:p>e3000950</text:p>
          </table:table-cell>
          <table:table-cell table:style-name="ce8" office:value-type="string" calcext:value-type="string">
            <text:p>escoladoctorferran</text:p>
          </table:table-cell>
          <table:table-cell table:style-name="ce8" office:value-type="string" calcext:value-type="string">
            <text:p>Escola Doctor Ferran - ZER Terra Alta-Centre</text:p>
          </table:table-cell>
          <table:table-cell table:number-columns-repeated="986"/>
        </table:table-row>
        <table:table-row table:style-name="ro1">
          <table:table-cell table:formula="of:=&quot;&quot; &amp; CHAR(CODE([.B2172])-49) &amp; MID([.B2172];2;7)" office:value-type="string" office:string-value="43000998" calcext:value-type="string">
            <text:p>43000998</text:p>
          </table:table-cell>
          <table:table-cell table:style-name="ce8" office:value-type="string" calcext:value-type="string">
            <text:p>e3000998</text:p>
          </table:table-cell>
          <table:table-cell table:style-name="ce8" office:value-type="string" calcext:value-type="string">
            <text:p>ceip-pompeu-cunit</text:p>
          </table:table-cell>
          <table:table-cell table:style-name="ce8" office:value-type="string" calcext:value-type="string">
            <text:p>Escola Pompeu Fabra</text:p>
          </table:table-cell>
          <table:table-cell table:number-columns-repeated="986"/>
        </table:table-row>
        <table:table-row table:style-name="ro1">
          <table:table-cell table:formula="of:=&quot;&quot; &amp; CHAR(CODE([.B2173])-49) &amp; MID([.B2173];2;7)" office:value-type="string" office:string-value="43001000" calcext:value-type="string">
            <text:p>43001000</text:p>
          </table:table-cell>
          <table:table-cell table:style-name="ce8" office:value-type="string" calcext:value-type="string">
            <text:p>e3001000</text:p>
          </table:table-cell>
          <table:table-cell table:style-name="ce8" office:value-type="string" calcext:value-type="string">
            <text:p>escolaxerta</text:p>
          </table:table-cell>
          <table:table-cell table:style-name="ce8" office:value-type="string" calcext:value-type="string">
            <text:p>Escola de Xerta</text:p>
          </table:table-cell>
          <table:table-cell table:number-columns-repeated="986"/>
        </table:table-row>
        <table:table-row table:style-name="ro1">
          <table:table-cell table:formula="of:=&quot;&quot; &amp; CHAR(CODE([.B2174])-49) &amp; MID([.B2174];2;7)" office:value-type="string" office:string-value="43001036" calcext:value-type="string">
            <text:p>43001036</text:p>
          </table:table-cell>
          <table:table-cell table:style-name="ce8" office:value-type="string" calcext:value-type="string">
            <text:p>e3001036</text:p>
          </table:table-cell>
          <table:table-cell table:style-name="ce8" office:value-type="string" calcext:value-type="string">
            <text:p>ceip-marti-poch</text:p>
          </table:table-cell>
          <table:table-cell table:style-name="ce8" office:value-type="string" calcext:value-type="string">
            <text:p>Escola Martí Poch</text:p>
          </table:table-cell>
          <table:table-cell table:number-columns-repeated="986"/>
        </table:table-row>
        <table:table-row table:style-name="ro1">
          <table:table-cell table:formula="of:=&quot;&quot; &amp; CHAR(CODE([.B2175])-49) &amp; MID([.B2175];2;7)" office:value-type="string" office:string-value="43001051" calcext:value-type="string">
            <text:p>43001051</text:p>
          </table:table-cell>
          <table:table-cell table:style-name="ce8" office:value-type="string" calcext:value-type="string">
            <text:p>e3001051</text:p>
          </table:table-cell>
          <table:table-cell table:style-name="ce8" office:value-type="string" calcext:value-type="string">
            <text:p>ceipantonivilanova</text:p>
          </table:table-cell>
          <table:table-cell table:style-name="ce8" office:value-type="string" calcext:value-type="string">
            <text:p>Escola Antoni Vilanova</text:p>
          </table:table-cell>
          <table:table-cell table:number-columns-repeated="986"/>
        </table:table-row>
        <table:table-row table:style-name="ro1">
          <table:table-cell table:formula="of:=&quot;&quot; &amp; CHAR(CODE([.B2176])-49) &amp; MID([.B2176];2;7)" office:value-type="string" office:string-value="43001115" calcext:value-type="string">
            <text:p>43001115</text:p>
          </table:table-cell>
          <table:table-cell table:style-name="ce8" office:value-type="string" calcext:value-type="string">
            <text:p>e3001115</text:p>
          </table:table-cell>
          <table:table-cell table:style-name="ce8" office:value-type="string" calcext:value-type="string">
            <text:p>ceipdefigueroladelcamp</text:p>
          </table:table-cell>
          <table:table-cell table:style-name="ce8" office:value-type="string" calcext:value-type="string">
            <text:p>Escola Mare de Déu de l'Esperança - ZER La Parellada</text:p>
          </table:table-cell>
          <table:table-cell table:number-columns-repeated="986"/>
        </table:table-row>
        <table:table-row table:style-name="ro1">
          <table:table-cell table:formula="of:=&quot;&quot; &amp; CHAR(CODE([.B2177])-49) &amp; MID([.B2177];2;7)" office:value-type="string" office:string-value="43001127" calcext:value-type="string">
            <text:p>43001127</text:p>
          </table:table-cell>
          <table:table-cell table:style-name="ce8" office:value-type="string" calcext:value-type="string">
            <text:p>e3001127</text:p>
          </table:table-cell>
          <table:table-cell table:style-name="ce8" office:value-type="string" calcext:value-type="string">
            <text:p>ceipflix</text:p>
          </table:table-cell>
          <table:table-cell table:style-name="ce8" office:value-type="string" calcext:value-type="string">
            <text:p>Escola Enric Grau Fontseré</text:p>
          </table:table-cell>
          <table:table-cell table:number-columns-repeated="986"/>
        </table:table-row>
        <table:table-row table:style-name="ro1">
          <table:table-cell table:formula="of:=&quot;&quot; &amp; CHAR(CODE([.B2178])-49) &amp; MID([.B2178];2;7)" office:value-type="string" office:string-value="43001231" calcext:value-type="string">
            <text:p>43001231</text:p>
          </table:table-cell>
          <table:table-cell table:style-name="ce8" office:value-type="string" calcext:value-type="string">
            <text:p>e3001231</text:p>
          </table:table-cell>
          <table:table-cell table:style-name="ce8" office:value-type="string" calcext:value-type="string">
            <text:p>ceip-puigcavaller</text:p>
          </table:table-cell>
          <table:table-cell table:style-name="ce8" office:value-type="string" calcext:value-type="string">
            <text:p>Escola Puig Cavaller</text:p>
          </table:table-cell>
          <table:table-cell table:number-columns-repeated="986"/>
        </table:table-row>
        <table:table-row table:style-name="ro1">
          <table:table-cell table:formula="of:=&quot;&quot; &amp; CHAR(CODE([.B2179])-49) &amp; MID([.B2179];2;7)" office:value-type="string" office:string-value="43001243" calcext:value-type="string">
            <text:p>43001243</text:p>
          </table:table-cell>
          <table:table-cell table:style-name="ce8" office:value-type="string" calcext:value-type="string">
            <text:p>e3001243</text:p>
          </table:table-cell>
          <table:table-cell table:style-name="ce8" office:value-type="string" calcext:value-type="string">
            <text:p>eca-gandesa</text:p>
          </table:table-cell>
          <table:table-cell table:style-name="ce8" office:value-type="string" calcext:value-type="string">
            <text:p>ECA de Gandesa</text:p>
          </table:table-cell>
          <table:table-cell table:number-columns-repeated="986"/>
        </table:table-row>
        <table:table-row table:style-name="ro1">
          <table:table-cell table:formula="of:=&quot;&quot; &amp; CHAR(CODE([.B2180])-49) &amp; MID([.B2180];2;7)" office:value-type="string" office:string-value="43001280" calcext:value-type="string">
            <text:p>43001280</text:p>
          </table:table-cell>
          <table:table-cell table:style-name="ce8" office:value-type="string" calcext:value-type="string">
            <text:p>e3001280</text:p>
          </table:table-cell>
          <table:table-cell table:style-name="ce8" office:value-type="string" calcext:value-type="string">
            <text:p>esc-pamiesdeginestar</text:p>
          </table:table-cell>
          <table:table-cell table:style-name="ce8" office:value-type="string" calcext:value-type="string">
            <text:p>Escola Pàmies - ZER La Font de l'Aiguadí</text:p>
          </table:table-cell>
          <table:table-cell table:number-columns-repeated="986"/>
        </table:table-row>
        <table:table-row table:style-name="ro1">
          <table:table-cell table:formula="of:=&quot;&quot; &amp; CHAR(CODE([.B2181])-49) &amp; MID([.B2181];2;7)" office:value-type="string" office:string-value="43001346" calcext:value-type="string">
            <text:p>43001346</text:p>
          </table:table-cell>
          <table:table-cell table:style-name="ce8" office:value-type="string" calcext:value-type="string">
            <text:p>e3001346</text:p>
          </table:table-cell>
          <table:table-cell table:style-name="ce8" office:value-type="string" calcext:value-type="string">
            <text:p>escola-montsagre</text:p>
          </table:table-cell>
          <table:table-cell table:style-name="ce8" office:value-type="string" calcext:value-type="string">
            <text:p>Escola Montsagre</text:p>
          </table:table-cell>
          <table:table-cell table:number-columns-repeated="986"/>
        </table:table-row>
        <table:table-row table:style-name="ro1">
          <table:table-cell table:formula="of:=&quot;&quot; &amp; CHAR(CODE([.B2182])-49) &amp; MID([.B2182];2;7)" office:value-type="string" office:string-value="43001361" calcext:value-type="string">
            <text:p>43001361</text:p>
          </table:table-cell>
          <table:table-cell table:style-name="ce8" office:value-type="string" calcext:value-type="string">
            <text:p>e3001361</text:p>
          </table:table-cell>
          <table:table-cell table:style-name="ce8" office:value-type="string" calcext:value-type="string">
            <text:p>escolalescometes</text:p>
          </table:table-cell>
          <table:table-cell table:style-name="ce8" office:value-type="string" calcext:value-type="string">
            <text:p>Escola Les Cometes</text:p>
          </table:table-cell>
          <table:table-cell table:number-columns-repeated="986"/>
        </table:table-row>
        <table:table-row table:style-name="ro1">
          <table:table-cell table:formula="of:=&quot;&quot; &amp; CHAR(CODE([.B2183])-49) &amp; MID([.B2183];2;7)" office:value-type="string" office:string-value="43001462" calcext:value-type="string">
            <text:p>43001462</text:p>
          </table:table-cell>
          <table:table-cell table:style-name="ce8" office:value-type="string" calcext:value-type="string">
            <text:p>e3001462</text:p>
          </table:table-cell>
          <table:table-cell table:style-name="ce8" office:value-type="string" calcext:value-type="string">
            <text:p>ceipelstilers</text:p>
          </table:table-cell>
          <table:table-cell table:style-name="ce8" office:value-type="string" calcext:value-type="string">
            <text:p>Escola Els Til·lers - ZER El Francolí</text:p>
          </table:table-cell>
          <table:table-cell table:number-columns-repeated="986"/>
        </table:table-row>
        <table:table-row table:style-name="ro1">
          <table:table-cell table:formula="of:=&quot;&quot; &amp; CHAR(CODE([.B2184])-49) &amp; MID([.B2184];2;7)" office:value-type="string" office:string-value="43001553" calcext:value-type="string">
            <text:p>43001553</text:p>
          </table:table-cell>
          <table:table-cell table:style-name="ce8" office:value-type="string" calcext:value-type="string">
            <text:p>e3001553</text:p>
          </table:table-cell>
          <table:table-cell table:style-name="ce8" office:value-type="string" calcext:value-type="string">
            <text:p>ceiplesmuralles</text:p>
          </table:table-cell>
          <table:table-cell table:style-name="ce8" office:value-type="string" calcext:value-type="string">
            <text:p>Escola Les Muralles</text:p>
          </table:table-cell>
          <table:table-cell table:number-columns-repeated="986"/>
        </table:table-row>
        <table:table-row table:style-name="ro1">
          <table:table-cell table:formula="of:=&quot;&quot; &amp; CHAR(CODE([.B2185])-49) &amp; MID([.B2185];2;7)" office:value-type="string" office:string-value="43001607" calcext:value-type="string">
            <text:p>43001607</text:p>
          </table:table-cell>
          <table:table-cell table:style-name="ce8" office:value-type="string" calcext:value-type="string">
            <text:p>e3001607</text:p>
          </table:table-cell>
          <table:table-cell table:style-name="ce8" office:value-type="string" calcext:value-type="string">
            <text:p>escolamontbrio</text:p>
          </table:table-cell>
          <table:table-cell table:style-name="ce8" office:value-type="string" calcext:value-type="string">
            <text:p>Escola Josep M. Soler i Gené</text:p>
          </table:table-cell>
          <table:table-cell table:number-columns-repeated="986"/>
        </table:table-row>
        <table:table-row table:style-name="ro1">
          <table:table-cell table:formula="of:=&quot;&quot; &amp; CHAR(CODE([.B2186])-49) &amp; MID([.B2186];2;7)" office:value-type="string" office:string-value="43001656" calcext:value-type="string">
            <text:p>43001656</text:p>
          </table:table-cell>
          <table:table-cell table:style-name="ce8" office:value-type="string" calcext:value-type="string">
            <text:p>e3001656</text:p>
          </table:table-cell>
          <table:table-cell table:style-name="ce8" office:value-type="string" calcext:value-type="string">
            <text:p>escteresagodes</text:p>
          </table:table-cell>
          <table:table-cell table:style-name="ce8" office:value-type="string" calcext:value-type="string">
            <text:p>Escola Teresa Godes i Domènech</text:p>
          </table:table-cell>
          <table:table-cell table:number-columns-repeated="986"/>
        </table:table-row>
        <table:table-row table:style-name="ro1">
          <table:table-cell table:formula="of:=&quot;&quot; &amp; CHAR(CODE([.B2187])-49) &amp; MID([.B2187];2;7)" office:value-type="string" office:string-value="43001668" calcext:value-type="string">
            <text:p>43001668</text:p>
          </table:table-cell>
          <table:table-cell table:style-name="ce8" office:value-type="string" calcext:value-type="string">
            <text:p>e3001668</text:p>
          </table:table-cell>
          <table:table-cell table:style-name="ce8" office:value-type="string" calcext:value-type="string">
            <text:p>ceipmarededeudelaroca</text:p>
          </table:table-cell>
          <table:table-cell table:style-name="ce8" office:value-type="string" calcext:value-type="string">
            <text:p>Escola Mare de Déu de la Roca</text:p>
          </table:table-cell>
          <table:table-cell table:number-columns-repeated="986"/>
        </table:table-row>
        <table:table-row table:style-name="ro1">
          <table:table-cell table:formula="of:=&quot;&quot; &amp; CHAR(CODE([.B2188])-49) &amp; MID([.B2188];2;7)" office:value-type="string" office:string-value="43001681" calcext:value-type="string">
            <text:p>43001681</text:p>
          </table:table-cell>
          <table:table-cell table:style-name="ce8" office:value-type="string" calcext:value-type="string">
            <text:p>e3001681</text:p>
          </table:table-cell>
          <table:table-cell table:style-name="ce8" office:value-type="string" calcext:value-type="string">
            <text:p>ceipmoradebre</text:p>
          </table:table-cell>
          <table:table-cell table:style-name="ce8" office:value-type="string" calcext:value-type="string">
            <text:p>Escola Lluis Viñas i Viñoles</text:p>
          </table:table-cell>
          <table:table-cell table:number-columns-repeated="986"/>
        </table:table-row>
        <table:table-row table:style-name="ro1">
          <table:table-cell table:formula="of:=&quot;&quot; &amp; CHAR(CODE([.B2189])-49) &amp; MID([.B2189];2;7)" office:value-type="string" office:string-value="43001701" calcext:value-type="string">
            <text:p>43001701</text:p>
          </table:table-cell>
          <table:table-cell table:style-name="ce8" office:value-type="string" calcext:value-type="string">
            <text:p>e3001701</text:p>
          </table:table-cell>
          <table:table-cell table:style-name="ce8" office:value-type="string" calcext:value-type="string">
            <text:p>col-santateresa</text:p>
          </table:table-cell>
          <table:table-cell table:style-name="ce8" office:value-type="string" calcext:value-type="string">
            <text:p>Santa Teresa</text:p>
          </table:table-cell>
          <table:table-cell table:number-columns-repeated="986"/>
        </table:table-row>
        <table:table-row table:style-name="ro1">
          <table:table-cell table:formula="of:=&quot;&quot; &amp; CHAR(CODE([.B2190])-49) &amp; MID([.B2190];2;7)" office:value-type="string" office:string-value="43001735" calcext:value-type="string">
            <text:p>43001735</text:p>
          </table:table-cell>
          <table:table-cell table:style-name="ce8" office:value-type="string" calcext:value-type="string">
            <text:p>e3001735</text:p>
          </table:table-cell>
          <table:table-cell table:style-name="ce8" office:value-type="string" calcext:value-type="string">
            <text:p>escolaventuragassol</text:p>
          </table:table-cell>
          <table:table-cell table:style-name="ce8" office:value-type="string" calcext:value-type="string">
            <text:p>Escola Ventura Gassol</text:p>
          </table:table-cell>
          <table:table-cell table:number-columns-repeated="986"/>
        </table:table-row>
        <table:table-row table:style-name="ro1">
          <table:table-cell table:formula="of:=&quot;&quot; &amp; CHAR(CODE([.B2191])-49) &amp; MID([.B2191];2;7)" office:value-type="string" office:string-value="43001796" calcext:value-type="string">
            <text:p>43001796</text:p>
          </table:table-cell>
          <table:table-cell table:style-name="ce8" office:value-type="string" calcext:value-type="string">
            <text:p>e3001796</text:p>
          </table:table-cell>
          <table:table-cell table:style-name="ce8" office:value-type="string" calcext:value-type="string">
            <text:p>ceipsantsebastia</text:p>
          </table:table-cell>
          <table:table-cell table:style-name="ce8" office:value-type="string" calcext:value-type="string">
            <text:p>Escola Sant Sebastià - ZER Atzavara</text:p>
          </table:table-cell>
          <table:table-cell table:number-columns-repeated="986"/>
        </table:table-row>
        <table:table-row table:style-name="ro1">
          <table:table-cell table:formula="of:=&quot;&quot; &amp; CHAR(CODE([.B2192])-49) &amp; MID([.B2192];2;7)" office:value-type="string" office:string-value="43001826" calcext:value-type="string">
            <text:p>43001826</text:p>
          </table:table-cell>
          <table:table-cell table:style-name="ce8" office:value-type="string" calcext:value-type="string">
            <text:p>e3001826</text:p>
          </table:table-cell>
          <table:table-cell table:style-name="ce8" office:value-type="string" calcext:value-type="string">
            <text:p>escolasantsebastia</text:p>
          </table:table-cell>
          <table:table-cell table:style-name="ce8" office:value-type="string" calcext:value-type="string">
            <text:p>Escola Sant Sebastià</text:p>
          </table:table-cell>
          <table:table-cell table:number-columns-repeated="986"/>
        </table:table-row>
        <table:table-row table:style-name="ro1">
          <table:table-cell table:formula="of:=&quot;&quot; &amp; CHAR(CODE([.B2193])-49) &amp; MID([.B2193];2;7)" office:value-type="string" office:string-value="43001929" calcext:value-type="string">
            <text:p>43001929</text:p>
          </table:table-cell>
          <table:table-cell table:style-name="ce8" office:value-type="string" calcext:value-type="string">
            <text:p>e3001929</text:p>
          </table:table-cell>
          <table:table-cell table:style-name="ce8" office:value-type="string" calcext:value-type="string">
            <text:p>escolajaumesegon</text:p>
          </table:table-cell>
          <table:table-cell table:style-name="ce8" office:value-type="string" calcext:value-type="string">
            <text:p>Escola Jaume II</text:p>
          </table:table-cell>
          <table:table-cell table:number-columns-repeated="986"/>
        </table:table-row>
        <table:table-row table:style-name="ro1">
          <table:table-cell table:formula="of:=&quot;&quot; &amp; CHAR(CODE([.B2194])-49) &amp; MID([.B2194];2;7)" office:value-type="string" office:string-value="43001942" calcext:value-type="string">
            <text:p>43001942</text:p>
          </table:table-cell>
          <table:table-cell table:style-name="ce8" office:value-type="string" calcext:value-type="string">
            <text:p>e3001942</text:p>
          </table:table-cell>
          <table:table-cell table:style-name="ce8" office:value-type="string" calcext:value-type="string">
            <text:p>escolacesarmartinell</text:p>
          </table:table-cell>
          <table:table-cell table:style-name="ce8" office:value-type="string" calcext:value-type="string">
            <text:p>Escola Cèsar Martinell - ZER Terra Alta-Centre</text:p>
          </table:table-cell>
          <table:table-cell table:number-columns-repeated="986"/>
        </table:table-row>
        <table:table-row table:style-name="ro1">
          <table:table-cell table:formula="of:=&quot;&quot; &amp; CHAR(CODE([.B2195])-49) &amp; MID([.B2195];2;7)" office:value-type="string" office:string-value="43001966" calcext:value-type="string">
            <text:p>43001966</text:p>
          </table:table-cell>
          <table:table-cell table:style-name="ce8" office:value-type="string" calcext:value-type="string">
            <text:p>e3001966</text:p>
          </table:table-cell>
          <table:table-cell table:style-name="ce8" office:value-type="string" calcext:value-type="string">
            <text:p>ceip-santramon-plasantamaria</text:p>
          </table:table-cell>
          <table:table-cell table:style-name="ce8" office:value-type="string" calcext:value-type="string">
            <text:p>Escola Sant Ramon</text:p>
          </table:table-cell>
          <table:table-cell table:number-columns-repeated="986"/>
        </table:table-row>
        <table:table-row table:style-name="ro1">
          <table:table-cell table:formula="of:=&quot;&quot; &amp; CHAR(CODE([.B2196])-49) &amp; MID([.B2196];2;7)" office:value-type="string" office:string-value="43002053" calcext:value-type="string">
            <text:p>43002053</text:p>
          </table:table-cell>
          <table:table-cell table:style-name="ce8" office:value-type="string" calcext:value-type="string">
            <text:p>e3002053</text:p>
          </table:table-cell>
          <table:table-cell table:style-name="ce8" office:value-type="string" calcext:value-type="string">
            <text:p>ceip-garbi-poboleda</text:p>
          </table:table-cell>
          <table:table-cell table:style-name="ce8" office:value-type="string" calcext:value-type="string">
            <text:p>Escola Garbí - ZER Serra de Prades</text:p>
          </table:table-cell>
          <table:table-cell table:number-columns-repeated="986"/>
        </table:table-row>
        <table:table-row table:style-name="ro1">
          <table:table-cell table:formula="of:=&quot;&quot; &amp; CHAR(CODE([.B2197])-49) &amp; MID([.B2197];2;7)" office:value-type="string" office:string-value="43002171" calcext:value-type="string">
            <text:p>43002171</text:p>
          </table:table-cell>
          <table:table-cell table:style-name="ce8" office:value-type="string" calcext:value-type="string">
            <text:p>e3002171</text:p>
          </table:table-cell>
          <table:table-cell table:style-name="ce8" office:value-type="string" calcext:value-type="string">
            <text:p>ceip-joanplana</text:p>
          </table:table-cell>
          <table:table-cell table:style-name="ce8" office:value-type="string" calcext:value-type="string">
            <text:p>Escola Joan Plana</text:p>
          </table:table-cell>
          <table:table-cell table:number-columns-repeated="986"/>
        </table:table-row>
        <table:table-row table:style-name="ro1">
          <table:table-cell table:formula="of:=&quot;&quot; &amp; CHAR(CODE([.B2198])-49) &amp; MID([.B2198];2;7)" office:value-type="string" office:string-value="43002211" calcext:value-type="string">
            <text:p>43002211</text:p>
          </table:table-cell>
          <table:table-cell table:style-name="ce8" office:value-type="string" calcext:value-type="string">
            <text:p>e3002211</text:p>
          </table:table-cell>
          <table:table-cell table:style-name="ce8" office:value-type="string" calcext:value-type="string">
            <text:p>ceip-pratdelariba-reus</text:p>
          </table:table-cell>
          <table:table-cell table:style-name="ce8" office:value-type="string" calcext:value-type="string">
            <text:p>Escola Prat de la Riba</text:p>
          </table:table-cell>
          <table:table-cell table:number-columns-repeated="986"/>
        </table:table-row>
        <table:table-row table:style-name="ro1">
          <table:table-cell table:formula="of:=&quot;&quot; &amp; CHAR(CODE([.B2199])-49) &amp; MID([.B2199];2;7)" office:value-type="string" office:string-value="43002235" calcext:value-type="string">
            <text:p>43002235</text:p>
          </table:table-cell>
          <table:table-cell table:style-name="ce8" office:value-type="string" calcext:value-type="string">
            <text:p>e3002235</text:p>
          </table:table-cell>
          <table:table-cell table:style-name="ce8" office:value-type="string" calcext:value-type="string">
            <text:p>escpompeureus</text:p>
          </table:table-cell>
          <table:table-cell table:style-name="ce8" office:value-type="string" calcext:value-type="string">
            <text:p>Escola Pompeu Fabra</text:p>
          </table:table-cell>
          <table:table-cell table:number-columns-repeated="986"/>
        </table:table-row>
        <table:table-row table:style-name="ro1">
          <table:table-cell table:formula="of:=&quot;&quot; &amp; CHAR(CODE([.B2200])-49) &amp; MID([.B2200];2;7)" office:value-type="string" office:string-value="43002247" calcext:value-type="string">
            <text:p>43002247</text:p>
          </table:table-cell>
          <table:table-cell table:style-name="ce8" office:value-type="string" calcext:value-type="string">
            <text:p>e3002247</text:p>
          </table:table-cell>
          <table:table-cell table:style-name="ce8" office:value-type="string" calcext:value-type="string">
            <text:p>ceipmisericordia-reus</text:p>
          </table:table-cell>
          <table:table-cell table:style-name="ce8" office:value-type="string" calcext:value-type="string">
            <text:p>Escola Misericòrdia</text:p>
          </table:table-cell>
          <table:table-cell table:number-columns-repeated="986"/>
        </table:table-row>
        <table:table-row table:style-name="ro1">
          <table:table-cell table:formula="of:=&quot;&quot; &amp; CHAR(CODE([.B2201])-49) &amp; MID([.B2201];2;7)" office:value-type="string" office:string-value="43002259" calcext:value-type="string">
            <text:p>43002259</text:p>
          </table:table-cell>
          <table:table-cell table:style-name="ce8" office:value-type="string" calcext:value-type="string">
            <text:p>e3002259</text:p>
          </table:table-cell>
          <table:table-cell table:style-name="ce8" office:value-type="string" calcext:value-type="string">
            <text:p>ceipmariafortuny</text:p>
          </table:table-cell>
          <table:table-cell table:style-name="ce8" office:value-type="string" calcext:value-type="string">
            <text:p>Escola Marià Fortuny</text:p>
          </table:table-cell>
          <table:table-cell table:number-columns-repeated="986"/>
        </table:table-row>
        <table:table-row table:style-name="ro1">
          <table:table-cell table:formula="of:=&quot;&quot; &amp; CHAR(CODE([.B2202])-49) &amp; MID([.B2202];2;7)" office:value-type="string" office:string-value="43002260" calcext:value-type="string">
            <text:p>43002260</text:p>
          </table:table-cell>
          <table:table-cell table:style-name="ce8" office:value-type="string" calcext:value-type="string">
            <text:p>e3002260</text:p>
          </table:table-cell>
          <table:table-cell table:style-name="ce8" office:value-type="string" calcext:value-type="string">
            <text:p>ceipciutatdereus</text:p>
          </table:table-cell>
          <table:table-cell table:style-name="ce8" office:value-type="string" calcext:value-type="string">
            <text:p>Escola Ciutat de Reus</text:p>
          </table:table-cell>
          <table:table-cell table:number-columns-repeated="986"/>
        </table:table-row>
        <table:table-row table:style-name="ro1">
          <table:table-cell table:formula="of:=&quot;&quot; &amp; CHAR(CODE([.B2203])-49) &amp; MID([.B2203];2;7)" office:value-type="string" office:string-value="43002272" calcext:value-type="string">
            <text:p>43002272</text:p>
          </table:table-cell>
          <table:table-cell table:style-name="ce8" office:value-type="string" calcext:value-type="string">
            <text:p>e3002272</text:p>
          </table:table-cell>
          <table:table-cell table:style-name="ce8" office:value-type="string" calcext:value-type="string">
            <text:p>ceip-general-prim-reus</text:p>
          </table:table-cell>
          <table:table-cell table:style-name="ce8" office:value-type="string" calcext:value-type="string">
            <text:p>Escola General Prim</text:p>
          </table:table-cell>
          <table:table-cell table:number-columns-repeated="986"/>
        </table:table-row>
        <table:table-row table:style-name="ro1">
          <table:table-cell table:formula="of:=&quot;&quot; &amp; CHAR(CODE([.B2204])-49) &amp; MID([.B2204];2;7)" office:value-type="string" office:string-value="43002511" calcext:value-type="string">
            <text:p>43002511</text:p>
          </table:table-cell>
          <table:table-cell table:style-name="ce8" office:value-type="string" calcext:value-type="string">
            <text:p>e3002511</text:p>
          </table:table-cell>
          <table:table-cell table:style-name="ce8" office:value-type="string" calcext:value-type="string">
            <text:p>escolapuigcerver</text:p>
          </table:table-cell>
          <table:table-cell table:style-name="ce8" office:value-type="string" calcext:value-type="string">
            <text:p>Puigcerver</text:p>
          </table:table-cell>
          <table:table-cell table:number-columns-repeated="986"/>
        </table:table-row>
        <table:table-row table:style-name="ro1">
          <table:table-cell table:formula="of:=&quot;&quot; &amp; CHAR(CODE([.B2205])-49) &amp; MID([.B2205];2;7)" office:value-type="string" office:string-value="43002570" calcext:value-type="string">
            <text:p>43002570</text:p>
          </table:table-cell>
          <table:table-cell table:style-name="ce8" office:value-type="string" calcext:value-type="string">
            <text:p>e3002570</text:p>
          </table:table-cell>
          <table:table-cell table:style-name="ce8" office:value-type="string" calcext:value-type="string">
            <text:p>iesgaudi</text:p>
          </table:table-cell>
          <table:table-cell table:style-name="ce8" office:value-type="string" calcext:value-type="string">
            <text:p>Institut Gaudí</text:p>
          </table:table-cell>
          <table:table-cell table:number-columns-repeated="986"/>
        </table:table-row>
        <table:table-row table:style-name="ro1">
          <table:table-cell table:formula="of:=&quot;&quot; &amp; CHAR(CODE([.B2206])-49) &amp; MID([.B2206];2;7)" office:value-type="string" office:string-value="43002582" calcext:value-type="string">
            <text:p>43002582</text:p>
          </table:table-cell>
          <table:table-cell table:style-name="ce8" office:value-type="string" calcext:value-type="string">
            <text:p>e3002582</text:p>
          </table:table-cell>
          <table:table-cell table:style-name="ce8" office:value-type="string" calcext:value-type="string">
            <text:p>iessalvadorvilaseca</text:p>
          </table:table-cell>
          <table:table-cell table:style-name="ce8" office:value-type="string" calcext:value-type="string">
            <text:p>Institut Salvador Vilaseca</text:p>
          </table:table-cell>
          <table:table-cell table:number-columns-repeated="986"/>
        </table:table-row>
        <table:table-row table:style-name="ro1">
          <table:table-cell table:formula="of:=&quot;&quot; &amp; CHAR(CODE([.B2207])-49) &amp; MID([.B2207];2;7)" office:value-type="string" office:string-value="43002752" calcext:value-type="string">
            <text:p>43002752</text:p>
          </table:table-cell>
          <table:table-cell table:style-name="ce8" office:value-type="string" calcext:value-type="string">
            <text:p>e3002752</text:p>
          </table:table-cell>
          <table:table-cell table:style-name="ce8" office:value-type="string" calcext:value-type="string">
            <text:p>ceipbeatbonaventura</text:p>
          </table:table-cell>
          <table:table-cell table:style-name="ce8" office:value-type="string" calcext:value-type="string">
            <text:p>Escola Beat Bonaventura Gran</text:p>
          </table:table-cell>
          <table:table-cell table:number-columns-repeated="986"/>
        </table:table-row>
        <table:table-row table:style-name="ro1">
          <table:table-cell table:formula="of:=&quot;&quot; &amp; CHAR(CODE([.B2208])-49) &amp; MID([.B2208];2;7)" office:value-type="string" office:string-value="43002776" calcext:value-type="string">
            <text:p>43002776</text:p>
          </table:table-cell>
          <table:table-cell table:style-name="ce8" office:value-type="string" calcext:value-type="string">
            <text:p>e3002776</text:p>
          </table:table-cell>
          <table:table-cell table:style-name="ce8" office:value-type="string" calcext:value-type="string">
            <text:p>ceip-salvador-espriu-roda</text:p>
          </table:table-cell>
          <table:table-cell table:style-name="ce8" office:value-type="string" calcext:value-type="string">
            <text:p>Escola Salvador Espriu</text:p>
          </table:table-cell>
          <table:table-cell table:number-columns-repeated="986"/>
        </table:table-row>
        <table:table-row table:style-name="ro1">
          <table:table-cell table:formula="of:=&quot;&quot; &amp; CHAR(CODE([.B2209])-49) &amp; MID([.B2209];2;7)" office:value-type="string" office:string-value="43002831" calcext:value-type="string">
            <text:p>43002831</text:p>
          </table:table-cell>
          <table:table-cell table:style-name="ce8" office:value-type="string" calcext:value-type="string">
            <text:p>e3002831</text:p>
          </table:table-cell>
          <table:table-cell table:style-name="ce8" office:value-type="string" calcext:value-type="string">
            <text:p>ceipmarcelidomingo-roquetes</text:p>
          </table:table-cell>
          <table:table-cell table:style-name="ce8" office:value-type="string" calcext:value-type="string">
            <text:p>Escola Mestre Marcel·lí Domingo</text:p>
          </table:table-cell>
          <table:table-cell table:number-columns-repeated="986"/>
        </table:table-row>
        <table:table-row table:style-name="ro1">
          <table:table-cell table:formula="of:=&quot;&quot; &amp; CHAR(CODE([.B2210])-49) &amp; MID([.B2210];2;7)" office:value-type="string" office:string-value="43002892" calcext:value-type="string">
            <text:p>43002892</text:p>
          </table:table-cell>
          <table:table-cell table:style-name="ce8" office:value-type="string" calcext:value-type="string">
            <text:p>e3002892</text:p>
          </table:table-cell>
          <table:table-cell table:style-name="ce8" office:value-type="string" calcext:value-type="string">
            <text:p>ceip-carlesiii</text:p>
          </table:table-cell>
          <table:table-cell table:style-name="ce8" office:value-type="string" calcext:value-type="string">
            <text:p>Escola Carles III</text:p>
          </table:table-cell>
          <table:table-cell table:number-columns-repeated="986"/>
        </table:table-row>
        <table:table-row table:style-name="ro1">
          <table:table-cell table:formula="of:=&quot;&quot; &amp; CHAR(CODE([.B2211])-49) &amp; MID([.B2211];2;7)" office:value-type="string" office:string-value="43002958" calcext:value-type="string">
            <text:p>43002958</text:p>
          </table:table-cell>
          <table:table-cell table:style-name="ce8" office:value-type="string" calcext:value-type="string">
            <text:p>e3002958</text:p>
          </table:table-cell>
          <table:table-cell table:style-name="ce8" office:value-type="string" calcext:value-type="string">
            <text:p>colsagradafamilia-larapita</text:p>
          </table:table-cell>
          <table:table-cell table:style-name="ce8" office:value-type="string" calcext:value-type="string">
            <text:p>Sagrada Família</text:p>
          </table:table-cell>
          <table:table-cell table:number-columns-repeated="986"/>
        </table:table-row>
        <table:table-row table:style-name="ro1">
          <table:table-cell table:formula="of:=&quot;&quot; &amp; CHAR(CODE([.B2212])-49) &amp; MID([.B2212];2;7)" office:value-type="string" office:string-value="43003008" calcext:value-type="string">
            <text:p>43003008</text:p>
          </table:table-cell>
          <table:table-cell table:style-name="ce8" office:value-type="string" calcext:value-type="string">
            <text:p>e3003008</text:p>
          </table:table-cell>
          <table:table-cell table:style-name="ce8" office:value-type="string" calcext:value-type="string">
            <text:p>escjaumebalmessb</text:p>
          </table:table-cell>
          <table:table-cell table:style-name="ce8" office:value-type="string" calcext:value-type="string">
            <text:p>Escola Jaume Balmes</text:p>
          </table:table-cell>
          <table:table-cell table:number-columns-repeated="986"/>
        </table:table-row>
        <table:table-row table:style-name="ro1">
          <table:table-cell table:formula="of:=&quot;&quot; &amp; CHAR(CODE([.B2213])-49) &amp; MID([.B2213];2;7)" office:value-type="string" office:string-value="43003011" calcext:value-type="string">
            <text:p>43003011</text:p>
          </table:table-cell>
          <table:table-cell table:style-name="ce8" office:value-type="string" calcext:value-type="string">
            <text:p>e3003011</text:p>
          </table:table-cell>
          <table:table-cell table:style-name="ce8" office:value-type="string" calcext:value-type="string">
            <text:p>ceipcorderoure</text:p>
          </table:table-cell>
          <table:table-cell table:style-name="ce8" office:value-type="string" calcext:value-type="string">
            <text:p>Escola Cor de Roure</text:p>
          </table:table-cell>
          <table:table-cell table:number-columns-repeated="986"/>
        </table:table-row>
        <table:table-row table:style-name="ro1">
          <table:table-cell table:formula="of:=&quot;&quot; &amp; CHAR(CODE([.B2214])-49) &amp; MID([.B2214];2;7)" office:value-type="string" office:string-value="43003069" calcext:value-type="string">
            <text:p>43003069</text:p>
          </table:table-cell>
          <table:table-cell table:style-name="ce8" office:value-type="string" calcext:value-type="string">
            <text:p>e3003069</text:p>
          </table:table-cell>
          <table:table-cell table:style-name="ce8" office:value-type="string" calcext:value-type="string">
            <text:p>ceipsalvadorninot</text:p>
          </table:table-cell>
          <table:table-cell table:style-name="ce8" office:value-type="string" calcext:value-type="string">
            <text:p>Escola Salvador Ninot</text:p>
          </table:table-cell>
          <table:table-cell table:number-columns-repeated="986"/>
        </table:table-row>
        <table:table-row table:style-name="ro1">
          <table:table-cell table:formula="of:=&quot;&quot; &amp; CHAR(CODE([.B2215])-49) &amp; MID([.B2215];2;7)" office:value-type="string" office:string-value="43003082" calcext:value-type="string">
            <text:p>43003082</text:p>
          </table:table-cell>
          <table:table-cell table:style-name="ce8" office:value-type="string" calcext:value-type="string">
            <text:p>e3003082</text:p>
          </table:table-cell>
          <table:table-cell table:style-name="ce8" office:value-type="string" calcext:value-type="string">
            <text:p>escolaguillemdeclaramunt</text:p>
          </table:table-cell>
          <table:table-cell table:style-name="ce8" office:value-type="string" calcext:value-type="string">
            <text:p>Escola Guillem de Claramunt</text:p>
          </table:table-cell>
          <table:table-cell table:number-columns-repeated="986"/>
        </table:table-row>
        <table:table-row table:style-name="ro1">
          <table:table-cell table:formula="of:=&quot;&quot; &amp; CHAR(CODE([.B2216])-49) &amp; MID([.B2216];2;7)" office:value-type="string" office:string-value="43003100" calcext:value-type="string">
            <text:p>43003100</text:p>
          </table:table-cell>
          <table:table-cell table:style-name="ce8" office:value-type="string" calcext:value-type="string">
            <text:p>e3003100</text:p>
          </table:table-cell>
          <table:table-cell table:style-name="ce8" office:value-type="string" calcext:value-type="string">
            <text:p>escola-abelferrater</text:p>
          </table:table-cell>
          <table:table-cell table:style-name="ce8" office:value-type="string" calcext:value-type="string">
            <text:p>Escola Abel Ferrater</text:p>
          </table:table-cell>
          <table:table-cell table:number-columns-repeated="986"/>
        </table:table-row>
        <table:table-row table:style-name="ro1">
          <table:table-cell table:formula="of:=&quot;&quot; &amp; CHAR(CODE([.B2217])-49) &amp; MID([.B2217];2;7)" office:value-type="string" office:string-value="43003136" calcext:value-type="string">
            <text:p>43003136</text:p>
          </table:table-cell>
          <table:table-cell table:style-name="ce8" office:value-type="string" calcext:value-type="string">
            <text:p>e3003136</text:p>
          </table:table-cell>
          <table:table-cell table:style-name="ce8" office:value-type="string" calcext:value-type="string">
            <text:p>escolabonavista</text:p>
          </table:table-cell>
          <table:table-cell table:style-name="ce8" office:value-type="string" calcext:value-type="string">
            <text:p>Escola Bonavista</text:p>
          </table:table-cell>
          <table:table-cell table:number-columns-repeated="986"/>
        </table:table-row>
        <table:table-row table:style-name="ro1">
          <table:table-cell table:formula="of:=&quot;&quot; &amp; CHAR(CODE([.B2218])-49) &amp; MID([.B2218];2;7)" office:value-type="string" office:string-value="43003185" calcext:value-type="string">
            <text:p>43003185</text:p>
          </table:table-cell>
          <table:table-cell table:style-name="ce8" office:value-type="string" calcext:value-type="string">
            <text:p>e3003185</text:p>
          </table:table-cell>
          <table:table-cell table:style-name="ce8" office:value-type="string" calcext:value-type="string">
            <text:p>ceiplacanonja</text:p>
          </table:table-cell>
          <table:table-cell table:style-name="ce8" office:value-type="string" calcext:value-type="string">
            <text:p>Escola La Canonja</text:p>
          </table:table-cell>
          <table:table-cell table:number-columns-repeated="986"/>
        </table:table-row>
        <table:table-row table:style-name="ro1">
          <table:table-cell table:formula="of:=&quot;&quot; &amp; CHAR(CODE([.B2219])-49) &amp; MID([.B2219];2;7)" office:value-type="string" office:string-value="43003227" calcext:value-type="string">
            <text:p>43003227</text:p>
          </table:table-cell>
          <table:table-cell table:style-name="ce8" office:value-type="string" calcext:value-type="string">
            <text:p>e3003227</text:p>
          </table:table-cell>
          <table:table-cell table:style-name="ce8" office:value-type="string" calcext:value-type="string">
            <text:p>ceipsantsalvador-tarragona</text:p>
          </table:table-cell>
          <table:table-cell table:style-name="ce8" office:value-type="string" calcext:value-type="string">
            <text:p>Escola Sant Salvador</text:p>
          </table:table-cell>
          <table:table-cell table:number-columns-repeated="986"/>
        </table:table-row>
        <table:table-row table:style-name="ro1">
          <table:table-cell table:formula="of:=&quot;&quot; &amp; CHAR(CODE([.B2220])-49) &amp; MID([.B2220];2;7)" office:value-type="string" office:string-value="43003306" calcext:value-type="string">
            <text:p>43003306</text:p>
          </table:table-cell>
          <table:table-cell table:style-name="ce8" office:value-type="string" calcext:value-type="string">
            <text:p>e3003306</text:p>
          </table:table-cell>
          <table:table-cell table:style-name="ce8" office:value-type="string" calcext:value-type="string">
            <text:p>ceipserrallo</text:p>
          </table:table-cell>
          <table:table-cell table:style-name="ce8" office:value-type="string" calcext:value-type="string">
            <text:p>Escola Serrallo</text:p>
          </table:table-cell>
          <table:table-cell table:number-columns-repeated="986"/>
        </table:table-row>
        <table:table-row table:style-name="ro1">
          <table:table-cell table:formula="of:=&quot;&quot; &amp; CHAR(CODE([.B2221])-49) &amp; MID([.B2221];2;7)" office:value-type="string" office:string-value="43003321" calcext:value-type="string">
            <text:p>43003321</text:p>
          </table:table-cell>
          <table:table-cell table:style-name="ce8" office:value-type="string" calcext:value-type="string">
            <text:p>e3003321</text:p>
          </table:table-cell>
          <table:table-cell table:style-name="ce8" office:value-type="string" calcext:value-type="string">
            <text:p>ceip-santperesantpau</text:p>
          </table:table-cell>
          <table:table-cell table:style-name="ce8" office:value-type="string" calcext:value-type="string">
            <text:p>Escola Sant Pere i Sant Pau</text:p>
          </table:table-cell>
          <table:table-cell table:number-columns-repeated="986"/>
        </table:table-row>
        <table:table-row table:style-name="ro1">
          <table:table-cell table:formula="of:=&quot;&quot; &amp; CHAR(CODE([.B2222])-49) &amp; MID([.B2222];2;7)" office:value-type="string" office:string-value="43003410" calcext:value-type="string">
            <text:p>43003410</text:p>
          </table:table-cell>
          <table:table-cell table:style-name="ce8" office:value-type="string" calcext:value-type="string">
            <text:p>e3003410</text:p>
          </table:table-cell>
          <table:table-cell table:style-name="ce8" office:value-type="string" calcext:value-type="string">
            <text:p>escolajoanroig</text:p>
          </table:table-cell>
          <table:table-cell table:style-name="ce8" office:value-type="string" calcext:value-type="string">
            <text:p>Joan Roig</text:p>
          </table:table-cell>
          <table:table-cell table:number-columns-repeated="986"/>
        </table:table-row>
        <table:table-row table:style-name="ro1">
          <table:table-cell table:formula="of:=&quot;&quot; &amp; CHAR(CODE([.B2223])-49) &amp; MID([.B2223];2;7)" office:value-type="string" office:string-value="43003495" calcext:value-type="string">
            <text:p>43003495</text:p>
          </table:table-cell>
          <table:table-cell table:style-name="ce8" office:value-type="string" calcext:value-type="string">
            <text:p>e3003495</text:p>
          </table:table-cell>
          <table:table-cell table:style-name="ce8" office:value-type="string" calcext:value-type="string">
            <text:p>col-carmelites</text:p>
          </table:table-cell>
          <table:table-cell table:style-name="ce8" office:value-type="string" calcext:value-type="string">
            <text:p>Mare de Déu del Carme</text:p>
          </table:table-cell>
          <table:table-cell table:number-columns-repeated="986"/>
        </table:table-row>
        <table:table-row table:style-name="ro1">
          <table:table-cell table:formula="of:=&quot;&quot; &amp; CHAR(CODE([.B2224])-49) &amp; MID([.B2224];2;7)" office:value-type="string" office:string-value="43003641" calcext:value-type="string">
            <text:p>43003641</text:p>
          </table:table-cell>
          <table:table-cell table:style-name="ce8" office:value-type="string" calcext:value-type="string">
            <text:p>e3003641</text:p>
          </table:table-cell>
          <table:table-cell table:style-name="ce8" office:value-type="string" calcext:value-type="string">
            <text:p>iesmartifranques</text:p>
          </table:table-cell>
          <table:table-cell table:style-name="ce8" office:value-type="string" calcext:value-type="string">
            <text:p>Institut Antoni de Martí i Franquès</text:p>
          </table:table-cell>
          <table:table-cell table:number-columns-repeated="986"/>
        </table:table-row>
        <table:table-row table:style-name="ro1">
          <table:table-cell table:formula="of:=&quot;&quot; &amp; CHAR(CODE([.B2225])-49) &amp; MID([.B2225];2;7)" office:value-type="string" office:string-value="43003690" calcext:value-type="string">
            <text:p>43003690</text:p>
          </table:table-cell>
          <table:table-cell table:style-name="ce8" office:value-type="string" calcext:value-type="string">
            <text:p>e3003690</text:p>
          </table:table-cell>
          <table:table-cell table:style-name="ce8" office:value-type="string" calcext:value-type="string">
            <text:p>ceip-practiques-tarragona</text:p>
          </table:table-cell>
          <table:table-cell table:style-name="ce8" office:value-type="string" calcext:value-type="string">
            <text:p>Escola de Pràctiques</text:p>
          </table:table-cell>
          <table:table-cell table:number-columns-repeated="986"/>
        </table:table-row>
        <table:table-row table:style-name="ro1">
          <table:table-cell table:formula="of:=&quot;&quot; &amp; CHAR(CODE([.B2226])-49) &amp; MID([.B2226];2;7)" office:value-type="string" office:string-value="43003732" calcext:value-type="string">
            <text:p>43003732</text:p>
          </table:table-cell>
          <table:table-cell table:style-name="ce8" office:value-type="string" calcext:value-type="string">
            <text:p>e3003732</text:p>
          </table:table-cell>
          <table:table-cell table:style-name="ce8" office:value-type="string" calcext:value-type="string">
            <text:p>insponsdicart</text:p>
          </table:table-cell>
          <table:table-cell table:style-name="ce8" office:value-type="string" calcext:value-type="string">
            <text:p>Institut Pons d'Icart</text:p>
          </table:table-cell>
          <table:table-cell table:number-columns-repeated="986"/>
        </table:table-row>
        <table:table-row table:style-name="ro1">
          <table:table-cell table:formula="of:=&quot;&quot; &amp; CHAR(CODE([.B2227])-49) &amp; MID([.B2227];2;7)" office:value-type="string" office:string-value="43003756" calcext:value-type="string">
            <text:p>43003756</text:p>
          </table:table-cell>
          <table:table-cell table:style-name="ce8" office:value-type="string" calcext:value-type="string">
            <text:p>e3003756</text:p>
          </table:table-cell>
          <table:table-cell table:style-name="ce8" office:value-type="string" calcext:value-type="string">
            <text:p>escola-torreforta</text:p>
          </table:table-cell>
          <table:table-cell table:style-name="ce8" office:value-type="string" calcext:value-type="string">
            <text:p>Escola Gual i Villalbí</text:p>
          </table:table-cell>
          <table:table-cell table:number-columns-repeated="986"/>
        </table:table-row>
        <table:table-row table:style-name="ro1">
          <table:table-cell table:formula="of:=&quot;&quot; &amp; CHAR(CODE([.B2228])-49) &amp; MID([.B2228];2;7)" office:value-type="string" office:string-value="43003768" calcext:value-type="string">
            <text:p>43003768</text:p>
          </table:table-cell>
          <table:table-cell table:style-name="ce8" office:value-type="string" calcext:value-type="string">
            <text:p>e3003768</text:p>
          </table:table-cell>
          <table:table-cell table:style-name="ce8" office:value-type="string" calcext:value-type="string">
            <text:p>ceipmdangels</text:p>
          </table:table-cell>
          <table:table-cell table:style-name="ce8" office:value-type="string" calcext:value-type="string">
            <text:p>Escola Els Àngels</text:p>
          </table:table-cell>
          <table:table-cell table:number-columns-repeated="986"/>
        </table:table-row>
        <table:table-row table:style-name="ro1">
          <table:table-cell table:formula="of:=&quot;&quot; &amp; CHAR(CODE([.B2229])-49) &amp; MID([.B2229];2;7)" office:value-type="string" office:string-value="43003847" calcext:value-type="string">
            <text:p>43003847</text:p>
          </table:table-cell>
          <table:table-cell table:style-name="ce8" office:value-type="string" calcext:value-type="string">
            <text:p>e3003847</text:p>
          </table:table-cell>
          <table:table-cell table:style-name="ce8" office:value-type="string" calcext:value-type="string">
            <text:p>escmarcelidomingotivissa</text:p>
          </table:table-cell>
          <table:table-cell table:style-name="ce8" office:value-type="string" calcext:value-type="string">
            <text:p>Escola Marcel·lí Domingo</text:p>
          </table:table-cell>
          <table:table-cell table:number-columns-repeated="986"/>
        </table:table-row>
        <table:table-row table:style-name="ro1">
          <table:table-cell table:formula="of:=&quot;&quot; &amp; CHAR(CODE([.B2230])-49) &amp; MID([.B2230];2;7)" office:value-type="string" office:string-value="43003884" calcext:value-type="string">
            <text:p>43003884</text:p>
          </table:table-cell>
          <table:table-cell table:style-name="ce8" office:value-type="string" calcext:value-type="string">
            <text:p>e3003884</text:p>
          </table:table-cell>
          <table:table-cell table:style-name="ce8" office:value-type="string" calcext:value-type="string">
            <text:p>escolaantoniroig</text:p>
          </table:table-cell>
          <table:table-cell table:style-name="ce8" office:value-type="string" calcext:value-type="string">
            <text:p>Escola Antoni Roig</text:p>
          </table:table-cell>
          <table:table-cell table:number-columns-repeated="986"/>
        </table:table-row>
        <table:table-row table:style-name="ro1">
          <table:table-cell table:formula="of:=&quot;&quot; &amp; CHAR(CODE([.B2231])-49) &amp; MID([.B2231];2;7)" office:value-type="string" office:string-value="43003975" calcext:value-type="string">
            <text:p>43003975</text:p>
          </table:table-cell>
          <table:table-cell table:style-name="ce8" office:value-type="string" calcext:value-type="string">
            <text:p>e3003975</text:p>
          </table:table-cell>
          <table:table-cell table:style-name="ce8" office:value-type="string" calcext:value-type="string">
            <text:p>escsantangel</text:p>
          </table:table-cell>
          <table:table-cell table:style-name="ce8" office:value-type="string" calcext:value-type="string">
            <text:p>Escola Sant Àngel</text:p>
          </table:table-cell>
          <table:table-cell table:number-columns-repeated="986"/>
        </table:table-row>
        <table:table-row table:style-name="ro1">
          <table:table-cell table:formula="of:=&quot;&quot; &amp; CHAR(CODE([.B2232])-49) &amp; MID([.B2232];2;7)" office:value-type="string" office:string-value="43004013" calcext:value-type="string">
            <text:p>43004013</text:p>
          </table:table-cell>
          <table:table-cell table:style-name="ce8" office:value-type="string" calcext:value-type="string">
            <text:p>e3004013</text:p>
          </table:table-cell>
          <table:table-cell table:style-name="ce8" office:value-type="string" calcext:value-type="string">
            <text:p>ceipsmiquel-deltebre</text:p>
          </table:table-cell>
          <table:table-cell table:style-name="ce8" office:value-type="string" calcext:value-type="string">
            <text:p>Escola Sant Miquel</text:p>
          </table:table-cell>
          <table:table-cell table:number-columns-repeated="986"/>
        </table:table-row>
        <table:table-row table:style-name="ro1">
          <table:table-cell table:formula="of:=&quot;&quot; &amp; CHAR(CODE([.B2233])-49) &amp; MID([.B2233];2;7)" office:value-type="string" office:string-value="43004037" calcext:value-type="string">
            <text:p>43004037</text:p>
          </table:table-cell>
          <table:table-cell table:style-name="ce8" office:value-type="string" calcext:value-type="string">
            <text:p>e3004037</text:p>
          </table:table-cell>
          <table:table-cell table:style-name="ce8" office:value-type="string" calcext:value-type="string">
            <text:p>ceipgarciacabanes</text:p>
          </table:table-cell>
          <table:table-cell table:style-name="ce8" office:value-type="string" calcext:value-type="string">
            <text:p>Escola Maria García i Cabanes</text:p>
          </table:table-cell>
          <table:table-cell table:number-columns-repeated="986"/>
        </table:table-row>
        <table:table-row table:style-name="ro1">
          <table:table-cell table:formula="of:=&quot;&quot; &amp; CHAR(CODE([.B2234])-49) &amp; MID([.B2234];2;7)" office:value-type="string" office:string-value="43004050" calcext:value-type="string">
            <text:p>43004050</text:p>
          </table:table-cell>
          <table:table-cell table:style-name="ce8" office:value-type="string" calcext:value-type="string">
            <text:p>e3004050</text:p>
          </table:table-cell>
          <table:table-cell table:style-name="ce8" office:value-type="string" calcext:value-type="string">
            <text:p>esc21dabril-aldea</text:p>
          </table:table-cell>
          <table:table-cell table:style-name="ce8" office:value-type="string" calcext:value-type="string">
            <text:p>Escola 21 d'Abril</text:p>
          </table:table-cell>
          <table:table-cell table:number-columns-repeated="986"/>
        </table:table-row>
        <table:table-row table:style-name="ro1">
          <table:table-cell table:formula="of:=&quot;&quot; &amp; CHAR(CODE([.B2235])-49) &amp; MID([.B2235];2;7)" office:value-type="string" office:string-value="43004074" calcext:value-type="string">
            <text:p>43004074</text:p>
          </table:table-cell>
          <table:table-cell table:style-name="ce8" office:value-type="string" calcext:value-type="string">
            <text:p>e3004074</text:p>
          </table:table-cell>
          <table:table-cell table:style-name="ce8" office:value-type="string" calcext:value-type="string">
            <text:p>escolassumpcio</text:p>
          </table:table-cell>
          <table:table-cell table:style-name="ce8" office:value-type="string" calcext:value-type="string">
            <text:p>Escola L'Assumpció</text:p>
          </table:table-cell>
          <table:table-cell table:number-columns-repeated="986"/>
        </table:table-row>
        <table:table-row table:style-name="ro1">
          <table:table-cell table:formula="of:=&quot;&quot; &amp; CHAR(CODE([.B2236])-49) &amp; MID([.B2236];2;7)" office:value-type="string" office:string-value="43004189" calcext:value-type="string">
            <text:p>43004189</text:p>
          </table:table-cell>
          <table:table-cell table:style-name="ce8" office:value-type="string" calcext:value-type="string">
            <text:p>e3004189</text:p>
          </table:table-cell>
          <table:table-cell table:style-name="ce8" office:value-type="string" calcext:value-type="string">
            <text:p>ceipsantjaume</text:p>
          </table:table-cell>
          <table:table-cell table:style-name="ce8" office:value-type="string" calcext:value-type="string">
            <text:p>Escola Sant Jaume</text:p>
          </table:table-cell>
          <table:table-cell table:number-columns-repeated="986"/>
        </table:table-row>
        <table:table-row table:style-name="ro1">
          <table:table-cell table:formula="of:=&quot;&quot; &amp; CHAR(CODE([.B2237])-49) &amp; MID([.B2237];2;7)" office:value-type="string" office:string-value="43004232" calcext:value-type="string">
            <text:p>43004232</text:p>
          </table:table-cell>
          <table:table-cell table:style-name="ce8" office:value-type="string" calcext:value-type="string">
            <text:p>e3004232</text:p>
          </table:table-cell>
          <table:table-cell table:style-name="ce8" office:value-type="string" calcext:value-type="string">
            <text:p>esc-lamerce-tortosa</text:p>
          </table:table-cell>
          <table:table-cell table:style-name="ce8" office:value-type="string" calcext:value-type="string">
            <text:p>Escola La Mercè</text:p>
          </table:table-cell>
          <table:table-cell table:number-columns-repeated="986"/>
        </table:table-row>
        <table:table-row table:style-name="ro1">
          <table:table-cell table:formula="of:=&quot;&quot; &amp; CHAR(CODE([.B2238])-49) &amp; MID([.B2238];2;7)" office:value-type="string" office:string-value="43004256" calcext:value-type="string">
            <text:p>43004256</text:p>
          </table:table-cell>
          <table:table-cell table:style-name="ce8" office:value-type="string" calcext:value-type="string">
            <text:p>e3004256</text:p>
          </table:table-cell>
          <table:table-cell table:style-name="ce8" office:value-type="string" calcext:value-type="string">
            <text:p>ceipferreries</text:p>
          </table:table-cell>
          <table:table-cell table:style-name="ce8" office:value-type="string" calcext:value-type="string">
            <text:p>Escola Ferreries</text:p>
          </table:table-cell>
          <table:table-cell table:number-columns-repeated="986"/>
        </table:table-row>
        <table:table-row table:style-name="ro1">
          <table:table-cell table:formula="of:=&quot;&quot; &amp; CHAR(CODE([.B2239])-49) &amp; MID([.B2239];2;7)" office:value-type="string" office:string-value="43004268" calcext:value-type="string">
            <text:p>43004268</text:p>
          </table:table-cell>
          <table:table-cell table:style-name="ce8" office:value-type="string" calcext:value-type="string">
            <text:p>e3004268</text:p>
          </table:table-cell>
          <table:table-cell table:style-name="ce8" office:value-type="string" calcext:value-type="string">
            <text:p>ceipremolins</text:p>
          </table:table-cell>
          <table:table-cell table:style-name="ce8" office:value-type="string" calcext:value-type="string">
            <text:p>Escola Remolins</text:p>
          </table:table-cell>
          <table:table-cell table:number-columns-repeated="986"/>
        </table:table-row>
        <table:table-row table:style-name="ro1">
          <table:table-cell table:formula="of:=&quot;&quot; &amp; CHAR(CODE([.B2240])-49) &amp; MID([.B2240];2;7)" office:value-type="string" office:string-value="43004438" calcext:value-type="string">
            <text:p>43004438</text:p>
          </table:table-cell>
          <table:table-cell table:style-name="ce8" office:value-type="string" calcext:value-type="string">
            <text:p>e3004438</text:p>
          </table:table-cell>
          <table:table-cell table:style-name="ce8" office:value-type="string" calcext:value-type="string">
            <text:p>insdertosa</text:p>
          </table:table-cell>
          <table:table-cell table:style-name="ce8" office:value-type="string" calcext:value-type="string">
            <text:p>Institut Dertosa</text:p>
          </table:table-cell>
          <table:table-cell table:number-columns-repeated="986"/>
        </table:table-row>
        <table:table-row table:style-name="ro1">
          <table:table-cell table:formula="of:=&quot;&quot; &amp; CHAR(CODE([.B2241])-49) &amp; MID([.B2241];2;7)" office:value-type="string" office:string-value="43004463" calcext:value-type="string">
            <text:p>43004463</text:p>
          </table:table-cell>
          <table:table-cell table:style-name="ce8" office:value-type="string" calcext:value-type="string">
            <text:p>e3004463</text:p>
          </table:table-cell>
          <table:table-cell table:style-name="ce8" office:value-type="string" calcext:value-type="string">
            <text:p>ceipulldecona</text:p>
          </table:table-cell>
          <table:table-cell table:style-name="ce8" office:value-type="string" calcext:value-type="string">
            <text:p>Escola Ramón y Cajal</text:p>
          </table:table-cell>
          <table:table-cell table:number-columns-repeated="986"/>
        </table:table-row>
        <table:table-row table:style-name="ro1">
          <table:table-cell table:formula="of:=&quot;&quot; &amp; CHAR(CODE([.B2242])-49) &amp; MID([.B2242];2;7)" office:value-type="string" office:string-value="43004487" calcext:value-type="string">
            <text:p>43004487</text:p>
          </table:table-cell>
          <table:table-cell table:style-name="ce8" office:value-type="string" calcext:value-type="string">
            <text:p>e3004487</text:p>
          </table:table-cell>
          <table:table-cell table:style-name="ce8" office:value-type="string" calcext:value-type="string">
            <text:p>escolamontsant</text:p>
          </table:table-cell>
          <table:table-cell table:style-name="ce8" office:value-type="string" calcext:value-type="string">
            <text:p>Escola Montsant - ZER Montsant-Serra de Prades</text:p>
          </table:table-cell>
          <table:table-cell table:number-columns-repeated="986"/>
        </table:table-row>
        <table:table-row table:style-name="ro1">
          <table:table-cell table:formula="of:=&quot;&quot; &amp; CHAR(CODE([.B2243])-49) &amp; MID([.B2243];2;7)" office:value-type="string" office:string-value="43004505" calcext:value-type="string">
            <text:p>43004505</text:p>
          </table:table-cell>
          <table:table-cell table:style-name="ce8" office:value-type="string" calcext:value-type="string">
            <text:p>e3004505</text:p>
          </table:table-cell>
          <table:table-cell table:style-name="ce8" office:value-type="string" calcext:value-type="string">
            <text:p>ceipvallmoll</text:p>
          </table:table-cell>
          <table:table-cell table:style-name="ce8" office:value-type="string" calcext:value-type="string">
            <text:p>Escola Mare de Déu del Roser</text:p>
          </table:table-cell>
          <table:table-cell table:number-columns-repeated="986"/>
        </table:table-row>
        <table:table-row table:style-name="ro1">
          <table:table-cell table:formula="of:=&quot;&quot; &amp; CHAR(CODE([.B2244])-49) &amp; MID([.B2244];2;7)" office:value-type="string" office:string-value="43004517" calcext:value-type="string">
            <text:p>43004517</text:p>
          </table:table-cell>
          <table:table-cell table:style-name="ce8" office:value-type="string" calcext:value-type="string">
            <text:p>e3004517</text:p>
          </table:table-cell>
          <table:table-cell table:style-name="ce8" office:value-type="string" calcext:value-type="string">
            <text:p>escola-rocabruna</text:p>
          </table:table-cell>
          <table:table-cell table:style-name="ce8" office:value-type="string" calcext:value-type="string">
            <text:p>Escola Rocabruna - ZER El Francolí</text:p>
          </table:table-cell>
          <table:table-cell table:number-columns-repeated="986"/>
        </table:table-row>
        <table:table-row table:style-name="ro1">
          <table:table-cell table:formula="of:=&quot;&quot; &amp; CHAR(CODE([.B2245])-49) &amp; MID([.B2245];2;7)" office:value-type="string" office:string-value="43004529" calcext:value-type="string">
            <text:p>43004529</text:p>
          </table:table-cell>
          <table:table-cell table:style-name="ce8" office:value-type="string" calcext:value-type="string">
            <text:p>e3004529</text:p>
          </table:table-cell>
          <table:table-cell table:style-name="ce8" office:value-type="string" calcext:value-type="string">
            <text:p>ceipmdcandela-valls</text:p>
          </table:table-cell>
          <table:table-cell table:style-name="ce8" office:value-type="string" calcext:value-type="string">
            <text:p>Escola Mare de Déu de la Candela</text:p>
          </table:table-cell>
          <table:table-cell table:number-columns-repeated="986"/>
        </table:table-row>
        <table:table-row table:style-name="ro1">
          <table:table-cell table:formula="of:=&quot;&quot; &amp; CHAR(CODE([.B2246])-49) &amp; MID([.B2246];2;7)" office:value-type="string" office:string-value="43004530" calcext:value-type="string">
            <text:p>43004530</text:p>
          </table:table-cell>
          <table:table-cell table:style-name="ce8" office:value-type="string" calcext:value-type="string">
            <text:p>e3004530</text:p>
          </table:table-cell>
          <table:table-cell table:style-name="ce8" office:value-type="string" calcext:value-type="string">
            <text:p>ceipbaltasar</text:p>
          </table:table-cell>
          <table:table-cell table:style-name="ce8" office:value-type="string" calcext:value-type="string">
            <text:p>Escola Baltasar Segú</text:p>
          </table:table-cell>
          <table:table-cell table:number-columns-repeated="986"/>
        </table:table-row>
        <table:table-row table:style-name="ro1">
          <table:table-cell table:formula="of:=&quot;&quot; &amp; CHAR(CODE([.B2247])-49) &amp; MID([.B2247];2;7)" office:value-type="string" office:string-value="43004608" calcext:value-type="string">
            <text:p>43004608</text:p>
          </table:table-cell>
          <table:table-cell table:style-name="ce8" office:value-type="string" calcext:value-type="string">
            <text:p>e3004608</text:p>
          </table:table-cell>
          <table:table-cell table:style-name="ce8" office:value-type="string" calcext:value-type="string">
            <text:p>iesnarcisoller</text:p>
          </table:table-cell>
          <table:table-cell table:style-name="ce8" office:value-type="string" calcext:value-type="string">
            <text:p>Institut Narcís Oller</text:p>
          </table:table-cell>
          <table:table-cell table:number-columns-repeated="986"/>
        </table:table-row>
        <table:table-row table:style-name="ro1">
          <table:table-cell table:formula="of:=&quot;&quot; &amp; CHAR(CODE([.B2248])-49) &amp; MID([.B2248];2;7)" office:value-type="string" office:string-value="43004633" calcext:value-type="string">
            <text:p>43004633</text:p>
          </table:table-cell>
          <table:table-cell table:style-name="ce8" office:value-type="string" calcext:value-type="string">
            <text:p>e3004633</text:p>
          </table:table-cell>
          <table:table-cell table:style-name="ce8" office:value-type="string" calcext:value-type="string">
            <text:p>escolaeugenidorsvalls</text:p>
          </table:table-cell>
          <table:table-cell table:style-name="ce8" office:value-type="string" calcext:value-type="string">
            <text:p>Escola Eugeni d'Ors</text:p>
          </table:table-cell>
          <table:table-cell table:number-columns-repeated="986"/>
        </table:table-row>
        <table:table-row table:style-name="ro1">
          <table:table-cell table:formula="of:=&quot;&quot; &amp; CHAR(CODE([.B2249])-49) &amp; MID([.B2249];2;7)" office:value-type="string" office:string-value="43004657" calcext:value-type="string">
            <text:p>43004657</text:p>
          </table:table-cell>
          <table:table-cell table:style-name="ce8" office:value-type="string" calcext:value-type="string">
            <text:p>e3004657</text:p>
          </table:table-cell>
          <table:table-cell table:style-name="ce8" office:value-type="string" calcext:value-type="string">
            <text:p>ceipmestral</text:p>
          </table:table-cell>
          <table:table-cell table:style-name="ce8" office:value-type="string" calcext:value-type="string">
            <text:p>Escola Mestral</text:p>
          </table:table-cell>
          <table:table-cell table:number-columns-repeated="986"/>
        </table:table-row>
        <table:table-row table:style-name="ro1">
          <table:table-cell table:formula="of:=&quot;&quot; &amp; CHAR(CODE([.B2250])-49) &amp; MID([.B2250];2;7)" office:value-type="string" office:string-value="43004700" calcext:value-type="string">
            <text:p>43004700</text:p>
          </table:table-cell>
          <table:table-cell table:style-name="ce8" office:value-type="string" calcext:value-type="string">
            <text:p>e3004700</text:p>
          </table:table-cell>
          <table:table-cell table:style-name="ce8" office:value-type="string" calcext:value-type="string">
            <text:p>ceip-valdelors-vandellos</text:p>
          </table:table-cell>
          <table:table-cell table:style-name="ce8" office:value-type="string" calcext:value-type="string">
            <text:p>Escola Valdelors</text:p>
          </table:table-cell>
          <table:table-cell table:number-columns-repeated="986"/>
        </table:table-row>
        <table:table-row table:style-name="ro1">
          <table:table-cell table:formula="of:=&quot;&quot; &amp; CHAR(CODE([.B2251])-49) &amp; MID([.B2251];2;7)" office:value-type="string" office:string-value="43004736" calcext:value-type="string">
            <text:p>43004736</text:p>
          </table:table-cell>
          <table:table-cell table:style-name="ce8" office:value-type="string" calcext:value-type="string">
            <text:p>e3004736</text:p>
          </table:table-cell>
          <table:table-cell table:style-name="ce8" office:value-type="string" calcext:value-type="string">
            <text:p>ceipsecallets</text:p>
          </table:table-cell>
          <table:table-cell table:style-name="ce8" office:value-type="string" calcext:value-type="string">
            <text:p>Escola Els Secallets</text:p>
          </table:table-cell>
          <table:table-cell table:number-columns-repeated="986"/>
        </table:table-row>
        <table:table-row table:style-name="ro1">
          <table:table-cell table:formula="of:=&quot;&quot; &amp; CHAR(CODE([.B2252])-49) &amp; MID([.B2252];2;7)" office:value-type="string" office:string-value="43004748" calcext:value-type="string">
            <text:p>43004748</text:p>
          </table:table-cell>
          <table:table-cell table:style-name="ce8" office:value-type="string" calcext:value-type="string">
            <text:p>e3004748</text:p>
          </table:table-cell>
          <table:table-cell table:style-name="ce8" office:value-type="string" calcext:value-type="string">
            <text:p>ceip-aguimera-vendrell</text:p>
          </table:table-cell>
          <table:table-cell table:style-name="ce8" office:value-type="string" calcext:value-type="string">
            <text:p>Escola Àngel Guimerà</text:p>
          </table:table-cell>
          <table:table-cell table:number-columns-repeated="986"/>
        </table:table-row>
        <table:table-row table:style-name="ro1">
          <table:table-cell table:formula="of:=&quot;&quot; &amp; CHAR(CODE([.B2253])-49) &amp; MID([.B2253];2;7)" office:value-type="string" office:string-value="43004797" calcext:value-type="string">
            <text:p>43004797</text:p>
          </table:table-cell>
          <table:table-cell table:style-name="ce8" office:value-type="string" calcext:value-type="string">
            <text:p>e3004797</text:p>
          </table:table-cell>
          <table:table-cell table:style-name="ce8" office:value-type="string" calcext:value-type="string">
            <text:p>insbaixpenedes</text:p>
          </table:table-cell>
          <table:table-cell table:style-name="ce8" office:value-type="string" calcext:value-type="string">
            <text:p>Institut Baix Penedès</text:p>
          </table:table-cell>
          <table:table-cell table:number-columns-repeated="986"/>
        </table:table-row>
        <table:table-row table:style-name="ro1">
          <table:table-cell table:formula="of:=&quot;&quot; &amp; CHAR(CODE([.B2254])-49) &amp; MID([.B2254];2;7)" office:value-type="string" office:string-value="43004803" calcext:value-type="string">
            <text:p>43004803</text:p>
          </table:table-cell>
          <table:table-cell table:style-name="ce8" office:value-type="string" calcext:value-type="string">
            <text:p>e3004803</text:p>
          </table:table-cell>
          <table:table-cell table:style-name="ce8" office:value-type="string" calcext:value-type="string">
            <text:p>insandreunin</text:p>
          </table:table-cell>
          <table:table-cell table:style-name="ce8" office:value-type="string" calcext:value-type="string">
            <text:p>Institut Andreu Nin</text:p>
          </table:table-cell>
          <table:table-cell table:number-columns-repeated="986"/>
        </table:table-row>
        <table:table-row table:style-name="ro1">
          <table:table-cell table:formula="of:=&quot;&quot; &amp; CHAR(CODE([.B2255])-49) &amp; MID([.B2255];2;7)" office:value-type="string" office:string-value="43004864" calcext:value-type="string">
            <text:p>43004864</text:p>
          </table:table-cell>
          <table:table-cell table:style-name="ce8" office:value-type="string" calcext:value-type="string">
            <text:p>e3004864</text:p>
          </table:table-cell>
          <table:table-cell table:style-name="ce8" office:value-type="string" calcext:value-type="string">
            <text:p>escolaperevirgili</text:p>
          </table:table-cell>
          <table:table-cell table:style-name="ce8" office:value-type="string" calcext:value-type="string">
            <text:p>Escola Pere Virgili</text:p>
          </table:table-cell>
          <table:table-cell table:number-columns-repeated="986"/>
        </table:table-row>
        <table:table-row table:style-name="ro1">
          <table:table-cell table:formula="of:=&quot;&quot; &amp; CHAR(CODE([.B2256])-49) &amp; MID([.B2256];2;7)" office:value-type="string" office:string-value="43004921" calcext:value-type="string">
            <text:p>43004921</text:p>
          </table:table-cell>
          <table:table-cell table:style-name="ce8" office:value-type="string" calcext:value-type="string">
            <text:p>e3004921</text:p>
          </table:table-cell>
          <table:table-cell table:style-name="ce8" office:value-type="string" calcext:value-type="string">
            <text:p>escbernarditolra</text:p>
          </table:table-cell>
          <table:table-cell table:style-name="ce8" office:value-type="string" calcext:value-type="string">
            <text:p>Escola Bernardí Tolrà</text:p>
          </table:table-cell>
          <table:table-cell table:number-columns-repeated="986"/>
        </table:table-row>
        <table:table-row table:style-name="ro1">
          <table:table-cell table:formula="of:=&quot;&quot; &amp; CHAR(CODE([.B2257])-49) &amp; MID([.B2257];2;7)" office:value-type="string" office:string-value="43004931" calcext:value-type="string">
            <text:p>43004931</text:p>
          </table:table-cell>
          <table:table-cell table:style-name="ce8" office:value-type="string" calcext:value-type="string">
            <text:p>e3004931</text:p>
          </table:table-cell>
          <table:table-cell table:style-name="ce8" office:value-type="string" calcext:value-type="string">
            <text:p>escsantamaria</text:p>
          </table:table-cell>
          <table:table-cell table:style-name="ce8" office:value-type="string" calcext:value-type="string">
            <text:p>Escola Santa Maria del Mar</text:p>
          </table:table-cell>
          <table:table-cell table:number-columns-repeated="986"/>
        </table:table-row>
        <table:table-row table:style-name="ro1">
          <table:table-cell table:formula="of:=&quot;&quot; &amp; CHAR(CODE([.B2258])-49) &amp; MID([.B2258];2;7)" office:value-type="string" office:string-value="43004979" calcext:value-type="string">
            <text:p>43004979</text:p>
          </table:table-cell>
          <table:table-cell table:style-name="ce8" office:value-type="string" calcext:value-type="string">
            <text:p>e3004979</text:p>
          </table:table-cell>
          <table:table-cell table:style-name="ce8" office:value-type="string" calcext:value-type="string">
            <text:p>ceip-torrojaimiret</text:p>
          </table:table-cell>
          <table:table-cell table:style-name="ce8" office:value-type="string" calcext:value-type="string">
            <text:p>Escola Torroja i Miret</text:p>
          </table:table-cell>
          <table:table-cell table:number-columns-repeated="986"/>
        </table:table-row>
        <table:table-row table:style-name="ro1">
          <table:table-cell table:formula="of:=&quot;&quot; &amp; CHAR(CODE([.B2259])-49) &amp; MID([.B2259];2;7)" office:value-type="string" office:string-value="43005005" calcext:value-type="string">
            <text:p>43005005</text:p>
          </table:table-cell>
          <table:table-cell table:style-name="ce8" office:value-type="string" calcext:value-type="string">
            <text:p>e3005005</text:p>
          </table:table-cell>
          <table:table-cell table:style-name="ce8" office:value-type="string" calcext:value-type="string">
            <text:p>escolasantbernat</text:p>
          </table:table-cell>
          <table:table-cell table:style-name="ce8" office:value-type="string" calcext:value-type="string">
            <text:p>Escola Sant Bernat Calvó</text:p>
          </table:table-cell>
          <table:table-cell table:number-columns-repeated="986"/>
        </table:table-row>
        <table:table-row table:style-name="ro1">
          <table:table-cell table:formula="of:=&quot;&quot; &amp; CHAR(CODE([.B2260])-49) &amp; MID([.B2260];2;7)" office:value-type="string" office:string-value="43005121" calcext:value-type="string">
            <text:p>43005121</text:p>
          </table:table-cell>
          <table:table-cell table:style-name="ce8" office:value-type="string" calcext:value-type="string">
            <text:p>e3005121</text:p>
          </table:table-cell>
          <table:table-cell table:style-name="ce8" office:value-type="string" calcext:value-type="string">
            <text:p>escola-santacaterina-vinyols</text:p>
          </table:table-cell>
          <table:table-cell table:style-name="ce8" office:value-type="string" calcext:value-type="string">
            <text:p>Escola Santa Caterina</text:p>
          </table:table-cell>
          <table:table-cell table:number-columns-repeated="986"/>
        </table:table-row>
        <table:table-row table:style-name="ro1">
          <table:table-cell table:formula="of:=&quot;&quot; &amp; CHAR(CODE([.B2261])-49) &amp; MID([.B2261];2;7)" office:value-type="string" office:string-value="43005133" calcext:value-type="string">
            <text:p>43005133</text:p>
          </table:table-cell>
          <table:table-cell table:style-name="ce8" office:value-type="string" calcext:value-type="string">
            <text:p>e3005133</text:p>
          </table:table-cell>
          <table:table-cell table:style-name="ce8" office:value-type="string" calcext:value-type="string">
            <text:p>esc-banyeres</text:p>
          </table:table-cell>
          <table:table-cell table:style-name="ce8" office:value-type="string" calcext:value-type="string">
            <text:p>Escola Mare de Déu del Priorat</text:p>
          </table:table-cell>
          <table:table-cell table:number-columns-repeated="986"/>
        </table:table-row>
        <table:table-row table:style-name="ro1">
          <table:table-cell table:formula="of:=&quot;&quot; &amp; CHAR(CODE([.B2262])-49) &amp; MID([.B2262];2;7)" office:value-type="string" office:string-value="43005145" calcext:value-type="string">
            <text:p>43005145</text:p>
          </table:table-cell>
          <table:table-cell table:style-name="ce8" office:value-type="string" calcext:value-type="string">
            <text:p>e3005145</text:p>
          </table:table-cell>
          <table:table-cell table:style-name="ce8" office:value-type="string" calcext:value-type="string">
            <text:p>ceipelsametllers</text:p>
          </table:table-cell>
          <table:table-cell table:style-name="ce8" office:value-type="string" calcext:value-type="string">
            <text:p>Escola Els Ametllers</text:p>
          </table:table-cell>
          <table:table-cell table:number-columns-repeated="986"/>
        </table:table-row>
        <table:table-row table:style-name="ro1">
          <table:table-cell table:formula="of:=&quot;&quot; &amp; CHAR(CODE([.B2263])-49) &amp; MID([.B2263];2;7)" office:value-type="string" office:string-value="43005157" calcext:value-type="string">
            <text:p>43005157</text:p>
          </table:table-cell>
          <table:table-cell table:style-name="ce8" office:value-type="string" calcext:value-type="string">
            <text:p>e3005157</text:p>
          </table:table-cell>
          <table:table-cell table:style-name="ce8" office:value-type="string" calcext:value-type="string">
            <text:p>ceipmontoliu</text:p>
          </table:table-cell>
          <table:table-cell table:style-name="ce8" office:value-type="string" calcext:value-type="string">
            <text:p>Escola Montoliu</text:p>
          </table:table-cell>
          <table:table-cell table:number-columns-repeated="986"/>
        </table:table-row>
        <table:table-row table:style-name="ro1">
          <table:table-cell table:formula="of:=&quot;&quot; &amp; CHAR(CODE([.B2264])-49) &amp; MID([.B2264];2;7)" office:value-type="string" office:string-value="43005170" calcext:value-type="string">
            <text:p>43005170</text:p>
          </table:table-cell>
          <table:table-cell table:style-name="ce8" office:value-type="string" calcext:value-type="string">
            <text:p>e3005170</text:p>
          </table:table-cell>
          <table:table-cell table:style-name="ce8" office:value-type="string" calcext:value-type="string">
            <text:p>esc-lafloresta</text:p>
          </table:table-cell>
          <table:table-cell table:style-name="ce8" office:value-type="string" calcext:value-type="string">
            <text:p>Escola La Floresta</text:p>
          </table:table-cell>
          <table:table-cell table:number-columns-repeated="986"/>
        </table:table-row>
        <table:table-row table:style-name="ro1">
          <table:table-cell table:formula="of:=&quot;&quot; &amp; CHAR(CODE([.B2265])-49) &amp; MID([.B2265];2;7)" office:value-type="string" office:string-value="43005182" calcext:value-type="string">
            <text:p>43005182</text:p>
          </table:table-cell>
          <table:table-cell table:style-name="ce8" office:value-type="string" calcext:value-type="string">
            <text:p>e3005182</text:p>
          </table:table-cell>
          <table:table-cell table:style-name="ce8" office:value-type="string" calcext:value-type="string">
            <text:p>esc-verge-cinta</text:p>
          </table:table-cell>
          <table:table-cell table:style-name="ce8" office:value-type="string" calcext:value-type="string">
            <text:p>Verge de la Cinta</text:p>
          </table:table-cell>
          <table:table-cell table:number-columns-repeated="986"/>
        </table:table-row>
        <table:table-row table:style-name="ro1">
          <table:table-cell table:formula="of:=&quot;&quot; &amp; CHAR(CODE([.B2266])-49) &amp; MID([.B2266];2;7)" office:value-type="string" office:string-value="43005194" calcext:value-type="string">
            <text:p>43005194</text:p>
          </table:table-cell>
          <table:table-cell table:style-name="ce8" office:value-type="string" calcext:value-type="string">
            <text:p>e3005194</text:p>
          </table:table-cell>
          <table:table-cell table:style-name="ce8" office:value-type="string" calcext:value-type="string">
            <text:p>ceip-mediterrani-ampolla</text:p>
          </table:table-cell>
          <table:table-cell table:style-name="ce8" office:value-type="string" calcext:value-type="string">
            <text:p>Escola Mediterrani</text:p>
          </table:table-cell>
          <table:table-cell table:number-columns-repeated="986"/>
        </table:table-row>
        <table:table-row table:style-name="ro1">
          <table:table-cell table:formula="of:=&quot;&quot; &amp; CHAR(CODE([.B2267])-49) &amp; MID([.B2267];2;7)" office:value-type="string" office:string-value="43005297" calcext:value-type="string">
            <text:p>43005297</text:p>
          </table:table-cell>
          <table:table-cell table:style-name="ce8" office:value-type="string" calcext:value-type="string">
            <text:p>e3005297</text:p>
          </table:table-cell>
          <table:table-cell table:style-name="ce8" office:value-type="string" calcext:value-type="string">
            <text:p>escolajoanperucho</text:p>
          </table:table-cell>
          <table:table-cell table:style-name="ce8" office:value-type="string" calcext:value-type="string">
            <text:p>Escola Joan Perucho</text:p>
          </table:table-cell>
          <table:table-cell table:number-columns-repeated="986"/>
        </table:table-row>
        <table:table-row table:style-name="ro1">
          <table:table-cell table:formula="of:=&quot;&quot; &amp; CHAR(CODE([.B2268])-49) &amp; MID([.B2268];2;7)" office:value-type="string" office:string-value="43005327" calcext:value-type="string">
            <text:p>43005327</text:p>
          </table:table-cell>
          <table:table-cell table:style-name="ce8" office:value-type="string" calcext:value-type="string">
            <text:p>e3005327</text:p>
          </table:table-cell>
          <table:table-cell table:style-name="ce8" office:value-type="string" calcext:value-type="string">
            <text:p>esc-almoster</text:p>
          </table:table-cell>
          <table:table-cell table:style-name="ce8" office:value-type="string" calcext:value-type="string">
            <text:p>Escola Ramon Sugrañes</text:p>
          </table:table-cell>
          <table:table-cell table:number-columns-repeated="986"/>
        </table:table-row>
        <table:table-row table:style-name="ro1">
          <table:table-cell table:formula="of:=&quot;&quot; &amp; CHAR(CODE([.B2269])-49) &amp; MID([.B2269];2;7)" office:value-type="string" office:string-value="43005339" calcext:value-type="string">
            <text:p>43005339</text:p>
          </table:table-cell>
          <table:table-cell table:style-name="ce8" office:value-type="string" calcext:value-type="string">
            <text:p>e3005339</text:p>
          </table:table-cell>
          <table:table-cell table:style-name="ce8" office:value-type="string" calcext:value-type="string">
            <text:p>escmontsant-labisbaldefalset</text:p>
          </table:table-cell>
          <table:table-cell table:style-name="ce8" office:value-type="string" calcext:value-type="string">
            <text:p>Escola Montsant - ZER Montsant</text:p>
          </table:table-cell>
          <table:table-cell table:number-columns-repeated="986"/>
        </table:table-row>
        <table:table-row table:style-name="ro1">
          <table:table-cell table:formula="of:=&quot;&quot; &amp; CHAR(CODE([.B2270])-49) &amp; MID([.B2270];2;7)" office:value-type="string" office:string-value="43005340" calcext:value-type="string">
            <text:p>43005340</text:p>
          </table:table-cell>
          <table:table-cell table:style-name="ce8" office:value-type="string" calcext:value-type="string">
            <text:p>e3005340</text:p>
          </table:table-cell>
          <table:table-cell table:style-name="ce8" office:value-type="string" calcext:value-type="string">
            <text:p>ceip-santa-anna-castellvell</text:p>
          </table:table-cell>
          <table:table-cell table:style-name="ce8" office:value-type="string" calcext:value-type="string">
            <text:p>Escola Santa Anna</text:p>
          </table:table-cell>
          <table:table-cell table:number-columns-repeated="986"/>
        </table:table-row>
        <table:table-row table:style-name="ro1">
          <table:table-cell table:formula="of:=&quot;&quot; &amp; CHAR(CODE([.B2271])-49) &amp; MID([.B2271];2;7)" office:value-type="string" office:string-value="43005364" calcext:value-type="string">
            <text:p>43005364</text:p>
          </table:table-cell>
          <table:table-cell table:style-name="ce8" office:value-type="string" calcext:value-type="string">
            <text:p>e3005364</text:p>
          </table:table-cell>
          <table:table-cell table:style-name="ce8" office:value-type="string" calcext:value-type="string">
            <text:p>esc-leseresdecreixell</text:p>
          </table:table-cell>
          <table:table-cell table:style-name="ce8" office:value-type="string" calcext:value-type="string">
            <text:p>Escola Les Eres</text:p>
          </table:table-cell>
          <table:table-cell table:number-columns-repeated="986"/>
        </table:table-row>
        <table:table-row table:style-name="ro1">
          <table:table-cell table:formula="of:=&quot;&quot; &amp; CHAR(CODE([.B2272])-49) &amp; MID([.B2272];2;7)" office:value-type="string" office:string-value="43005443" calcext:value-type="string">
            <text:p>43005443</text:p>
          </table:table-cell>
          <table:table-cell table:style-name="ce8" office:value-type="string" calcext:value-type="string">
            <text:p>e3005443</text:p>
          </table:table-cell>
          <table:table-cell table:style-name="ce8" office:value-type="string" calcext:value-type="string">
            <text:p>ceipmiravet</text:p>
          </table:table-cell>
          <table:table-cell table:style-name="ce8" office:value-type="string" calcext:value-type="string">
            <text:p>Escola Roc Llop i Convalia - ZER Benissanet-Miravet</text:p>
          </table:table-cell>
          <table:table-cell table:number-columns-repeated="986"/>
        </table:table-row>
        <table:table-row table:style-name="ro1">
          <table:table-cell table:formula="of:=&quot;&quot; &amp; CHAR(CODE([.B2273])-49) &amp; MID([.B2273];2;7)" office:value-type="string" office:string-value="43005467" calcext:value-type="string">
            <text:p>43005467</text:p>
          </table:table-cell>
          <table:table-cell table:style-name="ce8" office:value-type="string" calcext:value-type="string">
            <text:p>e3005467</text:p>
          </table:table-cell>
          <table:table-cell table:style-name="ce8" office:value-type="string" calcext:value-type="string">
            <text:p>ceiplescodinetes</text:p>
          </table:table-cell>
          <table:table-cell table:style-name="ce8" office:value-type="string" calcext:value-type="string">
            <text:p>Escola Les Codinetes</text:p>
          </table:table-cell>
          <table:table-cell table:number-columns-repeated="986"/>
        </table:table-row>
        <table:table-row table:style-name="ro1">
          <table:table-cell table:formula="of:=&quot;&quot; &amp; CHAR(CODE([.B2274])-49) &amp; MID([.B2274];2;7)" office:value-type="string" office:string-value="43005480" calcext:value-type="string">
            <text:p>43005480</text:p>
          </table:table-cell>
          <table:table-cell table:style-name="ce8" office:value-type="string" calcext:value-type="string">
            <text:p>e3005480</text:p>
          </table:table-cell>
          <table:table-cell table:style-name="ce8" office:value-type="string" calcext:value-type="string">
            <text:p>escolamarededeudellledo</text:p>
          </table:table-cell>
          <table:table-cell table:style-name="ce8" office:value-type="string" calcext:value-type="string">
            <text:p>Escola Mare de Déu del Lledó</text:p>
          </table:table-cell>
          <table:table-cell table:number-columns-repeated="986"/>
        </table:table-row>
        <table:table-row table:style-name="ro1">
          <table:table-cell table:formula="of:=&quot;&quot; &amp; CHAR(CODE([.B2275])-49) &amp; MID([.B2275];2;7)" office:value-type="string" office:string-value="43005510" calcext:value-type="string">
            <text:p>43005510</text:p>
          </table:table-cell>
          <table:table-cell table:style-name="ce8" office:value-type="string" calcext:value-type="string">
            <text:p>e3005510</text:p>
          </table:table-cell>
          <table:table-cell table:style-name="ce8" office:value-type="string" calcext:value-type="string">
            <text:p>escolaserradeprades</text:p>
          </table:table-cell>
          <table:table-cell table:style-name="ce8" office:value-type="string" calcext:value-type="string">
            <text:p>Escola Serra de Prades - ZER Montsant-Serra de Prades</text:p>
          </table:table-cell>
          <table:table-cell table:number-columns-repeated="986"/>
        </table:table-row>
        <table:table-row table:style-name="ro1">
          <table:table-cell table:formula="of:=&quot;&quot; &amp; CHAR(CODE([.B2276])-49) &amp; MID([.B2276];2;7)" office:value-type="string" office:string-value="43005522" calcext:value-type="string">
            <text:p>43005522</text:p>
          </table:table-cell>
          <table:table-cell table:style-name="ce8" office:value-type="string" calcext:value-type="string">
            <text:p>e3005522</text:p>
          </table:table-cell>
          <table:table-cell table:style-name="ce8" office:value-type="string" calcext:value-type="string">
            <text:p>escolasantamarina</text:p>
          </table:table-cell>
          <table:table-cell table:style-name="ce8" office:value-type="string" calcext:value-type="string">
            <text:p>Escola Santa Marina</text:p>
          </table:table-cell>
          <table:table-cell table:number-columns-repeated="986"/>
        </table:table-row>
        <table:table-row table:style-name="ro1">
          <table:table-cell table:formula="of:=&quot;&quot; &amp; CHAR(CODE([.B2277])-49) &amp; MID([.B2277];2;7)" office:value-type="string" office:string-value="43005534" calcext:value-type="string">
            <text:p>43005534</text:p>
          </table:table-cell>
          <table:table-cell table:style-name="ce8" office:value-type="string" calcext:value-type="string">
            <text:p>e3005534</text:p>
          </table:table-cell>
          <table:table-cell table:style-name="ce8" office:value-type="string" calcext:value-type="string">
            <text:p>ceip-leseres</text:p>
          </table:table-cell>
          <table:table-cell table:style-name="ce8" office:value-type="string" calcext:value-type="string">
            <text:p>Escola Les Eres de Rasquera - ZER La Font de l'Aiguadí</text:p>
          </table:table-cell>
          <table:table-cell table:number-columns-repeated="986"/>
        </table:table-row>
        <table:table-row table:style-name="ro1">
          <table:table-cell table:formula="of:=&quot;&quot; &amp; CHAR(CODE([.B2278])-49) &amp; MID([.B2278];2;7)" office:value-type="string" office:string-value="43005546" calcext:value-type="string">
            <text:p>43005546</text:p>
          </table:table-cell>
          <table:table-cell table:style-name="ce8" office:value-type="string" calcext:value-type="string">
            <text:p>e3005546</text:p>
          </table:table-cell>
          <table:table-cell table:style-name="ce8" office:value-type="string" calcext:value-type="string">
            <text:p>esclariba</text:p>
          </table:table-cell>
          <table:table-cell table:style-name="ce8" office:value-type="string" calcext:value-type="string">
            <text:p>Escola de La Riba</text:p>
          </table:table-cell>
          <table:table-cell table:number-columns-repeated="986"/>
        </table:table-row>
        <table:table-row table:style-name="ro1">
          <table:table-cell table:formula="of:=&quot;&quot; &amp; CHAR(CODE([.B2279])-49) &amp; MID([.B2279];2;7)" office:value-type="string" office:string-value="43005558" calcext:value-type="string">
            <text:p>43005558</text:p>
          </table:table-cell>
          <table:table-cell table:style-name="ce8" office:value-type="string" calcext:value-type="string">
            <text:p>e3005558</text:p>
          </table:table-cell>
          <table:table-cell table:style-name="ce8" office:value-type="string" calcext:value-type="string">
            <text:p>ceip-sant-mateu</text:p>
          </table:table-cell>
          <table:table-cell table:style-name="ce8" office:value-type="string" calcext:value-type="string">
            <text:p>Escola Sant Mateu</text:p>
          </table:table-cell>
          <table:table-cell table:number-columns-repeated="986"/>
        </table:table-row>
        <table:table-row table:style-name="ro1">
          <table:table-cell table:formula="of:=&quot;&quot; &amp; CHAR(CODE([.B2280])-49) &amp; MID([.B2280];2;7)" office:value-type="string" office:string-value="43005561" calcext:value-type="string">
            <text:p>43005561</text:p>
          </table:table-cell>
          <table:table-cell table:style-name="ce8" office:value-type="string" calcext:value-type="string">
            <text:p>e3005561</text:p>
          </table:table-cell>
          <table:table-cell table:style-name="ce8" office:value-type="string" calcext:value-type="string">
            <text:p>escola-mdroser-riudecols</text:p>
          </table:table-cell>
          <table:table-cell table:style-name="ce8" office:value-type="string" calcext:value-type="string">
            <text:p>Escola Mare de Déu del Roser</text:p>
          </table:table-cell>
          <table:table-cell table:number-columns-repeated="986"/>
        </table:table-row>
        <table:table-row table:style-name="ro1">
          <table:table-cell table:formula="of:=&quot;&quot; &amp; CHAR(CODE([.B2281])-49) &amp; MID([.B2281];2;7)" office:value-type="string" office:string-value="43005571" calcext:value-type="string">
            <text:p>43005571</text:p>
          </table:table-cell>
          <table:table-cell table:style-name="ce8" office:value-type="string" calcext:value-type="string">
            <text:p>e3005571</text:p>
          </table:table-cell>
          <table:table-cell table:style-name="ce8" office:value-type="string" calcext:value-type="string">
            <text:p>esclescomesrodonya</text:p>
          </table:table-cell>
          <table:table-cell table:style-name="ce8" office:value-type="string" calcext:value-type="string">
            <text:p>Escola Les Comes</text:p>
          </table:table-cell>
          <table:table-cell table:number-columns-repeated="986"/>
        </table:table-row>
        <table:table-row table:style-name="ro1">
          <table:table-cell table:formula="of:=&quot;&quot; &amp; CHAR(CODE([.B2282])-49) &amp; MID([.B2282];2;7)" office:value-type="string" office:string-value="43005583" calcext:value-type="string">
            <text:p>43005583</text:p>
          </table:table-cell>
          <table:table-cell table:style-name="ce8" office:value-type="string" calcext:value-type="string">
            <text:p>e3005583</text:p>
          </table:table-cell>
          <table:table-cell table:style-name="ce8" office:value-type="string" calcext:value-type="string">
            <text:p>ceipelsquatrevents</text:p>
          </table:table-cell>
          <table:table-cell table:style-name="ce8" office:value-type="string" calcext:value-type="string">
            <text:p>Escola Els Quatre Vents</text:p>
          </table:table-cell>
          <table:table-cell table:number-columns-repeated="986"/>
        </table:table-row>
        <table:table-row table:style-name="ro1">
          <table:table-cell table:formula="of:=&quot;&quot; &amp; CHAR(CODE([.B2283])-49) &amp; MID([.B2283];2;7)" office:value-type="string" office:string-value="43005595" calcext:value-type="string">
            <text:p>43005595</text:p>
          </table:table-cell>
          <table:table-cell table:style-name="ce8" office:value-type="string" calcext:value-type="string">
            <text:p>e3005595</text:p>
          </table:table-cell>
          <table:table-cell table:style-name="ce8" office:value-type="string" calcext:value-type="string">
            <text:p>ceip-la-parellada</text:p>
          </table:table-cell>
          <table:table-cell table:style-name="ce8" office:value-type="string" calcext:value-type="string">
            <text:p>Escola La Parellada</text:p>
          </table:table-cell>
          <table:table-cell table:number-columns-repeated="986"/>
        </table:table-row>
        <table:table-row table:style-name="ro1">
          <table:table-cell table:formula="of:=&quot;&quot; &amp; CHAR(CODE([.B2284])-49) &amp; MID([.B2284];2;7)" office:value-type="string" office:string-value="43005637" calcext:value-type="string">
            <text:p>43005637</text:p>
          </table:table-cell>
          <table:table-cell table:style-name="ce8" office:value-type="string" calcext:value-type="string">
            <text:p>e3005637</text:p>
          </table:table-cell>
          <table:table-cell table:style-name="ce8" office:value-type="string" calcext:value-type="string">
            <text:p>escolamanueldecastellvi</text:p>
          </table:table-cell>
          <table:table-cell table:style-name="ce8" office:value-type="string" calcext:value-type="string">
            <text:p>Escola Manuel de Castellví i Feliu - ZER Atzavara</text:p>
          </table:table-cell>
          <table:table-cell table:number-columns-repeated="986"/>
        </table:table-row>
        <table:table-row table:style-name="ro1">
          <table:table-cell table:formula="of:=&quot;&quot; &amp; CHAR(CODE([.B2285])-49) &amp; MID([.B2285];2;7)" office:value-type="string" office:string-value="43005662" calcext:value-type="string">
            <text:p>43005662</text:p>
          </table:table-cell>
          <table:table-cell table:style-name="ce8" office:value-type="string" calcext:value-type="string">
            <text:p>e3005662</text:p>
          </table:table-cell>
          <table:table-cell table:style-name="ce8" office:value-type="string" calcext:value-type="string">
            <text:p>ceipjosepnin</text:p>
          </table:table-cell>
          <table:table-cell table:style-name="ce8" office:value-type="string" calcext:value-type="string">
            <text:p>Escola Josep Nin</text:p>
          </table:table-cell>
          <table:table-cell table:number-columns-repeated="986"/>
        </table:table-row>
        <table:table-row table:style-name="ro1">
          <table:table-cell table:formula="of:=&quot;&quot; &amp; CHAR(CODE([.B2286])-49) &amp; MID([.B2286];2;7)" office:value-type="string" office:string-value="43005686" calcext:value-type="string">
            <text:p>43005686</text:p>
          </table:table-cell>
          <table:table-cell table:style-name="ce8" office:value-type="string" calcext:value-type="string">
            <text:p>e3005686</text:p>
          </table:table-cell>
          <table:table-cell table:style-name="ce8" office:value-type="string" calcext:value-type="string">
            <text:p>ceip-rct</text:p>
          </table:table-cell>
          <table:table-cell table:style-name="ce8" office:value-type="string" calcext:value-type="string">
            <text:p>Escola Riu Clar</text:p>
          </table:table-cell>
          <table:table-cell table:number-columns-repeated="986"/>
        </table:table-row>
        <table:table-row table:style-name="ro1">
          <table:table-cell table:formula="of:=&quot;&quot; &amp; CHAR(CODE([.B2287])-49) &amp; MID([.B2287];2;7)" office:value-type="string" office:string-value="43005741" calcext:value-type="string">
            <text:p>43005741</text:p>
          </table:table-cell>
          <table:table-cell table:style-name="ce8" office:value-type="string" calcext:value-type="string">
            <text:p>e3005741</text:p>
          </table:table-cell>
          <table:table-cell table:style-name="ce8" office:value-type="string" calcext:value-type="string">
            <text:p>ceenostrasradelmar</text:p>
          </table:table-cell>
          <table:table-cell table:style-name="ce8" office:value-type="string" calcext:value-type="string">
            <text:p>Escola Ntra. Sra. del Mar</text:p>
          </table:table-cell>
          <table:table-cell table:number-columns-repeated="986"/>
        </table:table-row>
        <table:table-row table:style-name="ro1">
          <table:table-cell table:formula="of:=&quot;&quot; &amp; CHAR(CODE([.B2288])-49) &amp; MID([.B2288];2;7)" office:value-type="string" office:string-value="43005753" calcext:value-type="string">
            <text:p>43005753</text:p>
          </table:table-cell>
          <table:table-cell table:style-name="ce8" office:value-type="string" calcext:value-type="string">
            <text:p>e3005753</text:p>
          </table:table-cell>
          <table:table-cell table:style-name="ce8" office:value-type="string" calcext:value-type="string">
            <text:p>ceip-alberich</text:p>
          </table:table-cell>
          <table:table-cell table:style-name="ce8" office:value-type="string" calcext:value-type="string">
            <text:p>Escola Doctor Alberich i Casas</text:p>
          </table:table-cell>
          <table:table-cell table:number-columns-repeated="986"/>
        </table:table-row>
        <table:table-row table:style-name="ro1">
          <table:table-cell table:formula="of:=&quot;&quot; &amp; CHAR(CODE([.B2289])-49) &amp; MID([.B2289];2;7)" office:value-type="string" office:string-value="43005765" calcext:value-type="string">
            <text:p>43005765</text:p>
          </table:table-cell>
          <table:table-cell table:style-name="ce8" office:value-type="string" calcext:value-type="string">
            <text:p>e3005765</text:p>
          </table:table-cell>
          <table:table-cell table:style-name="ce8" office:value-type="string" calcext:value-type="string">
            <text:p>esceduardtoda</text:p>
          </table:table-cell>
          <table:table-cell table:style-name="ce8" office:value-type="string" calcext:value-type="string">
            <text:p>Escola Eduard Toda i Güell</text:p>
          </table:table-cell>
          <table:table-cell table:number-columns-repeated="986"/>
        </table:table-row>
        <table:table-row table:style-name="ro1">
          <table:table-cell table:formula="of:=&quot;&quot; &amp; CHAR(CODE([.B2290])-49) &amp; MID([.B2290];2;7)" office:value-type="string" office:string-value="43005901" calcext:value-type="string">
            <text:p>43005901</text:p>
          </table:table-cell>
          <table:table-cell table:style-name="ce8" office:value-type="string" calcext:value-type="string">
            <text:p>e3005901</text:p>
          </table:table-cell>
          <table:table-cell table:style-name="ce8" office:value-type="string" calcext:value-type="string">
            <text:p>ceipjoanrebull</text:p>
          </table:table-cell>
          <table:table-cell table:style-name="ce8" office:value-type="string" calcext:value-type="string">
            <text:p>Escola Joan Rebull</text:p>
          </table:table-cell>
          <table:table-cell table:number-columns-repeated="986"/>
        </table:table-row>
        <table:table-row table:style-name="ro1">
          <table:table-cell table:formula="of:=&quot;&quot; &amp; CHAR(CODE([.B2291])-49) &amp; MID([.B2291];2;7)" office:value-type="string" office:string-value="43005911" calcext:value-type="string">
            <text:p>43005911</text:p>
          </table:table-cell>
          <table:table-cell table:style-name="ce8" office:value-type="string" calcext:value-type="string">
            <text:p>e3005911</text:p>
          </table:table-cell>
          <table:table-cell table:style-name="ce8" office:value-type="string" calcext:value-type="string">
            <text:p>escolacampclar</text:p>
          </table:table-cell>
          <table:table-cell table:style-name="ce8" office:value-type="string" calcext:value-type="string">
            <text:p>Escola Campclar</text:p>
          </table:table-cell>
          <table:table-cell table:number-columns-repeated="986"/>
        </table:table-row>
        <table:table-row table:style-name="ro1">
          <table:table-cell table:formula="of:=&quot;&quot; &amp; CHAR(CODE([.B2292])-49) &amp; MID([.B2292];2;7)" office:value-type="string" office:string-value="43005935" calcext:value-type="string">
            <text:p>43005935</text:p>
          </table:table-cell>
          <table:table-cell table:style-name="ce8" office:value-type="string" calcext:value-type="string">
            <text:p>e3005935</text:p>
          </table:table-cell>
          <table:table-cell table:style-name="ce8" office:value-type="string" calcext:value-type="string">
            <text:p>ceip-sant-bernat-calbo-reus</text:p>
          </table:table-cell>
          <table:table-cell table:style-name="ce8" office:value-type="string" calcext:value-type="string">
            <text:p>Escola Sant Bernat Calbó</text:p>
          </table:table-cell>
          <table:table-cell table:number-columns-repeated="986"/>
        </table:table-row>
        <table:table-row table:style-name="ro1">
          <table:table-cell table:formula="of:=&quot;&quot; &amp; CHAR(CODE([.B2293])-49) &amp; MID([.B2293];2;7)" office:value-type="string" office:string-value="43005947" calcext:value-type="string">
            <text:p>43005947</text:p>
          </table:table-cell>
          <table:table-cell table:style-name="ce8" office:value-type="string" calcext:value-type="string">
            <text:p>e3005947</text:p>
          </table:table-cell>
          <table:table-cell table:style-name="ce8" office:value-type="string" calcext:value-type="string">
            <text:p>ceipcal-lipolis</text:p>
          </table:table-cell>
          <table:table-cell table:style-name="ce8" office:value-type="string" calcext:value-type="string">
            <text:p>Escola Cal·lípolis</text:p>
          </table:table-cell>
          <table:table-cell table:number-columns-repeated="986"/>
        </table:table-row>
        <table:table-row table:style-name="ro1">
          <table:table-cell table:formula="of:=&quot;&quot; &amp; CHAR(CODE([.B2294])-49) &amp; MID([.B2294];2;7)" office:value-type="string" office:string-value="43005959" calcext:value-type="string">
            <text:p>43005959</text:p>
          </table:table-cell>
          <table:table-cell table:style-name="ce8" office:value-type="string" calcext:value-type="string">
            <text:p>e3005959</text:p>
          </table:table-cell>
          <table:table-cell table:style-name="ce8" office:value-type="string" calcext:value-type="string">
            <text:p>ceipcesaraugust</text:p>
          </table:table-cell>
          <table:table-cell table:style-name="ce8" office:value-type="string" calcext:value-type="string">
            <text:p>Escola Cèsar August</text:p>
          </table:table-cell>
          <table:table-cell table:number-columns-repeated="986"/>
        </table:table-row>
        <table:table-row table:style-name="ro1">
          <table:table-cell table:formula="of:=&quot;&quot; &amp; CHAR(CODE([.B2295])-49) &amp; MID([.B2295];2;7)" office:value-type="string" office:string-value="43005972" calcext:value-type="string">
            <text:p>43005972</text:p>
          </table:table-cell>
          <table:table-cell table:style-name="ce8" office:value-type="string" calcext:value-type="string">
            <text:p>e3005972</text:p>
          </table:table-cell>
          <table:table-cell table:style-name="ce8" office:value-type="string" calcext:value-type="string">
            <text:p>ies-ramonbarbat-vilaseca</text:p>
          </table:table-cell>
          <table:table-cell table:style-name="ce8" office:value-type="string" calcext:value-type="string">
            <text:p>Institut Ramon Barbat i Miracle</text:p>
          </table:table-cell>
          <table:table-cell table:number-columns-repeated="986"/>
        </table:table-row>
        <table:table-row table:style-name="ro1">
          <table:table-cell table:formula="of:=&quot;&quot; &amp; CHAR(CODE([.B2296])-49) &amp; MID([.B2296];2;7)" office:value-type="string" office:string-value="43006061" calcext:value-type="string">
            <text:p>43006061</text:p>
          </table:table-cell>
          <table:table-cell table:style-name="ce8" office:value-type="string" calcext:value-type="string">
            <text:p>e3006061</text:p>
          </table:table-cell>
          <table:table-cell table:style-name="ce8" office:value-type="string" calcext:value-type="string">
            <text:p>escolarubioiors</text:p>
          </table:table-cell>
          <table:table-cell table:style-name="ce8" office:value-type="string" calcext:value-type="string">
            <text:p>Escola Rubió i Ors</text:p>
          </table:table-cell>
          <table:table-cell table:number-columns-repeated="986"/>
        </table:table-row>
        <table:table-row table:style-name="ro1">
          <table:table-cell table:formula="of:=&quot;&quot; &amp; CHAR(CODE([.B2297])-49) &amp; MID([.B2297];2;7)" office:value-type="string" office:string-value="43006095" calcext:value-type="string">
            <text:p>43006095</text:p>
          </table:table-cell>
          <table:table-cell table:style-name="ce8" office:value-type="string" calcext:value-type="string">
            <text:p>e3006095</text:p>
          </table:table-cell>
          <table:table-cell table:style-name="ce8" office:value-type="string" calcext:value-type="string">
            <text:p>esc-jeronidemoragas</text:p>
          </table:table-cell>
          <table:table-cell table:style-name="ce8" office:value-type="string" calcext:value-type="string">
            <text:p>Jerónimo de Moragas</text:p>
          </table:table-cell>
          <table:table-cell table:number-columns-repeated="986"/>
        </table:table-row>
        <table:table-row table:style-name="ro1">
          <table:table-cell table:formula="of:=&quot;&quot; &amp; CHAR(CODE([.B2298])-49) &amp; MID([.B2298];2;7)" office:value-type="string" office:string-value="43006101" calcext:value-type="string">
            <text:p>43006101</text:p>
          </table:table-cell>
          <table:table-cell table:style-name="ce8" office:value-type="string" calcext:value-type="string">
            <text:p>e3006101</text:p>
          </table:table-cell>
          <table:table-cell table:style-name="ce8" office:value-type="string" calcext:value-type="string">
            <text:p>insmontsia</text:p>
          </table:table-cell>
          <table:table-cell table:style-name="ce8" office:value-type="string" calcext:value-type="string">
            <text:p>Institut Montsià</text:p>
          </table:table-cell>
          <table:table-cell table:number-columns-repeated="986"/>
        </table:table-row>
        <table:table-row table:style-name="ro1">
          <table:table-cell table:formula="of:=&quot;&quot; &amp; CHAR(CODE([.B2299])-49) &amp; MID([.B2299];2;7)" office:value-type="string" office:string-value="43006125" calcext:value-type="string">
            <text:p>43006125</text:p>
          </table:table-cell>
          <table:table-cell table:style-name="ce8" office:value-type="string" calcext:value-type="string">
            <text:p>e3006125</text:p>
          </table:table-cell>
          <table:table-cell table:style-name="ce8" office:value-type="string" calcext:value-type="string">
            <text:p>iescampclar</text:p>
          </table:table-cell>
          <table:table-cell table:style-name="ce8" office:value-type="string" calcext:value-type="string">
            <text:p>Institut Campclar</text:p>
          </table:table-cell>
          <table:table-cell table:number-columns-repeated="986"/>
        </table:table-row>
        <table:table-row table:style-name="ro1">
          <table:table-cell table:formula="of:=&quot;&quot; &amp; CHAR(CODE([.B2300])-49) &amp; MID([.B2300];2;7)" office:value-type="string" office:string-value="43006174" calcext:value-type="string">
            <text:p>43006174</text:p>
          </table:table-cell>
          <table:table-cell table:style-name="ce8" office:value-type="string" calcext:value-type="string">
            <text:p>e3006174</text:p>
          </table:table-cell>
          <table:table-cell table:style-name="ce8" office:value-type="string" calcext:value-type="string">
            <text:p>ceipdelespobles</text:p>
          </table:table-cell>
          <table:table-cell table:style-name="ce8" office:value-type="string" calcext:value-type="string">
            <text:p>Escola Les Moreres</text:p>
          </table:table-cell>
          <table:table-cell table:number-columns-repeated="986"/>
        </table:table-row>
        <table:table-row table:style-name="ro1">
          <table:table-cell table:formula="of:=&quot;&quot; &amp; CHAR(CODE([.B2301])-49) &amp; MID([.B2301];2;7)" office:value-type="string" office:string-value="43006186" calcext:value-type="string">
            <text:p>43006186</text:p>
          </table:table-cell>
          <table:table-cell table:style-name="ce8" office:value-type="string" calcext:value-type="string">
            <text:p>e3006186</text:p>
          </table:table-cell>
          <table:table-cell table:style-name="ce8" office:value-type="string" calcext:value-type="string">
            <text:p>ceipsorianomontagut</text:p>
          </table:table-cell>
          <table:table-cell table:style-name="ce8" office:value-type="string" calcext:value-type="string">
            <text:p>Escola Soriano Montagut</text:p>
          </table:table-cell>
          <table:table-cell table:number-columns-repeated="986"/>
        </table:table-row>
        <table:table-row table:style-name="ro1">
          <table:table-cell table:formula="of:=&quot;&quot; &amp; CHAR(CODE([.B2302])-49) &amp; MID([.B2302];2;7)" office:value-type="string" office:string-value="43006216" calcext:value-type="string">
            <text:p>43006216</text:p>
          </table:table-cell>
          <table:table-cell table:style-name="ce8" office:value-type="string" calcext:value-type="string">
            <text:p>e3006216</text:p>
          </table:table-cell>
          <table:table-cell table:style-name="ce8" office:value-type="string" calcext:value-type="string">
            <text:p>ceip-celiaartiga</text:p>
          </table:table-cell>
          <table:table-cell table:style-name="ce8" office:value-type="string" calcext:value-type="string">
            <text:p>Escola Cèlia Artiga</text:p>
          </table:table-cell>
          <table:table-cell table:number-columns-repeated="986"/>
        </table:table-row>
        <table:table-row table:style-name="ro1">
          <table:table-cell table:formula="of:=&quot;&quot; &amp; CHAR(CODE([.B2303])-49) &amp; MID([.B2303];2;7)" office:value-type="string" office:string-value="43006228" calcext:value-type="string">
            <text:p>43006228</text:p>
          </table:table-cell>
          <table:table-cell table:style-name="ce8" office:value-type="string" calcext:value-type="string">
            <text:p>e3006228</text:p>
          </table:table-cell>
          <table:table-cell table:style-name="ce8" office:value-type="string" calcext:value-type="string">
            <text:p>ceiprosasensat-reus</text:p>
          </table:table-cell>
          <table:table-cell table:style-name="ce8" office:value-type="string" calcext:value-type="string">
            <text:p>Escola Rosa Sensat</text:p>
          </table:table-cell>
          <table:table-cell table:number-columns-repeated="986"/>
        </table:table-row>
        <table:table-row table:style-name="ro1">
          <table:table-cell table:formula="of:=&quot;&quot; &amp; CHAR(CODE([.B2304])-49) &amp; MID([.B2304];2;7)" office:value-type="string" office:string-value="43006332" calcext:value-type="string">
            <text:p>43006332</text:p>
          </table:table-cell>
          <table:table-cell table:style-name="ce8" office:value-type="string" calcext:value-type="string">
            <text:p>e3006332</text:p>
          </table:table-cell>
          <table:table-cell table:style-name="ce8" office:value-type="string" calcext:value-type="string">
            <text:p>escolamestralvila-seca</text:p>
          </table:table-cell>
          <table:table-cell table:style-name="ce8" office:value-type="string" calcext:value-type="string">
            <text:p>Escola Mestral</text:p>
          </table:table-cell>
          <table:table-cell table:number-columns-repeated="986"/>
        </table:table-row>
        <table:table-row table:style-name="ro1">
          <table:table-cell table:formula="of:=&quot;&quot; &amp; CHAR(CODE([.B2305])-49) &amp; MID([.B2305];2;7)" office:value-type="string" office:string-value="43006393" calcext:value-type="string">
            <text:p>43006393</text:p>
          </table:table-cell>
          <table:table-cell table:style-name="ce8" office:value-type="string" calcext:value-type="string">
            <text:p>e3006393</text:p>
          </table:table-cell>
          <table:table-cell table:style-name="ce8" office:value-type="string" calcext:value-type="string">
            <text:p>escolaeuropa</text:p>
          </table:table-cell>
          <table:table-cell table:style-name="ce8" office:value-type="string" calcext:value-type="string">
            <text:p>Escola Europa</text:p>
          </table:table-cell>
          <table:table-cell table:number-columns-repeated="986"/>
        </table:table-row>
        <table:table-row table:style-name="ro1">
          <table:table-cell table:formula="of:=&quot;&quot; &amp; CHAR(CODE([.B2306])-49) &amp; MID([.B2306];2;7)" office:value-type="string" office:string-value="43006496" calcext:value-type="string">
            <text:p>43006496</text:p>
          </table:table-cell>
          <table:table-cell table:style-name="ce8" office:value-type="string" calcext:value-type="string">
            <text:p>e3006496</text:p>
          </table:table-cell>
          <table:table-cell table:style-name="ce8" office:value-type="string" calcext:value-type="string">
            <text:p>ies-manuel-sales</text:p>
          </table:table-cell>
          <table:table-cell table:style-name="ce8" office:value-type="string" calcext:value-type="string">
            <text:p>Institut Manuel Sales i Ferré</text:p>
          </table:table-cell>
          <table:table-cell table:number-columns-repeated="986"/>
        </table:table-row>
        <table:table-row table:style-name="ro1">
          <table:table-cell table:formula="of:=&quot;&quot; &amp; CHAR(CODE([.B2307])-49) &amp; MID([.B2307];2;7)" office:value-type="string" office:string-value="43006541" calcext:value-type="string">
            <text:p>43006541</text:p>
          </table:table-cell>
          <table:table-cell table:style-name="ce8" office:value-type="string" calcext:value-type="string">
            <text:p>e3006541</text:p>
          </table:table-cell>
          <table:table-cell table:style-name="ce8" office:value-type="string" calcext:value-type="string">
            <text:p>escola-teresamiquelipamies</text:p>
          </table:table-cell>
          <table:table-cell table:style-name="ce8" office:value-type="string" calcext:value-type="string">
            <text:p>Escola Teresa Miquel i Pàmies</text:p>
          </table:table-cell>
          <table:table-cell table:number-columns-repeated="986"/>
        </table:table-row>
        <table:table-row table:style-name="ro1">
          <table:table-cell table:formula="of:=&quot;&quot; &amp; CHAR(CODE([.B2308])-49) &amp; MID([.B2308];2;7)" office:value-type="string" office:string-value="43006551" calcext:value-type="string">
            <text:p>43006551</text:p>
          </table:table-cell>
          <table:table-cell table:style-name="ce8" office:value-type="string" calcext:value-type="string">
            <text:p>e3006551</text:p>
          </table:table-cell>
          <table:table-cell table:style-name="ce8" office:value-type="string" calcext:value-type="string">
            <text:p>ceiphortavella</text:p>
          </table:table-cell>
          <table:table-cell table:style-name="ce8" office:value-type="string" calcext:value-type="string">
            <text:p>Escola Horta Vella</text:p>
          </table:table-cell>
          <table:table-cell table:number-columns-repeated="986"/>
        </table:table-row>
        <table:table-row table:style-name="ro1">
          <table:table-cell table:formula="of:=&quot;&quot; &amp; CHAR(CODE([.B2309])-49) &amp; MID([.B2309];2;7)" office:value-type="string" office:string-value="43006563" calcext:value-type="string">
            <text:p>43006563</text:p>
          </table:table-cell>
          <table:table-cell table:style-name="ce8" office:value-type="string" calcext:value-type="string">
            <text:p>e3006563</text:p>
          </table:table-cell>
          <table:table-cell table:style-name="ce8" office:value-type="string" calcext:value-type="string">
            <text:p>ceip-mdomingo-tarragona</text:p>
          </table:table-cell>
          <table:table-cell table:style-name="ce8" office:value-type="string" calcext:value-type="string">
            <text:p>Escola Marcel·lí Domingo</text:p>
          </table:table-cell>
          <table:table-cell table:number-columns-repeated="986"/>
        </table:table-row>
        <table:table-row table:style-name="ro1">
          <table:table-cell table:formula="of:=&quot;&quot; &amp; CHAR(CODE([.B2310])-49) &amp; MID([.B2310];2;7)" office:value-type="string" office:string-value="43006575" calcext:value-type="string">
            <text:p>43006575</text:p>
          </table:table-cell>
          <table:table-cell table:style-name="ce8" office:value-type="string" calcext:value-type="string">
            <text:p>e3006575</text:p>
          </table:table-cell>
          <table:table-cell table:style-name="ce8" office:value-type="string" calcext:value-type="string">
            <text:p>ceip-eladihoms-valls</text:p>
          </table:table-cell>
          <table:table-cell table:style-name="ce8" office:value-type="string" calcext:value-type="string">
            <text:p>Escola Eladi Homs</text:p>
          </table:table-cell>
          <table:table-cell table:number-columns-repeated="986"/>
        </table:table-row>
        <table:table-row table:style-name="ro1">
          <table:table-cell table:formula="of:=&quot;&quot; &amp; CHAR(CODE([.B2311])-49) &amp; MID([.B2311];2;7)" office:value-type="string" office:string-value="43006587" calcext:value-type="string">
            <text:p>43006587</text:p>
          </table:table-cell>
          <table:table-cell table:style-name="ce8" office:value-type="string" calcext:value-type="string">
            <text:p>e3006587</text:p>
          </table:table-cell>
          <table:table-cell table:style-name="ce8" office:value-type="string" calcext:value-type="string">
            <text:p>ceip-angelsgarriga-elvendrell</text:p>
          </table:table-cell>
          <table:table-cell table:style-name="ce8" office:value-type="string" calcext:value-type="string">
            <text:p>Escola Àngels Garriga</text:p>
          </table:table-cell>
          <table:table-cell table:number-columns-repeated="986"/>
        </table:table-row>
        <table:table-row table:style-name="ro1">
          <table:table-cell table:formula="of:=&quot;&quot; &amp; CHAR(CODE([.B2312])-49) &amp; MID([.B2312];2;7)" office:value-type="string" office:string-value="43006617" calcext:value-type="string">
            <text:p>43006617</text:p>
          </table:table-cell>
          <table:table-cell table:style-name="ce8" office:value-type="string" calcext:value-type="string">
            <text:p>e3006617</text:p>
          </table:table-cell>
          <table:table-cell table:style-name="ce8" office:value-type="string" calcext:value-type="string">
            <text:p>iesjoanamigo</text:p>
          </table:table-cell>
          <table:table-cell table:style-name="ce8" office:value-type="string" calcext:value-type="string">
            <text:p>Institut Joan Amigó i Callau</text:p>
          </table:table-cell>
          <table:table-cell table:number-columns-repeated="986"/>
        </table:table-row>
        <table:table-row table:style-name="ro1">
          <table:table-cell table:formula="of:=&quot;&quot; &amp; CHAR(CODE([.B2313])-49) &amp; MID([.B2313];2;7)" office:value-type="string" office:string-value="43006642" calcext:value-type="string">
            <text:p>43006642</text:p>
          </table:table-cell>
          <table:table-cell table:style-name="ce8" office:value-type="string" calcext:value-type="string">
            <text:p>e3006642</text:p>
          </table:table-cell>
          <table:table-cell table:style-name="ce8" office:value-type="string" calcext:value-type="string">
            <text:p>iesterraalta</text:p>
          </table:table-cell>
          <table:table-cell table:style-name="ce8" office:value-type="string" calcext:value-type="string">
            <text:p>Institut Terra Alta</text:p>
          </table:table-cell>
          <table:table-cell table:number-columns-repeated="986"/>
        </table:table-row>
        <table:table-row table:style-name="ro1">
          <table:table-cell table:formula="of:=&quot;&quot; &amp; CHAR(CODE([.B2314])-49) &amp; MID([.B2314];2;7)" office:value-type="string" office:string-value="43006654" calcext:value-type="string">
            <text:p>43006654</text:p>
          </table:table-cell>
          <table:table-cell table:style-name="ce8" office:value-type="string" calcext:value-type="string">
            <text:p>e3006654</text:p>
          </table:table-cell>
          <table:table-cell table:style-name="ce8" office:value-type="string" calcext:value-type="string">
            <text:p>iescambrils</text:p>
          </table:table-cell>
          <table:table-cell table:style-name="ce8" office:value-type="string" calcext:value-type="string">
            <text:p>Institut Cambrils</text:p>
          </table:table-cell>
          <table:table-cell table:number-columns-repeated="986"/>
        </table:table-row>
        <table:table-row table:style-name="ro1">
          <table:table-cell table:formula="of:=&quot;&quot; &amp; CHAR(CODE([.B2315])-49) &amp; MID([.B2315];2;7)" office:value-type="string" office:string-value="43006678" calcext:value-type="string">
            <text:p>43006678</text:p>
          </table:table-cell>
          <table:table-cell table:style-name="ce8" office:value-type="string" calcext:value-type="string">
            <text:p>e3006678</text:p>
          </table:table-cell>
          <table:table-cell table:style-name="ce8" office:value-type="string" calcext:value-type="string">
            <text:p>iesgabrielferrater</text:p>
          </table:table-cell>
          <table:table-cell table:style-name="ce8" office:value-type="string" calcext:value-type="string">
            <text:p>Institut Gabriel Ferrater i Soler</text:p>
          </table:table-cell>
          <table:table-cell table:number-columns-repeated="986"/>
        </table:table-row>
        <table:table-row table:style-name="ro1">
          <table:table-cell table:formula="of:=&quot;&quot; &amp; CHAR(CODE([.B2316])-49) &amp; MID([.B2316];2;7)" office:value-type="string" office:string-value="43006681" calcext:value-type="string">
            <text:p>43006681</text:p>
          </table:table-cell>
          <table:table-cell table:style-name="ce8" office:value-type="string" calcext:value-type="string">
            <text:p>e3006681</text:p>
          </table:table-cell>
          <table:table-cell table:style-name="ce8" office:value-type="string" calcext:value-type="string">
            <text:p>ies-la-senia</text:p>
          </table:table-cell>
          <table:table-cell table:style-name="ce8" office:value-type="string" calcext:value-type="string">
            <text:p>Institut de La Sénia</text:p>
          </table:table-cell>
          <table:table-cell table:number-columns-repeated="986"/>
        </table:table-row>
        <table:table-row table:style-name="ro1">
          <table:table-cell table:formula="of:=&quot;&quot; &amp; CHAR(CODE([.B2317])-49) &amp; MID([.B2317];2;7)" office:value-type="string" office:string-value="43006691" calcext:value-type="string">
            <text:p>43006691</text:p>
          </table:table-cell>
          <table:table-cell table:style-name="ce8" office:value-type="string" calcext:value-type="string">
            <text:p>e3006691</text:p>
          </table:table-cell>
          <table:table-cell table:style-name="ce8" office:value-type="string" calcext:value-type="string">
            <text:p>iespriorat</text:p>
          </table:table-cell>
          <table:table-cell table:style-name="ce8" office:value-type="string" calcext:value-type="string">
            <text:p>Institut Priorat</text:p>
          </table:table-cell>
          <table:table-cell table:number-columns-repeated="986"/>
        </table:table-row>
        <table:table-row table:style-name="ro1">
          <table:table-cell table:formula="of:=&quot;&quot; &amp; CHAR(CODE([.B2318])-49) &amp; MID([.B2318];2;7)" office:value-type="string" office:string-value="43006708" calcext:value-type="string">
            <text:p>43006708</text:p>
          </table:table-cell>
          <table:table-cell table:style-name="ce8" office:value-type="string" calcext:value-type="string">
            <text:p>e3006708</text:p>
          </table:table-cell>
          <table:table-cell table:style-name="ce8" office:value-type="string" calcext:value-type="string">
            <text:p>insjoanseguraivalls</text:p>
          </table:table-cell>
          <table:table-cell table:style-name="ce8" office:value-type="string" calcext:value-type="string">
            <text:p>Institut Joan Segura i Valls</text:p>
          </table:table-cell>
          <table:table-cell table:number-columns-repeated="986"/>
        </table:table-row>
        <table:table-row table:style-name="ro1">
          <table:table-cell table:formula="of:=&quot;&quot; &amp; CHAR(CODE([.B2319])-49) &amp; MID([.B2319];2;7)" office:value-type="string" office:string-value="43006851" calcext:value-type="string">
            <text:p>43006851</text:p>
          </table:table-cell>
          <table:table-cell table:style-name="ce8" office:value-type="string" calcext:value-type="string">
            <text:p>e3006851</text:p>
          </table:table-cell>
          <table:table-cell table:style-name="ce8" office:value-type="string" calcext:value-type="string">
            <text:p>ceip-molidevent</text:p>
          </table:table-cell>
          <table:table-cell table:style-name="ce8" office:value-type="string" calcext:value-type="string">
            <text:p>Escola Molí de Vent</text:p>
          </table:table-cell>
          <table:table-cell table:number-columns-repeated="986"/>
        </table:table-row>
        <table:table-row table:style-name="ro1">
          <table:table-cell table:formula="of:=&quot;&quot; &amp; CHAR(CODE([.B2320])-49) &amp; MID([.B2320];2;7)" office:value-type="string" office:string-value="43006861" calcext:value-type="string">
            <text:p>43006861</text:p>
          </table:table-cell>
          <table:table-cell table:style-name="ce8" office:value-type="string" calcext:value-type="string">
            <text:p>e3006861</text:p>
          </table:table-cell>
          <table:table-cell table:style-name="ce8" office:value-type="string" calcext:value-type="string">
            <text:p>ceip-escola-enxaneta</text:p>
          </table:table-cell>
          <table:table-cell table:style-name="ce8" office:value-type="string" calcext:value-type="string">
            <text:p>Escola Enxaneta</text:p>
          </table:table-cell>
          <table:table-cell table:number-columns-repeated="986"/>
        </table:table-row>
        <table:table-row table:style-name="ro1">
          <table:table-cell table:formula="of:=&quot;&quot; &amp; CHAR(CODE([.B2321])-49) &amp; MID([.B2321];2;7)" office:value-type="string" office:string-value="43006873" calcext:value-type="string">
            <text:p>43006873</text:p>
          </table:table-cell>
          <table:table-cell table:style-name="ce8" office:value-type="string" calcext:value-type="string">
            <text:p>e3006873</text:p>
          </table:table-cell>
          <table:table-cell table:style-name="ce8" office:value-type="string" calcext:value-type="string">
            <text:p>escolariumar</text:p>
          </table:table-cell>
          <table:table-cell table:style-name="ce8" office:value-type="string" calcext:value-type="string">
            <text:p>Escola Riumar</text:p>
          </table:table-cell>
          <table:table-cell table:number-columns-repeated="986"/>
        </table:table-row>
        <table:table-row table:style-name="ro1">
          <table:table-cell table:formula="of:=&quot;&quot; &amp; CHAR(CODE([.B2322])-49) &amp; MID([.B2322];2;7)" office:value-type="string" office:string-value="43006940" calcext:value-type="string">
            <text:p>43006940</text:p>
          </table:table-cell>
          <table:table-cell table:style-name="ce8" office:value-type="string" calcext:value-type="string">
            <text:p>e3006940</text:p>
          </table:table-cell>
          <table:table-cell table:style-name="ce8" office:value-type="string" calcext:value-type="string">
            <text:p>eoitarragona</text:p>
          </table:table-cell>
          <table:table-cell table:style-name="ce8" office:value-type="string" calcext:value-type="string">
            <text:p>EOI de Tarragona</text:p>
          </table:table-cell>
          <table:table-cell table:number-columns-repeated="986"/>
        </table:table-row>
        <table:table-row table:style-name="ro1">
          <table:table-cell table:formula="of:=&quot;&quot; &amp; CHAR(CODE([.B2323])-49) &amp; MID([.B2323];2;7)" office:value-type="string" office:string-value="43006952" calcext:value-type="string">
            <text:p>43006952</text:p>
          </table:table-cell>
          <table:table-cell table:style-name="ce8" office:value-type="string" calcext:value-type="string">
            <text:p>e3006952</text:p>
          </table:table-cell>
          <table:table-cell table:style-name="ce8" office:value-type="string" calcext:value-type="string">
            <text:p>iestorredembarra</text:p>
          </table:table-cell>
          <table:table-cell table:style-name="ce8" office:value-type="string" calcext:value-type="string">
            <text:p>Institut Torredembarra</text:p>
          </table:table-cell>
          <table:table-cell table:number-columns-repeated="986"/>
        </table:table-row>
        <table:table-row table:style-name="ro1">
          <table:table-cell table:formula="of:=&quot;&quot; &amp; CHAR(CODE([.B2324])-49) &amp; MID([.B2324];2;7)" office:value-type="string" office:string-value="43006964" calcext:value-type="string">
            <text:p>43006964</text:p>
          </table:table-cell>
          <table:table-cell table:style-name="ce8" office:value-type="string" calcext:value-type="string">
            <text:p>e3006964</text:p>
          </table:table-cell>
          <table:table-cell table:style-name="ce8" office:value-type="string" calcext:value-type="string">
            <text:p>iesdeltebre</text:p>
          </table:table-cell>
          <table:table-cell table:style-name="ce8" office:value-type="string" calcext:value-type="string">
            <text:p>Institut de Deltebre</text:p>
          </table:table-cell>
          <table:table-cell table:number-columns-repeated="986"/>
        </table:table-row>
        <table:table-row table:style-name="ro1">
          <table:table-cell table:formula="of:=&quot;&quot; &amp; CHAR(CODE([.B2325])-49) &amp; MID([.B2325];2;7)" office:value-type="string" office:string-value="43006976" calcext:value-type="string">
            <text:p>43006976</text:p>
          </table:table-cell>
          <table:table-cell table:style-name="ce8" office:value-type="string" calcext:value-type="string">
            <text:p>e3006976</text:p>
          </table:table-cell>
          <table:table-cell table:style-name="ce8" office:value-type="string" calcext:value-type="string">
            <text:p>iescandelera</text:p>
          </table:table-cell>
          <table:table-cell table:style-name="ce8" office:value-type="string" calcext:value-type="string">
            <text:p>Institut Candelera</text:p>
          </table:table-cell>
          <table:table-cell table:number-columns-repeated="986"/>
        </table:table-row>
        <table:table-row table:style-name="ro1">
          <table:table-cell table:formula="of:=&quot;&quot; &amp; CHAR(CODE([.B2326])-49) &amp; MID([.B2326];2;7)" office:value-type="string" office:string-value="43006988" calcext:value-type="string">
            <text:p>43006988</text:p>
          </table:table-cell>
          <table:table-cell table:style-name="ce8" office:value-type="string" calcext:value-type="string">
            <text:p>e3006988</text:p>
          </table:table-cell>
          <table:table-cell table:style-name="ce8" office:value-type="string" calcext:value-type="string">
            <text:p>ceegarbi</text:p>
          </table:table-cell>
          <table:table-cell table:style-name="ce8" office:value-type="string" calcext:value-type="string">
            <text:p>CEE Garbí</text:p>
          </table:table-cell>
          <table:table-cell table:number-columns-repeated="986"/>
        </table:table-row>
        <table:table-row table:style-name="ro1">
          <table:table-cell table:formula="of:=&quot;&quot; &amp; CHAR(CODE([.B2327])-49) &amp; MID([.B2327];2;7)" office:value-type="string" office:string-value="43007051" calcext:value-type="string">
            <text:p>43007051</text:p>
          </table:table-cell>
          <table:table-cell table:style-name="ce8" office:value-type="string" calcext:value-type="string">
            <text:p>e3007051</text:p>
          </table:table-cell>
          <table:table-cell table:style-name="ce8" office:value-type="string" calcext:value-type="string">
            <text:p>cfajosepamassanes</text:p>
          </table:table-cell>
          <table:table-cell table:style-name="ce8" office:value-type="string" calcext:value-type="string">
            <text:p>CFA Josepa Massanés i Dalmau</text:p>
          </table:table-cell>
          <table:table-cell table:number-columns-repeated="986"/>
        </table:table-row>
        <table:table-row table:style-name="ro1">
          <table:table-cell table:formula="of:=&quot;&quot; &amp; CHAR(CODE([.B2328])-49) &amp; MID([.B2328];2;7)" office:value-type="string" office:string-value="43007087" calcext:value-type="string">
            <text:p>43007087</text:p>
          </table:table-cell>
          <table:table-cell table:style-name="ce8" office:value-type="string" calcext:value-type="string">
            <text:p>e3007087</text:p>
          </table:table-cell>
          <table:table-cell table:style-name="ce8" office:value-type="string" calcext:value-type="string">
            <text:p>inssolderiu</text:p>
          </table:table-cell>
          <table:table-cell table:style-name="ce8" office:value-type="string" calcext:value-type="string">
            <text:p>Institut Sòl-de-Riu</text:p>
          </table:table-cell>
          <table:table-cell table:number-columns-repeated="986"/>
        </table:table-row>
        <table:table-row table:style-name="ro1">
          <table:table-cell table:formula="of:=&quot;&quot; &amp; CHAR(CODE([.B2329])-49) &amp; MID([.B2329];2;7)" office:value-type="string" office:string-value="43007105" calcext:value-type="string">
            <text:p>43007105</text:p>
          </table:table-cell>
          <table:table-cell table:style-name="ce8" office:value-type="string" calcext:value-type="string">
            <text:p>e3007105</text:p>
          </table:table-cell>
          <table:table-cell table:style-name="ce8" office:value-type="string" calcext:value-type="string">
            <text:p>ceip-escola-montsant-reus</text:p>
          </table:table-cell>
          <table:table-cell table:style-name="ce8" office:value-type="string" calcext:value-type="string">
            <text:p>Escola Montsant</text:p>
          </table:table-cell>
          <table:table-cell table:number-columns-repeated="986"/>
        </table:table-row>
        <table:table-row table:style-name="ro1">
          <table:table-cell table:formula="of:=&quot;&quot; &amp; CHAR(CODE([.B2330])-49) &amp; MID([.B2330];2;7)" office:value-type="string" office:string-value="43007117" calcext:value-type="string">
            <text:p>43007117</text:p>
          </table:table-cell>
          <table:table-cell table:style-name="ce8" office:value-type="string" calcext:value-type="string">
            <text:p>e3007117</text:p>
          </table:table-cell>
          <table:table-cell table:style-name="ce8" office:value-type="string" calcext:value-type="string">
            <text:p>ceippax</text:p>
          </table:table-cell>
          <table:table-cell table:style-name="ce8" office:value-type="string" calcext:value-type="string">
            <text:p>Escola Pax</text:p>
          </table:table-cell>
          <table:table-cell table:number-columns-repeated="986"/>
        </table:table-row>
        <table:table-row table:style-name="ro1">
          <table:table-cell table:formula="of:=&quot;&quot; &amp; CHAR(CODE([.B2331])-49) &amp; MID([.B2331];2;7)" office:value-type="string" office:string-value="43007129" calcext:value-type="string">
            <text:p>43007129</text:p>
          </table:table-cell>
          <table:table-cell table:style-name="ce8" office:value-type="string" calcext:value-type="string">
            <text:p>e3007129</text:p>
          </table:table-cell>
          <table:table-cell table:style-name="ce8" office:value-type="string" calcext:value-type="string">
            <text:p>iesjulioantonio</text:p>
          </table:table-cell>
          <table:table-cell table:style-name="ce8" office:value-type="string" calcext:value-type="string">
            <text:p>Institut Julio Antonio</text:p>
          </table:table-cell>
          <table:table-cell table:number-columns-repeated="986"/>
        </table:table-row>
        <table:table-row table:style-name="ro1">
          <table:table-cell table:formula="of:=&quot;&quot; &amp; CHAR(CODE([.B2332])-49) &amp; MID([.B2332];2;7)" office:value-type="string" office:string-value="43007166" calcext:value-type="string">
            <text:p>43007166</text:p>
          </table:table-cell>
          <table:table-cell table:style-name="ce8" office:value-type="string" calcext:value-type="string">
            <text:p>e3007166</text:p>
          </table:table-cell>
          <table:table-cell table:style-name="ce8" office:value-type="string" calcext:value-type="string">
            <text:p>ies-domenech-i-montaner-reus</text:p>
          </table:table-cell>
          <table:table-cell table:style-name="ce8" office:value-type="string" calcext:value-type="string">
            <text:p>Institut Lluís Domènech i Montaner</text:p>
          </table:table-cell>
          <table:table-cell table:number-columns-repeated="986"/>
        </table:table-row>
        <table:table-row table:style-name="ro1">
          <table:table-cell table:formula="of:=&quot;&quot; &amp; CHAR(CODE([.B2333])-49) &amp; MID([.B2333];2;7)" office:value-type="string" office:string-value="43007178" calcext:value-type="string">
            <text:p>43007178</text:p>
          </table:table-cell>
          <table:table-cell table:style-name="ce8" office:value-type="string" calcext:value-type="string">
            <text:p>e3007178</text:p>
          </table:table-cell>
          <table:table-cell table:style-name="ce8" office:value-type="string" calcext:value-type="string">
            <text:p>ceipmowgli</text:p>
          </table:table-cell>
          <table:table-cell table:style-name="ce8" office:value-type="string" calcext:value-type="string">
            <text:p>Escola Mowgli</text:p>
          </table:table-cell>
          <table:table-cell table:number-columns-repeated="986"/>
        </table:table-row>
        <table:table-row table:style-name="ro1">
          <table:table-cell table:formula="of:=&quot;&quot; &amp; CHAR(CODE([.B2334])-49) &amp; MID([.B2334];2;7)" office:value-type="string" office:string-value="43007208" calcext:value-type="string">
            <text:p>43007208</text:p>
          </table:table-cell>
          <table:table-cell table:style-name="ce8" office:value-type="string" calcext:value-type="string">
            <text:p>e3007208</text:p>
          </table:table-cell>
          <table:table-cell table:style-name="ce8" office:value-type="string" calcext:value-type="string">
            <text:p>iesbde</text:p>
          </table:table-cell>
          <table:table-cell table:style-name="ce8" office:value-type="string" calcext:value-type="string">
            <text:p>Institut Berenguer d'Entença</text:p>
          </table:table-cell>
          <table:table-cell table:number-columns-repeated="986"/>
        </table:table-row>
        <table:table-row table:style-name="ro1">
          <table:table-cell table:formula="of:=&quot;&quot; &amp; CHAR(CODE([.B2335])-49) &amp; MID([.B2335];2;7)" office:value-type="string" office:string-value="43007211" calcext:value-type="string">
            <text:p>43007211</text:p>
          </table:table-cell>
          <table:table-cell table:style-name="ce8" office:value-type="string" calcext:value-type="string">
            <text:p>e3007211</text:p>
          </table:table-cell>
          <table:table-cell table:style-name="ce8" office:value-type="string" calcext:value-type="string">
            <text:p>ies-blanca-danjou</text:p>
          </table:table-cell>
          <table:table-cell table:style-name="ce8" office:value-type="string" calcext:value-type="string">
            <text:p>Institut Blanca Anjou</text:p>
          </table:table-cell>
          <table:table-cell table:number-columns-repeated="986"/>
        </table:table-row>
        <table:table-row table:style-name="ro1">
          <table:table-cell table:formula="of:=&quot;&quot; &amp; CHAR(CODE([.B2336])-49) &amp; MID([.B2336];2;7)" office:value-type="string" office:string-value="43007221" calcext:value-type="string">
            <text:p>43007221</text:p>
          </table:table-cell>
          <table:table-cell table:style-name="ce8" office:value-type="string" calcext:value-type="string">
            <text:p>e3007221</text:p>
          </table:table-cell>
          <table:table-cell table:style-name="ce8" office:value-type="string" calcext:value-type="string">
            <text:p>iesalfacs</text:p>
          </table:table-cell>
          <table:table-cell table:style-name="ce8" office:value-type="string" calcext:value-type="string">
            <text:p>Institut Els Alfacs</text:p>
          </table:table-cell>
          <table:table-cell table:number-columns-repeated="986"/>
        </table:table-row>
        <table:table-row table:style-name="ro1">
          <table:table-cell table:formula="of:=&quot;&quot; &amp; CHAR(CODE([.B2337])-49) &amp; MID([.B2337];2;7)" office:value-type="string" office:string-value="43007233" calcext:value-type="string">
            <text:p>43007233</text:p>
          </table:table-cell>
          <table:table-cell table:style-name="ce8" office:value-type="string" calcext:value-type="string">
            <text:p>e3007233</text:p>
          </table:table-cell>
          <table:table-cell table:style-name="ce8" office:value-type="string" calcext:value-type="string">
            <text:p>iesflix</text:p>
          </table:table-cell>
          <table:table-cell table:style-name="ce8" office:value-type="string" calcext:value-type="string">
            <text:p>Institut de Flix</text:p>
          </table:table-cell>
          <table:table-cell table:number-columns-repeated="986"/>
        </table:table-row>
        <table:table-row table:style-name="ro1">
          <table:table-cell table:formula="of:=&quot;&quot; &amp; CHAR(CODE([.B2338])-49) &amp; MID([.B2338];2;7)" office:value-type="string" office:string-value="43007257" calcext:value-type="string">
            <text:p>43007257</text:p>
          </table:table-cell>
          <table:table-cell table:style-name="ce8" office:value-type="string" calcext:value-type="string">
            <text:p>e3007257</text:p>
          </table:table-cell>
          <table:table-cell table:style-name="ce8" office:value-type="string" calcext:value-type="string">
            <text:p>iescamidemar</text:p>
          </table:table-cell>
          <table:table-cell table:style-name="ce8" office:value-type="string" calcext:value-type="string">
            <text:p>Institut Camí de Mar</text:p>
          </table:table-cell>
          <table:table-cell table:number-columns-repeated="986"/>
        </table:table-row>
        <table:table-row table:style-name="ro1">
          <table:table-cell table:formula="of:=&quot;&quot; &amp; CHAR(CODE([.B2339])-49) &amp; MID([.B2339];2;7)" office:value-type="string" office:string-value="43007543" calcext:value-type="string">
            <text:p>43007543</text:p>
          </table:table-cell>
          <table:table-cell table:style-name="ce8" office:value-type="string" calcext:value-type="string">
            <text:p>e3007543</text:p>
          </table:table-cell>
          <table:table-cell table:style-name="ce8" office:value-type="string" calcext:value-type="string">
            <text:p>iesjaume1</text:p>
          </table:table-cell>
          <table:table-cell table:style-name="ce8" office:value-type="string" calcext:value-type="string">
            <text:p>Institut Jaume I</text:p>
          </table:table-cell>
          <table:table-cell table:number-columns-repeated="986"/>
        </table:table-row>
        <table:table-row table:style-name="ro1">
          <table:table-cell table:formula="of:=&quot;&quot; &amp; CHAR(CODE([.B2340])-49) &amp; MID([.B2340];2;7)" office:value-type="string" office:string-value="43007580" calcext:value-type="string">
            <text:p>43007580</text:p>
          </table:table-cell>
          <table:table-cell table:style-name="ce8" office:value-type="string" calcext:value-type="string">
            <text:p>e3007580</text:p>
          </table:table-cell>
          <table:table-cell table:style-name="ce8" office:value-type="string" calcext:value-type="string">
            <text:p>inslarboc</text:p>
          </table:table-cell>
          <table:table-cell table:style-name="ce8" office:value-type="string" calcext:value-type="string">
            <text:p>Institut de L'Arboç</text:p>
          </table:table-cell>
          <table:table-cell table:number-columns-repeated="986"/>
        </table:table-row>
        <table:table-row table:style-name="ro1">
          <table:table-cell table:formula="of:=&quot;&quot; &amp; CHAR(CODE([.B2341])-49) &amp; MID([.B2341];2;7)" office:value-type="string" office:string-value="43007646" calcext:value-type="string">
            <text:p>43007646</text:p>
          </table:table-cell>
          <table:table-cell table:style-name="ce8" office:value-type="string" calcext:value-type="string">
            <text:p>e3007646</text:p>
          </table:table-cell>
          <table:table-cell table:style-name="ce8" office:value-type="string" calcext:value-type="string">
            <text:p>iesconstanti</text:p>
          </table:table-cell>
          <table:table-cell table:style-name="ce8" office:value-type="string" calcext:value-type="string">
            <text:p>Institut de Constantí</text:p>
          </table:table-cell>
          <table:table-cell table:number-columns-repeated="986"/>
        </table:table-row>
        <table:table-row table:style-name="ro1">
          <table:table-cell table:formula="of:=&quot;&quot; &amp; CHAR(CODE([.B2342])-49) &amp; MID([.B2342];2;7)" office:value-type="string" office:string-value="43007658" calcext:value-type="string">
            <text:p>43007658</text:p>
          </table:table-cell>
          <table:table-cell table:style-name="ce8" office:value-type="string" calcext:value-type="string">
            <text:p>e3007658</text:p>
          </table:table-cell>
          <table:table-cell table:style-name="ce8" office:value-type="string" calcext:value-type="string">
            <text:p>insjoanguinjoan</text:p>
          </table:table-cell>
          <table:table-cell table:style-name="ce8" office:value-type="string" calcext:value-type="string">
            <text:p>Institut Joan Guinjoan i Gispert</text:p>
          </table:table-cell>
          <table:table-cell table:number-columns-repeated="986"/>
        </table:table-row>
        <table:table-row table:style-name="ro1">
          <table:table-cell table:formula="of:=&quot;&quot; &amp; CHAR(CODE([.B2343])-49) &amp; MID([.B2343];2;7)" office:value-type="string" office:string-value="43007661" calcext:value-type="string">
            <text:p>43007661</text:p>
          </table:table-cell>
          <table:table-cell table:style-name="ce8" office:value-type="string" calcext:value-type="string">
            <text:p>e3007661</text:p>
          </table:table-cell>
          <table:table-cell table:style-name="ce8" office:value-type="string" calcext:value-type="string">
            <text:p>insramondelatorre</text:p>
          </table:table-cell>
          <table:table-cell table:style-name="ce8" office:value-type="string" calcext:value-type="string">
            <text:p>Institut Ramon de la Torre</text:p>
          </table:table-cell>
          <table:table-cell table:number-columns-repeated="986"/>
        </table:table-row>
        <table:table-row table:style-name="ro1">
          <table:table-cell table:formula="of:=&quot;&quot; &amp; CHAR(CODE([.B2344])-49) &amp; MID([.B2344];2;7)" office:value-type="string" office:string-value="43008389" calcext:value-type="string">
            <text:p>43008389</text:p>
          </table:table-cell>
          <table:table-cell table:style-name="ce8" office:value-type="string" calcext:value-type="string">
            <text:p>e3008389</text:p>
          </table:table-cell>
          <table:table-cell table:style-name="ce8" office:value-type="string" calcext:value-type="string">
            <text:p>escsantllatzer</text:p>
          </table:table-cell>
          <table:table-cell table:style-name="ce8" office:value-type="string" calcext:value-type="string">
            <text:p>Escola Sant Llatzer</text:p>
          </table:table-cell>
          <table:table-cell table:number-columns-repeated="986"/>
        </table:table-row>
        <table:table-row table:style-name="ro1">
          <table:table-cell table:formula="of:=&quot;&quot; &amp; CHAR(CODE([.B2345])-49) &amp; MID([.B2345];2;7)" office:value-type="string" office:string-value="43008390" calcext:value-type="string">
            <text:p>43008390</text:p>
          </table:table-cell>
          <table:table-cell table:style-name="ce8" office:value-type="string" calcext:value-type="string">
            <text:p>e3008390</text:p>
          </table:table-cell>
          <table:table-cell table:style-name="ce8" office:value-type="string" calcext:value-type="string">
            <text:p>instorreforta</text:p>
          </table:table-cell>
          <table:table-cell table:style-name="ce8" office:value-type="string" calcext:value-type="string">
            <text:p>Institut Torreforta</text:p>
          </table:table-cell>
          <table:table-cell table:number-columns-repeated="986"/>
        </table:table-row>
        <table:table-row table:style-name="ro1">
          <table:table-cell table:formula="of:=&quot;&quot; &amp; CHAR(CODE([.B2346])-49) &amp; MID([.B2346];2;7)" office:value-type="string" office:string-value="43008407" calcext:value-type="string">
            <text:p>43008407</text:p>
          </table:table-cell>
          <table:table-cell table:style-name="ce8" office:value-type="string" calcext:value-type="string">
            <text:p>e3008407</text:p>
          </table:table-cell>
          <table:table-cell table:style-name="ce8" office:value-type="string" calcext:value-type="string">
            <text:p>institut-el-morell</text:p>
          </table:table-cell>
          <table:table-cell table:style-name="ce8" office:value-type="string" calcext:value-type="string">
            <text:p>Institut El Morell</text:p>
          </table:table-cell>
          <table:table-cell table:number-columns-repeated="986"/>
        </table:table-row>
        <table:table-row table:style-name="ro1">
          <table:table-cell table:formula="of:=&quot;&quot; &amp; CHAR(CODE([.B2347])-49) &amp; MID([.B2347];2;7)" office:value-type="string" office:string-value="43008419" calcext:value-type="string">
            <text:p>43008419</text:p>
          </table:table-cell>
          <table:table-cell table:style-name="ce8" office:value-type="string" calcext:value-type="string">
            <text:p>e3008419</text:p>
          </table:table-cell>
          <table:table-cell table:style-name="ce8" office:value-type="string" calcext:value-type="string">
            <text:p>iescamarles</text:p>
          </table:table-cell>
          <table:table-cell table:style-name="ce8" office:value-type="string" calcext:value-type="string">
            <text:p>Institut Camarles</text:p>
          </table:table-cell>
          <table:table-cell table:number-columns-repeated="986"/>
        </table:table-row>
        <table:table-row table:style-name="ro1">
          <table:table-cell table:formula="of:=&quot;&quot; &amp; CHAR(CODE([.B2348])-49) &amp; MID([.B2348];2;7)" office:value-type="string" office:string-value="43008420" calcext:value-type="string">
            <text:p>43008420</text:p>
          </table:table-cell>
          <table:table-cell table:style-name="ce8" office:value-type="string" calcext:value-type="string">
            <text:p>e3008420</text:p>
          </table:table-cell>
          <table:table-cell table:style-name="ce8" office:value-type="string" calcext:value-type="string">
            <text:p>iesroquetes</text:p>
          </table:table-cell>
          <table:table-cell table:style-name="ce8" office:value-type="string" calcext:value-type="string">
            <text:p>Institut Roquetes</text:p>
          </table:table-cell>
          <table:table-cell table:number-columns-repeated="986"/>
        </table:table-row>
        <table:table-row table:style-name="ro1">
          <table:table-cell table:formula="of:=&quot;&quot; &amp; CHAR(CODE([.B2349])-49) &amp; MID([.B2349];2;7)" office:value-type="string" office:string-value="43008444" calcext:value-type="string">
            <text:p>43008444</text:p>
          </table:table-cell>
          <table:table-cell table:style-name="ce8" office:value-type="string" calcext:value-type="string">
            <text:p>e3008444</text:p>
          </table:table-cell>
          <table:table-cell table:style-name="ce8" office:value-type="string" calcext:value-type="string">
            <text:p>iesjtapiro</text:p>
          </table:table-cell>
          <table:table-cell table:style-name="ce8" office:value-type="string" calcext:value-type="string">
            <text:p>Institut Josep Tapiró</text:p>
          </table:table-cell>
          <table:table-cell table:number-columns-repeated="986"/>
        </table:table-row>
        <table:table-row table:style-name="ro1">
          <table:table-cell table:formula="of:=&quot;&quot; &amp; CHAR(CODE([.B2350])-49) &amp; MID([.B2350];2;7)" office:value-type="string" office:string-value="43008456" calcext:value-type="string">
            <text:p>43008456</text:p>
          </table:table-cell>
          <table:table-cell table:style-name="ce8" office:value-type="string" calcext:value-type="string">
            <text:p>e3008456</text:p>
          </table:table-cell>
          <table:table-cell table:style-name="ce8" office:value-type="string" calcext:value-type="string">
            <text:p>ieslesplanes</text:p>
          </table:table-cell>
          <table:table-cell table:style-name="ce8" office:value-type="string" calcext:value-type="string">
            <text:p>Institut Les Planes</text:p>
          </table:table-cell>
          <table:table-cell table:number-columns-repeated="986"/>
        </table:table-row>
        <table:table-row table:style-name="ro1">
          <table:table-cell table:formula="of:=&quot;&quot; &amp; CHAR(CODE([.B2351])-49) &amp; MID([.B2351];2;7)" office:value-type="string" office:string-value="43008481" calcext:value-type="string">
            <text:p>43008481</text:p>
          </table:table-cell>
          <table:table-cell table:style-name="ce8" office:value-type="string" calcext:value-type="string">
            <text:p>e3008481</text:p>
          </table:table-cell>
          <table:table-cell table:style-name="ce8" office:value-type="string" calcext:value-type="string">
            <text:p>iescollblanc</text:p>
          </table:table-cell>
          <table:table-cell table:style-name="ce8" office:value-type="string" calcext:value-type="string">
            <text:p>Institut Collblanc</text:p>
          </table:table-cell>
          <table:table-cell table:number-columns-repeated="986"/>
        </table:table-row>
        <table:table-row table:style-name="ro1">
          <table:table-cell table:formula="of:=&quot;&quot; &amp; CHAR(CODE([.B2352])-49) &amp; MID([.B2352];2;7)" office:value-type="string" office:string-value="43008493" calcext:value-type="string">
            <text:p>43008493</text:p>
          </table:table-cell>
          <table:table-cell table:style-name="ce8" office:value-type="string" calcext:value-type="string">
            <text:p>e3008493</text:p>
          </table:table-cell>
          <table:table-cell table:style-name="ce8" office:value-type="string" calcext:value-type="string">
            <text:p>iesnautica</text:p>
          </table:table-cell>
          <table:table-cell table:style-name="ce8" office:value-type="string" calcext:value-type="string">
            <text:p>Institut Esc. Cap. Nauticopesquera</text:p>
          </table:table-cell>
          <table:table-cell table:number-columns-repeated="986"/>
        </table:table-row>
        <table:table-row table:style-name="ro1">
          <table:table-cell table:formula="of:=&quot;&quot; &amp; CHAR(CODE([.B2353])-49) &amp; MID([.B2353];2;7)" office:value-type="string" office:string-value="43008501" calcext:value-type="string">
            <text:p>43008501</text:p>
          </table:table-cell>
          <table:table-cell table:style-name="ce8" office:value-type="string" calcext:value-type="string">
            <text:p>e3008501</text:p>
          </table:table-cell>
          <table:table-cell table:style-name="ce8" office:value-type="string" calcext:value-type="string">
            <text:p>inspontdeldiable</text:p>
          </table:table-cell>
          <table:table-cell table:style-name="ce8" office:value-type="string" calcext:value-type="string">
            <text:p>SES Sant Salvador</text:p>
          </table:table-cell>
          <table:table-cell table:number-columns-repeated="986"/>
        </table:table-row>
        <table:table-row table:style-name="ro1">
          <table:table-cell table:formula="of:=&quot;&quot; &amp; CHAR(CODE([.B2354])-49) &amp; MID([.B2354];2;7)" office:value-type="string" office:string-value="43008511" calcext:value-type="string">
            <text:p>43008511</text:p>
          </table:table-cell>
          <table:table-cell table:style-name="ce8" office:value-type="string" calcext:value-type="string">
            <text:p>e3008511</text:p>
          </table:table-cell>
          <table:table-cell table:style-name="ce8" office:value-type="string" calcext:value-type="string">
            <text:p>sesjoanpuigiferreter</text:p>
          </table:table-cell>
          <table:table-cell table:style-name="ce8" office:value-type="string" calcext:value-type="string">
            <text:p>Institut Joan Puig i Ferreter</text:p>
          </table:table-cell>
          <table:table-cell table:number-columns-repeated="986"/>
        </table:table-row>
        <table:table-row table:style-name="ro1">
          <table:table-cell table:formula="of:=&quot;&quot; &amp; CHAR(CODE([.B2355])-49) &amp; MID([.B2355];2;7)" office:value-type="string" office:string-value="43008523" calcext:value-type="string">
            <text:p>43008523</text:p>
          </table:table-cell>
          <table:table-cell table:style-name="ce8" office:value-type="string" calcext:value-type="string">
            <text:p>e3008523</text:p>
          </table:table-cell>
          <table:table-cell table:style-name="ce8" office:value-type="string" calcext:value-type="string">
            <text:p>iesvila-seca</text:p>
          </table:table-cell>
          <table:table-cell table:style-name="ce8" office:value-type="string" calcext:value-type="string">
            <text:p>Institut Vila-seca</text:p>
          </table:table-cell>
          <table:table-cell table:number-columns-repeated="986"/>
        </table:table-row>
        <table:table-row table:style-name="ro1">
          <table:table-cell table:formula="of:=&quot;&quot; &amp; CHAR(CODE([.B2356])-49) &amp; MID([.B2356];2;7)" office:value-type="string" office:string-value="43008535" calcext:value-type="string">
            <text:p>43008535</text:p>
          </table:table-cell>
          <table:table-cell table:style-name="ce8" office:value-type="string" calcext:value-type="string">
            <text:p>e3008535</text:p>
          </table:table-cell>
          <table:table-cell table:style-name="ce8" office:value-type="string" calcext:value-type="string">
            <text:p>escsolcunit</text:p>
          </table:table-cell>
          <table:table-cell table:style-name="ce8" office:value-type="string" calcext:value-type="string">
            <text:p>Escola Solcunit</text:p>
          </table:table-cell>
          <table:table-cell table:number-columns-repeated="986"/>
        </table:table-row>
        <table:table-row table:style-name="ro1">
          <table:table-cell table:formula="of:=&quot;&quot; &amp; CHAR(CODE([.B2357])-49) &amp; MID([.B2357];2;7)" office:value-type="string" office:string-value="43008638" calcext:value-type="string">
            <text:p>43008638</text:p>
          </table:table-cell>
          <table:table-cell table:style-name="ce8" office:value-type="string" calcext:value-type="string">
            <text:p>e3008638</text:p>
          </table:table-cell>
          <table:table-cell table:style-name="ce8" office:value-type="string" calcext:value-type="string">
            <text:p>iesaballester</text:p>
          </table:table-cell>
          <table:table-cell table:style-name="ce8" office:value-type="string" calcext:value-type="string">
            <text:p>Institut Antoni Ballester</text:p>
          </table:table-cell>
          <table:table-cell table:number-columns-repeated="986"/>
        </table:table-row>
        <table:table-row table:style-name="ro1">
          <table:table-cell table:formula="of:=&quot;&quot; &amp; CHAR(CODE([.B2358])-49) &amp; MID([.B2358];2;7)" office:value-type="string" office:string-value="43008699" calcext:value-type="string">
            <text:p>43008699</text:p>
          </table:table-cell>
          <table:table-cell table:style-name="ce8" office:value-type="string" calcext:value-type="string">
            <text:p>e3008699</text:p>
          </table:table-cell>
          <table:table-cell table:style-name="ce8" office:value-type="string" calcext:value-type="string">
            <text:p>ses-montsant</text:p>
          </table:table-cell>
          <table:table-cell table:style-name="ce8" office:value-type="string" calcext:value-type="string">
            <text:p>SES Montsant</text:p>
          </table:table-cell>
          <table:table-cell table:number-columns-repeated="986"/>
        </table:table-row>
        <table:table-row table:style-name="ro1">
          <table:table-cell table:formula="of:=&quot;&quot; &amp; CHAR(CODE([.B2359])-49) &amp; MID([.B2359];2;7)" office:value-type="string" office:string-value="43008729" calcext:value-type="string">
            <text:p>43008729</text:p>
          </table:table-cell>
          <table:table-cell table:style-name="ce8" office:value-type="string" calcext:value-type="string">
            <text:p>e3008729</text:p>
          </table:table-cell>
          <table:table-cell table:style-name="ce8" office:value-type="string" calcext:value-type="string">
            <text:p>cfatarragona</text:p>
          </table:table-cell>
          <table:table-cell table:style-name="ce8" office:value-type="string" calcext:value-type="string">
            <text:p>CFA Tarragona</text:p>
          </table:table-cell>
          <table:table-cell table:number-columns-repeated="986"/>
        </table:table-row>
        <table:table-row table:style-name="ro1">
          <table:table-cell table:formula="of:=&quot;&quot; &amp; CHAR(CODE([.B2360])-49) &amp; MID([.B2360];2;7)" office:value-type="string" office:string-value="43008754" calcext:value-type="string">
            <text:p>43008754</text:p>
          </table:table-cell>
          <table:table-cell table:style-name="ce8" office:value-type="string" calcext:value-type="string">
            <text:p>e3008754</text:p>
          </table:table-cell>
          <table:table-cell table:style-name="ce8" office:value-type="string" calcext:value-type="string">
            <text:p>cfasebastiajuanarbo</text:p>
          </table:table-cell>
          <table:table-cell table:style-name="ce8" office:value-type="string" calcext:value-type="string">
            <text:p>CFA Sebastià Juan Arbó</text:p>
          </table:table-cell>
          <table:table-cell table:number-columns-repeated="986"/>
        </table:table-row>
        <table:table-row table:style-name="ro1">
          <table:table-cell table:formula="of:=&quot;&quot; &amp; CHAR(CODE([.B2361])-49) &amp; MID([.B2361];2;7)" office:value-type="string" office:string-value="43008857" calcext:value-type="string">
            <text:p>43008857</text:p>
          </table:table-cell>
          <table:table-cell table:style-name="ce8" office:value-type="string" calcext:value-type="string">
            <text:p>e3008857</text:p>
          </table:table-cell>
          <table:table-cell table:style-name="ce8" office:value-type="string" calcext:value-type="string">
            <text:p>cfareus</text:p>
          </table:table-cell>
          <table:table-cell table:style-name="ce8" office:value-type="string" calcext:value-type="string">
            <text:p>CFA Reus</text:p>
          </table:table-cell>
          <table:table-cell table:number-columns-repeated="986"/>
        </table:table-row>
        <table:table-row table:style-name="ro1">
          <table:table-cell table:formula="of:=&quot;&quot; &amp; CHAR(CODE([.B2362])-49) &amp; MID([.B2362];2;7)" office:value-type="string" office:string-value="43008882" calcext:value-type="string">
            <text:p>43008882</text:p>
          </table:table-cell>
          <table:table-cell table:style-name="ce8" office:value-type="string" calcext:value-type="string">
            <text:p>e3008882</text:p>
          </table:table-cell>
          <table:table-cell table:style-name="ce8" office:value-type="string" calcext:value-type="string">
            <text:p>cfaescolamartamata</text:p>
          </table:table-cell>
          <table:table-cell table:style-name="ce8" office:value-type="string" calcext:value-type="string">
            <text:p>CFA Marta Mata</text:p>
          </table:table-cell>
          <table:table-cell table:number-columns-repeated="986"/>
        </table:table-row>
        <table:table-row table:style-name="ro1">
          <table:table-cell table:formula="of:=&quot;&quot; &amp; CHAR(CODE([.B2363])-49) &amp; MID([.B2363];2;7)" office:value-type="string" office:string-value="43008912" calcext:value-type="string">
            <text:p>43008912</text:p>
          </table:table-cell>
          <table:table-cell table:style-name="ce8" office:value-type="string" calcext:value-type="string">
            <text:p>e3008912</text:p>
          </table:table-cell>
          <table:table-cell table:style-name="ce8" office:value-type="string" calcext:value-type="string">
            <text:p>ceipcintacurto</text:p>
          </table:table-cell>
          <table:table-cell table:style-name="ce8" office:value-type="string" calcext:value-type="string">
            <text:p>Escola Cinta Curto</text:p>
          </table:table-cell>
          <table:table-cell table:number-columns-repeated="986"/>
        </table:table-row>
        <table:table-row table:style-name="ro1">
          <table:table-cell table:formula="of:=&quot;&quot; &amp; CHAR(CODE([.B2364])-49) &amp; MID([.B2364];2;7)" office:value-type="string" office:string-value="43008924" calcext:value-type="string">
            <text:p>43008924</text:p>
          </table:table-cell>
          <table:table-cell table:style-name="ce8" office:value-type="string" calcext:value-type="string">
            <text:p>e3008924</text:p>
          </table:table-cell>
          <table:table-cell table:style-name="ce8" office:value-type="string" calcext:value-type="string">
            <text:p>escolateresinamartorell</text:p>
          </table:table-cell>
          <table:table-cell table:style-name="ce8" office:value-type="string" calcext:value-type="string">
            <text:p>Escola Teresina Martorell</text:p>
          </table:table-cell>
          <table:table-cell table:number-columns-repeated="986"/>
        </table:table-row>
        <table:table-row table:style-name="ro1">
          <table:table-cell table:formula="of:=&quot;&quot; &amp; CHAR(CODE([.B2365])-49) &amp; MID([.B2365];2;7)" office:value-type="string" office:string-value="43009001" calcext:value-type="string">
            <text:p>43009001</text:p>
          </table:table-cell>
          <table:table-cell table:style-name="ce8" office:value-type="string" calcext:value-type="string">
            <text:p>e3009001</text:p>
          </table:table-cell>
          <table:table-cell table:style-name="ce8" office:value-type="string" calcext:value-type="string">
            <text:p>zermsp</text:p>
          </table:table-cell>
          <table:table-cell table:style-name="ce8" office:value-type="string" calcext:value-type="string">
            <text:p>ZER Montsant-Serra de Prades</text:p>
          </table:table-cell>
          <table:table-cell table:number-columns-repeated="986"/>
        </table:table-row>
        <table:table-row table:style-name="ro1">
          <table:table-cell table:formula="of:=&quot;&quot; &amp; CHAR(CODE([.B2366])-49) &amp; MID([.B2366];2;7)" office:value-type="string" office:string-value="43009011" calcext:value-type="string">
            <text:p>43009011</text:p>
          </table:table-cell>
          <table:table-cell table:style-name="ce8" office:value-type="string" calcext:value-type="string">
            <text:p>e3009011</text:p>
          </table:table-cell>
          <table:table-cell table:style-name="ce8" office:value-type="string" calcext:value-type="string">
            <text:p>zerriuavall</text:p>
          </table:table-cell>
          <table:table-cell table:style-name="ce8" office:value-type="string" calcext:value-type="string">
            <text:p>ZER Riu Avall</text:p>
          </table:table-cell>
          <table:table-cell table:number-columns-repeated="986"/>
        </table:table-row>
        <table:table-row table:style-name="ro1">
          <table:table-cell table:formula="of:=&quot;&quot; &amp; CHAR(CODE([.B2367])-49) &amp; MID([.B2367];2;7)" office:value-type="string" office:string-value="43009023" calcext:value-type="string">
            <text:p>43009023</text:p>
          </table:table-cell>
          <table:table-cell table:style-name="ce8" office:value-type="string" calcext:value-type="string">
            <text:p>e3009023</text:p>
          </table:table-cell>
          <table:table-cell table:style-name="ce8" office:value-type="string" calcext:value-type="string">
            <text:p>zerlagla</text:p>
          </table:table-cell>
          <table:table-cell table:style-name="ce8" office:value-type="string" calcext:value-type="string">
            <text:p>ZER L'Aglà</text:p>
          </table:table-cell>
          <table:table-cell table:number-columns-repeated="986"/>
        </table:table-row>
        <table:table-row table:style-name="ro1">
          <table:table-cell table:formula="of:=&quot;&quot; &amp; CHAR(CODE([.B2368])-49) &amp; MID([.B2368];2;7)" office:value-type="string" office:string-value="43009035" calcext:value-type="string">
            <text:p>43009035</text:p>
          </table:table-cell>
          <table:table-cell table:style-name="ce8" office:value-type="string" calcext:value-type="string">
            <text:p>e3009035</text:p>
          </table:table-cell>
          <table:table-cell table:style-name="ce8" office:value-type="string" calcext:value-type="string">
            <text:p>zeratzavara</text:p>
          </table:table-cell>
          <table:table-cell table:style-name="ce8" office:value-type="string" calcext:value-type="string">
            <text:p>ZER Atzavara</text:p>
          </table:table-cell>
          <table:table-cell table:number-columns-repeated="986"/>
        </table:table-row>
        <table:table-row table:style-name="ro1">
          <table:table-cell table:formula="of:=&quot;&quot; &amp; CHAR(CODE([.B2369])-49) &amp; MID([.B2369];2;7)" office:value-type="string" office:string-value="43009047" calcext:value-type="string">
            <text:p>43009047</text:p>
          </table:table-cell>
          <table:table-cell table:style-name="ce8" office:value-type="string" calcext:value-type="string">
            <text:p>e3009047</text:p>
          </table:table-cell>
          <table:table-cell table:style-name="ce8" office:value-type="string" calcext:value-type="string">
            <text:p>zerbaixpriorat</text:p>
          </table:table-cell>
          <table:table-cell table:style-name="ce8" office:value-type="string" calcext:value-type="string">
            <text:p>ZER Baix Priorat</text:p>
          </table:table-cell>
          <table:table-cell table:number-columns-repeated="986"/>
        </table:table-row>
        <table:table-row table:style-name="ro1">
          <table:table-cell table:formula="of:=&quot;&quot; &amp; CHAR(CODE([.B2370])-49) &amp; MID([.B2370];2;7)" office:value-type="string" office:string-value="43009059" calcext:value-type="string">
            <text:p>43009059</text:p>
          </table:table-cell>
          <table:table-cell table:style-name="ce8" office:value-type="string" calcext:value-type="string">
            <text:p>e3009059</text:p>
          </table:table-cell>
          <table:table-cell table:style-name="ce8" office:value-type="string" calcext:value-type="string">
            <text:p>zer-baix-camp-nord</text:p>
          </table:table-cell>
          <table:table-cell table:style-name="ce8" office:value-type="string" calcext:value-type="string">
            <text:p>ZER Baix Camp Nord</text:p>
          </table:table-cell>
          <table:table-cell table:number-columns-repeated="986"/>
        </table:table-row>
        <table:table-row table:style-name="ro1">
          <table:table-cell table:formula="of:=&quot;&quot; &amp; CHAR(CODE([.B2371])-49) &amp; MID([.B2371];2;7)" office:value-type="string" office:string-value="43009072" calcext:value-type="string">
            <text:p>43009072</text:p>
          </table:table-cell>
          <table:table-cell table:style-name="ce8" office:value-type="string" calcext:value-type="string">
            <text:p>e3009072</text:p>
          </table:table-cell>
          <table:table-cell table:style-name="ce8" office:value-type="string" calcext:value-type="string">
            <text:p>zerconca</text:p>
          </table:table-cell>
          <table:table-cell table:style-name="ce8" office:value-type="string" calcext:value-type="string">
            <text:p>ZER Conca de Barberà</text:p>
          </table:table-cell>
          <table:table-cell table:number-columns-repeated="986"/>
        </table:table-row>
        <table:table-row table:style-name="ro1">
          <table:table-cell table:formula="of:=&quot;&quot; &amp; CHAR(CODE([.B2372])-49) &amp; MID([.B2372];2;7)" office:value-type="string" office:string-value="43009084" calcext:value-type="string">
            <text:p>43009084</text:p>
          </table:table-cell>
          <table:table-cell table:style-name="ce8" office:value-type="string" calcext:value-type="string">
            <text:p>e3009084</text:p>
          </table:table-cell>
          <table:table-cell table:style-name="ce8" office:value-type="string" calcext:value-type="string">
            <text:p>zermontsia</text:p>
          </table:table-cell>
          <table:table-cell table:style-name="ce8" office:value-type="string" calcext:value-type="string">
            <text:p>ZER Montsià</text:p>
          </table:table-cell>
          <table:table-cell table:number-columns-repeated="986"/>
        </table:table-row>
        <table:table-row table:style-name="ro1">
          <table:table-cell table:formula="of:=&quot;&quot; &amp; CHAR(CODE([.B2373])-49) &amp; MID([.B2373];2;7)" office:value-type="string" office:string-value="43009096" calcext:value-type="string">
            <text:p>43009096</text:p>
          </table:table-cell>
          <table:table-cell table:style-name="ce8" office:value-type="string" calcext:value-type="string">
            <text:p>e3009096</text:p>
          </table:table-cell>
          <table:table-cell table:style-name="ce8" office:value-type="string" calcext:value-type="string">
            <text:p>zerelsceps</text:p>
          </table:table-cell>
          <table:table-cell table:style-name="ce8" office:value-type="string" calcext:value-type="string">
            <text:p>ZER Els Ceps</text:p>
          </table:table-cell>
          <table:table-cell table:number-columns-repeated="986"/>
        </table:table-row>
        <table:table-row table:style-name="ro1">
          <table:table-cell table:formula="of:=&quot;&quot; &amp; CHAR(CODE([.B2374])-49) &amp; MID([.B2374];2;7)" office:value-type="string" office:string-value="43009114" calcext:value-type="string">
            <text:p>43009114</text:p>
          </table:table-cell>
          <table:table-cell table:style-name="ce8" office:value-type="string" calcext:value-type="string">
            <text:p>e3009114</text:p>
          </table:table-cell>
          <table:table-cell table:style-name="ce8" office:value-type="string" calcext:value-type="string">
            <text:p>zerelfrancoli</text:p>
          </table:table-cell>
          <table:table-cell table:style-name="ce8" office:value-type="string" calcext:value-type="string">
            <text:p>ZER El Francolí</text:p>
          </table:table-cell>
          <table:table-cell table:number-columns-repeated="986"/>
        </table:table-row>
        <table:table-row table:style-name="ro1">
          <table:table-cell table:formula="of:=&quot;&quot; &amp; CHAR(CODE([.B2375])-49) &amp; MID([.B2375];2;7)" office:value-type="string" office:string-value="43009126" calcext:value-type="string">
            <text:p>43009126</text:p>
          </table:table-cell>
          <table:table-cell table:style-name="ce8" office:value-type="string" calcext:value-type="string">
            <text:p>e3009126</text:p>
          </table:table-cell>
          <table:table-cell table:style-name="ce8" office:value-type="string" calcext:value-type="string">
            <text:p>zerbaixcampsud</text:p>
          </table:table-cell>
          <table:table-cell table:style-name="ce8" office:value-type="string" calcext:value-type="string">
            <text:p>ZER Baix Camp Sud</text:p>
          </table:table-cell>
          <table:table-cell table:number-columns-repeated="986"/>
        </table:table-row>
        <table:table-row table:style-name="ro1">
          <table:table-cell table:formula="of:=&quot;&quot; &amp; CHAR(CODE([.B2376])-49) &amp; MID([.B2376];2;7)" office:value-type="string" office:string-value="43009138" calcext:value-type="string">
            <text:p>43009138</text:p>
          </table:table-cell>
          <table:table-cell table:style-name="ce8" office:value-type="string" calcext:value-type="string">
            <text:p>e3009138</text:p>
          </table:table-cell>
          <table:table-cell table:style-name="ce8" office:value-type="string" calcext:value-type="string">
            <text:p>zerlaparellada</text:p>
          </table:table-cell>
          <table:table-cell table:style-name="ce8" office:value-type="string" calcext:value-type="string">
            <text:p>ZER La Parellada</text:p>
          </table:table-cell>
          <table:table-cell table:number-columns-repeated="986"/>
        </table:table-row>
        <table:table-row table:style-name="ro1">
          <table:table-cell table:formula="of:=&quot;&quot; &amp; CHAR(CODE([.B2377])-49) &amp; MID([.B2377];2;7)" office:value-type="string" office:string-value="43009141" calcext:value-type="string">
            <text:p>43009141</text:p>
          </table:table-cell>
          <table:table-cell table:style-name="ce8" office:value-type="string" calcext:value-type="string">
            <text:p>e3009141</text:p>
          </table:table-cell>
          <table:table-cell table:style-name="ce8" office:value-type="string" calcext:value-type="string">
            <text:p>zerpoblet</text:p>
          </table:table-cell>
          <table:table-cell table:style-name="ce8" office:value-type="string" calcext:value-type="string">
            <text:p>ZER Poblet</text:p>
          </table:table-cell>
          <table:table-cell table:number-columns-repeated="986"/>
        </table:table-row>
        <table:table-row table:style-name="ro1">
          <table:table-cell table:formula="of:=&quot;&quot; &amp; CHAR(CODE([.B2378])-49) &amp; MID([.B2378];2;7)" office:value-type="string" office:string-value="43009187" calcext:value-type="string">
            <text:p>43009187</text:p>
          </table:table-cell>
          <table:table-cell table:style-name="ce8" office:value-type="string" calcext:value-type="string">
            <text:p>e3009187</text:p>
          </table:table-cell>
          <table:table-cell table:style-name="ce8" office:value-type="string" calcext:value-type="string">
            <text:p>iesmartilhuma</text:p>
          </table:table-cell>
          <table:table-cell table:style-name="ce8" office:value-type="string" calcext:value-type="string">
            <text:p>Institut Martí Humà</text:p>
          </table:table-cell>
          <table:table-cell table:number-columns-repeated="986"/>
        </table:table-row>
        <table:table-row table:style-name="ro1">
          <table:table-cell table:formula="of:=&quot;&quot; &amp; CHAR(CODE([.B2379])-49) &amp; MID([.B2379];2;7)" office:value-type="string" office:string-value="43009217" calcext:value-type="string">
            <text:p>43009217</text:p>
          </table:table-cell>
          <table:table-cell table:style-name="ce8" office:value-type="string" calcext:value-type="string">
            <text:p>e3009217</text:p>
          </table:table-cell>
          <table:table-cell table:style-name="ce8" office:value-type="string" calcext:value-type="string">
            <text:p>escoladelpoblenoudeldelta</text:p>
          </table:table-cell>
          <table:table-cell table:style-name="ce8" office:value-type="string" calcext:value-type="string">
            <text:p>Escola del Poble Nou del Delta - ZER Mediterrània</text:p>
          </table:table-cell>
          <table:table-cell table:number-columns-repeated="986"/>
        </table:table-row>
        <table:table-row table:style-name="ro1">
          <table:table-cell table:formula="of:=&quot;&quot; &amp; CHAR(CODE([.B2380])-49) &amp; MID([.B2380];2;7)" office:value-type="string" office:string-value="43009229" calcext:value-type="string">
            <text:p>43009229</text:p>
          </table:table-cell>
          <table:table-cell table:style-name="ce8" office:value-type="string" calcext:value-type="string">
            <text:p>e3009229</text:p>
          </table:table-cell>
          <table:table-cell table:style-name="ce8" office:value-type="string" calcext:value-type="string">
            <text:p>zer-ports-algars</text:p>
          </table:table-cell>
          <table:table-cell table:style-name="ce8" office:value-type="string" calcext:value-type="string">
            <text:p>ZER Ports-Algars</text:p>
          </table:table-cell>
          <table:table-cell table:number-columns-repeated="986"/>
        </table:table-row>
        <table:table-row table:style-name="ro1">
          <table:table-cell table:formula="of:=&quot;&quot; &amp; CHAR(CODE([.B2381])-49) &amp; MID([.B2381];2;7)" office:value-type="string" office:string-value="43009230" calcext:value-type="string">
            <text:p>43009230</text:p>
          </table:table-cell>
          <table:table-cell table:style-name="ce8" office:value-type="string" calcext:value-type="string">
            <text:p>e3009230</text:p>
          </table:table-cell>
          <table:table-cell table:style-name="ce8" office:value-type="string" calcext:value-type="string">
            <text:p>esc-tarragona</text:p>
          </table:table-cell>
          <table:table-cell table:style-name="ce8" office:value-type="string" calcext:value-type="string">
            <text:p>Escola Tarragona</text:p>
          </table:table-cell>
          <table:table-cell table:number-columns-repeated="986"/>
        </table:table-row>
        <table:table-row table:style-name="ro1">
          <table:table-cell table:formula="of:=&quot;&quot; &amp; CHAR(CODE([.B2382])-49) &amp; MID([.B2382];2;7)" office:value-type="string" office:string-value="43009308" calcext:value-type="string">
            <text:p>43009308</text:p>
          </table:table-cell>
          <table:table-cell table:style-name="ce8" office:value-type="string" calcext:value-type="string">
            <text:p>e3009308</text:p>
          </table:table-cell>
          <table:table-cell table:style-name="ce8" office:value-type="string" calcext:value-type="string">
            <text:p>zer-mediterrania</text:p>
          </table:table-cell>
          <table:table-cell table:style-name="ce8" office:value-type="string" calcext:value-type="string">
            <text:p>ZER Mediterrània</text:p>
          </table:table-cell>
          <table:table-cell table:number-columns-repeated="986"/>
        </table:table-row>
        <table:table-row table:style-name="ro1">
          <table:table-cell table:formula="of:=&quot;&quot; &amp; CHAR(CODE([.B2383])-49) &amp; MID([.B2383];2;7)" office:value-type="string" office:string-value="43009311" calcext:value-type="string">
            <text:p>43009311</text:p>
          </table:table-cell>
          <table:table-cell table:style-name="ce8" office:value-type="string" calcext:value-type="string">
            <text:p>e3009311</text:p>
          </table:table-cell>
          <table:table-cell table:style-name="ce8" office:value-type="string" calcext:value-type="string">
            <text:p>zermontcaro</text:p>
          </table:table-cell>
          <table:table-cell table:style-name="ce8" office:value-type="string" calcext:value-type="string">
            <text:p>ZER Mont Caro</text:p>
          </table:table-cell>
          <table:table-cell table:number-columns-repeated="986"/>
        </table:table-row>
        <table:table-row table:style-name="ro1">
          <table:table-cell table:formula="of:=&quot;&quot; &amp; CHAR(CODE([.B2384])-49) &amp; MID([.B2384];2;7)" office:value-type="string" office:string-value="43009321" calcext:value-type="string">
            <text:p>43009321</text:p>
          </table:table-cell>
          <table:table-cell table:style-name="ce8" office:value-type="string" calcext:value-type="string">
            <text:p>e3009321</text:p>
          </table:table-cell>
          <table:table-cell table:style-name="ce8" office:value-type="string" calcext:value-type="string">
            <text:p>zer-riuiserra</text:p>
          </table:table-cell>
          <table:table-cell table:style-name="ce8" office:value-type="string" calcext:value-type="string">
            <text:p>ZER Riu i Serra</text:p>
          </table:table-cell>
          <table:table-cell table:number-columns-repeated="986"/>
        </table:table-row>
        <table:table-row table:style-name="ro1">
          <table:table-cell table:formula="of:=&quot;&quot; &amp; CHAR(CODE([.B2385])-49) &amp; MID([.B2385];2;7)" office:value-type="string" office:string-value="43009345" calcext:value-type="string">
            <text:p>43009345</text:p>
          </table:table-cell>
          <table:table-cell table:style-name="ce8" office:value-type="string" calcext:value-type="string">
            <text:p>e3009345</text:p>
          </table:table-cell>
          <table:table-cell table:style-name="ce8" office:value-type="string" calcext:value-type="string">
            <text:p>zerren</text:p>
          </table:table-cell>
          <table:table-cell table:style-name="ce8" office:value-type="string" calcext:value-type="string">
            <text:p>ZER Ribera d'Ebre Nord</text:p>
          </table:table-cell>
          <table:table-cell table:number-columns-repeated="986"/>
        </table:table-row>
        <table:table-row table:style-name="ro1">
          <table:table-cell table:formula="of:=&quot;&quot; &amp; CHAR(CODE([.B2386])-49) &amp; MID([.B2386];2;7)" office:value-type="string" office:string-value="43009369" calcext:value-type="string">
            <text:p>43009369</text:p>
          </table:table-cell>
          <table:table-cell table:style-name="ce8" office:value-type="string" calcext:value-type="string">
            <text:p>e3009369</text:p>
          </table:table-cell>
          <table:table-cell table:style-name="ce8" office:value-type="string" calcext:value-type="string">
            <text:p>escolasaavedra</text:p>
          </table:table-cell>
          <table:table-cell table:style-name="ce8" office:value-type="string" calcext:value-type="string">
            <text:p>Escola Saavedra</text:p>
          </table:table-cell>
          <table:table-cell table:number-columns-repeated="986"/>
        </table:table-row>
        <table:table-row table:style-name="ro1">
          <table:table-cell table:formula="of:=&quot;&quot; &amp; CHAR(CODE([.B2387])-49) &amp; MID([.B2387];2;7)" office:value-type="string" office:string-value="43009370" calcext:value-type="string">
            <text:p>43009370</text:p>
          </table:table-cell>
          <table:table-cell table:style-name="ce8" office:value-type="string" calcext:value-type="string">
            <text:p>e3009370</text:p>
          </table:table-cell>
          <table:table-cell table:style-name="ce8" office:value-type="string" calcext:value-type="string">
            <text:p>zerterraaltanord</text:p>
          </table:table-cell>
          <table:table-cell table:style-name="ce8" office:value-type="string" calcext:value-type="string">
            <text:p>ZER Terra Alta Nord</text:p>
          </table:table-cell>
          <table:table-cell table:number-columns-repeated="986"/>
        </table:table-row>
        <table:table-row table:style-name="ro1">
          <table:table-cell table:formula="of:=&quot;&quot; &amp; CHAR(CODE([.B2388])-49) &amp; MID([.B2388];2;7)" office:value-type="string" office:string-value="43009394" calcext:value-type="string">
            <text:p>43009394</text:p>
          </table:table-cell>
          <table:table-cell table:style-name="ce8" office:value-type="string" calcext:value-type="string">
            <text:p>e3009394</text:p>
          </table:table-cell>
          <table:table-cell table:style-name="ce8" office:value-type="string" calcext:value-type="string">
            <text:p>zer-fontdelaiguadi</text:p>
          </table:table-cell>
          <table:table-cell table:style-name="ce8" office:value-type="string" calcext:value-type="string">
            <text:p>ZER La Font de l'Aiguadí</text:p>
          </table:table-cell>
          <table:table-cell table:number-columns-repeated="986"/>
        </table:table-row>
        <table:table-row table:style-name="ro1">
          <table:table-cell table:formula="of:=&quot;&quot; &amp; CHAR(CODE([.B2389])-49) &amp; MID([.B2389];2;7)" office:value-type="string" office:string-value="43009451" calcext:value-type="string">
            <text:p>43009451</text:p>
          </table:table-cell>
          <table:table-cell table:style-name="ce8" office:value-type="string" calcext:value-type="string">
            <text:p>e3009451</text:p>
          </table:table-cell>
          <table:table-cell table:style-name="ce8" office:value-type="string" calcext:value-type="string">
            <text:p>escola-salou</text:p>
          </table:table-cell>
          <table:table-cell table:style-name="ce8" office:value-type="string" calcext:value-type="string">
            <text:p>Escola de Salou</text:p>
          </table:table-cell>
          <table:table-cell table:number-columns-repeated="986"/>
        </table:table-row>
        <table:table-row table:style-name="ro1">
          <table:table-cell table:formula="of:=&quot;&quot; &amp; CHAR(CODE([.B2390])-49) &amp; MID([.B2390];2;7)" office:value-type="string" office:string-value="43009497" calcext:value-type="string">
            <text:p>43009497</text:p>
          </table:table-cell>
          <table:table-cell table:style-name="ce8" office:value-type="string" calcext:value-type="string">
            <text:p>e3009497</text:p>
          </table:table-cell>
          <table:table-cell table:style-name="ce8" office:value-type="string" calcext:value-type="string">
            <text:p>sesfontsdelglorieta</text:p>
          </table:table-cell>
          <table:table-cell table:style-name="ce8" office:value-type="string" calcext:value-type="string">
            <text:p>Institut Fonts del Glorieta</text:p>
          </table:table-cell>
          <table:table-cell table:number-columns-repeated="986"/>
        </table:table-row>
        <table:table-row table:style-name="ro1">
          <table:table-cell table:formula="of:=&quot;&quot; &amp; CHAR(CODE([.B2391])-49) &amp; MID([.B2391];2;7)" office:value-type="string" office:string-value="43009606" calcext:value-type="string">
            <text:p>43009606</text:p>
          </table:table-cell>
          <table:table-cell table:style-name="ce8" office:value-type="string" calcext:value-type="string">
            <text:p>e3009606</text:p>
          </table:table-cell>
          <table:table-cell table:style-name="ce8" office:value-type="string" calcext:value-type="string">
            <text:p>zerbenmir</text:p>
          </table:table-cell>
          <table:table-cell table:style-name="ce8" office:value-type="string" calcext:value-type="string">
            <text:p>ZER Benissanet-Miravet</text:p>
          </table:table-cell>
          <table:table-cell table:number-columns-repeated="986"/>
        </table:table-row>
        <table:table-row table:style-name="ro1">
          <table:table-cell table:formula="of:=&quot;&quot; &amp; CHAR(CODE([.B2392])-49) &amp; MID([.B2392];2;7)" office:value-type="string" office:string-value="43009618" calcext:value-type="string">
            <text:p>43009618</text:p>
          </table:table-cell>
          <table:table-cell table:style-name="ce8" office:value-type="string" calcext:value-type="string">
            <text:p>e3009618</text:p>
          </table:table-cell>
          <table:table-cell table:style-name="ce8" office:value-type="string" calcext:value-type="string">
            <text:p>zermestral</text:p>
          </table:table-cell>
          <table:table-cell table:style-name="ce8" office:value-type="string" calcext:value-type="string">
            <text:p>ZER Mestral</text:p>
          </table:table-cell>
          <table:table-cell table:number-columns-repeated="986"/>
        </table:table-row>
        <table:table-row table:style-name="ro1">
          <table:table-cell table:formula="of:=&quot;&quot; &amp; CHAR(CODE([.B2393])-49) &amp; MID([.B2393];2;7)" office:value-type="string" office:string-value="43009734" calcext:value-type="string">
            <text:p>43009734</text:p>
          </table:table-cell>
          <table:table-cell table:style-name="ce8" office:value-type="string" calcext:value-type="string">
            <text:p>e3009734</text:p>
          </table:table-cell>
          <table:table-cell table:style-name="ce8" office:value-type="string" calcext:value-type="string">
            <text:p>escolamusicalaselva</text:p>
          </table:table-cell>
          <table:table-cell table:style-name="ce8" office:value-type="string" calcext:value-type="string">
            <text:p>Esc. de Música Municipal</text:p>
          </table:table-cell>
          <table:table-cell table:number-columns-repeated="986"/>
        </table:table-row>
        <table:table-row table:style-name="ro1">
          <table:table-cell table:formula="of:=&quot;&quot; &amp; CHAR(CODE([.B2394])-49) &amp; MID([.B2394];2;7)" office:value-type="string" office:string-value="43009746" calcext:value-type="string">
            <text:p>43009746</text:p>
          </table:table-cell>
          <table:table-cell table:style-name="ce8" office:value-type="string" calcext:value-type="string">
            <text:p>e3009746</text:p>
          </table:table-cell>
          <table:table-cell table:style-name="ce8" office:value-type="string" calcext:value-type="string">
            <text:p>esc-musica-torredembarra</text:p>
          </table:table-cell>
          <table:table-cell table:style-name="ce8" office:value-type="string" calcext:value-type="string">
            <text:p>Esc. de Música Municipal de Torredembarra</text:p>
          </table:table-cell>
          <table:table-cell table:number-columns-repeated="986"/>
        </table:table-row>
        <table:table-row table:style-name="ro1">
          <table:table-cell table:formula="of:=&quot;&quot; &amp; CHAR(CODE([.B2395])-49) &amp; MID([.B2395];2;7)" office:value-type="string" office:string-value="43009771" calcext:value-type="string">
            <text:p>43009771</text:p>
          </table:table-cell>
          <table:table-cell table:style-name="ce8" office:value-type="string" calcext:value-type="string">
            <text:p>e3009771</text:p>
          </table:table-cell>
          <table:table-cell table:style-name="ce8" office:value-type="string" calcext:value-type="string">
            <text:p>cfatortosa</text:p>
          </table:table-cell>
          <table:table-cell table:style-name="ce8" office:value-type="string" calcext:value-type="string">
            <text:p>CFA Tortosa</text:p>
          </table:table-cell>
          <table:table-cell table:number-columns-repeated="986"/>
        </table:table-row>
        <table:table-row table:style-name="ro1">
          <table:table-cell table:formula="of:=&quot;&quot; &amp; CHAR(CODE([.B2396])-49) &amp; MID([.B2396];2;7)" office:value-type="string" office:string-value="43009850" calcext:value-type="string">
            <text:p>43009850</text:p>
          </table:table-cell>
          <table:table-cell table:style-name="ce8" office:value-type="string" calcext:value-type="string">
            <text:p>e3009850</text:p>
          </table:table-cell>
          <table:table-cell table:style-name="ce8" office:value-type="string" calcext:value-type="string">
            <text:p>sesernestlluch-cunit</text:p>
          </table:table-cell>
          <table:table-cell table:style-name="ce8" office:value-type="string" calcext:value-type="string">
            <text:p>Institut Ernest Lluch i Martí</text:p>
          </table:table-cell>
          <table:table-cell table:number-columns-repeated="986"/>
        </table:table-row>
        <table:table-row table:style-name="ro1">
          <table:table-cell table:formula="of:=&quot;&quot; &amp; CHAR(CODE([.B2397])-49) &amp; MID([.B2397];2;7)" office:value-type="string" office:string-value="43009862" calcext:value-type="string">
            <text:p>43009862</text:p>
          </table:table-cell>
          <table:table-cell table:style-name="ce8" office:value-type="string" calcext:value-type="string">
            <text:p>e3009862</text:p>
          </table:table-cell>
          <table:table-cell table:style-name="ce8" office:value-type="string" calcext:value-type="string">
            <text:p>eoitortosa</text:p>
          </table:table-cell>
          <table:table-cell table:style-name="ce8" office:value-type="string" calcext:value-type="string">
            <text:p>EOI de Tortosa</text:p>
          </table:table-cell>
          <table:table-cell table:number-columns-repeated="986"/>
        </table:table-row>
        <table:table-row table:style-name="ro1">
          <table:table-cell table:formula="of:=&quot;&quot; &amp; CHAR(CODE([.B2398])-49) &amp; MID([.B2398];2;7)" office:value-type="string" office:string-value="43009886" calcext:value-type="string">
            <text:p>43009886</text:p>
          </table:table-cell>
          <table:table-cell table:style-name="ce8" office:value-type="string" calcext:value-type="string">
            <text:p>e3009886</text:p>
          </table:table-cell>
          <table:table-cell table:style-name="ce8" office:value-type="string" calcext:value-type="string">
            <text:p>esc-josepveciana</text:p>
          </table:table-cell>
          <table:table-cell table:style-name="ce8" office:value-type="string" calcext:value-type="string">
            <text:p>Escola Josep Veciana</text:p>
          </table:table-cell>
          <table:table-cell table:number-columns-repeated="986"/>
        </table:table-row>
        <table:table-row table:style-name="ro1">
          <table:table-cell table:formula="of:=&quot;&quot; &amp; CHAR(CODE([.B2399])-49) &amp; MID([.B2399];2;7)" office:value-type="string" office:string-value="43009898" calcext:value-type="string">
            <text:p>43009898</text:p>
          </table:table-cell>
          <table:table-cell table:style-name="ce8" office:value-type="string" calcext:value-type="string">
            <text:p>e3009898</text:p>
          </table:table-cell>
          <table:table-cell table:style-name="ce8" office:value-type="string" calcext:value-type="string">
            <text:p>ceipcastelldecalafell</text:p>
          </table:table-cell>
          <table:table-cell table:style-name="ce8" office:value-type="string" calcext:value-type="string">
            <text:p>Escola Castell de Calafell</text:p>
          </table:table-cell>
          <table:table-cell table:number-columns-repeated="986"/>
        </table:table-row>
        <table:table-row table:style-name="ro1">
          <table:table-cell table:formula="of:=&quot;&quot; &amp; CHAR(CODE([.B2400])-49) &amp; MID([.B2400];2;7)" office:value-type="string" office:string-value="43009977" calcext:value-type="string">
            <text:p>43009977</text:p>
          </table:table-cell>
          <table:table-cell table:style-name="ce8" office:value-type="string" calcext:value-type="string">
            <text:p>e3009977</text:p>
          </table:table-cell>
          <table:table-cell table:style-name="ce8" office:value-type="string" calcext:value-type="string">
            <text:p>insaltafulla</text:p>
          </table:table-cell>
          <table:table-cell table:style-name="ce8" office:value-type="string" calcext:value-type="string">
            <text:p>Institut d'Altafulla</text:p>
          </table:table-cell>
          <table:table-cell table:number-columns-repeated="986"/>
        </table:table-row>
        <table:table-row table:style-name="ro1">
          <table:table-cell table:formula="of:=&quot;&quot; &amp; CHAR(CODE([.B2401])-49) &amp; MID([.B2401];2;7)" office:value-type="string" office:string-value="43010037" calcext:value-type="string">
            <text:p>43010037</text:p>
          </table:table-cell>
          <table:table-cell table:style-name="ce8" office:value-type="string" calcext:value-type="string">
            <text:p>e3010037</text:p>
          </table:table-cell>
          <table:table-cell table:style-name="ce8" office:value-type="string" calcext:value-type="string">
            <text:p>eoidelvendrell</text:p>
          </table:table-cell>
          <table:table-cell table:style-name="ce8" office:value-type="string" calcext:value-type="string">
            <text:p>EOI del Vendrell</text:p>
          </table:table-cell>
          <table:table-cell table:number-columns-repeated="986"/>
        </table:table-row>
        <table:table-row table:style-name="ro1">
          <table:table-cell table:formula="of:=&quot;&quot; &amp; CHAR(CODE([.B2402])-49) &amp; MID([.B2402];2;7)" office:value-type="string" office:string-value="43010062" calcext:value-type="string">
            <text:p>43010062</text:p>
          </table:table-cell>
          <table:table-cell table:style-name="ce8" office:value-type="string" calcext:value-type="string">
            <text:p>e3010062</text:p>
          </table:table-cell>
          <table:table-cell table:style-name="ce8" office:value-type="string" calcext:value-type="string">
            <text:p>afaelvendrell</text:p>
          </table:table-cell>
          <table:table-cell table:style-name="ce8" office:value-type="string" calcext:value-type="string">
            <text:p>AFA El Vendrell</text:p>
          </table:table-cell>
          <table:table-cell table:number-columns-repeated="986"/>
        </table:table-row>
        <table:table-row table:style-name="ro1">
          <table:table-cell table:formula="of:=&quot;&quot; &amp; CHAR(CODE([.B2403])-49) &amp; MID([.B2403];2;7)" office:value-type="string" office:string-value="43010074" calcext:value-type="string">
            <text:p>43010074</text:p>
          </table:table-cell>
          <table:table-cell table:style-name="ce8" office:value-type="string" calcext:value-type="string">
            <text:p>e3010074</text:p>
          </table:table-cell>
          <table:table-cell table:style-name="ce8" office:value-type="string" calcext:value-type="string">
            <text:p>afa-escola-adults-valls</text:p>
          </table:table-cell>
          <table:table-cell table:style-name="ce8" office:value-type="string" calcext:value-type="string">
            <text:p>AFA Valls</text:p>
          </table:table-cell>
          <table:table-cell table:number-columns-repeated="986"/>
        </table:table-row>
        <table:table-row table:style-name="ro1">
          <table:table-cell table:formula="of:=&quot;&quot; &amp; CHAR(CODE([.B2404])-49) &amp; MID([.B2404];2;7)" office:value-type="string" office:string-value="43010086" calcext:value-type="string">
            <text:p>43010086</text:p>
          </table:table-cell>
          <table:table-cell table:style-name="ce8" office:value-type="string" calcext:value-type="string">
            <text:p>e3010086</text:p>
          </table:table-cell>
          <table:table-cell table:style-name="ce8" office:value-type="string" calcext:value-type="string">
            <text:p>cfavilaseca</text:p>
          </table:table-cell>
          <table:table-cell table:style-name="ce8" office:value-type="string" calcext:value-type="string">
            <text:p>CFA Vilaseca</text:p>
          </table:table-cell>
          <table:table-cell table:number-columns-repeated="986"/>
        </table:table-row>
        <table:table-row table:style-name="ro1">
          <table:table-cell table:formula="of:=&quot;&quot; &amp; CHAR(CODE([.B2405])-49) &amp; MID([.B2405];2;7)" office:value-type="string" office:string-value="43010098" calcext:value-type="string">
            <text:p>43010098</text:p>
          </table:table-cell>
          <table:table-cell table:style-name="ce8" office:value-type="string" calcext:value-type="string">
            <text:p>e3010098</text:p>
          </table:table-cell>
          <table:table-cell table:style-name="ce8" office:value-type="string" calcext:value-type="string">
            <text:p>esc-laginesta-segurdecalafell</text:p>
          </table:table-cell>
          <table:table-cell table:style-name="ce8" office:value-type="string" calcext:value-type="string">
            <text:p>Escola La Ginesta</text:p>
          </table:table-cell>
          <table:table-cell table:number-columns-repeated="986"/>
        </table:table-row>
        <table:table-row table:style-name="ro1">
          <table:table-cell table:formula="of:=&quot;&quot; &amp; CHAR(CODE([.B2406])-49) &amp; MID([.B2406];2;7)" office:value-type="string" office:string-value="43010141" calcext:value-type="string">
            <text:p>43010141</text:p>
          </table:table-cell>
          <table:table-cell table:style-name="ce8" office:value-type="string" calcext:value-type="string">
            <text:p>e3010141</text:p>
          </table:table-cell>
          <table:table-cell table:style-name="ce8" office:value-type="string" calcext:value-type="string">
            <text:p>escguillemfortuny</text:p>
          </table:table-cell>
          <table:table-cell table:style-name="ce8" office:value-type="string" calcext:value-type="string">
            <text:p>Escola Guillem Fortuny</text:p>
          </table:table-cell>
          <table:table-cell table:number-columns-repeated="986"/>
        </table:table-row>
        <table:table-row table:style-name="ro1">
          <table:table-cell table:formula="of:=&quot;&quot; &amp; CHAR(CODE([.B2407])-49) &amp; MID([.B2407];2;7)" office:value-type="string" office:string-value="43010153" calcext:value-type="string">
            <text:p>43010153</text:p>
          </table:table-cell>
          <table:table-cell table:style-name="ce8" office:value-type="string" calcext:value-type="string">
            <text:p>e3010153</text:p>
          </table:table-cell>
          <table:table-cell table:style-name="ce8" office:value-type="string" calcext:value-type="string">
            <text:p>esc-voramarsalou</text:p>
          </table:table-cell>
          <table:table-cell table:style-name="ce8" office:value-type="string" calcext:value-type="string">
            <text:p>Escola Vora Mar</text:p>
          </table:table-cell>
          <table:table-cell table:number-columns-repeated="986"/>
        </table:table-row>
        <table:table-row table:style-name="ro1">
          <table:table-cell table:formula="of:=&quot;&quot; &amp; CHAR(CODE([.B2408])-49) &amp; MID([.B2408];2;7)" office:value-type="string" office:string-value="43010165" calcext:value-type="string">
            <text:p>43010165</text:p>
          </table:table-cell>
          <table:table-cell table:style-name="ce8" office:value-type="string" calcext:value-type="string">
            <text:p>e3010165</text:p>
          </table:table-cell>
          <table:table-cell table:style-name="ce8" office:value-type="string" calcext:value-type="string">
            <text:p>esc-martamata-vendrell</text:p>
          </table:table-cell>
          <table:table-cell table:style-name="ce8" office:value-type="string" calcext:value-type="string">
            <text:p>Escola Marta Mata</text:p>
          </table:table-cell>
          <table:table-cell table:number-columns-repeated="986"/>
        </table:table-row>
        <table:table-row table:style-name="ro1">
          <table:table-cell table:formula="of:=&quot;&quot; &amp; CHAR(CODE([.B2409])-49) &amp; MID([.B2409];2;7)" office:value-type="string" office:string-value="43010177" calcext:value-type="string">
            <text:p>43010177</text:p>
          </table:table-cell>
          <table:table-cell table:style-name="ce8" office:value-type="string" calcext:value-type="string">
            <text:p>e3010177</text:p>
          </table:table-cell>
          <table:table-cell table:style-name="ce8" office:value-type="string" calcext:value-type="string">
            <text:p>escola-plademar</text:p>
          </table:table-cell>
          <table:table-cell table:style-name="ce8" office:value-type="string" calcext:value-type="string">
            <text:p>Escola Pla de Mar</text:p>
          </table:table-cell>
          <table:table-cell table:number-columns-repeated="986"/>
        </table:table-row>
        <table:table-row table:style-name="ro1">
          <table:table-cell table:formula="of:=&quot;&quot; &amp; CHAR(CODE([.B2410])-49) &amp; MID([.B2410];2;7)" office:value-type="string" office:string-value="43010189" calcext:value-type="string">
            <text:p>43010189</text:p>
          </table:table-cell>
          <table:table-cell table:style-name="ce8" office:value-type="string" calcext:value-type="string">
            <text:p>e3010189</text:p>
          </table:table-cell>
          <table:table-cell table:style-name="ce8" office:value-type="string" calcext:value-type="string">
            <text:p>iesmed</text:p>
          </table:table-cell>
          <table:table-cell table:style-name="ce8" office:value-type="string" calcext:value-type="string">
            <text:p>Institut Mediterrània</text:p>
          </table:table-cell>
          <table:table-cell table:number-columns-repeated="986"/>
        </table:table-row>
        <table:table-row table:style-name="ro1">
          <table:table-cell table:formula="of:=&quot;&quot; &amp; CHAR(CODE([.B2411])-49) &amp; MID([.B2411];2;7)" office:value-type="string" office:string-value="43010220" calcext:value-type="string">
            <text:p>43010220</text:p>
          </table:table-cell>
          <table:table-cell table:style-name="ce8" office:value-type="string" calcext:value-type="string">
            <text:p>e3010220</text:p>
          </table:table-cell>
          <table:table-cell table:style-name="ce8" office:value-type="string" calcext:value-type="string">
            <text:p>escolademaspujols</text:p>
          </table:table-cell>
          <table:table-cell table:style-name="ce8" office:value-type="string" calcext:value-type="string">
            <text:p>Escola de Maspujols</text:p>
          </table:table-cell>
          <table:table-cell table:number-columns-repeated="986"/>
        </table:table-row>
        <table:table-row table:style-name="ro1">
          <table:table-cell table:formula="of:=&quot;&quot; &amp; CHAR(CODE([.B2412])-49) &amp; MID([.B2412];2;7)" office:value-type="string" office:string-value="43010311" calcext:value-type="string">
            <text:p>43010311</text:p>
          </table:table-cell>
          <table:table-cell table:style-name="ce8" office:value-type="string" calcext:value-type="string">
            <text:p>e3010311</text:p>
          </table:table-cell>
          <table:table-cell table:style-name="ce8" office:value-type="string" calcext:value-type="string">
            <text:p>cfa-riberadebre</text:p>
          </table:table-cell>
          <table:table-cell table:style-name="ce8" office:value-type="string" calcext:value-type="string">
            <text:p>CFA Ribera d'Ebre</text:p>
          </table:table-cell>
          <table:table-cell table:number-columns-repeated="986"/>
        </table:table-row>
        <table:table-row table:style-name="ro1">
          <table:table-cell table:formula="of:=&quot;&quot; &amp; CHAR(CODE([.B2413])-49) &amp; MID([.B2413];2;7)" office:value-type="string" office:string-value="43010335" calcext:value-type="string">
            <text:p>43010335</text:p>
          </table:table-cell>
          <table:table-cell table:style-name="ce8" office:value-type="string" calcext:value-type="string">
            <text:p>e3010335</text:p>
          </table:table-cell>
          <table:table-cell table:style-name="ce8" office:value-type="string" calcext:value-type="string">
            <text:p>ieslamardelafrau</text:p>
          </table:table-cell>
          <table:table-cell table:style-name="ce8" office:value-type="string" calcext:value-type="string">
            <text:p>Institut La Mar de la Frau</text:p>
          </table:table-cell>
          <table:table-cell table:number-columns-repeated="986"/>
        </table:table-row>
        <table:table-row table:style-name="ro1">
          <table:table-cell table:formula="of:=&quot;&quot; &amp; CHAR(CODE([.B2414])-49) &amp; MID([.B2414];2;7)" office:value-type="string" office:string-value="43010347" calcext:value-type="string">
            <text:p>43010347</text:p>
          </table:table-cell>
          <table:table-cell table:style-name="ce8" office:value-type="string" calcext:value-type="string">
            <text:p>e3010347</text:p>
          </table:table-cell>
          <table:table-cell table:style-name="ce8" office:value-type="string" calcext:value-type="string">
            <text:p>institutmartamata</text:p>
          </table:table-cell>
          <table:table-cell table:style-name="ce8" office:value-type="string" calcext:value-type="string">
            <text:p>Institut Marta Mata</text:p>
          </table:table-cell>
          <table:table-cell table:number-columns-repeated="986"/>
        </table:table-row>
        <table:table-row table:style-name="ro1">
          <table:table-cell table:formula="of:=&quot;&quot; &amp; CHAR(CODE([.B2415])-49) &amp; MID([.B2415];2;7)" office:value-type="string" office:string-value="43010372" calcext:value-type="string">
            <text:p>43010372</text:p>
          </table:table-cell>
          <table:table-cell table:style-name="ce8" office:value-type="string" calcext:value-type="string">
            <text:p>e3010372</text:p>
          </table:table-cell>
          <table:table-cell table:style-name="ce8" office:value-type="string" calcext:value-type="string">
            <text:p>ins-latalaia</text:p>
          </table:table-cell>
          <table:table-cell table:style-name="ce8" office:value-type="string" calcext:value-type="string">
            <text:p>Institut La Talaia</text:p>
          </table:table-cell>
          <table:table-cell table:number-columns-repeated="986"/>
        </table:table-row>
        <table:table-row table:style-name="ro1">
          <table:table-cell table:formula="of:=&quot;&quot; &amp; CHAR(CODE([.B2416])-49) &amp; MID([.B2416];2;7)" office:value-type="string" office:string-value="43010396" calcext:value-type="string">
            <text:p>43010396</text:p>
          </table:table-cell>
          <table:table-cell table:style-name="ce8" office:value-type="string" calcext:value-type="string">
            <text:p>e3010396</text:p>
          </table:table-cell>
          <table:table-cell table:style-name="ce8" office:value-type="string" calcext:value-type="string">
            <text:p>escolaponent-tarragona</text:p>
          </table:table-cell>
          <table:table-cell table:style-name="ce8" office:value-type="string" calcext:value-type="string">
            <text:p>Escola de Ponent</text:p>
          </table:table-cell>
          <table:table-cell table:number-columns-repeated="986"/>
        </table:table-row>
        <table:table-row table:style-name="ro1">
          <table:table-cell table:formula="of:=&quot;&quot; &amp; CHAR(CODE([.B2417])-49) &amp; MID([.B2417];2;7)" office:value-type="string" office:string-value="43010402" calcext:value-type="string">
            <text:p>43010402</text:p>
          </table:table-cell>
          <table:table-cell table:style-name="ce8" office:value-type="string" calcext:value-type="string">
            <text:p>e3010402</text:p>
          </table:table-cell>
          <table:table-cell table:style-name="ce8" office:value-type="string" calcext:value-type="string">
            <text:p>escolaelroquissar</text:p>
          </table:table-cell>
          <table:table-cell table:style-name="ce8" office:value-type="string" calcext:value-type="string">
            <text:p>Escola El Roquissar</text:p>
          </table:table-cell>
          <table:table-cell table:number-columns-repeated="986"/>
        </table:table-row>
        <table:table-row table:style-name="ro1">
          <table:table-cell table:formula="of:=&quot;&quot; &amp; CHAR(CODE([.B2418])-49) &amp; MID([.B2418];2;7)" office:value-type="string" office:string-value="43010499" calcext:value-type="string">
            <text:p>43010499</text:p>
          </table:table-cell>
          <table:table-cell table:style-name="ce8" office:value-type="string" calcext:value-type="string">
            <text:p>e3010499</text:p>
          </table:table-cell>
          <table:table-cell table:style-name="ce8" office:value-type="string" calcext:value-type="string">
            <text:p>cfpapaucasals</text:p>
          </table:table-cell>
          <table:table-cell table:style-name="ce8" office:value-type="string" calcext:value-type="string">
            <text:p>CFA Pau Casals</text:p>
          </table:table-cell>
          <table:table-cell table:number-columns-repeated="986"/>
        </table:table-row>
        <table:table-row table:style-name="ro1">
          <table:table-cell table:formula="of:=&quot;&quot; &amp; CHAR(CODE([.B2419])-49) &amp; MID([.B2419];2;7)" office:value-type="string" office:string-value="43010505" calcext:value-type="string">
            <text:p>43010505</text:p>
          </table:table-cell>
          <table:table-cell table:style-name="ce8" office:value-type="string" calcext:value-type="string">
            <text:p>e3010505</text:p>
          </table:table-cell>
          <table:table-cell table:style-name="ce8" office:value-type="string" calcext:value-type="string">
            <text:p>escola-lavitxeta</text:p>
          </table:table-cell>
          <table:table-cell table:style-name="ce8" office:value-type="string" calcext:value-type="string">
            <text:p>Escola La Vitxeta</text:p>
          </table:table-cell>
          <table:table-cell table:number-columns-repeated="986"/>
        </table:table-row>
        <table:table-row table:style-name="ro1">
          <table:table-cell table:formula="of:=&quot;&quot; &amp; CHAR(CODE([.B2420])-49) &amp; MID([.B2420];2;7)" office:value-type="string" office:string-value="43010529" calcext:value-type="string">
            <text:p>43010529</text:p>
          </table:table-cell>
          <table:table-cell table:style-name="ce8" office:value-type="string" calcext:value-type="string">
            <text:p>e3010529</text:p>
          </table:table-cell>
          <table:table-cell table:style-name="ce8" office:value-type="string" calcext:value-type="string">
            <text:p>escolacavallerarnau</text:p>
          </table:table-cell>
          <table:table-cell table:style-name="ce8" office:value-type="string" calcext:value-type="string">
            <text:p>Escola Cavaller Arnau</text:p>
          </table:table-cell>
          <table:table-cell table:number-columns-repeated="986"/>
        </table:table-row>
        <table:table-row table:style-name="ro1">
          <table:table-cell table:formula="of:=&quot;&quot; &amp; CHAR(CODE([.B2421])-49) &amp; MID([.B2421];2;7)" office:value-type="string" office:string-value="43010554" calcext:value-type="string">
            <text:p>43010554</text:p>
          </table:table-cell>
          <table:table-cell table:style-name="ce8" office:value-type="string" calcext:value-type="string">
            <text:p>e3010554</text:p>
          </table:table-cell>
          <table:table-cell table:style-name="ce8" office:value-type="string" calcext:value-type="string">
            <text:p>zerlesvinyes</text:p>
          </table:table-cell>
          <table:table-cell table:style-name="ce8" office:value-type="string" calcext:value-type="string">
            <text:p>ZER Les Vinyes</text:p>
          </table:table-cell>
          <table:table-cell table:number-columns-repeated="986"/>
        </table:table-row>
        <table:table-row table:style-name="ro1">
          <table:table-cell table:formula="of:=&quot;&quot; &amp; CHAR(CODE([.B2422])-49) &amp; MID([.B2422];2;7)" office:value-type="string" office:string-value="43010578" calcext:value-type="string">
            <text:p>43010578</text:p>
          </table:table-cell>
          <table:table-cell table:style-name="ce8" office:value-type="string" calcext:value-type="string">
            <text:p>e3010578</text:p>
          </table:table-cell>
          <table:table-cell table:style-name="ce8" office:value-type="string" calcext:value-type="string">
            <text:p>iesfontanelles</text:p>
          </table:table-cell>
          <table:table-cell table:style-name="ce8" office:value-type="string" calcext:value-type="string">
            <text:p>Institut Fontanelles</text:p>
          </table:table-cell>
          <table:table-cell table:number-columns-repeated="986"/>
        </table:table-row>
        <table:table-row table:style-name="ro1">
          <table:table-cell table:formula="of:=&quot;&quot; &amp; CHAR(CODE([.B2423])-49) &amp; MID([.B2423];2;7)" office:value-type="string" office:string-value="43010591" calcext:value-type="string">
            <text:p>43010591</text:p>
          </table:table-cell>
          <table:table-cell table:style-name="ce8" office:value-type="string" calcext:value-type="string">
            <text:p>e3010591</text:p>
          </table:table-cell>
          <table:table-cell table:style-name="ce8" office:value-type="string" calcext:value-type="string">
            <text:p>escolaarquitectejujol</text:p>
          </table:table-cell>
          <table:table-cell table:style-name="ce8" office:value-type="string" calcext:value-type="string">
            <text:p>Escola Arquitecte Jujol</text:p>
          </table:table-cell>
          <table:table-cell table:number-columns-repeated="986"/>
        </table:table-row>
        <table:table-row table:style-name="ro1">
          <table:table-cell table:formula="of:=&quot;&quot; &amp; CHAR(CODE([.B2424])-49) &amp; MID([.B2424];2;7)" office:value-type="string" office:string-value="43010608" calcext:value-type="string">
            <text:p>43010608</text:p>
          </table:table-cell>
          <table:table-cell table:style-name="ce8" office:value-type="string" calcext:value-type="string">
            <text:p>e3010608</text:p>
          </table:table-cell>
          <table:table-cell table:style-name="ce8" office:value-type="string" calcext:value-type="string">
            <text:p>insserrademiramar</text:p>
          </table:table-cell>
          <table:table-cell table:style-name="ce8" office:value-type="string" calcext:value-type="string">
            <text:p>Institut Serra de Miramar</text:p>
          </table:table-cell>
          <table:table-cell table:number-columns-repeated="986"/>
        </table:table-row>
        <table:table-row table:style-name="ro1">
          <table:table-cell table:formula="of:=&quot;&quot; &amp; CHAR(CODE([.B2425])-49) &amp; MID([.B2425];2;7)" office:value-type="string" office:string-value="43010670" calcext:value-type="string">
            <text:p>43010670</text:p>
          </table:table-cell>
          <table:table-cell table:style-name="ce8" office:value-type="string" calcext:value-type="string">
            <text:p>e3010670</text:p>
          </table:table-cell>
          <table:table-cell table:style-name="ce8" office:value-type="string" calcext:value-type="string">
            <text:p>eoivalls</text:p>
          </table:table-cell>
          <table:table-cell table:style-name="ce8" office:value-type="string" calcext:value-type="string">
            <text:p>EOI de Valls</text:p>
          </table:table-cell>
          <table:table-cell table:number-columns-repeated="986"/>
        </table:table-row>
        <table:table-row table:style-name="ro1">
          <table:table-cell table:formula="of:=&quot;&quot; &amp; CHAR(CODE([.B2426])-49) &amp; MID([.B2426];2;7)" office:value-type="string" office:string-value="43010748" calcext:value-type="string">
            <text:p>43010748</text:p>
          </table:table-cell>
          <table:table-cell table:style-name="ce8" office:value-type="string" calcext:value-type="string">
            <text:p>e3010748</text:p>
          </table:table-cell>
          <table:table-cell table:style-name="ce8" office:value-type="string" calcext:value-type="string">
            <text:p>ieselspallaresos</text:p>
          </table:table-cell>
          <table:table-cell table:style-name="ce8" office:value-type="string" calcext:value-type="string">
            <text:p>Institut Els Pallaresos</text:p>
          </table:table-cell>
          <table:table-cell table:number-columns-repeated="986"/>
        </table:table-row>
        <table:table-row table:style-name="ro1">
          <table:table-cell table:formula="of:=&quot;&quot; &amp; CHAR(CODE([.B2427])-49) &amp; MID([.B2427];2;7)" office:value-type="string" office:string-value="43010773" calcext:value-type="string">
            <text:p>43010773</text:p>
          </table:table-cell>
          <table:table-cell table:style-name="ce8" office:value-type="string" calcext:value-type="string">
            <text:p>e3010773</text:p>
          </table:table-cell>
          <table:table-cell table:style-name="ce8" office:value-type="string" calcext:value-type="string">
            <text:p>ceipconsolferre</text:p>
          </table:table-cell>
          <table:table-cell table:style-name="ce8" office:value-type="string" calcext:value-type="string">
            <text:p>Escola Consol Ferré</text:p>
          </table:table-cell>
          <table:table-cell table:number-columns-repeated="986"/>
        </table:table-row>
        <table:table-row table:style-name="ro1">
          <table:table-cell table:formula="of:=&quot;&quot; &amp; CHAR(CODE([.B2428])-49) &amp; MID([.B2428];2;7)" office:value-type="string" office:string-value="43010815" calcext:value-type="string">
            <text:p>43010815</text:p>
          </table:table-cell>
          <table:table-cell table:style-name="ce8" office:value-type="string" calcext:value-type="string">
            <text:p>e3010815</text:p>
          </table:table-cell>
          <table:table-cell table:style-name="ce8" office:value-type="string" calcext:value-type="string">
            <text:p>escelscossetans</text:p>
          </table:table-cell>
          <table:table-cell table:style-name="ce8" office:value-type="string" calcext:value-type="string">
            <text:p>Escola Els Cossetans</text:p>
          </table:table-cell>
          <table:table-cell table:number-columns-repeated="986"/>
        </table:table-row>
        <table:table-row table:style-name="ro1">
          <table:table-cell table:formula="of:=&quot;&quot; &amp; CHAR(CODE([.B2429])-49) &amp; MID([.B2429];2;7)" office:value-type="string" office:string-value="43010852" calcext:value-type="string">
            <text:p>43010852</text:p>
          </table:table-cell>
          <table:table-cell table:style-name="ce8" office:value-type="string" calcext:value-type="string">
            <text:p>e3010852</text:p>
          </table:table-cell>
          <table:table-cell table:style-name="ce8" office:value-type="string" calcext:value-type="string">
            <text:p>insrosetamauri</text:p>
          </table:table-cell>
          <table:table-cell table:style-name="ce8" office:value-type="string" calcext:value-type="string">
            <text:p>Institut Roseta Mauri</text:p>
          </table:table-cell>
          <table:table-cell table:number-columns-repeated="986"/>
        </table:table-row>
        <table:table-row table:style-name="ro1">
          <table:table-cell table:formula="of:=&quot;&quot; &amp; CHAR(CODE([.B2430])-49) &amp; MID([.B2430];2;7)" office:value-type="string" office:string-value="43010864" calcext:value-type="string">
            <text:p>43010864</text:p>
          </table:table-cell>
          <table:table-cell table:style-name="ce8" office:value-type="string" calcext:value-type="string">
            <text:p>e3010864</text:p>
          </table:table-cell>
          <table:table-cell table:style-name="ce8" office:value-type="string" calcext:value-type="string">
            <text:p>escola-isabel-besora</text:p>
          </table:table-cell>
          <table:table-cell table:style-name="ce8" office:value-type="string" calcext:value-type="string">
            <text:p>Escola Isabel Besora</text:p>
          </table:table-cell>
          <table:table-cell table:number-columns-repeated="986"/>
        </table:table-row>
        <table:table-row table:style-name="ro1">
          <table:table-cell table:formula="of:=&quot;&quot; &amp; CHAR(CODE([.B2431])-49) &amp; MID([.B2431];2;7)" office:value-type="string" office:string-value="43010876" calcext:value-type="string">
            <text:p>43010876</text:p>
          </table:table-cell>
          <table:table-cell table:style-name="ce8" office:value-type="string" calcext:value-type="string">
            <text:p>e3010876</text:p>
          </table:table-cell>
          <table:table-cell table:style-name="ce8" office:value-type="string" calcext:value-type="string">
            <text:p>esclarrabassada</text:p>
          </table:table-cell>
          <table:table-cell table:style-name="ce8" office:value-type="string" calcext:value-type="string">
            <text:p>Escola l'Arrabassada</text:p>
          </table:table-cell>
          <table:table-cell table:number-columns-repeated="986"/>
        </table:table-row>
        <table:table-row table:style-name="ro1">
          <table:table-cell table:formula="of:=&quot;&quot; &amp; CHAR(CODE([.B2432])-49) &amp; MID([.B2432];2;7)" office:value-type="string" office:string-value="43010888" calcext:value-type="string">
            <text:p>43010888</text:p>
          </table:table-cell>
          <table:table-cell table:style-name="ce8" office:value-type="string" calcext:value-type="string">
            <text:p>e3010888</text:p>
          </table:table-cell>
          <table:table-cell table:style-name="ce8" office:value-type="string" calcext:value-type="string">
            <text:p>insitecnificacio</text:p>
          </table:table-cell>
          <table:table-cell table:style-name="ce8" office:value-type="string" calcext:value-type="string">
            <text:p>Institut de Tecnificació</text:p>
          </table:table-cell>
          <table:table-cell table:number-columns-repeated="986"/>
        </table:table-row>
        <table:table-row table:style-name="ro1">
          <table:table-cell table:formula="of:=&quot;&quot; &amp; CHAR(CODE([.B2433])-49) &amp; MID([.B2433];2;7)" office:value-type="string" office:string-value="43010980" calcext:value-type="string">
            <text:p>43010980</text:p>
          </table:table-cell>
          <table:table-cell table:style-name="ce8" office:value-type="string" calcext:value-type="string">
            <text:p>e3010980</text:p>
          </table:table-cell>
          <table:table-cell table:style-name="ce8" office:value-type="string" calcext:value-type="string">
            <text:p>eoiriberadebre</text:p>
          </table:table-cell>
          <table:table-cell table:style-name="ce8" office:value-type="string" calcext:value-type="string">
            <text:p>EOI Ribera d'Ebre</text:p>
          </table:table-cell>
          <table:table-cell table:number-columns-repeated="986"/>
        </table:table-row>
        <table:table-row table:style-name="ro1">
          <table:table-cell table:formula="of:=&quot;&quot; &amp; CHAR(CODE([.B2434])-49) &amp; MID([.B2434];2;7)" office:value-type="string" office:string-value="43011029" calcext:value-type="string">
            <text:p>43011029</text:p>
          </table:table-cell>
          <table:table-cell table:style-name="ce8" office:value-type="string" calcext:value-type="string">
            <text:p>e3011029</text:p>
          </table:table-cell>
          <table:table-cell table:style-name="ce8" office:value-type="string" calcext:value-type="string">
            <text:p>zerebre</text:p>
          </table:table-cell>
          <table:table-cell table:style-name="ce8" office:value-type="string" calcext:value-type="string">
            <text:p>ZER Ebre</text:p>
          </table:table-cell>
          <table:table-cell table:number-columns-repeated="986"/>
        </table:table-row>
        <table:table-row table:style-name="ro1">
          <table:table-cell table:formula="of:=&quot;&quot; &amp; CHAR(CODE([.B2435])-49) &amp; MID([.B2435];2;7)" office:value-type="string" office:string-value="43011121" calcext:value-type="string">
            <text:p>43011121</text:p>
          </table:table-cell>
          <table:table-cell table:style-name="ce8" office:value-type="string" calcext:value-type="string">
            <text:p>e3011121</text:p>
          </table:table-cell>
          <table:table-cell table:style-name="ce8" office:value-type="string" calcext:value-type="string">
            <text:p>escvilamar</text:p>
          </table:table-cell>
          <table:table-cell table:style-name="ce8" office:value-type="string" calcext:value-type="string">
            <text:p>Escola Vilamar</text:p>
          </table:table-cell>
          <table:table-cell table:number-columns-repeated="986"/>
        </table:table-row>
        <table:table-row table:style-name="ro1">
          <table:table-cell table:formula="of:=&quot;&quot; &amp; CHAR(CODE([.B2436])-49) &amp; MID([.B2436];2;7)" office:value-type="string" office:string-value="43011145" calcext:value-type="string">
            <text:p>43011145</text:p>
          </table:table-cell>
          <table:table-cell table:style-name="ce8" office:value-type="string" calcext:value-type="string">
            <text:p>e3011145</text:p>
          </table:table-cell>
          <table:table-cell table:style-name="ce8" office:value-type="string" calcext:value-type="string">
            <text:p>escola-elsganxets</text:p>
          </table:table-cell>
          <table:table-cell table:style-name="ce8" office:value-type="string" calcext:value-type="string">
            <text:p>Escola Els Ganxets</text:p>
          </table:table-cell>
          <table:table-cell table:number-columns-repeated="986"/>
        </table:table-row>
        <table:table-row table:style-name="ro1">
          <table:table-cell table:formula="of:=&quot;&quot; &amp; CHAR(CODE([.B2437])-49) &amp; MID([.B2437];2;7)" office:value-type="string" office:string-value="43011170" calcext:value-type="string">
            <text:p>43011170</text:p>
          </table:table-cell>
          <table:table-cell table:style-name="ce8" office:value-type="string" calcext:value-type="string">
            <text:p>e3011170</text:p>
          </table:table-cell>
          <table:table-cell table:style-name="ce8" office:value-type="string" calcext:value-type="string">
            <text:p>insdespuig</text:p>
          </table:table-cell>
          <table:table-cell table:style-name="ce8" office:value-type="string" calcext:value-type="string">
            <text:p>Institut Cristòfol Despuig</text:p>
          </table:table-cell>
          <table:table-cell table:number-columns-repeated="986"/>
        </table:table-row>
        <table:table-row table:style-name="ro1">
          <table:table-cell table:formula="of:=&quot;&quot; &amp; CHAR(CODE([.B2438])-49) &amp; MID([.B2438];2;7)" office:value-type="string" office:string-value="43011194" calcext:value-type="string">
            <text:p>43011194</text:p>
          </table:table-cell>
          <table:table-cell table:style-name="ce8" office:value-type="string" calcext:value-type="string">
            <text:p>e3011194</text:p>
          </table:table-cell>
          <table:table-cell table:style-name="ce8" office:value-type="string" calcext:value-type="string">
            <text:p>ceipelcucurull</text:p>
          </table:table-cell>
          <table:table-cell table:style-name="ce8" office:value-type="string" calcext:value-type="string">
            <text:p>Escola El Cucurull</text:p>
          </table:table-cell>
          <table:table-cell table:number-columns-repeated="986"/>
        </table:table-row>
        <table:table-row table:style-name="ro1">
          <table:table-cell table:formula="of:=&quot;&quot; &amp; CHAR(CODE([.B2439])-49) &amp; MID([.B2439];2;7)" office:value-type="string" office:string-value="43011200" calcext:value-type="string">
            <text:p>43011200</text:p>
          </table:table-cell>
          <table:table-cell table:style-name="ce8" office:value-type="string" calcext:value-type="string">
            <text:p>e3011200</text:p>
          </table:table-cell>
          <table:table-cell table:style-name="ce8" office:value-type="string" calcext:value-type="string">
            <text:p>eoisalou</text:p>
          </table:table-cell>
          <table:table-cell table:style-name="ce8" office:value-type="string" calcext:value-type="string">
            <text:p>EOI de Salou</text:p>
          </table:table-cell>
          <table:table-cell table:number-columns-repeated="986"/>
        </table:table-row>
        <table:table-row table:style-name="ro1">
          <table:table-cell table:formula="of:=&quot;&quot; &amp; CHAR(CODE([.B2440])-49) &amp; MID([.B2440];2;7)" office:value-type="string" office:string-value="43011212" calcext:value-type="string">
            <text:p>43011212</text:p>
          </table:table-cell>
          <table:table-cell table:style-name="ce8" office:value-type="string" calcext:value-type="string">
            <text:p>e3011212</text:p>
          </table:table-cell>
          <table:table-cell table:style-name="ce8" office:value-type="string" calcext:value-type="string">
            <text:p>escolalabobila</text:p>
          </table:table-cell>
          <table:table-cell table:style-name="ce8" office:value-type="string" calcext:value-type="string">
            <text:p>Escola La Bòbila</text:p>
          </table:table-cell>
          <table:table-cell table:number-columns-repeated="986"/>
        </table:table-row>
        <table:table-row table:style-name="ro1">
          <table:table-cell table:formula="of:=&quot;&quot; &amp; CHAR(CODE([.B2441])-49) &amp; MID([.B2441];2;7)" office:value-type="string" office:string-value="43011303" calcext:value-type="string">
            <text:p>43011303</text:p>
          </table:table-cell>
          <table:table-cell table:style-name="ce8" office:value-type="string" calcext:value-type="string">
            <text:p>e3011303</text:p>
          </table:table-cell>
          <table:table-cell table:style-name="ce8" office:value-type="string" calcext:value-type="string">
            <text:p>zermontsant</text:p>
          </table:table-cell>
          <table:table-cell table:style-name="ce8" office:value-type="string" calcext:value-type="string">
            <text:p>ZER Montsant</text:p>
          </table:table-cell>
          <table:table-cell table:number-columns-repeated="986"/>
        </table:table-row>
        <table:table-row table:style-name="ro1">
          <table:table-cell table:formula="of:=&quot;&quot; &amp; CHAR(CODE([.B2442])-49) &amp; MID([.B2442];2;7)" office:value-type="string" office:string-value="43011418" calcext:value-type="string">
            <text:p>43011418</text:p>
          </table:table-cell>
          <table:table-cell table:style-name="ce8" office:value-type="string" calcext:value-type="string">
            <text:p>e3011418</text:p>
          </table:table-cell>
          <table:table-cell table:style-name="ce8" office:value-type="string" calcext:value-type="string">
            <text:p>insderodadebara</text:p>
          </table:table-cell>
          <table:table-cell table:style-name="ce8" office:value-type="string" calcext:value-type="string">
            <text:p>Institut Roda de Barà</text:p>
          </table:table-cell>
          <table:table-cell table:number-columns-repeated="986"/>
        </table:table-row>
        <table:table-row table:style-name="ro1">
          <table:table-cell table:formula="of:=&quot;&quot; &amp; CHAR(CODE([.B2443])-49) &amp; MID([.B2443];2;7)" office:value-type="string" office:string-value="43011479" calcext:value-type="string">
            <text:p>43011479</text:p>
          </table:table-cell>
          <table:table-cell table:style-name="ce8" office:value-type="string" calcext:value-type="string">
            <text:p>e3011479</text:p>
          </table:table-cell>
          <table:table-cell table:style-name="ce8" office:value-type="string" calcext:value-type="string">
            <text:p>instarragona</text:p>
          </table:table-cell>
          <table:table-cell table:style-name="ce8" office:value-type="string" calcext:value-type="string">
            <text:p>Institut Tarragona</text:p>
          </table:table-cell>
          <table:table-cell table:number-columns-repeated="986"/>
        </table:table-row>
        <table:table-row table:style-name="ro1">
          <table:table-cell table:formula="of:=&quot;&quot; &amp; CHAR(CODE([.B2444])-49) &amp; MID([.B2444];2;7)" office:value-type="string" office:string-value="43011595" calcext:value-type="string">
            <text:p>43011595</text:p>
          </table:table-cell>
          <table:table-cell table:style-name="ce8" office:value-type="string" calcext:value-type="string">
            <text:p>e3011595</text:p>
          </table:table-cell>
          <table:table-cell table:style-name="ce8" office:value-type="string" calcext:value-type="string">
            <text:p>llar-fartets</text:p>
          </table:table-cell>
          <table:table-cell table:style-name="ce8" office:value-type="string" calcext:value-type="string">
            <text:p>Llar d'infants Fartets</text:p>
          </table:table-cell>
          <table:table-cell table:number-columns-repeated="986"/>
        </table:table-row>
        <table:table-row table:style-name="ro1">
          <table:table-cell table:formula="of:=&quot;&quot; &amp; CHAR(CODE([.B2445])-49) &amp; MID([.B2445];2;7)" office:value-type="string" office:string-value="43011698" calcext:value-type="string">
            <text:p>43011698</text:p>
          </table:table-cell>
          <table:table-cell table:style-name="ce8" office:value-type="string" calcext:value-type="string">
            <text:p>e3011698</text:p>
          </table:table-cell>
          <table:table-cell table:style-name="ce8" office:value-type="string" calcext:value-type="string">
            <text:p>escolamusicalasenia</text:p>
          </table:table-cell>
          <table:table-cell table:style-name="ce8" office:value-type="string" calcext:value-type="string">
            <text:p>Esc. de Música de La Sénia</text:p>
          </table:table-cell>
          <table:table-cell table:number-columns-repeated="986"/>
        </table:table-row>
        <table:table-row table:style-name="ro1">
          <table:table-cell table:formula="of:=&quot;&quot; &amp; CHAR(CODE([.B2446])-49) &amp; MID([.B2446];2;7)" office:value-type="string" office:string-value="43011765" calcext:value-type="string">
            <text:p>43011765</text:p>
          </table:table-cell>
          <table:table-cell table:style-name="ce8" office:value-type="string" calcext:value-type="string">
            <text:p>e3011765</text:p>
          </table:table-cell>
          <table:table-cell table:style-name="ce8" office:value-type="string" calcext:value-type="string">
            <text:p>cfaagorasalou</text:p>
          </table:table-cell>
          <table:table-cell table:style-name="ce8" office:value-type="string" calcext:value-type="string">
            <text:p>CFA Àgora</text:p>
          </table:table-cell>
          <table:table-cell table:number-columns-repeated="986"/>
        </table:table-row>
        <table:table-row table:style-name="ro1">
          <table:table-cell table:formula="of:=&quot;&quot; &amp; CHAR(CODE([.B2447])-49) &amp; MID([.B2447];2;7)" office:value-type="string" office:string-value="43011819" calcext:value-type="string">
            <text:p>43011819</text:p>
          </table:table-cell>
          <table:table-cell table:style-name="ce8" office:value-type="string" calcext:value-type="string">
            <text:p>e3011819</text:p>
          </table:table-cell>
          <table:table-cell table:style-name="ce8" office:value-type="string" calcext:value-type="string">
            <text:p>esc-amrapitenca</text:p>
          </table:table-cell>
          <table:table-cell table:style-name="ce8" office:value-type="string" calcext:value-type="string">
            <text:p>Esc. de Música de l'Agrupació Musical Rapitenca</text:p>
          </table:table-cell>
          <table:table-cell table:number-columns-repeated="986"/>
        </table:table-row>
        <table:table-row table:style-name="ro1">
          <table:table-cell table:formula="of:=&quot;&quot; &amp; CHAR(CODE([.B2448])-49) &amp; MID([.B2448];2;7)" office:value-type="string" office:string-value="43012083" calcext:value-type="string">
            <text:p>43012083</text:p>
          </table:table-cell>
          <table:table-cell table:style-name="ce8" office:value-type="string" calcext:value-type="string">
            <text:p>e3012083</text:p>
          </table:table-cell>
          <table:table-cell table:style-name="ce8" office:value-type="string" calcext:value-type="string">
            <text:p>ie-pidelburgar</text:p>
          </table:table-cell>
          <table:table-cell table:style-name="ce8" office:value-type="string" calcext:value-type="string">
            <text:p>Institut Escola Pi del Burgar</text:p>
          </table:table-cell>
          <table:table-cell table:number-columns-repeated="986"/>
        </table:table-row>
        <table:table-row table:style-name="ro1">
          <table:table-cell table:formula="of:=&quot;&quot; &amp; CHAR(CODE([.B2449])-49) &amp; MID([.B2449];2;7)" office:value-type="string" office:string-value="43012095" calcext:value-type="string">
            <text:p>43012095</text:p>
          </table:table-cell>
          <table:table-cell table:style-name="ce8" office:value-type="string" calcext:value-type="string">
            <text:p>e3012095</text:p>
          </table:table-cell>
          <table:table-cell table:style-name="ce8" office:value-type="string" calcext:value-type="string">
            <text:p>ie-joanmiro</text:p>
          </table:table-cell>
          <table:table-cell table:style-name="ce8" office:value-type="string" calcext:value-type="string">
            <text:p>Escola Joan Miró</text:p>
          </table:table-cell>
          <table:table-cell table:number-columns-repeated="986"/>
        </table:table-row>
        <table:table-row table:style-name="ro1">
          <table:table-cell table:formula="of:=&quot;&quot; &amp; CHAR(CODE([.B2450])-49) &amp; MID([.B2450];2;7)" office:value-type="string" office:string-value="43012113" calcext:value-type="string">
            <text:p>43012113</text:p>
          </table:table-cell>
          <table:table-cell table:style-name="ce8" office:value-type="string" calcext:value-type="string">
            <text:p>e3012113</text:p>
          </table:table-cell>
          <table:table-cell table:style-name="ce8" office:value-type="string" calcext:value-type="string">
            <text:p>ieportalbatea</text:p>
          </table:table-cell>
          <table:table-cell table:style-name="ce8" office:value-type="string" calcext:value-type="string">
            <text:p>I-E Mare de Déu del Portal</text:p>
          </table:table-cell>
          <table:table-cell table:number-columns-repeated="986"/>
        </table:table-row>
        <table:table-row table:style-name="ro1">
          <table:table-cell table:formula="of:=&quot;&quot; &amp; CHAR(CODE([.B2451])-49) &amp; MID([.B2451];2;7)" office:value-type="string" office:string-value="43012289" calcext:value-type="string">
            <text:p>43012289</text:p>
          </table:table-cell>
          <table:table-cell table:style-name="ce8" office:value-type="string" calcext:value-type="string">
            <text:p>e3012289</text:p>
          </table:table-cell>
          <table:table-cell table:style-name="ce8" office:value-type="string" calcext:value-type="string">
            <text:p>ie3dabril</text:p>
          </table:table-cell>
          <table:table-cell table:style-name="ce8" office:value-type="string" calcext:value-type="string">
            <text:p>Institut Escola 3 d'Abril</text:p>
          </table:table-cell>
          <table:table-cell table:number-columns-repeated="986"/>
        </table:table-row>
        <table:table-row table:style-name="ro1">
          <table:table-cell table:formula="of:=&quot;&quot; &amp; CHAR(CODE([.B2452])-49) &amp; MID([.B2452];2;7)" office:value-type="string" office:string-value="43012307" calcext:value-type="string">
            <text:p>43012307</text:p>
          </table:table-cell>
          <table:table-cell table:style-name="ce8" office:value-type="string" calcext:value-type="string">
            <text:p>e3012307</text:p>
          </table:table-cell>
          <table:table-cell table:style-name="ce8" office:value-type="string" calcext:value-type="string">
            <text:p>ins-esc-danielmangrane</text:p>
          </table:table-cell>
          <table:table-cell table:style-name="ce8" office:value-type="string" calcext:value-type="string">
            <text:p>Institut Escola Daniel Mangrané</text:p>
          </table:table-cell>
          <table:table-cell table:number-columns-repeated="986"/>
        </table:table-row>
        <table:table-row table:style-name="ro1">
          <table:table-cell table:formula="of:=&quot;&quot; &amp; CHAR(CODE([.B2453])-49) &amp; MID([.B2453];2;7)" office:value-type="string" office:string-value="43012654" calcext:value-type="string">
            <text:p>43012654</text:p>
          </table:table-cell>
          <table:table-cell table:style-name="ce8" office:value-type="string" calcext:value-type="string">
            <text:p>e3012654</text:p>
          </table:table-cell>
          <table:table-cell table:style-name="ce8" office:value-type="string" calcext:value-type="string">
            <text:p>llarelniero</text:p>
          </table:table-cell>
          <table:table-cell table:style-name="ce8" office:value-type="string" calcext:value-type="string">
            <text:p>Llar d'infants El Nieró</text:p>
          </table:table-cell>
          <table:table-cell table:number-columns-repeated="986"/>
        </table:table-row>
        <table:table-row table:style-name="ro1">
          <table:table-cell table:formula="of:=&quot;&quot; &amp; CHAR(CODE([.B2454])-49) &amp; MID([.B2454];2;7)" office:value-type="string" office:string-value="43012721" calcext:value-type="string">
            <text:p>43012721</text:p>
          </table:table-cell>
          <table:table-cell table:style-name="ce8" office:value-type="string" calcext:value-type="string">
            <text:p>e3012721</text:p>
          </table:table-cell>
          <table:table-cell table:style-name="ce8" office:value-type="string" calcext:value-type="string">
            <text:p>cfalopont</text:p>
          </table:table-cell>
          <table:table-cell table:style-name="ce8" office:value-type="string" calcext:value-type="string">
            <text:p>Lo Pont</text:p>
          </table:table-cell>
          <table:table-cell table:number-columns-repeated="986"/>
        </table:table-row>
        <table:table-row table:style-name="ro1">
          <table:table-cell table:formula="of:=&quot;&quot; &amp; CHAR(CODE([.B2455])-49) &amp; MID([.B2455];2;7)" office:value-type="string" office:string-value="43012769" calcext:value-type="string">
            <text:p>43012769</text:p>
          </table:table-cell>
          <table:table-cell table:style-name="ce8" office:value-type="string" calcext:value-type="string">
            <text:p>e3012769</text:p>
          </table:table-cell>
          <table:table-cell table:style-name="ce8" office:value-type="string" calcext:value-type="string">
            <text:p>ceefontdellleo</text:p>
          </table:table-cell>
          <table:table-cell table:style-name="ce8" office:value-type="string" calcext:value-type="string">
            <text:p>CEE Font del Lleó</text:p>
          </table:table-cell>
          <table:table-cell table:number-columns-repeated="986"/>
        </table:table-row>
        <table:table-row table:style-name="ro1">
          <table:table-cell table:formula="of:=&quot;&quot; &amp; CHAR(CODE([.B2456])-49) &amp; MID([.B2456];2;7)" office:value-type="string" office:string-value="43012903" calcext:value-type="string">
            <text:p>43012903</text:p>
          </table:table-cell>
          <table:table-cell table:style-name="ce8" office:value-type="string" calcext:value-type="string">
            <text:p>e3012903</text:p>
          </table:table-cell>
          <table:table-cell table:style-name="ce8" office:value-type="string" calcext:value-type="string">
            <text:p>escola-elboscmontral</text:p>
          </table:table-cell>
          <table:table-cell table:style-name="ce8" office:value-type="string" calcext:value-type="string">
            <text:p>Escola El Bosc - ZER El Francolí</text:p>
          </table:table-cell>
          <table:table-cell table:number-columns-repeated="986"/>
        </table:table-row>
        <table:table-row table:style-name="ro1">
          <table:table-cell table:formula="of:=&quot;&quot; &amp; CHAR(CODE([.B2457])-49) &amp; MID([.B2457];2;7)" office:value-type="string" office:string-value="43012976" calcext:value-type="string">
            <text:p>43012976</text:p>
          </table:table-cell>
          <table:table-cell table:style-name="ce8" office:value-type="string" calcext:value-type="string">
            <text:p>e3012976</text:p>
          </table:table-cell>
          <table:table-cell table:style-name="ce8" office:value-type="string" calcext:value-type="string">
            <text:p>iemediterranicampclar</text:p>
          </table:table-cell>
          <table:table-cell table:style-name="ce8" office:value-type="string" calcext:value-type="string">
            <text:p>Institut Escola Mediterrani</text:p>
          </table:table-cell>
          <table:table-cell table:number-columns-repeated="986"/>
        </table:table-row>
        <table:table-row table:style-name="ro1">
          <table:table-cell table:formula="of:=&quot;&quot; &amp; CHAR(CODE([.B2458])-49) &amp; MID([.B2458];2;7)" office:value-type="string" office:string-value="43012988" calcext:value-type="string">
            <text:p>43012988</text:p>
          </table:table-cell>
          <table:table-cell table:style-name="ce8" office:value-type="string" calcext:value-type="string">
            <text:p>e3012988</text:p>
          </table:table-cell>
          <table:table-cell table:style-name="ce8" office:value-type="string" calcext:value-type="string">
            <text:p>institutmiami</text:p>
          </table:table-cell>
          <table:table-cell table:style-name="ce8" office:value-type="string" calcext:value-type="string">
            <text:p>Institut de Miami</text:p>
          </table:table-cell>
          <table:table-cell table:number-columns-repeated="986"/>
        </table:table-row>
        <table:table-row table:style-name="ro1">
          <table:table-cell table:formula="of:=&quot;&quot; &amp; CHAR(CODE([.B2459])-49) &amp; MID([.B2459];2;7)" office:value-type="string" office:string-value="43013075" calcext:value-type="string">
            <text:p>43013075</text:p>
          </table:table-cell>
          <table:table-cell table:style-name="ce8" office:value-type="string" calcext:value-type="string">
            <text:p>e3013075</text:p>
          </table:table-cell>
          <table:table-cell table:style-name="ce8" office:value-type="string" calcext:value-type="string">
            <text:p>ieangeldetobies</text:p>
          </table:table-cell>
          <table:table-cell table:style-name="ce8" office:value-type="string" calcext:value-type="string">
            <text:p>Institut Escola Teresina Martorell</text:p>
          </table:table-cell>
          <table:table-cell table:number-columns-repeated="986"/>
        </table:table-row>
        <table:table-row table:style-name="ro1">
          <table:table-cell table:formula="of:=&quot;&quot; &amp; CHAR(CODE([.B2460])-49) &amp; MID([.B2460];2;7)" office:value-type="string" office:string-value="43013087" calcext:value-type="string">
            <text:p>43013087</text:p>
          </table:table-cell>
          <table:table-cell table:style-name="ce8" office:value-type="string" calcext:value-type="string">
            <text:p>e3013087</text:p>
          </table:table-cell>
          <table:table-cell table:style-name="ce8" office:value-type="string" calcext:value-type="string">
            <text:p>iemontsant</text:p>
          </table:table-cell>
          <table:table-cell table:style-name="ce8" office:value-type="string" calcext:value-type="string">
            <text:p>Institut Escola Montsant</text:p>
          </table:table-cell>
          <table:table-cell table:number-columns-repeated="986"/>
        </table:table-row>
        <table:table-row table:style-name="ro1">
          <table:table-cell table:formula="of:=&quot;&quot; &amp; CHAR(CODE([.B2461])-49) &amp; MID([.B2461];2;7)" office:value-type="string" office:string-value="43013099" calcext:value-type="string">
            <text:p>43013099</text:p>
          </table:table-cell>
          <table:table-cell table:style-name="ce8" office:value-type="string" calcext:value-type="string">
            <text:p>e3013099</text:p>
          </table:table-cell>
          <table:table-cell table:style-name="ce8" office:value-type="string" calcext:value-type="string">
            <text:p>ieagustibarbera</text:p>
          </table:table-cell>
          <table:table-cell table:style-name="ce8" office:value-type="string" calcext:value-type="string">
            <text:p>Institut Escola Agustí Barberà</text:p>
          </table:table-cell>
          <table:table-cell table:number-columns-repeated="986"/>
        </table:table-row>
        <table:table-row table:style-name="ro1">
          <table:table-cell table:formula="of:=&quot;&quot; &amp; CHAR(CODE([.B2462])-49) &amp; MID([.B2462];2;7)" office:value-type="string" office:string-value="43013129" calcext:value-type="string">
            <text:p>43013129</text:p>
          </table:table-cell>
          <table:table-cell table:style-name="ce8" office:value-type="string" calcext:value-type="string">
            <text:p>e3013129</text:p>
          </table:table-cell>
          <table:table-cell table:style-name="ce8" office:value-type="string" calcext:value-type="string">
            <text:p>iecomaruga</text:p>
          </table:table-cell>
          <table:table-cell table:style-name="ce8" office:value-type="string" calcext:value-type="string">
            <text:p>Institut Escola El Vendrell</text:p>
          </table:table-cell>
          <table:table-cell table:number-columns-repeated="986"/>
        </table:table-row>
        <table:table-row table:style-name="ro1">
          <table:table-cell table:formula="of:=&quot;&quot; &amp; CHAR(CODE([.B2463])-49) &amp; MID([.B2463];2;7)" office:value-type="string" office:string-value="43013130" calcext:value-type="string">
            <text:p>43013130</text:p>
          </table:table-cell>
          <table:table-cell table:style-name="ce8" office:value-type="string" calcext:value-type="string">
            <text:p>e3013130</text:p>
          </table:table-cell>
          <table:table-cell table:style-name="ce8" office:value-type="string" calcext:value-type="string">
            <text:p>ieja</text:p>
          </table:table-cell>
          <table:table-cell table:style-name="ce8" office:value-type="string" calcext:value-type="string">
            <text:p>Institut Escola Joan Ardèvol</text:p>
          </table:table-cell>
          <table:table-cell table:number-columns-repeated="986"/>
        </table:table-row>
        <table:table-row table:style-name="ro1">
          <table:table-cell table:formula="of:=&quot;&quot; &amp; CHAR(CODE([.B2464])-49) &amp; MID([.B2464];2;7)" office:value-type="string" office:string-value="43013142" calcext:value-type="string">
            <text:p>43013142</text:p>
          </table:table-cell>
          <table:table-cell table:style-name="ce8" office:value-type="string" calcext:value-type="string">
            <text:p>e3013142</text:p>
          </table:table-cell>
          <table:table-cell table:style-name="ce8" office:value-type="string" calcext:value-type="string">
            <text:p>ietemple</text:p>
          </table:table-cell>
          <table:table-cell table:style-name="ce8" office:value-type="string" calcext:value-type="string">
            <text:p>Institut Escola El Temple</text:p>
          </table:table-cell>
          <table:table-cell table:number-columns-repeated="986"/>
        </table:table-row>
        <table:table-row table:style-name="ro1">
          <table:table-cell table:formula="of:=&quot;&quot; &amp; CHAR(CODE([.B2465])-49) &amp; MID([.B2465];2;7)" office:value-type="string" office:string-value="43500011" calcext:value-type="string">
            <text:p>43500011</text:p>
          </table:table-cell>
          <table:table-cell table:style-name="ce8" office:value-type="string" calcext:value-type="string">
            <text:p>e3500011</text:p>
          </table:table-cell>
          <table:table-cell table:style-name="ce8" office:value-type="string" calcext:value-type="string">
            <text:p>cda-flix</text:p>
          </table:table-cell>
          <table:table-cell table:style-name="ce8" office:value-type="string" calcext:value-type="string">
            <text:p>Camp d’aprenentatge de Flix</text:p>
          </table:table-cell>
          <table:table-cell table:number-columns-repeated="986"/>
        </table:table-row>
        <table:table-row table:style-name="ro1">
          <table:table-cell table:formula="of:=&quot;&quot; &amp; CHAR(CODE([.B2466])-49) &amp; MID([.B2466];2;7)" office:value-type="string" office:string-value="43870701" calcext:value-type="string">
            <text:p>43870701</text:p>
          </table:table-cell>
          <table:table-cell table:style-name="ce8" office:value-type="string" calcext:value-type="string">
            <text:p>e3870701</text:p>
          </table:table-cell>
          <table:table-cell table:style-name="ce8" office:value-type="string" calcext:value-type="string">
            <text:p>conca</text:p>
          </table:table-cell>
          <table:table-cell table:style-name="ce8" office:value-type="string" calcext:value-type="string">
            <text:p>Servei Educatiu de la Conca de Barberà</text:p>
          </table:table-cell>
          <table:table-cell table:number-columns-repeated="986"/>
        </table:table-row>
        <table:table-row table:style-name="ro1">
          <table:table-cell table:formula="of:=&quot;&quot; &amp; CHAR(CODE([.B2467])-49) &amp; MID([.B2467];2;7)" office:value-type="string" office:string-value="43870702" calcext:value-type="string">
            <text:p>43870702</text:p>
          </table:table-cell>
          <table:table-cell table:style-name="ce8" office:value-type="string" calcext:value-type="string">
            <text:p>e3870702</text:p>
          </table:table-cell>
          <table:table-cell table:style-name="ce8" office:value-type="string" calcext:value-type="string">
            <text:p>altcamp</text:p>
          </table:table-cell>
          <table:table-cell table:style-name="ce8" office:value-type="string" calcext:value-type="string">
            <text:p>Servei Educatiu de l'Alt Camp</text:p>
          </table:table-cell>
          <table:table-cell table:number-columns-repeated="986"/>
        </table:table-row>
        <table:table-row table:style-name="ro1">
          <table:table-cell table:formula="of:=&quot;&quot; &amp; CHAR(CODE([.B2468])-49) &amp; MID([.B2468];2;7)" office:value-type="string" office:string-value="43870703" calcext:value-type="string">
            <text:p>43870703</text:p>
          </table:table-cell>
          <table:table-cell table:style-name="ce8" office:value-type="string" calcext:value-type="string">
            <text:p>e3870703</text:p>
          </table:table-cell>
          <table:table-cell table:style-name="ce8" office:value-type="string" calcext:value-type="string">
            <text:p>baixpenedes</text:p>
          </table:table-cell>
          <table:table-cell table:style-name="ce8" office:value-type="string" calcext:value-type="string">
            <text:p>Servei Educatiu del Baix Penedès</text:p>
          </table:table-cell>
          <table:table-cell table:number-columns-repeated="986"/>
        </table:table-row>
        <table:table-row table:style-name="ro1">
          <table:table-cell table:formula="of:=&quot;&quot; &amp; CHAR(CODE([.B2469])-49) &amp; MID([.B2469];2;7)" office:value-type="string" office:string-value="43870704" calcext:value-type="string">
            <text:p>43870704</text:p>
          </table:table-cell>
          <table:table-cell table:style-name="ce8" office:value-type="string" calcext:value-type="string">
            <text:p>e3870704</text:p>
          </table:table-cell>
          <table:table-cell table:style-name="ce8" office:value-type="string" calcext:value-type="string">
            <text:p>priorat</text:p>
          </table:table-cell>
          <table:table-cell table:style-name="ce8" office:value-type="string" calcext:value-type="string">
            <text:p>Servei Educatiu del Priorat</text:p>
          </table:table-cell>
          <table:table-cell table:number-columns-repeated="986"/>
        </table:table-row>
        <table:table-row table:style-name="ro1">
          <table:table-cell table:formula="of:=&quot;&quot; &amp; CHAR(CODE([.B2470])-49) &amp; MID([.B2470];2;7)" office:value-type="string" office:string-value="43870705" calcext:value-type="string">
            <text:p>43870705</text:p>
          </table:table-cell>
          <table:table-cell table:style-name="ce8" office:value-type="string" calcext:value-type="string">
            <text:p>e3870705</text:p>
          </table:table-cell>
          <table:table-cell table:style-name="ce8" office:value-type="string" calcext:value-type="string">
            <text:p>tarragones</text:p>
          </table:table-cell>
          <table:table-cell table:style-name="ce8" office:value-type="string" calcext:value-type="string">
            <text:p>Servei Educatiu del Tarragonès</text:p>
          </table:table-cell>
          <table:table-cell table:number-columns-repeated="986"/>
        </table:table-row>
        <table:table-row table:style-name="ro1">
          <table:table-cell table:formula="of:=&quot;&quot; &amp; CHAR(CODE([.B2471])-49) &amp; MID([.B2471];2;7)" office:value-type="string" office:string-value="43870707" calcext:value-type="string">
            <text:p>43870707</text:p>
          </table:table-cell>
          <table:table-cell table:style-name="ce8" office:value-type="string" calcext:value-type="string">
            <text:p>e3870707</text:p>
          </table:table-cell>
          <table:table-cell table:style-name="ce8" office:value-type="string" calcext:value-type="string">
            <text:p>baixcamp</text:p>
          </table:table-cell>
          <table:table-cell table:style-name="ce8" office:value-type="string" calcext:value-type="string">
            <text:p>Servei Educatiu Baix Camp</text:p>
          </table:table-cell>
          <table:table-cell table:number-columns-repeated="986"/>
        </table:table-row>
        <table:table-row table:style-name="ro1">
          <table:table-cell table:formula="of:=&quot;&quot; &amp; CHAR(CODE([.B2472])-49) &amp; MID([.B2472];2;7)" office:value-type="string" office:string-value="43870801" calcext:value-type="string">
            <text:p>43870801</text:p>
          </table:table-cell>
          <table:table-cell table:style-name="ce8" office:value-type="string" calcext:value-type="string">
            <text:p>e3870801</text:p>
          </table:table-cell>
          <table:table-cell table:style-name="ce8" office:value-type="string" calcext:value-type="string">
            <text:p>baixebre</text:p>
          </table:table-cell>
          <table:table-cell table:style-name="ce8" office:value-type="string" calcext:value-type="string">
            <text:p>Servei Educatiu del Baix Ebre</text:p>
          </table:table-cell>
          <table:table-cell table:number-columns-repeated="986"/>
        </table:table-row>
        <table:table-row table:style-name="ro1">
          <table:table-cell table:formula="of:=&quot;&quot; &amp; CHAR(CODE([.B2473])-49) &amp; MID([.B2473];2;7)" office:value-type="string" office:string-value="43870802" calcext:value-type="string">
            <text:p>43870802</text:p>
          </table:table-cell>
          <table:table-cell table:style-name="ce8" office:value-type="string" calcext:value-type="string">
            <text:p>e3870802</text:p>
          </table:table-cell>
          <table:table-cell table:style-name="ce8" office:value-type="string" calcext:value-type="string">
            <text:p>montsia</text:p>
          </table:table-cell>
          <table:table-cell table:style-name="ce8" office:value-type="string" calcext:value-type="string">
            <text:p>Servei Educatiu del Montsià</text:p>
          </table:table-cell>
          <table:table-cell table:number-columns-repeated="986"/>
        </table:table-row>
        <table:table-row table:style-name="ro1">
          <table:table-cell table:formula="of:=&quot;&quot; &amp; CHAR(CODE([.B2474])-49) &amp; MID([.B2474];2;7)" office:value-type="string" office:string-value="43870803" calcext:value-type="string">
            <text:p>43870803</text:p>
          </table:table-cell>
          <table:table-cell table:style-name="ce8" office:value-type="string" calcext:value-type="string">
            <text:p>e3870803</text:p>
          </table:table-cell>
          <table:table-cell table:style-name="ce8" office:value-type="string" calcext:value-type="string">
            <text:p>riberadebre</text:p>
          </table:table-cell>
          <table:table-cell table:style-name="ce8" office:value-type="string" calcext:value-type="string">
            <text:p>Servei Educatiu Ribera Ebre</text:p>
          </table:table-cell>
          <table:table-cell table:number-columns-repeated="986"/>
        </table:table-row>
        <table:table-row table:style-name="ro1">
          <table:table-cell table:formula="of:=&quot;&quot; &amp; CHAR(CODE([.B2475])-49) &amp; MID([.B2475];2;7)" office:value-type="string" office:string-value="43870804" calcext:value-type="string">
            <text:p>43870804</text:p>
          </table:table-cell>
          <table:table-cell table:style-name="ce8" office:value-type="string" calcext:value-type="string">
            <text:p>e3870804</text:p>
          </table:table-cell>
          <table:table-cell table:style-name="ce8" office:value-type="string" calcext:value-type="string">
            <text:p>terraalta</text:p>
          </table:table-cell>
          <table:table-cell table:style-name="ce8" office:value-type="string" calcext:value-type="string">
            <text:p>Servei Educatiu de la Terra Alta</text:p>
          </table:table-cell>
          <table:table-cell table:number-columns-repeated="986"/>
        </table:table-row>
        <table:table-row table:style-name="ro1">
          <table:table-cell table:formula="of:=&quot;&quot; &amp; CHAR(CODE([.B2476])-49) &amp; MID([.B2476];2;7)" office:value-type="string" office:string-value="43900018" calcext:value-type="string">
            <text:p>43900018</text:p>
          </table:table-cell>
          <table:table-cell table:style-name="ce8" office:value-type="string" calcext:value-type="string">
            <text:p>e3900018</text:p>
          </table:table-cell>
          <table:table-cell table:style-name="ce8" office:value-type="string" calcext:value-type="string">
            <text:p>cda-tarragona</text:p>
          </table:table-cell>
          <table:table-cell table:style-name="ce8" office:value-type="string" calcext:value-type="string">
            <text:p>CdA de la Ciutat de Tarragona</text:p>
          </table:table-cell>
          <table:table-cell table:number-columns-repeated="986"/>
        </table:table-row>
        <table:table-row table:style-name="ro1">
          <table:table-cell table:formula="of:=&quot;&quot; &amp; CHAR(CODE([.B2477])-49) &amp; MID([.B2477];2;7)" office:value-type="string" office:string-value="43900035" calcext:value-type="string">
            <text:p>43900035</text:p>
          </table:table-cell>
          <table:table-cell table:style-name="ce8" office:value-type="string" calcext:value-type="string">
            <text:p>e3900035</text:p>
          </table:table-cell>
          <table:table-cell table:style-name="ce8" office:value-type="string" calcext:value-type="string">
            <text:p>cda-monestirs</text:p>
          </table:table-cell>
          <table:table-cell table:style-name="ce8" office:value-type="string" calcext:value-type="string">
            <text:p>CdA dels Monestirs del Cister</text:p>
          </table:table-cell>
          <table:table-cell table:number-columns-repeated="986"/>
        </table:table-row>
        <table:table-row table:style-name="ro1">
          <table:table-cell table:formula="of:=&quot;&quot; &amp; CHAR(CODE([.B2478])-49) &amp; MID([.B2478];2;7)" office:value-type="string" office:string-value="43900037" calcext:value-type="string">
            <text:p>43900037</text:p>
          </table:table-cell>
          <table:table-cell table:style-name="ce8" office:value-type="string" calcext:value-type="string">
            <text:p>e3900037</text:p>
          </table:table-cell>
          <table:table-cell table:style-name="ce8" office:value-type="string" calcext:value-type="string">
            <text:p>cda-delta</text:p>
          </table:table-cell>
          <table:table-cell table:style-name="ce8" office:value-type="string" calcext:value-type="string">
            <text:p>CdA del Delta de Ebre</text:p>
          </table:table-cell>
          <table:table-cell table:number-columns-repeated="986"/>
        </table:table-row>
        <table:table-row table:style-name="ro1">
          <table:table-cell table:formula="of:=&quot;&quot; &amp; CHAR(CODE([.B2479])-49) &amp; MID([.B2479];2;7)" office:value-type="string" office:string-value="43908060" calcext:value-type="string">
            <text:p>43908060</text:p>
          </table:table-cell>
          <table:table-cell table:style-name="ce8" office:value-type="string" calcext:value-type="string">
            <text:p>e3908060</text:p>
          </table:table-cell>
          <table:table-cell table:style-name="ce8" office:value-type="string" calcext:value-type="string">
            <text:p>cda-paucasals</text:p>
          </table:table-cell>
          <table:table-cell table:style-name="ce8" office:value-type="string" calcext:value-type="string">
            <text:p>CdA Pau Casals, El Vendrell</text:p>
          </table:table-cell>
          <table:table-cell table:number-columns-repeated="986"/>
        </table:table-row>
        <table:table-row table:style-name="ro1">
          <table:table-cell table:formula="of:=&quot;&quot; &amp; CHAR(CODE([.B2480])-49) &amp; MID([.B2480];2;7)" office:value-type="string" office:string-value="43925251" calcext:value-type="string">
            <text:p>43925251</text:p>
          </table:table-cell>
          <table:table-cell table:style-name="ce8" office:value-type="string" calcext:value-type="string">
            <text:p>e3925251</text:p>
          </table:table-cell>
          <table:table-cell table:style-name="ce8" office:value-type="string" calcext:value-type="string">
            <text:p>creda-tarragona</text:p>
          </table:table-cell>
          <table:table-cell table:style-name="ce8" office:value-type="string" calcext:value-type="string">
            <text:p>CREDA Tarragona</text:p>
          </table:table-cell>
          <table:table-cell table:number-columns-repeated="986"/>
        </table:table-row>
        <table:table-row table:style-name="ro1" table:number-rows-repeated="1046095">
          <table:table-cell table:number-columns-repeated="990"/>
        </table:table-row>
        <table:table-row table:style-name="ro1">
          <table:table-cell table:number-columns-repeated="990"/>
        </table:table-row>
      </table:table>
      <table:table table:name="NoLogo" table:style-name="ta1">
        <office:forms form:automatic-focus="false" form:apply-design-mode="false"/>
        <table:table-column table:style-name="co1" table:default-cell-style-name="ce1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20" table:default-cell-style-name="Default"/>
        <table:table-row table:style-name="ro1">
          <table:table-cell table:style-name="ce11" office:value-type="string" calcext:value-type="string">
            <text:p>Codi</text:p>
          </table:table-cell>
          <table:table-cell table:style-name="ce6" office:value-type="string" calcext:value-type="string">
            <text:p>NomCurt</text:p>
          </table:table-cell>
          <table:table-cell table:style-name="ce6" office:value-type="string" calcext:value-type="string">
            <text:p>URL</text:p>
          </table:table-cell>
          <table:table-cell table:style-name="ce6" office:value-type="string" calcext:value-type="string">
            <text:p>JSON</text:p>
          </table:table-cell>
          <table:table-cell table:style-name="ce6" table:number-columns-repeated="1020"/>
        </table:table-row>
        <table:table-row table:style-name="ro1">
          <table:table-cell office:value-type="string" calcext:value-type="string">
            <text:p>08015648</text:p>
          </table:table-cell>
          <table:table-cell table:formula="of:=VLOOKUP([.A2];Nodes;3;0)" office:value-type="string" office:string-value="esc-serradecollbas" calcext:value-type="string">
            <text:p>esc-serradecollbas</text:p>
          </table:table-cell>
          <table:table-cell table:formula="of:=&quot;https://agora.xtec.cat/&quot; &amp; [.B2] &amp; &quot;/&quot;" office:value-type="string" office:string-value="https://agora.xtec.cat/esc-serradecollbas/" calcext:value-type="string">
            <text:p>https://agora.xtec.cat/esc-serradecollbas/</text:p>
          </table:table-cell>
          <table:table-cell table:formula="of:=&quot;{&quot;&quot;id&quot;&quot;:&quot;&quot;&quot; &amp; [.A2] &amp; &quot;&quot;&quot;,&quot;&quot;url&quot;&quot;:&quot;&quot;&quot; &amp; [.C2] &amp; &quot;&quot;&quot;},&quot;" office:value-type="string" office:string-value="{&quot;id&quot;:&quot;08015648&quot;,&quot;url&quot;:&quot;https://agora.xtec.cat/esc-serradecollbas/&quot;}," calcext:value-type="string">
            <text:p>{"id":"08015648","url":"https://agora.xtec.cat/esc-serradecollbas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8017359</text:p>
          </table:table-cell>
          <table:table-cell table:formula="of:=VLOOKUP([.A3];Nodes;3;0)" office:value-type="string" office:string-value="escolasalvadorlluch" calcext:value-type="string">
            <text:p>escolasalvadorlluch</text:p>
          </table:table-cell>
          <table:table-cell table:formula="of:=&quot;https://agora.xtec.cat/&quot; &amp; [.B3] &amp; &quot;/&quot;" office:value-type="string" office:string-value="https://agora.xtec.cat/escolasalvadorlluch/" calcext:value-type="string">
            <text:p>https://agora.xtec.cat/escolasalvadorlluch/</text:p>
          </table:table-cell>
          <table:table-cell table:formula="of:=&quot;{&quot;&quot;id&quot;&quot;:&quot;&quot;&quot; &amp; [.A3] &amp; &quot;&quot;&quot;,&quot;&quot;url&quot;&quot;:&quot;&quot;&quot; &amp; [.C3] &amp; &quot;&quot;&quot;},&quot;" office:value-type="string" office:string-value="{&quot;id&quot;:&quot;08017359&quot;,&quot;url&quot;:&quot;https://agora.xtec.cat/escolasalvadorlluch/&quot;}," calcext:value-type="string">
            <text:p>{"id":"08017359","url":"https://agora.xtec.cat/escolasalvadorlluch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8018091</text:p>
          </table:table-cell>
          <table:table-cell table:formula="of:=VLOOKUP([.A4];Nodes;3;0)" office:value-type="string" office:string-value="escpepventura" calcext:value-type="string">
            <text:p>escpepventura</text:p>
          </table:table-cell>
          <table:table-cell table:formula="of:=&quot;https://agora.xtec.cat/&quot; &amp; [.B4] &amp; &quot;/&quot;" office:value-type="string" office:string-value="https://agora.xtec.cat/escpepventura/" calcext:value-type="string">
            <text:p>https://agora.xtec.cat/escpepventura/</text:p>
          </table:table-cell>
          <table:table-cell table:formula="of:=&quot;{&quot;&quot;id&quot;&quot;:&quot;&quot;&quot; &amp; [.A4] &amp; &quot;&quot;&quot;,&quot;&quot;url&quot;&quot;:&quot;&quot;&quot; &amp; [.C4] &amp; &quot;&quot;&quot;},&quot;" office:value-type="string" office:string-value="{&quot;id&quot;:&quot;08018091&quot;,&quot;url&quot;:&quot;https://agora.xtec.cat/escpepventura/&quot;}," calcext:value-type="string">
            <text:p>{"id":"08018091","url":"https://agora.xtec.cat/escpepventura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8022859</text:p>
          </table:table-cell>
          <table:table-cell table:formula="of:=VLOOKUP([.A5];Nodes;3;0)" office:value-type="string" office:string-value="escolamariabores" calcext:value-type="string">
            <text:p>escolamariabores</text:p>
          </table:table-cell>
          <table:table-cell table:formula="of:=&quot;https://agora.xtec.cat/&quot; &amp; [.B5] &amp; &quot;/&quot;" office:value-type="string" office:string-value="https://agora.xtec.cat/escolamariabores/" calcext:value-type="string">
            <text:p>https://agora.xtec.cat/escolamariabores/</text:p>
          </table:table-cell>
          <table:table-cell table:formula="of:=&quot;{&quot;&quot;id&quot;&quot;:&quot;&quot;&quot; &amp; [.A5] &amp; &quot;&quot;&quot;,&quot;&quot;url&quot;&quot;:&quot;&quot;&quot; &amp; [.C5] &amp; &quot;&quot;&quot;},&quot;" office:value-type="string" office:string-value="{&quot;id&quot;:&quot;08022859&quot;,&quot;url&quot;:&quot;https://agora.xtec.cat/escolamariabores/&quot;}," calcext:value-type="string">
            <text:p>{"id":"08022859","url":"https://agora.xtec.cat/escolamariabores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8027021</text:p>
          </table:table-cell>
          <table:table-cell table:formula="of:=VLOOKUP([.A6];Nodes;3;0)" office:value-type="string" office:string-value="escolafontdelanoia" calcext:value-type="string">
            <text:p>escolafontdelanoia</text:p>
          </table:table-cell>
          <table:table-cell table:formula="of:=&quot;https://agora.xtec.cat/&quot; &amp; [.B6] &amp; &quot;/&quot;" office:value-type="string" office:string-value="https://agora.xtec.cat/escolafontdelanoia/" calcext:value-type="string">
            <text:p>https://agora.xtec.cat/escolafontdelanoia/</text:p>
          </table:table-cell>
          <table:table-cell table:formula="of:=&quot;{&quot;&quot;id&quot;&quot;:&quot;&quot;&quot; &amp; [.A6] &amp; &quot;&quot;&quot;,&quot;&quot;url&quot;&quot;:&quot;&quot;&quot; &amp; [.C6] &amp; &quot;&quot;&quot;},&quot;" office:value-type="string" office:string-value="{&quot;id&quot;:&quot;08027021&quot;,&quot;url&quot;:&quot;https://agora.xtec.cat/escolafontdelanoia/&quot;}," calcext:value-type="string">
            <text:p>{"id":"08027021","url":"https://agora.xtec.cat/escolafontdelanoia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8028333</text:p>
          </table:table-cell>
          <table:table-cell table:formula="of:=VLOOKUP([.A7];Nodes;3;0)" office:value-type="string" office:string-value="ceip-elcabreres" calcext:value-type="string">
            <text:p>ceip-elcabreres</text:p>
          </table:table-cell>
          <table:table-cell table:formula="of:=&quot;https://agora.xtec.cat/&quot; &amp; [.B7] &amp; &quot;/&quot;" office:value-type="string" office:string-value="https://agora.xtec.cat/ceip-elcabreres/" calcext:value-type="string">
            <text:p>https://agora.xtec.cat/ceip-elcabreres/</text:p>
          </table:table-cell>
          <table:table-cell table:formula="of:=&quot;{&quot;&quot;id&quot;&quot;:&quot;&quot;&quot; &amp; [.A7] &amp; &quot;&quot;&quot;,&quot;&quot;url&quot;&quot;:&quot;&quot;&quot; &amp; [.C7] &amp; &quot;&quot;&quot;},&quot;" office:value-type="string" office:string-value="{&quot;id&quot;:&quot;08028333&quot;,&quot;url&quot;:&quot;https://agora.xtec.cat/ceip-elcabreres/&quot;}," calcext:value-type="string">
            <text:p>{"id":"08028333","url":"https://agora.xtec.cat/ceip-elcabreres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8029386</text:p>
          </table:table-cell>
          <table:table-cell table:formula="of:=VLOOKUP([.A8];Nodes;3;0)" office:value-type="string" office:string-value="esc-ramonycajal-terrassa" calcext:value-type="string">
            <text:p>esc-ramonycajal-terrassa</text:p>
          </table:table-cell>
          <table:table-cell table:formula="of:=&quot;https://agora.xtec.cat/&quot; &amp; [.B8] &amp; &quot;/&quot;" office:value-type="string" office:string-value="https://agora.xtec.cat/esc-ramonycajal-terrassa/" calcext:value-type="string">
            <text:p>https://agora.xtec.cat/esc-ramonycajal-terrassa/</text:p>
          </table:table-cell>
          <table:table-cell table:formula="of:=&quot;{&quot;&quot;id&quot;&quot;:&quot;&quot;&quot; &amp; [.A8] &amp; &quot;&quot;&quot;,&quot;&quot;url&quot;&quot;:&quot;&quot;&quot; &amp; [.C8] &amp; &quot;&quot;&quot;},&quot;" office:value-type="string" office:string-value="{&quot;id&quot;:&quot;08029386&quot;,&quot;url&quot;:&quot;https://agora.xtec.cat/esc-ramonycajal-terrassa/&quot;}," calcext:value-type="string">
            <text:p>{"id":"08029386","url":"https://agora.xtec.cat/esc-ramonycajal-terrassa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8031290</text:p>
          </table:table-cell>
          <table:table-cell table:formula="of:=VLOOKUP([.A9];Nodes;3;0)" office:value-type="string" office:string-value="escola-les-roques" calcext:value-type="string">
            <text:p>escola-les-roques</text:p>
          </table:table-cell>
          <table:table-cell table:formula="of:=&quot;https://agora.xtec.cat/&quot; &amp; [.B9] &amp; &quot;/&quot;" office:value-type="string" office:string-value="https://agora.xtec.cat/escola-les-roques/" calcext:value-type="string">
            <text:p>https://agora.xtec.cat/escola-les-roques/</text:p>
          </table:table-cell>
          <table:table-cell table:formula="of:=&quot;{&quot;&quot;id&quot;&quot;:&quot;&quot;&quot; &amp; [.A9] &amp; &quot;&quot;&quot;,&quot;&quot;url&quot;&quot;:&quot;&quot;&quot; &amp; [.C9] &amp; &quot;&quot;&quot;},&quot;" office:value-type="string" office:string-value="{&quot;id&quot;:&quot;08031290&quot;,&quot;url&quot;:&quot;https://agora.xtec.cat/escola-les-roques/&quot;}," calcext:value-type="string">
            <text:p>{"id":"08031290","url":"https://agora.xtec.cat/escola-les-roques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8032312</text:p>
          </table:table-cell>
          <table:table-cell table:formula="of:=VLOOKUP([.A10];Nodes;3;0)" office:value-type="string" office:string-value="esc-unamuno" calcext:value-type="string">
            <text:p>esc-unamuno</text:p>
          </table:table-cell>
          <table:table-cell table:formula="of:=&quot;https://agora.xtec.cat/&quot; &amp; [.B10] &amp; &quot;/&quot;" office:value-type="string" office:string-value="https://agora.xtec.cat/esc-unamuno/" calcext:value-type="string">
            <text:p>https://agora.xtec.cat/esc-unamuno/</text:p>
          </table:table-cell>
          <table:table-cell table:formula="of:=&quot;{&quot;&quot;id&quot;&quot;:&quot;&quot;&quot; &amp; [.A10] &amp; &quot;&quot;&quot;,&quot;&quot;url&quot;&quot;:&quot;&quot;&quot; &amp; [.C10] &amp; &quot;&quot;&quot;},&quot;" office:value-type="string" office:string-value="{&quot;id&quot;:&quot;08032312&quot;,&quot;url&quot;:&quot;https://agora.xtec.cat/esc-unamuno/&quot;}," calcext:value-type="string">
            <text:p>{"id":"08032312","url":"https://agora.xtec.cat/esc-unamuno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8033997</text:p>
          </table:table-cell>
          <table:table-cell table:formula="of:=VLOOKUP([.A11];Nodes;3;0)" office:value-type="string" office:string-value="escolaprimavera" calcext:value-type="string">
            <text:p>escolaprimavera</text:p>
          </table:table-cell>
          <table:table-cell table:formula="of:=&quot;https://agora.xtec.cat/&quot; &amp; [.B11] &amp; &quot;/&quot;" office:value-type="string" office:string-value="https://agora.xtec.cat/escolaprimavera/" calcext:value-type="string">
            <text:p>https://agora.xtec.cat/escolaprimavera/</text:p>
          </table:table-cell>
          <table:table-cell table:formula="of:=&quot;{&quot;&quot;id&quot;&quot;:&quot;&quot;&quot; &amp; [.A11] &amp; &quot;&quot;&quot;,&quot;&quot;url&quot;&quot;:&quot;&quot;&quot; &amp; [.C11] &amp; &quot;&quot;&quot;},&quot;" office:value-type="string" office:string-value="{&quot;id&quot;:&quot;08033997&quot;,&quot;url&quot;:&quot;https://agora.xtec.cat/escolaprimavera/&quot;}," calcext:value-type="string">
            <text:p>{"id":"08033997","url":"https://agora.xtec.cat/escolaprimavera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8036469</text:p>
          </table:table-cell>
          <table:table-cell table:formula="of:=VLOOKUP([.A12];Nodes;3;0)" office:value-type="string" office:string-value="escurgell" calcext:value-type="string">
            <text:p>escurgell</text:p>
          </table:table-cell>
          <table:table-cell table:formula="of:=&quot;https://agora.xtec.cat/&quot; &amp; [.B12] &amp; &quot;/&quot;" office:value-type="string" office:string-value="https://agora.xtec.cat/escurgell/" calcext:value-type="string">
            <text:p>https://agora.xtec.cat/escurgell/</text:p>
          </table:table-cell>
          <table:table-cell table:formula="of:=&quot;{&quot;&quot;id&quot;&quot;:&quot;&quot;&quot; &amp; [.A12] &amp; &quot;&quot;&quot;,&quot;&quot;url&quot;&quot;:&quot;&quot;&quot; &amp; [.C12] &amp; &quot;&quot;&quot;},&quot;" office:value-type="string" office:string-value="{&quot;id&quot;:&quot;08036469&quot;,&quot;url&quot;:&quot;https://agora.xtec.cat/escurgell/&quot;}," calcext:value-type="string">
            <text:p>{"id":"08036469","url":"https://agora.xtec.cat/escurgell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8040564</text:p>
          </table:table-cell>
          <table:table-cell table:formula="of:=VLOOKUP([.A13];Nodes;3;0)" office:value-type="string" office:string-value="iesjaumealmera" calcext:value-type="string">
            <text:p>iesjaumealmera</text:p>
          </table:table-cell>
          <table:table-cell table:formula="of:=&quot;https://agora.xtec.cat/&quot; &amp; [.B13] &amp; &quot;/&quot;" office:value-type="string" office:string-value="https://agora.xtec.cat/iesjaumealmera/" calcext:value-type="string">
            <text:p>https://agora.xtec.cat/iesjaumealmera/</text:p>
          </table:table-cell>
          <table:table-cell table:formula="of:=&quot;{&quot;&quot;id&quot;&quot;:&quot;&quot;&quot; &amp; [.A13] &amp; &quot;&quot;&quot;,&quot;&quot;url&quot;&quot;:&quot;&quot;&quot; &amp; [.C13] &amp; &quot;&quot;&quot;},&quot;" office:value-type="string" office:string-value="{&quot;id&quot;:&quot;08040564&quot;,&quot;url&quot;:&quot;https://agora.xtec.cat/iesjaumealmera/&quot;}," calcext:value-type="string">
            <text:p>{"id":"08040564","url":"https://agora.xtec.cat/iesjaumealmera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8045495</text:p>
          </table:table-cell>
          <table:table-cell table:formula="of:=VLOOKUP([.A14];Nodes;3;0)" office:value-type="string" office:string-value="eaigualada" calcext:value-type="string">
            <text:p>eaigualada</text:p>
          </table:table-cell>
          <table:table-cell table:formula="of:=&quot;https://agora.xtec.cat/&quot; &amp; [.B14] &amp; &quot;/&quot;" office:value-type="string" office:string-value="https://agora.xtec.cat/eaigualada/" calcext:value-type="string">
            <text:p>https://agora.xtec.cat/eaigualada/</text:p>
          </table:table-cell>
          <table:table-cell table:formula="of:=&quot;{&quot;&quot;id&quot;&quot;:&quot;&quot;&quot; &amp; [.A14] &amp; &quot;&quot;&quot;,&quot;&quot;url&quot;&quot;:&quot;&quot;&quot; &amp; [.C14] &amp; &quot;&quot;&quot;},&quot;" office:value-type="string" office:string-value="{&quot;id&quot;:&quot;08045495&quot;,&quot;url&quot;:&quot;https://agora.xtec.cat/eaigualada/&quot;}," calcext:value-type="string">
            <text:p>{"id":"08045495","url":"https://agora.xtec.cat/eaigualada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8053421</text:p>
          </table:table-cell>
          <table:table-cell table:formula="of:=VLOOKUP([.A15];Nodes;3;0)" office:value-type="string" office:string-value="escola-aloc-pineda" calcext:value-type="string">
            <text:p>escola-aloc-pineda</text:p>
          </table:table-cell>
          <table:table-cell table:formula="of:=&quot;https://agora.xtec.cat/&quot; &amp; [.B15] &amp; &quot;/&quot;" office:value-type="string" office:string-value="https://agora.xtec.cat/escola-aloc-pineda/" calcext:value-type="string">
            <text:p>https://agora.xtec.cat/escola-aloc-pineda/</text:p>
          </table:table-cell>
          <table:table-cell table:formula="of:=&quot;{&quot;&quot;id&quot;&quot;:&quot;&quot;&quot; &amp; [.A15] &amp; &quot;&quot;&quot;,&quot;&quot;url&quot;&quot;:&quot;&quot;&quot; &amp; [.C15] &amp; &quot;&quot;&quot;},&quot;" office:value-type="string" office:string-value="{&quot;id&quot;:&quot;08053421&quot;,&quot;url&quot;:&quot;https://agora.xtec.cat/escola-aloc-pineda/&quot;}," calcext:value-type="string">
            <text:p>{"id":"08053421","url":"https://agora.xtec.cat/escola-aloc-pineda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8053492</text:p>
          </table:table-cell>
          <table:table-cell table:formula="of:=VLOOKUP([.A16];Nodes;3;0)" office:value-type="string" office:string-value="ceipteresaclaramunt" calcext:value-type="string">
            <text:p>ceipteresaclaramunt</text:p>
          </table:table-cell>
          <table:table-cell table:formula="of:=&quot;https://agora.xtec.cat/&quot; &amp; [.B16] &amp; &quot;/&quot;" office:value-type="string" office:string-value="https://agora.xtec.cat/ceipteresaclaramunt/" calcext:value-type="string">
            <text:p>https://agora.xtec.cat/ceipteresaclaramunt/</text:p>
          </table:table-cell>
          <table:table-cell table:formula="of:=&quot;{&quot;&quot;id&quot;&quot;:&quot;&quot;&quot; &amp; [.A16] &amp; &quot;&quot;&quot;,&quot;&quot;url&quot;&quot;:&quot;&quot;&quot; &amp; [.C16] &amp; &quot;&quot;&quot;},&quot;" office:value-type="string" office:string-value="{&quot;id&quot;:&quot;08053492&quot;,&quot;url&quot;:&quot;https://agora.xtec.cat/ceipteresaclaramunt/&quot;}," calcext:value-type="string">
            <text:p>{"id":"08053492","url":"https://agora.xtec.cat/ceipteresaclaramunt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8054186</text:p>
          </table:table-cell>
          <table:table-cell table:formula="of:=VLOOKUP([.A17];Nodes;3;0)" office:value-type="string" office:string-value="iescanmas" calcext:value-type="string">
            <text:p>iescanmas</text:p>
          </table:table-cell>
          <table:table-cell table:formula="of:=&quot;https://agora.xtec.cat/&quot; &amp; [.B17] &amp; &quot;/&quot;" office:value-type="string" office:string-value="https://agora.xtec.cat/iescanmas/" calcext:value-type="string">
            <text:p>https://agora.xtec.cat/iescanmas/</text:p>
          </table:table-cell>
          <table:table-cell table:formula="of:=&quot;{&quot;&quot;id&quot;&quot;:&quot;&quot;&quot; &amp; [.A17] &amp; &quot;&quot;&quot;,&quot;&quot;url&quot;&quot;:&quot;&quot;&quot; &amp; [.C17] &amp; &quot;&quot;&quot;},&quot;" office:value-type="string" office:string-value="{&quot;id&quot;:&quot;08054186&quot;,&quot;url&quot;:&quot;https://agora.xtec.cat/iescanmas/&quot;}," calcext:value-type="string">
            <text:p>{"id":"08054186","url":"https://agora.xtec.cat/iescanmas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8062122</text:p>
          </table:table-cell>
          <table:table-cell table:formula="of:=VLOOKUP([.A18];Nodes;3;0)" office:value-type="string" office:string-value="cfa-martorell" calcext:value-type="string">
            <text:p>cfa-martorell</text:p>
          </table:table-cell>
          <table:table-cell table:formula="of:=&quot;https://agora.xtec.cat/&quot; &amp; [.B18] &amp; &quot;/&quot;" office:value-type="string" office:string-value="https://agora.xtec.cat/cfa-martorell/" calcext:value-type="string">
            <text:p>https://agora.xtec.cat/cfa-martorell/</text:p>
          </table:table-cell>
          <table:table-cell table:formula="of:=&quot;{&quot;&quot;id&quot;&quot;:&quot;&quot;&quot; &amp; [.A18] &amp; &quot;&quot;&quot;,&quot;&quot;url&quot;&quot;:&quot;&quot;&quot; &amp; [.C18] &amp; &quot;&quot;&quot;},&quot;" office:value-type="string" office:string-value="{&quot;id&quot;:&quot;08062122&quot;,&quot;url&quot;:&quot;https://agora.xtec.cat/cfa-martorell/&quot;}," calcext:value-type="string">
            <text:p>{"id":"08062122","url":"https://agora.xtec.cat/cfa-martorell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8062331</text:p>
          </table:table-cell>
          <table:table-cell table:formula="of:=VLOOKUP([.A19];Nodes;3;0)" office:value-type="string" office:string-value="cfaperecalders" calcext:value-type="string">
            <text:p>cfaperecalders</text:p>
          </table:table-cell>
          <table:table-cell table:formula="of:=&quot;https://agora.xtec.cat/&quot; &amp; [.B19] &amp; &quot;/&quot;" office:value-type="string" office:string-value="https://agora.xtec.cat/cfaperecalders/" calcext:value-type="string">
            <text:p>https://agora.xtec.cat/cfaperecalders/</text:p>
          </table:table-cell>
          <table:table-cell table:formula="of:=&quot;{&quot;&quot;id&quot;&quot;:&quot;&quot;&quot; &amp; [.A19] &amp; &quot;&quot;&quot;,&quot;&quot;url&quot;&quot;:&quot;&quot;&quot; &amp; [.C19] &amp; &quot;&quot;&quot;},&quot;" office:value-type="string" office:string-value="{&quot;id&quot;:&quot;08062331&quot;,&quot;url&quot;:&quot;https://agora.xtec.cat/cfaperecalders/&quot;}," calcext:value-type="string">
            <text:p>{"id":"08062331","url":"https://agora.xtec.cat/cfaperecalders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8066887</text:p>
          </table:table-cell>
          <table:table-cell table:formula="of:=VLOOKUP([.A20];Nodes;3;0)" office:value-type="string" office:string-value="eoiviladecans" calcext:value-type="string">
            <text:p>eoiviladecans</text:p>
          </table:table-cell>
          <table:table-cell table:formula="of:=&quot;https://agora.xtec.cat/&quot; &amp; [.B20] &amp; &quot;/&quot;" office:value-type="string" office:string-value="https://agora.xtec.cat/eoiviladecans/" calcext:value-type="string">
            <text:p>https://agora.xtec.cat/eoiviladecans/</text:p>
          </table:table-cell>
          <table:table-cell table:formula="of:=&quot;{&quot;&quot;id&quot;&quot;:&quot;&quot;&quot; &amp; [.A20] &amp; &quot;&quot;&quot;,&quot;&quot;url&quot;&quot;:&quot;&quot;&quot; &amp; [.C20] &amp; &quot;&quot;&quot;},&quot;" office:value-type="string" office:string-value="{&quot;id&quot;:&quot;08066887&quot;,&quot;url&quot;:&quot;https://agora.xtec.cat/eoiviladecans/&quot;}," calcext:value-type="string">
            <text:p>{"id":"08066887","url":"https://agora.xtec.cat/eoiviladecans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8067016</text:p>
          </table:table-cell>
          <table:table-cell table:formula="of:=VLOOKUP([.A21];Nodes;3;0)" office:value-type="string" office:string-value="ernestlluchhospitalet" calcext:value-type="string">
            <text:p>ernestlluchhospitalet</text:p>
          </table:table-cell>
          <table:table-cell table:formula="of:=&quot;https://agora.xtec.cat/&quot; &amp; [.B21] &amp; &quot;/&quot;" office:value-type="string" office:string-value="https://agora.xtec.cat/ernestlluchhospitalet/" calcext:value-type="string">
            <text:p>https://agora.xtec.cat/ernestlluchhospitalet/</text:p>
          </table:table-cell>
          <table:table-cell table:formula="of:=&quot;{&quot;&quot;id&quot;&quot;:&quot;&quot;&quot; &amp; [.A21] &amp; &quot;&quot;&quot;,&quot;&quot;url&quot;&quot;:&quot;&quot;&quot; &amp; [.C21] &amp; &quot;&quot;&quot;},&quot;" office:value-type="string" office:string-value="{&quot;id&quot;:&quot;08067016&quot;,&quot;url&quot;:&quot;https://agora.xtec.cat/ernestlluchhospitalet/&quot;}," calcext:value-type="string">
            <text:p>{"id":"08067016","url":"https://agora.xtec.cat/ernestlluchhospitalet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8067132</text:p>
          </table:table-cell>
          <table:table-cell table:formula="of:=VLOOKUP([.A22];Nodes;3;0)" office:value-type="string" office:string-value="escola-josefina-ibanez" calcext:value-type="string">
            <text:p>escola-josefina-ibanez</text:p>
          </table:table-cell>
          <table:table-cell table:formula="of:=&quot;https://agora.xtec.cat/&quot; &amp; [.B22] &amp; &quot;/&quot;" office:value-type="string" office:string-value="https://agora.xtec.cat/escola-josefina-ibanez/" calcext:value-type="string">
            <text:p>https://agora.xtec.cat/escola-josefina-ibanez/</text:p>
          </table:table-cell>
          <table:table-cell table:formula="of:=&quot;{&quot;&quot;id&quot;&quot;:&quot;&quot;&quot; &amp; [.A22] &amp; &quot;&quot;&quot;,&quot;&quot;url&quot;&quot;:&quot;&quot;&quot; &amp; [.C22] &amp; &quot;&quot;&quot;},&quot;" office:value-type="string" office:string-value="{&quot;id&quot;:&quot;08067132&quot;,&quot;url&quot;:&quot;https://agora.xtec.cat/escola-josefina-ibanez/&quot;}," calcext:value-type="string">
            <text:p>{"id":"08067132","url":"https://agora.xtec.cat/escola-josefina-ibanez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8072310</text:p>
          </table:table-cell>
          <table:table-cell table:formula="of:=VLOOKUP([.A23];Nodes;3;0)" office:value-type="string" office:string-value="iereccomtal" calcext:value-type="string">
            <text:p>iereccomtal</text:p>
          </table:table-cell>
          <table:table-cell table:formula="of:=&quot;https://agora.xtec.cat/&quot; &amp; [.B23] &amp; &quot;/&quot;" office:value-type="string" office:string-value="https://agora.xtec.cat/iereccomtal/" calcext:value-type="string">
            <text:p>https://agora.xtec.cat/iereccomtal/</text:p>
          </table:table-cell>
          <table:table-cell table:formula="of:=&quot;{&quot;&quot;id&quot;&quot;:&quot;&quot;&quot; &amp; [.A23] &amp; &quot;&quot;&quot;,&quot;&quot;url&quot;&quot;:&quot;&quot;&quot; &amp; [.C23] &amp; &quot;&quot;&quot;},&quot;" office:value-type="string" office:string-value="{&quot;id&quot;:&quot;08072310&quot;,&quot;url&quot;:&quot;https://agora.xtec.cat/iereccomtal/&quot;}," calcext:value-type="string">
            <text:p>{"id":"08072310","url":"https://agora.xtec.cat/iereccomtal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8076443</text:p>
          </table:table-cell>
          <table:table-cell table:formula="of:=VLOOKUP([.A24];Nodes;3;0)" office:value-type="string" office:string-value="ierafaelalberti" calcext:value-type="string">
            <text:p>ierafaelalberti</text:p>
          </table:table-cell>
          <table:table-cell table:formula="of:=&quot;https://agora.xtec.cat/&quot; &amp; [.B24] &amp; &quot;/&quot;" office:value-type="string" office:string-value="https://agora.xtec.cat/ierafaelalberti/" calcext:value-type="string">
            <text:p>https://agora.xtec.cat/ierafaelalberti/</text:p>
          </table:table-cell>
          <table:table-cell table:formula="of:=&quot;{&quot;&quot;id&quot;&quot;:&quot;&quot;&quot; &amp; [.A24] &amp; &quot;&quot;&quot;,&quot;&quot;url&quot;&quot;:&quot;&quot;&quot; &amp; [.C24] &amp; &quot;&quot;&quot;},&quot;" office:value-type="string" office:string-value="{&quot;id&quot;:&quot;08076443&quot;,&quot;url&quot;:&quot;https://agora.xtec.cat/ierafaelalberti/&quot;}," calcext:value-type="string">
            <text:p>{"id":"08076443","url":"https://agora.xtec.cat/ierafaelalberti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8076455</text:p>
          </table:table-cell>
          <table:table-cell table:formula="of:=VLOOKUP([.A25];Nodes;3;0)" office:value-type="string" office:string-value="iesantjordi-badalona" calcext:value-type="string">
            <text:p>iesantjordi-badalona</text:p>
          </table:table-cell>
          <table:table-cell table:formula="of:=&quot;https://agora.xtec.cat/&quot; &amp; [.B25] &amp; &quot;/&quot;" office:value-type="string" office:string-value="https://agora.xtec.cat/iesantjordi-badalona/" calcext:value-type="string">
            <text:p>https://agora.xtec.cat/iesantjordi-badalona/</text:p>
          </table:table-cell>
          <table:table-cell table:formula="of:=&quot;{&quot;&quot;id&quot;&quot;:&quot;&quot;&quot; &amp; [.A25] &amp; &quot;&quot;&quot;,&quot;&quot;url&quot;&quot;:&quot;&quot;&quot; &amp; [.C25] &amp; &quot;&quot;&quot;},&quot;" office:value-type="string" office:string-value="{&quot;id&quot;:&quot;08076455&quot;,&quot;url&quot;:&quot;https://agora.xtec.cat/iesantjordi-badalona/&quot;}," calcext:value-type="string">
            <text:p>{"id":"08076455","url":"https://agora.xtec.cat/iesantjordi-badalona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8076480</text:p>
          </table:table-cell>
          <table:table-cell table:formula="of:=VLOOKUP([.A26];Nodes;3;0)" office:value-type="string" office:string-value="institutescolapallaresa" calcext:value-type="string">
            <text:p>institutescolapallaresa</text:p>
          </table:table-cell>
          <table:table-cell table:formula="of:=&quot;https://agora.xtec.cat/&quot; &amp; [.B26] &amp; &quot;/&quot;" office:value-type="string" office:string-value="https://agora.xtec.cat/institutescolapallaresa/" calcext:value-type="string">
            <text:p>https://agora.xtec.cat/institutescolapallaresa/</text:p>
          </table:table-cell>
          <table:table-cell table:formula="of:=&quot;{&quot;&quot;id&quot;&quot;:&quot;&quot;&quot; &amp; [.A26] &amp; &quot;&quot;&quot;,&quot;&quot;url&quot;&quot;:&quot;&quot;&quot; &amp; [.C26] &amp; &quot;&quot;&quot;},&quot;" office:value-type="string" office:string-value="{&quot;id&quot;:&quot;08076480&quot;,&quot;url&quot;:&quot;https://agora.xtec.cat/institutescolapallaresa/&quot;}," calcext:value-type="string">
            <text:p>{"id":"08076480","url":"https://agora.xtec.cat/institutescolapallaresa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8076492</text:p>
          </table:table-cell>
          <table:table-cell table:formula="of:=VLOOKUP([.A27];Nodes;3;0)" office:value-type="string" office:string-value="iepompeufabra" calcext:value-type="string">
            <text:p>iepompeufabra</text:p>
          </table:table-cell>
          <table:table-cell table:formula="of:=&quot;https://agora.xtec.cat/&quot; &amp; [.B27] &amp; &quot;/&quot;" office:value-type="string" office:string-value="https://agora.xtec.cat/iepompeufabra/" calcext:value-type="string">
            <text:p>https://agora.xtec.cat/iepompeufabra/</text:p>
          </table:table-cell>
          <table:table-cell table:formula="of:=&quot;{&quot;&quot;id&quot;&quot;:&quot;&quot;&quot; &amp; [.A27] &amp; &quot;&quot;&quot;,&quot;&quot;url&quot;&quot;:&quot;&quot;&quot; &amp; [.C27] &amp; &quot;&quot;&quot;},&quot;" office:value-type="string" office:string-value="{&quot;id&quot;:&quot;08076492&quot;,&quot;url&quot;:&quot;https://agora.xtec.cat/iepompeufabra/&quot;}," calcext:value-type="string">
            <text:p>{"id":"08076492","url":"https://agora.xtec.cat/iepompeufabra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8076522</text:p>
          </table:table-cell>
          <table:table-cell table:formula="of:=VLOOKUP([.A28];Nodes;3;0)" office:value-type="string" office:string-value="iepallerola" calcext:value-type="string">
            <text:p>iepallerola</text:p>
          </table:table-cell>
          <table:table-cell table:formula="of:=&quot;https://agora.xtec.cat/&quot; &amp; [.B28] &amp; &quot;/&quot;" office:value-type="string" office:string-value="https://agora.xtec.cat/iepallerola/" calcext:value-type="string">
            <text:p>https://agora.xtec.cat/iepallerola/</text:p>
          </table:table-cell>
          <table:table-cell table:formula="of:=&quot;{&quot;&quot;id&quot;&quot;:&quot;&quot;&quot; &amp; [.A28] &amp; &quot;&quot;&quot;,&quot;&quot;url&quot;&quot;:&quot;&quot;&quot; &amp; [.C28] &amp; &quot;&quot;&quot;},&quot;" office:value-type="string" office:string-value="{&quot;id&quot;:&quot;08076522&quot;,&quot;url&quot;:&quot;https://agora.xtec.cat/iepallerola/&quot;}," calcext:value-type="string">
            <text:p>{"id":"08076522","url":"https://agora.xtec.cat/iepallerola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8076595</text:p>
          </table:table-cell>
          <table:table-cell table:formula="of:=VLOOKUP([.A29];Nodes;3;0)" office:value-type="string" office:string-value="ieteresaaltet-rubi" calcext:value-type="string">
            <text:p>ieteresaaltet-rubi</text:p>
          </table:table-cell>
          <table:table-cell table:formula="of:=&quot;https://agora.xtec.cat/&quot; &amp; [.B29] &amp; &quot;/&quot;" office:value-type="string" office:string-value="https://agora.xtec.cat/ieteresaaltet-rubi/" calcext:value-type="string">
            <text:p>https://agora.xtec.cat/ieteresaaltet-rubi/</text:p>
          </table:table-cell>
          <table:table-cell table:formula="of:=&quot;{&quot;&quot;id&quot;&quot;:&quot;&quot;&quot; &amp; [.A29] &amp; &quot;&quot;&quot;,&quot;&quot;url&quot;&quot;:&quot;&quot;&quot; &amp; [.C29] &amp; &quot;&quot;&quot;},&quot;" office:value-type="string" office:string-value="{&quot;id&quot;:&quot;08076595&quot;,&quot;url&quot;:&quot;https://agora.xtec.cat/ieteresaaltet-rubi/&quot;}," calcext:value-type="string">
            <text:p>{"id":"08076595","url":"https://agora.xtec.cat/ieteresaaltet-rubi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8076901</text:p>
          </table:table-cell>
          <table:table-cell table:formula="of:=VLOOKUP([.A30];Nodes;3;0)" office:value-type="string" office:string-value="ienoudebadalona" calcext:value-type="string">
            <text:p>ienoudebadalona</text:p>
          </table:table-cell>
          <table:table-cell table:formula="of:=&quot;https://agora.xtec.cat/&quot; &amp; [.B30] &amp; &quot;/&quot;" office:value-type="string" office:string-value="https://agora.xtec.cat/ienoudebadalona/" calcext:value-type="string">
            <text:p>https://agora.xtec.cat/ienoudebadalona/</text:p>
          </table:table-cell>
          <table:table-cell table:formula="of:=&quot;{&quot;&quot;id&quot;&quot;:&quot;&quot;&quot; &amp; [.A30] &amp; &quot;&quot;&quot;,&quot;&quot;url&quot;&quot;:&quot;&quot;&quot; &amp; [.C30] &amp; &quot;&quot;&quot;},&quot;" office:value-type="string" office:string-value="{&quot;id&quot;:&quot;08076901&quot;,&quot;url&quot;:&quot;https://agora.xtec.cat/ienoudebadalona/&quot;}," calcext:value-type="string">
            <text:p>{"id":"08076901","url":"https://agora.xtec.cat/ienoudebadalona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8076984</text:p>
          </table:table-cell>
          <table:table-cell table:formula="of:=VLOOKUP([.A31];Nodes;3;0)" office:value-type="string" office:string-value="ie-josepmxandri" calcext:value-type="string">
            <text:p>ie-josepmxandri</text:p>
          </table:table-cell>
          <table:table-cell table:formula="of:=&quot;https://agora.xtec.cat/&quot; &amp; [.B31] &amp; &quot;/&quot;" office:value-type="string" office:string-value="https://agora.xtec.cat/ie-josepmxandri/" calcext:value-type="string">
            <text:p>https://agora.xtec.cat/ie-josepmxandri/</text:p>
          </table:table-cell>
          <table:table-cell table:formula="of:=&quot;{&quot;&quot;id&quot;&quot;:&quot;&quot;&quot; &amp; [.A31] &amp; &quot;&quot;&quot;,&quot;&quot;url&quot;&quot;:&quot;&quot;&quot; &amp; [.C31] &amp; &quot;&quot;&quot;},&quot;" office:value-type="string" office:string-value="{&quot;id&quot;:&quot;08076984&quot;,&quot;url&quot;:&quot;https://agora.xtec.cat/ie-josepmxandri/&quot;}," calcext:value-type="string">
            <text:p>{"id":"08076984","url":"https://agora.xtec.cat/ie-josepmxandri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8076996</text:p>
          </table:table-cell>
          <table:table-cell table:formula="of:=VLOOKUP([.A32];Nodes;3;0)" office:value-type="string" office:string-value="institutescolamossencinto" calcext:value-type="string">
            <text:p>institutescolamossencinto</text:p>
          </table:table-cell>
          <table:table-cell table:formula="of:=&quot;https://agora.xtec.cat/&quot; &amp; [.B32] &amp; &quot;/&quot;" office:value-type="string" office:string-value="https://agora.xtec.cat/institutescolamossencinto/" calcext:value-type="string">
            <text:p>https://agora.xtec.cat/institutescolamossencinto/</text:p>
          </table:table-cell>
          <table:table-cell table:formula="of:=&quot;{&quot;&quot;id&quot;&quot;:&quot;&quot;&quot; &amp; [.A32] &amp; &quot;&quot;&quot;,&quot;&quot;url&quot;&quot;:&quot;&quot;&quot; &amp; [.C32] &amp; &quot;&quot;&quot;},&quot;" office:value-type="string" office:string-value="{&quot;id&quot;:&quot;08076996&quot;,&quot;url&quot;:&quot;https://agora.xtec.cat/institutescolamossencinto/&quot;}," calcext:value-type="string">
            <text:p>{"id":"08076996","url":"https://agora.xtec.cat/institutescolamossencinto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8077101</text:p>
          </table:table-cell>
          <table:table-cell table:formula="of:=VLOOKUP([.A33];Nodes;3;0)" office:value-type="string" office:string-value="iecomas" calcext:value-type="string">
            <text:p>iecomas</text:p>
          </table:table-cell>
          <table:table-cell table:formula="of:=&quot;https://agora.xtec.cat/&quot; &amp; [.B33] &amp; &quot;/&quot;" office:value-type="string" office:string-value="https://agora.xtec.cat/iecomas/" calcext:value-type="string">
            <text:p>https://agora.xtec.cat/iecomas/</text:p>
          </table:table-cell>
          <table:table-cell table:formula="of:=&quot;{&quot;&quot;id&quot;&quot;:&quot;&quot;&quot; &amp; [.A33] &amp; &quot;&quot;&quot;,&quot;&quot;url&quot;&quot;:&quot;&quot;&quot; &amp; [.C33] &amp; &quot;&quot;&quot;},&quot;" office:value-type="string" office:string-value="{&quot;id&quot;:&quot;08077101&quot;,&quot;url&quot;:&quot;https://agora.xtec.cat/iecomas/&quot;}," calcext:value-type="string">
            <text:p>{"id":"08077101","url":"https://agora.xtec.cat/iecomas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8077113</text:p>
          </table:table-cell>
          <table:table-cell table:formula="of:=VLOOKUP([.A34];Nodes;3;0)" office:value-type="string" office:string-value="esc-voltrega" calcext:value-type="string">
            <text:p>esc-voltrega</text:p>
          </table:table-cell>
          <table:table-cell table:formula="of:=&quot;https://agora.xtec.cat/&quot; &amp; [.B34] &amp; &quot;/&quot;" office:value-type="string" office:string-value="https://agora.xtec.cat/esc-voltrega/" calcext:value-type="string">
            <text:p>https://agora.xtec.cat/esc-voltrega/</text:p>
          </table:table-cell>
          <table:table-cell table:formula="of:=&quot;{&quot;&quot;id&quot;&quot;:&quot;&quot;&quot; &amp; [.A34] &amp; &quot;&quot;&quot;,&quot;&quot;url&quot;&quot;:&quot;&quot;&quot; &amp; [.C34] &amp; &quot;&quot;&quot;},&quot;" office:value-type="string" office:string-value="{&quot;id&quot;:&quot;08077113&quot;,&quot;url&quot;:&quot;https://agora.xtec.cat/esc-voltrega/&quot;}," calcext:value-type="string">
            <text:p>{"id":"08077113","url":"https://agora.xtec.cat/esc-voltrega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003471</text:p>
          </table:table-cell>
          <table:table-cell table:formula="of:=VLOOKUP([.A35];Nodes;3;0)" office:value-type="string" office:string-value="escsantjordi" calcext:value-type="string">
            <text:p>escsantjordi</text:p>
          </table:table-cell>
          <table:table-cell table:formula="of:=&quot;https://agora.xtec.cat/&quot; &amp; [.B35] &amp; &quot;/&quot;" office:value-type="string" office:string-value="https://agora.xtec.cat/escsantjordi/" calcext:value-type="string">
            <text:p>https://agora.xtec.cat/escsantjordi/</text:p>
          </table:table-cell>
          <table:table-cell table:formula="of:=&quot;{&quot;&quot;id&quot;&quot;:&quot;&quot;&quot; &amp; [.A35] &amp; &quot;&quot;&quot;,&quot;&quot;url&quot;&quot;:&quot;&quot;&quot; &amp; [.C35] &amp; &quot;&quot;&quot;},&quot;" office:value-type="string" office:string-value="{&quot;id&quot;:&quot;17003471&quot;,&quot;url&quot;:&quot;https://agora.xtec.cat/escsantjordi/&quot;}," calcext:value-type="string">
            <text:p>{"id":"17003471","url":"https://agora.xtec.cat/escsantjordi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006836</text:p>
          </table:table-cell>
          <table:table-cell table:formula="of:=VLOOKUP([.A36];Nodes;3;0)" office:value-type="string" office:string-value="escolalesmelies" calcext:value-type="string">
            <text:p>escolalesmelies</text:p>
          </table:table-cell>
          <table:table-cell table:formula="of:=&quot;https://agora.xtec.cat/&quot; &amp; [.B36] &amp; &quot;/&quot;" office:value-type="string" office:string-value="https://agora.xtec.cat/escolalesmelies/" calcext:value-type="string">
            <text:p>https://agora.xtec.cat/escolalesmelies/</text:p>
          </table:table-cell>
          <table:table-cell table:formula="of:=&quot;{&quot;&quot;id&quot;&quot;:&quot;&quot;&quot; &amp; [.A36] &amp; &quot;&quot;&quot;,&quot;&quot;url&quot;&quot;:&quot;&quot;&quot; &amp; [.C36] &amp; &quot;&quot;&quot;},&quot;" office:value-type="string" office:string-value="{&quot;id&quot;:&quot;17006836&quot;,&quot;url&quot;:&quot;https://agora.xtec.cat/escolalesmelies/&quot;}," calcext:value-type="string">
            <text:p>{"id":"17006836","url":"https://agora.xtec.cat/escolalesmelies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008134</text:p>
          </table:table-cell>
          <table:table-cell table:formula="of:=VLOOKUP([.A37];Nodes;3;0)" office:value-type="string" office:string-value="eoifigueres" calcext:value-type="string">
            <text:p>eoifigueres</text:p>
          </table:table-cell>
          <table:table-cell table:formula="of:=&quot;https://agora.xtec.cat/&quot; &amp; [.B37] &amp; &quot;/&quot;" office:value-type="string" office:string-value="https://agora.xtec.cat/eoifigueres/" calcext:value-type="string">
            <text:p>https://agora.xtec.cat/eoifigueres/</text:p>
          </table:table-cell>
          <table:table-cell table:formula="of:=&quot;{&quot;&quot;id&quot;&quot;:&quot;&quot;&quot; &amp; [.A37] &amp; &quot;&quot;&quot;,&quot;&quot;url&quot;&quot;:&quot;&quot;&quot; &amp; [.C37] &amp; &quot;&quot;&quot;},&quot;" office:value-type="string" office:string-value="{&quot;id&quot;:&quot;17008134&quot;,&quot;url&quot;:&quot;https://agora.xtec.cat/eoifigueres/&quot;}," calcext:value-type="string">
            <text:p>{"id":"17008134","url":"https://agora.xtec.cat/eoifigueres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010694</text:p>
          </table:table-cell>
          <table:table-cell table:formula="of:=VLOOKUP([.A38];Nodes;3;0)" office:value-type="string" office:string-value="ieempuriabrava" calcext:value-type="string">
            <text:p>ieempuriabrava</text:p>
          </table:table-cell>
          <table:table-cell table:formula="of:=&quot;https://agora.xtec.cat/&quot; &amp; [.B38] &amp; &quot;/&quot;" office:value-type="string" office:string-value="https://agora.xtec.cat/ieempuriabrava/" calcext:value-type="string">
            <text:p>https://agora.xtec.cat/ieempuriabrava/</text:p>
          </table:table-cell>
          <table:table-cell table:formula="of:=&quot;{&quot;&quot;id&quot;&quot;:&quot;&quot;&quot; &amp; [.A38] &amp; &quot;&quot;&quot;,&quot;&quot;url&quot;&quot;:&quot;&quot;&quot; &amp; [.C38] &amp; &quot;&quot;&quot;},&quot;" office:value-type="string" office:string-value="{&quot;id&quot;:&quot;17010694&quot;,&quot;url&quot;:&quot;https://agora.xtec.cat/ieempuriabrava/&quot;}," calcext:value-type="string">
            <text:p>{"id":"17010694","url":"https://agora.xtec.cat/ieempuriabrava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010797</text:p>
          </table:table-cell>
          <table:table-cell table:formula="of:=VLOOKUP([.A39];Nodes;3;0)" office:value-type="string" office:string-value="iecadaques" calcext:value-type="string">
            <text:p>iecadaques</text:p>
          </table:table-cell>
          <table:table-cell table:formula="of:=&quot;https://agora.xtec.cat/&quot; &amp; [.B39] &amp; &quot;/&quot;" office:value-type="string" office:string-value="https://agora.xtec.cat/iecadaques/" calcext:value-type="string">
            <text:p>https://agora.xtec.cat/iecadaques/</text:p>
          </table:table-cell>
          <table:table-cell table:formula="of:=&quot;{&quot;&quot;id&quot;&quot;:&quot;&quot;&quot; &amp; [.A39] &amp; &quot;&quot;&quot;,&quot;&quot;url&quot;&quot;:&quot;&quot;&quot; &amp; [.C39] &amp; &quot;&quot;&quot;},&quot;" office:value-type="string" office:string-value="{&quot;id&quot;:&quot;17010797&quot;,&quot;url&quot;:&quot;https://agora.xtec.cat/iecadaques/&quot;}," calcext:value-type="string">
            <text:p>{"id":"17010797","url":"https://agora.xtec.cat/iecadaques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010803</text:p>
          </table:table-cell>
          <table:table-cell table:formula="of:=VLOOKUP([.A40];Nodes;3;0)" office:value-type="string" office:string-value="ieribesdefreser" calcext:value-type="string">
            <text:p>ieribesdefreser</text:p>
          </table:table-cell>
          <table:table-cell table:formula="of:=&quot;https://agora.xtec.cat/&quot; &amp; [.B40] &amp; &quot;/&quot;" office:value-type="string" office:string-value="https://agora.xtec.cat/ieribesdefreser/" calcext:value-type="string">
            <text:p>https://agora.xtec.cat/ieribesdefreser/</text:p>
          </table:table-cell>
          <table:table-cell table:formula="of:=&quot;{&quot;&quot;id&quot;&quot;:&quot;&quot;&quot; &amp; [.A40] &amp; &quot;&quot;&quot;,&quot;&quot;url&quot;&quot;:&quot;&quot;&quot; &amp; [.C40] &amp; &quot;&quot;&quot;},&quot;" office:value-type="string" office:string-value="{&quot;id&quot;:&quot;17010803&quot;,&quot;url&quot;:&quot;https://agora.xtec.cat/ieribesdefreser/&quot;}," calcext:value-type="string">
            <text:p>{"id":"17010803","url":"https://agora.xtec.cat/ieribesdefreser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003093</text:p>
          </table:table-cell>
          <table:table-cell table:formula="of:=VLOOKUP([.A41];Nodes;3;0)" office:value-type="string" office:string-value="escola-llobera" calcext:value-type="string">
            <text:p>escola-llobera</text:p>
          </table:table-cell>
          <table:table-cell table:formula="of:=&quot;https://agora.xtec.cat/&quot; &amp; [.B41] &amp; &quot;/&quot;" office:value-type="string" office:string-value="https://agora.xtec.cat/escola-llobera/" calcext:value-type="string">
            <text:p>https://agora.xtec.cat/escola-llobera/</text:p>
          </table:table-cell>
          <table:table-cell table:formula="of:=&quot;{&quot;&quot;id&quot;&quot;:&quot;&quot;&quot; &amp; [.A41] &amp; &quot;&quot;&quot;,&quot;&quot;url&quot;&quot;:&quot;&quot;&quot; &amp; [.C41] &amp; &quot;&quot;&quot;},&quot;" office:value-type="string" office:string-value="{&quot;id&quot;:&quot;25003093&quot;,&quot;url&quot;:&quot;https://agora.xtec.cat/escola-llobera/&quot;}," calcext:value-type="string">
            <text:p>{"id":"25003093","url":"https://agora.xtec.cat/escola-llobera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003536</text:p>
          </table:table-cell>
          <table:table-cell table:formula="of:=VLOOKUP([.A42];Nodes;3;0)" office:value-type="string" office:string-value="ceip-lacoma" calcext:value-type="string">
            <text:p>ceip-lacoma</text:p>
          </table:table-cell>
          <table:table-cell table:formula="of:=&quot;https://agora.xtec.cat/&quot; &amp; [.B42] &amp; &quot;/&quot;" office:value-type="string" office:string-value="https://agora.xtec.cat/ceip-lacoma/" calcext:value-type="string">
            <text:p>https://agora.xtec.cat/ceip-lacoma/</text:p>
          </table:table-cell>
          <table:table-cell table:formula="of:=&quot;{&quot;&quot;id&quot;&quot;:&quot;&quot;&quot; &amp; [.A42] &amp; &quot;&quot;&quot;,&quot;&quot;url&quot;&quot;:&quot;&quot;&quot; &amp; [.C42] &amp; &quot;&quot;&quot;},&quot;" office:value-type="string" office:string-value="{&quot;id&quot;:&quot;25003536&quot;,&quot;url&quot;:&quot;https://agora.xtec.cat/ceip-lacoma/&quot;}," calcext:value-type="string">
            <text:p>{"id":"25003536","url":"https://agora.xtec.cat/ceip-lacoma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003950</text:p>
          </table:table-cell>
          <table:table-cell table:formula="of:=VLOOKUP([.A43];Nodes;3;0)" office:value-type="string" office:string-value="esc-arnaumir" calcext:value-type="string">
            <text:p>esc-arnaumir</text:p>
          </table:table-cell>
          <table:table-cell table:formula="of:=&quot;https://agora.xtec.cat/&quot; &amp; [.B43] &amp; &quot;/&quot;" office:value-type="string" office:string-value="https://agora.xtec.cat/esc-arnaumir/" calcext:value-type="string">
            <text:p>https://agora.xtec.cat/esc-arnaumir/</text:p>
          </table:table-cell>
          <table:table-cell table:formula="of:=&quot;{&quot;&quot;id&quot;&quot;:&quot;&quot;&quot; &amp; [.A43] &amp; &quot;&quot;&quot;,&quot;&quot;url&quot;&quot;:&quot;&quot;&quot; &amp; [.C43] &amp; &quot;&quot;&quot;},&quot;" office:value-type="string" office:string-value="{&quot;id&quot;:&quot;25003950&quot;,&quot;url&quot;:&quot;https://agora.xtec.cat/esc-arnaumir/&quot;}," calcext:value-type="string">
            <text:p>{"id":"25003950","url":"https://agora.xtec.cat/esc-arnaumir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006252</text:p>
          </table:table-cell>
          <table:table-cell table:formula="of:=VLOOKUP([.A44];Nodes;3;0)" office:value-type="string" office:string-value="eoilleida" calcext:value-type="string">
            <text:p>eoilleida</text:p>
          </table:table-cell>
          <table:table-cell table:formula="of:=&quot;https://agora.xtec.cat/&quot; &amp; [.B44] &amp; &quot;/&quot;" office:value-type="string" office:string-value="https://agora.xtec.cat/eoilleida/" calcext:value-type="string">
            <text:p>https://agora.xtec.cat/eoilleida/</text:p>
          </table:table-cell>
          <table:table-cell table:formula="of:=&quot;{&quot;&quot;id&quot;&quot;:&quot;&quot;&quot; &amp; [.A44] &amp; &quot;&quot;&quot;,&quot;&quot;url&quot;&quot;:&quot;&quot;&quot; &amp; [.C44] &amp; &quot;&quot;&quot;},&quot;" office:value-type="string" office:string-value="{&quot;id&quot;:&quot;25006252&quot;,&quot;url&quot;:&quot;https://agora.xtec.cat/eoilleida/&quot;}," calcext:value-type="string">
            <text:p>{"id":"25006252","url":"https://agora.xtec.cat/eoilleida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006744</text:p>
          </table:table-cell>
          <table:table-cell table:formula="of:=VLOOKUP([.A45];Nodes;3;0)" office:value-type="string" office:string-value="cee-esperanca" calcext:value-type="string">
            <text:p>cee-esperanca</text:p>
          </table:table-cell>
          <table:table-cell table:formula="of:=&quot;https://agora.xtec.cat/&quot; &amp; [.B45] &amp; &quot;/&quot;" office:value-type="string" office:string-value="https://agora.xtec.cat/cee-esperanca/" calcext:value-type="string">
            <text:p>https://agora.xtec.cat/cee-esperanca/</text:p>
          </table:table-cell>
          <table:table-cell table:formula="of:=&quot;{&quot;&quot;id&quot;&quot;:&quot;&quot;&quot; &amp; [.A45] &amp; &quot;&quot;&quot;,&quot;&quot;url&quot;&quot;:&quot;&quot;&quot; &amp; [.C45] &amp; &quot;&quot;&quot;},&quot;" office:value-type="string" office:string-value="{&quot;id&quot;:&quot;25006744&quot;,&quot;url&quot;:&quot;https://agora.xtec.cat/cee-esperanca/&quot;}," calcext:value-type="string">
            <text:p>{"id":"25006744","url":"https://agora.xtec.cat/cee-esperanca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008546</text:p>
          </table:table-cell>
          <table:table-cell table:formula="of:=VLOOKUP([.A46];Nodes;3;0)" office:value-type="string" office:string-value="eoitarrega" calcext:value-type="string">
            <text:p>eoitarrega</text:p>
          </table:table-cell>
          <table:table-cell table:formula="of:=&quot;https://agora.xtec.cat/&quot; &amp; [.B46] &amp; &quot;/&quot;" office:value-type="string" office:string-value="https://agora.xtec.cat/eoitarrega/" calcext:value-type="string">
            <text:p>https://agora.xtec.cat/eoitarrega/</text:p>
          </table:table-cell>
          <table:table-cell table:formula="of:=&quot;{&quot;&quot;id&quot;&quot;:&quot;&quot;&quot; &amp; [.A46] &amp; &quot;&quot;&quot;,&quot;&quot;url&quot;&quot;:&quot;&quot;&quot; &amp; [.C46] &amp; &quot;&quot;&quot;},&quot;" office:value-type="string" office:string-value="{&quot;id&quot;:&quot;25008546&quot;,&quot;url&quot;:&quot;https://agora.xtec.cat/eoitarrega/&quot;}," calcext:value-type="string">
            <text:p>{"id":"25008546","url":"https://agora.xtec.cat/eoitarrega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010358</text:p>
          </table:table-cell>
          <table:table-cell table:formula="of:=VLOOKUP([.A47];Nodes;3;0)" office:value-type="string" office:string-value="ievalldelord" calcext:value-type="string">
            <text:p>ievalldelord</text:p>
          </table:table-cell>
          <table:table-cell table:formula="of:=&quot;https://agora.xtec.cat/&quot; &amp; [.B47] &amp; &quot;/&quot;" office:value-type="string" office:string-value="https://agora.xtec.cat/ievalldelord/" calcext:value-type="string">
            <text:p>https://agora.xtec.cat/ievalldelord/</text:p>
          </table:table-cell>
          <table:table-cell table:formula="of:=&quot;{&quot;&quot;id&quot;&quot;:&quot;&quot;&quot; &amp; [.A47] &amp; &quot;&quot;&quot;,&quot;&quot;url&quot;&quot;:&quot;&quot;&quot; &amp; [.C47] &amp; &quot;&quot;&quot;},&quot;" office:value-type="string" office:string-value="{&quot;id&quot;:&quot;25010358&quot;,&quot;url&quot;:&quot;https://agora.xtec.cat/ievalldelord/&quot;}," calcext:value-type="string">
            <text:p>{"id":"25010358","url":"https://agora.xtec.cat/ievalldelord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3000081</text:p>
          </table:table-cell>
          <table:table-cell table:formula="of:=VLOOKUP([.A48];Nodes;3;0)" office:value-type="string" office:string-value="ceip-jbserra-alcanar" calcext:value-type="string">
            <text:p>ceip-jbserra-alcanar</text:p>
          </table:table-cell>
          <table:table-cell table:formula="of:=&quot;https://agora.xtec.cat/&quot; &amp; [.B48] &amp; &quot;/&quot;" office:value-type="string" office:string-value="https://agora.xtec.cat/ceip-jbserra-alcanar/" calcext:value-type="string">
            <text:p>https://agora.xtec.cat/ceip-jbserra-alcanar/</text:p>
          </table:table-cell>
          <table:table-cell table:formula="of:=&quot;{&quot;&quot;id&quot;&quot;:&quot;&quot;&quot; &amp; [.A48] &amp; &quot;&quot;&quot;,&quot;&quot;url&quot;&quot;:&quot;&quot;&quot; &amp; [.C48] &amp; &quot;&quot;&quot;},&quot;" office:value-type="string" office:string-value="{&quot;id&quot;:&quot;43000081&quot;,&quot;url&quot;:&quot;https://agora.xtec.cat/ceip-jbserra-alcanar/&quot;}," calcext:value-type="string">
            <text:p>{"id":"43000081","url":"https://agora.xtec.cat/ceip-jbserra-alcanar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3000548</text:p>
          </table:table-cell>
          <table:table-cell table:formula="of:=VLOOKUP([.A49];Nodes;3;0)" office:value-type="string" office:string-value="ceip-la-muntanyeta-bellvei" calcext:value-type="string">
            <text:p>ceip-la-muntanyeta-bellvei</text:p>
          </table:table-cell>
          <table:table-cell table:formula="of:=&quot;https://agora.xtec.cat/&quot; &amp; [.B49] &amp; &quot;/&quot;" office:value-type="string" office:string-value="https://agora.xtec.cat/ceip-la-muntanyeta-bellvei/" calcext:value-type="string">
            <text:p>https://agora.xtec.cat/ceip-la-muntanyeta-bellvei/</text:p>
          </table:table-cell>
          <table:table-cell table:formula="of:=&quot;{&quot;&quot;id&quot;&quot;:&quot;&quot;&quot; &amp; [.A49] &amp; &quot;&quot;&quot;,&quot;&quot;url&quot;&quot;:&quot;&quot;&quot; &amp; [.C49] &amp; &quot;&quot;&quot;},&quot;" office:value-type="string" office:string-value="{&quot;id&quot;:&quot;43000548&quot;,&quot;url&quot;:&quot;https://agora.xtec.cat/ceip-la-muntanyeta-bellvei/&quot;}," calcext:value-type="string">
            <text:p>{"id":"43000548","url":"https://agora.xtec.cat/ceip-la-muntanyeta-bellvei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3000639</text:p>
          </table:table-cell>
          <table:table-cell table:formula="of:=VLOOKUP([.A50];Nodes;3;0)" office:value-type="string" office:string-value="escolasantblai" calcext:value-type="string">
            <text:p>escolasantblai</text:p>
          </table:table-cell>
          <table:table-cell table:formula="of:=&quot;https://agora.xtec.cat/&quot; &amp; [.B50] &amp; &quot;/&quot;" office:value-type="string" office:string-value="https://agora.xtec.cat/escolasantblai/" calcext:value-type="string">
            <text:p>https://agora.xtec.cat/escolasantblai/</text:p>
          </table:table-cell>
          <table:table-cell table:formula="of:=&quot;{&quot;&quot;id&quot;&quot;:&quot;&quot;&quot; &amp; [.A50] &amp; &quot;&quot;&quot;,&quot;&quot;url&quot;&quot;:&quot;&quot;&quot; &amp; [.C50] &amp; &quot;&quot;&quot;},&quot;" office:value-type="string" office:string-value="{&quot;id&quot;:&quot;43000639&quot;,&quot;url&quot;:&quot;https://agora.xtec.cat/escolasantblai/&quot;}," calcext:value-type="string">
            <text:p>{"id":"43000639","url":"https://agora.xtec.cat/escolasantblai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3000676</text:p>
          </table:table-cell>
          <table:table-cell table:formula="of:=VLOOKUP([.A51];Nodes;3;0)" office:value-type="string" office:string-value="ceipelcastell" calcext:value-type="string">
            <text:p>ceipelcastell</text:p>
          </table:table-cell>
          <table:table-cell table:formula="of:=&quot;https://agora.xtec.cat/&quot; &amp; [.B51] &amp; &quot;/&quot;" office:value-type="string" office:string-value="https://agora.xtec.cat/ceipelcastell/" calcext:value-type="string">
            <text:p>https://agora.xtec.cat/ceipelcastell/</text:p>
          </table:table-cell>
          <table:table-cell table:formula="of:=&quot;{&quot;&quot;id&quot;&quot;:&quot;&quot;&quot; &amp; [.A51] &amp; &quot;&quot;&quot;,&quot;&quot;url&quot;&quot;:&quot;&quot;&quot; &amp; [.C51] &amp; &quot;&quot;&quot;},&quot;" office:value-type="string" office:string-value="{&quot;id&quot;:&quot;43000676&quot;,&quot;url&quot;:&quot;https://agora.xtec.cat/ceipelcastell/&quot;}," calcext:value-type="string">
            <text:p>{"id":"43000676","url":"https://agora.xtec.cat/ceipelcastell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3000871</text:p>
          </table:table-cell>
          <table:table-cell table:formula="of:=VLOOKUP([.A52];Nodes;3;0)" office:value-type="string" office:string-value="ceipjaumeilasenia" calcext:value-type="string">
            <text:p>ceipjaumeilasenia</text:p>
          </table:table-cell>
          <table:table-cell table:formula="of:=&quot;https://agora.xtec.cat/&quot; &amp; [.B52] &amp; &quot;/&quot;" office:value-type="string" office:string-value="https://agora.xtec.cat/ceipjaumeilasenia/" calcext:value-type="string">
            <text:p>https://agora.xtec.cat/ceipjaumeilasenia/</text:p>
          </table:table-cell>
          <table:table-cell table:formula="of:=&quot;{&quot;&quot;id&quot;&quot;:&quot;&quot;&quot; &amp; [.A52] &amp; &quot;&quot;&quot;,&quot;&quot;url&quot;&quot;:&quot;&quot;&quot; &amp; [.C52] &amp; &quot;&quot;&quot;},&quot;" office:value-type="string" office:string-value="{&quot;id&quot;:&quot;43000871&quot;,&quot;url&quot;:&quot;https://agora.xtec.cat/ceipjaumeilasenia/&quot;}," calcext:value-type="string">
            <text:p>{"id":"43000871","url":"https://agora.xtec.cat/ceipjaumeilasenia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3000950</text:p>
          </table:table-cell>
          <table:table-cell table:formula="of:=VLOOKUP([.A53];Nodes;3;0)" office:value-type="string" office:string-value="escoladoctorferran" calcext:value-type="string">
            <text:p>escoladoctorferran</text:p>
          </table:table-cell>
          <table:table-cell table:formula="of:=&quot;https://agora.xtec.cat/&quot; &amp; [.B53] &amp; &quot;/&quot;" office:value-type="string" office:string-value="https://agora.xtec.cat/escoladoctorferran/" calcext:value-type="string">
            <text:p>https://agora.xtec.cat/escoladoctorferran/</text:p>
          </table:table-cell>
          <table:table-cell table:formula="of:=&quot;{&quot;&quot;id&quot;&quot;:&quot;&quot;&quot; &amp; [.A53] &amp; &quot;&quot;&quot;,&quot;&quot;url&quot;&quot;:&quot;&quot;&quot; &amp; [.C53] &amp; &quot;&quot;&quot;},&quot;" office:value-type="string" office:string-value="{&quot;id&quot;:&quot;43000950&quot;,&quot;url&quot;:&quot;https://agora.xtec.cat/escoladoctorferran/&quot;}," calcext:value-type="string">
            <text:p>{"id":"43000950","url":"https://agora.xtec.cat/escoladoctorferran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3002260</text:p>
          </table:table-cell>
          <table:table-cell table:formula="of:=VLOOKUP([.A54];Nodes;3;0)" office:value-type="string" office:string-value="ceipciutatdereus" calcext:value-type="string">
            <text:p>ceipciutatdereus</text:p>
          </table:table-cell>
          <table:table-cell table:formula="of:=&quot;https://agora.xtec.cat/&quot; &amp; [.B54] &amp; &quot;/&quot;" office:value-type="string" office:string-value="https://agora.xtec.cat/ceipciutatdereus/" calcext:value-type="string">
            <text:p>https://agora.xtec.cat/ceipciutatdereus/</text:p>
          </table:table-cell>
          <table:table-cell table:formula="of:=&quot;{&quot;&quot;id&quot;&quot;:&quot;&quot;&quot; &amp; [.A54] &amp; &quot;&quot;&quot;,&quot;&quot;url&quot;&quot;:&quot;&quot;&quot; &amp; [.C54] &amp; &quot;&quot;&quot;},&quot;" office:value-type="string" office:string-value="{&quot;id&quot;:&quot;43002260&quot;,&quot;url&quot;:&quot;https://agora.xtec.cat/ceipciutatdereus/&quot;}," calcext:value-type="string">
            <text:p>{"id":"43002260","url":"https://agora.xtec.cat/ceipciutatdereus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3003008</text:p>
          </table:table-cell>
          <table:table-cell table:formula="of:=VLOOKUP([.A55];Nodes;3;0)" office:value-type="string" office:string-value="escjaumebalmessb" calcext:value-type="string">
            <text:p>escjaumebalmessb</text:p>
          </table:table-cell>
          <table:table-cell table:formula="of:=&quot;https://agora.xtec.cat/&quot; &amp; [.B55] &amp; &quot;/&quot;" office:value-type="string" office:string-value="https://agora.xtec.cat/escjaumebalmessb/" calcext:value-type="string">
            <text:p>https://agora.xtec.cat/escjaumebalmessb/</text:p>
          </table:table-cell>
          <table:table-cell table:formula="of:=&quot;{&quot;&quot;id&quot;&quot;:&quot;&quot;&quot; &amp; [.A55] &amp; &quot;&quot;&quot;,&quot;&quot;url&quot;&quot;:&quot;&quot;&quot; &amp; [.C55] &amp; &quot;&quot;&quot;},&quot;" office:value-type="string" office:string-value="{&quot;id&quot;:&quot;43003008&quot;,&quot;url&quot;:&quot;https://agora.xtec.cat/escjaumebalmessb/&quot;}," calcext:value-type="string">
            <text:p>{"id":"43003008","url":"https://agora.xtec.cat/escjaumebalmessb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3004013</text:p>
          </table:table-cell>
          <table:table-cell table:formula="of:=VLOOKUP([.A56];Nodes;3;0)" office:value-type="string" office:string-value="ceipsmiquel-deltebre" calcext:value-type="string">
            <text:p>ceipsmiquel-deltebre</text:p>
          </table:table-cell>
          <table:table-cell table:formula="of:=&quot;https://agora.xtec.cat/&quot; &amp; [.B56] &amp; &quot;/&quot;" office:value-type="string" office:string-value="https://agora.xtec.cat/ceipsmiquel-deltebre/" calcext:value-type="string">
            <text:p>https://agora.xtec.cat/ceipsmiquel-deltebre/</text:p>
          </table:table-cell>
          <table:table-cell table:formula="of:=&quot;{&quot;&quot;id&quot;&quot;:&quot;&quot;&quot; &amp; [.A56] &amp; &quot;&quot;&quot;,&quot;&quot;url&quot;&quot;:&quot;&quot;&quot; &amp; [.C56] &amp; &quot;&quot;&quot;},&quot;" office:value-type="string" office:string-value="{&quot;id&quot;:&quot;43004013&quot;,&quot;url&quot;:&quot;https://agora.xtec.cat/ceipsmiquel-deltebre/&quot;}," calcext:value-type="string">
            <text:p>{"id":"43004013","url":"https://agora.xtec.cat/ceipsmiquel-deltebre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3004268</text:p>
          </table:table-cell>
          <table:table-cell table:formula="of:=VLOOKUP([.A57];Nodes;3;0)" office:value-type="string" office:string-value="ceipremolins" calcext:value-type="string">
            <text:p>ceipremolins</text:p>
          </table:table-cell>
          <table:table-cell table:formula="of:=&quot;https://agora.xtec.cat/&quot; &amp; [.B57] &amp; &quot;/&quot;" office:value-type="string" office:string-value="https://agora.xtec.cat/ceipremolins/" calcext:value-type="string">
            <text:p>https://agora.xtec.cat/ceipremolins/</text:p>
          </table:table-cell>
          <table:table-cell table:formula="of:=&quot;{&quot;&quot;id&quot;&quot;:&quot;&quot;&quot; &amp; [.A57] &amp; &quot;&quot;&quot;,&quot;&quot;url&quot;&quot;:&quot;&quot;&quot; &amp; [.C57] &amp; &quot;&quot;&quot;},&quot;" office:value-type="string" office:string-value="{&quot;id&quot;:&quot;43004268&quot;,&quot;url&quot;:&quot;https://agora.xtec.cat/ceipremolins/&quot;}," calcext:value-type="string">
            <text:p>{"id":"43004268","url":"https://agora.xtec.cat/ceipremolins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3004979</text:p>
          </table:table-cell>
          <table:table-cell table:formula="of:=VLOOKUP([.A58];Nodes;3;0)" office:value-type="string" office:string-value="ceip-torrojaimiret" calcext:value-type="string">
            <text:p>ceip-torrojaimiret</text:p>
          </table:table-cell>
          <table:table-cell table:formula="of:=&quot;https://agora.xtec.cat/&quot; &amp; [.B58] &amp; &quot;/&quot;" office:value-type="string" office:string-value="https://agora.xtec.cat/ceip-torrojaimiret/" calcext:value-type="string">
            <text:p>https://agora.xtec.cat/ceip-torrojaimiret/</text:p>
          </table:table-cell>
          <table:table-cell table:formula="of:=&quot;{&quot;&quot;id&quot;&quot;:&quot;&quot;&quot; &amp; [.A58] &amp; &quot;&quot;&quot;,&quot;&quot;url&quot;&quot;:&quot;&quot;&quot; &amp; [.C58] &amp; &quot;&quot;&quot;},&quot;" office:value-type="string" office:string-value="{&quot;id&quot;:&quot;43004979&quot;,&quot;url&quot;:&quot;https://agora.xtec.cat/ceip-torrojaimiret/&quot;}," calcext:value-type="string">
            <text:p>{"id":"43004979","url":"https://agora.xtec.cat/ceip-torrojaimiret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3006393</text:p>
          </table:table-cell>
          <table:table-cell table:formula="of:=VLOOKUP([.A59];Nodes;3;0)" office:value-type="string" office:string-value="escolaeuropa" calcext:value-type="string">
            <text:p>escolaeuropa</text:p>
          </table:table-cell>
          <table:table-cell table:formula="of:=&quot;https://agora.xtec.cat/&quot; &amp; [.B59] &amp; &quot;/&quot;" office:value-type="string" office:string-value="https://agora.xtec.cat/escolaeuropa/" calcext:value-type="string">
            <text:p>https://agora.xtec.cat/escolaeuropa/</text:p>
          </table:table-cell>
          <table:table-cell table:formula="of:=&quot;{&quot;&quot;id&quot;&quot;:&quot;&quot;&quot; &amp; [.A59] &amp; &quot;&quot;&quot;,&quot;&quot;url&quot;&quot;:&quot;&quot;&quot; &amp; [.C59] &amp; &quot;&quot;&quot;},&quot;" office:value-type="string" office:string-value="{&quot;id&quot;:&quot;43006393&quot;,&quot;url&quot;:&quot;https://agora.xtec.cat/escolaeuropa/&quot;}," calcext:value-type="string">
            <text:p>{"id":"43006393","url":"https://agora.xtec.cat/escolaeuropa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3008729</text:p>
          </table:table-cell>
          <table:table-cell table:formula="of:=VLOOKUP([.A60];Nodes;3;0)" office:value-type="string" office:string-value="cfatarragona" calcext:value-type="string">
            <text:p>cfatarragona</text:p>
          </table:table-cell>
          <table:table-cell table:formula="of:=&quot;https://agora.xtec.cat/&quot; &amp; [.B60] &amp; &quot;/&quot;" office:value-type="string" office:string-value="https://agora.xtec.cat/cfatarragona/" calcext:value-type="string">
            <text:p>https://agora.xtec.cat/cfatarragona/</text:p>
          </table:table-cell>
          <table:table-cell table:formula="of:=&quot;{&quot;&quot;id&quot;&quot;:&quot;&quot;&quot; &amp; [.A60] &amp; &quot;&quot;&quot;,&quot;&quot;url&quot;&quot;:&quot;&quot;&quot; &amp; [.C60] &amp; &quot;&quot;&quot;},&quot;" office:value-type="string" office:string-value="{&quot;id&quot;:&quot;43008729&quot;,&quot;url&quot;:&quot;https://agora.xtec.cat/cfatarragona/&quot;}," calcext:value-type="string">
            <text:p>{"id":"43008729","url":"https://agora.xtec.cat/cfatarragona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3013087</text:p>
          </table:table-cell>
          <table:table-cell table:formula="of:=VLOOKUP([.A61];Nodes;3;0)" office:value-type="string" office:string-value="iemontsant" calcext:value-type="string">
            <text:p>iemontsant</text:p>
          </table:table-cell>
          <table:table-cell table:formula="of:=&quot;https://agora.xtec.cat/&quot; &amp; [.B61] &amp; &quot;/&quot;" office:value-type="string" office:string-value="https://agora.xtec.cat/iemontsant/" calcext:value-type="string">
            <text:p>https://agora.xtec.cat/iemontsant/</text:p>
          </table:table-cell>
          <table:table-cell table:formula="of:=&quot;{&quot;&quot;id&quot;&quot;:&quot;&quot;&quot; &amp; [.A61] &amp; &quot;&quot;&quot;,&quot;&quot;url&quot;&quot;:&quot;&quot;&quot; &amp; [.C61] &amp; &quot;&quot;&quot;},&quot;" office:value-type="string" office:string-value="{&quot;id&quot;:&quot;43013087&quot;,&quot;url&quot;:&quot;https://agora.xtec.cat/iemontsant/&quot;}," calcext:value-type="string">
            <text:p>{"id":"43013087","url":"https://agora.xtec.cat/iemontsant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3013099</text:p>
          </table:table-cell>
          <table:table-cell table:formula="of:=VLOOKUP([.A62];Nodes;3;0)" office:value-type="string" office:string-value="ieagustibarbera" calcext:value-type="string">
            <text:p>ieagustibarbera</text:p>
          </table:table-cell>
          <table:table-cell table:formula="of:=&quot;https://agora.xtec.cat/&quot; &amp; [.B62] &amp; &quot;/&quot;" office:value-type="string" office:string-value="https://agora.xtec.cat/ieagustibarbera/" calcext:value-type="string">
            <text:p>https://agora.xtec.cat/ieagustibarbera/</text:p>
          </table:table-cell>
          <table:table-cell table:formula="of:=&quot;{&quot;&quot;id&quot;&quot;:&quot;&quot;&quot; &amp; [.A62] &amp; &quot;&quot;&quot;,&quot;&quot;url&quot;&quot;:&quot;&quot;&quot; &amp; [.C62] &amp; &quot;&quot;&quot;},&quot;" office:value-type="string" office:string-value="{&quot;id&quot;:&quot;43013099&quot;,&quot;url&quot;:&quot;https://agora.xtec.cat/ieagustibarbera/&quot;}," calcext:value-type="string">
            <text:p>{"id":"43013099","url":"https://agora.xtec.cat/ieagustibarbera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3013129</text:p>
          </table:table-cell>
          <table:table-cell table:formula="of:=VLOOKUP([.A63];Nodes;3;0)" office:value-type="string" office:string-value="iecomaruga" calcext:value-type="string">
            <text:p>iecomaruga</text:p>
          </table:table-cell>
          <table:table-cell table:formula="of:=&quot;https://agora.xtec.cat/&quot; &amp; [.B63] &amp; &quot;/&quot;" office:value-type="string" office:string-value="https://agora.xtec.cat/iecomaruga/" calcext:value-type="string">
            <text:p>https://agora.xtec.cat/iecomaruga/</text:p>
          </table:table-cell>
          <table:table-cell table:formula="of:=&quot;{&quot;&quot;id&quot;&quot;:&quot;&quot;&quot; &amp; [.A63] &amp; &quot;&quot;&quot;,&quot;&quot;url&quot;&quot;:&quot;&quot;&quot; &amp; [.C63] &amp; &quot;&quot;&quot;},&quot;" office:value-type="string" office:string-value="{&quot;id&quot;:&quot;43013129&quot;,&quot;url&quot;:&quot;https://agora.xtec.cat/iecomaruga/&quot;}," calcext:value-type="string">
            <text:p>{"id":"43013129","url":"https://agora.xtec.cat/iecomaruga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3013130</text:p>
          </table:table-cell>
          <table:table-cell table:formula="of:=VLOOKUP([.A64];Nodes;3;0)" office:value-type="string" office:string-value="ieja" calcext:value-type="string">
            <text:p>ieja</text:p>
          </table:table-cell>
          <table:table-cell table:formula="of:=&quot;https://agora.xtec.cat/&quot; &amp; [.B64] &amp; &quot;/&quot;" office:value-type="string" office:string-value="https://agora.xtec.cat/ieja/" calcext:value-type="string">
            <text:p>https://agora.xtec.cat/ieja/</text:p>
          </table:table-cell>
          <table:table-cell table:formula="of:=&quot;{&quot;&quot;id&quot;&quot;:&quot;&quot;&quot; &amp; [.A64] &amp; &quot;&quot;&quot;,&quot;&quot;url&quot;&quot;:&quot;&quot;&quot; &amp; [.C64] &amp; &quot;&quot;&quot;},&quot;" office:value-type="string" office:string-value="{&quot;id&quot;:&quot;43013130&quot;,&quot;url&quot;:&quot;https://agora.xtec.cat/ieja/&quot;}," calcext:value-type="string">
            <text:p>{"id":"43013130","url":"https://agora.xtec.cat/ieja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3013142</text:p>
          </table:table-cell>
          <table:table-cell table:formula="of:=VLOOKUP([.A65];Nodes;3;0)" office:value-type="string" office:string-value="ietemple" calcext:value-type="string">
            <text:p>ietemple</text:p>
          </table:table-cell>
          <table:table-cell table:formula="of:=&quot;https://agora.xtec.cat/&quot; &amp; [.B65] &amp; &quot;/&quot;" office:value-type="string" office:string-value="https://agora.xtec.cat/ietemple/" calcext:value-type="string">
            <text:p>https://agora.xtec.cat/ietemple/</text:p>
          </table:table-cell>
          <table:table-cell table:formula="of:=&quot;{&quot;&quot;id&quot;&quot;:&quot;&quot;&quot; &amp; [.A65] &amp; &quot;&quot;&quot;,&quot;&quot;url&quot;&quot;:&quot;&quot;&quot; &amp; [.C65] &amp; &quot;&quot;&quot;},&quot;" office:value-type="string" office:string-value="{&quot;id&quot;:&quot;43013142&quot;,&quot;url&quot;:&quot;https://agora.xtec.cat/ietemple/&quot;}," calcext:value-type="string">
            <text:p>{"id":"43013142","url":"https://agora.xtec.cat/ietemple/"}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8001832</text:p>
          </table:table-cell>
          <table:table-cell table:formula="of:=VLOOKUP([.A66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03336</text:p>
          </table:table-cell>
          <table:table-cell table:formula="of:=VLOOKUP([.A67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03658</text:p>
          </table:table-cell>
          <table:table-cell table:formula="of:=VLOOKUP([.A68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04122</text:p>
          </table:table-cell>
          <table:table-cell table:formula="of:=VLOOKUP([.A69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04781</text:p>
          </table:table-cell>
          <table:table-cell table:formula="of:=VLOOKUP([.A70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05102</text:p>
          </table:table-cell>
          <table:table-cell table:formula="of:=VLOOKUP([.A71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05266</text:p>
          </table:table-cell>
          <table:table-cell table:formula="of:=VLOOKUP([.A72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05801</text:p>
          </table:table-cell>
          <table:table-cell table:formula="of:=VLOOKUP([.A73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05965</text:p>
          </table:table-cell>
          <table:table-cell table:formula="of:=VLOOKUP([.A74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05990</text:p>
          </table:table-cell>
          <table:table-cell table:formula="of:=VLOOKUP([.A75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06465</text:p>
          </table:table-cell>
          <table:table-cell table:formula="of:=VLOOKUP([.A76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07482</text:p>
          </table:table-cell>
          <table:table-cell table:formula="of:=VLOOKUP([.A77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08267</text:p>
          </table:table-cell>
          <table:table-cell table:formula="of:=VLOOKUP([.A78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08401</text:p>
          </table:table-cell>
          <table:table-cell table:formula="of:=VLOOKUP([.A79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08826</text:p>
          </table:table-cell>
          <table:table-cell table:formula="of:=VLOOKUP([.A80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08930</text:p>
          </table:table-cell>
          <table:table-cell table:formula="of:=VLOOKUP([.A81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08981</text:p>
          </table:table-cell>
          <table:table-cell table:formula="of:=VLOOKUP([.A82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09235</text:p>
          </table:table-cell>
          <table:table-cell table:formula="of:=VLOOKUP([.A83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09454</text:p>
          </table:table-cell>
          <table:table-cell table:formula="of:=VLOOKUP([.A84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09466</text:p>
          </table:table-cell>
          <table:table-cell table:formula="of:=VLOOKUP([.A85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09685</text:p>
          </table:table-cell>
          <table:table-cell table:formula="of:=VLOOKUP([.A86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10547</text:p>
          </table:table-cell>
          <table:table-cell table:formula="of:=VLOOKUP([.A87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14176</text:p>
          </table:table-cell>
          <table:table-cell table:formula="of:=VLOOKUP([.A88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14310</text:p>
          </table:table-cell>
          <table:table-cell table:formula="of:=VLOOKUP([.A89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14796</text:p>
          </table:table-cell>
          <table:table-cell table:formula="of:=VLOOKUP([.A90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14841</text:p>
          </table:table-cell>
          <table:table-cell table:formula="of:=VLOOKUP([.A91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15259</text:p>
          </table:table-cell>
          <table:table-cell table:formula="of:=VLOOKUP([.A92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16203</text:p>
          </table:table-cell>
          <table:table-cell table:formula="of:=VLOOKUP([.A93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16513</text:p>
          </table:table-cell>
          <table:table-cell table:formula="of:=VLOOKUP([.A94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16914</text:p>
          </table:table-cell>
          <table:table-cell table:formula="of:=VLOOKUP([.A95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16926</text:p>
          </table:table-cell>
          <table:table-cell table:formula="of:=VLOOKUP([.A96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17451</text:p>
          </table:table-cell>
          <table:table-cell table:formula="of:=VLOOKUP([.A97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17505</text:p>
          </table:table-cell>
          <table:table-cell table:formula="of:=VLOOKUP([.A98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18352</text:p>
          </table:table-cell>
          <table:table-cell table:formula="of:=VLOOKUP([.A99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18376</text:p>
          </table:table-cell>
          <table:table-cell table:formula="of:=VLOOKUP([.A100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18391</text:p>
          </table:table-cell>
          <table:table-cell table:formula="of:=VLOOKUP([.A101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19009</text:p>
          </table:table-cell>
          <table:table-cell table:formula="of:=VLOOKUP([.A102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19472</text:p>
          </table:table-cell>
          <table:table-cell table:formula="of:=VLOOKUP([.A103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20218</text:p>
          </table:table-cell>
          <table:table-cell table:formula="of:=VLOOKUP([.A104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20516</text:p>
          </table:table-cell>
          <table:table-cell table:formula="of:=VLOOKUP([.A105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21193</text:p>
          </table:table-cell>
          <table:table-cell table:formula="of:=VLOOKUP([.A106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22082</text:p>
          </table:table-cell>
          <table:table-cell table:formula="of:=VLOOKUP([.A107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22288</text:p>
          </table:table-cell>
          <table:table-cell table:formula="of:=VLOOKUP([.A108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22771</text:p>
          </table:table-cell>
          <table:table-cell table:formula="of:=VLOOKUP([.A109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23013</text:p>
          </table:table-cell>
          <table:table-cell table:formula="of:=VLOOKUP([.A110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23050</text:p>
          </table:table-cell>
          <table:table-cell table:formula="of:=VLOOKUP([.A111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23141</text:p>
          </table:table-cell>
          <table:table-cell table:formula="of:=VLOOKUP([.A112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23761</text:p>
          </table:table-cell>
          <table:table-cell table:formula="of:=VLOOKUP([.A113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23803</text:p>
          </table:table-cell>
          <table:table-cell table:formula="of:=VLOOKUP([.A114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24455</text:p>
          </table:table-cell>
          <table:table-cell table:formula="of:=VLOOKUP([.A115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24467</text:p>
          </table:table-cell>
          <table:table-cell table:formula="of:=VLOOKUP([.A116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24790</text:p>
          </table:table-cell>
          <table:table-cell table:formula="of:=VLOOKUP([.A117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25061</text:p>
          </table:table-cell>
          <table:table-cell table:formula="of:=VLOOKUP([.A118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25538</text:p>
          </table:table-cell>
          <table:table-cell table:formula="of:=VLOOKUP([.A119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25745</text:p>
          </table:table-cell>
          <table:table-cell table:formula="of:=VLOOKUP([.A120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26038</text:p>
          </table:table-cell>
          <table:table-cell table:formula="of:=VLOOKUP([.A121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26269</text:p>
          </table:table-cell>
          <table:table-cell table:formula="of:=VLOOKUP([.A122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26397</text:p>
          </table:table-cell>
          <table:table-cell table:formula="of:=VLOOKUP([.A123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26543</text:p>
          </table:table-cell>
          <table:table-cell table:formula="of:=VLOOKUP([.A124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27730</text:p>
          </table:table-cell>
          <table:table-cell table:formula="of:=VLOOKUP([.A125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28072</text:p>
          </table:table-cell>
          <table:table-cell table:formula="of:=VLOOKUP([.A126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28655</text:p>
          </table:table-cell>
          <table:table-cell table:formula="of:=VLOOKUP([.A127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29684</text:p>
          </table:table-cell>
          <table:table-cell table:formula="of:=VLOOKUP([.A128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30054</text:p>
          </table:table-cell>
          <table:table-cell table:formula="of:=VLOOKUP([.A129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30546</text:p>
          </table:table-cell>
          <table:table-cell table:formula="of:=VLOOKUP([.A130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30911</text:p>
          </table:table-cell>
          <table:table-cell table:formula="of:=VLOOKUP([.A131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30959</text:p>
          </table:table-cell>
          <table:table-cell table:formula="of:=VLOOKUP([.A132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31046</text:p>
          </table:table-cell>
          <table:table-cell table:formula="of:=VLOOKUP([.A133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31371</text:p>
          </table:table-cell>
          <table:table-cell table:formula="of:=VLOOKUP([.A134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31460</text:p>
          </table:table-cell>
          <table:table-cell table:formula="of:=VLOOKUP([.A135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31800</text:p>
          </table:table-cell>
          <table:table-cell table:formula="of:=VLOOKUP([.A136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32208</text:p>
          </table:table-cell>
          <table:table-cell table:formula="of:=VLOOKUP([.A137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32385</text:p>
          </table:table-cell>
          <table:table-cell table:formula="of:=VLOOKUP([.A138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33341</text:p>
          </table:table-cell>
          <table:table-cell table:formula="of:=VLOOKUP([.A139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35003</text:p>
          </table:table-cell>
          <table:table-cell table:formula="of:=VLOOKUP([.A140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36275</text:p>
          </table:table-cell>
          <table:table-cell table:formula="of:=VLOOKUP([.A141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37000</text:p>
          </table:table-cell>
          <table:table-cell table:formula="of:=VLOOKUP([.A142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37395</text:p>
          </table:table-cell>
          <table:table-cell table:formula="of:=VLOOKUP([.A143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38533</text:p>
          </table:table-cell>
          <table:table-cell table:formula="of:=VLOOKUP([.A144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38545</text:p>
          </table:table-cell>
          <table:table-cell table:formula="of:=VLOOKUP([.A145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38557</text:p>
          </table:table-cell>
          <table:table-cell table:formula="of:=VLOOKUP([.A146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38569</text:p>
          </table:table-cell>
          <table:table-cell table:formula="of:=VLOOKUP([.A147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39215</text:p>
          </table:table-cell>
          <table:table-cell table:formula="of:=VLOOKUP([.A148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39355</text:p>
          </table:table-cell>
          <table:table-cell table:formula="of:=VLOOKUP([.A149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39744</text:p>
          </table:table-cell>
          <table:table-cell table:formula="of:=VLOOKUP([.A150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40011</text:p>
          </table:table-cell>
          <table:table-cell table:formula="of:=VLOOKUP([.A151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40096</text:p>
          </table:table-cell>
          <table:table-cell table:formula="of:=VLOOKUP([.A152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44120</text:p>
          </table:table-cell>
          <table:table-cell table:formula="of:=VLOOKUP([.A153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44156</text:p>
          </table:table-cell>
          <table:table-cell table:formula="of:=VLOOKUP([.A154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44168</text:p>
          </table:table-cell>
          <table:table-cell table:formula="of:=VLOOKUP([.A155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44909</text:p>
          </table:table-cell>
          <table:table-cell table:formula="of:=VLOOKUP([.A156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52931</text:p>
          </table:table-cell>
          <table:table-cell table:formula="of:=VLOOKUP([.A157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56456</text:p>
          </table:table-cell>
          <table:table-cell table:formula="of:=VLOOKUP([.A158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59044</text:p>
          </table:table-cell>
          <table:table-cell table:formula="of:=VLOOKUP([.A159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59275</text:p>
          </table:table-cell>
          <table:table-cell table:formula="of:=VLOOKUP([.A160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59411</text:p>
          </table:table-cell>
          <table:table-cell table:formula="of:=VLOOKUP([.A161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61211</text:p>
          </table:table-cell>
          <table:table-cell table:formula="of:=VLOOKUP([.A162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61919</text:p>
          </table:table-cell>
          <table:table-cell table:formula="of:=VLOOKUP([.A163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65071</text:p>
          </table:table-cell>
          <table:table-cell table:formula="of:=VLOOKUP([.A164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65810</text:p>
          </table:table-cell>
          <table:table-cell table:formula="of:=VLOOKUP([.A165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66681</text:p>
          </table:table-cell>
          <table:table-cell table:formula="of:=VLOOKUP([.A166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68586</text:p>
          </table:table-cell>
          <table:table-cell table:formula="of:=VLOOKUP([.A167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70210</text:p>
          </table:table-cell>
          <table:table-cell table:formula="of:=VLOOKUP([.A168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71408</text:p>
          </table:table-cell>
          <table:table-cell table:formula="of:=VLOOKUP([.A169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71573</text:p>
          </table:table-cell>
          <table:table-cell table:formula="of:=VLOOKUP([.A170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72541</text:p>
          </table:table-cell>
          <table:table-cell table:formula="of:=VLOOKUP([.A171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72607</text:p>
          </table:table-cell>
          <table:table-cell table:formula="of:=VLOOKUP([.A172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73934</text:p>
          </table:table-cell>
          <table:table-cell table:formula="of:=VLOOKUP([.A173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74951</text:p>
          </table:table-cell>
          <table:table-cell table:formula="of:=VLOOKUP([.A174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75293</text:p>
          </table:table-cell>
          <table:table-cell table:formula="of:=VLOOKUP([.A175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75451</text:p>
          </table:table-cell>
          <table:table-cell table:formula="of:=VLOOKUP([.A176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75888</text:p>
          </table:table-cell>
          <table:table-cell table:formula="of:=VLOOKUP([.A177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76157</text:p>
          </table:table-cell>
          <table:table-cell table:formula="of:=VLOOKUP([.A178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76391</text:p>
          </table:table-cell>
          <table:table-cell table:formula="of:=VLOOKUP([.A179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76421</text:p>
          </table:table-cell>
          <table:table-cell table:formula="of:=VLOOKUP([.A180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76467</text:p>
          </table:table-cell>
          <table:table-cell table:formula="of:=VLOOKUP([.A181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76546</text:p>
          </table:table-cell>
          <table:table-cell table:formula="of:=VLOOKUP([.A182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76601</text:p>
          </table:table-cell>
          <table:table-cell table:formula="of:=VLOOKUP([.A183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76923</text:p>
          </table:table-cell>
          <table:table-cell table:formula="of:=VLOOKUP([.A184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76935</text:p>
          </table:table-cell>
          <table:table-cell table:formula="of:=VLOOKUP([.A185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76947</text:p>
          </table:table-cell>
          <table:table-cell table:formula="of:=VLOOKUP([.A186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76959</text:p>
          </table:table-cell>
          <table:table-cell table:formula="of:=VLOOKUP([.A187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76960</text:p>
          </table:table-cell>
          <table:table-cell table:formula="of:=VLOOKUP([.A188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76972</text:p>
          </table:table-cell>
          <table:table-cell table:formula="of:=VLOOKUP([.A189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77009</text:p>
          </table:table-cell>
          <table:table-cell table:formula="of:=VLOOKUP([.A190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77010</text:p>
          </table:table-cell>
          <table:table-cell table:formula="of:=VLOOKUP([.A191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77058</text:p>
          </table:table-cell>
          <table:table-cell table:formula="of:=VLOOKUP([.A192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77071</text:p>
          </table:table-cell>
          <table:table-cell table:formula="of:=VLOOKUP([.A193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077174</text:p>
          </table:table-cell>
          <table:table-cell table:formula="of:=VLOOKUP([.A194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000846</text:p>
          </table:table-cell>
          <table:table-cell table:formula="of:=VLOOKUP([.A195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000950</text:p>
          </table:table-cell>
          <table:table-cell table:formula="of:=VLOOKUP([.A196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001164</text:p>
          </table:table-cell>
          <table:table-cell table:formula="of:=VLOOKUP([.A197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001191</text:p>
          </table:table-cell>
          <table:table-cell table:formula="of:=VLOOKUP([.A198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001577</text:p>
          </table:table-cell>
          <table:table-cell table:formula="of:=VLOOKUP([.A199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002247</text:p>
          </table:table-cell>
          <table:table-cell table:formula="of:=VLOOKUP([.A200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002521</text:p>
          </table:table-cell>
          <table:table-cell table:formula="of:=VLOOKUP([.A201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002879</text:p>
          </table:table-cell>
          <table:table-cell table:formula="of:=VLOOKUP([.A202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003902</text:p>
          </table:table-cell>
          <table:table-cell table:formula="of:=VLOOKUP([.A203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004529</text:p>
          </table:table-cell>
          <table:table-cell table:formula="of:=VLOOKUP([.A204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004852</text:p>
          </table:table-cell>
          <table:table-cell table:formula="of:=VLOOKUP([.A205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005261</text:p>
          </table:table-cell>
          <table:table-cell table:formula="of:=VLOOKUP([.A206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006800</text:p>
          </table:table-cell>
          <table:table-cell table:formula="of:=VLOOKUP([.A207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007725</text:p>
          </table:table-cell>
          <table:table-cell table:formula="of:=VLOOKUP([.A208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007968</text:p>
          </table:table-cell>
          <table:table-cell table:formula="of:=VLOOKUP([.A209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008766</text:p>
          </table:table-cell>
          <table:table-cell table:formula="of:=VLOOKUP([.A210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008778</text:p>
          </table:table-cell>
          <table:table-cell table:formula="of:=VLOOKUP([.A211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010499</text:p>
          </table:table-cell>
          <table:table-cell table:formula="of:=VLOOKUP([.A212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010827</text:p>
          </table:table-cell>
          <table:table-cell table:formula="of:=VLOOKUP([.A213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000675</text:p>
          </table:table-cell>
          <table:table-cell table:formula="of:=VLOOKUP([.A214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001001</text:p>
          </table:table-cell>
          <table:table-cell table:formula="of:=VLOOKUP([.A215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001266</text:p>
          </table:table-cell>
          <table:table-cell table:formula="of:=VLOOKUP([.A216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001281</text:p>
          </table:table-cell>
          <table:table-cell table:formula="of:=VLOOKUP([.A217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001436</text:p>
          </table:table-cell>
          <table:table-cell table:formula="of:=VLOOKUP([.A218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001886</text:p>
          </table:table-cell>
          <table:table-cell table:formula="of:=VLOOKUP([.A219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002374</text:p>
          </table:table-cell>
          <table:table-cell table:formula="of:=VLOOKUP([.A220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002431</text:p>
          </table:table-cell>
          <table:table-cell table:formula="of:=VLOOKUP([.A221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002623</text:p>
          </table:table-cell>
          <table:table-cell table:formula="of:=VLOOKUP([.A222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002982</text:p>
          </table:table-cell>
          <table:table-cell table:formula="of:=VLOOKUP([.A223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003241</text:p>
          </table:table-cell>
          <table:table-cell table:formula="of:=VLOOKUP([.A224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003330</text:p>
          </table:table-cell>
          <table:table-cell table:formula="of:=VLOOKUP([.A225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003551</text:p>
          </table:table-cell>
          <table:table-cell table:formula="of:=VLOOKUP([.A226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003627</text:p>
          </table:table-cell>
          <table:table-cell table:formula="of:=VLOOKUP([.A227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004152</text:p>
          </table:table-cell>
          <table:table-cell table:formula="of:=VLOOKUP([.A228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004528</text:p>
          </table:table-cell>
          <table:table-cell table:formula="of:=VLOOKUP([.A229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005053</text:p>
          </table:table-cell>
          <table:table-cell table:formula="of:=VLOOKUP([.A230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005077</text:p>
          </table:table-cell>
          <table:table-cell table:formula="of:=VLOOKUP([.A231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006033</text:p>
          </table:table-cell>
          <table:table-cell table:formula="of:=VLOOKUP([.A232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010334</text:p>
          </table:table-cell>
          <table:table-cell table:formula="of:=VLOOKUP([.A233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000184</text:p>
          </table:table-cell>
          <table:table-cell table:formula="of:=VLOOKUP([.A234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000299</text:p>
          </table:table-cell>
          <table:table-cell table:formula="of:=VLOOKUP([.A235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000421</text:p>
          </table:table-cell>
          <table:table-cell table:formula="of:=VLOOKUP([.A236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000551</text:p>
          </table:table-cell>
          <table:table-cell table:formula="of:=VLOOKUP([.A237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000603</text:p>
          </table:table-cell>
          <table:table-cell table:formula="of:=VLOOKUP([.A238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000755</text:p>
          </table:table-cell>
          <table:table-cell table:formula="of:=VLOOKUP([.A239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000809</text:p>
          </table:table-cell>
          <table:table-cell table:formula="of:=VLOOKUP([.A240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001310</text:p>
          </table:table-cell>
          <table:table-cell table:formula="of:=VLOOKUP([.A241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001395</text:p>
          </table:table-cell>
          <table:table-cell table:formula="of:=VLOOKUP([.A242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001437</text:p>
          </table:table-cell>
          <table:table-cell table:formula="of:=VLOOKUP([.A243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001498</text:p>
          </table:table-cell>
          <table:table-cell table:formula="of:=VLOOKUP([.A244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001851</text:p>
          </table:table-cell>
          <table:table-cell table:formula="of:=VLOOKUP([.A245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002144</text:p>
          </table:table-cell>
          <table:table-cell table:formula="of:=VLOOKUP([.A246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003483</text:p>
          </table:table-cell>
          <table:table-cell table:formula="of:=VLOOKUP([.A247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003501</text:p>
          </table:table-cell>
          <table:table-cell table:formula="of:=VLOOKUP([.A248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003525</text:p>
          </table:table-cell>
          <table:table-cell table:formula="of:=VLOOKUP([.A249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003707</text:p>
          </table:table-cell>
          <table:table-cell table:formula="of:=VLOOKUP([.A250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003801</text:p>
          </table:table-cell>
          <table:table-cell table:formula="of:=VLOOKUP([.A251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003951</text:p>
          </table:table-cell>
          <table:table-cell table:formula="of:=VLOOKUP([.A252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003987</text:p>
          </table:table-cell>
          <table:table-cell table:formula="of:=VLOOKUP([.A253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004116</text:p>
          </table:table-cell>
          <table:table-cell table:formula="of:=VLOOKUP([.A254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004311</text:p>
          </table:table-cell>
          <table:table-cell table:formula="of:=VLOOKUP([.A255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004402</text:p>
          </table:table-cell>
          <table:table-cell table:formula="of:=VLOOKUP([.A256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005017</text:p>
          </table:table-cell>
          <table:table-cell table:formula="of:=VLOOKUP([.A257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005081</text:p>
          </table:table-cell>
          <table:table-cell table:formula="of:=VLOOKUP([.A258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005303</text:p>
          </table:table-cell>
          <table:table-cell table:formula="of:=VLOOKUP([.A259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005388</text:p>
          </table:table-cell>
          <table:table-cell table:formula="of:=VLOOKUP([.A260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005391</text:p>
          </table:table-cell>
          <table:table-cell table:formula="of:=VLOOKUP([.A261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005418</text:p>
          </table:table-cell>
          <table:table-cell table:formula="of:=VLOOKUP([.A262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005455</text:p>
          </table:table-cell>
          <table:table-cell table:formula="of:=VLOOKUP([.A263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005509</text:p>
          </table:table-cell>
          <table:table-cell table:formula="of:=VLOOKUP([.A264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005625</text:p>
          </table:table-cell>
          <table:table-cell table:formula="of:=VLOOKUP([.A265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006046</text:p>
          </table:table-cell>
          <table:table-cell table:formula="of:=VLOOKUP([.A266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006277</text:p>
          </table:table-cell>
          <table:table-cell table:formula="of:=VLOOKUP([.A267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007713</text:p>
          </table:table-cell>
          <table:table-cell table:formula="of:=VLOOKUP([.A268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007725</text:p>
          </table:table-cell>
          <table:table-cell table:formula="of:=VLOOKUP([.A269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009473</text:p>
          </table:table-cell>
          <table:table-cell table:formula="of:=VLOOKUP([.A270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009485</text:p>
          </table:table-cell>
          <table:table-cell table:formula="of:=VLOOKUP([.A271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009527</text:p>
          </table:table-cell>
          <table:table-cell table:formula="of:=VLOOKUP([.A272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010621</text:p>
          </table:table-cell>
          <table:table-cell table:formula="of:=VLOOKUP([.A273];Nodes;3;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010839</text:p>
          </table:table-cell>
          <table:table-cell table:formula="of:=VLOOKUP([.A274];Nodes;3;0)" office:value-type="string" office:string-value="" calcext:value-type="error">
            <text:p>#N/A</text:p>
          </table:table-cell>
          <table:table-cell table:number-columns-repeated="1022"/>
        </table:table-row>
      </table:table>
      <table:named-expressions/>
      <table:database-ranges>
        <table:database-range table:name="Nodes" table:target-range-address="Nodes.A2:Nodes.D2480" table:on-update-keep-styles="true" table:on-update-keep-size="false"/>
        <table:database-range table:name="__Anonymous_Sheet_DB__0" table:target-range-address="Nodes.A1:Nodes.D2480">
          <table:sort>
            <table:sort-by table:field-number="1" table:data-type="automatic"/>
          </table:sort>
        </table:database-range>
        <table:database-range table:name="__Anonymous_Sheet_DB__1" table:target-range-address="NoLogo.A1:NoLogo.C6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15:45:45.030859587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13:43:24.659514502</meta:creation-date>
    <dc:date>2021-03-16T17:10:53.097800541</dc:date>
    <meta:editing-duration>PT2H41M4S</meta:editing-duration>
    <meta:editing-cycles>4</meta:editing-cycles>
    <meta:generator>LibreOffice/6.4.6.2$Linux_X86_64 LibreOffice_project/40$Build-2</meta:generator>
    <meta:document-statistic meta:table-count="2" meta:cell-count="10598" meta:object-count="0"/>
  </office:meta>
</office:document-meta>
</file>